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8000" style:font-name="Arial" fo:font-size="10pt" fo:background-color="#ffffff" style:font-size-asian="10pt" style:font-size-complex="10pt"/>
    </style:style>
    <style:style style:name="P2" style:family="paragraph" style:parent-style-name="Standard">
      <style:text-properties fo:color="#008000" style:font-name="Arial" fo:font-size="10pt" officeooo:paragraph-rsid="0009afec" fo:background-color="#ffffff" style:font-size-asian="10pt" style:font-size-complex="10pt"/>
    </style:style>
    <style:style style:name="P3" style:family="paragraph" style:parent-style-name="Standard">
      <style:text-properties fo:color="#008000" style:font-name="Arial" fo:font-size="10pt" officeooo:paragraph-rsid="000993ea" fo:background-color="#ffffff" style:font-size-asian="10pt" style:font-size-complex="10pt"/>
    </style:style>
    <style:style style:name="P4" style:family="paragraph" style:parent-style-name="Standard">
      <style:text-properties fo:color="#008000" style:font-name="Arial" fo:font-size="10pt" officeooo:rsid="000fd9e2" officeooo:paragraph-rsid="000fd9e2" fo:background-color="#ffffff" style:font-size-asian="10pt" style:font-size-complex="10pt"/>
    </style:style>
    <style:style style:name="P5" style:family="paragraph" style:parent-style-name="Standard">
      <style:text-properties fo:color="#008000" style:font-name="Arial" fo:font-size="10pt" officeooo:rsid="001310da" officeooo:paragraph-rsid="001310da" fo:background-color="#ffffff" style:font-size-asian="10pt" style:font-size-complex="10pt"/>
    </style:style>
    <style:style style:name="P6" style:family="paragraph" style:parent-style-name="Standard">
      <style:text-properties fo:color="#008000" style:font-name="Arial" fo:font-size="10pt" officeooo:rsid="003094c5" officeooo:paragraph-rsid="003094c5" fo:background-color="#ffffff" style:font-size-asian="10pt" style:font-size-complex="10pt"/>
    </style:style>
    <style:style style:name="P7" style:family="paragraph" style:parent-style-name="Standard">
      <style:text-properties fo:color="#008000" style:font-name="Arial" fo:font-size="10pt" officeooo:rsid="00393aed" officeooo:paragraph-rsid="00393aed" fo:background-color="#ffffff" style:font-size-asian="10pt" style:font-size-complex="10pt"/>
    </style:style>
    <style:style style:name="P8" style:family="paragraph" style:parent-style-name="Standard">
      <style:text-properties fo:color="#008000" style:font-name="Arial" fo:font-size="10pt" officeooo:rsid="0039fccf" officeooo:paragraph-rsid="0039fccf" fo:background-color="#ffffff" style:font-size-asian="10pt" style:font-size-complex="10pt"/>
    </style:style>
    <style:style style:name="P9" style:family="paragraph" style:parent-style-name="Standard">
      <style:text-properties fo:color="#008000" style:font-name="Arial" fo:font-size="10pt" officeooo:rsid="003aac5f" officeooo:paragraph-rsid="003aac5f" fo:background-color="#ffffff" style:font-size-asian="10pt" style:font-size-complex="10pt"/>
    </style:style>
    <style:style style:name="P10" style:family="paragraph" style:parent-style-name="Standard">
      <style:text-properties fo:color="#008000" style:font-name="Arial" fo:font-size="10pt" officeooo:rsid="003c1e3e" officeooo:paragraph-rsid="003c1e3e" fo:background-color="#ffffff" style:font-size-asian="10pt" style:font-size-complex="10pt"/>
    </style:style>
    <style:style style:name="P11" style:family="paragraph" style:parent-style-name="Standard">
      <style:text-properties fo:color="#008000" style:font-name="Arial" fo:font-size="10pt" officeooo:rsid="003c1e3e" officeooo:paragraph-rsid="003df425" fo:background-color="#ffffff" style:font-size-asian="10pt" style:font-size-complex="10pt"/>
    </style:style>
    <style:style style:name="P12" style:family="paragraph" style:parent-style-name="Standard">
      <style:text-properties fo:color="#008000" style:font-name="Arial" fo:font-size="10pt" officeooo:rsid="003c1e3e" officeooo:paragraph-rsid="003fad37" fo:background-color="#ffffff" style:font-size-asian="10pt" style:font-size-complex="10pt"/>
    </style:style>
    <style:style style:name="P13" style:family="paragraph" style:parent-style-name="Standard">
      <style:text-properties fo:color="#008000" style:font-name="Arial" fo:font-size="10pt" officeooo:rsid="003cd2f7" officeooo:paragraph-rsid="003cd2f7" fo:background-color="#ffffff" style:font-size-asian="10pt" style:font-size-complex="10pt"/>
    </style:style>
    <style:style style:name="P14" style:family="paragraph" style:parent-style-name="Standard">
      <style:text-properties fo:color="#008000" style:font-name="Arial" fo:font-size="10pt" officeooo:rsid="003ce7fe" officeooo:paragraph-rsid="003ce7fe" fo:background-color="#ffffff" style:font-size-asian="10pt" style:font-size-complex="10pt"/>
    </style:style>
    <style:style style:name="P15" style:family="paragraph" style:parent-style-name="Standard">
      <style:text-properties fo:color="#008000" style:font-name="Arial" fo:font-size="10pt" officeooo:rsid="003d0c94" officeooo:paragraph-rsid="003d0c94" fo:background-color="#ffffff" style:font-size-asian="10pt" style:font-size-complex="10pt"/>
    </style:style>
    <style:style style:name="P16" style:family="paragraph" style:parent-style-name="Standard">
      <style:text-properties fo:color="#008000" style:font-name="Arial" fo:font-size="10pt" officeooo:rsid="004c22b2" officeooo:paragraph-rsid="004c22b2" fo:background-color="#ffffff" style:font-size-asian="10pt" style:font-size-complex="10pt"/>
    </style:style>
    <style:style style:name="P17" style:family="paragraph" style:parent-style-name="Standard">
      <style:text-properties fo:color="#008000" style:font-name="Arial" fo:font-size="10pt" officeooo:rsid="005417f5" officeooo:paragraph-rsid="005417f5" fo:background-color="#ffffff" style:font-size-asian="10pt" style:font-size-complex="10pt"/>
    </style:style>
    <style:style style:name="P18" style:family="paragraph" style:parent-style-name="Standard">
      <style:text-properties fo:color="#008000" style:font-name="Arial" fo:font-size="10pt" officeooo:rsid="00546d81" officeooo:paragraph-rsid="00546d81" fo:background-color="#ffffff" style:font-size-asian="10pt" style:font-size-complex="10pt"/>
    </style:style>
    <style:style style:name="P19" style:family="paragraph" style:parent-style-name="Standard">
      <style:text-properties fo:color="#008000" style:font-name="Arial" fo:font-size="10pt" officeooo:rsid="0055e4dd" officeooo:paragraph-rsid="0055e4dd" fo:background-color="#ffffff" style:font-size-asian="10pt" style:font-size-complex="10pt"/>
    </style:style>
    <style:style style:name="P20" style:family="paragraph" style:parent-style-name="Standard">
      <style:text-properties fo:color="#008000" style:font-name="Arial" fo:font-size="10pt" fo:font-weight="bold" officeooo:rsid="0055e4dd" officeooo:paragraph-rsid="0055e4dd" fo:background-color="#ffffff" style:font-size-asian="10pt" style:font-weight-asian="bold" style:font-size-complex="10pt" style:font-weight-complex="bold"/>
    </style:style>
    <style:style style:name="P21" style:family="paragraph" style:parent-style-name="Standard">
      <style:text-properties fo:color="#000000" style:font-name="Arial" fo:font-size="10pt" fo:background-color="#ffffff" style:font-size-asian="10pt" style:font-size-complex="10pt"/>
    </style:style>
    <style:style style:name="P22" style:family="paragraph" style:parent-style-name="Standard">
      <style:text-properties fo:color="#000000" style:font-name="Arial" fo:font-size="10pt" officeooo:rsid="0009afec" fo:background-color="#ffffff" style:font-size-asian="10pt" style:font-size-complex="10pt"/>
    </style:style>
    <style:style style:name="P23" style:family="paragraph" style:parent-style-name="Standard">
      <style:text-properties fo:color="#000000" style:font-name="Arial" fo:font-size="10pt" officeooo:paragraph-rsid="0009afec" fo:background-color="#ffffff" style:font-size-asian="10pt" style:font-size-complex="10pt"/>
    </style:style>
    <style:style style:name="P24" style:family="paragraph" style:parent-style-name="Standard">
      <style:text-properties fo:color="#000000" style:font-name="Arial" fo:font-size="10pt" officeooo:paragraph-rsid="000993ea" fo:background-color="#ffffff" style:font-size-asian="10pt" style:font-size-complex="10pt"/>
    </style:style>
    <style:style style:name="P25" style:family="paragraph" style:parent-style-name="Standard">
      <style:text-properties fo:color="#000000" style:font-name="Arial" fo:font-size="10pt" officeooo:rsid="000fd9e2" officeooo:paragraph-rsid="000fd9e2" fo:background-color="#ffffff" style:font-size-asian="10pt" style:font-size-complex="10pt"/>
    </style:style>
    <style:style style:name="P26" style:family="paragraph" style:parent-style-name="Standard">
      <style:text-properties fo:color="#000000" style:font-name="Arial" fo:font-size="10pt" officeooo:rsid="001310da" officeooo:paragraph-rsid="001310da" fo:background-color="#ffffff" style:font-size-asian="10pt" style:font-size-complex="10pt"/>
    </style:style>
    <style:style style:name="P27" style:family="paragraph" style:parent-style-name="Standard">
      <style:text-properties fo:color="#000000" style:font-name="Arial" fo:font-size="10pt" officeooo:rsid="003094c5" officeooo:paragraph-rsid="003094c5" fo:background-color="#ffffff" style:font-size-asian="10pt" style:font-size-complex="10pt"/>
    </style:style>
    <style:style style:name="P28" style:family="paragraph" style:parent-style-name="Standard">
      <style:text-properties fo:color="#000000" style:font-name="Arial" fo:font-size="10pt" officeooo:rsid="00393aed" officeooo:paragraph-rsid="00393aed" fo:background-color="#ffffff" style:font-size-asian="10pt" style:font-size-complex="10pt"/>
    </style:style>
    <style:style style:name="P29" style:family="paragraph" style:parent-style-name="Standard">
      <style:text-properties fo:color="#000000" style:font-name="Arial" fo:font-size="10pt" officeooo:rsid="0039fccf" officeooo:paragraph-rsid="0039fccf" fo:background-color="#ffffff" style:font-size-asian="10pt" style:font-size-complex="10pt"/>
    </style:style>
    <style:style style:name="P30" style:family="paragraph" style:parent-style-name="Standard">
      <style:text-properties fo:color="#000000" style:font-name="Arial" fo:font-size="10pt" officeooo:rsid="003aac5f" officeooo:paragraph-rsid="003aac5f" fo:background-color="#ffffff" style:font-size-asian="10pt" style:font-size-complex="10pt"/>
    </style:style>
    <style:style style:name="P31" style:family="paragraph" style:parent-style-name="Standard">
      <style:text-properties fo:color="#000000" style:font-name="Arial" fo:font-size="10pt" officeooo:rsid="003c1e3e" officeooo:paragraph-rsid="003c1e3e" fo:background-color="#ffffff" style:font-size-asian="10pt" style:font-size-complex="10pt"/>
    </style:style>
    <style:style style:name="P32" style:family="paragraph" style:parent-style-name="Standard">
      <style:text-properties fo:color="#000000" style:font-name="Arial" fo:font-size="10pt" officeooo:rsid="003c1e3e" officeooo:paragraph-rsid="003df425" fo:background-color="#ffffff" style:font-size-asian="10pt" style:font-size-complex="10pt"/>
    </style:style>
    <style:style style:name="P33" style:family="paragraph" style:parent-style-name="Standard">
      <style:text-properties fo:color="#000000" style:font-name="Arial" fo:font-size="10pt" officeooo:rsid="003c1e3e" officeooo:paragraph-rsid="003fad37" fo:background-color="#ffffff" style:font-size-asian="10pt" style:font-size-complex="10pt"/>
    </style:style>
    <style:style style:name="P34" style:family="paragraph" style:parent-style-name="Standard">
      <style:text-properties fo:color="#000000" style:font-name="Arial" fo:font-size="10pt" officeooo:paragraph-rsid="003c1e3e" fo:background-color="#ffffff" style:font-size-asian="10pt" style:font-size-complex="10pt"/>
    </style:style>
    <style:style style:name="P35" style:family="paragraph" style:parent-style-name="Standard">
      <style:text-properties fo:color="#000000" style:font-name="Arial" fo:font-size="10pt" officeooo:rsid="003cd2f7" officeooo:paragraph-rsid="003cd2f7" fo:background-color="#ffffff" style:font-size-asian="10pt" style:font-size-complex="10pt"/>
    </style:style>
    <style:style style:name="P36" style:family="paragraph" style:parent-style-name="Standard">
      <style:text-properties fo:color="#000000" style:font-name="Arial" fo:font-size="10pt" officeooo:rsid="003ce7fe" officeooo:paragraph-rsid="003ce7fe" fo:background-color="#ffffff" style:font-size-asian="10pt" style:font-size-complex="10pt"/>
    </style:style>
    <style:style style:name="P37" style:family="paragraph" style:parent-style-name="Standard">
      <style:text-properties fo:color="#000000" style:font-name="Arial" fo:font-size="10pt" officeooo:rsid="003d0c94" officeooo:paragraph-rsid="003d0c94" fo:background-color="#ffffff" style:font-size-asian="10pt" style:font-size-complex="10pt"/>
    </style:style>
    <style:style style:name="P38" style:family="paragraph" style:parent-style-name="Standard">
      <style:text-properties fo:color="#000000" style:font-name="Arial" fo:font-size="10pt" officeooo:paragraph-rsid="003df425" fo:background-color="#ffffff" style:font-size-asian="10pt" style:font-size-complex="10pt"/>
    </style:style>
    <style:style style:name="P39" style:family="paragraph" style:parent-style-name="Standard">
      <style:text-properties fo:color="#000000" style:font-name="Arial" fo:font-size="10pt" officeooo:paragraph-rsid="003fad37" fo:background-color="#ffffff" style:font-size-asian="10pt" style:font-size-complex="10pt"/>
    </style:style>
    <style:style style:name="P40" style:family="paragraph" style:parent-style-name="Standard">
      <style:text-properties fo:color="#000000" style:font-name="Arial" fo:font-size="10pt" officeooo:rsid="004c22b2" officeooo:paragraph-rsid="004c22b2" fo:background-color="#ffffff" style:font-size-asian="10pt" style:font-size-complex="10pt"/>
    </style:style>
    <style:style style:name="P41" style:family="paragraph" style:parent-style-name="Standard">
      <style:text-properties fo:color="#000000" style:font-name="Arial" fo:font-size="10pt" officeooo:rsid="005417f5" officeooo:paragraph-rsid="005417f5" fo:background-color="#ffffff" style:font-size-asian="10pt" style:font-size-complex="10pt"/>
    </style:style>
    <style:style style:name="P42" style:family="paragraph" style:parent-style-name="Standard">
      <style:text-properties fo:color="#000000" style:font-name="Arial" fo:font-size="10pt" officeooo:paragraph-rsid="005417f5" fo:background-color="#ffffff" style:font-size-asian="10pt" style:font-size-complex="10pt"/>
    </style:style>
    <style:style style:name="P43" style:family="paragraph" style:parent-style-name="Standard">
      <style:text-properties fo:color="#000000" style:font-name="Arial" fo:font-size="10pt" officeooo:rsid="00546d81" officeooo:paragraph-rsid="00546d81" fo:background-color="#ffffff" style:font-size-asian="10pt" style:font-size-complex="10pt"/>
    </style:style>
    <style:style style:name="P44" style:family="paragraph" style:parent-style-name="Standard">
      <style:text-properties fo:color="#000000" style:font-name="Arial" fo:font-size="10pt" officeooo:rsid="0055e4dd" officeooo:paragraph-rsid="0055e4dd" fo:background-color="#ffffff" style:font-size-asian="10pt" style:font-size-complex="10pt"/>
    </style:style>
    <style:style style:name="P45" style:family="paragraph" style:parent-style-name="Standard">
      <style:text-properties fo:color="#000000" style:font-name="Arial" fo:font-size="10pt" officeooo:rsid="005cfd54" officeooo:paragraph-rsid="005cfd54" fo:background-color="#ffffff" style:font-size-asian="10pt" style:font-size-complex="10pt"/>
    </style:style>
    <style:style style:name="P46" style:family="paragraph" style:parent-style-name="Standard">
      <style:text-properties fo:color="#000000" style:font-name="Arial" fo:font-size="10pt" fo:font-weight="bold" officeooo:rsid="0055e4dd" officeooo:paragraph-rsid="0055e4dd" fo:background-color="#ffffff" style:font-size-asian="10pt" style:font-weight-asian="bold" style:font-size-complex="10pt" style:font-weight-complex="bold"/>
    </style:style>
    <style:style style:name="P47" style:family="paragraph" style:parent-style-name="Standard">
      <style:text-properties fo:color="#000000" style:font-name="Arial" fo:font-size="10pt" fo:font-weight="bold" officeooo:rsid="005a5066" officeooo:paragraph-rsid="005cfd54" fo:background-color="#ffffff" style:font-size-asian="10pt" style:font-weight-asian="bold" style:font-size-complex="10pt" style:font-weight-complex="bold"/>
    </style:style>
    <style:style style:name="P48" style:family="paragraph" style:parent-style-name="Standard">
      <style:text-properties fo:color="#006400" style:font-name="Arial" fo:font-size="10pt" fo:background-color="#ffffff" style:font-size-asian="10pt" style:font-size-complex="10pt"/>
    </style:style>
    <style:style style:name="P49" style:family="paragraph" style:parent-style-name="Standard">
      <style:text-properties fo:color="#a31515" style:font-name="Arial" fo:font-size="10pt" fo:background-color="#ffffff" style:font-size-asian="10pt" style:font-size-complex="10pt"/>
    </style:style>
    <style:style style:name="P50" style:family="paragraph" style:parent-style-name="Standard">
      <style:text-properties fo:color="#0000ff" style:font-name="Arial" fo:font-size="10pt" fo:background-color="#ffffff" style:font-size-asian="10pt" style:font-size-complex="10pt"/>
    </style:style>
    <style:style style:name="P51" style:family="paragraph" style:parent-style-name="Standard">
      <style:text-properties style:font-name="Arial" fo:font-size="10pt" style:font-size-asian="10pt" style:font-size-complex="10pt"/>
    </style:style>
    <style:style style:name="P52" style:family="paragraph" style:parent-style-name="Standard">
      <style:text-properties style:font-name="Arial" fo:font-size="10pt" officeooo:paragraph-rsid="000206d5" style:font-size-asian="10pt" style:font-size-complex="10pt"/>
    </style:style>
    <style:style style:name="P53" style:family="paragraph" style:parent-style-name="Standard">
      <style:text-properties style:font-name="Arial" fo:font-size="10pt" officeooo:rsid="003cd2f7" officeooo:paragraph-rsid="003cd2f7" style:font-size-asian="10pt" style:font-size-complex="10pt"/>
    </style:style>
    <style:style style:name="P54" style:family="paragraph" style:parent-style-name="Standard">
      <style:text-properties style:font-name="Arial" fo:font-size="10pt" officeooo:rsid="003ce7fe" officeooo:paragraph-rsid="003ce7fe" style:font-size-asian="10pt" style:font-size-complex="10pt"/>
    </style:style>
    <style:style style:name="P55" style:family="paragraph" style:parent-style-name="Standard">
      <style:text-properties style:font-name="Arial" fo:font-size="10pt" officeooo:rsid="003d0c94" officeooo:paragraph-rsid="003d0c94" style:font-size-asian="10pt" style:font-size-complex="10pt"/>
    </style:style>
    <style:style style:name="P56" style:family="paragraph" style:parent-style-name="Standard">
      <style:text-properties style:font-name="Arial" fo:font-size="10pt" officeooo:paragraph-rsid="003df425" style:font-size-asian="10pt" style:font-size-complex="10pt"/>
    </style:style>
    <style:style style:name="P57" style:family="paragraph" style:parent-style-name="Standard">
      <style:text-properties style:font-name="Arial" fo:font-size="10pt" officeooo:paragraph-rsid="003fad37" style:font-size-asian="10pt" style:font-size-complex="10pt"/>
    </style:style>
    <style:style style:name="P58" style:family="paragraph" style:parent-style-name="Standard">
      <style:text-properties style:font-name="Arial" fo:font-size="10pt" officeooo:rsid="004c22b2" officeooo:paragraph-rsid="004c22b2" style:font-size-asian="10pt" style:font-size-complex="10pt"/>
    </style:style>
    <style:style style:name="P59" style:family="paragraph" style:parent-style-name="Standard">
      <style:text-properties style:font-name="Arial" fo:font-size="10pt" officeooo:rsid="005417f5" officeooo:paragraph-rsid="005417f5" style:font-size-asian="10pt" style:font-size-complex="10pt"/>
    </style:style>
    <style:style style:name="P60" style:family="paragraph" style:parent-style-name="Standard">
      <style:text-properties style:font-name="Arial" fo:font-size="10pt" officeooo:rsid="0055e4dd" officeooo:paragraph-rsid="0055e4dd" style:font-size-asian="10pt" style:font-size-complex="10pt"/>
    </style:style>
    <style:style style:name="P61" style:family="paragraph" style:parent-style-name="Standard">
      <style:paragraph-properties style:writing-mode="lr-tb"/>
      <style:text-properties fo:color="#008000" style:font-name="Arial" fo:font-size="10pt" fo:font-weight="bold" officeooo:rsid="005a5066" officeooo:paragraph-rsid="005a5066" fo:background-color="#ffffff" style:font-size-asian="10pt" style:font-weight-asian="bold" style:font-size-complex="10pt" style:font-weight-complex="bold"/>
    </style:style>
    <style:style style:name="P62" style:family="paragraph" style:parent-style-name="Standard">
      <style:paragraph-properties style:writing-mode="lr-tb"/>
      <style:text-properties fo:color="#008000" style:font-name="Arial" fo:font-size="10pt" fo:font-weight="bold" officeooo:rsid="005cfd54" officeooo:paragraph-rsid="005cfd54" fo:background-color="#ffffff" style:font-size-asian="10pt" style:font-weight-asian="bold" style:font-size-complex="10pt" style:font-weight-complex="bold"/>
    </style:style>
    <style:style style:name="P63" style:family="paragraph" style:parent-style-name="Standard">
      <style:paragraph-properties style:writing-mode="lr-tb"/>
      <style:text-properties fo:color="#000000" style:font-name="Arial" fo:font-size="10pt" fo:font-weight="bold" officeooo:rsid="005a5066" officeooo:paragraph-rsid="005a5066" fo:background-color="#ffffff" style:font-size-asian="10pt" style:font-weight-asian="bold" style:font-size-complex="10pt" style:font-weight-complex="bold"/>
    </style:style>
    <style:style style:name="P64" style:family="paragraph" style:parent-style-name="Standard">
      <style:paragraph-properties style:writing-mode="lr-tb"/>
      <style:text-properties fo:color="#000000" style:font-name="Arial" fo:font-size="10pt" fo:font-weight="bold" officeooo:rsid="005cfd54" officeooo:paragraph-rsid="005cfd54" fo:background-color="#ffffff" style:font-size-asian="10pt" style:font-weight-asian="bold" style:font-size-complex="10pt" style:font-weight-complex="bold"/>
    </style:style>
    <style:style style:name="T1" style:family="text">
      <style:text-properties fo:color="#008000" fo:background-color="#ffffff" loext:char-shading-value="0"/>
    </style:style>
    <style:style style:name="T2" style:family="text">
      <style:text-properties fo:color="#808080" fo:background-color="#ffffff" loext:char-shading-value="0"/>
    </style:style>
    <style:style style:name="T3" style:family="text">
      <style:text-properties fo:color="#000000" fo:background-color="#ffffff" loext:char-shading-value="0"/>
    </style:style>
    <style:style style:name="T4" style:family="text">
      <style:text-properties fo:color="#000000" officeooo:rsid="003c1e3e" fo:background-color="#ffffff" loext:char-shading-value="0"/>
    </style:style>
    <style:style style:name="T5" style:family="text">
      <style:text-properties fo:color="#000000" officeooo:rsid="003cc18d" fo:background-color="#ffffff" loext:char-shading-value="0"/>
    </style:style>
    <style:style style:name="T6" style:family="text">
      <style:text-properties fo:color="#000000" officeooo:rsid="0039fccf" fo:background-color="#ffffff" loext:char-shading-value="0"/>
    </style:style>
    <style:style style:name="T7" style:family="text">
      <style:text-properties fo:color="#a31515" fo:background-color="#ffffff" loext:char-shading-value="0"/>
    </style:style>
    <style:style style:name="T8" style:family="text">
      <style:text-properties fo:color="#0000ff" fo:background-color="#ffffff" loext:char-shading-value="0"/>
    </style:style>
    <style:style style:name="T9" style:family="text">
      <style:text-properties fo:background-color="#ffffff" loext:char-shading-value="0"/>
    </style:style>
    <style:style style:name="T10" style:family="text">
      <style:text-properties fo:color="#006400" fo:background-color="#fffff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 </text:p>
      <text:p text:style-name="P1"><text:s/>* File: <text:s text:c="2"/>main.cpp</text:p>
      <text:p text:style-name="P1"><text:s/>* Author: Abdul Hakim Abbas</text:p>
      <text:p text:style-name="P1"><text:s/>* Purpose: Frist Progam to test the IDE</text:p>
      <text:p text:style-name="P1"><text:s/>*</text:p>
      <text:p text:style-name="P1"><text:s/>* Created on June 22, 2015, 12:35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text:span text:style-name="T3"> <text:s/></text:span><text:span text:style-name="T1">//File I/O</text:span></text:p>
      <text:p text:style-name="P51"><text:span text:style-name="T8">using</text:span><text:span text:style-name="T3"> </text:span><text:span text:style-name="T8">namespace</text:span><text:span text:style-name="T3"> std; </text:span><text:span text:style-name="T1">//std namespace -&gt; iostream</text:span></text:p>
      <text:p text:style-name="P21"/>
      <text:p text:style-name="P1">//User Libraries</text:p>
      <text:p text:style-name="P21"/>
      <text:p text:style-name="P1">//Global constants</text:p>
      <text:p text:style-name="P21"/>
      <text:p text:style-name="P1">//Function Prototypes</text:p>
      <text:p text:style-name="P21"/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Declare Variables Here</text:span></text:p>
      <text:p text:style-name="P21"><text:s text:c="4"/></text:p>
      <text:p text:style-name="P51"><text:span text:style-name="T3"><text:s text:c="4"/></text:span><text:span text:style-name="T1">//Input Values Here</text:span></text:p>
      <text:p text:style-name="P21"><text:s text:c="4"/></text:p>
      <text:p text:style-name="P51"><text:span text:style-name="T3"><text:s text:c="4"/></text:span><text:span text:style-name="T1">//Process Input Here</text:span></text:p>
      <text:p text:style-name="P21"><text:s text:c="4"/></text:p>
      <text:p text:style-name="P51"><text:span text:style-name="T3"><text:s text:c="4"/></text:span><text:span text:style-name="T1">//Output Unknowns Here</text:span></text:p>
      <text:p text:style-name="P51"><text:span text:style-name="T3"><text:s text:c="4"/>cout&lt;&lt;</text:span><text:span text:style-name="T7">"Hello World"</text:span><text:span text:style-name="T3">&lt;&lt;endl;</text:span></text:p>
      <text:p text:style-name="P51"><text:span text:style-name="T3"><text:s text:c="4"/></text:span><text:span text:style-name="T1">//Exit Stage Right!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2"/>
      <text:p text:style-name="P52"><text:span text:style-name="T3"><text:s text:c="4"/></text:span><text:span text:style-name="T1">/* </text:span></text:p>
      <text:p text:style-name="P1"><text:s text:c="5"/>* File: <text:s text:c="2"/>main.cpp</text:p>
      <text:p text:style-name="P1"><text:s text:c="5"/>* Author: Abdul Hakim Abbas</text:p>
      <text:p text:style-name="P1"><text:s text:c="5"/>* Created on June 23, 2015, 4:23 PM</text:p>
      <text:p text:style-name="P1"><text:s text:c="5"/>* Purpose: <text:s/>First Program to calculate a paycheck</text:p>
      <text:p text:style-name="P1"><text:s text:c="5"/>*/</text:p>
      <text:p text:style-name="P21"><text:s text:c="5"/></text:p>
      <text:p text:style-name="P51"><text:span text:style-name="T3"><text:s text:c="4"/></text:span><text:span text:style-name="T1">//System Libraries</text:span></text:p>
      <text:p text:style-name="P51"><text:span text:style-name="T3"><text:s text:c="4"/></text:span><text:span text:style-name="T2">#include</text:span><text:span text:style-name="T3"> </text:span><text:span text:style-name="T7">&lt;iostream&gt;</text:span><text:span text:style-name="T3"> <text:s/></text:span><text:span text:style-name="T1">//File I/O</text:span></text:p>
      <text:p text:style-name="P51"><text:span text:style-name="T3"><text:s text:c="4"/></text:span><text:span text:style-name="T8">using</text:span><text:span text:style-name="T3"> </text:span><text:span text:style-name="T8">namespace</text:span><text:span text:style-name="T3"> std; </text:span><text:span text:style-name="T1">//std namespace -&gt; iostream</text:span></text:p>
      <text:p text:style-name="P21"><text:s text:c="5"/></text:p>
      <text:p text:style-name="P51"><text:span text:style-name="T3"><text:s text:c="4"/></text:span><text:span text:style-name="T1">//User Libraries</text:span></text:p>
      <text:p text:style-name="P21"><text:s text:c="5"/></text:p>
      <text:p text:style-name="P51"><text:span text:style-name="T3"><text:s text:c="4"/></text:span><text:span text:style-name="T1">//Global constants</text:span></text:p>
      <text:p text:style-name="P21"><text:s text:c="5"/></text:p>
      <text:p text:style-name="P51"><text:span text:style-name="T3"><text:s text:c="4"/></text:span><text:span text:style-name="T1">//Function Prototypes</text:span></text:p>
      <text:p text:style-name="P21"><text:s text:c="5"/></text:p>
      <text:p text:style-name="P51"><text:span text:style-name="T3"><text:s text:c="4"/></text:span><text:span text:style-name="T1">//Execution Begins Here!</text:span></text:p>
      <text:p text:style-name="P51"><text:span text:style-name="T3"><text:s text:c="4"/></text:span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8"/></text:span><text:span text:style-name="T1">//Declare Variables Here</text:span></text:p>
      <text:p text:style-name="P51"><text:span text:style-name="T3"><text:s text:c="8"/></text:span><text:span text:style-name="T8">float</text:span><text:span text:style-name="T3"> hours,rate,pay;</text:span></text:p>
      <text:p text:style-name="P51"><text:span text:style-name="T3"><text:s text:c="8"/></text:span><text:span text:style-name="T1">//Input Values Here</text:span></text:p>
      <text:p text:style-name="P51"><text:span text:style-name="T3"><text:s text:c="8"/>hours=40.0f;</text:span><text:span text:style-name="T1">//Hours Worked Units = hours</text:span></text:p>
      <text:p text:style-name="P51"><text:span text:style-name="T3"><text:s text:c="8"/>rate=1e1f; </text:span><text:span text:style-name="T1">//Pay Rate <text:s text:c="4"/>Units = $'s/hour</text:span></text:p>
      <text:p text:style-name="P51"><text:span text:style-name="T3"><text:s text:c="8"/></text:span><text:span text:style-name="T1">//Process Input Here</text:span></text:p>
      <text:p text:style-name="P51"><text:span text:style-name="T3"><text:s text:c="8"/>pay=hours*rate;</text:span><text:span text:style-name="T1">//Units = $'s</text:span></text:p>
      <text:p text:style-name="P51"><text:span text:style-name="T3"><text:s text:c="8"/></text:span><text:span text:style-name="T1">//Output Unknowns Here</text:span></text:p>
      <text:p text:style-name="P51"><text:soft-page-break/><text:span text:style-name="T3"><text:s text:c="8"/>cout&lt;&lt;</text:span><text:span text:style-name="T7">"Hours worked = "</text:span><text:span text:style-name="T3">&lt;&lt;hours&lt;&lt;</text:span><text:span text:style-name="T7">"(hrs)"</text:span><text:span text:style-name="T3">&lt;&lt;endl;</text:span></text:p>
      <text:p text:style-name="P51"><text:span text:style-name="T3"><text:s text:c="8"/>cout&lt;&lt;</text:span><text:span text:style-name="T7">"Pay Rate <text:s text:c="4"/>= $"</text:span><text:span text:style-name="T3">&lt;&lt;rate&lt;&lt;</text:span><text:span text:style-name="T7">"/(hrs)"</text:span><text:span text:style-name="T3">&lt;&lt;endl;</text:span></text:p>
      <text:p text:style-name="P51"><text:span text:style-name="T3"><text:s text:c="8"/>cout&lt;&lt;</text:span><text:span text:style-name="T7">"My Paycheck <text:s/>= $"</text:span><text:span text:style-name="T3">&lt;&lt;pay&lt;&lt;endl;</text:span></text:p>
      <text:p text:style-name="P51"><text:span text:style-name="T3"><text:s text:c="8"/></text:span><text:span text:style-name="T1">//Exit Stage Right!</text:span></text:p>
      <text:p text:style-name="P51"><text:span text:style-name="T3"><text:s text:c="8"/></text:span><text:span text:style-name="T8">return</text:span><text:span text:style-name="T3"> 0;</text:span></text:p>
      <text:p text:style-name="P21"><text:s text:c="4"/>}</text:p>
      <text:p text:style-name="P21"/>
      <text:p text:style-name="P21"/>
      <text:p text:style-name="P1"/>
      <text:p text:style-name="P1">/* </text:p>
      <text:p text:style-name="P1"><text:s/>* File: <text:s text:c="2"/>main.cpp</text:p>
      <text:p text:style-name="P1"><text:s/>* Author: Abdul Hakim Abbas</text:p>
      <text:p text:style-name="P1"><text:s/>* Created on June 23, 2015, 11:06 PM</text:p>
      <text:p text:style-name="P1"><text:s/>* Purpose: To show the Military Budget</text:p>
      <text:p text:style-name="P1"><text:s/>*/</text:p>
      <text:p text:style-name="P21"/>
      <text:p text:style-name="P51"><text:span text:style-name="T2">#include</text:span><text:span text:style-name="T3"> </text:span><text:span text:style-name="T7">&lt;iostream&gt;</text:span><text:span text:style-name="T1">//File I/O</text:span></text:p>
      <text:p text:style-name="P21"/>
      <text:p text:style-name="P51"><text:span text:style-name="T8">using</text:span><text:span text:style-name="T3"> </text:span><text:span text:style-name="T8">namespace</text:span><text:span text:style-name="T3"> std;</text:span><text:span text:style-name="T1">//std Namespace --&gt; iostream</text:span></text:p>
      <text:p text:style-name="P21"/>
      <text:p text:style-name="P1">//User Libraries</text:p>
      <text:p text:style-name="P21"/>
      <text:p text:style-name="P1">//Global Constants</text:p>
      <text:p text:style-name="P51"><text:span text:style-name="T8">const</text:span><text:span text:style-name="T3"> </text:span><text:span text:style-name="T8">unsigned</text:span><text:span text:style-name="T3"> </text:span><text:span text:style-name="T8">char</text:span><text:span text:style-name="T3"> CNVPCT = 100;</text:span><text:span text:style-name="T1">//Conversion to Percentage</text:span></text:p>
      <text:p text:style-name="P21"/>
      <text:p text:style-name="P1">//Function Prototypes</text:p>
      <text:p text:style-name="P21"/>
      <text:p text:style-name="P1">//Execution Begins Here!</text:p>
      <text:p text:style-name="P21"/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21"/>
      <text:p text:style-name="P1">//Declare Variables</text:p>
      <text:p text:style-name="P51"><text:span text:style-name="T3"><text:s text:c="4"/></text:span><text:span text:style-name="T8">float</text:span><text:span text:style-name="T3"> fedBudg; <text:s/></text:span><text:span text:style-name="T1">//Federal Budget in $'s</text:span></text:p>
      <text:p text:style-name="P51"><text:span text:style-name="T3"><text:s text:c="4"/></text:span><text:span text:style-name="T8">float</text:span><text:span text:style-name="T3"> milBudg; <text:s/></text:span><text:span text:style-name="T1">//Military Budget in $'s</text:span></text:p>
      <text:p text:style-name="P51"><text:span text:style-name="T3"><text:s text:c="4"/></text:span><text:span text:style-name="T8">float</text:span><text:span text:style-name="T3"> milPctg; <text:s/></text:span><text:span text:style-name="T1">//Percentage of federal spending on military </text:span></text:p>
      <text:p text:style-name="P1">//Initialize values here</text:p>
      <text:p text:style-name="P51"><text:span text:style-name="T3"><text:s text:c="4"/>fedBudg = 3.80e12f; <text:s/></text:span><text:span text:style-name="T1">//3.8 trillion dollars</text:span></text:p>
      <text:p text:style-name="P51"><text:span text:style-name="T3"><text:s text:c="4"/>milBudg = 6.06e11f; <text:s/></text:span><text:span text:style-name="T1">//606 billion dollars</text:span></text:p>
      <text:p text:style-name="P1">//Calculate the precent</text:p>
      <text:p text:style-name="P51"><text:span text:style-name="T3"><text:s text:c="4"/>milPctg = (milBudg/fedBudg)*CNVPCT; <text:s/></text:span><text:span text:style-name="T1">//Percentage of the Federal Budget</text:span></text:p>
      <text:p text:style-name="P51"><text:span text:style-name="T3"><text:s text:c="4"/></text:span><text:span text:style-name="T1">//Output the results </text:span></text:p>
      <text:p text:style-name="P51"><text:span text:style-name="T3"><text:s text:c="4"/>cout &lt;&lt; </text:span><text:span text:style-name="T7">"Percentage of the Federal Budget spent on the Military = "</text:span><text:span text:style-name="T3"> </text:span></text:p>
      <text:p text:style-name="P51"><text:span text:style-name="T3"><text:s text:c="9"/>&lt;&lt; milPctg &lt;&lt; </text:span><text:span text:style-name="T7">" %"</text:span><text:span text:style-name="T3"> &lt;&lt; endl;</text:span></text:p>
      <text:p text:style-name="P21"><text:s text:c="4"/></text:p>
      <text:p text:style-name="P51"><text:span text:style-name="T3"><text:s text:c="4"/></text:span><text:span text:style-name="T1">//Exit Stage Right!</text:span></text:p>
      <text:p text:style-name="P51"><text:span text:style-name="T3"><text:s text:c="4"/></text:span><text:span text:style-name="T8">return</text:span><text:span text:style-name="T3"> 0;</text:span></text:p>
      <text:p text:style-name="P23">}</text:p>
      <text:p text:style-name="P2"/>
      <text:p text:style-name="P2">/* </text:p>
      <text:p text:style-name="P1"><text:s/>* File: <text:s text:c="2"/>main.cpp</text:p>
      <text:p text:style-name="P1"><text:s/>* Author: Abdul Hakim Abbas</text:p>
      <text:p text:style-name="P1"><text:s/>* Created on June 23, 2015, 6:42 PM</text:p>
      <text:p text:style-name="P1"><text:s/>* Purpose: Homework, Energy Drinkers</text:p>
      <text:p text:style-name="P1"><text:s/>* </text:p>
      <text:p text:style-name="P1"><text:s/>* 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text:span text:style-name="T3"> </text:span><text:span text:style-name="T1">//I/O Library</text:span></text:p>
      <text:p text:style-name="P51"><text:soft-page-break/><text:span text:style-name="T8">using</text:span><text:span text:style-name="T3"> </text:span><text:span text:style-name="T8">namespace</text:span><text:span text:style-name="T3"> std;</text:span><text:span text:style-name="T1">//Namespace for iostream</text:span></text:p>
      <text:p text:style-name="P21"/>
      <text:p text:style-name="P1">//User Libraries</text:p>
      <text:p text:style-name="P21"/>
      <text:p text:style-name="P1">//Global Constants</text:p>
      <text:p text:style-name="P51"><text:span text:style-name="T8">const</text:span><text:span text:style-name="T3"> </text:span><text:span text:style-name="T8">float</text:span><text:span text:style-name="T3"> CNVPCT=100.0f;</text:span><text:span text:style-name="T1">//Conversion</text:span></text:p>
      <text:p text:style-name="P21"/>
      <text:p text:style-name="P1">//Function Prototypes</text:p>
      <text:p text:style-name="P21"/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Declare and Initialize Variables</text:span></text:p>
      <text:p text:style-name="P51"><text:span text:style-name="T3"><text:s text:c="4"/></text:span><text:span text:style-name="T8">unsigned</text:span><text:span text:style-name="T3"> </text:span><text:span text:style-name="T8">short</text:span><text:span text:style-name="T3"> cSurv=12467;</text:span><text:span text:style-name="T1">//Number of customers surveyed</text:span></text:p>
      <text:p text:style-name="P51"><text:span text:style-name="T3"><text:s text:c="4"/></text:span><text:span text:style-name="T8">unsigned</text:span><text:span text:style-name="T3"> </text:span><text:span text:style-name="T8">short</text:span><text:span text:style-name="T3"> nEDrnks; <text:s text:c="3"/></text:span><text:span text:style-name="T1">//Number of customers drinking 1 or more energy drinks per week</text:span></text:p>
      <text:p text:style-name="P51"><text:span text:style-name="T3"><text:s text:c="4"/></text:span><text:span text:style-name="T8">unsigned</text:span><text:span text:style-name="T3"> </text:span><text:span text:style-name="T8">short</text:span><text:span text:style-name="T3"> nCDrnks; <text:s text:c="3"/></text:span><text:span text:style-name="T1">//Number of energy drinkers that prefer citrus flavor</text:span></text:p>
      <text:p text:style-name="P51"><text:span text:style-name="T3"><text:s text:c="4"/></text:span><text:span text:style-name="T8">unsigned</text:span><text:span text:style-name="T3"> </text:span><text:span text:style-name="T8">char</text:span><text:span text:style-name="T3"> pEDrnks=14; <text:s/></text:span><text:span text:style-name="T1">//Percentage surveyed that prefer energy drinks</text:span></text:p>
      <text:p text:style-name="P51"><text:span text:style-name="T3"><text:s text:c="4"/></text:span><text:span text:style-name="T8">unsigned</text:span><text:span text:style-name="T3"> </text:span><text:span text:style-name="T8">char</text:span><text:span text:style-name="T3"> pCDrnks=64; <text:s/></text:span><text:span text:style-name="T1">//Percentage of energy drinkers that prefer citrus flavor</text:span></text:p>
      <text:p text:style-name="P51"><text:span text:style-name="T3"><text:s text:c="4"/></text:span><text:span text:style-name="T1">//Calculate the number of Drinkers</text:span></text:p>
      <text:p text:style-name="P21"><text:s text:c="4"/>nEDrnks=cSurv*pEDrnks/CNVPCT;</text:p>
      <text:p text:style-name="P21"><text:s text:c="4"/>nCDrnks=nEDrnks*pCDrnks/CNVPCT;</text:p>
      <text:p text:style-name="P51"><text:span text:style-name="T3"><text:s text:c="4"/></text:span><text:span text:style-name="T1">//Output the results</text:span></text:p>
      <text:p text:style-name="P51"><text:span text:style-name="T3"><text:s text:c="4"/>cout&lt;&lt;</text:span><text:span text:style-name="T7">"Number of Energy Drinkers = "</text:span><text:span text:style-name="T3">&lt;&lt;nEDrnks&lt;&lt;endl;</text:span></text:p>
      <text:p text:style-name="P51"><text:span text:style-name="T3"><text:s text:c="4"/>cout&lt;&lt;</text:span><text:span text:style-name="T7">"Number of Citrus Drinkers = "</text:span><text:span text:style-name="T3">&lt;&lt;nCDrnks&lt;&lt;endl;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1">/* </text:p>
      <text:p text:style-name="P1"><text:s/>* File: <text:s text:c="2"/>main.cpp</text:p>
      <text:p text:style-name="P1"><text:s/>* Author: Abdul Hakim Abbas</text:p>
      <text:p text:style-name="P1"><text:s/>*</text:p>
      <text:p text:style-name="P1"><text:s/>* Created on June 23, 2015, 5:24 PM</text:p>
      <text:p text:style-name="P1"><text:s/>* Purpose: Homework, Free Fall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text:span text:style-name="T1">//I/O Library</text:span></text:p>
      <text:p text:style-name="P21"/>
      <text:p text:style-name="P51"><text:span text:style-name="T8">using</text:span><text:span text:style-name="T3"> </text:span><text:span text:style-name="T8">namespace</text:span><text:span text:style-name="T3"> std;</text:span><text:span text:style-name="T1">//Namespace for iostream</text:span></text:p>
      <text:p text:style-name="P21"/>
      <text:p text:style-name="P21"/>
      <text:p text:style-name="P1">//User Libraries</text:p>
      <text:p text:style-name="P21"/>
      <text:p text:style-name="P1">//Global Constants</text:p>
      <text:p text:style-name="P51"><text:span text:style-name="T8">const</text:span><text:span text:style-name="T3"> </text:span><text:span text:style-name="T8">float</text:span><text:span text:style-name="T3"> GRAVITY=3.2174e1f;</text:span><text:span text:style-name="T1">//Acceleration due to Gravity Earth (ft/sec^2)</text:span></text:p>
      <text:p text:style-name="P21"/>
      <text:p text:style-name="P1">//Function Prototypes</text:p>
      <text:p text:style-name="P21"/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Declare variables</text:span></text:p>
      <text:p text:style-name="P51"><text:span text:style-name="T3"><text:s text:c="4"/></text:span><text:span text:style-name="T1">//dstnce=The distance dropped in (ft)</text:span></text:p>
      <text:p text:style-name="P51"><text:span text:style-name="T3"><text:s text:c="4"/></text:span><text:span text:style-name="T1">//time=Time in (secs)</text:span></text:p>
      <text:p text:style-name="P51"><text:span text:style-name="T3"><text:s text:c="4"/></text:span><text:span text:style-name="T8">float</text:span><text:span text:style-name="T3"> dstnce, time;</text:span></text:p>
      <text:p text:style-name="P51"><text:span text:style-name="T3"><text:s text:c="4"/></text:span><text:span text:style-name="T1">//Prompt then Input the time</text:span></text:p>
      <text:p text:style-name="P51"><text:span text:style-name="T3"><text:s text:c="4"/>cout&lt;&lt;</text:span><text:span text:style-name="T7">"To calculate the Distance Dropped\n"</text:span><text:span text:style-name="T3">;</text:span></text:p>
      <text:p text:style-name="P51"><text:span text:style-name="T3"><text:s text:c="4"/>cout&lt;&lt;</text:span><text:span text:style-name="T7">"Input the Time in Seconds"</text:span><text:span text:style-name="T3">&lt;&lt;endl;</text:span></text:p>
      <text:p text:style-name="P51"><text:span text:style-name="T3"><text:s text:c="4"/>cout&lt;&lt;</text:span><text:span text:style-name="T7">"Time should be in floating point format\n"</text:span><text:span text:style-name="T3">;</text:span></text:p>
      <text:p text:style-name="P21"><text:s text:c="4"/>cin&gt;&gt;time;</text:p>
      <text:p text:style-name="P51"><text:span text:style-name="T3"><text:s text:c="4"/></text:span><text:span text:style-name="T1">//Calculate the free-fall distance</text:span></text:p>
      <text:p text:style-name="P51"><text:soft-page-break/><text:span text:style-name="T3"><text:s text:c="4"/></text:span><text:span text:style-name="T1">//dstnce=1/2*GRAVITY*time*time;//Incorrect</text:span></text:p>
      <text:p text:style-name="P51"><text:span text:style-name="T3"><text:s text:c="4"/>dstnce=1.0f/2*GRAVITY*time*time;</text:span><text:span text:style-name="T1">//Correct</text:span></text:p>
      <text:p text:style-name="P51"><text:span text:style-name="T3"><text:s text:c="4"/></text:span><text:span text:style-name="T1">//dstnce=1/2.0f*GRAVITY*time*time;//Correct</text:span></text:p>
      <text:p text:style-name="P51"><text:span text:style-name="T3"><text:s text:c="4"/></text:span><text:span text:style-name="T1">//dstnce=GRAVITY*time*time/2;//Correct</text:span></text:p>
      <text:p text:style-name="P51"><text:span text:style-name="T3"><text:s text:c="4"/></text:span><text:span text:style-name="T1">//Output the results</text:span></text:p>
      <text:p text:style-name="P51"><text:span text:style-name="T3"><text:s text:c="4"/>cout&lt;&lt;</text:span><text:span text:style-name="T7">"The distance traveled = "</text:span><text:span text:style-name="T3">;</text:span></text:p>
      <text:p text:style-name="P51"><text:span text:style-name="T3"><text:s text:c="4"/>cout&lt;&lt;dstnce&lt;&lt;</text:span><text:span text:style-name="T7">"(ft)"</text:span><text:span text:style-name="T3">&lt;&lt;endl;</text:span></text:p>
      <text:p text:style-name="P51"><text:span text:style-name="T3"><text:s text:c="4"/></text:span><text:span text:style-name="T1">//Exit stage right!</text:span></text:p>
      <text:p text:style-name="P51"><text:span text:style-name="T3"><text:s text:c="4"/></text:span><text:span text:style-name="T8">return</text:span><text:span text:style-name="T3"> 0;</text:span></text:p>
      <text:p text:style-name="P23">}</text:p>
      <text:p text:style-name="P2">/* </text:p>
      <text:p text:style-name="P1"><text:s/>* File: <text:s text:c="2"/>main.cpp</text:p>
      <text:p text:style-name="P1"><text:s/>* Author: Abdul-Hakim</text:p>
      <text:p text:style-name="P1"><text:s/>*Purpose: Gas Tax </text:p>
      <text:p text:style-name="P1"><text:s/>* Created on June 24, 2015, 2:08 PM</text:p>
      <text:p text:style-name="P1"><text:s/>*/</text:p>
      <text:p text:style-name="P21"/>
      <text:p text:style-name="P51"><text:span text:style-name="T2">#include</text:span><text:span text:style-name="T3"> </text:span><text:span text:style-name="T7">&lt;iostream&gt;</text:span><text:span text:style-name="T3"> </text:span><text:span text:style-name="T1">//I/O Library</text:span></text:p>
      <text:p text:style-name="P21"/>
      <text:p text:style-name="P51"><text:span text:style-name="T8">using</text:span><text:span text:style-name="T3"> </text:span><text:span text:style-name="T8">namespace</text:span><text:span text:style-name="T3"> std; <text:s/></text:span><text:span text:style-name="T1">//Namespace for iostream</text:span></text:p>
      <text:p text:style-name="P21"/>
      <text:p text:style-name="P1">//User Libraries </text:p>
      <text:p text:style-name="P21"/>
      <text:p text:style-name="P1">//Global Constants </text:p>
      <text:p text:style-name="P51"><text:span text:style-name="T8">const</text:span><text:span text:style-name="T3"> </text:span><text:span text:style-name="T8">unsigned</text:span><text:span text:style-name="T3"> </text:span><text:span text:style-name="T8">char</text:span><text:span text:style-name="T3"> CNVPCT=100;</text:span><text:span text:style-name="T1">//Conversion to Percentage</text:span></text:p>
      <text:p text:style-name="P21"/>
      <text:p text:style-name="P1">//Function Prototype </text:p>
      <text:p text:style-name="P21"/>
      <text:p text:style-name="P1">//Execution begins here!</text:p>
      <text:p text:style-name="P51"><text:span text:style-name="T8">int</text:span><text:span text:style-name="T3"> main() {</text:span></text:p>
      <text:p text:style-name="P21"><text:tab/></text:p>
      <text:p text:style-name="P51"><text:span text:style-name="T3"><text:tab/></text:span><text:span text:style-name="T1">//Declare Variables</text:span></text:p>
      <text:p text:style-name="P51"><text:span text:style-name="T3"><text:tab/></text:span><text:span text:style-name="T8">float</text:span><text:span text:style-name="T3"> fedTax=0.18; <text:s text:c="2"/></text:span><text:span text:style-name="T1">//Federal Tax $'s</text:span></text:p>
      <text:p text:style-name="P51"><text:span text:style-name="T3"><text:tab/></text:span><text:span text:style-name="T8">float</text:span><text:span text:style-name="T3"> calTax=0.38; <text:s text:c="2"/></text:span><text:span text:style-name="T1">//California Tax $'s</text:span></text:p>
      <text:p text:style-name="P51"><text:span text:style-name="T3"><text:tab/></text:span><text:span text:style-name="T8">float</text:span><text:span text:style-name="T3"> slsTax=0.08f; <text:s/></text:span><text:span text:style-name="T1">//California Sales Tax %</text:span></text:p>
      <text:p text:style-name="P51"><text:span text:style-name="T3"><text:tab/></text:span><text:span text:style-name="T8">float</text:span><text:span text:style-name="T3"> gallon=3.69; <text:s text:c="2"/></text:span><text:span text:style-name="T1">//Price of a gallon of gas $'s</text:span></text:p>
      <text:p text:style-name="P51"><text:span text:style-name="T3"><text:tab/></text:span><text:span text:style-name="T8">float</text:span><text:span text:style-name="T3"> totTax, pctTax;</text:span><text:span text:style-name="T1">//Total tax $'s and its percentage</text:span></text:p>
      <text:p text:style-name="P51"><text:span text:style-name="T3"><text:tab/></text:span><text:span text:style-name="T8">float</text:span><text:span text:style-name="T3"> slsTxV; <text:s text:c="7"/></text:span><text:span text:style-name="T1">//Sales Tax Value $'s</text:span></text:p>
      <text:p text:style-name="P21"><text:tab/></text:p>
      <text:p text:style-name="P51"><text:span text:style-name="T3"><text:tab/></text:span><text:span text:style-name="T1">//Calculate the total tax and it's percentage</text:span></text:p>
      <text:p text:style-name="P51"><text:span text:style-name="T3"><text:tab/></text:span><text:span text:style-name="T1">//Assumes no double taxation</text:span></text:p>
      <text:p text:style-name="P21"><text:tab/>slsTxV=(gallon-calTax-fedTax)*(1-1/(1+slsTax));</text:p>
      <text:p text:style-name="P21"><text:tab/>totTax=fedTax+calTax+slsTxV;</text:p>
      <text:p text:style-name="P21"><text:tab/>pctTax=totTax/gallon*CNVPCT;</text:p>
      <text:p text:style-name="P21"><text:tab/></text:p>
      <text:p text:style-name="P51"><text:span text:style-name="T3"><text:tab/></text:span><text:span text:style-name="T1">//Output the results</text:span></text:p>
      <text:p text:style-name="P51"><text:span text:style-name="T3"><text:tab/>cout&lt;&lt;</text:span><text:span text:style-name="T7">"The total tax on a gallon of gas @ $"</text:span><text:span text:style-name="T3">;</text:span></text:p>
      <text:p text:style-name="P51"><text:span text:style-name="T3"><text:tab/>cout&lt;&lt;gallon&lt;&lt;</text:span><text:span text:style-name="T7">"/gallon -&gt; $"</text:span><text:span text:style-name="T3">&lt;&lt;totTax&lt;&lt;endl;</text:span></text:p>
      <text:p text:style-name="P51"><text:span text:style-name="T3"><text:tab/>cout&lt;&lt;</text:span><text:span text:style-name="T7">"The percentage tax = "</text:span><text:span text:style-name="T3">&lt;&lt;pctTax&lt;&lt;</text:span><text:span text:style-name="T7">" %"</text:span><text:span text:style-name="T3">&lt;&lt;endl;</text:span></text:p>
      <text:p text:style-name="P21"><text:tab/></text:p>
      <text:p text:style-name="P51"><text:span text:style-name="T3"><text:tab/></text:span><text:span text:style-name="T1">//Exit Stage Right!</text:span></text:p>
      <text:p text:style-name="P51"><text:span text:style-name="T3"><text:tab/></text:span><text:span text:style-name="T8">return</text:span><text:span text:style-name="T3"> 0;</text:span></text:p>
      <text:p text:style-name="P21">}</text:p>
      <text:p text:style-name="P21"/>
      <text:p text:style-name="P1">/* </text:p>
      <text:p text:style-name="P1"><text:s/>* File: <text:s text:c="2"/>main.cpp</text:p>
      <text:p text:style-name="P1"><text:s/>* Author: Abdul-Hakim</text:p>
      <text:p text:style-name="P1"><text:s/>*Purpose: To calculate Percent of the Violent Crimes of the USA Compared to the UK</text:p>
      <text:p text:style-name="P1"><text:s/>* Created on June 25, 2015, 1:21 PM</text:p>
      <text:p text:style-name="P1"><text:soft-page-break/><text:s/>*/</text:p>
      <text:p text:style-name="P21"/>
      <text:p text:style-name="P51"><text:span text:style-name="T2">#include</text:span><text:span text:style-name="T3"> </text:span><text:span text:style-name="T7">&lt;iostream&gt;</text:span><text:span text:style-name="T1">//File I/O</text:span></text:p>
      <text:p text:style-name="P51"><text:span text:style-name="T2">#include</text:span><text:span text:style-name="T3"> </text:span><text:span text:style-name="T7">&lt;iomanip&gt;</text:span></text:p>
      <text:p text:style-name="P21"/>
      <text:p text:style-name="P51"><text:span text:style-name="T8">using</text:span><text:span text:style-name="T3"> </text:span><text:span text:style-name="T8">namespace</text:span><text:span text:style-name="T3"> std;</text:span><text:span text:style-name="T1">//std namespace --&gt; iostream</text:span></text:p>
      <text:p text:style-name="P21"/>
      <text:p text:style-name="P1">//User Libraries</text:p>
      <text:p text:style-name="P1">// Global Constants</text:p>
      <text:p text:style-name="P1">//Function Prototype</text:p>
      <text:p text:style-name="P21"/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Declare Variable Here</text:span></text:p>
      <text:p text:style-name="P21"><text:s text:c="4"/></text:p>
      <text:p text:style-name="P51"><text:span text:style-name="T3"><text:s text:c="4"/></text:span><text:span text:style-name="T8">float</text:span><text:span text:style-name="T3"> usaVc = 11.88e6f;</text:span><text:span text:style-name="T1">//Violent Crimes in the USA</text:span></text:p>
      <text:p text:style-name="P51"><text:span text:style-name="T3"><text:s text:c="4"/></text:span><text:span text:style-name="T8">float</text:span><text:span text:style-name="T3"> usaPop = 318e6f;</text:span><text:span text:style-name="T1">//Population in the USA </text:span></text:p>
      <text:p text:style-name="P51"><text:span text:style-name="T3"><text:s text:c="4"/></text:span><text:span text:style-name="T8">float</text:span><text:span text:style-name="T3"> ukVc = 6.52e6f;</text:span><text:span text:style-name="T1">//Violent Crimes in the UK</text:span></text:p>
      <text:p text:style-name="P51"><text:span text:style-name="T3"><text:s text:c="4"/></text:span><text:span text:style-name="T8">float</text:span><text:span text:style-name="T3"> ukPop = 64.1e6f;</text:span><text:span text:style-name="T1">//Population in the UK</text:span></text:p>
      <text:p text:style-name="P21"><text:s text:c="4"/></text:p>
      <text:p text:style-name="P51"><text:span text:style-name="T3"><text:s text:c="4"/></text:span><text:span text:style-name="T8">float</text:span><text:span text:style-name="T3"> vcPusa; </text:span><text:span text:style-name="T1">//Percentage of Violent Crimes in USA</text:span></text:p>
      <text:p text:style-name="P51"><text:span text:style-name="T3"><text:s text:c="4"/></text:span><text:span text:style-name="T8">float</text:span><text:span text:style-name="T3"> vcPuk; </text:span><text:span text:style-name="T1">//Percentage of Violent Crimes in UK </text:span></text:p>
      <text:p text:style-name="P51"><text:span text:style-name="T3"><text:s text:c="4"/></text:span><text:span text:style-name="T1">//Input Values Here <text:s/></text:span></text:p>
      <text:p text:style-name="P21"><text:s text:c="4"/></text:p>
      <text:p text:style-name="P51"><text:span text:style-name="T3"><text:s text:c="4"/></text:span><text:span text:style-name="T1">//Process Input Here</text:span></text:p>
      <text:p text:style-name="P51"><text:span text:style-name="T3"><text:s text:c="4"/>vcPusa = (usaVc / usaPop) * 100; </text:span><text:span text:style-name="T1">//Calculate % of violent crimes in US</text:span></text:p>
      <text:p text:style-name="P51"><text:span text:style-name="T3"><text:s text:c="4"/>vcPuk = (ukVc / ukPop) * 100; </text:span><text:span text:style-name="T1">//Calculate % of violent crimes in UK</text:span></text:p>
      <text:p text:style-name="P21"><text:s text:c="4"/></text:p>
      <text:p text:style-name="P51"><text:span text:style-name="T3"><text:s text:c="4"/></text:span><text:span text:style-name="T1">//Output Unknowns Here</text:span></text:p>
      <text:p text:style-name="P51"><text:span text:style-name="T3"><text:s text:c="4"/>cout &lt;&lt; </text:span><text:span text:style-name="T7">"Percentage of violent crimes in the United States = "</text:span><text:span text:style-name="T3"> &lt;&lt; fixed &lt;&lt; showpoint &lt;&lt; setprecision(2) &lt;&lt; vcPusa &lt;&lt; </text:span><text:span text:style-name="T7">"%"</text:span><text:span text:style-name="T3"> &lt;&lt; endl;</text:span></text:p>
      <text:p text:style-name="P51"><text:span text:style-name="T3"><text:s text:c="4"/>cout &lt;&lt; </text:span><text:span text:style-name="T7">"Percentage of violent crimes in the United Kingdom = "</text:span><text:span text:style-name="T3"> &lt;&lt; vcPuk &lt;&lt; </text:span><text:span text:style-name="T7">"%"</text:span><text:span text:style-name="T3"> &lt;&lt; endl;</text:span></text:p>
      <text:p text:style-name="P51"><text:span text:style-name="T3"><text:s text:c="4"/></text:span><text:span text:style-name="T1">//ExitStage Right!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1">/* </text:p>
      <text:p text:style-name="P1"><text:s/>* File: <text:s text:c="2"/>main.cpp</text:p>
      <text:p text:style-name="P1"><text:s/>* Author: Abdul Hakim Abbas</text:p>
      <text:p text:style-name="P1"><text:s/>*Purpose: To show the truth</text:p>
      <text:p text:style-name="P1"><text:s/>* Created on June 29, 2015, 12:47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21"/>
      <text:p text:style-name="P1">//Global Constants</text:p>
      <text:p text:style-name="P21"/>
      <text:p text:style-name="P1">//Function Prototypes</text:p>
      <text:p text:style-name="P21"/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21"><text:s text:c="4"/></text:p>
      <text:p text:style-name="P51"><text:span text:style-name="T3"><text:s text:c="4"/></text:span><text:span text:style-name="T1">//Declare variables</text:span></text:p>
      <text:p text:style-name="P51"><text:span text:style-name="T3"><text:s text:c="4"/></text:span><text:span text:style-name="T8">bool</text:span><text:span text:style-name="T3"> x,y;</text:span></text:p>
      <text:p text:style-name="P21"><text:s text:c="4"/></text:p>
      <text:p text:style-name="P51"><text:soft-page-break/><text:span text:style-name="T3"><text:s text:c="4"/></text:span><text:span text:style-name="T1">//Output the heading of the table</text:span></text:p>
      <text:p text:style-name="P51"><text:span text:style-name="T3"><text:s text:c="4"/>cout&lt;&lt;</text:span><text:span text:style-name="T7">"The Truth Table"</text:span><text:span text:style-name="T3">&lt;&lt;endl;</text:span></text:p>
      <text:p text:style-name="P51"><text:span text:style-name="T3"><text:s text:c="4"/>cout&lt;&lt;</text:span><text:span text:style-name="T7">"X Y !X !Y X&amp;&amp;Y X||Y X^Y (X^Y)^Y "</text:span><text:span text:style-name="T3">;</text:span></text:p>
      <text:p text:style-name="P51"><text:span text:style-name="T3"><text:s text:c="4"/>cout&lt;&lt;</text:span><text:span text:style-name="T7">"(X^Y)^X !(X&amp;&amp;Y) !X||!Y !(X||Y) !X&amp;&amp;!Y"</text:span><text:span text:style-name="T3">&lt;&lt;endl;</text:span></text:p>
      <text:p text:style-name="P21"><text:s text:c="4"/></text:p>
      <text:p text:style-name="P51"><text:span text:style-name="T3"><text:s text:c="4"/></text:span><text:span text:style-name="T1">//Row 1 output</text:span></text:p>
      <text:p text:style-name="P51"><text:span text:style-name="T3"><text:s text:c="4"/>x=</text:span><text:span text:style-name="T8">true</text:span><text:span text:style-name="T3">;y=</text:span><text:span text:style-name="T8">true</text:span><text:span text:style-name="T3">;</text:span></text:p>
      <text:p text:style-name="P51"><text:span text:style-name="T3"><text:s text:c="4"/>cout&lt;&lt;(x?</text:span><text:span text:style-name="T7">'T'</text:span><text:span text:style-name="T3">:</text:span><text:span text:style-name="T7">'F'</text:span><text:span text:style-name="T3">)&lt;&lt;</text:span><text:span text:style-name="T7">" "</text:span><text:span text:style-name="T3">;</text:span></text:p>
      <text:p text:style-name="P51"><text:span text:style-name="T3"><text:s text:c="4"/>cout&lt;&lt;(y?</text:span><text:span text:style-name="T7">'T'</text:span><text:span text:style-name="T3">:</text:span><text:span text:style-name="T7">'F'</text:span><text:span text:style-name="T3">)&lt;&lt;</text:span><text:span text:style-name="T7">" <text:s/>"</text:span><text:span text:style-name="T3">;</text:span></text:p>
      <text:p text:style-name="P51"><text:span text:style-name="T3"><text:s text:c="4"/>cout&lt;&lt;(!x?</text:span><text:span text:style-name="T7">'T'</text:span><text:span text:style-name="T3">:</text:span><text:span text:style-name="T7">'F'</text:span><text:span text:style-name="T3">)&lt;&lt;</text:span><text:span text:style-name="T7">" <text:s/>"</text:span><text:span text:style-name="T3">;</text:span></text:p>
      <text:p text:style-name="P51"><text:span text:style-name="T3"><text:s text:c="4"/>cout&lt;&lt;(!y?</text:span><text:span text:style-name="T7">'T'</text:span><text:span text:style-name="T3">:</text:span><text:span text:style-name="T7">'F'</text:span><text:span text:style-name="T3">)&lt;&lt;</text:span><text:span text:style-name="T7">" <text:s text:c="2"/>"</text:span><text:span text:style-name="T3">;</text:span></text:p>
      <text:p text:style-name="P51"><text:span text:style-name="T3"><text:s text:c="4"/>cout&lt;&lt;(x&amp;&amp;y?</text:span><text:span text:style-name="T7">'T'</text:span><text:span text:style-name="T3">:</text:span><text:span text:style-name="T7">'F'</text:span><text:span text:style-name="T3">)&lt;&lt;</text:span><text:span text:style-name="T7">" <text:s text:c="3"/>"</text:span><text:span text:style-name="T3">;</text:span></text:p>
      <text:p text:style-name="P51"><text:span text:style-name="T3"><text:s text:c="4"/>cout&lt;&lt;(x||y?</text:span><text:span text:style-name="T7">'T'</text:span><text:span text:style-name="T3">:</text:span><text:span text:style-name="T7">'F'</text:span><text:span text:style-name="T3">)&lt;&lt;</text:span><text:span text:style-name="T7">" <text:s text:c="4"/>"</text:span><text:span text:style-name="T3">;</text:span></text:p>
      <text:p text:style-name="P51"><text:span text:style-name="T3"><text:s text:c="4"/>cout&lt;&lt; (x^y? </text:span><text:span text:style-name="T7">'T'</text:span><text:span text:style-name="T3">:</text:span><text:span text:style-name="T7">'F'</text:span><text:span text:style-name="T3">)&lt;&lt;</text:span><text:span text:style-name="T7">" <text:s text:c="5"/>"</text:span><text:span text:style-name="T3">;</text:span></text:p>
      <text:p text:style-name="P51"><text:span text:style-name="T3"><text:s text:c="4"/>cout&lt;&lt; ((x^y)^y? </text:span><text:span text:style-name="T7">'T'</text:span><text:span text:style-name="T3">:</text:span><text:span text:style-name="T7">'F'</text:span><text:span text:style-name="T3">)&lt;&lt;</text:span><text:span text:style-name="T7">" <text:s text:c="5"/>"</text:span><text:span text:style-name="T3">; <text:s text:c="3"/></text:span></text:p>
      <text:p text:style-name="P51"><text:span text:style-name="T3"><text:s text:c="4"/>cout&lt;&lt; ((x^y)^x? </text:span><text:span text:style-name="T7">'T'</text:span><text:span text:style-name="T3">:</text:span><text:span text:style-name="T7">'F'</text:span><text:span text:style-name="T3">)&lt;&lt;</text:span><text:span text:style-name="T7">" <text:s text:c="6"/>"</text:span><text:span text:style-name="T3">; <text:s text:c="2"/></text:span></text:p>
      <text:p text:style-name="P51"><text:span text:style-name="T3"><text:s text:c="4"/>cout&lt;&lt; (!(x&amp;&amp;y)? </text:span><text:span text:style-name="T7">'T'</text:span><text:span text:style-name="T3">:</text:span><text:span text:style-name="T7">'F'</text:span><text:span text:style-name="T3">)&lt;&lt;</text:span><text:span text:style-name="T7">" <text:s text:c="6"/>"</text:span><text:span text:style-name="T3">; <text:s/></text:span></text:p>
      <text:p text:style-name="P51"><text:span text:style-name="T3"><text:s text:c="4"/>cout&lt;&lt; (!x||!y? </text:span><text:span text:style-name="T7">'T'</text:span><text:span text:style-name="T3">:</text:span><text:span text:style-name="T7">'F'</text:span><text:span text:style-name="T3">)&lt;&lt;</text:span><text:span text:style-name="T7">" <text:s text:c="6"/>"</text:span><text:span text:style-name="T3">; </text:span></text:p>
      <text:p text:style-name="P51"><text:span text:style-name="T3"><text:s text:c="4"/>cout&lt;&lt; (!(x||y)? </text:span><text:span text:style-name="T7">'T'</text:span><text:span text:style-name="T3">:</text:span><text:span text:style-name="T7">'F'</text:span><text:span text:style-name="T3">)&lt;&lt;</text:span><text:span text:style-name="T7">" <text:s text:c="6"/>"</text:span><text:span text:style-name="T3">; </text:span></text:p>
      <text:p text:style-name="P51"><text:span text:style-name="T3"><text:s text:c="4"/>cout&lt;&lt; (!x&amp;&amp;!y? </text:span><text:span text:style-name="T7">'T'</text:span><text:span text:style-name="T3">:</text:span><text:span text:style-name="T7">'F'</text:span><text:span text:style-name="T3">)&lt;&lt;endl; <text:s text:c="4"/></text:span></text:p>
      <text:p text:style-name="P21"><text:s text:c="4"/></text:p>
      <text:p text:style-name="P51"><text:span text:style-name="T3"><text:s text:c="4"/></text:span><text:span text:style-name="T1">//Row 2 output</text:span></text:p>
      <text:p text:style-name="P51"><text:span text:style-name="T3"><text:s text:c="4"/>x=</text:span><text:span text:style-name="T8">true</text:span><text:span text:style-name="T3">;y=</text:span><text:span text:style-name="T8">false</text:span><text:span text:style-name="T3">;</text:span></text:p>
      <text:p text:style-name="P51"><text:span text:style-name="T3"><text:s text:c="4"/>cout&lt;&lt;(x?</text:span><text:span text:style-name="T7">'T'</text:span><text:span text:style-name="T3">:</text:span><text:span text:style-name="T7">'F'</text:span><text:span text:style-name="T3">)&lt;&lt;</text:span><text:span text:style-name="T7">" "</text:span><text:span text:style-name="T3">;</text:span></text:p>
      <text:p text:style-name="P51"><text:span text:style-name="T3"><text:s text:c="4"/>cout&lt;&lt;(y?</text:span><text:span text:style-name="T7">'T'</text:span><text:span text:style-name="T3">:</text:span><text:span text:style-name="T7">'F'</text:span><text:span text:style-name="T3">)&lt;&lt;</text:span><text:span text:style-name="T7">" <text:s/>"</text:span><text:span text:style-name="T3">;</text:span></text:p>
      <text:p text:style-name="P51"><text:span text:style-name="T3"><text:s text:c="4"/>cout&lt;&lt;(!x?</text:span><text:span text:style-name="T7">'T'</text:span><text:span text:style-name="T3">:</text:span><text:span text:style-name="T7">'F'</text:span><text:span text:style-name="T3">)&lt;&lt;</text:span><text:span text:style-name="T7">" <text:s/>"</text:span><text:span text:style-name="T3">;</text:span></text:p>
      <text:p text:style-name="P51"><text:span text:style-name="T3"><text:s text:c="4"/>cout&lt;&lt;(!y?</text:span><text:span text:style-name="T7">'T'</text:span><text:span text:style-name="T3">:</text:span><text:span text:style-name="T7">'F'</text:span><text:span text:style-name="T3">)&lt;&lt;</text:span><text:span text:style-name="T7">" <text:s text:c="2"/>"</text:span><text:span text:style-name="T3">;</text:span></text:p>
      <text:p text:style-name="P51"><text:span text:style-name="T3"><text:s text:c="4"/>cout&lt;&lt;(x&amp;&amp;y?</text:span><text:span text:style-name="T7">'T'</text:span><text:span text:style-name="T3">:</text:span><text:span text:style-name="T7">'F'</text:span><text:span text:style-name="T3">)&lt;&lt;</text:span><text:span text:style-name="T7">" <text:s text:c="3"/>"</text:span><text:span text:style-name="T3">;</text:span></text:p>
      <text:p text:style-name="P51"><text:span text:style-name="T3"><text:s text:c="4"/>cout&lt;&lt;(x||y?</text:span><text:span text:style-name="T7">'T'</text:span><text:span text:style-name="T3">:</text:span><text:span text:style-name="T7">'F'</text:span><text:span text:style-name="T3">)&lt;&lt;</text:span><text:span text:style-name="T7">" <text:s text:c="3"/>"</text:span><text:span text:style-name="T3">;</text:span></text:p>
      <text:p text:style-name="P51"><text:span text:style-name="T3"><text:s text:c="4"/>cout&lt;&lt; (x^y? </text:span><text:span text:style-name="T7">'T'</text:span><text:span text:style-name="T3">:</text:span><text:span text:style-name="T7">'F'</text:span><text:span text:style-name="T3">)&lt;&lt;</text:span><text:span text:style-name="T7">" <text:s text:c="5"/>"</text:span><text:span text:style-name="T3">;</text:span></text:p>
      <text:p text:style-name="P51"><text:span text:style-name="T3"><text:s text:c="4"/>cout&lt;&lt; ((x^y)^y? </text:span><text:span text:style-name="T7">'T'</text:span><text:span text:style-name="T3">:</text:span><text:span text:style-name="T7">'F'</text:span><text:span text:style-name="T3">)&lt;&lt;</text:span><text:span text:style-name="T7">" <text:s text:c="5"/>"</text:span><text:span text:style-name="T3">; <text:s text:c="3"/></text:span></text:p>
      <text:p text:style-name="P51"><text:span text:style-name="T3"><text:s text:c="4"/>cout&lt;&lt; ((x^y)^x? </text:span><text:span text:style-name="T7">'T'</text:span><text:span text:style-name="T3">:</text:span><text:span text:style-name="T7">'F'</text:span><text:span text:style-name="T3">)&lt;&lt;</text:span><text:span text:style-name="T7">" <text:s text:c="6"/>"</text:span><text:span text:style-name="T3">; <text:s text:c="2"/></text:span></text:p>
      <text:p text:style-name="P51"><text:span text:style-name="T3"><text:s text:c="4"/>cout&lt;&lt; (!(x&amp;&amp;y)? </text:span><text:span text:style-name="T7">'T'</text:span><text:span text:style-name="T3">:</text:span><text:span text:style-name="T7">'F'</text:span><text:span text:style-name="T3">)&lt;&lt;</text:span><text:span text:style-name="T7">" <text:s text:c="6"/>"</text:span><text:span text:style-name="T3">; <text:s/></text:span></text:p>
      <text:p text:style-name="P51"><text:span text:style-name="T3"><text:s text:c="4"/>cout&lt;&lt; (!x||!y? </text:span><text:span text:style-name="T7">'T'</text:span><text:span text:style-name="T3">:</text:span><text:span text:style-name="T7">'F'</text:span><text:span text:style-name="T3">)&lt;&lt;</text:span><text:span text:style-name="T7">" <text:s text:c="6"/>"</text:span><text:span text:style-name="T3">; </text:span></text:p>
      <text:p text:style-name="P51"><text:span text:style-name="T3"><text:s text:c="4"/>cout&lt;&lt; (!(x||y)? </text:span><text:span text:style-name="T7">'T'</text:span><text:span text:style-name="T3">:</text:span><text:span text:style-name="T7">'F'</text:span><text:span text:style-name="T3">)&lt;&lt;</text:span><text:span text:style-name="T7">" <text:s text:c="6"/>"</text:span><text:span text:style-name="T3">; </text:span></text:p>
      <text:p text:style-name="P51"><text:span text:style-name="T3"><text:s text:c="4"/>cout&lt;&lt; (!x&amp;&amp;!y? </text:span><text:span text:style-name="T7">'T'</text:span><text:span text:style-name="T3">:</text:span><text:span text:style-name="T7">'F'</text:span><text:span text:style-name="T3">)&lt;&lt;endl; <text:s text:c="4"/></text:span></text:p>
      <text:p text:style-name="P21"><text:s text:c="4"/></text:p>
      <text:p text:style-name="P51"><text:span text:style-name="T3"><text:s text:c="4"/></text:span><text:span text:style-name="T1">//Row 3 output</text:span></text:p>
      <text:p text:style-name="P51"><text:span text:style-name="T3"><text:s text:c="4"/>x=</text:span><text:span text:style-name="T8">false</text:span><text:span text:style-name="T3">;y=</text:span><text:span text:style-name="T8">true</text:span><text:span text:style-name="T3">;</text:span></text:p>
      <text:p text:style-name="P51"><text:span text:style-name="T3"><text:s text:c="4"/>cout&lt;&lt;(x?</text:span><text:span text:style-name="T7">'T'</text:span><text:span text:style-name="T3">:</text:span><text:span text:style-name="T7">'F'</text:span><text:span text:style-name="T3">)&lt;&lt;</text:span><text:span text:style-name="T7">" "</text:span><text:span text:style-name="T3">;</text:span></text:p>
      <text:p text:style-name="P51"><text:span text:style-name="T3"><text:s text:c="4"/>cout&lt;&lt;(y?</text:span><text:span text:style-name="T7">'T'</text:span><text:span text:style-name="T3">:</text:span><text:span text:style-name="T7">'F'</text:span><text:span text:style-name="T3">)&lt;&lt;</text:span><text:span text:style-name="T7">" <text:s/>"</text:span><text:span text:style-name="T3">;</text:span></text:p>
      <text:p text:style-name="P51"><text:span text:style-name="T3"><text:s text:c="4"/>cout&lt;&lt;(!x?</text:span><text:span text:style-name="T7">'T'</text:span><text:span text:style-name="T3">:</text:span><text:span text:style-name="T7">'F'</text:span><text:span text:style-name="T3">)&lt;&lt;</text:span><text:span text:style-name="T7">" <text:s/>"</text:span><text:span text:style-name="T3">;</text:span></text:p>
      <text:p text:style-name="P51"><text:span text:style-name="T3"><text:s text:c="4"/>cout&lt;&lt;(!y?</text:span><text:span text:style-name="T7">'T'</text:span><text:span text:style-name="T3">:</text:span><text:span text:style-name="T7">'F'</text:span><text:span text:style-name="T3">)&lt;&lt;</text:span><text:span text:style-name="T7">" <text:s text:c="2"/>"</text:span><text:span text:style-name="T3">;</text:span></text:p>
      <text:p text:style-name="P51"><text:span text:style-name="T3"><text:s text:c="4"/>cout&lt;&lt;(x&amp;&amp;y?</text:span><text:span text:style-name="T7">'T'</text:span><text:span text:style-name="T3">:</text:span><text:span text:style-name="T7">'F'</text:span><text:span text:style-name="T3">)&lt;&lt;</text:span><text:span text:style-name="T7">" <text:s text:c="3"/>"</text:span><text:span text:style-name="T3">;</text:span></text:p>
      <text:p text:style-name="P51"><text:span text:style-name="T3"><text:s text:c="4"/>cout&lt;&lt;(x||y?</text:span><text:span text:style-name="T7">'T'</text:span><text:span text:style-name="T3">:</text:span><text:span text:style-name="T7">'F'</text:span><text:span text:style-name="T3">)&lt;&lt;</text:span><text:span text:style-name="T7">" <text:s text:c="3"/>"</text:span><text:span text:style-name="T3">; <text:s text:c="3"/></text:span></text:p>
      <text:p text:style-name="P51"><text:span text:style-name="T3"><text:s text:c="4"/>cout&lt;&lt; (x^y? </text:span><text:span text:style-name="T7">'T'</text:span><text:span text:style-name="T3">:</text:span><text:span text:style-name="T7">'F'</text:span><text:span text:style-name="T3">)&lt;&lt;</text:span><text:span text:style-name="T7">" <text:s text:c="5"/>"</text:span><text:span text:style-name="T3">;</text:span></text:p>
      <text:p text:style-name="P51"><text:span text:style-name="T3"><text:s text:c="4"/>cout&lt;&lt; ((x^y)^y? </text:span><text:span text:style-name="T7">'T'</text:span><text:span text:style-name="T3">:</text:span><text:span text:style-name="T7">'F'</text:span><text:span text:style-name="T3">)&lt;&lt;</text:span><text:span text:style-name="T7">" <text:s text:c="5"/>"</text:span><text:span text:style-name="T3">; <text:s text:c="3"/></text:span></text:p>
      <text:p text:style-name="P51"><text:span text:style-name="T3"><text:s text:c="4"/>cout&lt;&lt; ((x^y)^x? </text:span><text:span text:style-name="T7">'T'</text:span><text:span text:style-name="T3">:</text:span><text:span text:style-name="T7">'F'</text:span><text:span text:style-name="T3">)&lt;&lt;</text:span><text:span text:style-name="T7">" <text:s text:c="6"/>"</text:span><text:span text:style-name="T3">; <text:s text:c="2"/></text:span></text:p>
      <text:p text:style-name="P51"><text:span text:style-name="T3"><text:s text:c="4"/>cout&lt;&lt; (!(x&amp;&amp;y)? </text:span><text:span text:style-name="T7">'T'</text:span><text:span text:style-name="T3">:</text:span><text:span text:style-name="T7">'F'</text:span><text:span text:style-name="T3">)&lt;&lt;</text:span><text:span text:style-name="T7">" <text:s text:c="6"/>"</text:span><text:span text:style-name="T3">; <text:s/></text:span></text:p>
      <text:p text:style-name="P51"><text:span text:style-name="T3"><text:s text:c="4"/>cout&lt;&lt; (!x||!y? </text:span><text:span text:style-name="T7">'T'</text:span><text:span text:style-name="T3">:</text:span><text:span text:style-name="T7">'F'</text:span><text:span text:style-name="T3">)&lt;&lt;</text:span><text:span text:style-name="T7">" <text:s text:c="6"/>"</text:span><text:span text:style-name="T3">; </text:span></text:p>
      <text:p text:style-name="P51"><text:span text:style-name="T3"><text:s text:c="4"/>cout&lt;&lt; (!(x||y)? </text:span><text:span text:style-name="T7">'T'</text:span><text:span text:style-name="T3">:</text:span><text:span text:style-name="T7">'F'</text:span><text:span text:style-name="T3">)&lt;&lt;</text:span><text:span text:style-name="T7">" <text:s text:c="6"/>"</text:span><text:span text:style-name="T3">; </text:span></text:p>
      <text:p text:style-name="P51"><text:span text:style-name="T3"><text:s text:c="4"/>cout&lt;&lt; (!x&amp;&amp;!y? </text:span><text:span text:style-name="T7">'T'</text:span><text:span text:style-name="T3">:</text:span><text:span text:style-name="T7">'F'</text:span><text:span text:style-name="T3">)&lt;&lt;endl; <text:s text:c="4"/></text:span></text:p>
      <text:p text:style-name="P21"><text:s text:c="4"/></text:p>
      <text:p text:style-name="P51"><text:span text:style-name="T3"><text:s text:c="4"/></text:span><text:span text:style-name="T1">//Row 4 output</text:span></text:p>
      <text:p text:style-name="P51"><text:span text:style-name="T3"><text:s text:c="4"/>x=</text:span><text:span text:style-name="T8">false</text:span><text:span text:style-name="T3">;y=</text:span><text:span text:style-name="T8">false</text:span><text:span text:style-name="T3">;</text:span></text:p>
      <text:p text:style-name="P51"><text:span text:style-name="T3"><text:s text:c="4"/>cout&lt;&lt;(x?</text:span><text:span text:style-name="T7">'T'</text:span><text:span text:style-name="T3">:</text:span><text:span text:style-name="T7">'F'</text:span><text:span text:style-name="T3">)&lt;&lt;</text:span><text:span text:style-name="T7">" "</text:span><text:span text:style-name="T3">;</text:span></text:p>
      <text:p text:style-name="P51"><text:span text:style-name="T3"><text:s text:c="4"/>cout&lt;&lt;(y?</text:span><text:span text:style-name="T7">'T'</text:span><text:span text:style-name="T3">:</text:span><text:span text:style-name="T7">'F'</text:span><text:span text:style-name="T3">)&lt;&lt;</text:span><text:span text:style-name="T7">" <text:s/>"</text:span><text:span text:style-name="T3">;</text:span></text:p>
      <text:p text:style-name="P51"><text:span text:style-name="T3"><text:s text:c="4"/>cout&lt;&lt;(!x?</text:span><text:span text:style-name="T7">'T'</text:span><text:span text:style-name="T3">:</text:span><text:span text:style-name="T7">'F'</text:span><text:span text:style-name="T3">)&lt;&lt;</text:span><text:span text:style-name="T7">" <text:s/>"</text:span><text:span text:style-name="T3">;</text:span></text:p>
      <text:p text:style-name="P51"><text:span text:style-name="T3"><text:s text:c="4"/>cout&lt;&lt;(!y?</text:span><text:span text:style-name="T7">'T'</text:span><text:span text:style-name="T3">:</text:span><text:span text:style-name="T7">'F'</text:span><text:span text:style-name="T3">)&lt;&lt;</text:span><text:span text:style-name="T7">" <text:s text:c="2"/>"</text:span><text:span text:style-name="T3">;</text:span></text:p>
      <text:p text:style-name="P51"><text:soft-page-break/><text:span text:style-name="T3"><text:s text:c="4"/>cout&lt;&lt;(x&amp;&amp;y?</text:span><text:span text:style-name="T7">'T'</text:span><text:span text:style-name="T3">:</text:span><text:span text:style-name="T7">'F'</text:span><text:span text:style-name="T3">)&lt;&lt;</text:span><text:span text:style-name="T7">" <text:s text:c="3"/>"</text:span><text:span text:style-name="T3">;</text:span></text:p>
      <text:p text:style-name="P51"><text:span text:style-name="T3"><text:s text:c="4"/>cout&lt;&lt;(x||y?</text:span><text:span text:style-name="T7">'T'</text:span><text:span text:style-name="T3">:</text:span><text:span text:style-name="T7">'F'</text:span><text:span text:style-name="T3">)&lt;&lt;</text:span><text:span text:style-name="T7">" <text:s text:c="3"/>"</text:span><text:span text:style-name="T3">;</text:span></text:p>
      <text:p text:style-name="P51"><text:span text:style-name="T3"><text:s text:c="4"/>cout&lt;&lt; (x^y? </text:span><text:span text:style-name="T7">'T'</text:span><text:span text:style-name="T3">:</text:span><text:span text:style-name="T7">'F'</text:span><text:span text:style-name="T3">)&lt;&lt;</text:span><text:span text:style-name="T7">" <text:s text:c="5"/>"</text:span><text:span text:style-name="T3">;</text:span></text:p>
      <text:p text:style-name="P51"><text:span text:style-name="T3"><text:s text:c="4"/>cout&lt;&lt; ((x^y)^y? </text:span><text:span text:style-name="T7">'T'</text:span><text:span text:style-name="T3">:</text:span><text:span text:style-name="T7">'F'</text:span><text:span text:style-name="T3">)&lt;&lt;</text:span><text:span text:style-name="T7">" <text:s text:c="5"/>"</text:span><text:span text:style-name="T3">; <text:s text:c="3"/></text:span></text:p>
      <text:p text:style-name="P51"><text:span text:style-name="T3"><text:s text:c="4"/>cout&lt;&lt; ((x^y)^x? </text:span><text:span text:style-name="T7">'T'</text:span><text:span text:style-name="T3">:</text:span><text:span text:style-name="T7">'F'</text:span><text:span text:style-name="T3">)&lt;&lt;</text:span><text:span text:style-name="T7">" <text:s text:c="6"/>"</text:span><text:span text:style-name="T3">; <text:s text:c="2"/></text:span></text:p>
      <text:p text:style-name="P51"><text:span text:style-name="T3"><text:s text:c="4"/>cout&lt;&lt; (!(x&amp;&amp;y)? </text:span><text:span text:style-name="T7">'T'</text:span><text:span text:style-name="T3">:</text:span><text:span text:style-name="T7">'F'</text:span><text:span text:style-name="T3">)&lt;&lt;</text:span><text:span text:style-name="T7">" <text:s text:c="6"/>"</text:span><text:span text:style-name="T3">; <text:s/></text:span></text:p>
      <text:p text:style-name="P51"><text:span text:style-name="T3"><text:s text:c="4"/>cout&lt;&lt; (!x||!y? </text:span><text:span text:style-name="T7">'T'</text:span><text:span text:style-name="T3">:</text:span><text:span text:style-name="T7">'F'</text:span><text:span text:style-name="T3">)&lt;&lt;</text:span><text:span text:style-name="T7">" <text:s text:c="6"/>"</text:span><text:span text:style-name="T3">; </text:span></text:p>
      <text:p text:style-name="P51"><text:span text:style-name="T3"><text:s text:c="4"/>cout&lt;&lt; (!(x||y)? </text:span><text:span text:style-name="T7">'T'</text:span><text:span text:style-name="T3">:</text:span><text:span text:style-name="T7">'F'</text:span><text:span text:style-name="T3">)&lt;&lt;</text:span><text:span text:style-name="T7">" <text:s text:c="6"/>"</text:span><text:span text:style-name="T3">; </text:span></text:p>
      <text:p text:style-name="P51"><text:span text:style-name="T3"><text:s text:c="4"/>cout&lt;&lt; (!x&amp;&amp;!y? </text:span><text:span text:style-name="T7">'T'</text:span><text:span text:style-name="T3">:</text:span><text:span text:style-name="T7">'F'</text:span><text:span text:style-name="T3">)&lt;&lt;endl; <text:s text:c="4"/></text:span></text:p>
      <text:p text:style-name="P21"><text:s text:c="8"/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1">/* </text:p>
      <text:p text:style-name="P1"><text:s/>* File: <text:s text:c="2"/>main.cpp</text:p>
      <text:p text:style-name="P1"><text:s/>* Author: Abdul-Hakim</text:p>
      <text:p text:style-name="P1"><text:s/>*Purpose: To show how to swap</text:p>
      <text:p text:style-name="P1"><text:s/>* Created on June 29, 2015, 1:18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21"/>
      <text:p text:style-name="P1">//Global Constants</text:p>
      <text:p text:style-name="P21"/>
      <text:p text:style-name="P1">//Function Prototypes</text:p>
      <text:p text:style-name="P21"/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Declare Variables</text:span></text:p>
      <text:p text:style-name="P51"><text:span text:style-name="T3"><text:s text:c="4"/></text:span><text:span text:style-name="T8">int</text:span><text:span text:style-name="T3"> a,b;</text:span></text:p>
      <text:p text:style-name="P51"><text:span text:style-name="T3"><text:s text:c="4"/></text:span><text:span text:style-name="T8">int</text:span><text:span text:style-name="T3"> min=10,max=100;</text:span></text:p>
      <text:p text:style-name="P21"><text:s text:c="4"/></text:p>
      <text:p text:style-name="P51"><text:span text:style-name="T3"><text:s text:c="4"/></text:span><text:span text:style-name="T1">//Input the values for a and b</text:span></text:p>
      <text:p text:style-name="P51"><text:span text:style-name="T3"><text:s text:c="4"/>cout&lt;&lt;</text:span><text:span text:style-name="T7">"Input 2 integer values between "</text:span><text:span text:style-name="T3">&lt;&lt;min&lt;&lt;</text:span><text:span text:style-name="T7">" and "</text:span><text:span text:style-name="T3">;</text:span></text:p>
      <text:p text:style-name="P21"><text:s text:c="4"/>cout&lt;&lt;max&lt;&lt;endl;</text:p>
      <text:p text:style-name="P21"><text:s text:c="4"/>cin&gt;&gt;a&gt;&gt;b;</text:p>
      <text:p text:style-name="P21"><text:s text:c="4"/></text:p>
      <text:p text:style-name="P51"><text:span text:style-name="T3"><text:s text:c="4"/></text:span><text:span text:style-name="T1">//Validate the results</text:span></text:p>
      <text:p text:style-name="P51"><text:span text:style-name="T3"><text:s text:c="4"/></text:span><text:span text:style-name="T8">if</text:span><text:span text:style-name="T3">(a&gt;=min &amp;&amp; a &lt;=max &amp;&amp; b&gt;=min &amp;&amp; b&lt;=max){</text:span></text:p>
      <text:p text:style-name="P51"><text:span text:style-name="T3"><text:s text:c="8"/></text:span><text:span text:style-name="T1">//Prompt the user for which swap</text:span></text:p>
      <text:p text:style-name="P51"><text:span text:style-name="T3"><text:s text:c="8"/>cout&lt;&lt;</text:span><text:span text:style-name="T7">"What swap would you like to choose?"</text:span><text:span text:style-name="T3">&lt;&lt;endl;</text:span></text:p>
      <text:p text:style-name="P51"><text:span text:style-name="T3"><text:s text:c="8"/>cout&lt;&lt;</text:span><text:span text:style-name="T7">"Storage variable -&gt; s or in-place xor -&gt; i"</text:span><text:span text:style-name="T3">&lt;&lt;endl;</text:span></text:p>
      <text:p text:style-name="P51"><text:span text:style-name="T3"><text:s text:c="8"/></text:span><text:span text:style-name="T1">//Declare the variable type</text:span></text:p>
      <text:p text:style-name="P51"><text:span text:style-name="T3"><text:s text:c="8"/></text:span><text:span text:style-name="T8">char</text:span><text:span text:style-name="T3"> type;</text:span></text:p>
      <text:p text:style-name="P21"><text:s text:c="8"/>cin&gt;&gt;type;</text:p>
      <text:p text:style-name="P51"><text:span text:style-name="T3"><text:s text:c="8"/></text:span><text:span text:style-name="T8">switch</text:span><text:span text:style-name="T3">(type){</text:span></text:p>
      <text:p text:style-name="P51"><text:span text:style-name="T3"><text:s text:c="12"/></text:span><text:span text:style-name="T8">case</text:span><text:span text:style-name="T3"> </text:span><text:span text:style-name="T7">'s'</text:span><text:span text:style-name="T3">:{</text:span></text:p>
      <text:p text:style-name="P51"><text:span text:style-name="T3"><text:s text:c="16"/></text:span><text:span text:style-name="T8">int</text:span><text:span text:style-name="T3"> temp = a;</text:span></text:p>
      <text:p text:style-name="P21"><text:s text:c="16"/>a = b;</text:p>
      <text:p text:style-name="P21"><text:s text:c="16"/>b = temp;</text:p>
      <text:p text:style-name="P51"><text:span text:style-name="T3"><text:s text:c="16"/>cout&lt;&lt;</text:span><text:span text:style-name="T7">"type is visible due to scope!"</text:span><text:span text:style-name="T3">&lt;&lt;endl;</text:span></text:p>
      <text:p text:style-name="P51"><text:span text:style-name="T3"><text:s text:c="16"/>cout&lt;&lt;</text:span><text:span text:style-name="T7">"type = "</text:span><text:span text:style-name="T3">&lt;&lt;type&lt;&lt;endl;</text:span></text:p>
      <text:p text:style-name="P51"><text:span text:style-name="T3"><text:s text:c="16"/></text:span><text:span text:style-name="T8">break</text:span><text:span text:style-name="T3">;</text:span></text:p>
      <text:p text:style-name="P21"><text:s text:c="12"/>}</text:p>
      <text:p text:style-name="P51"><text:span text:style-name="T3"><text:s text:c="12"/></text:span><text:span text:style-name="T8">case</text:span><text:span text:style-name="T3"> </text:span><text:span text:style-name="T7">'i'</text:span><text:span text:style-name="T3">:{</text:span></text:p>
      <text:p text:style-name="P21"><text:s text:c="16"/>a=a^b;</text:p>
      <text:p text:style-name="P21"><text:soft-page-break/><text:s text:c="16"/>b=a^b;</text:p>
      <text:p text:style-name="P21"><text:s text:c="16"/>a=a^b;</text:p>
      <text:p text:style-name="P51"><text:span text:style-name="T3"><text:s text:c="16"/></text:span><text:span text:style-name="T8">break</text:span><text:span text:style-name="T3">;</text:span></text:p>
      <text:p text:style-name="P21"><text:s text:c="12"/>}</text:p>
      <text:p text:style-name="P51"><text:span text:style-name="T3"><text:s text:c="12"/></text:span><text:span text:style-name="T8">default</text:span><text:span text:style-name="T3">: </text:span></text:p>
      <text:p text:style-name="P51"><text:span text:style-name="T3"><text:s text:c="16"/>cout&lt;&lt;</text:span><text:span text:style-name="T7">"You don't follow instructions"</text:span><text:span text:style-name="T3">&lt;&lt;endl;</text:span></text:p>
      <text:p text:style-name="P51"><text:span text:style-name="T3"><text:s text:c="16"/>cout&lt;&lt;</text:span><text:span text:style-name="T7">"You didn't type an s or an i"</text:span><text:span text:style-name="T3">&lt;&lt;endl;</text:span></text:p>
      <text:p text:style-name="P51"><text:span text:style-name="T3"><text:s text:c="16"/></text:span><text:span text:style-name="T8">return</text:span><text:span text:style-name="T3"> 1;</text:span></text:p>
      <text:p text:style-name="P21"><text:s text:c="8"/>}</text:p>
      <text:p text:style-name="P51"><text:span text:style-name="T3"><text:s text:c="4"/>}</text:span><text:span text:style-name="T8">else</text:span><text:span text:style-name="T3">{</text:span></text:p>
      <text:p text:style-name="P51"><text:span text:style-name="T3"><text:s text:c="8"/>cout&lt;&lt;</text:span><text:span text:style-name="T7">"You don't follow instructions"</text:span><text:span text:style-name="T3">&lt;&lt;endl;</text:span></text:p>
      <text:p text:style-name="P51"><text:span text:style-name="T3"><text:s text:c="8"/>cout&lt;&lt;</text:span><text:span text:style-name="T7">"Values not between range given"</text:span><text:span text:style-name="T3">&lt;&lt;endl;</text:span></text:p>
      <text:p text:style-name="P21"><text:s text:c="8"/></text:p>
      <text:p text:style-name="P51"><text:span text:style-name="T3"><text:s text:c="8"/>cout&lt;&lt;</text:span><text:span text:style-name="T7">"No swap for you"</text:span><text:span text:style-name="T3">&lt;&lt;endl;</text:span></text:p>
      <text:p text:style-name="P51"><text:span text:style-name="T3"><text:s text:c="8"/></text:span><text:span text:style-name="T8">return</text:span><text:span text:style-name="T3"> 1;</text:span></text:p>
      <text:p text:style-name="P21"><text:s text:c="4"/>}</text:p>
      <text:p text:style-name="P21"><text:s text:c="4"/></text:p>
      <text:p text:style-name="P51"><text:span text:style-name="T3"><text:s text:c="4"/></text:span><text:span text:style-name="T1">//Output the results for the swap</text:span></text:p>
      <text:p text:style-name="P51"><text:span text:style-name="T3"><text:s text:c="4"/>cout&lt;&lt;</text:span><text:span text:style-name="T7">"old a <text:s/>= "</text:span><text:span text:style-name="T3">&lt;&lt;b&lt;&lt;</text:span><text:span text:style-name="T7">", new a = "</text:span><text:span text:style-name="T3">&lt;&lt;a&lt;&lt;endl;</text:span></text:p>
      <text:p text:style-name="P51"><text:span text:style-name="T3"><text:s text:c="4"/>cout&lt;&lt;</text:span><text:span text:style-name="T7">"old b <text:s/>= "</text:span><text:span text:style-name="T3">&lt;&lt;a&lt;&lt;</text:span><text:span text:style-name="T7">", new b = "</text:span><text:span text:style-name="T3">&lt;&lt;b&lt;&lt;endl;</text:span></text:p>
      <text:p text:style-name="P21"><text:s text:c="4"/></text:p>
      <text:p text:style-name="P51"><text:span text:style-name="T3"><text:s text:c="4"/></text:span><text:span text:style-name="T1">//Exit stage right!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1">/* </text:p>
      <text:p text:style-name="P1"><text:s/>* File: <text:s text:c="2"/>main.cpp</text:p>
      <text:p text:style-name="P1"><text:s/>* Author: Abdul Hakim Abbas</text:p>
      <text:p text:style-name="P1"><text:s/>*</text:p>
      <text:p text:style-name="P1"><text:s/>* Created on June 30, 2015, 12:57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manip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ctime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21"/>
      <text:p text:style-name="P1">//Global Constants</text:p>
      <text:p text:style-name="P21"/>
      <text:p text:style-name="P1">//Function Prototypes</text:p>
      <text:p text:style-name="P21"/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21"><text:s text:c="4"/></text:p>
      <text:p text:style-name="P51"><text:span text:style-name="T3"><text:s text:c="4"/></text:span><text:span text:style-name="T1">//Set the random seed</text:span></text:p>
      <text:p text:style-name="P51"><text:span text:style-name="T3"><text:s text:c="4"/>srand(</text:span><text:span text:style-name="T8">static_cast</text:span><text:span text:style-name="T3">&lt;</text:span><text:span text:style-name="T8">unsigned</text:span><text:span text:style-name="T3"> </text:span><text:span text:style-name="T8">int</text:span><text:span text:style-name="T3">&gt;(time(0)));</text:span></text:p>
      <text:p text:style-name="P51"><text:span text:style-name="T3"><text:s text:c="4"/></text:span><text:span text:style-name="T1">//Declare variables</text:span></text:p>
      <text:p text:style-name="P51"><text:span text:style-name="T3"><text:s text:c="4"/></text:span><text:span text:style-name="T8">unsigned</text:span><text:span text:style-name="T3"> </text:span><text:span text:style-name="T8">short</text:span><text:span text:style-name="T3"> op1,op2,result,answer;</text:span></text:p>
      <text:p text:style-name="P51"><text:span text:style-name="T3"><text:s text:c="4"/></text:span><text:span text:style-name="T8">char</text:span><text:span text:style-name="T3"> op;</text:span></text:p>
      <text:p text:style-name="P51"><text:span text:style-name="T3"><text:s text:c="4"/></text:span><text:span text:style-name="T8">bool</text:span><text:span text:style-name="T3"> doAgain;</text:span></text:p>
      <text:p text:style-name="P21"><text:s text:c="4"/></text:p>
      <text:p text:style-name="P51"><text:span text:style-name="T3"><text:s text:c="4"/></text:span><text:span text:style-name="T1">//Loop based upon continuing to play with the math tutor</text:span></text:p>
      <text:p text:style-name="P51"><text:span text:style-name="T3"><text:s text:c="4"/></text:span><text:span text:style-name="T8">do</text:span><text:span text:style-name="T3">{</text:span></text:p>
      <text:p text:style-name="P51"><text:span text:style-name="T3"><text:s text:c="8"/></text:span><text:span text:style-name="T1">//Determine op1/op2</text:span></text:p>
      <text:p text:style-name="P51"><text:span text:style-name="T3"><text:s text:c="8"/>op1=rand()%900+100;</text:span><text:span text:style-name="T1">//[100-999];</text:span></text:p>
      <text:p text:style-name="P51"><text:soft-page-break/><text:span text:style-name="T3"><text:s text:c="8"/>op2=rand()%900+100;</text:span><text:span text:style-name="T1">//[100-999];</text:span></text:p>
      <text:p text:style-name="P21"><text:s text:c="8"/>op=rand()%5;</text:p>
      <text:p text:style-name="P51"><text:span text:style-name="T3"><text:s text:c="8"/></text:span><text:span text:style-name="T1">//Display the problem</text:span></text:p>
      <text:p text:style-name="P21"><text:s text:c="8"/>cout&lt;&lt;setw(6)&lt;&lt;op1&lt;&lt;endl;</text:p>
      <text:p text:style-name="P51"><text:span text:style-name="T3"><text:s text:c="8"/></text:span><text:span text:style-name="T8">switch</text:span><text:span text:style-name="T3">(op){</text:span></text:p>
      <text:p text:style-name="P51"><text:span text:style-name="T3"><text:s text:c="12"/></text:span><text:span text:style-name="T8">case</text:span><text:span text:style-name="T3"> 0:{</text:span></text:p>
      <text:p text:style-name="P51"><text:span text:style-name="T3"><text:s text:c="16"/>cout&lt;&lt;</text:span><text:span text:style-name="T7">" + "</text:span><text:span text:style-name="T3">&lt;&lt;op2&lt;&lt;endl;</text:span></text:p>
      <text:p text:style-name="P21"><text:s text:c="16"/>answer=op1+op2;</text:p>
      <text:p text:style-name="P51"><text:span text:style-name="T3"><text:s text:c="16"/></text:span><text:span text:style-name="T8">break</text:span><text:span text:style-name="T3">;</text:span></text:p>
      <text:p text:style-name="P21"><text:s text:c="12"/>}</text:p>
      <text:p text:style-name="P51"><text:span text:style-name="T3"><text:s text:c="12"/></text:span><text:span text:style-name="T8">case</text:span><text:span text:style-name="T3"> 1:{</text:span></text:p>
      <text:p text:style-name="P51"><text:span text:style-name="T3"><text:s text:c="16"/>cout&lt;&lt;</text:span><text:span text:style-name="T7">" - "</text:span><text:span text:style-name="T3">&lt;&lt;op2&lt;&lt;endl;</text:span></text:p>
      <text:p text:style-name="P21"><text:s text:c="16"/>answer=op1-op2;</text:p>
      <text:p text:style-name="P51"><text:span text:style-name="T3"><text:s text:c="16"/></text:span><text:span text:style-name="T8">break</text:span><text:span text:style-name="T3">;</text:span></text:p>
      <text:p text:style-name="P21"><text:s text:c="12"/>}</text:p>
      <text:p text:style-name="P51"><text:span text:style-name="T3"><text:s text:c="12"/></text:span><text:span text:style-name="T8">case</text:span><text:span text:style-name="T3"> 2:{</text:span></text:p>
      <text:p text:style-name="P51"><text:span text:style-name="T3"><text:s text:c="16"/>cout&lt;&lt;</text:span><text:span text:style-name="T7">" * "</text:span><text:span text:style-name="T3">&lt;&lt;op2&lt;&lt;endl;</text:span></text:p>
      <text:p text:style-name="P21"><text:s text:c="16"/>answer=op1*op2;</text:p>
      <text:p text:style-name="P51"><text:span text:style-name="T3"><text:s text:c="16"/></text:span><text:span text:style-name="T8">break</text:span><text:span text:style-name="T3">;</text:span></text:p>
      <text:p text:style-name="P21"><text:s text:c="12"/>}</text:p>
      <text:p text:style-name="P51"><text:span text:style-name="T3"><text:s text:c="12"/></text:span><text:span text:style-name="T8">case</text:span><text:span text:style-name="T3"> 3:{</text:span></text:p>
      <text:p text:style-name="P51"><text:span text:style-name="T3"><text:s text:c="16"/>cout&lt;&lt;</text:span><text:span text:style-name="T7">" / "</text:span><text:span text:style-name="T3">&lt;&lt;op2&lt;&lt;endl;</text:span></text:p>
      <text:p text:style-name="P21"><text:s text:c="16"/>answer=op1/op2;</text:p>
      <text:p text:style-name="P51"><text:span text:style-name="T3"><text:s text:c="16"/></text:span><text:span text:style-name="T8">break</text:span><text:span text:style-name="T3">;</text:span></text:p>
      <text:p text:style-name="P21"><text:s text:c="12"/>}</text:p>
      <text:p text:style-name="P51"><text:span text:style-name="T3"><text:s text:c="12"/></text:span><text:span text:style-name="T8">case</text:span><text:span text:style-name="T3"> 4:{</text:span></text:p>
      <text:p text:style-name="P51"><text:span text:style-name="T3"><text:s text:c="16"/>cout&lt;&lt;</text:span><text:span text:style-name="T7">" % "</text:span><text:span text:style-name="T3">&lt;&lt;op2&lt;&lt;endl;</text:span></text:p>
      <text:p text:style-name="P21"><text:s text:c="16"/>answer=op1%op2;</text:p>
      <text:p text:style-name="P51"><text:span text:style-name="T3"><text:s text:c="16"/></text:span><text:span text:style-name="T8">break</text:span><text:span text:style-name="T3">;</text:span></text:p>
      <text:p text:style-name="P21"><text:s text:c="12"/>}</text:p>
      <text:p text:style-name="P21"><text:s text:c="8"/>}</text:p>
      <text:p text:style-name="P51"><text:span text:style-name="T3"><text:s text:c="8"/>cout&lt;&lt;</text:span><text:span text:style-name="T7">"------"</text:span><text:span text:style-name="T3">&lt;&lt;endl;</text:span></text:p>
      <text:p text:style-name="P51"><text:span text:style-name="T3"><text:s text:c="8"/></text:span><text:span text:style-name="T1">//Input the value for the sum</text:span></text:p>
      <text:p text:style-name="P21"><text:s text:c="8"/>cin&gt;&gt;result;</text:p>
      <text:p text:style-name="P51"><text:span text:style-name="T3"><text:s text:c="8"/></text:span><text:span text:style-name="T1">//If correct output Congratulations else try again?</text:span></text:p>
      <text:p text:style-name="P51"><text:span text:style-name="T3"><text:s text:c="8"/></text:span><text:span text:style-name="T8">if</text:span><text:span text:style-name="T3">(result==answer){</text:span></text:p>
      <text:p text:style-name="P51"><text:span text:style-name="T3"><text:s text:c="12"/>cout&lt;&lt;endl&lt;&lt;</text:span><text:span text:style-name="T7">"Congratulations"</text:span><text:span text:style-name="T3">&lt;&lt;endl;</text:span></text:p>
      <text:p text:style-name="P51"><text:span text:style-name="T3"><text:s text:c="8"/>}</text:span><text:span text:style-name="T8">else</text:span><text:span text:style-name="T3">{</text:span></text:p>
      <text:p text:style-name="P51"><text:span text:style-name="T3"><text:s text:c="12"/>cout&lt;&lt;endl&lt;&lt;</text:span><text:span text:style-name="T7">"Wrong Answer"</text:span><text:span text:style-name="T3">&lt;&lt;endl;</text:span></text:p>
      <text:p text:style-name="P51"><text:span text:style-name="T3"><text:s text:c="12"/>cout&lt;&lt;</text:span><text:span text:style-name="T7">"The answer was = "</text:span><text:span text:style-name="T3">&lt;&lt;answer&lt;&lt;endl;</text:span></text:p>
      <text:p text:style-name="P21"><text:s text:c="8"/>}</text:p>
      <text:p text:style-name="P51"><text:span text:style-name="T3"><text:s text:c="8"/></text:span><text:span text:style-name="T1">//Prompt if they would like to continue</text:span></text:p>
      <text:p text:style-name="P51"><text:span text:style-name="T3"><text:s text:c="8"/>cout&lt;&lt;endl&lt;&lt;</text:span><text:span text:style-name="T7">"Would you like to continue y/n"</text:span><text:span text:style-name="T3">&lt;&lt;endl;</text:span></text:p>
      <text:p text:style-name="P51"><text:span text:style-name="T3"><text:s text:c="8"/></text:span><text:span text:style-name="T8">char</text:span><text:span text:style-name="T3"> response;</text:span></text:p>
      <text:p text:style-name="P21"><text:s text:c="8"/>cin&gt;&gt;response;</text:p>
      <text:p text:style-name="P51"><text:span text:style-name="T3"><text:s text:c="8"/></text:span><text:span text:style-name="T8">if</text:span><text:span text:style-name="T3">(response==</text:span><text:span text:style-name="T7">'y'</text:span><text:span text:style-name="T3">)doAgain=</text:span><text:span text:style-name="T8">true</text:span><text:span text:style-name="T3">;</text:span></text:p>
      <text:p text:style-name="P51"><text:span text:style-name="T3"><text:s text:c="8"/></text:span><text:span text:style-name="T8">else</text:span><text:span text:style-name="T3"> doAgain=</text:span><text:span text:style-name="T8">false</text:span><text:span text:style-name="T3">;</text:span></text:p>
      <text:p text:style-name="P51"><text:span text:style-name="T3"><text:s text:c="4"/>}</text:span><text:span text:style-name="T8">while</text:span><text:span text:style-name="T3">(doAgain);</text:span></text:p>
      <text:p text:style-name="P21"/>
      <text:p text:style-name="P51"><text:span text:style-name="T3"><text:s text:c="4"/></text:span><text:span text:style-name="T1">//Exit Stage Right!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1"/>
      <text:p text:style-name="P1">/* </text:p>
      <text:p text:style-name="P1"><text:s/>* File: <text:s text:c="2"/>main.cpp</text:p>
      <text:p text:style-name="P1"><text:s/>* Author: Abdul Hakim Abbas</text:p>
      <text:p text:style-name="P1"><text:s/>* Purpose: How many bars can some eat with out gaining weight</text:p>
      <text:p text:style-name="P1"><text:s/>* Created on June 30, 2015, 12:12 PM</text:p>
      <text:p text:style-name="P1"><text:s/>*/</text:p>
      <text:p text:style-name="P1"><text:soft-page-break/></text:p>
      <text:p text:style-name="P1">//System Libraries</text:p>
      <text:p text:style-name="P51"><text:span text:style-name="T2">#include</text:span><text:span text:style-name="T3"> </text:span><text:span text:style-name="T7">&lt;fstream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21"/>
      <text:p text:style-name="P1">//Global Constants</text:p>
      <text:p text:style-name="P21"/>
      <text:p text:style-name="P1">//Function Prototypes</text:p>
      <text:p text:style-name="P21"/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21"><text:s text:c="4"/></text:p>
      <text:p text:style-name="P51"><text:span text:style-name="T3"><text:s text:c="4"/></text:span><text:span text:style-name="T1">//Declare variables</text:span></text:p>
      <text:p text:style-name="P51"><text:span text:style-name="T3"><text:s text:c="4"/></text:span><text:span text:style-name="T8">unsigned</text:span><text:span text:style-name="T3"> </text:span><text:span text:style-name="T8">short</text:span><text:span text:style-name="T3"> wtLbs, htInch, ageYrs, bmr;</text:span></text:p>
      <text:p text:style-name="P51"><text:span text:style-name="T3"><text:s text:c="4"/></text:span><text:span text:style-name="T8">unsigned</text:span><text:span text:style-name="T3"> </text:span><text:span text:style-name="T8">char</text:span><text:span text:style-name="T3"> <text:s/>nChcBar,calChoc=230;</text:span></text:p>
      <text:p text:style-name="P51"><text:span text:style-name="T3"><text:s text:c="4"/></text:span><text:span text:style-name="T8">char</text:span><text:span text:style-name="T3"> sex;</text:span></text:p>
      <text:p text:style-name="P21"><text:s text:c="4"/>ifstream input;</text:p>
      <text:p text:style-name="P21"><text:s text:c="4"/></text:p>
      <text:p text:style-name="P51"><text:span text:style-name="T3"><text:s text:c="4"/></text:span><text:span text:style-name="T1">//Loop as long as we have data</text:span></text:p>
      <text:p text:style-name="P51"><text:span text:style-name="T3"><text:s text:c="4"/>input.open(</text:span><text:span text:style-name="T7">"bmr.dat"</text:span><text:span text:style-name="T3">);</text:span></text:p>
      <text:p text:style-name="P51"><text:span text:style-name="T3"><text:s text:c="4"/></text:span><text:span text:style-name="T1">//Exhaust the data in the file</text:span></text:p>
      <text:p text:style-name="P51"><text:span text:style-name="T3"><text:s text:c="4"/></text:span><text:span text:style-name="T1">//while(!input.eof()){</text:span></text:p>
      <text:p text:style-name="P51"><text:span text:style-name="T3"><text:s text:c="4"/></text:span><text:span text:style-name="T8">while</text:span><text:span text:style-name="T3">(input&gt;&gt;sex&gt;&gt;wtLbs&gt;&gt;htInch&gt;&gt;ageYrs){</text:span></text:p>
      <text:p text:style-name="P51"><text:span text:style-name="T3"><text:s text:c="8"/></text:span><text:span text:style-name="T1">//Read from file</text:span></text:p>
      <text:p text:style-name="P51"><text:span text:style-name="T3"><text:s text:c="8"/></text:span><text:span text:style-name="T1">//input&gt;&gt;sex&gt;&gt;wtLbs&gt;&gt;htInch&gt;&gt;ageYrs;</text:span></text:p>
      <text:p text:style-name="P51"><text:span text:style-name="T3"><text:s text:c="8"/></text:span><text:span text:style-name="T1">//Calculate BMR due to Sex</text:span></text:p>
      <text:p text:style-name="P51"><text:span text:style-name="T3"><text:s text:c="8"/></text:span><text:span text:style-name="T8">if</text:span><text:span text:style-name="T3">(sex==</text:span><text:span text:style-name="T7">'F'</text:span><text:span text:style-name="T3">){</text:span></text:p>
      <text:p text:style-name="P21"><text:s text:c="12"/>bmr=655+4.3*wtLbs+4.7*htInch-4.7*ageYrs;</text:p>
      <text:p text:style-name="P51"><text:span text:style-name="T3"><text:s text:c="8"/>}</text:span><text:span text:style-name="T8">else</text:span><text:span text:style-name="T3">{</text:span></text:p>
      <text:p text:style-name="P21"><text:s text:c="12"/>bmr=66+6.3*wtLbs+12.9*htInch-6.8*ageYrs;</text:p>
      <text:p text:style-name="P21"><text:s text:c="8"/>}</text:p>
      <text:p text:style-name="P51"><text:span text:style-name="T3"><text:s text:c="8"/></text:span><text:span text:style-name="T1">//What is the equivalent number of chocolate bars</text:span></text:p>
      <text:p text:style-name="P21"><text:s text:c="8"/>nChcBar=bmr/calChoc;</text:p>
      <text:p text:style-name="P51"><text:span text:style-name="T3"><text:s text:c="8"/></text:span><text:span text:style-name="T1">//Output the results</text:span></text:p>
      <text:p text:style-name="P51"><text:span text:style-name="T3"><text:s text:c="8"/>cout&lt;&lt;</text:span><text:span text:style-name="T7">"Sex = "</text:span><text:span text:style-name="T3">&lt;&lt;sex&lt;&lt;endl;</text:span></text:p>
      <text:p text:style-name="P51"><text:span text:style-name="T3"><text:s text:c="8"/>cout&lt;&lt;</text:span><text:span text:style-name="T7">"Wt <text:s/>= "</text:span><text:span text:style-name="T3">&lt;&lt;wtLbs&lt;&lt;</text:span><text:span text:style-name="T7">"(lbs)"</text:span><text:span text:style-name="T3">&lt;&lt;endl;</text:span></text:p>
      <text:p text:style-name="P51"><text:span text:style-name="T3"><text:s text:c="8"/>cout&lt;&lt;</text:span><text:span text:style-name="T7">"Ht <text:s/>= "</text:span><text:span text:style-name="T3">&lt;&lt;htInch&lt;&lt;</text:span><text:span text:style-name="T7">"(inches)"</text:span><text:span text:style-name="T3">&lt;&lt;endl;</text:span></text:p>
      <text:p text:style-name="P51"><text:span text:style-name="T3"><text:s text:c="8"/>cout&lt;&lt;</text:span><text:span text:style-name="T7">"Age = "</text:span><text:span text:style-name="T3">&lt;&lt;ageYrs&lt;&lt;</text:span><text:span text:style-name="T7">"(years)"</text:span><text:span text:style-name="T3">&lt;&lt;endl;</text:span></text:p>
      <text:p text:style-name="P51"><text:span text:style-name="T3"><text:s text:c="8"/>cout&lt;&lt;</text:span><text:span text:style-name="T7">"Your BMR = "</text:span><text:span text:style-name="T3">&lt;&lt;bmr&lt;&lt;</text:span><text:span text:style-name="T7">"(cal)"</text:span><text:span text:style-name="T3">&lt;&lt;endl;</text:span></text:p>
      <text:p text:style-name="P51"><text:span text:style-name="T3"><text:s text:c="8"/>cout&lt;&lt;</text:span><text:span text:style-name="T7">"Number of candy bars you may consume = "</text:span></text:p>
      <text:p text:style-name="P51"><text:span text:style-name="T3"><text:s text:c="16"/>&lt;&lt;</text:span><text:span text:style-name="T8">static_cast</text:span><text:span text:style-name="T3">&lt;</text:span><text:span text:style-name="T8">int</text:span><text:span text:style-name="T3">&gt;(nChcBar)&lt;&lt;endl;</text:span></text:p>
      <text:p text:style-name="P21"><text:s text:c="8"/>cout&lt;&lt;endl&lt;&lt;endl;</text:p>
      <text:p text:style-name="P21"><text:s text:c="4"/>}</text:p>
      <text:p text:style-name="P21"><text:s text:c="4"/></text:p>
      <text:p text:style-name="P51"><text:span text:style-name="T3"><text:s text:c="4"/></text:span><text:span text:style-name="T1">//Exit stage right!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1"/>
      <text:p text:style-name="P1">/* </text:p>
      <text:p text:style-name="P1"><text:s/>* File: <text:s text:c="2"/>main.cpp</text:p>
      <text:p text:style-name="P1"><text:s/>* Author: Abdul Hakim Abbas</text:p>
      <text:p text:style-name="P1"><text:s/>* Purpose: To find exact and approximate values</text:p>
      <text:p text:style-name="P1"><text:s/>* Created on July 1, 2015, 12:32 PM</text:p>
      <text:p text:style-name="P1"><text:s/>*/</text:p>
      <text:p text:style-name="P21"/>
      <text:p text:style-name="P1">//System Libraries</text:p>
      <text:p text:style-name="P51"><text:soft-page-break/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cmath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21"/>
      <text:p text:style-name="P1">//Global Constants</text:p>
      <text:p text:style-name="P51"><text:span text:style-name="T8">const</text:span><text:span text:style-name="T3"> </text:span><text:span text:style-name="T8">float</text:span><text:span text:style-name="T3"> PI=4*atan(1);</text:span></text:p>
      <text:p text:style-name="P21"/>
      <text:p text:style-name="P1">//Function Prototypes</text:p>
      <text:p text:style-name="P21"/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Declare and initialize variables</text:span></text:p>
      <text:p text:style-name="P51"><text:span text:style-name="T3"><text:s text:c="4"/></text:span><text:span text:style-name="T8">int</text:span><text:span text:style-name="T3"> nTerms=200000000;</text:span></text:p>
      <text:p text:style-name="P51"><text:span text:style-name="T3"><text:s text:c="4"/></text:span><text:span text:style-name="T8">float</text:span><text:span text:style-name="T3"> apprxPI=1;</text:span></text:p>
      <text:p text:style-name="P21"><text:s text:c="4"/></text:p>
      <text:p text:style-name="P51"><text:span text:style-name="T3"><text:s text:c="4"/></text:span><text:span text:style-name="T1">//Now calculate PI with a for-loop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3,nTerm=1;nTerm&lt;=nTerms;i+=4,nTerm+=2){</text:span></text:p>
      <text:p text:style-name="P21"><text:s text:c="8"/>apprxPI+=(-1.0f/i+1.0f/(i+2));</text:p>
      <text:p text:style-name="P21"><text:s text:c="4"/>}</text:p>
      <text:p text:style-name="P21"><text:s text:c="4"/>apprxPI*=4;</text:p>
      <text:p text:style-name="P21"><text:s text:c="4"/></text:p>
      <text:p text:style-name="P51"><text:span text:style-name="T3"><text:s text:c="4"/></text:span><text:span text:style-name="T1">//Output the results and compare</text:span></text:p>
      <text:p text:style-name="P21"><text:s text:c="4"/>cout&lt;&lt;fixed&lt;&lt;showpoint&lt;&lt;setprecision(15);</text:p>
      <text:p text:style-name="P51"><text:span text:style-name="T3"><text:s text:c="4"/>cout&lt;&lt;</text:span><text:span text:style-name="T7">"Exact Value of PI = "</text:span><text:span text:style-name="T3">&lt;&lt;PI&lt;&lt;endl;</text:span></text:p>
      <text:p text:style-name="P51"><text:span text:style-name="T3"><text:s text:c="4"/>cout&lt;&lt;</text:span><text:span text:style-name="T7">"The approximate value of PI = "</text:span><text:span text:style-name="T3">&lt;&lt;apprxPI&lt;&lt;endl;</text:span></text:p>
      <text:p text:style-name="P21"><text:s text:c="4"/></text:p>
      <text:p text:style-name="P51"><text:span text:style-name="T3"><text:s text:c="4"/></text:span><text:span text:style-name="T1">//Exit stage right!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1"/>
      <text:p text:style-name="P1">/* </text:p>
      <text:p text:style-name="P1"><text:s/>* File: <text:s text:c="2"/>main.cpp</text:p>
      <text:p text:style-name="P1"><text:s/>* Author: Abdul Hakim Abbas</text:p>
      <text:p text:style-name="P1"><text:s/>* Purpose: <text:s/>Monthly Payments</text:p>
      <text:p text:style-name="P1"><text:s/>* Created on July 1, 2015, 11:05 A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21"/>
      <text:p text:style-name="P1">//Global Constants</text:p>
      <text:p text:style-name="P21"/>
      <text:p text:style-name="P1">//Function Prototypes</text:p>
      <text:p text:style-name="P21"/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Declare Variables</text:span></text:p>
      <text:p text:style-name="P51"><text:span text:style-name="T3"><text:s text:c="4"/></text:span><text:span text:style-name="T8">unsigned</text:span><text:span text:style-name="T3"> </text:span><text:span text:style-name="T8">char</text:span><text:span text:style-name="T3"> nMonths=36; </text:span><text:span text:style-name="T1">//Number of Months to payoff loan</text:span></text:p>
      <text:p text:style-name="P51"><text:span text:style-name="T3"><text:s text:c="4"/></text:span><text:span text:style-name="T8">unsigned</text:span><text:span text:style-name="T3"> </text:span><text:span text:style-name="T8">short</text:span><text:span text:style-name="T3"> loan=10000;</text:span><text:span text:style-name="T1">//Loan Amount in $'s</text:span></text:p>
      <text:p text:style-name="P51"><text:span text:style-name="T3"><text:s text:c="4"/></text:span><text:span text:style-name="T8">float</text:span><text:span text:style-name="T3"> ir=0.01f; <text:s text:c="10"/></text:span><text:span text:style-name="T1">//Interest Rate per Month</text:span></text:p>
      <text:p text:style-name="P51"><text:span text:style-name="T3"><text:s text:c="4"/></text:span><text:span text:style-name="T8">float</text:span><text:span text:style-name="T3"> mnthPay; <text:s text:c="11"/></text:span><text:span text:style-name="T1">//Monthly Payment in $'s</text:span></text:p>
      <text:p text:style-name="P51"><text:span text:style-name="T3"><text:s text:c="4"/></text:span><text:span text:style-name="T8">float</text:span><text:span text:style-name="T3"> temp=1.0f; <text:s text:c="9"/></text:span><text:span text:style-name="T1">//Intermediate value found in Monthly Payment equation</text:span></text:p>
      <text:p text:style-name="P51"><text:soft-page-break/><text:span text:style-name="T3"><text:s text:c="4"/></text:span><text:span text:style-name="T8">float</text:span><text:span text:style-name="T3"> cstLoan; <text:s text:c="11"/></text:span><text:span text:style-name="T1">//Cost of the loan in $'s</text:span></text:p>
      <text:p text:style-name="P51"><text:span text:style-name="T3"><text:s text:c="4"/></text:span><text:span text:style-name="T8">float</text:span><text:span text:style-name="T3"> totCost; <text:s text:c="11"/></text:span><text:span text:style-name="T1">//Total paid back to lender</text:span></text:p>
      <text:p text:style-name="P21"><text:s text:c="4"/></text:p>
      <text:p text:style-name="P51"><text:span text:style-name="T3"><text:s text:c="4"/></text:span><text:span text:style-name="T1">//Calculate the intermediate value</text:span></text:p>
      <text:p text:style-name="P51"><text:span text:style-name="T3"><text:s text:c="4"/></text:span><text:span text:style-name="T8">float</text:span><text:span text:style-name="T3"> onePlsi=(1+ir);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months=1;months&lt;=nMonths;months++){</text:span></text:p>
      <text:p text:style-name="P21"><text:s text:c="8"/>temp*=onePlsi;</text:p>
      <text:p text:style-name="P21"><text:s text:c="4"/>}</text:p>
      <text:p text:style-name="P21"><text:s text:c="4"/></text:p>
      <text:p text:style-name="P51"><text:span text:style-name="T3"><text:s text:c="4"/></text:span><text:span text:style-name="T1">//Calculate the monthly payment</text:span></text:p>
      <text:p text:style-name="P21"><text:s text:c="4"/>mnthPay=ir*temp*loan/(temp-1);</text:p>
      <text:p text:style-name="P51"><text:span text:style-name="T3"><text:s text:c="4"/>mnthPay=</text:span><text:span text:style-name="T8">static_cast</text:span><text:span text:style-name="T3">&lt;</text:span><text:span text:style-name="T8">int</text:span><text:span text:style-name="T3">&gt;(mnthPay*100)/100.0f;</text:span><text:span text:style-name="T1">//Exact amount in pennies</text:span></text:p>
      <text:p text:style-name="P21"><text:s text:c="4"/>totCost=nMonths*mnthPay;</text:p>
      <text:p text:style-name="P21"><text:s text:c="4"/>cstLoan=totCost-loan;</text:p>
      <text:p text:style-name="P21"><text:s text:c="4"/></text:p>
      <text:p text:style-name="P51"><text:span text:style-name="T3"><text:s text:c="4"/></text:span><text:span text:style-name="T1">//Output the results</text:span></text:p>
      <text:p text:style-name="P21"><text:s text:c="4"/>cout.setf(ios::fixed);</text:p>
      <text:p text:style-name="P21"><text:s text:c="4"/>cout.setf(ios::showpoint);</text:p>
      <text:p text:style-name="P21"><text:s text:c="4"/>cout.precision(2);</text:p>
      <text:p text:style-name="P51"><text:span text:style-name="T3"><text:s text:c="4"/>cout&lt;&lt;</text:span><text:span text:style-name="T7">"Loan Amount: <text:s text:c="9"/>$"</text:span><text:span text:style-name="T3">&lt;&lt;setw(8)&lt;&lt;loan*1.0f&lt;&lt;endl;</text:span></text:p>
      <text:p text:style-name="P51"><text:span text:style-name="T3"><text:s text:c="4"/>cout&lt;&lt;</text:span><text:span text:style-name="T7">"Monthly Interest Rate: "</text:span><text:span text:style-name="T3">&lt;&lt;setw(8)&lt;&lt;ir*100&lt;&lt;</text:span><text:span text:style-name="T7">"%"</text:span><text:span text:style-name="T3">&lt;&lt;endl;</text:span></text:p>
      <text:p text:style-name="P51"><text:span text:style-name="T3"><text:s text:c="4"/>cout&lt;&lt;</text:span><text:span text:style-name="T7">"Number of Payments: <text:s text:c="3"/>"</text:span><text:span text:style-name="T3">&lt;&lt;setw(8)&lt;&lt;</text:span><text:span text:style-name="T8">static_cast</text:span><text:span text:style-name="T3">&lt;</text:span><text:span text:style-name="T8">int</text:span><text:span text:style-name="T3">&gt;(nMonths)&lt;&lt;endl;</text:span></text:p>
      <text:p text:style-name="P51"><text:span text:style-name="T3"><text:s text:c="4"/>cout&lt;&lt;</text:span><text:span text:style-name="T7">"Monthly Payment: <text:s text:c="5"/>$"</text:span><text:span text:style-name="T3">&lt;&lt;setw(8)&lt;&lt;mnthPay&lt;&lt;endl;</text:span></text:p>
      <text:p text:style-name="P51"><text:span text:style-name="T3"><text:s text:c="4"/>cout&lt;&lt;</text:span><text:span text:style-name="T7">"Amount Paid Back: <text:s text:c="4"/>$"</text:span><text:span text:style-name="T3">&lt;&lt;setw(8)&lt;&lt;totCost&lt;&lt;endl;</text:span></text:p>
      <text:p text:style-name="P51"><text:span text:style-name="T3"><text:s text:c="4"/>cout&lt;&lt;</text:span><text:span text:style-name="T7">"Interest Paid: <text:s text:c="7"/>$"</text:span><text:span text:style-name="T3">&lt;&lt;setw(8)&lt;&lt;cstLoan&lt;&lt;endl;</text:span></text:p>
      <text:p text:style-name="P21"><text:s text:c="4"/></text:p>
      <text:p text:style-name="P51"><text:span text:style-name="T3"><text:s text:c="4"/></text:span><text:span text:style-name="T1">//Exit stage right!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1">/* </text:p>
      <text:p text:style-name="P1"><text:s/>* File: <text:s text:c="2"/>main.cpp</text:p>
      <text:p text:style-name="P1"><text:s/>* Author: Abdul-Hakim</text:p>
      <text:p text:style-name="P1"><text:s/>* Purpose: For finding the factorial</text:p>
      <text:p text:style-name="P1"><text:s/>* Created on July 2, 2015, 12:14 PM</text:p>
      <text:p text:style-name="P1"><text:s/>*/</text:p>
      <text:p text:style-name="P21"/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21"/>
      <text:p text:style-name="P1">//Global Constants</text:p>
      <text:p text:style-name="P21"/>
      <text:p text:style-name="P1">//Function Prototypes</text:p>
      <text:p text:style-name="P21"/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{</text:span></text:p>
      <text:p text:style-name="P51"><text:span text:style-name="T3"><text:s text:c="4"/></text:span><text:span text:style-name="T1">//Declare our variables</text:span></text:p>
      <text:p text:style-name="P51"><text:span text:style-name="T3"><text:s text:c="4"/></text:span><text:span text:style-name="T8">float</text:span><text:span text:style-name="T3"> fact=1;</text:span></text:p>
      <text:p text:style-name="P51"><text:span text:style-name="T3"><text:s text:c="4"/></text:span><text:span text:style-name="T8">unsigned</text:span><text:span text:style-name="T3"> </text:span><text:span text:style-name="T8">char</text:span><text:span text:style-name="T3"> n=34;</text:span></text:p>
      <text:p text:style-name="P21"><text:s text:c="4"/></text:p>
      <text:p text:style-name="P51"><text:span text:style-name="T3"><text:s text:c="4"/></text:span><text:span text:style-name="T1">//Loop and find the n!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1;i&lt;=n;i++){</text:span></text:p>
      <text:p text:style-name="P21"><text:s text:c="8"/>fact*=i;</text:p>
      <text:p text:style-name="P21"><text:s text:c="4"/>}</text:p>
      <text:p text:style-name="P21"><text:soft-page-break/><text:s text:c="4"/></text:p>
      <text:p text:style-name="P51"><text:span text:style-name="T3"><text:s text:c="4"/></text:span><text:span text:style-name="T1">//Output the result</text:span></text:p>
      <text:p text:style-name="P51"><text:span text:style-name="T3"><text:s text:c="4"/>cout&lt;&lt;</text:span><text:span text:style-name="T8">static_cast</text:span><text:span text:style-name="T3">&lt;</text:span><text:span text:style-name="T8">int</text:span><text:span text:style-name="T3">&gt;(n)&lt;&lt;</text:span><text:span text:style-name="T7">"!="</text:span><text:span text:style-name="T3">&lt;&lt;fact&lt;&lt;endl;</text:span></text:p>
      <text:p text:style-name="P21"><text:s text:c="4"/></text:p>
      <text:p text:style-name="P51"><text:span text:style-name="T3"><text:s text:c="4"/></text:span><text:span text:style-name="T1">//Exit stage right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1">/* </text:p>
      <text:p text:style-name="P1"><text:s/>* File: <text:s text:c="2"/>main.cpp</text:p>
      <text:p text:style-name="P1"><text:s/>* Author: Abdul Hakim Abbas</text:p>
      <text:p text:style-name="P1"><text:s/>* Purpose: Fibonacci Sequence</text:p>
      <text:p text:style-name="P1"><text:s/>* Created on July 1, 2015, 12:32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21"/>
      <text:p text:style-name="P1">//Global Constants</text:p>
      <text:p text:style-name="P21"/>
      <text:p text:style-name="P1">//Function Prototypes</text:p>
      <text:p text:style-name="P21"/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Declare and initialize members of the sequence</text:span></text:p>
      <text:p text:style-name="P51"><text:span text:style-name="T3"><text:s text:c="4"/></text:span><text:span text:style-name="T8">unsigned</text:span><text:span text:style-name="T3"> </text:span><text:span text:style-name="T8">short</text:span><text:span text:style-name="T3"> fi=1,fip1=1,fip2;</text:span></text:p>
      <text:p text:style-name="P51"><text:span text:style-name="T3"><text:s text:c="4"/></text:span><text:span text:style-name="T8">unsigned</text:span><text:span text:style-name="T3"> </text:span><text:span text:style-name="T8">char</text:span><text:span text:style-name="T3"> terms=10;</text:span></text:p>
      <text:p text:style-name="P21"><text:s text:c="4"/></text:p>
      <text:p text:style-name="P51"><text:span text:style-name="T3"><text:s text:c="4"/></text:span><text:span text:style-name="T1">//Print the initial conditions</text:span></text:p>
      <text:p text:style-name="P51"><text:span text:style-name="T3"><text:s text:c="4"/>cout&lt;&lt;</text:span><text:span text:style-name="T7">"The number of terms in the Fibonacci sequence "</text:span><text:span text:style-name="T3">&lt;&lt;</text:span></text:p>
      <text:p text:style-name="P51"><text:span text:style-name="T3"><text:s text:c="10"/></text:span><text:span text:style-name="T7">"to display is "</text:span><text:span text:style-name="T3">&lt;&lt;terms&lt;&lt;endl;</text:span></text:p>
      <text:p text:style-name="P51"><text:span text:style-name="T3"><text:s text:c="4"/>cout&lt;&lt;</text:span><text:span text:style-name="T7">"Term "</text:span><text:span text:style-name="T3">&lt;&lt;1&lt;&lt;</text:span><text:span text:style-name="T7">" in the sequence = "</text:span><text:span text:style-name="T3">&lt;&lt;fi&lt;&lt;endl;</text:span></text:p>
      <text:p text:style-name="P51"><text:span text:style-name="T3"><text:s text:c="4"/>cout&lt;&lt;</text:span><text:span text:style-name="T7">"Term "</text:span><text:span text:style-name="T3">&lt;&lt;2&lt;&lt;</text:span><text:span text:style-name="T7">" in the sequence = "</text:span><text:span text:style-name="T3">&lt;&lt;fip1&lt;&lt;endl;</text:span></text:p>
      <text:p text:style-name="P21"><text:s text:c="4"/></text:p>
      <text:p text:style-name="P51"><text:span text:style-name="T3"><text:s text:c="4"/></text:span><text:span text:style-name="T1">//Loop and show terms as you generate</text:span></text:p>
      <text:p text:style-name="P51"><text:span text:style-name="T3"><text:s text:c="4"/></text:span><text:span text:style-name="T8">for</text:span><text:span text:style-name="T3">(</text:span><text:span text:style-name="T8">unsigned</text:span><text:span text:style-name="T3"> </text:span><text:span text:style-name="T8">char</text:span><text:span text:style-name="T3"> term=3;term&lt;=terms;term++){</text:span></text:p>
      <text:p text:style-name="P51"><text:span text:style-name="T3"><text:s text:c="8"/></text:span><text:span text:style-name="T1">//Calculate the next term in the sequence</text:span></text:p>
      <text:p text:style-name="P21"><text:s text:c="8"/>fip2=fi+fip1;</text:p>
      <text:p text:style-name="P51"><text:span text:style-name="T3"><text:s text:c="8"/></text:span><text:span text:style-name="T1">//Output the current term</text:span></text:p>
      <text:p text:style-name="P51"><text:span text:style-name="T3"><text:s text:c="8"/>cout&lt;&lt;</text:span><text:span text:style-name="T7">"Term "</text:span><text:span text:style-name="T3">&lt;&lt;</text:span><text:span text:style-name="T8">static_cast</text:span><text:span text:style-name="T3">&lt;</text:span><text:span text:style-name="T8">int</text:span><text:span text:style-name="T3">&gt;(term)&lt;&lt;</text:span><text:span text:style-name="T7">" in the sequence = "</text:span><text:span text:style-name="T3">&lt;&lt;fip2&lt;&lt;endl;</text:span></text:p>
      <text:p text:style-name="P51"><text:span text:style-name="T3"><text:s text:c="8"/></text:span><text:span text:style-name="T1">//No shift</text:span></text:p>
      <text:p text:style-name="P21"><text:s text:c="8"/>fi=fip1;</text:p>
      <text:p text:style-name="P21"><text:s text:c="8"/>fip1=fip2;</text:p>
      <text:p text:style-name="P21"><text:s text:c="4"/>}</text:p>
      <text:p text:style-name="P21"><text:s text:c="4"/></text:p>
      <text:p text:style-name="P51"><text:span text:style-name="T3"><text:s text:c="4"/></text:span><text:span text:style-name="T1">//Exit stage right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1">/* </text:p>
      <text:p text:style-name="P1"><text:s/>* File: <text:s text:c="2"/>main.cpp</text:p>
      <text:p text:style-name="P1"><text:s/>* Author: Abdul Hakim Abbas</text:p>
      <text:p text:style-name="P1"><text:s/>* Purpose: To find an approximate value of PI with a dart board</text:p>
      <text:p text:style-name="P1"><text:s/>* Created on July 2, 2015, 10:24 AM</text:p>
      <text:p text:style-name="P1"><text:s/>*/</text:p>
      <text:p text:style-name="P21"><text:soft-page-break/></text:p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cmath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2">#include</text:span><text:span text:style-name="T3"> </text:span><text:span text:style-name="T7">&lt;ctime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21"/>
      <text:p text:style-name="P1">//Global Constants</text:p>
      <text:p text:style-name="P51"><text:span text:style-name="T8">const</text:span><text:span text:style-name="T3"> </text:span><text:span text:style-name="T8">double</text:span><text:span text:style-name="T3"> PI=4*atan(1.0);</text:span></text:p>
      <text:p text:style-name="P51"><text:span text:style-name="T8">const</text:span><text:span text:style-name="T3"> </text:span><text:span text:style-name="T8">double</text:span><text:span text:style-name="T3"> MXRND=pow(2,31)-1;</text:span></text:p>
      <text:p text:style-name="P21"/>
      <text:p text:style-name="P1">//Function Prototypes</text:p>
      <text:p text:style-name="P21"/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Set the random number seed with time</text:span></text:p>
      <text:p text:style-name="P51"><text:span text:style-name="T3"><text:s text:c="4"/>srand(</text:span><text:span text:style-name="T8">static_cast</text:span><text:span text:style-name="T3">&lt;</text:span><text:span text:style-name="T8">unsigned</text:span><text:span text:style-name="T3"> </text:span><text:span text:style-name="T8">int</text:span><text:span text:style-name="T3">&gt;(time(0)));</text:span></text:p>
      <text:p text:style-name="P51"><text:span text:style-name="T3"><text:s text:c="4"/></text:span><text:span text:style-name="T1">//Determine the maximum and minimum</text:span></text:p>
      <text:p text:style-name="P51"><text:span text:style-name="T3"><text:s text:c="4"/></text:span><text:span text:style-name="T8">unsigned</text:span><text:span text:style-name="T3"> </text:span><text:span text:style-name="T8">int</text:span><text:span text:style-name="T3"> max=rand(),min=rand();</text:span></text:p>
      <text:p text:style-name="P51"><text:span text:style-name="T3"><text:s text:c="4"/></text:span><text:span text:style-name="T8">unsigned</text:span><text:span text:style-name="T3"> </text:span><text:span text:style-name="T8">int</text:span><text:span text:style-name="T3"> nDarts=100000,nDrtInC=0;</text:span></text:p>
      <text:p text:style-name="P51"><text:span text:style-name="T3"><text:s text:c="4"/></text:span><text:span text:style-name="T8">float</text:span><text:span text:style-name="T3"> apprxPI=0;</text:span></text:p>
      <text:p text:style-name="P51"><text:span text:style-name="T3"><text:s text:c="4"/></text:span><text:span text:style-name="T1">//Loop to find the darts in the circle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dart=1;dart&lt;=nDarts;dart++){</text:span></text:p>
      <text:p text:style-name="P51"><text:span text:style-name="T3"><text:s text:c="8"/></text:span><text:span text:style-name="T8">float</text:span><text:span text:style-name="T3"> x=rand()/MXRND;</text:span><text:span text:style-name="T1">//[0,1]</text:span></text:p>
      <text:p text:style-name="P51"><text:span text:style-name="T3"><text:s text:c="8"/></text:span><text:span text:style-name="T8">float</text:span><text:span text:style-name="T3"> y=rand()/MXRND;</text:span><text:span text:style-name="T1">//[0,1]</text:span></text:p>
      <text:p text:style-name="P51"><text:span text:style-name="T3"><text:s text:c="8"/></text:span><text:span text:style-name="T8">if</text:span><text:span text:style-name="T3">(x*x+y*y&lt;=1)nDrtInC++;</text:span></text:p>
      <text:p text:style-name="P21"><text:s text:c="4"/>}</text:p>
      <text:p text:style-name="P21"><text:s text:c="4"/>apprxPI=4.0f*nDrtInC/nDarts;</text:p>
      <text:p text:style-name="P51"><text:span text:style-name="T3"><text:s text:c="4"/></text:span><text:span text:style-name="T1">//Output the results</text:span></text:p>
      <text:p text:style-name="P21"><text:s text:c="4"/>cout&lt;&lt;fixed&lt;&lt;showpoint&lt;&lt;setprecision(20);</text:p>
      <text:p text:style-name="P51"><text:span text:style-name="T3"><text:s text:c="4"/>cout&lt;&lt;</text:span><text:span text:style-name="T7">"Exact Value of PI = "</text:span><text:span text:style-name="T3">&lt;&lt;PI&lt;&lt;endl;</text:span></text:p>
      <text:p text:style-name="P51"><text:span text:style-name="T3"><text:s text:c="4"/>cout&lt;&lt;</text:span><text:span text:style-name="T7">"The approximate value of PI = "</text:span><text:span text:style-name="T3">&lt;&lt;apprxPI&lt;&lt;endl;</text:span></text:p>
      <text:p text:style-name="P21"/>
      <text:p text:style-name="P51"><text:span text:style-name="T3"><text:s text:c="4"/></text:span><text:span text:style-name="T1">//Exit stage right!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1">/* </text:p>
      <text:p text:style-name="P1"><text:s/>* File: <text:s text:c="2"/>main.cpp</text:p>
      <text:p text:style-name="P1"><text:s/>* Author: Abdul-Hakim</text:p>
      <text:p text:style-name="P1"><text:s/>* Purpose: How many years,months,etc</text:p>
      <text:p text:style-name="P1"><text:s/>* Created on July 2, 2015, 1:25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21"/>
      <text:p text:style-name="P1">//Global Constants</text:p>
      <text:p text:style-name="P21"/>
      <text:p text:style-name="P1">//Function Prototypes</text:p>
      <text:p text:style-name="P21"/>
      <text:p text:style-name="P1"><text:soft-page-break/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Declare variables</text:span></text:p>
      <text:p text:style-name="P51"><text:span text:style-name="T3"><text:s text:c="4"/></text:span><text:span text:style-name="T8">int</text:span><text:span text:style-name="T3"> nSecs;</text:span></text:p>
      <text:p text:style-name="P51"><text:span text:style-name="T3"><text:s text:c="4"/></text:span><text:span text:style-name="T8">int</text:span><text:span text:style-name="T3"> yrs,mnths,weeks,days,hrs,min,secs;</text:span></text:p>
      <text:p text:style-name="P21"><text:s text:c="4"/></text:p>
      <text:p text:style-name="P51"><text:span text:style-name="T3"><text:s text:c="4"/></text:span><text:span text:style-name="T1">//Prompt for the number of seconds</text:span></text:p>
      <text:p text:style-name="P51"><text:span text:style-name="T3"><text:s text:c="4"/>cout&lt;&lt;</text:span><text:span text:style-name="T7">"How many seconds to convert?"</text:span><text:span text:style-name="T3">&lt;&lt;endl;</text:span></text:p>
      <text:p text:style-name="P21"><text:s text:c="4"/>cin&gt;&gt;nSecs;</text:p>
      <text:p text:style-name="P51"><text:span text:style-name="T3"><text:s text:c="4"/>cout&lt;&lt;</text:span><text:span text:style-name="T7">"The number of seconds to convert = "</text:span><text:span text:style-name="T3">&lt;&lt;nSecs&lt;&lt;</text:span><text:span text:style-name="T7">"(secs)"</text:span><text:span text:style-name="T3">&lt;&lt;endl;</text:span></text:p>
      <text:p text:style-name="P21"><text:s text:c="4"/></text:p>
      <text:p text:style-name="P51"><text:span text:style-name="T3"><text:s text:c="4"/></text:span><text:span text:style-name="T1">//Calculate the values</text:span></text:p>
      <text:p text:style-name="P51"><text:span text:style-name="T3"><text:s text:c="4"/>secs=nSecs%60; </text:span><text:span text:style-name="T1">//How many seconds</text:span></text:p>
      <text:p text:style-name="P51"><text:span text:style-name="T3"><text:s text:c="4"/>nSecs/=60; <text:s text:c="4"/></text:span><text:span text:style-name="T1">//Now determine minutes</text:span></text:p>
      <text:p text:style-name="P51"><text:span text:style-name="T3"><text:s text:c="4"/>min=nSecs%60; <text:s/></text:span><text:span text:style-name="T1">//How many minutes</text:span></text:p>
      <text:p text:style-name="P51"><text:span text:style-name="T3"><text:s text:c="4"/>nSecs/=60; <text:s text:c="4"/></text:span><text:span text:style-name="T1">//Now determine hours</text:span></text:p>
      <text:p text:style-name="P51"><text:span text:style-name="T3"><text:s text:c="4"/>hrs=nSecs%24; <text:s/></text:span><text:span text:style-name="T1">//How many hours</text:span></text:p>
      <text:p text:style-name="P51"><text:span text:style-name="T3"><text:s text:c="4"/>nSecs/=24; <text:s text:c="4"/></text:span><text:span text:style-name="T1">//Now determine days</text:span></text:p>
      <text:p text:style-name="P51"><text:span text:style-name="T3"><text:s text:c="4"/>days=nSecs%7; <text:s/></text:span><text:span text:style-name="T1">//How many days</text:span></text:p>
      <text:p text:style-name="P51"><text:span text:style-name="T3"><text:s text:c="4"/>nSecs/=7; <text:s text:c="5"/></text:span><text:span text:style-name="T1">//Now determine weeks</text:span></text:p>
      <text:p text:style-name="P51"><text:span text:style-name="T3"><text:s text:c="4"/>weeks=nSecs%4; </text:span><text:span text:style-name="T1">//How many weeks</text:span></text:p>
      <text:p text:style-name="P51"><text:span text:style-name="T3"><text:s text:c="4"/>nSecs/=4; <text:s text:c="5"/></text:span><text:span text:style-name="T1">//Now determine months</text:span></text:p>
      <text:p text:style-name="P51"><text:span text:style-name="T3"><text:s text:c="4"/>mnths=nSecs%12;</text:span><text:span text:style-name="T1">//How many months</text:span></text:p>
      <text:p text:style-name="P51"><text:span text:style-name="T3"><text:s text:c="4"/>yrs=nSecs/12; <text:s/></text:span><text:span text:style-name="T1">//How many years</text:span></text:p>
      <text:p text:style-name="P21"><text:s text:c="4"/></text:p>
      <text:p text:style-name="P51"><text:span text:style-name="T3"><text:s text:c="4"/></text:span><text:span text:style-name="T1">//Output the results</text:span></text:p>
      <text:p text:style-name="P51"><text:span text:style-name="T3"><text:s text:c="4"/>cout&lt;&lt;</text:span><text:span text:style-name="T7">"The number of years <text:s text:c="2"/>= "</text:span><text:span text:style-name="T3">&lt;&lt;yrs&lt;&lt;endl;</text:span></text:p>
      <text:p text:style-name="P51"><text:span text:style-name="T3"><text:s text:c="4"/>cout&lt;&lt;</text:span><text:span text:style-name="T7">"The number of months <text:s/>= "</text:span><text:span text:style-name="T3">&lt;&lt;mnths&lt;&lt;endl;</text:span></text:p>
      <text:p text:style-name="P51"><text:span text:style-name="T3"><text:s text:c="4"/>cout&lt;&lt;</text:span><text:span text:style-name="T7">"The number of weeks <text:s text:c="2"/>= "</text:span><text:span text:style-name="T3">&lt;&lt;weeks&lt;&lt;endl;</text:span></text:p>
      <text:p text:style-name="P51"><text:span text:style-name="T3"><text:s text:c="4"/>cout&lt;&lt;</text:span><text:span text:style-name="T7">"The number of days <text:s text:c="3"/>= "</text:span><text:span text:style-name="T3">&lt;&lt;days&lt;&lt;endl;</text:span></text:p>
      <text:p text:style-name="P51"><text:span text:style-name="T3"><text:s text:c="4"/>cout&lt;&lt;</text:span><text:span text:style-name="T7">"The number of hours <text:s text:c="2"/>= "</text:span><text:span text:style-name="T3">&lt;&lt;hrs&lt;&lt;endl;</text:span></text:p>
      <text:p text:style-name="P51"><text:span text:style-name="T3"><text:s text:c="4"/>cout&lt;&lt;</text:span><text:span text:style-name="T7">"The number of minutes = "</text:span><text:span text:style-name="T3">&lt;&lt;min&lt;&lt;endl;</text:span></text:p>
      <text:p text:style-name="P51"><text:span text:style-name="T3"><text:s text:c="4"/>cout&lt;&lt;</text:span><text:span text:style-name="T7">"The number of seconds = "</text:span><text:span text:style-name="T3">&lt;&lt;secs&lt;&lt;endl;</text:span></text:p>
      <text:p text:style-name="P21"><text:s text:c="4"/></text:p>
      <text:p text:style-name="P51"><text:span text:style-name="T3"><text:s text:c="4"/></text:span><text:span text:style-name="T1">//Check result</text:span></text:p>
      <text:p text:style-name="P51"><text:span text:style-name="T3"><text:s text:c="4"/>cout&lt;&lt;endl&lt;&lt;</text:span><text:span text:style-name="T7">"As a check = "</text:span><text:span text:style-name="T3">;</text:span></text:p>
      <text:p text:style-name="P21"><text:s text:c="4"/>cout&lt;&lt;((((((yrs*12+mnths)*4+weeks)*7+days)*24+hrs)*60+min)*60+secs);</text:p>
      <text:p text:style-name="P51"><text:span text:style-name="T3"><text:s text:c="4"/>cout&lt;&lt;</text:span><text:span text:style-name="T7">"(secs)"</text:span><text:span text:style-name="T3">;</text:span></text:p>
      <text:p text:style-name="P21"/>
      <text:p text:style-name="P51"><text:span text:style-name="T3"><text:s text:c="4"/></text:span><text:span text:style-name="T1">//Exit stage right!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1"/>
      <text:p text:style-name="P1">/* </text:p>
      <text:p text:style-name="P1"><text:s/>* File: <text:s text:c="2"/>main.cpp</text:p>
      <text:p text:style-name="P1"><text:s/>* Author: Abdul Hakim Abbas</text:p>
      <text:p text:style-name="P1"><text:s/>* Purpose: What brand is the EMS</text:p>
      <text:p text:style-name="P1"><text:s/>* Created on July 2, 2015, 1:06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21"/>
      <text:p text:style-name="P1">//Global Constants</text:p>
      <text:p text:style-name="P21"/>
      <text:p text:style-name="P1"><text:soft-page-break/>//Function Prototypes</text:p>
      <text:p text:style-name="P21"/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Declare variables</text:span></text:p>
      <text:p text:style-name="P51"><text:span text:style-name="T3"><text:s text:c="4"/></text:span><text:span text:style-name="T8">float</text:span><text:span text:style-name="T3"> wvLnMtr;</text:span><text:span text:style-name="T1">//Wave length in Meters</text:span></text:p>
      <text:p text:style-name="P21"><text:s text:c="4"/></text:p>
      <text:p text:style-name="P51"><text:span text:style-name="T3"><text:s text:c="4"/></text:span><text:span text:style-name="T1">//Loop</text:span></text:p>
      <text:p text:style-name="P51"><text:span text:style-name="T3"><text:s text:c="4"/></text:span><text:span text:style-name="T8">do</text:span><text:span text:style-name="T3">{</text:span></text:p>
      <text:p text:style-name="P51"><text:span text:style-name="T3"><text:s text:c="8"/></text:span><text:span text:style-name="T1">//Prompt for input</text:span></text:p>
      <text:p text:style-name="P51"><text:span text:style-name="T3"><text:s text:c="8"/>cout&lt;&lt;</text:span><text:span text:style-name="T7">"Input the wave length in meters"</text:span><text:span text:style-name="T3">&lt;&lt;endl;</text:span></text:p>
      <text:p text:style-name="P21"><text:s text:c="8"/>cin&gt;&gt;wvLnMtr;</text:p>
      <text:p text:style-name="P51"><text:span text:style-name="T3"><text:s text:c="8"/></text:span><text:span text:style-name="T1">//Output the spectrum band</text:span></text:p>
      <text:p text:style-name="P51"><text:span text:style-name="T3"><text:s text:c="8"/></text:span><text:span text:style-name="T8">if</text:span><text:span text:style-name="T3"> <text:s text:c="4"/>(wvLnMtr&gt;1e-2 )cout&lt;&lt;wvLnMtr&lt;&lt;</text:span><text:span text:style-name="T7">"(mtrs) is in the Radio Wave band "</text:span><text:span text:style-name="T3">&lt;&lt;endl;</text:span></text:p>
      <text:p text:style-name="P51"><text:span text:style-name="T3"><text:s text:c="8"/></text:span><text:span text:style-name="T8">else</text:span><text:span text:style-name="T3"> </text:span><text:span text:style-name="T8">if</text:span><text:span text:style-name="T3">(wvLnMtr&gt;1e-3 )cout&lt;&lt;wvLnMtr&lt;&lt;</text:span><text:span text:style-name="T7">"(mtrs) is in the Micro Wave band "</text:span><text:span text:style-name="T3">&lt;&lt;endl;</text:span></text:p>
      <text:p text:style-name="P51"><text:span text:style-name="T3"><text:s text:c="8"/></text:span><text:span text:style-name="T8">else</text:span><text:span text:style-name="T3"> </text:span><text:span text:style-name="T8">if</text:span><text:span text:style-name="T3">(wvLnMtr&gt;7e-7 )cout&lt;&lt;wvLnMtr&lt;&lt;</text:span><text:span text:style-name="T7">"(mtrs) is in the Infrared band <text:s text:c="2"/>"</text:span><text:span text:style-name="T3">&lt;&lt;endl;</text:span></text:p>
      <text:p text:style-name="P51"><text:span text:style-name="T3"><text:s text:c="8"/></text:span><text:span text:style-name="T8">else</text:span><text:span text:style-name="T3"> </text:span><text:span text:style-name="T8">if</text:span><text:span text:style-name="T3">(wvLnMtr&gt;4e-7 )cout&lt;&lt;wvLnMtr&lt;&lt;</text:span><text:span text:style-name="T7">"(mtrs) is in the Visible band <text:s text:c="3"/>"</text:span><text:span text:style-name="T3">&lt;&lt;endl;</text:span></text:p>
      <text:p text:style-name="P51"><text:span text:style-name="T3"><text:s text:c="8"/></text:span><text:span text:style-name="T8">else</text:span><text:span text:style-name="T3"> </text:span><text:span text:style-name="T8">if</text:span><text:span text:style-name="T3">(wvLnMtr&gt;1e-8 )cout&lt;&lt;wvLnMtr&lt;&lt;</text:span><text:span text:style-name="T7">"(mtrs) is in the Ultraviolet band"</text:span><text:span text:style-name="T3">&lt;&lt;endl;</text:span></text:p>
      <text:p text:style-name="P51"><text:span text:style-name="T3"><text:s text:c="8"/></text:span><text:span text:style-name="T8">else</text:span><text:span text:style-name="T3"> </text:span><text:span text:style-name="T8">if</text:span><text:span text:style-name="T3">(wvLnMtr&gt;1e-11)cout&lt;&lt;wvLnMtr&lt;&lt;</text:span><text:span text:style-name="T7">"(mtrs) is in the X-Ray band <text:s text:c="5"/>"</text:span><text:span text:style-name="T3">&lt;&lt;endl;</text:span></text:p>
      <text:p text:style-name="P51"><text:span text:style-name="T3"><text:s text:c="8"/></text:span><text:span text:style-name="T8">else</text:span><text:span text:style-name="T3"> <text:s text:c="17"/>cout&lt;&lt;wvLnMtr&lt;&lt;</text:span><text:span text:style-name="T7">"(mtrs) is in the Gamma Ray band <text:s/>"</text:span><text:span text:style-name="T3">&lt;&lt;endl;</text:span></text:p>
      <text:p text:style-name="P51"><text:span text:style-name="T3"><text:s text:c="4"/>}</text:span><text:span text:style-name="T8">while</text:span><text:span text:style-name="T3">(wvLnMtr!=1);</text:span></text:p>
      <text:p text:style-name="P21"><text:s text:c="4"/></text:p>
      <text:p text:style-name="P51"><text:span text:style-name="T3"><text:s text:c="4"/></text:span><text:span text:style-name="T1">//Exit stage right!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1"/>
      <text:p text:style-name="P1">/* </text:p>
      <text:p text:style-name="P1"><text:s/>* File: <text:s text:c="2"/>main.cpp</text:p>
      <text:p text:style-name="P1"><text:s/>* Author: Abdul-Hakim</text:p>
      <text:p text:style-name="P1"><text:s/>* Purpose: Approximate e^x with an infinite sequence</text:p>
      <text:p text:style-name="P1"><text:s/>* Created on July 2, 2015, 12:23 PM</text:p>
      <text:p text:style-name="P1"><text:s/>*/</text:p>
      <text:p text:style-name="P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2">#include</text:span><text:span text:style-name="T3"> </text:span><text:span text:style-name="T7">&lt;cmath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21"/>
      <text:p text:style-name="P1">//Global Constants</text:p>
      <text:p text:style-name="P21"/>
      <text:p text:style-name="P1">//Function Prototypes</text:p>
      <text:p text:style-name="P21"/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{</text:span></text:p>
      <text:p text:style-name="P51"><text:span text:style-name="T3"><text:s text:c="4"/></text:span><text:span text:style-name="T1">//Declare our variables</text:span></text:p>
      <text:p text:style-name="P51"><text:span text:style-name="T3"><text:s text:c="4"/></text:span><text:span text:style-name="T8">float</text:span><text:span text:style-name="T3"> x=2.0f;</text:span></text:p>
      <text:p text:style-name="P51"><text:span text:style-name="T3"><text:s text:c="4"/></text:span><text:span text:style-name="T8">float</text:span><text:span text:style-name="T3"> ex=1.0f;</text:span></text:p>
      <text:p text:style-name="P51"><text:span text:style-name="T3"><text:s text:c="4"/></text:span><text:span text:style-name="T8">char</text:span><text:span text:style-name="T3"> <text:s/>nTerms=30;</text:span></text:p>
      <text:p text:style-name="P21"><text:s text:c="4"/></text:p>
      <text:p text:style-name="P51"><text:span text:style-name="T3"><text:s text:c="4"/></text:span><text:span text:style-name="T1">//Utilize a for-loop to calculate e^x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term=1;term&lt;=nTerms;term++){</text:span></text:p>
      <text:p text:style-name="P51"><text:span text:style-name="T3"><text:s text:c="8"/></text:span><text:span text:style-name="T8">float</text:span><text:span text:style-name="T3"> fact=1;</text:span></text:p>
      <text:p text:style-name="P51"><text:span text:style-name="T3"><text:s text:c="8"/></text:span><text:span text:style-name="T1">//Loop and find the n!</text:span></text:p>
      <text:p text:style-name="P51"><text:span text:style-name="T3"><text:s text:c="8"/></text:span><text:span text:style-name="T8">for</text:span><text:span text:style-name="T3">(</text:span><text:span text:style-name="T8">int</text:span><text:span text:style-name="T3"> i=1;i&lt;=term;i++){</text:span></text:p>
      <text:p text:style-name="P21"><text:s text:c="12"/>fact*=i;</text:p>
      <text:p text:style-name="P21"><text:s text:c="8"/>}</text:p>
      <text:p text:style-name="P21"><text:soft-page-break/><text:s text:c="8"/>ex+=pow(x,term)/fact;</text:p>
      <text:p text:style-name="P21"><text:s text:c="4"/>}</text:p>
      <text:p text:style-name="P21"><text:s text:c="4"/></text:p>
      <text:p text:style-name="P51"><text:span text:style-name="T3"><text:s text:c="4"/></text:span><text:span text:style-name="T1">//Output the result</text:span></text:p>
      <text:p text:style-name="P21"><text:s text:c="4"/>cout&lt;&lt;fixed&lt;&lt;showpoint&lt;&lt;setprecision(15)&lt;&lt;endl;</text:p>
      <text:p text:style-name="P51"><text:span text:style-name="T3"><text:s text:c="4"/>cout&lt;&lt;</text:span><text:span text:style-name="T7">"Exact <text:s/>e("</text:span><text:span text:style-name="T3">&lt;&lt;x&lt;&lt;</text:span><text:span text:style-name="T7">")="</text:span><text:span text:style-name="T3">&lt;&lt;exp(x)&lt;&lt;endl;</text:span></text:p>
      <text:p text:style-name="P51"><text:span text:style-name="T3"><text:s text:c="4"/>cout&lt;&lt;</text:span><text:span text:style-name="T7">"Approx e("</text:span><text:span text:style-name="T3">&lt;&lt;x&lt;&lt;</text:span><text:span text:style-name="T7">")="</text:span><text:span text:style-name="T3">&lt;&lt;ex&lt;&lt;endl;</text:span></text:p>
      <text:p text:style-name="P21"><text:s text:c="4"/></text:p>
      <text:p text:style-name="P51"><text:span text:style-name="T3"><text:s text:c="4"/></text:span><text:span text:style-name="T1">//Exit stage right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1"/>
      <text:p text:style-name="P1">/* </text:p>
      <text:p text:style-name="P1"><text:s/>* File: <text:s text:c="2"/>main.cpp</text:p>
      <text:p text:style-name="P1"><text:s/>* Author: Abdul Hakim Abbas</text:p>
      <text:p text:style-name="P1"><text:s/>* Purpose: Crud growth found by Fibonacci Sequence</text:p>
      <text:p text:style-name="P1"><text:s/>* Created on July 1, 2015, 12:32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21"/>
      <text:p text:style-name="P1">//Global Constants</text:p>
      <text:p text:style-name="P21"/>
      <text:p text:style-name="P1">//Function Prototypes</text:p>
      <text:p text:style-name="P21"/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Declare and initialize members of the sequence</text:span></text:p>
      <text:p text:style-name="P51"><text:span text:style-name="T3"><text:s text:c="4"/></text:span><text:span text:style-name="T8">unsigned</text:span><text:span text:style-name="T3"> </text:span><text:span text:style-name="T8">short</text:span><text:span text:style-name="T3"> fi=1,fip1=1,fip2;</text:span></text:p>
      <text:p text:style-name="P51"><text:span text:style-name="T3"><text:s text:c="4"/></text:span><text:span text:style-name="T8">unsigned</text:span><text:span text:style-name="T3"> </text:span><text:span text:style-name="T8">char</text:span><text:span text:style-name="T3"> terms=10;</text:span></text:p>
      <text:p text:style-name="P51"><text:span text:style-name="T3"><text:s text:c="4"/></text:span><text:span text:style-name="T8">float</text:span><text:span text:style-name="T3"> crudWt,nDays;</text:span></text:p>
      <text:p text:style-name="P21"><text:s text:c="4"/></text:p>
      <text:p text:style-name="P51"><text:span text:style-name="T3"><text:s text:c="4"/></text:span><text:span text:style-name="T1">//Print the initial conditions</text:span></text:p>
      <text:p text:style-name="P51"><text:span text:style-name="T3"><text:s text:c="4"/>cout&lt;&lt;</text:span><text:span text:style-name="T7">"Input the initial crud weight in lbs"</text:span><text:span text:style-name="T3">&lt;&lt;endl;</text:span></text:p>
      <text:p text:style-name="P21"><text:s text:c="4"/>cin&gt;&gt;crudWt;</text:p>
      <text:p text:style-name="P51"><text:span text:style-name="T3"><text:s text:c="4"/>cout&lt;&lt;</text:span><text:span text:style-name="T7">"Input the number of days allowed grow"</text:span><text:span text:style-name="T3">&lt;&lt;endl;</text:span></text:p>
      <text:p text:style-name="P21"><text:s text:c="4"/>cin&gt;&gt;nDays;</text:p>
      <text:p text:style-name="P21"><text:s text:c="4"/></text:p>
      <text:p text:style-name="P51"><text:span text:style-name="T3"><text:s text:c="4"/></text:span><text:span text:style-name="T1">//Scale the nDays to the Fibonacci Sequence</text:span></text:p>
      <text:p text:style-name="P51"><text:span text:style-name="T3"><text:s text:c="4"/>terms=nDays/5+1;</text:span><text:span text:style-name="T1">//Scale by 5 days and start at an term=1;</text:span></text:p>
      <text:p text:style-name="P21"><text:s text:c="4"/></text:p>
      <text:p text:style-name="P51"><text:span text:style-name="T3"><text:s text:c="4"/></text:span><text:span text:style-name="T1">//Given the 3 conditions</text:span></text:p>
      <text:p text:style-name="P51"><text:span text:style-name="T3"><text:s text:c="4"/></text:span><text:span text:style-name="T8">if</text:span><text:span text:style-name="T3">(terms==1){</text:span></text:p>
      <text:p text:style-name="P51"><text:span text:style-name="T3"><text:s text:c="8"/>cout&lt;&lt;</text:span><text:span text:style-name="T7">"The crud wt after "</text:span><text:span text:style-name="T3">&lt;&lt;nDays&lt;&lt;</text:span><text:span text:style-name="T7">" = "</text:span><text:span text:style-name="T3">&lt;&lt;crudWt&lt;&lt;</text:span><text:span text:style-name="T7">"(lbs)"</text:span><text:span text:style-name="T3">&lt;&lt;endl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terms==2){</text:span></text:p>
      <text:p text:style-name="P51"><text:span text:style-name="T3"><text:s text:c="8"/>cout&lt;&lt;</text:span><text:span text:style-name="T7">"The crud wt after "</text:span><text:span text:style-name="T3">&lt;&lt;nDays&lt;&lt;</text:span><text:span text:style-name="T7">" = "</text:span><text:span text:style-name="T3">&lt;&lt;crudWt&lt;&lt;</text:span><text:span text:style-name="T7">"(lbs)"</text:span><text:span text:style-name="T3">&lt;&lt;endl;</text:span></text:p>
      <text:p text:style-name="P51"><text:span text:style-name="T3"><text:s text:c="4"/>}</text:span><text:span text:style-name="T8">else</text:span><text:span text:style-name="T3">{</text:span></text:p>
      <text:p text:style-name="P51"><text:span text:style-name="T3"><text:s text:c="8"/></text:span><text:span text:style-name="T1">//Loop and show terms as you generate</text:span></text:p>
      <text:p text:style-name="P51"><text:span text:style-name="T3"><text:s text:c="8"/></text:span><text:span text:style-name="T8">for</text:span><text:span text:style-name="T3">(</text:span><text:span text:style-name="T8">unsigned</text:span><text:span text:style-name="T3"> </text:span><text:span text:style-name="T8">char</text:span><text:span text:style-name="T3"> term=3;term&lt;=terms;term++){</text:span></text:p>
      <text:p text:style-name="P51"><text:span text:style-name="T3"><text:s text:c="12"/></text:span><text:span text:style-name="T1">//Calculate the next term in the sequence</text:span></text:p>
      <text:p text:style-name="P21"><text:s text:c="12"/>fip2=fi+fip1;</text:p>
      <text:p text:style-name="P51"><text:span text:style-name="T3"><text:s text:c="12"/></text:span><text:span text:style-name="T1">//Output the current term</text:span></text:p>
      <text:p text:style-name="P51"><text:span text:style-name="T3"><text:s text:c="12"/></text:span><text:span text:style-name="T1">//No shift</text:span></text:p>
      <text:p text:style-name="P21"><text:s text:c="12"/>fi=fip1;</text:p>
      <text:p text:style-name="P21"><text:soft-page-break/><text:s text:c="12"/>fip1=fip2;</text:p>
      <text:p text:style-name="P21"><text:s text:c="8"/>}</text:p>
      <text:p text:style-name="P51"><text:span text:style-name="T3"><text:s text:c="8"/>cout&lt;&lt;</text:span><text:span text:style-name="T7">"The crud wt after "</text:span><text:span text:style-name="T3">&lt;&lt;nDays&lt;&lt;</text:span><text:span text:style-name="T7">" = "</text:span><text:span text:style-name="T3">&lt;&lt;fip2*crudWt&lt;&lt;</text:span><text:span text:style-name="T7">"(lbs)"</text:span><text:span text:style-name="T3">&lt;&lt;endl;</text:span></text:p>
      <text:p text:style-name="P21"><text:s text:c="4"/>}</text:p>
      <text:p text:style-name="P51"><text:span text:style-name="T3"><text:s text:c="4"/></text:span><text:span text:style-name="T1">//Exit stage right</text:span></text:p>
      <text:p text:style-name="P51"><text:span text:style-name="T3"><text:s text:c="4"/></text:span><text:span text:style-name="T8">return</text:span><text:span text:style-name="T3"> 0;</text:span></text:p>
      <text:p text:style-name="P24">}</text:p>
      <text:p text:style-name="P3"/>
      <text:p text:style-name="P3">/* </text:p>
      <text:p text:style-name="P1"><text:s/>* File: <text:s text:c="2"/>main.cpp</text:p>
      <text:p text:style-name="P1"><text:s/>* Author: Abdul Hakim Abbas</text:p>
      <text:p text:style-name="P1"><text:s/>* Purpose: Crud growth found by Fibonacci Sequence</text:p>
      <text:p text:style-name="P1"><text:s/>* Created on July 1, 2015, 12:32 PM</text:p>
      <text:p text:style-name="P1"><text:s/>*/</text:p>
      <text:p text:style-name="P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21"/>
      <text:p text:style-name="P1">//Global Constants</text:p>
      <text:p text:style-name="P21"/>
      <text:p text:style-name="P1">//Function Prototypes</text:p>
      <text:p text:style-name="P21"/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Declare and initialize members of the sequence</text:span></text:p>
      <text:p text:style-name="P51"><text:span text:style-name="T3"><text:s text:c="4"/></text:span><text:span text:style-name="T8">unsigned</text:span><text:span text:style-name="T3"> </text:span><text:span text:style-name="T8">short</text:span><text:span text:style-name="T3"> fi=1,fip1=1,fip2;</text:span></text:p>
      <text:p text:style-name="P51"><text:span text:style-name="T3"><text:s text:c="4"/></text:span><text:span text:style-name="T8">unsigned</text:span><text:span text:style-name="T3"> </text:span><text:span text:style-name="T8">char</text:span><text:span text:style-name="T3"> terms=10;</text:span></text:p>
      <text:p text:style-name="P51"><text:span text:style-name="T3"><text:s text:c="4"/></text:span><text:span text:style-name="T8">float</text:span><text:span text:style-name="T3"> crudWt,nDays;</text:span></text:p>
      <text:p text:style-name="P21"><text:s text:c="4"/></text:p>
      <text:p text:style-name="P51"><text:span text:style-name="T3"><text:s text:c="4"/></text:span><text:span text:style-name="T1">//Print the initial conditions</text:span></text:p>
      <text:p text:style-name="P51"><text:span text:style-name="T3"><text:s text:c="4"/>cout&lt;&lt;</text:span><text:span text:style-name="T7">"Input the initial crud weight in lbs"</text:span><text:span text:style-name="T3">&lt;&lt;endl;</text:span></text:p>
      <text:p text:style-name="P21"><text:s text:c="4"/>cin&gt;&gt;crudWt;</text:p>
      <text:p text:style-name="P51"><text:span text:style-name="T3"><text:s text:c="4"/>cout&lt;&lt;</text:span><text:span text:style-name="T7">"Input the number of days allowed grow"</text:span><text:span text:style-name="T3">&lt;&lt;endl;</text:span></text:p>
      <text:p text:style-name="P21"><text:s text:c="4"/>cin&gt;&gt;nDays;</text:p>
      <text:p text:style-name="P21"><text:s text:c="4"/></text:p>
      <text:p text:style-name="P51"><text:span text:style-name="T3"><text:s text:c="4"/></text:span><text:span text:style-name="T1">//Scale the nDays to the Fibonacci Sequence</text:span></text:p>
      <text:p text:style-name="P51"><text:span text:style-name="T3"><text:s text:c="4"/>terms=nDays/5+1;</text:span><text:span text:style-name="T1">//Scale by 5 days and start at an term=1;</text:span></text:p>
      <text:p text:style-name="P21"><text:s text:c="4"/></text:p>
      <text:p text:style-name="P51"><text:span text:style-name="T3"><text:s text:c="4"/></text:span><text:span text:style-name="T1">//Given the 3 conditions</text:span></text:p>
      <text:p text:style-name="P51"><text:span text:style-name="T3"><text:s text:c="4"/></text:span><text:span text:style-name="T8">if</text:span><text:span text:style-name="T3">(terms==1){</text:span></text:p>
      <text:p text:style-name="P51"><text:span text:style-name="T3"><text:s text:c="8"/>cout&lt;&lt;</text:span><text:span text:style-name="T7">"The crud wt after "</text:span><text:span text:style-name="T3">&lt;&lt;nDays&lt;&lt;</text:span><text:span text:style-name="T7">" = "</text:span><text:span text:style-name="T3">&lt;&lt;crudWt&lt;&lt;</text:span><text:span text:style-name="T7">"(lbs)"</text:span><text:span text:style-name="T3">&lt;&lt;endl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terms==2){</text:span></text:p>
      <text:p text:style-name="P51"><text:span text:style-name="T3"><text:s text:c="8"/>cout&lt;&lt;</text:span><text:span text:style-name="T7">"The crud wt after "</text:span><text:span text:style-name="T3">&lt;&lt;nDays&lt;&lt;</text:span><text:span text:style-name="T7">" = "</text:span><text:span text:style-name="T3">&lt;&lt;crudWt&lt;&lt;</text:span><text:span text:style-name="T7">"(lbs)"</text:span><text:span text:style-name="T3">&lt;&lt;endl;</text:span></text:p>
      <text:p text:style-name="P51"><text:span text:style-name="T3"><text:s text:c="4"/>}</text:span><text:span text:style-name="T8">else</text:span><text:span text:style-name="T3">{</text:span></text:p>
      <text:p text:style-name="P51"><text:span text:style-name="T3"><text:s text:c="8"/></text:span><text:span text:style-name="T1">//Loop and show terms as you generate</text:span></text:p>
      <text:p text:style-name="P51"><text:span text:style-name="T3"><text:s text:c="8"/></text:span><text:span text:style-name="T8">for</text:span><text:span text:style-name="T3">(</text:span><text:span text:style-name="T8">unsigned</text:span><text:span text:style-name="T3"> </text:span><text:span text:style-name="T8">char</text:span><text:span text:style-name="T3"> term=3;term&lt;=terms;term++){</text:span></text:p>
      <text:p text:style-name="P51"><text:span text:style-name="T3"><text:s text:c="12"/></text:span><text:span text:style-name="T1">//Calculate the next term in the sequence</text:span></text:p>
      <text:p text:style-name="P21"><text:s text:c="12"/>fip2=fi+fip1;</text:p>
      <text:p text:style-name="P51"><text:span text:style-name="T3"><text:s text:c="12"/></text:span><text:span text:style-name="T1">//Output the current term</text:span></text:p>
      <text:p text:style-name="P51"><text:span text:style-name="T3"><text:s text:c="12"/></text:span><text:span text:style-name="T1">//No shift</text:span></text:p>
      <text:p text:style-name="P21"><text:s text:c="12"/>fi=fip1;</text:p>
      <text:p text:style-name="P21"><text:s text:c="12"/>fip1=fip2;</text:p>
      <text:p text:style-name="P21"><text:s text:c="8"/>}</text:p>
      <text:p text:style-name="P51"><text:span text:style-name="T3"><text:s text:c="8"/>cout&lt;&lt;</text:span><text:span text:style-name="T7">"The crud wt after "</text:span><text:span text:style-name="T3">&lt;&lt;nDays&lt;&lt;</text:span><text:span text:style-name="T7">" = "</text:span><text:span text:style-name="T3">&lt;&lt;fip2*crudWt&lt;&lt;</text:span><text:span text:style-name="T7">"(lbs)"</text:span><text:span text:style-name="T3">&lt;&lt;endl;</text:span></text:p>
      <text:p text:style-name="P21"><text:s text:c="4"/>}</text:p>
      <text:p text:style-name="P51"><text:soft-page-break/><text:span text:style-name="T3"><text:s text:c="4"/></text:span><text:span text:style-name="T1">//Exit stage right</text:span></text:p>
      <text:p text:style-name="P51"><text:span text:style-name="T3"><text:s text:c="4"/></text:span><text:span text:style-name="T8">return</text:span><text:span text:style-name="T3"> 0;</text:span></text:p>
      <text:p text:style-name="P24">}</text:p>
      <text:p text:style-name="P3"/>
      <text:p text:style-name="P3">/* </text:p>
      <text:p text:style-name="P1"><text:s/>* File: <text:s text:c="2"/>main.cpp</text:p>
      <text:p text:style-name="P1"><text:s/>* Author: Abdul Hakim Abbas</text:p>
      <text:p text:style-name="P1"><text:s/>* Created on July 8, 2015, 10:45 AM</text:p>
      <text:p text:style-name="P1"><text:s/>*/</text:p>
      <text:p text:style-name="P1">//Retire_V1</text:p>
      <text:p text:style-name="P51"><text:span text:style-name="T2">#include</text:span><text:span text:style-name="T3"> </text:span><text:span text:style-name="T7">&lt;iostream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1">//Function Prototypes</text:p>
      <text:p text:style-name="P1">//Global constants</text:p>
      <text:p text:style-name="P1">//Execution begins here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Declare Variables</text:p>
      <text:p text:style-name="P51"><text:span text:style-name="T3"><text:s text:c="4"/></text:span><text:span text:style-name="T8">float</text:span><text:span text:style-name="T3"> salary=90000;</text:span><text:span text:style-name="T1">//Average Salary</text:span></text:p>
      <text:p text:style-name="P51"><text:span text:style-name="T3"><text:s text:c="4"/></text:span><text:span text:style-name="T8">float</text:span><text:span text:style-name="T3"> invRate=0.05f;</text:span><text:span text:style-name="T1">//Investment Rate</text:span></text:p>
      <text:p text:style-name="P51"><text:span text:style-name="T3"><text:s text:c="4"/></text:span><text:span text:style-name="T8">float</text:span><text:span text:style-name="T3"> savReq;</text:span><text:span text:style-name="T1">//Savings required</text:span></text:p>
      <text:p text:style-name="P51"><text:span text:style-name="T3"><text:s text:c="4"/></text:span><text:span text:style-name="T8">float</text:span><text:span text:style-name="T3"> pDep=0.10f;</text:span><text:span text:style-name="T1">//Of your gross Salary</text:span></text:p>
      <text:p text:style-name="P51"><text:span text:style-name="T3"><text:s text:c="4"/></text:span><text:span text:style-name="T8">float</text:span><text:span text:style-name="T3"> deposit;</text:span><text:span text:style-name="T1">//Yearly deposit in $</text:span></text:p>
      <text:p text:style-name="P51"><text:span text:style-name="T3"><text:s text:c="4"/></text:span><text:span text:style-name="T8">float</text:span><text:span text:style-name="T3"> savings=0;</text:span><text:span text:style-name="T1">//Initial Savings</text:span></text:p>
      <text:p text:style-name="P51"><text:span text:style-name="T3"><text:s text:c="4"/></text:span><text:span text:style-name="T8">float</text:span><text:span text:style-name="T3"> year=0;</text:span><text:span text:style-name="T1">//Start at year 0</text:span></text:p>
      <text:p text:style-name="P1">//Calculate required savings</text:p>
      <text:p text:style-name="P21"><text:s text:c="4"/>savReq=salary/invRate;</text:p>
      <text:p text:style-name="P1">//Loop to calculate when Retirement is possible <text:s text:c="3"/></text:p>
      <text:p text:style-name="P51"><text:span text:style-name="T3"><text:s text:c="4"/></text:span><text:span text:style-name="T8">do</text:span><text:span text:style-name="T3">{</text:span></text:p>
      <text:p text:style-name="P51"><text:span text:style-name="T3"><text:s text:c="8"/>deposit=pDep*salary;</text:span><text:span text:style-name="T1">//Deposit based on salary </text:span></text:p>
      <text:p text:style-name="P51"><text:span text:style-name="T3"><text:s text:c="8"/>savings*=(1+invRate);</text:span><text:span text:style-name="T1">//Earning based upon investment rate</text:span></text:p>
      <text:p text:style-name="P51"><text:span text:style-name="T3"><text:s text:c="8"/>savings+=deposit;</text:span><text:span text:style-name="T1">//Add deposit after earning investment rate</text:span></text:p>
      <text:p text:style-name="P51"><text:span text:style-name="T3"><text:s text:c="8"/>year++;</text:span><text:span text:style-name="T1">//Adds 1 year</text:span></text:p>
      <text:p text:style-name="P51"><text:span text:style-name="T3"><text:s text:c="4"/>}</text:span><text:span text:style-name="T8">while</text:span><text:span text:style-name="T3">(savings&lt;savReq);</text:span><text:span text:style-name="T1">//When we have enough to retire then exit the loop</text:span></text:p>
      <text:p text:style-name="P1">//Output results</text:p>
      <text:p text:style-name="P51"><text:span text:style-name="T3"><text:s text:c="3"/>cout&lt;&lt;</text:span><text:span text:style-name="T7">"I can retire in "</text:span><text:span text:style-name="T3">&lt;&lt;year&lt;&lt;</text:span><text:span text:style-name="T7">"(years) with $"</text:span><text:span text:style-name="T3">&lt;&lt;savings&lt;&lt;</text:span><text:span text:style-name="T7">" in savings !!!"</text:span><text:span text:style-name="T3">&lt;&lt;endl; </text:span></text:p>
      <text:p text:style-name="P1">//Exit stage right <text:s text:c="3"/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1">/* </text:p>
      <text:p text:style-name="P1"><text:s/>* File: <text:s text:c="2"/>main.cpp</text:p>
      <text:p text:style-name="P1"><text:s/>* Author: Abdul Hakim Abbas</text:p>
      <text:p text:style-name="P1"><text:s/>* Purpose: To find the amount need for retirement</text:p>
      <text:p text:style-name="P1"><text:s/>* Created on July 8, 2015, 12:16 PM</text:p>
      <text:p text:style-name="P1"><text:s/>*/</text:p>
      <text:p text:style-name="P1">//Retire_V2</text:p>
      <text:p text:style-name="P48">///System Library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2">#include</text:span><text:span text:style-name="T3"> </text:span><text:span text:style-name="T7">&lt;string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21"/>
      <text:p text:style-name="P1">//Global Constants</text:p>
      <text:p text:style-name="P21"/>
      <text:p text:style-name="P1">//Function Prototypes</text:p>
      <text:p text:style-name="P51"><text:soft-page-break/><text:span text:style-name="T8">void</text:span><text:span text:style-name="T3"> heading(</text:span><text:span text:style-name="T8">float</text:span><text:span text:style-name="T3">,</text:span><text:span text:style-name="T8">float</text:span><text:span text:style-name="T3">,</text:span><text:span text:style-name="T8">float</text:span><text:span text:style-name="T3">,</text:span><text:span text:style-name="T8">float</text:span><text:span text:style-name="T3">);</text:span></text:p>
      <text:p text:style-name="P51"><text:span text:style-name="T8">void</text:span><text:span text:style-name="T3"> table(</text:span><text:span text:style-name="T8">int</text:span><text:span text:style-name="T3">,string,</text:span><text:span text:style-name="T8">int</text:span><text:span text:style-name="T3">,</text:span><text:span text:style-name="T8">double</text:span><text:span text:style-name="T3">,</text:span><text:span text:style-name="T8">float</text:span><text:span text:style-name="T3">,</text:span><text:span text:style-name="T8">float</text:span><text:span text:style-name="T3">);</text:span></text:p>
      <text:p text:style-name="P51"><text:span text:style-name="T8">void</text:span><text:span text:style-name="T3"> retire(</text:span><text:span text:style-name="T8">float</text:span><text:span text:style-name="T3">,</text:span><text:span text:style-name="T8">float</text:span><text:span text:style-name="T3">,</text:span><text:span text:style-name="T8">float</text:span><text:span text:style-name="T3">,</text:span><text:span text:style-name="T8">float</text:span><text:span text:style-name="T3"> &amp;,</text:span><text:span text:style-name="T8">float</text:span><text:span text:style-name="T3"> &amp;,</text:span><text:span text:style-name="T8">double</text:span><text:span text:style-name="T3"> &amp;);</text:span></text:p>
      <text:p text:style-name="P21"/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Declare Variables</text:span></text:p>
      <text:p text:style-name="P51"><text:span text:style-name="T3"><text:s text:c="4"/></text:span><text:span text:style-name="T8">float</text:span><text:span text:style-name="T3"> <text:s/>salary=100000; </text:span><text:span text:style-name="T1">//Average Salary in $'s</text:span></text:p>
      <text:p text:style-name="P51"><text:span text:style-name="T3"><text:s text:c="4"/></text:span><text:span text:style-name="T8">float</text:span><text:span text:style-name="T3"> <text:s/>invRate=0.06f; </text:span><text:span text:style-name="T1">//Investment Rate -&gt; see Calif Muni Bonds</text:span></text:p>
      <text:p text:style-name="P51"><text:span text:style-name="T3"><text:s text:c="4"/></text:span><text:span text:style-name="T8">float</text:span><text:span text:style-name="T3"> <text:s/>savReq; <text:s text:c="7"/></text:span><text:span text:style-name="T1">//Savings required at retirement</text:span></text:p>
      <text:p text:style-name="P51"><text:span text:style-name="T3"><text:s text:c="4"/></text:span><text:span text:style-name="T8">float</text:span><text:span text:style-name="T3"> <text:s/>pDep=0.20f; <text:s text:c="3"/></text:span><text:span text:style-name="T1">//Of your gross Salary -&gt; Percentage Deposited </text:span></text:p>
      <text:p text:style-name="P51"><text:span text:style-name="T3"><text:s text:c="4"/></text:span><text:span text:style-name="T8">float</text:span><text:span text:style-name="T3"> <text:s/>deposit; <text:s text:c="6"/></text:span><text:span text:style-name="T1">//Yearly deposit in $'s</text:span></text:p>
      <text:p text:style-name="P51"><text:span text:style-name="T3"><text:s text:c="4"/></text:span><text:span text:style-name="T8">double</text:span><text:span text:style-name="T3"> savings=0; <text:s text:c="4"/></text:span><text:span text:style-name="T1">//Initial Savings at start of Employment</text:span></text:p>
      <text:p text:style-name="P51"><text:span text:style-name="T3"><text:s text:c="4"/></text:span><text:span text:style-name="T8">int</text:span><text:span text:style-name="T3"> <text:s text:c="3"/>year=0; <text:s text:c="7"/></text:span><text:span text:style-name="T1">//Start at year 0</text:span></text:p>
      <text:p text:style-name="P51"><text:span text:style-name="T3"><text:s text:c="4"/>string date=</text:span><text:span text:style-name="T7">"06/01/"</text:span><text:span text:style-name="T3">; </text:span><text:span text:style-name="T1">//Assume you can start saving when you graduate</text:span></text:p>
      <text:p text:style-name="P51"><text:span text:style-name="T3"><text:s text:c="4"/></text:span><text:span text:style-name="T8">int</text:span><text:span text:style-name="T3"> <text:s text:c="3"/>gradYr=18; <text:s text:c="4"/></text:span><text:span text:style-name="T1">//Graduation</text:span></text:p>
      <text:p text:style-name="P51"><text:span text:style-name="T3"><text:s text:c="4"/></text:span><text:span text:style-name="T8">float</text:span><text:span text:style-name="T3"> <text:s/>interst=0.0f; <text:s/></text:span><text:span text:style-name="T1">//Yearly Interest</text:span></text:p>
      <text:p text:style-name="P21"><text:s text:c="3"/></text:p>
      <text:p text:style-name="P51"><text:span text:style-name="T3"><text:s text:c="4"/></text:span><text:span text:style-name="T1">//Calculate required savings</text:span></text:p>
      <text:p text:style-name="P21"><text:s text:c="4"/>savReq=salary/invRate;</text:p>
      <text:p text:style-name="P21"><text:s text:c="4"/></text:p>
      <text:p text:style-name="P51"><text:span text:style-name="T3"><text:s text:c="4"/></text:span><text:span text:style-name="T1">//Display the heading</text:span></text:p>
      <text:p text:style-name="P21"><text:s text:c="4"/>heading(salary,invRate,pDep,savReq);</text:p>
      <text:p text:style-name="P21"><text:s text:c="4"/></text:p>
      <text:p text:style-name="P51"><text:span text:style-name="T3"><text:s text:c="4"/></text:span><text:span text:style-name="T1">//Loop to calculate when Retirement is possible</text:span></text:p>
      <text:p text:style-name="P21"><text:s text:c="4"/>table(year,date,gradYr,savings,interst,salary*pDep);</text:p>
      <text:p text:style-name="P51"><text:span text:style-name="T3"><text:s text:c="4"/></text:span><text:span text:style-name="T8">do</text:span><text:span text:style-name="T3">{</text:span></text:p>
      <text:p text:style-name="P21"><text:s text:c="7"/></text:p>
      <text:p text:style-name="P21"><text:s text:c="8"/>retire(salary,invRate,pDep,interst,deposit,savings);</text:p>
      <text:p text:style-name="P51"><text:span text:style-name="T3"><text:s text:c="8"/>year++;</text:span><text:span text:style-name="T1">//Proceed to the next year</text:span></text:p>
      <text:p text:style-name="P21"><text:s text:c="8"/>gradYr++;</text:p>
      <text:p text:style-name="P21"><text:s text:c="8"/>table(year,date,gradYr,savings,interst,deposit);</text:p>
      <text:p text:style-name="P51"><text:span text:style-name="T3"><text:s text:c="4"/>}</text:span><text:span text:style-name="T8">while</text:span><text:span text:style-name="T3">(savings&lt;savReq);</text:span><text:span text:style-name="T1">//When we have enough to retire then exit the loop</text:span></text:p>
      <text:p text:style-name="P21"><text:s text:c="4"/></text:p>
      <text:p text:style-name="P51"><text:span text:style-name="T3"><text:s text:c="4"/></text:span><text:span text:style-name="T1">//Display the results</text:span></text:p>
      <text:p text:style-name="P21"><text:s text:c="4"/>cout&lt;&lt;fixed&lt;&lt;showpoint&lt;&lt;setprecision(2)&lt;&lt;endl;</text:p>
      <text:p text:style-name="P51"><text:span text:style-name="T3"><text:s text:c="4"/>cout&lt;&lt;</text:span><text:span text:style-name="T7">"I can retire in "</text:span><text:span text:style-name="T3">&lt;&lt;year&lt;&lt;</text:span><text:span text:style-name="T7">" (years) with $"</text:span></text:p>
      <text:p text:style-name="P51"><text:span text:style-name="T3"><text:s text:c="12"/>&lt;&lt;savings&lt;&lt;</text:span><text:span text:style-name="T7">" in savings!!!"</text:span><text:span text:style-name="T3">&lt;&lt;endl;</text:span></text:p>
      <text:p text:style-name="P21"><text:s text:c="4"/></text:p>
      <text:p text:style-name="P51"><text:span text:style-name="T3"><text:s text:c="4"/></text:span><text:span text:style-name="T1">//Exit Stage Right!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1">/****************************************************************</text:p>
      <text:p text:style-name="P1"><text:s/>********************* <text:s/>Table <text:s text:c="2"/>*********************************</text:p>
      <text:p text:style-name="P1"><text:s/>****************************************************************</text:p>
      <text:p text:style-name="P1"><text:s/>*Inputs</text:p>
      <text:p text:style-name="P1"><text:s/>* <text:s/>y-&gt;Year at which you started saving, a simple counter</text:p>
      <text:p text:style-name="P1"><text:s/>* <text:s/>d-&gt;Month and Day graduated</text:p>
      <text:p text:style-name="P1"><text:s/>* <text:s/>g-&gt;Graduation year</text:p>
      <text:p text:style-name="P1"><text:s/>* <text:s/>i-&gt;Interest earned during the year</text:p>
      <text:p text:style-name="P1"><text:s/>* yd-&gt;Yearly Deposit in $'s</text:p>
      <text:p text:style-name="P1"><text:s/>* <text:s/>s-&gt;Savings in $'s</text:p>
      <text:p text:style-name="P1"><text:s/>*/</text:p>
      <text:p text:style-name="P51"><text:span text:style-name="T8">void</text:span><text:span text:style-name="T3"> table(</text:span><text:span text:style-name="T8">int</text:span><text:span text:style-name="T3"> y,string d,</text:span><text:span text:style-name="T8">int</text:span><text:span text:style-name="T3"> g,</text:span><text:span text:style-name="T8">double</text:span><text:span text:style-name="T3"> s,</text:span><text:span text:style-name="T8">float</text:span><text:span text:style-name="T3"> i,</text:span><text:span text:style-name="T8">float</text:span><text:span text:style-name="T3"> yd){</text:span></text:p>
      <text:p text:style-name="P21"><text:s text:c="4"/>cout&lt;&lt;fixed&lt;&lt;showpoint&lt;&lt;setprecision(2);</text:p>
      <text:p text:style-name="P21"><text:s text:c="4"/>cout&lt;&lt;setw(4)&lt;&lt;y;</text:p>
      <text:p text:style-name="P21"><text:s text:c="4"/>cout&lt;&lt;setw(8)&lt;&lt;d;</text:p>
      <text:p text:style-name="P21"><text:s text:c="4"/>cout&lt;&lt;g;</text:p>
      <text:p text:style-name="P21"><text:soft-page-break/><text:s text:c="4"/>cout&lt;&lt;setw(12)&lt;&lt;s;</text:p>
      <text:p text:style-name="P21"><text:s text:c="4"/>cout&lt;&lt;setw(10)&lt;&lt;i;</text:p>
      <text:p text:style-name="P21"><text:s text:c="4"/>cout&lt;&lt;setw(11)&lt;&lt;yd;</text:p>
      <text:p text:style-name="P21"><text:s text:c="4"/>cout&lt;&lt;endl;</text:p>
      <text:p text:style-name="P21">}</text:p>
      <text:p text:style-name="P21"/>
      <text:p text:style-name="P21"/>
      <text:p text:style-name="P1">/****************************************************************</text:p>
      <text:p text:style-name="P1"><text:s/>********************* <text:s/>Retire <text:s/>*********************************</text:p>
      <text:p text:style-name="P1"><text:s/>****************************************************************</text:p>
      <text:p text:style-name="P1"><text:s/>*Inputs</text:p>
      <text:p text:style-name="P1"><text:s/>* <text:s/>salary-&gt;Salary in $'s</text:p>
      <text:p text:style-name="P1"><text:s/>* <text:s/>invRate-&gt;Investment Rate</text:p>
      <text:p text:style-name="P1"><text:s/>* <text:s/>pDep-&gt;Percent of Salary to deposit</text:p>
      <text:p text:style-name="P1"><text:s/>* Outputs</text:p>
      <text:p text:style-name="P1"><text:s/>* <text:s/>deposit-&gt;Yearly Deposit in $'s</text:p>
      <text:p text:style-name="P1"><text:s/>*/</text:p>
      <text:p text:style-name="P51"><text:span text:style-name="T8">void</text:span><text:span text:style-name="T3"> retire(</text:span><text:span text:style-name="T8">float</text:span><text:span text:style-name="T3"> salary,</text:span><text:span text:style-name="T8">float</text:span><text:span text:style-name="T3"> invRate,</text:span><text:span text:style-name="T8">float</text:span><text:span text:style-name="T3"> pDep,</text:span></text:p>
      <text:p text:style-name="P51"><text:span text:style-name="T3"><text:s text:c="5"/></text:span><text:span text:style-name="T8">float</text:span><text:span text:style-name="T3"> &amp;interst,</text:span><text:span text:style-name="T8">float</text:span><text:span text:style-name="T3"> &amp;deposit,</text:span><text:span text:style-name="T8">double</text:span><text:span text:style-name="T3"> &amp;savings){</text:span></text:p>
      <text:p text:style-name="P51"><text:span text:style-name="T3"><text:s text:c="5"/></text:span><text:span text:style-name="T1">//Calculate the current year results</text:span></text:p>
      <text:p text:style-name="P51"><text:span text:style-name="T3"><text:s text:c="5"/></text:span><text:span text:style-name="T1">//Yearly Deposit</text:span></text:p>
      <text:p text:style-name="P51"><text:span text:style-name="T3"><text:s text:c="5"/>deposit=pDep*salary; </text:span><text:span text:style-name="T1">//Deposit based on salary</text:span></text:p>
      <text:p text:style-name="P51"><text:span text:style-name="T3"><text:s text:c="5"/>deposit=</text:span><text:span text:style-name="T8">static_cast</text:span><text:span text:style-name="T3">&lt;</text:span><text:span text:style-name="T8">int</text:span><text:span text:style-name="T3">&gt;(deposit*100)/100.0f;</text:span><text:span text:style-name="T1">//Truncate penny</text:span></text:p>
      <text:p text:style-name="P51"><text:span text:style-name="T3"><text:s text:c="5"/></text:span><text:span text:style-name="T1">//Update savings with interest and deposit</text:span></text:p>
      <text:p text:style-name="P51"><text:span text:style-name="T3"><text:s text:c="5"/>savings+=interst;</text:span><text:span text:style-name="T1">//Earning based upon investment rate</text:span></text:p>
      <text:p text:style-name="P51"><text:span text:style-name="T3"><text:s text:c="5"/>savings+=deposit; <text:s text:c="3"/></text:span><text:span text:style-name="T1">//Add the deposit after earning interest</text:span></text:p>
      <text:p text:style-name="P51"><text:span text:style-name="T3"><text:s text:c="5"/></text:span><text:span text:style-name="T1">//Yearly Interest</text:span></text:p>
      <text:p text:style-name="P51"><text:span text:style-name="T3"><text:s text:c="5"/>interst=savings*invRate;</text:span><text:span text:style-name="T1">//Interest based on investment rate</text:span></text:p>
      <text:p text:style-name="P51"><text:span text:style-name="T3"><text:s text:c="5"/>interst=</text:span><text:span text:style-name="T8">static_cast</text:span><text:span text:style-name="T3">&lt;</text:span><text:span text:style-name="T8">int</text:span><text:span text:style-name="T3">&gt;(interst*100)/100.0f;</text:span><text:span text:style-name="T1">//Truncate penny</text:span></text:p>
      <text:p text:style-name="P21">}</text:p>
      <text:p text:style-name="P21"/>
      <text:p text:style-name="P1">/****************************************************************</text:p>
      <text:p text:style-name="P1"><text:s/>********************* Heading **********************************</text:p>
      <text:p text:style-name="P1"><text:s/>****************************************************************</text:p>
      <text:p text:style-name="P1"><text:s/>*Inputs</text:p>
      <text:p text:style-name="P1"><text:s/>* <text:s/>s-&gt;Salary in $'s</text:p>
      <text:p text:style-name="P1"><text:s/>* <text:s/>i-&gt;Investment Rate</text:p>
      <text:p text:style-name="P1"><text:s/>* <text:s/>p-&gt;Percent of Salary to deposit</text:p>
      <text:p text:style-name="P1"><text:s/>* <text:s/>r-&gt;Savings needed to retire</text:p>
      <text:p text:style-name="P1"><text:s/>*/</text:p>
      <text:p text:style-name="P51"><text:span text:style-name="T8">void</text:span><text:span text:style-name="T3"> heading(</text:span><text:span text:style-name="T8">float</text:span><text:span text:style-name="T3"> s,</text:span><text:span text:style-name="T8">float</text:span><text:span text:style-name="T3"> i,</text:span><text:span text:style-name="T8">float</text:span><text:span text:style-name="T3"> p,</text:span><text:span text:style-name="T8">float</text:span><text:span text:style-name="T3"> r){</text:span></text:p>
      <text:p text:style-name="P51"><text:span text:style-name="T3"><text:s text:c="4"/>cout&lt;&lt;</text:span><text:span text:style-name="T7">"Retirement Calculator based on Muni-Bond Investment"</text:span><text:span text:style-name="T3">&lt;&lt;endl;</text:span></text:p>
      <text:p text:style-name="P51"><text:span text:style-name="T3"><text:s text:c="4"/>cout&lt;&lt;</text:span><text:span text:style-name="T7">" <text:s text:c="14"/>Salary <text:s text:c="4"/>= $"</text:span><text:span text:style-name="T3">&lt;&lt;setw(7)&lt;&lt;s&lt;&lt;endl;</text:span></text:p>
      <text:p text:style-name="P51"><text:span text:style-name="T3"><text:s text:c="4"/>cout&lt;&lt;</text:span><text:span text:style-name="T7">" <text:s text:c="5"/>Investment Rate <text:s text:c="4"/>= "</text:span><text:span text:style-name="T3">&lt;&lt;setw(7)&lt;&lt;i*100&lt;&lt;</text:span><text:span text:style-name="T7">"%"</text:span><text:span text:style-name="T3">&lt;&lt;endl;</text:span></text:p>
      <text:p text:style-name="P51"><text:span text:style-name="T3"><text:s text:c="4"/>cout&lt;&lt;</text:span><text:span text:style-name="T7">" <text:s text:c="5"/>Yearly Deposit Rate = "</text:span><text:span text:style-name="T3">&lt;&lt;setw(7)&lt;&lt;p*100&lt;&lt;</text:span><text:span text:style-name="T7">"%"</text:span><text:span text:style-name="T3">&lt;&lt;endl;</text:span></text:p>
      <text:p text:style-name="P21"><text:s text:c="4"/>cout&lt;&lt;fixed&lt;&lt;setprecision(0);</text:p>
      <text:p text:style-name="P51"><text:span text:style-name="T3"><text:s text:c="4"/>cout&lt;&lt;</text:span><text:span text:style-name="T7">"Savings needed to retire -&gt; $"</text:span><text:span text:style-name="T3">&lt;&lt;setw(7)&lt;&lt;r&lt;&lt;endl;</text:span></text:p>
      <text:p text:style-name="P21"><text:s text:c="4"/>cout&lt;&lt;endl;</text:p>
      <text:p text:style-name="P51"><text:span text:style-name="T3"><text:s text:c="4"/>cout&lt;&lt;</text:span><text:span text:style-name="T7">" <text:s text:c="18"/>Beg Yr <text:s text:c="2"/>End of Yr <text:s/>End of Yr"</text:span><text:span text:style-name="T3">&lt;&lt;endl;</text:span></text:p>
      <text:p text:style-name="P51"><text:span text:style-name="T3"><text:s text:c="4"/>cout&lt;&lt;</text:span><text:span text:style-name="T7">"Year <text:s text:c="3"/>Date <text:s text:c="6"/>Savings <text:s text:c="2"/>Interest <text:s text:c="2"/>Deposit"</text:span><text:span text:style-name="T3">&lt;&lt;endl;</text:span></text:p>
      <text:p text:style-name="P21">}</text:p>
      <text:p text:style-name="P21"/>
      <text:p text:style-name="P1">/* </text:p>
      <text:p text:style-name="P1"><text:s/>* File: <text:s text:c="2"/>main.cpp</text:p>
      <text:p text:style-name="P1"><text:s/>* Author: Abdul Hakim Abbas</text:p>
      <text:p text:style-name="P1"><text:s/>* Problem_7_V1</text:p>
      <text:p text:style-name="P1"><text:s/>* Created on July 9, 2015, 1:53 PM</text:p>
      <text:p text:style-name="P1"><text:s/>*/</text:p>
      <text:p text:style-name="P21"/>
      <text:p text:style-name="P1"><text:soft-page-break/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21"/>
      <text:p text:style-name="P1">//Global Constants</text:p>
      <text:p text:style-name="P21"/>
      <text:p text:style-name="P1">//Function Prototypes</text:p>
      <text:p text:style-name="P51"><text:span text:style-name="T8">float</text:span><text:span text:style-name="T3"> ftoc(</text:span><text:span text:style-name="T8">float</text:span><text:span text:style-name="T3">);</text:span></text:p>
      <text:p text:style-name="P51"><text:span text:style-name="T8">float</text:span><text:span text:style-name="T3"> ftcItrp(</text:span><text:span text:style-name="T8">float</text:span><text:span text:style-name="T3">,</text:span><text:span text:style-name="T8">float</text:span><text:span text:style-name="T3">,</text:span><text:span text:style-name="T8">float</text:span><text:span text:style-name="T3">,</text:span><text:span text:style-name="T8">float</text:span><text:span text:style-name="T3">,</text:span><text:span text:style-name="T8">float</text:span><text:span text:style-name="T3">);</text:span></text:p>
      <text:p text:style-name="P21"/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Declare variables</text:span></text:p>
      <text:p text:style-name="P51"><text:span text:style-name="T3"><text:s text:c="4"/></text:span><text:span text:style-name="T8">float</text:span><text:span text:style-name="T3"> f1=32.0f,f2=212.0f,c1=0.0f,c2=100.0f;</text:span></text:p>
      <text:p text:style-name="P21"><text:s text:c="4"/></text:p>
      <text:p text:style-name="P51"><text:span text:style-name="T3"><text:s text:c="4"/></text:span><text:span text:style-name="T1">//Loop and output all the values</text:span></text:p>
      <text:p text:style-name="P51"><text:span text:style-name="T3"><text:s text:c="4"/>cout&lt;&lt;</text:span><text:span text:style-name="T7">"Fahrenheit"</text:span><text:span text:style-name="T3">;</text:span></text:p>
      <text:p text:style-name="P51"><text:span text:style-name="T3"><text:s text:c="4"/>cout&lt;&lt;</text:span><text:span text:style-name="T7">" <text:s text:c="2"/>Celsius"</text:span><text:span text:style-name="T3">;</text:span></text:p>
      <text:p text:style-name="P51"><text:span text:style-name="T3"><text:s text:c="4"/>cout&lt;&lt;</text:span><text:span text:style-name="T7">" <text:s text:c="2"/>Celsius"</text:span><text:span text:style-name="T3">;</text:span></text:p>
      <text:p text:style-name="P21"><text:s text:c="4"/>cout&lt;&lt;endl;</text:p>
      <text:p text:style-name="P51"><text:span text:style-name="T3"><text:s text:c="4"/></text:span><text:span text:style-name="T8">for</text:span><text:span text:style-name="T3">(</text:span><text:span text:style-name="T8">float</text:span><text:span text:style-name="T3"> fahren=f1;fahren&lt;=f2;fahren++){</text:span></text:p>
      <text:p text:style-name="P21"><text:s text:c="8"/>cout&lt;&lt;fixed&lt;&lt;showpoint&lt;&lt;setprecision(2);</text:p>
      <text:p text:style-name="P21"><text:s text:c="8"/>cout&lt;&lt;setw(10)&lt;&lt;fahren;</text:p>
      <text:p text:style-name="P21"><text:s text:c="8"/>cout&lt;&lt;setw(10)&lt;&lt;ftoc(fahren);</text:p>
      <text:p text:style-name="P21"><text:s text:c="8"/>cout&lt;&lt;setw(10)&lt;&lt;ftcItrp(fahren,f1,f2,c1,c2);</text:p>
      <text:p text:style-name="P21"><text:s text:c="8"/>cout&lt;&lt;endl;</text:p>
      <text:p text:style-name="P21"><text:s text:c="4"/>}</text:p>
      <text:p text:style-name="P21"/>
      <text:p text:style-name="P51"><text:span text:style-name="T3"><text:s text:c="4"/></text:span><text:span text:style-name="T1">//Exit stage right!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51"><text:span text:style-name="T8">float</text:span><text:span text:style-name="T3"> ftcItrp(</text:span><text:span text:style-name="T8">float</text:span><text:span text:style-name="T3"> f,</text:span><text:span text:style-name="T8">float</text:span><text:span text:style-name="T3"> f1,</text:span><text:span text:style-name="T8">float</text:span><text:span text:style-name="T3"> f2,</text:span></text:p>
      <text:p text:style-name="P51"><text:span text:style-name="T3"><text:s text:c="22"/></text:span><text:span text:style-name="T8">float</text:span><text:span text:style-name="T3"> c1,</text:span><text:span text:style-name="T8">float</text:span><text:span text:style-name="T3"> c2){</text:span></text:p>
      <text:p text:style-name="P51"><text:span text:style-name="T3"><text:s text:c="4"/></text:span><text:span text:style-name="T8">return</text:span><text:span text:style-name="T3"> c1+(c2-c1)*(f-f1)/(f2-f1);</text:span></text:p>
      <text:p text:style-name="P21">}</text:p>
      <text:p text:style-name="P21"/>
      <text:p text:style-name="P51"><text:span text:style-name="T8">float</text:span><text:span text:style-name="T3"> ftoc(</text:span><text:span text:style-name="T8">float</text:span><text:span text:style-name="T3"> f){</text:span></text:p>
      <text:p text:style-name="P51"><text:span text:style-name="T3"><text:s text:c="4"/></text:span><text:span text:style-name="T8">return</text:span><text:span text:style-name="T3"> 5.0f/9*(f-32);</text:span></text:p>
      <text:p text:style-name="P21">}</text:p>
      <text:p text:style-name="P21"/>
      <text:p text:style-name="P1">/* </text:p>
      <text:p text:style-name="P1"><text:s/>* File: <text:s text:c="2"/>main.cpp</text:p>
      <text:p text:style-name="P1"><text:s/>* Author: Abdul Hakim Abbas</text:p>
      <text:p text:style-name="P1"><text:s/>* Problem_7_V2 </text:p>
      <text:p text:style-name="P1"><text:s/>* Created on July 9, 2015, 1:01 PM</text:p>
      <text:p text:style-name="P1"><text:s/>*/</text:p>
      <text:p text:style-name="P21"/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cstring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21"/>
      <text:p text:style-name="P1"><text:soft-page-break/>//Global Constants</text:p>
      <text:p text:style-name="P21"/>
      <text:p text:style-name="P1">//Function Prototypes</text:p>
      <text:p text:style-name="P51"><text:span text:style-name="T8">bool</text:span><text:span text:style-name="T3"> isLpYr(</text:span><text:span text:style-name="T8">unsigned</text:span><text:span text:style-name="T3"> </text:span><text:span text:style-name="T8">short</text:span><text:span text:style-name="T3">);</text:span></text:p>
      <text:p text:style-name="P51"><text:span text:style-name="T8">int</text:span><text:span text:style-name="T3"> <text:s/>gtMnVal(string,</text:span><text:span text:style-name="T8">unsigned</text:span><text:span text:style-name="T3"> </text:span><text:span text:style-name="T8">short</text:span><text:span text:style-name="T3">);</text:span></text:p>
      <text:p text:style-name="P51"><text:span text:style-name="T8">int</text:span><text:span text:style-name="T3"> <text:s/>gtYrVal(</text:span><text:span text:style-name="T8">unsigned</text:span><text:span text:style-name="T3"> </text:span><text:span text:style-name="T8">short</text:span><text:span text:style-name="T3">);</text:span></text:p>
      <text:p text:style-name="P51"><text:span text:style-name="T8">int</text:span><text:span text:style-name="T3"> <text:s/>gtCntVl(</text:span><text:span text:style-name="T8">unsigned</text:span><text:span text:style-name="T3"> </text:span><text:span text:style-name="T8">short</text:span><text:span text:style-name="T3">);</text:span></text:p>
      <text:p text:style-name="P51"><text:span text:style-name="T3">string dayOfWk(string,</text:span><text:span text:style-name="T8">short</text:span><text:span text:style-name="T3">,</text:span><text:span text:style-name="T8">unsigned</text:span><text:span text:style-name="T3"> </text:span><text:span text:style-name="T8">short</text:span><text:span text:style-name="T3">);</text:span></text:p>
      <text:p text:style-name="P21"/>
      <text:p text:style-name="P1">//Execution Begins Here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Declare variables</text:span></text:p>
      <text:p text:style-name="P51"><text:span text:style-name="T3"><text:s text:c="4"/></text:span><text:span text:style-name="T8">unsigned</text:span><text:span text:style-name="T3"> </text:span><text:span text:style-name="T8">short</text:span><text:span text:style-name="T3"> year;</text:span></text:p>
      <text:p text:style-name="P21"><text:s text:c="4"/>string month;</text:p>
      <text:p text:style-name="P51"><text:span text:style-name="T3"><text:s text:c="4"/></text:span><text:span text:style-name="T8">const</text:span><text:span text:style-name="T3"> </text:span><text:span text:style-name="T8">int</text:span><text:span text:style-name="T3"> SIZE=4;</text:span></text:p>
      <text:p text:style-name="P51"><text:span text:style-name="T3"><text:s text:c="4"/></text:span><text:span text:style-name="T8">char</text:span><text:span text:style-name="T3"> rday[SIZE];</text:span></text:p>
      <text:p text:style-name="P51"><text:span text:style-name="T3"><text:s text:c="4"/></text:span><text:span text:style-name="T8">short</text:span><text:span text:style-name="T3"> nDay;</text:span></text:p>
      <text:p text:style-name="P21"><text:s text:c="4"/></text:p>
      <text:p text:style-name="P51"><text:span text:style-name="T3"><text:s text:c="4"/></text:span><text:span text:style-name="T1">//Input the date</text:span></text:p>
      <text:p text:style-name="P51"><text:span text:style-name="T3"><text:s text:c="4"/>cout&lt;&lt;</text:span><text:span text:style-name="T7">"Input date form of July 4, 2008"</text:span><text:span text:style-name="T3">&lt;&lt;endl;</text:span></text:p>
      <text:p text:style-name="P21"><text:s text:c="4"/>cin&gt;&gt;month;</text:p>
      <text:p text:style-name="P21"><text:s text:c="4"/>cin&gt;&gt;rday;</text:p>
      <text:p text:style-name="P21"><text:s text:c="4"/>cin&gt;&gt;year;</text:p>
      <text:p text:style-name="P21"><text:s text:c="4"/></text:p>
      <text:p text:style-name="P51"><text:span text:style-name="T3"><text:s text:c="4"/></text:span><text:span text:style-name="T1">//Translate the day into a number</text:span></text:p>
      <text:p text:style-name="P51"><text:span text:style-name="T3"><text:s text:c="4"/></text:span><text:span text:style-name="T8">if</text:span><text:span text:style-name="T3">(strlen(rday)==3){</text:span></text:p>
      <text:p text:style-name="P21"><text:s text:c="8"/>nDay=(rday[0]-48)*10+(rday[1]-48);</text:p>
      <text:p text:style-name="P51"><text:span text:style-name="T3"><text:s text:c="4"/>}</text:span><text:span text:style-name="T8">else</text:span><text:span text:style-name="T3">{</text:span></text:p>
      <text:p text:style-name="P21"><text:s text:c="8"/>nDay=rday[0]-48;</text:p>
      <text:p text:style-name="P21"><text:s text:c="4"/>}</text:p>
      <text:p text:style-name="P21"><text:s text:c="4"/></text:p>
      <text:p text:style-name="P51"><text:span text:style-name="T3"><text:s text:c="4"/></text:span><text:span text:style-name="T1">//Your day corresponding to the date is</text:span></text:p>
      <text:p text:style-name="P51"><text:span text:style-name="T3"><text:s text:c="4"/>cout&lt;&lt;</text:span><text:span text:style-name="T7">"Day = "</text:span><text:span text:style-name="T3">&lt;&lt;dayOfWk(month,nDay,year)&lt;&lt;endl;</text:span></text:p>
      <text:p text:style-name="P21"><text:s text:c="4"/></text:p>
      <text:p text:style-name="P51"><text:span text:style-name="T3"><text:s text:c="4"/></text:span><text:span text:style-name="T1">//Exit stage right!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51"><text:span text:style-name="T3">string dayOfWk(string mn,</text:span><text:span text:style-name="T8">short</text:span><text:span text:style-name="T3"> day,</text:span></text:p>
      <text:p text:style-name="P51"><text:span text:style-name="T3"><text:s text:c="8"/></text:span><text:span text:style-name="T8">unsigned</text:span><text:span text:style-name="T3"> </text:span><text:span text:style-name="T8">short</text:span><text:span text:style-name="T3"> yr){</text:span></text:p>
      <text:p text:style-name="P51"><text:span text:style-name="T3"><text:s text:c="4"/></text:span><text:span text:style-name="T1">//Declare Variable</text:span></text:p>
      <text:p text:style-name="P51"><text:span text:style-name="T3"><text:s text:c="4"/></text:span><text:span text:style-name="T8">char</text:span><text:span text:style-name="T3"> numDay=(day+gtMnVal(mn,yr)+</text:span></text:p>
      <text:p text:style-name="P21"><text:s text:c="16"/>gtYrVal(yr)+gtCntVl(yr))%7;</text:p>
      <text:p text:style-name="P51"><text:span text:style-name="T3"><text:s text:c="4"/></text:span><text:span text:style-name="T1">//Return the day of the week</text:span></text:p>
      <text:p text:style-name="P51"><text:span text:style-name="T3"><text:s text:c="4"/></text:span><text:span text:style-name="T8">switch</text:span><text:span text:style-name="T3">(numDay){</text:span></text:p>
      <text:p text:style-name="P51"><text:span text:style-name="T3"><text:s text:c="8"/></text:span><text:span text:style-name="T8">case</text:span><text:span text:style-name="T3"> 0:</text:span><text:span text:style-name="T8">return</text:span><text:span text:style-name="T3"> </text:span><text:span text:style-name="T7">"Sunday"</text:span><text:span text:style-name="T3">;</text:span></text:p>
      <text:p text:style-name="P51"><text:span text:style-name="T3"><text:s text:c="8"/></text:span><text:span text:style-name="T8">case</text:span><text:span text:style-name="T3"> 1:</text:span><text:span text:style-name="T8">return</text:span><text:span text:style-name="T3"> </text:span><text:span text:style-name="T7">"Monday"</text:span><text:span text:style-name="T3">;</text:span></text:p>
      <text:p text:style-name="P51"><text:span text:style-name="T3"><text:s text:c="8"/></text:span><text:span text:style-name="T8">case</text:span><text:span text:style-name="T3"> 2:</text:span><text:span text:style-name="T8">return</text:span><text:span text:style-name="T3"> </text:span><text:span text:style-name="T7">"Tuesday"</text:span><text:span text:style-name="T3">;</text:span></text:p>
      <text:p text:style-name="P51"><text:span text:style-name="T3"><text:s text:c="8"/></text:span><text:span text:style-name="T8">case</text:span><text:span text:style-name="T3"> 3:</text:span><text:span text:style-name="T8">return</text:span><text:span text:style-name="T3"> </text:span><text:span text:style-name="T7">"Wednesday"</text:span><text:span text:style-name="T3">;</text:span></text:p>
      <text:p text:style-name="P51"><text:span text:style-name="T3"><text:s text:c="8"/></text:span><text:span text:style-name="T8">case</text:span><text:span text:style-name="T3"> 4:</text:span><text:span text:style-name="T8">return</text:span><text:span text:style-name="T3"> </text:span><text:span text:style-name="T7">"Thursday"</text:span><text:span text:style-name="T3">;</text:span></text:p>
      <text:p text:style-name="P51"><text:span text:style-name="T3"><text:s text:c="8"/></text:span><text:span text:style-name="T8">case</text:span><text:span text:style-name="T3"> 5:</text:span><text:span text:style-name="T8">return</text:span><text:span text:style-name="T3"> </text:span><text:span text:style-name="T7">"Friday"</text:span><text:span text:style-name="T3">;</text:span></text:p>
      <text:p text:style-name="P51"><text:span text:style-name="T3"><text:s text:c="8"/></text:span><text:span text:style-name="T8">case</text:span><text:span text:style-name="T3"> 6:</text:span><text:span text:style-name="T8">return</text:span><text:span text:style-name="T3"> </text:span><text:span text:style-name="T7">"Saturday"</text:span><text:span text:style-name="T3">;</text:span></text:p>
      <text:p text:style-name="P51"><text:span text:style-name="T3"><text:s text:c="8"/></text:span><text:span text:style-name="T8">default</text:span><text:span text:style-name="T3">:{</text:span></text:p>
      <text:p text:style-name="P51"><text:span text:style-name="T3"><text:s text:c="12"/>cout&lt;&lt;</text:span><text:span text:style-name="T7">"Bad Day"</text:span><text:span text:style-name="T3">&lt;&lt;endl;</text:span></text:p>
      <text:p text:style-name="P51"><text:span text:style-name="T3"><text:s text:c="12"/></text:span><text:span text:style-name="T8">return</text:span><text:span text:style-name="T3"> </text:span><text:span text:style-name="T7">"Sunday"</text:span><text:span text:style-name="T3">;</text:span></text:p>
      <text:p text:style-name="P21"><text:s text:c="8"/>}</text:p>
      <text:p text:style-name="P21"><text:s text:c="4"/>}</text:p>
      <text:p text:style-name="P21">}</text:p>
      <text:p text:style-name="P21"/>
      <text:p text:style-name="P51"><text:soft-page-break/><text:span text:style-name="T8">int</text:span><text:span text:style-name="T3"> <text:s/>gtCntVl(</text:span><text:span text:style-name="T8">unsigned</text:span><text:span text:style-name="T3"> </text:span><text:span text:style-name="T8">short</text:span><text:span text:style-name="T3"> year){</text:span></text:p>
      <text:p text:style-name="P51"><text:span text:style-name="T3"><text:s text:c="4"/></text:span><text:span text:style-name="T8">return</text:span><text:span text:style-name="T3"> 2*(3-year/100%4);</text:span></text:p>
      <text:p text:style-name="P21">}</text:p>
      <text:p text:style-name="P21"/>
      <text:p text:style-name="P51"><text:span text:style-name="T8">int</text:span><text:span text:style-name="T3"> <text:s/>gtYrVal(</text:span><text:span text:style-name="T8">unsigned</text:span><text:span text:style-name="T3"> </text:span><text:span text:style-name="T8">short</text:span><text:span text:style-name="T3"> year){</text:span></text:p>
      <text:p text:style-name="P51"><text:span text:style-name="T3"><text:s text:c="4"/></text:span><text:span text:style-name="T1">//return the results</text:span></text:p>
      <text:p text:style-name="P51"><text:span text:style-name="T3"><text:s text:c="4"/></text:span><text:span text:style-name="T8">return</text:span><text:span text:style-name="T3"> year%100+year%100/4;</text:span></text:p>
      <text:p text:style-name="P21">}</text:p>
      <text:p text:style-name="P21"/>
      <text:p text:style-name="P51"><text:span text:style-name="T8">int</text:span><text:span text:style-name="T3"> <text:s/>gtMnVal(string month,</text:span><text:span text:style-name="T8">unsigned</text:span><text:span text:style-name="T3"> </text:span><text:span text:style-name="T8">short</text:span><text:span text:style-name="T3"> year){</text:span></text:p>
      <text:p text:style-name="P51"><text:span text:style-name="T3"><text:s text:c="4"/></text:span><text:span text:style-name="T8">if</text:span><text:span text:style-name="T3">(month==</text:span><text:span text:style-name="T7">"January"</text:span><text:span text:style-name="T3">){</text:span></text:p>
      <text:p text:style-name="P51"><text:span text:style-name="T3"><text:s text:c="8"/></text:span><text:span text:style-name="T8">if</text:span><text:span text:style-name="T3">(isLpYr(year))</text:span><text:span text:style-name="T8">return</text:span><text:span text:style-name="T3"> 6;</text:span></text:p>
      <text:p text:style-name="P51"><text:span text:style-name="T3"><text:s text:c="8"/></text:span><text:span text:style-name="T8">return</text:span><text:span text:style-name="T3"> 0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month==</text:span><text:span text:style-name="T7">"February"</text:span><text:span text:style-name="T3">){</text:span></text:p>
      <text:p text:style-name="P51"><text:span text:style-name="T3"><text:s text:c="8"/></text:span><text:span text:style-name="T8">if</text:span><text:span text:style-name="T3">(isLpYr(year))</text:span><text:span text:style-name="T8">return</text:span><text:span text:style-name="T3"> 2;</text:span></text:p>
      <text:p text:style-name="P51"><text:span text:style-name="T3"><text:s text:c="8"/></text:span><text:span text:style-name="T8">return</text:span><text:span text:style-name="T3"> 3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month==</text:span><text:span text:style-name="T7">"March"</text:span><text:span text:style-name="T3">){</text:span></text:p>
      <text:p text:style-name="P51"><text:span text:style-name="T3"><text:s text:c="8"/></text:span><text:span text:style-name="T8">return</text:span><text:span text:style-name="T3"> 3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month==</text:span><text:span text:style-name="T7">"April"</text:span><text:span text:style-name="T3">){</text:span></text:p>
      <text:p text:style-name="P51"><text:span text:style-name="T3"><text:s text:c="8"/></text:span><text:span text:style-name="T8">return</text:span><text:span text:style-name="T3"> 6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month==</text:span><text:span text:style-name="T7">"May"</text:span><text:span text:style-name="T3">){</text:span></text:p>
      <text:p text:style-name="P51"><text:span text:style-name="T3"><text:s text:c="8"/></text:span><text:span text:style-name="T8">return</text:span><text:span text:style-name="T3"> 1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month==</text:span><text:span text:style-name="T7">"June"</text:span><text:span text:style-name="T3">){</text:span></text:p>
      <text:p text:style-name="P51"><text:span text:style-name="T3"><text:s text:c="8"/></text:span><text:span text:style-name="T8">return</text:span><text:span text:style-name="T3"> 4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month==</text:span><text:span text:style-name="T7">"July"</text:span><text:span text:style-name="T3">){</text:span></text:p>
      <text:p text:style-name="P51"><text:span text:style-name="T3"><text:s text:c="8"/></text:span><text:span text:style-name="T8">return</text:span><text:span text:style-name="T3"> 6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month==</text:span><text:span text:style-name="T7">"August"</text:span><text:span text:style-name="T3">){</text:span></text:p>
      <text:p text:style-name="P51"><text:span text:style-name="T3"><text:s text:c="8"/></text:span><text:span text:style-name="T8">return</text:span><text:span text:style-name="T3"> 2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month==</text:span><text:span text:style-name="T7">"September"</text:span><text:span text:style-name="T3">){</text:span></text:p>
      <text:p text:style-name="P51"><text:span text:style-name="T3"><text:s text:c="8"/></text:span><text:span text:style-name="T8">return</text:span><text:span text:style-name="T3"> 5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month==</text:span><text:span text:style-name="T7">"October"</text:span><text:span text:style-name="T3">){</text:span></text:p>
      <text:p text:style-name="P51"><text:span text:style-name="T3"><text:s text:c="8"/></text:span><text:span text:style-name="T8">return</text:span><text:span text:style-name="T3"> 0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month==</text:span><text:span text:style-name="T7">"November"</text:span><text:span text:style-name="T3">){</text:span></text:p>
      <text:p text:style-name="P51"><text:span text:style-name="T3"><text:s text:c="8"/></text:span><text:span text:style-name="T8">return</text:span><text:span text:style-name="T3"> 3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month==</text:span><text:span text:style-name="T7">"December"</text:span><text:span text:style-name="T3">){</text:span></text:p>
      <text:p text:style-name="P51"><text:span text:style-name="T3"><text:s text:c="8"/></text:span><text:span text:style-name="T8">return</text:span><text:span text:style-name="T3"> 5;</text:span></text:p>
      <text:p text:style-name="P51"><text:span text:style-name="T3"><text:s text:c="4"/>}</text:span><text:span text:style-name="T8">else</text:span><text:span text:style-name="T3">{</text:span></text:p>
      <text:p text:style-name="P51"><text:span text:style-name="T3"><text:s text:c="8"/>cout&lt;&lt;</text:span><text:span text:style-name="T7">"This is not possible"</text:span><text:span text:style-name="T3">&lt;&lt;endl;</text:span></text:p>
      <text:p text:style-name="P51"><text:span text:style-name="T3"><text:s text:c="8"/></text:span><text:span text:style-name="T8">return</text:span><text:span text:style-name="T3"> -1;</text:span></text:p>
      <text:p text:style-name="P21"><text:s text:c="4"/>}</text:p>
      <text:p text:style-name="P21">}</text:p>
      <text:p text:style-name="P21"/>
      <text:p text:style-name="P1">/******************************************************</text:p>
      <text:p text:style-name="P1"><text:s/>***************** isLpYr *****************************</text:p>
      <text:p text:style-name="P1"><text:s/>******************************************************</text:p>
      <text:p text:style-name="P1"><text:s/>* Purpose: <text:s/>To determine if the year is a leap year</text:p>
      <text:p text:style-name="P1"><text:s/>* Input:</text:p>
      <text:p text:style-name="P1"><text:s/>* <text:s text:c="5"/>year-&gt;Years associated with AD</text:p>
      <text:p text:style-name="P1"><text:s/>* Output:</text:p>
      <text:p text:style-name="P1"><text:s/>* <text:s text:c="5"/>bool-&gt;True if leap year || False if not a leap year</text:p>
      <text:p text:style-name="P1"><text:s/>*/</text:p>
      <text:p text:style-name="P51"><text:span text:style-name="T8">bool</text:span><text:span text:style-name="T3"> isLpYr(</text:span><text:span text:style-name="T8">unsigned</text:span><text:span text:style-name="T3"> </text:span><text:span text:style-name="T8">short</text:span><text:span text:style-name="T3"> year){</text:span></text:p>
      <text:p text:style-name="P51"><text:span text:style-name="T3"><text:s text:c="4"/></text:span><text:span text:style-name="T8">return</text:span><text:span text:style-name="T3"> ((year%400==0)||((year%4==0)&amp;&amp;!(year%100==0)));</text:span></text:p>
      <text:p text:style-name="P21">}</text:p>
      <text:p text:style-name="P21"/>
      <text:p text:style-name="P1">/* </text:p>
      <text:p text:style-name="P1"><text:s/>* File: <text:s text:c="2"/>main.cpp</text:p>
      <text:p text:style-name="P1"><text:s/>* Author: Abdul Hakim Abbas</text:p>
      <text:p text:style-name="P1"><text:s/>* Created on July 9, 2015, 1:22 PM</text:p>
      <text:p text:style-name="P1"><text:soft-page-break/><text:s/>*/</text:p>
      <text:p text:style-name="P1">//P7_v1</text:p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cstring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21"/>
      <text:p text:style-name="P1">//Global Constants</text:p>
      <text:p text:style-name="P21"/>
      <text:p text:style-name="P1">//Function Prototypes</text:p>
      <text:p text:style-name="P51"><text:span text:style-name="T8">bool</text:span><text:span text:style-name="T3"> isLpYr(</text:span><text:span text:style-name="T8">unsigned</text:span><text:span text:style-name="T3"> </text:span><text:span text:style-name="T8">short</text:span><text:span text:style-name="T3">);</text:span></text:p>
      <text:p text:style-name="P51"><text:span text:style-name="T8">int</text:span><text:span text:style-name="T3"> <text:s/>gtMnVal(string,</text:span><text:span text:style-name="T8">unsigned</text:span><text:span text:style-name="T3"> </text:span><text:span text:style-name="T8">short</text:span><text:span text:style-name="T3">);</text:span></text:p>
      <text:p text:style-name="P51"><text:span text:style-name="T8">int</text:span><text:span text:style-name="T3"> <text:s/>gtYrVal(</text:span><text:span text:style-name="T8">unsigned</text:span><text:span text:style-name="T3"> </text:span><text:span text:style-name="T8">short</text:span><text:span text:style-name="T3">);</text:span></text:p>
      <text:p text:style-name="P51"><text:span text:style-name="T8">int</text:span><text:span text:style-name="T3"> <text:s/>gtCntVl(</text:span><text:span text:style-name="T8">unsigned</text:span><text:span text:style-name="T3"> </text:span><text:span text:style-name="T8">short</text:span><text:span text:style-name="T3">);</text:span></text:p>
      <text:p text:style-name="P51"><text:span text:style-name="T3">string dayOfWk(string,</text:span><text:span text:style-name="T8">short</text:span><text:span text:style-name="T3">,</text:span><text:span text:style-name="T8">unsigned</text:span><text:span text:style-name="T3"> </text:span><text:span text:style-name="T8">short</text:span><text:span text:style-name="T3">);</text:span></text:p>
      <text:p text:style-name="P51"><text:span text:style-name="T8">int</text:span><text:span text:style-name="T3"> <text:s/>atoiLk(</text:span><text:span text:style-name="T8">char</text:span><text:span text:style-name="T3"> []);</text:span></text:p>
      <text:p text:style-name="P21"/>
      <text:p text:style-name="P1">//Execution Begins Here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Declare variables</text:span></text:p>
      <text:p text:style-name="P51"><text:span text:style-name="T3"><text:s text:c="4"/></text:span><text:span text:style-name="T8">unsigned</text:span><text:span text:style-name="T3"> </text:span><text:span text:style-name="T8">short</text:span><text:span text:style-name="T3"> year;</text:span></text:p>
      <text:p text:style-name="P21"><text:s text:c="4"/>string month;</text:p>
      <text:p text:style-name="P51"><text:span text:style-name="T3"><text:s text:c="4"/></text:span><text:span text:style-name="T8">const</text:span><text:span text:style-name="T3"> </text:span><text:span text:style-name="T8">int</text:span><text:span text:style-name="T3"> SIZE=4;</text:span></text:p>
      <text:p text:style-name="P51"><text:span text:style-name="T3"><text:s text:c="4"/></text:span><text:span text:style-name="T8">char</text:span><text:span text:style-name="T3"> rday[SIZE];</text:span></text:p>
      <text:p text:style-name="P51"><text:span text:style-name="T3"><text:s text:c="4"/></text:span><text:span text:style-name="T8">short</text:span><text:span text:style-name="T3"> nDay;</text:span></text:p>
      <text:p text:style-name="P21"><text:s text:c="4"/></text:p>
      <text:p text:style-name="P51"><text:span text:style-name="T3"><text:s text:c="4"/></text:span><text:span text:style-name="T1">//Input the date</text:span></text:p>
      <text:p text:style-name="P51"><text:span text:style-name="T3"><text:s text:c="4"/>cout&lt;&lt;</text:span><text:span text:style-name="T7">"Input date form of July 4, 2008"</text:span><text:span text:style-name="T3">&lt;&lt;endl;</text:span></text:p>
      <text:p text:style-name="P21"><text:s text:c="4"/>cin&gt;&gt;month;</text:p>
      <text:p text:style-name="P21"><text:s text:c="4"/>cin&gt;&gt;rday;</text:p>
      <text:p text:style-name="P21"><text:s text:c="4"/>cin&gt;&gt;year;</text:p>
      <text:p text:style-name="P21"><text:s text:c="4"/></text:p>
      <text:p text:style-name="P51"><text:span text:style-name="T3"><text:s text:c="4"/></text:span><text:span text:style-name="T1">//Your day corresponding to the date is</text:span></text:p>
      <text:p text:style-name="P51"><text:span text:style-name="T3"><text:s text:c="4"/>cout&lt;&lt;</text:span><text:span text:style-name="T7">"Day = "</text:span><text:span text:style-name="T3">&lt;&lt;dayOfWk(month,atoiLk(rday),year)&lt;&lt;endl;</text:span></text:p>
      <text:p text:style-name="P21"><text:s text:c="4"/></text:p>
      <text:p text:style-name="P51"><text:span text:style-name="T3"><text:s text:c="4"/></text:span><text:span text:style-name="T1">//Exit stage right!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51"><text:span text:style-name="T8">int</text:span><text:span text:style-name="T3"> <text:s/>atoiLk(</text:span><text:span text:style-name="T8">char</text:span><text:span text:style-name="T3"> n[]){</text:span></text:p>
      <text:p text:style-name="P51"><text:span text:style-name="T3"><text:s text:c="4"/></text:span><text:span text:style-name="T1">//Declare variable</text:span></text:p>
      <text:p text:style-name="P51"><text:span text:style-name="T3"><text:s text:c="4"/></text:span><text:span text:style-name="T8">int</text:span><text:span text:style-name="T3"> number=n[0]-48;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1;i&lt;=strlen(n)-2;i++){</text:span></text:p>
      <text:p text:style-name="P21"><text:s text:c="8"/>number=number*10+n[i]-48;</text:p>
      <text:p text:style-name="P21"><text:s text:c="4"/>}</text:p>
      <text:p text:style-name="P51"><text:span text:style-name="T3"><text:s text:c="4"/></text:span><text:span text:style-name="T8">return</text:span><text:span text:style-name="T3"> number;</text:span></text:p>
      <text:p text:style-name="P21">}</text:p>
      <text:p text:style-name="P21"/>
      <text:p text:style-name="P51"><text:span text:style-name="T3">string dayOfWk(string mn,</text:span><text:span text:style-name="T8">short</text:span><text:span text:style-name="T3"> day,</text:span></text:p>
      <text:p text:style-name="P51"><text:span text:style-name="T3"><text:s text:c="8"/></text:span><text:span text:style-name="T8">unsigned</text:span><text:span text:style-name="T3"> </text:span><text:span text:style-name="T8">short</text:span><text:span text:style-name="T3"> yr){</text:span></text:p>
      <text:p text:style-name="P51"><text:span text:style-name="T3"><text:s text:c="4"/></text:span><text:span text:style-name="T1">//Declare Variable</text:span></text:p>
      <text:p text:style-name="P51"><text:span text:style-name="T3"><text:s text:c="4"/></text:span><text:span text:style-name="T8">char</text:span><text:span text:style-name="T3"> numDay=(day+gtMnVal(mn,yr)+</text:span></text:p>
      <text:p text:style-name="P21"><text:s text:c="16"/>gtYrVal(yr)+gtCntVl(yr))%7;</text:p>
      <text:p text:style-name="P51"><text:span text:style-name="T3"><text:s text:c="4"/></text:span><text:span text:style-name="T1">//Return the day of the week</text:span></text:p>
      <text:p text:style-name="P51"><text:span text:style-name="T3"><text:s text:c="4"/></text:span><text:span text:style-name="T8">switch</text:span><text:span text:style-name="T3">(numDay){</text:span></text:p>
      <text:p text:style-name="P51"><text:span text:style-name="T3"><text:s text:c="8"/></text:span><text:span text:style-name="T8">case</text:span><text:span text:style-name="T3"> 0:</text:span><text:span text:style-name="T8">return</text:span><text:span text:style-name="T3"> </text:span><text:span text:style-name="T7">"Sunday"</text:span><text:span text:style-name="T3">;</text:span></text:p>
      <text:p text:style-name="P51"><text:span text:style-name="T3"><text:s text:c="8"/></text:span><text:span text:style-name="T8">case</text:span><text:span text:style-name="T3"> 1:</text:span><text:span text:style-name="T8">return</text:span><text:span text:style-name="T3"> </text:span><text:span text:style-name="T7">"Monday"</text:span><text:span text:style-name="T3">;</text:span></text:p>
      <text:p text:style-name="P51"><text:soft-page-break/><text:span text:style-name="T3"><text:s text:c="8"/></text:span><text:span text:style-name="T8">case</text:span><text:span text:style-name="T3"> 2:</text:span><text:span text:style-name="T8">return</text:span><text:span text:style-name="T3"> </text:span><text:span text:style-name="T7">"Tuesday"</text:span><text:span text:style-name="T3">;</text:span></text:p>
      <text:p text:style-name="P51"><text:span text:style-name="T3"><text:s text:c="8"/></text:span><text:span text:style-name="T8">case</text:span><text:span text:style-name="T3"> 3:</text:span><text:span text:style-name="T8">return</text:span><text:span text:style-name="T3"> </text:span><text:span text:style-name="T7">"Wednesday"</text:span><text:span text:style-name="T3">;</text:span></text:p>
      <text:p text:style-name="P51"><text:span text:style-name="T3"><text:s text:c="8"/></text:span><text:span text:style-name="T8">case</text:span><text:span text:style-name="T3"> 4:</text:span><text:span text:style-name="T8">return</text:span><text:span text:style-name="T3"> </text:span><text:span text:style-name="T7">"Thursday"</text:span><text:span text:style-name="T3">;</text:span></text:p>
      <text:p text:style-name="P51"><text:span text:style-name="T3"><text:s text:c="8"/></text:span><text:span text:style-name="T8">case</text:span><text:span text:style-name="T3"> 5:</text:span><text:span text:style-name="T8">return</text:span><text:span text:style-name="T3"> </text:span><text:span text:style-name="T7">"Friday"</text:span><text:span text:style-name="T3">;</text:span></text:p>
      <text:p text:style-name="P51"><text:span text:style-name="T3"><text:s text:c="8"/></text:span><text:span text:style-name="T8">case</text:span><text:span text:style-name="T3"> 6:</text:span><text:span text:style-name="T8">return</text:span><text:span text:style-name="T3"> </text:span><text:span text:style-name="T7">"Saturday"</text:span><text:span text:style-name="T3">;</text:span></text:p>
      <text:p text:style-name="P51"><text:span text:style-name="T3"><text:s text:c="8"/></text:span><text:span text:style-name="T8">default</text:span><text:span text:style-name="T3">:{</text:span></text:p>
      <text:p text:style-name="P51"><text:span text:style-name="T3"><text:s text:c="12"/>cout&lt;&lt;</text:span><text:span text:style-name="T7">"Bad Day"</text:span><text:span text:style-name="T3">&lt;&lt;endl;</text:span></text:p>
      <text:p text:style-name="P51"><text:span text:style-name="T3"><text:s text:c="12"/></text:span><text:span text:style-name="T8">return</text:span><text:span text:style-name="T3"> </text:span><text:span text:style-name="T7">"Sunday"</text:span><text:span text:style-name="T3">;</text:span></text:p>
      <text:p text:style-name="P21"><text:s text:c="8"/>}</text:p>
      <text:p text:style-name="P21"><text:s text:c="4"/>}</text:p>
      <text:p text:style-name="P21">}</text:p>
      <text:p text:style-name="P21"/>
      <text:p text:style-name="P51"><text:span text:style-name="T8">int</text:span><text:span text:style-name="T3"> <text:s/>gtCntVl(</text:span><text:span text:style-name="T8">unsigned</text:span><text:span text:style-name="T3"> </text:span><text:span text:style-name="T8">short</text:span><text:span text:style-name="T3"> year){</text:span></text:p>
      <text:p text:style-name="P51"><text:span text:style-name="T3"><text:s text:c="4"/></text:span><text:span text:style-name="T8">return</text:span><text:span text:style-name="T3"> 2*(3-year/100%4);</text:span></text:p>
      <text:p text:style-name="P21">}</text:p>
      <text:p text:style-name="P21"/>
      <text:p text:style-name="P51"><text:span text:style-name="T8">int</text:span><text:span text:style-name="T3"> <text:s/>gtYrVal(</text:span><text:span text:style-name="T8">unsigned</text:span><text:span text:style-name="T3"> </text:span><text:span text:style-name="T8">short</text:span><text:span text:style-name="T3"> year){</text:span></text:p>
      <text:p text:style-name="P51"><text:span text:style-name="T3"><text:s text:c="4"/></text:span><text:span text:style-name="T1">//return the results</text:span></text:p>
      <text:p text:style-name="P51"><text:span text:style-name="T3"><text:s text:c="4"/></text:span><text:span text:style-name="T8">return</text:span><text:span text:style-name="T3"> year%100+year%100/4;</text:span></text:p>
      <text:p text:style-name="P21">}</text:p>
      <text:p text:style-name="P21"/>
      <text:p text:style-name="P51"><text:span text:style-name="T8">int</text:span><text:span text:style-name="T3"> <text:s/>gtMnVal(string month,</text:span><text:span text:style-name="T8">unsigned</text:span><text:span text:style-name="T3"> </text:span><text:span text:style-name="T8">short</text:span><text:span text:style-name="T3"> year){</text:span></text:p>
      <text:p text:style-name="P51"><text:span text:style-name="T3"><text:s text:c="4"/></text:span><text:span text:style-name="T8">if</text:span><text:span text:style-name="T3">(month==</text:span><text:span text:style-name="T7">"January"</text:span><text:span text:style-name="T3">){</text:span></text:p>
      <text:p text:style-name="P51"><text:span text:style-name="T3"><text:s text:c="8"/></text:span><text:span text:style-name="T8">if</text:span><text:span text:style-name="T3">(isLpYr(year))</text:span><text:span text:style-name="T8">return</text:span><text:span text:style-name="T3"> 6;</text:span></text:p>
      <text:p text:style-name="P51"><text:span text:style-name="T3"><text:s text:c="8"/></text:span><text:span text:style-name="T8">return</text:span><text:span text:style-name="T3"> 0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month==</text:span><text:span text:style-name="T7">"February"</text:span><text:span text:style-name="T3">){</text:span></text:p>
      <text:p text:style-name="P51"><text:span text:style-name="T3"><text:s text:c="8"/></text:span><text:span text:style-name="T8">if</text:span><text:span text:style-name="T3">(isLpYr(year))</text:span><text:span text:style-name="T8">return</text:span><text:span text:style-name="T3"> 2;</text:span></text:p>
      <text:p text:style-name="P51"><text:span text:style-name="T3"><text:s text:c="8"/></text:span><text:span text:style-name="T8">return</text:span><text:span text:style-name="T3"> 3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month==</text:span><text:span text:style-name="T7">"March"</text:span><text:span text:style-name="T3">){</text:span></text:p>
      <text:p text:style-name="P51"><text:span text:style-name="T3"><text:s text:c="8"/></text:span><text:span text:style-name="T8">return</text:span><text:span text:style-name="T3"> 3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month==</text:span><text:span text:style-name="T7">"April"</text:span><text:span text:style-name="T3">){</text:span></text:p>
      <text:p text:style-name="P51"><text:span text:style-name="T3"><text:s text:c="8"/></text:span><text:span text:style-name="T8">return</text:span><text:span text:style-name="T3"> 6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month==</text:span><text:span text:style-name="T7">"May"</text:span><text:span text:style-name="T3">){</text:span></text:p>
      <text:p text:style-name="P51"><text:span text:style-name="T3"><text:s text:c="8"/></text:span><text:span text:style-name="T8">return</text:span><text:span text:style-name="T3"> 1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month==</text:span><text:span text:style-name="T7">"June"</text:span><text:span text:style-name="T3">){</text:span></text:p>
      <text:p text:style-name="P51"><text:span text:style-name="T3"><text:s text:c="8"/></text:span><text:span text:style-name="T8">return</text:span><text:span text:style-name="T3"> 4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month==</text:span><text:span text:style-name="T7">"July"</text:span><text:span text:style-name="T3">){</text:span></text:p>
      <text:p text:style-name="P51"><text:span text:style-name="T3"><text:s text:c="8"/></text:span><text:span text:style-name="T8">return</text:span><text:span text:style-name="T3"> 6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month==</text:span><text:span text:style-name="T7">"August"</text:span><text:span text:style-name="T3">){</text:span></text:p>
      <text:p text:style-name="P51"><text:span text:style-name="T3"><text:s text:c="8"/></text:span><text:span text:style-name="T8">return</text:span><text:span text:style-name="T3"> 2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month==</text:span><text:span text:style-name="T7">"September"</text:span><text:span text:style-name="T3">){</text:span></text:p>
      <text:p text:style-name="P51"><text:span text:style-name="T3"><text:s text:c="8"/></text:span><text:span text:style-name="T8">return</text:span><text:span text:style-name="T3"> 5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month==</text:span><text:span text:style-name="T7">"October"</text:span><text:span text:style-name="T3">){</text:span></text:p>
      <text:p text:style-name="P51"><text:span text:style-name="T3"><text:s text:c="8"/></text:span><text:span text:style-name="T8">return</text:span><text:span text:style-name="T3"> 0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month==</text:span><text:span text:style-name="T7">"November"</text:span><text:span text:style-name="T3">){</text:span></text:p>
      <text:p text:style-name="P51"><text:span text:style-name="T3"><text:s text:c="8"/></text:span><text:span text:style-name="T8">return</text:span><text:span text:style-name="T3"> 3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month==</text:span><text:span text:style-name="T7">"December"</text:span><text:span text:style-name="T3">){</text:span></text:p>
      <text:p text:style-name="P51"><text:span text:style-name="T3"><text:s text:c="8"/></text:span><text:span text:style-name="T8">return</text:span><text:span text:style-name="T3"> 5;</text:span></text:p>
      <text:p text:style-name="P51"><text:span text:style-name="T3"><text:s text:c="4"/>}</text:span><text:span text:style-name="T8">else</text:span><text:span text:style-name="T3">{</text:span></text:p>
      <text:p text:style-name="P51"><text:span text:style-name="T3"><text:s text:c="8"/>cout&lt;&lt;</text:span><text:span text:style-name="T7">"This is not possible"</text:span><text:span text:style-name="T3">&lt;&lt;endl;</text:span></text:p>
      <text:p text:style-name="P51"><text:span text:style-name="T3"><text:s text:c="8"/></text:span><text:span text:style-name="T8">return</text:span><text:span text:style-name="T3"> -1;</text:span></text:p>
      <text:p text:style-name="P21"><text:s text:c="4"/>}</text:p>
      <text:p text:style-name="P21">}</text:p>
      <text:p text:style-name="P21"/>
      <text:p text:style-name="P1">/******************************************************</text:p>
      <text:p text:style-name="P1"><text:s/>***************** isLpYr *****************************</text:p>
      <text:p text:style-name="P1"><text:s/>******************************************************</text:p>
      <text:p text:style-name="P1"><text:s/>* Purpose: <text:s/>To determine if the year is a leap year</text:p>
      <text:p text:style-name="P1"><text:s/>* Input:</text:p>
      <text:p text:style-name="P1"><text:soft-page-break/><text:s/>* <text:s text:c="5"/>year-&gt;Years associated with AD</text:p>
      <text:p text:style-name="P1"><text:s/>* Output:</text:p>
      <text:p text:style-name="P1"><text:s/>* <text:s text:c="5"/>bool-&gt;True if leap year || False if not a leap year</text:p>
      <text:p text:style-name="P1"><text:s/>*/</text:p>
      <text:p text:style-name="P51"><text:span text:style-name="T8">bool</text:span><text:span text:style-name="T3"> isLpYr(</text:span><text:span text:style-name="T8">unsigned</text:span><text:span text:style-name="T3"> </text:span><text:span text:style-name="T8">short</text:span><text:span text:style-name="T3"> year){</text:span></text:p>
      <text:p text:style-name="P51"><text:span text:style-name="T3"><text:s text:c="4"/></text:span><text:span text:style-name="T8">return</text:span><text:span text:style-name="T3"> ((year%400==0)||((year%4==0)&amp;&amp;!(year%100==0)));</text:span></text:p>
      <text:p text:style-name="P21">}</text:p>
      <text:p text:style-name="P21"/>
      <text:p text:style-name="P1">/* </text:p>
      <text:p text:style-name="P1"><text:s/>* File: <text:s text:c="2"/>main.cpp</text:p>
      <text:p text:style-name="P1"><text:s/>* Author: AbdulHakim Abbas</text:p>
      <text:p text:style-name="P1"><text:s/>* Created on July 9, 2015, 11:10 AM</text:p>
      <text:p text:style-name="P1"><text:s/>*/</text:p>
      <text:p text:style-name="P1">//P1_V1_1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cstring&gt;</text:span></text:p>
      <text:p text:style-name="P51"><text:span text:style-name="T2">#include</text:span><text:span text:style-name="T3"> </text:span><text:span text:style-name="T7">&lt;cstdlib&gt;</text:span></text:p>
      <text:p text:style-name="P21"/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1">//Global Constants</text:p>
      <text:p text:style-name="P1">//Function prototypes</text:p>
      <text:p text:style-name="P51"><text:span text:style-name="T8">bool</text:span><text:span text:style-name="T3"> isLpYr(</text:span><text:span text:style-name="T8">unsigned</text:span><text:span text:style-name="T3"> </text:span><text:span text:style-name="T8">short</text:span><text:span text:style-name="T3">);</text:span><text:span text:style-name="T1">//To hold the Leap Years encountered</text:span></text:p>
      <text:p text:style-name="P51"><text:span text:style-name="T8">int</text:span><text:span text:style-name="T3"> <text:s/>gtMnVal(string,</text:span><text:span text:style-name="T8">unsigned</text:span><text:span text:style-name="T3"> </text:span><text:span text:style-name="T8">short</text:span><text:span text:style-name="T3">);</text:span><text:span text:style-name="T1">//Holds the month values </text:span></text:p>
      <text:p text:style-name="P51"><text:span text:style-name="T8">int</text:span><text:span text:style-name="T3"> <text:s/>gtYrVal(</text:span><text:span text:style-name="T8">unsigned</text:span><text:span text:style-name="T3"> </text:span><text:span text:style-name="T8">short</text:span><text:span text:style-name="T3">);</text:span><text:span text:style-name="T1">//Holds the Year Values</text:span></text:p>
      <text:p text:style-name="P51"><text:span text:style-name="T8">int</text:span><text:span text:style-name="T3"> <text:s/>gtCntVl(</text:span><text:span text:style-name="T8">unsigned</text:span><text:span text:style-name="T3"> </text:span><text:span text:style-name="T8">short</text:span><text:span text:style-name="T3">);</text:span><text:span text:style-name="T1">//Holds the Century value</text:span></text:p>
      <text:p text:style-name="P51"><text:span text:style-name="T3">string dayOfWk(string,</text:span><text:span text:style-name="T8">short</text:span><text:span text:style-name="T3">,</text:span><text:span text:style-name="T8">unsigned</text:span><text:span text:style-name="T3"> </text:span><text:span text:style-name="T8">short</text:span><text:span text:style-name="T3">);</text:span><text:span text:style-name="T1">//Holds the days of the week</text:span></text:p>
      <text:p text:style-name="P1">//Execution Begins Here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Declare variables</text:span></text:p>
      <text:p text:style-name="P51"><text:span text:style-name="T3"><text:s text:c="4"/></text:span><text:span text:style-name="T8">unsigned</text:span><text:span text:style-name="T3"> </text:span><text:span text:style-name="T8">short</text:span><text:span text:style-name="T3"> year;</text:span></text:p>
      <text:p text:style-name="P21"><text:s text:c="4"/>string month;</text:p>
      <text:p text:style-name="P51"><text:span text:style-name="T3"><text:s text:c="4"/></text:span><text:span text:style-name="T8">const</text:span><text:span text:style-name="T3"> </text:span><text:span text:style-name="T8">int</text:span><text:span text:style-name="T3"> SIZE=4;</text:span></text:p>
      <text:p text:style-name="P51"><text:span text:style-name="T3"><text:s text:c="4"/></text:span><text:span text:style-name="T8">char</text:span><text:span text:style-name="T3"> rday[SIZE];</text:span></text:p>
      <text:p text:style-name="P51"><text:span text:style-name="T3"><text:s text:c="4"/></text:span><text:span text:style-name="T8">char</text:span><text:span text:style-name="T3"> day[SIZE-1];</text:span></text:p>
      <text:p text:style-name="P51"><text:span text:style-name="T3"><text:s text:c="4"/></text:span><text:span text:style-name="T8">short</text:span><text:span text:style-name="T3"> nDay;</text:span></text:p>
      <text:p text:style-name="P21"><text:s text:c="4"/></text:p>
      <text:p text:style-name="P51"><text:span text:style-name="T3"><text:s text:c="4"/></text:span><text:span text:style-name="T1">//Input the date</text:span></text:p>
      <text:p text:style-name="P51"><text:span text:style-name="T3"><text:s text:c="4"/>cout&lt;&lt;</text:span><text:span text:style-name="T7">"Input date form of July 4, 2008"</text:span><text:span text:style-name="T3">&lt;&lt;endl;</text:span></text:p>
      <text:p text:style-name="P21"><text:s text:c="4"/>cin&gt;&gt;month;</text:p>
      <text:p text:style-name="P21"><text:s text:c="4"/>cin&gt;&gt;rday;</text:p>
      <text:p text:style-name="P21"><text:s text:c="4"/>cin&gt;&gt;year;</text:p>
      <text:p text:style-name="P21"><text:s text:c="4"/></text:p>
      <text:p text:style-name="P51"><text:span text:style-name="T3"><text:s text:c="4"/></text:span><text:span text:style-name="T1">//Translate the day into a number</text:span></text:p>
      <text:p text:style-name="P51"><text:span text:style-name="T3"><text:s text:c="4"/></text:span><text:span text:style-name="T8">if</text:span><text:span text:style-name="T3">(strlen(rday)==3){</text:span></text:p>
      <text:p text:style-name="P21"><text:s text:c="8"/>day[0]=rday[0];</text:p>
      <text:p text:style-name="P21"><text:s text:c="8"/>day[1]=rday[1];</text:p>
      <text:p text:style-name="P51"><text:span text:style-name="T3"><text:s text:c="8"/>day[2]=</text:span><text:span text:style-name="T7">'\0'</text:span><text:span text:style-name="T3">;</text:span></text:p>
      <text:p text:style-name="P51"><text:span text:style-name="T3"><text:s text:c="4"/>}</text:span><text:span text:style-name="T8">else</text:span><text:span text:style-name="T3">{</text:span></text:p>
      <text:p text:style-name="P21"><text:s text:c="8"/>day[0]=rday[0];</text:p>
      <text:p text:style-name="P51"><text:span text:style-name="T3"><text:s text:c="8"/>day[1]=</text:span><text:span text:style-name="T7">'\0'</text:span><text:span text:style-name="T3">;</text:span></text:p>
      <text:p text:style-name="P21"><text:s text:c="4"/>}</text:p>
      <text:p text:style-name="P21"><text:s text:c="4"/>nDay=atoi(day);</text:p>
      <text:p text:style-name="P21"><text:s text:c="4"/></text:p>
      <text:p text:style-name="P51"><text:span text:style-name="T3"><text:s text:c="4"/></text:span><text:span text:style-name="T1">//Your day corresponding to the date is</text:span></text:p>
      <text:p text:style-name="P51"><text:span text:style-name="T3"><text:s text:c="4"/>cout&lt;&lt;</text:span><text:span text:style-name="T7">"Day = "</text:span><text:span text:style-name="T3">&lt;&lt;dayOfWk(month,nDay,year)&lt;&lt;endl;</text:span></text:p>
      <text:p text:style-name="P21"><text:s text:c="4"/></text:p>
      <text:p text:style-name="P51"><text:span text:style-name="T3"><text:s text:c="4"/></text:span><text:span text:style-name="T1">//Exit stage right!</text:span></text:p>
      <text:p text:style-name="P51"><text:span text:style-name="T3"><text:s text:c="4"/></text:span><text:span text:style-name="T8">return</text:span><text:span text:style-name="T3"> 0;</text:span></text:p>
      <text:p text:style-name="P21"><text:soft-page-break/>}</text:p>
      <text:p text:style-name="P1">/******************************************************</text:p>
      <text:p text:style-name="P1"><text:s/>***************** dayOfWk *****************************</text:p>
      <text:p text:style-name="P1"><text:s/>******************************************************</text:p>
      <text:p text:style-name="P1"><text:s/>* Purpose: <text:s/>To get the day of the week</text:p>
      <text:p text:style-name="P1"><text:s/>* Input:</text:p>
      <text:p text:style-name="P1"><text:s/>* <text:s text:c="5"/>year-&gt;Years associated with AD</text:p>
      <text:p text:style-name="P1"><text:s/>* Output: <text:s/></text:p>
      <text:p text:style-name="P1"><text:s/>* <text:s text:c="5"/>return cases-&gt; Holds the needed values</text:p>
      <text:p text:style-name="P1"><text:s/>* <text:s text:c="5"/>default case-&gt; Holds error message and the sets day to Sunday</text:p>
      <text:p text:style-name="P1"><text:s/>*/</text:p>
      <text:p text:style-name="P51"><text:span text:style-name="T3">string dayOfWk(string mn,</text:span><text:span text:style-name="T8">short</text:span><text:span text:style-name="T3"> day,</text:span></text:p>
      <text:p text:style-name="P51"><text:span text:style-name="T3"><text:s text:c="8"/></text:span><text:span text:style-name="T8">unsigned</text:span><text:span text:style-name="T3"> </text:span><text:span text:style-name="T8">short</text:span><text:span text:style-name="T3"> yr){</text:span></text:p>
      <text:p text:style-name="P51"><text:span text:style-name="T3"><text:s text:c="4"/></text:span><text:span text:style-name="T1">//Declare Variable</text:span></text:p>
      <text:p text:style-name="P51"><text:span text:style-name="T3"><text:s text:c="4"/></text:span><text:span text:style-name="T8">char</text:span><text:span text:style-name="T3"> numDay=(day+gtMnVal(mn,yr)+</text:span></text:p>
      <text:p text:style-name="P21"><text:s text:c="16"/>gtYrVal(yr)+gtCntVl(yr))%7;</text:p>
      <text:p text:style-name="P51"><text:span text:style-name="T3"><text:s text:c="4"/></text:span><text:span text:style-name="T1">//Return the day of the week</text:span></text:p>
      <text:p text:style-name="P51"><text:span text:style-name="T3"><text:s text:c="4"/></text:span><text:span text:style-name="T8">switch</text:span><text:span text:style-name="T3">(numDay){</text:span></text:p>
      <text:p text:style-name="P51"><text:span text:style-name="T3"><text:s text:c="8"/></text:span><text:span text:style-name="T8">case</text:span><text:span text:style-name="T3"> 0:</text:span><text:span text:style-name="T8">return</text:span><text:span text:style-name="T3"> </text:span><text:span text:style-name="T7">"Sunday"</text:span><text:span text:style-name="T3">;</text:span></text:p>
      <text:p text:style-name="P51"><text:span text:style-name="T3"><text:s text:c="8"/></text:span><text:span text:style-name="T8">case</text:span><text:span text:style-name="T3"> 1:</text:span><text:span text:style-name="T8">return</text:span><text:span text:style-name="T3"> </text:span><text:span text:style-name="T7">"Monday"</text:span><text:span text:style-name="T3">;</text:span></text:p>
      <text:p text:style-name="P51"><text:span text:style-name="T3"><text:s text:c="8"/></text:span><text:span text:style-name="T8">case</text:span><text:span text:style-name="T3"> 2:</text:span><text:span text:style-name="T8">return</text:span><text:span text:style-name="T3"> </text:span><text:span text:style-name="T7">"Tuesday"</text:span><text:span text:style-name="T3">;</text:span></text:p>
      <text:p text:style-name="P51"><text:span text:style-name="T3"><text:s text:c="8"/></text:span><text:span text:style-name="T8">case</text:span><text:span text:style-name="T3"> 3:</text:span><text:span text:style-name="T8">return</text:span><text:span text:style-name="T3"> </text:span><text:span text:style-name="T7">"Wednesday"</text:span><text:span text:style-name="T3">;</text:span></text:p>
      <text:p text:style-name="P51"><text:span text:style-name="T3"><text:s text:c="8"/></text:span><text:span text:style-name="T8">case</text:span><text:span text:style-name="T3"> 4:</text:span><text:span text:style-name="T8">return</text:span><text:span text:style-name="T3"> </text:span><text:span text:style-name="T7">"Thursday"</text:span><text:span text:style-name="T3">;</text:span></text:p>
      <text:p text:style-name="P51"><text:span text:style-name="T3"><text:s text:c="8"/></text:span><text:span text:style-name="T8">case</text:span><text:span text:style-name="T3"> 5:</text:span><text:span text:style-name="T8">return</text:span><text:span text:style-name="T3"> </text:span><text:span text:style-name="T7">"Friday"</text:span><text:span text:style-name="T3">;</text:span></text:p>
      <text:p text:style-name="P51"><text:span text:style-name="T3"><text:s text:c="8"/></text:span><text:span text:style-name="T8">case</text:span><text:span text:style-name="T3"> 6:</text:span><text:span text:style-name="T8">return</text:span><text:span text:style-name="T3"> </text:span><text:span text:style-name="T7">"Saturday"</text:span><text:span text:style-name="T3">;</text:span></text:p>
      <text:p text:style-name="P51"><text:span text:style-name="T3"><text:s text:c="8"/></text:span><text:span text:style-name="T8">default</text:span><text:span text:style-name="T3">:{</text:span></text:p>
      <text:p text:style-name="P51"><text:span text:style-name="T3"><text:s text:c="12"/>cout&lt;&lt;</text:span><text:span text:style-name="T7">"Bad Day"</text:span><text:span text:style-name="T3">&lt;&lt;endl;</text:span></text:p>
      <text:p text:style-name="P51"><text:span text:style-name="T3"><text:s text:c="12"/></text:span><text:span text:style-name="T8">return</text:span><text:span text:style-name="T3"> </text:span><text:span text:style-name="T7">"Sunday"</text:span><text:span text:style-name="T3">;</text:span></text:p>
      <text:p text:style-name="P21"><text:s text:c="8"/>}</text:p>
      <text:p text:style-name="P21"><text:s text:c="4"/>}</text:p>
      <text:p text:style-name="P21">}</text:p>
      <text:p text:style-name="P1">/******************************************************</text:p>
      <text:p text:style-name="P1"><text:s/>***************** gtCntVl *****************************</text:p>
      <text:p text:style-name="P1"><text:s/>******************************************************</text:p>
      <text:p text:style-name="P1"><text:s/>* Purpose: <text:s/>To get the century value</text:p>
      <text:p text:style-name="P1"><text:s/>* Input:</text:p>
      <text:p text:style-name="P1"><text:s/>* <text:s text:c="5"/>yr-&gt; Holds the year value</text:p>
      <text:p text:style-name="P1"><text:s/>* <text:s text:c="5"/>numDay-&gt; Holds the day values</text:p>
      <text:p text:style-name="P1"><text:s/>* Output:</text:p>
      <text:p text:style-name="P1"><text:s/>* <text:s text:c="5"/>return -&gt; [ 2*(3-year/100%4)] this calculation is done to output the century value related to year that is input</text:p>
      <text:p text:style-name="P1"><text:s/>*/</text:p>
      <text:p text:style-name="P51"><text:span text:style-name="T8">int</text:span><text:span text:style-name="T3"> <text:s/>gtCntVl(</text:span><text:span text:style-name="T8">unsigned</text:span><text:span text:style-name="T3"> </text:span><text:span text:style-name="T8">short</text:span><text:span text:style-name="T3"> year){</text:span></text:p>
      <text:p text:style-name="P51"><text:span text:style-name="T3"><text:s text:c="4"/></text:span><text:span text:style-name="T8">return</text:span><text:span text:style-name="T3"> 2*(3-year/100%4);</text:span></text:p>
      <text:p text:style-name="P21">}</text:p>
      <text:p text:style-name="P1">/******************************************************</text:p>
      <text:p text:style-name="P1"><text:s/>***************** gtYrVal *****************************</text:p>
      <text:p text:style-name="P1"><text:s/>******************************************************</text:p>
      <text:p text:style-name="P1"><text:s/>* Purpose: <text:s/>To gets the year value</text:p>
      <text:p text:style-name="P1"><text:s/>* Input:</text:p>
      <text:p text:style-name="P1"><text:s/>* <text:s text:c="5"/>part1-&gt; It modifies year by (year%100) to display its own value</text:p>
      <text:p text:style-name="P1"><text:s/>* <text:s text:c="5"/>part2-&gt; It takes (part1/4) to display its own value</text:p>
      <text:p text:style-name="P1"><text:s/>* Output:</text:p>
      <text:p text:style-name="P1"><text:s/>* <text:s text:c="5"/>return-&gt; (part1+part2) To display the result of gtYrVal function</text:p>
      <text:p text:style-name="P1"><text:s/>*/</text:p>
      <text:p text:style-name="P51"><text:span text:style-name="T8">int</text:span><text:span text:style-name="T3"> <text:s/>gtYrVal(</text:span><text:span text:style-name="T8">unsigned</text:span><text:span text:style-name="T3"> </text:span><text:span text:style-name="T8">short</text:span><text:span text:style-name="T3"> year){</text:span></text:p>
      <text:p text:style-name="P51"><text:span text:style-name="T3"><text:s text:c="4"/></text:span><text:span text:style-name="T1">//Declare variables</text:span></text:p>
      <text:p text:style-name="P51"><text:span text:style-name="T3"><text:s text:c="4"/></text:span><text:span text:style-name="T8">char</text:span><text:span text:style-name="T3"> part1,part2;</text:span></text:p>
      <text:p text:style-name="P51"><text:span text:style-name="T3"><text:s text:c="4"/></text:span><text:span text:style-name="T1">//Calculate the parts</text:span></text:p>
      <text:p text:style-name="P21"><text:s text:c="4"/>part1=year%100;</text:p>
      <text:p text:style-name="P21"><text:soft-page-break/><text:s text:c="4"/>part2=part1/4;</text:p>
      <text:p text:style-name="P51"><text:span text:style-name="T3"><text:s text:c="4"/></text:span><text:span text:style-name="T1">//Return the results</text:span></text:p>
      <text:p text:style-name="P51"><text:span text:style-name="T3"><text:s text:c="4"/></text:span><text:span text:style-name="T8">return</text:span><text:span text:style-name="T3"> part1+part2;</text:span></text:p>
      <text:p text:style-name="P21">}</text:p>
      <text:p text:style-name="P1">/******************************************************</text:p>
      <text:p text:style-name="P1"><text:s/>***************** gtMnVal *****************************</text:p>
      <text:p text:style-name="P1"><text:s/>******************************************************</text:p>
      <text:p text:style-name="P1"><text:s/>* Function Prototype of Get Month Value</text:p>
      <text:p text:style-name="P1"><text:s/>* Purpose: <text:s/>To display Month Values</text:p>
      <text:p text:style-name="P1"><text:s/>* Input:</text:p>
      <text:p text:style-name="P1"><text:s/>* <text:s text:c="5"/>year-&gt; Years associated with AD</text:p>
      <text:p text:style-name="P1"><text:s/>* Input-Output:</text:p>
      <text:p text:style-name="P1"><text:s/>* <text:s text:c="5"/>month-&gt; It has the word version of months </text:p>
      <text:p text:style-name="P1"><text:s/>* Output:</text:p>
      <text:p text:style-name="P1"><text:s/>* <text:s text:c="5"/>return cases-&gt; Holds the needed values, and it can output a Sentinel value </text:p>
      <text:p text:style-name="P1"><text:s/>*/</text:p>
      <text:p text:style-name="P51"><text:span text:style-name="T8">int</text:span><text:span text:style-name="T3"> <text:s/>gtMnVal(string month,</text:span><text:span text:style-name="T8">unsigned</text:span><text:span text:style-name="T3"> </text:span><text:span text:style-name="T8">short</text:span><text:span text:style-name="T3"> year){</text:span></text:p>
      <text:p text:style-name="P51"><text:span text:style-name="T3"><text:s text:c="4"/></text:span><text:span text:style-name="T8">if</text:span><text:span text:style-name="T3">(month==</text:span><text:span text:style-name="T7">"January"</text:span><text:span text:style-name="T3">){</text:span></text:p>
      <text:p text:style-name="P51"><text:span text:style-name="T3"><text:s text:c="8"/></text:span><text:span text:style-name="T8">if</text:span><text:span text:style-name="T3">(isLpYr(year))</text:span><text:span text:style-name="T8">return</text:span><text:span text:style-name="T3"> 6;</text:span></text:p>
      <text:p text:style-name="P51"><text:span text:style-name="T3"><text:s text:c="8"/></text:span><text:span text:style-name="T8">return</text:span><text:span text:style-name="T3"> 0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month==</text:span><text:span text:style-name="T7">"February"</text:span><text:span text:style-name="T3">){</text:span></text:p>
      <text:p text:style-name="P51"><text:span text:style-name="T3"><text:s text:c="8"/></text:span><text:span text:style-name="T8">if</text:span><text:span text:style-name="T3">(isLpYr(year))</text:span><text:span text:style-name="T8">return</text:span><text:span text:style-name="T3"> 2;</text:span></text:p>
      <text:p text:style-name="P51"><text:span text:style-name="T3"><text:s text:c="8"/></text:span><text:span text:style-name="T8">return</text:span><text:span text:style-name="T3"> 3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month==</text:span><text:span text:style-name="T7">"March"</text:span><text:span text:style-name="T3">){</text:span></text:p>
      <text:p text:style-name="P51"><text:span text:style-name="T3"><text:s text:c="8"/></text:span><text:span text:style-name="T8">return</text:span><text:span text:style-name="T3"> 3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month==</text:span><text:span text:style-name="T7">"April"</text:span><text:span text:style-name="T3">){</text:span></text:p>
      <text:p text:style-name="P51"><text:span text:style-name="T3"><text:s text:c="8"/></text:span><text:span text:style-name="T8">return</text:span><text:span text:style-name="T3"> 6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month==</text:span><text:span text:style-name="T7">"May"</text:span><text:span text:style-name="T3">){</text:span></text:p>
      <text:p text:style-name="P51"><text:span text:style-name="T3"><text:s text:c="8"/></text:span><text:span text:style-name="T8">return</text:span><text:span text:style-name="T3"> 1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month==</text:span><text:span text:style-name="T7">"June"</text:span><text:span text:style-name="T3">){</text:span></text:p>
      <text:p text:style-name="P51"><text:span text:style-name="T3"><text:s text:c="8"/></text:span><text:span text:style-name="T8">return</text:span><text:span text:style-name="T3"> 4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month==</text:span><text:span text:style-name="T7">"July"</text:span><text:span text:style-name="T3">){</text:span></text:p>
      <text:p text:style-name="P51"><text:span text:style-name="T3"><text:s text:c="8"/></text:span><text:span text:style-name="T8">return</text:span><text:span text:style-name="T3"> 6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month==</text:span><text:span text:style-name="T7">"August"</text:span><text:span text:style-name="T3">){</text:span></text:p>
      <text:p text:style-name="P51"><text:span text:style-name="T3"><text:s text:c="8"/></text:span><text:span text:style-name="T8">return</text:span><text:span text:style-name="T3"> 2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month==</text:span><text:span text:style-name="T7">"September"</text:span><text:span text:style-name="T3">){</text:span></text:p>
      <text:p text:style-name="P51"><text:span text:style-name="T3"><text:s text:c="8"/></text:span><text:span text:style-name="T8">return</text:span><text:span text:style-name="T3"> 5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month==</text:span><text:span text:style-name="T7">"October"</text:span><text:span text:style-name="T3">){</text:span></text:p>
      <text:p text:style-name="P51"><text:span text:style-name="T3"><text:s text:c="8"/></text:span><text:span text:style-name="T8">return</text:span><text:span text:style-name="T3"> 0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month==</text:span><text:span text:style-name="T7">"November"</text:span><text:span text:style-name="T3">){</text:span></text:p>
      <text:p text:style-name="P51"><text:span text:style-name="T3"><text:s text:c="8"/></text:span><text:span text:style-name="T8">return</text:span><text:span text:style-name="T3"> 3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month==</text:span><text:span text:style-name="T7">"December"</text:span><text:span text:style-name="T3">){</text:span></text:p>
      <text:p text:style-name="P51"><text:span text:style-name="T3"><text:s text:c="8"/></text:span><text:span text:style-name="T8">return</text:span><text:span text:style-name="T3"> 5;</text:span></text:p>
      <text:p text:style-name="P51"><text:span text:style-name="T3"><text:s text:c="4"/>}</text:span><text:span text:style-name="T8">else</text:span><text:span text:style-name="T3">{</text:span></text:p>
      <text:p text:style-name="P51"><text:span text:style-name="T3"><text:s text:c="8"/>cout&lt;&lt;</text:span><text:span text:style-name="T7">"This is not possible"</text:span><text:span text:style-name="T3">&lt;&lt;endl;</text:span></text:p>
      <text:p text:style-name="P51"><text:span text:style-name="T3"><text:s text:c="8"/></text:span><text:span text:style-name="T8">return</text:span><text:span text:style-name="T3"> -1;</text:span></text:p>
      <text:p text:style-name="P21"><text:s text:c="4"/>}</text:p>
      <text:p text:style-name="P21">}</text:p>
      <text:p text:style-name="P21"/>
      <text:p text:style-name="P1">/******************************************************</text:p>
      <text:p text:style-name="P1"><text:s/>***************** isLpYr *****************************</text:p>
      <text:p text:style-name="P1"><text:s/>******************************************************</text:p>
      <text:p text:style-name="P1"><text:s/>* Function Prototype that holds the Leap Years</text:p>
      <text:p text:style-name="P1"><text:s/>* Purpose: <text:s/>To determine if the year is a leap year</text:p>
      <text:p text:style-name="P1"><text:s/>* Input:</text:p>
      <text:p text:style-name="P1"><text:s/>* <text:s text:c="5"/>year-&gt;Years associated with AD</text:p>
      <text:p text:style-name="P1"><text:s/>* Output:</text:p>
      <text:p text:style-name="P1"><text:s/>* <text:s text:c="5"/>bool-&gt;True if leap year || False if not a leap year</text:p>
      <text:p text:style-name="P1"><text:s/>*/</text:p>
      <text:p text:style-name="P51"><text:soft-page-break/><text:span text:style-name="T8">bool</text:span><text:span text:style-name="T3"> isLpYr(</text:span><text:span text:style-name="T8">unsigned</text:span><text:span text:style-name="T3"> </text:span><text:span text:style-name="T8">short</text:span><text:span text:style-name="T3"> year){</text:span></text:p>
      <text:p text:style-name="P51"><text:span text:style-name="T3"><text:s text:c="4"/></text:span><text:span text:style-name="T8">return</text:span><text:span text:style-name="T3"> ((year%400==0)||((year%4==0)&amp;&amp;!(year%100==0)));</text:span></text:p>
      <text:p text:style-name="P21">}</text:p>
      <text:p text:style-name="P1">//This is the end of the declared Function Prototypes</text:p>
      <text:p text:style-name="P21"/>
      <text:p text:style-name="P1">/* </text:p>
      <text:p text:style-name="P1"><text:s/>* File: <text:s text:c="2"/>main.cpp</text:p>
      <text:p text:style-name="P1"><text:s/>* Author: AbdulHakim Abbas</text:p>
      <text:p text:style-name="P1"><text:s/>* Purpose: To see the inner workings of the Sorts </text:p>
      <text:p text:style-name="P1"><text:s/>* Created on July 14, 2015, 12:11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ctime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21"/>
      <text:p text:style-name="P1">//Global Constants</text:p>
      <text:p text:style-name="P21"/>
      <text:p text:style-name="P1">//Function Prototypes</text:p>
      <text:p text:style-name="P51"><text:span text:style-name="T8">void</text:span><text:span text:style-name="T3"> filAray(</text:span><text:span text:style-name="T8">int</text:span><text:span text:style-name="T3"> [],</text:span><text:span text:style-name="T8">int</text:span><text:span text:style-name="T3">);</text:span></text:p>
      <text:p text:style-name="P51"><text:span text:style-name="T8">void</text:span><text:span text:style-name="T3"> prntAry(</text:span><text:span text:style-name="T8">const</text:span><text:span text:style-name="T3"> </text:span><text:span text:style-name="T8">int</text:span><text:span text:style-name="T3"> [],</text:span><text:span text:style-name="T8">int</text:span><text:span text:style-name="T3">,</text:span><text:span text:style-name="T8">int</text:span><text:span text:style-name="T3">);</text:span></text:p>
      <text:p text:style-name="P51"><text:span text:style-name="T8">void</text:span><text:span text:style-name="T3"> swap(</text:span><text:span text:style-name="T8">int</text:span><text:span text:style-name="T3"> &amp;,</text:span><text:span text:style-name="T8">int</text:span><text:span text:style-name="T3"> &amp;);</text:span></text:p>
      <text:p text:style-name="P51"><text:span text:style-name="T8">void</text:span><text:span text:style-name="T3"> swapMin(</text:span><text:span text:style-name="T8">int</text:span><text:span text:style-name="T3"> [],</text:span><text:span text:style-name="T8">int</text:span><text:span text:style-name="T3">,</text:span><text:span text:style-name="T8">int</text:span><text:span text:style-name="T3">);</text:span></text:p>
      <text:p text:style-name="P51"><text:span text:style-name="T8">void</text:span><text:span text:style-name="T3"> markSrt(</text:span><text:span text:style-name="T8">int</text:span><text:span text:style-name="T3"> [],</text:span><text:span text:style-name="T8">int</text:span><text:span text:style-name="T3">);</text:span></text:p>
      <text:p text:style-name="P51"><text:span text:style-name="T8">int</text:span><text:span text:style-name="T3"> <text:s/>linSrch(</text:span><text:span text:style-name="T8">int</text:span><text:span text:style-name="T3"> [],</text:span><text:span text:style-name="T8">int</text:span><text:span text:style-name="T3">,</text:span><text:span text:style-name="T8">int</text:span><text:span text:style-name="T3">);</text:span></text:p>
      <text:p text:style-name="P21"/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Set the random number seed</text:span></text:p>
      <text:p text:style-name="P51"><text:span text:style-name="T3"><text:s text:c="4"/>srand(</text:span><text:span text:style-name="T8">static_cast</text:span><text:span text:style-name="T3">&lt;</text:span><text:span text:style-name="T8">unsigned</text:span><text:span text:style-name="T3"> </text:span><text:span text:style-name="T8">int</text:span><text:span text:style-name="T3">&gt;(time(0)));</text:span></text:p>
      <text:p text:style-name="P21"><text:s text:c="4"/></text:p>
      <text:p text:style-name="P51"><text:span text:style-name="T3"><text:s text:c="4"/></text:span><text:span text:style-name="T1">//Declare Variables</text:span></text:p>
      <text:p text:style-name="P51"><text:span text:style-name="T3"><text:s text:c="4"/></text:span><text:span text:style-name="T8">const</text:span><text:span text:style-name="T3"> </text:span><text:span text:style-name="T8">int</text:span><text:span text:style-name="T3"> SIZE=200;</text:span></text:p>
      <text:p text:style-name="P51"><text:span text:style-name="T3"><text:s text:c="4"/></text:span><text:span text:style-name="T8">int</text:span><text:span text:style-name="T3"> </text:span><text:span text:style-name="T8">array</text:span><text:span text:style-name="T3">[SIZE];</text:span></text:p>
      <text:p text:style-name="P21"><text:s text:c="4"/></text:p>
      <text:p text:style-name="P51"><text:span text:style-name="T3"><text:s text:c="4"/></text:span><text:span text:style-name="T1">//Initialize the array</text:span></text:p>
      <text:p text:style-name="P51"><text:span text:style-name="T3"><text:s text:c="4"/>filAray(</text:span><text:span text:style-name="T8">array</text:span><text:span text:style-name="T3">,SIZE);</text:span></text:p>
      <text:p text:style-name="P21"><text:s text:c="4"/></text:p>
      <text:p text:style-name="P51"><text:span text:style-name="T3"><text:s text:c="4"/></text:span><text:span text:style-name="T1">//Output the initial array</text:span></text:p>
      <text:p text:style-name="P51"><text:span text:style-name="T3"><text:s text:c="4"/>prntAry(</text:span><text:span text:style-name="T8">array</text:span><text:span text:style-name="T3">,SIZE,20);</text:span></text:p>
      <text:p text:style-name="P21"><text:s text:c="4"/></text:p>
      <text:p text:style-name="P51"><text:span text:style-name="T3"><text:s text:c="4"/></text:span><text:span text:style-name="T1">//Process the inputs</text:span></text:p>
      <text:p text:style-name="P51"><text:span text:style-name="T3"><text:s text:c="4"/>markSrt(</text:span><text:span text:style-name="T8">array</text:span><text:span text:style-name="T3">,SIZE);</text:span></text:p>
      <text:p text:style-name="P21"><text:s text:c="4"/></text:p>
      <text:p text:style-name="P51"><text:span text:style-name="T3"><text:s text:c="4"/></text:span><text:span text:style-name="T1">//Output the results</text:span></text:p>
      <text:p text:style-name="P51"><text:span text:style-name="T3"><text:s text:c="4"/>prntAry(</text:span><text:span text:style-name="T8">array</text:span><text:span text:style-name="T3">,SIZE,20);</text:span></text:p>
      <text:p text:style-name="P21"><text:s text:c="4"/></text:p>
      <text:p text:style-name="P51"><text:span text:style-name="T3"><text:s text:c="4"/></text:span><text:span text:style-name="T1">//Test the search routine</text:span></text:p>
      <text:p text:style-name="P51"><text:span text:style-name="T3"><text:s text:c="4"/></text:span><text:span text:style-name="T8">int</text:span><text:span text:style-name="T3"> value=rand()%90+10;</text:span></text:p>
      <text:p text:style-name="P51"><text:span text:style-name="T3"><text:s text:c="4"/></text:span><text:span text:style-name="T8">int</text:span><text:span text:style-name="T3"> pos=linSrch(</text:span><text:span text:style-name="T8">array</text:span><text:span text:style-name="T3">,SIZE,value);</text:span></text:p>
      <text:p text:style-name="P51"><text:span text:style-name="T3"><text:s text:c="4"/></text:span><text:span text:style-name="T8">if</text:span><text:span text:style-name="T3">(pos==-1)cout&lt;&lt;value&lt;&lt;</text:span><text:span text:style-name="T7">" was not found!"</text:span><text:span text:style-name="T3">&lt;&lt;endl;</text:span></text:p>
      <text:p text:style-name="P51"><text:span text:style-name="T3"><text:s text:c="4"/></text:span><text:span text:style-name="T8">else</text:span><text:span text:style-name="T3"> cout&lt;&lt;value&lt;&lt;</text:span><text:span text:style-name="T7">" was found at array["</text:span><text:span text:style-name="T3">&lt;&lt;pos&lt;&lt;</text:span><text:span text:style-name="T7">"]!"</text:span><text:span text:style-name="T3">&lt;&lt;endl;</text:span></text:p>
      <text:p text:style-name="P21"><text:s text:c="4"/>value=0;</text:p>
      <text:p text:style-name="P51"><text:span text:style-name="T3"><text:s text:c="4"/>pos=linSrch(</text:span><text:span text:style-name="T8">array</text:span><text:span text:style-name="T3">,SIZE,value);</text:span></text:p>
      <text:p text:style-name="P51"><text:span text:style-name="T3"><text:s text:c="4"/></text:span><text:span text:style-name="T8">if</text:span><text:span text:style-name="T3">(pos==-1)cout&lt;&lt;value&lt;&lt;</text:span><text:span text:style-name="T7">" was not found!"</text:span><text:span text:style-name="T3">&lt;&lt;endl;</text:span></text:p>
      <text:p text:style-name="P51"><text:soft-page-break/><text:span text:style-name="T3"><text:s text:c="4"/></text:span><text:span text:style-name="T8">else</text:span><text:span text:style-name="T3"> cout&lt;&lt;value&lt;&lt;</text:span><text:span text:style-name="T7">" was found at array["</text:span><text:span text:style-name="T3">&lt;&lt;pos&lt;&lt;</text:span><text:span text:style-name="T7">"]!"</text:span><text:span text:style-name="T3">&lt;&lt;endl;</text:span></text:p>
      <text:p text:style-name="P21"/>
      <text:p text:style-name="P51"><text:span text:style-name="T3"><text:s text:c="4"/></text:span><text:span text:style-name="T1">//Exit Stage Right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1">/**************************************************</text:p>
      <text:p text:style-name="P1"><text:s/>* <text:s text:c="13"/>Linear Search <text:s text:c="20"/>*</text:p>
      <text:p text:style-name="P1"><text:s/>**************************************************</text:p>
      <text:p text:style-name="P1"><text:s/>* Purpose: <text:s/>To find where a value resides</text:p>
      <text:p text:style-name="P1"><text:s/>* Input:</text:p>
      <text:p text:style-name="P1"><text:s/>* <text:s text:c="3"/>n-&gt; The size of the array</text:p>
      <text:p text:style-name="P1"><text:s/>* <text:s text:c="3"/>a-&gt; The integer Array</text:p>
      <text:p text:style-name="P1"><text:s/>* <text:s text:c="3"/>val-&gt;The value to search find</text:p>
      <text:p text:style-name="P1"><text:s/>* Output:</text:p>
      <text:p text:style-name="P1"><text:s/>* <text:s text:c="3"/>Position where val was found</text:p>
      <text:p text:style-name="P1"><text:s/>*/</text:p>
      <text:p text:style-name="P51"><text:span text:style-name="T8">int</text:span><text:span text:style-name="T3"> <text:s/>linSrch(</text:span><text:span text:style-name="T8">int</text:span><text:span text:style-name="T3"> a[],</text:span><text:span text:style-name="T8">int</text:span><text:span text:style-name="T3"> n,</text:span><text:span text:style-name="T8">int</text:span><text:span text:style-name="T3"> val){</text:span></text:p>
      <text:p text:style-name="P51"><text:span text:style-name="T3"><text:s text:c="4"/></text:span><text:span text:style-name="T1">//Loop until value is found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n;i++){</text:span></text:p>
      <text:p text:style-name="P51"><text:span text:style-name="T3"><text:s text:c="8"/></text:span><text:span text:style-name="T1">//Report back if found</text:span></text:p>
      <text:p text:style-name="P51"><text:span text:style-name="T3"><text:s text:c="8"/></text:span><text:span text:style-name="T8">if</text:span><text:span text:style-name="T3">(a[i]==val)</text:span><text:span text:style-name="T8">return</text:span><text:span text:style-name="T3"> i;</text:span></text:p>
      <text:p text:style-name="P21"><text:s text:c="4"/>}</text:p>
      <text:p text:style-name="P51"><text:span text:style-name="T3"><text:s text:c="4"/></text:span><text:span text:style-name="T1">//If not found, then use sentinel</text:span></text:p>
      <text:p text:style-name="P51"><text:span text:style-name="T3"><text:s text:c="4"/></text:span><text:span text:style-name="T8">return</text:span><text:span text:style-name="T3"> -1;</text:span></text:p>
      <text:p text:style-name="P21">}</text:p>
      <text:p text:style-name="P21"/>
      <text:p text:style-name="P1">/**************************************************</text:p>
      <text:p text:style-name="P1"><text:s/>* <text:s text:c="15"/>Mark Sort <text:s text:c="22"/>*</text:p>
      <text:p text:style-name="P1"><text:s/>**************************************************</text:p>
      <text:p text:style-name="P1"><text:s/>* Purpose: <text:s/>To sort any integer array</text:p>
      <text:p text:style-name="P1"><text:s/>* Input:</text:p>
      <text:p text:style-name="P1"><text:s/>* <text:s text:c="3"/>n-&gt; The size of the array</text:p>
      <text:p text:style-name="P1"><text:s/>* Input-Output:</text:p>
      <text:p text:style-name="P1"><text:s/>* <text:s text:c="3"/>a-&gt; The sorted integer Array</text:p>
      <text:p text:style-name="P1"><text:s/>*/</text:p>
      <text:p text:style-name="P51"><text:span text:style-name="T8">void</text:span><text:span text:style-name="T3"> markSrt(</text:span><text:span text:style-name="T8">int</text:span><text:span text:style-name="T3"> a[],</text:span><text:span text:style-name="T8">int</text:span><text:span text:style-name="T3"> n){</text:span></text:p>
      <text:p text:style-name="P51"><text:span text:style-name="T3"><text:s text:c="4"/></text:span><text:span text:style-name="T1">//Loop and sort every position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pos=0;pos&lt;n-1;pos++){</text:span></text:p>
      <text:p text:style-name="P21"><text:s text:c="8"/>swapMin(a,n,pos);</text:p>
      <text:p text:style-name="P21"><text:s text:c="4"/>}</text:p>
      <text:p text:style-name="P21"><text:s text:c="4"/></text:p>
      <text:p text:style-name="P21">}</text:p>
      <text:p text:style-name="P21"/>
      <text:p text:style-name="P1">/**************************************************</text:p>
      <text:p text:style-name="P1"><text:s/>* <text:s text:c="18"/>SwapMin <text:s text:c="21"/>*</text:p>
      <text:p text:style-name="P1"><text:s/>**************************************************</text:p>
      <text:p text:style-name="P1"><text:s/>* Purpose: <text:s/>To place the minimum at the top of the</text:p>
      <text:p text:style-name="P1"><text:s/>* <text:s text:c="10"/>list.</text:p>
      <text:p text:style-name="P1"><text:s/>* Input:</text:p>
      <text:p text:style-name="P1"><text:s/>* <text:s text:c="3"/>n-&gt; Size of the array/list</text:p>
      <text:p text:style-name="P1"><text:s/>* <text:s text:c="3"/>pos-&gt;Position to place the minimum</text:p>
      <text:p text:style-name="P1"><text:s/>* Input-Output:</text:p>
      <text:p text:style-name="P1"><text:s/>* <text:s text:c="3"/>a-&gt; An integer array/list</text:p>
      <text:p text:style-name="P1"><text:s/>*/</text:p>
      <text:p text:style-name="P51"><text:span text:style-name="T8">void</text:span><text:span text:style-name="T3"> swapMin(</text:span><text:span text:style-name="T8">int</text:span><text:span text:style-name="T3"> a[],</text:span><text:span text:style-name="T8">int</text:span><text:span text:style-name="T3"> n,</text:span><text:span text:style-name="T8">int</text:span><text:span text:style-name="T3"> pos){</text:span></text:p>
      <text:p text:style-name="P51"><text:span text:style-name="T3"><text:s text:c="4"/></text:span><text:span text:style-name="T1">//Loop through the list starting at pos+1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pos+1;i&lt;n;i++){</text:span></text:p>
      <text:p text:style-name="P51"><text:span text:style-name="T3"><text:s text:c="8"/></text:span><text:span text:style-name="T1">//Place smallest value at the position pos</text:span></text:p>
      <text:p text:style-name="P51"><text:soft-page-break/><text:span text:style-name="T3"><text:s text:c="8"/></text:span><text:span text:style-name="T8">if</text:span><text:span text:style-name="T3">(a[pos]&gt;a[i])swap(a[pos],a[i]);</text:span></text:p>
      <text:p text:style-name="P21"><text:s text:c="4"/>}</text:p>
      <text:p text:style-name="P21">}</text:p>
      <text:p text:style-name="P21"/>
      <text:p text:style-name="P1">/**************************************************</text:p>
      <text:p text:style-name="P1"><text:s/>* <text:s text:c="20"/>Swap <text:s text:c="22"/>*</text:p>
      <text:p text:style-name="P1"><text:s/>**************************************************</text:p>
      <text:p text:style-name="P1"><text:s/>* Purpose: <text:s/>To swap by logical operations two values</text:p>
      <text:p text:style-name="P1"><text:s/>* Input-Output:</text:p>
      <text:p text:style-name="P1"><text:s/>* <text:s text:c="3"/>a-&gt; An integer value</text:p>
      <text:p text:style-name="P1"><text:s/>* <text:s text:c="3"/>b-&gt; An integer value</text:p>
      <text:p text:style-name="P1"><text:s/>*/</text:p>
      <text:p text:style-name="P51"><text:span text:style-name="T8">void</text:span><text:span text:style-name="T3"> swap(</text:span><text:span text:style-name="T8">int</text:span><text:span text:style-name="T3"> &amp;a,</text:span><text:span text:style-name="T8">int</text:span><text:span text:style-name="T3"> &amp;b){</text:span></text:p>
      <text:p text:style-name="P51"><text:span text:style-name="T3"><text:s text:c="4"/></text:span><text:span text:style-name="T1">//Perform the logical in-place swap</text:span></text:p>
      <text:p text:style-name="P21"><text:s text:c="4"/>a=a^b;</text:p>
      <text:p text:style-name="P21"><text:s text:c="4"/>b=a^b;</text:p>
      <text:p text:style-name="P21"><text:s text:c="4"/>a=a^b;</text:p>
      <text:p text:style-name="P21">}</text:p>
      <text:p text:style-name="P21"/>
      <text:p text:style-name="P1">/**************************************************</text:p>
      <text:p text:style-name="P1"><text:s/>* <text:s text:c="15"/>Print Array <text:s text:c="21"/>*</text:p>
      <text:p text:style-name="P1"><text:s/>**************************************************</text:p>
      <text:p text:style-name="P1"><text:s/>* Purpose: <text:s/>To print an integer array with any</text:p>
      <text:p text:style-name="P1"><text:s/>* <text:s text:c="10"/>number of columns</text:p>
      <text:p text:style-name="P1"><text:s/>* Input:</text:p>
      <text:p text:style-name="P1"><text:s/>* <text:s text:c="3"/>n-&gt; The size of the array</text:p>
      <text:p text:style-name="P1"><text:s/>* <text:s text:c="3"/>a-&gt; The integer Array</text:p>
      <text:p text:style-name="P1"><text:s/>* <text:s text:c="3"/>nCols-&gt;Number of columns to display the array.</text:p>
      <text:p text:style-name="P1"><text:s/>* Output:</text:p>
      <text:p text:style-name="P1"><text:s/>* <text:s text:c="3"/>On Screen</text:p>
      <text:p text:style-name="P1"><text:s/>*/</text:p>
      <text:p text:style-name="P51"><text:span text:style-name="T8">void</text:span><text:span text:style-name="T3"> prntAry(</text:span><text:span text:style-name="T8">const</text:span><text:span text:style-name="T3"> </text:span><text:span text:style-name="T8">int</text:span><text:span text:style-name="T3"> a[],</text:span><text:span text:style-name="T8">int</text:span><text:span text:style-name="T3"> n,</text:span><text:span text:style-name="T8">int</text:span><text:span text:style-name="T3"> nCols){</text:span></text:p>
      <text:p text:style-name="P51"><text:span text:style-name="T3"><text:s text:c="4"/></text:span><text:span text:style-name="T1">//Separate outputs with a line</text:span></text:p>
      <text:p text:style-name="P21"><text:s text:c="4"/>cout&lt;&lt;endl;</text:p>
      <text:p text:style-name="P51"><text:span text:style-name="T3"><text:s text:c="4"/></text:span><text:span text:style-name="T1">//Loop and output every element in the array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n;i++){</text:span></text:p>
      <text:p text:style-name="P51"><text:span text:style-name="T3"><text:s text:c="8"/>cout&lt;&lt;a[i]&lt;&lt;</text:span><text:span text:style-name="T7">" "</text:span><text:span text:style-name="T3">;</text:span></text:p>
      <text:p text:style-name="P51"><text:span text:style-name="T3"><text:s text:c="8"/></text:span><text:span text:style-name="T1">//When column is reached go to next line</text:span></text:p>
      <text:p text:style-name="P51"><text:span text:style-name="T3"><text:s text:c="8"/></text:span><text:span text:style-name="T8">if</text:span><text:span text:style-name="T3">((i%nCols)==(nCols-1))cout&lt;&lt;endl;</text:span></text:p>
      <text:p text:style-name="P21"><text:s text:c="4"/>}</text:p>
      <text:p text:style-name="P51"><text:span text:style-name="T3"><text:s text:c="4"/></text:span><text:span text:style-name="T1">//Separate outputs with a line</text:span></text:p>
      <text:p text:style-name="P21"><text:s text:c="4"/>cout&lt;&lt;endl;</text:p>
      <text:p text:style-name="P21">}</text:p>
      <text:p text:style-name="P21"/>
      <text:p text:style-name="P1">/**************************************************</text:p>
      <text:p text:style-name="P1"><text:s/>* <text:s text:c="15"/>Fill Array <text:s text:c="21"/>*</text:p>
      <text:p text:style-name="P1"><text:s/>**************************************************</text:p>
      <text:p text:style-name="P1"><text:s/>* Purpose: <text:s/>To fill an array with 2 digit integer</text:p>
      <text:p text:style-name="P1"><text:s/>* <text:s text:c="10"/>random numbers.</text:p>
      <text:p text:style-name="P1"><text:s/>* Input:</text:p>
      <text:p text:style-name="P1"><text:s/>* <text:s text:c="3"/>n-&gt; The size of the array</text:p>
      <text:p text:style-name="P1"><text:s/>* Input-Output:</text:p>
      <text:p text:style-name="P1"><text:s/>* <text:s text:c="3"/>a-&gt; The integer Array</text:p>
      <text:p text:style-name="P1"><text:s/>* Output:</text:p>
      <text:p text:style-name="P1"><text:s/>*/</text:p>
      <text:p text:style-name="P51"><text:span text:style-name="T8">void</text:span><text:span text:style-name="T3"> filAray(</text:span><text:span text:style-name="T8">int</text:span><text:span text:style-name="T3"> a[],</text:span><text:span text:style-name="T8">int</text:span><text:span text:style-name="T3"> n){</text:span></text:p>
      <text:p text:style-name="P51"><text:span text:style-name="T3"><text:s text:c="4"/></text:span><text:span text:style-name="T1">//Loop on every element and equate to 2 digits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n;i++){</text:span></text:p>
      <text:p text:style-name="P51"><text:span text:style-name="T3"><text:s text:c="8"/>a[i]=rand()%90+10;</text:span><text:span text:style-name="T1">//[10-99]</text:span></text:p>
      <text:p text:style-name="P21"><text:soft-page-break/><text:s text:c="4"/>}</text:p>
      <text:p text:style-name="P21">}</text:p>
      <text:p text:style-name="P21"/>
      <text:p text:style-name="P1">/* </text:p>
      <text:p text:style-name="P1"><text:s/>* File: <text:s text:c="2"/>main.cpp</text:p>
      <text:p text:style-name="P1"><text:s/>* Author: Abdul-Hakim</text:p>
      <text:p text:style-name="P1"><text:s/>* Created on July 14, 2015, 12:20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ctime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21"/>
      <text:p text:style-name="P1">//User Libraries</text:p>
      <text:p text:style-name="P1">//Global Constants</text:p>
      <text:p text:style-name="P1">//Function prototypes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Declare variables</text:p>
      <text:p text:style-name="P21"/>
      <text:p text:style-name="P1">//Initialize and prompt for inputs</text:p>
      <text:p text:style-name="P21"><text:s text:c="4"/></text:p>
      <text:p text:style-name="P1">//Process Inputs</text:p>
      <text:p text:style-name="P21"><text:s text:c="4"/></text:p>
      <text:p text:style-name="P1">//Output results</text:p>
      <text:p text:style-name="P21"/>
      <text:p text:style-name="P1">//Exit stage right <text:s text:c="3"/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1">//External Functions if needed</text:p>
      <text:p text:style-name="P21"/>
      <text:p text:style-name="P1">/* </text:p>
      <text:p text:style-name="P1"><text:s/>* File: <text:s text:c="2"/>main.cpp</text:p>
      <text:p text:style-name="P1"><text:s/>* Author: Abdul-Hakim</text:p>
      <text:p text:style-name="P1"><text:s/>* Purpose: Template for other works 2nd version </text:p>
      <text:p text:style-name="P1"><text:s/>* Created on July 14, 2015, 6:24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ctime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21"/>
      <text:p text:style-name="P1">//Global Constants</text:p>
      <text:p text:style-name="P21"/>
      <text:p text:style-name="P1">//Function Prototypes</text:p>
      <text:p text:style-name="P51"><text:span text:style-name="T8">int</text:span><text:span text:style-name="T3"> example(</text:span><text:span text:style-name="T8">int</text:span><text:span text:style-name="T3">,</text:span><text:span text:style-name="T8">int</text:span><text:span text:style-name="T3">&amp;);</text:span></text:p>
      <text:p text:style-name="P21"/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Declare Variables</text:span></text:p>
      <text:p text:style-name="P21"><text:s text:c="4"/></text:p>
      <text:p text:style-name="P51"><text:span text:style-name="T3"><text:s text:c="4"/></text:span><text:span text:style-name="T1">//Initialize and Prompt for inputs</text:span></text:p>
      <text:p text:style-name="P21"><text:soft-page-break/><text:s text:c="4"/></text:p>
      <text:p text:style-name="P51"><text:span text:style-name="T3"><text:s text:c="4"/></text:span><text:span text:style-name="T1">//Process the inputs</text:span></text:p>
      <text:p text:style-name="P21"><text:s text:c="4"/></text:p>
      <text:p text:style-name="P51"><text:span text:style-name="T3"><text:s text:c="4"/></text:span><text:span text:style-name="T1">//Output the results</text:span></text:p>
      <text:p text:style-name="P21"/>
      <text:p text:style-name="P51"><text:span text:style-name="T3"><text:s text:c="4"/></text:span><text:span text:style-name="T1">//Exit Stage Right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1">/**************************************************</text:p>
      <text:p text:style-name="P1"><text:s/>* <text:s text:c="12"/>Example Function <text:s text:c="18"/>*</text:p>
      <text:p text:style-name="P1"><text:s/>**************************************************</text:p>
      <text:p text:style-name="P1"><text:s/>* Purpose: <text:s/>Show how to comment a function</text:p>
      <text:p text:style-name="P1"><text:s/>* Input:</text:p>
      <text:p text:style-name="P1"><text:s/>* <text:s text:c="3"/>a-&gt; Example input pass by value</text:p>
      <text:p text:style-name="P1"><text:s/>* Input-Output:</text:p>
      <text:p text:style-name="P1"><text:s/>* <text:s text:c="3"/>b-&gt; Example input-output pass by reference</text:p>
      <text:p text:style-name="P1"><text:s/>* Output:</text:p>
      <text:p text:style-name="P1"><text:s/>* <text:s text:c="3"/>c-&gt; Example return</text:p>
      <text:p text:style-name="P1"><text:s/>*/</text:p>
      <text:p text:style-name="P51"><text:span text:style-name="T8">int</text:span><text:span text:style-name="T3"> example(</text:span><text:span text:style-name="T8">int</text:span><text:span text:style-name="T3"> a,</text:span><text:span text:style-name="T8">int</text:span><text:span text:style-name="T3"> &amp;b){</text:span></text:p>
      <text:p text:style-name="P51"><text:span text:style-name="T3"><text:s text:c="4"/></text:span><text:span text:style-name="T1">//Declare a variable c</text:span></text:p>
      <text:p text:style-name="P51"><text:span text:style-name="T3"><text:s text:c="4"/></text:span><text:span text:style-name="T8">int</text:span><text:span text:style-name="T3"> c;</text:span></text:p>
      <text:p text:style-name="P51"><text:span text:style-name="T3"><text:s text:c="4"/></text:span><text:span text:style-name="T1">//Process</text:span></text:p>
      <text:p text:style-name="P21"><text:s text:c="4"/></text:p>
      <text:p text:style-name="P51"><text:span text:style-name="T3"><text:s text:c="4"/></text:span><text:span text:style-name="T1">//Output</text:span></text:p>
      <text:p text:style-name="P51"><text:span text:style-name="T3"><text:s text:c="4"/></text:span><text:span text:style-name="T8">return</text:span><text:span text:style-name="T3"> c;</text:span></text:p>
      <text:p text:style-name="P21">}</text:p>
      <text:p text:style-name="P21"/>
      <text:p text:style-name="P1">/* </text:p>
      <text:p text:style-name="P1"><text:s/>* File: <text:s text:c="2"/>main.cpp</text:p>
      <text:p text:style-name="P1"><text:s/>* Author: AbdulHakim Abbas</text:p>
      <text:p text:style-name="P1"><text:s/>* Part1 of Purpose: To output a Parallel Array related to the (N) and (N^2)</text:p>
      <text:p text:style-name="P1"><text:s/>* Part2 of Purpose: And to output a 2d Array for the Times Table that is up to 12</text:p>
      <text:p text:style-name="P1"><text:s/>* Created on July 15, 2015, 12:16 PM</text:p>
      <text:p text:style-name="P1"><text:s/>*/</text:p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2">#include</text:span><text:span text:style-name="T3"> </text:span><text:span text:style-name="T7">&lt;cmath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1">//Global Constants</text:p>
      <text:p text:style-name="P51"><text:span text:style-name="T8">void</text:span><text:span text:style-name="T3"> pA(</text:span><text:span text:style-name="T8">int</text:span><text:span text:style-name="T3">[],</text:span><text:span text:style-name="T8">int</text:span><text:span text:style-name="T3">);</text:span></text:p>
      <text:p text:style-name="P51"><text:span text:style-name="T8">void</text:span><text:span text:style-name="T3"> TdA(</text:span><text:span text:style-name="T8">int</text:span><text:span text:style-name="T3">[],</text:span><text:span text:style-name="T8">int</text:span><text:span text:style-name="T3">[],</text:span><text:span text:style-name="T8">int</text:span><text:span text:style-name="T3">);</text:span><text:span text:style-name="T1">//Holds the Times Table function <text:s text:c="7"/></text:span>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Declare values for the parallel array <text:s text:c="3"/></text:p>
      <text:p text:style-name="P51"><text:span text:style-name="T3"><text:s text:c="3"/></text:span><text:span text:style-name="T8">const</text:span><text:span text:style-name="T3"> </text:span><text:span text:style-name="T8">int</text:span><text:span text:style-name="T3"> g=10;</text:span><text:span text:style-name="T1">//Size of pA </text:span></text:p>
      <text:p text:style-name="P51"><text:span text:style-name="T3"><text:s text:c="3"/></text:span><text:span text:style-name="T8">int</text:span><text:span text:style-name="T3"> r[g]={1,2,3,4,5,6,7,8,9,10}; </text:span></text:p>
      <text:p text:style-name="P1">//Declare the values for the 2 dimensional array </text:p>
      <text:p text:style-name="P51"><text:span text:style-name="T3"><text:s text:c="3"/></text:span><text:span text:style-name="T8">const</text:span><text:span text:style-name="T3"> </text:span><text:span text:style-name="T8">int</text:span><text:span text:style-name="T3"> t=12;</text:span><text:span text:style-name="T1">//Size of TdA</text:span></text:p>
      <text:p text:style-name="P51"><text:span text:style-name="T3"><text:s text:c="3"/></text:span><text:span text:style-name="T8">int</text:span><text:span text:style-name="T3"> y[t]={1,2,3,4,5,6,7,8,9,10,11,12};</text:span><text:span text:style-name="T1">//Is for the rows</text:span></text:p>
      <text:p text:style-name="P51"><text:span text:style-name="T3"><text:s text:c="3"/></text:span><text:span text:style-name="T8">int</text:span><text:span text:style-name="T3"> c[t]={1,2,3,4,5,6,7,8,9,10,11,12};</text:span><text:span text:style-name="T1">//Is for the columns</text:span></text:p>
      <text:p text:style-name="P1">//Outputs <text:s/></text:p>
      <text:p text:style-name="P51"><text:span text:style-name="T3"><text:s text:c="3"/>pA(r,g);</text:span><text:span text:style-name="T1">//To display the Parallel Array</text:span></text:p>
      <text:p text:style-name="P51"><text:span text:style-name="T3"><text:s text:c="3"/>cout&lt;&lt;</text:span><text:span text:style-name="T7">'\n'</text:span><text:span text:style-name="T3">;</text:span><text:span text:style-name="T1">//To create a space between the two types of Arrays</text:span></text:p>
      <text:p text:style-name="P51"><text:span text:style-name="T3"><text:s text:c="3"/>TdA(y,c,t);</text:span><text:span text:style-name="T1">//To display the Two Dimensional Array</text:span></text:p>
      <text:p text:style-name="P1"><text:soft-page-break/>//Exit stage right! <text:s text:c="3"/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1">/**********************************</text:p>
      <text:p text:style-name="P1"><text:s/>* Parallel Array <text:s text:c="16"/>*</text:p>
      <text:p text:style-name="P1"><text:s/>**********************************</text:p>
      <text:p text:style-name="P1"><text:s/>* </text:p>
      <text:p text:style-name="P1"><text:s/>*/</text:p>
      <text:p text:style-name="P51"><text:span text:style-name="T8">void</text:span><text:span text:style-name="T3"> pA(</text:span><text:span text:style-name="T8">int</text:span><text:span text:style-name="T3"> d[],</text:span><text:span text:style-name="T8">int</text:span><text:span text:style-name="T3"> k){</text:span></text:p>
      <text:p text:style-name="P51"><text:span text:style-name="T3"><text:s text:c="8"/>cout&lt;&lt;</text:span><text:span text:style-name="T7">"N"</text:span><text:span text:style-name="T3">&lt;&lt;setw(8)&lt;&lt;</text:span><text:span text:style-name="T7">"N^2"</text:span><text:span text:style-name="T3">&lt;&lt;endl;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k;i++){</text:span></text:p>
      <text:p text:style-name="P21"><text:s text:c="8"/>cout&lt;&lt;d[i]&lt;&lt;setw(8)&lt;&lt;d[i]*d[i]&lt;&lt;endl;</text:p>
      <text:p text:style-name="P21"><text:s text:c="4"/>}</text:p>
      <text:p text:style-name="P21">}</text:p>
      <text:p text:style-name="P21"/>
      <text:p text:style-name="P1">/***********************************************</text:p>
      <text:p text:style-name="P1"><text:s/>* Two dimensional Array <text:s text:c="22"/>*</text:p>
      <text:p text:style-name="P1"><text:s/>***********************************************</text:p>
      <text:p text:style-name="P1"><text:s/>* </text:p>
      <text:p text:style-name="P1"><text:s/>*/</text:p>
      <text:p text:style-name="P51"><text:span text:style-name="T8">void</text:span><text:span text:style-name="T3"> TdA(</text:span><text:span text:style-name="T8">int</text:span><text:span text:style-name="T3"> a[],</text:span><text:span text:style-name="T8">int</text:span><text:span text:style-name="T3"> t[],</text:span><text:span text:style-name="T8">int</text:span><text:span text:style-name="T3"> S){</text:span></text:p>
      <text:p text:style-name="P51"><text:span text:style-name="T8">for</text:span><text:span text:style-name="T3">( </text:span><text:span text:style-name="T8">int</text:span><text:span text:style-name="T3"> row = 0; row &lt; 12; ++row )</text:span></text:p>
      <text:p text:style-name="P21">{</text:p>
      <text:p text:style-name="P51"><text:span text:style-name="T3"><text:s text:c="4"/></text:span><text:span text:style-name="T8">for</text:span><text:span text:style-name="T3">( </text:span><text:span text:style-name="T8">int</text:span><text:span text:style-name="T3"> column = 0; column &lt; 12; ++column )</text:span></text:p>
      <text:p text:style-name="P21"><text:s text:c="4"/>{</text:p>
      <text:p text:style-name="P51"><text:span text:style-name="T3"><text:s text:c="8"/>cout&lt;&lt;( column + 1 ) * ( row + 1 ) &lt;&lt; </text:span><text:span text:style-name="T7">'\t'</text:span><text:span text:style-name="T3">;</text:span></text:p>
      <text:p text:style-name="P21"><text:s text:c="4"/>}</text:p>
      <text:p text:style-name="P21"><text:s text:c="3"/>cout&lt;&lt;endl;</text:p>
      <text:p text:style-name="P21">}</text:p>
      <text:p text:style-name="P21">}</text:p>
      <text:p text:style-name="P21"/>
      <text:p text:style-name="P1">/* </text:p>
      <text:p text:style-name="P1"><text:s/>* File: <text:s text:c="2"/>main.cpp</text:p>
      <text:p text:style-name="P1"><text:s/>* Author: AbdulHakim Abbas</text:p>
      <text:p text:style-name="P1"><text:s/>* Purpose: To see the inner workings of the Sorts </text:p>
      <text:p text:style-name="P1"><text:s/>* Created on July 15, 2015, 10:14 A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ctime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21"/>
      <text:p text:style-name="P1">//Global Constants</text:p>
      <text:p text:style-name="P21"/>
      <text:p text:style-name="P1">//Function Prototypes</text:p>
      <text:p text:style-name="P51"><text:span text:style-name="T8">void</text:span><text:span text:style-name="T3"> filAray(</text:span><text:span text:style-name="T8">int</text:span><text:span text:style-name="T3"> [],</text:span><text:span text:style-name="T8">int</text:span><text:span text:style-name="T3">);</text:span></text:p>
      <text:p text:style-name="P51"><text:span text:style-name="T8">void</text:span><text:span text:style-name="T3"> prntAry(</text:span><text:span text:style-name="T8">const</text:span><text:span text:style-name="T3"> </text:span><text:span text:style-name="T8">int</text:span><text:span text:style-name="T3"> [],</text:span><text:span text:style-name="T8">int</text:span><text:span text:style-name="T3">,</text:span><text:span text:style-name="T8">int</text:span><text:span text:style-name="T3">);</text:span></text:p>
      <text:p text:style-name="P51"><text:span text:style-name="T8">void</text:span><text:span text:style-name="T3"> swap(</text:span><text:span text:style-name="T8">int</text:span><text:span text:style-name="T3"> &amp;,</text:span><text:span text:style-name="T8">int</text:span><text:span text:style-name="T3"> &amp;);</text:span></text:p>
      <text:p text:style-name="P51"><text:span text:style-name="T8">void</text:span><text:span text:style-name="T3"> swapMin(</text:span><text:span text:style-name="T8">int</text:span><text:span text:style-name="T3"> [],</text:span><text:span text:style-name="T8">int</text:span><text:span text:style-name="T3">,</text:span><text:span text:style-name="T8">int</text:span><text:span text:style-name="T3">);</text:span></text:p>
      <text:p text:style-name="P51"><text:span text:style-name="T8">void</text:span><text:span text:style-name="T3"> markSrt(</text:span><text:span text:style-name="T8">int</text:span><text:span text:style-name="T3"> [],</text:span><text:span text:style-name="T8">int</text:span><text:span text:style-name="T3">);</text:span></text:p>
      <text:p text:style-name="P51"><text:span text:style-name="T8">int</text:span><text:span text:style-name="T3"> <text:s/>linSrch(</text:span><text:span text:style-name="T8">int</text:span><text:span text:style-name="T3"> [],</text:span><text:span text:style-name="T8">int</text:span><text:span text:style-name="T3">,</text:span><text:span text:style-name="T8">int</text:span><text:span text:style-name="T3">,</text:span><text:span text:style-name="T8">int</text:span><text:span text:style-name="T3">);</text:span></text:p>
      <text:p text:style-name="P51"><text:span text:style-name="T8">int</text:span><text:span text:style-name="T3"> <text:s/>cntDup(</text:span><text:span text:style-name="T8">int</text:span><text:span text:style-name="T3"> [],</text:span><text:span text:style-name="T8">int</text:span><text:span text:style-name="T3">,</text:span><text:span text:style-name="T8">int</text:span><text:span text:style-name="T3">);</text:span></text:p>
      <text:p text:style-name="P51"><text:span text:style-name="T8">int</text:span><text:span text:style-name="T3"> <text:s/>binSrch(</text:span><text:span text:style-name="T8">int</text:span><text:span text:style-name="T3"> [],</text:span><text:span text:style-name="T8">int</text:span><text:span text:style-name="T3"> &amp;,</text:span><text:span text:style-name="T8">int</text:span><text:span text:style-name="T3"> &amp;,</text:span><text:span text:style-name="T8">int</text:span><text:span text:style-name="T3">);</text:span></text:p>
      <text:p text:style-name="P21"/>
      <text:p text:style-name="P1">//Execution Begins Here!</text:p>
      <text:p text:style-name="P51"><text:soft-page-break/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Set the random number seed</text:span></text:p>
      <text:p text:style-name="P51"><text:span text:style-name="T3"><text:s text:c="4"/>srand(</text:span><text:span text:style-name="T8">static_cast</text:span><text:span text:style-name="T3">&lt;</text:span><text:span text:style-name="T8">unsigned</text:span><text:span text:style-name="T3"> </text:span><text:span text:style-name="T8">int</text:span><text:span text:style-name="T3">&gt;(time(0)));</text:span></text:p>
      <text:p text:style-name="P21"><text:s text:c="4"/></text:p>
      <text:p text:style-name="P51"><text:span text:style-name="T3"><text:s text:c="4"/></text:span><text:span text:style-name="T1">//Declare Variables</text:span></text:p>
      <text:p text:style-name="P51"><text:span text:style-name="T3"><text:s text:c="4"/></text:span><text:span text:style-name="T8">const</text:span><text:span text:style-name="T3"> </text:span><text:span text:style-name="T8">int</text:span><text:span text:style-name="T3"> SIZE=500;</text:span></text:p>
      <text:p text:style-name="P51"><text:span text:style-name="T3"><text:s text:c="4"/></text:span><text:span text:style-name="T8">int</text:span><text:span text:style-name="T3"> </text:span><text:span text:style-name="T8">array</text:span><text:span text:style-name="T3">[SIZE];</text:span></text:p>
      <text:p text:style-name="P21"><text:s text:c="4"/></text:p>
      <text:p text:style-name="P51"><text:span text:style-name="T3"><text:s text:c="4"/></text:span><text:span text:style-name="T1">//Initialize the array</text:span></text:p>
      <text:p text:style-name="P51"><text:span text:style-name="T3"><text:s text:c="4"/>filAray(</text:span><text:span text:style-name="T8">array</text:span><text:span text:style-name="T3">,SIZE);</text:span></text:p>
      <text:p text:style-name="P21"><text:s text:c="4"/></text:p>
      <text:p text:style-name="P51"><text:span text:style-name="T3"><text:s text:c="4"/></text:span><text:span text:style-name="T1">//Output the initial array</text:span></text:p>
      <text:p text:style-name="P51"><text:span text:style-name="T3"><text:s text:c="4"/>prntAry(</text:span><text:span text:style-name="T8">array</text:span><text:span text:style-name="T3">,SIZE,20);</text:span></text:p>
      <text:p text:style-name="P21"><text:s text:c="4"/></text:p>
      <text:p text:style-name="P51"><text:span text:style-name="T3"><text:s text:c="4"/></text:span><text:span text:style-name="T1">//Process the inputs</text:span></text:p>
      <text:p text:style-name="P51"><text:span text:style-name="T3"><text:s text:c="4"/>markSrt(</text:span><text:span text:style-name="T8">array</text:span><text:span text:style-name="T3">,SIZE);</text:span></text:p>
      <text:p text:style-name="P21"><text:s text:c="4"/></text:p>
      <text:p text:style-name="P51"><text:span text:style-name="T3"><text:s text:c="4"/></text:span><text:span text:style-name="T1">//Output the results</text:span></text:p>
      <text:p text:style-name="P51"><text:span text:style-name="T3"><text:s text:c="4"/>prntAry(</text:span><text:span text:style-name="T8">array</text:span><text:span text:style-name="T3">,SIZE,20);</text:span></text:p>
      <text:p text:style-name="P21"><text:s text:c="4"/></text:p>
      <text:p text:style-name="P51"><text:span text:style-name="T3"><text:s text:c="4"/></text:span><text:span text:style-name="T1">//Test the search routine</text:span></text:p>
      <text:p text:style-name="P51"><text:span text:style-name="T3"><text:s text:c="4"/></text:span><text:span text:style-name="T8">int</text:span><text:span text:style-name="T3"> value=rand()%90+10;</text:span></text:p>
      <text:p text:style-name="P51"><text:span text:style-name="T3"><text:s text:c="4"/></text:span><text:span text:style-name="T8">int</text:span><text:span text:style-name="T3"> start=0,end=SIZE;</text:span></text:p>
      <text:p text:style-name="P51"><text:span text:style-name="T3"><text:s text:c="4"/></text:span><text:span text:style-name="T8">int</text:span><text:span text:style-name="T3"> pos=binSrch(</text:span><text:span text:style-name="T8">array</text:span><text:span text:style-name="T3">,start,end,value);</text:span></text:p>
      <text:p text:style-name="P51"><text:span text:style-name="T3"><text:s text:c="4"/>cout&lt;&lt;value&lt;&lt;</text:span><text:span text:style-name="T7">" was found at "</text:span><text:span text:style-name="T3">&lt;&lt;pos&lt;&lt;endl;</text:span></text:p>
      <text:p text:style-name="P51"><text:span text:style-name="T3"><text:s text:c="4"/>cout&lt;&lt;value&lt;&lt;</text:span><text:span text:style-name="T7">" was found "</text:span><text:span text:style-name="T3">&lt;&lt;cntDup(</text:span><text:span text:style-name="T8">array</text:span><text:span text:style-name="T3">,SIZE,value);</text:span></text:p>
      <text:p text:style-name="P51"><text:span text:style-name="T3"><text:s text:c="4"/>cout&lt;&lt;</text:span><text:span text:style-name="T7">" times"</text:span><text:span text:style-name="T3">&lt;&lt;endl;</text:span></text:p>
      <text:p text:style-name="P51"><text:span text:style-name="T3"><text:s text:c="4"/>cout&lt;&lt;</text:span><text:span text:style-name="T7">"Beginning Range = "</text:span><text:span text:style-name="T3">&lt;&lt;start&lt;&lt;endl;</text:span></text:p>
      <text:p text:style-name="P51"><text:span text:style-name="T3"><text:s text:c="4"/>cout&lt;&lt;</text:span><text:span text:style-name="T7">"Ending Range = "</text:span><text:span text:style-name="T3">&lt;&lt;end&lt;&lt;endl;</text:span></text:p>
      <text:p text:style-name="P51"><text:span text:style-name="T3"><text:s text:c="4"/></text:span><text:span text:style-name="T1">//Exit Stage Right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1">/**************************************************</text:p>
      <text:p text:style-name="P1"><text:s/>* <text:s text:c="13"/>Binary Search <text:s text:c="20"/>*</text:p>
      <text:p text:style-name="P1"><text:s/>**************************************************</text:p>
      <text:p text:style-name="P1"><text:s/>* Purpose: <text:s/>To find where a value resides</text:p>
      <text:p text:style-name="P1"><text:s/>* Input:</text:p>
      <text:p text:style-name="P1"><text:s/>* <text:s text:c="3"/>a-&gt; The integer Array</text:p>
      <text:p text:style-name="P1"><text:s/>* <text:s text:c="3"/>val-&gt;The value to search find</text:p>
      <text:p text:style-name="P1"><text:s/>* Input-Output</text:p>
      <text:p text:style-name="P1"><text:s/>* <text:s text:c="3"/>first-&gt;Starting position for the search</text:p>
      <text:p text:style-name="P1"><text:s/>* <text:s text:c="3"/>last-&gt;Ending position for the search</text:p>
      <text:p text:style-name="P1"><text:s/>* Output:</text:p>
      <text:p text:style-name="P1"><text:s/>* <text:s text:c="3"/>Position where val was found</text:p>
      <text:p text:style-name="P1"><text:s/>*/</text:p>
      <text:p text:style-name="P51"><text:span text:style-name="T8">int</text:span><text:span text:style-name="T3"> <text:s/>binSrch(</text:span><text:span text:style-name="T8">int</text:span><text:span text:style-name="T3"> a[],</text:span><text:span text:style-name="T8">int</text:span><text:span text:style-name="T3"> &amp;first,</text:span><text:span text:style-name="T8">int</text:span><text:span text:style-name="T3"> &amp;last,</text:span><text:span text:style-name="T8">int</text:span><text:span text:style-name="T3"> val){</text:span></text:p>
      <text:p text:style-name="P51"><text:span text:style-name="T3"><text:s text:c="4"/></text:span><text:span text:style-name="T1">//Loop to find first occurrence </text:span></text:p>
      <text:p text:style-name="P51"><text:span text:style-name="T3"><text:s text:c="4"/></text:span><text:span text:style-name="T8">do</text:span><text:span text:style-name="T3">{</text:span></text:p>
      <text:p text:style-name="P51"><text:span text:style-name="T3"><text:s text:c="8"/></text:span><text:span text:style-name="T1">//Declare the middle and initialize</text:span></text:p>
      <text:p text:style-name="P51"><text:span text:style-name="T3"><text:s text:c="8"/></text:span><text:span text:style-name="T8">int</text:span><text:span text:style-name="T3"> <text:s text:c="19"/>middle=(first+last)/2;</text:span></text:p>
      <text:p text:style-name="P51"><text:span text:style-name="T3"><text:s text:c="8"/></text:span><text:span text:style-name="T8">if</text:span><text:span text:style-name="T3">(a[middle]==val) <text:s text:c="4"/></text:span><text:span text:style-name="T8">return</text:span><text:span text:style-name="T3"> middle;</text:span></text:p>
      <text:p text:style-name="P51"><text:span text:style-name="T3"><text:s text:c="8"/></text:span><text:span text:style-name="T8">else</text:span><text:span text:style-name="T3"> </text:span><text:span text:style-name="T8">if</text:span><text:span text:style-name="T3">(val&lt;a[middle]) last=middle-1;</text:span></text:p>
      <text:p text:style-name="P51"><text:span text:style-name="T3"><text:s text:c="8"/></text:span><text:span text:style-name="T8">else</text:span><text:span text:style-name="T3"> <text:s text:c="18"/>first=middle+1;</text:span></text:p>
      <text:p text:style-name="P51"><text:span text:style-name="T3"><text:s text:c="4"/>}</text:span><text:span text:style-name="T8">while</text:span><text:span text:style-name="T3">(first&lt;last);</text:span></text:p>
      <text:p text:style-name="P51"><text:span text:style-name="T3"><text:s text:c="4"/></text:span><text:span text:style-name="T1">//Exit routine</text:span></text:p>
      <text:p text:style-name="P51"><text:span text:style-name="T3"><text:s text:c="4"/></text:span><text:span text:style-name="T8">return</text:span><text:span text:style-name="T3"> -1;</text:span></text:p>
      <text:p text:style-name="P21">}</text:p>
      <text:p text:style-name="P21"/>
      <text:p text:style-name="P1"><text:soft-page-break/>/**************************************************</text:p>
      <text:p text:style-name="P1"><text:s/>* <text:s text:c="12"/>Count Duplicates <text:s text:c="18"/>*</text:p>
      <text:p text:style-name="P1"><text:s/>**************************************************</text:p>
      <text:p text:style-name="P1"><text:s/>* Purpose: <text:s/>To find the number of occurrences of</text:p>
      <text:p text:style-name="P1"><text:s/>* <text:s text:c="10"/>value in the array</text:p>
      <text:p text:style-name="P1"><text:s/>* Input:</text:p>
      <text:p text:style-name="P1"><text:s/>* <text:s text:c="3"/>n-&gt; The size of the array</text:p>
      <text:p text:style-name="P1"><text:s/>* <text:s text:c="3"/>a-&gt; The integer Array</text:p>
      <text:p text:style-name="P1"><text:s/>* <text:s text:c="3"/>val-&gt;The value to search find</text:p>
      <text:p text:style-name="P1"><text:s/>* Output:</text:p>
      <text:p text:style-name="P1"><text:s/>* <text:s text:c="3"/>How many times val was found</text:p>
      <text:p text:style-name="P1"><text:s/>*/</text:p>
      <text:p text:style-name="P51"><text:span text:style-name="T8">int</text:span><text:span text:style-name="T3"> <text:s/>cntDup(</text:span><text:span text:style-name="T8">int</text:span><text:span text:style-name="T3"> a[],</text:span><text:span text:style-name="T8">int</text:span><text:span text:style-name="T3"> n,</text:span><text:span text:style-name="T8">int</text:span><text:span text:style-name="T3"> val){</text:span></text:p>
      <text:p text:style-name="P51"><text:span text:style-name="T3"><text:s text:c="4"/></text:span><text:span text:style-name="T1">//Declare variables</text:span></text:p>
      <text:p text:style-name="P51"><text:span text:style-name="T3"><text:s text:c="4"/></text:span><text:span text:style-name="T8">int</text:span><text:span text:style-name="T3"> count=0,pos=-1;</text:span></text:p>
      <text:p text:style-name="P21"><text:s text:c="4"/></text:p>
      <text:p text:style-name="P51"><text:span text:style-name="T3"><text:s text:c="4"/></text:span><text:span text:style-name="T1">//Find the number of occurrences </text:span></text:p>
      <text:p text:style-name="P51"><text:span text:style-name="T3"><text:s text:c="4"/></text:span><text:span text:style-name="T8">do</text:span><text:span text:style-name="T3">{</text:span></text:p>
      <text:p text:style-name="P21"><text:s text:c="8"/>pos=linSrch(a,n,++pos,val);</text:p>
      <text:p text:style-name="P21"><text:s text:c="8"/>count++;</text:p>
      <text:p text:style-name="P51"><text:span text:style-name="T3"><text:s text:c="4"/>}</text:span><text:span text:style-name="T8">while</text:span><text:span text:style-name="T3">(pos&gt;=0);</text:span></text:p>
      <text:p text:style-name="P21"><text:s text:c="4"/></text:p>
      <text:p text:style-name="P51"><text:span text:style-name="T3"><text:s text:c="4"/></text:span><text:span text:style-name="T1">//Return the output</text:span></text:p>
      <text:p text:style-name="P51"><text:span text:style-name="T3"><text:s text:c="4"/></text:span><text:span text:style-name="T8">return</text:span><text:span text:style-name="T3"> --count;</text:span></text:p>
      <text:p text:style-name="P21">}</text:p>
      <text:p text:style-name="P21"/>
      <text:p text:style-name="P1">/**************************************************</text:p>
      <text:p text:style-name="P1"><text:s/>* <text:s text:c="13"/>Linear Search <text:s text:c="20"/>*</text:p>
      <text:p text:style-name="P1"><text:s/>**************************************************</text:p>
      <text:p text:style-name="P1"><text:s/>* Purpose: <text:s/>To find where a value resides</text:p>
      <text:p text:style-name="P1"><text:s/>* Input:</text:p>
      <text:p text:style-name="P1"><text:s/>* <text:s text:c="3"/>n-&gt; The size of the array</text:p>
      <text:p text:style-name="P1"><text:s/>* <text:s text:c="3"/>a-&gt; The integer Array</text:p>
      <text:p text:style-name="P1"><text:s/>* <text:s text:c="3"/>val-&gt;The value to search find</text:p>
      <text:p text:style-name="P1"><text:s/>* <text:s text:c="3"/>strt-&gt;Where to start the search</text:p>
      <text:p text:style-name="P1"><text:s/>* Output:</text:p>
      <text:p text:style-name="P1"><text:s/>* <text:s text:c="3"/>Position where val was found</text:p>
      <text:p text:style-name="P1"><text:s/>*/</text:p>
      <text:p text:style-name="P51"><text:span text:style-name="T8">int</text:span><text:span text:style-name="T3"> <text:s/>linSrch(</text:span><text:span text:style-name="T8">int</text:span><text:span text:style-name="T3"> a[],</text:span><text:span text:style-name="T8">int</text:span><text:span text:style-name="T3"> n,</text:span><text:span text:style-name="T8">int</text:span><text:span text:style-name="T3"> strt,</text:span><text:span text:style-name="T8">int</text:span><text:span text:style-name="T3"> val){</text:span></text:p>
      <text:p text:style-name="P51"><text:span text:style-name="T3"><text:s text:c="4"/></text:span><text:span text:style-name="T1">//Loop until value is found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strt;i&lt;n;i++){</text:span></text:p>
      <text:p text:style-name="P51"><text:span text:style-name="T3"><text:s text:c="8"/></text:span><text:span text:style-name="T1">//Report back if found</text:span></text:p>
      <text:p text:style-name="P51"><text:span text:style-name="T3"><text:s text:c="8"/></text:span><text:span text:style-name="T8">if</text:span><text:span text:style-name="T3">(a[i]==val)</text:span><text:span text:style-name="T8">return</text:span><text:span text:style-name="T3"> i;</text:span></text:p>
      <text:p text:style-name="P21"><text:s text:c="4"/>}</text:p>
      <text:p text:style-name="P51"><text:span text:style-name="T3"><text:s text:c="4"/></text:span><text:span text:style-name="T1">//If not found, then use sentinel</text:span></text:p>
      <text:p text:style-name="P51"><text:span text:style-name="T3"><text:s text:c="4"/></text:span><text:span text:style-name="T8">return</text:span><text:span text:style-name="T3"> -1;</text:span></text:p>
      <text:p text:style-name="P21">}</text:p>
      <text:p text:style-name="P21"/>
      <text:p text:style-name="P1">/**************************************************</text:p>
      <text:p text:style-name="P1"><text:s/>* <text:s text:c="15"/>Mark Sort <text:s text:c="22"/>*</text:p>
      <text:p text:style-name="P1"><text:s/>**************************************************</text:p>
      <text:p text:style-name="P1"><text:s/>* Purpose: <text:s/>To sort any integer array</text:p>
      <text:p text:style-name="P1"><text:s/>* Input:</text:p>
      <text:p text:style-name="P1"><text:s/>* <text:s text:c="3"/>n-&gt; The size of the array</text:p>
      <text:p text:style-name="P1"><text:s/>* Input-Output:</text:p>
      <text:p text:style-name="P1"><text:s/>* <text:s text:c="3"/>a-&gt; The sorted integer Array</text:p>
      <text:p text:style-name="P1"><text:s/>*/</text:p>
      <text:p text:style-name="P51"><text:span text:style-name="T8">void</text:span><text:span text:style-name="T3"> markSrt(</text:span><text:span text:style-name="T8">int</text:span><text:span text:style-name="T3"> a[],</text:span><text:span text:style-name="T8">int</text:span><text:span text:style-name="T3"> n){</text:span></text:p>
      <text:p text:style-name="P51"><text:span text:style-name="T3"><text:s text:c="4"/></text:span><text:span text:style-name="T1">//Loop and sort every position</text:span></text:p>
      <text:p text:style-name="P51"><text:soft-page-break/><text:span text:style-name="T3"><text:s text:c="4"/></text:span><text:span text:style-name="T8">for</text:span><text:span text:style-name="T3">(</text:span><text:span text:style-name="T8">int</text:span><text:span text:style-name="T3"> pos=0;pos&lt;n-1;pos++){</text:span></text:p>
      <text:p text:style-name="P21"><text:s text:c="8"/>swapMin(a,n,pos);</text:p>
      <text:p text:style-name="P21"><text:s text:c="4"/>}</text:p>
      <text:p text:style-name="P21"><text:s text:c="4"/></text:p>
      <text:p text:style-name="P21">}</text:p>
      <text:p text:style-name="P21"/>
      <text:p text:style-name="P1">/**************************************************</text:p>
      <text:p text:style-name="P1"><text:s/>* <text:s text:c="18"/>SwapMin <text:s text:c="21"/>*</text:p>
      <text:p text:style-name="P1"><text:s/>**************************************************</text:p>
      <text:p text:style-name="P1"><text:s/>* Purpose: <text:s/>To place the minimum at the top of the</text:p>
      <text:p text:style-name="P1"><text:s/>* <text:s text:c="10"/>list.</text:p>
      <text:p text:style-name="P1"><text:s/>* Input:</text:p>
      <text:p text:style-name="P1"><text:s/>* <text:s text:c="3"/>n-&gt; Size of the array/list</text:p>
      <text:p text:style-name="P1"><text:s/>* <text:s text:c="3"/>pos-&gt;Position to place the minimum</text:p>
      <text:p text:style-name="P1"><text:s/>* Input-Output:</text:p>
      <text:p text:style-name="P1"><text:s/>* <text:s text:c="3"/>a-&gt; An integer array/list</text:p>
      <text:p text:style-name="P1"><text:s/>*/</text:p>
      <text:p text:style-name="P51"><text:span text:style-name="T8">void</text:span><text:span text:style-name="T3"> swapMin(</text:span><text:span text:style-name="T8">int</text:span><text:span text:style-name="T3"> a[],</text:span><text:span text:style-name="T8">int</text:span><text:span text:style-name="T3"> n,</text:span><text:span text:style-name="T8">int</text:span><text:span text:style-name="T3"> pos){</text:span></text:p>
      <text:p text:style-name="P51"><text:span text:style-name="T3"><text:s text:c="4"/></text:span><text:span text:style-name="T1">//Loop through the list starting at pos+1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pos+1;i&lt;n;i++){</text:span></text:p>
      <text:p text:style-name="P51"><text:span text:style-name="T3"><text:s text:c="8"/></text:span><text:span text:style-name="T1">//Place smallest value at the position pos</text:span></text:p>
      <text:p text:style-name="P51"><text:span text:style-name="T3"><text:s text:c="8"/></text:span><text:span text:style-name="T8">if</text:span><text:span text:style-name="T3">(a[pos]&gt;a[i])swap(a[pos],a[i]);</text:span></text:p>
      <text:p text:style-name="P21"><text:s text:c="4"/>}</text:p>
      <text:p text:style-name="P21">}</text:p>
      <text:p text:style-name="P21"/>
      <text:p text:style-name="P1">/**************************************************</text:p>
      <text:p text:style-name="P1"><text:s/>* <text:s text:c="20"/>Swap <text:s text:c="22"/>*</text:p>
      <text:p text:style-name="P1"><text:s/>**************************************************</text:p>
      <text:p text:style-name="P1"><text:s/>* Purpose: <text:s/>To swap by logical operations two values</text:p>
      <text:p text:style-name="P1"><text:s/>* Input-Output:</text:p>
      <text:p text:style-name="P1"><text:s/>* <text:s text:c="3"/>a-&gt; An integer value</text:p>
      <text:p text:style-name="P1"><text:s/>* <text:s text:c="3"/>b-&gt; An integer value</text:p>
      <text:p text:style-name="P1"><text:s/>*/</text:p>
      <text:p text:style-name="P51"><text:span text:style-name="T8">void</text:span><text:span text:style-name="T3"> swap(</text:span><text:span text:style-name="T8">int</text:span><text:span text:style-name="T3"> &amp;a,</text:span><text:span text:style-name="T8">int</text:span><text:span text:style-name="T3"> &amp;b){</text:span></text:p>
      <text:p text:style-name="P51"><text:span text:style-name="T3"><text:s text:c="4"/></text:span><text:span text:style-name="T1">//Perform the logical in-place swap</text:span></text:p>
      <text:p text:style-name="P21"><text:s text:c="4"/>a=a^b;</text:p>
      <text:p text:style-name="P21"><text:s text:c="4"/>b=a^b;</text:p>
      <text:p text:style-name="P21"><text:s text:c="4"/>a=a^b;</text:p>
      <text:p text:style-name="P21">}</text:p>
      <text:p text:style-name="P21"/>
      <text:p text:style-name="P1">/**************************************************</text:p>
      <text:p text:style-name="P1"><text:s/>* <text:s text:c="15"/>Print Array <text:s text:c="21"/>*</text:p>
      <text:p text:style-name="P1"><text:s/>**************************************************</text:p>
      <text:p text:style-name="P1"><text:s/>* Purpose: <text:s/>To print an integer array with any</text:p>
      <text:p text:style-name="P1"><text:s/>* <text:s text:c="10"/>number of columns</text:p>
      <text:p text:style-name="P1"><text:s/>* Input:</text:p>
      <text:p text:style-name="P1"><text:s/>* <text:s text:c="3"/>n-&gt; The size of the array</text:p>
      <text:p text:style-name="P1"><text:s/>* <text:s text:c="3"/>a-&gt; The integer Array</text:p>
      <text:p text:style-name="P1"><text:s/>* <text:s text:c="3"/>nCols-&gt;Number of columns to display the array.</text:p>
      <text:p text:style-name="P1"><text:s/>* Output:</text:p>
      <text:p text:style-name="P1"><text:s/>* <text:s text:c="3"/>On Screen</text:p>
      <text:p text:style-name="P1"><text:s/>*/</text:p>
      <text:p text:style-name="P51"><text:span text:style-name="T8">void</text:span><text:span text:style-name="T3"> prntAry(</text:span><text:span text:style-name="T8">const</text:span><text:span text:style-name="T3"> </text:span><text:span text:style-name="T8">int</text:span><text:span text:style-name="T3"> a[],</text:span><text:span text:style-name="T8">int</text:span><text:span text:style-name="T3"> n,</text:span><text:span text:style-name="T8">int</text:span><text:span text:style-name="T3"> nCols){</text:span></text:p>
      <text:p text:style-name="P51"><text:span text:style-name="T3"><text:s text:c="4"/></text:span><text:span text:style-name="T1">//Separate outputs with a line</text:span></text:p>
      <text:p text:style-name="P21"><text:s text:c="4"/>cout&lt;&lt;endl;</text:p>
      <text:p text:style-name="P51"><text:span text:style-name="T3"><text:s text:c="4"/></text:span><text:span text:style-name="T1">//Loop and output every element in the array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n;i++){</text:span></text:p>
      <text:p text:style-name="P51"><text:span text:style-name="T3"><text:s text:c="8"/>cout&lt;&lt;a[i]&lt;&lt;</text:span><text:span text:style-name="T7">" "</text:span><text:span text:style-name="T3">;</text:span></text:p>
      <text:p text:style-name="P51"><text:span text:style-name="T3"><text:s text:c="8"/></text:span><text:span text:style-name="T1">//When column is reached go to next line</text:span></text:p>
      <text:p text:style-name="P51"><text:soft-page-break/><text:span text:style-name="T3"><text:s text:c="8"/></text:span><text:span text:style-name="T8">if</text:span><text:span text:style-name="T3">((i%nCols)==(nCols-1))cout&lt;&lt;endl;</text:span></text:p>
      <text:p text:style-name="P21"><text:s text:c="4"/>}</text:p>
      <text:p text:style-name="P51"><text:span text:style-name="T3"><text:s text:c="4"/></text:span><text:span text:style-name="T1">//Separate outputs with a line</text:span></text:p>
      <text:p text:style-name="P21"><text:s text:c="4"/>cout&lt;&lt;endl;</text:p>
      <text:p text:style-name="P21">}</text:p>
      <text:p text:style-name="P21"/>
      <text:p text:style-name="P1">/**************************************************</text:p>
      <text:p text:style-name="P1"><text:s/>* <text:s text:c="15"/>Fill Array <text:s text:c="21"/>*</text:p>
      <text:p text:style-name="P1"><text:s/>**************************************************</text:p>
      <text:p text:style-name="P1"><text:s/>* Purpose: <text:s/>To fill an array with 2 digit integer</text:p>
      <text:p text:style-name="P1"><text:s/>* <text:s text:c="10"/>random numbers.</text:p>
      <text:p text:style-name="P1"><text:s/>* Input:</text:p>
      <text:p text:style-name="P1"><text:s/>* <text:s text:c="3"/>n-&gt; The size of the array</text:p>
      <text:p text:style-name="P1"><text:s/>* Input-Output:</text:p>
      <text:p text:style-name="P1"><text:s/>* <text:s text:c="3"/>a-&gt; The integer Array</text:p>
      <text:p text:style-name="P1"><text:s/>* Output:</text:p>
      <text:p text:style-name="P1"><text:s/>*/</text:p>
      <text:p text:style-name="P51"><text:span text:style-name="T8">void</text:span><text:span text:style-name="T3"> filAray(</text:span><text:span text:style-name="T8">int</text:span><text:span text:style-name="T3"> a[],</text:span><text:span text:style-name="T8">int</text:span><text:span text:style-name="T3"> n){</text:span></text:p>
      <text:p text:style-name="P51"><text:span text:style-name="T3"><text:s text:c="4"/></text:span><text:span text:style-name="T1">//Loop on every element and equate to 2 digits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n;i++){</text:span></text:p>
      <text:p text:style-name="P51"><text:span text:style-name="T3"><text:s text:c="8"/>a[i]=rand()%90+10;</text:span><text:span text:style-name="T1">//[10-99]</text:span></text:p>
      <text:p text:style-name="P21"><text:s text:c="4"/>}</text:p>
      <text:p text:style-name="P21">}</text:p>
      <text:p text:style-name="P21"/>
      <text:p text:style-name="P1">/* </text:p>
      <text:p text:style-name="P1"><text:s/>* File: <text:s text:c="2"/>Array.h</text:p>
      <text:p text:style-name="P1"><text:s/>* Author: Abdul-Hakim</text:p>
      <text:p text:style-name="P1"><text:s/>* Created on July 23, 2015, 10:58 AM</text:p>
      <text:p text:style-name="P1"><text:s/>*/</text:p>
      <text:p text:style-name="P21"/>
      <text:p text:style-name="P51"><text:span text:style-name="T2">#ifndef</text:span><text:span text:style-name="T3"> ARRAY_H</text:span></text:p>
      <text:p text:style-name="P51"><text:span text:style-name="T2">#define</text:span><text:span text:style-name="T3"><text:tab/>ARRAY_H</text:span></text:p>
      <text:p text:style-name="P21"/>
      <text:p text:style-name="P21"><text:span text:style-name="T2">#endif</text:span><text:span text:style-name="T9"><text:tab/></text:span><text:span text:style-name="T1">/* ARRAY_H */</text:span></text:p>
      <text:p text:style-name="P21"/>
      <text:p text:style-name="P1">/* </text:p>
      <text:p text:style-name="P1"><text:s/>* File: <text:s text:c="2"/>main.cpp</text:p>
      <text:p text:style-name="P1"><text:s/>* Author: Abdul-Hakim</text:p>
      <text:p text:style-name="P1"><text:s/>*</text:p>
      <text:p text:style-name="P1"><text:s/>* Created on July 23, 2015, 10:54 A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ctime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21"/>
      <text:p text:style-name="P1">//Global Constants</text:p>
      <text:p text:style-name="P21"/>
      <text:p text:style-name="P1">//Function Prototypes</text:p>
      <text:p text:style-name="P51"><text:span text:style-name="T8">void</text:span><text:span text:style-name="T3"> filAray(</text:span><text:span text:style-name="T8">int</text:span><text:span text:style-name="T3"> [],</text:span><text:span text:style-name="T8">int</text:span><text:span text:style-name="T3">);</text:span></text:p>
      <text:p text:style-name="P51"><text:span text:style-name="T8">void</text:span><text:span text:style-name="T3"> prntAry(</text:span><text:span text:style-name="T8">const</text:span><text:span text:style-name="T3"> </text:span><text:span text:style-name="T8">int</text:span><text:span text:style-name="T3"> [],</text:span><text:span text:style-name="T8">int</text:span><text:span text:style-name="T3">,</text:span><text:span text:style-name="T8">int</text:span><text:span text:style-name="T3">);</text:span></text:p>
      <text:p text:style-name="P51"><text:span text:style-name="T8">void</text:span><text:span text:style-name="T3"> swap(</text:span><text:span text:style-name="T8">int</text:span><text:span text:style-name="T3"> &amp;,</text:span><text:span text:style-name="T8">int</text:span><text:span text:style-name="T3"> &amp;);</text:span></text:p>
      <text:p text:style-name="P51"><text:span text:style-name="T8">void</text:span><text:span text:style-name="T3"> swapMin(</text:span><text:span text:style-name="T8">int</text:span><text:span text:style-name="T3"> [],</text:span><text:span text:style-name="T8">int</text:span><text:span text:style-name="T3">,</text:span><text:span text:style-name="T8">int</text:span><text:span text:style-name="T3">);</text:span></text:p>
      <text:p text:style-name="P51"><text:span text:style-name="T8">void</text:span><text:span text:style-name="T3"> markSrt(</text:span><text:span text:style-name="T8">int</text:span><text:span text:style-name="T3"> [],</text:span><text:span text:style-name="T8">int</text:span><text:span text:style-name="T3">);</text:span></text:p>
      <text:p text:style-name="P51"><text:span text:style-name="T8">int</text:span><text:span text:style-name="T3"> <text:s/>linSrch(</text:span><text:span text:style-name="T8">int</text:span><text:span text:style-name="T3"> [],</text:span><text:span text:style-name="T8">int</text:span><text:span text:style-name="T3">,</text:span><text:span text:style-name="T8">int</text:span><text:span text:style-name="T3">);</text:span></text:p>
      <text:p text:style-name="P21"><text:soft-page-break/>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Set the random number seed</text:span></text:p>
      <text:p text:style-name="P51"><text:span text:style-name="T3"><text:s text:c="4"/>srand(</text:span><text:span text:style-name="T8">static_cast</text:span><text:span text:style-name="T3">&lt;</text:span><text:span text:style-name="T8">unsigned</text:span><text:span text:style-name="T3"> </text:span><text:span text:style-name="T8">int</text:span><text:span text:style-name="T3">&gt;(time(0)));</text:span></text:p>
      <text:p text:style-name="P21"><text:s text:c="4"/></text:p>
      <text:p text:style-name="P51"><text:span text:style-name="T3"><text:s text:c="4"/></text:span><text:span text:style-name="T1">//Declare Variables</text:span></text:p>
      <text:p text:style-name="P51"><text:span text:style-name="T3"><text:s text:c="4"/></text:span><text:span text:style-name="T8">const</text:span><text:span text:style-name="T3"> </text:span><text:span text:style-name="T8">int</text:span><text:span text:style-name="T3"> SIZE=200;</text:span></text:p>
      <text:p text:style-name="P51"><text:span text:style-name="T3"><text:s text:c="4"/></text:span><text:span text:style-name="T8">int</text:span><text:span text:style-name="T3"> </text:span><text:span text:style-name="T8">array</text:span><text:span text:style-name="T3">[SIZE];</text:span></text:p>
      <text:p text:style-name="P21"><text:s text:c="4"/></text:p>
      <text:p text:style-name="P51"><text:span text:style-name="T3"><text:s text:c="4"/></text:span><text:span text:style-name="T1">//Initialize the array</text:span></text:p>
      <text:p text:style-name="P51"><text:span text:style-name="T3"><text:s text:c="4"/>filAray(</text:span><text:span text:style-name="T8">array</text:span><text:span text:style-name="T3">,SIZE);</text:span></text:p>
      <text:p text:style-name="P21"><text:s text:c="4"/></text:p>
      <text:p text:style-name="P51"><text:span text:style-name="T3"><text:s text:c="4"/></text:span><text:span text:style-name="T1">//Output the initial array</text:span></text:p>
      <text:p text:style-name="P51"><text:span text:style-name="T3"><text:s text:c="4"/>prntAry(</text:span><text:span text:style-name="T8">array</text:span><text:span text:style-name="T3">,SIZE,20);</text:span></text:p>
      <text:p text:style-name="P21"><text:s text:c="4"/></text:p>
      <text:p text:style-name="P51"><text:span text:style-name="T3"><text:s text:c="4"/></text:span><text:span text:style-name="T1">//Process the inputs</text:span></text:p>
      <text:p text:style-name="P51"><text:span text:style-name="T3"><text:s text:c="4"/>markSrt(</text:span><text:span text:style-name="T8">array</text:span><text:span text:style-name="T3">,SIZE);</text:span></text:p>
      <text:p text:style-name="P21"><text:s text:c="4"/></text:p>
      <text:p text:style-name="P51"><text:span text:style-name="T3"><text:s text:c="4"/></text:span><text:span text:style-name="T1">//Output the results</text:span></text:p>
      <text:p text:style-name="P51"><text:span text:style-name="T3"><text:s text:c="4"/>prntAry(</text:span><text:span text:style-name="T8">array</text:span><text:span text:style-name="T3">,SIZE,20);</text:span></text:p>
      <text:p text:style-name="P21"><text:s text:c="4"/></text:p>
      <text:p text:style-name="P51"><text:span text:style-name="T3"><text:s text:c="4"/></text:span><text:span text:style-name="T1">//Test the search routine</text:span></text:p>
      <text:p text:style-name="P51"><text:span text:style-name="T3"><text:s text:c="4"/></text:span><text:span text:style-name="T8">int</text:span><text:span text:style-name="T3"> value=rand()%90+10;</text:span></text:p>
      <text:p text:style-name="P51"><text:span text:style-name="T3"><text:s text:c="4"/></text:span><text:span text:style-name="T8">int</text:span><text:span text:style-name="T3"> pos=linSrch(</text:span><text:span text:style-name="T8">array</text:span><text:span text:style-name="T3">,SIZE,value);</text:span></text:p>
      <text:p text:style-name="P51"><text:span text:style-name="T3"><text:s text:c="4"/></text:span><text:span text:style-name="T8">if</text:span><text:span text:style-name="T3">(pos==-1)cout&lt;&lt;value&lt;&lt;</text:span><text:span text:style-name="T7">" was not found!"</text:span><text:span text:style-name="T3">&lt;&lt;endl;</text:span></text:p>
      <text:p text:style-name="P51"><text:span text:style-name="T3"><text:s text:c="4"/></text:span><text:span text:style-name="T8">else</text:span><text:span text:style-name="T3"> cout&lt;&lt;value&lt;&lt;</text:span><text:span text:style-name="T7">" was found at array["</text:span><text:span text:style-name="T3">&lt;&lt;pos&lt;&lt;</text:span><text:span text:style-name="T7">"]!"</text:span><text:span text:style-name="T3">&lt;&lt;endl;</text:span></text:p>
      <text:p text:style-name="P21"><text:s text:c="4"/>value=0;</text:p>
      <text:p text:style-name="P51"><text:span text:style-name="T3"><text:s text:c="4"/>pos=linSrch(</text:span><text:span text:style-name="T8">array</text:span><text:span text:style-name="T3">,SIZE,value);</text:span></text:p>
      <text:p text:style-name="P51"><text:span text:style-name="T3"><text:s text:c="4"/></text:span><text:span text:style-name="T8">if</text:span><text:span text:style-name="T3">(pos==-1)cout&lt;&lt;value&lt;&lt;</text:span><text:span text:style-name="T7">" was not found!"</text:span><text:span text:style-name="T3">&lt;&lt;endl;</text:span></text:p>
      <text:p text:style-name="P51"><text:span text:style-name="T3"><text:s text:c="4"/></text:span><text:span text:style-name="T8">else</text:span><text:span text:style-name="T3"> cout&lt;&lt;value&lt;&lt;</text:span><text:span text:style-name="T7">" was found at array["</text:span><text:span text:style-name="T3">&lt;&lt;pos&lt;&lt;</text:span><text:span text:style-name="T7">"]!"</text:span><text:span text:style-name="T3">&lt;&lt;endl;</text:span></text:p>
      <text:p text:style-name="P21"/>
      <text:p text:style-name="P51"><text:span text:style-name="T3"><text:s text:c="4"/></text:span><text:span text:style-name="T1">//Exit Stage Right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1">/**************************************************</text:p>
      <text:p text:style-name="P1"><text:s/>* <text:s text:c="13"/>Linear Search <text:s text:c="20"/>*</text:p>
      <text:p text:style-name="P1"><text:s/>**************************************************</text:p>
      <text:p text:style-name="P1"><text:s/>* Purpose: <text:s/>To find where a value resides</text:p>
      <text:p text:style-name="P1"><text:s/>* Input:</text:p>
      <text:p text:style-name="P1"><text:s/>* <text:s text:c="3"/>n-&gt; The size of the array</text:p>
      <text:p text:style-name="P1"><text:s/>* <text:s text:c="3"/>a-&gt; The integer Array</text:p>
      <text:p text:style-name="P1"><text:s/>* <text:s text:c="3"/>val-&gt;The value to search find</text:p>
      <text:p text:style-name="P1"><text:s/>* Output:</text:p>
      <text:p text:style-name="P1"><text:s/>* <text:s text:c="3"/>Position where val was found</text:p>
      <text:p text:style-name="P1"><text:s/>*/</text:p>
      <text:p text:style-name="P51"><text:span text:style-name="T8">int</text:span><text:span text:style-name="T3"> <text:s/>linSrch(</text:span><text:span text:style-name="T8">int</text:span><text:span text:style-name="T3"> a[],</text:span><text:span text:style-name="T8">int</text:span><text:span text:style-name="T3"> n,</text:span><text:span text:style-name="T8">int</text:span><text:span text:style-name="T3"> val){</text:span></text:p>
      <text:p text:style-name="P51"><text:span text:style-name="T3"><text:s text:c="4"/></text:span><text:span text:style-name="T1">//Loop until value is found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n;i++){</text:span></text:p>
      <text:p text:style-name="P51"><text:span text:style-name="T3"><text:s text:c="8"/></text:span><text:span text:style-name="T1">//Report back if found</text:span></text:p>
      <text:p text:style-name="P51"><text:span text:style-name="T3"><text:s text:c="8"/></text:span><text:span text:style-name="T8">if</text:span><text:span text:style-name="T3">(a[i]==val)</text:span><text:span text:style-name="T8">return</text:span><text:span text:style-name="T3"> i;</text:span></text:p>
      <text:p text:style-name="P21"><text:s text:c="4"/>}</text:p>
      <text:p text:style-name="P51"><text:span text:style-name="T3"><text:s text:c="4"/></text:span><text:span text:style-name="T1">//If not found, then use sentinel</text:span></text:p>
      <text:p text:style-name="P51"><text:span text:style-name="T3"><text:s text:c="4"/></text:span><text:span text:style-name="T8">return</text:span><text:span text:style-name="T3"> -1;</text:span></text:p>
      <text:p text:style-name="P21">}</text:p>
      <text:p text:style-name="P21"/>
      <text:p text:style-name="P1">/**************************************************</text:p>
      <text:p text:style-name="P1"><text:s/>* <text:s text:c="15"/>Mark Sort <text:s text:c="22"/>*</text:p>
      <text:p text:style-name="P1"><text:soft-page-break/><text:s/>**************************************************</text:p>
      <text:p text:style-name="P1"><text:s/>* Purpose: <text:s/>To sort any integer array</text:p>
      <text:p text:style-name="P1"><text:s/>* Input:</text:p>
      <text:p text:style-name="P1"><text:s/>* <text:s text:c="3"/>n-&gt; The size of the array</text:p>
      <text:p text:style-name="P1"><text:s/>* Input-Output:</text:p>
      <text:p text:style-name="P1"><text:s/>* <text:s text:c="3"/>a-&gt; The sorted integer Array</text:p>
      <text:p text:style-name="P1"><text:s/>*/</text:p>
      <text:p text:style-name="P51"><text:span text:style-name="T8">void</text:span><text:span text:style-name="T3"> markSrt(</text:span><text:span text:style-name="T8">int</text:span><text:span text:style-name="T3"> a[],</text:span><text:span text:style-name="T8">int</text:span><text:span text:style-name="T3"> n){</text:span></text:p>
      <text:p text:style-name="P51"><text:span text:style-name="T3"><text:s text:c="4"/></text:span><text:span text:style-name="T1">//Loop and sort every position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pos=0;pos&lt;n-1;pos++){</text:span></text:p>
      <text:p text:style-name="P21"><text:s text:c="8"/>swapMin(a,n,pos);</text:p>
      <text:p text:style-name="P21"><text:s text:c="4"/>}</text:p>
      <text:p text:style-name="P21"><text:s text:c="4"/></text:p>
      <text:p text:style-name="P21">}</text:p>
      <text:p text:style-name="P21"/>
      <text:p text:style-name="P1">/**************************************************</text:p>
      <text:p text:style-name="P1"><text:s/>* <text:s text:c="18"/>SwapMin <text:s text:c="21"/>*</text:p>
      <text:p text:style-name="P1"><text:s/>**************************************************</text:p>
      <text:p text:style-name="P1"><text:s/>* Purpose: <text:s/>To place the minimum at the top of the</text:p>
      <text:p text:style-name="P1"><text:s/>* <text:s text:c="10"/>list.</text:p>
      <text:p text:style-name="P1"><text:s/>* Input:</text:p>
      <text:p text:style-name="P1"><text:s/>* <text:s text:c="3"/>n-&gt; Size of the array/list</text:p>
      <text:p text:style-name="P1"><text:s/>* <text:s text:c="3"/>pos-&gt;Position to place the minimum</text:p>
      <text:p text:style-name="P1"><text:s/>* Input-Output:</text:p>
      <text:p text:style-name="P1"><text:s/>* <text:s text:c="3"/>a-&gt; An integer array/list</text:p>
      <text:p text:style-name="P1"><text:s/>*/</text:p>
      <text:p text:style-name="P51"><text:span text:style-name="T8">void</text:span><text:span text:style-name="T3"> swapMin(</text:span><text:span text:style-name="T8">int</text:span><text:span text:style-name="T3"> a[],</text:span><text:span text:style-name="T8">int</text:span><text:span text:style-name="T3"> n,</text:span><text:span text:style-name="T8">int</text:span><text:span text:style-name="T3"> pos){</text:span></text:p>
      <text:p text:style-name="P51"><text:span text:style-name="T3"><text:s text:c="4"/></text:span><text:span text:style-name="T1">//Loop through the list starting at pos+1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pos+1;i&lt;n;i++){</text:span></text:p>
      <text:p text:style-name="P51"><text:span text:style-name="T3"><text:s text:c="8"/></text:span><text:span text:style-name="T1">//Place smallest value at the position pos</text:span></text:p>
      <text:p text:style-name="P51"><text:span text:style-name="T3"><text:s text:c="8"/></text:span><text:span text:style-name="T8">if</text:span><text:span text:style-name="T3">(a[pos]&gt;a[i])swap(a[pos],a[i]);</text:span></text:p>
      <text:p text:style-name="P21"><text:s text:c="4"/>}</text:p>
      <text:p text:style-name="P21">}</text:p>
      <text:p text:style-name="P21"/>
      <text:p text:style-name="P1">/**************************************************</text:p>
      <text:p text:style-name="P1"><text:s/>* <text:s text:c="20"/>Swap <text:s text:c="22"/>*</text:p>
      <text:p text:style-name="P1"><text:s/>**************************************************</text:p>
      <text:p text:style-name="P1"><text:s/>* Purpose: <text:s/>To swap by logical operations two values</text:p>
      <text:p text:style-name="P1"><text:s/>* Input-Output:</text:p>
      <text:p text:style-name="P1"><text:s/>* <text:s text:c="3"/>a-&gt; An integer value</text:p>
      <text:p text:style-name="P1"><text:s/>* <text:s text:c="3"/>b-&gt; An integer value</text:p>
      <text:p text:style-name="P1"><text:s/>*/</text:p>
      <text:p text:style-name="P51"><text:span text:style-name="T8">void</text:span><text:span text:style-name="T3"> swap(</text:span><text:span text:style-name="T8">int</text:span><text:span text:style-name="T3"> &amp;a,</text:span><text:span text:style-name="T8">int</text:span><text:span text:style-name="T3"> &amp;b){</text:span></text:p>
      <text:p text:style-name="P51"><text:span text:style-name="T3"><text:s text:c="4"/></text:span><text:span text:style-name="T1">//Perform the logical in-place swap</text:span></text:p>
      <text:p text:style-name="P21"><text:s text:c="4"/>a=a^b;</text:p>
      <text:p text:style-name="P21"><text:s text:c="4"/>b=a^b;</text:p>
      <text:p text:style-name="P21"><text:s text:c="4"/>a=a^b;</text:p>
      <text:p text:style-name="P21">}</text:p>
      <text:p text:style-name="P21"/>
      <text:p text:style-name="P1">/**************************************************</text:p>
      <text:p text:style-name="P1"><text:s/>* <text:s text:c="15"/>Print Array <text:s text:c="21"/>*</text:p>
      <text:p text:style-name="P1"><text:s/>**************************************************</text:p>
      <text:p text:style-name="P1"><text:s/>* Purpose: <text:s/>To print an integer array with any</text:p>
      <text:p text:style-name="P1"><text:s/>* <text:s text:c="10"/>number of columns</text:p>
      <text:p text:style-name="P1"><text:s/>* Input:</text:p>
      <text:p text:style-name="P1"><text:s/>* <text:s text:c="3"/>n-&gt; The size of the array</text:p>
      <text:p text:style-name="P1"><text:s/>* <text:s text:c="3"/>a-&gt; The integer Array</text:p>
      <text:p text:style-name="P1"><text:s/>* <text:s text:c="3"/>nCols-&gt;Number of columns to display the array.</text:p>
      <text:p text:style-name="P1"><text:s/>* Output:</text:p>
      <text:p text:style-name="P1"><text:soft-page-break/><text:s/>* <text:s text:c="3"/>On Screen</text:p>
      <text:p text:style-name="P1"><text:s/>*/</text:p>
      <text:p text:style-name="P51"><text:span text:style-name="T8">void</text:span><text:span text:style-name="T3"> prntAry(</text:span><text:span text:style-name="T8">const</text:span><text:span text:style-name="T3"> </text:span><text:span text:style-name="T8">int</text:span><text:span text:style-name="T3"> a[],</text:span><text:span text:style-name="T8">int</text:span><text:span text:style-name="T3"> n,</text:span><text:span text:style-name="T8">int</text:span><text:span text:style-name="T3"> nCols){</text:span></text:p>
      <text:p text:style-name="P51"><text:span text:style-name="T3"><text:s text:c="4"/></text:span><text:span text:style-name="T1">//Separate outputs with a line</text:span></text:p>
      <text:p text:style-name="P21"><text:s text:c="4"/>cout&lt;&lt;endl;</text:p>
      <text:p text:style-name="P51"><text:span text:style-name="T3"><text:s text:c="4"/></text:span><text:span text:style-name="T1">//Loop and output every element in the array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n;i++){</text:span></text:p>
      <text:p text:style-name="P51"><text:span text:style-name="T3"><text:s text:c="8"/>cout&lt;&lt;a[i]&lt;&lt;</text:span><text:span text:style-name="T7">" "</text:span><text:span text:style-name="T3">;</text:span></text:p>
      <text:p text:style-name="P51"><text:span text:style-name="T3"><text:s text:c="8"/></text:span><text:span text:style-name="T1">//When column is reached go to next line</text:span></text:p>
      <text:p text:style-name="P51"><text:span text:style-name="T3"><text:s text:c="8"/></text:span><text:span text:style-name="T8">if</text:span><text:span text:style-name="T3">((i%nCols)==(nCols-1))cout&lt;&lt;endl;</text:span></text:p>
      <text:p text:style-name="P21"><text:s text:c="4"/>}</text:p>
      <text:p text:style-name="P51"><text:span text:style-name="T3"><text:s text:c="4"/></text:span><text:span text:style-name="T1">//Separate outputs with a line</text:span></text:p>
      <text:p text:style-name="P21"><text:s text:c="4"/>cout&lt;&lt;endl;</text:p>
      <text:p text:style-name="P21">}</text:p>
      <text:p text:style-name="P21"/>
      <text:p text:style-name="P1">/**************************************************</text:p>
      <text:p text:style-name="P1"><text:s/>* <text:s text:c="15"/>Fill Array <text:s text:c="21"/>*</text:p>
      <text:p text:style-name="P1"><text:s/>**************************************************</text:p>
      <text:p text:style-name="P1"><text:s/>* Purpose: <text:s/>To fill an array with 2 digit integer</text:p>
      <text:p text:style-name="P1"><text:s/>* <text:s text:c="10"/>random numbers.</text:p>
      <text:p text:style-name="P1"><text:s/>* Input:</text:p>
      <text:p text:style-name="P1"><text:s/>* <text:s text:c="3"/>n-&gt; The size of the array</text:p>
      <text:p text:style-name="P1"><text:s/>* Input-Output:</text:p>
      <text:p text:style-name="P1"><text:s/>* <text:s text:c="3"/>a-&gt; The integer Array</text:p>
      <text:p text:style-name="P1"><text:s/>* Output:</text:p>
      <text:p text:style-name="P1"><text:s/>*/</text:p>
      <text:p text:style-name="P51"><text:span text:style-name="T8">void</text:span><text:span text:style-name="T3"> filAray(</text:span><text:span text:style-name="T8">int</text:span><text:span text:style-name="T3"> a[],</text:span><text:span text:style-name="T8">int</text:span><text:span text:style-name="T3"> n){</text:span></text:p>
      <text:p text:style-name="P51"><text:span text:style-name="T3"><text:s text:c="4"/></text:span><text:span text:style-name="T1">//Loop on every element and equate to 2 digits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n;i++){</text:span></text:p>
      <text:p text:style-name="P51"><text:span text:style-name="T3"><text:s text:c="8"/>a[i]=rand()%90+10;</text:span><text:span text:style-name="T1">//[10-99]</text:span></text:p>
      <text:p text:style-name="P21"><text:s text:c="4"/>}</text:p>
      <text:p text:style-name="P21">}</text:p>
      <text:p text:style-name="P21"/>
      <text:p text:style-name="P1">/* </text:p>
      <text:p text:style-name="P1"><text:s/>* File: <text:s text:c="2"/>main.cpp</text:p>
      <text:p text:style-name="P1"><text:s/>* Author: Abdul Hakim Abbas</text:p>
      <text:p text:style-name="P1"><text:s/>* Created on July 6, 2015, 12:41 PM</text:p>
      <text:p text:style-name="P1"><text:s/>* Purpose: To find out the savings</text:p>
      <text:p text:style-name="P1"><text:s/>*/</text:p>
      <text:p text:style-name="P21"/>
      <text:p text:style-name="P1">//System Library 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2">#include</text:span><text:span text:style-name="T3"> </text:span><text:span text:style-name="T7">&lt;cmath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y</text:p>
      <text:p text:style-name="P21"/>
      <text:p text:style-name="P1">//Global Constant</text:p>
      <text:p text:style-name="P21"/>
      <text:p text:style-name="P1">//Function Prototypes</text:p>
      <text:p text:style-name="P51"><text:span text:style-name="T8">float</text:span><text:span text:style-name="T3"> save1(</text:span><text:span text:style-name="T8">float</text:span><text:span text:style-name="T3">,</text:span><text:span text:style-name="T8">float</text:span><text:span text:style-name="T3">,</text:span><text:span text:style-name="T8">int</text:span><text:span text:style-name="T3">);</text:span></text:p>
      <text:p text:style-name="P51"><text:span text:style-name="T8">float</text:span><text:span text:style-name="T3"> save2(</text:span><text:span text:style-name="T8">float</text:span><text:span text:style-name="T3">,</text:span><text:span text:style-name="T8">float</text:span><text:span text:style-name="T3">,</text:span><text:span text:style-name="T8">int</text:span><text:span text:style-name="T3">);</text:span></text:p>
      <text:p text:style-name="P51"><text:span text:style-name="T8">float</text:span><text:span text:style-name="T3"> save3(</text:span><text:span text:style-name="T8">float</text:span><text:span text:style-name="T3">,</text:span><text:span text:style-name="T8">float</text:span><text:span text:style-name="T3">,</text:span><text:span text:style-name="T8">int</text:span><text:span text:style-name="T3">);</text:span></text:p>
      <text:p text:style-name="P51"><text:span text:style-name="T8">float</text:span><text:span text:style-name="T3"> save4(</text:span><text:span text:style-name="T8">float</text:span><text:span text:style-name="T3">,</text:span><text:span text:style-name="T8">float</text:span><text:span text:style-name="T3">,</text:span><text:span text:style-name="T8">int</text:span><text:span text:style-name="T3">);</text:span></text:p>
      <text:p text:style-name="P51"><text:span text:style-name="T8">float</text:span><text:span text:style-name="T3"> save5(</text:span><text:span text:style-name="T8">float</text:span><text:span text:style-name="T3">,</text:span><text:span text:style-name="T8">float</text:span><text:span text:style-name="T3">,</text:span><text:span text:style-name="T8">int</text:span><text:span text:style-name="T3">);</text:span></text:p>
      <text:p text:style-name="P51"><text:span text:style-name="T8">float</text:span><text:span text:style-name="T3"> save5(</text:span><text:span text:style-name="T8">float</text:span><text:span text:style-name="T3">,</text:span><text:span text:style-name="T8">float</text:span><text:span text:style-name="T3">,</text:span><text:span text:style-name="T8">float</text:span><text:span text:style-name="T3">);</text:span></text:p>
      <text:p text:style-name="P51"><text:span text:style-name="T8">float</text:span><text:span text:style-name="T3"> save6(</text:span><text:span text:style-name="T8">float</text:span><text:span text:style-name="T3">,</text:span><text:span text:style-name="T8">float</text:span><text:span text:style-name="T3">,</text:span><text:span text:style-name="T8">int</text:span><text:span text:style-name="T3">);</text:span></text:p>
      <text:p text:style-name="P51"><text:soft-page-break/><text:span text:style-name="T8">float</text:span><text:span text:style-name="T3"> save7(</text:span><text:span text:style-name="T8">float</text:span><text:span text:style-name="T3">,</text:span><text:span text:style-name="T8">float</text:span><text:span text:style-name="T3">,</text:span><text:span text:style-name="T8">int</text:span><text:span text:style-name="T3">);</text:span></text:p>
      <text:p text:style-name="P51"><text:span text:style-name="T8">float</text:span><text:span text:style-name="T3"> save8(</text:span><text:span text:style-name="T8">float</text:span><text:span text:style-name="T3">,</text:span><text:span text:style-name="T8">float</text:span><text:span text:style-name="T3">,</text:span><text:span text:style-name="T8">int</text:span><text:span text:style-name="T3">);</text:span></text:p>
      <text:p text:style-name="P21"/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Declare variables</text:span></text:p>
      <text:p text:style-name="P51"><text:span text:style-name="T3"><text:s text:c="4"/></text:span><text:span text:style-name="T8">float</text:span><text:span text:style-name="T3"> pv=1e4f;</text:span><text:span text:style-name="T1">//Present Value in $'s</text:span></text:p>
      <text:p text:style-name="P51"><text:span text:style-name="T3"><text:s text:c="4"/></text:span><text:span text:style-name="T8">float</text:span><text:span text:style-name="T3"> i=5e-2f;</text:span><text:span text:style-name="T1">//Interest Rate </text:span></text:p>
      <text:p text:style-name="P51"><text:span text:style-name="T3"><text:s text:c="4"/></text:span><text:span text:style-name="T8">int</text:span><text:span text:style-name="T3"> nCmpd=50; </text:span><text:span text:style-name="T1">//Number of compounding periods (yrs)</text:span></text:p>
      <text:p text:style-name="P21"><text:s text:c="4"/></text:p>
      <text:p text:style-name="P51"><text:span text:style-name="T3"><text:s text:c="4"/></text:span><text:span text:style-name="T1">//Output the future value of our savings</text:span></text:p>
      <text:p text:style-name="P21"><text:s text:c="4"/>cout&lt;&lt;fixed&lt;&lt;showpoint&lt;&lt;setprecision(2);</text:p>
      <text:p text:style-name="P51"><text:span text:style-name="T3"><text:s text:c="4"/>cout&lt;&lt;</text:span><text:span text:style-name="T7">"Present Value = $"</text:span><text:span text:style-name="T3">&lt;&lt;pv&lt;&lt;endl;</text:span></text:p>
      <text:p text:style-name="P51"><text:span text:style-name="T3"><text:s text:c="4"/>cout&lt;&lt;</text:span><text:span text:style-name="T7">"Interest Rate = <text:s/>"</text:span><text:span text:style-name="T3">&lt;&lt;i*100&lt;&lt;</text:span><text:span text:style-name="T7">"%"</text:span><text:span text:style-name="T3">&lt;&lt;endl;</text:span></text:p>
      <text:p text:style-name="P51"><text:span text:style-name="T3"><text:s text:c="4"/>cout&lt;&lt;</text:span><text:span text:style-name="T7">"Years to save = <text:s/>"</text:span><text:span text:style-name="T3">&lt;&lt;nCmpd&lt;&lt;</text:span><text:span text:style-name="T7">"(yrs)"</text:span><text:span text:style-name="T3">&lt;&lt;endl;</text:span></text:p>
      <text:p text:style-name="P51"><text:span text:style-name="T3"><text:s text:c="4"/>cout&lt;&lt;</text:span><text:span text:style-name="T7">"Savings 1 = <text:s text:c="4"/>$"</text:span><text:span text:style-name="T3">&lt;&lt;save1(pv,i,nCmpd)&lt;&lt;endl;</text:span></text:p>
      <text:p text:style-name="P51"><text:span text:style-name="T3"><text:s text:c="4"/>cout&lt;&lt;</text:span><text:span text:style-name="T7">"Savings 2 = <text:s text:c="4"/>$"</text:span><text:span text:style-name="T3">&lt;&lt;save2(pv,i,nCmpd)&lt;&lt;endl;</text:span></text:p>
      <text:p text:style-name="P51"><text:span text:style-name="T3"><text:s text:c="4"/>cout&lt;&lt;</text:span><text:span text:style-name="T7">"Savings 3 = <text:s text:c="4"/>$"</text:span><text:span text:style-name="T3">&lt;&lt;save3(pv,i,nCmpd)&lt;&lt;endl;</text:span></text:p>
      <text:p text:style-name="P51"><text:span text:style-name="T3"><text:s text:c="4"/>cout&lt;&lt;</text:span><text:span text:style-name="T7">"Savings 4 = <text:s text:c="4"/>$"</text:span><text:span text:style-name="T3">&lt;&lt;save4(pv,i,nCmpd)&lt;&lt;endl;</text:span></text:p>
      <text:p text:style-name="P51"><text:span text:style-name="T3"><text:s text:c="4"/>cout&lt;&lt;</text:span><text:span text:style-name="T7">"Savings 5 = <text:s text:c="4"/>$"</text:span><text:span text:style-name="T3">&lt;&lt;save5(pv,i,nCmpd)&lt;&lt;endl;</text:span></text:p>
      <text:p text:style-name="P51"><text:span text:style-name="T3"><text:s text:c="4"/></text:span><text:span text:style-name="T8">float</text:span><text:span text:style-name="T3"> fnCmpd=nCmpd;</text:span></text:p>
      <text:p text:style-name="P51"><text:span text:style-name="T3"><text:s text:c="4"/>cout&lt;&lt;</text:span><text:span text:style-name="T7">"Same savings 5 but with n as a float"</text:span><text:span text:style-name="T3">&lt;&lt;endl;</text:span></text:p>
      <text:p text:style-name="P51"><text:span text:style-name="T3"><text:s text:c="4"/>cout&lt;&lt;</text:span><text:span text:style-name="T7">"Savings 5 = <text:s text:c="4"/>$"</text:span><text:span text:style-name="T3">&lt;&lt;save5(pv,i,fnCmpd)&lt;&lt;endl;</text:span></text:p>
      <text:p text:style-name="P51"><text:span text:style-name="T3"><text:s text:c="4"/>cout&lt;&lt;</text:span><text:span text:style-name="T7">"Bank Savings 6 = <text:s text:c="4"/>$"</text:span><text:span text:style-name="T3">&lt;&lt;save6(pv,i,nCmpd)&lt;&lt;endl;</text:span></text:p>
      <text:p text:style-name="P51"><text:span text:style-name="T3"><text:s text:c="4"/>cout&lt;&lt;</text:span><text:span text:style-name="T7">"The Peoples Bank Savings 7 = <text:s text:c="4"/>$"</text:span><text:span text:style-name="T3">&lt;&lt;save7(pv,i,nCmpd)&lt;&lt;endl;</text:span></text:p>
      <text:p text:style-name="P51"><text:span text:style-name="T3"><text:s text:c="4"/>cout&lt;&lt;</text:span><text:span text:style-name="T7">"The More Peoples Bank Savings 8 = <text:s text:c="4"/>$"</text:span><text:span text:style-name="T3">&lt;&lt;save8(pv,i,nCmpd)&lt;&lt;endl;</text:span></text:p>
      <text:p text:style-name="P21"><text:s text:c="4"/></text:p>
      <text:p text:style-name="P51"><text:span text:style-name="T3"><text:s text:c="4"/></text:span><text:span text:style-name="T1">//Exit stage right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1">//Savings Function</text:p>
      <text:p text:style-name="P1">//Inputs</text:p>
      <text:p text:style-name="P1">//p-&gt;Present Value in $'s</text:p>
      <text:p text:style-name="P1">//i-&gt;Interest Rate %/year</text:p>
      <text:p text:style-name="P1">//n-&gt;Compounding periods (yr)</text:p>
      <text:p text:style-name="P51"><text:span text:style-name="T8">float</text:span><text:span text:style-name="T3"> save7(</text:span><text:span text:style-name="T8">float</text:span><text:span text:style-name="T3"> p,</text:span><text:span text:style-name="T8">float</text:span><text:span text:style-name="T3"> i,</text:span><text:span text:style-name="T8">int</text:span><text:span text:style-name="T3"> n){</text:span></text:p>
      <text:p text:style-name="P51"><text:span text:style-name="T3"><text:s text:c="4"/></text:span><text:span text:style-name="T1">//Loop to determine the answer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year=1;year&lt;=n;year++){</text:span></text:p>
      <text:p text:style-name="P21"><text:s text:c="8"/>p*=(1+i);</text:p>
      <text:p text:style-name="P51"><text:span text:style-name="T3"><text:s text:c="8"/></text:span><text:span text:style-name="T1">//Scale to pennies and round</text:span></text:p>
      <text:p text:style-name="P51"><text:span text:style-name="T3"><text:s text:c="8"/>p=</text:span><text:span text:style-name="T8">static_cast</text:span><text:span text:style-name="T3">&lt;</text:span><text:span text:style-name="T8">int</text:span><text:span text:style-name="T3">&gt;(p*100+0.5)/100.0f;</text:span></text:p>
      <text:p text:style-name="P21"><text:s text:c="4"/>}</text:p>
      <text:p text:style-name="P51"><text:span text:style-name="T3"><text:s text:c="4"/></text:span><text:span text:style-name="T8">return</text:span><text:span text:style-name="T3"> p;</text:span></text:p>
      <text:p text:style-name="P21">}</text:p>
      <text:p text:style-name="P21"/>
      <text:p text:style-name="P1">//Savings Function</text:p>
      <text:p text:style-name="P1">//Inputs</text:p>
      <text:p text:style-name="P1">//p-&gt;Present Value in $'s</text:p>
      <text:p text:style-name="P1">//i-&gt;Interest Rate %/year</text:p>
      <text:p text:style-name="P1">//n-&gt;Compounding periods (yr)</text:p>
      <text:p text:style-name="P51"><text:span text:style-name="T8">float</text:span><text:span text:style-name="T3"> save8(</text:span><text:span text:style-name="T8">float</text:span><text:span text:style-name="T3"> p,</text:span><text:span text:style-name="T8">float</text:span><text:span text:style-name="T3"> i,</text:span><text:span text:style-name="T8">int</text:span><text:span text:style-name="T3"> n){</text:span></text:p>
      <text:p text:style-name="P51"><text:span text:style-name="T3"><text:s text:c="4"/></text:span><text:span text:style-name="T1">//Loop to determine the answer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year=1;year&lt;=n;year++){</text:span></text:p>
      <text:p text:style-name="P21"><text:s text:c="8"/>p*=(1+i);</text:p>
      <text:p text:style-name="P51"><text:span text:style-name="T3"><text:s text:c="8"/></text:span><text:span text:style-name="T1">//Scale to pennies and round up</text:span></text:p>
      <text:p text:style-name="P51"><text:span text:style-name="T3"><text:s text:c="8"/>p=</text:span><text:span text:style-name="T8">static_cast</text:span><text:span text:style-name="T3">&lt;</text:span><text:span text:style-name="T8">int</text:span><text:span text:style-name="T3">&gt;(p*100+1.0)/100.0f;</text:span></text:p>
      <text:p text:style-name="P21"><text:s text:c="4"/>}</text:p>
      <text:p text:style-name="P51"><text:span text:style-name="T3"><text:s text:c="4"/></text:span><text:span text:style-name="T8">return</text:span><text:span text:style-name="T3"> p;</text:span></text:p>
      <text:p text:style-name="P21"><text:soft-page-break/>}</text:p>
      <text:p text:style-name="P21"/>
      <text:p text:style-name="P1">//Savings Function</text:p>
      <text:p text:style-name="P1">//Inputs</text:p>
      <text:p text:style-name="P1">//p-&gt;Present Value in $'s</text:p>
      <text:p text:style-name="P1">//i-&gt;Interest Rate %/year</text:p>
      <text:p text:style-name="P1">//n-&gt;Compounding periods (yr)</text:p>
      <text:p text:style-name="P51"><text:span text:style-name="T8">float</text:span><text:span text:style-name="T3"> save6(</text:span><text:span text:style-name="T8">float</text:span><text:span text:style-name="T3"> p,</text:span><text:span text:style-name="T8">float</text:span><text:span text:style-name="T3"> i,</text:span><text:span text:style-name="T8">int</text:span><text:span text:style-name="T3"> n){</text:span></text:p>
      <text:p text:style-name="P51"><text:span text:style-name="T3"><text:s text:c="4"/></text:span><text:span text:style-name="T1">//Loop to determine the answer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year=1;year&lt;=n;year++){</text:span></text:p>
      <text:p text:style-name="P21"><text:s text:c="8"/>p*=(1+i);</text:p>
      <text:p text:style-name="P51"><text:span text:style-name="T3"><text:s text:c="8"/></text:span><text:span text:style-name="T1">//Scale to pennies.</text:span></text:p>
      <text:p text:style-name="P51"><text:span text:style-name="T3"><text:s text:c="8"/>p=</text:span><text:span text:style-name="T8">static_cast</text:span><text:span text:style-name="T3">&lt;</text:span><text:span text:style-name="T8">int</text:span><text:span text:style-name="T3">&gt;(p*100)/100.0f;</text:span></text:p>
      <text:p text:style-name="P21"><text:s text:c="4"/>}</text:p>
      <text:p text:style-name="P51"><text:span text:style-name="T3"><text:s text:c="4"/></text:span><text:span text:style-name="T8">return</text:span><text:span text:style-name="T3"> p;</text:span></text:p>
      <text:p text:style-name="P21">}</text:p>
      <text:p text:style-name="P21"/>
      <text:p text:style-name="P1">//Savings Function</text:p>
      <text:p text:style-name="P1">//Inputs</text:p>
      <text:p text:style-name="P1">//p-&gt;Present Value in $'s</text:p>
      <text:p text:style-name="P1">//i-&gt;Interest Rate %/year</text:p>
      <text:p text:style-name="P1">//n-&gt;Compounding periods (yr)</text:p>
      <text:p text:style-name="P51"><text:span text:style-name="T8">float</text:span><text:span text:style-name="T3"> save5(</text:span><text:span text:style-name="T8">float</text:span><text:span text:style-name="T3"> p,</text:span><text:span text:style-name="T8">float</text:span><text:span text:style-name="T3"> i,</text:span><text:span text:style-name="T8">float</text:span><text:span text:style-name="T3"> n){</text:span></text:p>
      <text:p text:style-name="P51"><text:span text:style-name="T3"><text:s text:c="4"/></text:span><text:span text:style-name="T1">//Loop to determine the answer</text:span></text:p>
      <text:p text:style-name="P51"><text:span text:style-name="T3"><text:s text:c="4"/></text:span><text:span text:style-name="T8">float</text:span><text:span text:style-name="T3"> power=1.0f;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year=1;year&lt;=n;year++){</text:span></text:p>
      <text:p text:style-name="P21"><text:s text:c="8"/>power*=(1+i);</text:p>
      <text:p text:style-name="P21"><text:s text:c="4"/>}</text:p>
      <text:p text:style-name="P51"><text:span text:style-name="T3"><text:s text:c="4"/>cout&lt;&lt;</text:span><text:span text:style-name="T7">"n is a float"</text:span><text:span text:style-name="T3">&lt;&lt;endl;</text:span></text:p>
      <text:p text:style-name="P51"><text:span text:style-name="T3"><text:s text:c="4"/></text:span><text:span text:style-name="T8">return</text:span><text:span text:style-name="T3"> p*power;</text:span></text:p>
      <text:p text:style-name="P21">}</text:p>
      <text:p text:style-name="P21"/>
      <text:p text:style-name="P1">//Savings Function</text:p>
      <text:p text:style-name="P1">//Inputs</text:p>
      <text:p text:style-name="P1">//p-&gt;Present Value in $'s</text:p>
      <text:p text:style-name="P1">//i-&gt;Interest Rate %/year</text:p>
      <text:p text:style-name="P1">//n-&gt;Compounding periods (yr)</text:p>
      <text:p text:style-name="P51"><text:span text:style-name="T8">float</text:span><text:span text:style-name="T3"> save5(</text:span><text:span text:style-name="T8">float</text:span><text:span text:style-name="T3"> p,</text:span><text:span text:style-name="T8">float</text:span><text:span text:style-name="T3"> i,</text:span><text:span text:style-name="T8">int</text:span><text:span text:style-name="T3"> n){</text:span></text:p>
      <text:p text:style-name="P51"><text:span text:style-name="T3"><text:s text:c="4"/></text:span><text:span text:style-name="T1">//Loop to determine the answer</text:span></text:p>
      <text:p text:style-name="P51"><text:span text:style-name="T3"><text:s text:c="4"/></text:span><text:span text:style-name="T8">float</text:span><text:span text:style-name="T3"> power=1.0f;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year=1;year&lt;=n;year++){</text:span></text:p>
      <text:p text:style-name="P21"><text:s text:c="8"/>power*=(1+i);</text:p>
      <text:p text:style-name="P21"><text:s text:c="4"/>}</text:p>
      <text:p text:style-name="P51"><text:span text:style-name="T3"><text:s text:c="4"/>cout&lt;&lt;</text:span><text:span text:style-name="T7">"n is an integer"</text:span><text:span text:style-name="T3">&lt;&lt;endl;</text:span></text:p>
      <text:p text:style-name="P51"><text:span text:style-name="T3"><text:s text:c="4"/></text:span><text:span text:style-name="T8">return</text:span><text:span text:style-name="T3"> p*power;</text:span></text:p>
      <text:p text:style-name="P21">}</text:p>
      <text:p text:style-name="P21"/>
      <text:p text:style-name="P1">//Savings Function</text:p>
      <text:p text:style-name="P1">//Inputs</text:p>
      <text:p text:style-name="P1">//p-&gt;Present Value in $'s</text:p>
      <text:p text:style-name="P1">//i-&gt;Interest Rate %/year</text:p>
      <text:p text:style-name="P1">//n-&gt;Compounding periods (yr)</text:p>
      <text:p text:style-name="P51"><text:span text:style-name="T8">float</text:span><text:span text:style-name="T3"> save4(</text:span><text:span text:style-name="T8">float</text:span><text:span text:style-name="T3"> p,</text:span><text:span text:style-name="T8">float</text:span><text:span text:style-name="T3"> i,</text:span><text:span text:style-name="T8">int</text:span><text:span text:style-name="T3"> n){</text:span></text:p>
      <text:p text:style-name="P51"><text:span text:style-name="T3"><text:s text:c="4"/></text:span><text:span text:style-name="T1">//Call ourself aka recursion</text:span></text:p>
      <text:p text:style-name="P51"><text:span text:style-name="T3"><text:s text:c="4"/></text:span><text:span text:style-name="T8">if</text:span><text:span text:style-name="T3">(n&lt;=0)</text:span><text:span text:style-name="T8">return</text:span><text:span text:style-name="T3"> p;</text:span></text:p>
      <text:p text:style-name="P51"><text:span text:style-name="T3"><text:s text:c="4"/></text:span><text:span text:style-name="T8">return</text:span><text:span text:style-name="T3"> save4(p,i,n-1)*(1+i);</text:span></text:p>
      <text:p text:style-name="P21">}</text:p>
      <text:p text:style-name="P21"/>
      <text:p text:style-name="P1">//Savings Function</text:p>
      <text:p text:style-name="P1"><text:soft-page-break/>//Inputs</text:p>
      <text:p text:style-name="P1">//p-&gt;Present Value in $'s</text:p>
      <text:p text:style-name="P1">//i-&gt;Interest Rate %/year</text:p>
      <text:p text:style-name="P1">//n-&gt;Compounding periods (yr)</text:p>
      <text:p text:style-name="P51"><text:span text:style-name="T8">float</text:span><text:span text:style-name="T3"> save3(</text:span><text:span text:style-name="T8">float</text:span><text:span text:style-name="T3"> p,</text:span><text:span text:style-name="T8">float</text:span><text:span text:style-name="T3"> i,</text:span><text:span text:style-name="T8">int</text:span><text:span text:style-name="T3"> n){</text:span></text:p>
      <text:p text:style-name="P51"><text:span text:style-name="T3"><text:s text:c="4"/></text:span><text:span text:style-name="T1">//Use the exp and log function</text:span></text:p>
      <text:p text:style-name="P51"><text:span text:style-name="T3"><text:s text:c="4"/></text:span><text:span text:style-name="T8">return</text:span><text:span text:style-name="T3"> p*exp(n*log(1+i));</text:span></text:p>
      <text:p text:style-name="P21">}</text:p>
      <text:p text:style-name="P21"/>
      <text:p text:style-name="P1">//Savings Function</text:p>
      <text:p text:style-name="P1">//Inputs</text:p>
      <text:p text:style-name="P1">//p-&gt;Present Value in $'s</text:p>
      <text:p text:style-name="P1">//i-&gt;Interest Rate %/year</text:p>
      <text:p text:style-name="P1">//n-&gt;Compounding periods (yr)</text:p>
      <text:p text:style-name="P51"><text:span text:style-name="T8">float</text:span><text:span text:style-name="T3"> save2(</text:span><text:span text:style-name="T8">float</text:span><text:span text:style-name="T3"> p,</text:span><text:span text:style-name="T8">float</text:span><text:span text:style-name="T3"> i,</text:span><text:span text:style-name="T8">int</text:span><text:span text:style-name="T3"> n){</text:span></text:p>
      <text:p text:style-name="P51"><text:span text:style-name="T3"><text:s text:c="4"/></text:span><text:span text:style-name="T1">//Use the power function</text:span></text:p>
      <text:p text:style-name="P51"><text:span text:style-name="T3"><text:s text:c="4"/></text:span><text:span text:style-name="T8">return</text:span><text:span text:style-name="T3"> p*pow(1+i,n);</text:span></text:p>
      <text:p text:style-name="P21">}</text:p>
      <text:p text:style-name="P21"/>
      <text:p text:style-name="P1">//Savings Function</text:p>
      <text:p text:style-name="P1">//Inputs</text:p>
      <text:p text:style-name="P1">//p-&gt;Present Value in $'s</text:p>
      <text:p text:style-name="P1">//i-&gt;Interest Rate %/year</text:p>
      <text:p text:style-name="P1">//n-&gt;Compounding periods (yr)</text:p>
      <text:p text:style-name="P51"><text:span text:style-name="T8">float</text:span><text:span text:style-name="T3"> save1(</text:span><text:span text:style-name="T8">float</text:span><text:span text:style-name="T3"> p,</text:span><text:span text:style-name="T8">float</text:span><text:span text:style-name="T3"> i,</text:span><text:span text:style-name="T8">int</text:span><text:span text:style-name="T3"> n){</text:span></text:p>
      <text:p text:style-name="P51"><text:span text:style-name="T3"><text:s text:c="4"/></text:span><text:span text:style-name="T1">//Loop to determine the answer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year=1;year&lt;=n;year++){</text:span></text:p>
      <text:p text:style-name="P21"><text:s text:c="8"/>p*=(1+i);</text:p>
      <text:p text:style-name="P21"><text:s text:c="4"/>}</text:p>
      <text:p text:style-name="P51"><text:span text:style-name="T3"><text:s text:c="4"/></text:span><text:span text:style-name="T8">return</text:span><text:span text:style-name="T3"> p;</text:span></text:p>
      <text:p text:style-name="P21">}</text:p>
      <text:p text:style-name="P21"/>
      <text:p text:style-name="P1">/* </text:p>
      <text:p text:style-name="P1"><text:s/>* File: <text:s text:c="2"/>main.cpp</text:p>
      <text:p text:style-name="P1"><text:s/>* Author: AbdulHakim Abbas</text:p>
      <text:p text:style-name="P1"><text:s/>* Created on July 16, 2015, 11:30 A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cmath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2">#include</text:span><text:span text:style-name="T3"> </text:span><text:span text:style-name="T7">&lt;ctime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21"/>
      <text:p text:style-name="P1">//Global Constants</text:p>
      <text:p text:style-name="P51"><text:span text:style-name="T8">const</text:span><text:span text:style-name="T3"> </text:span><text:span text:style-name="T8">double</text:span><text:span text:style-name="T3"> MXRND=pow(2,31)-1;</text:span></text:p>
      <text:p text:style-name="P21"/>
      <text:p text:style-name="P1">//Function Prototype</text:p>
      <text:p text:style-name="P51"><text:span text:style-name="T8">float</text:span><text:span text:style-name="T3"> normal();</text:span><text:span text:style-name="T1">//Normal distribution</text:span></text:p>
      <text:p text:style-name="P51"><text:span text:style-name="T8">void</text:span><text:span text:style-name="T3"> filAray(</text:span><text:span text:style-name="T8">float</text:span><text:span text:style-name="T3"> [],</text:span><text:span text:style-name="T8">int</text:span><text:span text:style-name="T3">);</text:span></text:p>
      <text:p text:style-name="P51"><text:span text:style-name="T8">void</text:span><text:span text:style-name="T3"> prntAry(</text:span><text:span text:style-name="T8">const</text:span><text:span text:style-name="T3"> </text:span><text:span text:style-name="T8">float</text:span><text:span text:style-name="T3"> [],</text:span><text:span text:style-name="T8">int</text:span><text:span text:style-name="T3">,</text:span><text:span text:style-name="T8">int</text:span><text:span text:style-name="T3">);</text:span></text:p>
      <text:p text:style-name="P51"><text:span text:style-name="T8">float</text:span><text:span text:style-name="T3"> max(</text:span><text:span text:style-name="T8">float</text:span><text:span text:style-name="T3"> [],</text:span><text:span text:style-name="T8">int</text:span><text:span text:style-name="T3">);</text:span></text:p>
      <text:p text:style-name="P51"><text:span text:style-name="T8">float</text:span><text:span text:style-name="T3"> min(</text:span><text:span text:style-name="T8">float</text:span><text:span text:style-name="T3"> [],</text:span><text:span text:style-name="T8">int</text:span><text:span text:style-name="T3">);</text:span></text:p>
      <text:p text:style-name="P51"><text:span text:style-name="T8">float</text:span><text:span text:style-name="T3"> mean(</text:span><text:span text:style-name="T8">float</text:span><text:span text:style-name="T3"> [],</text:span><text:span text:style-name="T8">int</text:span><text:span text:style-name="T3">);</text:span></text:p>
      <text:p text:style-name="P51"><text:span text:style-name="T8">float</text:span><text:span text:style-name="T3"> stdev(</text:span><text:span text:style-name="T8">float</text:span><text:span text:style-name="T3"> [],</text:span><text:span text:style-name="T8">int</text:span><text:span text:style-name="T3">);</text:span></text:p>
      <text:p text:style-name="P21"><text:soft-page-break/>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Set the random number seed</text:span></text:p>
      <text:p text:style-name="P51"><text:span text:style-name="T3"><text:s text:c="4"/>srand(</text:span><text:span text:style-name="T8">static_cast</text:span><text:span text:style-name="T3">&lt;</text:span><text:span text:style-name="T8">unsigned</text:span><text:span text:style-name="T3"> </text:span><text:span text:style-name="T8">int</text:span><text:span text:style-name="T3">&gt;(time(0)));</text:span></text:p>
      <text:p text:style-name="P21"><text:s text:c="4"/></text:p>
      <text:p text:style-name="P51"><text:span text:style-name="T3"><text:s text:c="4"/></text:span><text:span text:style-name="T1">//Declare Variables</text:span></text:p>
      <text:p text:style-name="P51"><text:span text:style-name="T3"><text:s text:c="4"/></text:span><text:span text:style-name="T8">const</text:span><text:span text:style-name="T3"> </text:span><text:span text:style-name="T8">int</text:span><text:span text:style-name="T3"> SIZE=500000;</text:span></text:p>
      <text:p text:style-name="P51"><text:span text:style-name="T3"><text:s text:c="4"/></text:span><text:span text:style-name="T8">float</text:span><text:span text:style-name="T3"> </text:span><text:span text:style-name="T8">array</text:span><text:span text:style-name="T3">[SIZE];</text:span></text:p>
      <text:p text:style-name="P21"><text:s text:c="4"/></text:p>
      <text:p text:style-name="P51"><text:span text:style-name="T3"><text:s text:c="4"/></text:span><text:span text:style-name="T1">//Initialize the array</text:span></text:p>
      <text:p text:style-name="P51"><text:span text:style-name="T3"><text:s text:c="4"/>filAray(</text:span><text:span text:style-name="T8">array</text:span><text:span text:style-name="T3">,SIZE);</text:span></text:p>
      <text:p text:style-name="P21"><text:s text:c="4"/></text:p>
      <text:p text:style-name="P51"><text:span text:style-name="T3"><text:s text:c="4"/></text:span><text:span text:style-name="T1">//Output the initial array</text:span></text:p>
      <text:p text:style-name="P51"><text:span text:style-name="T3"><text:s text:c="4"/></text:span><text:span text:style-name="T1">//prntAry(array,SIZE,5);</text:span></text:p>
      <text:p text:style-name="P21"><text:s text:c="4"/></text:p>
      <text:p text:style-name="P51"><text:span text:style-name="T3"><text:s text:c="4"/></text:span><text:span text:style-name="T1">//Print the statistics</text:span></text:p>
      <text:p text:style-name="P51"><text:span text:style-name="T3"><text:s text:c="4"/>cout&lt;&lt;</text:span><text:span text:style-name="T7">"The max value of the array = "</text:span><text:span text:style-name="T3">&lt;&lt;max(</text:span><text:span text:style-name="T8">array</text:span><text:span text:style-name="T3">,SIZE)&lt;&lt;endl;</text:span></text:p>
      <text:p text:style-name="P51"><text:span text:style-name="T3"><text:s text:c="4"/>cout&lt;&lt;</text:span><text:span text:style-name="T7">"The min value of the array = "</text:span><text:span text:style-name="T3">&lt;&lt;min(</text:span><text:span text:style-name="T8">array</text:span><text:span text:style-name="T3">,SIZE)&lt;&lt;endl;</text:span></text:p>
      <text:p text:style-name="P51"><text:span text:style-name="T3"><text:s text:c="4"/>cout&lt;&lt;</text:span><text:span text:style-name="T7">"The mean value of the array = "</text:span><text:span text:style-name="T3">&lt;&lt;mean(</text:span><text:span text:style-name="T8">array</text:span><text:span text:style-name="T3">,SIZE)&lt;&lt;endl;</text:span></text:p>
      <text:p text:style-name="P51"><text:span text:style-name="T3"><text:s text:c="4"/>cout&lt;&lt;</text:span><text:span text:style-name="T7">"The standard deviation of the array = "</text:span><text:span text:style-name="T3">&lt;&lt;stdev(</text:span><text:span text:style-name="T8">array</text:span><text:span text:style-name="T3">,SIZE)&lt;&lt;endl;</text:span></text:p>
      <text:p text:style-name="P21"><text:s text:c="4"/></text:p>
      <text:p text:style-name="P51"><text:span text:style-name="T3"><text:s text:c="4"/></text:span><text:span text:style-name="T1">//Exit stage right!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1">/**************************************************</text:p>
      <text:p text:style-name="P1"><text:s/>* <text:s text:c="5"/>Standard Deviation of an Array <text:s text:c="11"/>*</text:p>
      <text:p text:style-name="P1"><text:s/>**************************************************</text:p>
      <text:p text:style-name="P1"><text:s/>* Purpose: <text:s/>To find the std</text:p>
      <text:p text:style-name="P1"><text:s/>* Input:</text:p>
      <text:p text:style-name="P1"><text:s/>* <text:s text:c="3"/>n-&gt; The size of the array</text:p>
      <text:p text:style-name="P1"><text:s/>* <text:s text:c="3"/>a-&gt; The float Array</text:p>
      <text:p text:style-name="P1"><text:s/>* Output:</text:p>
      <text:p text:style-name="P1"><text:s/>* <text:s text:c="3"/>standard deviation</text:p>
      <text:p text:style-name="P1"><text:s/>*/</text:p>
      <text:p text:style-name="P51"><text:span text:style-name="T8">float</text:span><text:span text:style-name="T3"> stdev(</text:span><text:span text:style-name="T8">float</text:span><text:span text:style-name="T3"> a[],</text:span><text:span text:style-name="T8">int</text:span><text:span text:style-name="T3"> n){</text:span></text:p>
      <text:p text:style-name="P51"><text:span text:style-name="T3"><text:s text:c="4"/></text:span><text:span text:style-name="T1">//Declare variable and initialize</text:span></text:p>
      <text:p text:style-name="P51"><text:span text:style-name="T3"><text:s text:c="4"/></text:span><text:span text:style-name="T8">float</text:span><text:span text:style-name="T3"> std=0,avg=mean(a,n);</text:span></text:p>
      <text:p text:style-name="P51"><text:span text:style-name="T3"><text:s text:c="4"/></text:span><text:span text:style-name="T1">//Loop to find the maximum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n;i++){</text:span></text:p>
      <text:p text:style-name="P51"><text:span text:style-name="T3"><text:s text:c="8"/></text:span><text:span text:style-name="T8">float</text:span><text:span text:style-name="T3"> amavg=(a[i]-avg);</text:span></text:p>
      <text:p text:style-name="P21"><text:s text:c="8"/>std+=(amavg*amavg);</text:p>
      <text:p text:style-name="P51"><text:span text:style-name="T3"><text:s text:c="8"/></text:span><text:span text:style-name="T1">//std+=(a[i]-mean(a,n)*a[i]-mean(a,n));</text:span></text:p>
      <text:p text:style-name="P21"><text:s text:c="4"/>}</text:p>
      <text:p text:style-name="P51"><text:span text:style-name="T3"><text:s text:c="4"/></text:span><text:span text:style-name="T1">//Return the maximum value</text:span></text:p>
      <text:p text:style-name="P51"><text:span text:style-name="T3"><text:s text:c="4"/></text:span><text:span text:style-name="T8">return</text:span><text:span text:style-name="T3"> sqrt(std/(n-1));</text:span></text:p>
      <text:p text:style-name="P21">}</text:p>
      <text:p text:style-name="P21"/>
      <text:p text:style-name="P1">/**************************************************</text:p>
      <text:p text:style-name="P1"><text:s/>* <text:s text:c="15"/>Mean of an Array <text:s text:c="15"/>*</text:p>
      <text:p text:style-name="P1"><text:s/>**************************************************</text:p>
      <text:p text:style-name="P1"><text:s/>* Purpose: <text:s/>To find the mean</text:p>
      <text:p text:style-name="P1"><text:s/>* Input:</text:p>
      <text:p text:style-name="P1"><text:s/>* <text:s text:c="3"/>n-&gt; The size of the array</text:p>
      <text:p text:style-name="P1"><text:s/>* <text:s text:c="3"/>a-&gt; The float Array</text:p>
      <text:p text:style-name="P1"><text:s/>* Output:</text:p>
      <text:p text:style-name="P1"><text:s/>* <text:s text:c="3"/>mean value</text:p>
      <text:p text:style-name="P1"><text:s/>*/</text:p>
      <text:p text:style-name="P51"><text:span text:style-name="T8">float</text:span><text:span text:style-name="T3"> mean(</text:span><text:span text:style-name="T8">float</text:span><text:span text:style-name="T3"> a[],</text:span><text:span text:style-name="T8">int</text:span><text:span text:style-name="T3"> n){</text:span></text:p>
      <text:p text:style-name="P51"><text:soft-page-break/><text:span text:style-name="T3"><text:s text:c="4"/></text:span><text:span text:style-name="T1">//Declare variable and initialize</text:span></text:p>
      <text:p text:style-name="P51"><text:span text:style-name="T3"><text:s text:c="4"/></text:span><text:span text:style-name="T8">float</text:span><text:span text:style-name="T3"> mean=0;</text:span></text:p>
      <text:p text:style-name="P51"><text:span text:style-name="T3"><text:s text:c="4"/></text:span><text:span text:style-name="T1">//Loop to find the maximum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n;i++){</text:span></text:p>
      <text:p text:style-name="P21"><text:s text:c="8"/>mean+=a[i];</text:p>
      <text:p text:style-name="P21"><text:s text:c="4"/>}</text:p>
      <text:p text:style-name="P51"><text:span text:style-name="T3"><text:s text:c="4"/></text:span><text:span text:style-name="T1">//Return the maximum value</text:span></text:p>
      <text:p text:style-name="P51"><text:span text:style-name="T3"><text:s text:c="4"/></text:span><text:span text:style-name="T8">return</text:span><text:span text:style-name="T3"> mean/n;</text:span></text:p>
      <text:p text:style-name="P21">}</text:p>
      <text:p text:style-name="P21"/>
      <text:p text:style-name="P1">/**************************************************</text:p>
      <text:p text:style-name="P1"><text:s/>* <text:s text:c="15"/>Max of an Array <text:s text:c="16"/>*</text:p>
      <text:p text:style-name="P1"><text:s/>**************************************************</text:p>
      <text:p text:style-name="P1"><text:s/>* Purpose: <text:s/>To find the maximum</text:p>
      <text:p text:style-name="P1"><text:s/>* Input:</text:p>
      <text:p text:style-name="P1"><text:s/>* <text:s text:c="3"/>n-&gt; The size of the array</text:p>
      <text:p text:style-name="P1"><text:s/>* <text:s text:c="3"/>a-&gt; The float Array</text:p>
      <text:p text:style-name="P1"><text:s/>* Output:</text:p>
      <text:p text:style-name="P1"><text:s/>* <text:s text:c="3"/>maximum value</text:p>
      <text:p text:style-name="P1"><text:s/>*/</text:p>
      <text:p text:style-name="P51"><text:span text:style-name="T8">float</text:span><text:span text:style-name="T3"> max(</text:span><text:span text:style-name="T8">float</text:span><text:span text:style-name="T3"> a[],</text:span><text:span text:style-name="T8">int</text:span><text:span text:style-name="T3"> n){</text:span></text:p>
      <text:p text:style-name="P51"><text:span text:style-name="T3"><text:s text:c="4"/></text:span><text:span text:style-name="T1">//Declare variable and initialize</text:span></text:p>
      <text:p text:style-name="P51"><text:span text:style-name="T3"><text:s text:c="4"/></text:span><text:span text:style-name="T8">float</text:span><text:span text:style-name="T3"> max=a[0];</text:span></text:p>
      <text:p text:style-name="P51"><text:span text:style-name="T3"><text:s text:c="4"/></text:span><text:span text:style-name="T1">//Loop to find the maximum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1;i&lt;n;i++){</text:span></text:p>
      <text:p text:style-name="P51"><text:span text:style-name="T3"><text:s text:c="8"/></text:span><text:span text:style-name="T8">if</text:span><text:span text:style-name="T3">(max&lt;a[i])max=a[i];</text:span></text:p>
      <text:p text:style-name="P21"><text:s text:c="4"/>}</text:p>
      <text:p text:style-name="P51"><text:span text:style-name="T3"><text:s text:c="4"/></text:span><text:span text:style-name="T1">//Return the maximum value</text:span></text:p>
      <text:p text:style-name="P51"><text:span text:style-name="T3"><text:s text:c="4"/></text:span><text:span text:style-name="T8">return</text:span><text:span text:style-name="T3"> max;</text:span></text:p>
      <text:p text:style-name="P21">}</text:p>
      <text:p text:style-name="P21"/>
      <text:p text:style-name="P1">/**************************************************</text:p>
      <text:p text:style-name="P1"><text:s/>* <text:s text:c="15"/>Min of an Array <text:s text:c="16"/>*</text:p>
      <text:p text:style-name="P1"><text:s/>**************************************************</text:p>
      <text:p text:style-name="P1"><text:s/>* Purpose: <text:s/>To find the minimum</text:p>
      <text:p text:style-name="P1"><text:s/>* Input:</text:p>
      <text:p text:style-name="P1"><text:s/>* <text:s text:c="3"/>n-&gt; The size of the array</text:p>
      <text:p text:style-name="P1"><text:s/>* <text:s text:c="3"/>a-&gt; The float Array</text:p>
      <text:p text:style-name="P1"><text:s/>* Output:</text:p>
      <text:p text:style-name="P1"><text:s/>* <text:s text:c="3"/>minimum value</text:p>
      <text:p text:style-name="P1"><text:s/>*/</text:p>
      <text:p text:style-name="P51"><text:span text:style-name="T8">float</text:span><text:span text:style-name="T3"> min(</text:span><text:span text:style-name="T8">float</text:span><text:span text:style-name="T3"> a[],</text:span><text:span text:style-name="T8">int</text:span><text:span text:style-name="T3"> n){</text:span></text:p>
      <text:p text:style-name="P51"><text:span text:style-name="T3"><text:s text:c="4"/></text:span><text:span text:style-name="T1">//Declare variable and initialize</text:span></text:p>
      <text:p text:style-name="P51"><text:span text:style-name="T3"><text:s text:c="4"/></text:span><text:span text:style-name="T8">float</text:span><text:span text:style-name="T3"> min=a[0];</text:span></text:p>
      <text:p text:style-name="P51"><text:span text:style-name="T3"><text:s text:c="4"/></text:span><text:span text:style-name="T1">//Loop to find the maximum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1;i&lt;n;i++){</text:span></text:p>
      <text:p text:style-name="P51"><text:span text:style-name="T3"><text:s text:c="8"/></text:span><text:span text:style-name="T8">if</text:span><text:span text:style-name="T3">(min&gt;a[i])min=a[i];</text:span></text:p>
      <text:p text:style-name="P21"><text:s text:c="4"/>}</text:p>
      <text:p text:style-name="P51"><text:span text:style-name="T3"><text:s text:c="4"/></text:span><text:span text:style-name="T1">//Return the maximum value</text:span></text:p>
      <text:p text:style-name="P51"><text:span text:style-name="T3"><text:s text:c="4"/></text:span><text:span text:style-name="T8">return</text:span><text:span text:style-name="T3"> min;</text:span></text:p>
      <text:p text:style-name="P21">}</text:p>
      <text:p text:style-name="P21"/>
      <text:p text:style-name="P1">/**************************************************</text:p>
      <text:p text:style-name="P1"><text:s/>* <text:s text:c="15"/>Print Array <text:s text:c="21"/>*</text:p>
      <text:p text:style-name="P1"><text:s/>**************************************************</text:p>
      <text:p text:style-name="P1"><text:s/>* Purpose: <text:s/>To print a float type array with any</text:p>
      <text:p text:style-name="P1"><text:s/>* <text:s text:c="10"/>number of columns</text:p>
      <text:p text:style-name="P1"><text:s/>* Input:</text:p>
      <text:p text:style-name="P1"><text:s/>* <text:s text:c="3"/>n-&gt; The size of the array</text:p>
      <text:p text:style-name="P1"><text:soft-page-break/><text:s/>* <text:s text:c="3"/>a-&gt; The float Array</text:p>
      <text:p text:style-name="P1"><text:s/>* <text:s text:c="3"/>nCols-&gt;Number of columns to display the array.</text:p>
      <text:p text:style-name="P1"><text:s/>* Output:</text:p>
      <text:p text:style-name="P1"><text:s/>* <text:s text:c="3"/>On Screen</text:p>
      <text:p text:style-name="P1"><text:s/>*/</text:p>
      <text:p text:style-name="P51"><text:span text:style-name="T8">void</text:span><text:span text:style-name="T3"> prntAry(</text:span><text:span text:style-name="T8">const</text:span><text:span text:style-name="T3"> </text:span><text:span text:style-name="T8">float</text:span><text:span text:style-name="T3"> a[],</text:span><text:span text:style-name="T8">int</text:span><text:span text:style-name="T3"> n,</text:span><text:span text:style-name="T8">int</text:span><text:span text:style-name="T3"> nCols){</text:span></text:p>
      <text:p text:style-name="P51"><text:span text:style-name="T3"><text:s text:c="4"/></text:span><text:span text:style-name="T1">//Format</text:span></text:p>
      <text:p text:style-name="P21"><text:s text:c="4"/>cout&lt;&lt;fixed&lt;&lt;showpoint&lt;&lt;setprecision(4);</text:p>
      <text:p text:style-name="P51"><text:span text:style-name="T3"><text:s text:c="4"/></text:span><text:span text:style-name="T1">//Separate outputs with a line</text:span></text:p>
      <text:p text:style-name="P21"><text:s text:c="4"/>cout&lt;&lt;endl;</text:p>
      <text:p text:style-name="P51"><text:span text:style-name="T3"><text:s text:c="4"/></text:span><text:span text:style-name="T1">//Loop and output every element in the array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n;i++){</text:span></text:p>
      <text:p text:style-name="P21"><text:s text:c="8"/>cout&lt;&lt;setw(8)&lt;&lt;a[i];</text:p>
      <text:p text:style-name="P51"><text:span text:style-name="T3"><text:s text:c="8"/></text:span><text:span text:style-name="T1">//When column is reached go to next line</text:span></text:p>
      <text:p text:style-name="P51"><text:span text:style-name="T3"><text:s text:c="8"/></text:span><text:span text:style-name="T8">if</text:span><text:span text:style-name="T3">((i%nCols)==(nCols-1))cout&lt;&lt;endl;</text:span></text:p>
      <text:p text:style-name="P21"><text:s text:c="4"/>}</text:p>
      <text:p text:style-name="P51"><text:span text:style-name="T3"><text:s text:c="4"/></text:span><text:span text:style-name="T1">//Separate outputs with a line</text:span></text:p>
      <text:p text:style-name="P21"><text:s text:c="4"/>cout&lt;&lt;endl;</text:p>
      <text:p text:style-name="P21">}</text:p>
      <text:p text:style-name="P21"/>
      <text:p text:style-name="P1">/**************************************************</text:p>
      <text:p text:style-name="P1"><text:s/>* <text:s text:c="15"/>Fill Array <text:s text:c="21"/>*</text:p>
      <text:p text:style-name="P1"><text:s/>**************************************************</text:p>
      <text:p text:style-name="P1"><text:s/>* Purpose: <text:s/>To fill an array with float normal</text:p>
      <text:p text:style-name="P1"><text:s/>* <text:s text:c="10"/>random numbers.</text:p>
      <text:p text:style-name="P1"><text:s/>* Input:</text:p>
      <text:p text:style-name="P1"><text:s/>* <text:s text:c="3"/>n-&gt; The size of the array</text:p>
      <text:p text:style-name="P1"><text:s/>* Input-Output:</text:p>
      <text:p text:style-name="P1"><text:s/>* <text:s text:c="3"/>a-&gt; The integer Array</text:p>
      <text:p text:style-name="P1"><text:s/>* Output:</text:p>
      <text:p text:style-name="P1"><text:s/>*/</text:p>
      <text:p text:style-name="P51"><text:span text:style-name="T8">void</text:span><text:span text:style-name="T3"> filAray(</text:span><text:span text:style-name="T8">float</text:span><text:span text:style-name="T3"> a[],</text:span><text:span text:style-name="T8">int</text:span><text:span text:style-name="T3"> n){</text:span></text:p>
      <text:p text:style-name="P51"><text:span text:style-name="T3"><text:s text:c="4"/></text:span><text:span text:style-name="T1">//Loop on every element and equate to 2 digits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n;i++){</text:span></text:p>
      <text:p text:style-name="P51"><text:span text:style-name="T3"><text:s text:c="8"/>a[i]=normal();</text:span><text:span text:style-name="T1">//[-6,6];</text:span></text:p>
      <text:p text:style-name="P21"><text:s text:c="4"/>}</text:p>
      <text:p text:style-name="P21">}</text:p>
      <text:p text:style-name="P21"/>
      <text:p text:style-name="P1">/*******************************************************</text:p>
      <text:p text:style-name="P1"><text:s/>* <text:s text:c="10"/>Normal Distribution Approximation <text:s text:c="8"/>*</text:p>
      <text:p text:style-name="P1"><text:s/>*******************************************************</text:p>
      <text:p text:style-name="P1"><text:s/>* Output-&gt;Normal density function approximation</text:p>
      <text:p text:style-name="P1"><text:s/>*/</text:p>
      <text:p text:style-name="P51"><text:span text:style-name="T8">float</text:span><text:span text:style-name="T3"> normal(){</text:span></text:p>
      <text:p text:style-name="P51"><text:span text:style-name="T3"><text:s text:c="4"/></text:span><text:span text:style-name="T1">//Declare a variable</text:span></text:p>
      <text:p text:style-name="P51"><text:span text:style-name="T3"><text:s text:c="4"/></text:span><text:span text:style-name="T8">float</text:span><text:span text:style-name="T3"> norm=0;</text:span><text:span text:style-name="T1">//[-6,6]</text:span></text:p>
      <text:p text:style-name="P51"><text:span text:style-name="T3"><text:s text:c="4"/></text:span><text:span text:style-name="T1">//Loop 12 times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1;i&lt;=12;i++){</text:span></text:p>
      <text:p text:style-name="P51"><text:span text:style-name="T3"><text:s text:c="8"/>norm+=(rand()/MXRND-0.5);</text:span><text:span text:style-name="T1">//[-0.5,0.5];</text:span></text:p>
      <text:p text:style-name="P21"><text:s text:c="4"/>}</text:p>
      <text:p text:style-name="P51"><text:span text:style-name="T3"><text:s text:c="4"/></text:span><text:span text:style-name="T1">//Exit and return the norm variable</text:span></text:p>
      <text:p text:style-name="P51"><text:span text:style-name="T3"><text:s text:c="4"/></text:span><text:span text:style-name="T8">return</text:span><text:span text:style-name="T3"> norm;</text:span></text:p>
      <text:p text:style-name="P21">}</text:p>
      <text:p text:style-name="P1">/* </text:p>
      <text:p text:style-name="P1"><text:s/>* File: <text:s text:c="2"/>main.cpp</text:p>
      <text:p text:style-name="P1"><text:s/>* Author: AbdulHakim Abbas</text:p>
      <text:p text:style-name="P1"><text:s/>* Created on July 16, 2015, 12:53 PM</text:p>
      <text:p text:style-name="P1"><text:s/>*/</text:p>
      <text:p text:style-name="P21"/>
      <text:p text:style-name="P1"><text:soft-page-break/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cmath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2">#include</text:span><text:span text:style-name="T3"> </text:span><text:span text:style-name="T7">&lt;ctime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1">//Global Constants</text:p>
      <text:p text:style-name="P1">//Function Prototype</text:p>
      <text:p text:style-name="P51"><text:span text:style-name="T8">void</text:span><text:span text:style-name="T3"> filAray(</text:span><text:span text:style-name="T8">char</text:span><text:span text:style-name="T3"> [],</text:span><text:span text:style-name="T8">int</text:span><text:span text:style-name="T3">);</text:span></text:p>
      <text:p text:style-name="P51"><text:span text:style-name="T8">void</text:span><text:span text:style-name="T3"> prntAry(</text:span><text:span text:style-name="T8">const</text:span><text:span text:style-name="T3"> </text:span><text:span text:style-name="T8">char</text:span><text:span text:style-name="T3"> [],</text:span><text:span text:style-name="T8">int</text:span><text:span text:style-name="T3">,</text:span><text:span text:style-name="T8">int</text:span><text:span text:style-name="T3">);</text:span></text:p>
      <text:p text:style-name="P51"><text:span text:style-name="T8">int</text:span><text:span text:style-name="T3"> grade(</text:span><text:span text:style-name="T8">char</text:span><text:span text:style-name="T3"> [],</text:span><text:span text:style-name="T8">char</text:span><text:span text:style-name="T3"> [],</text:span><text:span text:style-name="T8">char</text:span><text:span text:style-name="T3"> [],</text:span><text:span text:style-name="T8">int</text:span><text:span text:style-name="T3">);</text:span></text:p>
      <text:p text:style-name="P21"/>
      <text:p text:style-name="P21"/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Set the random number seed</text:span></text:p>
      <text:p text:style-name="P51"><text:span text:style-name="T3"><text:s text:c="4"/>srand(</text:span><text:span text:style-name="T8">static_cast</text:span><text:span text:style-name="T3">&lt;</text:span><text:span text:style-name="T8">unsigned</text:span><text:span text:style-name="T3"> </text:span><text:span text:style-name="T8">int</text:span><text:span text:style-name="T3">&gt;(time(0)));</text:span></text:p>
      <text:p text:style-name="P21"><text:s text:c="4"/></text:p>
      <text:p text:style-name="P51"><text:span text:style-name="T3"><text:s text:c="4"/></text:span><text:span text:style-name="T1">//Declare Variables</text:span></text:p>
      <text:p text:style-name="P51"><text:span text:style-name="T3"><text:s text:c="4"/></text:span><text:span text:style-name="T8">const</text:span><text:span text:style-name="T3"> </text:span><text:span text:style-name="T8">int</text:span><text:span text:style-name="T3"> SIZE=20;</text:span></text:p>
      <text:p text:style-name="P51"><text:span text:style-name="T3"><text:s text:c="4"/></text:span><text:span text:style-name="T8">char</text:span><text:span text:style-name="T3"> qstns[SIZE],answrs[SIZE],rhtwrg[SIZE];</text:span></text:p>
      <text:p text:style-name="P21"><text:s text:c="4"/></text:p>
      <text:p text:style-name="P51"><text:span text:style-name="T3"><text:s text:c="4"/></text:span><text:span text:style-name="T1">//Initialize the array</text:span></text:p>
      <text:p text:style-name="P21"><text:s text:c="4"/>filAray(qstns,SIZE);</text:p>
      <text:p text:style-name="P21"><text:s text:c="4"/>filAray(answrs,SIZE);</text:p>
      <text:p text:style-name="P21"><text:s text:c="4"/></text:p>
      <text:p text:style-name="P51"><text:span text:style-name="T3"><text:s text:c="4"/></text:span><text:span text:style-name="T1">//Grade the Test</text:span></text:p>
      <text:p text:style-name="P51"><text:span text:style-name="T3"><text:s text:c="4"/></text:span><text:span text:style-name="T8">int</text:span><text:span text:style-name="T3"> score=grade(qstns,answrs,rhtwrg,SIZE);</text:span></text:p>
      <text:p text:style-name="P21"><text:s text:c="4"/></text:p>
      <text:p text:style-name="P51"><text:span text:style-name="T3"><text:s text:c="4"/></text:span><text:span text:style-name="T1">//Output the initial arrays and the results</text:span></text:p>
      <text:p text:style-name="P51"><text:span text:style-name="T3"><text:s text:c="4"/>cout&lt;&lt;</text:span><text:span text:style-name="T7">"The Test Question Solutions"</text:span><text:span text:style-name="T3">&lt;&lt;endl;</text:span></text:p>
      <text:p text:style-name="P21"><text:s text:c="4"/>prntAry(qstns,SIZE,5);</text:p>
      <text:p text:style-name="P51"><text:span text:style-name="T3"><text:s text:c="4"/>cout&lt;&lt;</text:span><text:span text:style-name="T7">"The Test Question Answers"</text:span><text:span text:style-name="T3">&lt;&lt;endl;</text:span></text:p>
      <text:p text:style-name="P21"><text:s text:c="4"/>prntAry(answrs,SIZE,5);</text:p>
      <text:p text:style-name="P51"><text:span text:style-name="T3"><text:s text:c="4"/>cout&lt;&lt;</text:span><text:span text:style-name="T7">"The scores received"</text:span><text:span text:style-name="T3">&lt;&lt;endl;</text:span></text:p>
      <text:p text:style-name="P21"><text:s text:c="4"/>prntAry(rhtwrg,SIZE,5);</text:p>
      <text:p text:style-name="P51"><text:span text:style-name="T3"><text:s text:c="4"/>cout&lt;&lt;</text:span><text:span text:style-name="T7">"Your results were "</text:span><text:span text:style-name="T3">&lt;&lt;score&lt;&lt;</text:span><text:span text:style-name="T7">" out of "</text:span><text:span text:style-name="T3">&lt;&lt;SIZE&lt;&lt;endl;</text:span></text:p>
      <text:p text:style-name="P21"><text:s text:c="4"/></text:p>
      <text:p text:style-name="P51"><text:span text:style-name="T3"><text:s text:c="4"/></text:span><text:span text:style-name="T1">//Exit stage right!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1">/**************************************************</text:p>
      <text:p text:style-name="P1"><text:s/>* <text:s text:c="13"/>Score the Test <text:s text:c="19"/>*</text:p>
      <text:p text:style-name="P1"><text:s/>**************************************************</text:p>
      <text:p text:style-name="P1"><text:s/>* Purpose: <text:s/>To print a character type array with any</text:p>
      <text:p text:style-name="P1"><text:s/>* <text:s text:c="10"/>number of columns</text:p>
      <text:p text:style-name="P1"><text:s/>* Input:</text:p>
      <text:p text:style-name="P1"><text:s/>* <text:s text:c="3"/>n-&gt; The size of the array</text:p>
      <text:p text:style-name="P1"><text:s/>* <text:s text:c="3"/>q-&gt; The question Array</text:p>
      <text:p text:style-name="P1"><text:s/>* <text:s text:c="3"/>a-&gt; The answer Array</text:p>
      <text:p text:style-name="P1"><text:s/>* Output:</text:p>
      <text:p text:style-name="P1"><text:s/>* <text:s text:c="3"/>c-&gt; The score Array</text:p>
      <text:p text:style-name="P1"><text:s/>* <text:s text:c="3"/>score-&gt; The total correct</text:p>
      <text:p text:style-name="P1"><text:s/>*/</text:p>
      <text:p text:style-name="P51"><text:span text:style-name="T8">int</text:span><text:span text:style-name="T3"> grade(</text:span><text:span text:style-name="T8">char</text:span><text:span text:style-name="T3"> q[],</text:span><text:span text:style-name="T8">char</text:span><text:span text:style-name="T3"> a[],</text:span><text:span text:style-name="T8">char</text:span><text:span text:style-name="T3"> c[],</text:span><text:span text:style-name="T8">int</text:span><text:span text:style-name="T3"> n){</text:span></text:p>
      <text:p text:style-name="P51"><text:span text:style-name="T3"><text:s text:c="4"/></text:span><text:span text:style-name="T1">//Declare the count/score</text:span></text:p>
      <text:p text:style-name="P51"><text:span text:style-name="T3"><text:s text:c="4"/></text:span><text:span text:style-name="T8">int</text:span><text:span text:style-name="T3"> score=0;</text:span></text:p>
      <text:p text:style-name="P51"><text:soft-page-break/><text:span text:style-name="T3"><text:s text:c="4"/></text:span><text:span text:style-name="T1">//Grade each answer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n;i++){</text:span></text:p>
      <text:p text:style-name="P51"><text:span text:style-name="T3"><text:s text:c="8"/></text:span><text:span text:style-name="T8">if</text:span><text:span text:style-name="T3">(q[i]==a[i]){</text:span></text:p>
      <text:p text:style-name="P51"><text:span text:style-name="T3"><text:s text:c="12"/>c[i]=</text:span><text:span text:style-name="T7">'c'</text:span><text:span text:style-name="T3">;</text:span></text:p>
      <text:p text:style-name="P21"><text:s text:c="12"/>score++;</text:p>
      <text:p text:style-name="P51"><text:span text:style-name="T3"><text:s text:c="8"/>}</text:span><text:span text:style-name="T8">else</text:span><text:span text:style-name="T3"> c[i]=</text:span><text:span text:style-name="T7">'i'</text:span><text:span text:style-name="T3">;</text:span></text:p>
      <text:p text:style-name="P21"><text:s text:c="4"/>}</text:p>
      <text:p text:style-name="P51"><text:span text:style-name="T3"><text:s text:c="4"/></text:span><text:span text:style-name="T1">//Return the score</text:span></text:p>
      <text:p text:style-name="P51"><text:span text:style-name="T3"><text:s text:c="4"/></text:span><text:span text:style-name="T8">return</text:span><text:span text:style-name="T3"> score;</text:span></text:p>
      <text:p text:style-name="P21">}</text:p>
      <text:p text:style-name="P21"/>
      <text:p text:style-name="P1">/**************************************************</text:p>
      <text:p text:style-name="P1"><text:s/>* <text:s text:c="15"/>Print Array <text:s text:c="21"/>*</text:p>
      <text:p text:style-name="P1"><text:s/>**************************************************</text:p>
      <text:p text:style-name="P1"><text:s/>* Purpose: <text:s/>To print a character type array with any</text:p>
      <text:p text:style-name="P1"><text:s/>* <text:s text:c="10"/>number of columns</text:p>
      <text:p text:style-name="P1"><text:s/>* Input:</text:p>
      <text:p text:style-name="P1"><text:s/>* <text:s text:c="3"/>n-&gt; The size of the array</text:p>
      <text:p text:style-name="P1"><text:s/>* <text:s text:c="3"/>a-&gt; The character Array</text:p>
      <text:p text:style-name="P1"><text:s/>* <text:s text:c="3"/>nCols-&gt;Number of columns to display the array.</text:p>
      <text:p text:style-name="P1"><text:s/>* Output:</text:p>
      <text:p text:style-name="P1"><text:s/>* <text:s text:c="3"/>On Screen</text:p>
      <text:p text:style-name="P1"><text:s/>*/</text:p>
      <text:p text:style-name="P51"><text:span text:style-name="T8">void</text:span><text:span text:style-name="T3"> prntAry(</text:span><text:span text:style-name="T8">const</text:span><text:span text:style-name="T3"> </text:span><text:span text:style-name="T8">char</text:span><text:span text:style-name="T3"> a[],</text:span><text:span text:style-name="T8">int</text:span><text:span text:style-name="T3"> n,</text:span><text:span text:style-name="T8">int</text:span><text:span text:style-name="T3"> nCols){</text:span></text:p>
      <text:p text:style-name="P51"><text:span text:style-name="T3"><text:s text:c="4"/></text:span><text:span text:style-name="T1">//Separate outputs with a line</text:span></text:p>
      <text:p text:style-name="P21"><text:s text:c="4"/>cout&lt;&lt;endl;</text:p>
      <text:p text:style-name="P51"><text:span text:style-name="T3"><text:s text:c="4"/></text:span><text:span text:style-name="T1">//Loop and output every element in the array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n;i++){</text:span></text:p>
      <text:p text:style-name="P51"><text:span text:style-name="T3"><text:s text:c="8"/>cout&lt;&lt;a[i]&lt;&lt;</text:span><text:span text:style-name="T7">" "</text:span><text:span text:style-name="T3">;</text:span></text:p>
      <text:p text:style-name="P51"><text:span text:style-name="T3"><text:s text:c="8"/></text:span><text:span text:style-name="T1">//When column is reached go to next line</text:span></text:p>
      <text:p text:style-name="P51"><text:span text:style-name="T3"><text:s text:c="8"/></text:span><text:span text:style-name="T8">if</text:span><text:span text:style-name="T3">((i%nCols)==(nCols-1))cout&lt;&lt;endl;</text:span></text:p>
      <text:p text:style-name="P21"><text:s text:c="4"/>}</text:p>
      <text:p text:style-name="P51"><text:span text:style-name="T3"><text:s text:c="4"/></text:span><text:span text:style-name="T1">//Separate outputs with a line</text:span></text:p>
      <text:p text:style-name="P21"><text:s text:c="4"/>cout&lt;&lt;endl;</text:p>
      <text:p text:style-name="P21">}</text:p>
      <text:p text:style-name="P21"/>
      <text:p text:style-name="P1">/**************************************************</text:p>
      <text:p text:style-name="P1"><text:s/>* <text:s text:c="15"/>Fill Array <text:s text:c="21"/>*</text:p>
      <text:p text:style-name="P1"><text:s/>**************************************************</text:p>
      <text:p text:style-name="P1"><text:s/>* Purpose: <text:s/>To fill an array with a,b,c,d</text:p>
      <text:p text:style-name="P1"><text:s/>* Input:</text:p>
      <text:p text:style-name="P1"><text:s/>* <text:s text:c="3"/>n-&gt; The size of the array</text:p>
      <text:p text:style-name="P1"><text:s/>* Input-Output:</text:p>
      <text:p text:style-name="P1"><text:s/>* <text:s text:c="3"/>a-&gt; The character Array</text:p>
      <text:p text:style-name="P1"><text:s/>* Output:</text:p>
      <text:p text:style-name="P1"><text:s/>*/</text:p>
      <text:p text:style-name="P51"><text:span text:style-name="T8">void</text:span><text:span text:style-name="T3"> filAray(</text:span><text:span text:style-name="T8">char</text:span><text:span text:style-name="T3"> a[],</text:span><text:span text:style-name="T8">int</text:span><text:span text:style-name="T3"> n){</text:span></text:p>
      <text:p text:style-name="P51"><text:span text:style-name="T3"><text:s text:c="4"/></text:span><text:span text:style-name="T1">//Loop on every element and equate to 2 digits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n;i++){</text:span></text:p>
      <text:p text:style-name="P51"><text:span text:style-name="T3"><text:s text:c="8"/>a[i]=rand()%4+97;</text:span><text:span text:style-name="T1">//[a,b,c,d]</text:span></text:p>
      <text:p text:style-name="P21"><text:s text:c="4"/>}</text:p>
      <text:p text:style-name="P21">}</text:p>
      <text:p text:style-name="P21"/>
      <text:p text:style-name="P1">/* </text:p>
      <text:p text:style-name="P1"><text:s/>* File: <text:s text:c="2"/>main.cpp</text:p>
      <text:p text:style-name="P1"><text:s/>* Author: AbdulHakim Abbas</text:p>
      <text:p text:style-name="P1"><text:s/>* Purpose: Is the First Project which is the Game of Hangman</text:p>
      <text:p text:style-name="P1"><text:s/>* Created on July 15, 2015, 3:48 PM</text:p>
      <text:p text:style-name="P1"><text:s/>*/</text:p>
      <text:p text:style-name="P21"><text:soft-page-break/></text:p>
      <text:p text:style-name="P1">//System Libraries that is used for this program are found in the hash include library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ctime&gt;</text:span></text:p>
      <text:p text:style-name="P51"><text:span text:style-name="T2">#include</text:span><text:span text:style-name="T3"> </text:span><text:span text:style-name="T7">&lt;string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 are declared here</text:p>
      <text:p text:style-name="P1">//Global Constants are declared here</text:p>
      <text:p text:style-name="P51"><text:span text:style-name="T8">const</text:span><text:span text:style-name="T3"> </text:span><text:span text:style-name="T8">int</text:span><text:span text:style-name="T3"> MAX_TRIES=20;</text:span></text:p>
      <text:p text:style-name="P1">//Function Prototypes are declared here </text:p>
      <text:p text:style-name="P51"><text:span text:style-name="T8">int</text:span><text:span text:style-name="T3"> letterFill (</text:span><text:span text:style-name="T8">char</text:span><text:span text:style-name="T3">, string, string&amp;);</text:span>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v,</text:span><text:span text:style-name="T8">char</text:span><text:span text:style-name="T3"> *argc[]){</text:span></text:p>
      <text:p text:style-name="P1">//Declare the variables needed for this program <text:s text:c="3"/></text:p>
      <text:p text:style-name="P21">string name;</text:p>
      <text:p text:style-name="P51"><text:span text:style-name="T8">char</text:span><text:span text:style-name="T3"> letter;</text:span></text:p>
      <text:p text:style-name="P51"><text:span text:style-name="T8">int</text:span><text:span text:style-name="T3"> num_of_wrong_guesses=0;</text:span></text:p>
      <text:p text:style-name="P21">string word;</text:p>
      <text:p text:style-name="P1">//Make an array that holds the words of the game that are chosen at random</text:p>
      <text:p text:style-name="P21">string words[] =</text:p>
      <text:p text:style-name="P21">{</text:p>
      <text:p text:style-name="P51"><text:span text:style-name="T7">"course"</text:span><text:span text:style-name="T3">,</text:span></text:p>
      <text:p text:style-name="P51"><text:span text:style-name="T7">"mode"</text:span><text:span text:style-name="T3">,</text:span></text:p>
      <text:p text:style-name="P51"><text:span text:style-name="T7">"plans"</text:span><text:span text:style-name="T3">,</text:span></text:p>
      <text:p text:style-name="P51"><text:span text:style-name="T7">"process"</text:span><text:span text:style-name="T3">,</text:span></text:p>
      <text:p text:style-name="P51"><text:span text:style-name="T7">"disposal"</text:span><text:span text:style-name="T3">,</text:span></text:p>
      <text:p text:style-name="P51"><text:span text:style-name="T7">"battery"</text:span><text:span text:style-name="T3">,</text:span></text:p>
      <text:p text:style-name="P51"><text:span text:style-name="T7">"midterm"</text:span><text:span text:style-name="T3">,</text:span></text:p>
      <text:p text:style-name="P51"><text:span text:style-name="T7">"office"</text:span><text:span text:style-name="T3">,</text:span></text:p>
      <text:p text:style-name="P51"><text:span text:style-name="T7">"notes"</text:span><text:span text:style-name="T3">,</text:span></text:p>
      <text:p text:style-name="P51"><text:span text:style-name="T7">"laptops"</text:span><text:span text:style-name="T3">,</text:span></text:p>
      <text:p text:style-name="P51"><text:span text:style-name="T7">"machines"</text:span><text:span text:style-name="T3">,</text:span></text:p>
      <text:p text:style-name="P51"><text:span text:style-name="T7">"center"</text:span><text:span text:style-name="T3">,</text:span></text:p>
      <text:p text:style-name="P51"><text:span text:style-name="T7">"butter"</text:span><text:span text:style-name="T3">,</text:span></text:p>
      <text:p text:style-name="P51"><text:span text:style-name="T7">"milk"</text:span><text:span text:style-name="T3">,</text:span></text:p>
      <text:p text:style-name="P51"><text:span text:style-name="T7">"water"</text:span><text:span text:style-name="T3">,</text:span></text:p>
      <text:p text:style-name="P51"><text:span text:style-name="T7">"culture"</text:span><text:span text:style-name="T3">,</text:span></text:p>
      <text:p text:style-name="P51"><text:span text:style-name="T7">"passport"</text:span><text:span text:style-name="T3">,</text:span></text:p>
      <text:p text:style-name="P51"><text:span text:style-name="T7">"passed"</text:span><text:span text:style-name="T3">,</text:span></text:p>
      <text:p text:style-name="P51"><text:span text:style-name="T7">"failed"</text:span><text:span text:style-name="T3">,</text:span></text:p>
      <text:p text:style-name="P51"><text:span text:style-name="T7">"equator"</text:span><text:span text:style-name="T3">,</text:span></text:p>
      <text:p text:style-name="P51"><text:span text:style-name="T7">"paper"</text:span><text:span text:style-name="T3">,</text:span></text:p>
      <text:p text:style-name="P51"><text:span text:style-name="T7">"approach"</text:span><text:span text:style-name="T3">,</text:span></text:p>
      <text:p text:style-name="P51"><text:span text:style-name="T7">"final"</text:span><text:span text:style-name="T3">,</text:span></text:p>
      <text:p text:style-name="P51"><text:span text:style-name="T7">"projects"</text:span><text:span text:style-name="T3">,</text:span></text:p>
      <text:p text:style-name="P51"><text:span text:style-name="T7">"college"</text:span><text:span text:style-name="T3">,</text:span></text:p>
      <text:p text:style-name="P51"><text:span text:style-name="T7">"university"</text:span><text:span text:style-name="T3">,</text:span></text:p>
      <text:p text:style-name="P51"><text:span text:style-name="T7">"code"</text:span><text:span text:style-name="T3">,</text:span></text:p>
      <text:p text:style-name="P51"><text:span text:style-name="T7">"factory"</text:span><text:span text:style-name="T3">,</text:span></text:p>
      <text:p text:style-name="P51"><text:span text:style-name="T7">"method"</text:span><text:span text:style-name="T3">,</text:span></text:p>
      <text:p text:style-name="P51"><text:span text:style-name="T7">"source"</text:span><text:span text:style-name="T3">,</text:span></text:p>
      <text:p text:style-name="P51"><text:span text:style-name="T7">"supply"</text:span><text:span text:style-name="T3">,</text:span></text:p>
      <text:p text:style-name="P51"><text:span text:style-name="T7">"nectar"</text:span><text:span text:style-name="T3">,</text:span></text:p>
      <text:p text:style-name="P51"><text:span text:style-name="T7">"ambiguity"</text:span><text:span text:style-name="T3">,</text:span></text:p>
      <text:p text:style-name="P51"><text:span text:style-name="T7">"model"</text:span><text:span text:style-name="T3">,</text:span></text:p>
      <text:p text:style-name="P51"><text:span text:style-name="T7">"clarity"</text:span><text:span text:style-name="T3">,</text:span></text:p>
      <text:p text:style-name="P51"><text:span text:style-name="T7">"stereotypes"</text:span><text:span text:style-name="T3">,</text:span></text:p>
      <text:p text:style-name="P51"><text:span text:style-name="T7">"marketing"</text:span><text:span text:style-name="T3">,</text:span></text:p>
      <text:p text:style-name="P51"><text:soft-page-break/><text:span text:style-name="T7">"comply"</text:span><text:span text:style-name="T3">,</text:span></text:p>
      <text:p text:style-name="P51"><text:span text:style-name="T7">"three"</text:span><text:span text:style-name="T3">,</text:span></text:p>
      <text:p text:style-name="P51"><text:span text:style-name="T7">"vacation"</text:span><text:span text:style-name="T3">,</text:span></text:p>
      <text:p text:style-name="P51"><text:span text:style-name="T7">"information"</text:span><text:span text:style-name="T3">,</text:span></text:p>
      <text:p text:style-name="P51"><text:span text:style-name="T7">"printer"</text:span><text:span text:style-name="T3">,</text:span></text:p>
      <text:p text:style-name="P51"><text:span text:style-name="T7">"application"</text:span><text:span text:style-name="T3">,</text:span></text:p>
      <text:p text:style-name="P51"><text:span text:style-name="T7">"hardware"</text:span><text:span text:style-name="T3">,</text:span></text:p>
      <text:p text:style-name="P51"><text:span text:style-name="T7">"software"</text:span><text:span text:style-name="T3">,</text:span></text:p>
      <text:p text:style-name="P51"><text:span text:style-name="T7">"objects"</text:span><text:span text:style-name="T3">,</text:span></text:p>
      <text:p text:style-name="P51"><text:span text:style-name="T7">"router"</text:span><text:span text:style-name="T3">,</text:span></text:p>
      <text:p text:style-name="P51"><text:span text:style-name="T7">"technology"</text:span><text:span text:style-name="T3">,</text:span></text:p>
      <text:p text:style-name="P51"><text:span text:style-name="T7">"design"</text:span><text:span text:style-name="T3">,</text:span></text:p>
      <text:p text:style-name="P51"><text:span text:style-name="T7">"mobile"</text:span><text:span text:style-name="T3">,</text:span></text:p>
      <text:p text:style-name="P51"><text:span text:style-name="T7">"systems"</text:span><text:span text:style-name="T3">,</text:span></text:p>
      <text:p text:style-name="P51"><text:span text:style-name="T7">"security"</text:span><text:span text:style-name="T3">,</text:span></text:p>
      <text:p text:style-name="P51"><text:span text:style-name="T7">"networks"</text:span><text:span text:style-name="T3">,</text:span></text:p>
      <text:p text:style-name="P51"><text:span text:style-name="T7">"java"</text:span><text:span text:style-name="T3">,</text:span></text:p>
      <text:p text:style-name="P51"><text:span text:style-name="T7">"manners"</text:span><text:span text:style-name="T3">,</text:span></text:p>
      <text:p text:style-name="P51"><text:span text:style-name="T7">"computer"</text:span><text:span text:style-name="T3">,</text:span></text:p>
      <text:p text:style-name="P49">"compilers"</text:p>
      <text:p text:style-name="P51"><text:span text:style-name="T7">"pillars"</text:span><text:span text:style-name="T3">,</text:span></text:p>
      <text:p text:style-name="P51"><text:span text:style-name="T7">"noble"</text:span><text:span text:style-name="T3">,</text:span></text:p>
      <text:p text:style-name="P51"><text:span text:style-name="T7">"society"</text:span><text:span text:style-name="T3">,</text:span></text:p>
      <text:p text:style-name="P51"><text:span text:style-name="T7">"data"</text:span><text:span text:style-name="T3">,</text:span></text:p>
      <text:p text:style-name="P51"><text:span text:style-name="T7">"file"</text:span><text:span text:style-name="T3">,</text:span></text:p>
      <text:p text:style-name="P51"><text:span text:style-name="T7">"complete"</text:span><text:span text:style-name="T3">,</text:span></text:p>
      <text:p text:style-name="P51"><text:span text:style-name="T7">"rules"</text:span><text:span text:style-name="T3">,</text:span></text:p>
      <text:p text:style-name="P51"><text:span text:style-name="T7">"guide"</text:span><text:span text:style-name="T3">,</text:span></text:p>
      <text:p text:style-name="P51"><text:span text:style-name="T7">"lines"</text:span><text:span text:style-name="T3">,</text:span></text:p>
      <text:p text:style-name="P51"><text:span text:style-name="T7">"edition"</text:span><text:span text:style-name="T3">,</text:span></text:p>
      <text:p text:style-name="P51"><text:span text:style-name="T7">"first"</text:span><text:span text:style-name="T3">,</text:span></text:p>
      <text:p text:style-name="P51"><text:span text:style-name="T7">"volume"</text:span><text:span text:style-name="T3">,</text:span></text:p>
      <text:p text:style-name="P51"><text:span text:style-name="T7">"area"</text:span><text:span text:style-name="T3">,</text:span></text:p>
      <text:p text:style-name="P51"><text:span text:style-name="T7">"poetry"</text:span><text:span text:style-name="T3">,</text:span></text:p>
      <text:p text:style-name="P51"><text:span text:style-name="T7">"organs"</text:span><text:span text:style-name="T3">,</text:span></text:p>
      <text:p text:style-name="P51"><text:span text:style-name="T7">"internal"</text:span><text:span text:style-name="T3">,</text:span></text:p>
      <text:p text:style-name="P51"><text:span text:style-name="T7">"external"</text:span><text:span text:style-name="T3">,</text:span></text:p>
      <text:p text:style-name="P51"><text:span text:style-name="T7">"elements"</text:span><text:span text:style-name="T3">,</text:span></text:p>
      <text:p text:style-name="P51"><text:span text:style-name="T7">"elementary"</text:span><text:span text:style-name="T3">,</text:span></text:p>
      <text:p text:style-name="P51"><text:span text:style-name="T7">"education"</text:span><text:span text:style-name="T3">,</text:span></text:p>
      <text:p text:style-name="P51"><text:span text:style-name="T7">"power"</text:span><text:span text:style-name="T3">,</text:span></text:p>
      <text:p text:style-name="P51"><text:span text:style-name="T7">"charts"</text:span><text:span text:style-name="T3">,</text:span></text:p>
      <text:p text:style-name="P51"><text:span text:style-name="T7">"statements"</text:span><text:span text:style-name="T3">,</text:span></text:p>
      <text:p text:style-name="P51"><text:span text:style-name="T7">"principles"</text:span><text:span text:style-name="T3">,</text:span></text:p>
      <text:p text:style-name="P51"><text:span text:style-name="T7">"last"</text:span><text:span text:style-name="T3">,</text:span></text:p>
      <text:p text:style-name="P51"><text:span text:style-name="T7">"green"</text:span><text:span text:style-name="T3">,</text:span></text:p>
      <text:p text:style-name="P51"><text:span text:style-name="T7">"blue"</text:span><text:span text:style-name="T3">,</text:span></text:p>
      <text:p text:style-name="P51"><text:span text:style-name="T7">"cyan"</text:span><text:span text:style-name="T3">,</text:span></text:p>
      <text:p text:style-name="P51"><text:span text:style-name="T7">"red"</text:span><text:span text:style-name="T3">,</text:span></text:p>
      <text:p text:style-name="P51"><text:span text:style-name="T7">"black"</text:span><text:span text:style-name="T3">,</text:span></text:p>
      <text:p text:style-name="P51"><text:span text:style-name="T7">"white"</text:span><text:span text:style-name="T3">,</text:span></text:p>
      <text:p text:style-name="P51"><text:span text:style-name="T7">"gray"</text:span><text:span text:style-name="T3">,</text:span></text:p>
      <text:p text:style-name="P51"><text:span text:style-name="T7">"pink"</text:span><text:span text:style-name="T3">,</text:span></text:p>
      <text:p text:style-name="P51"><text:span text:style-name="T7">"cards"</text:span><text:span text:style-name="T3">,</text:span></text:p>
      <text:p text:style-name="P51"><text:span text:style-name="T7">"paper"</text:span><text:span text:style-name="T3">,</text:span></text:p>
      <text:p text:style-name="P51"><text:span text:style-name="T7">"chalk"</text:span><text:span text:style-name="T3">,</text:span></text:p>
      <text:p text:style-name="P51"><text:span text:style-name="T7">"walls"</text:span><text:span text:style-name="T3">,</text:span></text:p>
      <text:p text:style-name="P51"><text:span text:style-name="T7">"wallet"</text:span><text:span text:style-name="T3">,</text:span></text:p>
      <text:p text:style-name="P51"><text:span text:style-name="T7">"painter"</text:span><text:span text:style-name="T3">,</text:span></text:p>
      <text:p text:style-name="P51"><text:soft-page-break/><text:span text:style-name="T7">"boards"</text:span><text:span text:style-name="T3">,</text:span></text:p>
      <text:p text:style-name="P51"><text:span text:style-name="T7">"experience"</text:span><text:span text:style-name="T3">,</text:span></text:p>
      <text:p text:style-name="P51"><text:span text:style-name="T7">"assisting"</text:span><text:span text:style-name="T3">,</text:span></text:p>
      <text:p text:style-name="P51"><text:span text:style-name="T7">"revolting"</text:span><text:span text:style-name="T3">,</text:span></text:p>
      <text:p text:style-name="P51"><text:span text:style-name="T7">"hacking"</text:span><text:span text:style-name="T3">,</text:span></text:p>
      <text:p text:style-name="P51"><text:span text:style-name="T7">"backing"</text:span><text:span text:style-name="T3">,</text:span></text:p>
      <text:p text:style-name="P51"><text:span text:style-name="T7">"engaging"</text:span><text:span text:style-name="T3">,</text:span></text:p>
      <text:p text:style-name="P51"><text:span text:style-name="T7">"forensics"</text:span><text:span text:style-name="T3">,</text:span></text:p>
      <text:p text:style-name="P51"><text:span text:style-name="T7">"general"</text:span><text:span text:style-name="T3">,</text:span></text:p>
      <text:p text:style-name="P51"><text:span text:style-name="T7">"platforms"</text:span><text:span text:style-name="T3">,</text:span></text:p>
      <text:p text:style-name="P49">"fragmentation"</text:p>
      <text:p text:style-name="P51"><text:span text:style-name="T7">"minimal"</text:span><text:span text:style-name="T3">,</text:span></text:p>
      <text:p text:style-name="P51"><text:span text:style-name="T7">"cascading"</text:span><text:span text:style-name="T3">,</text:span></text:p>
      <text:p text:style-name="P51"><text:span text:style-name="T7">"style"</text:span><text:span text:style-name="T3">,</text:span></text:p>
      <text:p text:style-name="P51"><text:span text:style-name="T7">"height"</text:span><text:span text:style-name="T3">,</text:span></text:p>
      <text:p text:style-name="P51"><text:span text:style-name="T7">"width"</text:span><text:span text:style-name="T3">,</text:span></text:p>
      <text:p text:style-name="P51"><text:span text:style-name="T7">"ground"</text:span><text:span text:style-name="T3">,</text:span></text:p>
      <text:p text:style-name="P51"><text:span text:style-name="T7">"shortcut"</text:span><text:span text:style-name="T3">,</text:span></text:p>
      <text:p text:style-name="P51"><text:span text:style-name="T7">"parameter"</text:span><text:span text:style-name="T3">,</text:span></text:p>
      <text:p text:style-name="P51"><text:span text:style-name="T7">"disks"</text:span><text:span text:style-name="T3">,</text:span></text:p>
      <text:p text:style-name="P51"><text:span text:style-name="T7">"extract"</text:span><text:span text:style-name="T3">,</text:span></text:p>
      <text:p text:style-name="P51"><text:span text:style-name="T7">"compression"</text:span><text:span text:style-name="T3">,</text:span></text:p>
      <text:p text:style-name="P51"><text:span text:style-name="T7">"yellow"</text:span><text:span text:style-name="T3">,</text:span></text:p>
      <text:p text:style-name="P51"><text:span text:style-name="T7">"extensible"</text:span><text:span text:style-name="T3">,</text:span></text:p>
      <text:p text:style-name="P51"><text:span text:style-name="T7">"sockets"</text:span><text:span text:style-name="T3">,</text:span></text:p>
      <text:p text:style-name="P51"><text:span text:style-name="T7">"array"</text:span><text:span text:style-name="T3">,</text:span></text:p>
      <text:p text:style-name="P51"><text:span text:style-name="T7">"framework"</text:span><text:span text:style-name="T3">,</text:span></text:p>
      <text:p text:style-name="P51"><text:span text:style-name="T7">"header"</text:span><text:span text:style-name="T3">,</text:span></text:p>
      <text:p text:style-name="P51"><text:span text:style-name="T7">"footer"</text:span><text:span text:style-name="T3">,</text:span></text:p>
      <text:p text:style-name="P51"><text:span text:style-name="T7">"animation"</text:span><text:span text:style-name="T3">,</text:span></text:p>
      <text:p text:style-name="P51"><text:span text:style-name="T7">"extract"</text:span><text:span text:style-name="T3">, <text:s text:c="7"/></text:span></text:p>
      <text:p text:style-name="P51"><text:span text:style-name="T7">"intersect"</text:span><text:span text:style-name="T3">,</text:span></text:p>
      <text:p text:style-name="P51"><text:span text:style-name="T7">"acquisition"</text:span><text:span text:style-name="T3">,</text:span></text:p>
      <text:p text:style-name="P51"><text:span text:style-name="T7">"espionage"</text:span><text:span text:style-name="T3">,</text:span></text:p>
      <text:p text:style-name="P51"><text:span text:style-name="T7">"enterprise"</text:span><text:span text:style-name="T3">,</text:span></text:p>
      <text:p text:style-name="P51"><text:span text:style-name="T7">"remote"</text:span><text:span text:style-name="T3">,</text:span></text:p>
      <text:p text:style-name="P51"><text:span text:style-name="T7">"physical"</text:span><text:span text:style-name="T3">, <text:s text:c="6"/></text:span></text:p>
      <text:p text:style-name="P51"><text:span text:style-name="T7">"regional"</text:span><text:span text:style-name="T3">,</text:span></text:p>
      <text:p text:style-name="P51"><text:span text:style-name="T7">"abdominal"</text:span><text:span text:style-name="T3">, <text:s text:c="7"/></text:span></text:p>
      <text:p text:style-name="P51"><text:span text:style-name="T7">"laceration"</text:span><text:span text:style-name="T3">, <text:s text:c="7"/></text:span></text:p>
      <text:p text:style-name="P51"><text:span text:style-name="T7">"tension"</text:span><text:span text:style-name="T3">,</text:span></text:p>
      <text:p text:style-name="P51"><text:span text:style-name="T7">"assault"</text:span><text:span text:style-name="T3">,</text:span></text:p>
      <text:p text:style-name="P51"><text:span text:style-name="T7">"ligaments"</text:span><text:span text:style-name="T3">,</text:span></text:p>
      <text:p text:style-name="P51"><text:span text:style-name="T7">"tennis"</text:span><text:span text:style-name="T3">,</text:span></text:p>
      <text:p text:style-name="P51"><text:span text:style-name="T7">"classic"</text:span><text:span text:style-name="T3">,</text:span></text:p>
      <text:p text:style-name="P51"><text:span text:style-name="T7">"modern"</text:span><text:span text:style-name="T3">,</text:span></text:p>
      <text:p text:style-name="P51"><text:span text:style-name="T7">"emergency"</text:span><text:span text:style-name="T3">,</text:span></text:p>
      <text:p text:style-name="P51"><text:span text:style-name="T7">"wilderness"</text:span><text:span text:style-name="T3">,</text:span></text:p>
      <text:p text:style-name="P51"><text:span text:style-name="T7">"hammer"</text:span><text:span text:style-name="T3"> <text:s text:c="7"/></text:span></text:p>
      <text:p text:style-name="P21">};</text:p>
      <text:p text:style-name="P21"/>
      <text:p text:style-name="P1">//Choose and copy a word from array of words randomly</text:p>
      <text:p text:style-name="P21">srand(time(NULL));</text:p>
      <text:p text:style-name="P51"><text:span text:style-name="T8">int</text:span><text:span text:style-name="T3"> n=rand()% 10;</text:span></text:p>
      <text:p text:style-name="P21">word=words[n];</text:p>
      <text:p text:style-name="P21"/>
      <text:p text:style-name="P1">//Initialize the secret word with the * characters</text:p>
      <text:p text:style-name="P51"><text:span text:style-name="T3">string unknown(word.length(),</text:span><text:span text:style-name="T7">'*'</text:span><text:span text:style-name="T3">);</text:span></text:p>
      <text:p text:style-name="P21"/>
      <text:p text:style-name="P1"><text:soft-page-break/>//Welcome the user by displaying a prompt</text:p>
      <text:p text:style-name="P21"/>
      <text:p text:style-name="P51"><text:span text:style-name="T3">cout &lt;&lt; </text:span><text:span text:style-name="T7">"\n\nWelcome to hangman...guess a random word"</text:span><text:span text:style-name="T3">;</text:span></text:p>
      <text:p text:style-name="P51"><text:span text:style-name="T3">cout &lt;&lt; </text:span><text:span text:style-name="T7">"\n\nEach letter is represented by a star."</text:span><text:span text:style-name="T3">;</text:span></text:p>
      <text:p text:style-name="P51"><text:span text:style-name="T3">cout &lt;&lt; </text:span><text:span text:style-name="T7">"\n\nYou have to type only one letter in one try"</text:span><text:span text:style-name="T3">;</text:span></text:p>
      <text:p text:style-name="P51"><text:span text:style-name="T3">cout &lt;&lt; </text:span><text:span text:style-name="T7">"\n\nYou have "</text:span><text:span text:style-name="T3"> &lt;&lt; MAX_TRIES &lt;&lt; </text:span><text:span text:style-name="T7">" tries to try and guess the word."</text:span><text:span text:style-name="T3">;</text:span></text:p>
      <text:p text:style-name="P51"><text:span text:style-name="T3">cout &lt;&lt; </text:span><text:span text:style-name="T7">"\n~~~~~~~~~~~~~~~~~\\~~~~~~~~~~~~~~~~~~~~~~~~~~~~~~~\\~~~~~~~~~~~~~~~~~~~~~~~~~~~~~~~~~~~~~~"</text:span><text:span text:style-name="T3">;</text:span></text:p>
      <text:p text:style-name="P21"/>
      <text:p text:style-name="P1">//This Loop is done until the all guesses are used up</text:p>
      <text:p text:style-name="P51"><text:span text:style-name="T8">while</text:span><text:span text:style-name="T3"> (num_of_wrong_guesses &lt; MAX_TRIES)</text:span></text:p>
      <text:p text:style-name="P21">{</text:p>
      <text:p text:style-name="P51"><text:span text:style-name="T3">cout &lt;&lt; </text:span><text:span text:style-name="T7">"\n\n"</text:span><text:span text:style-name="T3"> &lt;&lt; unknown;</text:span></text:p>
      <text:p text:style-name="P51"><text:span text:style-name="T3">cout &lt;&lt; </text:span><text:span text:style-name="T7">"\n\nGuess a letter: "</text:span><text:span text:style-name="T3">;</text:span></text:p>
      <text:p text:style-name="P21">cin &gt;&gt; letter;</text:p>
      <text:p text:style-name="P1">//Fill secret word with letter if the guess is correct.</text:p>
      <text:p text:style-name="P1">//Otherwise increment the number of wrong guesses.</text:p>
      <text:p text:style-name="P51"><text:span text:style-name="T8">if</text:span><text:span text:style-name="T3"> (letterFill(letter, word, unknown)==0)</text:span></text:p>
      <text:p text:style-name="P21">{</text:p>
      <text:p text:style-name="P51"><text:span text:style-name="T3">cout &lt;&lt; endl &lt;&lt; </text:span><text:span text:style-name="T7">"Whoops! That letter isn't in there!"</text:span><text:span text:style-name="T3"> &lt;&lt; endl;</text:span></text:p>
      <text:p text:style-name="P21">num_of_wrong_guesses++;</text:p>
      <text:p text:style-name="P21">}</text:p>
      <text:p text:style-name="P50">else</text:p>
      <text:p text:style-name="P21">{</text:p>
      <text:p text:style-name="P51"><text:span text:style-name="T3">cout &lt;&lt; endl &lt;&lt; </text:span><text:span text:style-name="T7">"You found a letter! Isn't that exciting!"</text:span><text:span text:style-name="T3"> &lt;&lt; endl;</text:span></text:p>
      <text:p text:style-name="P21">}</text:p>
      <text:p text:style-name="P1">//Tell user how many guesses has they have left</text:p>
      <text:p text:style-name="P51"><text:span text:style-name="T3">cout &lt;&lt; </text:span><text:span text:style-name="T7">"You have "</text:span><text:span text:style-name="T3"> &lt;&lt; MAX_TRIES - num_of_wrong_guesses;</text:span></text:p>
      <text:p text:style-name="P51"><text:span text:style-name="T3">cout &lt;&lt; </text:span><text:span text:style-name="T7">" guesses left."</text:span><text:span text:style-name="T3"> &lt;&lt; endl;</text:span></text:p>
      <text:p text:style-name="P1">//Check if user has guessed the word</text:p>
      <text:p text:style-name="P51"><text:span text:style-name="T8">if</text:span><text:span text:style-name="T3"> (word==unknown)</text:span></text:p>
      <text:p text:style-name="P21">{</text:p>
      <text:p text:style-name="P21">cout &lt;&lt; word &lt;&lt; endl;</text:p>
      <text:p text:style-name="P51"><text:span text:style-name="T3">cout &lt;&lt; </text:span><text:span text:style-name="T7">"Yeah! You got it!"</text:span><text:span text:style-name="T3">;</text:span></text:p>
      <text:p text:style-name="P51"><text:span text:style-name="T8">break</text:span><text:span text:style-name="T3">;</text:span></text:p>
      <text:p text:style-name="P21">}</text:p>
      <text:p text:style-name="P21"/>
      <text:p text:style-name="P21">}</text:p>
      <text:p text:style-name="P51"><text:span text:style-name="T8">if</text:span><text:span text:style-name="T3">(num_of_wrong_guesses == MAX_TRIES)</text:span></text:p>
      <text:p text:style-name="P21">{</text:p>
      <text:p text:style-name="P51"><text:span text:style-name="T3">cout &lt;&lt; </text:span><text:span text:style-name="T7">"\nSorry, you lose...you've been hanged."</text:span><text:span text:style-name="T3"> &lt;&lt; endl;</text:span></text:p>
      <text:p text:style-name="P51"><text:span text:style-name="T3">cout &lt;&lt; </text:span><text:span text:style-name="T7">"The word was : "</text:span><text:span text:style-name="T3"> &lt;&lt; word &lt;&lt; endl;</text:span></text:p>
      <text:p text:style-name="P21">}</text:p>
      <text:p text:style-name="P21">cin.ignore();</text:p>
      <text:p text:style-name="P21">cin.get();</text:p>
      <text:p text:style-name="P51"><text:span text:style-name="T8">return</text:span><text:span text:style-name="T3"> 0;</text:span></text:p>
      <text:p text:style-name="P21">}</text:p>
      <text:p text:style-name="P21"/>
      <text:p text:style-name="P1">/*******************************************************************</text:p>
      <text:p text:style-name="P1"><text:s/>* Letter Fill Function <text:s text:c="43"/>*</text:p>
      <text:p text:style-name="P1"><text:s/>*******************************************************************</text:p>
      <text:p text:style-name="P1"><text:s/>* Purpose: To fill up characters of the word to be guessed, and if</text:p>
      <text:p text:style-name="P1"><text:s/>* already guessed it returns a zero. </text:p>
      <text:p text:style-name="P1"><text:s/>*/</text:p>
      <text:p text:style-name="P51"><text:span text:style-name="T8">int</text:span><text:span text:style-name="T3"> letterFill (</text:span><text:span text:style-name="T8">char</text:span><text:span text:style-name="T3"> guess, string secretword, string &amp;guessword)</text:span></text:p>
      <text:p text:style-name="P21">{</text:p>
      <text:p text:style-name="P51"><text:span text:style-name="T8">int</text:span><text:span text:style-name="T3"> i;</text:span></text:p>
      <text:p text:style-name="P51"><text:span text:style-name="T8">int</text:span><text:span text:style-name="T3"> matches=0;</text:span></text:p>
      <text:p text:style-name="P51"><text:soft-page-break/><text:span text:style-name="T8">int</text:span><text:span text:style-name="T3"> len=secretword.length();</text:span></text:p>
      <text:p text:style-name="P51"><text:span text:style-name="T8">for</text:span><text:span text:style-name="T3"> (i=0; i&lt;len; i++)</text:span></text:p>
      <text:p text:style-name="P21">{</text:p>
      <text:p text:style-name="P1">// Did we already match this letter in a previous guess?</text:p>
      <text:p text:style-name="P51"><text:span text:style-name="T8">if</text:span><text:span text:style-name="T3"> (guess==guessword[i])</text:span></text:p>
      <text:p text:style-name="P51"><text:span text:style-name="T8">return</text:span><text:span text:style-name="T3"> 0;</text:span></text:p>
      <text:p text:style-name="P21"/>
      <text:p text:style-name="P1">// Is the guess in the secret word?</text:p>
      <text:p text:style-name="P51"><text:span text:style-name="T8">if</text:span><text:span text:style-name="T3"> (guess==secretword[i])</text:span></text:p>
      <text:p text:style-name="P21">{</text:p>
      <text:p text:style-name="P21">guessword[i]=guess;</text:p>
      <text:p text:style-name="P21">matches++;</text:p>
      <text:p text:style-name="P21">}</text:p>
      <text:p text:style-name="P21">}</text:p>
      <text:p text:style-name="P51"><text:span text:style-name="T8">return</text:span><text:span text:style-name="T3"> matches;</text:span></text:p>
      <text:p text:style-name="P21">}</text:p>
      <text:p text:style-name="P21"/>
      <text:p text:style-name="P25">words.dat → Have these words in it.</text:p>
      <text:p text:style-name="P25">course</text:p>
      <text:p text:style-name="P25">mode</text:p>
      <text:p text:style-name="P25">plan</text:p>
      <text:p text:style-name="P25">process</text:p>
      <text:p text:style-name="P25">disposal</text:p>
      <text:p text:style-name="P25">battery</text:p>
      <text:p text:style-name="P25">paper</text:p>
      <text:p text:style-name="P25">midterm</text:p>
      <text:p text:style-name="P25">office</text:p>
      <text:p text:style-name="P25">note</text:p>
      <text:p text:style-name="P25">laptop</text:p>
      <text:p text:style-name="P25">machine</text:p>
      <text:p text:style-name="P25">center</text:p>
      <text:p text:style-name="P25">butter</text:p>
      <text:p text:style-name="P25">approach</text:p>
      <text:p text:style-name="P25">milk</text:p>
      <text:p text:style-name="P25">water</text:p>
      <text:p text:style-name="P25">culture</text:p>
      <text:p text:style-name="P25">passport</text:p>
      <text:p text:style-name="P25">passed</text:p>
      <text:p text:style-name="P25">failed</text:p>
      <text:p text:style-name="P25">final</text:p>
      <text:p text:style-name="P25">project</text:p>
      <text:p text:style-name="P25">college</text:p>
      <text:p text:style-name="P25">code</text:p>
      <text:p text:style-name="P25">factory</text:p>
      <text:p text:style-name="P25">method</text:p>
      <text:p text:style-name="P25">source</text:p>
      <text:p text:style-name="P25">supply</text:p>
      <text:p text:style-name="P25">nectar</text:p>
      <text:p text:style-name="P25">clarity</text:p>
      <text:p text:style-name="P25">comply</text:p>
      <text:p text:style-name="P25">three</text:p>
      <text:p text:style-name="P25">vacation</text:p>
      <text:p text:style-name="P25">printer</text:p>
      <text:p text:style-name="P25">hardware</text:p>
      <text:p text:style-name="P25">software</text:p>
      <text:p text:style-name="P25">object</text:p>
      <text:p text:style-name="P25">router</text:p>
      <text:p text:style-name="P25">extreme</text:p>
      <text:p text:style-name="P25">poverty</text:p>
      <text:p text:style-name="P25"><text:soft-page-break/>crisis</text:p>
      <text:p text:style-name="P25">dominace</text:p>
      <text:p text:style-name="P25">design</text:p>
      <text:p text:style-name="P25">mobile</text:p>
      <text:p text:style-name="P25">system</text:p>
      <text:p text:style-name="P25">security</text:p>
      <text:p text:style-name="P25">network</text:p>
      <text:p text:style-name="P25">java</text:p>
      <text:p text:style-name="P25">manner</text:p>
      <text:p text:style-name="P25">computer</text:p>
      <text:p text:style-name="P25">compiler</text:p>
      <text:p text:style-name="P25">pillar</text:p>
      <text:p text:style-name="P25">noble</text:p>
      <text:p text:style-name="P25">hospital</text:p>
      <text:p text:style-name="P25">road</text:p>
      <text:p text:style-name="P25">frequent</text:p>
      <text:p text:style-name="P25">society</text:p>
      <text:p text:style-name="P25">data</text:p>
      <text:p text:style-name="P25">file</text:p>
      <text:p text:style-name="P25">complete</text:p>
      <text:p text:style-name="P25">rule</text:p>
      <text:p text:style-name="P25">guide</text:p>
      <text:p text:style-name="P25">line</text:p>
      <text:p text:style-name="P25">edition</text:p>
      <text:p text:style-name="P25">first</text:p>
      <text:p text:style-name="P25">volume</text:p>
      <text:p text:style-name="P25">area</text:p>
      <text:p text:style-name="P25">house</text:p>
      <text:p text:style-name="P25">member</text:p>
      <text:p text:style-name="P25">leisure</text:p>
      <text:p text:style-name="P25">girl</text:p>
      <text:p text:style-name="P25">women</text:p>
      <text:p text:style-name="P25">female</text:p>
      <text:p text:style-name="P25">woman</text:p>
      <text:p text:style-name="P25">boy</text:p>
      <text:p text:style-name="P25">men</text:p>
      <text:p text:style-name="P25">male</text:p>
      <text:p text:style-name="P25">man</text:p>
      <text:p text:style-name="P25">ratio</text:p>
      <text:p text:style-name="P25">opinion</text:p>
      <text:p text:style-name="P25">endeavor</text:p>
      <text:p text:style-name="P25">general</text:p>
      <text:p text:style-name="P25">jobs</text:p>
      <text:p text:style-name="P25">domestic</text:p>
      <text:p text:style-name="P25">tension</text:p>
      <text:p text:style-name="P25">poetry</text:p>
      <text:p text:style-name="P25">organ</text:p>
      <text:p text:style-name="P25">internal</text:p>
      <text:p text:style-name="P25">external</text:p>
      <text:p text:style-name="P25">element</text:p>
      <text:p text:style-name="P25">power</text:p>
      <text:p text:style-name="P25">chart</text:p>
      <text:p text:style-name="P25">last</text:p>
      <text:p text:style-name="P25">green</text:p>
      <text:p text:style-name="P25">blue</text:p>
      <text:p text:style-name="P25">cyan</text:p>
      <text:p text:style-name="P25">red</text:p>
      <text:p text:style-name="P25">black</text:p>
      <text:p text:style-name="P25">white</text:p>
      <text:p text:style-name="P25"><text:soft-page-break/>gray</text:p>
      <text:p text:style-name="P25">pink</text:p>
      <text:p text:style-name="P25">card</text:p>
      <text:p text:style-name="P25">chalk</text:p>
      <text:p text:style-name="P25">wall</text:p>
      <text:p text:style-name="P25">107-wallet</text:p>
      <text:p text:style-name="P25">painter</text:p>
      <text:p text:style-name="P25">ball</text:p>
      <text:p text:style-name="P25">revolt</text:p>
      <text:p text:style-name="P25">hacking</text:p>
      <text:p text:style-name="P25">backing</text:p>
      <text:p text:style-name="P25">engaging</text:p>
      <text:p text:style-name="P25">platform</text:p>
      <text:p text:style-name="P25">minimal</text:p>
      <text:p text:style-name="P25">style</text:p>
      <text:p text:style-name="P25">ground</text:p>
      <text:p text:style-name="P25">shortcut</text:p>
      <text:p text:style-name="P25">parameter</text:p>
      <text:p text:style-name="P25">disk</text:p>
      <text:p text:style-name="P25">extract</text:p>
      <text:p text:style-name="P25">yellow</text:p>
      <text:p text:style-name="P25">socket</text:p>
      <text:p text:style-name="P25">array</text:p>
      <text:p text:style-name="P25">header</text:p>
      <text:p text:style-name="P25">footer</text:p>
      <text:p text:style-name="P25">animation</text:p>
      <text:p text:style-name="P25">remote</text:p>
      <text:p text:style-name="P25">physcial</text:p>
      <text:p text:style-name="P25">regional</text:p>
      <text:p text:style-name="P25">assault</text:p>
      <text:p text:style-name="P25">tennis</text:p>
      <text:p text:style-name="P25">classic</text:p>
      <text:p text:style-name="P25">modern</text:p>
      <text:p text:style-name="P25">hammer</text:p>
      <text:p text:style-name="P25">hazard</text:p>
      <text:p text:style-name="P25">worthless</text:p>
      <text:p text:style-name="P25">passion</text:p>
      <text:p text:style-name="P25">quarrel</text:p>
      <text:p text:style-name="P25">worst</text:p>
      <text:p text:style-name="P25">best</text:p>
      <text:p text:style-name="P25">urban</text:p>
      <text:p text:style-name="P25">upper</text:p>
      <text:p text:style-name="P25">lower</text:p>
      <text:p text:style-name="P25">strategy</text:p>
      <text:p text:style-name="P25">behavior</text:p>
      <text:p text:style-name="P25">valley</text:p>
      <text:p text:style-name="P25">analogy</text:p>
      <text:p text:style-name="P25">disclose</text:p>
      <text:p text:style-name="P25">conceal</text:p>
      <text:p text:style-name="P25">fasting</text:p>
      <text:p text:style-name="P25">occupy</text:p>
      <text:p text:style-name="P25">history</text:p>
      <text:p text:style-name="P25">embrace</text:p>
      <text:p text:style-name="P25">tribe</text:p>
      <text:p text:style-name="P25">peace</text:p>
      <text:p text:style-name="P25">war</text:p>
      <text:p text:style-name="P25">author</text:p>
      <text:p text:style-name="P25">federal</text:p>
      <text:p text:style-name="P25">national</text:p>
      <text:p text:style-name="P25"><text:soft-page-break/>council</text:p>
      <text:p text:style-name="P25">court</text:p>
      <text:p text:style-name="P25">supreme</text:p>
      <text:p text:style-name="P25">primary</text:p>
      <text:p text:style-name="P25">artistic</text:p>
      <text:p text:style-name="P25">formal</text:p>
      <text:p text:style-name="P25">private</text:p>
      <text:p text:style-name="P25">public</text:p>
      <text:p text:style-name="P25">industry</text:p>
      <text:p text:style-name="P25">foreign</text:p>
      <text:p text:style-name="P25">economic</text:p>
      <text:p text:style-name="P25">trend</text:p>
      <text:p text:style-name="P25">income</text:p>
      <text:p text:style-name="P25">margin</text:p>
      <text:p text:style-name="P25">welfare</text:p>
      <text:p text:style-name="P25">youth</text:p>
      <text:p text:style-name="P25">address</text:p>
      <text:p text:style-name="P25">nervous</text:p>
      <text:p text:style-name="P25">policy</text:p>
      <text:p text:style-name="P25">relation</text:p>
      <text:p text:style-name="P25">operation</text:p>
      <text:p text:style-name="P25">united</text:p>
      <text:p text:style-name="P25">postal</text:p>
      <text:p text:style-name="P25">cross</text:p>
      <text:p text:style-name="P25">world</text:p>
      <text:p text:style-name="P25">imposing</text:p>
      <text:p text:style-name="P25">shell</text:p>
      <text:p text:style-name="P25">dragon</text:p>
      <text:p text:style-name="P25">star</text:p>
      <text:p text:style-name="P25">ship</text:p>
      <text:p text:style-name="P25">bag</text:p>
      <text:p text:style-name="P25">ranger</text:p>
      <text:p text:style-name="P25">nuclear</text:p>
      <text:p text:style-name="P25">death</text:p>
      <text:p text:style-name="P25">life</text:p>
      <text:p text:style-name="P25">alive</text:p>
      <text:p text:style-name="P25">dead</text:p>
      <text:p text:style-name="P25">craft</text:p>
      <text:p text:style-name="P25">love</text:p>
      <text:p text:style-name="P25">hate</text:p>
      <text:p text:style-name="P25">battle</text:p>
      <text:p text:style-name="P25">field</text:p>
      <text:p text:style-name="P25">born</text:p>
      <text:p text:style-name="P25">castle</text:p>
      <text:p text:style-name="P25">fight</text:p>
      <text:p text:style-name="P25">cruiser</text:p>
      <text:p text:style-name="P25">sand</text:p>
      <text:p text:style-name="P25">snow</text:p>
      <text:p text:style-name="P25">speed</text:p>
      <text:p text:style-name="P25">planet</text:p>
      <text:p text:style-name="P25">portal</text:p>
      <text:p text:style-name="P25">reaper</text:p>
      <text:p text:style-name="P25">light</text:p>
      <text:p text:style-name="P25">shock</text:p>
      <text:p text:style-name="P25">bomb</text:p>
      <text:p text:style-name="P25">jolt</text:p>
      <text:p text:style-name="P25">scare</text:p>
      <text:p text:style-name="P25">scheme</text:p>
      <text:p text:style-name="P25">nickel</text:p>
      <text:p text:style-name="P25"><text:soft-page-break/>dime</text:p>
      <text:p text:style-name="P25">budget</text:p>
      <text:p text:style-name="P25">video</text:p>
      <text:p text:style-name="P25">eternal</text:p>
      <text:p text:style-name="P25">graph</text:p>
      <text:p text:style-name="P25">prize</text:p>
      <text:p text:style-name="P25">fragment</text:p>
      <text:p text:style-name="P25">origin</text:p>
      <text:p text:style-name="P25">back</text:p>
      <text:p text:style-name="P25">hack</text:p>
      <text:p text:style-name="P25">short</text:p>
      <text:p text:style-name="P25">cut</text:p>
      <text:p text:style-name="P25">intern</text:p>
      <text:p text:style-name="P25">enter</text:p>
      <text:p text:style-name="P25">class</text:p>
      <text:p text:style-name="P25">press</text:p>
      <text:p text:style-name="P25">day</text:p>
      <text:p text:style-name="P25">feet</text:p>
      <text:p text:style-name="P25">high</text:p>
      <text:p text:style-name="P25">low</text:p>
      <text:p text:style-name="P25">rate</text:p>
      <text:p text:style-name="P25">leave</text:p>
      <text:p text:style-name="P25">track</text:p>
      <text:p text:style-name="P25">meter</text:p>
      <text:p text:style-name="P25">paint</text:p>
      <text:p text:style-name="P25">brown</text:p>
      <text:p text:style-name="P25">rack</text:p>
      <text:p text:style-name="P25">pull</text:p>
      <text:p text:style-name="P25">push</text:p>
      <text:p text:style-name="P25">pen</text:p>
      <text:p text:style-name="P25">pin</text:p>
      <text:p text:style-name="P25">ant</text:p>
      <text:p text:style-name="P25">punch</text:p>
      <text:p text:style-name="P25">sun</text:p>
      <text:p text:style-name="P25">son</text:p>
      <text:p text:style-name="P25">hill</text:p>
      <text:p text:style-name="P25">wind</text:p>
      <text:p text:style-name="P25">miles</text:p>
      <text:p text:style-name="P25">rain</text:p>
      <text:p text:style-name="P25">quick</text:p>
      <text:p text:style-name="P25">mill</text:p>
      <text:p text:style-name="P25">grain</text:p>
      <text:p text:style-name="P25">plane</text:p>
      <text:p text:style-name="P25">box</text:p>
      <text:p text:style-name="P25">book</text:p>
      <text:p text:style-name="P25">brian</text:p>
      <text:p text:style-name="P25">pain</text:p>
      <text:p text:style-name="P25">gain</text:p>
      <text:p text:style-name="P25">drain</text:p>
      <text:p text:style-name="P25">train</text:p>
      <text:p text:style-name="P25">ring</text:p>
      <text:p text:style-name="P25">bing</text:p>
      <text:p text:style-name="P25">lava</text:p>
      <text:p text:style-name="P25">rock</text:p>
      <text:p text:style-name="P25">punk</text:p>
      <text:p text:style-name="P25">drunk</text:p>
      <text:p text:style-name="P25">lose</text:p>
      <text:p text:style-name="P25">win</text:p>
      <text:p text:style-name="P25">bin</text:p>
      <text:p text:style-name="P25"><text:soft-page-break/></text:p>
      <text:p text:style-name="P21"/>
      <text:p text:style-name="P21"/>
      <text:p text:style-name="P1">/* </text:p>
      <text:p text:style-name="P1"><text:s/>* File: <text:s text:c="2"/>main.cpp</text:p>
      <text:p text:style-name="P1"><text:s/>* Author: AbdulHakim Abbas</text:p>
      <text:p text:style-name="P1"><text:s/>* Purpose: Project 2</text:p>
      <text:p text:style-name="P1"><text:s/>* Created on July 23, 2015, 7:05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ctime&gt;</text:span></text:p>
      <text:p text:style-name="P51"><text:span text:style-name="T2">#include</text:span><text:span text:style-name="T3"> </text:span><text:span text:style-name="T7">&lt;string&gt;</text:span></text:p>
      <text:p text:style-name="P51"><text:span text:style-name="T2">#include</text:span><text:span text:style-name="T3"> </text:span><text:span text:style-name="T7">&lt;fstream&gt;</text:span></text:p>
      <text:p text:style-name="P51"><text:span text:style-name="T2">#include</text:span><text:span text:style-name="T3"> </text:span><text:span text:style-name="T7">&lt;vector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1">//Global Constants</text:p>
      <text:p text:style-name="P1">//Function Prototypes</text:p>
      <text:p text:style-name="P51"><text:span text:style-name="T8">int</text:span><text:span text:style-name="T3"> letterFill (</text:span><text:span text:style-name="T8">char</text:span><text:span text:style-name="T3">, string, string&amp;);</text:span></text:p>
      <text:p text:style-name="P51"><text:span text:style-name="T8">void</text:span><text:span text:style-name="T3"> printman(</text:span><text:span text:style-name="T8">unsigned</text:span><text:span text:style-name="T3"> </text:span><text:span text:style-name="T8">int</text:span><text:span text:style-name="T3"> stage);</text:span>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v,</text:span><text:span text:style-name="T8">char</text:span><text:span text:style-name="T3"> *argc[]){</text:span></text:p>
      <text:p text:style-name="P1">//Declare the variables needed for this program</text:p>
      <text:p text:style-name="P51"><text:span text:style-name="T8">unsigned</text:span><text:span text:style-name="T3"> </text:span><text:span text:style-name="T8">int</text:span><text:span text:style-name="T3"> stage=0;</text:span></text:p>
      <text:p text:style-name="P51"><text:span text:style-name="T8">int</text:span><text:span text:style-name="T3"> MAX_TRY=9,numWrGs=0,choice,choice2,nmWrGs2=0,MX_TRY2=9;</text:span></text:p>
      <text:p text:style-name="P51"><text:span text:style-name="T8">char</text:span><text:span text:style-name="T3"> letter,letter2;</text:span></text:p>
      <text:p text:style-name="P21">string word;</text:p>
      <text:p text:style-name="P21">string pNm;</text:p>
      <text:p text:style-name="P1">//Make an array that holds words</text:p>
      <text:p text:style-name="P21">string words[] =</text:p>
      <text:p text:style-name="P21">{</text:p>
      <text:p text:style-name="P51"><text:span text:style-name="T7">"trash"</text:span><text:span text:style-name="T3">,</text:span></text:p>
      <text:p text:style-name="P51"><text:span text:style-name="T7">"cash"</text:span><text:span text:style-name="T3">,</text:span></text:p>
      <text:p text:style-name="P51"><text:span text:style-name="T7">"rat"</text:span><text:span text:style-name="T3">,</text:span></text:p>
      <text:p text:style-name="P51"><text:span text:style-name="T7">"bat"</text:span><text:span text:style-name="T3">,</text:span></text:p>
      <text:p text:style-name="P51"><text:span text:style-name="T7">"tag"</text:span><text:span text:style-name="T3">,</text:span></text:p>
      <text:p text:style-name="P51"><text:span text:style-name="T7">"tap"</text:span><text:span text:style-name="T3">, </text:span></text:p>
      <text:p text:style-name="P51"><text:span text:style-name="T7">"rap"</text:span><text:span text:style-name="T3">, <text:s text:c="7"/></text:span></text:p>
      <text:p text:style-name="P51"><text:span text:style-name="T7">"pack"</text:span><text:span text:style-name="T3">, <text:s text:c="7"/></text:span></text:p>
      <text:p text:style-name="P51"><text:span text:style-name="T7">"belt"</text:span><text:span text:style-name="T3">, <text:s text:c="7"/></text:span></text:p>
      <text:p text:style-name="P51"><text:span text:style-name="T7">"heat"</text:span><text:span text:style-name="T3">,</text:span></text:p>
      <text:p text:style-name="P51"><text:span text:style-name="T7">"argue"</text:span><text:span text:style-name="T3">,</text:span></text:p>
      <text:p text:style-name="P51"><text:span text:style-name="T7">"faith"</text:span><text:span text:style-name="T3">,</text:span></text:p>
      <text:p text:style-name="P51"><text:span text:style-name="T7">"cat"</text:span><text:span text:style-name="T3">,</text:span></text:p>
      <text:p text:style-name="P51"><text:span text:style-name="T7">"whole"</text:span><text:span text:style-name="T3">, <text:s text:c="7"/></text:span></text:p>
      <text:p text:style-name="P51"><text:span text:style-name="T7">"rash"</text:span><text:span text:style-name="T3">, <text:s text:c="7"/></text:span></text:p>
      <text:p text:style-name="P51"><text:span text:style-name="T7">"heap"</text:span><text:span text:style-name="T3">, <text:s text:c="7"/></text:span></text:p>
      <text:p text:style-name="P51"><text:span text:style-name="T7">"reap"</text:span><text:span text:style-name="T3">, <text:s text:c="7"/></text:span></text:p>
      <text:p text:style-name="P51"><text:span text:style-name="T7">"king"</text:span><text:span text:style-name="T3">,</text:span></text:p>
      <text:p text:style-name="P51"><text:span text:style-name="T7">"rage"</text:span><text:span text:style-name="T3">,</text:span></text:p>
      <text:p text:style-name="P49">"target"</text:p>
      <text:p text:style-name="P21">};</text:p>
      <text:p text:style-name="P21"/>
      <text:p text:style-name="P1">//Choose and copy a word from the array of words randomly</text:p>
      <text:p text:style-name="P21">srand(time(NULL));</text:p>
      <text:p text:style-name="P51"><text:span text:style-name="T8">int</text:span><text:span text:style-name="T3"> n=rand()% 10;</text:span></text:p>
      <text:p text:style-name="P21"><text:soft-page-break/>word=words[n];</text:p>
      <text:p text:style-name="P21"/>
      <text:p text:style-name="P1">//Initialize the secret word with the * characters</text:p>
      <text:p text:style-name="P51"><text:span text:style-name="T3">string unknown(word.length(),</text:span><text:span text:style-name="T7">'*'</text:span><text:span text:style-name="T3">);</text:span></text:p>
      <text:p text:style-name="P21"/>
      <text:p text:style-name="P1">//Welcome the user by displaying a prompt</text:p>
      <text:p text:style-name="P51"><text:span text:style-name="T3">cout &lt;&lt; </text:span><text:span text:style-name="T7">"\n~~~~~~~~~~~~~~~~~~~~~~~~~~~~~~~~~~~~~~~~~~~~~~~~~~~~~~~~~~~~~~~~~~~"</text:span><text:span text:style-name="T3">;</text:span></text:p>
      <text:p text:style-name="P51"><text:span text:style-name="T3">cout &lt;&lt; </text:span><text:span text:style-name="T7">"\n\nWelcome to hangman...guess a random word"</text:span><text:span text:style-name="T3">;</text:span></text:p>
      <text:p text:style-name="P51"><text:span text:style-name="T3">cout &lt;&lt; </text:span><text:span text:style-name="T7">"\n\nEach letter is represented by a star."</text:span><text:span text:style-name="T3">;</text:span></text:p>
      <text:p text:style-name="P51"><text:span text:style-name="T3">cout &lt;&lt; </text:span><text:span text:style-name="T7">"\n\nYou have to type only one letter in one try"</text:span><text:span text:style-name="T3">;</text:span></text:p>
      <text:p text:style-name="P51"><text:span text:style-name="T3">cout &lt;&lt; </text:span><text:span text:style-name="T7">"\n\nYou have 9 tries to try and guess the word."</text:span><text:span text:style-name="T3">;</text:span></text:p>
      <text:p text:style-name="P51"><text:span text:style-name="T3">cout &lt;&lt; </text:span><text:span text:style-name="T7">"\n~~~~~~~~~~~~~~~~~~~~~~~~~~~~~~~~~~~~~~~~~~~~~~~~~~~~~~~~~~~~~~~~~~~"</text:span><text:span text:style-name="T3">;</text:span></text:p>
      <text:p text:style-name="P21"/>
      <text:p text:style-name="P1">//Prompt the user for them to input their name</text:p>
      <text:p text:style-name="P51"><text:span text:style-name="T3">cout &lt;&lt; </text:span><text:span text:style-name="T7">"\n~~~~~~~~~~~~~~~~~~~~~~~~~~~~~~~~~~~~~~~~~~~~~~~~~~~~~~~~~~~~~~~~~~~"</text:span><text:span text:style-name="T3">;</text:span></text:p>
      <text:p text:style-name="P51"><text:span text:style-name="T3">cout&lt;&lt;</text:span><text:span text:style-name="T7">"\n\nDear player enter your name please!"</text:span><text:span text:style-name="T3">;</text:span></text:p>
      <text:p text:style-name="P21">cin &gt;&gt; pNm;</text:p>
      <text:p text:style-name="P51"><text:span text:style-name="T3">cout &lt;&lt; </text:span><text:span text:style-name="T7">"\n~~~~~~~~~~~~~~~~~~~~~~~~~~~~~~~~~~~~~~~~~~~~~~~~~~~~~~~~~~~~~~~~~~~"</text:span><text:span text:style-name="T3">;</text:span></text:p>
      <text:p text:style-name="P21"/>
      <text:p text:style-name="P1">//Prompt user to pick if they want to play or not!</text:p>
      <text:p text:style-name="P51"><text:span text:style-name="T3">cout&lt;&lt;</text:span><text:span text:style-name="T7">"\nDo you want to play a game?"</text:span><text:span text:style-name="T3">&lt;&lt;endl;</text:span></text:p>
      <text:p text:style-name="P51"><text:span text:style-name="T3">cout&lt;&lt;</text:span><text:span text:style-name="T7">"Press 1 for Yes, and 2 for No"</text:span><text:span text:style-name="T3">&lt;&lt;endl;</text:span></text:p>
      <text:p text:style-name="P51"><text:span text:style-name="T3">cout&lt;&lt;</text:span><text:span text:style-name="T7">" "</text:span><text:span text:style-name="T3">&lt;&lt;endl;</text:span></text:p>
      <text:p text:style-name="P51"><text:span text:style-name="T3">cout&lt;&lt;</text:span><text:span text:style-name="T7">"Please input your choice here: "</text:span><text:span text:style-name="T3">;</text:span></text:p>
      <text:p text:style-name="P21">cin&gt;&gt;choice;</text:p>
      <text:p text:style-name="P21"/>
      <text:p text:style-name="P21"/>
      <text:p text:style-name="P51"><text:span text:style-name="T3"><text:s text:c="4"/></text:span><text:span text:style-name="T1">//If Choice Is Yes, Ask For First Or Second Mode</text:span></text:p>
      <text:p text:style-name="P51"><text:span text:style-name="T3"><text:s text:c="4"/></text:span><text:span text:style-name="T8">if</text:span><text:span text:style-name="T3">(choice==1){</text:span></text:p>
      <text:p text:style-name="P51"><text:span text:style-name="T3"><text:s text:c="8"/>cout&lt;&lt;</text:span><text:span text:style-name="T7">"\n "</text:span><text:span text:style-name="T3">&lt;&lt;endl;</text:span></text:p>
      <text:p text:style-name="P51"><text:span text:style-name="T3"><text:s text:c="8"/>cout&lt;&lt;</text:span><text:span text:style-name="T7">"\nOkay! Now that we know you want to play, what path would you like to pick?"</text:span><text:span text:style-name="T3">;</text:span></text:p>
      <text:p text:style-name="P51"><text:span text:style-name="T3"><text:s text:c="8"/>cout&lt;&lt;</text:span><text:span text:style-name="T7">"\nThe First Path or the Second Path? "</text:span><text:span text:style-name="T3">;</text:span></text:p>
      <text:p text:style-name="P51"><text:span text:style-name="T3"><text:s text:c="8"/>cout&lt;&lt;</text:span><text:span text:style-name="T7">"\nPlease press 4 for The First Path "</text:span><text:span text:style-name="T3">;</text:span></text:p>
      <text:p text:style-name="P51"><text:span text:style-name="T3"><text:s text:c="8"/>cout&lt;&lt;</text:span><text:span text:style-name="T7">"\nand 5 for The Second Path."</text:span><text:span text:style-name="T3">&lt;&lt;endl;</text:span></text:p>
      <text:p text:style-name="P51"><text:span text:style-name="T3"><text:s text:c="8"/>cout&lt;&lt;</text:span><text:span text:style-name="T7">" "</text:span><text:span text:style-name="T3">&lt;&lt;endl;</text:span></text:p>
      <text:p text:style-name="P51"><text:span text:style-name="T3"><text:s text:c="8"/>cout&lt;&lt;</text:span><text:span text:style-name="T7">"\nPlease enter your choice here: "</text:span><text:span text:style-name="T3">;</text:span></text:p>
      <text:p text:style-name="P21"><text:s text:c="8"/>cin&gt;&gt;choice2;</text:p>
      <text:p text:style-name="P21"><text:s text:c="8"/></text:p>
      <text:p text:style-name="P51"><text:span text:style-name="T3"><text:s text:c="8"/></text:span><text:span text:style-name="T1">//If First, Start First Mode</text:span></text:p>
      <text:p text:style-name="P51"><text:span text:style-name="T3"><text:s text:c="8"/></text:span><text:span text:style-name="T8">if</text:span><text:span text:style-name="T3">(choice2==4){</text:span></text:p>
      <text:p text:style-name="P51"><text:span text:style-name="T3"><text:s text:c="12"/>cout&lt;&lt;</text:span><text:span text:style-name="T7">"You choose the First Path. Get ready"</text:span><text:span text:style-name="T3">;</text:span></text:p>
      <text:p text:style-name="P21"><text:s text:c="12"/></text:p>
      <text:p text:style-name="P51"><text:span text:style-name="T3"><text:s text:c="12"/></text:span><text:span text:style-name="T1">//Randomize The Words In The Game</text:span></text:p>
      <text:p text:style-name="P21"><text:s text:c="12"/>srand(time(NULL));</text:p>
      <text:p text:style-name="P51"><text:span text:style-name="T3"><text:s text:c="12"/></text:span><text:span text:style-name="T8">int</text:span><text:span text:style-name="T3"> n=rand()%10;</text:span></text:p>
      <text:p text:style-name="P21"><text:s text:c="12"/>word=words[n];</text:p>
      <text:p text:style-name="P21"><text:s text:c="12"/></text:p>
      <text:p text:style-name="P51"><text:span text:style-name="T3"><text:s text:c="12"/></text:span><text:span text:style-name="T1">//Initialize Secret Word With *</text:span></text:p>
      <text:p text:style-name="P51"><text:span text:style-name="T3"><text:s text:c="12"/>string unknown(word.length(),</text:span><text:span text:style-name="T7">'*'</text:span><text:span text:style-name="T3">);</text:span></text:p>
      <text:p text:style-name="P21"><text:s text:c="4"/></text:p>
      <text:p text:style-name="P51"><text:span text:style-name="T3"><text:s text:c="12"/></text:span><text:span text:style-name="T1">//Loop Until The Guesses Are Used Up</text:span></text:p>
      <text:p text:style-name="P51"><text:span text:style-name="T3"><text:s text:c="12"/></text:span><text:span text:style-name="T8">while</text:span><text:span text:style-name="T3">(numWrGs&lt;MAX_TRY){</text:span></text:p>
      <text:p text:style-name="P21"><text:s text:c="16"/>printman(stage);</text:p>
      <text:p text:style-name="P21"><text:s text:c="8"/></text:p>
      <text:p text:style-name="P51"><text:span text:style-name="T3"><text:s text:c="16"/>cout&lt;&lt;</text:span><text:span text:style-name="T7">" "</text:span><text:span text:style-name="T3">&lt;&lt;endl;</text:span></text:p>
      <text:p text:style-name="P51"><text:span text:style-name="T3"><text:s text:c="16"/>cout&lt;&lt;</text:span><text:span text:style-name="T7">" "</text:span><text:span text:style-name="T3">&lt;&lt;unknown&lt;&lt;endl;</text:span></text:p>
      <text:p text:style-name="P51"><text:span text:style-name="T3"><text:s text:c="16"/>cout&lt;&lt;</text:span><text:span text:style-name="T7">"Please choose a letter: "</text:span><text:span text:style-name="T3">;</text:span></text:p>
      <text:p text:style-name="P21"><text:s text:c="16"/>cin&gt;&gt;letter;</text:p>
      <text:p text:style-name="P21"><text:s text:c="8"/></text:p>
      <text:p text:style-name="P51"><text:soft-page-break/><text:span text:style-name="T3"><text:s text:c="17"/></text:span><text:span text:style-name="T1">//Fill The Secret Word With A Letter, Otherwise</text:span></text:p>
      <text:p text:style-name="P51"><text:span text:style-name="T3"><text:s text:c="17"/></text:span><text:span text:style-name="T1">//Increment Number Of Wrong Guesses</text:span></text:p>
      <text:p text:style-name="P51"><text:span text:style-name="T3"><text:s text:c="17"/></text:span><text:span text:style-name="T8">if</text:span><text:span text:style-name="T3">(letterFill(letter,word,unknown)==0){</text:span></text:p>
      <text:p text:style-name="P51"><text:span text:style-name="T3"><text:s text:c="21"/>cout&lt;&lt;</text:span><text:span text:style-name="T7">"You got the "</text:span><text:span text:style-name="T3">;</text:span></text:p>
      <text:p text:style-name="P51"><text:span text:style-name="T3"><text:s text:c="21"/>cout&lt;&lt;</text:span><text:span text:style-name="T7">"wrong letter!"</text:span><text:span text:style-name="T3">&lt;&lt;endl;</text:span></text:p>
      <text:p text:style-name="P21"><text:s text:c="21"/>numWrGs++;</text:p>
      <text:p text:style-name="P21"><text:s text:c="21"/>++stage;</text:p>
      <text:p text:style-name="P51"><text:span text:style-name="T3"><text:s text:c="17"/>}</text:span><text:span text:style-name="T8">else</text:span><text:span text:style-name="T3"> cout&lt;&lt;</text:span><text:span text:style-name="T7">"Amazing you found a letter! "</text:span><text:span text:style-name="T3">;</text:span></text:p>
      <text:p text:style-name="P51"><text:span text:style-name="T3"><text:s text:c="23"/>cout&lt;&lt;</text:span><text:span text:style-name="T7">" "</text:span><text:span text:style-name="T3">&lt;&lt;endl;</text:span></text:p>
      <text:p text:style-name="P21"><text:s text:c="14"/></text:p>
      <text:p text:style-name="P51"><text:span text:style-name="T3"><text:s text:c="17"/></text:span><text:span text:style-name="T1">//Tell The User How Many Guesses They Have Left</text:span></text:p>
      <text:p text:style-name="P51"><text:span text:style-name="T3"><text:s text:c="17"/>cout&lt;&lt;</text:span><text:span text:style-name="T7">" You have "</text:span><text:span text:style-name="T3">&lt;&lt;MAX_TRY-numWrGs&lt;&lt;</text:span><text:span text:style-name="T7">" guesses left."</text:span><text:span text:style-name="T3">&lt;&lt;endl;</text:span></text:p>
      <text:p text:style-name="P21"><text:s text:c="12"/></text:p>
      <text:p text:style-name="P51"><text:span text:style-name="T3"><text:s text:c="17"/></text:span><text:span text:style-name="T1">//Check To See If User Guesses Word</text:span></text:p>
      <text:p text:style-name="P51"><text:span text:style-name="T3"><text:s text:c="17"/></text:span><text:span text:style-name="T8">if</text:span><text:span text:style-name="T3">(word==unknown){</text:span></text:p>
      <text:p text:style-name="P51"><text:span text:style-name="T3"><text:s text:c="21"/>cout&lt;&lt;</text:span><text:span text:style-name="T7">" "</text:span><text:span text:style-name="T3">&lt;&lt;endl;</text:span></text:p>
      <text:p text:style-name="P21"><text:s text:c="21"/>cout&lt;&lt;word&lt;&lt;endl;</text:p>
      <text:p text:style-name="P51"><text:span text:style-name="T3"><text:s text:c="21"/>cout&lt;&lt;</text:span><text:span text:style-name="T7">" "</text:span><text:span text:style-name="T3">&lt;&lt;endl;</text:span></text:p>
      <text:p text:style-name="P51"><text:span text:style-name="T3"><text:s text:c="21"/>cout&lt;&lt;</text:span><text:span text:style-name="T7">"You guessed the right word."</text:span><text:span text:style-name="T3">&lt;&lt;endl;</text:span></text:p>
      <text:p text:style-name="P51"><text:span text:style-name="T3"><text:s text:c="21"/></text:span><text:span text:style-name="T8">break</text:span><text:span text:style-name="T3">;</text:span></text:p>
      <text:p text:style-name="P21"><text:s text:c="17"/>}</text:p>
      <text:p text:style-name="P21"/>
      <text:p text:style-name="P21"><text:s text:c="10"/></text:p>
      <text:p text:style-name="P21"><text:s text:c="13"/>}</text:p>
      <text:p text:style-name="P21"><text:s text:c="4"/></text:p>
      <text:p text:style-name="P51"><text:span text:style-name="T3"><text:s text:c="13"/></text:span><text:span text:style-name="T1">//Output If User Loses</text:span></text:p>
      <text:p text:style-name="P51"><text:span text:style-name="T3"><text:s text:c="13"/></text:span><text:span text:style-name="T8">if</text:span><text:span text:style-name="T3">(numWrGs==MAX_TRY){</text:span></text:p>
      <text:p text:style-name="P21"><text:s text:c="17"/>printman(stage);</text:p>
      <text:p text:style-name="P51"><text:span text:style-name="T3"><text:s text:c="17"/>cout&lt;&lt;</text:span><text:span text:style-name="T7">" "</text:span><text:span text:style-name="T3">&lt;&lt;endl;</text:span></text:p>
      <text:p text:style-name="P51"><text:span text:style-name="T3"><text:s text:c="17"/>cout&lt;&lt;</text:span><text:span text:style-name="T7">"The word was : "</text:span><text:span text:style-name="T3">&lt;&lt;word&lt;&lt;</text:span><text:span text:style-name="T7">"."</text:span><text:span text:style-name="T3">&lt;&lt;endl;</text:span></text:p>
      <text:p text:style-name="P21"><text:s text:c="13"/>}</text:p>
      <text:p text:style-name="P21"/>
      <text:p text:style-name="P51"><text:span text:style-name="T3"><text:s text:c="12"/></text:span><text:span text:style-name="T1">//INITIALIZE Second MODE!!!!! You Go Bro!</text:span></text:p>
      <text:p text:style-name="P51"><text:span text:style-name="T3"><text:s text:c="12"/>}</text:span><text:span text:style-name="T8">else</text:span><text:span text:style-name="T3"> </text:span><text:span text:style-name="T8">if</text:span><text:span text:style-name="T3">(choice2==5){</text:span></text:p>
      <text:p text:style-name="P21"><text:s text:c="16"/></text:p>
      <text:p text:style-name="P51"><text:span text:style-name="T3"><text:s text:c="16"/></text:span><text:span text:style-name="T1">//Welcome User To Second Mode!!!</text:span></text:p>
      <text:p text:style-name="P51"><text:span text:style-name="T3"><text:s text:c="16"/>cout&lt;&lt;</text:span><text:span text:style-name="T7">"I see you've chosen the Second Path. "</text:span><text:span text:style-name="T3">;</text:span></text:p>
      <text:p text:style-name="P51"><text:span text:style-name="T3"><text:s text:c="16"/></text:span><text:span text:style-name="T1">//Declare Variables</text:span></text:p>
      <text:p text:style-name="P21"><text:s text:c="16"/>ifstream myfile;</text:p>
      <text:p text:style-name="P21"><text:s text:c="16"/>vector&lt;string&gt; words2;</text:p>
      <text:p text:style-name="P21"><text:s text:c="16"/>string word2;</text:p>
      <text:p text:style-name="P51"><text:span text:style-name="T3"><text:s text:c="16"/></text:span><text:span text:style-name="T1">//Open File</text:span></text:p>
      <text:p text:style-name="P51"><text:span text:style-name="T3"><text:s text:c="16"/>myfile.open(</text:span><text:span text:style-name="T7">"words.dat"</text:span><text:span text:style-name="T3">,ios::in);</text:span></text:p>
      <text:p text:style-name="P21"><text:s text:c="18"/></text:p>
      <text:p text:style-name="P51"><text:span text:style-name="T3"><text:s text:c="16"/></text:span><text:span text:style-name="T8">if</text:span><text:span text:style-name="T3">(!myfile){</text:span></text:p>
      <text:p text:style-name="P51"><text:span text:style-name="T3"><text:s text:c="20"/>cout&lt;&lt;</text:span><text:span text:style-name="T7">"Sorry! No file found!"</text:span><text:span text:style-name="T3">&lt;&lt;endl;</text:span></text:p>
      <text:p text:style-name="P51"><text:span text:style-name="T3"><text:s text:c="20"/></text:span><text:span text:style-name="T8">return</text:span><text:span text:style-name="T3"> 0;</text:span></text:p>
      <text:p text:style-name="P21"><text:s text:c="16"/>}</text:p>
      <text:p text:style-name="P21"><text:s text:c="16"/></text:p>
      <text:p text:style-name="P51"><text:span text:style-name="T3"><text:s text:c="16"/></text:span><text:span text:style-name="T8">while</text:span><text:span text:style-name="T3">(myfile&gt;&gt;word2){</text:span></text:p>
      <text:p text:style-name="P21"><text:s text:c="20"/>words2.push_back(word2);</text:p>
      <text:p text:style-name="P21"><text:s text:c="16"/>}</text:p>
      <text:p text:style-name="P21"><text:s text:c="16"/></text:p>
      <text:p text:style-name="P51"><text:span text:style-name="T3"><text:s text:c="16"/></text:span><text:span text:style-name="T1">//Randomize The Words In The Game</text:span></text:p>
      <text:p text:style-name="P21"><text:s text:c="16"/>srand(time(NULL));</text:p>
      <text:p text:style-name="P51"><text:span text:style-name="T3"><text:s text:c="16"/></text:span><text:span text:style-name="T8">int</text:span><text:span text:style-name="T3"> s=rand()%10;</text:span></text:p>
      <text:p text:style-name="P21"><text:s text:c="16"/>word2=words2[s];</text:p>
      <text:p text:style-name="P21"><text:s text:c="13"/></text:p>
      <text:p text:style-name="P51"><text:span text:style-name="T3"><text:s text:c="16"/></text:span><text:span text:style-name="T1">//Close The File</text:span></text:p>
      <text:p text:style-name="P21"><text:soft-page-break/><text:s text:c="16"/>myfile.close();</text:p>
      <text:p text:style-name="P21"><text:s text:c="4"/></text:p>
      <text:p text:style-name="P51"><text:span text:style-name="T3"><text:s text:c="16"/></text:span><text:span text:style-name="T1">//Initialize Secret Word With *</text:span></text:p>
      <text:p text:style-name="P51"><text:span text:style-name="T3"><text:s text:c="16"/>string unknwn2(word2.length(),</text:span><text:span text:style-name="T7">'*'</text:span><text:span text:style-name="T3">);</text:span></text:p>
      <text:p text:style-name="P21"><text:s text:c="4"/></text:p>
      <text:p text:style-name="P51"><text:span text:style-name="T3"><text:s text:c="16"/></text:span><text:span text:style-name="T1">//Loop Until The Guesses Are Used Up</text:span></text:p>
      <text:p text:style-name="P51"><text:span text:style-name="T3"><text:s text:c="16"/></text:span><text:span text:style-name="T8">while</text:span><text:span text:style-name="T3">(nmWrGs2&lt;MX_TRY2){</text:span></text:p>
      <text:p text:style-name="P21"><text:s text:c="20"/>printman(stage);</text:p>
      <text:p text:style-name="P21"><text:s text:c="8"/></text:p>
      <text:p text:style-name="P51"><text:span text:style-name="T3"><text:s text:c="20"/>cout&lt;&lt;</text:span><text:span text:style-name="T7">" "</text:span><text:span text:style-name="T3">&lt;&lt;endl;</text:span></text:p>
      <text:p text:style-name="P51"><text:span text:style-name="T3"><text:s text:c="20"/>cout&lt;&lt;</text:span><text:span text:style-name="T7">" "</text:span><text:span text:style-name="T3">&lt;&lt;unknwn2&lt;&lt;endl;</text:span></text:p>
      <text:p text:style-name="P51"><text:span text:style-name="T3"><text:s text:c="20"/>cout&lt;&lt;</text:span><text:span text:style-name="T7">"Please choose a letter: "</text:span><text:span text:style-name="T3">;</text:span></text:p>
      <text:p text:style-name="P21"><text:s text:c="20"/>cin&gt;&gt;letter2;</text:p>
      <text:p text:style-name="P21"><text:s text:c="8"/></text:p>
      <text:p text:style-name="P51"><text:span text:style-name="T3"><text:s text:c="17"/></text:span><text:span text:style-name="T1">//Fill The Secret Word With A Letter, Otherwise</text:span></text:p>
      <text:p text:style-name="P51"><text:span text:style-name="T3"><text:s text:c="17"/></text:span><text:span text:style-name="T1">//Increment Number Of Wrong Guesses</text:span></text:p>
      <text:p text:style-name="P51"><text:span text:style-name="T3"><text:s text:c="17"/></text:span><text:span text:style-name="T8">if</text:span><text:span text:style-name="T3">(letterFill(letter2,word2,unknwn2)==0){</text:span></text:p>
      <text:p text:style-name="P51"><text:span text:style-name="T3"><text:s text:c="21"/>cout&lt;&lt;</text:span><text:span text:style-name="T7">"Wrong letter! Try again!"</text:span><text:span text:style-name="T3">&lt;&lt;endl;</text:span></text:p>
      <text:p text:style-name="P21"><text:s text:c="21"/>nmWrGs2++;</text:p>
      <text:p text:style-name="P21"><text:s text:c="21"/>++stage;</text:p>
      <text:p text:style-name="P51"><text:span text:style-name="T3"><text:s text:c="17"/>}</text:span><text:span text:style-name="T8">else</text:span><text:span text:style-name="T3"> cout&lt;&lt;</text:span><text:span text:style-name="T7">"You found a letter! I knew you could do this!"</text:span><text:span text:style-name="T3">;</text:span></text:p>
      <text:p text:style-name="P51"><text:span text:style-name="T3"><text:s text:c="20"/>cout&lt;&lt;</text:span><text:span text:style-name="T7">" "</text:span><text:span text:style-name="T3">&lt;&lt;endl;</text:span></text:p>
      <text:p text:style-name="P21"><text:s text:c="14"/></text:p>
      <text:p text:style-name="P51"><text:span text:style-name="T3"><text:s text:c="17"/></text:span><text:span text:style-name="T1">//Tell The User How Many Guesses They Have Left</text:span></text:p>
      <text:p text:style-name="P51"><text:span text:style-name="T3"><text:s text:c="17"/>cout&lt;&lt;</text:span><text:span text:style-name="T7">" You have "</text:span><text:span text:style-name="T3">&lt;&lt;MX_TRY2-nmWrGs2&lt;&lt;</text:span><text:span text:style-name="T7">" guesses left."</text:span><text:span text:style-name="T3">&lt;&lt;endl;</text:span></text:p>
      <text:p text:style-name="P21"><text:s text:c="8"/></text:p>
      <text:p text:style-name="P51"><text:span text:style-name="T3"><text:s text:c="17"/></text:span><text:span text:style-name="T1">//Check To See If User Guesses Word</text:span></text:p>
      <text:p text:style-name="P51"><text:span text:style-name="T3"><text:s text:c="17"/></text:span><text:span text:style-name="T8">if</text:span><text:span text:style-name="T3">(word2==unknwn2){</text:span></text:p>
      <text:p text:style-name="P51"><text:span text:style-name="T3"><text:s text:c="21"/>cout&lt;&lt;</text:span><text:span text:style-name="T7">" "</text:span><text:span text:style-name="T3">&lt;&lt;endl;</text:span></text:p>
      <text:p text:style-name="P21"><text:s text:c="21"/>cout&lt;&lt;word2&lt;&lt;endl;</text:p>
      <text:p text:style-name="P51"><text:span text:style-name="T3"><text:s text:c="21"/>cout&lt;&lt;</text:span><text:span text:style-name="T7">" "</text:span><text:span text:style-name="T3">&lt;&lt;endl;</text:span></text:p>
      <text:p text:style-name="P51"><text:span text:style-name="T3"><text:s text:c="21"/>cout&lt;&lt;</text:span><text:span text:style-name="T7">"How astounding! Amazing! "</text:span><text:span text:style-name="T3">;</text:span></text:p>
      <text:p text:style-name="P51"><text:span text:style-name="T3"><text:s text:c="21"/></text:span><text:span text:style-name="T8">break</text:span><text:span text:style-name="T3">;</text:span></text:p>
      <text:p text:style-name="P21"><text:s text:c="17"/>}</text:p>
      <text:p text:style-name="P21"><text:s text:c="13"/>}</text:p>
      <text:p text:style-name="P21"><text:s text:c="4"/></text:p>
      <text:p text:style-name="P51"><text:span text:style-name="T3"><text:s text:c="13"/></text:span><text:span text:style-name="T1">//Output If User Loses</text:span></text:p>
      <text:p text:style-name="P51"><text:span text:style-name="T3"><text:s text:c="13"/></text:span><text:span text:style-name="T8">if</text:span><text:span text:style-name="T3">(nmWrGs2==MX_TRY2){</text:span></text:p>
      <text:p text:style-name="P21"><text:s text:c="17"/>printman(stage);</text:p>
      <text:p text:style-name="P51"><text:span text:style-name="T3"><text:s text:c="17"/>cout&lt;&lt;</text:span><text:span text:style-name="T7">" "</text:span><text:span text:style-name="T3">&lt;&lt;endl;</text:span></text:p>
      <text:p text:style-name="P51"><text:span text:style-name="T3"><text:s text:c="17"/>cout&lt;&lt;</text:span><text:span text:style-name="T7">"It seems you didn't have what it takes to win."</text:span><text:span text:style-name="T3">&lt;&lt;endl;</text:span></text:p>
      <text:p text:style-name="P51"><text:span text:style-name="T3"><text:s text:c="17"/>cout&lt;&lt;</text:span><text:span text:style-name="T7">" "</text:span><text:span text:style-name="T3">&lt;&lt;endl;</text:span></text:p>
      <text:p text:style-name="P51"><text:span text:style-name="T3"><text:s text:c="17"/>cout&lt;&lt;</text:span><text:span text:style-name="T7">"The word was : "</text:span><text:span text:style-name="T3">&lt;&lt;word2&lt;&lt;</text:span><text:span text:style-name="T7">"."</text:span><text:span text:style-name="T3">&lt;&lt;endl;</text:span></text:p>
      <text:p text:style-name="P51"><text:span text:style-name="T3"><text:s text:c="17"/>cout&lt;&lt;</text:span><text:span text:style-name="T7">" "</text:span><text:span text:style-name="T3">&lt;&lt;endl;</text:span></text:p>
      <text:p text:style-name="P21"><text:s text:c="13"/>}</text:p>
      <text:p text:style-name="P21"><text:s text:c="13"/></text:p>
      <text:p text:style-name="P21"><text:s text:c="8"/>}</text:p>
      <text:p text:style-name="P21"/>
      <text:p text:style-name="P21"><text:s text:c="4"/>}</text:p>
      <text:p text:style-name="P21"/>
      <text:p text:style-name="P51"><text:span text:style-name="T3"><text:s text:c="4"/></text:span><text:span text:style-name="T1">//If Choice Is No, End The Game</text:span>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choice==2){</text:span></text:p>
      <text:p text:style-name="P51"><text:span text:style-name="T3"><text:s text:c="8"/>cout&lt;&lt;</text:span><text:span text:style-name="T7">"Fine, don't play this game!"</text:span><text:span text:style-name="T3">&lt;&lt;endl;</text:span></text:p>
      <text:p text:style-name="P51"><text:span text:style-name="T3"><text:s text:c="8"/></text:span><text:span text:style-name="T8">return</text:span><text:span text:style-name="T3"> 0;</text:span></text:p>
      <text:p text:style-name="P21"><text:s text:c="4"/>}</text:p>
      <text:p text:style-name="P21"><text:s text:c="4"/></text:p>
      <text:p text:style-name="P51"><text:span text:style-name="T3"><text:s text:c="4"/></text:span><text:span text:style-name="T1">//If User Picks A Letter, End The Game</text:span></text:p>
      <text:p text:style-name="P51"><text:span text:style-name="T3"><text:s text:c="4"/></text:span><text:span text:style-name="T8">else</text:span><text:span text:style-name="T3"> {</text:span></text:p>
      <text:p text:style-name="P51"><text:span text:style-name="T3"><text:s text:c="8"/>cout&lt;&lt;</text:span><text:span text:style-name="T7">"You choose the wrong input! This means I must exit! "</text:span><text:span text:style-name="T3">;</text:span></text:p>
      <text:p text:style-name="P21"><text:soft-page-break/><text:s text:c="4"/>}</text:p>
      <text:p text:style-name="P21"><text:s text:c="8"/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1">/*******************************************************************</text:p>
      <text:p text:style-name="P1"><text:s/>* Letter Fill Function <text:s text:c="43"/>*</text:p>
      <text:p text:style-name="P1"><text:s/>*******************************************************************</text:p>
      <text:p text:style-name="P1"><text:s/>* Purpose: To fill up characters of the word to be guessed, and if</text:p>
      <text:p text:style-name="P1"><text:s/>* already guessed it returns a zero. </text:p>
      <text:p text:style-name="P1"><text:s/>*/</text:p>
      <text:p text:style-name="P51"><text:span text:style-name="T8">int</text:span><text:span text:style-name="T3"> letterFill (</text:span><text:span text:style-name="T8">char</text:span><text:span text:style-name="T3"> guess, string secretword, string &amp;guessword)</text:span></text:p>
      <text:p text:style-name="P21">{</text:p>
      <text:p text:style-name="P51"><text:span text:style-name="T8">int</text:span><text:span text:style-name="T3"> i;</text:span></text:p>
      <text:p text:style-name="P51"><text:span text:style-name="T8">int</text:span><text:span text:style-name="T3"> matches=0;</text:span></text:p>
      <text:p text:style-name="P51"><text:span text:style-name="T8">int</text:span><text:span text:style-name="T3"> len=secretword.length();</text:span></text:p>
      <text:p text:style-name="P51"><text:span text:style-name="T8">for</text:span><text:span text:style-name="T3"> (i=0; i&lt;len; i++)</text:span></text:p>
      <text:p text:style-name="P21">{</text:p>
      <text:p text:style-name="P1">// Did we already match this letter in a previous guess?</text:p>
      <text:p text:style-name="P51"><text:span text:style-name="T8">if</text:span><text:span text:style-name="T3"> (guess==guessword[i])</text:span></text:p>
      <text:p text:style-name="P51"><text:span text:style-name="T8">return</text:span><text:span text:style-name="T3"> 0;</text:span></text:p>
      <text:p text:style-name="P21"/>
      <text:p text:style-name="P1">// Is the guess in the secret word?</text:p>
      <text:p text:style-name="P51"><text:span text:style-name="T8">if</text:span><text:span text:style-name="T3"> (guess==secretword[i])</text:span></text:p>
      <text:p text:style-name="P21">{</text:p>
      <text:p text:style-name="P21">guessword[i]=guess;</text:p>
      <text:p text:style-name="P21">matches++;</text:p>
      <text:p text:style-name="P21">}</text:p>
      <text:p text:style-name="P21">}</text:p>
      <text:p text:style-name="P51"><text:span text:style-name="T8">return</text:span><text:span text:style-name="T3"> matches;</text:span></text:p>
      <text:p text:style-name="P21">}</text:p>
      <text:p text:style-name="P21"/>
      <text:p text:style-name="P1">/******************************************************************************************</text:p>
      <text:p text:style-name="P1"><text:s/>* Print Man Function <text:s text:c="68"/>*</text:p>
      <text:p text:style-name="P1"><text:s/>******************************************************************************************</text:p>
      <text:p text:style-name="P1"><text:s/>* Purpose: To use stages to print out the stick figure man due to the wrong guesses. </text:p>
      <text:p text:style-name="P1"><text:s/>*/</text:p>
      <text:p text:style-name="P21"/>
      <text:p text:style-name="P51"><text:span text:style-name="T8">void</text:span><text:span text:style-name="T3"> printman(</text:span><text:span text:style-name="T8">unsigned</text:span><text:span text:style-name="T3"> </text:span><text:span text:style-name="T8">int</text:span><text:span text:style-name="T3"> stage){</text:span></text:p>
      <text:p text:style-name="P21"><text:s text:c="8"/></text:p>
      <text:p text:style-name="P51"><text:span text:style-name="T3"><text:s text:c="8"/></text:span><text:span text:style-name="T1">// |/---</text:span></text:p>
      <text:p text:style-name="P51"><text:span text:style-name="T3"><text:s text:c="8"/></text:span><text:span text:style-name="T1">// | <text:s/>o</text:span></text:p>
      <text:p text:style-name="P51"><text:span text:style-name="T3"><text:s text:c="8"/></text:span><text:span text:style-name="T1">// | /|\</text:span></text:p>
      <text:p text:style-name="P1"><text:s text:c="8"/>// | / \</text:p>
      <text:p text:style-name="P1"><text:s text:c="8"/>// |____</text:p>
      <text:p text:style-name="P21"><text:s/></text:p>
      <text:p text:style-name="P51"><text:span text:style-name="T3"><text:s text:c="8"/></text:span><text:span text:style-name="T8">switch</text:span><text:span text:style-name="T3">(stage)</text:span></text:p>
      <text:p text:style-name="P21"><text:s text:c="8"/>{</text:p>
      <text:p text:style-name="P51"><text:span text:style-name="T3"><text:s text:c="13"/></text:span><text:span text:style-name="T8">case</text:span><text:span text:style-name="T3"> 0:</text:span></text:p>
      <text:p text:style-name="P51"><text:span text:style-name="T3"><text:s text:c="16"/>cout &lt;&lt; </text:span><text:span text:style-name="T7">"\n\n\n\n\n"</text:span><text:span text:style-name="T3">;</text:span></text:p>
      <text:p text:style-name="P51"><text:span text:style-name="T3"><text:s text:c="16"/></text:span><text:span text:style-name="T8">break</text:span><text:span text:style-name="T3">;</text:span></text:p>
      <text:p text:style-name="P51"><text:span text:style-name="T3"><text:s text:c="12"/></text:span><text:span text:style-name="T8">case</text:span><text:span text:style-name="T3"> 1:</text:span></text:p>
      <text:p text:style-name="P51"><text:span text:style-name="T3"><text:s text:c="16"/>cout &lt;&lt; </text:span><text:span text:style-name="T7">"\n\n\n\n_____"</text:span><text:span text:style-name="T3">;</text:span></text:p>
      <text:p text:style-name="P51"><text:span text:style-name="T3"><text:s text:c="16"/></text:span><text:span text:style-name="T8">break</text:span><text:span text:style-name="T3">;</text:span></text:p>
      <text:p text:style-name="P51"><text:span text:style-name="T3"><text:s text:c="12"/></text:span><text:span text:style-name="T8">case</text:span><text:span text:style-name="T3"> 2:</text:span></text:p>
      <text:p text:style-name="P51"><text:span text:style-name="T3"><text:s text:c="16"/>cout &lt;&lt; </text:span><text:span text:style-name="T7">"|\n|\n|\n|\n|____"</text:span><text:span text:style-name="T3">;</text:span></text:p>
      <text:p text:style-name="P51"><text:span text:style-name="T3"><text:s text:c="16"/></text:span><text:span text:style-name="T8">break</text:span><text:span text:style-name="T3">;</text:span></text:p>
      <text:p text:style-name="P51"><text:span text:style-name="T3"><text:s text:c="12"/></text:span><text:span text:style-name="T8">case</text:span><text:span text:style-name="T3"> 3:</text:span></text:p>
      <text:p text:style-name="P51"><text:span text:style-name="T3"><text:s text:c="16"/>cout &lt;&lt; </text:span><text:span text:style-name="T7">"|/---\n|\n|\n|\n|____"</text:span><text:span text:style-name="T3">;</text:span></text:p>
      <text:p text:style-name="P51"><text:soft-page-break/><text:span text:style-name="T3"><text:s text:c="16"/></text:span><text:span text:style-name="T8">break</text:span><text:span text:style-name="T3">;</text:span></text:p>
      <text:p text:style-name="P51"><text:span text:style-name="T3"><text:s text:c="12"/></text:span><text:span text:style-name="T8">case</text:span><text:span text:style-name="T3"> 4:</text:span></text:p>
      <text:p text:style-name="P51"><text:span text:style-name="T3"><text:s text:c="16"/>cout &lt;&lt; </text:span><text:span text:style-name="T7">"|/---\n| <text:s/>o\n|\n|\n|____"</text:span><text:span text:style-name="T3">;</text:span></text:p>
      <text:p text:style-name="P51"><text:span text:style-name="T3"><text:s text:c="16"/></text:span><text:span text:style-name="T8">break</text:span><text:span text:style-name="T3">;</text:span></text:p>
      <text:p text:style-name="P51"><text:span text:style-name="T3"><text:s text:c="12"/></text:span><text:span text:style-name="T8">case</text:span><text:span text:style-name="T3"> 5:</text:span></text:p>
      <text:p text:style-name="P51"><text:span text:style-name="T3"><text:s text:c="16"/>cout &lt;&lt; </text:span><text:span text:style-name="T7">"|/---\n| <text:s/>o\n| <text:s/>|\n|\n|____"</text:span><text:span text:style-name="T3">;</text:span></text:p>
      <text:p text:style-name="P51"><text:span text:style-name="T3"><text:s text:c="16"/></text:span><text:span text:style-name="T8">break</text:span><text:span text:style-name="T3">;</text:span></text:p>
      <text:p text:style-name="P51"><text:span text:style-name="T3"><text:s text:c="12"/></text:span><text:span text:style-name="T8">case</text:span><text:span text:style-name="T3"> 6:</text:span></text:p>
      <text:p text:style-name="P51"><text:span text:style-name="T3"><text:s text:c="16"/>cout &lt;&lt; </text:span><text:span text:style-name="T7">"|/---\n| <text:s/>o\n| /|\n|\n|____"</text:span><text:span text:style-name="T3">;</text:span></text:p>
      <text:p text:style-name="P51"><text:span text:style-name="T3"><text:s text:c="16"/></text:span><text:span text:style-name="T8">break</text:span><text:span text:style-name="T3">;</text:span></text:p>
      <text:p text:style-name="P51"><text:span text:style-name="T3"><text:s text:c="12"/></text:span><text:span text:style-name="T8">case</text:span><text:span text:style-name="T3"> 7:</text:span></text:p>
      <text:p text:style-name="P51"><text:span text:style-name="T3"><text:s text:c="16"/>cout &lt;&lt; </text:span><text:span text:style-name="T7">"|/---\n| <text:s/>o\n| /|\\\n|\n|____"</text:span><text:span text:style-name="T3">;</text:span></text:p>
      <text:p text:style-name="P51"><text:span text:style-name="T3"><text:s text:c="16"/></text:span><text:span text:style-name="T8">break</text:span><text:span text:style-name="T3">;</text:span></text:p>
      <text:p text:style-name="P51"><text:span text:style-name="T3"><text:s text:c="12"/></text:span><text:span text:style-name="T8">case</text:span><text:span text:style-name="T3"> 8:</text:span></text:p>
      <text:p text:style-name="P51"><text:span text:style-name="T3"><text:s text:c="16"/>cout &lt;&lt; </text:span><text:span text:style-name="T7">"|/---\n| <text:s/>o\n| /|\\\n| /\n|____"</text:span><text:span text:style-name="T3">;</text:span></text:p>
      <text:p text:style-name="P51"><text:span text:style-name="T3"><text:s text:c="16"/></text:span><text:span text:style-name="T8">break</text:span><text:span text:style-name="T3">;</text:span></text:p>
      <text:p text:style-name="P51"><text:span text:style-name="T3"><text:s text:c="12"/></text:span><text:span text:style-name="T8">case</text:span><text:span text:style-name="T3"> 9:</text:span></text:p>
      <text:p text:style-name="P51"><text:span text:style-name="T3"><text:s text:c="16"/>cout &lt;&lt; </text:span><text:span text:style-name="T7">"|/---\n| <text:s/>o\n| /|\\\n| / \\\n|____"</text:span><text:span text:style-name="T3">;</text:span></text:p>
      <text:p text:style-name="P51"><text:span text:style-name="T3"><text:s text:c="16"/></text:span><text:span text:style-name="T8">break</text:span><text:span text:style-name="T3">;</text:span></text:p>
      <text:p text:style-name="P51"><text:span text:style-name="T3"><text:s text:c="12"/></text:span><text:span text:style-name="T8">default</text:span><text:span text:style-name="T3">:</text:span></text:p>
      <text:p text:style-name="P51"><text:span text:style-name="T3"><text:s text:c="15"/>cout &lt;&lt; </text:span><text:span text:style-name="T7">"|/---\n| <text:s/>o\n| /|\\\n| / \\\n|____"</text:span><text:span text:style-name="T3">;</text:span></text:p>
      <text:p text:style-name="P51"><text:span text:style-name="T3"><text:s text:c="15"/></text:span><text:span text:style-name="T8">break</text:span><text:span text:style-name="T3">;</text:span></text:p>
      <text:p text:style-name="P21"><text:s text:c="8"/>}</text:p>
      <text:p text:style-name="P51"><text:span text:style-name="T3"><text:s text:c="4"/></text:span><text:span text:style-name="T8">return</text:span><text:span text:style-name="T3">;</text:span></text:p>
      <text:p text:style-name="P21">}</text:p>
      <text:p text:style-name="P21"/>
      <text:p text:style-name="P1">/* </text:p>
      <text:p text:style-name="P1"><text:s/>* File: <text:s text:c="2"/>main.cpp</text:p>
      <text:p text:style-name="P1"><text:s/>* Author: AbdulHakim Abbas</text:p>
      <text:p text:style-name="P1"><text:s/>* Purpose: Midterm Questions</text:p>
      <text:p text:style-name="P1"><text:s/>* For CSC 5 </text:p>
      <text:p text:style-name="P1"><text:s/>* Created on July 15, 2015, 3:45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cmath&gt;</text:span></text:p>
      <text:p text:style-name="P51"><text:span text:style-name="T8">using</text:span><text:span text:style-name="T3"> </text:span><text:span text:style-name="T8">namespace</text:span><text:span text:style-name="T3"> std; </text:span></text:p>
      <text:p text:style-name="P1">//User libraries</text:p>
      <text:p text:style-name="P1">//Global Constants</text:p>
      <text:p text:style-name="P1">//Function Prototypes</text:p>
      <text:p text:style-name="P51"><text:span text:style-name="T8">void</text:span><text:span text:style-name="T3"> Menu();</text:span></text:p>
      <text:p text:style-name="P51"><text:span text:style-name="T8">int</text:span><text:span text:style-name="T3"> getN();</text:span></text:p>
      <text:p text:style-name="P51"><text:span text:style-name="T8">void</text:span><text:span text:style-name="T3"> def(</text:span><text:span text:style-name="T8">int</text:span><text:span text:style-name="T3">);</text:span></text:p>
      <text:p text:style-name="P51"><text:span text:style-name="T8">void</text:span><text:span text:style-name="T3"> problem1();</text:span><text:span text:style-name="T1">//1st part of Problem1</text:span></text:p>
      <text:p text:style-name="P51"><text:span text:style-name="T8">void</text:span><text:span text:style-name="T3"> problem2();</text:span><text:span text:style-name="T1">//Function takes in four character numbers to display stars </text:span></text:p>
      <text:p text:style-name="P51"><text:span text:style-name="T8">void</text:span><text:span text:style-name="T3"> problem3();</text:span><text:span text:style-name="T1">//Function to print out a check</text:span></text:p>
      <text:p text:style-name="P51"><text:span text:style-name="T8">void</text:span><text:span text:style-name="T3"> problem4();</text:span><text:span text:style-name="T1">//Function for ISP packages </text:span></text:p>
      <text:p text:style-name="P51"><text:span text:style-name="T8">void</text:span><text:span text:style-name="T3"> problem5();</text:span><text:span text:style-name="T1">//Function for the total pay depends on hours worked</text:span></text:p>
      <text:p text:style-name="P51"><text:span text:style-name="T8">void</text:span><text:span text:style-name="T3"> problem6();</text:span><text:span text:style-name="T1">//Function for a sequence</text:span>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v,</text:span><text:span text:style-name="T8">char</text:span><text:span text:style-name="T3"> *argc[]){</text:span></text:p>
      <text:p text:style-name="P51"><text:span text:style-name="T3"><text:s text:c="4"/></text:span><text:span text:style-name="T8">int</text:span><text:span text:style-name="T3"> inN;</text:span></text:p>
      <text:p text:style-name="P51"><text:span text:style-name="T3"><text:s text:c="4"/></text:span><text:span text:style-name="T8">do</text:span><text:span text:style-name="T3">{</text:span></text:p>
      <text:p text:style-name="P21"><text:s text:c="8"/>Menu();</text:p>
      <text:p text:style-name="P21"><text:s text:c="8"/>inN=getN();</text:p>
      <text:p text:style-name="P51"><text:span text:style-name="T3"><text:s text:c="8"/></text:span><text:span text:style-name="T8">switch</text:span><text:span text:style-name="T3">(inN){</text:span></text:p>
      <text:p text:style-name="P51"><text:soft-page-break/><text:span text:style-name="T3"><text:s text:c="8"/></text:span><text:span text:style-name="T8">case</text:span><text:span text:style-name="T3"> 1: problem1();</text:span><text:span text:style-name="T8">break</text:span><text:span text:style-name="T3">;</text:span></text:p>
      <text:p text:style-name="P51"><text:span text:style-name="T3"><text:s text:c="8"/></text:span><text:span text:style-name="T8">case</text:span><text:span text:style-name="T3"> 2: problem2();</text:span><text:span text:style-name="T8">break</text:span><text:span text:style-name="T3">;</text:span></text:p>
      <text:p text:style-name="P51"><text:span text:style-name="T3"><text:s text:c="8"/></text:span><text:span text:style-name="T8">case</text:span><text:span text:style-name="T3"> 3: problem3();</text:span><text:span text:style-name="T8">break</text:span><text:span text:style-name="T3">;</text:span></text:p>
      <text:p text:style-name="P51"><text:span text:style-name="T3"><text:s text:c="8"/></text:span><text:span text:style-name="T8">case</text:span><text:span text:style-name="T3"> 4: problem4();</text:span><text:span text:style-name="T8">break</text:span><text:span text:style-name="T3">;</text:span></text:p>
      <text:p text:style-name="P51"><text:span text:style-name="T3"><text:s text:c="8"/></text:span><text:span text:style-name="T8">case</text:span><text:span text:style-name="T3"> 5: problem5();</text:span><text:span text:style-name="T8">break</text:span><text:span text:style-name="T3">;</text:span></text:p>
      <text:p text:style-name="P51"><text:span text:style-name="T3"><text:s text:c="8"/></text:span><text:span text:style-name="T8">case</text:span><text:span text:style-name="T3"> 6: problem6();</text:span><text:span text:style-name="T8">break</text:span><text:span text:style-name="T3">;</text:span></text:p>
      <text:p text:style-name="P51"><text:span text:style-name="T3"><text:s text:c="12"/></text:span><text:span text:style-name="T8">default</text:span><text:span text:style-name="T3">:;</text:span></text:p>
      <text:p text:style-name="P21"><text:s text:c="8"/>};</text:p>
      <text:p text:style-name="P51"><text:span text:style-name="T3"><text:s text:c="4"/>}</text:span><text:span text:style-name="T8">while</text:span><text:span text:style-name="T3">(inN&lt;7);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1">/*********************</text:p>
      <text:p text:style-name="P1"><text:s/>* Menu Function <text:s text:c="4"/>*</text:p>
      <text:p text:style-name="P1"><text:s/>*********************</text:p>
      <text:p text:style-name="P1"><text:s/>* </text:p>
      <text:p text:style-name="P1"><text:s/>*/</text:p>
      <text:p text:style-name="P51"><text:span text:style-name="T8">void</text:span><text:span text:style-name="T3"> Menu(){</text:span></text:p>
      <text:p text:style-name="P51"><text:span text:style-name="T3"><text:s text:c="4"/>cout&lt;&lt;</text:span><text:span text:style-name="T7">"Type 1 for problem 1"</text:span><text:span text:style-name="T3">&lt;&lt;endl;</text:span></text:p>
      <text:p text:style-name="P51"><text:span text:style-name="T3"><text:s text:c="4"/>cout&lt;&lt;</text:span><text:span text:style-name="T7">"Type 2 for problem 2"</text:span><text:span text:style-name="T3">&lt;&lt;endl;</text:span></text:p>
      <text:p text:style-name="P51"><text:span text:style-name="T3"><text:s text:c="4"/>cout&lt;&lt;</text:span><text:span text:style-name="T7">"Type 3 for problem 3"</text:span><text:span text:style-name="T3">&lt;&lt;endl;</text:span></text:p>
      <text:p text:style-name="P51"><text:span text:style-name="T3"><text:s text:c="4"/>cout&lt;&lt;</text:span><text:span text:style-name="T7">"Type 4 for problem 4"</text:span><text:span text:style-name="T3">&lt;&lt;endl;</text:span></text:p>
      <text:p text:style-name="P51"><text:span text:style-name="T3"><text:s text:c="4"/>cout&lt;&lt;</text:span><text:span text:style-name="T7">"Type 5 for problem 5"</text:span><text:span text:style-name="T3">&lt;&lt;endl;</text:span></text:p>
      <text:p text:style-name="P51"><text:span text:style-name="T3"><text:s text:c="4"/>cout&lt;&lt;</text:span><text:span text:style-name="T7">"Type 6 for problem 6"</text:span><text:span text:style-name="T3">&lt;&lt;endl;</text:span></text:p>
      <text:p text:style-name="P51"><text:span text:style-name="T3"><text:s text:c="4"/>cout&lt;&lt;</text:span><text:span text:style-name="T7">"Type 7 to exit\n"</text:span><text:span text:style-name="T3">&lt;&lt;endl;</text:span></text:p>
      <text:p text:style-name="P21">}</text:p>
      <text:p text:style-name="P21"/>
      <text:p text:style-name="P1">//Choose problem number function</text:p>
      <text:p text:style-name="P51"><text:span text:style-name="T8">int</text:span><text:span text:style-name="T3"> getN(){</text:span></text:p>
      <text:p text:style-name="P51"><text:span text:style-name="T3"><text:s text:c="4"/></text:span><text:span text:style-name="T8">int</text:span><text:span text:style-name="T3"> inN;</text:span></text:p>
      <text:p text:style-name="P21"><text:s text:c="4"/>cin&gt;&gt;inN;</text:p>
      <text:p text:style-name="P51"><text:span text:style-name="T3"><text:s text:c="4"/></text:span><text:span text:style-name="T8">return</text:span><text:span text:style-name="T3"> inN;</text:span></text:p>
      <text:p text:style-name="P21">}</text:p>
      <text:p text:style-name="P1">/*************************************************</text:p>
      <text:p text:style-name="P1"><text:s/>* Solution to the first part of Problem1 <text:s text:c="7"/>*</text:p>
      <text:p text:style-name="P1"><text:s/>*************************************************</text:p>
      <text:p text:style-name="P1"><text:s/>* <text:s/></text:p>
      <text:p text:style-name="P1"><text:s/>*/</text:p>
      <text:p text:style-name="P51"><text:span text:style-name="T8">void</text:span><text:span text:style-name="T3"> problem1()</text:span></text:p>
      <text:p text:style-name="P21">{ <text:s text:c="3"/></text:p>
      <text:p text:style-name="P51"><text:span text:style-name="T3">cout&lt;&lt;</text:span><text:span text:style-name="T7">"In problem # 1"</text:span><text:span text:style-name="T3">&lt;&lt;endl&lt;&lt;endl;</text:span></text:p>
      <text:p text:style-name="P1">//It is the 1st part of Problem1 which displays the row side of the solution</text:p>
      <text:p text:style-name="P51"><text:span text:style-name="T8">int</text:span><text:span text:style-name="T3"> i,j,n,a=1;</text:span></text:p>
      <text:p text:style-name="P51"><text:span text:style-name="T3">cout&lt;&lt;</text:span><text:span text:style-name="T7">"Enter the number of rows : "</text:span><text:span text:style-name="T3">;</text:span></text:p>
      <text:p text:style-name="P21">cin&gt;&gt;n;</text:p>
      <text:p text:style-name="P51"><text:span text:style-name="T8">for</text:span><text:span text:style-name="T3">(i=n;i&gt;=1;i--)</text:span></text:p>
      <text:p text:style-name="P21">{</text:p>
      <text:p text:style-name="P51"><text:span text:style-name="T8">for</text:span><text:span text:style-name="T3">(j=1;j&lt;=n;j++)</text:span></text:p>
      <text:p text:style-name="P21">{</text:p>
      <text:p text:style-name="P51"><text:span text:style-name="T8">if</text:span><text:span text:style-name="T3">(i==j)</text:span></text:p>
      <text:p text:style-name="P21">cout&lt;&lt;a;</text:p>
      <text:p text:style-name="P50">else</text:p>
      <text:p text:style-name="P51"><text:span text:style-name="T3">cout&lt;&lt;</text:span><text:span text:style-name="T7">"."</text:span><text:span text:style-name="T3">;</text:span></text:p>
      <text:p text:style-name="P21">}</text:p>
      <text:p text:style-name="P21">a++;</text:p>
      <text:p text:style-name="P21">cout&lt;&lt;endl;</text:p>
      <text:p text:style-name="P21">}</text:p>
      <text:p text:style-name="P21">}</text:p>
      <text:p text:style-name="P21"/>
      <text:p text:style-name="P1">/*********************************</text:p>
      <text:p text:style-name="P1"><text:soft-page-break/><text:s/>* Solution to Problem 2 <text:s text:c="8"/>*</text:p>
      <text:p text:style-name="P1"><text:s/>*********************************</text:p>
      <text:p text:style-name="P1"><text:s/>* <text:s/></text:p>
      <text:p text:style-name="P1"><text:s/>*/</text:p>
      <text:p text:style-name="P51"><text:span text:style-name="T8">void</text:span><text:span text:style-name="T3"> problem2(){</text:span></text:p>
      <text:p text:style-name="P51"><text:span text:style-name="T3">cout&lt;&lt;</text:span><text:span text:style-name="T7">"In problem # 2"</text:span><text:span text:style-name="T3">&lt;&lt;endl&lt;&lt;endl;</text:span></text:p>
      <text:p text:style-name="P1">//Declare the variables</text:p>
      <text:p text:style-name="P51"><text:span text:style-name="T3"><text:s text:c="2"/></text:span><text:span text:style-name="T8">char</text:span><text:span text:style-name="T3"> g,h,x,z;</text:span></text:p>
      <text:p text:style-name="P51"><text:span text:style-name="T3"><text:s text:c="2"/>cout&lt;&lt;</text:span><text:span text:style-name="T7">"Input four characters an example is (1357, or 24a86): "</text:span><text:span text:style-name="T3">&lt;&lt;endl;</text:span></text:p>
      <text:p text:style-name="P21"><text:s text:c="2"/>cin&gt;&gt;g&gt;&gt;h&gt;&gt;x&gt;&gt;z;</text:p>
      <text:p text:style-name="P21"><text:s text:c="2"/></text:p>
      <text:p text:style-name="P51"><text:span text:style-name="T3"><text:s text:c="6"/></text:span><text:span text:style-name="T8">if</text:span><text:span text:style-name="T3">(g==</text:span><text:span text:style-name="T7">'1'</text:span><text:span text:style-name="T3">){</text:span></text:p>
      <text:p text:style-name="P51"><text:span text:style-name="T3"><text:s text:c="8"/>cout&lt;&lt;</text:span><text:span text:style-name="T7">"1 *"</text:span><text:span text:style-name="T3">&lt;&lt;endl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g==</text:span><text:span text:style-name="T7">'2'</text:span><text:span text:style-name="T3">){</text:span></text:p>
      <text:p text:style-name="P51"><text:span text:style-name="T3"><text:s text:c="8"/>cout&lt;&lt;</text:span><text:span text:style-name="T7">"2 **"</text:span><text:span text:style-name="T3">&lt;&lt;endl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g==</text:span><text:span text:style-name="T7">'3'</text:span><text:span text:style-name="T3">){</text:span></text:p>
      <text:p text:style-name="P51"><text:span text:style-name="T3"><text:s text:c="8"/>cout&lt;&lt;</text:span><text:span text:style-name="T7">"3 ***"</text:span><text:span text:style-name="T3">&lt;&lt;endl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g==</text:span><text:span text:style-name="T7">'4'</text:span><text:span text:style-name="T3">){</text:span></text:p>
      <text:p text:style-name="P51"><text:span text:style-name="T3"><text:s text:c="8"/>cout&lt;&lt;</text:span><text:span text:style-name="T7">"4 ****"</text:span><text:span text:style-name="T3">&lt;&lt;endl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g==</text:span><text:span text:style-name="T7">'5'</text:span><text:span text:style-name="T3">){</text:span></text:p>
      <text:p text:style-name="P51"><text:span text:style-name="T3"><text:s text:c="8"/>cout&lt;&lt;</text:span><text:span text:style-name="T7">"5 *****"</text:span><text:span text:style-name="T3">&lt;&lt;endl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g==</text:span><text:span text:style-name="T7">'6'</text:span><text:span text:style-name="T3">){</text:span></text:p>
      <text:p text:style-name="P51"><text:span text:style-name="T3"><text:s text:c="8"/>cout&lt;&lt;</text:span><text:span text:style-name="T7">"6 ******"</text:span><text:span text:style-name="T3">&lt;&lt;endl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g==</text:span><text:span text:style-name="T7">'7'</text:span><text:span text:style-name="T3">){</text:span></text:p>
      <text:p text:style-name="P51"><text:span text:style-name="T3"><text:s text:c="8"/>cout&lt;&lt;</text:span><text:span text:style-name="T7">"7 *******"</text:span><text:span text:style-name="T3">&lt;&lt;endl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g==</text:span><text:span text:style-name="T7">'8'</text:span><text:span text:style-name="T3">){</text:span></text:p>
      <text:p text:style-name="P51"><text:span text:style-name="T3"><text:s text:c="8"/>cout&lt;&lt;</text:span><text:span text:style-name="T7">"8 ********"</text:span><text:span text:style-name="T3">&lt;&lt;endl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g==</text:span><text:span text:style-name="T7">'9'</text:span><text:span text:style-name="T3">){</text:span></text:p>
      <text:p text:style-name="P51"><text:span text:style-name="T3"><text:s text:c="8"/>cout&lt;&lt;</text:span><text:span text:style-name="T7">"9 *********"</text:span><text:span text:style-name="T3">&lt;&lt;endl;</text:span></text:p>
      <text:p text:style-name="P51"><text:span text:style-name="T3"><text:s text:c="4"/>}</text:span><text:span text:style-name="T8">else</text:span><text:span text:style-name="T3"> cout&lt;&lt;g&lt;&lt;</text:span><text:span text:style-name="T7">" ?"</text:span><text:span text:style-name="T3">&lt;&lt;endl;</text:span></text:p>
      <text:p text:style-name="P21"><text:s text:c="4"/></text:p>
      <text:p text:style-name="P51"><text:span text:style-name="T3"><text:s text:c="4"/></text:span><text:span text:style-name="T8">if</text:span><text:span text:style-name="T3">(h==</text:span><text:span text:style-name="T7">'1'</text:span><text:span text:style-name="T3">){</text:span></text:p>
      <text:p text:style-name="P51"><text:span text:style-name="T3"><text:s text:c="8"/>cout&lt;&lt;</text:span><text:span text:style-name="T7">"1 *"</text:span><text:span text:style-name="T3">&lt;&lt;endl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h==</text:span><text:span text:style-name="T7">'2'</text:span><text:span text:style-name="T3">){</text:span></text:p>
      <text:p text:style-name="P51"><text:span text:style-name="T3"><text:s text:c="8"/>cout&lt;&lt;</text:span><text:span text:style-name="T7">"2 **"</text:span><text:span text:style-name="T3">&lt;&lt;endl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h==</text:span><text:span text:style-name="T7">'3'</text:span><text:span text:style-name="T3">){</text:span></text:p>
      <text:p text:style-name="P51"><text:span text:style-name="T3"><text:s text:c="8"/>cout&lt;&lt;</text:span><text:span text:style-name="T7">"3 ***"</text:span><text:span text:style-name="T3">&lt;&lt;endl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h==</text:span><text:span text:style-name="T7">'4'</text:span><text:span text:style-name="T3">){</text:span></text:p>
      <text:p text:style-name="P51"><text:span text:style-name="T3"><text:s text:c="8"/>cout&lt;&lt;</text:span><text:span text:style-name="T7">"4 ****"</text:span><text:span text:style-name="T3">&lt;&lt;endl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h==</text:span><text:span text:style-name="T7">'5'</text:span><text:span text:style-name="T3">){</text:span></text:p>
      <text:p text:style-name="P51"><text:span text:style-name="T3"><text:s text:c="8"/>cout&lt;&lt;</text:span><text:span text:style-name="T7">"5 *****"</text:span><text:span text:style-name="T3">&lt;&lt;endl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h==</text:span><text:span text:style-name="T7">'6'</text:span><text:span text:style-name="T3">){</text:span></text:p>
      <text:p text:style-name="P51"><text:span text:style-name="T3"><text:s text:c="8"/>cout&lt;&lt;</text:span><text:span text:style-name="T7">"6 ******"</text:span><text:span text:style-name="T3">&lt;&lt;endl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h==</text:span><text:span text:style-name="T7">'7'</text:span><text:span text:style-name="T3">){</text:span></text:p>
      <text:p text:style-name="P51"><text:span text:style-name="T3"><text:s text:c="8"/>cout&lt;&lt;</text:span><text:span text:style-name="T7">"7 *******"</text:span><text:span text:style-name="T3">&lt;&lt;endl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h==</text:span><text:span text:style-name="T7">'8'</text:span><text:span text:style-name="T3">){</text:span></text:p>
      <text:p text:style-name="P51"><text:span text:style-name="T3"><text:s text:c="8"/>cout&lt;&lt;</text:span><text:span text:style-name="T7">"8 ********"</text:span><text:span text:style-name="T3">&lt;&lt;endl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h==</text:span><text:span text:style-name="T7">'9'</text:span><text:span text:style-name="T3">){</text:span></text:p>
      <text:p text:style-name="P51"><text:span text:style-name="T3"><text:s text:c="8"/>cout&lt;&lt;</text:span><text:span text:style-name="T7">"9 *********"</text:span><text:span text:style-name="T3">&lt;&lt;endl;</text:span></text:p>
      <text:p text:style-name="P51"><text:span text:style-name="T3"><text:s text:c="4"/>}</text:span><text:span text:style-name="T8">else</text:span><text:span text:style-name="T3"> cout&lt;&lt;h&lt;&lt;</text:span><text:span text:style-name="T7">" ?"</text:span><text:span text:style-name="T3">&lt;&lt;endl;</text:span></text:p>
      <text:p text:style-name="P21"><text:s text:c="4"/></text:p>
      <text:p text:style-name="P51"><text:span text:style-name="T3"><text:s text:c="4"/></text:span><text:span text:style-name="T8">if</text:span><text:span text:style-name="T3">(x==</text:span><text:span text:style-name="T7">'1'</text:span><text:span text:style-name="T3">){</text:span></text:p>
      <text:p text:style-name="P51"><text:span text:style-name="T3"><text:s text:c="8"/>cout&lt;&lt;</text:span><text:span text:style-name="T7">"1 *"</text:span><text:span text:style-name="T3">&lt;&lt;endl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x==</text:span><text:span text:style-name="T7">'2'</text:span><text:span text:style-name="T3">){</text:span></text:p>
      <text:p text:style-name="P51"><text:span text:style-name="T3"><text:s text:c="8"/>cout&lt;&lt;</text:span><text:span text:style-name="T7">"2 **"</text:span><text:span text:style-name="T3">&lt;&lt;endl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x==</text:span><text:span text:style-name="T7">'3'</text:span><text:span text:style-name="T3">){</text:span></text:p>
      <text:p text:style-name="P51"><text:span text:style-name="T3"><text:s text:c="8"/>cout&lt;&lt;</text:span><text:span text:style-name="T7">"3 ***"</text:span><text:span text:style-name="T3">&lt;&lt;endl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x==</text:span><text:span text:style-name="T7">'4'</text:span><text:span text:style-name="T3">){</text:span></text:p>
      <text:p text:style-name="P51"><text:span text:style-name="T3"><text:s text:c="8"/>cout&lt;&lt;</text:span><text:span text:style-name="T7">"4 ****"</text:span><text:span text:style-name="T3">&lt;&lt;endl;</text:span></text:p>
      <text:p text:style-name="P51"><text:soft-page-break/><text:span text:style-name="T3"><text:s text:c="4"/>}</text:span><text:span text:style-name="T8">else</text:span><text:span text:style-name="T3"> </text:span><text:span text:style-name="T8">if</text:span><text:span text:style-name="T3">(x==</text:span><text:span text:style-name="T7">'5'</text:span><text:span text:style-name="T3">){</text:span></text:p>
      <text:p text:style-name="P51"><text:span text:style-name="T3"><text:s text:c="8"/>cout&lt;&lt;</text:span><text:span text:style-name="T7">"5 *****"</text:span><text:span text:style-name="T3">&lt;&lt;endl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x==</text:span><text:span text:style-name="T7">'6'</text:span><text:span text:style-name="T3">){</text:span></text:p>
      <text:p text:style-name="P51"><text:span text:style-name="T3"><text:s text:c="8"/>cout&lt;&lt;</text:span><text:span text:style-name="T7">"6 ******"</text:span><text:span text:style-name="T3">&lt;&lt;endl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x==</text:span><text:span text:style-name="T7">'7'</text:span><text:span text:style-name="T3">){</text:span></text:p>
      <text:p text:style-name="P51"><text:span text:style-name="T3"><text:s text:c="8"/>cout&lt;&lt;</text:span><text:span text:style-name="T7">"7 *******"</text:span><text:span text:style-name="T3">&lt;&lt;endl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x==</text:span><text:span text:style-name="T7">'8'</text:span><text:span text:style-name="T3">){</text:span></text:p>
      <text:p text:style-name="P51"><text:span text:style-name="T3"><text:s text:c="8"/>cout&lt;&lt;</text:span><text:span text:style-name="T7">"8 ********"</text:span><text:span text:style-name="T3">&lt;&lt;endl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x==</text:span><text:span text:style-name="T7">'9'</text:span><text:span text:style-name="T3">){</text:span></text:p>
      <text:p text:style-name="P51"><text:span text:style-name="T3"><text:s text:c="8"/>cout&lt;&lt;</text:span><text:span text:style-name="T7">"9 *********"</text:span><text:span text:style-name="T3">&lt;&lt;endl;</text:span></text:p>
      <text:p text:style-name="P51"><text:span text:style-name="T3"><text:s text:c="4"/>}</text:span><text:span text:style-name="T8">else</text:span><text:span text:style-name="T3"> cout&lt;&lt;x&lt;&lt;</text:span><text:span text:style-name="T7">" ?"</text:span><text:span text:style-name="T3">&lt;&lt;endl;</text:span></text:p>
      <text:p text:style-name="P21"><text:s text:c="4"/></text:p>
      <text:p text:style-name="P51"><text:span text:style-name="T3"><text:s text:c="4"/></text:span><text:span text:style-name="T8">if</text:span><text:span text:style-name="T3">(z==</text:span><text:span text:style-name="T7">'1'</text:span><text:span text:style-name="T3">){</text:span></text:p>
      <text:p text:style-name="P51"><text:span text:style-name="T3"><text:s text:c="8"/>cout&lt;&lt;</text:span><text:span text:style-name="T7">"1 *"</text:span><text:span text:style-name="T3">&lt;&lt;endl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z==</text:span><text:span text:style-name="T7">'2'</text:span><text:span text:style-name="T3">){</text:span></text:p>
      <text:p text:style-name="P51"><text:span text:style-name="T3"><text:s text:c="8"/>cout&lt;&lt;</text:span><text:span text:style-name="T7">"2 **"</text:span><text:span text:style-name="T3">&lt;&lt;endl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z==</text:span><text:span text:style-name="T7">'3'</text:span><text:span text:style-name="T3">){</text:span></text:p>
      <text:p text:style-name="P51"><text:span text:style-name="T3"><text:s text:c="8"/>cout&lt;&lt;</text:span><text:span text:style-name="T7">"3 ***"</text:span><text:span text:style-name="T3">&lt;&lt;endl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z==</text:span><text:span text:style-name="T7">'4'</text:span><text:span text:style-name="T3">){</text:span></text:p>
      <text:p text:style-name="P51"><text:span text:style-name="T3"><text:s text:c="8"/>cout&lt;&lt;</text:span><text:span text:style-name="T7">"4 ****"</text:span><text:span text:style-name="T3">&lt;&lt;endl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z==</text:span><text:span text:style-name="T7">'5'</text:span><text:span text:style-name="T3">){</text:span></text:p>
      <text:p text:style-name="P51"><text:span text:style-name="T3"><text:s text:c="8"/>cout&lt;&lt;</text:span><text:span text:style-name="T7">"5 *****"</text:span><text:span text:style-name="T3">&lt;&lt;endl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z==</text:span><text:span text:style-name="T7">'6'</text:span><text:span text:style-name="T3">){</text:span></text:p>
      <text:p text:style-name="P51"><text:span text:style-name="T3"><text:s text:c="8"/>cout&lt;&lt;</text:span><text:span text:style-name="T7">"6 ******"</text:span><text:span text:style-name="T3">&lt;&lt;endl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z==</text:span><text:span text:style-name="T7">'7'</text:span><text:span text:style-name="T3">){</text:span></text:p>
      <text:p text:style-name="P51"><text:span text:style-name="T3"><text:s text:c="8"/>cout&lt;&lt;</text:span><text:span text:style-name="T7">"7 *******"</text:span><text:span text:style-name="T3">&lt;&lt;endl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z==</text:span><text:span text:style-name="T7">'8'</text:span><text:span text:style-name="T3">){</text:span></text:p>
      <text:p text:style-name="P51"><text:span text:style-name="T3"><text:s text:c="8"/>cout&lt;&lt;</text:span><text:span text:style-name="T7">"8 ********"</text:span><text:span text:style-name="T3">&lt;&lt;endl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z==</text:span><text:span text:style-name="T7">'9'</text:span><text:span text:style-name="T3">){</text:span></text:p>
      <text:p text:style-name="P51"><text:span text:style-name="T3"><text:s text:c="8"/>cout&lt;&lt;</text:span><text:span text:style-name="T7">"9 *********"</text:span><text:span text:style-name="T3">&lt;&lt;endl;</text:span></text:p>
      <text:p text:style-name="P51"><text:span text:style-name="T3"><text:s text:c="4"/>}</text:span><text:span text:style-name="T8">else</text:span><text:span text:style-name="T3"> cout&lt;&lt;z&lt;&lt;</text:span><text:span text:style-name="T7">" ?"</text:span><text:span text:style-name="T3">&lt;&lt;endl;</text:span></text:p>
      <text:p text:style-name="P21">}</text:p>
      <text:p text:style-name="P1">/*****************************************</text:p>
      <text:p text:style-name="P1"><text:s/>* Solution to Problem 3 <text:s text:c="16"/>*</text:p>
      <text:p text:style-name="P1"><text:s/>***************************************** </text:p>
      <text:p text:style-name="P1"><text:s/>* </text:p>
      <text:p text:style-name="P1"><text:s/>*/</text:p>
      <text:p text:style-name="P51"><text:span text:style-name="T8">void</text:span><text:span text:style-name="T3"> problem3()</text:span></text:p>
      <text:p text:style-name="P21">{</text:p>
      <text:p text:style-name="P51"><text:span text:style-name="T3"><text:s text:c="4"/>cout&lt;&lt;</text:span><text:span text:style-name="T7">"In problem # 3"</text:span><text:span text:style-name="T3">&lt;&lt;endl&lt;&lt;endl;</text:span></text:p>
      <text:p text:style-name="P1">//Declare Variables</text:p>
      <text:p text:style-name="P51"><text:span text:style-name="T3"><text:s text:c="4"/></text:span><text:span text:style-name="T8">unsigned</text:span><text:span text:style-name="T3"> </text:span><text:span text:style-name="T8">short</text:span><text:span text:style-name="T3"> amnt, v, f, r, z;</text:span></text:p>
      <text:p text:style-name="P21"><text:s text:c="4"/>string date, pFn, pLn, ahFn, ahLn;</text:p>
      <text:p text:style-name="P51"><text:span text:style-name="T3"><text:s text:c="4"/></text:span><text:span text:style-name="T8">const</text:span><text:span text:style-name="T3"> </text:span><text:span text:style-name="T8">int</text:span><text:span text:style-name="T3"> SIZE=25;</text:span></text:p>
      <text:p text:style-name="P21"><text:s text:c="4"/></text:p>
      <text:p text:style-name="P51"><text:span text:style-name="T3"><text:s text:c="4"/>cout&lt;&lt;</text:span><text:span text:style-name="T7">"Enter the following to produce a check: "</text:span><text:span text:style-name="T3">&lt;&lt;endl;</text:span></text:p>
      <text:p text:style-name="P51"><text:span text:style-name="T3"><text:s text:c="4"/>cout&lt;&lt;</text:span><text:span text:style-name="T7">"Date (01/01/15): "</text:span><text:span text:style-name="T3">&lt;&lt;endl;</text:span></text:p>
      <text:p text:style-name="P21"><text:s text:c="4"/>cin&gt;&gt;date;</text:p>
      <text:p text:style-name="P51"><text:span text:style-name="T3"><text:s text:c="4"/>cout&lt;&lt;</text:span><text:span text:style-name="T7">"Payee (first name and last name): "</text:span><text:span text:style-name="T3">&lt;&lt;endl;</text:span></text:p>
      <text:p text:style-name="P21"><text:s text:c="4"/>cin&gt;&gt;pFn&gt;&gt;pLn;</text:p>
      <text:p text:style-name="P51"><text:span text:style-name="T3"><text:s text:c="4"/>cout&lt;&lt;</text:span><text:span text:style-name="T7">"Amount (in dollars ex. 123): "</text:span><text:span text:style-name="T3">&lt;&lt;endl;</text:span></text:p>
      <text:p text:style-name="P21"><text:s text:c="4"/>cin&gt;&gt;amnt;</text:p>
      <text:p text:style-name="P51"><text:span text:style-name="T3"><text:s text:c="4"/>cout&lt;&lt;</text:span><text:span text:style-name="T7">"The account holder (first name and last name): "</text:span><text:span text:style-name="T3">&lt;&lt;endl;</text:span></text:p>
      <text:p text:style-name="P21"><text:s text:c="4"/>cin&gt;&gt;ahFn&gt;&gt;ahLn;</text:p>
      <text:p text:style-name="P21"><text:s text:c="4"/></text:p>
      <text:p text:style-name="P51"><text:span text:style-name="T3"><text:s text:c="4"/></text:span><text:span text:style-name="T1">//To output a check</text:span></text:p>
      <text:p text:style-name="P51"><text:span text:style-name="T3"><text:s text:c="4"/>cout&lt;&lt;</text:span><text:span text:style-name="T7">"*********************************************************************"</text:span><text:span text:style-name="T3">&lt;&lt;endl;</text:span></text:p>
      <text:p text:style-name="P51"><text:span text:style-name="T3"><text:s text:c="4"/>cout&lt;&lt;</text:span><text:span text:style-name="T7">" "</text:span><text:span text:style-name="T3">&lt;&lt;endl;</text:span></text:p>
      <text:p text:style-name="P51"><text:span text:style-name="T3"><text:s text:c="4"/>cout&lt;&lt;ahFn&lt;&lt;</text:span><text:span text:style-name="T7">" "</text:span><text:span text:style-name="T3">&lt;&lt;ahLn&lt;&lt;endl;</text:span></text:p>
      <text:p text:style-name="P51"><text:soft-page-break/><text:span text:style-name="T3"><text:s text:c="4"/>cout&lt;&lt;</text:span><text:span text:style-name="T7">"STREET ADDRESS"</text:span><text:span text:style-name="T3">&lt;&lt;endl;</text:span></text:p>
      <text:p text:style-name="P51"><text:span text:style-name="T3"><text:s text:c="4"/>cout&lt;&lt;</text:span><text:span text:style-name="T7">"CITY, STATE <text:s/>ZIP <text:s text:c="35"/>"</text:span><text:span text:style-name="T3">&lt;&lt;date&lt;&lt;endl;</text:span></text:p>
      <text:p text:style-name="P51"><text:span text:style-name="T3"><text:s text:c="4"/>cout&lt;&lt;</text:span><text:span text:style-name="T7">" "</text:span><text:span text:style-name="T3">&lt;&lt;endl;</text:span></text:p>
      <text:p text:style-name="P51"><text:span text:style-name="T3"><text:s text:c="4"/>cout&lt;&lt;</text:span><text:span text:style-name="T7">"Pay to the Order of: "</text:span><text:span text:style-name="T3">&lt;&lt;pFn&lt;&lt;</text:span><text:span text:style-name="T7">" "</text:span><text:span text:style-name="T3">&lt;&lt;pLn&lt;&lt;</text:span><text:span text:style-name="T7">" <text:s text:c="16"/>$"</text:span><text:span text:style-name="T3">&lt;&lt;amnt&lt;&lt;</text:span><text:span text:style-name="T7">".0"</text:span><text:span text:style-name="T3">&lt;&lt;endl;</text:span></text:p>
      <text:p text:style-name="P51"><text:span text:style-name="T3"><text:s text:c="4"/>cout&lt;&lt;</text:span><text:span text:style-name="T7">" "</text:span><text:span text:style-name="T3">&lt;&lt;endl;</text:span></text:p>
      <text:p text:style-name="P21"><text:s text:c="4"/></text:p>
      <text:p text:style-name="P21"><text:s text:c="4"/></text:p>
      <text:p text:style-name="P51"><text:span text:style-name="T3"><text:s text:c="4"/></text:span><text:span text:style-name="T8">if</text:span><text:span text:style-name="T3">(amnt&gt;=1000){</text:span></text:p>
      <text:p text:style-name="P51"><text:span text:style-name="T3"><text:s text:c="8"/>cout&lt;&lt;</text:span><text:span text:style-name="T7">"That is too much money for the range of this check."</text:span><text:span text:style-name="T3">&lt;&lt;endl;</text:span></text:p>
      <text:p text:style-name="P21"><text:s text:c="4"/>}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amnt&gt;=100){</text:span></text:p>
      <text:p text:style-name="P21"><text:s text:c="8"/>{</text:p>
      <text:p text:style-name="P21"><text:s text:c="8"/>v=amnt/100;</text:p>
      <text:p text:style-name="P51"><text:span text:style-name="T3"><text:s text:c="12"/></text:span><text:span text:style-name="T8">if</text:span><text:span text:style-name="T3">(v==9)cout&lt;&lt;</text:span><text:span text:style-name="T7">"Nine"</text:span><text:span text:style-name="T3">;</text:span></text:p>
      <text:p text:style-name="P51"><text:span text:style-name="T3"><text:s text:c="12"/></text:span><text:span text:style-name="T8">else</text:span><text:span text:style-name="T3"> </text:span><text:span text:style-name="T8">if</text:span><text:span text:style-name="T3">(v==8)cout&lt;&lt;</text:span><text:span text:style-name="T7">"Eight"</text:span><text:span text:style-name="T3">;</text:span></text:p>
      <text:p text:style-name="P51"><text:span text:style-name="T3"><text:s text:c="12"/></text:span><text:span text:style-name="T8">else</text:span><text:span text:style-name="T3"> </text:span><text:span text:style-name="T8">if</text:span><text:span text:style-name="T3">(v==7)cout&lt;&lt;</text:span><text:span text:style-name="T7">"Seven"</text:span><text:span text:style-name="T3">;</text:span></text:p>
      <text:p text:style-name="P51"><text:span text:style-name="T3"><text:s text:c="12"/></text:span><text:span text:style-name="T8">else</text:span><text:span text:style-name="T3"> </text:span><text:span text:style-name="T8">if</text:span><text:span text:style-name="T3">(v==6)cout&lt;&lt;</text:span><text:span text:style-name="T7">"Six"</text:span><text:span text:style-name="T3">;</text:span></text:p>
      <text:p text:style-name="P51"><text:span text:style-name="T3"><text:s text:c="12"/></text:span><text:span text:style-name="T8">else</text:span><text:span text:style-name="T3"> </text:span><text:span text:style-name="T8">if</text:span><text:span text:style-name="T3">(v==5)cout&lt;&lt;</text:span><text:span text:style-name="T7">"Five"</text:span><text:span text:style-name="T3">;</text:span></text:p>
      <text:p text:style-name="P51"><text:span text:style-name="T3"><text:s text:c="12"/></text:span><text:span text:style-name="T8">else</text:span><text:span text:style-name="T3"> </text:span><text:span text:style-name="T8">if</text:span><text:span text:style-name="T3">(v==4)cout&lt;&lt;</text:span><text:span text:style-name="T7">"Four"</text:span><text:span text:style-name="T3">;</text:span></text:p>
      <text:p text:style-name="P51"><text:span text:style-name="T3"><text:s text:c="12"/></text:span><text:span text:style-name="T8">else</text:span><text:span text:style-name="T3"> </text:span><text:span text:style-name="T8">if</text:span><text:span text:style-name="T3">(v==3)cout&lt;&lt;</text:span><text:span text:style-name="T7">"Three"</text:span><text:span text:style-name="T3">;</text:span></text:p>
      <text:p text:style-name="P51"><text:span text:style-name="T3"><text:s text:c="12"/></text:span><text:span text:style-name="T8">else</text:span><text:span text:style-name="T3"> </text:span><text:span text:style-name="T8">if</text:span><text:span text:style-name="T3">(v==2)cout&lt;&lt;</text:span><text:span text:style-name="T7">"Two"</text:span><text:span text:style-name="T3">;</text:span></text:p>
      <text:p text:style-name="P51"><text:span text:style-name="T3"><text:s text:c="12"/></text:span><text:span text:style-name="T8">else</text:span><text:span text:style-name="T3"> </text:span><text:span text:style-name="T8">if</text:span><text:span text:style-name="T3">(v==1)cout&lt;&lt;</text:span><text:span text:style-name="T7">"One"</text:span><text:span text:style-name="T3">;</text:span></text:p>
      <text:p text:style-name="P51"><text:span text:style-name="T3"><text:tab/> <text:s text:c="3"/>cout&lt;&lt;</text:span><text:span text:style-name="T7">" Hundred and "</text:span><text:span text:style-name="T3">;</text:span></text:p>
      <text:p text:style-name="P21"><text:s text:c="8"/>}</text:p>
      <text:p text:style-name="P21"><text:s text:c="8"/>amnt=amnt%100;</text:p>
      <text:p text:style-name="P51"><text:span text:style-name="T3"><text:s text:c="4"/>}</text:span><text:span text:style-name="T8">if</text:span><text:span text:style-name="T3">(amnt&gt;=20){</text:span></text:p>
      <text:p text:style-name="P21"><text:s text:c="8"/>{</text:p>
      <text:p text:style-name="P21"><text:s text:c="8"/>f=amnt/10;</text:p>
      <text:p text:style-name="P51"><text:span text:style-name="T3"><text:s text:c="12"/></text:span><text:span text:style-name="T8">if</text:span><text:span text:style-name="T3">(f==9)cout&lt;&lt;</text:span><text:span text:style-name="T7">"Ninety"</text:span><text:span text:style-name="T3">;</text:span></text:p>
      <text:p text:style-name="P51"><text:span text:style-name="T3"><text:s text:c="12"/></text:span><text:span text:style-name="T8">else</text:span><text:span text:style-name="T3"> </text:span><text:span text:style-name="T8">if</text:span><text:span text:style-name="T3">(f==8)cout&lt;&lt;</text:span><text:span text:style-name="T7">"Eighty"</text:span><text:span text:style-name="T3">;</text:span></text:p>
      <text:p text:style-name="P51"><text:span text:style-name="T3"><text:s text:c="12"/></text:span><text:span text:style-name="T8">else</text:span><text:span text:style-name="T3"> </text:span><text:span text:style-name="T8">if</text:span><text:span text:style-name="T3">(f==7)cout&lt;&lt;</text:span><text:span text:style-name="T7">"Seventy"</text:span><text:span text:style-name="T3">;</text:span></text:p>
      <text:p text:style-name="P51"><text:span text:style-name="T3"><text:s text:c="12"/></text:span><text:span text:style-name="T8">else</text:span><text:span text:style-name="T3"> </text:span><text:span text:style-name="T8">if</text:span><text:span text:style-name="T3">(f==6)cout&lt;&lt;</text:span><text:span text:style-name="T7">"Sixty"</text:span><text:span text:style-name="T3">;</text:span></text:p>
      <text:p text:style-name="P51"><text:span text:style-name="T3"><text:s text:c="12"/></text:span><text:span text:style-name="T8">else</text:span><text:span text:style-name="T3"> </text:span><text:span text:style-name="T8">if</text:span><text:span text:style-name="T3">(f==5)cout&lt;&lt;</text:span><text:span text:style-name="T7">"Fifty"</text:span><text:span text:style-name="T3">;</text:span></text:p>
      <text:p text:style-name="P51"><text:span text:style-name="T3"><text:s text:c="12"/></text:span><text:span text:style-name="T8">else</text:span><text:span text:style-name="T3"> </text:span><text:span text:style-name="T8">if</text:span><text:span text:style-name="T3">(f==4)cout&lt;&lt;</text:span><text:span text:style-name="T7">"Forty"</text:span><text:span text:style-name="T3">;</text:span></text:p>
      <text:p text:style-name="P51"><text:span text:style-name="T3"><text:s text:c="12"/></text:span><text:span text:style-name="T8">else</text:span><text:span text:style-name="T3"> </text:span><text:span text:style-name="T8">if</text:span><text:span text:style-name="T3">(f==3)cout&lt;&lt;</text:span><text:span text:style-name="T7">"Thirty"</text:span><text:span text:style-name="T3">;</text:span></text:p>
      <text:p text:style-name="P51"><text:span text:style-name="T3"><text:s text:c="12"/></text:span><text:span text:style-name="T8">else</text:span><text:span text:style-name="T3"> </text:span><text:span text:style-name="T8">if</text:span><text:span text:style-name="T3">(f==2)cout&lt;&lt;</text:span><text:span text:style-name="T7">"Twenty"</text:span><text:span text:style-name="T3">;</text:span></text:p>
      <text:p text:style-name="P51"><text:span text:style-name="T3"><text:s text:c="12"/>cout&lt;&lt;</text:span><text:span text:style-name="T7">"-"</text:span><text:span text:style-name="T3">;</text:span></text:p>
      <text:p text:style-name="P21"><text:s text:c="8"/>}</text:p>
      <text:p text:style-name="P21"><text:s text:c="8"/>amnt=amnt%10;</text:p>
      <text:p text:style-name="P51"><text:span text:style-name="T3"><text:s text:c="4"/>}</text:span><text:span text:style-name="T8">if</text:span><text:span text:style-name="T3">(amnt&gt;=1){</text:span></text:p>
      <text:p text:style-name="P21"><text:s text:c="8"/>{</text:p>
      <text:p text:style-name="P21"><text:s text:c="8"/>r=amnt/1;</text:p>
      <text:p text:style-name="P51"><text:span text:style-name="T3"><text:s text:c="12"/></text:span><text:span text:style-name="T8">if</text:span><text:span text:style-name="T3">(r==19)cout&lt;&lt;</text:span><text:span text:style-name="T7">"Nineteen"</text:span><text:span text:style-name="T3">;</text:span></text:p>
      <text:p text:style-name="P51"><text:span text:style-name="T3"><text:s text:c="12"/></text:span><text:span text:style-name="T8">else</text:span><text:span text:style-name="T3"> </text:span><text:span text:style-name="T8">if</text:span><text:span text:style-name="T3">(r==18)cout&lt;&lt;</text:span><text:span text:style-name="T7">"Eighteen"</text:span><text:span text:style-name="T3">;</text:span></text:p>
      <text:p text:style-name="P51"><text:span text:style-name="T3"><text:s text:c="12"/></text:span><text:span text:style-name="T8">else</text:span><text:span text:style-name="T3"> </text:span><text:span text:style-name="T8">if</text:span><text:span text:style-name="T3">(r==17)cout&lt;&lt;</text:span><text:span text:style-name="T7">"Seventeen"</text:span><text:span text:style-name="T3">;</text:span></text:p>
      <text:p text:style-name="P51"><text:span text:style-name="T3"><text:s text:c="12"/></text:span><text:span text:style-name="T8">else</text:span><text:span text:style-name="T3"> </text:span><text:span text:style-name="T8">if</text:span><text:span text:style-name="T3">(r==16)cout&lt;&lt;</text:span><text:span text:style-name="T7">"Sixteen"</text:span><text:span text:style-name="T3">;</text:span></text:p>
      <text:p text:style-name="P51"><text:span text:style-name="T3"><text:s text:c="12"/></text:span><text:span text:style-name="T8">else</text:span><text:span text:style-name="T3"> </text:span><text:span text:style-name="T8">if</text:span><text:span text:style-name="T3">(r==15)cout&lt;&lt;</text:span><text:span text:style-name="T7">"Fifteen"</text:span><text:span text:style-name="T3">;</text:span></text:p>
      <text:p text:style-name="P51"><text:span text:style-name="T3"><text:s text:c="12"/></text:span><text:span text:style-name="T8">else</text:span><text:span text:style-name="T3"> </text:span><text:span text:style-name="T8">if</text:span><text:span text:style-name="T3">(r==14)cout&lt;&lt;</text:span><text:span text:style-name="T7">"Fourteen"</text:span><text:span text:style-name="T3">;</text:span></text:p>
      <text:p text:style-name="P51"><text:span text:style-name="T3"><text:s text:c="12"/></text:span><text:span text:style-name="T8">else</text:span><text:span text:style-name="T3"> </text:span><text:span text:style-name="T8">if</text:span><text:span text:style-name="T3">(r==13)cout&lt;&lt;</text:span><text:span text:style-name="T7">"Thirteen"</text:span><text:span text:style-name="T3">;</text:span></text:p>
      <text:p text:style-name="P51"><text:span text:style-name="T3"><text:s text:c="12"/></text:span><text:span text:style-name="T8">else</text:span><text:span text:style-name="T3"> </text:span><text:span text:style-name="T8">if</text:span><text:span text:style-name="T3">(r==12)cout&lt;&lt;</text:span><text:span text:style-name="T7">"Twelve"</text:span><text:span text:style-name="T3">;</text:span></text:p>
      <text:p text:style-name="P51"><text:span text:style-name="T3"><text:s text:c="12"/></text:span><text:span text:style-name="T8">else</text:span><text:span text:style-name="T3"> </text:span><text:span text:style-name="T8">if</text:span><text:span text:style-name="T3">(r==11)cout&lt;&lt;</text:span><text:span text:style-name="T7">"Eleven"</text:span><text:span text:style-name="T3">;</text:span></text:p>
      <text:p text:style-name="P51"><text:span text:style-name="T3"><text:s text:c="12"/></text:span><text:span text:style-name="T8">else</text:span><text:span text:style-name="T3"> </text:span><text:span text:style-name="T8">if</text:span><text:span text:style-name="T3">(r==10)cout&lt;&lt;</text:span><text:span text:style-name="T7">"Ten"</text:span><text:span text:style-name="T3">;</text:span></text:p>
      <text:p text:style-name="P51"><text:span text:style-name="T3"><text:s text:c="12"/></text:span><text:span text:style-name="T8">else</text:span><text:span text:style-name="T3"> </text:span><text:span text:style-name="T8">if</text:span><text:span text:style-name="T3">(r==9)cout&lt;&lt;</text:span><text:span text:style-name="T7">"Nine"</text:span><text:span text:style-name="T3">;</text:span></text:p>
      <text:p text:style-name="P51"><text:span text:style-name="T3"><text:s text:c="12"/></text:span><text:span text:style-name="T8">else</text:span><text:span text:style-name="T3"> </text:span><text:span text:style-name="T8">if</text:span><text:span text:style-name="T3">(r==8)cout&lt;&lt;</text:span><text:span text:style-name="T7">"Eight"</text:span><text:span text:style-name="T3">;</text:span></text:p>
      <text:p text:style-name="P51"><text:span text:style-name="T3"><text:s text:c="12"/></text:span><text:span text:style-name="T8">else</text:span><text:span text:style-name="T3"> </text:span><text:span text:style-name="T8">if</text:span><text:span text:style-name="T3">(r==7)cout&lt;&lt;</text:span><text:span text:style-name="T7">"Seven"</text:span><text:span text:style-name="T3">;</text:span></text:p>
      <text:p text:style-name="P51"><text:span text:style-name="T3"><text:s text:c="12"/></text:span><text:span text:style-name="T8">else</text:span><text:span text:style-name="T3"> </text:span><text:span text:style-name="T8">if</text:span><text:span text:style-name="T3">(r==6)cout&lt;&lt;</text:span><text:span text:style-name="T7">"Six"</text:span><text:span text:style-name="T3">;</text:span></text:p>
      <text:p text:style-name="P51"><text:span text:style-name="T3"><text:s text:c="12"/></text:span><text:span text:style-name="T8">else</text:span><text:span text:style-name="T3"> </text:span><text:span text:style-name="T8">if</text:span><text:span text:style-name="T3">(r==5)cout&lt;&lt;</text:span><text:span text:style-name="T7">"Five"</text:span><text:span text:style-name="T3">;</text:span></text:p>
      <text:p text:style-name="P51"><text:span text:style-name="T3"><text:s text:c="12"/></text:span><text:span text:style-name="T8">else</text:span><text:span text:style-name="T3"> </text:span><text:span text:style-name="T8">if</text:span><text:span text:style-name="T3">(r==4)cout&lt;&lt;</text:span><text:span text:style-name="T7">"Four"</text:span><text:span text:style-name="T3">;</text:span></text:p>
      <text:p text:style-name="P51"><text:span text:style-name="T3"><text:s text:c="12"/></text:span><text:span text:style-name="T8">else</text:span><text:span text:style-name="T3"> </text:span><text:span text:style-name="T8">if</text:span><text:span text:style-name="T3">(r==3)cout&lt;&lt;</text:span><text:span text:style-name="T7">"Three"</text:span><text:span text:style-name="T3">;</text:span></text:p>
      <text:p text:style-name="P51"><text:soft-page-break/><text:span text:style-name="T3"><text:s text:c="12"/></text:span><text:span text:style-name="T8">else</text:span><text:span text:style-name="T3"> </text:span><text:span text:style-name="T8">if</text:span><text:span text:style-name="T3">(r==2)cout&lt;&lt;</text:span><text:span text:style-name="T7">"Two"</text:span><text:span text:style-name="T3">;</text:span></text:p>
      <text:p text:style-name="P51"><text:span text:style-name="T3"><text:s text:c="12"/></text:span><text:span text:style-name="T8">else</text:span><text:span text:style-name="T3"> </text:span><text:span text:style-name="T8">if</text:span><text:span text:style-name="T3">(r==1)cout&lt;&lt;</text:span><text:span text:style-name="T7">"One"</text:span><text:span text:style-name="T3">;</text:span></text:p>
      <text:p text:style-name="P21"><text:tab/> <text:s text:c="2"/></text:p>
      <text:p text:style-name="P21"><text:s text:c="8"/>}</text:p>
      <text:p text:style-name="P21"><text:s text:c="8"/>amnt=amnt%1;</text:p>
      <text:p text:style-name="P21"><text:s text:c="4"/>}</text:p>
      <text:p text:style-name="P21"><text:s text:c="4"/></text:p>
      <text:p text:style-name="P21"><text:s text:c="4"/></text:p>
      <text:p text:style-name="P51"><text:span text:style-name="T3"><text:s text:c="4"/></text:span><text:span text:style-name="T1">//A check looks something like this</text:span></text:p>
      <text:p text:style-name="P51"><text:span text:style-name="T3"><text:s text:c="4"/>cout&lt;&lt;amnt&lt;&lt;</text:span><text:span text:style-name="T7">" and no/100's Dollars"</text:span><text:span text:style-name="T3">&lt;&lt;endl;</text:span></text:p>
      <text:p text:style-name="P51"><text:span text:style-name="T3"><text:s text:c="4"/>cout&lt;&lt;</text:span><text:span text:style-name="T7">" "</text:span><text:span text:style-name="T3">&lt;&lt;endl;</text:span></text:p>
      <text:p text:style-name="P51"><text:span text:style-name="T3"><text:s text:c="4"/>cout&lt;&lt;</text:span><text:span text:style-name="T7">"BANK OF CSC5"</text:span><text:span text:style-name="T3">&lt;&lt;endl;</text:span></text:p>
      <text:p text:style-name="P51"><text:span text:style-name="T3"><text:s text:c="4"/>cout&lt;&lt;</text:span><text:span text:style-name="T7">" "</text:span><text:span text:style-name="T3">&lt;&lt;endl;</text:span></text:p>
      <text:p text:style-name="P51"><text:span text:style-name="T3"><text:s text:c="4"/>cout&lt;&lt;</text:span><text:span text:style-name="T7">"FOR: GOTTA PAY THE RENT <text:s text:c="23"/>"</text:span><text:span text:style-name="T3">&lt;&lt;ahFn&lt;&lt;</text:span><text:span text:style-name="T7">" "</text:span><text:span text:style-name="T3">&lt;&lt;ahLn&lt;&lt;endl;</text:span></text:p>
      <text:p text:style-name="P51"><text:span text:style-name="T3"><text:s text:c="4"/>cout&lt;&lt;</text:span><text:span text:style-name="T7">" "</text:span><text:span text:style-name="T3">&lt;&lt;endl;</text:span></text:p>
      <text:p text:style-name="P51"><text:span text:style-name="T3"><text:s text:c="4"/>cout&lt;&lt;</text:span><text:span text:style-name="T7">"*********************************************************************"</text:span><text:span text:style-name="T3">&lt;&lt;endl;</text:span></text:p>
      <text:p text:style-name="P21"><text:s text:c="4"/></text:p>
      <text:p text:style-name="P21"><text:s text:c="4"/></text:p>
      <text:p text:style-name="P21">}</text:p>
      <text:p text:style-name="P1">/*********************************************</text:p>
      <text:p text:style-name="P1"><text:s/>* Solution to Problem 4 <text:s text:c="20"/>* </text:p>
      <text:p text:style-name="P1"><text:s/>*********************************************</text:p>
      <text:p text:style-name="P1"><text:s/>* <text:s/></text:p>
      <text:p text:style-name="P1"><text:s/>*/</text:p>
      <text:p text:style-name="P51"><text:span text:style-name="T8">void</text:span><text:span text:style-name="T3"> problem4()</text:span></text:p>
      <text:p text:style-name="P21">{</text:p>
      <text:p text:style-name="P21"><text:s text:c="4"/></text:p>
      <text:p text:style-name="P51"><text:span text:style-name="T3"><text:s text:c="2"/>cout&lt;&lt;</text:span><text:span text:style-name="T7">"In problem # 4"</text:span><text:span text:style-name="T3">&lt;&lt;endl&lt;&lt;endl;</text:span></text:p>
      <text:p text:style-name="P21"><text:s text:c="2"/></text:p>
      <text:p text:style-name="P51"><text:span text:style-name="T3"><text:s text:c="2"/></text:span><text:span text:style-name="T8">char</text:span><text:span text:style-name="T3"> input;</text:span><text:span text:style-name="T1">//Holds the packages</text:span></text:p>
      <text:p text:style-name="P51"><text:span text:style-name="T3"><text:s text:c="2"/></text:span><text:span text:style-name="T8">unsigned</text:span><text:span text:style-name="T3"> </text:span><text:span text:style-name="T8">short</text:span><text:span text:style-name="T3"> hours;</text:span><text:span text:style-name="T1">//Holds the hours of usage </text:span></text:p>
      <text:p text:style-name="P51"><text:span text:style-name="T3"><text:s text:c="2"/></text:span><text:span text:style-name="T8">float</text:span><text:span text:style-name="T3"> totCst;</text:span><text:span text:style-name="T1">//Holds the total cost customer will pay </text:span></text:p>
      <text:p text:style-name="P51"><text:span text:style-name="T3"><text:s text:c="2"/></text:span><text:span text:style-name="T8">float</text:span><text:span text:style-name="T3"> save;</text:span><text:span text:style-name="T1">//Holds the saved amount</text:span></text:p>
      <text:p text:style-name="P1">//Let the user know about the Internet Service Providers three different package plans <text:s/></text:p>
      <text:p text:style-name="P51"><text:span text:style-name="T3"><text:s text:c="5"/>cout&lt;&lt;</text:span><text:span text:style-name="T7">"An ISP has 3 different subscription packages:\n"</text:span></text:p>
      <text:p text:style-name="P51"><text:span text:style-name="T3"><text:s text:c="9"/></text:span><text:span text:style-name="T7">" <text:s text:c="5"/>a) <text:s/>$16.85 per month, 5 hours access.\n"</text:span></text:p>
      <text:p text:style-name="P51"><text:span text:style-name="T3"><text:s text:c="9"/></text:span><text:span text:style-name="T7">" <text:s text:c="9"/>Additional hours are $0.80 up to 20 hours\n"</text:span></text:p>
      <text:p text:style-name="P51"><text:span text:style-name="T3"><text:s text:c="9"/></text:span><text:span text:style-name="T7">" <text:s text:c="9"/>then $1 for all additional hours.\n"</text:span></text:p>
      <text:p text:style-name="P51"><text:span text:style-name="T3"><text:s text:c="9"/></text:span><text:span text:style-name="T7">" <text:s text:c="5"/>b) <text:s/>$23.85 per month, 15 hours access.\n"</text:span></text:p>
      <text:p text:style-name="P51"><text:span text:style-name="T3"><text:s text:c="9"/></text:span><text:span text:style-name="T7">" <text:s text:c="9"/>Additional hours are $0.65 up to 25 hours\n"</text:span></text:p>
      <text:p text:style-name="P51"><text:span text:style-name="T3"><text:s text:c="9"/></text:span><text:span text:style-name="T7">" <text:s text:c="9"/>then $0.70 for each hour above this limit.\n"</text:span></text:p>
      <text:p text:style-name="P51"><text:span text:style-name="T3"><text:s text:c="9"/></text:span><text:span text:style-name="T7">" <text:s text:c="5"/>c) <text:s/>$29.55 per month unlimited access."</text:span><text:span text:style-name="T3">&lt;&lt;endl;</text:span></text:p>
      <text:p text:style-name="P21"><text:s text:c="3"/>cout&lt;&lt;endl;</text:p>
      <text:p text:style-name="P1">//This is a prompt for the user to input which package they want and the hours they spent on the net!</text:p>
      <text:p text:style-name="P51"><text:span text:style-name="T3"><text:s text:c="4"/>cout&lt;&lt;</text:span><text:span text:style-name="T7">"How many hours would you like to access? "</text:span><text:span text:style-name="T3">;</text:span></text:p>
      <text:p text:style-name="P21"><text:s text:c="4"/>cin&gt;&gt;hours;</text:p>
      <text:p text:style-name="P21"><text:s text:c="4"/>cout&lt;&lt;endl;</text:p>
      <text:p text:style-name="P51"><text:span text:style-name="T3"><text:s text:c="4"/>cout&lt;&lt;</text:span><text:span text:style-name="T7">"Which Package would you like to choose (a,b,or c)? "</text:span><text:span text:style-name="T3">;</text:span></text:p>
      <text:p text:style-name="P21"><text:s text:c="4"/>cin&gt;&gt;input;</text:p>
      <text:p text:style-name="P21"><text:s text:c="4"/>cout&lt;&lt;endl;</text:p>
      <text:p text:style-name="P21"><text:s text:c="2"/></text:p>
      <text:p text:style-name="P1">//Results depending of which package</text:p>
      <text:p text:style-name="P21"><text:s text:c="4"/>cout&lt;&lt;fixed&lt;&lt;showpoint&lt;&lt;setprecision(2);</text:p>
      <text:p text:style-name="P1">//Package Plan A </text:p>
      <text:p text:style-name="P51"><text:span text:style-name="T3"><text:s text:c="4"/></text:span><text:span text:style-name="T8">if</text:span><text:span text:style-name="T3">(input==</text:span><text:span text:style-name="T7">'a'</text:span><text:span text:style-name="T3">||input==</text:span><text:span text:style-name="T7">'A'</text:span><text:span text:style-name="T3">){</text:span></text:p>
      <text:p text:style-name="P51"><text:span text:style-name="T3"><text:s text:c="8"/></text:span><text:span text:style-name="T8">float</text:span><text:span text:style-name="T3"> cost=16.85;</text:span></text:p>
      <text:p text:style-name="P51"><text:span text:style-name="T3"><text:s text:c="8"/></text:span><text:span text:style-name="T8">if</text:span><text:span text:style-name="T3">(hours&lt;=5){</text:span></text:p>
      <text:p text:style-name="P21"><text:s text:c="12"/>totCst=cost;</text:p>
      <text:p text:style-name="P51"><text:span text:style-name="T3"><text:s text:c="12"/>cout&lt;&lt;</text:span><text:span text:style-name="T7">"Your total cost is: $"</text:span><text:span text:style-name="T3">&lt;&lt;totCst&lt;&lt;</text:span><text:span text:style-name="T7">" per month"</text:span><text:span text:style-name="T3">&lt;&lt;endl;</text:span></text:p>
      <text:p text:style-name="P51"><text:soft-page-break/><text:span text:style-name="T3"><text:s text:c="8"/>}</text:span><text:span text:style-name="T8">else</text:span><text:span text:style-name="T3"> </text:span><text:span text:style-name="T8">if</text:span><text:span text:style-name="T3">(hours&gt;5&amp;&amp;hours&lt;=20){</text:span></text:p>
      <text:p text:style-name="P21"><text:s text:c="12"/>totCst=cost+(.8*(hours-5));</text:p>
      <text:p text:style-name="P51"><text:span text:style-name="T3"><text:s text:c="12"/>cout&lt;&lt;</text:span><text:span text:style-name="T7">"Your total cost is: $"</text:span><text:span text:style-name="T3">&lt;&lt;totCst&lt;&lt;</text:span><text:span text:style-name="T7">" per month"</text:span><text:span text:style-name="T3">&lt;&lt;endl;</text:span></text:p>
      <text:p text:style-name="P51"><text:span text:style-name="T3"><text:s text:c="12"/></text:span><text:span text:style-name="T8">if</text:span><text:span text:style-name="T3">(hours&gt;=14&amp;&amp;hours&lt;=15){</text:span></text:p>
      <text:p text:style-name="P51"><text:span text:style-name="T3"><text:s text:c="16"/>cout&lt;&lt;</text:span><text:span text:style-name="T7">"You will save money by switching to package b.\n"</text:span><text:span text:style-name="T3">;</text:span></text:p>
      <text:p text:style-name="P21"><text:s text:c="16"/>save=totCst-(23.85);</text:p>
      <text:p text:style-name="P51"><text:span text:style-name="T3"><text:s text:c="16"/>cout&lt;&lt;</text:span><text:span text:style-name="T7">"You will save: $"</text:span><text:span text:style-name="T3">&lt;&lt;save&lt;&lt;endl;</text:span></text:p>
      <text:p text:style-name="P21"><text:s text:c="12"/>}</text:p>
      <text:p text:style-name="P51"><text:span text:style-name="T3"><text:s text:c="12"/></text:span><text:span text:style-name="T8">if</text:span><text:span text:style-name="T3">(hours&gt;15&amp;&amp;hours&lt;=20){</text:span></text:p>
      <text:p text:style-name="P51"><text:span text:style-name="T3"><text:s text:c="16"/>cout&lt;&lt;</text:span><text:span text:style-name="T7">"You will save money by switching to package b.\n"</text:span><text:span text:style-name="T3">;</text:span></text:p>
      <text:p text:style-name="P21"><text:s text:c="16"/>save=totCst-(23.85+((hours-15)*.65));</text:p>
      <text:p text:style-name="P51"><text:span text:style-name="T3"><text:s text:c="16"/>cout&lt;&lt;</text:span><text:span text:style-name="T7">"You will save: $"</text:span><text:span text:style-name="T3">&lt;&lt;save&lt;&lt;endl;</text:span></text:p>
      <text:p text:style-name="P21"><text:s text:c="16"/>}</text:p>
      <text:p text:style-name="P51"><text:span text:style-name="T3"><text:s text:c="8"/>}</text:span><text:span text:style-name="T8">else</text:span><text:span text:style-name="T3"> </text:span><text:span text:style-name="T8">if</text:span><text:span text:style-name="T3">(hours&gt;20){</text:span></text:p>
      <text:p text:style-name="P21"><text:s text:c="12"/>totCst=cost+(.8*(20-5))+(hours-20);</text:p>
      <text:p text:style-name="P51"><text:span text:style-name="T3"><text:s text:c="12"/>cout&lt;&lt;</text:span><text:span text:style-name="T7">"Your total cost is: $"</text:span><text:span text:style-name="T3">&lt;&lt;totCst&lt;&lt;</text:span><text:span text:style-name="T7">" per month"</text:span><text:span text:style-name="T3">&lt;&lt;endl;</text:span></text:p>
      <text:p text:style-name="P51"><text:span text:style-name="T3"><text:s text:c="12"/></text:span><text:span text:style-name="T8">if</text:span><text:span text:style-name="T3">(hours&gt;=21&amp;&amp;hours&lt;=23){</text:span></text:p>
      <text:p text:style-name="P51"><text:span text:style-name="T3"><text:s text:c="16"/>cout&lt;&lt;</text:span><text:span text:style-name="T7">"You will save money by switching to package b.\n"</text:span><text:span text:style-name="T3">;</text:span></text:p>
      <text:p text:style-name="P21"><text:s text:c="16"/>save=totCst-(23.85+((hours-15)*.65));</text:p>
      <text:p text:style-name="P51"><text:span text:style-name="T3"><text:s text:c="16"/>cout&lt;&lt;</text:span><text:span text:style-name="T7">"You will save: $"</text:span><text:span text:style-name="T3">&lt;&lt;save&lt;&lt;endl;</text:span></text:p>
      <text:p text:style-name="P51"><text:span text:style-name="T3"><text:s text:c="12"/>}</text:span><text:span text:style-name="T8">else</text:span><text:span text:style-name="T3"> </text:span><text:span text:style-name="T8">if</text:span><text:span text:style-name="T3">(hours&gt;=24){</text:span></text:p>
      <text:p text:style-name="P51"><text:span text:style-name="T3"><text:s text:c="16"/>cout&lt;&lt;</text:span><text:span text:style-name="T7">"You will save money by switching to package c.\n"</text:span><text:span text:style-name="T3">;</text:span></text:p>
      <text:p text:style-name="P21"><text:s text:c="16"/>save=totCst-29.55;</text:p>
      <text:p text:style-name="P51"><text:span text:style-name="T3"><text:s text:c="16"/>cout&lt;&lt;</text:span><text:span text:style-name="T7">"You will save: $"</text:span><text:span text:style-name="T3">&lt;&lt;save&lt;&lt;endl;</text:span></text:p>
      <text:p text:style-name="P21"><text:s text:c="12"/>}</text:p>
      <text:p text:style-name="P21"><text:s text:c="8"/>}</text:p>
      <text:p text:style-name="P21"><text:s text:c="4"/>}</text:p>
      <text:p text:style-name="P51"><text:span text:style-name="T3"><text:s text:c="4"/></text:span><text:span text:style-name="T1">//Package Plan B</text:span></text:p>
      <text:p text:style-name="P51"><text:span text:style-name="T3"><text:s text:c="4"/></text:span><text:span text:style-name="T8">if</text:span><text:span text:style-name="T3">(input==</text:span><text:span text:style-name="T7">'b'</text:span><text:span text:style-name="T3">||input==</text:span><text:span text:style-name="T7">'B'</text:span><text:span text:style-name="T3">){</text:span></text:p>
      <text:p text:style-name="P51"><text:span text:style-name="T3"><text:s text:c="8"/></text:span><text:span text:style-name="T8">float</text:span><text:span text:style-name="T3"> cost=23.85;</text:span></text:p>
      <text:p text:style-name="P51"><text:span text:style-name="T3"><text:s text:c="8"/></text:span><text:span text:style-name="T8">if</text:span><text:span text:style-name="T3">(hours&lt;=15){</text:span></text:p>
      <text:p text:style-name="P21"><text:s text:c="12"/>totCst=cost;</text:p>
      <text:p text:style-name="P51"><text:span text:style-name="T3"><text:s text:c="12"/>cout&lt;&lt;</text:span><text:span text:style-name="T7">"Your total cost is: $"</text:span><text:span text:style-name="T3">&lt;&lt;totCst&lt;&lt;</text:span><text:span text:style-name="T7">" per month"</text:span><text:span text:style-name="T3">&lt;&lt;endl;</text:span></text:p>
      <text:p text:style-name="P51"><text:span text:style-name="T3"><text:s text:c="12"/></text:span><text:span text:style-name="T8">if</text:span><text:span text:style-name="T3">(hours&lt;=13){</text:span></text:p>
      <text:p text:style-name="P51"><text:span text:style-name="T3"><text:s text:c="16"/>cout&lt;&lt;</text:span><text:span text:style-name="T7">"You will save money by switching to package a.\n"</text:span><text:span text:style-name="T3">;</text:span></text:p>
      <text:p text:style-name="P21"><text:s text:c="16"/>save=totCst-(16.85+(.8*(hours-5)));</text:p>
      <text:p text:style-name="P51"><text:span text:style-name="T3"><text:s text:c="16"/>cout&lt;&lt;</text:span><text:span text:style-name="T7">"You will save: $"</text:span><text:span text:style-name="T3">&lt;&lt;save&lt;&lt;endl;</text:span></text:p>
      <text:p text:style-name="P21"><text:s text:c="12"/>}</text:p>
      <text:p text:style-name="P51"><text:span text:style-name="T3"><text:s text:c="8"/>}</text:span><text:span text:style-name="T8">else</text:span><text:span text:style-name="T3"> </text:span><text:span text:style-name="T8">if</text:span><text:span text:style-name="T3">(hours&gt;15&amp;&amp;hours&lt;=25){</text:span></text:p>
      <text:p text:style-name="P21"><text:s text:c="12"/>totCst=cost+((hours-15)*.65);</text:p>
      <text:p text:style-name="P51"><text:span text:style-name="T3"><text:s text:c="12"/>cout&lt;&lt;</text:span><text:span text:style-name="T7">"Your total cost is: $"</text:span><text:span text:style-name="T3">&lt;&lt;totCst&lt;&lt;</text:span><text:span text:style-name="T7">" per month"</text:span><text:span text:style-name="T3">&lt;&lt;endl;</text:span></text:p>
      <text:p text:style-name="P51"><text:span text:style-name="T3"><text:s text:c="12"/></text:span><text:span text:style-name="T8">if</text:span><text:span text:style-name="T3">(hours&gt;=24&amp;&amp;hours&lt;=25){</text:span></text:p>
      <text:p text:style-name="P51"><text:span text:style-name="T3"><text:s text:c="16"/>cout&lt;&lt;</text:span><text:span text:style-name="T7">"You will save money by switching to package c.\n"</text:span><text:span text:style-name="T3">;</text:span></text:p>
      <text:p text:style-name="P21"><text:s text:c="16"/>save=totCst-29.55;</text:p>
      <text:p text:style-name="P51"><text:span text:style-name="T3"><text:s text:c="16"/>cout&lt;&lt;</text:span><text:span text:style-name="T7">"You will save: $"</text:span><text:span text:style-name="T3">&lt;&lt;save&lt;&lt;endl;</text:span></text:p>
      <text:p text:style-name="P21"><text:s text:c="12"/>}</text:p>
      <text:p text:style-name="P51"><text:span text:style-name="T3"><text:s text:c="8"/>}</text:span><text:span text:style-name="T8">else</text:span><text:span text:style-name="T3"> </text:span><text:span text:style-name="T8">if</text:span><text:span text:style-name="T3">(hours&gt;25){</text:span></text:p>
      <text:p text:style-name="P21"><text:s text:c="12"/>totCst=cost+((25-15)*.65)+((hours-25)*.7);</text:p>
      <text:p text:style-name="P51"><text:span text:style-name="T3"><text:s text:c="12"/>cout&lt;&lt;</text:span><text:span text:style-name="T7">"Your total cost is: $"</text:span><text:span text:style-name="T3">&lt;&lt;totCst&lt;&lt;</text:span><text:span text:style-name="T7">" per month"</text:span><text:span text:style-name="T3">&lt;&lt;endl;</text:span></text:p>
      <text:p text:style-name="P51"><text:span text:style-name="T3"><text:s text:c="12"/>cout&lt;&lt;</text:span><text:span text:style-name="T7">"You will save money by switching to package c.\n"</text:span><text:span text:style-name="T3">;</text:span></text:p>
      <text:p text:style-name="P21"><text:s text:c="12"/>save=totCst-29.55;</text:p>
      <text:p text:style-name="P51"><text:span text:style-name="T3"><text:s text:c="12"/>cout&lt;&lt;</text:span><text:span text:style-name="T7">"You will save: $"</text:span><text:span text:style-name="T3">&lt;&lt;save&lt;&lt;endl;</text:span></text:p>
      <text:p text:style-name="P21"><text:s text:c="8"/>}</text:p>
      <text:p text:style-name="P21"><text:s text:c="4"/>}</text:p>
      <text:p text:style-name="P51"><text:span text:style-name="T3"><text:s text:c="4"/></text:span><text:span text:style-name="T1">//Package Plan C</text:span></text:p>
      <text:p text:style-name="P51"><text:span text:style-name="T3"><text:s text:c="4"/></text:span><text:span text:style-name="T8">if</text:span><text:span text:style-name="T3">(input==</text:span><text:span text:style-name="T7">'c'</text:span><text:span text:style-name="T3">||input==</text:span><text:span text:style-name="T7">'C'</text:span><text:span text:style-name="T3">){</text:span></text:p>
      <text:p text:style-name="P51"><text:span text:style-name="T3"><text:s text:c="8"/></text:span><text:span text:style-name="T8">float</text:span><text:span text:style-name="T3"> cost=29.55;</text:span></text:p>
      <text:p text:style-name="P51"><text:span text:style-name="T3"><text:s text:c="8"/>cout&lt;&lt;</text:span><text:span text:style-name="T7">"Your total cost is: $"</text:span><text:span text:style-name="T3">&lt;&lt;cost&lt;&lt;</text:span><text:span text:style-name="T7">" per month"</text:span><text:span text:style-name="T3">&lt;&lt;endl;</text:span></text:p>
      <text:p text:style-name="P51"><text:span text:style-name="T3"><text:s text:c="8"/></text:span><text:span text:style-name="T8">if</text:span><text:span text:style-name="T3">(hours&lt;=13){</text:span></text:p>
      <text:p text:style-name="P51"><text:soft-page-break/><text:span text:style-name="T3"><text:s text:c="12"/>cout&lt;&lt;</text:span><text:span text:style-name="T7">"You will save money by switching to package a.\n"</text:span><text:span text:style-name="T3">;</text:span></text:p>
      <text:p text:style-name="P21"><text:s text:c="12"/>save=cost-(16.85+(.8*(hours-5)));</text:p>
      <text:p text:style-name="P51"><text:span text:style-name="T3"><text:s text:c="12"/>cout&lt;&lt;</text:span><text:span text:style-name="T7">"You will save: $"</text:span><text:span text:style-name="T3">&lt;&lt;save&lt;&lt;endl;</text:span></text:p>
      <text:p text:style-name="P51"><text:span text:style-name="T3"><text:s text:c="8"/>}</text:span><text:span text:style-name="T8">else</text:span><text:span text:style-name="T3"> </text:span><text:span text:style-name="T8">if</text:span><text:span text:style-name="T3"> (hours&gt;=14&amp;&amp;hours&lt;=15){</text:span></text:p>
      <text:p text:style-name="P51"><text:span text:style-name="T3"><text:s text:c="12"/>cout&lt;&lt;</text:span><text:span text:style-name="T7">"You will save money by switching to package b.\n"</text:span><text:span text:style-name="T3">;</text:span></text:p>
      <text:p text:style-name="P21"><text:s text:c="12"/>save=cost-23.85;</text:p>
      <text:p text:style-name="P51"><text:span text:style-name="T3"><text:s text:c="12"/>cout&lt;&lt;</text:span><text:span text:style-name="T7">"You will save: $"</text:span><text:span text:style-name="T3">&lt;&lt;save&lt;&lt;endl;</text:span></text:p>
      <text:p text:style-name="P51"><text:span text:style-name="T3"><text:s text:c="8"/>}</text:span><text:span text:style-name="T8">else</text:span><text:span text:style-name="T3"> </text:span><text:span text:style-name="T8">if</text:span><text:span text:style-name="T3">(hours&gt;=16&amp;&amp;hours&lt;=23){</text:span></text:p>
      <text:p text:style-name="P51"><text:span text:style-name="T3"><text:s text:c="12"/>cout&lt;&lt;</text:span><text:span text:style-name="T7">"You will save money by switching to package b.\n"</text:span><text:span text:style-name="T3">;</text:span></text:p>
      <text:p text:style-name="P21"><text:s text:c="12"/>save=cost-(23.85+((hours-15)*.65));</text:p>
      <text:p text:style-name="P51"><text:span text:style-name="T3"><text:s text:c="12"/>cout&lt;&lt;</text:span><text:span text:style-name="T7">"You will save: $"</text:span><text:span text:style-name="T3">&lt;&lt;save&lt;&lt;endl;</text:span></text:p>
      <text:p text:style-name="P21"><text:s text:c="8"/>}</text:p>
      <text:p text:style-name="P21"><text:s text:c="4"/>}</text:p>
      <text:p text:style-name="P21">}</text:p>
      <text:p text:style-name="P1">/************************************************</text:p>
      <text:p text:style-name="P1"><text:s/>* Solution to Problem 5 <text:s text:c="23"/>*</text:p>
      <text:p text:style-name="P1"><text:s/>************************************************ </text:p>
      <text:p text:style-name="P1"><text:s/>* </text:p>
      <text:p text:style-name="P1"><text:s/>*/</text:p>
      <text:p text:style-name="P51"><text:span text:style-name="T8">void</text:span><text:span text:style-name="T3"> problem5()</text:span></text:p>
      <text:p text:style-name="P21">{</text:p>
      <text:p text:style-name="P51"><text:span text:style-name="T3"><text:s text:c="4"/>cout&lt;&lt;</text:span><text:span text:style-name="T7">"In problem # 5"</text:span><text:span text:style-name="T3">&lt;&lt;endl&lt;&lt;endl;</text:span></text:p>
      <text:p text:style-name="P51"><text:span text:style-name="T3"><text:s text:c="4"/></text:span><text:span text:style-name="T1">//Declare Variables</text:span></text:p>
      <text:p text:style-name="P51"><text:span text:style-name="T3"><text:s text:c="7"/></text:span><text:span text:style-name="T8">float</text:span><text:span text:style-name="T3"> hrs; <text:s text:c="7"/></text:span><text:span text:style-name="T1">//Hours worked</text:span></text:p>
      <text:p text:style-name="P51"><text:span text:style-name="T3"><text:s text:c="7"/></text:span><text:span text:style-name="T8">float</text:span><text:span text:style-name="T3"> <text:s/>pay; <text:s text:c="5"/></text:span><text:span text:style-name="T1">//Hourly pay</text:span></text:p>
      <text:p text:style-name="P51"><text:span text:style-name="T3"><text:s text:c="7"/></text:span><text:span text:style-name="T8">float</text:span><text:span text:style-name="T3"> <text:s/>grsPay; <text:s/></text:span><text:span text:style-name="T1">//Total pay</text:span></text:p>
      <text:p text:style-name="P21"><text:s text:c="12"/></text:p>
      <text:p text:style-name="P51"><text:span text:style-name="T3"><text:s text:c="4"/></text:span><text:span text:style-name="T1">//Ask user for their information Hours worked, Pay to return Gross Pay</text:span></text:p>
      <text:p text:style-name="P51"><text:span text:style-name="T3"><text:s text:c="4"/>cout&lt;&lt;</text:span><text:span text:style-name="T7">"How many hours did you work this week? "</text:span><text:span text:style-name="T3">;</text:span></text:p>
      <text:p text:style-name="P21"><text:s text:c="4"/>cin&gt;&gt;hrs;</text:p>
      <text:p text:style-name="P21"><text:s text:c="4"/>cout&lt;&lt;endl;</text:p>
      <text:p text:style-name="P51"><text:span text:style-name="T3"><text:s text:c="4"/>cout&lt;&lt;</text:span><text:span text:style-name="T7">"How much do you get payed per hour? $"</text:span><text:span text:style-name="T3">;</text:span></text:p>
      <text:p text:style-name="P21"><text:s text:c="4"/>cin&gt;&gt;pay;</text:p>
      <text:p text:style-name="P21"><text:s text:c="4"/>cout&lt;&lt;endl;</text:p>
      <text:p text:style-name="P21"><text:s text:c="4"/></text:p>
      <text:p text:style-name="P51"><text:span text:style-name="T3"><text:s text:c="4"/></text:span><text:span text:style-name="T1">//Find Gross Pay</text:span></text:p>
      <text:p text:style-name="P51"><text:span text:style-name="T3"><text:s text:c="4"/></text:span><text:span text:style-name="T8">if</text:span><text:span text:style-name="T3">(hrs&lt;=20){</text:span></text:p>
      <text:p text:style-name="P21"><text:s text:c="8"/>grsPay=pay*hrs;</text:p>
      <text:p text:style-name="P51"><text:span text:style-name="T3"><text:s text:c="8"/>cout&lt;&lt;</text:span><text:span text:style-name="T7">"Your gross pay is = $"</text:span><text:span text:style-name="T3">&lt;&lt;grsPay&lt;&lt;endl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hrs&gt;20&amp;&amp;hrs&lt;=40){</text:span></text:p>
      <text:p text:style-name="P21"><text:s text:c="8"/>grsPay=((hrs-20)*(pay*1.5))+(20*pay);</text:p>
      <text:p text:style-name="P51"><text:span text:style-name="T3"><text:s text:c="8"/>cout&lt;&lt;</text:span><text:span text:style-name="T7">"Your gross pay is = $"</text:span><text:span text:style-name="T3">&lt;&lt;grsPay&lt;&lt;endl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hrs&gt;40){</text:span></text:p>
      <text:p text:style-name="P21"><text:s text:c="8"/>grsPay=((hrs-40)*(pay*2))+((20)*(pay*1.5))+(20*pay);</text:p>
      <text:p text:style-name="P51"><text:span text:style-name="T3"><text:s text:c="8"/>cout&lt;&lt;</text:span><text:span text:style-name="T7">"Your gross pay is = $"</text:span><text:span text:style-name="T3">&lt;&lt;grsPay&lt;&lt;endl;</text:span></text:p>
      <text:p text:style-name="P21"><text:s text:c="4"/>}</text:p>
      <text:p text:style-name="P21">}</text:p>
      <text:p text:style-name="P1">/************************************</text:p>
      <text:p text:style-name="P1"><text:s/>* Solution to Problem 6 <text:s text:c="11"/>*</text:p>
      <text:p text:style-name="P1"><text:s/>************************************ </text:p>
      <text:p text:style-name="P1"><text:s/>* </text:p>
      <text:p text:style-name="P1"><text:s/>*/</text:p>
      <text:p text:style-name="P51"><text:span text:style-name="T8">void</text:span><text:span text:style-name="T3"> problem6()</text:span></text:p>
      <text:p text:style-name="P21">{</text:p>
      <text:p text:style-name="P51"><text:span text:style-name="T3"><text:s text:c="4"/>cout&lt;&lt;</text:span><text:span text:style-name="T7">"In problem # 6"</text:span><text:span text:style-name="T3">&lt;&lt;endl&lt;&lt;endl;</text:span></text:p>
      <text:p text:style-name="P1">//Declare Variables</text:p>
      <text:p text:style-name="P51"><text:span text:style-name="T3"><text:s text:c="3"/></text:span><text:span text:style-name="T8">unsigned</text:span><text:span text:style-name="T3"> </text:span><text:span text:style-name="T8">short</text:span><text:span text:style-name="T3"> n; <text:s text:c="5"/></text:span><text:span text:style-name="T1">//Number of terms that'll be incremented</text:span></text:p>
      <text:p text:style-name="P51"><text:span text:style-name="T3"><text:s text:c="3"/></text:span><text:span text:style-name="T8">unsigned</text:span><text:span text:style-name="T3"> </text:span><text:span text:style-name="T8">short</text:span><text:span text:style-name="T3"> x; <text:s text:c="4"/></text:span><text:span text:style-name="T1">//What x is equal to due to the input of the user</text:span></text:p>
      <text:p text:style-name="P51"><text:span text:style-name="T3"><text:s text:c="3"/></text:span><text:span text:style-name="T8">unsigned</text:span><text:span text:style-name="T3"> </text:span><text:span text:style-name="T8">short</text:span><text:span text:style-name="T3"> z; <text:s text:c="4"/></text:span><text:span text:style-name="T1">//Will replace n in For-Loop</text:span></text:p>
      <text:p text:style-name="P51"><text:soft-page-break/><text:span text:style-name="T3"><text:s text:c="3"/></text:span><text:span text:style-name="T8">unsigned</text:span><text:span text:style-name="T3"> </text:span><text:span text:style-name="T8">short</text:span><text:span text:style-name="T3"> nx=0; </text:span><text:span text:style-name="T1">//What x will be raised with</text:span></text:p>
      <text:p text:style-name="P51"><text:span text:style-name="T3"><text:s text:c="12"/></text:span><text:span text:style-name="T8">float</text:span><text:span text:style-name="T3"> d=0; <text:s text:c="2"/></text:span><text:span text:style-name="T1">//To add on the totals in Loop</text:span></text:p>
      <text:p text:style-name="P51"><text:span text:style-name="T3"><text:s text:c="12"/></text:span><text:span text:style-name="T8">float</text:span><text:span text:style-name="T3"> sum=0; <text:s/></text:span><text:span text:style-name="T1">//The total will be equal to it</text:span></text:p>
      <text:p text:style-name="P21"><text:s text:c="3"/></text:p>
      <text:p text:style-name="P51"><text:span text:style-name="T3"><text:s text:c="4"/></text:span><text:span text:style-name="T1">//Ask user for what x and n are </text:span></text:p>
      <text:p text:style-name="P51"><text:span text:style-name="T3"><text:s text:c="4"/>cout&lt;&lt;</text:span><text:span text:style-name="T7">"How many terms are there? "</text:span><text:span text:style-name="T3">;</text:span></text:p>
      <text:p text:style-name="P21"><text:s text:c="4"/>cin&gt;&gt;n;</text:p>
      <text:p text:style-name="P51"><text:span text:style-name="T3"><text:s text:c="4"/>cout&lt;&lt;</text:span><text:span text:style-name="T7">"What is x equal to? "</text:span><text:span text:style-name="T3">;</text:span></text:p>
      <text:p text:style-name="P21"><text:s text:c="4"/>cin&gt;&gt;x;</text:p>
      <text:p text:style-name="P21"><text:s text:c="4"/>cout&lt;&lt;endl;</text:p>
      <text:p text:style-name="P21"><text:s text:c="4"/>z=n;</text:p>
      <text:p text:style-name="P21"><text:s text:c="4"/></text:p>
      <text:p text:style-name="P51"><text:span text:style-name="T3"><text:s text:c="4"/></text:span><text:span text:style-name="T1">//Loop to find the sum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z;i++){</text:span></text:p>
      <text:p text:style-name="P51"><text:span text:style-name="T3"><text:s text:c="8"/></text:span><text:span text:style-name="T1">//Find sum</text:span></text:p>
      <text:p text:style-name="P21"><text:s text:c="8"/>d=n/(pow(x,d));</text:p>
      <text:p text:style-name="P21"><text:s text:c="8"/>sum+=d;</text:p>
      <text:p text:style-name="P21"><text:s text:c="8"/>d++;</text:p>
      <text:p text:style-name="P21"><text:s text:c="8"/>n--;</text:p>
      <text:p text:style-name="P21"><text:s text:c="4"/>}</text:p>
      <text:p text:style-name="P21"><text:s text:c="4"/></text:p>
      <text:p text:style-name="P51"><text:span text:style-name="T3"><text:s text:c="4"/></text:span><text:span text:style-name="T1">//Output what sum is equal to</text:span></text:p>
      <text:p text:style-name="P21"><text:s text:c="4"/>cout&lt;&lt;fixed&lt;&lt;setprecision(2);</text:p>
      <text:p text:style-name="P51"><text:span text:style-name="T3"><text:s text:c="4"/>cout&lt;&lt;</text:span><text:span text:style-name="T7">"Your total sum is = "</text:span><text:span text:style-name="T3">&lt;&lt;sum&lt;&lt;endl;</text:span></text:p>
      <text:p text:style-name="P21">} </text:p>
      <text:p text:style-name="P21"/>
      <text:p text:style-name="P1">//Exit Comment</text:p>
      <text:p text:style-name="P51"><text:span text:style-name="T8">void</text:span><text:span text:style-name="T3"> def(</text:span><text:span text:style-name="T8">int</text:span><text:span text:style-name="T3"> inN)</text:span></text:p>
      <text:p text:style-name="P21">{</text:p>
      <text:p text:style-name="P51"><text:span text:style-name="T3"><text:s text:c="4"/>cout&lt;&lt;</text:span><text:span text:style-name="T7">"You typed "</text:span><text:span text:style-name="T3">&lt;&lt;inN&lt;&lt;</text:span><text:span text:style-name="T7">" to exit the program"</text:span><text:span text:style-name="T3">&lt;&lt;endl;</text:span></text:p>
      <text:p text:style-name="P21">}</text:p>
      <text:p text:style-name="P21"/>
      <text:p text:style-name="P21"/>
      <text:p text:style-name="P25">Input.dat → Has the following.</text:p>
      <text:p text:style-name="P25">Lcekoeddhoffbmc</text:p>
      <text:p text:style-name="P25">Lkcmggjcdhhglif</text:p>
      <text:p text:style-name="P25">Cgldjhcekjigcde</text:p>
      <text:p text:style-name="P25">Cgldjhcekjigcdz</text:p>
      <text:p text:style-name="P25">Bffmdbkcenlafjk</text:p>
      <text:p text:style-name="P25">Fggdijijegfblln</text:p>
      <text:p text:style-name="P25">Jjlncnimjldfedj</text:p>
      <text:p text:style-name="P25">Amliglfohajcdmm</text:p>
      <text:p text:style-name="P25">Balgfcaelhfkgeb</text:p>
      <text:p text:style-name="P25">Kmlhmhcddfoeild</text:p>
      <text:p text:style-name="P25"/>
      <text:p text:style-name="P25">Output.dat → Has the following.</text:p>
      <text:p text:style-name="P25">LcekoeddhoffbmcLkcmggjcdhhglifCgldjhcekjigcdeCgldjhcekjigcdzBffmdbkcenlafjkFggdijijegfbllnJjlncnimjldfedjAmliglfohajcdmmBalgfcaelhfkgebKmlhmhcddfoeild</text:p>
      <text:p text:style-name="P25"/>
      <text:p text:style-name="P4">/* </text:p>
      <text:p text:style-name="P1"><text:s/>* File: <text:s text:c="2"/>main.cpp</text:p>
      <text:p text:style-name="P1"><text:s/>* Author: AbdulHakim Abbas</text:p>
      <text:p text:style-name="P1"><text:s/>* Purpose: Final Exam Questions</text:p>
      <text:p text:style-name="P1"><text:s/>* For CSC 5 </text:p>
      <text:p text:style-name="P1"><text:s/>* Created on July 30, 2015, 7:05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51"><text:soft-page-break/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2">#include</text:span><text:span text:style-name="T3"> </text:span><text:span text:style-name="T7">&lt;cmath&gt;</text:span></text:p>
      <text:p text:style-name="P51"><text:span text:style-name="T2">#include</text:span><text:span text:style-name="T3"> </text:span><text:span text:style-name="T7">&lt;ctime&gt;</text:span></text:p>
      <text:p text:style-name="P51"><text:span text:style-name="T2">#include</text:span><text:span text:style-name="T3"> </text:span><text:span text:style-name="T7">&lt;vector&gt;</text:span></text:p>
      <text:p text:style-name="P51"><text:span text:style-name="T2">#include</text:span><text:span text:style-name="T3"> </text:span><text:span text:style-name="T7">&lt;algorithm&gt;</text:span></text:p>
      <text:p text:style-name="P51"><text:span text:style-name="T2">#include</text:span><text:span text:style-name="T3"> </text:span><text:span text:style-name="T7">&lt;fstream&gt;</text:span></text:p>
      <text:p text:style-name="P51"><text:span text:style-name="T2">#include</text:span><text:span text:style-name="T3"> </text:span><text:span text:style-name="T7">&lt;string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1">//Global Constants</text:p>
      <text:p text:style-name="P1">//Function Prototypes</text:p>
      <text:p text:style-name="P51"><text:span text:style-name="T8">void</text:span><text:span text:style-name="T3"> Menu();</text:span></text:p>
      <text:p text:style-name="P51"><text:span text:style-name="T8">int</text:span><text:span text:style-name="T3"> getN();</text:span></text:p>
      <text:p text:style-name="P51"><text:span text:style-name="T8">void</text:span><text:span text:style-name="T3"> def(</text:span><text:span text:style-name="T8">int</text:span><text:span text:style-name="T3">);</text:span></text:p>
      <text:p text:style-name="P51"><text:span text:style-name="T8">void</text:span><text:span text:style-name="T3"> problem1();</text:span></text:p>
      <text:p text:style-name="P51"><text:span text:style-name="T8">void</text:span><text:span text:style-name="T3"> problem2();</text:span></text:p>
      <text:p text:style-name="P51"><text:span text:style-name="T8">void</text:span><text:span text:style-name="T3"> problem3();</text:span></text:p>
      <text:p text:style-name="P51"><text:span text:style-name="T8">void</text:span><text:span text:style-name="T3"> problem4();</text:span></text:p>
      <text:p text:style-name="P51"><text:span text:style-name="T8">void</text:span><text:span text:style-name="T3"> problem5();</text:span></text:p>
      <text:p text:style-name="P51"><text:span text:style-name="T8">void</text:span><text:span text:style-name="T3"> problem6();</text:span></text:p>
      <text:p text:style-name="P1">//Function Prototypes for problems</text:p>
      <text:p text:style-name="P1">//Problem 3 </text:p>
      <text:p text:style-name="P51"><text:span text:style-name="T8">void</text:span><text:span text:style-name="T3"> prtVec(</text:span><text:span text:style-name="T8">const</text:span><text:span text:style-name="T3"> vector&lt;</text:span><text:span text:style-name="T8">int</text:span><text:span text:style-name="T3">&gt;&amp; , </text:span><text:span text:style-name="T8">int</text:span><text:span text:style-name="T3"> );</text:span></text:p>
      <text:p text:style-name="P51"><text:span text:style-name="T8">void</text:span><text:span text:style-name="T3"> filVec(vector&lt;</text:span><text:span text:style-name="T8">int</text:span><text:span text:style-name="T3">&gt;&amp; , </text:span><text:span text:style-name="T8">bool</text:span><text:span text:style-name="T3"> );</text:span></text:p>
      <text:p text:style-name="P1">//Problem 5</text:p>
      <text:p text:style-name="P51"><text:span text:style-name="T8">void</text:span><text:span text:style-name="T3"> read(string a[], </text:span><text:span text:style-name="T8">int</text:span><text:span text:style-name="T3"> n, ifstream&amp; in, ofstream&amp; out);</text:span><text:span text:style-name="T1">//To read from file</text:span></text:p>
      <text:p text:style-name="P51"><text:span text:style-name="T8">void</text:span><text:span text:style-name="T3"> swap(string&amp; a, string&amp; b);</text:span><text:span text:style-name="T1">//To swap</text:span></text:p>
      <text:p text:style-name="P51"><text:span text:style-name="T8">void</text:span><text:span text:style-name="T3"> prtAry(string a[],</text:span><text:span text:style-name="T8">int</text:span><text:span text:style-name="T3"> n,</text:span><text:span text:style-name="T8">int</text:span><text:span text:style-name="T3"> perLine);</text:span><text:span text:style-name="T1">//To print the array</text:span></text:p>
      <text:p text:style-name="P51"><text:span text:style-name="T8">void</text:span><text:span text:style-name="T3"> ordr(string a[],</text:span><text:span text:style-name="T8">int</text:span><text:span text:style-name="T3"> n);</text:span><text:span text:style-name="T1">//Sorts</text:span></text:p>
      <text:p text:style-name="P51"><text:span text:style-name="T8">void</text:span><text:span text:style-name="T3"> LarSml(string a[],</text:span><text:span text:style-name="T8">int</text:span><text:span text:style-name="T3"> n,</text:span><text:span text:style-name="T8">int</text:span><text:span text:style-name="T3"> pos);</text:span><text:span text:style-name="T1">//To find the largest and smallest</text:span></text:p>
      <text:p text:style-name="P1">//Problem 6</text:p>
      <text:p text:style-name="P51"><text:span text:style-name="T8">void</text:span><text:span text:style-name="T3"> smdTbl(</text:span><text:span text:style-name="T8">int</text:span><text:span text:style-name="T3"> [][6], </text:span><text:span text:style-name="T8">int</text:span><text:span text:style-name="T3">[], </text:span><text:span text:style-name="T8">int</text:span><text:span text:style-name="T3">[]);</text:span></text:p>
      <text:p text:style-name="P51"><text:span text:style-name="T8">void</text:span><text:span text:style-name="T3"> prtTbl(</text:span><text:span text:style-name="T8">int</text:span><text:span text:style-name="T3"> [][6], </text:span><text:span text:style-name="T8">int</text:span><text:span text:style-name="T3">[], </text:span><text:span text:style-name="T8">int</text:span><text:span text:style-name="T3">[]);</text:span></text:p>
      <text:p text:style-name="P1">//Execution begins here</text:p>
      <text:p text:style-name="P51"><text:span text:style-name="T8">int</text:span><text:span text:style-name="T3"> main(</text:span><text:span text:style-name="T8">int</text:span><text:span text:style-name="T3"> argv,</text:span><text:span text:style-name="T8">char</text:span><text:span text:style-name="T3"> *argc[]){</text:span></text:p>
      <text:p text:style-name="P51"><text:span text:style-name="T3"><text:s text:c="4"/>cout&lt;&lt;</text:span><text:span text:style-name="T7">"Welcome to this Program which is to answer the Final Exam questions!"</text:span><text:span text:style-name="T3">&lt;&lt;endl;</text:span></text:p>
      <text:p text:style-name="P51"><text:span text:style-name="T3"><text:s text:c="4"/></text:span><text:span text:style-name="T8">int</text:span><text:span text:style-name="T3"> inN;</text:span></text:p>
      <text:p text:style-name="P51"><text:span text:style-name="T3"><text:s text:c="4"/></text:span><text:span text:style-name="T8">do</text:span><text:span text:style-name="T3">{</text:span></text:p>
      <text:p text:style-name="P21"><text:s text:c="8"/>Menu();</text:p>
      <text:p text:style-name="P21"><text:s text:c="8"/>inN=getN();</text:p>
      <text:p text:style-name="P51"><text:span text:style-name="T3"><text:s text:c="8"/></text:span><text:span text:style-name="T8">switch</text:span><text:span text:style-name="T3">(inN){</text:span></text:p>
      <text:p text:style-name="P51"><text:span text:style-name="T3"><text:s text:c="8"/></text:span><text:span text:style-name="T8">case</text:span><text:span text:style-name="T3"> 1: problem1();</text:span><text:span text:style-name="T8">break</text:span><text:span text:style-name="T3">;</text:span></text:p>
      <text:p text:style-name="P51"><text:span text:style-name="T3"><text:s text:c="8"/></text:span><text:span text:style-name="T8">case</text:span><text:span text:style-name="T3"> 2: problem2();</text:span><text:span text:style-name="T8">break</text:span><text:span text:style-name="T3">;</text:span></text:p>
      <text:p text:style-name="P51"><text:span text:style-name="T3"><text:s text:c="8"/></text:span><text:span text:style-name="T8">case</text:span><text:span text:style-name="T3"> 3: problem3();</text:span><text:span text:style-name="T8">break</text:span><text:span text:style-name="T3">;</text:span></text:p>
      <text:p text:style-name="P51"><text:span text:style-name="T3"><text:s text:c="8"/></text:span><text:span text:style-name="T8">case</text:span><text:span text:style-name="T3"> 4: problem4();</text:span><text:span text:style-name="T8">break</text:span><text:span text:style-name="T3">;</text:span></text:p>
      <text:p text:style-name="P51"><text:span text:style-name="T3"><text:s text:c="8"/></text:span><text:span text:style-name="T8">case</text:span><text:span text:style-name="T3"> 5: problem5();</text:span><text:span text:style-name="T8">break</text:span><text:span text:style-name="T3">;</text:span></text:p>
      <text:p text:style-name="P51"><text:span text:style-name="T3"><text:s text:c="8"/></text:span><text:span text:style-name="T8">case</text:span><text:span text:style-name="T3"> 6: problem6();</text:span><text:span text:style-name="T8">break</text:span><text:span text:style-name="T3">;</text:span></text:p>
      <text:p text:style-name="P51"><text:span text:style-name="T3"><text:s text:c="12"/></text:span><text:span text:style-name="T8">default</text:span><text:span text:style-name="T3">:;</text:span></text:p>
      <text:p text:style-name="P21"><text:s text:c="8"/>};</text:p>
      <text:p text:style-name="P51"><text:span text:style-name="T3"><text:s text:c="4"/>}</text:span><text:span text:style-name="T8">while</text:span><text:span text:style-name="T3">(inN&lt;7);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1">//Menu Function</text:p>
      <text:p text:style-name="P51"><text:span text:style-name="T8">void</text:span><text:span text:style-name="T3"> Menu(){</text:span></text:p>
      <text:p text:style-name="P51"><text:span text:style-name="T3"><text:s text:c="4"/>cout&lt;&lt;</text:span><text:span text:style-name="T7">"Type 1 for problem 1"</text:span><text:span text:style-name="T3">&lt;&lt;endl;</text:span></text:p>
      <text:p text:style-name="P51"><text:span text:style-name="T3"><text:s text:c="4"/>cout&lt;&lt;</text:span><text:span text:style-name="T7">"Type 2 for problem 2"</text:span><text:span text:style-name="T3">&lt;&lt;endl;</text:span></text:p>
      <text:p text:style-name="P51"><text:span text:style-name="T3"><text:s text:c="4"/>cout&lt;&lt;</text:span><text:span text:style-name="T7">"Type 3 for problem 3"</text:span><text:span text:style-name="T3">&lt;&lt;endl;</text:span></text:p>
      <text:p text:style-name="P51"><text:span text:style-name="T3"><text:s text:c="4"/>cout&lt;&lt;</text:span><text:span text:style-name="T7">"Type 4 for problem 4"</text:span><text:span text:style-name="T3">&lt;&lt;endl;</text:span></text:p>
      <text:p text:style-name="P51"><text:soft-page-break/><text:span text:style-name="T3"><text:s text:c="4"/>cout&lt;&lt;</text:span><text:span text:style-name="T7">"Type 5 for problem 5"</text:span><text:span text:style-name="T3">&lt;&lt;endl;</text:span></text:p>
      <text:p text:style-name="P51"><text:span text:style-name="T3"><text:s text:c="4"/>cout&lt;&lt;</text:span><text:span text:style-name="T7">"Type 6 for problem 6"</text:span><text:span text:style-name="T3">&lt;&lt;endl;</text:span></text:p>
      <text:p text:style-name="P51"><text:span text:style-name="T3"><text:s text:c="4"/>cout&lt;&lt;</text:span><text:span text:style-name="T7">"Type 7 to exit \n"</text:span><text:span text:style-name="T3">&lt;&lt;endl;</text:span></text:p>
      <text:p text:style-name="P21">}</text:p>
      <text:p text:style-name="P1">//Choose problem number function</text:p>
      <text:p text:style-name="P51"><text:span text:style-name="T8">int</text:span><text:span text:style-name="T3"> getN(){</text:span></text:p>
      <text:p text:style-name="P51"><text:span text:style-name="T3"><text:s text:c="4"/></text:span><text:span text:style-name="T8">int</text:span><text:span text:style-name="T3"> inN;</text:span></text:p>
      <text:p text:style-name="P21"><text:s text:c="4"/>cin&gt;&gt;inN;</text:p>
      <text:p text:style-name="P51"><text:span text:style-name="T3"><text:s text:c="4"/></text:span><text:span text:style-name="T8">return</text:span><text:span text:style-name="T3"> inN;</text:span></text:p>
      <text:p text:style-name="P21">}</text:p>
      <text:p text:style-name="P1">//Solution to problem 1</text:p>
      <text:p text:style-name="P51"><text:span text:style-name="T8">void</text:span><text:span text:style-name="T3"> problem1(){</text:span></text:p>
      <text:p text:style-name="P51"><text:span text:style-name="T3"><text:s text:c="4"/>cout&lt;&lt;</text:span><text:span text:style-name="T7">"In problem # 1"</text:span><text:span text:style-name="T3">&lt;&lt;endl&lt;&lt;endl;</text:span></text:p>
      <text:p text:style-name="P51"><text:span text:style-name="T3"><text:s text:c="4"/></text:span><text:span text:style-name="T1">//Declare Variables</text:span></text:p>
      <text:p text:style-name="P51"><text:span text:style-name="T3"><text:s text:c="4"/></text:span><text:span text:style-name="T8">unsigned</text:span><text:span text:style-name="T3"> </text:span><text:span text:style-name="T8">short</text:span><text:span text:style-name="T3"> numb; <text:s text:c="7"/></text:span><text:span text:style-name="T1">//number</text:span></text:p>
      <text:p text:style-name="P51"><text:span text:style-name="T3"><text:s text:c="4"/></text:span><text:span text:style-name="T8">signed</text:span><text:span text:style-name="T3"> </text:span><text:span text:style-name="T8">short</text:span><text:span text:style-name="T3"> rvsr=0; <text:s text:c="7"/></text:span><text:span text:style-name="T1">//reverse number</text:span></text:p>
      <text:p text:style-name="P51"><text:span text:style-name="T3"><text:s text:c="4"/></text:span><text:span text:style-name="T8">int</text:span><text:span text:style-name="T3"> fst=1; <text:s text:c="17"/></text:span><text:span text:style-name="T1">//one digits number</text:span></text:p>
      <text:p text:style-name="P51"><text:span text:style-name="T3"><text:s text:c="4"/></text:span><text:span text:style-name="T8">int</text:span><text:span text:style-name="T3"> i=0;</text:span></text:p>
      <text:p text:style-name="P51"><text:span text:style-name="T3"><text:s text:c="4"/></text:span><text:span text:style-name="T8">int</text:span><text:span text:style-name="T3"> j=1;</text:span></text:p>
      <text:p text:style-name="P51"><text:span text:style-name="T3"><text:s text:c="4"/></text:span><text:span text:style-name="T8">signed</text:span><text:span text:style-name="T3"> </text:span><text:span text:style-name="T8">short</text:span><text:span text:style-name="T3"> smd;</text:span></text:p>
      <text:p text:style-name="P51"><text:span text:style-name="T3"><text:s text:c="4"/></text:span><text:span text:style-name="T1">//Input number</text:span></text:p>
      <text:p text:style-name="P51"><text:span text:style-name="T3"><text:s text:c="4"/>cout&lt;&lt;</text:span><text:span text:style-name="T7">"Input a number and it will output the reverse"</text:span><text:span text:style-name="T3">&lt;&lt;endl;</text:span></text:p>
      <text:p text:style-name="P21"><text:s text:c="4"/>cin&gt;&gt;numb;</text:p>
      <text:p text:style-name="P21"/>
      <text:p text:style-name="P51"><text:span text:style-name="T3"><text:s text:c="4"/></text:span><text:span text:style-name="T8">for</text:span><text:span text:style-name="T3">(;numb!=0;){</text:span></text:p>
      <text:p text:style-name="P51"><text:span text:style-name="T3"><text:s text:c="8"/></text:span><text:span text:style-name="T1">//Calculations</text:span></text:p>
      <text:p text:style-name="P21"><text:s text:c="8"/>rvsr=rvsr*10;</text:p>
      <text:p text:style-name="P21"><text:s text:c="8"/>rvsr=rvsr+numb%10;</text:p>
      <text:p text:style-name="P21"><text:s text:c="8"/>numb=numb/10;</text:p>
      <text:p text:style-name="P21"><text:s text:c="8"/>i++;</text:p>
      <text:p text:style-name="P21"><text:s text:c="4"/>}</text:p>
      <text:p text:style-name="P51"><text:span text:style-name="T3"><text:s text:c="4"/></text:span><text:span text:style-name="T8">if</text:span><text:span text:style-name="T3">(rvsr&gt;32767||rvsr&lt;=0){</text:span></text:p>
      <text:p text:style-name="P51"><text:span text:style-name="T3"><text:s text:c="8"/>cout&lt;&lt;</text:span><text:span text:style-name="T7">"No conversion possible"</text:span><text:span text:style-name="T3">&lt;&lt;endl;</text:span></text:p>
      <text:p text:style-name="P51"><text:span text:style-name="T3"><text:s text:c="4"/>}</text:span><text:span text:style-name="T8">else</text:span><text:span text:style-name="T3">{</text:span></text:p>
      <text:p text:style-name="P51"><text:span text:style-name="T3"><text:s text:c="8"/>cout&lt;&lt;</text:span><text:span text:style-name="T7">"Reverse number is: "</text:span><text:span text:style-name="T3">&lt;&lt;rvsr&lt;&lt;endl;</text:span></text:p>
      <text:p text:style-name="P51"><text:span text:style-name="T3"><text:s text:c="4"/></text:span><text:span text:style-name="T8">for</text:span><text:span text:style-name="T3">(;i!=j;){</text:span></text:p>
      <text:p text:style-name="P21"><text:s text:c="8"/>fst=fst*10;</text:p>
      <text:p text:style-name="P21"><text:s text:c="8"/>fst=fst+1;</text:p>
      <text:p text:style-name="P21"><text:s text:c="8"/>j++;</text:p>
      <text:p text:style-name="P21"><text:s text:c="4"/>}</text:p>
      <text:p text:style-name="P21"><text:s text:c="4"/>smd=rvsr-fst;</text:p>
      <text:p text:style-name="P51"><text:span text:style-name="T3"><text:s text:c="4"/>cout&lt;&lt;</text:span><text:span text:style-name="T7">"The sum of "</text:span><text:span text:style-name="T3">&lt;&lt;rvsr&lt;&lt;</text:span><text:span text:style-name="T7">" - "</text:span><text:span text:style-name="T3">&lt;&lt;fst&lt;&lt;</text:span><text:span text:style-name="T7">" is "</text:span><text:span text:style-name="T3">&lt;&lt;smd&lt;&lt;endl;</text:span></text:p>
      <text:p text:style-name="P21">}</text:p>
      <text:p text:style-name="P21">}</text:p>
      <text:p text:style-name="P1">//Solution to problem 2</text:p>
      <text:p text:style-name="P51"><text:span text:style-name="T8">void</text:span><text:span text:style-name="T3"> problem2(){</text:span></text:p>
      <text:p text:style-name="P51"><text:span text:style-name="T3"><text:s text:c="4"/>cout&lt;&lt;</text:span><text:span text:style-name="T7">"In problem # 2"</text:span><text:span text:style-name="T3">&lt;&lt;endl&lt;&lt;endl;</text:span></text:p>
      <text:p text:style-name="P21"><text:s text:c="5"/>srand(time(0));</text:p>
      <text:p text:style-name="P21"><text:s text:c="3"/></text:p>
      <text:p text:style-name="P51"><text:span text:style-name="T3"><text:s text:c="4"/></text:span><text:span text:style-name="T1">//Declare Variables</text:span></text:p>
      <text:p text:style-name="P51"><text:span text:style-name="T3"><text:s text:c="4"/></text:span><text:span text:style-name="T8">int</text:span><text:span text:style-name="T3"> total;</text:span></text:p>
      <text:p text:style-name="P51"><text:span text:style-name="T3"><text:s text:c="4"/></text:span><text:span text:style-name="T8">bool</text:span><text:span text:style-name="T3"> game=</text:span><text:span text:style-name="T8">false</text:span><text:span text:style-name="T3">;</text:span></text:p>
      <text:p text:style-name="P51"><text:span text:style-name="T3"><text:s text:c="4"/></text:span><text:span text:style-name="T8">int</text:span><text:span text:style-name="T3"> size;</text:span></text:p>
      <text:p text:style-name="P51"><text:span text:style-name="T3"><text:s text:c="4"/></text:span><text:span text:style-name="T8">int</text:span><text:span text:style-name="T3"> guess; <text:s text:c="21"/></text:span><text:span text:style-name="T1">// User guess is stored in here.</text:span></text:p>
      <text:p text:style-name="P51"><text:span text:style-name="T3"><text:s text:c="4"/></text:span><text:span text:style-name="T8">int</text:span><text:span text:style-name="T3"> tries=1; <text:s text:c="19"/></text:span><text:span text:style-name="T1">// Number of tries is stored here.</text:span></text:p>
      <text:p text:style-name="P51"><text:span text:style-name="T3"><text:s text:c="4"/></text:span><text:span text:style-name="T8">char</text:span><text:span text:style-name="T3"> answer; <text:s text:c="19"/></text:span><text:span text:style-name="T1">// User answer to question is stored here. </text:span></text:p>
      <text:p text:style-name="P21"/>
      <text:p text:style-name="P51"><text:span text:style-name="T3"><text:s text:c="4"/></text:span><text:span text:style-name="T8">do</text:span><text:span text:style-name="T3">{</text:span></text:p>
      <text:p text:style-name="P51"><text:span text:style-name="T3"><text:s text:c="4"/>cout&lt;&lt;</text:span><text:span text:style-name="T7">"What do you want x to be? x will be the largest number.(1 to 10^x) "</text:span><text:span text:style-name="T3">;</text:span></text:p>
      <text:p text:style-name="P21"><text:soft-page-break/><text:s text:c="4"/>cin&gt;&gt;size;</text:p>
      <text:p text:style-name="P51"><text:span text:style-name="T3"><text:s text:c="4"/></text:span><text:span text:style-name="T8">unsigned</text:span><text:span text:style-name="T3"> </text:span><text:span text:style-name="T8">short</text:span><text:span text:style-name="T3"> tritotal=log2(pow(10,size));</text:span></text:p>
      <text:p text:style-name="P51"><text:span text:style-name="T3"><text:s text:c="4"/></text:span><text:span text:style-name="T8">int</text:span><text:span text:style-name="T3"> x=tritotal;</text:span></text:p>
      <text:p text:style-name="P51"><text:span text:style-name="T3"><text:s text:c="4"/></text:span><text:span text:style-name="T8">int</text:span><text:span text:style-name="T3"> y=tritotal;</text:span></text:p>
      <text:p text:style-name="P21"><text:s text:c="4"/>total=pow(10,size);</text:p>
      <text:p text:style-name="P21"><text:s text:c="4"/>rand()%(total)+1; <text:s text:c="2"/></text:p>
      <text:p text:style-name="P51"><text:span text:style-name="T3"><text:s text:c="4"/></text:span><text:span text:style-name="T8">int</text:span><text:span text:style-name="T3"> number= rand()%(total)+1; <text:s text:c="2"/></text:span></text:p>
      <text:p text:style-name="P21"/>
      <text:p text:style-name="P51"><text:span text:style-name="T3"><text:s text:c="8"/></text:span><text:span text:style-name="T8">for</text:span><text:span text:style-name="T3">(</text:span><text:span text:style-name="T8">int</text:span><text:span text:style-name="T3"> i=1;i&lt;=tritotal;i++){</text:span></text:p>
      <text:p text:style-name="P51"><text:span text:style-name="T3"><text:s text:c="20"/>cout&lt;&lt;</text:span><text:span text:style-name="T7">"Enter a number between 1 and "</text:span><text:span text:style-name="T3">&lt;&lt;total&lt;&lt;</text:span><text:span text:style-name="T7">" you have "</text:span><text:span text:style-name="T3">&lt;&lt;y&lt;&lt;</text:span><text:span text:style-name="T7">" tries left): "</text:span><text:span text:style-name="T3">;</text:span></text:p>
      <text:p text:style-name="P21"><text:s text:c="8"/>cin&gt;&gt;guess;</text:p>
      <text:p text:style-name="P21"><text:s text:c="8"/>y--;</text:p>
      <text:p text:style-name="P21"/>
      <text:p text:style-name="P51"><text:span text:style-name="T3"><text:s text:c="8"/></text:span><text:span text:style-name="T8">if</text:span><text:span text:style-name="T3">(i&gt;=x){ <text:s/></text:span></text:p>
      <text:p text:style-name="P51"><text:span text:style-name="T3"><text:s text:c="8"/></text:span><text:span text:style-name="T8">break</text:span><text:span text:style-name="T3">; </text:span></text:p>
      <text:p text:style-name="P21"><text:s text:c="8"/>}</text:p>
      <text:p text:style-name="P51"><text:span text:style-name="T3"><text:s text:c="8"/></text:span><text:span text:style-name="T8">if</text:span><text:span text:style-name="T3">(guess&gt;number){</text:span></text:p>
      <text:p text:style-name="P51"><text:span text:style-name="T3"><text:s text:c="8"/>cout&lt;&lt;</text:span><text:span text:style-name="T7">"Too high! Try again."</text:span><text:span text:style-name="T3">&lt;&lt;endl;</text:span></text:p>
      <text:p text:style-name="P51"><text:span text:style-name="T3"><text:s text:c="10"/>}</text:span><text:span text:style-name="T8">else</text:span><text:span text:style-name="T3"> </text:span><text:span text:style-name="T8">if</text:span><text:span text:style-name="T3">(guess&lt;number){</text:span></text:p>
      <text:p text:style-name="P51"><text:span text:style-name="T3"><text:s text:c="14"/>cout &lt;&lt; </text:span><text:span text:style-name="T7">"Too low! Try again."</text:span><text:span text:style-name="T3">&lt;&lt;endl;</text:span></text:p>
      <text:p text:style-name="P51"><text:span text:style-name="T3"><text:s text:c="10"/>}</text:span><text:span text:style-name="T8">else</text:span><text:span text:style-name="T3"> </text:span><text:span text:style-name="T8">if</text:span><text:span text:style-name="T3">(guess=number){</text:span></text:p>
      <text:p text:style-name="P51"><text:span text:style-name="T3"><text:s text:c="10"/>cout&lt;&lt;</text:span><text:span text:style-name="T7">"Congratulations!! "</text:span><text:span text:style-name="T3">&lt;&lt;endl;</text:span></text:p>
      <text:p text:style-name="P51"><text:span text:style-name="T3"><text:s text:c="10"/>cout&lt;&lt;</text:span><text:span text:style-name="T7">"You got the right number in "</text:span><text:span text:style-name="T3">&lt;&lt;tries&lt;&lt;</text:span><text:span text:style-name="T7">" tries!"</text:span><text:span text:style-name="T3">&lt;&lt;endl;</text:span></text:p>
      <text:p text:style-name="P51"><text:span text:style-name="T3"><text:s text:c="10"/></text:span><text:span text:style-name="T8">break</text:span><text:span text:style-name="T3">;</text:span></text:p>
      <text:p text:style-name="P21"><text:s text:c="9"/>}</text:p>
      <text:p text:style-name="P21"/>
      <text:p text:style-name="P21"><text:s text:c="8"/>tries=i+1;</text:p>
      <text:p text:style-name="P21"><text:s text:c="8"/>} <text:s/></text:p>
      <text:p text:style-name="P51"><text:span text:style-name="T3"><text:s text:c="8"/></text:span><text:span text:style-name="T8">if</text:span><text:span text:style-name="T3">(tries&gt;=x){</text:span></text:p>
      <text:p text:style-name="P51"><text:span text:style-name="T3"><text:s text:c="14"/>cout&lt;&lt;</text:span><text:span text:style-name="T7">"You lose!! you used to many tries"</text:span><text:span text:style-name="T3">&lt;&lt;endl;</text:span></text:p>
      <text:p text:style-name="P51"><text:span text:style-name="T3"><text:s text:c="10"/></text:span><text:span text:style-name="T8">break</text:span><text:span text:style-name="T3">;</text:span></text:p>
      <text:p text:style-name="P21"><text:s text:c="8"/>}</text:p>
      <text:p text:style-name="P51"><text:span text:style-name="T3"><text:tab/>cout&lt;&lt;</text:span><text:span text:style-name="T7">"Would you like to play again? (Y/N)"</text:span><text:span text:style-name="T3">;</text:span></text:p>
      <text:p text:style-name="P21"><text:s text:c="16"/>cin&gt;&gt;answer;</text:p>
      <text:p text:style-name="P51"><text:span text:style-name="T3">}</text:span><text:span text:style-name="T8">while</text:span><text:span text:style-name="T3">(answer==</text:span><text:span text:style-name="T7">'Y'</text:span><text:span text:style-name="T3">||answer==</text:span><text:span text:style-name="T7">'y'</text:span><text:span text:style-name="T3">);</text:span></text:p>
      <text:p text:style-name="P21"><text:tab/></text:p>
      <text:p text:style-name="P21">}</text:p>
      <text:p text:style-name="P1">//Solution to problem 3</text:p>
      <text:p text:style-name="P51"><text:span text:style-name="T8">void</text:span><text:span text:style-name="T3"> problem3(){</text:span></text:p>
      <text:p text:style-name="P51"><text:span text:style-name="T3"><text:s text:c="3"/>cout&lt;&lt;</text:span><text:span text:style-name="T7">"In problem # 3"</text:span><text:span text:style-name="T3">&lt;&lt;endl&lt;&lt;endl;</text:span></text:p>
      <text:p text:style-name="P51"><text:span text:style-name="T3"><text:s text:c="3"/>vector&lt;</text:span><text:span text:style-name="T8">int</text:span><text:span text:style-name="T3">&gt; even,odd;</text:span></text:p>
      <text:p text:style-name="P51"><text:span text:style-name="T3"><text:s text:c="3"/></text:span><text:span text:style-name="T8">int</text:span><text:span text:style-name="T3"> size;</text:span></text:p>
      <text:p text:style-name="P51"><text:span text:style-name="T3"><text:s text:c="3"/></text:span><text:span text:style-name="T8">int</text:span><text:span text:style-name="T3"> cols;</text:span></text:p>
      <text:p text:style-name="P51"><text:span text:style-name="T3"><text:s text:c="3"/></text:span><text:span text:style-name="T1">//Input the size of these vectors.</text:span></text:p>
      <text:p text:style-name="P51"><text:span text:style-name="T3"><text:s text:c="3"/>cout &lt;&lt;</text:span><text:span text:style-name="T7">"Enter vector size: "</text:span><text:span text:style-name="T3">;</text:span></text:p>
      <text:p text:style-name="P21"><text:s text:c="3"/>cin &gt;&gt; size;</text:p>
      <text:p text:style-name="P21"><text:s text:c="3"/>even.resize(size);</text:p>
      <text:p text:style-name="P21"><text:s text:c="3"/>odd.resize(size);</text:p>
      <text:p text:style-name="P51"><text:span text:style-name="T3"><text:s text:c="3"/>filVec(even, </text:span><text:span text:style-name="T8">true</text:span><text:span text:style-name="T3">);</text:span></text:p>
      <text:p text:style-name="P51"><text:span text:style-name="T3"><text:s text:c="3"/>filVec(odd, </text:span><text:span text:style-name="T8">false</text:span><text:span text:style-name="T3">);</text:span></text:p>
      <text:p text:style-name="P51"><text:span text:style-name="T3"><text:s text:c="3"/></text:span><text:span text:style-name="T1">//Output the columns</text:span></text:p>
      <text:p text:style-name="P51"><text:span text:style-name="T3"><text:s text:c="3"/>cout&lt;&lt;</text:span><text:span text:style-name="T7">"How many columns to display: "</text:span><text:span text:style-name="T3">;</text:span></text:p>
      <text:p text:style-name="P21"><text:s text:c="3"/>cin&gt;&gt;cols;</text:p>
      <text:p text:style-name="P21"><text:s text:c="3"/>prtVec(even, cols);</text:p>
      <text:p text:style-name="P21"><text:s text:c="3"/>cout&lt;&lt;endl;</text:p>
      <text:p text:style-name="P21"><text:s text:c="3"/>prtVec(odd, cols);</text:p>
      <text:p text:style-name="P21"><text:s text:c="3"/>cout&lt;&lt;endl;</text:p>
      <text:p text:style-name="P21">}</text:p>
      <text:p text:style-name="P1">//Solution to problem 4</text:p>
      <text:p text:style-name="P51"><text:soft-page-break/><text:span text:style-name="T8">void</text:span><text:span text:style-name="T3"> problem4(){</text:span></text:p>
      <text:p text:style-name="P51"><text:span text:style-name="T3"><text:s text:c="4"/>cout&lt;&lt;</text:span><text:span text:style-name="T7">"In problem # 4"</text:span><text:span text:style-name="T3">&lt;&lt;endl&lt;&lt;endl;</text:span></text:p>
      <text:p text:style-name="P21"><text:s text:c="8"/>srand(time(0));</text:p>
      <text:p text:style-name="P51"><text:span text:style-name="T3"><text:s text:c="4"/></text:span><text:span text:style-name="T1">//Declare Variables</text:span></text:p>
      <text:p text:style-name="P51"><text:span text:style-name="T3"><text:s text:c="8"/></text:span><text:span text:style-name="T8">const</text:span><text:span text:style-name="T3"> </text:span><text:span text:style-name="T8">int</text:span><text:span text:style-name="T3"> n=5,ntimes=10000;</text:span></text:p>
      <text:p text:style-name="P51"><text:span text:style-name="T3"><text:s text:c="8"/></text:span><text:span text:style-name="T8">int</text:span><text:span text:style-name="T3"> freq[n]={0};</text:span></text:p>
      <text:p text:style-name="P51"><text:span text:style-name="T3"><text:s text:c="8"/></text:span><text:span text:style-name="T8">short</text:span><text:span text:style-name="T3"> </text:span><text:span text:style-name="T8">int</text:span><text:span text:style-name="T3"> rndseq[]={9,61,88,101,121};</text:span></text:p>
      <text:p text:style-name="P21"><text:s text:c="4"/></text:p>
      <text:p text:style-name="P51"><text:span text:style-name="T3"><text:s text:c="8"/></text:span><text:span text:style-name="T8">for</text:span><text:span text:style-name="T3">(</text:span><text:span text:style-name="T8">int</text:span><text:span text:style-name="T3"> i=0;i&lt;ntimes;i++){</text:span></text:p>
      <text:p text:style-name="P51"><text:span text:style-name="T3"><text:s text:c="12"/></text:span><text:span text:style-name="T8">int</text:span><text:span text:style-name="T3"> number= rand()% 5; <text:s text:c="2"/></text:span></text:p>
      <text:p text:style-name="P21"><text:s text:c="12"/>freq[number]+=1;</text:p>
      <text:p text:style-name="P21"><text:s text:c="8"/>}</text:p>
      <text:p text:style-name="P51"><text:span text:style-name="T3"><text:s text:c="8"/></text:span><text:span text:style-name="T1">//Output the results)</text:span></text:p>
      <text:p text:style-name="P51"><text:span text:style-name="T3"><text:s text:c="8"/></text:span><text:span text:style-name="T8">for</text:span><text:span text:style-name="T3">(</text:span><text:span text:style-name="T8">int</text:span><text:span text:style-name="T3"> i=0;i&lt;n;i++){</text:span></text:p>
      <text:p text:style-name="P51"><text:span text:style-name="T3"><text:s text:c="8"/>cout&lt;&lt;rndseq[i]&lt;&lt;</text:span><text:span text:style-name="T7">" occurred "</text:span><text:span text:style-name="T3">&lt;&lt;</text:span></text:p>
      <text:p text:style-name="P51"><text:span text:style-name="T3"><text:s text:c="8"/>freq[i]&lt;&lt;</text:span><text:span text:style-name="T7">" times"</text:span><text:span text:style-name="T3">&lt;&lt;endl;</text:span></text:p>
      <text:p text:style-name="P21"><text:s text:c="8"/>}</text:p>
      <text:p text:style-name="P21"/>
      <text:p text:style-name="P21"><text:s text:c="8"/></text:p>
      <text:p text:style-name="P21">}</text:p>
      <text:p text:style-name="P1">//Solution to Problem 5</text:p>
      <text:p text:style-name="P51"><text:span text:style-name="T8">void</text:span><text:span text:style-name="T3"> problem5(){</text:span></text:p>
      <text:p text:style-name="P51"><text:span text:style-name="T3"><text:s text:c="4"/>cout&lt;&lt;</text:span><text:span text:style-name="T7">"In problem # 5"</text:span><text:span text:style-name="T3">&lt;&lt;endl&lt;&lt;endl;</text:span></text:p>
      <text:p text:style-name="P51"><text:span text:style-name="T3"><text:s text:c="4"/></text:span><text:span text:style-name="T1">//Declare Variables</text:span></text:p>
      <text:p text:style-name="P21"><text:s text:c="4"/>ifstream in;</text:p>
      <text:p text:style-name="P21"><text:s text:c="4"/>ofstream out;</text:p>
      <text:p text:style-name="P51"><text:span text:style-name="T3"><text:s text:c="4"/></text:span><text:span text:style-name="T8">int</text:span><text:span text:style-name="T3"> SIZE=10;</text:span></text:p>
      <text:p text:style-name="P51"><text:span text:style-name="T3"><text:s text:c="4"/>string </text:span><text:span text:style-name="T8">array</text:span><text:span text:style-name="T3">[SIZE];</text:span></text:p>
      <text:p text:style-name="P21"><text:s text:c="4"/></text:p>
      <text:p text:style-name="P51"><text:span text:style-name="T3"><text:s text:c="4"/></text:span><text:span text:style-name="T1">//Opens Files Being Utilized</text:span></text:p>
      <text:p text:style-name="P51"><text:span text:style-name="T3"><text:s text:c="4"/>in.open(</text:span><text:span text:style-name="T7">"input.dat"</text:span><text:span text:style-name="T3">);</text:span></text:p>
      <text:p text:style-name="P51"><text:span text:style-name="T3"><text:s text:c="4"/>out.open(</text:span><text:span text:style-name="T7">"output.dat"</text:span><text:span text:style-name="T3">);</text:span></text:p>
      <text:p text:style-name="P21"><text:s text:c="4"/>cout&lt;&lt;endl;</text:p>
      <text:p text:style-name="P51"><text:span text:style-name="T3"><text:s text:c="4"/>read(</text:span><text:span text:style-name="T8">array</text:span><text:span text:style-name="T3">,SIZE,in,out);</text:span></text:p>
      <text:p text:style-name="P51"><text:span text:style-name="T3"><text:s text:c="4"/>prtAry(</text:span><text:span text:style-name="T8">array</text:span><text:span text:style-name="T3">,SIZE,1);</text:span></text:p>
      <text:p text:style-name="P51"><text:span text:style-name="T3"><text:s text:c="4"/>ordr(</text:span><text:span text:style-name="T8">array</text:span><text:span text:style-name="T3">,SIZE);</text:span></text:p>
      <text:p text:style-name="P51"><text:span text:style-name="T3"><text:s text:c="4"/>prtAry(</text:span><text:span text:style-name="T8">array</text:span><text:span text:style-name="T3">,SIZE,1);</text:span></text:p>
      <text:p text:style-name="P21"><text:s text:c="4"/></text:p>
      <text:p text:style-name="P51"><text:span text:style-name="T3"><text:s text:c="4"/></text:span><text:span text:style-name="T1">//Closes Files Being Utilized</text:span></text:p>
      <text:p text:style-name="P21"><text:s text:c="4"/>in.close();</text:p>
      <text:p text:style-name="P21"><text:s text:c="4"/>out.close();</text:p>
      <text:p text:style-name="P21"><text:s text:c="4"/>cout&lt;&lt;endl;</text:p>
      <text:p text:style-name="P51"><text:span text:style-name="T3"><text:s text:c="4"/></text:span><text:span text:style-name="T1">//Exit Stage Right</text:span></text:p>
      <text:p text:style-name="P21">}</text:p>
      <text:p text:style-name="P1">//Solution to problem 6</text:p>
      <text:p text:style-name="P51"><text:span text:style-name="T8">void</text:span><text:span text:style-name="T3"> problem6(){</text:span></text:p>
      <text:p text:style-name="P51"><text:span text:style-name="T3"><text:s text:c="4"/>cout&lt;&lt;</text:span><text:span text:style-name="T7">"In problem # 6"</text:span><text:span text:style-name="T3">&lt;&lt;endl&lt;&lt;endl;</text:span></text:p>
      <text:p text:style-name="P51"><text:span text:style-name="T3"><text:s text:c="6"/></text:span><text:span text:style-name="T1">//Declare Variables</text:span></text:p>
      <text:p text:style-name="P51"><text:span text:style-name="T3"><text:s text:c="4"/></text:span><text:span text:style-name="T8">int</text:span><text:span text:style-name="T3"> </text:span><text:span text:style-name="T8">array</text:span><text:span text:style-name="T3">[5][6]={{100, 101, 102, 103, 104, 105},</text:span></text:p>
      <text:p text:style-name="P21"><text:s text:c="23"/>{106, 107, 108, 109, 110, 111},</text:p>
      <text:p text:style-name="P21"><text:s text:c="23"/>{112, 113, 114, 115, 116, 117},</text:p>
      <text:p text:style-name="P21"><text:s text:c="23"/>{118, 119, 120, 121, 122, 123},</text:p>
      <text:p text:style-name="P21"><text:s text:c="23"/>{124, 125, 126, 127, 128, 129}};</text:p>
      <text:p text:style-name="P21"><text:s text:c="2"/></text:p>
      <text:p text:style-name="P51"><text:span text:style-name="T3"><text:s text:c="4"/></text:span><text:span text:style-name="T8">int</text:span><text:span text:style-name="T3"> row[5]={0,0,0,0,0};</text:span></text:p>
      <text:p text:style-name="P51"><text:span text:style-name="T3"><text:s text:c="4"/></text:span><text:span text:style-name="T8">int</text:span><text:span text:style-name="T3"> colm[6]={0,0,0,0,0,0};</text:span></text:p>
      <text:p text:style-name="P21"><text:s text:c="4"/></text:p>
      <text:p text:style-name="P51"><text:span text:style-name="T3"><text:s text:c="4"/></text:span><text:span text:style-name="T1">//Initialize array</text:span></text:p>
      <text:p text:style-name="P51"><text:span text:style-name="T3"><text:s text:c="4"/>smdTbl(</text:span><text:span text:style-name="T8">array</text:span><text:span text:style-name="T3">, row, colm);</text:span></text:p>
      <text:p text:style-name="P21"><text:soft-page-break/></text:p>
      <text:p text:style-name="P51"><text:span text:style-name="T3"><text:s text:c="4"/></text:span><text:span text:style-name="T1">//Initialize Print Array</text:span></text:p>
      <text:p text:style-name="P51"><text:span text:style-name="T3"><text:s text:c="4"/>prtTbl(</text:span><text:span text:style-name="T8">array</text:span><text:span text:style-name="T3">, row, colm);</text:span></text:p>
      <text:p text:style-name="P21"/>
      <text:p text:style-name="P21">}</text:p>
      <text:p text:style-name="P1">//Exit Comment</text:p>
      <text:p text:style-name="P51"><text:span text:style-name="T8">void</text:span><text:span text:style-name="T3"> def(</text:span><text:span text:style-name="T8">int</text:span><text:span text:style-name="T3"> inN){</text:span></text:p>
      <text:p text:style-name="P51"><text:span text:style-name="T3"><text:s text:c="4"/>cout&lt;&lt;</text:span><text:span text:style-name="T7">"You typed "</text:span><text:span text:style-name="T3">&lt;&lt;inN&lt;&lt;</text:span><text:span text:style-name="T7">" to exit the program"</text:span><text:span text:style-name="T3">&lt;&lt;endl;</text:span></text:p>
      <text:p text:style-name="P21">}</text:p>
      <text:p text:style-name="P1">//Problem 3 </text:p>
      <text:p text:style-name="P51"><text:span text:style-name="T8">void</text:span><text:span text:style-name="T3"> prtVec(</text:span><text:span text:style-name="T8">const</text:span><text:span text:style-name="T3"> vector&lt;</text:span><text:span text:style-name="T8">int</text:span><text:span text:style-name="T3">&gt;&amp; V, </text:span><text:span text:style-name="T8">int</text:span><text:span text:style-name="T3"> cols){</text:span></text:p>
      <text:p text:style-name="P51"><text:span text:style-name="T3"><text:s text:c="3"/></text:span><text:span text:style-name="T8">for</text:span><text:span text:style-name="T3">(</text:span><text:span text:style-name="T8">int</text:span><text:span text:style-name="T3"> i=0 ;i&lt;V.size(); i++){</text:span></text:p>
      <text:p text:style-name="P51"><text:span text:style-name="T3"><text:s text:c="7"/>cout &lt;&lt; V[i] &lt;&lt; </text:span><text:span text:style-name="T7">" "</text:span><text:span text:style-name="T3">;</text:span></text:p>
      <text:p text:style-name="P51"><text:span text:style-name="T3"><text:s text:c="7"/></text:span><text:span text:style-name="T8">if</text:span><text:span text:style-name="T3">( (i+1)%cols == 0) cout &lt;&lt; endl;</text:span></text:p>
      <text:p text:style-name="P21"><text:s text:c="3"/>}</text:p>
      <text:p text:style-name="P21">}</text:p>
      <text:p text:style-name="P51"><text:span text:style-name="T8">void</text:span><text:span text:style-name="T3"> filVec(vector&lt;</text:span><text:span text:style-name="T8">int</text:span><text:span text:style-name="T3">&gt;&amp; V, </text:span><text:span text:style-name="T8">bool</text:span><text:span text:style-name="T3"> isEven){</text:span></text:p>
      <text:p text:style-name="P51"><text:span text:style-name="T3"><text:s text:c="3"/></text:span><text:span text:style-name="T8">for</text:span><text:span text:style-name="T3">(</text:span><text:span text:style-name="T8">int</text:span><text:span text:style-name="T3"> i=0; i&lt;V.size(); i++){</text:span></text:p>
      <text:p text:style-name="P51"><text:span text:style-name="T3"><text:s text:c="3"/></text:span><text:span text:style-name="T8">int</text:span><text:span text:style-name="T3"> value =rand()%90+10;</text:span></text:p>
      <text:p text:style-name="P51"><text:span text:style-name="T3"><text:s text:c="7"/></text:span><text:span text:style-name="T8">if</text:span><text:span text:style-name="T3">(isEven &amp;&amp; value %2==0)</text:span></text:p>
      <text:p text:style-name="P21"><text:s text:c="7"/>V[i] = value;</text:p>
      <text:p text:style-name="P51"><text:span text:style-name="T3"><text:s text:c="7"/></text:span><text:span text:style-name="T8">else</text:span><text:span text:style-name="T3"> </text:span><text:span text:style-name="T8">if</text:span><text:span text:style-name="T3">(!isEven &amp;&amp; value%2!=0)</text:span></text:p>
      <text:p text:style-name="P21"><text:s text:c="7"/>V[i] = value;</text:p>
      <text:p text:style-name="P51"><text:span text:style-name="T3"><text:s text:c="7"/></text:span><text:span text:style-name="T8">else</text:span></text:p>
      <text:p text:style-name="P21"><text:s text:c="7"/>i--;</text:p>
      <text:p text:style-name="P21"><text:s text:c="3"/>}</text:p>
      <text:p text:style-name="P21">}</text:p>
      <text:p text:style-name="P1">//Problem 5 </text:p>
      <text:p text:style-name="P51"><text:span text:style-name="T8">void</text:span><text:span text:style-name="T3"> read(string a[], </text:span><text:span text:style-name="T8">int</text:span><text:span text:style-name="T3"> n, ifstream&amp; in, ofstream&amp; out){</text:span></text:p>
      <text:p text:style-name="P51"><text:span text:style-name="T3"><text:s text:c="5"/></text:span><text:span text:style-name="T8">for</text:span><text:span text:style-name="T3">(</text:span><text:span text:style-name="T8">int</text:span><text:span text:style-name="T3"> i=0;i&lt;10;i++){</text:span></text:p>
      <text:p text:style-name="P21"><text:s text:c="8"/>in&gt;&gt;a[i];</text:p>
      <text:p text:style-name="P21"><text:s text:c="8"/>out&lt;&lt;a[i]; <text:s text:c="7"/></text:p>
      <text:p text:style-name="P21"><text:s text:c="4"/>}</text:p>
      <text:p text:style-name="P21">}</text:p>
      <text:p text:style-name="P51"><text:span text:style-name="T8">void</text:span><text:span text:style-name="T3"> ordr(string a[],</text:span><text:span text:style-name="T8">int</text:span><text:span text:style-name="T3"> n){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n-1;i++){</text:span></text:p>
      <text:p text:style-name="P21"><text:s text:c="8"/>LarSml(a,n,i);</text:p>
      <text:p text:style-name="P21"><text:s text:c="4"/>}</text:p>
      <text:p text:style-name="P21">}</text:p>
      <text:p text:style-name="P51"><text:span text:style-name="T8">void</text:span><text:span text:style-name="T3"> LarSml(string a[],</text:span><text:span text:style-name="T8">int</text:span><text:span text:style-name="T3"> n,</text:span><text:span text:style-name="T8">int</text:span><text:span text:style-name="T3"> pos){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pos+1;i&lt;n;i++){</text:span></text:p>
      <text:p text:style-name="P51"><text:span text:style-name="T3"><text:s text:c="8"/></text:span><text:span text:style-name="T8">if</text:span><text:span text:style-name="T3">(a[pos]&lt;a[i])swap(a[pos],a[i]);</text:span></text:p>
      <text:p text:style-name="P21"><text:s text:c="4"/>}</text:p>
      <text:p text:style-name="P21">}</text:p>
      <text:p text:style-name="P51"><text:span text:style-name="T8">void</text:span><text:span text:style-name="T3"> swap(string&amp; a, string&amp; b){</text:span></text:p>
      <text:p text:style-name="P21"><text:s text:c="4"/>string temp=a;</text:p>
      <text:p text:style-name="P21"><text:s text:c="4"/>a=b;</text:p>
      <text:p text:style-name="P21"><text:s text:c="4"/>b=temp;</text:p>
      <text:p text:style-name="P21">}</text:p>
      <text:p text:style-name="P51"><text:span text:style-name="T8">void</text:span><text:span text:style-name="T3"> prtAry(string a[],</text:span><text:span text:style-name="T8">int</text:span><text:span text:style-name="T3"> n,</text:span><text:span text:style-name="T8">int</text:span><text:span text:style-name="T3"> perLine){</text:span></text:p>
      <text:p text:style-name="P21"><text:s text:c="4"/>cout&lt;&lt;endl;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n;i++){</text:span></text:p>
      <text:p text:style-name="P51"><text:span text:style-name="T3"><text:s text:c="8"/>cout&lt;&lt;a[i]&lt;&lt;</text:span><text:span text:style-name="T7">" "</text:span><text:span text:style-name="T3">;</text:span></text:p>
      <text:p text:style-name="P51"><text:span text:style-name="T3"><text:s text:c="8"/></text:span><text:span text:style-name="T8">if</text:span><text:span text:style-name="T3">(i%perLine==(perLine-1))cout&lt;&lt;endl;</text:span></text:p>
      <text:p text:style-name="P21"><text:s text:c="4"/>}</text:p>
      <text:p text:style-name="P21"><text:s text:c="4"/>cout&lt;&lt;endl;</text:p>
      <text:p text:style-name="P21">}</text:p>
      <text:p text:style-name="P1">//Problem 6</text:p>
      <text:p text:style-name="P1">/*******************************************************************************************************</text:p>
      <text:p text:style-name="P1"><text:soft-page-break/><text:s/>**</text:p>
      <text:p text:style-name="P1"><text:s/>** <text:s text:c="10"/>smdTbl</text:p>
      <text:p text:style-name="P1"><text:s/>** Purpose: Sum up the numbers in the table</text:p>
      <text:p text:style-name="P1"><text:s/>** Input: numArry, rowSum, colmSum</text:p>
      <text:p text:style-name="P1"><text:s/>** Output:none</text:p>
      <text:p text:style-name="P1"><text:s/>*******************************************************************************************************</text:p>
      <text:p text:style-name="P1"><text:s/>*/</text:p>
      <text:p text:style-name="P21"/>
      <text:p text:style-name="P51"><text:span text:style-name="T8">void</text:span><text:span text:style-name="T3"> smdTbl(</text:span><text:span text:style-name="T8">int</text:span><text:span text:style-name="T3"> numArry[][6], </text:span><text:span text:style-name="T8">int</text:span><text:span text:style-name="T3"> rowSum[], </text:span><text:span text:style-name="T8">int</text:span><text:span text:style-name="T3"> colmSum[]){</text:span></text:p>
      <text:p text:style-name="P51"><text:span text:style-name="T3"><text:s text:c="3"/></text:span><text:span text:style-name="T8">for</text:span><text:span text:style-name="T3">(</text:span><text:span text:style-name="T8">int</text:span><text:span text:style-name="T3"> i=0;i&lt;6;i++){</text:span></text:p>
      <text:p text:style-name="P21"><text:s text:c="8"/>rowSum[0]+=numArry[0][i];</text:p>
      <text:p text:style-name="P21"><text:s text:c="8"/>rowSum[1]+=numArry[1][i];</text:p>
      <text:p text:style-name="P21"><text:s text:c="8"/>rowSum[2]+=numArry[2][i];</text:p>
      <text:p text:style-name="P21"><text:s text:c="8"/>rowSum[3]+=numArry[3][i];</text:p>
      <text:p text:style-name="P21"><text:s text:c="8"/>rowSum[4]+=numArry[4][i];</text:p>
      <text:p text:style-name="P21"><text:s text:c="4"/>}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5;i++){</text:span></text:p>
      <text:p text:style-name="P21"><text:s text:c="8"/>colmSum[0]+=numArry[i][0];</text:p>
      <text:p text:style-name="P21"><text:s text:c="8"/>colmSum[1]+=numArry[i][1];</text:p>
      <text:p text:style-name="P21"><text:s text:c="8"/>colmSum[2]+=numArry[i][2];</text:p>
      <text:p text:style-name="P21"><text:s text:c="8"/>colmSum[3]+=numArry[i][3];</text:p>
      <text:p text:style-name="P21"><text:s text:c="8"/>colmSum[4]+=numArry[i][4];</text:p>
      <text:p text:style-name="P21"><text:s text:c="8"/>colmSum[5]+=numArry[i][5];</text:p>
      <text:p text:style-name="P21"><text:s text:c="4"/>} </text:p>
      <text:p text:style-name="P21">}</text:p>
      <text:p text:style-name="P21"/>
      <text:p text:style-name="P21"/>
      <text:p text:style-name="P21"/>
      <text:p text:style-name="P1">/*******************************************************************************************************</text:p>
      <text:p text:style-name="P1"><text:s/>** <text:s text:c="8"/>prtTbl</text:p>
      <text:p text:style-name="P1"><text:s/>** Purpose: Print out the results</text:p>
      <text:p text:style-name="P1"><text:s/>** Input: numAry, rwSum, colSum</text:p>
      <text:p text:style-name="P1"><text:s/>** Output:Original table, rowSum, colmSum, rowTot</text:p>
      <text:p text:style-name="P1"><text:s/>*******************************************************************************************************</text:p>
      <text:p text:style-name="P1"><text:s/>*/</text:p>
      <text:p text:style-name="P21"/>
      <text:p text:style-name="P21"/>
      <text:p text:style-name="P51"><text:span text:style-name="T8">void</text:span><text:span text:style-name="T3"> prtTbl(</text:span><text:span text:style-name="T8">int</text:span><text:span text:style-name="T3"> numArry[][6], </text:span><text:span text:style-name="T8">int</text:span><text:span text:style-name="T3"> rowSum[], </text:span><text:span text:style-name="T8">int</text:span><text:span text:style-name="T3"> colmSum[]){</text:span></text:p>
      <text:p text:style-name="P21"><text:s text:c="4"/></text:p>
      <text:p text:style-name="P51"><text:span text:style-name="T3"><text:s text:c="4"/></text:span><text:span text:style-name="T8">int</text:span><text:span text:style-name="T3"> rowTot=0;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=5;i++){</text:span></text:p>
      <text:p text:style-name="P51"><text:span text:style-name="T3"><text:s text:c="8"/>cout&lt;&lt;setw(6)&lt;&lt;numArry[0][i]&lt;&lt;</text:span><text:span text:style-name="T7">" "</text:span><text:span text:style-name="T3">;</text:span></text:p>
      <text:p text:style-name="P21"><text:s text:c="4"/>}</text:p>
      <text:p text:style-name="P21"><text:s text:c="4"/>cout&lt;&lt;setw(6)&lt;&lt;rowSum[0]&lt;&lt;endl;</text:p>
      <text:p text:style-name="P21"><text:s text:c="4"/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=5;i++){</text:span></text:p>
      <text:p text:style-name="P51"><text:span text:style-name="T3"><text:s text:c="8"/>cout&lt;&lt;setw(6)&lt;&lt;numArry[1][i]&lt;&lt;</text:span><text:span text:style-name="T7">" "</text:span><text:span text:style-name="T3">;</text:span></text:p>
      <text:p text:style-name="P21"><text:s text:c="4"/>}</text:p>
      <text:p text:style-name="P21"><text:s text:c="4"/>cout&lt;&lt;setw(6)&lt;&lt;rowSum[1]&lt;&lt;endl;</text:p>
      <text:p text:style-name="P21"><text:s text:c="4"/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=5;i++){</text:span></text:p>
      <text:p text:style-name="P51"><text:span text:style-name="T3"><text:s text:c="8"/>cout&lt;&lt;setw(6)&lt;&lt;numArry[2][i]&lt;&lt;</text:span><text:span text:style-name="T7">" "</text:span><text:span text:style-name="T3">;</text:span></text:p>
      <text:p text:style-name="P21"><text:s text:c="4"/>}</text:p>
      <text:p text:style-name="P21"><text:s text:c="4"/>cout&lt;&lt;setw(6)&lt;&lt;rowSum[2]&lt;&lt;endl;</text:p>
      <text:p text:style-name="P21"><text:s text:c="4"/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=5;i++){</text:span></text:p>
      <text:p text:style-name="P51"><text:span text:style-name="T3"><text:s text:c="8"/>cout&lt;&lt;setw(6)&lt;&lt;numArry[3][i]&lt;&lt;</text:span><text:span text:style-name="T7">" "</text:span><text:span text:style-name="T3">;</text:span></text:p>
      <text:p text:style-name="P21"><text:s text:c="4"/>}</text:p>
      <text:p text:style-name="P21"><text:s text:c="4"/>cout&lt;&lt;setw(6)&lt;&lt;rowSum[3]&lt;&lt;endl;</text:p>
      <text:p text:style-name="P21"><text:soft-page-break/><text:s text:c="4"/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=5;i++){</text:span></text:p>
      <text:p text:style-name="P51"><text:span text:style-name="T3"><text:s text:c="8"/>cout&lt;&lt;setw(6)&lt;&lt;numArry[4][i]&lt;&lt;</text:span><text:span text:style-name="T7">" "</text:span><text:span text:style-name="T3">;</text:span></text:p>
      <text:p text:style-name="P21"><text:s text:c="4"/>}</text:p>
      <text:p text:style-name="P21"><text:s text:c="4"/>cout&lt;&lt;setw(6)&lt;&lt;rowSum[4]&lt;&lt;endl;</text:p>
      <text:p text:style-name="P21"><text:s text:c="4"/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6;i++){</text:span></text:p>
      <text:p text:style-name="P51"><text:span text:style-name="T3"><text:s text:c="8"/>cout&lt;&lt;setw(6)&lt;&lt;colmSum[i]&lt;&lt;</text:span><text:span text:style-name="T7">" "</text:span><text:span text:style-name="T3">;</text:span></text:p>
      <text:p text:style-name="P21"><text:s text:c="4"/>}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 i&lt;=5;i++){</text:span></text:p>
      <text:p text:style-name="P21"><text:s text:c="8"/>rowTot+=rowSum[i];</text:p>
      <text:p text:style-name="P21"><text:s text:c="4"/>}</text:p>
      <text:p text:style-name="P21"><text:s text:c="4"/>cout&lt;&lt;setw(6)&lt;&lt;rowTot&lt;&lt;endl;</text:p>
      <text:p text:style-name="P25">}</text:p>
      <text:p text:style-name="P21"/>
      <text:p text:style-name="P1">/* </text:p>
      <text:p text:style-name="P1"><text:s/>* File: <text:s text:c="2"/>main.cpp</text:p>
      <text:p text:style-name="P1"><text:s/>* Author: Abdul Hakim Abbas</text:p>
      <text:p text:style-name="P1"><text:s/>* Purpose: Take in values then return a total</text:p>
      <text:p text:style-name="P1"><text:s/>* Created on June 27, 2015, 7:09 PM</text:p>
      <text:p text:style-name="P1"><text:s/>*/</text:p>
      <text:p text:style-name="P21"/>
      <text:p text:style-name="P51"><text:span text:style-name="T2">#include</text:span><text:span text:style-name="T3"> </text:span><text:span text:style-name="T7">&lt;iostream&gt;</text:span><text:span text:style-name="T1">//File I/O</text:span></text:p>
      <text:p text:style-name="P21"/>
      <text:p text:style-name="P51"><text:span text:style-name="T8">using</text:span><text:span text:style-name="T3"> </text:span><text:span text:style-name="T8">namespace</text:span><text:span text:style-name="T3"> std;</text:span><text:span text:style-name="T1">//std name space --&gt; iostream</text:span></text:p>
      <text:p text:style-name="P21"/>
      <text:p text:style-name="P1">//User Libraries</text:p>
      <text:p text:style-name="P1">//Global constants</text:p>
      <text:p text:style-name="P1">//Function Prototypes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Declare variables</text:p>
      <text:p text:style-name="P51"><text:span text:style-name="T3"><text:s text:c="4"/></text:span><text:span text:style-name="T8">int</text:span><text:span text:style-name="T3"> quarter;</text:span></text:p>
      <text:p text:style-name="P51"><text:span text:style-name="T3"><text:s text:c="4"/></text:span><text:span text:style-name="T8">int</text:span><text:span text:style-name="T3"> dime;</text:span></text:p>
      <text:p text:style-name="P51"><text:span text:style-name="T3"><text:s text:c="4"/></text:span><text:span text:style-name="T8">int</text:span><text:span text:style-name="T3"> nickel;</text:span></text:p>
      <text:p text:style-name="P51"><text:span text:style-name="T3"><text:s text:c="4"/></text:span><text:span text:style-name="T8">int</text:span><text:span text:style-name="T3"> q;</text:span></text:p>
      <text:p text:style-name="P51"><text:span text:style-name="T3"><text:s text:c="4"/></text:span><text:span text:style-name="T8">int</text:span><text:span text:style-name="T3"> d;</text:span></text:p>
      <text:p text:style-name="P51"><text:span text:style-name="T3"><text:s text:c="4"/></text:span><text:span text:style-name="T8">int</text:span><text:span text:style-name="T3"> n;</text:span></text:p>
      <text:p text:style-name="P51"><text:span text:style-name="T3"><text:s text:c="4"/></text:span><text:span text:style-name="T8">int</text:span><text:span text:style-name="T3"> num1;</text:span></text:p>
      <text:p text:style-name="P51"><text:span text:style-name="T3"><text:s text:c="4"/></text:span><text:span text:style-name="T8">int</text:span><text:span text:style-name="T3"> num2;</text:span></text:p>
      <text:p text:style-name="P51"><text:span text:style-name="T3"><text:s text:c="4"/></text:span><text:span text:style-name="T8">int</text:span><text:span text:style-name="T3"> num3;</text:span></text:p>
      <text:p text:style-name="P51"><text:span text:style-name="T3"><text:s text:c="4"/></text:span><text:span text:style-name="T8">int</text:span><text:span text:style-name="T3"> total;</text:span></text:p>
      <text:p text:style-name="P1">//Process input here</text:p>
      <text:p text:style-name="P21"><text:s text:c="4"/>q = 25;</text:p>
      <text:p text:style-name="P21"><text:s text:c="4"/>d = 10;</text:p>
      <text:p text:style-name="P21"><text:s text:c="4"/>n = 5;</text:p>
      <text:p text:style-name="P1">//Output here</text:p>
      <text:p text:style-name="P51"><text:span text:style-name="T3">cout&lt;&lt;</text:span><text:span text:style-name="T7">"Press return after entering a number.\n"</text:span><text:span text:style-name="T3">;</text:span></text:p>
      <text:p text:style-name="P51"><text:span text:style-name="T3">cout&lt;&lt;</text:span><text:span text:style-name="T7">"Enter the number of quarters:\n"</text:span><text:span text:style-name="T3">;</text:span></text:p>
      <text:p text:style-name="P21">cin&gt;&gt;num1;</text:p>
      <text:p text:style-name="P21">quarter = q * num1;</text:p>
      <text:p text:style-name="P51"><text:span text:style-name="T3">cout&lt;&lt;</text:span><text:span text:style-name="T7">"Press return after entering a number.\n"</text:span><text:span text:style-name="T3">;</text:span></text:p>
      <text:p text:style-name="P51"><text:span text:style-name="T3">cout&lt;&lt;</text:span><text:span text:style-name="T7">"Enter the number of dimes:\n"</text:span><text:span text:style-name="T3">;</text:span></text:p>
      <text:p text:style-name="P21">cin&gt;&gt;num2;</text:p>
      <text:p text:style-name="P21">dime = d * num2;</text:p>
      <text:p text:style-name="P51"><text:span text:style-name="T3">cout&lt;&lt;</text:span><text:span text:style-name="T7">"Press return after entering a number.\n"</text:span><text:span text:style-name="T3">;</text:span></text:p>
      <text:p text:style-name="P51"><text:span text:style-name="T3">cout&lt;&lt;</text:span><text:span text:style-name="T7">"Enter the number of nickels:\n"</text:span><text:span text:style-name="T3">;</text:span></text:p>
      <text:p text:style-name="P21">cin&gt;&gt;num3;</text:p>
      <text:p text:style-name="P21">nickel = n * num3;</text:p>
      <text:p text:style-name="P21"><text:soft-page-break/>total = quarter + dime + nickel;</text:p>
      <text:p text:style-name="P51"><text:span text:style-name="T3">cout&lt;&lt;</text:span><text:span text:style-name="T7">"The total is "</text:span><text:span text:style-name="T3">&lt;&lt;total&lt;&lt;</text:span><text:span text:style-name="T7">" cents."</text:span><text:span text:style-name="T3">&lt;&lt;endl;</text:span></text:p>
      <text:p text:style-name="P1">//Exit stage right!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1">/* </text:p>
      <text:p text:style-name="P1"><text:s/>* File: <text:s text:c="2"/>main.cpp</text:p>
      <text:p text:style-name="P1"><text:s/>* Author: Abdul Hakim Abbas</text:p>
      <text:p text:style-name="P1"><text:s/>* Created on June 23, 2015, 5:24 PM</text:p>
      <text:p text:style-name="P1"><text:s/>* Purpose: Homework, Free Fall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text:span text:style-name="T1">//I/O Library</text:span></text:p>
      <text:p text:style-name="P21"/>
      <text:p text:style-name="P51"><text:span text:style-name="T8">using</text:span><text:span text:style-name="T3"> </text:span><text:span text:style-name="T8">namespace</text:span><text:span text:style-name="T3"> std;</text:span><text:span text:style-name="T1">//Namespace for iostream</text:span></text:p>
      <text:p text:style-name="P21"/>
      <text:p text:style-name="P21"/>
      <text:p text:style-name="P1">//User Libraries</text:p>
      <text:p text:style-name="P21"/>
      <text:p text:style-name="P1">//Global Constants</text:p>
      <text:p text:style-name="P51"><text:span text:style-name="T8">const</text:span><text:span text:style-name="T3"> </text:span><text:span text:style-name="T8">float</text:span><text:span text:style-name="T3"> GRAVITY=3.2174e1f;</text:span><text:span text:style-name="T1">//Acceleration due to Gravity Earth (ft/sec^2)</text:span></text:p>
      <text:p text:style-name="P21"/>
      <text:p text:style-name="P1">//Function Prototypes</text:p>
      <text:p text:style-name="P21"/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Declare variables</text:span></text:p>
      <text:p text:style-name="P51"><text:span text:style-name="T3"><text:s text:c="4"/></text:span><text:span text:style-name="T1">//dstnce=The distance dropped in (ft)</text:span></text:p>
      <text:p text:style-name="P51"><text:span text:style-name="T3"><text:s text:c="4"/></text:span><text:span text:style-name="T1">//time=Time in (secs)</text:span></text:p>
      <text:p text:style-name="P51"><text:span text:style-name="T3"><text:s text:c="4"/></text:span><text:span text:style-name="T8">float</text:span><text:span text:style-name="T3"> dstnce, time;</text:span></text:p>
      <text:p text:style-name="P51"><text:span text:style-name="T3"><text:s text:c="4"/></text:span><text:span text:style-name="T1">//Prompt then Input the time</text:span></text:p>
      <text:p text:style-name="P51"><text:span text:style-name="T3"><text:s text:c="4"/>cout&lt;&lt;</text:span><text:span text:style-name="T7">"To calculate the Distance Dropped\n"</text:span><text:span text:style-name="T3">;</text:span></text:p>
      <text:p text:style-name="P51"><text:span text:style-name="T3"><text:s text:c="4"/>cout&lt;&lt;</text:span><text:span text:style-name="T7">"Input the Time in Seconds"</text:span><text:span text:style-name="T3">&lt;&lt;endl;</text:span></text:p>
      <text:p text:style-name="P51"><text:span text:style-name="T3"><text:s text:c="4"/>cout&lt;&lt;</text:span><text:span text:style-name="T7">"Time should be in floating point format\n"</text:span><text:span text:style-name="T3">;</text:span></text:p>
      <text:p text:style-name="P21"><text:s text:c="4"/>cin&gt;&gt;time;</text:p>
      <text:p text:style-name="P51"><text:span text:style-name="T3"><text:s text:c="4"/></text:span><text:span text:style-name="T1">//Calculate the free-fall distance</text:span></text:p>
      <text:p text:style-name="P51"><text:span text:style-name="T3"><text:s text:c="4"/></text:span><text:span text:style-name="T1">//dstnce=1/2*GRAVITY*time*time;//Incorrect</text:span></text:p>
      <text:p text:style-name="P51"><text:span text:style-name="T3"><text:s text:c="4"/>dstnce=1.0f/2*GRAVITY*time*time;</text:span><text:span text:style-name="T1">//Correct</text:span></text:p>
      <text:p text:style-name="P51"><text:span text:style-name="T3"><text:s text:c="4"/></text:span><text:span text:style-name="T1">//dstnce=1/2.0f*GRAVITY*time*time;//Correct</text:span></text:p>
      <text:p text:style-name="P51"><text:span text:style-name="T3"><text:s text:c="4"/></text:span><text:span text:style-name="T1">//dstnce=GRAVITY*time*time/2;//Correct</text:span></text:p>
      <text:p text:style-name="P51"><text:span text:style-name="T3"><text:s text:c="4"/></text:span><text:span text:style-name="T1">//Output the results</text:span></text:p>
      <text:p text:style-name="P51"><text:span text:style-name="T3"><text:s text:c="4"/>cout&lt;&lt;</text:span><text:span text:style-name="T7">"The distance traveled = "</text:span><text:span text:style-name="T3">;</text:span></text:p>
      <text:p text:style-name="P51"><text:span text:style-name="T3"><text:s text:c="4"/>cout&lt;&lt;dstnce&lt;&lt;</text:span><text:span text:style-name="T7">"(ft)"</text:span><text:span text:style-name="T3">&lt;&lt;endl;</text:span></text:p>
      <text:p text:style-name="P51"><text:span text:style-name="T3"><text:s text:c="4"/></text:span><text:span text:style-name="T1">//Exit stage right!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21"/>
      <text:p text:style-name="P1">/* </text:p>
      <text:p text:style-name="P1"><text:s/>* File: <text:s text:c="2"/>main.cpp</text:p>
      <text:p text:style-name="P1"><text:s/>* Author: Abdul Hakim Abbas</text:p>
      <text:p text:style-name="P1"><text:s/>* Purpose: To find out three things</text:p>
      <text:p text:style-name="P1"><text:s/>* Created on June 27, 2015, 10:42 AM</text:p>
      <text:p text:style-name="P1"><text:s/>*/</text:p>
      <text:p text:style-name="P21"/>
      <text:p text:style-name="P51"><text:span text:style-name="T2">#include</text:span><text:span text:style-name="T3"> </text:span><text:span text:style-name="T7">&lt;iostream&gt;</text:span><text:span text:style-name="T1">//File I/O</text:span></text:p>
      <text:p text:style-name="P21"/>
      <text:p text:style-name="P51"><text:soft-page-break/><text:span text:style-name="T8">using</text:span><text:span text:style-name="T3"> </text:span><text:span text:style-name="T8">namespace</text:span><text:span text:style-name="T3"> std;</text:span><text:span text:style-name="T1">//std name space --&gt; iostream</text:span></text:p>
      <text:p text:style-name="P21"/>
      <text:p text:style-name="P1">//User Libraries </text:p>
      <text:p text:style-name="P1">//Global constants</text:p>
      <text:p text:style-name="P1">//Function Prototypes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Declare variables </text:p>
      <text:p text:style-name="P51"><text:span text:style-name="T3"><text:s text:c="4"/></text:span><text:span text:style-name="T8">int</text:span><text:span text:style-name="T3"> tStock;</text:span><text:span text:style-name="T1">//Holds the total amount of stock brought</text:span></text:p>
      <text:p text:style-name="P51"><text:span text:style-name="T3"><text:s text:c="4"/></text:span><text:span text:style-name="T8">float</text:span><text:span text:style-name="T3"> price;</text:span><text:span text:style-name="T1">//Holds the price of one stock</text:span></text:p>
      <text:p text:style-name="P51"><text:span text:style-name="T3"><text:s text:c="4"/></text:span><text:span text:style-name="T8">float</text:span><text:span text:style-name="T3"> cost;</text:span><text:span text:style-name="T1">//Holds the cost of the stocks</text:span></text:p>
      <text:p text:style-name="P51"><text:span text:style-name="T3"><text:s text:c="4"/></text:span><text:span text:style-name="T8">float</text:span><text:span text:style-name="T3"> cmsn;</text:span><text:span text:style-name="T1">//Holds the commission that the stock broker gets</text:span></text:p>
      <text:p text:style-name="P51"><text:span text:style-name="T3"><text:s text:c="4"/></text:span><text:span text:style-name="T8">float</text:span><text:span text:style-name="T3"> total;</text:span><text:span text:style-name="T1">//Holds the total amount paid</text:span></text:p>
      <text:p text:style-name="P1">//Process Input here <text:s text:c="3"/></text:p>
      <text:p text:style-name="P51"><text:span text:style-name="T3"><text:s text:c="4"/>tStock = 750;</text:span><text:span text:style-name="T1">//The amount of stock bought</text:span></text:p>
      <text:p text:style-name="P51"><text:span text:style-name="T3"><text:s text:c="4"/>price = 35.00f;</text:span><text:span text:style-name="T1">//The cost of one stock</text:span></text:p>
      <text:p text:style-name="P51"><text:span text:style-name="T3"><text:s text:c="4"/>cost = tStock * price;</text:span><text:span text:style-name="T1">//The cost of the stocks </text:span></text:p>
      <text:p text:style-name="P51"><text:span text:style-name="T3"><text:s text:c="4"/>cmsn = cost * 0.02f;</text:span><text:span text:style-name="T1">//The commission of the stock broker</text:span></text:p>
      <text:p text:style-name="P51"><text:span text:style-name="T3"><text:s text:c="4"/>total = cmsn + cost;</text:span><text:span text:style-name="T1">//The total amount paid </text:span></text:p>
      <text:p text:style-name="P1">//Output here</text:p>
      <text:p text:style-name="P51"><text:span text:style-name="T3"><text:s text:c="4"/>cout&lt;&lt;</text:span><text:span text:style-name="T7">"The cost of the stocks alone is $"</text:span><text:span text:style-name="T3">&lt;&lt;cost&lt;&lt;endl;</text:span><text:span text:style-name="T1">//The cost of the stocks </text:span></text:p>
      <text:p text:style-name="P51"><text:span text:style-name="T3"><text:s text:c="4"/>cout&lt;&lt;</text:span><text:span text:style-name="T7">"The stock broker commission is $"</text:span><text:span text:style-name="T3"> &lt;&lt;cmsn&lt;&lt;endl;</text:span><text:span text:style-name="T1">//The commission of the stock broker</text:span></text:p>
      <text:p text:style-name="P51"><text:span text:style-name="T3"><text:s text:c="4"/>cout&lt;&lt;</text:span><text:span text:style-name="T7">"The total amount paid is $"</text:span><text:span text:style-name="T3"> &lt;&lt;total&lt;&lt;endl;</text:span><text:span text:style-name="T1">//The total amount paid </text:span></text:p>
      <text:p text:style-name="P1">//Exit stage right <text:s text:c="3"/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1">/* </text:p>
      <text:p text:style-name="P1"><text:s/>* File: <text:s text:c="2"/>main.cpp</text:p>
      <text:p text:style-name="P1"><text:s/>* Author: Abdul Hakim Abbas</text:p>
      <text:p text:style-name="P1"><text:s/>* Purpose: To calculate the selling price of the circuit board</text:p>
      <text:p text:style-name="P1"><text:s/>* Created on June 27, 2015, 1:11 AM</text:p>
      <text:p text:style-name="P1"><text:s/>*/</text:p>
      <text:p text:style-name="P21"/>
      <text:p text:style-name="P51"><text:span text:style-name="T2">#include</text:span><text:span text:style-name="T3"> </text:span><text:span text:style-name="T7">&lt;iostream&gt;</text:span><text:span text:style-name="T1">//File I/O</text:span></text:p>
      <text:p text:style-name="P21"/>
      <text:p text:style-name="P51"><text:span text:style-name="T8">using</text:span><text:span text:style-name="T3"> </text:span><text:span text:style-name="T8">namespace</text:span><text:span text:style-name="T3"> std;</text:span><text:span text:style-name="T1">//std name space --&gt; iostream</text:span></text:p>
      <text:p text:style-name="P1">//User Libraries</text:p>
      <text:p text:style-name="P1">//Global Constants</text:p>
      <text:p text:style-name="P1">//Function Prototypes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Declare variables here</text:p>
      <text:p text:style-name="P51"><text:span text:style-name="T3"><text:s text:c="3"/></text:span><text:span text:style-name="T8">float</text:span><text:span text:style-name="T3"> profit;</text:span><text:span text:style-name="T1">//Holds the percentage of the profit </text:span></text:p>
      <text:p text:style-name="P51"><text:span text:style-name="T3"><text:s text:c="3"/></text:span><text:span text:style-name="T8">float</text:span><text:span text:style-name="T3"> cost;</text:span><text:span text:style-name="T1">//Holds the cost of the item </text:span></text:p>
      <text:p text:style-name="P51"><text:span text:style-name="T3"><text:s text:c="3"/></text:span><text:span text:style-name="T8">float</text:span><text:span text:style-name="T3"> price;</text:span><text:span text:style-name="T1">//Holds the actual selling price of that item</text:span></text:p>
      <text:p text:style-name="P51"><text:span text:style-name="T3"><text:s text:c="3"/></text:span><text:span text:style-name="T8">float</text:span><text:span text:style-name="T3"> mp;</text:span><text:span text:style-name="T1">//Holds the mark up on the item</text:span></text:p>
      <text:p text:style-name="P1">//Process input here</text:p>
      <text:p text:style-name="P51"><text:span text:style-name="T3"><text:s text:c="3"/>profit = 0.35f;</text:span><text:span text:style-name="T1">//The percentage of the profit </text:span></text:p>
      <text:p text:style-name="P51"><text:span text:style-name="T3"><text:s text:c="3"/>cost = 14.95f;</text:span><text:span text:style-name="T1">//The cost of the item</text:span></text:p>
      <text:p text:style-name="P51"><text:span text:style-name="T3"><text:s text:c="3"/>mp = cost * profit;</text:span><text:span text:style-name="T1">//The mark up on the item</text:span></text:p>
      <text:p text:style-name="P51"><text:span text:style-name="T3"><text:s text:c="3"/>price = cost + mp;</text:span><text:span text:style-name="T1">//The actual selling price of that item</text:span></text:p>
      <text:p text:style-name="P1">//Output here</text:p>
      <text:p text:style-name="P51"><text:span text:style-name="T3"><text:s text:c="3"/>cout&lt;&lt;</text:span><text:span text:style-name="T7">"The selling price is $"</text:span><text:span text:style-name="T3">&lt;&lt;price&lt;&lt;endl;</text:span></text:p>
      <text:p text:style-name="P1">//Exit stage right! <text:s text:c="3"/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1">/* </text:p>
      <text:p text:style-name="P1"><text:soft-page-break/><text:s/>* File: <text:s text:c="2"/>main.cpp</text:p>
      <text:p text:style-name="P1"><text:s/>* Author: Abdul Hakim Abbas</text:p>
      <text:p text:style-name="P1"><text:s/>* Purpose: To calculate the total purchase price of five items</text:p>
      <text:p text:style-name="P1"><text:s/>* Created on June 26, 2015, 11:27 PM</text:p>
      <text:p text:style-name="P1"><text:s/>*/</text:p>
      <text:p text:style-name="P21"/>
      <text:p text:style-name="P51"><text:span text:style-name="T2">#include</text:span><text:span text:style-name="T3"> </text:span><text:span text:style-name="T7">&lt;iostream&gt;</text:span><text:span text:style-name="T1">//File I/O</text:span></text:p>
      <text:p text:style-name="P21"/>
      <text:p text:style-name="P51"><text:span text:style-name="T8">using</text:span><text:span text:style-name="T3"> </text:span><text:span text:style-name="T8">namespace</text:span><text:span text:style-name="T3"> std;</text:span><text:span text:style-name="T1">//std name space --&gt; iostream</text:span></text:p>
      <text:p text:style-name="P21"/>
      <text:p text:style-name="P1">//User Libraries</text:p>
      <text:p text:style-name="P1">//Global constants</text:p>
      <text:p text:style-name="P1">//Function Prototypes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Declare variables</text:p>
      <text:p text:style-name="P51"><text:span text:style-name="T3"><text:s text:c="4"/></text:span><text:span text:style-name="T8">float</text:span><text:span text:style-name="T3"> item1;</text:span><text:span text:style-name="T1">//Price of item one</text:span></text:p>
      <text:p text:style-name="P51"><text:span text:style-name="T3"><text:s text:c="4"/></text:span><text:span text:style-name="T8">float</text:span><text:span text:style-name="T3"> item2;</text:span><text:span text:style-name="T1">//Price of item two </text:span></text:p>
      <text:p text:style-name="P51"><text:span text:style-name="T3"><text:s text:c="4"/></text:span><text:span text:style-name="T8">float</text:span><text:span text:style-name="T3"> item3;</text:span><text:span text:style-name="T1">//Price of item three </text:span></text:p>
      <text:p text:style-name="P51"><text:span text:style-name="T3"><text:s text:c="4"/></text:span><text:span text:style-name="T8">float</text:span><text:span text:style-name="T3"> item4;</text:span><text:span text:style-name="T1">//Price of item four</text:span></text:p>
      <text:p text:style-name="P51"><text:span text:style-name="T3"><text:s text:c="4"/></text:span><text:span text:style-name="T8">float</text:span><text:span text:style-name="T3"> item5;</text:span><text:span text:style-name="T1">//Price of item five </text:span></text:p>
      <text:p text:style-name="P51"><text:span text:style-name="T3"><text:s text:c="4"/></text:span><text:span text:style-name="T8">float</text:span><text:span text:style-name="T3"> tPrice;</text:span><text:span text:style-name="T1">//The total price of the items</text:span></text:p>
      <text:p text:style-name="P1">//Process input here</text:p>
      <text:p text:style-name="P51"><text:span text:style-name="T3">item1 = 15.95;</text:span><text:span text:style-name="T1">//Price of item one</text:span></text:p>
      <text:p text:style-name="P51"><text:span text:style-name="T3">item2 = 24.95;</text:span><text:span text:style-name="T1">//Price of item two</text:span></text:p>
      <text:p text:style-name="P51"><text:span text:style-name="T3">item3 = 6.95;</text:span><text:span text:style-name="T1">//Price of item three</text:span></text:p>
      <text:p text:style-name="P51"><text:span text:style-name="T3">item4 = 12.95;</text:span><text:span text:style-name="T1">//Price of item four</text:span></text:p>
      <text:p text:style-name="P51"><text:span text:style-name="T3">item5 = 3.95;</text:span><text:span text:style-name="T1">//Price of item five</text:span></text:p>
      <text:p text:style-name="P51"><text:span text:style-name="T3">tPrice = item1 + item2 + item3 + item4 + item5;</text:span><text:span text:style-name="T1">//The total price of the items</text:span></text:p>
      <text:p text:style-name="P1">//Output here</text:p>
      <text:p text:style-name="P51"><text:span text:style-name="T3">cout&lt;&lt;</text:span><text:span text:style-name="T7">"The total purchase price is $"</text:span><text:span text:style-name="T3">&lt;&lt;tPrice&lt;&lt;endl;</text:span></text:p>
      <text:p text:style-name="P1">//Exit stage right!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1">/* </text:p>
      <text:p text:style-name="P1"><text:s/>* File: <text:s text:c="2"/>main.cpp</text:p>
      <text:p text:style-name="P1"><text:s/>* Author: Abdul Hakim Abbas</text:p>
      <text:p text:style-name="P1"><text:s/>* Created on June 23, 2015, 6:42 PM</text:p>
      <text:p text:style-name="P1"><text:s/>* Purpose: Homework, Energy Drinkers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text:span text:style-name="T3"> </text:span><text:span text:style-name="T1">//I/O Library</text:span></text:p>
      <text:p text:style-name="P51"><text:span text:style-name="T8">using</text:span><text:span text:style-name="T3"> </text:span><text:span text:style-name="T8">namespace</text:span><text:span text:style-name="T3"> std;</text:span><text:span text:style-name="T1">//Namespace for iostream</text:span></text:p>
      <text:p text:style-name="P21"/>
      <text:p text:style-name="P1">//User Libraries</text:p>
      <text:p text:style-name="P21"/>
      <text:p text:style-name="P1">//Global Constants</text:p>
      <text:p text:style-name="P51"><text:span text:style-name="T8">const</text:span><text:span text:style-name="T3"> </text:span><text:span text:style-name="T8">float</text:span><text:span text:style-name="T3"> CNVPCT=100.0f;</text:span><text:span text:style-name="T1">//Conversion</text:span></text:p>
      <text:p text:style-name="P21"/>
      <text:p text:style-name="P1">//Function Prototypes</text:p>
      <text:p text:style-name="P21"/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Declare and Initialize Variables</text:span></text:p>
      <text:p text:style-name="P51"><text:span text:style-name="T3"><text:s text:c="4"/></text:span><text:span text:style-name="T8">unsigned</text:span><text:span text:style-name="T3"> </text:span><text:span text:style-name="T8">short</text:span><text:span text:style-name="T3"> cSurv=12467;</text:span><text:span text:style-name="T1">//Number of customers surveyed</text:span></text:p>
      <text:p text:style-name="P51"><text:span text:style-name="T3"><text:s text:c="4"/></text:span><text:span text:style-name="T8">unsigned</text:span><text:span text:style-name="T3"> </text:span><text:span text:style-name="T8">short</text:span><text:span text:style-name="T3"> nEDrnks; <text:s text:c="3"/></text:span><text:span text:style-name="T1">//Number of customers drinking 1 or more energy drinks per week</text:span></text:p>
      <text:p text:style-name="P51"><text:span text:style-name="T3"><text:s text:c="4"/></text:span><text:span text:style-name="T8">unsigned</text:span><text:span text:style-name="T3"> </text:span><text:span text:style-name="T8">short</text:span><text:span text:style-name="T3"> nCDrnks; <text:s text:c="3"/></text:span><text:span text:style-name="T1">//Number of energy drinkers that prefer citrus flavor</text:span></text:p>
      <text:p text:style-name="P51"><text:soft-page-break/><text:span text:style-name="T3"><text:s text:c="4"/></text:span><text:span text:style-name="T8">unsigned</text:span><text:span text:style-name="T3"> </text:span><text:span text:style-name="T8">char</text:span><text:span text:style-name="T3"> pEDrnks=14; <text:s/></text:span><text:span text:style-name="T1">//Percentage surveyed that prefer energy drinks</text:span></text:p>
      <text:p text:style-name="P51"><text:span text:style-name="T3"><text:s text:c="4"/></text:span><text:span text:style-name="T8">unsigned</text:span><text:span text:style-name="T3"> </text:span><text:span text:style-name="T8">char</text:span><text:span text:style-name="T3"> pCDrnks=64; <text:s/></text:span><text:span text:style-name="T1">//Percentage of energy drinkers that prefer citrus flavor</text:span></text:p>
      <text:p text:style-name="P51"><text:span text:style-name="T3"><text:s text:c="4"/></text:span><text:span text:style-name="T1">//Calculate the number of Drinkers</text:span></text:p>
      <text:p text:style-name="P21"><text:s text:c="4"/>nEDrnks=cSurv*pEDrnks/CNVPCT;</text:p>
      <text:p text:style-name="P21"><text:s text:c="4"/>nCDrnks=nEDrnks*pCDrnks/CNVPCT;</text:p>
      <text:p text:style-name="P51"><text:span text:style-name="T3"><text:s text:c="4"/></text:span><text:span text:style-name="T1">//Output the results</text:span></text:p>
      <text:p text:style-name="P51"><text:span text:style-name="T3"><text:s text:c="4"/>cout&lt;&lt;</text:span><text:span text:style-name="T7">"Number of Energy Drinkers = "</text:span><text:span text:style-name="T3">&lt;&lt;nEDrnks&lt;&lt;endl;</text:span></text:p>
      <text:p text:style-name="P51"><text:span text:style-name="T3"><text:s text:c="4"/>cout&lt;&lt;</text:span><text:span text:style-name="T7">"Number of Citrus Drinkers = "</text:span><text:span text:style-name="T3">&lt;&lt;nCDrnks&lt;&lt;endl;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1">/* </text:p>
      <text:p text:style-name="P1"><text:s/>* File: <text:s text:c="2"/>main.cpp</text:p>
      <text:p text:style-name="P1"><text:s/>* Author: Abdul Hakim Abbas</text:p>
      <text:p text:style-name="P1"><text:s/>*Purpose: To calculate the annual pay </text:p>
      <text:p text:style-name="P1"><text:s/>* Created on June 26, 2015, 5:28 PM</text:p>
      <text:p text:style-name="P1"><text:s/>*/</text:p>
      <text:p text:style-name="P21"/>
      <text:p text:style-name="P51"><text:span text:style-name="T2">#include</text:span><text:span text:style-name="T3"> </text:span><text:span text:style-name="T7">&lt;iostream&gt;</text:span><text:span text:style-name="T1">//File I/O </text:span></text:p>
      <text:p text:style-name="P21"/>
      <text:p text:style-name="P51"><text:span text:style-name="T8">using</text:span><text:span text:style-name="T3"> </text:span><text:span text:style-name="T8">namespace</text:span><text:span text:style-name="T3"> std;</text:span><text:span text:style-name="T1">//std name space --&gt; iostream</text:span></text:p>
      <text:p text:style-name="P21"/>
      <text:p text:style-name="P1">//User Libraries</text:p>
      <text:p text:style-name="P1">// Global constants</text:p>
      <text:p text:style-name="P1">//Function Prototypes 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Declare variables</text:p>
      <text:p text:style-name="P51"><text:span text:style-name="T3"><text:s text:c="4"/></text:span><text:span text:style-name="T8">float</text:span><text:span text:style-name="T3"> Amnt;</text:span><text:span text:style-name="T1">//The amount of pay earned </text:span></text:p>
      <text:p text:style-name="P51"><text:span text:style-name="T3"><text:s text:c="4"/></text:span><text:span text:style-name="T8">int</text:span><text:span text:style-name="T3"> Prds;</text:span><text:span text:style-name="T1">//The pay periods in the year</text:span></text:p>
      <text:p text:style-name="P51"><text:span text:style-name="T3"><text:s text:c="4"/></text:span><text:span text:style-name="T8">float</text:span><text:span text:style-name="T3"> tAp;</text:span><text:span text:style-name="T1">//The total of the annual pay </text:span></text:p>
      <text:p text:style-name="P1">//Inputs here <text:s text:c="3"/></text:p>
      <text:p text:style-name="P21"><text:s text:c="4"/>Amnt = 2200.0f;</text:p>
      <text:p text:style-name="P21"><text:s text:c="4"/>Prds = 26;</text:p>
      <text:p text:style-name="P21"><text:s text:c="4"/>tAp = Amnt * Prds;</text:p>
      <text:p text:style-name="P1">//Outputs here</text:p>
      <text:p text:style-name="P51"><text:span text:style-name="T3"><text:s text:c="4"/>cout&lt;&lt;</text:span><text:span text:style-name="T7">"The total annual pay is $"</text:span><text:span text:style-name="T3">&lt;&lt;tAp&lt;&lt;endl;</text:span></text:p>
      <text:p text:style-name="P1">//Exit stage right! <text:s text:c="3"/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21"/>
      <text:p text:style-name="P1">/* </text:p>
      <text:p text:style-name="P1"><text:s/>* File: <text:s text:c="2"/>main.cpp</text:p>
      <text:p text:style-name="P1"><text:s/>* Author: Abdul Hakim Abbas </text:p>
      <text:p text:style-name="P1"><text:s/>*Purpose: To Calculate the Average of the values </text:p>
      <text:p text:style-name="P1"><text:s/>* Created on June 26, 2015, 4:20 PM</text:p>
      <text:p text:style-name="P1"><text:s/>*/</text:p>
      <text:p text:style-name="P21"/>
      <text:p text:style-name="P51"><text:span text:style-name="T2">#include</text:span><text:span text:style-name="T3"> </text:span><text:span text:style-name="T7">&lt;iostream&gt;</text:span><text:span text:style-name="T1">//File I/O </text:span></text:p>
      <text:p text:style-name="P21"/>
      <text:p text:style-name="P51"><text:span text:style-name="T8">using</text:span><text:span text:style-name="T3"> </text:span><text:span text:style-name="T8">namespace</text:span><text:span text:style-name="T3"> std;</text:span><text:span text:style-name="T1">//std name space --&gt; iostream </text:span></text:p>
      <text:p text:style-name="P1">//User Libraries</text:p>
      <text:p text:style-name="P1">//Global constants</text:p>
      <text:p text:style-name="P1">//Function Prototypes 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Declare variables here</text:p>
      <text:p text:style-name="P51"><text:span text:style-name="T3"><text:s text:c="4"/></text:span><text:span text:style-name="T8">int</text:span><text:span text:style-name="T3"> a;</text:span><text:span text:style-name="T1">//First</text:span></text:p>
      <text:p text:style-name="P51"><text:soft-page-break/><text:span text:style-name="T3"><text:s text:c="4"/></text:span><text:span text:style-name="T8">int</text:span><text:span text:style-name="T3"> b;</text:span><text:span text:style-name="T1">//Second</text:span></text:p>
      <text:p text:style-name="P51"><text:span text:style-name="T3"><text:s text:c="4"/></text:span><text:span text:style-name="T8">int</text:span><text:span text:style-name="T3"> c;</text:span><text:span text:style-name="T1">//Third</text:span></text:p>
      <text:p text:style-name="P51"><text:span text:style-name="T3"><text:s text:c="4"/></text:span><text:span text:style-name="T8">int</text:span><text:span text:style-name="T3"> d;</text:span><text:span text:style-name="T1">//Fourth </text:span></text:p>
      <text:p text:style-name="P51"><text:span text:style-name="T3"><text:s text:c="4"/></text:span><text:span text:style-name="T8">int</text:span><text:span text:style-name="T3"> e;</text:span><text:span text:style-name="T1">//Fifth</text:span></text:p>
      <text:p text:style-name="P51"><text:span text:style-name="T3"><text:s text:c="4"/></text:span><text:span text:style-name="T8">int</text:span><text:span text:style-name="T3"> sum;</text:span><text:span text:style-name="T1">//Sum of the values </text:span></text:p>
      <text:p text:style-name="P51"><text:span text:style-name="T3"><text:s text:c="4"/></text:span><text:span text:style-name="T8">float</text:span><text:span text:style-name="T3"> Avg;</text:span><text:span text:style-name="T1">//Average of the values </text:span></text:p>
      <text:p text:style-name="P1">//Process input here</text:p>
      <text:p text:style-name="P21"><text:s text:c="4"/>a = 24;</text:p>
      <text:p text:style-name="P21"><text:s text:c="4"/>b = 28;</text:p>
      <text:p text:style-name="P21"><text:s text:c="4"/>c = 32;</text:p>
      <text:p text:style-name="P21"><text:s text:c="4"/>d = 33;</text:p>
      <text:p text:style-name="P21"><text:s text:c="4"/>e = 37;</text:p>
      <text:p text:style-name="P51"><text:span text:style-name="T3"><text:s text:c="4"/>sum = <text:s/>a + b + c + d + e;</text:span><text:span text:style-name="T1">//To calculate the Sum of the values </text:span></text:p>
      <text:p text:style-name="P51"><text:span text:style-name="T3"><text:s text:c="4"/>Avg = sum / 5.0f;</text:span><text:span text:style-name="T1">//Calculates the Average of the values</text:span></text:p>
      <text:p text:style-name="P1">//Output here</text:p>
      <text:p text:style-name="P51"><text:span text:style-name="T3"><text:s text:c="4"/>cout&lt;&lt;</text:span><text:span text:style-name="T7">"The Sum is "</text:span><text:span text:style-name="T3">&lt;&lt;sum&lt;&lt;endl;</text:span><text:span text:style-name="T1">//Outputs the Sum</text:span></text:p>
      <text:p text:style-name="P51"><text:span text:style-name="T3"><text:s text:c="4"/>cout&lt;&lt;</text:span><text:span text:style-name="T7">"The Average is "</text:span><text:span text:style-name="T3">&lt;&lt;Avg&lt;&lt;endl;</text:span><text:span text:style-name="T1">//Outputs the Average</text:span></text:p>
      <text:p text:style-name="P1">//Exit stage right! <text:s text:c="3"/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1">/* </text:p>
      <text:p text:style-name="P1"><text:s/>* File: <text:s text:c="2"/>main.cpp</text:p>
      <text:p text:style-name="P1"><text:s/>* Author: Abdul Hakim Abbas</text:p>
      <text:p text:style-name="P1"><text:s/>*Purpose: To Calculate the sales tax</text:p>
      <text:p text:style-name="P1"><text:s/>* Created on June 26, 2015, 3:30 PM</text:p>
      <text:p text:style-name="P1"><text:s/>*/</text:p>
      <text:p text:style-name="P21"/>
      <text:p text:style-name="P51"><text:span text:style-name="T2">#include</text:span><text:span text:style-name="T3"> </text:span><text:span text:style-name="T7">&lt;iostream&gt;</text:span><text:span text:style-name="T1">//File I/O</text:span></text:p>
      <text:p text:style-name="P21"/>
      <text:p text:style-name="P51"><text:span text:style-name="T8">using</text:span><text:span text:style-name="T3"> </text:span><text:span text:style-name="T8">namespace</text:span><text:span text:style-name="T3"> std;</text:span><text:span text:style-name="T1">// std name space --&gt; iostream</text:span></text:p>
      <text:p text:style-name="P21"/>
      <text:p text:style-name="P1">//User Libraries</text:p>
      <text:p text:style-name="P1">//Global Constants</text:p>
      <text:p text:style-name="P1">//Function Prototypes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Declare variables here</text:p>
      <text:p text:style-name="P51"><text:span text:style-name="T3"><text:s text:c="3"/></text:span><text:span text:style-name="T8">float</text:span><text:span text:style-name="T3"> total;</text:span><text:span text:style-name="T1">//Total sales tax </text:span></text:p>
      <text:p text:style-name="P51"><text:span text:style-name="T3"><text:s text:c="3"/></text:span><text:span text:style-name="T8">float</text:span><text:span text:style-name="T3"> st;</text:span><text:span text:style-name="T1">//Sales tax</text:span></text:p>
      <text:p text:style-name="P51"><text:span text:style-name="T3"><text:s text:c="3"/></text:span><text:span text:style-name="T8">float</text:span><text:span text:style-name="T3"> state;</text:span><text:span text:style-name="T1">//State sales tax</text:span></text:p>
      <text:p text:style-name="P51"><text:span text:style-name="T3"><text:s text:c="3"/></text:span><text:span text:style-name="T8">float</text:span><text:span text:style-name="T3"> county;</text:span><text:span text:style-name="T1">//County sales tax</text:span></text:p>
      <text:p text:style-name="P51"><text:span text:style-name="T3"><text:s text:c="3"/></text:span><text:span text:style-name="T8">int</text:span><text:span text:style-name="T3"> price;</text:span><text:span text:style-name="T1">//The cost of the Purchase</text:span></text:p>
      <text:p text:style-name="P1">//Process input here</text:p>
      <text:p text:style-name="P51"><text:span text:style-name="T3"><text:s text:c="3"/>state = 0.04;</text:span><text:span text:style-name="T1">//Percentage of the state sales tax</text:span></text:p>
      <text:p text:style-name="P51"><text:span text:style-name="T3"><text:s text:c="3"/>county = 0.02;</text:span><text:span text:style-name="T1">//Percentage of the county sales tax</text:span></text:p>
      <text:p text:style-name="P51"><text:span text:style-name="T3"><text:s text:c="3"/>price = 95;</text:span><text:span text:style-name="T1">//The Purchase Price in dollars</text:span></text:p>
      <text:p text:style-name="P51"><text:span text:style-name="T3"><text:s text:c="3"/>st = state + county;</text:span><text:span text:style-name="T1">//To get the sales tax percent</text:span></text:p>
      <text:p text:style-name="P51"><text:span text:style-name="T3"><text:s text:c="3"/>total = price * st;</text:span><text:span text:style-name="T1">//To get the total sales tax </text:span></text:p>
      <text:p text:style-name="P1">//Output here</text:p>
      <text:p text:style-name="P51"><text:span text:style-name="T3"><text:s text:c="3"/>cout&lt;&lt;</text:span><text:span text:style-name="T7">"Total sales tax was $ "</text:span><text:span text:style-name="T3">&lt;&lt;total&lt;&lt;endl;</text:span><text:span text:style-name="T1">//Outputs the total sales tax</text:span></text:p>
      <text:p text:style-name="P1">//Exit stage right! <text:s text:c="3"/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1">/* </text:p>
      <text:p text:style-name="P1"><text:s/>* File: <text:s text:c="2"/>main.cpp</text:p>
      <text:p text:style-name="P1"><text:s/>* Author: Abdul Hakim Abbas</text:p>
      <text:p text:style-name="P1"><text:s/>* Purpose: Sum of the two values are Output</text:p>
      <text:p text:style-name="P1"><text:s/>* Created on June 26, 2015, 2:41 PM</text:p>
      <text:p text:style-name="P1"><text:soft-page-break/><text:s/>*/</text:p>
      <text:p text:style-name="P21"/>
      <text:p text:style-name="P51"><text:span text:style-name="T2">#include</text:span><text:span text:style-name="T3"> </text:span><text:span text:style-name="T7">&lt;iostream&gt;</text:span><text:span text:style-name="T1">//File I/O</text:span></text:p>
      <text:p text:style-name="P21"/>
      <text:p text:style-name="P51"><text:span text:style-name="T8">using</text:span><text:span text:style-name="T3"> </text:span><text:span text:style-name="T8">namespace</text:span><text:span text:style-name="T3"> std;</text:span><text:span text:style-name="T1">//std name space --&gt; iostream</text:span></text:p>
      <text:p text:style-name="P21"/>
      <text:p text:style-name="P1">//User Libraries</text:p>
      <text:p text:style-name="P1">//Global Constants </text:p>
      <text:p text:style-name="P1">//Function Prototypes</text:p>
      <text:p text:style-name="P1">//Execution <text:s/>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Declare variables here</text:p>
      <text:p text:style-name="P51"><text:span text:style-name="T3"><text:s text:c="4"/></text:span><text:span text:style-name="T8">int</text:span><text:span text:style-name="T3"> vx; </text:span><text:span text:style-name="T1">//First integer</text:span></text:p>
      <text:p text:style-name="P51"><text:span text:style-name="T3"><text:s text:c="4"/></text:span><text:span text:style-name="T8">int</text:span><text:span text:style-name="T3"> vd; </text:span><text:span text:style-name="T1">//Second integer</text:span></text:p>
      <text:p text:style-name="P51"><text:span text:style-name="T3"><text:s text:c="4"/></text:span><text:span text:style-name="T8">int</text:span><text:span text:style-name="T3"> total; </text:span><text:span text:style-name="T1">//The integer that holds the Sum</text:span></text:p>
      <text:p text:style-name="P1">//Process Input here</text:p>
      <text:p text:style-name="P51"><text:span text:style-name="T3"><text:s text:c="4"/>vx = 50; <text:s/></text:span><text:span text:style-name="T1">//First value</text:span></text:p>
      <text:p text:style-name="P51"><text:span text:style-name="T3"><text:s text:c="4"/>vd = 100; </text:span><text:span text:style-name="T1">//Second value</text:span></text:p>
      <text:p text:style-name="P51"><text:span text:style-name="T3"><text:s text:c="4"/>total = vx + vd; <text:s/></text:span><text:span text:style-name="T1">//The Sum value</text:span></text:p>
      <text:p text:style-name="P1">//Output here</text:p>
      <text:p text:style-name="P51"><text:span text:style-name="T3"><text:s text:c="4"/>cout&lt;&lt;</text:span><text:span text:style-name="T7">"The total is equal to "</text:span><text:span text:style-name="T3">&lt;&lt;total&lt;&lt;endl;</text:span><text:span text:style-name="T1">//It will output Sum</text:span></text:p>
      <text:p text:style-name="P1">//Exit stage right! <text:s text:c="3"/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1">/* </text:p>
      <text:p text:style-name="P1"><text:s/>* File: <text:s text:c="2"/>main.cpp</text:p>
      <text:p text:style-name="P1"><text:s/>* Author: Abdul Hakim Abbas</text:p>
      <text:p text:style-name="P1"><text:s/>* Purpose: Crud growth found by Fibonacci Sequence</text:p>
      <text:p text:style-name="P1"><text:s/>* Created on July 1, 2015, 12:32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21"/>
      <text:p text:style-name="P1">//Global Constants</text:p>
      <text:p text:style-name="P21"/>
      <text:p text:style-name="P1">//Function Prototypes</text:p>
      <text:p text:style-name="P21"/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Declare and initialize members of the sequence</text:span></text:p>
      <text:p text:style-name="P51"><text:span text:style-name="T3"><text:s text:c="4"/></text:span><text:span text:style-name="T8">unsigned</text:span><text:span text:style-name="T3"> </text:span><text:span text:style-name="T8">short</text:span><text:span text:style-name="T3"> fi=1,fip1=1,fip2;</text:span></text:p>
      <text:p text:style-name="P51"><text:span text:style-name="T3"><text:s text:c="4"/></text:span><text:span text:style-name="T8">unsigned</text:span><text:span text:style-name="T3"> </text:span><text:span text:style-name="T8">char</text:span><text:span text:style-name="T3"> terms=10;</text:span></text:p>
      <text:p text:style-name="P51"><text:span text:style-name="T3"><text:s text:c="4"/></text:span><text:span text:style-name="T8">float</text:span><text:span text:style-name="T3"> crudWt,nDays;</text:span></text:p>
      <text:p text:style-name="P21"><text:s text:c="4"/></text:p>
      <text:p text:style-name="P51"><text:span text:style-name="T3"><text:s text:c="4"/></text:span><text:span text:style-name="T1">//Print the initial conditions</text:span></text:p>
      <text:p text:style-name="P51"><text:span text:style-name="T3"><text:s text:c="4"/>cout&lt;&lt;</text:span><text:span text:style-name="T7">"Input the initial crud weight in lbs"</text:span><text:span text:style-name="T3">&lt;&lt;endl;</text:span></text:p>
      <text:p text:style-name="P21"><text:s text:c="4"/>cin&gt;&gt;crudWt;</text:p>
      <text:p text:style-name="P51"><text:span text:style-name="T3"><text:s text:c="4"/>cout&lt;&lt;</text:span><text:span text:style-name="T7">"Input the number of days allowed grow"</text:span><text:span text:style-name="T3">&lt;&lt;endl;</text:span></text:p>
      <text:p text:style-name="P21"><text:s text:c="4"/>cin&gt;&gt;nDays;</text:p>
      <text:p text:style-name="P21"><text:s text:c="4"/></text:p>
      <text:p text:style-name="P51"><text:span text:style-name="T3"><text:s text:c="4"/></text:span><text:span text:style-name="T1">//Scale the nDays to the Fibonacci Sequence</text:span></text:p>
      <text:p text:style-name="P51"><text:span text:style-name="T3"><text:s text:c="4"/>terms=nDays/5+1;</text:span><text:span text:style-name="T1">//Scale by 5 days and start at an term=1;</text:span></text:p>
      <text:p text:style-name="P21"><text:s text:c="4"/></text:p>
      <text:p text:style-name="P51"><text:soft-page-break/><text:span text:style-name="T3"><text:s text:c="4"/></text:span><text:span text:style-name="T1">//Given the 3 conditions</text:span></text:p>
      <text:p text:style-name="P51"><text:span text:style-name="T3"><text:s text:c="4"/></text:span><text:span text:style-name="T8">if</text:span><text:span text:style-name="T3">(terms==1){</text:span></text:p>
      <text:p text:style-name="P51"><text:span text:style-name="T3"><text:s text:c="8"/>cout&lt;&lt;</text:span><text:span text:style-name="T7">"The crud wt after "</text:span><text:span text:style-name="T3">&lt;&lt;nDays&lt;&lt;</text:span><text:span text:style-name="T7">" = "</text:span><text:span text:style-name="T3">&lt;&lt;crudWt&lt;&lt;</text:span><text:span text:style-name="T7">"(lbs)"</text:span><text:span text:style-name="T3">&lt;&lt;endl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terms==2){</text:span></text:p>
      <text:p text:style-name="P51"><text:span text:style-name="T3"><text:s text:c="8"/>cout&lt;&lt;</text:span><text:span text:style-name="T7">"The crud wt after "</text:span><text:span text:style-name="T3">&lt;&lt;nDays&lt;&lt;</text:span><text:span text:style-name="T7">" = "</text:span><text:span text:style-name="T3">&lt;&lt;crudWt&lt;&lt;</text:span><text:span text:style-name="T7">"(lbs)"</text:span><text:span text:style-name="T3">&lt;&lt;endl;</text:span></text:p>
      <text:p text:style-name="P51"><text:span text:style-name="T3"><text:s text:c="4"/>}</text:span><text:span text:style-name="T8">else</text:span><text:span text:style-name="T3">{</text:span></text:p>
      <text:p text:style-name="P51"><text:span text:style-name="T3"><text:s text:c="8"/></text:span><text:span text:style-name="T1">//Loop and show terms as you generate</text:span></text:p>
      <text:p text:style-name="P51"><text:span text:style-name="T3"><text:s text:c="8"/></text:span><text:span text:style-name="T8">for</text:span><text:span text:style-name="T3">(</text:span><text:span text:style-name="T8">unsigned</text:span><text:span text:style-name="T3"> </text:span><text:span text:style-name="T8">char</text:span><text:span text:style-name="T3"> term=3;term&lt;=terms;term++){</text:span></text:p>
      <text:p text:style-name="P51"><text:span text:style-name="T3"><text:s text:c="12"/></text:span><text:span text:style-name="T1">//Calculate the next term in the sequence</text:span></text:p>
      <text:p text:style-name="P21"><text:s text:c="12"/>fip2=fi+fip1;</text:p>
      <text:p text:style-name="P51"><text:span text:style-name="T3"><text:s text:c="12"/></text:span><text:span text:style-name="T1">//Output the current term</text:span></text:p>
      <text:p text:style-name="P51"><text:span text:style-name="T3"><text:s text:c="12"/></text:span><text:span text:style-name="T1">//cout&lt;&lt;"Term "&lt;&lt;static_cast&lt;int&gt;(term)&lt;&lt;" in the sequence = "&lt;&lt;fip2&lt;&lt;endl;</text:span></text:p>
      <text:p text:style-name="P51"><text:span text:style-name="T3"><text:s text:c="12"/></text:span><text:span text:style-name="T1">//No shift</text:span></text:p>
      <text:p text:style-name="P21"><text:s text:c="12"/>fi=fip1;</text:p>
      <text:p text:style-name="P21"><text:s text:c="12"/>fip1=fip2;</text:p>
      <text:p text:style-name="P21"><text:s text:c="8"/>}</text:p>
      <text:p text:style-name="P51"><text:span text:style-name="T3"><text:s text:c="8"/>cout&lt;&lt;</text:span><text:span text:style-name="T7">"The crud wt after "</text:span><text:span text:style-name="T3">&lt;&lt;nDays&lt;&lt;</text:span><text:span text:style-name="T7">" = "</text:span><text:span text:style-name="T3">&lt;&lt;fip2*crudWt&lt;&lt;</text:span><text:span text:style-name="T7">"(lbs)"</text:span><text:span text:style-name="T3">&lt;&lt;endl;</text:span></text:p>
      <text:p text:style-name="P21"><text:s text:c="4"/>}</text:p>
      <text:p text:style-name="P51"><text:span text:style-name="T3"><text:s text:c="4"/></text:span><text:span text:style-name="T1">//Exit stage right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1">/* </text:p>
      <text:p text:style-name="P1"><text:s/>* File: <text:s text:c="2"/>main.cpp</text:p>
      <text:p text:style-name="P1"><text:s/>* Author: Abdul-Hakim</text:p>
      <text:p text:style-name="P1"><text:s/>* Created on July 4, 2015, 1:33 A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 </text:span><text:span text:style-name="T1">//std namespace --&gt; iostream</text:span></text:p>
      <text:p text:style-name="P21"><text:s/></text:p>
      <text:p text:style-name="P1">//User Libraries</text:p>
      <text:p text:style-name="P21"><text:s/></text:p>
      <text:p text:style-name="P1">//Global constants</text:p>
      <text:p text:style-name="P21"><text:s/></text:p>
      <text:p text:style-name="P1">//Function Prototypes</text:p>
      <text:p text:style-name="P21"><text:s/>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21"/>
      <text:p text:style-name="P51"><text:span text:style-name="T3"><text:s text:c="4"/></text:span><text:span text:style-name="T1">//Declare Variables</text:span></text:p>
      <text:p text:style-name="P51"><text:span text:style-name="T3"><text:s text:c="4"/></text:span><text:span text:style-name="T8">float</text:span><text:span text:style-name="T3"> exer; <text:s text:c="2"/></text:span><text:span text:style-name="T1">//User enters how many exercises they have done</text:span></text:p>
      <text:p text:style-name="P51"><text:span text:style-name="T3"><text:s text:c="4"/></text:span><text:span text:style-name="T8">float</text:span><text:span text:style-name="T3"> sR; <text:s text:c="4"/></text:span><text:span text:style-name="T1">//Score received on exercise</text:span></text:p>
      <text:p text:style-name="P51"><text:span text:style-name="T3"><text:s text:c="4"/></text:span><text:span text:style-name="T8">float</text:span><text:span text:style-name="T3"> pos; <text:s text:c="3"/></text:span><text:span text:style-name="T1">//Total Points received on exercise</text:span></text:p>
      <text:p text:style-name="P51"><text:span text:style-name="T3"><text:s text:c="4"/></text:span><text:span text:style-name="T8">float</text:span><text:span text:style-name="T3"> scr; <text:s text:c="3"/></text:span><text:span text:style-name="T1">//Score received on exercise added up</text:span></text:p>
      <text:p text:style-name="P51"><text:span text:style-name="T3"><text:s text:c="4"/></text:span><text:span text:style-name="T8">float</text:span><text:span text:style-name="T3"> totScr; </text:span><text:span text:style-name="T1">//Percentage received on average of exercises </text:span></text:p>
      <text:p text:style-name="P51"><text:span text:style-name="T3"><text:s text:c="4"/></text:span><text:span text:style-name="T8">float</text:span><text:span text:style-name="T3"> totPnt; </text:span><text:span text:style-name="T1">//Total Points received on exercise added up</text:span></text:p>
      <text:p text:style-name="P21"><text:s/></text:p>
      <text:p text:style-name="P51"><text:span text:style-name="T3"><text:s text:c="4"/></text:span><text:span text:style-name="T1">//Ask for amount of exercises</text:span></text:p>
      <text:p text:style-name="P51"><text:span text:style-name="T3"><text:s text:c="4"/>cout&lt;&lt;</text:span><text:span text:style-name="T7">"How many exercises? "</text:span><text:span text:style-name="T3">;</text:span></text:p>
      <text:p text:style-name="P21"><text:s text:c="4"/>cin&gt;&gt;exer;</text:p>
      <text:p text:style-name="P21"><text:s/></text:p>
      <text:p text:style-name="P51"><text:span text:style-name="T3"><text:s text:c="4"/></text:span><text:span text:style-name="T1">//Loop to find score for amount of exercises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exer;i++){</text:span></text:p>
      <text:p text:style-name="P51"><text:span text:style-name="T3"><text:s text:c="8"/></text:span><text:span text:style-name="T1">//Process</text:span></text:p>
      <text:p text:style-name="P51"><text:span text:style-name="T3"><text:s text:c="8"/>cout&lt;&lt;</text:span><text:span text:style-name="T7">"Score received for exercise: "</text:span><text:span text:style-name="T3">;</text:span></text:p>
      <text:p text:style-name="P21"><text:s text:c="8"/>cin&gt;&gt;sR;</text:p>
      <text:p text:style-name="P21"><text:soft-page-break/><text:s text:c="8"/>scr+=sR;</text:p>
      <text:p text:style-name="P51"><text:span text:style-name="T3"><text:s text:c="8"/>cout&lt;&lt;</text:span><text:span text:style-name="T7">"Total points possible for exercise: "</text:span><text:span text:style-name="T3">;</text:span></text:p>
      <text:p text:style-name="P21"><text:s text:c="8"/>cin&gt;&gt;pos;</text:p>
      <text:p text:style-name="P21"><text:s text:c="8"/>totPnt+=pos;</text:p>
      <text:p text:style-name="P21"><text:s text:c="8"/>cout&lt;&lt;endl;</text:p>
      <text:p text:style-name="P21"><text:s text:c="4"/>}</text:p>
      <text:p text:style-name="P51"><text:span text:style-name="T3"><text:s text:c="4"/></text:span><text:span text:style-name="T1">//Output results</text:span></text:p>
      <text:p text:style-name="P21"><text:s text:c="4"/>totScr=(scr/totPnt)*100;</text:p>
      <text:p text:style-name="P21"><text:s text:c="4"/>cout&lt;&lt;fixed&lt;&lt;setprecision(2);</text:p>
      <text:p text:style-name="P51"><text:span text:style-name="T3"><text:s text:c="4"/>cout&lt;&lt;</text:span><text:span text:style-name="T7">"Your total is "</text:span><text:span text:style-name="T3">&lt;&lt;scr&lt;&lt;</text:span><text:span text:style-name="T7">" out of "</text:span><text:span text:style-name="T3">&lt;&lt;totPnt&lt;&lt;</text:span><text:span text:style-name="T7">", or "</text:span><text:span text:style-name="T3">&lt;&lt;totScr&lt;&lt;</text:span><text:span text:style-name="T7">"%"</text:span><text:span text:style-name="T3">&lt;&lt;endl;</text:span></text:p>
      <text:p text:style-name="P21"><text:s/></text:p>
      <text:p text:style-name="P51"><text:span text:style-name="T3"><text:s text:c="4"/></text:span><text:span text:style-name="T1">//Exit Stage Right!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1">/* </text:p>
      <text:p text:style-name="P1"><text:s/>* File: <text:s text:c="2"/>main.cpp</text:p>
      <text:p text:style-name="P1"><text:s/>* Author: Abdul Hakim Abbas</text:p>
      <text:p text:style-name="P1"><text:s/>* Created on July 4, 2015, 1:06 A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8">using</text:span><text:span text:style-name="T3"> </text:span><text:span text:style-name="T8">namespace</text:span><text:span text:style-name="T3"> std; </text:span><text:span text:style-name="T1">//std namespace --&gt; iostream</text:span></text:p>
      <text:p text:style-name="P21"><text:s/></text:p>
      <text:p text:style-name="P1">//User Libraries</text:p>
      <text:p text:style-name="P21"><text:s/></text:p>
      <text:p text:style-name="P1">//Global constants</text:p>
      <text:p text:style-name="P21"><text:s/></text:p>
      <text:p text:style-name="P1">//Function Prototypes</text:p>
      <text:p text:style-name="P21"><text:s/>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21"><text:s/></text:p>
      <text:p text:style-name="P51"><text:span text:style-name="T3"><text:s text:c="4"/></text:span><text:span text:style-name="T1">//Declare Variables</text:span></text:p>
      <text:p text:style-name="P51"><text:span text:style-name="T3"><text:s text:c="4"/></text:span><text:span text:style-name="T8">unsigned</text:span><text:span text:style-name="T3"> </text:span><text:span text:style-name="T8">short</text:span><text:span text:style-name="T3"> totCost=0; <text:s text:c="7"/></text:span><text:span text:style-name="T1">//totCost= total cost with inflation after number of years</text:span></text:p>
      <text:p text:style-name="P51"><text:span text:style-name="T3"><text:s text:c="4"/></text:span><text:span text:style-name="T8">float</text:span><text:span text:style-name="T3"> numOfYr; <text:s text:c="9"/></text:span><text:span text:style-name="T1">//numOfYr= Number of years inputed by user</text:span></text:p>
      <text:p text:style-name="P51"><text:span text:style-name="T3"><text:s text:c="4"/></text:span><text:span text:style-name="T8">float</text:span><text:span text:style-name="T3"> cstItm; <text:s text:c="9"/></text:span><text:span text:style-name="T1">//cstItm = The cost of the item inputed by user</text:span></text:p>
      <text:p text:style-name="P51"><text:span text:style-name="T3"><text:s text:c="4"/></text:span><text:span text:style-name="T8">float</text:span><text:span text:style-name="T3"> rateInf; <text:s text:c="7"/></text:span><text:span text:style-name="T1">//rateInf= Rate of Inflation inputed by user</text:span></text:p>
      <text:p text:style-name="P21"><text:s/></text:p>
      <text:p text:style-name="P51"><text:span text:style-name="T3"><text:s text:c="4"/></text:span><text:span text:style-name="T1">//We have the user input what the variables equal </text:span></text:p>
      <text:p text:style-name="P51"><text:span text:style-name="T3"><text:s text:c="4"/>cout&lt;&lt;</text:span><text:span text:style-name="T7">"Please enter the cost of 200 Pencils:$ "</text:span><text:span text:style-name="T3">;</text:span></text:p>
      <text:p text:style-name="P21"><text:s text:c="4"/>cin&gt;&gt;cstItm;</text:p>
      <text:p text:style-name="P21"><text:s text:c="4"/>cout&lt;&lt;endl;</text:p>
      <text:p text:style-name="P51"><text:span text:style-name="T3"><text:s text:c="4"/>cout&lt;&lt;</text:span><text:span text:style-name="T7">"OK Now enter the number of years you would "</text:span></text:p>
      <text:p text:style-name="P51"><text:span text:style-name="T3"><text:s text:c="8"/>&lt;&lt;</text:span><text:span text:style-name="T7">"like to purchase for: "</text:span><text:span text:style-name="T3">;</text:span></text:p>
      <text:p text:style-name="P21"><text:s text:c="4"/>cin&gt;&gt;numOfYr;</text:p>
      <text:p text:style-name="P21"><text:s text:c="4"/>cout&lt;&lt;endl;</text:p>
      <text:p text:style-name="P51"><text:span text:style-name="T3"><text:s text:c="4"/>cout&lt;&lt;</text:span><text:span text:style-name="T7">"Finally enter the rate of inflation:% "</text:span><text:span text:style-name="T3">;</text:span></text:p>
      <text:p text:style-name="P21"><text:s text:c="4"/>cin&gt;&gt;rateInf;</text:p>
      <text:p text:style-name="P21"><text:s text:c="4"/>cout&lt;&lt;endl;</text:p>
      <text:p text:style-name="P21"><text:s/></text:p>
      <text:p text:style-name="P51"><text:span text:style-name="T3"><text:s text:c="4"/></text:span><text:span text:style-name="T1">//percentage change to decimal</text:span></text:p>
      <text:p text:style-name="P21"><text:s text:c="4"/>rateInf=rateInf/100;</text:p>
      <text:p text:style-name="P21"><text:s/></text:p>
      <text:p text:style-name="P51"><text:span text:style-name="T3"><text:s text:c="4"/></text:span><text:span text:style-name="T1">//Continuation of the loop until numOfYr is done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numOfYr;i++){</text:span></text:p>
      <text:p text:style-name="P21"><text:s text:c="8"/>cstItm+=cstItm*rateInf;</text:p>
      <text:p text:style-name="P21"><text:s text:c="8"/>totCost+=cstItm;</text:p>
      <text:p text:style-name="P21"><text:soft-page-break/><text:s text:c="4"/>}</text:p>
      <text:p text:style-name="P51"><text:span text:style-name="T3"><text:s text:c="4"/>cout&lt;&lt;</text:span><text:span text:style-name="T7">"The total cost of the Pencils after "</text:span><text:span text:style-name="T3">&lt;&lt;numOfYr&lt;&lt;</text:span></text:p>
      <text:p text:style-name="P51"><text:span text:style-name="T3"><text:s text:c="8"/></text:span><text:span text:style-name="T7">" years with the rate of inflation is = "</text:span><text:span text:style-name="T3">&lt;&lt;</text:span><text:span text:style-name="T7">"$"</text:span><text:span text:style-name="T3">&lt;&lt;totCost&lt;&lt;endl;</text:span></text:p>
      <text:p text:style-name="P21"><text:s/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1">/* </text:p>
      <text:p text:style-name="P1"><text:s/>* File: <text:s text:c="2"/>main.cpp</text:p>
      <text:p text:style-name="P1"><text:s/>* Author: Abdul Hakim Abbas</text:p>
      <text:p text:style-name="P1"><text:s/>* Purpose: Savitch-9thEd-Problem6-Chap2</text:p>
      <text:p text:style-name="P1"><text:s/>* Created on July 4, 2015, 11:33 PM</text:p>
      <text:p text:style-name="P1"><text:s/>*/</text:p>
      <text:p text:style-name="P21"/>
      <text:p text:style-name="P51"><text:span text:style-name="T2">#include</text:span><text:span text:style-name="T3"> </text:span><text:span text:style-name="T7">&lt;iostream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1">//Global Constants</text:p>
      <text:p text:style-name="P1">//Function Prototypes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Declare the variables </text:span></text:p>
      <text:p text:style-name="P51"><text:span text:style-name="T3"><text:s text:c="4"/></text:span><text:span text:style-name="T8">int</text:span><text:span text:style-name="T3"> depend;</text:span></text:p>
      <text:p text:style-name="P51"><text:span text:style-name="T3"><text:s text:c="4"/></text:span><text:span text:style-name="T8">float</text:span><text:span text:style-name="T3"> payRate,hrsWrkd;</text:span></text:p>
      <text:p text:style-name="P51"><text:span text:style-name="T3"><text:s text:c="4"/></text:span><text:span text:style-name="T1">//Input values</text:span></text:p>
      <text:p text:style-name="P51"><text:span text:style-name="T3"><text:s text:c="4"/>cout&lt;&lt;</text:span><text:span text:style-name="T7">"Number of dependents = "</text:span><text:span text:style-name="T3">&lt;&lt;endl;</text:span></text:p>
      <text:p text:style-name="P21"><text:s text:c="4"/>cin&gt;&gt;depend;</text:p>
      <text:p text:style-name="P51"><text:span text:style-name="T3"><text:s text:c="4"/>cout&lt;&lt;</text:span><text:span text:style-name="T7">"Pay rate = "</text:span><text:span text:style-name="T3">&lt;&lt;endl;</text:span></text:p>
      <text:p text:style-name="P21"><text:s text:c="4"/>cin&gt;&gt;payRate;</text:p>
      <text:p text:style-name="P51"><text:span text:style-name="T3"><text:s text:c="4"/>cout&lt;&lt;</text:span><text:span text:style-name="T7">"Hours Worked = "</text:span><text:span text:style-name="T3">&lt;&lt;endl;</text:span></text:p>
      <text:p text:style-name="P21"><text:s text:c="4"/>cin&gt;&gt;hrsWrkd;</text:p>
      <text:p text:style-name="P51"><text:span text:style-name="T3"><text:s text:c="4"/></text:span><text:span text:style-name="T1">//Declare constants </text:span></text:p>
      <text:p text:style-name="P51"><text:span text:style-name="T3"><text:s text:c="4"/></text:span><text:span text:style-name="T8">float</text:span><text:span text:style-name="T3"> ssTax=0.06f,fedTax=0.14f,stTax=0.05f;</text:span></text:p>
      <text:p text:style-name="P51"><text:span text:style-name="T3"><text:s text:c="4"/></text:span><text:span text:style-name="T8">float</text:span><text:span text:style-name="T3"> uDues=10.0f,ovTime=40.0f,ovRate=1.5f;</text:span></text:p>
      <text:p text:style-name="P51"><text:span text:style-name="T3"><text:s text:c="4"/></text:span><text:span text:style-name="T8">float</text:span><text:span text:style-name="T3"> exHlth=35.0f,nDepend=3;</text:span></text:p>
      <text:p text:style-name="P51"><text:span text:style-name="T3"><text:s text:c="4"/></text:span><text:span text:style-name="T1">//Declare,calculate and output the gross Pay</text:span></text:p>
      <text:p text:style-name="P51"><text:span text:style-name="T3"><text:s text:c="4"/></text:span><text:span text:style-name="T8">float</text:span><text:span text:style-name="T3"> grsPay=hrsWrkd*payRate;</text:span></text:p>
      <text:p text:style-name="P51"><text:span text:style-name="T3"><text:s text:c="4"/></text:span><text:span text:style-name="T8">if</text:span><text:span text:style-name="T3">(hrsWrkd&gt;ovTime)grsPay+=(hrsWrkd-ovTime)*payRate*(ovRate-1);</text:span></text:p>
      <text:p text:style-name="P51"><text:span text:style-name="T3"><text:s text:c="4"/>cout&lt;&lt;</text:span><text:span text:style-name="T7">"Gross Pay = $"</text:span><text:span text:style-name="T3">&lt;&lt;grsPay&lt;&lt;endl;</text:span></text:p>
      <text:p text:style-name="P51"><text:span text:style-name="T3"><text:s text:c="4"/></text:span><text:span text:style-name="T1">//Declare, calculate and output the taxes, Union Dues, Health Ins</text:span></text:p>
      <text:p text:style-name="P51"><text:span text:style-name="T3"><text:s text:c="4"/></text:span><text:span text:style-name="T8">float</text:span><text:span text:style-name="T3"> ss=grsPay*ssTax;</text:span></text:p>
      <text:p text:style-name="P51"><text:span text:style-name="T3"><text:s text:c="4"/>cout&lt;&lt;</text:span><text:span text:style-name="T7">"You pay $"</text:span><text:span text:style-name="T3">&lt;&lt;ss&lt;&lt;</text:span><text:span text:style-name="T7">" in Social Security Tax"</text:span><text:span text:style-name="T3">&lt;&lt;endl;</text:span></text:p>
      <text:p text:style-name="P51"><text:span text:style-name="T3"><text:s text:c="4"/></text:span><text:span text:style-name="T8">float</text:span><text:span text:style-name="T3"> fed=grsPay*fedTax;</text:span></text:p>
      <text:p text:style-name="P51"><text:span text:style-name="T3"><text:s text:c="4"/>cout&lt;&lt;</text:span><text:span text:style-name="T7">"You pay $"</text:span><text:span text:style-name="T3">&lt;&lt;fed&lt;&lt;</text:span><text:span text:style-name="T7">" in Federal Tax"</text:span><text:span text:style-name="T3">&lt;&lt;endl;</text:span></text:p>
      <text:p text:style-name="P51"><text:span text:style-name="T3"><text:s text:c="4"/></text:span><text:span text:style-name="T8">float</text:span><text:span text:style-name="T3"> st=grsPay*stTax;</text:span></text:p>
      <text:p text:style-name="P51"><text:span text:style-name="T3"><text:s text:c="4"/>cout&lt;&lt;</text:span><text:span text:style-name="T7">"You pay $"</text:span><text:span text:style-name="T3">&lt;&lt;st&lt;&lt;</text:span><text:span text:style-name="T7">" in State Tax"</text:span><text:span text:style-name="T3">&lt;&lt;endl;</text:span></text:p>
      <text:p text:style-name="P51"><text:span text:style-name="T3"><text:s text:c="4"/>cout&lt;&lt;</text:span><text:span text:style-name="T7">"You pay $"</text:span><text:span text:style-name="T3">&lt;&lt;uDues&lt;&lt;</text:span><text:span text:style-name="T7">" in Union Dues"</text:span><text:span text:style-name="T3">&lt;&lt;endl;</text:span></text:p>
      <text:p text:style-name="P51"><text:span text:style-name="T3"><text:s text:c="4"/></text:span><text:span text:style-name="T8">float</text:span><text:span text:style-name="T3"> hlthIns=0;</text:span></text:p>
      <text:p text:style-name="P51"><text:span text:style-name="T3"><text:s text:c="4"/></text:span><text:span text:style-name="T8">if</text:span><text:span text:style-name="T3">(depend&gt;=nDepend)hlthIns+=exHlth;</text:span></text:p>
      <text:p text:style-name="P51"><text:span text:style-name="T3"><text:s text:c="4"/>cout&lt;&lt;</text:span><text:span text:style-name="T7">"You pay $"</text:span><text:span text:style-name="T3">&lt;&lt;hlthIns&lt;&lt;</text:span><text:span text:style-name="T7">" in Health Insurance"</text:span><text:span text:style-name="T3">&lt;&lt;endl;</text:span></text:p>
      <text:p text:style-name="P51"><text:span text:style-name="T3"><text:s text:c="4"/></text:span><text:span text:style-name="T1">//Declare, calculate and output the Net Pay</text:span></text:p>
      <text:p text:style-name="P51"><text:span text:style-name="T3"><text:s text:c="4"/></text:span><text:span text:style-name="T8">float</text:span><text:span text:style-name="T3"> netPay=grsPay-ss-fed-st-uDues-hlthIns;</text:span></text:p>
      <text:p text:style-name="P51"><text:span text:style-name="T3"><text:s text:c="4"/>cout&lt;&lt;</text:span><text:span text:style-name="T7">"Your Net Pay $"</text:span><text:span text:style-name="T3">&lt;&lt;netPay&lt;&lt;endl;</text:span></text:p>
      <text:p text:style-name="P21"/>
      <text:p text:style-name="P51"><text:span text:style-name="T3"><text:s text:c="4"/></text:span><text:span text:style-name="T1">//Exit stage right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1">/* </text:p>
      <text:p text:style-name="P1"><text:soft-page-break/><text:s/>* File: <text:s text:c="2"/>main.cpp</text:p>
      <text:p text:style-name="P1"><text:s/>* Author: Abdul Hakim Abbas</text:p>
      <text:p text:style-name="P1"><text:s/>* Purpose: Savitch-9thEd-Prob5-Chap2</text:p>
      <text:p text:style-name="P1"><text:s/>* Created on July 4, 2015, 11:38 PM</text:p>
      <text:p text:style-name="P1"><text:s/>*/</text:p>
      <text:p text:style-name="P21"/>
      <text:p text:style-name="P51"><text:span text:style-name="T2">#include</text:span><text:span text:style-name="T3"> </text:span><text:span text:style-name="T7">&lt;iostream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1">//Global Constants </text:p>
      <text:p text:style-name="P1">//Function Prototypes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Declare variables</text:span></text:p>
      <text:p text:style-name="P51"><text:span text:style-name="T3"><text:s text:c="4"/></text:span><text:span text:style-name="T8">float</text:span><text:span text:style-name="T3"> Numoppl;</text:span><text:span text:style-name="T1">//Number of people attending meeting</text:span></text:p>
      <text:p text:style-name="P51"><text:span text:style-name="T3"><text:s text:c="4"/></text:span><text:span text:style-name="T8">float</text:span><text:span text:style-name="T3"> MaxRcap;</text:span><text:span text:style-name="T1">//Maximum room capacity according to fire law regulation</text:span></text:p>
      <text:p text:style-name="P51"><text:span text:style-name="T3"><text:s text:c="4"/></text:span><text:span text:style-name="T8">float</text:span><text:span text:style-name="T3"> people;</text:span></text:p>
      <text:p text:style-name="P51"><text:span text:style-name="T3"><text:s text:c="4"/></text:span><text:span text:style-name="T1">//Prompt user for inputs</text:span></text:p>
      <text:p text:style-name="P51"><text:span text:style-name="T3"><text:s text:c="4"/>cout&lt;&lt;</text:span><text:span text:style-name="T7">"What is the number of people attending a meeting?"</text:span><text:span text:style-name="T3">;</text:span></text:p>
      <text:p text:style-name="P21"><text:s text:c="4"/>cin&gt;&gt;Numoppl;</text:p>
      <text:p text:style-name="P51"><text:span text:style-name="T3"><text:s text:c="4"/>cout&lt;&lt;</text:span><text:span text:style-name="T7">"What is the maximum room capacity according to fire law regulations?"</text:span><text:span text:style-name="T3">;</text:span></text:p>
      <text:p text:style-name="P21"><text:s text:c="4"/>cin&gt;&gt;MaxRcap;</text:p>
      <text:p text:style-name="P51"><text:span text:style-name="T3"><text:s text:c="4"/></text:span><text:span text:style-name="T1">//Calculate if meeting is able to start</text:span></text:p>
      <text:p text:style-name="P51"><text:span text:style-name="T3"><text:s text:c="4"/></text:span><text:span text:style-name="T8">if</text:span><text:span text:style-name="T3">(Numoppl&lt;MaxRcap){</text:span></text:p>
      <text:p text:style-name="P51"><text:span text:style-name="T3"><text:s text:c="8"/>cout&lt;&lt;</text:span><text:span text:style-name="T7">"Meeting can take place and additional people may attend.\n"</text:span><text:span text:style-name="T3">;</text:span></text:p>
      <text:p text:style-name="P21"><text:s text:c="8"/>people=MaxRcap-Numoppl;</text:p>
      <text:p text:style-name="P51"><text:span text:style-name="T3"><text:s text:c="8"/>cout&lt;&lt;</text:span><text:span text:style-name="T7">"How many additional people may attend?"</text:span><text:span text:style-name="T3">;</text:span></text:p>
      <text:p text:style-name="P21"><text:s text:c="8"/>cout&lt;&lt;people&lt;&lt;endl;</text:p>
      <text:p text:style-name="P21"><text:s text:c="7"/>}</text:p>
      <text:p text:style-name="P51"><text:span text:style-name="T3"><text:s text:c="4"/></text:span><text:span text:style-name="T8">if</text:span><text:span text:style-name="T3">(Numoppl&gt;MaxRcap){</text:span></text:p>
      <text:p text:style-name="P51"><text:span text:style-name="T3"><text:s text:c="8"/>cout&lt;&lt;</text:span><text:span text:style-name="T7">"Meeting can not take place and people must be excluded until "</text:span><text:span text:style-name="T3">;</text:span></text:p>
      <text:p text:style-name="P51"><text:span text:style-name="T3"><text:s text:c="8"/>cout&lt;&lt;</text:span><text:span text:style-name="T7">"maximum room capacity is reached."</text:span><text:span text:style-name="T3">;</text:span></text:p>
      <text:p text:style-name="P21"><text:s text:c="8"/>people=Numoppl- MaxRcap;</text:p>
      <text:p text:style-name="P51"><text:span text:style-name="T3"><text:s text:c="8"/>cout&lt;&lt;people&lt;&lt;</text:span><text:span text:style-name="T7">" people is how many people that are going to be excluded from this meeting"</text:span><text:span text:style-name="T3">&lt;&lt;endl;</text:span></text:p>
      <text:p text:style-name="P21"><text:s text:c="7"/>}</text:p>
      <text:p text:style-name="P21"><text:s text:c="7"/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26">bmr.dat → It has the following.</text:p>
      <text:p text:style-name="P26">F 100 64 25</text:p>
      <text:p text:style-name="P26">F 100 69 20</text:p>
      <text:p text:style-name="P26">M 130 68 21</text:p>
      <text:p text:style-name="P26">M 154 65 22</text:p>
      <text:p text:style-name="P26">F 150 66 23</text:p>
      <text:p text:style-name="P26">F 120 62 24</text:p>
      <text:p text:style-name="P26">M 100 64 45</text:p>
      <text:p text:style-name="P26">F 100 69 40</text:p>
      <text:p text:style-name="P26">F 130 68 50</text:p>
      <text:p text:style-name="P26">M 154 65 62</text:p>
      <text:p text:style-name="P26">F 150 66 73</text:p>
      <text:p text:style-name="P26">F 120 62 54</text:p>
      <text:p text:style-name="P26">M 115 67 24</text:p>
      <text:p text:style-name="P26">F 100 69 30</text:p>
      <text:p text:style-name="P26">F 125 68 22</text:p>
      <text:p text:style-name="P26">M 154 65 28</text:p>
      <text:p text:style-name="P26">F 150 66 29</text:p>
      <text:p text:style-name="P26">M 120 65 18</text:p>
      <text:p text:style-name="P26"/>
      <text:p text:style-name="P5"><text:soft-page-break/>/* </text:p>
      <text:p text:style-name="P1"><text:s/>* File: <text:s text:c="2"/>main.cpp</text:p>
      <text:p text:style-name="P1"><text:s/>* Author: Abdul Hakim Abbas</text:p>
      <text:p text:style-name="P1"><text:s/>* Purpose: How many bars can some eat with out gaining weight</text:p>
      <text:p text:style-name="P1"><text:s/>* Created on June 30, 2015, 12:12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fstream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21"/>
      <text:p text:style-name="P1">//Global Constants</text:p>
      <text:p text:style-name="P21"/>
      <text:p text:style-name="P1">//Function Prototypes</text:p>
      <text:p text:style-name="P21"/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21"><text:s text:c="4"/></text:p>
      <text:p text:style-name="P51"><text:span text:style-name="T3"><text:s text:c="4"/></text:span><text:span text:style-name="T1">//Declare variables</text:span></text:p>
      <text:p text:style-name="P51"><text:span text:style-name="T3"><text:s text:c="4"/></text:span><text:span text:style-name="T8">unsigned</text:span><text:span text:style-name="T3"> </text:span><text:span text:style-name="T8">short</text:span><text:span text:style-name="T3"> wtLbs, htInch, ageYrs, bmr;</text:span></text:p>
      <text:p text:style-name="P51"><text:span text:style-name="T3"><text:s text:c="4"/></text:span><text:span text:style-name="T8">unsigned</text:span><text:span text:style-name="T3"> </text:span><text:span text:style-name="T8">char</text:span><text:span text:style-name="T3"> <text:s/>nChcBar,calChoc=230;</text:span></text:p>
      <text:p text:style-name="P51"><text:span text:style-name="T3"><text:s text:c="4"/></text:span><text:span text:style-name="T8">char</text:span><text:span text:style-name="T3"> sex;</text:span></text:p>
      <text:p text:style-name="P21"><text:s text:c="4"/>ifstream input;</text:p>
      <text:p text:style-name="P21"><text:s text:c="4"/></text:p>
      <text:p text:style-name="P51"><text:span text:style-name="T3"><text:s text:c="4"/></text:span><text:span text:style-name="T1">//Loop as long as we have data</text:span></text:p>
      <text:p text:style-name="P51"><text:span text:style-name="T3"><text:s text:c="4"/>input.open(</text:span><text:span text:style-name="T7">"bmr.dat"</text:span><text:span text:style-name="T3">);</text:span></text:p>
      <text:p text:style-name="P51"><text:span text:style-name="T3"><text:s text:c="4"/></text:span><text:span text:style-name="T1">//Exhaust the data in the file</text:span></text:p>
      <text:p text:style-name="P51"><text:span text:style-name="T3"><text:s text:c="4"/></text:span><text:span text:style-name="T1">//while(!input.eof()){</text:span></text:p>
      <text:p text:style-name="P51"><text:span text:style-name="T3"><text:s text:c="4"/></text:span><text:span text:style-name="T8">while</text:span><text:span text:style-name="T3">(input&gt;&gt;sex&gt;&gt;wtLbs&gt;&gt;htInch&gt;&gt;ageYrs){</text:span></text:p>
      <text:p text:style-name="P51"><text:span text:style-name="T3"><text:s text:c="8"/></text:span><text:span text:style-name="T1">//Read from file</text:span></text:p>
      <text:p text:style-name="P51"><text:span text:style-name="T3"><text:s text:c="8"/></text:span><text:span text:style-name="T1">//input&gt;&gt;sex&gt;&gt;wtLbs&gt;&gt;htInch&gt;&gt;ageYrs;</text:span></text:p>
      <text:p text:style-name="P51"><text:span text:style-name="T3"><text:s text:c="8"/></text:span><text:span text:style-name="T1">//Calculate BMR due to Sex</text:span></text:p>
      <text:p text:style-name="P51"><text:span text:style-name="T3"><text:s text:c="8"/></text:span><text:span text:style-name="T8">if</text:span><text:span text:style-name="T3">(sex==</text:span><text:span text:style-name="T7">'F'</text:span><text:span text:style-name="T3">){</text:span></text:p>
      <text:p text:style-name="P21"><text:s text:c="12"/>bmr=655+4.3*wtLbs+4.7*htInch-4.7*ageYrs;</text:p>
      <text:p text:style-name="P51"><text:span text:style-name="T3"><text:s text:c="8"/>}</text:span><text:span text:style-name="T8">else</text:span><text:span text:style-name="T3">{</text:span></text:p>
      <text:p text:style-name="P21"><text:s text:c="12"/>bmr=66+6.3*wtLbs+12.9*htInch-6.8*ageYrs;</text:p>
      <text:p text:style-name="P21"><text:s text:c="8"/>}</text:p>
      <text:p text:style-name="P51"><text:span text:style-name="T3"><text:s text:c="8"/></text:span><text:span text:style-name="T1">//What is the equivalent number of chocolate bars</text:span></text:p>
      <text:p text:style-name="P21"><text:s text:c="8"/>nChcBar=bmr/calChoc;</text:p>
      <text:p text:style-name="P51"><text:span text:style-name="T3"><text:s text:c="8"/></text:span><text:span text:style-name="T1">//Output the results</text:span></text:p>
      <text:p text:style-name="P51"><text:span text:style-name="T3"><text:s text:c="8"/>cout&lt;&lt;</text:span><text:span text:style-name="T7">"Sex = "</text:span><text:span text:style-name="T3">&lt;&lt;sex&lt;&lt;endl;</text:span></text:p>
      <text:p text:style-name="P51"><text:span text:style-name="T3"><text:s text:c="8"/>cout&lt;&lt;</text:span><text:span text:style-name="T7">"Wt <text:s/>= "</text:span><text:span text:style-name="T3">&lt;&lt;wtLbs&lt;&lt;</text:span><text:span text:style-name="T7">"(lbs)"</text:span><text:span text:style-name="T3">&lt;&lt;endl;</text:span></text:p>
      <text:p text:style-name="P51"><text:span text:style-name="T3"><text:s text:c="8"/>cout&lt;&lt;</text:span><text:span text:style-name="T7">"Ht <text:s/>= "</text:span><text:span text:style-name="T3">&lt;&lt;htInch&lt;&lt;</text:span><text:span text:style-name="T7">"(inches)"</text:span><text:span text:style-name="T3">&lt;&lt;endl;</text:span></text:p>
      <text:p text:style-name="P51"><text:span text:style-name="T3"><text:s text:c="8"/>cout&lt;&lt;</text:span><text:span text:style-name="T7">"Age = "</text:span><text:span text:style-name="T3">&lt;&lt;ageYrs&lt;&lt;</text:span><text:span text:style-name="T7">"(years)"</text:span><text:span text:style-name="T3">&lt;&lt;endl;</text:span></text:p>
      <text:p text:style-name="P51"><text:span text:style-name="T3"><text:s text:c="8"/>cout&lt;&lt;</text:span><text:span text:style-name="T7">"Your BMR = "</text:span><text:span text:style-name="T3">&lt;&lt;bmr&lt;&lt;</text:span><text:span text:style-name="T7">"(cal)"</text:span><text:span text:style-name="T3">&lt;&lt;endl;</text:span></text:p>
      <text:p text:style-name="P51"><text:span text:style-name="T3"><text:s text:c="8"/>cout&lt;&lt;</text:span><text:span text:style-name="T7">"Number of candy bars you may consume = "</text:span></text:p>
      <text:p text:style-name="P51"><text:span text:style-name="T3"><text:s text:c="16"/>&lt;&lt;</text:span><text:span text:style-name="T8">static_cast</text:span><text:span text:style-name="T3">&lt;</text:span><text:span text:style-name="T8">int</text:span><text:span text:style-name="T3">&gt;(nChcBar)&lt;&lt;endl;</text:span></text:p>
      <text:p text:style-name="P21"><text:s text:c="8"/>cout&lt;&lt;endl&lt;&lt;endl;</text:p>
      <text:p text:style-name="P21"><text:s text:c="4"/>}</text:p>
      <text:p text:style-name="P21"><text:s text:c="4"/></text:p>
      <text:p text:style-name="P51"><text:span text:style-name="T3"><text:s text:c="4"/></text:span><text:span text:style-name="T1">//Exit stage right!</text:span></text:p>
      <text:p text:style-name="P51"><text:span text:style-name="T3"><text:s text:c="4"/></text:span><text:span text:style-name="T8">return</text:span><text:span text:style-name="T3"> 0;</text:span></text:p>
      <text:p text:style-name="P26">}</text:p>
      <text:p text:style-name="P26"/>
      <text:p text:style-name="P5">/* </text:p>
      <text:p text:style-name="P1"><text:s/>* File: <text:s text:c="2"/>main.cpp</text:p>
      <text:p text:style-name="P1"><text:soft-page-break/><text:s/>* Author: Abdul Hakim Abbas</text:p>
      <text:p text:style-name="P1"><text:s/>* Purpose: To find exact and approximate values</text:p>
      <text:p text:style-name="P1"><text:s/>* Created on July 1, 2015, 12:32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cmath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21"/>
      <text:p text:style-name="P1">//Global Constants</text:p>
      <text:p text:style-name="P51"><text:span text:style-name="T8">const</text:span><text:span text:style-name="T3"> </text:span><text:span text:style-name="T8">float</text:span><text:span text:style-name="T3"> PI=4*atan(1);</text:span></text:p>
      <text:p text:style-name="P21"/>
      <text:p text:style-name="P1">//Function Prototypes</text:p>
      <text:p text:style-name="P21"/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Declare and initialize variables</text:span></text:p>
      <text:p text:style-name="P51"><text:span text:style-name="T3"><text:s text:c="4"/></text:span><text:span text:style-name="T8">int</text:span><text:span text:style-name="T3"> nTerms=200000000;</text:span></text:p>
      <text:p text:style-name="P51"><text:span text:style-name="T3"><text:s text:c="4"/></text:span><text:span text:style-name="T8">float</text:span><text:span text:style-name="T3"> apprxPI=1;</text:span></text:p>
      <text:p text:style-name="P21"><text:s text:c="4"/></text:p>
      <text:p text:style-name="P51"><text:span text:style-name="T3"><text:s text:c="4"/></text:span><text:span text:style-name="T1">//Now calculate PI with a for-loop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3,nTerm=1;nTerm&lt;=nTerms;i+=4,nTerm+=2){</text:span></text:p>
      <text:p text:style-name="P21"><text:s text:c="8"/>apprxPI+=(-1.0f/i+1.0f/(i+2));</text:p>
      <text:p text:style-name="P21"><text:s text:c="4"/>}</text:p>
      <text:p text:style-name="P21"><text:s text:c="4"/>apprxPI*=4;</text:p>
      <text:p text:style-name="P21"><text:s text:c="4"/></text:p>
      <text:p text:style-name="P51"><text:span text:style-name="T3"><text:s text:c="4"/></text:span><text:span text:style-name="T1">//Output the results and compare</text:span></text:p>
      <text:p text:style-name="P21"><text:s text:c="4"/>cout&lt;&lt;fixed&lt;&lt;showpoint&lt;&lt;setprecision(15);</text:p>
      <text:p text:style-name="P51"><text:span text:style-name="T3"><text:s text:c="4"/>cout&lt;&lt;</text:span><text:span text:style-name="T7">"Exact Value of PI = "</text:span><text:span text:style-name="T3">&lt;&lt;PI&lt;&lt;endl;</text:span></text:p>
      <text:p text:style-name="P51"><text:span text:style-name="T3"><text:s text:c="4"/>cout&lt;&lt;</text:span><text:span text:style-name="T7">"The approximate value of PI = "</text:span><text:span text:style-name="T3">&lt;&lt;apprxPI&lt;&lt;endl;</text:span></text:p>
      <text:p text:style-name="P21"><text:s text:c="4"/></text:p>
      <text:p text:style-name="P51"><text:span text:style-name="T3"><text:s text:c="4"/></text:span><text:span text:style-name="T1">//Exit stage right!</text:span></text:p>
      <text:p text:style-name="P51"><text:span text:style-name="T3"><text:s text:c="4"/></text:span><text:span text:style-name="T8">return</text:span><text:span text:style-name="T3"> 0;</text:span></text:p>
      <text:p text:style-name="P26">}</text:p>
      <text:p text:style-name="P26"/>
      <text:p text:style-name="P5">/* </text:p>
      <text:p text:style-name="P1"><text:s/>* File: <text:s text:c="2"/>main.cpp</text:p>
      <text:p text:style-name="P1"><text:s/>* Author: Abdul Hakim Abbas</text:p>
      <text:p text:style-name="P1"><text:s/>* Purpose: Savitch-8thEd-Chap2-Prob12</text:p>
      <text:p text:style-name="P1"><text:s/>* Created on July 4, 2015, 11:25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ctime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cmath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1">//Global Constants </text:p>
      <text:p text:style-name="P1">//Function Prototypes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Initialize the Random Number with the seed of time</text:span></text:p>
      <text:p text:style-name="P51"><text:span text:style-name="T3"><text:s text:c="4"/>srand(</text:span><text:span text:style-name="T8">static_cast</text:span><text:span text:style-name="T3">&lt;</text:span><text:span text:style-name="T8">unsigned</text:span><text:span text:style-name="T3"> </text:span><text:span text:style-name="T8">int</text:span><text:span text:style-name="T3">&gt;(time(0)));</text:span></text:p>
      <text:p text:style-name="P51"><text:soft-page-break/><text:span text:style-name="T3"><text:s text:c="4"/></text:span><text:span text:style-name="T1">//Declare variables</text:span></text:p>
      <text:p text:style-name="P51"><text:span text:style-name="T3"><text:s text:c="4"/></text:span><text:span text:style-name="T8">float</text:span><text:span text:style-name="T3"> num,guess,r;</text:span></text:p>
      <text:p text:style-name="P51"><text:span text:style-name="T3"><text:s text:c="4"/></text:span><text:span text:style-name="T1">//Initialize the number to square root</text:span></text:p>
      <text:p text:style-name="P51"><text:span text:style-name="T3"><text:s text:c="4"/>num=rand()%3+3;</text:span><text:span text:style-name="T1">//[3,4,5]</text:span></text:p>
      <text:p text:style-name="P51"><text:span text:style-name="T3"><text:s text:c="4"/></text:span><text:span text:style-name="T1">//Initialize the guess</text:span></text:p>
      <text:p text:style-name="P21"><text:s text:c="4"/>guess=num/2;</text:p>
      <text:p text:style-name="P51"><text:span text:style-name="T3"><text:s text:c="4"/></text:span><text:span text:style-name="T1">//Output the original number and guess</text:span></text:p>
      <text:p text:style-name="P51"><text:span text:style-name="T3"><text:s text:c="4"/>cout&lt;&lt;</text:span><text:span text:style-name="T7">"Find the square root of "</text:span><text:span text:style-name="T3">&lt;&lt;num&lt;&lt;endl;</text:span></text:p>
      <text:p text:style-name="P51"><text:span text:style-name="T3"><text:s text:c="4"/>cout&lt;&lt;</text:span><text:span text:style-name="T7">"Start with the following guess "</text:span><text:span text:style-name="T3">&lt;&lt;guess&lt;&lt;endl;</text:span></text:p>
      <text:p text:style-name="P51"><text:span text:style-name="T3"><text:s text:c="4"/></text:span><text:span text:style-name="T1">//1st iteration of r and guess</text:span></text:p>
      <text:p text:style-name="P21"><text:s text:c="4"/>r=num/guess;</text:p>
      <text:p text:style-name="P21"><text:s text:c="4"/>guess=(r+guess)/2;</text:p>
      <text:p text:style-name="P51"><text:span text:style-name="T3"><text:s text:c="4"/></text:span><text:span text:style-name="T1">//Output the first iteration</text:span></text:p>
      <text:p text:style-name="P51"><text:span text:style-name="T3"><text:s text:c="4"/>cout&lt;&lt;</text:span><text:span text:style-name="T7">"1st iteration r="</text:span><text:span text:style-name="T3">&lt;&lt;r&lt;&lt;</text:span><text:span text:style-name="T7">" guess="</text:span><text:span text:style-name="T3">&lt;&lt;guess&lt;&lt;endl;</text:span></text:p>
      <text:p text:style-name="P51"><text:span text:style-name="T3"><text:s text:c="4"/></text:span><text:span text:style-name="T1">//2nd iteration of r and guess</text:span></text:p>
      <text:p text:style-name="P21"><text:s text:c="4"/>r=num/guess;</text:p>
      <text:p text:style-name="P21"><text:s text:c="4"/>guess=(r+guess)/2;</text:p>
      <text:p text:style-name="P51"><text:span text:style-name="T3"><text:s text:c="4"/></text:span><text:span text:style-name="T1">//Output the second iteration</text:span></text:p>
      <text:p text:style-name="P51"><text:span text:style-name="T3"><text:s text:c="4"/>cout&lt;&lt;</text:span><text:span text:style-name="T7">"2nd iteration r="</text:span><text:span text:style-name="T3">&lt;&lt;r&lt;&lt;</text:span><text:span text:style-name="T7">" guess="</text:span><text:span text:style-name="T3">&lt;&lt;guess&lt;&lt;endl;</text:span></text:p>
      <text:p text:style-name="P51"><text:span text:style-name="T3"><text:s text:c="4"/></text:span><text:span text:style-name="T1">//3rd iteration of r and guess</text:span></text:p>
      <text:p text:style-name="P21"><text:s text:c="4"/>r=num/guess;</text:p>
      <text:p text:style-name="P21"><text:s text:c="4"/>guess=(r+guess)/2;</text:p>
      <text:p text:style-name="P51"><text:span text:style-name="T3"><text:s text:c="4"/></text:span><text:span text:style-name="T1">//Output the 3rd iteration</text:span></text:p>
      <text:p text:style-name="P51"><text:span text:style-name="T3"><text:s text:c="4"/>cout&lt;&lt;</text:span><text:span text:style-name="T7">"3rd iteration r="</text:span><text:span text:style-name="T3">&lt;&lt;r&lt;&lt;</text:span><text:span text:style-name="T7">" guess="</text:span><text:span text:style-name="T3">&lt;&lt;guess&lt;&lt;endl;</text:span></text:p>
      <text:p text:style-name="P51"><text:span text:style-name="T3"><text:s text:c="4"/></text:span><text:span text:style-name="T1">//4th iteration of r and guess</text:span></text:p>
      <text:p text:style-name="P21"><text:s text:c="4"/>r=num/guess;</text:p>
      <text:p text:style-name="P21"><text:s text:c="4"/>guess=(r+guess)/2;</text:p>
      <text:p text:style-name="P51"><text:span text:style-name="T3"><text:s text:c="4"/></text:span><text:span text:style-name="T1">//Output the 4th iteration</text:span></text:p>
      <text:p text:style-name="P51"><text:span text:style-name="T3"><text:s text:c="4"/>cout&lt;&lt;</text:span><text:span text:style-name="T7">"4th iteration r="</text:span><text:span text:style-name="T3">&lt;&lt;r&lt;&lt;</text:span><text:span text:style-name="T7">" guess="</text:span><text:span text:style-name="T3">&lt;&lt;guess&lt;&lt;endl;</text:span></text:p>
      <text:p text:style-name="P51"><text:span text:style-name="T3"><text:s text:c="4"/></text:span><text:span text:style-name="T1">//Compare to the actual square root</text:span></text:p>
      <text:p text:style-name="P51"><text:span text:style-name="T3"><text:s text:c="4"/>cout&lt;&lt;</text:span><text:span text:style-name="T7">"The square root of "</text:span><text:span text:style-name="T3">&lt;&lt;num;</text:span></text:p>
      <text:p text:style-name="P51"><text:span text:style-name="T3"><text:s text:c="4"/>cout&lt;&lt;</text:span><text:span text:style-name="T7">" from the CMATH library = "</text:span><text:span text:style-name="T3">&lt;&lt;sqrt(num);</text:span></text:p>
      <text:p text:style-name="P21"><text:s text:c="4"/>cout&lt;&lt;endl;</text:p>
      <text:p text:style-name="P51"><text:span text:style-name="T3"><text:s text:c="4"/></text:span><text:span text:style-name="T1">//Exit stage right!</text:span></text:p>
      <text:p text:style-name="P51"><text:span text:style-name="T3"><text:s text:c="4"/></text:span><text:span text:style-name="T8">return</text:span><text:span text:style-name="T3"> 0;</text:span></text:p>
      <text:p text:style-name="P26">}</text:p>
      <text:p text:style-name="P26"/>
      <text:p text:style-name="P5">/* </text:p>
      <text:p text:style-name="P1"><text:s/>* File: <text:s text:c="2"/>main.cpp</text:p>
      <text:p text:style-name="P1"><text:s/>* Author: Abdul Hakim Abbas</text:p>
      <text:p text:style-name="P1"><text:s/>* Purpose: Savitch-8thEd-Chap2-Prob3</text:p>
      <text:p text:style-name="P1"><text:s/>* Created on July 4, 2015, 11:29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1">//Global Constants </text:p>
      <text:p text:style-name="P51"><text:span text:style-name="T8">const</text:span><text:span text:style-name="T3"> </text:span><text:span text:style-name="T8">float</text:span><text:span text:style-name="T3"> pyInc=7.6e-2, mths=12.0;</text:span></text:p>
      <text:p text:style-name="P1">//Function Prototypes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Declare Variables</text:p>
      <text:p text:style-name="P51"><text:span text:style-name="T3"><text:s text:c="8"/></text:span><text:span text:style-name="T8">float</text:span><text:span text:style-name="T3"> ansal, nusal, nuMthpy, retPy;</text:span></text:p>
      <text:p text:style-name="P51"><text:span text:style-name="T3"><text:s text:c="8"/></text:span><text:span text:style-name="T8">char</text:span><text:span text:style-name="T3"> ans;</text:span></text:p>
      <text:p text:style-name="P21"><text:s text:c="8"/></text:p>
      <text:p text:style-name="P51"><text:span text:style-name="T3"><text:s text:c="8"/></text:span><text:span text:style-name="T8">do</text:span><text:span text:style-name="T3">{</text:span></text:p>
      <text:p text:style-name="P51"><text:span text:style-name="T3"><text:s text:c="11"/></text:span><text:span text:style-name="T1">//Input variables</text:span></text:p>
      <text:p text:style-name="P51"><text:soft-page-break/><text:span text:style-name="T3"><text:s text:c="11"/>cout&lt;&lt;</text:span><text:span text:style-name="T7">"Your company is willingly giving you a 7.6% "</text:span><text:span text:style-name="T3">&lt;&lt;endl;</text:span></text:p>
      <text:p text:style-name="P51"><text:span text:style-name="T3"><text:s text:c="11"/>cout&lt;&lt;</text:span><text:span text:style-name="T7">"increment to your salary for the past six months."</text:span><text:span text:style-name="T3">&lt;&lt;endl;</text:span></text:p>
      <text:p text:style-name="P51"><text:span text:style-name="T3"><text:s text:c="11"/>cout&lt;&lt;</text:span><text:span text:style-name="T7">"To calculate your new annual salary"</text:span><text:span text:style-name="T3">&lt;&lt;endl;</text:span></text:p>
      <text:p text:style-name="P21"><text:s text:c="11"/>cout&lt;&lt;endl;</text:p>
      <text:p text:style-name="P51"><text:span text:style-name="T3"><text:s text:c="11"/>cout&lt;&lt;</text:span><text:span text:style-name="T7">"Input you current annual salary: $"</text:span><text:span text:style-name="T3">;</text:span></text:p>
      <text:p text:style-name="P21"><text:s text:c="11"/>cin&gt;&gt;ansal;</text:p>
      <text:p text:style-name="P21"><text:s text:c="11"/>cout&lt;&lt;endl;</text:p>
      <text:p text:style-name="P21"><text:s text:c="11"/></text:p>
      <text:p text:style-name="P51"><text:span text:style-name="T3"><text:s text:c="11"/></text:span><text:span text:style-name="T1">//Calculate </text:span></text:p>
      <text:p text:style-name="P51"><text:span text:style-name="T3"><text:s text:c="11"/>nusal=ansal+(ansal*pyInc); </text:span><text:span text:style-name="T1">//New Annual Salary</text:span></text:p>
      <text:p text:style-name="P51"><text:span text:style-name="T3"><text:s text:c="11"/>nuMthpy=nusal/mths; </text:span><text:span text:style-name="T1">//New Monthly Salary</text:span></text:p>
      <text:p text:style-name="P51"><text:span text:style-name="T3"><text:s text:c="11"/>retPy=((ansal*pyInc)/mths)*6; </text:span><text:span text:style-name="T1">//Retroactive Pay</text:span></text:p>
      <text:p text:style-name="P21"><text:s text:c="11"/></text:p>
      <text:p text:style-name="P51"><text:span text:style-name="T3"><text:s text:c="11"/></text:span><text:span text:style-name="T1">//Output Salary</text:span></text:p>
      <text:p text:style-name="P51"><text:span text:style-name="T3"><text:s text:c="11"/>cout&lt;&lt;</text:span><text:span text:style-name="T7">"Your new annual salary is: $"</text:span><text:span text:style-name="T3">&lt;&lt;nusal&lt;&lt;endl;</text:span></text:p>
      <text:p text:style-name="P51"><text:span text:style-name="T3"><text:s text:c="11"/>cout&lt;&lt;</text:span><text:span text:style-name="T7">"and your new monthly salary is: $"</text:span><text:span text:style-name="T3">&lt;&lt;nuMthpy&lt;&lt;endl;</text:span></text:p>
      <text:p text:style-name="P51"><text:span text:style-name="T3"><text:s text:c="11"/>cout&lt;&lt;</text:span><text:span text:style-name="T7">"Your bonus pay for the last six months is: $"</text:span><text:span text:style-name="T3">&lt;&lt;retPy&lt;&lt;endl; </text:span></text:p>
      <text:p text:style-name="P21"><text:s text:c="11"/>cout&lt;&lt;endl;</text:p>
      <text:p text:style-name="P51"><text:span text:style-name="T3"><text:s text:c="11"/>cout&lt;&lt;</text:span><text:span text:style-name="T7">"If you would like to restart the process, "</text:span><text:span text:style-name="T3">&lt;&lt;endl;</text:span></text:p>
      <text:p text:style-name="P51"><text:span text:style-name="T3"><text:s text:c="11"/>cout&lt;&lt;</text:span><text:span text:style-name="T7">"Either Press (Y) for yes or (N) for no, then press return:"</text:span><text:span text:style-name="T3">;</text:span></text:p>
      <text:p text:style-name="P21"><text:s text:c="11"/>cin&gt;&gt;ans;</text:p>
      <text:p text:style-name="P21"><text:s text:c="11"/>cout&lt;&lt;endl;</text:p>
      <text:p text:style-name="P51"><text:span text:style-name="T3"><text:s text:c="3"/>}</text:span><text:span text:style-name="T8">while</text:span><text:span text:style-name="T3"> (ans == </text:span><text:span text:style-name="T7">'y'</text:span><text:span text:style-name="T3"> || ans ==</text:span><text:span text:style-name="T7">'Y'</text:span><text:span text:style-name="T3">);</text:span></text:p>
      <text:p text:style-name="P21"><text:s text:c="3"/></text:p>
      <text:p text:style-name="P51"><text:span text:style-name="T3"><text:s text:c="4"/></text:span><text:span text:style-name="T1">//Exit Stage Right!</text:span></text:p>
      <text:p text:style-name="P51"><text:span text:style-name="T3"><text:s text:c="4"/></text:span><text:span text:style-name="T8">return</text:span><text:span text:style-name="T3"> 0;</text:span></text:p>
      <text:p text:style-name="P26">}</text:p>
      <text:p text:style-name="P26"/>
      <text:p text:style-name="P5">/* </text:p>
      <text:p text:style-name="P1"><text:s/>* File: <text:s text:c="2"/>main.cpp</text:p>
      <text:p text:style-name="P1"><text:s/>* Author: Abdul Hakim Abbas</text:p>
      <text:p text:style-name="P1"><text:s/>* Purpose:Savitch-8thEd-Chap2-Prob1</text:p>
      <text:p text:style-name="P1"><text:s/>* Created on July 4, 2015, 11:22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1">//Global Constants </text:p>
      <text:p text:style-name="P1">//Function Prototypes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Declare Variables</text:p>
      <text:p text:style-name="P51"><text:span text:style-name="T3"><text:s text:c="4"/></text:span><text:span text:style-name="T8">float</text:span><text:span text:style-name="T3"> mTon=35273.92, ozBox, totBoxs, mtBox;</text:span></text:p>
      <text:p text:style-name="P51"><text:span text:style-name="T3"><text:s text:c="4"/></text:span><text:span text:style-name="T8">char</text:span><text:span text:style-name="T3"> ans;</text:span></text:p>
      <text:p text:style-name="P1">//Do-while loop <text:s/></text:p>
      <text:p text:style-name="P51"><text:span text:style-name="T3"><text:s text:c="4"/></text:span><text:span text:style-name="T8">do</text:span><text:span text:style-name="T3">{</text:span></text:p>
      <text:p text:style-name="P51"><text:span text:style-name="T3"><text:s text:c="8"/></text:span><text:span text:style-name="T1">//Fixed decimal point, not using</text:span></text:p>
      <text:p text:style-name="P51"><text:span text:style-name="T3"><text:s text:c="8"/></text:span><text:span text:style-name="T1">//iomanip for formatting</text:span></text:p>
      <text:p text:style-name="P21"><text:s text:c="8"/>cout.setf(ios::fixed);</text:p>
      <text:p text:style-name="P21"><text:s text:c="8"/>cout.setf(ios::showpoint);</text:p>
      <text:p text:style-name="P21"><text:s text:c="8"/>cout.precision(5);</text:p>
      <text:p text:style-name="P51"><text:span text:style-name="T3"><text:s text:c="8"/></text:span><text:span text:style-name="T1">//Input Weight in ounces</text:span></text:p>
      <text:p text:style-name="P51"><text:span text:style-name="T3"><text:s text:c="8"/>cout&lt;&lt;</text:span><text:span text:style-name="T7">"Press return after input."</text:span><text:span text:style-name="T3">&lt;&lt;endl;</text:span></text:p>
      <text:p text:style-name="P21"><text:s text:c="8"/>cout&lt;&lt;endl;</text:p>
      <text:p text:style-name="P51"><text:span text:style-name="T3"><text:s text:c="8"/>cout&lt;&lt;</text:span><text:span text:style-name="T7">"Enter cereal box weight in ounces: "</text:span><text:span text:style-name="T3">;</text:span></text:p>
      <text:p text:style-name="P21"><text:s text:c="8"/>cin&gt;&gt;ozBox;</text:p>
      <text:p text:style-name="P51"><text:span text:style-name="T3"><text:s text:c="8"/></text:span><text:span text:style-name="T1">//Convert ounces into metric Tons</text:span></text:p>
      <text:p text:style-name="P21"><text:soft-page-break/><text:s text:c="8"/>mtBox=ozBox/mTon;</text:p>
      <text:p text:style-name="P51"><text:span text:style-name="T3"><text:s text:c="8"/>cout&lt;&lt;</text:span><text:span text:style-name="T7">"Your cereal box weight is "</text:span><text:span text:style-name="T3">&lt;&lt;mtBox&lt;&lt;</text:span><text:span text:style-name="T7">" metric tons."</text:span><text:span text:style-name="T3">&lt;&lt;endl;</text:span></text:p>
      <text:p text:style-name="P51"><text:span text:style-name="T3"><text:s text:c="8"/></text:span><text:span text:style-name="T1">//Calculate amount of boxes</text:span></text:p>
      <text:p text:style-name="P21"><text:s text:c="8"/>cout.setf(ios::fixed);</text:p>
      <text:p text:style-name="P21"><text:s text:c="8"/>cout.setf(ios::showpoint);</text:p>
      <text:p text:style-name="P21"><text:s text:c="8"/>cout.precision(2);</text:p>
      <text:p text:style-name="P21"><text:s text:c="8"/>totBoxs=mTon/ozBox;</text:p>
      <text:p text:style-name="P51"><text:span text:style-name="T3"><text:s text:c="8"/>cout&lt;&lt;</text:span><text:span text:style-name="T7">"The amount of cereal boxes to equal one metric ton is "</text:span><text:span text:style-name="T3">;</text:span></text:p>
      <text:p text:style-name="P51"><text:span text:style-name="T3"><text:s text:c="8"/>cout&lt;&lt;totBoxs&lt;&lt;</text:span><text:span text:style-name="T7">" boxes"</text:span><text:span text:style-name="T3">&lt;&lt;endl;</text:span></text:p>
      <text:p text:style-name="P21"><text:s text:c="8"/>cout&lt;&lt;endl;</text:p>
      <text:p text:style-name="P51"><text:span text:style-name="T3"><text:s text:c="8"/>cout&lt;&lt;</text:span><text:span text:style-name="T7">"If you would like to restart the process, "</text:span><text:span text:style-name="T3">&lt;&lt;endl;</text:span></text:p>
      <text:p text:style-name="P51"><text:span text:style-name="T3"><text:s text:c="8"/>cout&lt;&lt;</text:span><text:span text:style-name="T7">"Either Press (Y) for yes or (N) for no, then press return:"</text:span><text:span text:style-name="T3">;</text:span></text:p>
      <text:p text:style-name="P21"><text:s text:c="8"/>cin&gt;&gt;ans;</text:p>
      <text:p text:style-name="P21"><text:s text:c="8"/>cout&lt;&lt;endl;</text:p>
      <text:p text:style-name="P51"><text:span text:style-name="T3"><text:s text:c="4"/>}</text:span><text:span text:style-name="T8">while</text:span><text:span text:style-name="T3"> (ans == </text:span><text:span text:style-name="T7">'y'</text:span><text:span text:style-name="T3"> || ans ==</text:span><text:span text:style-name="T7">'Y'</text:span><text:span text:style-name="T3">);</text:span></text:p>
      <text:p text:style-name="P21"><text:s text:c="4"/></text:p>
      <text:p text:style-name="P51"><text:span text:style-name="T3"><text:s text:c="4"/></text:span><text:span text:style-name="T1">//Exit Stage Right!</text:span></text:p>
      <text:p text:style-name="P51"><text:span text:style-name="T3"><text:s text:c="4"/></text:span><text:span text:style-name="T8">return</text:span><text:span text:style-name="T3"> 0;</text:span></text:p>
      <text:p text:style-name="P26">}</text:p>
      <text:p text:style-name="P26"/>
      <text:p text:style-name="P5">/* </text:p>
      <text:p text:style-name="P1"><text:s/>* File: <text:s text:c="2"/>main.cpp</text:p>
      <text:p text:style-name="P1"><text:s/>* Author: Abdul Hakim Abbas</text:p>
      <text:p text:style-name="P1"><text:s/>* Purpose: <text:s/>Approximate e^x with an infinite sequence</text:p>
      <text:p text:style-name="P1"><text:s/>* Created on July 2, 2015, 12:37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2">#include</text:span><text:span text:style-name="T3"> </text:span><text:span text:style-name="T7">&lt;cmath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21"/>
      <text:p text:style-name="P1">//Global Constants</text:p>
      <text:p text:style-name="P21"/>
      <text:p text:style-name="P1">//Function Prototypes</text:p>
      <text:p text:style-name="P21"/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{</text:span></text:p>
      <text:p text:style-name="P51"><text:span text:style-name="T3"><text:s text:c="4"/></text:span><text:span text:style-name="T1">//Declare our variables</text:span></text:p>
      <text:p text:style-name="P51"><text:span text:style-name="T3"><text:s text:c="4"/></text:span><text:span text:style-name="T8">float</text:span><text:span text:style-name="T3"> x=2.0f; <text:s text:c="2"/></text:span><text:span text:style-name="T1">//The x in e^x</text:span></text:p>
      <text:p text:style-name="P51"><text:span text:style-name="T3"><text:s text:c="4"/></text:span><text:span text:style-name="T8">float</text:span><text:span text:style-name="T3"> ex=1.0f; <text:s/></text:span><text:span text:style-name="T1">//First term value in the exponential sequence</text:span></text:p>
      <text:p text:style-name="P51"><text:span text:style-name="T3"><text:s text:c="4"/></text:span><text:span text:style-name="T8">float</text:span><text:span text:style-name="T3"> delt=1.0f;</text:span><text:span text:style-name="T1">//Incremental value of each term in the sequence</text:span></text:p>
      <text:p text:style-name="P51"><text:span text:style-name="T3"><text:s text:c="4"/></text:span><text:span text:style-name="T8">float</text:span><text:span text:style-name="T3"> tol=1e-7; </text:span><text:span text:style-name="T1">//Determine the accuracy for the approximation</text:span></text:p>
      <text:p text:style-name="P21"><text:s text:c="4"/></text:p>
      <text:p text:style-name="P51"><text:span text:style-name="T3"><text:s text:c="4"/></text:span><text:span text:style-name="T1">//Utilize a for-loop to calculate e^x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term=1;delt&lt;-tol||delt&gt;tol;term++){</text:span></text:p>
      <text:p text:style-name="P21"><text:s text:c="8"/>delt*=x/term;</text:p>
      <text:p text:style-name="P21"><text:s text:c="8"/>ex+=delt;</text:p>
      <text:p text:style-name="P21"><text:s text:c="4"/>}</text:p>
      <text:p text:style-name="P21"><text:s text:c="4"/></text:p>
      <text:p text:style-name="P51"><text:span text:style-name="T3"><text:s text:c="4"/></text:span><text:span text:style-name="T1">//Output the result</text:span></text:p>
      <text:p text:style-name="P21"><text:s text:c="4"/>cout&lt;&lt;fixed&lt;&lt;showpoint&lt;&lt;setprecision(15)&lt;&lt;endl;</text:p>
      <text:p text:style-name="P51"><text:span text:style-name="T3"><text:s text:c="4"/>cout&lt;&lt;</text:span><text:span text:style-name="T7">"Exact <text:s/>e("</text:span><text:span text:style-name="T3">&lt;&lt;x&lt;&lt;</text:span><text:span text:style-name="T7">")="</text:span><text:span text:style-name="T3">&lt;&lt;exp(x)&lt;&lt;endl;</text:span></text:p>
      <text:p text:style-name="P51"><text:span text:style-name="T3"><text:s text:c="4"/>cout&lt;&lt;</text:span><text:span text:style-name="T7">"Approx e("</text:span><text:span text:style-name="T3">&lt;&lt;x&lt;&lt;</text:span><text:span text:style-name="T7">")="</text:span><text:span text:style-name="T3">&lt;&lt;ex&lt;&lt;endl;</text:span></text:p>
      <text:p text:style-name="P21"><text:s text:c="4"/></text:p>
      <text:p text:style-name="P51"><text:span text:style-name="T3"><text:s text:c="4"/></text:span><text:span text:style-name="T1">//Exit stage right</text:span></text:p>
      <text:p text:style-name="P51"><text:soft-page-break/><text:span text:style-name="T3"><text:s text:c="4"/></text:span><text:span text:style-name="T8">return</text:span><text:span text:style-name="T3"> 0;</text:span></text:p>
      <text:p text:style-name="P26">}</text:p>
      <text:p text:style-name="P26"/>
      <text:p text:style-name="P5">/* </text:p>
      <text:p text:style-name="P1"><text:s/>* File: <text:s text:c="2"/>main.cpp</text:p>
      <text:p text:style-name="P1"><text:s/>* Author: Abdul Hakim Abbas</text:p>
      <text:p text:style-name="P1"><text:s/>* Purpose: To find the max and min values from a users input</text:p>
      <text:p text:style-name="P1"><text:s/>* Created on July 3, 2015, 6:29 PM</text:p>
      <text:p text:style-name="P1"><text:s/>*/</text:p>
      <text:p text:style-name="P21"/>
      <text:p text:style-name="P51"><text:span text:style-name="T2">#include</text:span><text:span text:style-name="T3"> </text:span><text:span text:style-name="T7">&lt;iostream&gt;</text:span></text:p>
      <text:p text:style-name="P21"/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1">//Global Constants </text:p>
      <text:p text:style-name="P1">//Function Prototypes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Declare variables</text:p>
      <text:p text:style-name="P51"><text:span text:style-name="T3"><text:s text:c="4"/></text:span><text:span text:style-name="T8">int</text:span><text:span text:style-name="T3"> n1,n2;</text:span><text:span text:style-name="T1">//Holds the 2 entered values by the user</text:span></text:p>
      <text:p text:style-name="P1">//Prompt for the 2 numbers that have to be entered</text:p>
      <text:p text:style-name="P51"><text:span text:style-name="T3">cout&lt;&lt;</text:span><text:span text:style-name="T7">"Enter the 1st number"</text:span><text:span text:style-name="T3">&lt;&lt;endl;</text:span></text:p>
      <text:p text:style-name="P21">cin&gt;&gt;n1;</text:p>
      <text:p text:style-name="P51"><text:span text:style-name="T3">cout&lt;&lt;</text:span><text:span text:style-name="T7">"Enter the 2nd number"</text:span><text:span text:style-name="T3">&lt;&lt;endl;</text:span></text:p>
      <text:p text:style-name="P21">cin&gt;&gt;n2;</text:p>
      <text:p text:style-name="P1">//To output the maximum value</text:p>
      <text:p text:style-name="P51"><text:span text:style-name="T8">if</text:span><text:span text:style-name="T3">(n1&gt;n2)</text:span></text:p>
      <text:p text:style-name="P51"><text:span text:style-name="T3"><text:s text:c="4"/>cout&lt;&lt;n1&lt;&lt;</text:span><text:span text:style-name="T7">" is the larger number between the two numbers"</text:span><text:span text:style-name="T3">&lt;&lt;endl;</text:span></text:p>
      <text:p text:style-name="P50">else</text:p>
      <text:p text:style-name="P51"><text:span text:style-name="T3"><text:s text:c="4"/>cout&lt;&lt;n2&lt;&lt;</text:span><text:span text:style-name="T7">" is the larger number between the two numbers"</text:span><text:span text:style-name="T3">&lt;&lt;endl;</text:span></text:p>
      <text:p text:style-name="P1">//To output the minimum value</text:p>
      <text:p text:style-name="P51"><text:span text:style-name="T8">if</text:span><text:span text:style-name="T3">(n1&lt;n2)</text:span></text:p>
      <text:p text:style-name="P51"><text:span text:style-name="T3"><text:s text:c="4"/>cout&lt;&lt;n1&lt;&lt;</text:span><text:span text:style-name="T7">" is the smaller number between the two numbers"</text:span><text:span text:style-name="T3">&lt;&lt;endl;</text:span></text:p>
      <text:p text:style-name="P50">else</text:p>
      <text:p text:style-name="P51"><text:span text:style-name="T3"><text:s text:c="4"/>cout&lt;&lt;n2&lt;&lt;</text:span><text:span text:style-name="T7">" is the smaller number between the two numbers"</text:span><text:span text:style-name="T3">&lt;&lt;endl;</text:span></text:p>
      <text:p text:style-name="P51"><text:span text:style-name="T3"><text:s text:c="4"/></text:span><text:span text:style-name="T8">return</text:span><text:span text:style-name="T3"> 0;</text:span></text:p>
      <text:p text:style-name="P26">}</text:p>
      <text:p text:style-name="P26"/>
      <text:p text:style-name="P5">/* </text:p>
      <text:p text:style-name="P1"><text:s/>* File: <text:s text:c="2"/>main.cpp</text:p>
      <text:p text:style-name="P1"><text:s/>* Author: Abdul-Hakim</text:p>
      <text:p text:style-name="P1"><text:s/>* Created on July 4, 2015, 8:39 PM</text:p>
      <text:p text:style-name="P1"><text:s/>*/</text:p>
      <text:p text:style-name="P21"/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string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1">//Global Constants </text:p>
      <text:p text:style-name="P1">//Function Prototypes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Declare the variables</text:p>
      <text:p text:style-name="P51"><text:span text:style-name="T3"><text:s text:c="4"/>string name;</text:span><text:span text:style-name="T1">//Hold the name of the user</text:span></text:p>
      <text:p text:style-name="P51"><text:span text:style-name="T3"><text:s text:c="4"/>string city;</text:span><text:span text:style-name="T1">//Hold the name of the city</text:span></text:p>
      <text:p text:style-name="P51"><text:soft-page-break/><text:span text:style-name="T3"><text:s text:c="4"/>string college;</text:span><text:span text:style-name="T1">//Holds the name of the college</text:span></text:p>
      <text:p text:style-name="P51"><text:span text:style-name="T3"><text:s text:c="4"/>string career;</text:span><text:span text:style-name="T1">//Holds the occupation of the user</text:span></text:p>
      <text:p text:style-name="P51"><text:span text:style-name="T3"><text:s text:c="4"/>string Animal;</text:span><text:span text:style-name="T1">//Holds the type of animal that the user has adopted</text:span></text:p>
      <text:p text:style-name="P51"><text:span text:style-name="T3"><text:s text:c="4"/>string Pet;</text:span><text:span text:style-name="T1">//Holds the name of the pet</text:span></text:p>
      <text:p text:style-name="P51"><text:span text:style-name="T3"><text:s text:c="4"/></text:span><text:span text:style-name="T8">int</text:span><text:span text:style-name="T3"> Age;</text:span><text:span text:style-name="T1">//Holds the age of user when they were in college</text:span></text:p>
      <text:p text:style-name="P1">//Prompt to let the user input the needed values</text:p>
      <text:p text:style-name="P1">//This prompt is so the user can input their name</text:p>
      <text:p text:style-name="P51"><text:span text:style-name="T3">cout&lt;&lt;</text:span><text:span text:style-name="T7">"Please enter your name:"</text:span><text:span text:style-name="T3">;</text:span></text:p>
      <text:p text:style-name="P21">cin&gt;&gt;name;</text:p>
      <text:p text:style-name="P1">//This prompt is so that the user can input the name of the city they live in <text:s text:c="3"/></text:p>
      <text:p text:style-name="P51"><text:span text:style-name="T3">cout&lt;&lt;</text:span><text:span text:style-name="T7">"Enter the city you live in:"</text:span><text:span text:style-name="T3">;</text:span></text:p>
      <text:p text:style-name="P21">cin&gt;&gt;city;</text:p>
      <text:p text:style-name="P1">//This prompt is so the user the can input the name of the college that they attended</text:p>
      <text:p text:style-name="P51"><text:span text:style-name="T3">cout&lt;&lt;</text:span><text:span text:style-name="T7">"Enter the name of the college that you attended:"</text:span><text:span text:style-name="T3">;</text:span></text:p>
      <text:p text:style-name="P21">cin&gt;&gt;college;</text:p>
      <text:p text:style-name="P1">//This prompt is so the user can input at which age they attended college</text:p>
      <text:p text:style-name="P51"><text:span text:style-name="T3">cout&lt;&lt;</text:span><text:span text:style-name="T7">"Enter the age when you attended college:"</text:span><text:span text:style-name="T3">;</text:span></text:p>
      <text:p text:style-name="P21">cin&gt;&gt;Age;</text:p>
      <text:p text:style-name="P1">//This prompt is that the user can input the name of their profession</text:p>
      <text:p text:style-name="P51"><text:span text:style-name="T3">cout&lt;&lt;</text:span><text:span text:style-name="T7">"Please enter the name of your career:"</text:span><text:span text:style-name="T3">;</text:span></text:p>
      <text:p text:style-name="P21">cin&gt;&gt;career;</text:p>
      <text:p text:style-name="P1">//This prompt is that the user can input the type of animal they adopted as a pet</text:p>
      <text:p text:style-name="P51"><text:span text:style-name="T3">cout&lt;&lt;</text:span><text:span text:style-name="T7">"Enter the type of animal you have adopted as your pet:"</text:span><text:span text:style-name="T3">;</text:span></text:p>
      <text:p text:style-name="P21">cin&gt;&gt;Animal;</text:p>
      <text:p text:style-name="P1">//This prompt is the user can input the name of their pet</text:p>
      <text:p text:style-name="P51"><text:span text:style-name="T3">cout&lt;&lt;</text:span><text:span text:style-name="T7">"Enter the name of your pet:"</text:span><text:span text:style-name="T3">;</text:span></text:p>
      <text:p text:style-name="P21">cin&gt;&gt;Pet;</text:p>
      <text:p text:style-name="P1">//Output the story </text:p>
      <text:p text:style-name="P1">//Which has the user inputs inserted in it</text:p>
      <text:p text:style-name="P51"><text:span text:style-name="T3">cout&lt;&lt;</text:span><text:span text:style-name="T7">"There once was a person named "</text:span><text:span text:style-name="T3">&lt;&lt;name&lt;&lt;</text:span><text:span text:style-name="T7">" who lived in "</text:span><text:span text:style-name="T3">&lt;&lt;city&lt;&lt;</text:span><text:span text:style-name="T7">". "</text:span><text:span text:style-name="T3">&lt;&lt;</text:span><text:span text:style-name="T7">"At the age of "</text:span><text:span text:style-name="T3">&lt;&lt;Age&lt;&lt;</text:span><text:span text:style-name="T7">", "</text:span><text:span text:style-name="T3">&lt;&lt;name&lt;&lt;</text:span><text:span text:style-name="T7">" went to college at "</text:span><text:span text:style-name="T3">&lt;&lt;college&lt;&lt;</text:span><text:span text:style-name="T7">". "</text:span><text:span text:style-name="T3">&lt;&lt;name&lt;&lt;</text:span><text:span text:style-name="T7">" graduated and went to work as a "</text:span><text:span text:style-name="T3">&lt;&lt;career&lt;&lt;</text:span><text:span text:style-name="T7">". "</text:span><text:span text:style-name="T3">&lt;&lt;</text:span><text:span text:style-name="T7">"Then, "</text:span><text:span text:style-name="T3">&lt;&lt;name&lt;&lt;</text:span><text:span text:style-name="T7">" adopted a "</text:span><text:span text:style-name="T3">&lt;&lt;Animal&lt;&lt;</text:span><text:span text:style-name="T7">" named "</text:span><text:span text:style-name="T3">&lt;&lt;Pet&lt;&lt;</text:span><text:span text:style-name="T7">". "</text:span><text:span text:style-name="T3">&lt;&lt;</text:span><text:span text:style-name="T7">"They both lived happily ever after!"</text:span><text:span text:style-name="T3">&lt;&lt;endl;</text:span></text:p>
      <text:p text:style-name="P1">//Exit stage right</text:p>
      <text:p text:style-name="P51"><text:span text:style-name="T3"><text:s text:c="4"/></text:span><text:span text:style-name="T8">return</text:span><text:span text:style-name="T3"> 0;</text:span></text:p>
      <text:p text:style-name="P26">}</text:p>
      <text:p text:style-name="P26"/>
      <text:p text:style-name="P5">/* </text:p>
      <text:p text:style-name="P1"><text:s/>* File: <text:s text:c="2"/>main.cpp</text:p>
      <text:p text:style-name="P1"><text:s/>* Author: Abdul Hakim Abbas</text:p>
      <text:p text:style-name="P1"><text:s/>* Purpose: To find the average score from the five scores</text:p>
      <text:p text:style-name="P1"><text:s/>* Created on July 4, 2015, 5:35 PM</text:p>
      <text:p text:style-name="P1"><text:s/>*/</text:p>
      <text:p text:style-name="P21"/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cmath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1">//Global Constants</text:p>
      <text:p text:style-name="P1">//Function Prototypes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Declare variables</text:p>
      <text:p text:style-name="P51"><text:span text:style-name="T3"><text:s text:c="4"/></text:span><text:span text:style-name="T8">float</text:span><text:span text:style-name="T3"> n1;</text:span></text:p>
      <text:p text:style-name="P51"><text:span text:style-name="T3"><text:s text:c="4"/></text:span><text:span text:style-name="T8">float</text:span><text:span text:style-name="T3"> n2;</text:span></text:p>
      <text:p text:style-name="P51"><text:span text:style-name="T3"><text:s text:c="4"/></text:span><text:span text:style-name="T8">float</text:span><text:span text:style-name="T3"> n3;</text:span></text:p>
      <text:p text:style-name="P51"><text:soft-page-break/><text:span text:style-name="T3"><text:s text:c="4"/></text:span><text:span text:style-name="T8">float</text:span><text:span text:style-name="T3"> n4;</text:span></text:p>
      <text:p text:style-name="P51"><text:span text:style-name="T3"><text:s text:c="4"/></text:span><text:span text:style-name="T8">float</text:span><text:span text:style-name="T3"> n5;</text:span></text:p>
      <text:p text:style-name="P51"><text:span text:style-name="T3"><text:s text:c="4"/></text:span><text:span text:style-name="T8">float</text:span><text:span text:style-name="T3"> total;</text:span></text:p>
      <text:p text:style-name="P51"><text:span text:style-name="T3"><text:s text:c="4"/></text:span><text:span text:style-name="T8">float</text:span><text:span text:style-name="T3"> avg;</text:span></text:p>
      <text:p text:style-name="P1">//Prompt the user to input the five test scores</text:p>
      <text:p text:style-name="P1">//Enter the first score</text:p>
      <text:p text:style-name="P51"><text:span text:style-name="T3">cout&lt;&lt;</text:span><text:span text:style-name="T7">"Enter the first valid test score"</text:span><text:span text:style-name="T3">&lt;&lt;endl;</text:span></text:p>
      <text:p text:style-name="P21">cin&gt;&gt;n1;</text:p>
      <text:p text:style-name="P1">//Enter the second score</text:p>
      <text:p text:style-name="P51"><text:span text:style-name="T3">cout&lt;&lt;</text:span><text:span text:style-name="T7">"Enter the second valid test score"</text:span><text:span text:style-name="T3">&lt;&lt;endl;</text:span></text:p>
      <text:p text:style-name="P21">cin&gt;&gt;n2;</text:p>
      <text:p text:style-name="P1">//Enter the third score</text:p>
      <text:p text:style-name="P51"><text:span text:style-name="T3">cout&lt;&lt;</text:span><text:span text:style-name="T7">"Enter the third valid test score"</text:span><text:span text:style-name="T3">&lt;&lt;endl;</text:span></text:p>
      <text:p text:style-name="P21">cin&gt;&gt;n3;</text:p>
      <text:p text:style-name="P1">//Enter the fourth score</text:p>
      <text:p text:style-name="P51"><text:span text:style-name="T3">cout&lt;&lt;</text:span><text:span text:style-name="T7">"Enter the fourth valid test score"</text:span><text:span text:style-name="T3">&lt;&lt;endl;</text:span></text:p>
      <text:p text:style-name="P21">cin&gt;&gt;n4;</text:p>
      <text:p text:style-name="P1">//Enter the fifth score</text:p>
      <text:p text:style-name="P51"><text:span text:style-name="T3">cout&lt;&lt;</text:span><text:span text:style-name="T7">"Enter the fifth valid test score"</text:span><text:span text:style-name="T3">&lt;&lt;endl;</text:span></text:p>
      <text:p text:style-name="P21">cin&gt;&gt;n5;</text:p>
      <text:p text:style-name="P1">//Process inputs here</text:p>
      <text:p text:style-name="P21">total=n1+n2+n3+n4+n5;</text:p>
      <text:p text:style-name="P21">avg=(total/5);</text:p>
      <text:p text:style-name="P1">//The average score</text:p>
      <text:p text:style-name="P1">//Output the results</text:p>
      <text:p text:style-name="P21">cout&lt;&lt;fixed&lt;&lt;showpoint&lt;&lt;setprecision(1)&lt;&lt;endl;</text:p>
      <text:p text:style-name="P51"><text:span text:style-name="T3">cout&lt;&lt;</text:span><text:span text:style-name="T7">"The average score of the five tests was "</text:span><text:span text:style-name="T3">&lt;&lt;avg&lt;&lt;endl;</text:span></text:p>
      <text:p text:style-name="P1">//Exit stage right</text:p>
      <text:p text:style-name="P51"><text:span text:style-name="T3"><text:s text:c="4"/></text:span><text:span text:style-name="T8">return</text:span><text:span text:style-name="T3"> 0;</text:span></text:p>
      <text:p text:style-name="P26">}</text:p>
      <text:p text:style-name="P26"/>
      <text:p text:style-name="P5">/* </text:p>
      <text:p text:style-name="P1"><text:s/>* File: <text:s text:c="2"/>main.cpp</text:p>
      <text:p text:style-name="P1"><text:s/>* Author: Abdul Hakim Abbas</text:p>
      <text:p text:style-name="P1"><text:s/>* Purpose: To find the income made by the tickets sold</text:p>
      <text:p text:style-name="P1"><text:s/>* Created on July 4, 2015, 4:32 PM</text:p>
      <text:p text:style-name="P1"><text:s/>*/</text:p>
      <text:p text:style-name="P21"/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cmath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1">//Global Constants</text:p>
      <text:p text:style-name="P1">//Function Prototypes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Declare variables</text:p>
      <text:p text:style-name="P51"><text:span text:style-name="T3"><text:s text:c="4"/></text:span><text:span text:style-name="T8">float</text:span><text:span text:style-name="T3"> total;</text:span><text:span text:style-name="T1">//Holds the total income made by the tickets sold</text:span></text:p>
      <text:p text:style-name="P51"><text:span text:style-name="T3"><text:s text:c="4"/></text:span><text:span text:style-name="T8">float</text:span><text:span text:style-name="T3"> A;</text:span><text:span text:style-name="T1">//Holds the cost of a Class A seat</text:span></text:p>
      <text:p text:style-name="P51"><text:span text:style-name="T3"><text:s text:c="4"/></text:span><text:span text:style-name="T8">float</text:span><text:span text:style-name="T3"> B;</text:span><text:span text:style-name="T1">//Holds the cost of a Class B seat</text:span></text:p>
      <text:p text:style-name="P51"><text:span text:style-name="T3"><text:s text:c="4"/></text:span><text:span text:style-name="T8">float</text:span><text:span text:style-name="T3"> C;</text:span><text:span text:style-name="T1">//Holds the cost of a Class C seat</text:span></text:p>
      <text:p text:style-name="P51"><text:span text:style-name="T3"><text:s text:c="4"/></text:span><text:span text:style-name="T8">int</text:span><text:span text:style-name="T3"> nA;</text:span><text:span text:style-name="T1">//Holds the number of tickets sold for Class A</text:span></text:p>
      <text:p text:style-name="P51"><text:span text:style-name="T3"><text:s text:c="4"/></text:span><text:span text:style-name="T8">int</text:span><text:span text:style-name="T3"> nB;</text:span><text:span text:style-name="T1">//Holds the number of tickets sold for Class B</text:span></text:p>
      <text:p text:style-name="P51"><text:span text:style-name="T3"><text:s text:c="4"/></text:span><text:span text:style-name="T8">int</text:span><text:span text:style-name="T3"> nC;</text:span><text:span text:style-name="T1">//Holds the number of tickets sold for Class C</text:span></text:p>
      <text:p text:style-name="P1">//Prompt the user to input the number of tickets sold in the 3 categories</text:p>
      <text:p text:style-name="P1">//The first value input by the user <text:s text:c="3"/></text:p>
      <text:p text:style-name="P51"><text:soft-page-break/><text:span text:style-name="T3"><text:s text:c="4"/>cout&lt;&lt;</text:span><text:span text:style-name="T7">"Please enter a valid number value for the total Class A seats sold"</text:span><text:span text:style-name="T3">&lt;&lt;endl;</text:span></text:p>
      <text:p text:style-name="P51"><text:span text:style-name="T3"><text:s text:c="4"/>cin&gt;&gt;nA;</text:span><text:span text:style-name="T1">//Holds the value entered by the user for Class A seats sold</text:span></text:p>
      <text:p text:style-name="P1">//The second value input by the user</text:p>
      <text:p text:style-name="P51"><text:span text:style-name="T3"><text:s text:c="4"/>cout&lt;&lt;</text:span><text:span text:style-name="T7">"Please enter a valid number value for the total Class B seats sold"</text:span><text:span text:style-name="T3">&lt;&lt;endl;</text:span></text:p>
      <text:p text:style-name="P51"><text:span text:style-name="T3"><text:s text:c="4"/>cin&gt;&gt;nB;</text:span><text:span text:style-name="T1">//Holds the value entered by the user for Class B seats sold</text:span></text:p>
      <text:p text:style-name="P1">//The third value input by the user</text:p>
      <text:p text:style-name="P51"><text:span text:style-name="T3"><text:s text:c="4"/>cout&lt;&lt;</text:span><text:span text:style-name="T7">"Please enter a valid number value for the total Class C seats sold"</text:span><text:span text:style-name="T3">&lt;&lt;endl; <text:s text:c="3"/></text:span></text:p>
      <text:p text:style-name="P51"><text:span text:style-name="T3"><text:s text:c="4"/>cin&gt;&gt;nC;</text:span><text:span text:style-name="T1">//Holds the value entered by the user for Class C seats sold</text:span></text:p>
      <text:p text:style-name="P1">//Process inputs here</text:p>
      <text:p text:style-name="P21"><text:s text:c="4"/>A=15.00f;</text:p>
      <text:p text:style-name="P21"><text:s text:c="4"/>B=12.00f;</text:p>
      <text:p text:style-name="P21"><text:s text:c="4"/>C=9.00f;</text:p>
      <text:p text:style-name="P21"><text:s text:c="4"/>total=(nA*A)+(nB*B)+(nC*C);</text:p>
      <text:p text:style-name="P1">//Output the results </text:p>
      <text:p text:style-name="P21"><text:s text:c="4"/>cout&lt;&lt;fixed&lt;&lt;showpoint&lt;&lt;setprecision(2)&lt;&lt;endl; <text:s text:c="3"/></text:p>
      <text:p text:style-name="P51"><text:span text:style-name="T3"><text:s text:c="4"/>cout&lt;&lt;</text:span><text:span text:style-name="T7">"The income generated from the ticket sales was $"</text:span><text:span text:style-name="T3">&lt;&lt;total&lt;&lt;endl;</text:span></text:p>
      <text:p text:style-name="P1">//Exit stage right <text:s text:c="3"/></text:p>
      <text:p text:style-name="P51"><text:span text:style-name="T3"><text:s text:c="4"/></text:span><text:span text:style-name="T8">return</text:span><text:span text:style-name="T3"> 0;</text:span></text:p>
      <text:p text:style-name="P26">}</text:p>
      <text:p text:style-name="P26"/>
      <text:p text:style-name="P5">/* </text:p>
      <text:p text:style-name="P1"><text:s/>* File: <text:s text:c="2"/>main.cpp</text:p>
      <text:p text:style-name="P1"><text:s/>* Author: Abdul Hakim Abbas</text:p>
      <text:p text:style-name="P1"><text:s/>* Purpose: To find out the end result of the transaction</text:p>
      <text:p text:style-name="P1"><text:s/>* Created on July 3, 2015, 12:13 A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1">//Global Constants </text:p>
      <text:p text:style-name="P1">//Function Prototypes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Declare the variables</text:p>
      <text:p text:style-name="P51"><text:span text:style-name="T3"><text:s text:c="4"/></text:span><text:span text:style-name="T8">int</text:span><text:span text:style-name="T3"> tStock;</text:span><text:span text:style-name="T1">//Holds the total amount of stocks</text:span></text:p>
      <text:p text:style-name="P51"><text:span text:style-name="T3"><text:s text:c="4"/></text:span><text:span text:style-name="T8">float</text:span><text:span text:style-name="T3"> Bprice;</text:span><text:span text:style-name="T1">//Holds the total cost of the shares at the buying transaction</text:span></text:p>
      <text:p text:style-name="P51"><text:span text:style-name="T3"><text:s text:c="4"/></text:span><text:span text:style-name="T8">float</text:span><text:span text:style-name="T3"> Bcmsn;</text:span><text:span text:style-name="T1">//Holds the commission paid to the broker in the buying transaction</text:span></text:p>
      <text:p text:style-name="P51"><text:span text:style-name="T3"><text:s text:c="4"/></text:span><text:span text:style-name="T8">float</text:span><text:span text:style-name="T3"> Bcost;</text:span><text:span text:style-name="T1">//Holds the cost of one share at the buying phase of the transaction</text:span></text:p>
      <text:p text:style-name="P51"><text:span text:style-name="T3"><text:s text:c="4"/></text:span><text:span text:style-name="T8">float</text:span><text:span text:style-name="T3"> profit;</text:span><text:span text:style-name="T1">//Holds the profit made by the transactions</text:span></text:p>
      <text:p text:style-name="P51"><text:span text:style-name="T3"><text:s text:c="4"/></text:span><text:span text:style-name="T8">float</text:span><text:span text:style-name="T3"> Sprice;</text:span><text:span text:style-name="T1">//Holds the total cost of the shares at the selling transaction</text:span></text:p>
      <text:p text:style-name="P51"><text:span text:style-name="T3"><text:s text:c="4"/></text:span><text:span text:style-name="T8">float</text:span><text:span text:style-name="T3"> Scmsn;</text:span><text:span text:style-name="T1">//Holds the commission paid to the broker at the selling transaction</text:span></text:p>
      <text:p text:style-name="P51"><text:span text:style-name="T3"><text:s text:c="4"/></text:span><text:span text:style-name="T8">float</text:span><text:span text:style-name="T3"> Scost;</text:span><text:span text:style-name="T1">//Holds the cost of one share at the selling phase of the transaction</text:span></text:p>
      <text:p text:style-name="P51"><text:span text:style-name="T3"><text:s text:c="4"/></text:span><text:span text:style-name="T8">float</text:span><text:span text:style-name="T3"> cmsn;</text:span><text:span text:style-name="T1">//Hold the total cost of the commission paid to the Stock broker</text:span></text:p>
      <text:p text:style-name="P51"><text:span text:style-name="T3"><text:s text:c="4"/></text:span><text:span text:style-name="T8">float</text:span><text:span text:style-name="T3"> total;</text:span><text:span text:style-name="T1">//Holds the total cost of the stocks</text:span></text:p>
      <text:p text:style-name="P1">//Process the Inputs Here</text:p>
      <text:p text:style-name="P51"><text:span text:style-name="T3"><text:s text:c="4"/>tStock=1000;</text:span><text:span text:style-name="T1">//Total amount of stocks for the transactions</text:span></text:p>
      <text:p text:style-name="P51"><text:span text:style-name="T3"><text:s text:c="4"/>Bcost=45.50f;</text:span><text:span text:style-name="T1">//Price of one share in $</text:span></text:p>
      <text:p text:style-name="P51"><text:span text:style-name="T3"><text:s text:c="4"/>Bprice=tStock*Bcost;</text:span><text:span text:style-name="T1">//The cost of the stocks when they were bought</text:span></text:p>
      <text:p text:style-name="P51"><text:span text:style-name="T3"><text:s text:c="4"/>Bcmsn=Bprice*0.02f;</text:span><text:span text:style-name="T1">//The commission given to the broker at the buying phase of the transaction</text:span></text:p>
      <text:p text:style-name="P51"><text:span text:style-name="T3"><text:s text:c="4"/>Scost=56.90f;</text:span><text:span text:style-name="T1">//The price of one share in the selling phase</text:span></text:p>
      <text:p text:style-name="P51"><text:span text:style-name="T3"><text:s text:c="4"/>Sprice=tStock*Scost;</text:span><text:span text:style-name="T1">//The cost of the stocks at the selling phase</text:span></text:p>
      <text:p text:style-name="P51"><text:span text:style-name="T3"><text:s text:c="4"/>Scmsn=Sprice*0.02f;</text:span><text:span text:style-name="T1">//The commission given to the broker at the selling phase</text:span></text:p>
      <text:p text:style-name="P51"><text:span text:style-name="T3"><text:s text:c="4"/>cmsn=Bcmsn+Scmsn;</text:span><text:span text:style-name="T1">//The total commission paid to the Stock broker</text:span></text:p>
      <text:p text:style-name="P51"><text:span text:style-name="T3"><text:s text:c="4"/>total=Bprice+Sprice;</text:span><text:span text:style-name="T1">//The total cost of the stocks</text:span></text:p>
      <text:p text:style-name="P51"><text:span text:style-name="T3"><text:s text:c="4"/>profit=total-cmsn;</text:span><text:span text:style-name="T1">//The total profit after paying off the two commissions</text:span></text:p>
      <text:p text:style-name="P1">//Output the results</text:p>
      <text:p text:style-name="P51"><text:span text:style-name="T3"><text:s text:c="4"/>cout&lt;&lt;</text:span><text:span text:style-name="T7">"The total profit made by the transaction is $"</text:span><text:span text:style-name="T3">&lt;&lt;profit&lt;&lt;endl;</text:span></text:p>
      <text:p text:style-name="P51"><text:soft-page-break/><text:span text:style-name="T3"><text:s text:c="4"/>cout&lt;&lt;</text:span><text:span text:style-name="T7">"The total amount that Joe paid for the stocks is $"</text:span><text:span text:style-name="T3">&lt;&lt;total&lt;&lt;endl; <text:s text:c="4"/></text:span></text:p>
      <text:p text:style-name="P51"><text:span text:style-name="T3"><text:s text:c="4"/>cout&lt;&lt;</text:span><text:span text:style-name="T7">"The commission paid to the broker at the buying phase is $"</text:span><text:span text:style-name="T3">&lt;&lt;Bcmsn&lt;&lt;endl;</text:span></text:p>
      <text:p text:style-name="P51"><text:span text:style-name="T3"><text:s text:c="4"/>cout&lt;&lt;</text:span><text:span text:style-name="T7">"The commission paid to the broker at the selling phase is $"</text:span><text:span text:style-name="T3">&lt;&lt;Scmsn&lt;&lt;endl;</text:span></text:p>
      <text:p text:style-name="P51"><text:span text:style-name="T3"><text:s text:c="4"/>cout&lt;&lt;</text:span><text:span text:style-name="T7">"The total commission is $"</text:span><text:span text:style-name="T3">&lt;&lt;cmsn&lt;&lt;endl; <text:s text:c="4"/></text:span></text:p>
      <text:p text:style-name="P1">//Exit stage right! <text:s text:c="3"/></text:p>
      <text:p text:style-name="P51"><text:span text:style-name="T3"><text:s text:c="4"/></text:span><text:span text:style-name="T8">return</text:span><text:span text:style-name="T3"> 0;</text:span></text:p>
      <text:p text:style-name="P26">}</text:p>
      <text:p text:style-name="P26"/>
      <text:p text:style-name="P5">/* </text:p>
      <text:p text:style-name="P1"><text:s/>* File: <text:s text:c="2"/>main.cpp</text:p>
      <text:p text:style-name="P1"><text:s/>* Author: Abdul Hakim Abbas</text:p>
      <text:p text:style-name="P1"><text:s/>* Created on June 30, 2015, 12:57 PM</text:p>
      <text:p text:style-name="P1"><text:s/>*/</text:p>
      <text:p text:style-name="P21"/>
      <text:p text:style-name="P21"/>
      <text:p text:style-name="P1">//System Libraries</text:p>
      <text:p text:style-name="P51"><text:span text:style-name="T2">#include</text:span><text:span text:style-name="T3"> </text:span><text:span text:style-name="T7">&lt;iomanip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ctime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21"/>
      <text:p text:style-name="P1">//Global Constants</text:p>
      <text:p text:style-name="P21"/>
      <text:p text:style-name="P1">//Function Prototypes</text:p>
      <text:p text:style-name="P21"/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21"><text:s text:c="4"/></text:p>
      <text:p text:style-name="P51"><text:span text:style-name="T3"><text:s text:c="4"/></text:span><text:span text:style-name="T1">//Set the random seed</text:span></text:p>
      <text:p text:style-name="P51"><text:span text:style-name="T3"><text:s text:c="4"/>srand(</text:span><text:span text:style-name="T8">static_cast</text:span><text:span text:style-name="T3">&lt;</text:span><text:span text:style-name="T8">unsigned</text:span><text:span text:style-name="T3"> </text:span><text:span text:style-name="T8">int</text:span><text:span text:style-name="T3">&gt;(time(0)));</text:span></text:p>
      <text:p text:style-name="P51"><text:span text:style-name="T3"><text:s text:c="4"/></text:span><text:span text:style-name="T1">//Declare variables</text:span></text:p>
      <text:p text:style-name="P51"><text:span text:style-name="T3"><text:s text:c="4"/></text:span><text:span text:style-name="T8">unsigned</text:span><text:span text:style-name="T3"> </text:span><text:span text:style-name="T8">short</text:span><text:span text:style-name="T3"> op1,op2,result,answer;</text:span></text:p>
      <text:p text:style-name="P51"><text:span text:style-name="T3"><text:s text:c="4"/></text:span><text:span text:style-name="T8">char</text:span><text:span text:style-name="T3"> op;</text:span></text:p>
      <text:p text:style-name="P51"><text:span text:style-name="T3"><text:s text:c="4"/></text:span><text:span text:style-name="T8">bool</text:span><text:span text:style-name="T3"> doAgain;</text:span></text:p>
      <text:p text:style-name="P21"><text:s text:c="4"/></text:p>
      <text:p text:style-name="P51"><text:span text:style-name="T3"><text:s text:c="4"/></text:span><text:span text:style-name="T1">//Loop based upon continuing to play with the math tutor</text:span></text:p>
      <text:p text:style-name="P51"><text:span text:style-name="T3"><text:s text:c="4"/></text:span><text:span text:style-name="T8">do</text:span><text:span text:style-name="T3">{</text:span></text:p>
      <text:p text:style-name="P51"><text:span text:style-name="T3"><text:s text:c="8"/></text:span><text:span text:style-name="T1">//Determine op1/op2</text:span></text:p>
      <text:p text:style-name="P51"><text:span text:style-name="T3"><text:s text:c="8"/>op1=rand()%900+100;</text:span><text:span text:style-name="T1">//[100-999];</text:span></text:p>
      <text:p text:style-name="P51"><text:span text:style-name="T3"><text:s text:c="8"/>op2=rand()%900+100;</text:span><text:span text:style-name="T1">//[100-999];</text:span></text:p>
      <text:p text:style-name="P21"><text:s text:c="8"/>op=rand()%5;</text:p>
      <text:p text:style-name="P51"><text:span text:style-name="T3"><text:s text:c="8"/></text:span><text:span text:style-name="T1">//Display the problem</text:span></text:p>
      <text:p text:style-name="P21"><text:s text:c="8"/>cout&lt;&lt;setw(6)&lt;&lt;op1&lt;&lt;endl;</text:p>
      <text:p text:style-name="P51"><text:span text:style-name="T3"><text:s text:c="8"/></text:span><text:span text:style-name="T8">switch</text:span><text:span text:style-name="T3">(op){</text:span></text:p>
      <text:p text:style-name="P51"><text:span text:style-name="T3"><text:s text:c="12"/></text:span><text:span text:style-name="T8">case</text:span><text:span text:style-name="T3"> 0:{</text:span></text:p>
      <text:p text:style-name="P51"><text:span text:style-name="T3"><text:s text:c="16"/>cout&lt;&lt;</text:span><text:span text:style-name="T7">" + "</text:span><text:span text:style-name="T3">&lt;&lt;op2&lt;&lt;endl;</text:span></text:p>
      <text:p text:style-name="P21"><text:s text:c="16"/>answer=op1+op2;</text:p>
      <text:p text:style-name="P51"><text:span text:style-name="T3"><text:s text:c="16"/></text:span><text:span text:style-name="T8">break</text:span><text:span text:style-name="T3">;</text:span></text:p>
      <text:p text:style-name="P21"><text:s text:c="12"/>}</text:p>
      <text:p text:style-name="P51"><text:span text:style-name="T3"><text:s text:c="12"/></text:span><text:span text:style-name="T8">case</text:span><text:span text:style-name="T3"> 1:{</text:span></text:p>
      <text:p text:style-name="P51"><text:span text:style-name="T3"><text:s text:c="16"/>cout&lt;&lt;</text:span><text:span text:style-name="T7">" - "</text:span><text:span text:style-name="T3">&lt;&lt;op2&lt;&lt;endl;</text:span></text:p>
      <text:p text:style-name="P21"><text:s text:c="16"/>answer=op1-op2;</text:p>
      <text:p text:style-name="P51"><text:span text:style-name="T3"><text:s text:c="16"/></text:span><text:span text:style-name="T8">break</text:span><text:span text:style-name="T3">;</text:span></text:p>
      <text:p text:style-name="P21"><text:s text:c="12"/>}</text:p>
      <text:p text:style-name="P51"><text:span text:style-name="T3"><text:s text:c="12"/></text:span><text:span text:style-name="T8">case</text:span><text:span text:style-name="T3"> 2:{</text:span></text:p>
      <text:p text:style-name="P51"><text:span text:style-name="T3"><text:s text:c="16"/>cout&lt;&lt;</text:span><text:span text:style-name="T7">" * "</text:span><text:span text:style-name="T3">&lt;&lt;op2&lt;&lt;endl;</text:span></text:p>
      <text:p text:style-name="P21"><text:soft-page-break/><text:s text:c="16"/>answer=op1*op2;</text:p>
      <text:p text:style-name="P51"><text:span text:style-name="T3"><text:s text:c="16"/></text:span><text:span text:style-name="T8">break</text:span><text:span text:style-name="T3">;</text:span></text:p>
      <text:p text:style-name="P21"><text:s text:c="12"/>}</text:p>
      <text:p text:style-name="P51"><text:span text:style-name="T3"><text:s text:c="12"/></text:span><text:span text:style-name="T8">case</text:span><text:span text:style-name="T3"> 3:{</text:span></text:p>
      <text:p text:style-name="P51"><text:span text:style-name="T3"><text:s text:c="16"/>cout&lt;&lt;</text:span><text:span text:style-name="T7">" / "</text:span><text:span text:style-name="T3">&lt;&lt;op2&lt;&lt;endl;</text:span></text:p>
      <text:p text:style-name="P21"><text:s text:c="16"/>answer=op1/op2;</text:p>
      <text:p text:style-name="P51"><text:span text:style-name="T3"><text:s text:c="16"/></text:span><text:span text:style-name="T8">break</text:span><text:span text:style-name="T3">;</text:span></text:p>
      <text:p text:style-name="P21"><text:s text:c="12"/>}</text:p>
      <text:p text:style-name="P51"><text:span text:style-name="T3"><text:s text:c="12"/></text:span><text:span text:style-name="T8">case</text:span><text:span text:style-name="T3"> 4:{</text:span></text:p>
      <text:p text:style-name="P51"><text:span text:style-name="T3"><text:s text:c="16"/>cout&lt;&lt;</text:span><text:span text:style-name="T7">" % "</text:span><text:span text:style-name="T3">&lt;&lt;op2&lt;&lt;endl;</text:span></text:p>
      <text:p text:style-name="P21"><text:s text:c="16"/>answer=op1%op2;</text:p>
      <text:p text:style-name="P51"><text:span text:style-name="T3"><text:s text:c="16"/></text:span><text:span text:style-name="T8">break</text:span><text:span text:style-name="T3">;</text:span></text:p>
      <text:p text:style-name="P21"><text:s text:c="12"/>}</text:p>
      <text:p text:style-name="P21"><text:s text:c="8"/>}</text:p>
      <text:p text:style-name="P51"><text:span text:style-name="T3"><text:s text:c="8"/>cout&lt;&lt;</text:span><text:span text:style-name="T7">"------"</text:span><text:span text:style-name="T3">&lt;&lt;endl;</text:span></text:p>
      <text:p text:style-name="P51"><text:span text:style-name="T3"><text:s text:c="8"/></text:span><text:span text:style-name="T1">//Input the value for the sum</text:span></text:p>
      <text:p text:style-name="P21"><text:s text:c="8"/>cin&gt;&gt;result;</text:p>
      <text:p text:style-name="P51"><text:span text:style-name="T3"><text:s text:c="8"/></text:span><text:span text:style-name="T1">//If correct output Congratulations else try again?</text:span></text:p>
      <text:p text:style-name="P51"><text:span text:style-name="T3"><text:s text:c="8"/></text:span><text:span text:style-name="T8">if</text:span><text:span text:style-name="T3">(result==answer){</text:span></text:p>
      <text:p text:style-name="P51"><text:span text:style-name="T3"><text:s text:c="12"/>cout&lt;&lt;endl&lt;&lt;</text:span><text:span text:style-name="T7">"Congratulations"</text:span><text:span text:style-name="T3">&lt;&lt;endl;</text:span></text:p>
      <text:p text:style-name="P51"><text:span text:style-name="T3"><text:s text:c="8"/>}</text:span><text:span text:style-name="T8">else</text:span><text:span text:style-name="T3">{</text:span></text:p>
      <text:p text:style-name="P51"><text:span text:style-name="T3"><text:s text:c="12"/>cout&lt;&lt;endl&lt;&lt;</text:span><text:span text:style-name="T7">"Wrong Answer"</text:span><text:span text:style-name="T3">&lt;&lt;endl;</text:span></text:p>
      <text:p text:style-name="P51"><text:span text:style-name="T3"><text:s text:c="12"/>cout&lt;&lt;</text:span><text:span text:style-name="T7">"The answer was = "</text:span><text:span text:style-name="T3">&lt;&lt;answer&lt;&lt;endl;</text:span></text:p>
      <text:p text:style-name="P21"><text:s text:c="8"/>}</text:p>
      <text:p text:style-name="P51"><text:span text:style-name="T3"><text:s text:c="8"/></text:span><text:span text:style-name="T1">//Prompt if they would like to continue</text:span></text:p>
      <text:p text:style-name="P51"><text:span text:style-name="T3"><text:s text:c="8"/>cout&lt;&lt;endl&lt;&lt;</text:span><text:span text:style-name="T7">"Would you like to continue y/n"</text:span><text:span text:style-name="T3">&lt;&lt;endl;</text:span></text:p>
      <text:p text:style-name="P51"><text:span text:style-name="T3"><text:s text:c="8"/></text:span><text:span text:style-name="T8">char</text:span><text:span text:style-name="T3"> response;</text:span></text:p>
      <text:p text:style-name="P21"><text:s text:c="8"/>cin&gt;&gt;response;</text:p>
      <text:p text:style-name="P51"><text:span text:style-name="T3"><text:s text:c="8"/></text:span><text:span text:style-name="T8">if</text:span><text:span text:style-name="T3">(response==</text:span><text:span text:style-name="T7">'y'</text:span><text:span text:style-name="T3">)doAgain=</text:span><text:span text:style-name="T8">true</text:span><text:span text:style-name="T3">;</text:span></text:p>
      <text:p text:style-name="P51"><text:span text:style-name="T3"><text:s text:c="8"/></text:span><text:span text:style-name="T8">else</text:span><text:span text:style-name="T3"> doAgain=</text:span><text:span text:style-name="T8">false</text:span><text:span text:style-name="T3">;</text:span></text:p>
      <text:p text:style-name="P51"><text:span text:style-name="T3"><text:s text:c="4"/>}</text:span><text:span text:style-name="T8">while</text:span><text:span text:style-name="T3">(doAgain);</text:span></text:p>
      <text:p text:style-name="P21"/>
      <text:p text:style-name="P51"><text:span text:style-name="T3"><text:s text:c="4"/></text:span><text:span text:style-name="T1">//Exit Stage Right!</text:span></text:p>
      <text:p text:style-name="P51"><text:span text:style-name="T3"><text:s text:c="4"/></text:span><text:span text:style-name="T8">return</text:span><text:span text:style-name="T3"> 0;</text:span></text:p>
      <text:p text:style-name="P26">}</text:p>
      <text:p text:style-name="P26"/>
      <text:p text:style-name="P5">/* </text:p>
      <text:p text:style-name="P1"><text:s/>* File: <text:s text:c="2"/>main.cpp</text:p>
      <text:p text:style-name="P1"><text:s/>* Author: Abdul Hakim Abbas</text:p>
      <text:p text:style-name="P1"><text:s/>* Purpose: <text:s/>Monthly Payments</text:p>
      <text:p text:style-name="P1"><text:s/>* Created on July 1, 2015, 11:05 A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21"/>
      <text:p text:style-name="P1">//Global Constants</text:p>
      <text:p text:style-name="P21"/>
      <text:p text:style-name="P1">//Function Prototypes</text:p>
      <text:p text:style-name="P21"/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Declare Variables</text:span></text:p>
      <text:p text:style-name="P51"><text:span text:style-name="T3"><text:s text:c="4"/></text:span><text:span text:style-name="T8">unsigned</text:span><text:span text:style-name="T3"> </text:span><text:span text:style-name="T8">char</text:span><text:span text:style-name="T3"> nMonths=36; </text:span><text:span text:style-name="T1">//Number of Months to payoff loan</text:span></text:p>
      <text:p text:style-name="P51"><text:span text:style-name="T3"><text:s text:c="4"/></text:span><text:span text:style-name="T8">unsigned</text:span><text:span text:style-name="T3"> </text:span><text:span text:style-name="T8">short</text:span><text:span text:style-name="T3"> loan=10000;</text:span><text:span text:style-name="T1">//Loan Amount in $'s</text:span></text:p>
      <text:p text:style-name="P51"><text:soft-page-break/><text:span text:style-name="T3"><text:s text:c="4"/></text:span><text:span text:style-name="T8">float</text:span><text:span text:style-name="T3"> ir=0.01f; <text:s text:c="10"/></text:span><text:span text:style-name="T1">//Interest Rate per Month</text:span></text:p>
      <text:p text:style-name="P51"><text:span text:style-name="T3"><text:s text:c="4"/></text:span><text:span text:style-name="T8">float</text:span><text:span text:style-name="T3"> mnthPay; <text:s text:c="11"/></text:span><text:span text:style-name="T1">//Monthly Payment in $'s</text:span></text:p>
      <text:p text:style-name="P51"><text:span text:style-name="T3"><text:s text:c="4"/></text:span><text:span text:style-name="T8">float</text:span><text:span text:style-name="T3"> temp=1.0f; <text:s text:c="9"/></text:span><text:span text:style-name="T1">//Intermediate value found in Monthly Payment equation</text:span></text:p>
      <text:p text:style-name="P51"><text:span text:style-name="T3"><text:s text:c="4"/></text:span><text:span text:style-name="T8">float</text:span><text:span text:style-name="T3"> cstLoan; <text:s text:c="11"/></text:span><text:span text:style-name="T1">//Cost of the loan in $'s</text:span></text:p>
      <text:p text:style-name="P51"><text:span text:style-name="T3"><text:s text:c="4"/></text:span><text:span text:style-name="T8">float</text:span><text:span text:style-name="T3"> totCost; <text:s text:c="11"/></text:span><text:span text:style-name="T1">//Total paid back to lender</text:span></text:p>
      <text:p text:style-name="P21"><text:s text:c="4"/></text:p>
      <text:p text:style-name="P51"><text:span text:style-name="T3"><text:s text:c="4"/></text:span><text:span text:style-name="T1">//Calculate the intermediate value</text:span></text:p>
      <text:p text:style-name="P51"><text:span text:style-name="T3"><text:s text:c="4"/></text:span><text:span text:style-name="T8">float</text:span><text:span text:style-name="T3"> onePlsi=(1+ir);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months=1;months&lt;=nMonths;months++){</text:span></text:p>
      <text:p text:style-name="P21"><text:s text:c="8"/>temp*=onePlsi;</text:p>
      <text:p text:style-name="P21"><text:s text:c="4"/>}</text:p>
      <text:p text:style-name="P21"><text:s text:c="4"/></text:p>
      <text:p text:style-name="P51"><text:span text:style-name="T3"><text:s text:c="4"/></text:span><text:span text:style-name="T1">//Calculate the monthly payment</text:span></text:p>
      <text:p text:style-name="P21"><text:s text:c="4"/>mnthPay=ir*temp*loan/(temp-1);</text:p>
      <text:p text:style-name="P51"><text:span text:style-name="T3"><text:s text:c="4"/>mnthPay=</text:span><text:span text:style-name="T8">static_cast</text:span><text:span text:style-name="T3">&lt;</text:span><text:span text:style-name="T8">int</text:span><text:span text:style-name="T3">&gt;(mnthPay*100)/100.0f;</text:span><text:span text:style-name="T1">//Exact amount in pennies</text:span></text:p>
      <text:p text:style-name="P21"><text:s text:c="4"/>totCost=nMonths*mnthPay;</text:p>
      <text:p text:style-name="P21"><text:s text:c="4"/>cstLoan=totCost-loan;</text:p>
      <text:p text:style-name="P21"><text:s text:c="4"/></text:p>
      <text:p text:style-name="P51"><text:span text:style-name="T3"><text:s text:c="4"/></text:span><text:span text:style-name="T1">//Output the results</text:span></text:p>
      <text:p text:style-name="P21"><text:s text:c="4"/>cout.setf(ios::fixed);</text:p>
      <text:p text:style-name="P21"><text:s text:c="4"/>cout.setf(ios::showpoint);</text:p>
      <text:p text:style-name="P21"><text:s text:c="4"/>cout.precision(2);</text:p>
      <text:p text:style-name="P51"><text:span text:style-name="T3"><text:s text:c="4"/>cout&lt;&lt;</text:span><text:span text:style-name="T7">"Loan Amount: <text:s text:c="9"/>$"</text:span><text:span text:style-name="T3">&lt;&lt;setw(8)&lt;&lt;loan*1.0f&lt;&lt;endl;</text:span></text:p>
      <text:p text:style-name="P51"><text:span text:style-name="T3"><text:s text:c="4"/>cout&lt;&lt;</text:span><text:span text:style-name="T7">"Monthly Interest Rate: "</text:span><text:span text:style-name="T3">&lt;&lt;setw(8)&lt;&lt;ir*100&lt;&lt;</text:span><text:span text:style-name="T7">"%"</text:span><text:span text:style-name="T3">&lt;&lt;endl;</text:span></text:p>
      <text:p text:style-name="P51"><text:span text:style-name="T3"><text:s text:c="4"/>cout&lt;&lt;</text:span><text:span text:style-name="T7">"Number of Payments: <text:s text:c="3"/>"</text:span><text:span text:style-name="T3">&lt;&lt;setw(8)&lt;&lt;</text:span><text:span text:style-name="T8">static_cast</text:span><text:span text:style-name="T3">&lt;</text:span><text:span text:style-name="T8">int</text:span><text:span text:style-name="T3">&gt;(nMonths)&lt;&lt;endl;</text:span></text:p>
      <text:p text:style-name="P51"><text:span text:style-name="T3"><text:s text:c="4"/>cout&lt;&lt;</text:span><text:span text:style-name="T7">"Monthly Payment: <text:s text:c="5"/>$"</text:span><text:span text:style-name="T3">&lt;&lt;setw(8)&lt;&lt;mnthPay&lt;&lt;endl;</text:span></text:p>
      <text:p text:style-name="P51"><text:span text:style-name="T3"><text:s text:c="4"/>cout&lt;&lt;</text:span><text:span text:style-name="T7">"Amount Paid Back: <text:s text:c="4"/>$"</text:span><text:span text:style-name="T3">&lt;&lt;setw(8)&lt;&lt;totCost&lt;&lt;endl;</text:span></text:p>
      <text:p text:style-name="P51"><text:span text:style-name="T3"><text:s text:c="4"/>cout&lt;&lt;</text:span><text:span text:style-name="T7">"Interest Paid: <text:s text:c="7"/>$"</text:span><text:span text:style-name="T3">&lt;&lt;setw(8)&lt;&lt;cstLoan&lt;&lt;endl;</text:span></text:p>
      <text:p text:style-name="P21"><text:s text:c="4"/></text:p>
      <text:p text:style-name="P51"><text:span text:style-name="T3"><text:s text:c="4"/></text:span><text:span text:style-name="T1">//Exit stage right!</text:span></text:p>
      <text:p text:style-name="P51"><text:span text:style-name="T3"><text:s text:c="4"/></text:span><text:span text:style-name="T8">return</text:span><text:span text:style-name="T3"> 0;</text:span></text:p>
      <text:p text:style-name="P26">}</text:p>
      <text:p text:style-name="P26"/>
      <text:p text:style-name="P5">/* </text:p>
      <text:p text:style-name="P1"><text:s/>* File: <text:s text:c="2"/>main.cpp</text:p>
      <text:p text:style-name="P1"><text:s/>* Author: Abdul Hakim Abbas</text:p>
      <text:p text:style-name="P1"><text:s/>* Purpose: What brand is the EMS</text:p>
      <text:p text:style-name="P1"><text:s/>* Created on July 2, 2015, 1:06 PM</text:p>
      <text:p text:style-name="P1"><text:s/>*/</text:p>
      <text:p text:style-name="P21"/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21"/>
      <text:p text:style-name="P1">//Global Constants</text:p>
      <text:p text:style-name="P21"/>
      <text:p text:style-name="P1">//Function Prototypes</text:p>
      <text:p text:style-name="P21"/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Declare variables</text:span></text:p>
      <text:p text:style-name="P51"><text:span text:style-name="T3"><text:s text:c="4"/></text:span><text:span text:style-name="T8">float</text:span><text:span text:style-name="T3"> wvLnMtr;</text:span><text:span text:style-name="T1">//Wave length in Meters</text:span></text:p>
      <text:p text:style-name="P21"><text:s text:c="4"/></text:p>
      <text:p text:style-name="P51"><text:span text:style-name="T3"><text:s text:c="4"/></text:span><text:span text:style-name="T1">//Loop</text:span></text:p>
      <text:p text:style-name="P51"><text:span text:style-name="T3"><text:s text:c="4"/></text:span><text:span text:style-name="T8">do</text:span><text:span text:style-name="T3">{</text:span></text:p>
      <text:p text:style-name="P51"><text:soft-page-break/><text:span text:style-name="T3"><text:s text:c="8"/></text:span><text:span text:style-name="T1">//Prompt for input</text:span></text:p>
      <text:p text:style-name="P51"><text:span text:style-name="T3"><text:s text:c="8"/>cout&lt;&lt;</text:span><text:span text:style-name="T7">"Input the wave length in meters"</text:span><text:span text:style-name="T3">&lt;&lt;endl;</text:span></text:p>
      <text:p text:style-name="P21"><text:s text:c="8"/>cin&gt;&gt;wvLnMtr;</text:p>
      <text:p text:style-name="P51"><text:span text:style-name="T3"><text:s text:c="8"/></text:span><text:span text:style-name="T1">//Output the spectrum band</text:span></text:p>
      <text:p text:style-name="P51"><text:span text:style-name="T3"><text:s text:c="8"/></text:span><text:span text:style-name="T8">if</text:span><text:span text:style-name="T3"> <text:s text:c="4"/>(wvLnMtr&gt;1e-2 )cout&lt;&lt;wvLnMtr&lt;&lt;</text:span><text:span text:style-name="T7">"(mtrs) is in the Radio Wave band "</text:span><text:span text:style-name="T3">&lt;&lt;endl;</text:span></text:p>
      <text:p text:style-name="P51"><text:span text:style-name="T3"><text:s text:c="8"/></text:span><text:span text:style-name="T8">else</text:span><text:span text:style-name="T3"> </text:span><text:span text:style-name="T8">if</text:span><text:span text:style-name="T3">(wvLnMtr&gt;1e-3 )cout&lt;&lt;wvLnMtr&lt;&lt;</text:span><text:span text:style-name="T7">"(mtrs) is in the Micro Wave band "</text:span><text:span text:style-name="T3">&lt;&lt;endl;</text:span></text:p>
      <text:p text:style-name="P51"><text:span text:style-name="T3"><text:s text:c="8"/></text:span><text:span text:style-name="T8">else</text:span><text:span text:style-name="T3"> </text:span><text:span text:style-name="T8">if</text:span><text:span text:style-name="T3">(wvLnMtr&gt;7e-7 )cout&lt;&lt;wvLnMtr&lt;&lt;</text:span><text:span text:style-name="T7">"(mtrs) is in the Infrared band <text:s text:c="2"/>"</text:span><text:span text:style-name="T3">&lt;&lt;endl;</text:span></text:p>
      <text:p text:style-name="P51"><text:span text:style-name="T3"><text:s text:c="8"/></text:span><text:span text:style-name="T8">else</text:span><text:span text:style-name="T3"> </text:span><text:span text:style-name="T8">if</text:span><text:span text:style-name="T3">(wvLnMtr&gt;4e-7 )cout&lt;&lt;wvLnMtr&lt;&lt;</text:span><text:span text:style-name="T7">"(mtrs) is in the Visible band <text:s text:c="3"/>"</text:span><text:span text:style-name="T3">&lt;&lt;endl;</text:span></text:p>
      <text:p text:style-name="P51"><text:span text:style-name="T3"><text:s text:c="8"/></text:span><text:span text:style-name="T8">else</text:span><text:span text:style-name="T3"> </text:span><text:span text:style-name="T8">if</text:span><text:span text:style-name="T3">(wvLnMtr&gt;1e-8 )cout&lt;&lt;wvLnMtr&lt;&lt;</text:span><text:span text:style-name="T7">"(mtrs) is in the Ultraviolet band"</text:span><text:span text:style-name="T3">&lt;&lt;endl;</text:span></text:p>
      <text:p text:style-name="P51"><text:span text:style-name="T3"><text:s text:c="8"/></text:span><text:span text:style-name="T8">else</text:span><text:span text:style-name="T3"> </text:span><text:span text:style-name="T8">if</text:span><text:span text:style-name="T3">(wvLnMtr&gt;1e-11)cout&lt;&lt;wvLnMtr&lt;&lt;</text:span><text:span text:style-name="T7">"(mtrs) is in the X-Ray band <text:s text:c="5"/>"</text:span><text:span text:style-name="T3">&lt;&lt;endl;</text:span></text:p>
      <text:p text:style-name="P51"><text:span text:style-name="T3"><text:s text:c="8"/></text:span><text:span text:style-name="T8">else</text:span><text:span text:style-name="T3"> <text:s text:c="17"/>cout&lt;&lt;wvLnMtr&lt;&lt;</text:span><text:span text:style-name="T7">"(mtrs) is in the Gamma Ray band <text:s/>"</text:span><text:span text:style-name="T3">&lt;&lt;endl;</text:span></text:p>
      <text:p text:style-name="P51"><text:span text:style-name="T3"><text:s text:c="4"/>}</text:span><text:span text:style-name="T8">while</text:span><text:span text:style-name="T3">(wvLnMtr!=1);</text:span></text:p>
      <text:p text:style-name="P21"><text:s text:c="4"/></text:p>
      <text:p text:style-name="P51"><text:span text:style-name="T3"><text:s text:c="4"/></text:span><text:span text:style-name="T1">//Exit stage right!</text:span></text:p>
      <text:p text:style-name="P51"><text:span text:style-name="T3"><text:s text:c="4"/></text:span><text:span text:style-name="T8">return</text:span><text:span text:style-name="T3"> 0;</text:span></text:p>
      <text:p text:style-name="P26">}</text:p>
      <text:p text:style-name="P26"/>
      <text:p text:style-name="P5">/* </text:p>
      <text:p text:style-name="P1"><text:s/>* File: <text:s text:c="2"/>main.cpp</text:p>
      <text:p text:style-name="P1"><text:s/>* Author: Abdul-Hakim</text:p>
      <text:p text:style-name="P1"><text:s/>* Purpose: How many years,months,etc</text:p>
      <text:p text:style-name="P1"><text:s/>* Created on July 2, 2015, 1:25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21"/>
      <text:p text:style-name="P1">//Global Constants</text:p>
      <text:p text:style-name="P21"/>
      <text:p text:style-name="P1">//Function Prototypes</text:p>
      <text:p text:style-name="P21"/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Declare variables</text:span></text:p>
      <text:p text:style-name="P51"><text:span text:style-name="T3"><text:s text:c="4"/></text:span><text:span text:style-name="T8">int</text:span><text:span text:style-name="T3"> nSecs;</text:span></text:p>
      <text:p text:style-name="P51"><text:span text:style-name="T3"><text:s text:c="4"/></text:span><text:span text:style-name="T8">int</text:span><text:span text:style-name="T3"> yrs,mnths,weeks,days,hrs,min,secs;</text:span></text:p>
      <text:p text:style-name="P21"><text:s text:c="4"/></text:p>
      <text:p text:style-name="P51"><text:span text:style-name="T3"><text:s text:c="4"/></text:span><text:span text:style-name="T1">//Prompt for the number of seconds</text:span></text:p>
      <text:p text:style-name="P51"><text:span text:style-name="T3"><text:s text:c="4"/>cout&lt;&lt;</text:span><text:span text:style-name="T7">"How many seconds to convert?"</text:span><text:span text:style-name="T3">&lt;&lt;endl;</text:span></text:p>
      <text:p text:style-name="P21"><text:s text:c="4"/>cin&gt;&gt;nSecs;</text:p>
      <text:p text:style-name="P51"><text:span text:style-name="T3"><text:s text:c="4"/>cout&lt;&lt;</text:span><text:span text:style-name="T7">"The number of seconds to convert = "</text:span><text:span text:style-name="T3">&lt;&lt;nSecs&lt;&lt;</text:span><text:span text:style-name="T7">"(secs)"</text:span><text:span text:style-name="T3">&lt;&lt;endl;</text:span></text:p>
      <text:p text:style-name="P21"><text:s text:c="4"/></text:p>
      <text:p text:style-name="P51"><text:span text:style-name="T3"><text:s text:c="4"/></text:span><text:span text:style-name="T1">//Calculate the values</text:span></text:p>
      <text:p text:style-name="P51"><text:span text:style-name="T3"><text:s text:c="4"/>secs=nSecs%60; </text:span><text:span text:style-name="T1">//How many seconds</text:span></text:p>
      <text:p text:style-name="P51"><text:span text:style-name="T3"><text:s text:c="4"/>nSecs/=60; <text:s text:c="4"/></text:span><text:span text:style-name="T1">//Now determine minutes</text:span></text:p>
      <text:p text:style-name="P51"><text:span text:style-name="T3"><text:s text:c="4"/>min=nSecs%60; <text:s/></text:span><text:span text:style-name="T1">//How many minutes</text:span></text:p>
      <text:p text:style-name="P51"><text:span text:style-name="T3"><text:s text:c="4"/>nSecs/=60; <text:s text:c="4"/></text:span><text:span text:style-name="T1">//Now determine hours</text:span></text:p>
      <text:p text:style-name="P51"><text:span text:style-name="T3"><text:s text:c="4"/>hrs=nSecs%24; <text:s/></text:span><text:span text:style-name="T1">//How many hours</text:span></text:p>
      <text:p text:style-name="P51"><text:span text:style-name="T3"><text:s text:c="4"/>nSecs/=24; <text:s text:c="4"/></text:span><text:span text:style-name="T1">//Now determine days</text:span></text:p>
      <text:p text:style-name="P51"><text:span text:style-name="T3"><text:s text:c="4"/>days=nSecs%7; <text:s/></text:span><text:span text:style-name="T1">//How many days</text:span></text:p>
      <text:p text:style-name="P51"><text:span text:style-name="T3"><text:s text:c="4"/>nSecs/=7; <text:s text:c="5"/></text:span><text:span text:style-name="T1">//Now determine weeks</text:span></text:p>
      <text:p text:style-name="P51"><text:span text:style-name="T3"><text:s text:c="4"/>weeks=nSecs%4; </text:span><text:span text:style-name="T1">//How many weeks</text:span></text:p>
      <text:p text:style-name="P51"><text:span text:style-name="T3"><text:s text:c="4"/>nSecs/=4; <text:s text:c="5"/></text:span><text:span text:style-name="T1">//Now determine months</text:span></text:p>
      <text:p text:style-name="P51"><text:span text:style-name="T3"><text:s text:c="4"/>mnths=nSecs%12;</text:span><text:span text:style-name="T1">//How many months</text:span></text:p>
      <text:p text:style-name="P51"><text:span text:style-name="T3"><text:s text:c="4"/>yrs=nSecs/12; <text:s/></text:span><text:span text:style-name="T1">//How many years</text:span></text:p>
      <text:p text:style-name="P21"><text:soft-page-break/><text:s text:c="4"/></text:p>
      <text:p text:style-name="P51"><text:span text:style-name="T3"><text:s text:c="4"/></text:span><text:span text:style-name="T1">//Output the results</text:span></text:p>
      <text:p text:style-name="P51"><text:span text:style-name="T3"><text:s text:c="4"/>cout&lt;&lt;</text:span><text:span text:style-name="T7">"The number of years <text:s text:c="2"/>= "</text:span><text:span text:style-name="T3">&lt;&lt;yrs&lt;&lt;endl;</text:span></text:p>
      <text:p text:style-name="P51"><text:span text:style-name="T3"><text:s text:c="4"/>cout&lt;&lt;</text:span><text:span text:style-name="T7">"The number of months <text:s/>= "</text:span><text:span text:style-name="T3">&lt;&lt;mnths&lt;&lt;endl;</text:span></text:p>
      <text:p text:style-name="P51"><text:span text:style-name="T3"><text:s text:c="4"/>cout&lt;&lt;</text:span><text:span text:style-name="T7">"The number of weeks <text:s text:c="2"/>= "</text:span><text:span text:style-name="T3">&lt;&lt;weeks&lt;&lt;endl;</text:span></text:p>
      <text:p text:style-name="P51"><text:span text:style-name="T3"><text:s text:c="4"/>cout&lt;&lt;</text:span><text:span text:style-name="T7">"The number of days <text:s text:c="3"/>= "</text:span><text:span text:style-name="T3">&lt;&lt;days&lt;&lt;endl;</text:span></text:p>
      <text:p text:style-name="P51"><text:span text:style-name="T3"><text:s text:c="4"/>cout&lt;&lt;</text:span><text:span text:style-name="T7">"The number of hours <text:s text:c="2"/>= "</text:span><text:span text:style-name="T3">&lt;&lt;hrs&lt;&lt;endl;</text:span></text:p>
      <text:p text:style-name="P51"><text:span text:style-name="T3"><text:s text:c="4"/>cout&lt;&lt;</text:span><text:span text:style-name="T7">"The number of minutes = "</text:span><text:span text:style-name="T3">&lt;&lt;min&lt;&lt;endl;</text:span></text:p>
      <text:p text:style-name="P51"><text:span text:style-name="T3"><text:s text:c="4"/>cout&lt;&lt;</text:span><text:span text:style-name="T7">"The number of seconds = "</text:span><text:span text:style-name="T3">&lt;&lt;secs&lt;&lt;endl;</text:span></text:p>
      <text:p text:style-name="P21"><text:s text:c="4"/></text:p>
      <text:p text:style-name="P51"><text:span text:style-name="T3"><text:s text:c="4"/></text:span><text:span text:style-name="T1">//Check result</text:span></text:p>
      <text:p text:style-name="P51"><text:span text:style-name="T3"><text:s text:c="4"/>cout&lt;&lt;endl&lt;&lt;</text:span><text:span text:style-name="T7">"As a check = "</text:span><text:span text:style-name="T3">;</text:span></text:p>
      <text:p text:style-name="P21"><text:s text:c="4"/>cout&lt;&lt;((((((yrs*12+mnths)*4+weeks)*7+days)*24+hrs)*60+min)*60+secs);</text:p>
      <text:p text:style-name="P51"><text:span text:style-name="T3"><text:s text:c="4"/>cout&lt;&lt;</text:span><text:span text:style-name="T7">"(secs)"</text:span><text:span text:style-name="T3">;</text:span></text:p>
      <text:p text:style-name="P21"/>
      <text:p text:style-name="P51"><text:span text:style-name="T3"><text:s text:c="4"/></text:span><text:span text:style-name="T1">//Exit stage right!</text:span></text:p>
      <text:p text:style-name="P51"><text:span text:style-name="T3"><text:s text:c="4"/></text:span><text:span text:style-name="T8">return</text:span><text:span text:style-name="T3"> 0;</text:span></text:p>
      <text:p text:style-name="P26">}</text:p>
      <text:p text:style-name="P26"/>
      <text:p text:style-name="P5">/* </text:p>
      <text:p text:style-name="P1"><text:s/>* File: <text:s text:c="2"/>main.cpp</text:p>
      <text:p text:style-name="P1"><text:s/>* Author: AbdulHakim Abbas</text:p>
      <text:p text:style-name="P1"><text:s/>* Purpose: To calculate the current time and the time after a waiting period</text:p>
      <text:p text:style-name="P1"><text:s/>* Created on July 11, 2015, 6:34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1">//Global Constants</text:p>
      <text:p text:style-name="P1">//Function Prototypes</text:p>
      <text:p text:style-name="P51"><text:span text:style-name="T8">void</text:span><text:span text:style-name="T3"> input(</text:span><text:span text:style-name="T8">int</text:span><text:span text:style-name="T3">&amp; hour, </text:span><text:span text:style-name="T8">int</text:span><text:span text:style-name="T3">&amp; mins);</text:span><text:span text:style-name="T1">//Function for the inputs</text:span></text:p>
      <text:p text:style-name="P51"><text:span text:style-name="T8">void</text:span><text:span text:style-name="T3"> waitT(</text:span><text:span text:style-name="T8">int</text:span><text:span text:style-name="T3">&amp; hour, </text:span><text:span text:style-name="T8">int</text:span><text:span text:style-name="T3">&amp; mins);</text:span><text:span text:style-name="T1">//Function for the wait times</text:span></text:p>
      <text:p text:style-name="P51"><text:span text:style-name="T8">void</text:span><text:span text:style-name="T3"> output(</text:span><text:span text:style-name="T8">int</text:span><text:span text:style-name="T3">&amp; hour, </text:span><text:span text:style-name="T8">int</text:span><text:span text:style-name="T3">&amp; mins);</text:span><text:span text:style-name="T1">//Function for the output times</text:span>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Declare Variables</text:p>
      <text:p text:style-name="P51"><text:span text:style-name="T3"><text:s text:c="4"/></text:span><text:span text:style-name="T8">int</text:span><text:span text:style-name="T3"> hour, mins;</text:span><text:span text:style-name="T1">//They will hold the hour and minute values entered by the user </text:span></text:p>
      <text:p text:style-name="P51"><text:span text:style-name="T3"><text:s text:c="4"/></text:span><text:span text:style-name="T8">char</text:span><text:span text:style-name="T3"> ans;</text:span><text:span text:style-name="T1">//Holds the answer if the user wants to proceed with the program</text:span></text:p>
      <text:p text:style-name="P51"><text:span text:style-name="T3"><text:s text:c="4"/></text:span><text:span text:style-name="T8">do</text:span><text:span text:style-name="T3">{</text:span></text:p>
      <text:p text:style-name="P1">//Function Call <text:s text:c="3"/></text:p>
      <text:p text:style-name="P51"><text:span text:style-name="T3"><text:s text:c="4"/>input(hour, mins);</text:span><text:span text:style-name="T1">//Calls the Input Function</text:span></text:p>
      <text:p text:style-name="P51"><text:span text:style-name="T3"><text:s text:c="4"/>waitT(hour, mins);</text:span><text:span text:style-name="T1">//Calls the Wait Time Function</text:span></text:p>
      <text:p text:style-name="P51"><text:span text:style-name="T3"><text:s text:c="4"/>output(hour, mins);</text:span><text:span text:style-name="T1">//Calls the Output Function</text:span></text:p>
      <text:p text:style-name="P51"><text:span text:style-name="T3"><text:s text:c="4"/>cout&lt;&lt;</text:span><text:span text:style-name="T7">"Would you like to recalculate your wait time?\n"</text:span><text:span text:style-name="T3">;</text:span><text:span text:style-name="T1">//Gives the user the option to calculate another wait time</text:span></text:p>
      <text:p text:style-name="P51"><text:span text:style-name="T3"><text:s text:c="4"/>cout&lt;&lt;</text:span><text:span text:style-name="T7">"Enter Y for yes, N for no: "</text:span><text:span text:style-name="T3">;</text:span></text:p>
      <text:p text:style-name="P21"><text:s text:c="4"/>cin&gt;&gt;ans;</text:p>
      <text:p text:style-name="P51"><text:span text:style-name="T3"><text:s text:c="4"/>cout&lt;&lt;</text:span><text:span text:style-name="T7">"\n"</text:span><text:span text:style-name="T3">;</text:span></text:p>
      <text:p text:style-name="P51"><text:span text:style-name="T3"><text:s text:c="4"/>}</text:span><text:span text:style-name="T8">while</text:span><text:span text:style-name="T3">(ans==</text:span><text:span text:style-name="T7">'y'</text:span><text:span text:style-name="T3">||ans==</text:span><text:span text:style-name="T7">'Y'</text:span><text:span text:style-name="T3">);</text:span><text:span text:style-name="T1">//Anything other than Y will exit the program</text:span></text:p>
      <text:p text:style-name="P1">//Exit stage right!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1">//Start of the Input Function</text:p>
      <text:p text:style-name="P51"><text:span text:style-name="T8">void</text:span><text:span text:style-name="T3"> input(</text:span><text:span text:style-name="T8">int</text:span><text:span text:style-name="T3">&amp; hour, </text:span><text:span text:style-name="T8">int</text:span><text:span text:style-name="T3">&amp; mins){</text:span></text:p>
      <text:p text:style-name="P51"><text:soft-page-break/><text:span text:style-name="T3"><text:s text:c="4"/>cout&lt;&lt;</text:span><text:span text:style-name="T7">"Enter the hour of the day. In 24-hour format."</text:span><text:span text:style-name="T3">&lt;&lt;endl;</text:span></text:p>
      <text:p text:style-name="P51"><text:span text:style-name="T3"><text:s text:c="4"/>cout&lt;&lt;</text:span><text:span text:style-name="T7">"Hour: "</text:span><text:span text:style-name="T3">;</text:span></text:p>
      <text:p text:style-name="P21"><text:s text:c="4"/>cin&gt;&gt;hour;</text:p>
      <text:p text:style-name="P51"><text:span text:style-name="T3"><text:s text:c="4"/>cout&lt;&lt;</text:span><text:span text:style-name="T7">"Enter your total wait time, in minutes."</text:span><text:span text:style-name="T3">;</text:span></text:p>
      <text:p text:style-name="P51"><text:span text:style-name="T3"><text:s text:c="4"/>cout&lt;&lt;</text:span><text:span text:style-name="T7">"\n"</text:span><text:span text:style-name="T3">;</text:span></text:p>
      <text:p text:style-name="P51"><text:span text:style-name="T3"><text:s text:c="4"/>cout&lt;&lt;</text:span><text:span text:style-name="T7">"Wait Time: "</text:span><text:span text:style-name="T3">;</text:span></text:p>
      <text:p text:style-name="P21"><text:s text:c="4"/>cin&gt;&gt;mins;</text:p>
      <text:p text:style-name="P21"><text:s text:c="4"/>cout&lt;&lt;endl;</text:p>
      <text:p text:style-name="P1">//End Input Function</text:p>
      <text:p text:style-name="P21">}</text:p>
      <text:p text:style-name="P21"/>
      <text:p text:style-name="P1">//Begin Wait Time Function</text:p>
      <text:p text:style-name="P51"><text:span text:style-name="T8">void</text:span><text:span text:style-name="T3"> waitT(</text:span><text:span text:style-name="T8">int</text:span><text:span text:style-name="T3">&amp; hour, </text:span><text:span text:style-name="T8">int</text:span><text:span text:style-name="T3">&amp; mins){</text:span></text:p>
      <text:p text:style-name="P51"><text:span text:style-name="T3"><text:s text:c="4"/></text:span><text:span text:style-name="T8">if</text:span><text:span text:style-name="T3"> (mins&gt;59){</text:span></text:p>
      <text:p text:style-name="P21"><text:s text:c="8"/>hour=hour+(mins/60);</text:p>
      <text:p text:style-name="P21"><text:s text:c="8"/>mins=(mins%60);</text:p>
      <text:p text:style-name="P51"><text:span text:style-name="T3"><text:s text:c="4"/>}</text:span><text:span text:style-name="T8">if</text:span><text:span text:style-name="T3"> (mins&lt;59){</text:span></text:p>
      <text:p text:style-name="P21"><text:s text:c="8"/>mins=mins;</text:p>
      <text:p text:style-name="P51"><text:span text:style-name="T3"><text:s text:c="4"/>}</text:span><text:span text:style-name="T8">if</text:span><text:span text:style-name="T3">(hour&gt;23){</text:span></text:p>
      <text:p text:style-name="P21"><text:s text:c="8"/>hour=hour-24;</text:p>
      <text:p text:style-name="P21"><text:s text:c="4"/>} <text:s text:c="3"/></text:p>
      <text:p text:style-name="P1">//End Wait Time Function</text:p>
      <text:p text:style-name="P21">}</text:p>
      <text:p text:style-name="P21"/>
      <text:p text:style-name="P1">//Start Output Time Function</text:p>
      <text:p text:style-name="P51"><text:span text:style-name="T8">void</text:span><text:span text:style-name="T3"> output(</text:span><text:span text:style-name="T8">int</text:span><text:span text:style-name="T3">&amp; hour, </text:span><text:span text:style-name="T8">int</text:span><text:span text:style-name="T3">&amp; mins){</text:span></text:p>
      <text:p text:style-name="P51"><text:span text:style-name="T3"><text:s text:c="4"/>cout&lt;&lt;</text:span><text:span text:style-name="T7">"The time will be "</text:span><text:span text:style-name="T3">;</text:span></text:p>
      <text:p text:style-name="P51"><text:span text:style-name="T3"><text:s text:c="4"/>cout&lt;&lt;setw(2)&lt;&lt;setfill(</text:span><text:span text:style-name="T7">'0'</text:span><text:span text:style-name="T3">)&lt;&lt;hour&lt;&lt;</text:span><text:span text:style-name="T7">":"</text:span><text:span text:style-name="T3">&lt;&lt;setw(2)&lt;&lt;setfill(</text:span><text:span text:style-name="T7">'0'</text:span><text:span text:style-name="T3">)&lt;&lt;mins;</text:span></text:p>
      <text:p text:style-name="P51"><text:span text:style-name="T3"><text:s text:c="4"/>cout&lt;&lt;</text:span><text:span text:style-name="T7">" hours after your wait.\n"</text:span><text:span text:style-name="T3">;</text:span></text:p>
      <text:p text:style-name="P1">//End Output Time Function </text:p>
      <text:p text:style-name="P26">}</text:p>
      <text:p text:style-name="P26"/>
      <text:p text:style-name="P5">/* </text:p>
      <text:p text:style-name="P1"><text:s/>* File: <text:s text:c="2"/>main.cpp</text:p>
      <text:p text:style-name="P1"><text:s/>* Author: AbdulHakim Abbas</text:p>
      <text:p text:style-name="P1"><text:s/>* Purpose: To covert th 24 hour time format to the 12 hour time format</text:p>
      <text:p text:style-name="P1"><text:s/>* Created on July 11, 2015, 7:08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1">//Global Constants</text:p>
      <text:p text:style-name="P1">//Function Prototypes</text:p>
      <text:p text:style-name="P51"><text:span text:style-name="T8">void</text:span><text:span text:style-name="T3"> input (</text:span><text:span text:style-name="T8">int</text:span><text:span text:style-name="T3">&amp; hour, </text:span><text:span text:style-name="T8">int</text:span><text:span text:style-name="T3">&amp; mins);</text:span><text:span text:style-name="T1">//Input 24 hour time</text:span></text:p>
      <text:p text:style-name="P51"><text:span text:style-name="T8">void</text:span><text:span text:style-name="T3"> convrt(</text:span><text:span text:style-name="T8">int</text:span><text:span text:style-name="T3">&amp; hour, </text:span><text:span text:style-name="T8">int</text:span><text:span text:style-name="T3">&amp; mins, </text:span><text:span text:style-name="T8">char</text:span><text:span text:style-name="T3">&amp; ampm);</text:span><text:span text:style-name="T1">//Converts the input time into a 12 hour time</text:span></text:p>
      <text:p text:style-name="P51"><text:span text:style-name="T8">void</text:span><text:span text:style-name="T3"> output(</text:span><text:span text:style-name="T8">int</text:span><text:span text:style-name="T3">&amp; hour, </text:span><text:span text:style-name="T8">int</text:span><text:span text:style-name="T3">&amp; mins, </text:span><text:span text:style-name="T8">char</text:span><text:span text:style-name="T3">&amp; ampm);</text:span><text:span text:style-name="T1">//Output the <text:s/>12 hour time</text:span>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Declare Variables</text:p>
      <text:p text:style-name="P51"><text:span text:style-name="T3"><text:s text:c="4"/></text:span><text:span text:style-name="T8">int</text:span><text:span text:style-name="T3"> hour, mins;</text:span></text:p>
      <text:p text:style-name="P51"><text:span text:style-name="T3"><text:s text:c="4"/></text:span><text:span text:style-name="T8">char</text:span><text:span text:style-name="T3"> ampm, ans;</text:span></text:p>
      <text:p text:style-name="P51"><text:span text:style-name="T3"><text:s text:c="4"/></text:span><text:span text:style-name="T8">do</text:span><text:span text:style-name="T3">{</text:span></text:p>
      <text:p text:style-name="P51"><text:span text:style-name="T3"><text:s text:c="4"/></text:span><text:span text:style-name="T1">//Function Call <text:s text:c="6"/></text:span></text:p>
      <text:p text:style-name="P51"><text:span text:style-name="T3"><text:s text:c="4"/>input (hour, mins); <text:s text:c="8"/></text:span><text:span text:style-name="T1">//Calls Input Function</text:span></text:p>
      <text:p text:style-name="P51"><text:span text:style-name="T3"><text:s text:c="4"/>convrt(hour, mins, ampm); <text:s text:c="2"/></text:span><text:span text:style-name="T1">//Calls Conversion Function</text:span></text:p>
      <text:p text:style-name="P51"><text:soft-page-break/><text:span text:style-name="T3"><text:s text:c="4"/>output(hour, mins, ampm); <text:s text:c="2"/></text:span><text:span text:style-name="T1">//Calls Output Function</text:span></text:p>
      <text:p text:style-name="P51"><text:span text:style-name="T3"><text:s text:c="4"/>cout&lt;&lt;</text:span><text:span text:style-name="T7">"Would you like to perform the conversion again?\n"</text:span><text:span text:style-name="T3">; </text:span><text:span text:style-name="T1">//Gives user the option to do another conversion</text:span></text:p>
      <text:p text:style-name="P51"><text:span text:style-name="T3"><text:s text:c="4"/>cout&lt;&lt;</text:span><text:span text:style-name="T7">"Enter Y for yes, N for no: "</text:span><text:span text:style-name="T3">;</text:span></text:p>
      <text:p text:style-name="P21"><text:s text:c="4"/>cin&gt;&gt;ans;</text:p>
      <text:p text:style-name="P51"><text:span text:style-name="T3"><text:s text:c="4"/>cout&lt;&lt;</text:span><text:span text:style-name="T7">"\n"</text:span><text:span text:style-name="T3">;</text:span></text:p>
      <text:p text:style-name="P51"><text:span text:style-name="T3"><text:s text:c="4"/>}</text:span><text:span text:style-name="T8">while</text:span><text:span text:style-name="T3"> (ans==</text:span><text:span text:style-name="T7">'y'</text:span><text:span text:style-name="T3">||ans==</text:span><text:span text:style-name="T7">'Y'</text:span><text:span text:style-name="T3">);</text:span><text:span text:style-name="T1">//If anything other than Y, program exits</text:span></text:p>
      <text:p text:style-name="P1">//Exit stage right!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1">//Function for 24 Hour Input Time</text:p>
      <text:p text:style-name="P51"><text:span text:style-name="T8">void</text:span><text:span text:style-name="T3"> input(</text:span><text:span text:style-name="T8">int</text:span><text:span text:style-name="T3">&amp; hour, </text:span><text:span text:style-name="T8">int</text:span><text:span text:style-name="T3">&amp; mins){</text:span></text:p>
      <text:p text:style-name="P51"><text:span text:style-name="T3"><text:s text:c="4"/>cout&lt;&lt;</text:span><text:span text:style-name="T7">"Enter your 24 hour format time. Hours then minutes."</text:span><text:span text:style-name="T3">&lt;&lt;endl;</text:span></text:p>
      <text:p text:style-name="P51"><text:span text:style-name="T3"><text:s text:c="4"/>cout&lt;&lt;</text:span><text:span text:style-name="T7">"H: "</text:span><text:span text:style-name="T3">;</text:span></text:p>
      <text:p text:style-name="P21"><text:s text:c="4"/>cin&gt;&gt;hour;</text:p>
      <text:p text:style-name="P51"><text:span text:style-name="T3"><text:s text:c="4"/>cout&lt;&lt;</text:span><text:span text:style-name="T7">"M: "</text:span><text:span text:style-name="T3">;</text:span></text:p>
      <text:p text:style-name="P21"><text:s text:c="4"/>cin&gt;&gt;mins;</text:p>
      <text:p text:style-name="P21"><text:s text:c="4"/>cout&lt;&lt;endl;</text:p>
      <text:p text:style-name="P51"><text:span text:style-name="T3"><text:s text:c="4"/>cout&lt;&lt;</text:span><text:span text:style-name="T7">"You have entered the 24-hour format time of: "</text:span><text:span text:style-name="T3">;</text:span></text:p>
      <text:p text:style-name="P51"><text:span text:style-name="T3"><text:s text:c="4"/>cout&lt;&lt;setw(2)&lt;&lt;setfill(</text:span><text:span text:style-name="T7">'0'</text:span><text:span text:style-name="T3">)&lt;&lt;hour&lt;&lt;</text:span><text:span text:style-name="T7">":"</text:span><text:span text:style-name="T3">&lt;&lt;setw(2)&lt;&lt;setfill(</text:span><text:span text:style-name="T7">'0'</text:span><text:span text:style-name="T3">)&lt;&lt;mins&lt;&lt;endl;}</text:span></text:p>
      <text:p text:style-name="P1">//End of 24 Hour Input Time Function</text:p>
      <text:p text:style-name="P21"/>
      <text:p text:style-name="P1">//Start of Conversion Function</text:p>
      <text:p text:style-name="P51"><text:span text:style-name="T8">void</text:span><text:span text:style-name="T3"> convrt(</text:span><text:span text:style-name="T8">int</text:span><text:span text:style-name="T3">&amp; hour, </text:span><text:span text:style-name="T8">int</text:span><text:span text:style-name="T3">&amp; mins, </text:span><text:span text:style-name="T8">char</text:span><text:span text:style-name="T3">&amp; ampm){ <text:s/></text:span></text:p>
      <text:p text:style-name="P51"><text:span text:style-name="T3"><text:s text:c="4"/></text:span><text:span text:style-name="T1">//The main purpose of this function is to assign AM and PM to the converted time</text:span></text:p>
      <text:p text:style-name="P51"><text:span text:style-name="T3"><text:s text:c="4"/></text:span><text:span text:style-name="T8">if</text:span><text:span text:style-name="T3"> (hour&gt;12&amp;&amp;hour&lt;=23){ <text:s text:c="4"/></text:span><text:span text:style-name="T1">//If hours are between 12-23</text:span></text:p>
      <text:p text:style-name="P21"><text:s text:c="8"/>hour=hour-12;</text:p>
      <text:p text:style-name="P51"><text:span text:style-name="T3"><text:s text:c="8"/>ampm=</text:span><text:span text:style-name="T7">'P'</text:span><text:span text:style-name="T3">; <text:s text:c="14"/></text:span><text:span text:style-name="T1">//It wouldn't let me have a multi-character constant so I only put "P/A"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 (hour==12){ <text:s text:c="7"/></text:span><text:span text:style-name="T1">//Then below in the output function I included the "M" that is to be added to the end of the sentence</text:span></text:p>
      <text:p text:style-name="P51"><text:span text:style-name="T3"><text:s text:c="8"/>ampm=</text:span><text:span text:style-name="T7">'P'</text:span><text:span text:style-name="T3">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hour==0){ <text:s text:c="9"/></text:span><text:span text:style-name="T1">//Makes 0 equivalent to 12 ex: input=0 output=12</text:span></text:p>
      <text:p text:style-name="P21"><text:s text:c="8"/>hour=12;</text:p>
      <text:p text:style-name="P51"><text:span text:style-name="T3"><text:s text:c="8"/>ampm=</text:span><text:span text:style-name="T7">'A'</text:span><text:span text:style-name="T3">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 (hour&lt;12&amp;&amp;hour&gt;=00){ </text:span><text:span text:style-name="T1">//If hours are between are between 0-12</text:span></text:p>
      <text:p text:style-name="P51"><text:span text:style-name="T3"><text:s text:c="8"/>ampm=</text:span><text:span text:style-name="T7">'A'</text:span><text:span text:style-name="T3">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hour&lt;=24||mins&gt;59){ <text:s/></text:span><text:span text:style-name="T1">//Used for invalid entries that don't fit 24 hour clock</text:span></text:p>
      <text:p text:style-name="P51"><text:span text:style-name="T3"><text:s text:c="8"/>cout&lt;&lt;</text:span><text:span text:style-name="T7">"\n"</text:span><text:span text:style-name="T3">;</text:span></text:p>
      <text:p text:style-name="P51"><text:span text:style-name="T3"><text:s text:c="8"/>cout&lt;&lt;</text:span><text:span text:style-name="T7">"Sorry that was not a valid entry! Please try again."</text:span><text:span text:style-name="T3">;</text:span></text:p>
      <text:p text:style-name="P21"><text:s text:c="4"/>}</text:p>
      <text:p text:style-name="P1">//End of Conversion Function</text:p>
      <text:p text:style-name="P21">}</text:p>
      <text:p text:style-name="P21"/>
      <text:p text:style-name="P1">//Start of Output Time Function</text:p>
      <text:p text:style-name="P51"><text:span text:style-name="T8">void</text:span><text:span text:style-name="T3"> output(</text:span><text:span text:style-name="T8">int</text:span><text:span text:style-name="T3">&amp; hour, </text:span><text:span text:style-name="T8">int</text:span><text:span text:style-name="T3">&amp; mins, </text:span><text:span text:style-name="T8">char</text:span><text:span text:style-name="T3">&amp; ampm){</text:span></text:p>
      <text:p text:style-name="P21"><text:s text:c="4"/>cout&lt;&lt;endl;</text:p>
      <text:p text:style-name="P51"><text:span text:style-name="T3"><text:s text:c="4"/></text:span><text:span text:style-name="T8">if</text:span><text:span text:style-name="T3">(hour&lt;=12&amp;&amp;mins&lt;=59){ <text:s text:c="8"/></text:span><text:span text:style-name="T1">//This accounts for the fact that the 12-hour clock </text:span></text:p>
      <text:p text:style-name="P51"><text:span text:style-name="T3"><text:s text:c="4"/>cout&lt;&lt;</text:span><text:span text:style-name="T7">"The 12-hour format is "</text:span><text:span text:style-name="T3">; </text:span><text:span text:style-name="T1">//and 24-hour clock are the same up until 12, so it doesn't convert anything if the hour&lt;=12</text:span></text:p>
      <text:p text:style-name="P51"><text:span text:style-name="T3"><text:s text:c="4"/>cout&lt;&lt;hour&lt;&lt;</text:span><text:span text:style-name="T7">":"</text:span><text:span text:style-name="T3">&lt;&lt;setw(2)&lt;&lt;setfill(</text:span><text:span text:style-name="T7">'0'</text:span><text:span text:style-name="T3">)&lt;&lt;mins&lt;&lt;</text:span><text:span text:style-name="T7">" "</text:span><text:span text:style-name="T3">&lt;&lt;ampm&lt;&lt;</text:span><text:span text:style-name="T7">"M"</text:span><text:span text:style-name="T3">&lt;&lt;endl; </text:span></text:p>
      <text:p text:style-name="P21"><text:s text:c="4"/>}</text:p>
      <text:p text:style-name="P1">//End of Output Time Function</text:p>
      <text:p text:style-name="P26">}</text:p>
      <text:p text:style-name="P26"/>
      <text:p text:style-name="P5">/* </text:p>
      <text:p text:style-name="P1"><text:s/>* File: <text:s text:c="2"/>main.cpp</text:p>
      <text:p text:style-name="P1"><text:s/>* Author: AbdulHakim Abbas</text:p>
      <text:p text:style-name="P1"><text:s/>* Purpose: A Deep Fried Twinkie Vending Machine</text:p>
      <text:p text:style-name="P1"><text:s/>* Created on July 9, 2015, 10:12 PM</text:p>
      <text:p text:style-name="P1"><text:soft-page-break/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string.h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1">//Global Constants</text:p>
      <text:p text:style-name="P1">//Function Prototypes</text:p>
      <text:p text:style-name="P1">//Execution Begins Here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8">float</text:span><text:span text:style-name="T3"> coinIn; <text:s text:c="2"/></text:span><text:span text:style-name="T1">//This Holds The Inserted Coin Amount</text:span></text:p>
      <text:p text:style-name="P51"><text:span text:style-name="T3"><text:s text:c="4"/></text:span><text:span text:style-name="T8">float</text:span><text:span text:style-name="T3"> totl; <text:s text:c="4"/></text:span><text:span text:style-name="T1">//This Holds The Total</text:span></text:p>
      <text:p text:style-name="P51"><text:span text:style-name="T3"><text:s text:c="4"/></text:span><text:span text:style-name="T8">float</text:span><text:span text:style-name="T3"> chng; <text:s text:c="4"/></text:span><text:span text:style-name="T1">//This Holds The Returned Change Amount</text:span></text:p>
      <text:p text:style-name="P1">// Display a Prompt for the User Input</text:p>
      <text:p text:style-name="P51"><text:span text:style-name="T3"><text:s text:c="4"/>cout&lt;&lt;</text:span><text:span text:style-name="T7">"Deep Fried Twinkies- $3.50"</text:span><text:span text:style-name="T3">;</text:span></text:p>
      <text:p text:style-name="P51"><text:span text:style-name="T3"><text:s text:c="4"/>cout&lt;&lt;</text:span><text:span text:style-name="T7">"\n"</text:span><text:span text:style-name="T3">;</text:span></text:p>
      <text:p text:style-name="P51"><text:span text:style-name="T3"><text:s text:c="4"/>cout&lt;&lt;</text:span><text:span text:style-name="T7">"Vending Machine Only Accepts The Following Coins"</text:span><text:span text:style-name="T3">;</text:span></text:p>
      <text:p text:style-name="P51"><text:span text:style-name="T3"><text:s text:c="4"/>cout&lt;&lt;</text:span><text:span text:style-name="T7">"\n"</text:span><text:span text:style-name="T3">;</text:span></text:p>
      <text:p text:style-name="P51"><text:span text:style-name="T3"><text:s text:c="4"/>cout&lt;&lt;</text:span><text:span text:style-name="T7">"$Dollar Coins, Quarters, Dimes, and Nickels."</text:span><text:span text:style-name="T3">;</text:span></text:p>
      <text:p text:style-name="P51"><text:span text:style-name="T3"><text:s text:c="4"/>cout&lt;&lt;</text:span><text:span text:style-name="T7">"\n"</text:span><text:span text:style-name="T3">;</text:span></text:p>
      <text:p text:style-name="P1">// Calculations and Set Decimal Precision</text:p>
      <text:p text:style-name="P21"><text:s text:c="4"/>totl=0;</text:p>
      <text:p text:style-name="P51"><text:span text:style-name="T3"><text:s text:c="4"/></text:span><text:span text:style-name="T8">do</text:span><text:span text:style-name="T3">{</text:span></text:p>
      <text:p text:style-name="P21"><text:s text:c="8"/>cout.setf(ios::fixed);</text:p>
      <text:p text:style-name="P21"><text:s text:c="8"/>cout.setf(ios::showpoint);</text:p>
      <text:p text:style-name="P21"><text:s text:c="8"/>cout.precision(2); </text:p>
      <text:p text:style-name="P1">//This is a Prompt so user can input the coins into the machine <text:s text:c="6"/></text:p>
      <text:p text:style-name="P51"><text:span text:style-name="T3"><text:s text:c="8"/>cout&lt;&lt;</text:span><text:span text:style-name="T7">"Insert Coin: "</text:span><text:span text:style-name="T3">; <text:s text:c="6"/></text:span></text:p>
      <text:p text:style-name="P21"><text:s text:c="4"/>cin&gt;&gt;coinIn;</text:p>
      <text:p text:style-name="P21"><text:s text:c="8"/>totl=totl+coinIn;</text:p>
      <text:p text:style-name="P1">//This displays the amount that has been input to the machine <text:s text:c="7"/></text:p>
      <text:p text:style-name="P51"><text:span text:style-name="T3"><text:s text:c="8"/>cout&lt;&lt;</text:span><text:span text:style-name="T7">"You have inserted $"</text:span><text:span text:style-name="T3">;</text:span></text:p>
      <text:p text:style-name="P21"><text:s text:c="4"/>cout&lt;&lt;totl;</text:p>
      <text:p text:style-name="P51"><text:span text:style-name="T3"><text:s text:c="4"/>cout&lt;&lt;</text:span><text:span text:style-name="T7">"\n"</text:span><text:span text:style-name="T3">;</text:span></text:p>
      <text:p text:style-name="P1">//To Calculate the total amount of change to return to the User <text:s text:c="3"/></text:p>
      <text:p text:style-name="P51"><text:span text:style-name="T3"><text:s text:c="4"/>}</text:span><text:span text:style-name="T8">while</text:span><text:span text:style-name="T3"> (totl&lt;3.50);</text:span></text:p>
      <text:p text:style-name="P21"><text:s text:c="4"/>chng=totl-3.50;</text:p>
      <text:p text:style-name="P51"><text:span text:style-name="T3"><text:s text:c="7"/></text:span><text:span text:style-name="T8">if</text:span><text:span text:style-name="T3"> (chng&gt;0){</text:span></text:p>
      <text:p text:style-name="P51"><text:span text:style-name="T3"><text:s text:c="7"/>cout&lt;&lt;</text:span><text:span text:style-name="T7">"\n"</text:span><text:span text:style-name="T3">;</text:span></text:p>
      <text:p text:style-name="P51"><text:span text:style-name="T3"><text:s text:c="7"/>cout&lt;&lt;</text:span><text:span text:style-name="T7">"Your change is: $"</text:span><text:span text:style-name="T3">;</text:span></text:p>
      <text:p text:style-name="P21"><text:s text:c="7"/>cout&lt;&lt;chng;</text:p>
      <text:p text:style-name="P51"><text:span text:style-name="T3"><text:s text:c="7"/>cout&lt;&lt;</text:span><text:span text:style-name="T7">"\n"</text:span><text:span text:style-name="T3">;</text:span></text:p>
      <text:p text:style-name="P1">//Give The User their Twinkie <text:s text:c="3"/></text:p>
      <text:p text:style-name="P51"><text:span text:style-name="T3"><text:s text:c="7"/>cout&lt;&lt;</text:span><text:span text:style-name="T7">"\n"</text:span><text:span text:style-name="T3">; <text:s text:c="6"/></text:span></text:p>
      <text:p text:style-name="P51"><text:span text:style-name="T3"><text:s text:c="7"/>cout&lt;&lt;</text:span><text:span text:style-name="T7">"Enjoy your deep-fried twinkie!"</text:span><text:span text:style-name="T3">;</text:span></text:p>
      <text:p text:style-name="P51"><text:span text:style-name="T3"><text:s text:c="7"/>cout&lt;&lt;</text:span><text:span text:style-name="T7">"\n"</text:span><text:span text:style-name="T3">;</text:span></text:p>
      <text:p text:style-name="P51"><text:span text:style-name="T3"><text:s text:c="7"/>}</text:span><text:span text:style-name="T8">else</text:span></text:p>
      <text:p text:style-name="P21"><text:s text:c="7"/>{</text:p>
      <text:p text:style-name="P51"><text:span text:style-name="T3"><text:s/></text:span><text:span text:style-name="T1">//Give The User their Twinkie <text:s text:c="11"/></text:span></text:p>
      <text:p text:style-name="P51"><text:span text:style-name="T3"><text:s text:c="11"/>cout&lt;&lt;</text:span><text:span text:style-name="T7">"\n"</text:span><text:span text:style-name="T3">;</text:span></text:p>
      <text:p text:style-name="P51"><text:span text:style-name="T3"><text:s text:c="11"/>cout&lt;&lt;</text:span><text:span text:style-name="T7">"Enjoy your deep-fried twinkie!"</text:span><text:span text:style-name="T3">;</text:span></text:p>
      <text:p text:style-name="P51"><text:span text:style-name="T3"><text:s text:c="11"/>cout&lt;&lt;</text:span><text:span text:style-name="T7">"\n"</text:span><text:span text:style-name="T3">;</text:span></text:p>
      <text:p text:style-name="P21"><text:s text:c="7"/>}</text:p>
      <text:p text:style-name="P1">//Exit Stage Right</text:p>
      <text:p text:style-name="P51"><text:span text:style-name="T3"><text:s text:c="4"/></text:span><text:span text:style-name="T8">return</text:span><text:span text:style-name="T3"> 0;</text:span></text:p>
      <text:p text:style-name="P26">}</text:p>
      <text:p text:style-name="P26"/>
      <text:p text:style-name="P5"><text:soft-page-break/>/* </text:p>
      <text:p text:style-name="P1"><text:s/>* File: <text:s text:c="2"/>main.cpp</text:p>
      <text:p text:style-name="P1"><text:s/>* Author: AbdulHakim Abbas</text:p>
      <text:p text:style-name="P1"><text:s/>* Purpose: A Deep Fried Twinkie Vending Machine</text:p>
      <text:p text:style-name="P1"><text:s/>* Created on July 9, 2015, 10:12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string.h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1">//Global Constants</text:p>
      <text:p text:style-name="P1">//Function Prototypes</text:p>
      <text:p text:style-name="P1">//Execution Begins Here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8">float</text:span><text:span text:style-name="T3"> coinIn; <text:s text:c="2"/></text:span><text:span text:style-name="T1">//This Holds The Inserted Coin Amount</text:span></text:p>
      <text:p text:style-name="P51"><text:span text:style-name="T3"><text:s text:c="4"/></text:span><text:span text:style-name="T8">float</text:span><text:span text:style-name="T3"> totl; <text:s text:c="4"/></text:span><text:span text:style-name="T1">//This Holds The Total</text:span></text:p>
      <text:p text:style-name="P51"><text:span text:style-name="T3"><text:s text:c="4"/></text:span><text:span text:style-name="T8">float</text:span><text:span text:style-name="T3"> chng; <text:s text:c="4"/></text:span><text:span text:style-name="T1">//This Holds The Returned Change Amount</text:span></text:p>
      <text:p text:style-name="P1">// Display a Prompt for the User Input</text:p>
      <text:p text:style-name="P51"><text:span text:style-name="T3"><text:s text:c="4"/>cout&lt;&lt;</text:span><text:span text:style-name="T7">"Deep Fried Twinkies- $3.50"</text:span><text:span text:style-name="T3">;</text:span></text:p>
      <text:p text:style-name="P51"><text:span text:style-name="T3"><text:s text:c="4"/>cout&lt;&lt;</text:span><text:span text:style-name="T7">"\n"</text:span><text:span text:style-name="T3">;</text:span></text:p>
      <text:p text:style-name="P51"><text:span text:style-name="T3"><text:s text:c="4"/>cout&lt;&lt;</text:span><text:span text:style-name="T7">"Vending Machine Only Accepts The Following Coins"</text:span><text:span text:style-name="T3">;</text:span></text:p>
      <text:p text:style-name="P51"><text:span text:style-name="T3"><text:s text:c="4"/>cout&lt;&lt;</text:span><text:span text:style-name="T7">"\n"</text:span><text:span text:style-name="T3">;</text:span></text:p>
      <text:p text:style-name="P51"><text:span text:style-name="T3"><text:s text:c="4"/>cout&lt;&lt;</text:span><text:span text:style-name="T7">"$Dollar Coins, Quarters, Dimes, and Nickels."</text:span><text:span text:style-name="T3">;</text:span></text:p>
      <text:p text:style-name="P51"><text:span text:style-name="T3"><text:s text:c="4"/>cout&lt;&lt;</text:span><text:span text:style-name="T7">"\n"</text:span><text:span text:style-name="T3">;</text:span></text:p>
      <text:p text:style-name="P1">// Calculations and Set Decimal Precision</text:p>
      <text:p text:style-name="P21"><text:s text:c="4"/>totl=0;</text:p>
      <text:p text:style-name="P51"><text:span text:style-name="T3"><text:s text:c="4"/></text:span><text:span text:style-name="T8">do</text:span><text:span text:style-name="T3">{</text:span></text:p>
      <text:p text:style-name="P21"><text:s text:c="8"/>cout.setf(ios::fixed);</text:p>
      <text:p text:style-name="P21"><text:s text:c="8"/>cout.setf(ios::showpoint);</text:p>
      <text:p text:style-name="P21"><text:s text:c="8"/>cout.precision(2); </text:p>
      <text:p text:style-name="P1">//This is a Prompt so user can input the coins into the machine <text:s text:c="6"/></text:p>
      <text:p text:style-name="P51"><text:span text:style-name="T3"><text:s text:c="8"/>cout&lt;&lt;</text:span><text:span text:style-name="T7">"Insert Coin: "</text:span><text:span text:style-name="T3">; <text:s text:c="6"/></text:span></text:p>
      <text:p text:style-name="P21"><text:s text:c="4"/>cin&gt;&gt;coinIn;</text:p>
      <text:p text:style-name="P21"><text:s text:c="8"/>totl=totl+coinIn;</text:p>
      <text:p text:style-name="P1">//This displays the amount that has been input to the machine <text:s text:c="7"/></text:p>
      <text:p text:style-name="P51"><text:span text:style-name="T3"><text:s text:c="8"/>cout&lt;&lt;</text:span><text:span text:style-name="T7">"You have inserted $"</text:span><text:span text:style-name="T3">;</text:span></text:p>
      <text:p text:style-name="P21"><text:s text:c="4"/>cout&lt;&lt;totl;</text:p>
      <text:p text:style-name="P51"><text:span text:style-name="T3"><text:s text:c="4"/>cout&lt;&lt;</text:span><text:span text:style-name="T7">"\n"</text:span><text:span text:style-name="T3">;</text:span></text:p>
      <text:p text:style-name="P1">//To Calculate the total amount of change to return to the User <text:s text:c="3"/></text:p>
      <text:p text:style-name="P51"><text:span text:style-name="T3"><text:s text:c="4"/>}</text:span><text:span text:style-name="T8">while</text:span><text:span text:style-name="T3"> (totl&lt;3.50);</text:span></text:p>
      <text:p text:style-name="P21"><text:s text:c="4"/>chng=totl-3.50;</text:p>
      <text:p text:style-name="P51"><text:span text:style-name="T3"><text:s text:c="7"/></text:span><text:span text:style-name="T8">if</text:span><text:span text:style-name="T3"> (chng&gt;0){</text:span></text:p>
      <text:p text:style-name="P51"><text:span text:style-name="T3"><text:s text:c="7"/>cout&lt;&lt;</text:span><text:span text:style-name="T7">"\n"</text:span><text:span text:style-name="T3">;</text:span></text:p>
      <text:p text:style-name="P51"><text:span text:style-name="T3"><text:s text:c="7"/>cout&lt;&lt;</text:span><text:span text:style-name="T7">"Your change is: $"</text:span><text:span text:style-name="T3">;</text:span></text:p>
      <text:p text:style-name="P21"><text:s text:c="7"/>cout&lt;&lt;chng;</text:p>
      <text:p text:style-name="P51"><text:span text:style-name="T3"><text:s text:c="7"/>cout&lt;&lt;</text:span><text:span text:style-name="T7">"\n"</text:span><text:span text:style-name="T3">;</text:span></text:p>
      <text:p text:style-name="P1">//Give The User their Twinkie <text:s text:c="3"/></text:p>
      <text:p text:style-name="P51"><text:span text:style-name="T3"><text:s text:c="7"/>cout&lt;&lt;</text:span><text:span text:style-name="T7">"\n"</text:span><text:span text:style-name="T3">; <text:s text:c="6"/></text:span></text:p>
      <text:p text:style-name="P51"><text:span text:style-name="T3"><text:s text:c="7"/>cout&lt;&lt;</text:span><text:span text:style-name="T7">"Enjoy your deep-fried twinkie!"</text:span><text:span text:style-name="T3">;</text:span></text:p>
      <text:p text:style-name="P51"><text:span text:style-name="T3"><text:s text:c="7"/>cout&lt;&lt;</text:span><text:span text:style-name="T7">"\n"</text:span><text:span text:style-name="T3">;</text:span></text:p>
      <text:p text:style-name="P51"><text:span text:style-name="T3"><text:s text:c="7"/>}</text:span><text:span text:style-name="T8">else</text:span></text:p>
      <text:p text:style-name="P21"><text:s text:c="7"/>{</text:p>
      <text:p text:style-name="P51"><text:span text:style-name="T3"><text:s/></text:span><text:span text:style-name="T1">//Give The User their Twinkie <text:s text:c="11"/></text:span></text:p>
      <text:p text:style-name="P51"><text:span text:style-name="T3"><text:s text:c="11"/>cout&lt;&lt;</text:span><text:span text:style-name="T7">"\n"</text:span><text:span text:style-name="T3">;</text:span></text:p>
      <text:p text:style-name="P51"><text:span text:style-name="T3"><text:s text:c="11"/>cout&lt;&lt;</text:span><text:span text:style-name="T7">"Enjoy your deep-fried twinkie!"</text:span><text:span text:style-name="T3">;</text:span></text:p>
      <text:p text:style-name="P51"><text:span text:style-name="T3"><text:s text:c="11"/>cout&lt;&lt;</text:span><text:span text:style-name="T7">"\n"</text:span><text:span text:style-name="T3">;</text:span></text:p>
      <text:p text:style-name="P21"><text:soft-page-break/><text:s text:c="7"/>}</text:p>
      <text:p text:style-name="P1">//Exit Stage Right</text:p>
      <text:p text:style-name="P51"><text:span text:style-name="T3"><text:s text:c="4"/></text:span><text:span text:style-name="T8">return</text:span><text:span text:style-name="T3"> 0;</text:span></text:p>
      <text:p text:style-name="P26">}</text:p>
      <text:p text:style-name="P26"/>
      <text:p text:style-name="P5">/* </text:p>
      <text:p text:style-name="P1"><text:s/>* File: <text:s text:c="2"/>main.cpp</text:p>
      <text:p text:style-name="P1"><text:s/>* Author: AbdulHakim Abbas</text:p>
      <text:p text:style-name="P1"><text:s/>* Purpose: To Output the MPG of a car</text:p>
      <text:p text:style-name="P1"><text:s/>* Created on July 11, 2015, 5:53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string.h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1">//Global Constants</text:p>
      <text:p text:style-name="P51"><text:span text:style-name="T8">const</text:span><text:span text:style-name="T3"> </text:span><text:span text:style-name="T8">float</text:span><text:span text:style-name="T3"> CNVLG=0.264179;</text:span><text:span text:style-name="T1">//Conversion of one liter to gallon</text:span></text:p>
      <text:p text:style-name="P1">//Function Prototypes</text:p>
      <text:p text:style-name="P51"><text:span text:style-name="T8">float</text:span><text:span text:style-name="T3"> cnsmd(</text:span><text:span text:style-name="T8">float</text:span><text:span text:style-name="T3"> gas_par, </text:span><text:span text:style-name="T8">float</text:span><text:span text:style-name="T3"> dist_par);</text:span><text:span text:style-name="T1">//This function calculates the MPG of a car</text:span></text:p>
      <text:p text:style-name="P1">//Execution Begins Here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Declare Variables</text:p>
      <text:p text:style-name="P51"><text:span text:style-name="T3"><text:s text:c="4"/></text:span><text:span text:style-name="T8">float</text:span><text:span text:style-name="T3"> mpg;</text:span><text:span text:style-name="T1">//Miles Per Gallon</text:span></text:p>
      <text:p text:style-name="P51"><text:span text:style-name="T3"><text:s text:c="4"/></text:span><text:span text:style-name="T8">float</text:span><text:span text:style-name="T3"> gas;</text:span><text:span text:style-name="T1">//Amount of Gas</text:span></text:p>
      <text:p text:style-name="P51"><text:span text:style-name="T3"><text:s text:c="4"/></text:span><text:span text:style-name="T8">float</text:span><text:span text:style-name="T3"> dist;</text:span><text:span text:style-name="T1">//Distance Traveled</text:span></text:p>
      <text:p text:style-name="P1">//Prompt for the user to enter the needed values</text:p>
      <text:p text:style-name="P51"><text:span text:style-name="T3"><text:s text:c="4"/>cout&lt;&lt;</text:span><text:span text:style-name="T7">"In liters, enter your gas consumption: "</text:span><text:span text:style-name="T3">;</text:span></text:p>
      <text:p text:style-name="P21"><text:s text:c="4"/>cin&gt;&gt;gas;</text:p>
      <text:p text:style-name="P51"><text:span text:style-name="T3"><text:s text:c="4"/>cout&lt;&lt;</text:span><text:span text:style-name="T7">"In miles, enter the total distance traveled: "</text:span><text:span text:style-name="T3">;</text:span></text:p>
      <text:p text:style-name="P21"><text:s text:c="4"/>cin&gt;&gt;dist;</text:p>
      <text:p text:style-name="P1">//Conversion function being called here</text:p>
      <text:p text:style-name="P21"><text:s text:c="4"/>gas=(gas*CNVLG); <text:s text:c="6"/></text:p>
      <text:p text:style-name="P21"><text:s text:c="4"/>mpg=cnsmd(gas, dist);</text:p>
      <text:p text:style-name="P1">//Set Decimal Precision</text:p>
      <text:p text:style-name="P21"><text:s text:c="4"/>cout.setf(ios::fixed);</text:p>
      <text:p text:style-name="P21"><text:s text:c="4"/>cout.setf(ios::showpoint);</text:p>
      <text:p text:style-name="P21"><text:s text:c="4"/>cout.precision(2);</text:p>
      <text:p text:style-name="P1">//The displayed Output data</text:p>
      <text:p text:style-name="P51"><text:span text:style-name="T3"><text:s text:c="4"/>cout&lt;&lt;</text:span><text:span text:style-name="T7">"Your car has traveled "</text:span><text:span text:style-name="T3">;</text:span></text:p>
      <text:p text:style-name="P21"><text:s text:c="4"/>cout&lt;&lt;dist;</text:p>
      <text:p text:style-name="P51"><text:span text:style-name="T3"><text:s text:c="4"/>cout&lt;&lt;</text:span><text:span text:style-name="T7">" miles, using "</text:span><text:span text:style-name="T3">;</text:span></text:p>
      <text:p text:style-name="P21"><text:s text:c="4"/>cout&lt;&lt;gas;</text:p>
      <text:p text:style-name="P51"><text:span text:style-name="T3"><text:s text:c="4"/>cout&lt;&lt;</text:span><text:span text:style-name="T7">" gallons of gas."</text:span><text:span text:style-name="T3">&lt;&lt;endl;</text:span></text:p>
      <text:p text:style-name="P51"><text:span text:style-name="T3"><text:s text:c="4"/>cout&lt;&lt;</text:span><text:span text:style-name="T7">"Your car delivered "</text:span><text:span text:style-name="T3">;</text:span></text:p>
      <text:p text:style-name="P21"><text:s text:c="4"/>cout&lt;&lt;mpg;</text:p>
      <text:p text:style-name="P51"><text:span text:style-name="T3"><text:s text:c="4"/>cout&lt;&lt;</text:span><text:span text:style-name="T7">" miles per gallon.\n"</text:span><text:span text:style-name="T3">; </text:span></text:p>
      <text:p text:style-name="P1">//Exit stage right! <text:s text:c="3"/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1">//The function prototype that calculates the MPG</text:p>
      <text:p text:style-name="P51"><text:span text:style-name="T8">float</text:span><text:span text:style-name="T3"> cnsmd(</text:span><text:span text:style-name="T8">float</text:span><text:span text:style-name="T3"> gas_par, </text:span><text:span text:style-name="T8">float</text:span><text:span text:style-name="T3"> dist_par)</text:span><text:span text:style-name="T1">//The functions heading</text:span></text:p>
      <text:p text:style-name="P21">{</text:p>
      <text:p text:style-name="P51"><text:span text:style-name="T3"><text:s text:c="4"/></text:span><text:span text:style-name="T8">return</text:span><text:span text:style-name="T3"> (dist_par/gas_par);</text:span></text:p>
      <text:p text:style-name="P26">}</text:p>
      <text:p text:style-name="P26"/>
      <text:p text:style-name="P5">/* </text:p>
      <text:p text:style-name="P1"><text:soft-page-break/><text:s/>* File: <text:s text:c="2"/>main.cpp</text:p>
      <text:p text:style-name="P1"><text:s/>* Author: AbdulHakim Abbas</text:p>
      <text:p text:style-name="P1"><text:s/>* Purpose: To find out which area is the safest to drive</text:p>
      <text:p text:style-name="P1"><text:s/>* Created on July 11, 2015, 4:10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text:span text:style-name="T3"> <text:s text:c="4"/></text:span><text:span text:style-name="T1">//I/O Library</text:span></text:p>
      <text:p text:style-name="P51"><text:span text:style-name="T2">#include</text:span><text:span text:style-name="T3"> </text:span><text:span text:style-name="T7">&lt;iomanip&gt;</text:span><text:span text:style-name="T3"> <text:s text:c="5"/></text:span><text:span text:style-name="T1">//Parametric Library</text:span></text:p>
      <text:p text:style-name="P51"><text:span text:style-name="T2">#include</text:span><text:span text:style-name="T3"> </text:span><text:span text:style-name="T7">&lt;string&gt;</text:span><text:span text:style-name="T3"> <text:s text:c="6"/></text:span><text:span text:style-name="T1">//String Library</text:span></text:p>
      <text:p text:style-name="P51"><text:span text:style-name="T8">using</text:span><text:span text:style-name="T3"> </text:span><text:span text:style-name="T8">namespace</text:span><text:span text:style-name="T3"> std; <text:s text:c="3"/></text:span><text:span text:style-name="T1">//I/O Library under standard name space</text:span></text:p>
      <text:p text:style-name="P21"/>
      <text:p text:style-name="P1">//User Libraries</text:p>
      <text:p text:style-name="P1">//Global Constants</text:p>
      <text:p text:style-name="P1">//Function Prototypes</text:p>
      <text:p text:style-name="P51"><text:span text:style-name="T8">int</text:span><text:span text:style-name="T3"> nAcdnts(string);</text:span><text:span text:style-name="T1">//Get number of accidents function</text:span></text:p>
      <text:p text:style-name="P51"><text:span text:style-name="T8">void</text:span><text:span text:style-name="T3"> fndLwst(</text:span><text:span text:style-name="T8">int</text:span><text:span text:style-name="T3">, </text:span><text:span text:style-name="T8">int</text:span><text:span text:style-name="T3">, </text:span><text:span text:style-name="T8">int</text:span><text:span text:style-name="T3">, </text:span><text:span text:style-name="T8">int</text:span><text:span text:style-name="T3">, </text:span><text:span text:style-name="T8">int</text:span><text:span text:style-name="T3">);</text:span><text:span text:style-name="T1">//Find lowest function</text:span>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Declare variables</text:p>
      <text:p text:style-name="P51"><text:span text:style-name="T3"><text:s text:c="4"/></text:span><text:span text:style-name="T8">float</text:span><text:span text:style-name="T3"> north;</text:span></text:p>
      <text:p text:style-name="P51"><text:span text:style-name="T3"><text:s text:c="4"/></text:span><text:span text:style-name="T8">float</text:span><text:span text:style-name="T3"> south;</text:span></text:p>
      <text:p text:style-name="P51"><text:span text:style-name="T3"><text:s text:c="4"/></text:span><text:span text:style-name="T8">float</text:span><text:span text:style-name="T3"> east;</text:span></text:p>
      <text:p text:style-name="P51"><text:span text:style-name="T3"><text:s text:c="4"/></text:span><text:span text:style-name="T8">float</text:span><text:span text:style-name="T3"> west;</text:span></text:p>
      <text:p text:style-name="P51"><text:span text:style-name="T3"><text:s text:c="4"/></text:span><text:span text:style-name="T8">float</text:span><text:span text:style-name="T3"> central;</text:span></text:p>
      <text:p text:style-name="P1">//Output title</text:p>
      <text:p text:style-name="P51"><text:span text:style-name="T3"><text:s text:c="4"/>cout &lt;&lt; setw(39) &lt;&lt; </text:span><text:span text:style-name="T7">"* Safest Driving Area *\n"</text:span><text:span text:style-name="T3">;</text:span></text:p>
      <text:p text:style-name="P51"><text:span text:style-name="T3"><text:s text:c="4"/>cout &lt;&lt; setw(39) &lt;&lt; </text:span><text:span text:style-name="T7">"-----------------------\n"</text:span><text:span text:style-name="T3">;</text:span></text:p>
      <text:p text:style-name="P51"><text:span text:style-name="T3"><text:s text:c="4"/>cout &lt;&lt; </text:span><text:span text:style-name="T7">"This program calculates which region of San Francisco had the\n"</text:span></text:p>
      <text:p text:style-name="P51"><text:span text:style-name="T3"><text:s text:c="12"/></text:span><text:span text:style-name="T7">"fewest reported automobile collisions last year.\n"</text:span><text:span text:style-name="T3">;</text:span></text:p>
      <text:p text:style-name="P21"><text:s text:c="4"/>cout &lt;&lt; endl;</text:p>
      <text:p text:style-name="P1">//Call function "Number of accidents"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 = 1; i &lt;= 5; i++)</text:span></text:p>
      <text:p text:style-name="P21"><text:s text:c="4"/>{</text:p>
      <text:p text:style-name="P51"><text:span text:style-name="T3"><text:s text:c="8"/></text:span><text:span text:style-name="T8">switch</text:span><text:span text:style-name="T3">(i)</text:span></text:p>
      <text:p text:style-name="P21"><text:s text:c="8"/>{</text:p>
      <text:p text:style-name="P51"><text:span text:style-name="T3"><text:s text:c="12"/></text:span><text:span text:style-name="T8">case</text:span><text:span text:style-name="T3"> 1:</text:span></text:p>
      <text:p text:style-name="P51"><text:span text:style-name="T3"><text:s text:c="16"/>north = nAcdnts(</text:span><text:span text:style-name="T7">"Northern bay area"</text:span><text:span text:style-name="T3">);</text:span></text:p>
      <text:p text:style-name="P51"><text:span text:style-name="T3"><text:s text:c="16"/></text:span><text:span text:style-name="T8">break</text:span><text:span text:style-name="T3">;</text:span></text:p>
      <text:p text:style-name="P51"><text:span text:style-name="T3"><text:s text:c="12"/></text:span><text:span text:style-name="T8">case</text:span><text:span text:style-name="T3"> 2:</text:span></text:p>
      <text:p text:style-name="P51"><text:span text:style-name="T3"><text:s text:c="16"/>south = nAcdnts(</text:span><text:span text:style-name="T7">"Southern bay area"</text:span><text:span text:style-name="T3">);</text:span></text:p>
      <text:p text:style-name="P51"><text:span text:style-name="T3"><text:s text:c="16"/></text:span><text:span text:style-name="T8">break</text:span><text:span text:style-name="T3">;</text:span></text:p>
      <text:p text:style-name="P51"><text:span text:style-name="T3"><text:s text:c="12"/></text:span><text:span text:style-name="T8">case</text:span><text:span text:style-name="T3"> 3:</text:span></text:p>
      <text:p text:style-name="P51"><text:span text:style-name="T3"><text:s text:c="16"/>east = nAcdnts(</text:span><text:span text:style-name="T7">"Eastern bay area"</text:span><text:span text:style-name="T3">);</text:span></text:p>
      <text:p text:style-name="P51"><text:span text:style-name="T3"><text:s text:c="16"/></text:span><text:span text:style-name="T8">break</text:span><text:span text:style-name="T3">;</text:span></text:p>
      <text:p text:style-name="P51"><text:span text:style-name="T3"><text:s text:c="12"/></text:span><text:span text:style-name="T8">case</text:span><text:span text:style-name="T3"> 4:</text:span></text:p>
      <text:p text:style-name="P51"><text:span text:style-name="T3"><text:s text:c="16"/>west = nAcdnts(</text:span><text:span text:style-name="T7">"Western bay area"</text:span><text:span text:style-name="T3">);</text:span></text:p>
      <text:p text:style-name="P51"><text:span text:style-name="T3"><text:s text:c="16"/></text:span><text:span text:style-name="T8">break</text:span><text:span text:style-name="T3">; <text:s text:c="2"/></text:span></text:p>
      <text:p text:style-name="P51"><text:span text:style-name="T3"><text:s text:c="12"/></text:span><text:span text:style-name="T8">case</text:span><text:span text:style-name="T3"> 5:</text:span></text:p>
      <text:p text:style-name="P51"><text:span text:style-name="T3"><text:s text:c="16"/>central = nAcdnts(</text:span><text:span text:style-name="T7">"Central bay area"</text:span><text:span text:style-name="T3">);</text:span></text:p>
      <text:p text:style-name="P51"><text:span text:style-name="T3"><text:s text:c="16"/></text:span><text:span text:style-name="T8">break</text:span><text:span text:style-name="T3">;</text:span></text:p>
      <text:p text:style-name="P21"><text:s text:c="8"/>} </text:p>
      <text:p text:style-name="P21"><text:s text:c="4"/>}</text:p>
      <text:p text:style-name="P1">//Call function "Find lowest"</text:p>
      <text:p text:style-name="P21"><text:s text:c="4"/>fndLwst(north, south, east, west, central);</text:p>
      <text:p text:style-name="P1">//Exit stage right! <text:s text:c="3"/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51"><text:soft-page-break/><text:span text:style-name="T8">int</text:span><text:span text:style-name="T3"> nAcdnts(string name)</text:span></text:p>
      <text:p text:style-name="P21">{</text:p>
      <text:p text:style-name="P1">//Declare variables</text:p>
      <text:p text:style-name="P51"><text:span text:style-name="T3"><text:s text:c="4"/></text:span><text:span text:style-name="T8">int</text:span><text:span text:style-name="T3"> acdnts; <text:s text:c="3"/></text:span></text:p>
      <text:p text:style-name="P1">//Prompt user for input</text:p>
      <text:p text:style-name="P51"><text:span text:style-name="T3"><text:s text:c="4"/>cout &lt;&lt; </text:span><text:span text:style-name="T7">"Enter the number of accidents within the "</text:span><text:span text:style-name="T3"> &lt;&lt; name &lt;&lt; </text:span><text:span text:style-name="T7">": "</text:span><text:span text:style-name="T3">;</text:span></text:p>
      <text:p text:style-name="P21"><text:s text:c="4"/>cin &gt;&gt; acdnts; <text:s text:c="3"/></text:p>
      <text:p text:style-name="P1">//Validate input</text:p>
      <text:p text:style-name="P51"><text:span text:style-name="T3"><text:s text:c="4"/></text:span><text:span text:style-name="T8">while</text:span><text:span text:style-name="T3">(acdnts &lt; 0)</text:span></text:p>
      <text:p text:style-name="P21"><text:s text:c="4"/>{</text:p>
      <text:p text:style-name="P51"><text:span text:style-name="T3"><text:s text:c="8"/>cout &lt;&lt; </text:span><text:span text:style-name="T7">"\nERROR: The number of accidents must be a nonnegative number."</text:span></text:p>
      <text:p text:style-name="P51"><text:span text:style-name="T3"><text:s text:c="16"/></text:span><text:span text:style-name="T7">"\nRe-enter the number of accidents: "</text:span><text:span text:style-name="T3">;</text:span></text:p>
      <text:p text:style-name="P21"><text:s text:c="8"/>cin &gt;&gt; acdnts;</text:p>
      <text:p text:style-name="P21"><text:s text:c="4"/>} <text:s/></text:p>
      <text:p text:style-name="P1">//Return the value</text:p>
      <text:p text:style-name="P51"><text:span text:style-name="T3"><text:s text:c="4"/></text:span><text:span text:style-name="T8">return</text:span><text:span text:style-name="T3">(acdnts);</text:span></text:p>
      <text:p text:style-name="P21">}</text:p>
      <text:p text:style-name="P21"/>
      <text:p text:style-name="P51"><text:span text:style-name="T8">void</text:span><text:span text:style-name="T3"> fndLwst(</text:span><text:span text:style-name="T8">int</text:span><text:span text:style-name="T3"> north, </text:span><text:span text:style-name="T8">int</text:span><text:span text:style-name="T3"> south, </text:span><text:span text:style-name="T8">int</text:span><text:span text:style-name="T3"> east, </text:span><text:span text:style-name="T8">int</text:span><text:span text:style-name="T3"> west, </text:span><text:span text:style-name="T8">int</text:span><text:span text:style-name="T3"> central)</text:span></text:p>
      <text:p text:style-name="P21">{</text:p>
      <text:p text:style-name="P21"><text:s text:c="4"/>cout &lt;&lt; endl;</text:p>
      <text:p text:style-name="P1">//Determine if North had least accidents</text:p>
      <text:p text:style-name="P51"><text:span text:style-name="T3"><text:s text:c="4"/></text:span><text:span text:style-name="T8">if</text:span><text:span text:style-name="T3">(north &lt; south &amp;&amp; north &lt; east &amp;&amp; north &lt; west &amp;&amp; north &lt; central)</text:span></text:p>
      <text:p text:style-name="P21"><text:s text:c="4"/>{</text:p>
      <text:p text:style-name="P51"><text:span text:style-name="T3"><text:s text:c="8"/>cout &lt;&lt; </text:span><text:span text:style-name="T7">"Safest Driving Area: Northern Bay Area ("</text:span><text:span text:style-name="T3"> &lt;&lt; north &lt;&lt;</text:span></text:p>
      <text:p text:style-name="P51"><text:span text:style-name="T3"><text:s text:c="16"/></text:span><text:span text:style-name="T7">" accidents last year)"</text:span><text:span text:style-name="T3">;</text:span></text:p>
      <text:p text:style-name="P21"><text:s text:c="4"/>} <text:s/></text:p>
      <text:p text:style-name="P1">//Determine if South had least accidents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south &lt; north &amp;&amp; south &lt; east &amp;&amp; south &lt; west &amp;&amp; south &lt; central)</text:span></text:p>
      <text:p text:style-name="P21"><text:s text:c="4"/>{</text:p>
      <text:p text:style-name="P51"><text:span text:style-name="T3"><text:s text:c="8"/>cout &lt;&lt; </text:span><text:span text:style-name="T7">"Safest Driving Area: Southern Bay Area ("</text:span><text:span text:style-name="T3"> &lt;&lt; south &lt;&lt;</text:span></text:p>
      <text:p text:style-name="P51"><text:span text:style-name="T3"><text:s text:c="16"/></text:span><text:span text:style-name="T7">" accidents last year)"</text:span><text:span text:style-name="T3">;</text:span></text:p>
      <text:p text:style-name="P21"><text:s text:c="4"/>} <text:s text:c="2"/></text:p>
      <text:p text:style-name="P1">//Determine if East had least accidents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east &lt; north &amp;&amp; east &lt; south &amp;&amp; east &lt; west &amp;&amp; east &lt; central)</text:span></text:p>
      <text:p text:style-name="P21"><text:s text:c="4"/>{</text:p>
      <text:p text:style-name="P51"><text:span text:style-name="T3"><text:s text:c="8"/>cout &lt;&lt; </text:span><text:span text:style-name="T7">"Safest Driving Area: Eastern Bay Area ("</text:span><text:span text:style-name="T3"> &lt;&lt; east &lt;&lt;</text:span></text:p>
      <text:p text:style-name="P51"><text:span text:style-name="T3"><text:s text:c="16"/></text:span><text:span text:style-name="T7">" accidents last year)"</text:span><text:span text:style-name="T3">;</text:span></text:p>
      <text:p text:style-name="P21"><text:s text:c="4"/>}</text:p>
      <text:p text:style-name="P1">//Determine if West had least accidents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west &lt; north &amp;&amp; west &lt; south &amp;&amp; west &lt; east &amp;&amp; west &lt; central)</text:span></text:p>
      <text:p text:style-name="P21"><text:s text:c="4"/>{</text:p>
      <text:p text:style-name="P51"><text:span text:style-name="T3"><text:s text:c="8"/>cout &lt;&lt; </text:span><text:span text:style-name="T7">"Safest Driving Area: Western Bay Area ("</text:span><text:span text:style-name="T3"> &lt;&lt; west &lt;&lt;</text:span></text:p>
      <text:p text:style-name="P51"><text:span text:style-name="T3"><text:s text:c="16"/></text:span><text:span text:style-name="T7">" accidents last year)"</text:span><text:span text:style-name="T3">;</text:span></text:p>
      <text:p text:style-name="P21"><text:s text:c="4"/>} <text:s text:c="3"/></text:p>
      <text:p text:style-name="P1">//Determine if Central had least accidents</text:p>
      <text:p text:style-name="P51"><text:span text:style-name="T3"><text:s text:c="4"/></text:span><text:span text:style-name="T8">else</text:span></text:p>
      <text:p text:style-name="P21"><text:s text:c="4"/>{</text:p>
      <text:p text:style-name="P51"><text:span text:style-name="T3"><text:s text:c="8"/>cout &lt;&lt; </text:span><text:span text:style-name="T7">"Safest Driving Area: Central Bay Area ("</text:span><text:span text:style-name="T3"> &lt;&lt; central &lt;&lt;</text:span></text:p>
      <text:p text:style-name="P51"><text:span text:style-name="T3"><text:s text:c="16"/></text:span><text:span text:style-name="T7">" accidents last year)"</text:span><text:span text:style-name="T3">;</text:span></text:p>
      <text:p text:style-name="P21"><text:s text:c="4"/>}</text:p>
      <text:p text:style-name="P26">}</text:p>
      <text:p text:style-name="P26"/>
      <text:p text:style-name="P5">/* </text:p>
      <text:p text:style-name="P1"><text:s/>* File: <text:s text:c="2"/>main.cpp</text:p>
      <text:p text:style-name="P1"><text:s/>* Author: AbdulHakim Abbas</text:p>
      <text:p text:style-name="P1"><text:s/>* Purpose: To find out the winning division out of the four divisions</text:p>
      <text:p text:style-name="P1"><text:s/>* Created on July 11, 2015, 2:51 PM</text:p>
      <text:p text:style-name="P1"><text:s/>*/</text:p>
      <text:p text:style-name="P21"><text:soft-page-break/></text:p>
      <text:p text:style-name="P1">//System Libraries</text:p>
      <text:p text:style-name="P51"><text:span text:style-name="T2">#include</text:span><text:span text:style-name="T3"> </text:span><text:span text:style-name="T7">&lt;iostream&gt;</text:span><text:span text:style-name="T3"> <text:s text:c="4"/></text:span><text:span text:style-name="T1">//I/O Library</text:span></text:p>
      <text:p text:style-name="P51"><text:span text:style-name="T2">#include</text:span><text:span text:style-name="T3"> </text:span><text:span text:style-name="T7">&lt;iomanip&gt;</text:span><text:span text:style-name="T3"> <text:s text:c="5"/></text:span><text:span text:style-name="T1">//Parametric Library</text:span></text:p>
      <text:p text:style-name="P51"><text:span text:style-name="T2">#include</text:span><text:span text:style-name="T3"> </text:span><text:span text:style-name="T7">&lt;string&gt;</text:span><text:span text:style-name="T3"> <text:s text:c="6"/></text:span><text:span text:style-name="T1">//String Library</text:span></text:p>
      <text:p text:style-name="P51"><text:span text:style-name="T8">using</text:span><text:span text:style-name="T3"> </text:span><text:span text:style-name="T8">namespace</text:span><text:span text:style-name="T3"> std; <text:s text:c="3"/></text:span><text:span text:style-name="T1">//I/O Library under standard name space</text:span></text:p>
      <text:p text:style-name="P1">//User Libraries</text:p>
      <text:p text:style-name="P1">//Global Constants</text:p>
      <text:p text:style-name="P1">//Function Prototypes</text:p>
      <text:p text:style-name="P51"><text:span text:style-name="T8">float</text:span><text:span text:style-name="T3"> gtSales(string);</text:span><text:span text:style-name="T1">//Get Sales</text:span></text:p>
      <text:p text:style-name="P51"><text:span text:style-name="T8">void</text:span><text:span text:style-name="T3"> highest(</text:span><text:span text:style-name="T8">float</text:span><text:span text:style-name="T3">, </text:span><text:span text:style-name="T8">float</text:span><text:span text:style-name="T3">, </text:span><text:span text:style-name="T8">float</text:span><text:span text:style-name="T3">, </text:span><text:span text:style-name="T8">float</text:span><text:span text:style-name="T3">);</text:span><text:span text:style-name="T1">//Find Highest</text:span>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Declare Variables</text:p>
      <text:p text:style-name="P51"><text:span text:style-name="T3"><text:s text:c="4"/></text:span><text:span text:style-name="T8">float</text:span><text:span text:style-name="T3"> nEast;</text:span></text:p>
      <text:p text:style-name="P51"><text:span text:style-name="T3"><text:s text:c="4"/></text:span><text:span text:style-name="T8">float</text:span><text:span text:style-name="T3"> sEast;</text:span></text:p>
      <text:p text:style-name="P51"><text:span text:style-name="T3"><text:s text:c="4"/></text:span><text:span text:style-name="T8">float</text:span><text:span text:style-name="T3"> nWest;</text:span></text:p>
      <text:p text:style-name="P51"><text:span text:style-name="T3"><text:s text:c="4"/></text:span><text:span text:style-name="T8">float</text:span><text:span text:style-name="T3"> sWest; <text:s/></text:span></text:p>
      <text:p text:style-name="P1">//Output heading title</text:p>
      <text:p text:style-name="P51"><text:span text:style-name="T3"><text:s text:c="4"/>cout &lt;&lt; setw(37) &lt;&lt; </text:span><text:span text:style-name="T7">"* Winning Division *\n"</text:span><text:span text:style-name="T3">;</text:span></text:p>
      <text:p text:style-name="P51"><text:span text:style-name="T3"><text:s text:c="4"/>cout &lt;&lt; setw(37) &lt;&lt; </text:span><text:span text:style-name="T7">"--------------------\n"</text:span><text:span text:style-name="T3">;</text:span></text:p>
      <text:p text:style-name="P51"><text:span text:style-name="T3"><text:s text:c="4"/>cout &lt;&lt; </text:span><text:span text:style-name="T7">"This program calculates which division of a company had the"</text:span></text:p>
      <text:p text:style-name="P51"><text:span text:style-name="T3"><text:s text:c="12"/></text:span><text:span text:style-name="T7">"\ngreatest sales this quarter.\n"</text:span><text:span text:style-name="T3">;</text:span></text:p>
      <text:p text:style-name="P1">//Obtain Sales for each division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 = 1; i &lt;= 4; i++)</text:span></text:p>
      <text:p text:style-name="P21"><text:s text:c="4"/>{</text:p>
      <text:p text:style-name="P51"><text:span text:style-name="T3"><text:s text:c="8"/></text:span><text:span text:style-name="T8">switch</text:span><text:span text:style-name="T3">(i)</text:span></text:p>
      <text:p text:style-name="P21"><text:s text:c="8"/>{</text:p>
      <text:p text:style-name="P51"><text:span text:style-name="T3"><text:s text:c="12"/></text:span><text:span text:style-name="T8">case</text:span><text:span text:style-name="T3"> 1:</text:span></text:p>
      <text:p text:style-name="P51"><text:span text:style-name="T3"><text:s text:c="15"/>nEast = gtSales(</text:span><text:span text:style-name="T7">"Northeast"</text:span><text:span text:style-name="T3">);</text:span></text:p>
      <text:p text:style-name="P51"><text:span text:style-name="T3"><text:s text:c="15"/></text:span><text:span text:style-name="T8">break</text:span><text:span text:style-name="T3">;</text:span></text:p>
      <text:p text:style-name="P51"><text:span text:style-name="T3"><text:s text:c="12"/></text:span><text:span text:style-name="T8">case</text:span><text:span text:style-name="T3"> 2:</text:span></text:p>
      <text:p text:style-name="P51"><text:span text:style-name="T3"><text:s text:c="15"/>sEast = gtSales(</text:span><text:span text:style-name="T7">"Southeast"</text:span><text:span text:style-name="T3">);</text:span></text:p>
      <text:p text:style-name="P51"><text:span text:style-name="T3"><text:s text:c="15"/></text:span><text:span text:style-name="T8">break</text:span><text:span text:style-name="T3">;</text:span></text:p>
      <text:p text:style-name="P51"><text:span text:style-name="T3"><text:s text:c="12"/></text:span><text:span text:style-name="T8">case</text:span><text:span text:style-name="T3"> 3:</text:span></text:p>
      <text:p text:style-name="P51"><text:span text:style-name="T3"><text:s text:c="15"/>nWest = gtSales(</text:span><text:span text:style-name="T7">"Northwest"</text:span><text:span text:style-name="T3">);</text:span></text:p>
      <text:p text:style-name="P51"><text:span text:style-name="T3"><text:s text:c="15"/></text:span><text:span text:style-name="T8">break</text:span><text:span text:style-name="T3">;</text:span></text:p>
      <text:p text:style-name="P51"><text:span text:style-name="T3"><text:s text:c="12"/></text:span><text:span text:style-name="T8">case</text:span><text:span text:style-name="T3"> 4:</text:span></text:p>
      <text:p text:style-name="P51"><text:span text:style-name="T3"><text:s text:c="15"/>sWest = gtSales(</text:span><text:span text:style-name="T7">"Southwest"</text:span><text:span text:style-name="T3">);</text:span></text:p>
      <text:p text:style-name="P51"><text:span text:style-name="T3"><text:s text:c="15"/></text:span><text:span text:style-name="T8">break</text:span><text:span text:style-name="T3">;</text:span></text:p>
      <text:p text:style-name="P21"><text:s text:c="8"/>} <text:s/></text:p>
      <text:p text:style-name="P21"><text:s text:c="4"/>}</text:p>
      <text:p text:style-name="P1">//A function call to the find the highest value</text:p>
      <text:p text:style-name="P21"><text:s text:c="4"/>highest(nEast, sEast, nWest, sWest);</text:p>
      <text:p text:style-name="P1">//Exit stage right! <text:s text:c="3"/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51"><text:span text:style-name="T8">float</text:span><text:span text:style-name="T3"> gtSales(string name)</text:span></text:p>
      <text:p text:style-name="P21">{</text:p>
      <text:p text:style-name="P1">//Declare variables</text:p>
      <text:p text:style-name="P51"><text:span text:style-name="T3"><text:s text:c="4"/></text:span><text:span text:style-name="T8">float</text:span><text:span text:style-name="T3"> sales;</text:span></text:p>
      <text:p text:style-name="P21"><text:s text:c="4"/></text:p>
      <text:p text:style-name="P1">//Prompt user for input</text:p>
      <text:p text:style-name="P51"><text:span text:style-name="T3"><text:s text:c="4"/>cout &lt;&lt; </text:span><text:span text:style-name="T7">"Enter the "</text:span><text:span text:style-name="T3"> &lt;&lt; name &lt;&lt; </text:span><text:span text:style-name="T7">" division's total sales this quarter: "</text:span><text:span text:style-name="T3">;</text:span></text:p>
      <text:p text:style-name="P21"><text:s text:c="4"/>cin &gt;&gt; sales;</text:p>
      <text:p text:style-name="P21"><text:s text:c="4"/></text:p>
      <text:p text:style-name="P1">//Validate Input</text:p>
      <text:p text:style-name="P51"><text:span text:style-name="T3"><text:s text:c="4"/></text:span><text:span text:style-name="T8">while</text:span><text:span text:style-name="T3">(sales &lt; 0)</text:span></text:p>
      <text:p text:style-name="P21"><text:soft-page-break/><text:s text:c="4"/>{</text:p>
      <text:p text:style-name="P51"><text:span text:style-name="T3"><text:s text:c="8"/>cout &lt;&lt; </text:span><text:span text:style-name="T7">"\nERROR: Total sales must be a nonnegative number.\n"</text:span></text:p>
      <text:p text:style-name="P51"><text:span text:style-name="T3"><text:s text:c="16"/></text:span><text:span text:style-name="T7">"Re-enter the total sales: "</text:span><text:span text:style-name="T3">;</text:span></text:p>
      <text:p text:style-name="P21"><text:s text:c="8"/>cin &gt;&gt; sales;</text:p>
      <text:p text:style-name="P21"><text:s text:c="4"/>} <text:s text:c="2"/></text:p>
      <text:p text:style-name="P21"><text:s text:c="4"/></text:p>
      <text:p text:style-name="P1">//Return the value</text:p>
      <text:p text:style-name="P51"><text:span text:style-name="T3"><text:s text:c="4"/></text:span><text:span text:style-name="T8">return</text:span><text:span text:style-name="T3"> (sales);</text:span></text:p>
      <text:p text:style-name="P21">}</text:p>
      <text:p text:style-name="P21"/>
      <text:p text:style-name="P51"><text:span text:style-name="T8">void</text:span><text:span text:style-name="T3"> highest(</text:span><text:span text:style-name="T8">float</text:span><text:span text:style-name="T3"> nEast, </text:span><text:span text:style-name="T8">float</text:span><text:span text:style-name="T3"> sEast, </text:span><text:span text:style-name="T8">float</text:span><text:span text:style-name="T3"> nWest, </text:span><text:span text:style-name="T8">float</text:span><text:span text:style-name="T3"> sWest)</text:span></text:p>
      <text:p text:style-name="P21">{ <text:s text:c="2"/></text:p>
      <text:p text:style-name="P1">//Find the division with the highest sales</text:p>
      <text:p text:style-name="P21"><text:s text:c="4"/>cout &lt;&lt; endl;</text:p>
      <text:p text:style-name="P21"><text:s text:c="4"/>cout &lt;&lt; setprecision(2) &lt;&lt; fixed;</text:p>
      <text:p text:style-name="P51"><text:span text:style-name="T3"><text:s text:c="4"/></text:span><text:span text:style-name="T8">if</text:span><text:span text:style-name="T3">(nEast &gt; sEast &amp;&amp; nEast &gt; nWest &amp;&amp; nEast &gt; sWest)</text:span></text:p>
      <text:p text:style-name="P21"><text:s text:c="4"/>{</text:p>
      <text:p text:style-name="P51"><text:span text:style-name="T3"><text:s text:c="8"/>cout &lt;&lt; </text:span><text:span text:style-name="T7">"Northeast Division: $"</text:span><text:span text:style-name="T3"> &lt;&lt; nEast &lt;&lt; endl;</text:span></text:p>
      <text:p text:style-name="P21"><text:s text:c="4"/>}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sEast &gt; nEast &amp;&amp; sEast &gt; nWest &amp;&amp; sEast &gt; sWest)</text:span></text:p>
      <text:p text:style-name="P21"><text:s text:c="4"/>{</text:p>
      <text:p text:style-name="P51"><text:span text:style-name="T3"><text:s text:c="8"/>cout &lt;&lt; </text:span><text:span text:style-name="T7">"Southeast Division: $"</text:span><text:span text:style-name="T3"> &lt;&lt; sEast; </text:span></text:p>
      <text:p text:style-name="P21"><text:s text:c="4"/>}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nWest &gt; nEast &amp;&amp; nWest &gt; sEast &amp;&amp; nWest &gt; sWest)</text:span></text:p>
      <text:p text:style-name="P21"><text:s text:c="4"/>{</text:p>
      <text:p text:style-name="P51"><text:span text:style-name="T3"><text:s text:c="8"/>cout &lt;&lt; </text:span><text:span text:style-name="T7">"Northwest Division: $"</text:span><text:span text:style-name="T3"> &lt;&lt; nWest; </text:span></text:p>
      <text:p text:style-name="P21"><text:s text:c="4"/>}</text:p>
      <text:p text:style-name="P51"><text:span text:style-name="T3"><text:s text:c="4"/></text:span><text:span text:style-name="T8">else</text:span></text:p>
      <text:p text:style-name="P21"><text:s text:c="4"/>{</text:p>
      <text:p text:style-name="P51"><text:span text:style-name="T3"><text:s text:c="8"/>cout &lt;&lt; </text:span><text:span text:style-name="T7">"Southwest Division: $"</text:span><text:span text:style-name="T3"> &lt;&lt; sWest; </text:span></text:p>
      <text:p text:style-name="P21"><text:s text:c="4"/>}</text:p>
      <text:p text:style-name="P26">}</text:p>
      <text:p text:style-name="P26"/>
      <text:p text:style-name="P5">/* </text:p>
      <text:p text:style-name="P1"><text:s/>* File: <text:s text:c="2"/>main.cpp</text:p>
      <text:p text:style-name="P1"><text:s/>* Author: AbdulHakim Abbas</text:p>
      <text:p text:style-name="P1"><text:s/>* Purpose: Calculate the markup on a retail product </text:p>
      <text:p text:style-name="P1"><text:s/>* Created on July 11, 2015, 4:09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text:span text:style-name="T3"> <text:s text:c="4"/></text:span><text:span text:style-name="T1">//I/O Library</text:span></text:p>
      <text:p text:style-name="P51"><text:span text:style-name="T2">#include</text:span><text:span text:style-name="T3"> </text:span><text:span text:style-name="T7">&lt;iomanip&gt;</text:span><text:span text:style-name="T3"> <text:s text:c="5"/></text:span><text:span text:style-name="T1">//Parametric Library</text:span></text:p>
      <text:p text:style-name="P51"><text:span text:style-name="T2">#include</text:span><text:span text:style-name="T3"> </text:span><text:span text:style-name="T7">&lt;string&gt;</text:span><text:span text:style-name="T3"> <text:s text:c="6"/></text:span><text:span text:style-name="T1">//String Library</text:span></text:p>
      <text:p text:style-name="P51"><text:span text:style-name="T8">using</text:span><text:span text:style-name="T3"> </text:span><text:span text:style-name="T8">namespace</text:span><text:span text:style-name="T3"> std; <text:s text:c="3"/></text:span><text:span text:style-name="T1">//I/O Library under standard name space</text:span></text:p>
      <text:p text:style-name="P1">//User Libraries</text:p>
      <text:p text:style-name="P1">//Global Constants</text:p>
      <text:p text:style-name="P51"><text:span text:style-name="T8">const</text:span><text:span text:style-name="T3"> </text:span><text:span text:style-name="T8">float</text:span><text:span text:style-name="T3"> CNVPCNT = 100; </text:span><text:span text:style-name="T1">//Convert percentages</text:span></text:p>
      <text:p text:style-name="P1">//Function Prototypes</text:p>
      <text:p text:style-name="P51"><text:span text:style-name="T8">float</text:span><text:span text:style-name="T3"> clctRtl(</text:span><text:span text:style-name="T8">float</text:span><text:span text:style-name="T3"> w, </text:span><text:span text:style-name="T8">float</text:span><text:span text:style-name="T3"> m);</text:span>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Declare variables</text:p>
      <text:p text:style-name="P51"><text:span text:style-name="T3"><text:s text:c="4"/></text:span><text:span text:style-name="T8">float</text:span><text:span text:style-name="T3"> whslCst; <text:s text:c="5"/></text:span><text:span text:style-name="T1">//Wholesale cost</text:span></text:p>
      <text:p text:style-name="P51"><text:span text:style-name="T3"><text:s text:c="4"/></text:span><text:span text:style-name="T8">float</text:span><text:span text:style-name="T3"> mrkPcnt; <text:s text:c="5"/></text:span><text:span text:style-name="T1">//Markup percentage</text:span></text:p>
      <text:p text:style-name="P51"><text:span text:style-name="T3"><text:s text:c="4"/></text:span><text:span text:style-name="T8">float</text:span><text:span text:style-name="T3"> rtPrice; <text:s text:c="5"/></text:span><text:span text:style-name="T1">//Retail Price <text:s text:c="3"/></text:span></text:p>
      <text:p text:style-name="P1">//Prompt user for input</text:p>
      <text:p text:style-name="P51"><text:span text:style-name="T3"><text:s text:c="4"/>cout &lt;&lt; setw(30) &lt;&lt; </text:span><text:span text:style-name="T7">"* Markup *\n"</text:span><text:span text:style-name="T3">;</text:span></text:p>
      <text:p text:style-name="P51"><text:span text:style-name="T3"><text:s text:c="4"/>cout &lt;&lt; setw(30) &lt;&lt; </text:span><text:span text:style-name="T7">"----------\n"</text:span><text:span text:style-name="T3">;</text:span></text:p>
      <text:p text:style-name="P51"><text:soft-page-break/><text:span text:style-name="T3"><text:s text:c="4"/>cout &lt;&lt; </text:span><text:span text:style-name="T7">"This program calculates an item's retail price."</text:span><text:span text:style-name="T3"> &lt;&lt; endl;</text:span></text:p>
      <text:p text:style-name="P51"><text:span text:style-name="T3"><text:s text:c="4"/>cout &lt;&lt; </text:span><text:span text:style-name="T7">"Enter the wholesale cost: "</text:span><text:span text:style-name="T3">;</text:span></text:p>
      <text:p text:style-name="P21"><text:s text:c="4"/>cin &gt;&gt; whslCst;</text:p>
      <text:p text:style-name="P51"><text:span text:style-name="T3"><text:s text:c="4"/></text:span><text:span text:style-name="T8">while</text:span><text:span text:style-name="T3">(whslCst &lt; 0)</text:span></text:p>
      <text:p text:style-name="P21"><text:s text:c="4"/>{</text:p>
      <text:p text:style-name="P51"><text:span text:style-name="T3"><text:s text:c="8"/>cout &lt;&lt; </text:span><text:span text:style-name="T7">"ERROR: Wholesale cost must be a nonnegative number.\n"</text:span></text:p>
      <text:p text:style-name="P51"><text:span text:style-name="T3"><text:s text:c="16"/></text:span><text:span text:style-name="T7">"Re-enter the wholesale cost: "</text:span><text:span text:style-name="T3">;</text:span></text:p>
      <text:p text:style-name="P21"><text:s text:c="8"/>cin &gt;&gt; whslCst;</text:p>
      <text:p text:style-name="P21"><text:s text:c="4"/>}</text:p>
      <text:p text:style-name="P51"><text:span text:style-name="T3"><text:s text:c="4"/>cout &lt;&lt; </text:span><text:span text:style-name="T7">"Enter the markup percentage: "</text:span><text:span text:style-name="T3">;</text:span></text:p>
      <text:p text:style-name="P21"><text:s text:c="4"/>cin &gt;&gt; mrkPcnt;</text:p>
      <text:p text:style-name="P51"><text:span text:style-name="T3"><text:s text:c="4"/></text:span><text:span text:style-name="T8">while</text:span><text:span text:style-name="T3">(mrkPcnt &lt; 0)</text:span></text:p>
      <text:p text:style-name="P21"><text:s text:c="4"/>{</text:p>
      <text:p text:style-name="P51"><text:span text:style-name="T3"><text:s text:c="8"/>cout &lt;&lt; </text:span><text:span text:style-name="T7">"ERROR: Markup percentage must be a nonnegative number.\n"</text:span></text:p>
      <text:p text:style-name="P51"><text:span text:style-name="T3"><text:s text:c="16"/></text:span><text:span text:style-name="T7">"Re-enter the markup percentage: "</text:span><text:span text:style-name="T3">;</text:span></text:p>
      <text:p text:style-name="P21"><text:s text:c="8"/>cin &gt;&gt; mrkPcnt;</text:p>
      <text:p text:style-name="P21"><text:s text:c="4"/>}</text:p>
      <text:p text:style-name="P1">//Calculate the retail price</text:p>
      <text:p text:style-name="P21"><text:s text:c="4"/>rtPrice = clctRtl(whslCst, mrkPcnt);</text:p>
      <text:p text:style-name="P1">//Output the results</text:p>
      <text:p text:style-name="P21"><text:s text:c="4"/>cout &lt;&lt; setprecision(2) &lt;&lt; fixed;</text:p>
      <text:p text:style-name="P51"><text:span text:style-name="T3"><text:s text:c="4"/>cout &lt;&lt; </text:span><text:span text:style-name="T7">"\nThe retail price is: $"</text:span><text:span text:style-name="T3"> &lt;&lt; rtPrice &lt;&lt; endl;</text:span></text:p>
      <text:p text:style-name="P1">//Exit stage right! <text:s text:c="3"/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1">//Markup function</text:p>
      <text:p text:style-name="P51"><text:span text:style-name="T8">float</text:span><text:span text:style-name="T3"> clctRtl(</text:span><text:span text:style-name="T8">float</text:span><text:span text:style-name="T3"> w, </text:span><text:span text:style-name="T8">float</text:span><text:span text:style-name="T3"> m)</text:span></text:p>
      <text:p text:style-name="P21">{</text:p>
      <text:p text:style-name="P1">//Declare variables</text:p>
      <text:p text:style-name="P51"><text:span text:style-name="T3"><text:s text:c="4"/></text:span><text:span text:style-name="T8">float</text:span><text:span text:style-name="T3"> temp, total; <text:s text:c="2"/></text:span></text:p>
      <text:p text:style-name="P1">//Calculate the total cost of item with its markup</text:p>
      <text:p text:style-name="P21"><text:s text:c="4"/>temp = m / CNVPCNT * w;</text:p>
      <text:p text:style-name="P21"><text:s text:c="4"/>total = temp + w;</text:p>
      <text:p text:style-name="P1">//Output the total using the return statement</text:p>
      <text:p text:style-name="P51"><text:span text:style-name="T3"><text:s text:c="4"/></text:span><text:span text:style-name="T8">return</text:span><text:span text:style-name="T3"> (total);</text:span></text:p>
      <text:p text:style-name="P26">}</text:p>
      <text:p text:style-name="P26"/>
      <text:p text:style-name="P5">/* </text:p>
      <text:p text:style-name="P1"><text:s/>* File: <text:s text:c="2"/>main.cpp</text:p>
      <text:p text:style-name="P1"><text:s/>* Author: AbdulHakim Abbas</text:p>
      <text:p text:style-name="P1"><text:s/>* Purpose: To display squares using the upper case x character</text:p>
      <text:p text:style-name="P1"><text:s/>* Created on July 10, 2015, 1:30 PM</text:p>
      <text:p text:style-name="P1"><text:s/>*/</text:p>
      <text:p text:style-name="P21"/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2">#include</text:span><text:span text:style-name="T3"> </text:span><text:span text:style-name="T7">&lt;string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1">//Global Constants</text:p>
      <text:p text:style-name="P1">//Function Prototypes</text:p>
      <text:p text:style-name="P1">//Execution Begins Here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Declare a variable</text:p>
      <text:p text:style-name="P51"><text:span text:style-name="T3"><text:s text:c="4"/></text:span><text:span text:style-name="T8">int</text:span><text:span text:style-name="T3"> widHght;</text:span></text:p>
      <text:p text:style-name="P1">//Prompt for the input</text:p>
      <text:p text:style-name="P51"><text:span text:style-name="T3"><text:s text:c="4"/>cout&lt;&lt;</text:span><text:span text:style-name="T7">"How large do you want the character square"</text:span><text:span text:style-name="T3">&lt;&lt;endl;</text:span></text:p>
      <text:p text:style-name="P21"><text:s text:c="4"/>cin&gt;&gt;widHght;</text:p>
      <text:p text:style-name="P1"><text:soft-page-break/>//Utilize countable loops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row=1;row&lt;=widHght;row++){</text:span></text:p>
      <text:p text:style-name="P51"><text:span text:style-name="T3"><text:s text:c="8"/></text:span><text:span text:style-name="T8">for</text:span><text:span text:style-name="T3">(</text:span><text:span text:style-name="T8">int</text:span><text:span text:style-name="T3"> col=1;col&lt;=widHght;col++){</text:span></text:p>
      <text:p text:style-name="P51"><text:span text:style-name="T3"><text:s text:c="12"/>cout&lt;&lt;</text:span><text:span text:style-name="T7">"X"</text:span><text:span text:style-name="T3">;</text:span></text:p>
      <text:p text:style-name="P21"><text:s text:c="8"/>}</text:p>
      <text:p text:style-name="P21"><text:s text:c="8"/>cout&lt;&lt;endl;</text:p>
      <text:p text:style-name="P21"><text:s text:c="8"/></text:p>
      <text:p text:style-name="P21"><text:s text:c="4"/>}</text:p>
      <text:p text:style-name="P21"><text:s text:c="4"/>cout&lt;&lt;endl;</text:p>
      <text:p text:style-name="P1">//Exit stage right!</text:p>
      <text:p text:style-name="P51"><text:span text:style-name="T3"><text:s text:c="4"/></text:span><text:span text:style-name="T8">return</text:span><text:span text:style-name="T3"> 0;</text:span></text:p>
      <text:p text:style-name="P26">}</text:p>
      <text:p text:style-name="P26"/>
      <text:p text:style-name="P5">/* </text:p>
      <text:p text:style-name="P1"><text:s/>* File: <text:s text:c="2"/>main.cpp</text:p>
      <text:p text:style-name="P1"><text:s/>* Author: AbdulHakim Abbas</text:p>
      <text:p text:style-name="P1"><text:s/>* Purpose: A Modified version of the Random Number Guessing Game</text:p>
      <text:p text:style-name="P1"><text:s/>* Created on July 11, 2015, 2:37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ctime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1">//Global Constants</text:p>
      <text:p text:style-name="P1">//Function Prototypes</text:p>
      <text:p text:style-name="P1">//Execution Begins Here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Declare the Variables</text:p>
      <text:p text:style-name="P51"><text:span text:style-name="T3"><text:s text:c="4"/>srand(</text:span><text:span text:style-name="T8">static_cast</text:span><text:span text:style-name="T3">&lt;</text:span><text:span text:style-name="T8">unsigned</text:span><text:span text:style-name="T3"> </text:span><text:span text:style-name="T8">int</text:span><text:span text:style-name="T3">&gt;(time(0)));</text:span></text:p>
      <text:p text:style-name="P51"><text:span text:style-name="T3"><text:s text:c="4"/></text:span><text:span text:style-name="T8">int</text:span><text:span text:style-name="T3"> number;</text:span></text:p>
      <text:p text:style-name="P51"><text:span text:style-name="T3"><text:s text:c="8"/></text:span><text:span text:style-name="T8">int</text:span><text:span text:style-name="T3"> random;</text:span></text:p>
      <text:p text:style-name="P51"><text:span text:style-name="T3"><text:s text:c="8"/></text:span><text:span text:style-name="T8">bool</text:span><text:span text:style-name="T3"> tryAgn= </text:span><text:span text:style-name="T8">true</text:span><text:span text:style-name="T3">;</text:span></text:p>
      <text:p text:style-name="P51"><text:span text:style-name="T3"><text:s text:c="8"/></text:span><text:span text:style-name="T8">char</text:span><text:span text:style-name="T3"> reply;</text:span></text:p>
      <text:p text:style-name="P51"><text:span text:style-name="T3"><text:s text:c="8"/></text:span><text:span text:style-name="T8">int</text:span><text:span text:style-name="T3"> guess;</text:span></text:p>
      <text:p text:style-name="P1">//Prompt the user for inputs </text:p>
      <text:p text:style-name="P51"><text:span text:style-name="T3"><text:s text:c="8"/>cout &lt;&lt;</text:span><text:span text:style-name="T7">"Want to play a game?"</text:span><text:span text:style-name="T3">&lt;&lt;endl;</text:span></text:p>
      <text:p text:style-name="P51"><text:span text:style-name="T3"><text:s text:c="8"/>cout &lt;&lt;</text:span><text:span text:style-name="T7">"Try and guess the number I am thinking of"</text:span><text:span text:style-name="T3">&lt;&lt;endl;</text:span></text:p>
      <text:p text:style-name="P51"><text:span text:style-name="T3"><text:s text:c="8"/>cout &lt;&lt;</text:span><text:span text:style-name="T7">"and you will win."</text:span><text:span text:style-name="T3">&lt;&lt;endl;</text:span></text:p>
      <text:p text:style-name="P1">//Use the While loop to generate random number</text:p>
      <text:p text:style-name="P51"><text:span text:style-name="T3"><text:s text:c="8"/></text:span><text:span text:style-name="T8">while</text:span><text:span text:style-name="T3"> (tryAgn)</text:span></text:p>
      <text:p text:style-name="P21"><text:s text:c="8"/>{</text:p>
      <text:p text:style-name="P21"><text:s text:c="8"/>random = rand() % 15 + 1;</text:p>
      <text:p text:style-name="P21"/>
      <text:p text:style-name="P51"><text:span text:style-name="T3"><text:s text:c="8"/>cout &lt;&lt;</text:span><text:span text:style-name="T7">"I'm thinking of a number between 1 and 15."</text:span><text:span text:style-name="T3">&lt;&lt;endl;</text:span></text:p>
      <text:p text:style-name="P21"/>
      <text:p text:style-name="P51"><text:span text:style-name="T3"><text:s text:c="8"/>cout &lt;&lt; </text:span><text:span text:style-name="T7">"\nTry and guess my number: "</text:span><text:span text:style-name="T3">&lt;&lt;endl;</text:span></text:p>
      <text:p text:style-name="P21"><text:s text:c="8"/>cin&gt;&gt;number;</text:p>
      <text:p text:style-name="P21"><text:s text:c="8"/></text:p>
      <text:p text:style-name="P51"><text:span text:style-name="T3"><text:s text:c="8"/></text:span><text:span text:style-name="T8">int</text:span><text:span text:style-name="T3"> played=0;</text:span></text:p>
      <text:p text:style-name="P51"><text:span text:style-name="T3"><text:s text:c="8"/></text:span><text:span text:style-name="T8">while</text:span><text:span text:style-name="T3"> (number != random)</text:span></text:p>
      <text:p text:style-name="P21"><text:s text:c="8"/>{</text:p>
      <text:p text:style-name="P21"><text:s text:c="8"/>played++;</text:p>
      <text:p text:style-name="P51"><text:span text:style-name="T3"><text:s text:c="8"/></text:span><text:span text:style-name="T8">if</text:span><text:span text:style-name="T3"> (number &lt; random)</text:span></text:p>
      <text:p text:style-name="P21"><text:s text:c="8"/>{</text:p>
      <text:p text:style-name="P51"><text:span text:style-name="T3"><text:s text:c="8"/>cout &lt;&lt; </text:span><text:span text:style-name="T7">"Your guess is too low...try again: "</text:span><text:span text:style-name="T3">&lt;&lt;endl;</text:span></text:p>
      <text:p text:style-name="P21"><text:soft-page-break/><text:s text:c="8"/>cin&gt;&gt;number;</text:p>
      <text:p text:style-name="P21"><text:s text:c="8"/>}</text:p>
      <text:p text:style-name="P51"><text:span text:style-name="T3"><text:s text:c="8"/></text:span><text:span text:style-name="T8">if</text:span><text:span text:style-name="T3"> (number &gt; random)</text:span></text:p>
      <text:p text:style-name="P21"><text:s text:c="8"/>{</text:p>
      <text:p text:style-name="P51"><text:span text:style-name="T3"><text:s text:c="8"/>cout &lt;&lt; </text:span><text:span text:style-name="T7">"Your guess is too high...try again: "</text:span><text:span text:style-name="T3">&lt;&lt;endl;</text:span></text:p>
      <text:p text:style-name="P21"><text:s text:c="8"/>cin&gt;&gt;number;</text:p>
      <text:p text:style-name="P21"><text:s text:c="8"/>}</text:p>
      <text:p text:style-name="P21"/>
      <text:p text:style-name="P21"><text:s text:c="8"/>}</text:p>
      <text:p text:style-name="P21"/>
      <text:p text:style-name="P51"><text:span text:style-name="T3"><text:s text:c="8"/></text:span><text:span text:style-name="T8">if</text:span><text:span text:style-name="T3"> (number == random)</text:span></text:p>
      <text:p text:style-name="P21"><text:s text:c="8"/>{</text:p>
      <text:p text:style-name="P51"><text:span text:style-name="T3"><text:s text:c="8"/>cout &lt;&lt; </text:span><text:span text:style-name="T7">"Congratulations you have won."</text:span><text:span text:style-name="T3">&lt;&lt;endl;</text:span></text:p>
      <text:p text:style-name="P51"><text:span text:style-name="T3"><text:s text:c="8"/>cout &lt;&lt; </text:span><text:span text:style-name="T7">"You made "</text:span><text:span text:style-name="T3">&lt;&lt;played&lt;&lt;</text:span><text:span text:style-name="T7">" attempts."</text:span><text:span text:style-name="T3">&lt;&lt;endl; </text:span></text:p>
      <text:p text:style-name="P21"><text:s text:c="8"/>}</text:p>
      <text:p text:style-name="P21"><text:s text:c="8"/>}</text:p>
      <text:p text:style-name="P1">//Exit stage right! <text:s text:c="7"/></text:p>
      <text:p text:style-name="P51"><text:span text:style-name="T3"><text:s text:c="12"/></text:span><text:span text:style-name="T8">return</text:span><text:span text:style-name="T3"> 0;</text:span></text:p>
      <text:p text:style-name="P26"><text:s text:c="8"/>}</text:p>
      <text:p text:style-name="P26"/>
      <text:p text:style-name="P5">/* </text:p>
      <text:p text:style-name="P1"><text:s/>* File: <text:s text:c="2"/>main.cpp</text:p>
      <text:p text:style-name="P1"><text:s/>* Author: AbdulHakim Abbas</text:p>
      <text:p text:style-name="P1"><text:s/>* Purpose: A Random Number Guessing Game </text:p>
      <text:p text:style-name="P1"><text:s/>* Created on July 11, 2015, 2:23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ctime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1">//Global Constants</text:p>
      <text:p text:style-name="P1">//Function Prototypes</text:p>
      <text:p text:style-name="P1">//Execution Begins Here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Declare Variables</text:p>
      <text:p text:style-name="P51"><text:span text:style-name="T3"><text:s text:c="4"/>srand(</text:span><text:span text:style-name="T8">static_cast</text:span><text:span text:style-name="T3">&lt;</text:span><text:span text:style-name="T8">unsigned</text:span><text:span text:style-name="T3"> </text:span><text:span text:style-name="T8">int</text:span><text:span text:style-name="T3">&gt;(time(0)));</text:span></text:p>
      <text:p text:style-name="P51"><text:span text:style-name="T3"><text:s text:c="4"/></text:span><text:span text:style-name="T8">int</text:span><text:span text:style-name="T3"> number;</text:span></text:p>
      <text:p text:style-name="P51"><text:span text:style-name="T3"><text:s text:c="8"/></text:span><text:span text:style-name="T8">int</text:span><text:span text:style-name="T3"> random;</text:span></text:p>
      <text:p text:style-name="P51"><text:span text:style-name="T3"><text:s text:c="8"/></text:span><text:span text:style-name="T8">bool</text:span><text:span text:style-name="T3"> tryAgn= </text:span><text:span text:style-name="T8">true</text:span><text:span text:style-name="T3">;</text:span></text:p>
      <text:p text:style-name="P51"><text:span text:style-name="T3"><text:s text:c="8"/></text:span><text:span text:style-name="T8">char</text:span><text:span text:style-name="T3"> reply;</text:span></text:p>
      <text:p text:style-name="P51"><text:span text:style-name="T3"><text:s text:c="8"/></text:span><text:span text:style-name="T8">int</text:span><text:span text:style-name="T3"> guess;</text:span></text:p>
      <text:p text:style-name="P1">//Prompt user for input </text:p>
      <text:p text:style-name="P51"><text:span text:style-name="T3"><text:s text:c="8"/>cout &lt;&lt;</text:span><text:span text:style-name="T7">"Want to play a game?"</text:span><text:span text:style-name="T3">&lt;&lt;endl;</text:span></text:p>
      <text:p text:style-name="P51"><text:span text:style-name="T3"><text:s text:c="8"/>cout &lt;&lt;</text:span><text:span text:style-name="T7">"Try and guess the number I am thinking of"</text:span><text:span text:style-name="T3">&lt;&lt;endl;</text:span></text:p>
      <text:p text:style-name="P51"><text:span text:style-name="T3"><text:s text:c="8"/>cout &lt;&lt;</text:span><text:span text:style-name="T7">"and you will win."</text:span><text:span text:style-name="T3">&lt;&lt;endl;</text:span></text:p>
      <text:p text:style-name="P1">//Use While loop to generate random number</text:p>
      <text:p text:style-name="P51"><text:span text:style-name="T3"><text:s text:c="8"/>cout &lt;&lt;</text:span><text:span text:style-name="T7">"I'm thinking of a number between 1 and 15."</text:span><text:span text:style-name="T3">&lt;&lt;endl;</text:span></text:p>
      <text:p text:style-name="P51"><text:span text:style-name="T3"><text:s text:c="8"/></text:span><text:span text:style-name="T8">while</text:span><text:span text:style-name="T3"> (tryAgn)</text:span></text:p>
      <text:p text:style-name="P21"><text:s text:c="8"/>{</text:p>
      <text:p text:style-name="P21"><text:s text:c="8"/>random = rand() % 15 + 1;</text:p>
      <text:p text:style-name="P1">//Output I'm thinking of a number between 1 and 15.</text:p>
      <text:p text:style-name="P21"/>
      <text:p text:style-name="P51"><text:span text:style-name="T3"><text:s text:c="8"/>cout &lt;&lt; </text:span><text:span text:style-name="T7">"\nTry and guess my number: "</text:span><text:span text:style-name="T3">&lt;&lt;endl;</text:span></text:p>
      <text:p text:style-name="P21"><text:s text:c="8"/>cin&gt;&gt;number;</text:p>
      <text:p text:style-name="P21"><text:s text:c="8"/></text:p>
      <text:p text:style-name="P51"><text:span text:style-name="T3"><text:s text:c="8"/></text:span><text:span text:style-name="T8">int</text:span><text:span text:style-name="T3"> played=0;</text:span></text:p>
      <text:p text:style-name="P51"><text:soft-page-break/><text:span text:style-name="T3"><text:s text:c="8"/></text:span><text:span text:style-name="T8">while</text:span><text:span text:style-name="T3"> (number != random)</text:span></text:p>
      <text:p text:style-name="P21"><text:s text:c="8"/>{</text:p>
      <text:p text:style-name="P21"><text:s text:c="8"/>{</text:p>
      <text:p text:style-name="P51"><text:span text:style-name="T3"><text:s text:c="8"/>cout &lt;&lt; </text:span><text:span text:style-name="T7">"Your guess is too low...try again: "</text:span><text:span text:style-name="T3">&lt;&lt;endl;</text:span></text:p>
      <text:p text:style-name="P21"><text:s text:c="8"/>cin&gt;&gt;number;</text:p>
      <text:p text:style-name="P21"><text:s text:c="8"/>}</text:p>
      <text:p text:style-name="P51"><text:span text:style-name="T3"><text:s text:c="8"/></text:span><text:span text:style-name="T8">if</text:span><text:span text:style-name="T3"> (number &gt; random)</text:span></text:p>
      <text:p text:style-name="P21"><text:s text:c="8"/>{</text:p>
      <text:p text:style-name="P51"><text:span text:style-name="T3"><text:s text:c="8"/>cout &lt;&lt; </text:span><text:span text:style-name="T7">"Your guess is too high...try again: "</text:span><text:span text:style-name="T3">&lt;&lt;endl;</text:span></text:p>
      <text:p text:style-name="P21"><text:s text:c="8"/>cin&gt;&gt;number;</text:p>
      <text:p text:style-name="P21"><text:s text:c="8"/>}</text:p>
      <text:p text:style-name="P21"/>
      <text:p text:style-name="P21"><text:s text:c="8"/>}</text:p>
      <text:p text:style-name="P21"/>
      <text:p text:style-name="P51"><text:span text:style-name="T3"><text:s text:c="8"/></text:span><text:span text:style-name="T8">if</text:span><text:span text:style-name="T3"> (number == random)</text:span></text:p>
      <text:p text:style-name="P21"><text:s text:c="8"/>{</text:p>
      <text:p text:style-name="P51"><text:span text:style-name="T3"><text:s text:c="8"/>cout &lt;&lt; </text:span><text:span text:style-name="T7">"Congratulations you have won."</text:span><text:span text:style-name="T3">&lt;&lt;endl; </text:span></text:p>
      <text:p text:style-name="P21"><text:s text:c="8"/>}</text:p>
      <text:p text:style-name="P21"><text:s text:c="8"/>}</text:p>
      <text:p text:style-name="P1">//Exit stage right! <text:s text:c="7"/></text:p>
      <text:p text:style-name="P51"><text:span text:style-name="T3"><text:s text:c="12"/></text:span><text:span text:style-name="T8">return</text:span><text:span text:style-name="T3"> 0;</text:span></text:p>
      <text:p text:style-name="P26"><text:s text:c="8"/>}</text:p>
      <text:p text:style-name="P26"/>
      <text:p text:style-name="P5">/* </text:p>
      <text:p text:style-name="P1"><text:s/>* File: <text:s text:c="2"/>main.cpp</text:p>
      <text:p text:style-name="P1"><text:s/>* Author: AbdulHakim Abbas</text:p>
      <text:p text:style-name="P1"><text:s/>* Purpose: The sales bar chart of Five stores</text:p>
      <text:p text:style-name="P1"><text:s/>* Created on July 10, 2015, 11:04 A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text:span text:style-name="T3"> </text:span><text:span text:style-name="T1">//Input/Output Library</text:span></text:p>
      <text:p text:style-name="P51"><text:span text:style-name="T2">#include</text:span><text:span text:style-name="T3"> </text:span><text:span text:style-name="T7">&lt;iomanip&gt;</text:span><text:span text:style-name="T3"> <text:s/></text:span><text:span text:style-name="T1">//Parametric Library</text:span></text:p>
      <text:p text:style-name="P51"><text:span text:style-name="T2">#include</text:span><text:span text:style-name="T3"> </text:span><text:span text:style-name="T7">&lt;cstdlib&gt;</text:span><text:span text:style-name="T3"> <text:s/></text:span><text:span text:style-name="T1">//General Utilites Library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1">//Global Constants</text:p>
      <text:p text:style-name="P1">//Function Prototypes</text:p>
      <text:p text:style-name="P1">//Execution Begins Here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21"><text:s text:c="4"/></text:p>
      <text:p text:style-name="P1">//Declare Variables</text:p>
      <text:p text:style-name="P51"><text:span text:style-name="T3"><text:s text:c="4"/></text:span><text:span text:style-name="T8">int</text:span><text:span text:style-name="T3"> sales1 = 1, sales2 = 1, sales3 = 1, sales4 = 1, sales5 = 1;</text:span></text:p>
      <text:p text:style-name="P51"><text:span text:style-name="T3"><text:s text:c="4"/></text:span><text:span text:style-name="T8">int</text:span><text:span text:style-name="T3"> div1, div2, div3, div4, div5;</text:span></text:p>
      <text:p text:style-name="P21"><text:s text:c="4"/></text:p>
      <text:p text:style-name="P51"><text:span text:style-name="T3"><text:s text:c="4"/></text:span><text:span text:style-name="T1">//Prompt user for inputs</text:span></text:p>
      <text:p text:style-name="P51"><text:span text:style-name="T3"><text:s text:c="4"/>cout &lt;&lt; setw(38) &lt;&lt; </text:span><text:span text:style-name="T7">"* Sales Bar Chart *\n"</text:span><text:span text:style-name="T3">;</text:span></text:p>
      <text:p text:style-name="P51"><text:span text:style-name="T3"><text:s text:c="4"/>cout &lt;&lt; setw(38) &lt;&lt; </text:span><text:span text:style-name="T7">"-------------------\n"</text:span><text:span text:style-name="T3">;</text:span></text:p>
      <text:p text:style-name="P51"><text:span text:style-name="T3"><text:s text:c="4"/>cout &lt;&lt; </text:span><text:span text:style-name="T7">"\"Orange Software, Inc.\" has 5 divisions located in the U.S. This"</text:span></text:p>
      <text:p text:style-name="P51"><text:span text:style-name="T3"><text:s text:c="12"/></text:span><text:span text:style-name="T7">"\nprogram creates a visual representation of the daily sales for"</text:span></text:p>
      <text:p text:style-name="P51"><text:span text:style-name="T3"><text:s text:c="12"/></text:span><text:span text:style-name="T7">"\neach location."</text:span><text:span text:style-name="T3"> &lt;&lt; endl;</text:span></text:p>
      <text:p text:style-name="P51"><text:span text:style-name="T3"><text:s text:c="4"/>cout &lt;&lt; </text:span><text:span text:style-name="T7">"Enter today's sales for the San Francisco division: $"</text:span><text:span text:style-name="T3">;</text:span></text:p>
      <text:p text:style-name="P21"><text:s text:c="4"/>cin &gt;&gt; div1;</text:p>
      <text:p text:style-name="P51"><text:span text:style-name="T3"><text:s text:c="4"/>cout &lt;&lt; </text:span><text:span text:style-name="T7">"Enter today's sales for the Chicago division: $"</text:span><text:span text:style-name="T3">;</text:span></text:p>
      <text:p text:style-name="P21"><text:s text:c="4"/>cin &gt;&gt; div2;</text:p>
      <text:p text:style-name="P51"><text:span text:style-name="T3"><text:s text:c="4"/>cout &lt;&lt; </text:span><text:span text:style-name="T7">"Enter today's sales for the Seattle division: $"</text:span><text:span text:style-name="T3">;</text:span></text:p>
      <text:p text:style-name="P21"><text:s text:c="4"/>cin &gt;&gt; div3;</text:p>
      <text:p text:style-name="P51"><text:span text:style-name="T3"><text:s text:c="4"/>cout &lt;&lt; </text:span><text:span text:style-name="T7">"Enter today's sales for the New York division: $"</text:span><text:span text:style-name="T3">;</text:span></text:p>
      <text:p text:style-name="P21"><text:s text:c="4"/>cin &gt;&gt; div4;</text:p>
      <text:p text:style-name="P51"><text:soft-page-break/><text:span text:style-name="T3"><text:s text:c="4"/>cout &lt;&lt; </text:span><text:span text:style-name="T7">"Enter today's sales for the Austin division: $"</text:span><text:span text:style-name="T3">;</text:span></text:p>
      <text:p text:style-name="P21"><text:s text:c="4"/>cin &gt;&gt; div5;</text:p>
      <text:p text:style-name="P51"><text:span text:style-name="T3"><text:s text:c="4"/>cout &lt;&lt; </text:span><text:span text:style-name="T7">"\n"</text:span><text:span text:style-name="T3">;</text:span></text:p>
      <text:p text:style-name="P21"><text:s text:c="4"/></text:p>
      <text:p text:style-name="P51"><text:span text:style-name="T3"><text:s text:c="4"/></text:span><text:span text:style-name="T1">//Format inputs</text:span></text:p>
      <text:p text:style-name="P21"><text:s text:c="4"/>sales1 = div1 / 100;</text:p>
      <text:p text:style-name="P21"><text:s text:c="4"/>sales2 = div2 / 100;</text:p>
      <text:p text:style-name="P21"><text:s text:c="4"/>sales3 = div3 / 100;</text:p>
      <text:p text:style-name="P21"><text:s text:c="4"/>sales4 = div4 / 100;</text:p>
      <text:p text:style-name="P21"><text:s text:c="4"/>sales5 = div5 / 100;</text:p>
      <text:p text:style-name="P21"><text:s text:c="4"/></text:p>
      <text:p text:style-name="P51"><text:span text:style-name="T3"><text:s text:c="4"/></text:span><text:span text:style-name="T1">//Loop each division to determine amount of asterisks</text:span></text:p>
      <text:p text:style-name="P51"><text:span text:style-name="T3"><text:s text:c="4"/>cout &lt;&lt; setw(38) &lt;&lt; </text:span><text:span text:style-name="T7">"ORANGE SOFTWARE, INC"</text:span><text:span text:style-name="T3"> &lt;&lt; endl;</text:span></text:p>
      <text:p text:style-name="P51"><text:span text:style-name="T3"><text:s text:c="4"/>cout &lt;&lt; setw(36) &lt;&lt; </text:span><text:span text:style-name="T7">"(Each * = $100)"</text:span><text:span text:style-name="T3"> &lt;&lt; endl;</text:span></text:p>
      <text:p text:style-name="P51"><text:span text:style-name="T3"><text:s text:c="4"/>cout &lt;&lt; setw(26) &lt;&lt; </text:span><text:span text:style-name="T7">"San Francisco: "</text:span><text:span text:style-name="T3">;</text:span></text:p>
      <text:p text:style-name="P51"><text:span text:style-name="T3"><text:s text:c="4"/></text:span><text:span text:style-name="T8">while</text:span><text:span text:style-name="T3"> (sales1 &gt;= 1)</text:span></text:p>
      <text:p text:style-name="P21"><text:s text:c="4"/>{</text:p>
      <text:p text:style-name="P51"><text:span text:style-name="T3"><text:s text:c="8"/>cout &lt;&lt; </text:span><text:span text:style-name="T7">"*"</text:span><text:span text:style-name="T3">;</text:span></text:p>
      <text:p text:style-name="P21"><text:s text:c="8"/>sales1--;</text:p>
      <text:p text:style-name="P21"><text:s text:c="4"/>}</text:p>
      <text:p text:style-name="P51"><text:span text:style-name="T3"><text:s text:c="4"/>cout &lt;&lt; </text:span><text:span text:style-name="T7">"\n"</text:span><text:span text:style-name="T3">;</text:span></text:p>
      <text:p text:style-name="P51"><text:span text:style-name="T3"><text:s text:c="4"/>cout &lt;&lt; setw(26) &lt;&lt; </text:span><text:span text:style-name="T7">"Chicago: "</text:span><text:span text:style-name="T3">;</text:span></text:p>
      <text:p text:style-name="P51"><text:span text:style-name="T3"><text:s text:c="4"/></text:span><text:span text:style-name="T8">while</text:span><text:span text:style-name="T3"> (sales2 &gt;= 1)</text:span></text:p>
      <text:p text:style-name="P21"><text:s text:c="4"/>{</text:p>
      <text:p text:style-name="P51"><text:span text:style-name="T3"><text:s text:c="8"/>cout &lt;&lt; </text:span><text:span text:style-name="T7">"*"</text:span><text:span text:style-name="T3">;</text:span></text:p>
      <text:p text:style-name="P21"><text:s text:c="8"/>sales2--;</text:p>
      <text:p text:style-name="P21"><text:s text:c="4"/>}</text:p>
      <text:p text:style-name="P51"><text:span text:style-name="T3"><text:s text:c="4"/>cout &lt;&lt; </text:span><text:span text:style-name="T7">"\n"</text:span><text:span text:style-name="T3">;</text:span></text:p>
      <text:p text:style-name="P51"><text:span text:style-name="T3"><text:s text:c="4"/>cout &lt;&lt; setw(26) &lt;&lt; </text:span><text:span text:style-name="T7">"Seattle: "</text:span><text:span text:style-name="T3">;</text:span></text:p>
      <text:p text:style-name="P51"><text:span text:style-name="T3"><text:s text:c="4"/></text:span><text:span text:style-name="T8">while</text:span><text:span text:style-name="T3"> (sales3 &gt;= 1)</text:span></text:p>
      <text:p text:style-name="P21"><text:s text:c="4"/>{</text:p>
      <text:p text:style-name="P51"><text:span text:style-name="T3"><text:s text:c="8"/>cout &lt;&lt; </text:span><text:span text:style-name="T7">"*"</text:span><text:span text:style-name="T3">;</text:span></text:p>
      <text:p text:style-name="P21"><text:s text:c="8"/>sales3--;</text:p>
      <text:p text:style-name="P21"><text:s text:c="4"/>}</text:p>
      <text:p text:style-name="P51"><text:span text:style-name="T3"><text:s text:c="4"/>cout &lt;&lt; </text:span><text:span text:style-name="T7">"\n"</text:span><text:span text:style-name="T3">;</text:span></text:p>
      <text:p text:style-name="P51"><text:span text:style-name="T3"><text:s text:c="4"/>cout &lt;&lt; setw(26) &lt;&lt; </text:span><text:span text:style-name="T7">"New York: "</text:span><text:span text:style-name="T3">;</text:span></text:p>
      <text:p text:style-name="P51"><text:span text:style-name="T3"><text:s text:c="4"/></text:span><text:span text:style-name="T8">while</text:span><text:span text:style-name="T3"> (sales4 &gt;= 1)</text:span></text:p>
      <text:p text:style-name="P21"><text:s text:c="4"/>{</text:p>
      <text:p text:style-name="P51"><text:span text:style-name="T3"><text:s text:c="8"/>cout &lt;&lt; </text:span><text:span text:style-name="T7">"*"</text:span><text:span text:style-name="T3">;</text:span></text:p>
      <text:p text:style-name="P21"><text:s text:c="8"/>sales4--;</text:p>
      <text:p text:style-name="P21"><text:s text:c="4"/>}</text:p>
      <text:p text:style-name="P51"><text:span text:style-name="T3"><text:s text:c="4"/>cout &lt;&lt; </text:span><text:span text:style-name="T7">"\n"</text:span><text:span text:style-name="T3">;</text:span></text:p>
      <text:p text:style-name="P51"><text:span text:style-name="T3"><text:s text:c="4"/>cout &lt;&lt; setw(26) &lt;&lt; </text:span><text:span text:style-name="T7">"Austin: "</text:span><text:span text:style-name="T3">;</text:span></text:p>
      <text:p text:style-name="P51"><text:span text:style-name="T3"><text:s text:c="4"/></text:span><text:span text:style-name="T8">while</text:span><text:span text:style-name="T3"> (sales5 &gt;= 1)</text:span></text:p>
      <text:p text:style-name="P21"><text:s text:c="4"/>{</text:p>
      <text:p text:style-name="P51"><text:span text:style-name="T3"><text:s text:c="8"/>cout &lt;&lt; </text:span><text:span text:style-name="T7">"*"</text:span><text:span text:style-name="T3">;</text:span></text:p>
      <text:p text:style-name="P21"><text:s text:c="8"/>sales5--;</text:p>
      <text:p text:style-name="P21"><text:s text:c="4"/>}</text:p>
      <text:p text:style-name="P51"><text:span text:style-name="T3"><text:s text:c="4"/>cout &lt;&lt; </text:span><text:span text:style-name="T7">"\n"</text:span><text:span text:style-name="T3">;</text:span></text:p>
      <text:p text:style-name="P1">//Exit stage right! <text:s text:c="3"/></text:p>
      <text:p text:style-name="P51"><text:span text:style-name="T3"><text:s text:c="4"/></text:span><text:span text:style-name="T8">return</text:span><text:span text:style-name="T3"> 0;</text:span></text:p>
      <text:p text:style-name="P26">}</text:p>
      <text:p text:style-name="P26"/>
      <text:p text:style-name="P5">/* </text:p>
      <text:p text:style-name="P1"><text:s/>* File: <text:s text:c="2"/>main.cpp</text:p>
      <text:p text:style-name="P1"><text:s/>* Author: AbdulHakim Abbas</text:p>
      <text:p text:style-name="P1"><text:s/>* Purpose: To Calculate the Occupancy rate of a Hotel</text:p>
      <text:p text:style-name="P1"><text:s/>* Created on July 11, 2015, 12:48 PM</text:p>
      <text:p text:style-name="P1"><text:s/>*/</text:p>
      <text:p text:style-name="P21"><text:soft-page-break/></text:p>
      <text:p text:style-name="P1">// 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1">//Global Functions</text:p>
      <text:p text:style-name="P1">//Function Prototypes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Declare and initialize the variables</text:p>
      <text:p text:style-name="P1">//User input variables</text:p>
      <text:p text:style-name="P51"><text:span text:style-name="T3"><text:tab/></text:span><text:span text:style-name="T8">unsigned</text:span><text:span text:style-name="T3"> </text:span><text:span text:style-name="T8">short</text:span><text:span text:style-name="T3"> uSh_nFloor = 0; </text:span><text:span text:style-name="T1">//Holds the number of floors the hotel has</text:span></text:p>
      <text:p text:style-name="P51"><text:span text:style-name="T3"><text:tab/></text:span><text:span text:style-name="T8">unsigned</text:span><text:span text:style-name="T3"> </text:span><text:span text:style-name="T8">short</text:span><text:span text:style-name="T3"> uSh_nRoom = 0; </text:span><text:span text:style-name="T1">//Holds the number of rooms the hotel has</text:span></text:p>
      <text:p text:style-name="P51"><text:span text:style-name="T3"><text:tab/></text:span><text:span text:style-name="T8">unsigned</text:span><text:span text:style-name="T3"> </text:span><text:span text:style-name="T8">short</text:span><text:span text:style-name="T3"> uSh_nRmOcup = 0; </text:span><text:span text:style-name="T1">//Holds the number of rooms occupied</text:span></text:p>
      <text:p text:style-name="P51"><text:span text:style-name="T3"><text:tab/></text:span><text:span text:style-name="T8">unsigned</text:span><text:span text:style-name="T3"> </text:span><text:span text:style-name="T8">short</text:span><text:span text:style-name="T3"> uSh_nRmUocp = 0; </text:span><text:span text:style-name="T1">//Holds the number of rooms unoccupied</text:span></text:p>
      <text:p text:style-name="P1">//The programmer declares this variable to hold the percentage</text:p>
      <text:p text:style-name="P51"><text:span text:style-name="T3"><text:tab/></text:span><text:span text:style-name="T8">float</text:span><text:span text:style-name="T3"> f_ocpRate = 0.0f; </text:span><text:span text:style-name="T1">//The percentage of rooms that are occupied</text:span></text:p>
      <text:p text:style-name="P1">//Prompt the user input the number of floors the hotel has</text:p>
      <text:p text:style-name="P51"><text:span text:style-name="T3"><text:tab/>cout &lt;&lt; </text:span><text:span text:style-name="T7">"Enter the number of floors the hotel has: "</text:span><text:span text:style-name="T3">;</text:span></text:p>
      <text:p text:style-name="P21"><text:tab/>cin &gt;&gt; uSh_nFloor;</text:p>
      <text:p text:style-name="P1">//Iterate through each floor</text:p>
      <text:p text:style-name="P51"><text:span text:style-name="T3"><text:tab/></text:span><text:span text:style-name="T8">for</text:span><text:span text:style-name="T3">(</text:span><text:span text:style-name="T8">int</text:span><text:span text:style-name="T3"> i = 0, total = 0, totOccu = 0; i &lt; uSh_nFloor; ++i) {</text:span></text:p>
      <text:p text:style-name="P1">//Prompt for the number of rooms and occupancy</text:p>
      <text:p text:style-name="P51"><text:span text:style-name="T3"><text:tab/><text:tab/>cout &lt;&lt; </text:span><text:span text:style-name="T7">"Enter the number of rooms on the floor "</text:span><text:span text:style-name="T3"> &lt;&lt; i+1 &lt;&lt; </text:span><text:span text:style-name="T7">": "</text:span><text:span text:style-name="T3">;</text:span></text:p>
      <text:p text:style-name="P21"><text:tab/><text:tab/>cin &gt;&gt; uSh_nRoom;</text:p>
      <text:p text:style-name="P51"><text:span text:style-name="T3"><text:tab/><text:tab/>cout &lt;&lt; </text:span><text:span text:style-name="T7">"How many rooms are occupied in floor "</text:span><text:span text:style-name="T3"> &lt;&lt; i+1 &lt;&lt; </text:span><text:span text:style-name="T7">"? "</text:span><text:span text:style-name="T3">;</text:span></text:p>
      <text:p text:style-name="P21"><text:tab/><text:tab/>cin &gt;&gt; uSh_nRmOcup;</text:p>
      <text:p text:style-name="P1">//Record the total number of rooms in the hotel</text:p>
      <text:p text:style-name="P21"><text:tab/><text:tab/>total += uSh_nRoom;</text:p>
      <text:p text:style-name="P1">//Record the number of rooms that are occupied</text:p>
      <text:p text:style-name="P21"><text:tab/><text:tab/>totOccu += uSh_nRmOcup;</text:p>
      <text:p text:style-name="P21"/>
      <text:p text:style-name="P21"><text:tab/><text:tab/>uSh_nRoom = total;</text:p>
      <text:p text:style-name="P21"><text:tab/><text:tab/>uSh_nRmOcup = totOccu;</text:p>
      <text:p text:style-name="P51"><text:span text:style-name="T3"><text:tab/>}</text:span><text:span text:style-name="T1">//The end of the for loop</text:span></text:p>
      <text:p text:style-name="P1">//Calculate the number of Unoccupied rooms</text:p>
      <text:p text:style-name="P21"><text:tab/>uSh_nRmUocp = uSh_nRoom - uSh_nRmOcup;</text:p>
      <text:p text:style-name="P1">//Output the results</text:p>
      <text:p text:style-name="P51"><text:span text:style-name="T3"><text:tab/>cout &lt;&lt; </text:span><text:span text:style-name="T7">"The hotel has total of "</text:span><text:span text:style-name="T3"> &lt;&lt; uSh_nRoom &lt;&lt; </text:span><text:span text:style-name="T7">" rooms\n"</text:span><text:span text:style-name="T3">;</text:span></text:p>
      <text:p text:style-name="P51"><text:span text:style-name="T3"><text:tab/>cout &lt;&lt; </text:span><text:span text:style-name="T7">"Out of "</text:span><text:span text:style-name="T3"> &lt;&lt; uSh_nRoom &lt;&lt; </text:span><text:span text:style-name="T7">" rooms, "</text:span><text:span text:style-name="T3"> &lt;&lt; uSh_nRmOcup</text:span></text:p>
      <text:p text:style-name="P51"><text:span text:style-name="T3"><text:tab/><text:tab/> &lt;&lt; </text:span><text:span text:style-name="T7">" rooms are occupied.\n"</text:span><text:span text:style-name="T3">;</text:span></text:p>
      <text:p text:style-name="P51"><text:span text:style-name="T3"><text:tab/>cout &lt;&lt; </text:span><text:span text:style-name="T7">"Out of "</text:span><text:span text:style-name="T3"> &lt;&lt; uSh_nRoom &lt;&lt; </text:span><text:span text:style-name="T7">" rooms, "</text:span><text:span text:style-name="T3"> &lt;&lt; uSh_nRmUocp </text:span></text:p>
      <text:p text:style-name="P51"><text:span text:style-name="T3"><text:tab/><text:tab/> &lt;&lt; </text:span><text:span text:style-name="T7">" rooms are unoccupied.\n"</text:span><text:span text:style-name="T3">;</text:span></text:p>
      <text:p text:style-name="P51"><text:span text:style-name="T3"><text:tab/>cout &lt;&lt; </text:span><text:span text:style-name="T7">"The percentage of rooms that are occupied: "</text:span></text:p>
      <text:p text:style-name="P51"><text:span text:style-name="T3"><text:tab/><text:tab/> &lt;&lt; (</text:span><text:span text:style-name="T8">static_cast</text:span><text:span text:style-name="T3">&lt;</text:span><text:span text:style-name="T8">float</text:span><text:span text:style-name="T3">&gt;(uSh_nRmOcup) / uSh_nRoom) * 100 &lt;&lt; </text:span><text:span text:style-name="T7">"%\n"</text:span><text:span text:style-name="T3">;</text:span></text:p>
      <text:p text:style-name="P1">//Exit stage right! <text:s text:c="7"/></text:p>
      <text:p text:style-name="P51"><text:span text:style-name="T3"><text:tab/></text:span><text:span text:style-name="T8">return</text:span><text:span text:style-name="T3"> 0;</text:span></text:p>
      <text:p text:style-name="P26"><text:span text:style-name="T9">}</text:span><text:span text:style-name="T1">//The end of the main function</text:span></text:p>
      <text:p text:style-name="P5"/>
      <text:p text:style-name="P5">/* </text:p>
      <text:p text:style-name="P1"><text:s/>* File: <text:s text:c="2"/>main.cpp</text:p>
      <text:p text:style-name="P1"><text:s/>* Author: AbdulHakim Abbas</text:p>
      <text:p text:style-name="P1"><text:s/>* Purpose: Math Tutor Program Modified With A Menu</text:p>
      <text:p text:style-name="P1"><text:s/>* Created on July 11, 2015, 12:47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text:span text:style-name="T3"> </text:span><text:span text:style-name="T1">//For setw</text:span></text:p>
      <text:p text:style-name="P51"><text:soft-page-break/><text:span text:style-name="T2">#include</text:span><text:span text:style-name="T3"> </text:span><text:span text:style-name="T7">&lt;cstdlib&gt;</text:span><text:span text:style-name="T3"> </text:span><text:span text:style-name="T1">//For rand and srand</text:span></text:p>
      <text:p text:style-name="P51"><text:span text:style-name="T2">#include</text:span><text:span text:style-name="T3"> </text:span><text:span text:style-name="T7">&lt;ctime&gt;</text:span><text:span text:style-name="T3"> </text:span><text:span text:style-name="T1">//For the time function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1">//Global Functions</text:p>
      <text:p text:style-name="P1">//Function Prototypes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Set the seed</text:p>
      <text:p text:style-name="P51"><text:span text:style-name="T3"><text:tab/></text:span><text:span text:style-name="T8">unsigned</text:span><text:span text:style-name="T3"> seed = time(0);</text:span></text:p>
      <text:p text:style-name="P1">//Generate new random number</text:p>
      <text:p text:style-name="P21"><text:tab/>srand(seed);</text:p>
      <text:p text:style-name="P51"><text:span text:style-name="T3"><text:tab/></text:span><text:span text:style-name="T8">while</text:span><text:span text:style-name="T3">(</text:span><text:span text:style-name="T8">true</text:span><text:span text:style-name="T3">) {</text:span></text:p>
      <text:p text:style-name="P1">//Declare and initialize the variables</text:p>
      <text:p text:style-name="P51"><text:span text:style-name="T3"><text:tab/><text:tab/></text:span><text:span text:style-name="T8">unsigned</text:span><text:span text:style-name="T3"> </text:span><text:span text:style-name="T8">short</text:span><text:span text:style-name="T3"> uSh_frstN = 0; </text:span><text:span text:style-name="T1">//First number;</text:span></text:p>
      <text:p text:style-name="P51"><text:span text:style-name="T3"><text:tab/><text:tab/></text:span><text:span text:style-name="T8">unsigned</text:span><text:span text:style-name="T3"> </text:span><text:span text:style-name="T8">short</text:span><text:span text:style-name="T3"> uSh_scndN = 0; </text:span><text:span text:style-name="T1">//Second number;</text:span></text:p>
      <text:p text:style-name="P51"><text:span text:style-name="T3"><text:tab/><text:tab/></text:span><text:span text:style-name="T8">int</text:span><text:span text:style-name="T3"> i_answr = 0; </text:span><text:span text:style-name="T1">//User answer</text:span></text:p>
      <text:p text:style-name="P51"><text:span text:style-name="T3"><text:tab/><text:tab/></text:span><text:span text:style-name="T8">unsigned</text:span><text:span text:style-name="T3"> </text:span><text:span text:style-name="T8">char</text:span><text:span text:style-name="T3"> uCh_menu = 5; </text:span><text:span text:style-name="T1">//Menu selection</text:span></text:p>
      <text:p text:style-name="P1">//Display the menu and let the user select one of the five options</text:p>
      <text:p text:style-name="P51"><text:span text:style-name="T3"><text:tab/><text:tab/>cout &lt;&lt; </text:span><text:span text:style-name="T7">"Select:\n"</text:span></text:p>
      <text:p text:style-name="P51"><text:span text:style-name="T3"><text:tab/><text:tab/><text:tab/> &lt;&lt; </text:span><text:span text:style-name="T7">"1. Addition\n"</text:span></text:p>
      <text:p text:style-name="P51"><text:span text:style-name="T3"><text:tab/><text:tab/><text:tab/> &lt;&lt; </text:span><text:span text:style-name="T7">"2. Subtraction\n"</text:span></text:p>
      <text:p text:style-name="P51"><text:span text:style-name="T3"><text:tab/><text:tab/><text:tab/> &lt;&lt; </text:span><text:span text:style-name="T7">"3. Multiplication\n"</text:span></text:p>
      <text:p text:style-name="P51"><text:span text:style-name="T3"><text:tab/><text:tab/><text:tab/> &lt;&lt; </text:span><text:span text:style-name="T7">"4. Division\n"</text:span></text:p>
      <text:p text:style-name="P51"><text:span text:style-name="T3"><text:tab/><text:tab/><text:tab/> &lt;&lt; </text:span><text:span text:style-name="T7">"5. Quit\n&gt; "</text:span><text:span text:style-name="T3">;</text:span></text:p>
      <text:p text:style-name="P21"><text:tab/><text:tab/>cin &gt;&gt; uCh_menu;</text:p>
      <text:p text:style-name="P1">//It depends on the user selection,</text:p>
      <text:p text:style-name="P1">//Add, Subtract, Multiply, or Divide the two random numbers which the user entered</text:p>
      <text:p text:style-name="P51"><text:span text:style-name="T3"><text:tab/><text:tab/></text:span><text:span text:style-name="T8">switch</text:span><text:span text:style-name="T3">(uCh_menu) {</text:span></text:p>
      <text:p text:style-name="P51"><text:span text:style-name="T3"><text:tab/><text:tab/><text:tab/></text:span><text:span text:style-name="T8">case</text:span><text:span text:style-name="T3"> </text:span><text:span text:style-name="T7">'1'</text:span><text:span text:style-name="T3">: {<text:tab/></text:span></text:p>
      <text:p text:style-name="P1">//Assign the two random numbers here for the Addition case</text:p>
      <text:p text:style-name="P51"><text:span text:style-name="T3"><text:tab/><text:tab/><text:tab/><text:tab/>uSh_frstN = rand() % 1000 + 1; </text:span><text:span text:style-name="T1">// 1 to 1000</text:span></text:p>
      <text:p text:style-name="P51"><text:span text:style-name="T3"><text:tab/><text:tab/><text:tab/><text:tab/>uSh_scndN = rand() % 1000 + 1; </text:span><text:span text:style-name="T1">// 1 to 1000</text:span></text:p>
      <text:p text:style-name="P1">//Display a question and let it take the input value of the answer of the Addition case</text:p>
      <text:p text:style-name="P21"><text:tab/><text:tab/><text:tab/><text:tab/>cout &lt;&lt; setw(5) &lt;&lt; uSh_frstN &lt;&lt; endl</text:p>
      <text:p text:style-name="P51"><text:span text:style-name="T3"><text:tab/><text:tab/><text:tab/><text:tab/><text:tab/> &lt;&lt; </text:span><text:span text:style-name="T7">"+"</text:span><text:span text:style-name="T3"> &lt;&lt; setw(4) &lt;&lt; uSh_scndN &lt;&lt; endl</text:span></text:p>
      <text:p text:style-name="P51"><text:span text:style-name="T3"><text:tab/><text:tab/><text:tab/><text:tab/><text:tab/> &lt;&lt; </text:span><text:span text:style-name="T7">"-----\n "</text:span><text:span text:style-name="T3">;</text:span></text:p>
      <text:p text:style-name="P21"><text:tab/><text:tab/><text:tab/><text:tab/>cin &gt;&gt; i_answr;</text:p>
      <text:p text:style-name="P1">//Check the answer using the If loop is correct outcome for the Addition case</text:p>
      <text:p text:style-name="P51"><text:span text:style-name="T3"><text:tab/><text:tab/><text:tab/><text:tab/></text:span><text:span text:style-name="T8">if</text:span><text:span text:style-name="T3">(i_answr == uSh_frstN + uSh_scndN)</text:span></text:p>
      <text:p text:style-name="P51"><text:span text:style-name="T3"><text:tab/><text:tab/><text:tab/><text:tab/><text:tab/>cout &lt;&lt; </text:span><text:span text:style-name="T7">"Correct!\n"</text:span><text:span text:style-name="T3">;</text:span></text:p>
      <text:p text:style-name="P51"><text:span text:style-name="T3"><text:tab/><text:tab/><text:tab/><text:tab/></text:span><text:span text:style-name="T8">else</text:span><text:span text:style-name="T3"> </text:span></text:p>
      <text:p text:style-name="P51"><text:span text:style-name="T3"><text:tab/><text:tab/><text:tab/><text:tab/><text:tab/>cout &lt;&lt; </text:span><text:span text:style-name="T7">"Wrong! <text:s/>Ans: "</text:span><text:span text:style-name="T3"> &lt;&lt; uSh_frstN + uSh_scndN &lt;&lt; endl;</text:span></text:p>
      <text:p text:style-name="P21"/>
      <text:p text:style-name="P51"><text:span text:style-name="T3"><text:tab/><text:tab/><text:tab/><text:tab/></text:span><text:span text:style-name="T8">break</text:span><text:span text:style-name="T3">;</text:span></text:p>
      <text:p text:style-name="P21"><text:tab/><text:tab/><text:tab/>}</text:p>
      <text:p text:style-name="P51"><text:span text:style-name="T3"><text:tab/><text:tab/><text:tab/></text:span><text:span text:style-name="T8">case</text:span><text:span text:style-name="T3"> </text:span><text:span text:style-name="T7">'2'</text:span><text:span text:style-name="T3">: {</text:span></text:p>
      <text:p text:style-name="P1">//Assign the two random numbers here for the Subtraction case</text:p>
      <text:p text:style-name="P51"><text:span text:style-name="T3"><text:tab/><text:tab/><text:tab/><text:tab/>uSh_frstN = rand() % 1000 + 1; </text:span><text:span text:style-name="T1">// 1 to 1000</text:span></text:p>
      <text:p text:style-name="P51"><text:span text:style-name="T3"><text:tab/><text:tab/><text:tab/><text:tab/>uSh_scndN = rand() % 1000 + 1; </text:span><text:span text:style-name="T1">// 1 to 1000</text:span></text:p>
      <text:p text:style-name="P1">//Display a question and let it take the input value of the answer of the Subtraction case</text:p>
      <text:p text:style-name="P21"><text:tab/><text:tab/><text:tab/><text:tab/>cout &lt;&lt; setw(5) &lt;&lt; uSh_frstN &lt;&lt; endl</text:p>
      <text:p text:style-name="P51"><text:span text:style-name="T3"><text:tab/><text:tab/><text:tab/><text:tab/><text:tab/> &lt;&lt; </text:span><text:span text:style-name="T7">"-"</text:span><text:span text:style-name="T3"> &lt;&lt; setw(4) &lt;&lt; uSh_scndN &lt;&lt; endl</text:span></text:p>
      <text:p text:style-name="P51"><text:span text:style-name="T3"><text:tab/><text:tab/><text:tab/><text:tab/><text:tab/> &lt;&lt; </text:span><text:span text:style-name="T7">"-----\n "</text:span><text:span text:style-name="T3">;</text:span></text:p>
      <text:p text:style-name="P21"><text:tab/><text:tab/><text:tab/><text:tab/>cin &gt;&gt; i_answr;</text:p>
      <text:p text:style-name="P1">//Check the answer using the If loop is correct outcome for the Subtraction case</text:p>
      <text:p text:style-name="P51"><text:span text:style-name="T3"><text:tab/><text:tab/><text:tab/><text:tab/></text:span><text:span text:style-name="T8">if</text:span><text:span text:style-name="T3">(i_answr == uSh_frstN - uSh_scndN)</text:span></text:p>
      <text:p text:style-name="P51"><text:span text:style-name="T3"><text:tab/><text:tab/><text:tab/><text:tab/><text:tab/>cout &lt;&lt; </text:span><text:span text:style-name="T7">"Correct!\n"</text:span><text:span text:style-name="T3">;</text:span></text:p>
      <text:p text:style-name="P51"><text:span text:style-name="T3"><text:tab/><text:tab/><text:tab/><text:tab/></text:span><text:span text:style-name="T8">else</text:span><text:span text:style-name="T3"> </text:span></text:p>
      <text:p text:style-name="P51"><text:soft-page-break/><text:span text:style-name="T3"><text:tab/><text:tab/><text:tab/><text:tab/><text:tab/>cout &lt;&lt; </text:span><text:span text:style-name="T7">"Wrong! <text:s/>Ans: "</text:span><text:span text:style-name="T3"> &lt;&lt; uSh_frstN - uSh_scndN &lt;&lt; endl;</text:span></text:p>
      <text:p text:style-name="P51"><text:span text:style-name="T3"><text:tab/><text:tab/><text:tab/><text:tab/></text:span><text:span text:style-name="T8">break</text:span><text:span text:style-name="T3">;</text:span></text:p>
      <text:p text:style-name="P21"><text:tab/><text:tab/><text:tab/>}</text:p>
      <text:p text:style-name="P51"><text:span text:style-name="T3"><text:tab/><text:tab/><text:tab/></text:span><text:span text:style-name="T8">case</text:span><text:span text:style-name="T3"> </text:span><text:span text:style-name="T7">'3'</text:span><text:span text:style-name="T3">: {</text:span></text:p>
      <text:p text:style-name="P1">//Assign the two random numbers here for the Multiplication case</text:p>
      <text:p text:style-name="P51"><text:span text:style-name="T3"><text:tab/><text:tab/><text:tab/><text:tab/>uSh_frstN = rand() % 100 + 1; </text:span><text:span text:style-name="T1">// 1 to 100</text:span></text:p>
      <text:p text:style-name="P51"><text:span text:style-name="T3"><text:tab/><text:tab/><text:tab/><text:tab/>uSh_scndN = rand() % 100 + 1; </text:span><text:span text:style-name="T1">// 1 to 100</text:span></text:p>
      <text:p text:style-name="P1">//Display a question and let it take the input value of the answer of the Multiplication case</text:p>
      <text:p text:style-name="P21"><text:tab/><text:tab/><text:tab/><text:tab/>cout &lt;&lt; setw(5) &lt;&lt; uSh_frstN &lt;&lt; endl</text:p>
      <text:p text:style-name="P51"><text:span text:style-name="T3"><text:tab/><text:tab/><text:tab/><text:tab/><text:tab/> &lt;&lt; </text:span><text:span text:style-name="T7">"*"</text:span><text:span text:style-name="T3"> &lt;&lt; setw(4) &lt;&lt; uSh_scndN &lt;&lt; endl</text:span></text:p>
      <text:p text:style-name="P51"><text:span text:style-name="T3"><text:tab/><text:tab/><text:tab/><text:tab/><text:tab/> &lt;&lt; </text:span><text:span text:style-name="T7">"-----\n "</text:span><text:span text:style-name="T3">;</text:span></text:p>
      <text:p text:style-name="P21"><text:tab/><text:tab/><text:tab/><text:tab/>cin &gt;&gt; i_answr;</text:p>
      <text:p text:style-name="P1">//Check the answer using the If loop is correct outcome for the Multiplication case</text:p>
      <text:p text:style-name="P51"><text:span text:style-name="T3"><text:tab/><text:tab/><text:tab/><text:tab/></text:span><text:span text:style-name="T8">if</text:span><text:span text:style-name="T3">(i_answr == uSh_frstN * uSh_scndN)</text:span></text:p>
      <text:p text:style-name="P51"><text:span text:style-name="T3"><text:tab/><text:tab/><text:tab/><text:tab/><text:tab/>cout &lt;&lt; </text:span><text:span text:style-name="T7">"Correct!\n"</text:span><text:span text:style-name="T3">;</text:span></text:p>
      <text:p text:style-name="P51"><text:span text:style-name="T3"><text:tab/><text:tab/><text:tab/><text:tab/></text:span><text:span text:style-name="T8">else</text:span><text:span text:style-name="T3"> </text:span></text:p>
      <text:p text:style-name="P51"><text:span text:style-name="T3"><text:tab/><text:tab/><text:tab/><text:tab/><text:tab/>cout &lt;&lt; </text:span><text:span text:style-name="T7">"Wrong! <text:s/>Ans: "</text:span><text:span text:style-name="T3"> &lt;&lt; uSh_frstN * uSh_scndN &lt;&lt; endl;</text:span></text:p>
      <text:p text:style-name="P51"><text:span text:style-name="T3"><text:tab/><text:tab/><text:tab/><text:tab/></text:span><text:span text:style-name="T8">break</text:span><text:span text:style-name="T3">;</text:span></text:p>
      <text:p text:style-name="P21"><text:tab/><text:tab/><text:tab/>}</text:p>
      <text:p text:style-name="P51"><text:span text:style-name="T3"><text:tab/><text:tab/><text:tab/></text:span><text:span text:style-name="T8">case</text:span><text:span text:style-name="T3"> </text:span><text:span text:style-name="T7">'4'</text:span><text:span text:style-name="T3">: {</text:span></text:p>
      <text:p text:style-name="P1">//Assign the two random numbers here for the Division case</text:p>
      <text:p text:style-name="P51"><text:span text:style-name="T3"><text:tab/><text:tab/><text:tab/><text:tab/>uSh_frstN = rand() % 100 + 1; </text:span><text:span text:style-name="T1">// 1 to 100</text:span></text:p>
      <text:p text:style-name="P51"><text:span text:style-name="T3"><text:tab/><text:tab/><text:tab/><text:tab/>uSh_scndN = rand() % 100 + 1; </text:span><text:span text:style-name="T1">// 1 to 100</text:span></text:p>
      <text:p text:style-name="P1">//Display a question and let it take the input value of the answer of the Division case</text:p>
      <text:p text:style-name="P51"><text:span text:style-name="T3"><text:tab/><text:tab/><text:tab/><text:tab/></text:span><text:span text:style-name="T8">float</text:span><text:span text:style-name="T3"> f_answr = 0.0f;</text:span></text:p>
      <text:p text:style-name="P51"><text:span text:style-name="T3"><text:tab/><text:tab/><text:tab/><text:tab/></text:span><text:span text:style-name="T8">float</text:span><text:span text:style-name="T3"> f_check = 0.0f;</text:span></text:p>
      <text:p text:style-name="P21"/>
      <text:p text:style-name="P21"><text:tab/><text:tab/><text:tab/><text:tab/>cout &lt;&lt; setw(5) &lt;&lt; uSh_frstN &lt;&lt; endl</text:p>
      <text:p text:style-name="P51"><text:span text:style-name="T3"><text:tab/><text:tab/><text:tab/><text:tab/><text:tab/> &lt;&lt; </text:span><text:span text:style-name="T7">"/"</text:span><text:span text:style-name="T3"> &lt;&lt; setw(4) &lt;&lt; uSh_scndN &lt;&lt; endl</text:span></text:p>
      <text:p text:style-name="P51"><text:span text:style-name="T3"><text:tab/><text:tab/><text:tab/><text:tab/><text:tab/> &lt;&lt; </text:span><text:span text:style-name="T7">"-----\n "</text:span><text:span text:style-name="T3">;</text:span></text:p>
      <text:p text:style-name="P21"><text:tab/><text:tab/><text:tab/><text:tab/>cin &gt;&gt; f_answr;</text:p>
      <text:p text:style-name="P21"/>
      <text:p text:style-name="P51"><text:span text:style-name="T3"><text:tab/><text:tab/><text:tab/><text:tab/>f_check = uSh_frstN / (</text:span><text:span text:style-name="T8">float</text:span><text:span text:style-name="T3">)uSh_scndN;</text:span></text:p>
      <text:p text:style-name="P51"><text:span text:style-name="T3"><text:tab/><text:tab/><text:tab/><text:tab/>f_check = </text:span><text:span text:style-name="T8">static_cast</text:span><text:span text:style-name="T3">&lt;</text:span><text:span text:style-name="T8">int</text:span><text:span text:style-name="T3">&gt;(f_check * 100.0f) / 100.0f;</text:span></text:p>
      <text:p text:style-name="P1">//Check the answer using the If loop is correct outcome for the Division case</text:p>
      <text:p text:style-name="P51"><text:span text:style-name="T3"><text:tab/><text:tab/><text:tab/><text:tab/></text:span><text:span text:style-name="T8">if</text:span><text:span text:style-name="T3">(f_answr == f_check)</text:span></text:p>
      <text:p text:style-name="P51"><text:span text:style-name="T3"><text:tab/><text:tab/><text:tab/><text:tab/><text:tab/>cout &lt;&lt; </text:span><text:span text:style-name="T7">"Correct!\n"</text:span><text:span text:style-name="T3">;</text:span></text:p>
      <text:p text:style-name="P51"><text:span text:style-name="T3"><text:tab/><text:tab/><text:tab/><text:tab/></text:span><text:span text:style-name="T8">else</text:span><text:span text:style-name="T3"> </text:span></text:p>
      <text:p text:style-name="P51"><text:span text:style-name="T3"><text:tab/><text:tab/><text:tab/><text:tab/><text:tab/>cout &lt;&lt; </text:span><text:span text:style-name="T7">"Wrong! <text:s/>Ans: "</text:span><text:span text:style-name="T3"> &lt;&lt; f_check &lt;&lt; endl;</text:span></text:p>
      <text:p text:style-name="P51"><text:span text:style-name="T3"><text:tab/><text:tab/><text:tab/><text:tab/></text:span><text:span text:style-name="T8">break</text:span><text:span text:style-name="T3">;</text:span></text:p>
      <text:p text:style-name="P21"><text:tab/><text:tab/><text:tab/>}</text:p>
      <text:p text:style-name="P51"><text:span text:style-name="T3"><text:tab/><text:tab/><text:tab/></text:span><text:span text:style-name="T8">case</text:span><text:span text:style-name="T3"> </text:span><text:span text:style-name="T7">'5'</text:span><text:span text:style-name="T3">: {</text:span></text:p>
      <text:p text:style-name="P51"><text:span text:style-name="T3"><text:tab/><text:tab/><text:tab/><text:tab/>cout &lt;&lt; </text:span><text:span text:style-name="T7">"Exiting the game\n"</text:span><text:span text:style-name="T3">;</text:span></text:p>
      <text:p text:style-name="P51"><text:span text:style-name="T3"><text:tab/><text:tab/><text:tab/><text:tab/></text:span><text:span text:style-name="T8">return</text:span><text:span text:style-name="T3"> 1;</text:span></text:p>
      <text:p text:style-name="P21"><text:tab/><text:tab/><text:tab/>} </text:p>
      <text:p text:style-name="P51"><text:span text:style-name="T3"><text:tab/><text:tab/>}</text:span><text:span text:style-name="T1">//End of the switch case</text:span></text:p>
      <text:p text:style-name="P21"><text:tab/><text:tab/></text:p>
      <text:p text:style-name="P21"><text:tab/><text:tab/>cout &lt;&lt; endl &lt;&lt; endl;</text:p>
      <text:p text:style-name="P51"><text:span text:style-name="T3"><text:tab/>}</text:span><text:span text:style-name="T1">//End of the while loop</text:span></text:p>
      <text:p text:style-name="P1">//Exit stage right!</text:p>
      <text:p text:style-name="P51"><text:span text:style-name="T3"><text:tab/></text:span><text:span text:style-name="T8">return</text:span><text:span text:style-name="T3"> 0;</text:span></text:p>
      <text:p text:style-name="P26"><text:span text:style-name="T9">}</text:span><text:span text:style-name="T1">//The end of the main function</text:span></text:p>
      <text:p text:style-name="P5"/>
      <text:p text:style-name="P5">/* </text:p>
      <text:p text:style-name="P1"><text:s/>* File: <text:s text:c="2"/>main.cpp</text:p>
      <text:p text:style-name="P1"><text:s/>* Author: AbdulHakim Abbas</text:p>
      <text:p text:style-name="P1"><text:s/>* Purpose: To calculate the total pay for somebody getting paid in pennies</text:p>
      <text:p text:style-name="P1"><text:s/>* Created on July 11, 2015, 12:31 PM</text:p>
      <text:p text:style-name="P1"><text:s/>*/</text:p>
      <text:p text:style-name="P21"><text:soft-page-break/></text:p>
      <text:p text:style-name="P1">// 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2">#include</text:span><text:span text:style-name="T3"> </text:span><text:span text:style-name="T7">&lt;cmath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1">//Global Functions</text:p>
      <text:p text:style-name="P1">//Function Prototypes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 Declare and initialize the variables</text:p>
      <text:p text:style-name="P51"><text:span text:style-name="T3"><text:tab/></text:span><text:span text:style-name="T8">int</text:span><text:span text:style-name="T3"> i_nDays = 0; </text:span><text:span text:style-name="T1">//Number of days</text:span></text:p>
      <text:p text:style-name="P51"><text:span text:style-name="T3"><text:tab/></text:span><text:span text:style-name="T8">float</text:span><text:span text:style-name="T3"> f_salary = 0.0f; </text:span><text:span text:style-name="T1">//Salary earned in pennies</text:span></text:p>
      <text:p text:style-name="P1">//Prompt the user to enter the number of days</text:p>
      <text:p text:style-name="P51"><text:span text:style-name="T3"><text:tab/>cout &lt;&lt; </text:span><text:span text:style-name="T7">"Enter the number of days: "</text:span><text:span text:style-name="T3">;</text:span></text:p>
      <text:p text:style-name="P21"><text:tab/>cin &gt;&gt; i_nDays;</text:p>
      <text:p text:style-name="P1">//Input validation: i_nDays &gt; 1</text:p>
      <text:p text:style-name="P51"><text:span text:style-name="T3"><text:tab/></text:span><text:span text:style-name="T8">while</text:span><text:span text:style-name="T3">(i_nDays &lt; 1) {</text:span></text:p>
      <text:p text:style-name="P51"><text:span text:style-name="T3"><text:tab/><text:tab/>cout &lt;&lt; </text:span><text:span text:style-name="T7">"Enter the number of days &gt;= 1: "</text:span><text:span text:style-name="T3">;</text:span></text:p>
      <text:p text:style-name="P21"><text:tab/><text:tab/>cin &gt;&gt; i_nDays;</text:p>
      <text:p text:style-name="P51"><text:span text:style-name="T3"><text:tab/>}</text:span><text:span text:style-name="T1">//The end of the while loop</text:span></text:p>
      <text:p text:style-name="P1">//The header to be output</text:p>
      <text:p text:style-name="P51"><text:span text:style-name="T3"><text:tab/>cout &lt;&lt; setw(5) &lt;&lt; </text:span><text:span text:style-name="T7">"Day"</text:span><text:span text:style-name="T3"> &lt;&lt; setw(30) &lt;&lt; </text:span><text:span text:style-name="T7">"Salary ($)\n"</text:span><text:span text:style-name="T3">;</text:span></text:p>
      <text:p text:style-name="P51"><text:span text:style-name="T3"><text:tab/>cout &lt;&lt; </text:span><text:span text:style-name="T7">"--------------------------------------------\n"</text:span><text:span text:style-name="T3">;<text:tab/></text:span></text:p>
      <text:p text:style-name="P1">//Use a loop to calculate the total salary</text:p>
      <text:p text:style-name="P51"><text:span text:style-name="T3"><text:tab/></text:span><text:span text:style-name="T8">for</text:span><text:span text:style-name="T3">(</text:span><text:span text:style-name="T8">int</text:span><text:span text:style-name="T3"> day = 0; day &lt; i_nDays; ++day) {</text:span></text:p>
      <text:p text:style-name="P21"><text:tab/><text:tab/>f_salary += pow(2, day);</text:p>
      <text:p text:style-name="P21"><text:tab/><text:tab/>cout &lt;&lt; setw(3) &lt;&lt; day+1 &lt;&lt; setw(30) </text:p>
      <text:p text:style-name="P21"><text:tab/><text:tab/><text:tab/> &lt;&lt; fixed &lt;&lt; showpoint &lt;&lt; setprecision(2) </text:p>
      <text:p text:style-name="P21"><text:tab/><text:tab/><text:tab/> &lt;&lt; pow(2, day)/100 &lt;&lt; endl;</text:p>
      <text:p text:style-name="P51"><text:span text:style-name="T3"><text:tab/>} </text:span><text:span text:style-name="T1">// end for loop</text:span></text:p>
      <text:p text:style-name="P21"/>
      <text:p text:style-name="P51"><text:span text:style-name="T3"><text:tab/></text:span><text:span text:style-name="T1">// output the total salary in dollars</text:span></text:p>
      <text:p text:style-name="P51"><text:span text:style-name="T3"><text:tab/>cout &lt;&lt; </text:span><text:span text:style-name="T7">"\nThe total pay is $"</text:span><text:span text:style-name="T3"> &lt;&lt; f_salary / 100 &lt;&lt; </text:span><text:span text:style-name="T7">" dollars\n"</text:span><text:span text:style-name="T3">;</text:span></text:p>
      <text:p text:style-name="P1">//Exit stage right!</text:p>
      <text:p text:style-name="P51"><text:span text:style-name="T3"><text:tab/></text:span><text:span text:style-name="T8">return</text:span><text:span text:style-name="T3"> 0;</text:span></text:p>
      <text:p text:style-name="P26"><text:span text:style-name="T9">} </text:span><text:span text:style-name="T1">// end main</text:span></text:p>
      <text:p text:style-name="P5"/>
      <text:p text:style-name="P5"/>
      <text:p text:style-name="P5">/* </text:p>
      <text:p text:style-name="P1"><text:s/>* File: <text:s text:c="2"/>main.cpp</text:p>
      <text:p text:style-name="P1"><text:s/>* Author: AbdulHakim Abbas</text:p>
      <text:p text:style-name="P1"><text:s/>* Purpose: To Output the Distance Traveled</text:p>
      <text:p text:style-name="P1"><text:s/>* Created on July 11, 2015, 12:10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1">//Global Functions</text:p>
      <text:p text:style-name="P1">//Function Prototypes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Declare and initialize the variables</text:p>
      <text:p text:style-name="P1">//Store the users input values</text:p>
      <text:p text:style-name="P51"><text:span text:style-name="T3"><text:s text:c="4"/></text:span><text:span text:style-name="T8">short</text:span><text:span text:style-name="T3"> sh_spdVhcl = 0; </text:span><text:span text:style-name="T1">//The speed of the vehicle in miles per hour</text:span></text:p>
      <text:p text:style-name="P51"><text:soft-page-break/><text:span text:style-name="T3"><text:s text:c="4"/></text:span><text:span text:style-name="T8">int</text:span><text:span text:style-name="T3"> i_nHrsTrv = 0; </text:span><text:span text:style-name="T1">//The number of hours traveled</text:span></text:p>
      <text:p text:style-name="P1">// store calculated value</text:p>
      <text:p text:style-name="P51"><text:span text:style-name="T3"><text:s text:c="4"/></text:span><text:span text:style-name="T8">float</text:span><text:span text:style-name="T3"> f_dstTrav = 0.0f; </text:span><text:span text:style-name="T1">// distance traveled <text:s text:c="3"/></text:span></text:p>
      <text:p text:style-name="P1">//Prompt the user for the speed of the vehicle in miles per hour</text:p>
      <text:p text:style-name="P1">//And the number of hours traveled</text:p>
      <text:p text:style-name="P51"><text:span text:style-name="T3"><text:s text:c="4"/>cout &lt;&lt; </text:span><text:span text:style-name="T7">"\nWhat is the speed of the vehicle in mph? "</text:span><text:span text:style-name="T3">;</text:span></text:p>
      <text:p text:style-name="P21"><text:s text:c="4"/>cin &gt;&gt; sh_spdVhcl;</text:p>
      <text:p text:style-name="P51"><text:span text:style-name="T3"><text:s text:c="4"/>cout &lt;&lt; </text:span><text:span text:style-name="T7">"How any hours has it traveled? "</text:span><text:span text:style-name="T3">;</text:span></text:p>
      <text:p text:style-name="P21"><text:s text:c="4"/>cin &gt;&gt; i_nHrsTrv;</text:p>
      <text:p text:style-name="P1">//Header of the output table <text:s text:c="3"/></text:p>
      <text:p text:style-name="P51"><text:span text:style-name="T3"><text:s text:c="4"/>cout &lt;&lt; </text:span><text:span text:style-name="T7">"\n Hour <text:s text:c="5"/>Distance Traveled\n"</text:span><text:span text:style-name="T3">;</text:span></text:p>
      <text:p text:style-name="P51"><text:span text:style-name="T3"><text:s text:c="4"/>cout &lt;&lt; </text:span><text:span text:style-name="T7">"------------------------------------\n"</text:span><text:span text:style-name="T3">;</text:span></text:p>
      <text:p text:style-name="P1">//Calculate the distance traveled using a loop</text:p>
      <text:p text:style-name="P1">//And output the results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 = 1; i &lt;= i_nHrsTrv; ++i) {</text:span></text:p>
      <text:p text:style-name="P21"><text:s text:c="8"/>f_dstTrav = i * sh_spdVhcl;</text:p>
      <text:p text:style-name="P21"><text:s text:c="8"/>cout &lt;&lt; setw(3) &lt;&lt; i &lt;&lt; setw(18) &lt;&lt; f_dstTrav &lt;&lt; endl; </text:p>
      <text:p text:style-name="P51"><text:span text:style-name="T3"><text:s text:c="4"/>}</text:span><text:span text:style-name="T1">//The end of the for loop</text:span></text:p>
      <text:p text:style-name="P1">//Exit stage right! <text:s text:c="3"/></text:p>
      <text:p text:style-name="P51"><text:span text:style-name="T3"><text:s text:c="4"/></text:span><text:span text:style-name="T8">return</text:span><text:span text:style-name="T3"> 0;</text:span></text:p>
      <text:p text:style-name="P26"><text:span text:style-name="T9">}</text:span><text:span text:style-name="T1">//The end of the main function</text:span></text:p>
      <text:p text:style-name="P5"/>
      <text:p text:style-name="P5">/* </text:p>
      <text:p text:style-name="P1"><text:s/>* File: <text:s text:c="2"/>main.cpp</text:p>
      <text:p text:style-name="P1"><text:s/>* Author: AbdulHakim Abbas</text:p>
      <text:p text:style-name="P1"><text:s/>* Purpose: Country Club Membership Charges</text:p>
      <text:p text:style-name="P1"><text:s/>* Created on July 10, 2015, 10:56 A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1">//Global Functions</text:p>
      <text:p text:style-name="P1">//Function Prototypes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Declare Variables</text:span></text:p>
      <text:p text:style-name="P51"><text:span text:style-name="T3"><text:s text:c="4"/></text:span><text:span text:style-name="T8">float</text:span><text:span text:style-name="T3"> tax=0.04f,membr=2500, years,tot,fin; </text:span><text:span text:style-name="T1">//Tax,Membership,Years</text:span></text:p>
      <text:p text:style-name="P51"><text:span text:style-name="T3"><text:s text:c="4"/></text:span><text:span text:style-name="T8">while</text:span><text:span text:style-name="T3">(years&lt;6){</text:span></text:p>
      <text:p text:style-name="P51"><text:span text:style-name="T3"><text:s text:c="8"/>cout&lt;&lt;</text:span><text:span text:style-name="T7">"Membership fee is 2,500 for a year."</text:span><text:span text:style-name="T3">&lt;&lt;endl</text:span></text:p>
      <text:p text:style-name="P51"><text:span text:style-name="T3"><text:s text:c="12"/>&lt;&lt;</text:span><text:span text:style-name="T7">"It will increase 4% each year."</text:span><text:span text:style-name="T3">&lt;&lt;endl;</text:span></text:p>
      <text:p text:style-name="P21"><text:s text:c="8"/>tot=tax*membr*years;</text:p>
      <text:p text:style-name="P21"><text:s text:c="8"/>years++;</text:p>
      <text:p text:style-name="P21"><text:s text:c="8"/>fin=tot+membr;</text:p>
      <text:p text:style-name="P21"><text:s text:c="8"/>cout&lt;&lt;fin&lt;&lt;endl;</text:p>
      <text:p text:style-name="P21"><text:s text:c="4"/>}</text:p>
      <text:p text:style-name="P1">//Exit stage right! <text:s text:c="3"/></text:p>
      <text:p text:style-name="P51"><text:span text:style-name="T3"><text:s text:c="4"/></text:span><text:span text:style-name="T8">return</text:span><text:span text:style-name="T3"> 0;</text:span></text:p>
      <text:p text:style-name="P26">}</text:p>
      <text:p text:style-name="P5"/>
      <text:p text:style-name="P5">/* </text:p>
      <text:p text:style-name="P1"><text:s/>* File: <text:s text:c="2"/>main.cpp</text:p>
      <text:p text:style-name="P1"><text:s/>* Author: AbdulHakim Abbas</text:p>
      <text:p text:style-name="P1"><text:s/>* Purpose: To display the amount of calories burned due to running on a Treadmill</text:p>
      <text:p text:style-name="P1"><text:s/>* Created on July 11, 2015, 11:58 AM</text:p>
      <text:p text:style-name="P1"><text:s/>*/</text:p>
      <text:p text:style-name="P21"/>
      <text:p text:style-name="P1">// System Libraries</text:p>
      <text:p text:style-name="P51"><text:soft-page-break/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1">//Global Constants</text:p>
      <text:p text:style-name="P1">//Function Prototypes</text:p>
      <text:p text:style-name="P1">//Execution Begins Here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 Declare and initialize the variables</text:p>
      <text:p text:style-name="P51"><text:span text:style-name="T3"><text:tab/></text:span><text:span text:style-name="T8">const</text:span><text:span text:style-name="T3"> </text:span><text:span text:style-name="T8">float</text:span><text:span text:style-name="T3"> f_cBrnMin = 3.9f; </text:span><text:span text:style-name="T1">//Calories burned per minute</text:span></text:p>
      <text:p text:style-name="P1">//Display the header</text:p>
      <text:p text:style-name="P51"><text:span text:style-name="T3"><text:tab/>cout &lt;&lt; setw(8) &lt;&lt; </text:span><text:span text:style-name="T7">"Minutes"</text:span><text:span text:style-name="T3"> &lt;&lt; setw(25) &lt;&lt; </text:span><text:span text:style-name="T7">"Calories Burned\n"</text:span><text:span text:style-name="T3">;</text:span></text:p>
      <text:p text:style-name="P51"><text:span text:style-name="T3"><text:tab/>cout &lt;&lt; </text:span><text:span text:style-name="T7">"----------------------------------\n"</text:span><text:span text:style-name="T3">;</text:span></text:p>
      <text:p text:style-name="P1">//Display the table</text:p>
      <text:p text:style-name="P51"><text:span text:style-name="T3"><text:tab/></text:span><text:span text:style-name="T8">for</text:span><text:span text:style-name="T3">(</text:span><text:span text:style-name="T8">int</text:span><text:span text:style-name="T3"> minutes = 10; minutes &lt;= 30; minutes+=5) {</text:span></text:p>
      <text:p text:style-name="P21"><text:tab/><text:tab/>cout &lt;&lt; setw(5) &lt;&lt; minutes &lt;&lt; setw(23) <text:tab/></text:p>
      <text:p text:style-name="P21"><text:tab/><text:tab/><text:tab/> &lt;&lt; fixed &lt;&lt; showpoint &lt;&lt; setprecision(2) </text:p>
      <text:p text:style-name="P21"><text:tab/><text:tab/><text:tab/> &lt;&lt; f_cBrnMin * minutes &lt;&lt; endl;</text:p>
      <text:p text:style-name="P21"><text:tab/>}</text:p>
      <text:p text:style-name="P1">//Exit stage right! <text:s text:c="7"/></text:p>
      <text:p text:style-name="P51"><text:span text:style-name="T3"><text:tab/></text:span><text:span text:style-name="T8">return</text:span><text:span text:style-name="T3"> 0;</text:span></text:p>
      <text:p text:style-name="P26"><text:span text:style-name="T9">} </text:span><text:span text:style-name="T1">//The of end of the main function</text:span></text:p>
      <text:p text:style-name="P5"/>
      <text:p text:style-name="P5">/* </text:p>
      <text:p text:style-name="P1"><text:s/>* File: <text:s text:c="2"/>main.cpp</text:p>
      <text:p text:style-name="P1"><text:s/>* Author: AbdulHakim Abbas</text:p>
      <text:p text:style-name="P1"><text:s/>* Purpose: To display a table that shows the Ocean Levels</text:p>
      <text:p text:style-name="P1"><text:s/>* Created on July 11, 2015, 11:46 A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1">//Global Constants</text:p>
      <text:p text:style-name="P1">//Function Prototypes</text:p>
      <text:p text:style-name="P1">//Execution Begins Here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 Declare and initialize variables</text:p>
      <text:p text:style-name="P51"><text:span text:style-name="T3"><text:tab/></text:span><text:span text:style-name="T8">const</text:span><text:span text:style-name="T3"> </text:span><text:span text:style-name="T8">unsigned</text:span><text:span text:style-name="T3"> </text:span><text:span text:style-name="T8">char</text:span><text:span text:style-name="T3"> UCH_MAX = 25; </text:span><text:span text:style-name="T1">//The next 25 years from the current year</text:span></text:p>
      <text:p text:style-name="P51"><text:span text:style-name="T3"><text:tab/></text:span><text:span text:style-name="T8">const</text:span><text:span text:style-name="T3"> </text:span><text:span text:style-name="T8">float</text:span><text:span text:style-name="T3"> f_oLvlInc = 1.5f; </text:span><text:span text:style-name="T1">//The ocean level rises 1.5 millimeters per year</text:span></text:p>
      <text:p text:style-name="P51"><text:span text:style-name="T3"><text:tab/></text:span><text:span text:style-name="T8">unsigned</text:span><text:span text:style-name="T3"> </text:span><text:span text:style-name="T8">char</text:span><text:span text:style-name="T3"> uCh_curYear = 15; </text:span><text:span text:style-name="T1">//The current year</text:span></text:p>
      <text:p text:style-name="P1">// Display header</text:p>
      <text:p text:style-name="P51"><text:span text:style-name="T3"><text:tab/>cout &lt;&lt; setw(5) &lt;&lt; </text:span><text:span text:style-name="T7">"Year"</text:span><text:span text:style-name="T3"> &lt;&lt; setw(20) &lt;&lt; </text:span><text:span text:style-name="T7">"Ocean Level (mm)\n"</text:span><text:span text:style-name="T3">;</text:span></text:p>
      <text:p text:style-name="P51"><text:span text:style-name="T3"><text:tab/>cout &lt;&lt; </text:span><text:span text:style-name="T7">"---------------------------\n"</text:span><text:span text:style-name="T3">;</text:span></text:p>
      <text:p text:style-name="P1">//To display a table that shows the number of millimeters</text:p>
      <text:p text:style-name="P1">//That have risen for the next 25 years</text:p>
      <text:p text:style-name="P51"><text:span text:style-name="T3"><text:tab/></text:span><text:span text:style-name="T8">for</text:span><text:span text:style-name="T3">(</text:span><text:span text:style-name="T8">int</text:span><text:span text:style-name="T3"> i = 1; i &lt;= UCH_MAX; ++i) {</text:span></text:p>
      <text:p text:style-name="P21"><text:tab/><text:tab/>cout &lt;&lt; setw(3) &lt;&lt; i &lt;&lt; setw(10) &lt;&lt; fixed &lt;&lt; showpoint</text:p>
      <text:p text:style-name="P51"><text:span text:style-name="T3"><text:tab/><text:tab/><text:tab/> &lt;&lt; setprecision(2) &lt;&lt; </text:span><text:span text:style-name="T7">"+"</text:span><text:span text:style-name="T3">&lt;&lt; setw(5) &lt;&lt; f_oLvlInc * i &lt;&lt; </text:span><text:span text:style-name="T7">" mm\n"</text:span><text:span text:style-name="T3">;</text:span></text:p>
      <text:p text:style-name="P51"><text:span text:style-name="T3"><text:tab/>}</text:span><text:span text:style-name="T1">//The end of the for loop</text:span></text:p>
      <text:p text:style-name="P1">//Exit stage right! <text:s text:c="7"/></text:p>
      <text:p text:style-name="P51"><text:span text:style-name="T3"><text:tab/></text:span><text:span text:style-name="T8">return</text:span><text:span text:style-name="T3"> 0;</text:span></text:p>
      <text:p text:style-name="P26"><text:span text:style-name="T9">}</text:span><text:span text:style-name="T1">//The end of the main function</text:span></text:p>
      <text:p text:style-name="P5"/>
      <text:p text:style-name="P5">/* </text:p>
      <text:p text:style-name="P1"><text:s/>* File: <text:s text:c="2"/>main.cpp</text:p>
      <text:p text:style-name="P1"><text:s/>* Author: AbdulHakim Abbas</text:p>
      <text:p text:style-name="P1"><text:soft-page-break/><text:s/>* Purpose: To display the characters for the ASCII codes of 0 to 127</text:p>
      <text:p text:style-name="P1"><text:s/>* Created on July 11, 2015, 11:32 A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1">//Global Constants</text:p>
      <text:p text:style-name="P1">//Function Prototypes</text:p>
      <text:p text:style-name="P1">//Execution Begins Here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 Declare and initialize variables</text:p>
      <text:p text:style-name="P51"><text:span text:style-name="T3"><text:s text:c="4"/></text:span><text:span text:style-name="T8">const</text:span><text:span text:style-name="T3"> </text:span><text:span text:style-name="T8">unsigned</text:span><text:span text:style-name="T3"> </text:span><text:span text:style-name="T8">char</text:span><text:span text:style-name="T3"> UCH_MIN = 32;</text:span></text:p>
      <text:p text:style-name="P51"><text:span text:style-name="T3"><text:s text:c="4"/></text:span><text:span text:style-name="T8">const</text:span><text:span text:style-name="T3"> </text:span><text:span text:style-name="T8">unsigned</text:span><text:span text:style-name="T3"> </text:span><text:span text:style-name="T8">char</text:span><text:span text:style-name="T3"> UCH_MAX = 127;</text:span></text:p>
      <text:p text:style-name="P1">//Output ASCII code 32 to 127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 = UCH_MIN, cnt = 0; i &lt;= UCH_MAX; ++cnt, ++i) {</text:span></text:p>
      <text:p text:style-name="P51"><text:span text:style-name="T3"><text:s text:c="8"/>cout &lt;&lt; (</text:span><text:span text:style-name="T8">char</text:span><text:span text:style-name="T3">)i &lt;&lt; </text:span><text:span text:style-name="T7">" "</text:span><text:span text:style-name="T3">;</text:span></text:p>
      <text:p text:style-name="P51"><text:span text:style-name="T3"><text:s text:c="8"/></text:span><text:span text:style-name="T8">if</text:span><text:span text:style-name="T3">(cnt % 16 == 0)</text:span></text:p>
      <text:p text:style-name="P21"><text:s text:c="12"/>cout &lt;&lt; endl;</text:p>
      <text:p text:style-name="P51"><text:span text:style-name="T3"><text:s text:c="4"/>}</text:span><text:span text:style-name="T1">//The end of the for loop</text:span></text:p>
      <text:p text:style-name="P21"><text:s text:c="4"/>cout &lt;&lt; endl;</text:p>
      <text:p text:style-name="P1">//Exit stage right! <text:s text:c="3"/></text:p>
      <text:p text:style-name="P51"><text:span text:style-name="T3"><text:s text:c="4"/></text:span><text:span text:style-name="T8">return</text:span><text:span text:style-name="T3"> 0;</text:span></text:p>
      <text:p text:style-name="P26"><text:span text:style-name="T9">}</text:span><text:span text:style-name="T1">//The end of the main Function</text:span></text:p>
      <text:p text:style-name="P5"/>
      <text:p text:style-name="P5">/* </text:p>
      <text:p text:style-name="P1"><text:s/>* File: <text:s text:c="2"/>main.cpp</text:p>
      <text:p text:style-name="P1"><text:s/>* Author: AbdulHakim Abbas</text:p>
      <text:p text:style-name="P1"><text:s/>* Purpose: Find the sum of the values of i to N </text:p>
      <text:p text:style-name="P1"><text:s/>* Created on July 11, 2015, 6:23 A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1">//Global Constants</text:p>
      <text:p text:style-name="P1">//Function Prototypes</text:p>
      <text:p text:style-name="P1">//Execution Begins Here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 Declare and initialize variables</text:p>
      <text:p text:style-name="P51"><text:span text:style-name="T3"><text:s text:c="4"/></text:span><text:span text:style-name="T8">int</text:span><text:span text:style-name="T3"> i_num = 0; </text:span><text:span text:style-name="T1">// store positive integer values</text:span></text:p>
      <text:p text:style-name="P51"><text:span text:style-name="T3"><text:s text:c="4"/></text:span><text:span text:style-name="T8">unsigned</text:span><text:span text:style-name="T3"> </text:span><text:span text:style-name="T8">short</text:span><text:span text:style-name="T3"> uSh_sum = 0;</text:span></text:p>
      <text:p text:style-name="P1">//Prompt the user for a positive integer</text:p>
      <text:p text:style-name="P51"><text:span text:style-name="T3"><text:s text:c="4"/>cout &lt;&lt; </text:span><text:span text:style-name="T7">"Enter a number to sum up from 1 to N: "</text:span><text:span text:style-name="T3">;</text:span></text:p>
      <text:p text:style-name="P21"><text:s text:c="4"/>cin &gt;&gt; i_num;</text:p>
      <text:p text:style-name="P1">// Input validation done here</text:p>
      <text:p text:style-name="P51"><text:span text:style-name="T3"><text:s text:c="4"/></text:span><text:span text:style-name="T8">while</text:span><text:span text:style-name="T3">(i_num &lt; 1) {</text:span></text:p>
      <text:p text:style-name="P51"><text:span text:style-name="T3"><text:s text:c="8"/>cout &lt;&lt; </text:span><text:span text:style-name="T7">"N must be greater than 1\n"</text:span><text:span text:style-name="T3">;</text:span></text:p>
      <text:p text:style-name="P51"><text:span text:style-name="T3"><text:s text:c="8"/>cout &lt;&lt; </text:span><text:span text:style-name="T7">"Enter a number to sum up from 1 to N: "</text:span><text:span text:style-name="T3">;</text:span></text:p>
      <text:p text:style-name="P21"><text:s text:c="8"/>cin &gt;&gt; i_num;</text:p>
      <text:p text:style-name="P51"><text:span text:style-name="T3"><text:s text:c="4"/>} </text:span><text:span text:style-name="T1">//The end of the while loop</text:span></text:p>
      <text:p text:style-name="P1">// Calculate the sum of 1 to 50 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 = 1; i &lt;= i_num; ++i) {</text:span></text:p>
      <text:p text:style-name="P21"><text:s text:c="8"/>uSh_sum += i;</text:p>
      <text:p text:style-name="P51"><text:span text:style-name="T3"><text:s text:c="4"/>} </text:span><text:span text:style-name="T1">//The end of the for loop</text:span></text:p>
      <text:p text:style-name="P1">// Outputs the result</text:p>
      <text:p text:style-name="P51"><text:soft-page-break/><text:span text:style-name="T3"><text:s text:c="4"/>cout &lt;&lt; </text:span><text:span text:style-name="T7">"Sum of 1 to "</text:span><text:span text:style-name="T3"> &lt;&lt; i_num &lt;&lt; </text:span><text:span text:style-name="T7">" is "</text:span><text:span text:style-name="T3"> &lt;&lt; uSh_sum &lt;&lt; endl;</text:span></text:p>
      <text:p text:style-name="P1">//Exit Stage right! <text:s text:c="3"/></text:p>
      <text:p text:style-name="P51"><text:span text:style-name="T3"><text:s text:c="4"/></text:span><text:span text:style-name="T8">return</text:span><text:span text:style-name="T3"> 0;</text:span></text:p>
      <text:p text:style-name="P26">} </text:p>
      <text:p text:style-name="P5"/>
      <text:p text:style-name="P5">/* </text:p>
      <text:p text:style-name="P1"><text:s/>* File: <text:s text:c="2"/>main.cpp</text:p>
      <text:p text:style-name="P1"><text:s/>* Author: Abdul-Hakim</text:p>
      <text:p text:style-name="P1"><text:s/>* Purpose: Savitch Ch7 9thEd Problem 12</text:p>
      <text:p text:style-name="P1"><text:s/>* Created on July 23, 2015, 12:14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cmath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1">//Global Constants</text:p>
      <text:p text:style-name="P51"><text:span text:style-name="T8">const</text:span><text:span text:style-name="T3"> </text:span><text:span text:style-name="T8">int</text:span><text:span text:style-name="T3"> NUMBER_OF_PLANTS=4;</text:span></text:p>
      <text:p text:style-name="P1">//Function prototypes</text:p>
      <text:p text:style-name="P51"><text:span text:style-name="T8">void</text:span><text:span text:style-name="T3"> input_data(</text:span><text:span text:style-name="T8">int</text:span><text:span text:style-name="T3"> a[], </text:span><text:span text:style-name="T8">int</text:span><text:span text:style-name="T3"> last_plant_number);</text:span>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21"/>
      <text:p text:style-name="P51"><text:span text:style-name="T3">cout&lt;&lt;</text:span><text:span text:style-name="T7">"This program displays a vertical graph."</text:span><text:span text:style-name="T3">&lt;&lt;endl;</text:span></text:p>
      <text:p text:style-name="P51"><text:span text:style-name="T3">cout&lt;&lt;</text:span><text:span text:style-name="T7">" "</text:span><text:span text:style-name="T3">&lt;&lt;endl;</text:span></text:p>
      <text:p text:style-name="P21"/>
      <text:p text:style-name="P51"><text:span text:style-name="T8">int</text:span><text:span text:style-name="T3"> values[] = {2,5,1,9,3}, cols = 5, max = 9;</text:span></text:p>
      <text:p text:style-name="P21"/>
      <text:p text:style-name="P51"><text:span text:style-name="T8">for</text:span><text:span text:style-name="T3"> (</text:span><text:span text:style-name="T8">int</text:span><text:span text:style-name="T3"> r = 0; r &lt; max; ++r) {</text:span></text:p>
      <text:p text:style-name="P51"><text:span text:style-name="T8">for</text:span><text:span text:style-name="T3"> (</text:span><text:span text:style-name="T8">int</text:span><text:span text:style-name="T3"> c = 0; c &lt; cols; ++c)</text:span></text:p>
      <text:p text:style-name="P51"><text:span text:style-name="T3">cout &lt;&lt; (r + values[c] &gt;= max ? </text:span><text:span text:style-name="T7">'*'</text:span><text:span text:style-name="T3"> : </text:span><text:span text:style-name="T7">' '</text:span><text:span text:style-name="T3">);</text:span></text:p>
      <text:p text:style-name="P21">cout &lt;&lt; endl;</text:p>
      <text:p text:style-name="P21">}</text:p>
      <text:p text:style-name="P21"/>
      <text:p text:style-name="P51"><text:span text:style-name="T8">return</text:span><text:span text:style-name="T3"> 0;</text:span></text:p>
      <text:p text:style-name="P26">}</text:p>
      <text:p text:style-name="P5"/>
      <text:p text:style-name="P5">/* </text:p>
      <text:p text:style-name="P1"><text:s/>* File: <text:s text:c="2"/>main.cpp</text:p>
      <text:p text:style-name="P1"><text:s/>* Author: Abdul-Hakim</text:p>
      <text:p text:style-name="P1"><text:s/>* Purpose: Savitch-Ch-7-Problem-1</text:p>
      <text:p text:style-name="P1"><text:s/>* Created on July 23, 2015, 12:12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string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1">//Global Constant</text:p>
      <text:p text:style-name="P1">//Function Prototypes</text:p>
      <text:p text:style-name="P51"><text:span text:style-name="T8">void</text:span><text:span text:style-name="T3"> avgRain(</text:span><text:span text:style-name="T8">float</text:span><text:span text:style-name="T3"> [], string [], </text:span><text:span text:style-name="T8">int</text:span><text:span text:style-name="T3">);</text:span></text:p>
      <text:p text:style-name="P51"><text:span text:style-name="T8">void</text:span><text:span text:style-name="T3"> actRain(</text:span><text:span text:style-name="T8">float</text:span><text:span text:style-name="T3"> [], string [], </text:span><text:span text:style-name="T8">int</text:span><text:span text:style-name="T3">);</text:span></text:p>
      <text:p text:style-name="P51"><text:span text:style-name="T8">void</text:span><text:span text:style-name="T3"> diff(</text:span><text:span text:style-name="T8">float</text:span><text:span text:style-name="T3"> [], </text:span><text:span text:style-name="T8">float</text:span><text:span text:style-name="T3"> [], </text:span><text:span text:style-name="T8">float</text:span><text:span text:style-name="T3"> [], </text:span><text:span text:style-name="T8">int</text:span><text:span text:style-name="T3">);</text:span></text:p>
      <text:p text:style-name="P51"><text:span text:style-name="T8">void</text:span><text:span text:style-name="T3"> graph(</text:span><text:span text:style-name="T8">float</text:span><text:span text:style-name="T3"> [],</text:span><text:span text:style-name="T8">float</text:span><text:span text:style-name="T3"> [],</text:span><text:span text:style-name="T8">int</text:span><text:span text:style-name="T3">, string []);</text:span></text:p>
      <text:p text:style-name="P51"><text:span text:style-name="T8">void</text:span><text:span text:style-name="T3"> prntAst(</text:span><text:span text:style-name="T8">int</text:span><text:span text:style-name="T3">);</text:span></text:p>
      <text:p text:style-name="P1"><text:soft-page-break/>//Execution start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Declare Variables</text:p>
      <text:p text:style-name="P51"><text:span text:style-name="T8">const</text:span><text:span text:style-name="T3"> </text:span><text:span text:style-name="T8">int</text:span><text:span text:style-name="T3"> YEAR=11;</text:span></text:p>
      <text:p text:style-name="P51"><text:span text:style-name="T8">float</text:span><text:span text:style-name="T3"> average[YEAR],actual[YEAR], diffrence[YEAR];</text:span></text:p>
      <text:p text:style-name="P51"><text:span text:style-name="T3">string month[12]={</text:span><text:span text:style-name="T7">"January"</text:span><text:span text:style-name="T3">,</text:span><text:span text:style-name="T7">"February"</text:span><text:span text:style-name="T3">,</text:span><text:span text:style-name="T7">"March"</text:span><text:span text:style-name="T3">,</text:span><text:span text:style-name="T7">"April"</text:span><text:span text:style-name="T3">,</text:span><text:span text:style-name="T7">"May"</text:span><text:span text:style-name="T3">,</text:span><text:span text:style-name="T7">"June"</text:span><text:span text:style-name="T3">,</text:span></text:p>
      <text:p text:style-name="P51"><text:span text:style-name="T7">"July"</text:span><text:span text:style-name="T3">,</text:span><text:span text:style-name="T7">"August"</text:span><text:span text:style-name="T3">,</text:span><text:span text:style-name="T7">"September"</text:span><text:span text:style-name="T3">,</text:span><text:span text:style-name="T7">"October"</text:span><text:span text:style-name="T3">,</text:span><text:span text:style-name="T7">"November"</text:span><text:span text:style-name="T3">,</text:span></text:p>
      <text:p text:style-name="P51"><text:span text:style-name="T7">"December"</text:span><text:span text:style-name="T3">}; </text:span></text:p>
      <text:p text:style-name="P1">//Function Call</text:p>
      <text:p text:style-name="P21">avgRain(average, month, YEAR);</text:p>
      <text:p text:style-name="P21">actRain(actual, month, YEAR);</text:p>
      <text:p text:style-name="P21">diff(average, actual, diffrence, YEAR);</text:p>
      <text:p text:style-name="P21">graph(average, actual, YEAR, month);</text:p>
      <text:p text:style-name="P1">//Exit Stage Right</text:p>
      <text:p text:style-name="P51"><text:span text:style-name="T8">return</text:span><text:span text:style-name="T3"> 0;</text:span></text:p>
      <text:p text:style-name="P21">}</text:p>
      <text:p text:style-name="P21"/>
      <text:p text:style-name="P51"><text:span text:style-name="T8">void</text:span><text:span text:style-name="T3"> avgRain(</text:span><text:span text:style-name="T8">float</text:span><text:span text:style-name="T3"> a[], string month[], </text:span><text:span text:style-name="T8">int</text:span><text:span text:style-name="T3"> n){</text:span></text:p>
      <text:p text:style-name="P51"><text:span text:style-name="T3">cout&lt;&lt;</text:span><text:span text:style-name="T7">"Enter last year's average monthly rainfall for city.\n"</text:span><text:span text:style-name="T3">;</text:span></text:p>
      <text:p text:style-name="P51"><text:span text:style-name="T8">for</text:span><text:span text:style-name="T3">(</text:span><text:span text:style-name="T8">int</text:span><text:span text:style-name="T3"> i=0;i&lt;=n;i++){</text:span></text:p>
      <text:p text:style-name="P51"><text:span text:style-name="T3">cout&lt;&lt;month[i]&lt;&lt;</text:span><text:span text:style-name="T7">": "</text:span><text:span text:style-name="T3">;</text:span></text:p>
      <text:p text:style-name="P21">cin&gt;&gt;a[i];</text:p>
      <text:p text:style-name="P21">}</text:p>
      <text:p text:style-name="P21"/>
      <text:p text:style-name="P21">}</text:p>
      <text:p text:style-name="P51"><text:span text:style-name="T8">void</text:span><text:span text:style-name="T3"> actRain(</text:span><text:span text:style-name="T8">float</text:span><text:span text:style-name="T3"> b[], string month[], </text:span><text:span text:style-name="T8">int</text:span><text:span text:style-name="T3"> n){</text:span></text:p>
      <text:p text:style-name="P51"><text:span text:style-name="T3">cout&lt;&lt;</text:span><text:span text:style-name="T7">"Now enter this years actual rainfall for your city.\n"</text:span><text:span text:style-name="T3">;</text:span></text:p>
      <text:p text:style-name="P51"><text:span text:style-name="T8">for</text:span><text:span text:style-name="T3">(</text:span><text:span text:style-name="T8">int</text:span><text:span text:style-name="T3"> i=0;i&lt;=n;i++){</text:span></text:p>
      <text:p text:style-name="P51"><text:span text:style-name="T3">cout&lt;&lt;month[i]&lt;&lt;</text:span><text:span text:style-name="T7">": "</text:span><text:span text:style-name="T3">;</text:span></text:p>
      <text:p text:style-name="P21">cin&gt;&gt;b[i];</text:p>
      <text:p text:style-name="P21">}</text:p>
      <text:p text:style-name="P21">}</text:p>
      <text:p text:style-name="P21"/>
      <text:p text:style-name="P51"><text:span text:style-name="T8">void</text:span><text:span text:style-name="T3"> diff(</text:span><text:span text:style-name="T8">float</text:span><text:span text:style-name="T3"> a[], </text:span><text:span text:style-name="T8">float</text:span><text:span text:style-name="T3"> b[], </text:span><text:span text:style-name="T8">float</text:span><text:span text:style-name="T3"> d[], </text:span><text:span text:style-name="T8">int</text:span><text:span text:style-name="T3"> n){</text:span></text:p>
      <text:p text:style-name="P21">cout.setf(ios::fixed);</text:p>
      <text:p text:style-name="P21">cout.setf(ios::showpoint);</text:p>
      <text:p text:style-name="P21">cout.precision(3); </text:p>
      <text:p text:style-name="P51"><text:span text:style-name="T3">cout&lt;&lt;right&lt;&lt;setw(20)&lt;&lt;</text:span><text:span text:style-name="T7">"Jan."</text:span><text:span text:style-name="T3">;</text:span></text:p>
      <text:p text:style-name="P51"><text:span text:style-name="T3">cout&lt;&lt;right&lt;&lt;setw(10)&lt;&lt;</text:span><text:span text:style-name="T7">"Feb."</text:span><text:span text:style-name="T3">;</text:span></text:p>
      <text:p text:style-name="P51"><text:span text:style-name="T3">cout&lt;&lt;right&lt;&lt;setw(9)&lt;&lt;</text:span><text:span text:style-name="T7">"Mar."</text:span><text:span text:style-name="T3">;</text:span></text:p>
      <text:p text:style-name="P51"><text:span text:style-name="T3">cout&lt;&lt;right&lt;&lt;setw(9)&lt;&lt;</text:span><text:span text:style-name="T7">"Apr."</text:span><text:span text:style-name="T3">;</text:span></text:p>
      <text:p text:style-name="P51"><text:span text:style-name="T3">cout&lt;&lt;right&lt;&lt;setw(8)&lt;&lt;</text:span><text:span text:style-name="T7">"May"</text:span><text:span text:style-name="T3">;</text:span></text:p>
      <text:p text:style-name="P51"><text:span text:style-name="T3">cout&lt;&lt;right&lt;&lt;setw(9)&lt;&lt;</text:span><text:span text:style-name="T7">"June"</text:span><text:span text:style-name="T3">;</text:span></text:p>
      <text:p text:style-name="P51"><text:span text:style-name="T3">cout&lt;&lt;right&lt;&lt;setw(9)&lt;&lt;</text:span><text:span text:style-name="T7">"July"</text:span><text:span text:style-name="T3">;</text:span></text:p>
      <text:p text:style-name="P51"><text:span text:style-name="T3">cout&lt;&lt;right&lt;&lt;setw(9)&lt;&lt;</text:span><text:span text:style-name="T7">"Aug."</text:span><text:span text:style-name="T3">;</text:span></text:p>
      <text:p text:style-name="P51"><text:span text:style-name="T3">cout&lt;&lt;right&lt;&lt;setw(9)&lt;&lt;</text:span><text:span text:style-name="T7">"Sept."</text:span><text:span text:style-name="T3">;</text:span></text:p>
      <text:p text:style-name="P51"><text:span text:style-name="T3">cout&lt;&lt;right&lt;&lt;setw(9)&lt;&lt;</text:span><text:span text:style-name="T7">"Oct."</text:span><text:span text:style-name="T3">;</text:span></text:p>
      <text:p text:style-name="P51"><text:span text:style-name="T3">cout&lt;&lt;right&lt;&lt;setw(9)&lt;&lt;</text:span><text:span text:style-name="T7">"Nov."</text:span><text:span text:style-name="T3">;</text:span></text:p>
      <text:p text:style-name="P51"><text:span text:style-name="T3">cout&lt;&lt;right&lt;&lt;setw(10)&lt;&lt;</text:span><text:span text:style-name="T7">"Dec.\n"</text:span><text:span text:style-name="T3">;</text:span></text:p>
      <text:p text:style-name="P51"><text:span text:style-name="T3">cout&lt;&lt;left&lt;&lt;</text:span><text:span text:style-name="T7">"ACTUAL: "</text:span><text:span text:style-name="T3">&lt;&lt;</text:span><text:span text:style-name="T7">" "</text:span><text:span text:style-name="T3">;</text:span></text:p>
      <text:p text:style-name="P51"><text:span text:style-name="T8">for</text:span><text:span text:style-name="T3">(</text:span><text:span text:style-name="T8">int</text:span><text:span text:style-name="T3"> i=0;i&lt;=n;i++){</text:span></text:p>
      <text:p text:style-name="P21">cout&lt;&lt;right&lt;&lt;setw(9)&lt;&lt;b[i];</text:p>
      <text:p text:style-name="P21">}</text:p>
      <text:p text:style-name="P21">cout&lt;&lt;endl;</text:p>
      <text:p text:style-name="P51"><text:span text:style-name="T3">cout&lt;&lt;left&lt;&lt;</text:span><text:span text:style-name="T7">"DIFFRENCE: "</text:span><text:span text:style-name="T3">;</text:span></text:p>
      <text:p text:style-name="P51"><text:span text:style-name="T8">for</text:span><text:span text:style-name="T3">(</text:span><text:span text:style-name="T8">int</text:span><text:span text:style-name="T3"> i=0;i&lt;=n;i++){</text:span></text:p>
      <text:p text:style-name="P21">d[i]=(b[i]-a[i]);</text:p>
      <text:p text:style-name="P21">cout&lt;&lt;right&lt;&lt;setw(9)&lt;&lt;d[i];</text:p>
      <text:p text:style-name="P21">}</text:p>
      <text:p text:style-name="P21"><text:soft-page-break/>cout&lt;&lt;endl&lt;&lt;endl;</text:p>
      <text:p text:style-name="P21">}</text:p>
      <text:p text:style-name="P51"><text:span text:style-name="T8">void</text:span><text:span text:style-name="T3"> graph(</text:span><text:span text:style-name="T8">float</text:span><text:span text:style-name="T3"> a[],</text:span><text:span text:style-name="T8">float</text:span><text:span text:style-name="T3"> b[],</text:span><text:span text:style-name="T8">int</text:span><text:span text:style-name="T3"> n, string month[]){</text:span></text:p>
      <text:p text:style-name="P21"/>
      <text:p text:style-name="P51"><text:span text:style-name="T3">cout&lt;&lt;left&lt;&lt;</text:span><text:span text:style-name="T7">"AVERAGE RAINFALL\n"</text:span><text:span text:style-name="T3">;</text:span></text:p>
      <text:p text:style-name="P51"><text:span text:style-name="T8">for</text:span><text:span text:style-name="T3">(</text:span><text:span text:style-name="T8">int</text:span><text:span text:style-name="T3"> i=1;i&lt;=n;i++){</text:span></text:p>
      <text:p text:style-name="P51"><text:span text:style-name="T3">cout&lt;&lt;month[i]&lt;&lt;</text:span><text:span text:style-name="T7">" "</text:span><text:span text:style-name="T3">;</text:span></text:p>
      <text:p text:style-name="P51"><text:span text:style-name="T3">cout&lt;&lt;</text:span><text:span text:style-name="T7">"["</text:span><text:span text:style-name="T3">&lt;&lt;a[i]&lt;&lt;</text:span><text:span text:style-name="T7">"]"</text:span><text:span text:style-name="T3">&lt;&lt;</text:span><text:span text:style-name="T7">" "</text:span><text:span text:style-name="T3">;</text:span></text:p>
      <text:p text:style-name="P21">prntAst(a[i]);</text:p>
      <text:p text:style-name="P21">cout&lt;&lt;endl;</text:p>
      <text:p text:style-name="P21">}</text:p>
      <text:p text:style-name="P21">cout&lt;&lt;endl;</text:p>
      <text:p text:style-name="P51"><text:span text:style-name="T3">cout&lt;&lt;left&lt;&lt;</text:span><text:span text:style-name="T7">"ACTUAL RAINFALL\n"</text:span><text:span text:style-name="T3">;</text:span></text:p>
      <text:p text:style-name="P51"><text:span text:style-name="T8">for</text:span><text:span text:style-name="T3">(</text:span><text:span text:style-name="T8">int</text:span><text:span text:style-name="T3"> i=1;i&lt;=n;i++){</text:span></text:p>
      <text:p text:style-name="P51"><text:span text:style-name="T3">cout&lt;&lt;month[i]&lt;&lt;</text:span><text:span text:style-name="T7">" "</text:span><text:span text:style-name="T3">;</text:span></text:p>
      <text:p text:style-name="P51"><text:span text:style-name="T3">cout&lt;&lt;</text:span><text:span text:style-name="T7">"["</text:span><text:span text:style-name="T3">&lt;&lt;b[i]&lt;&lt;</text:span><text:span text:style-name="T7">"]"</text:span><text:span text:style-name="T3">&lt;&lt;</text:span><text:span text:style-name="T7">" "</text:span><text:span text:style-name="T3">;</text:span></text:p>
      <text:p text:style-name="P21">prntAst(b[i]);</text:p>
      <text:p text:style-name="P21">cout&lt;&lt;endl;</text:p>
      <text:p text:style-name="P21">}</text:p>
      <text:p text:style-name="P21">}</text:p>
      <text:p text:style-name="P51"><text:span text:style-name="T8">void</text:span><text:span text:style-name="T3"> prntAst(</text:span><text:span text:style-name="T8">int</text:span><text:span text:style-name="T3"> n){</text:span></text:p>
      <text:p text:style-name="P51"><text:span text:style-name="T8">for</text:span><text:span text:style-name="T3">(</text:span><text:span text:style-name="T8">int</text:span><text:span text:style-name="T3"> count=1;count&lt;=n;count++){</text:span></text:p>
      <text:p text:style-name="P51"><text:span text:style-name="T3">cout&lt;&lt;</text:span><text:span text:style-name="T7">"*"</text:span><text:span text:style-name="T3">;</text:span></text:p>
      <text:p text:style-name="P21">}</text:p>
      <text:p text:style-name="P26">}</text:p>
      <text:p text:style-name="P5"/>
      <text:p text:style-name="P5">/* </text:p>
      <text:p text:style-name="P1"><text:s/>* File: <text:s text:c="2"/>main.cpp</text:p>
      <text:p text:style-name="P1"><text:s/>* Author: Abdul-Hakim</text:p>
      <text:p text:style-name="P1"><text:s/>* Purpose: Assignment 6</text:p>
      <text:p text:style-name="P1"><text:s/>* Created on July 24, 2015, 8:36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21"><text:s/></text:p>
      <text:p text:style-name="P1">//Global Constants</text:p>
      <text:p text:style-name="P51"><text:span text:style-name="T3"><text:s/></text:span><text:span text:style-name="T8">const</text:span><text:span text:style-name="T3"> </text:span><text:span text:style-name="T8">char</text:span><text:span text:style-name="T3"> SIZE=9;</text:span></text:p>
      <text:p text:style-name="P1">//Function Prototypes</text:p>
      <text:p text:style-name="P51"><text:span text:style-name="T8">void</text:span><text:span text:style-name="T3"> output(</text:span><text:span text:style-name="T8">unsigned</text:span><text:span text:style-name="T3"> </text:span><text:span text:style-name="T8">short</text:span><text:span text:style-name="T3"> []);</text:span></text:p>
      <text:p text:style-name="P51"><text:span text:style-name="T8">void</text:span><text:span text:style-name="T3"> display(</text:span><text:span text:style-name="T8">unsigned</text:span><text:span text:style-name="T3"> </text:span><text:span text:style-name="T8">short</text:span><text:span text:style-name="T3"> &amp;,</text:span><text:span text:style-name="T8">unsigned</text:span><text:span text:style-name="T3"> </text:span><text:span text:style-name="T8">short</text:span><text:span text:style-name="T3"> &amp;,</text:span><text:span text:style-name="T8">unsigned</text:span><text:span text:style-name="T3"> </text:span><text:span text:style-name="T8">short</text:span><text:span text:style-name="T3"> []);</text:span></text:p>
      <text:p text:style-name="P21"/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Declare Variables</text:span></text:p>
      <text:p text:style-name="P51"><text:span text:style-name="T3"><text:s text:c="4"/></text:span><text:span text:style-name="T8">unsigned</text:span><text:span text:style-name="T3"> </text:span><text:span text:style-name="T8">short</text:span><text:span text:style-name="T3"> tic[SIZE]={1,2,3,4,5,6,7,8,9};</text:span></text:p>
      <text:p text:style-name="P51"><text:span text:style-name="T3"><text:s text:c="4"/></text:span><text:span text:style-name="T8">unsigned</text:span><text:span text:style-name="T3"> </text:span><text:span text:style-name="T8">short</text:span><text:span text:style-name="T3"> num, sNum;</text:span></text:p>
      <text:p text:style-name="P21"><text:s text:c="4"/></text:p>
      <text:p text:style-name="P21"><text:s text:c="4"/>output(tic);</text:p>
      <text:p text:style-name="P21"><text:s text:c="4"/></text:p>
      <text:p text:style-name="P51"><text:span text:style-name="T3"><text:s text:c="4"/></text:span><text:span text:style-name="T1">//Prompt and input</text:span></text:p>
      <text:p text:style-name="P51"><text:span text:style-name="T3"><text:s text:c="4"/>cout&lt;&lt;</text:span><text:span text:style-name="T7">"To select a spot enter the number in which you wish to put an X or O\n"</text:span><text:span text:style-name="T3">;</text:span></text:p>
      <text:p text:style-name="P51"><text:span text:style-name="T3"><text:s text:c="4"/>cout&lt;&lt;</text:span><text:span text:style-name="T7">"Player 1 will be X and player 2 will be O\n"</text:span><text:span text:style-name="T3">;</text:span></text:p>
      <text:p text:style-name="P21"><text:s text:c="4"/></text:p>
      <text:p text:style-name="P51"><text:span text:style-name="T3"><text:s text:c="4"/></text:span><text:span text:style-name="T8">unsigned</text:span><text:span text:style-name="T3"> </text:span><text:span text:style-name="T8">short</text:span><text:span text:style-name="T3"> tot=1;</text:span></text:p>
      <text:p text:style-name="P21"><text:s text:c="4"/></text:p>
      <text:p text:style-name="P51"><text:soft-page-break/><text:span text:style-name="T3"><text:s text:c="4"/></text:span><text:span text:style-name="T1">//Loop until board is filled</text:span></text:p>
      <text:p text:style-name="P51"><text:span text:style-name="T3"><text:s text:c="4"/></text:span><text:span text:style-name="T8">do</text:span><text:span text:style-name="T3">{</text:span></text:p>
      <text:p text:style-name="P21"><text:s text:c="8"/></text:p>
      <text:p text:style-name="P51"><text:span text:style-name="T3"><text:s text:c="4"/>cout&lt;&lt;</text:span><text:span text:style-name="T7">"Player 1 your turn.\n"</text:span><text:span text:style-name="T3">;</text:span></text:p>
      <text:p text:style-name="P21"><text:s text:c="4"/>cin&gt;&gt;num;</text:p>
      <text:p text:style-name="P21"><text:s text:c="4"/></text:p>
      <text:p text:style-name="P51"><text:span text:style-name="T3"><text:s text:c="4"/></text:span><text:span text:style-name="T1">//To determine spot on the board </text:span></text:p>
      <text:p text:style-name="P51"><text:span text:style-name="T3"><text:s text:c="4"/></text:span><text:span text:style-name="T8">unsigned</text:span><text:span text:style-name="T3"> </text:span><text:span text:style-name="T8">short</text:span><text:span text:style-name="T3"> rNum=num-1;</text:span></text:p>
      <text:p text:style-name="P21"><text:s text:c="4"/>tic[rNum]=63;</text:p>
      <text:p text:style-name="P21"><text:s text:c="4"/></text:p>
      <text:p text:style-name="P21"><text:s text:c="4"/>display(num,sNum,tic);</text:p>
      <text:p text:style-name="P51"><text:span text:style-name="T3"><text:s text:c="4"/>cout&lt;&lt;</text:span><text:span text:style-name="T7">"Player 2 your turn.\n"</text:span><text:span text:style-name="T3">;</text:span></text:p>
      <text:p text:style-name="P21"><text:s text:c="4"/>cin&gt;&gt;sNum;</text:p>
      <text:p text:style-name="P21"><text:s text:c="4"/></text:p>
      <text:p text:style-name="P51"><text:span text:style-name="T3"><text:s text:c="4"/></text:span><text:span text:style-name="T1">//To determine spot on the board </text:span></text:p>
      <text:p text:style-name="P51"><text:span text:style-name="T3"><text:s text:c="4"/></text:span><text:span text:style-name="T8">unsigned</text:span><text:span text:style-name="T3"> </text:span><text:span text:style-name="T8">short</text:span><text:span text:style-name="T3"> dNum=sNum-1;</text:span></text:p>
      <text:p text:style-name="P21"><text:s text:c="4"/>tic[dNum]=95;</text:p>
      <text:p text:style-name="P21"><text:s text:c="4"/></text:p>
      <text:p text:style-name="P21"><text:s text:c="4"/>display(num,sNum,tic);</text:p>
      <text:p text:style-name="P21"><text:s text:c="4"/>tot++;</text:p>
      <text:p text:style-name="P21"><text:s text:c="4"/></text:p>
      <text:p text:style-name="P51"><text:span text:style-name="T3"><text:s text:c="4"/>}</text:span><text:span text:style-name="T8">while</text:span><text:span text:style-name="T3">(tot&lt;5);</text:span></text:p>
      <text:p text:style-name="P21"><text:s text:c="4"/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1">/************************************************************************</text:p>
      <text:p text:style-name="P1"><text:s/>* <text:s text:c="29"/>output</text:p>
      <text:p text:style-name="P1"><text:s/>************************************************************************</text:p>
      <text:p text:style-name="P1"><text:s/>* Purpose: Displays original table</text:p>
      <text:p text:style-name="P1"><text:s/>* Input-Output:</text:p>
      <text:p text:style-name="P1"><text:s/>* <text:s text:c="5"/>tic-&gt;tic-tac-toe board</text:p>
      <text:p text:style-name="P1"><text:s/>*/</text:p>
      <text:p text:style-name="P21"/>
      <text:p text:style-name="P51"><text:span text:style-name="T8">void</text:span><text:span text:style-name="T3"> output(</text:span><text:span text:style-name="T8">unsigned</text:span><text:span text:style-name="T3"> </text:span><text:span text:style-name="T8">short</text:span><text:span text:style-name="T3"> tic[]){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=2;i++){</text:span></text:p>
      <text:p text:style-name="P51"><text:span text:style-name="T3"><text:s text:c="8"/>cout&lt;&lt;tic[i]&lt;&lt;</text:span><text:span text:style-name="T7">" "</text:span><text:span text:style-name="T3">;</text:span></text:p>
      <text:p text:style-name="P21"><text:s text:c="4"/>}</text:p>
      <text:p text:style-name="P21"><text:s text:c="4"/>cout&lt;&lt;endl;</text:p>
      <text:p text:style-name="P51"><text:span text:style-name="T3"><text:s text:c="5"/></text:span><text:span text:style-name="T8">for</text:span><text:span text:style-name="T3">(</text:span><text:span text:style-name="T8">int</text:span><text:span text:style-name="T3"> i=3;i&lt;=5;i++){</text:span></text:p>
      <text:p text:style-name="P51"><text:span text:style-name="T3"><text:s text:c="8"/>cout&lt;&lt;tic[i]&lt;&lt;</text:span><text:span text:style-name="T7">" "</text:span><text:span text:style-name="T3">;</text:span></text:p>
      <text:p text:style-name="P21"><text:s text:c="4"/>}</text:p>
      <text:p text:style-name="P21"><text:s text:c="4"/>cout&lt;&lt;endl;</text:p>
      <text:p text:style-name="P51"><text:span text:style-name="T3"><text:s text:c="5"/></text:span><text:span text:style-name="T8">for</text:span><text:span text:style-name="T3">(</text:span><text:span text:style-name="T8">int</text:span><text:span text:style-name="T3"> i=6;i&lt;=8;i++){</text:span></text:p>
      <text:p text:style-name="P51"><text:span text:style-name="T3"><text:s text:c="8"/>cout&lt;&lt;tic[i]&lt;&lt;</text:span><text:span text:style-name="T7">" "</text:span><text:span text:style-name="T3">;</text:span></text:p>
      <text:p text:style-name="P21"><text:s text:c="4"/>}</text:p>
      <text:p text:style-name="P21"><text:s text:c="4"/>cout&lt;&lt;endl;</text:p>
      <text:p text:style-name="P21">}</text:p>
      <text:p text:style-name="P21"/>
      <text:p text:style-name="P1">/************************************************************************</text:p>
      <text:p text:style-name="P1"><text:s/>* <text:s text:c="29"/>display</text:p>
      <text:p text:style-name="P1"><text:s/>************************************************************************</text:p>
      <text:p text:style-name="P1"><text:s/>* Purpose: change display board by putting an X or an O</text:p>
      <text:p text:style-name="P1"><text:s/>* Input:</text:p>
      <text:p text:style-name="P1"><text:s/>* <text:s text:c="5"/>rNum-&gt;the spot in the array that needs to be changed to an X</text:p>
      <text:p text:style-name="P1"><text:s/>* <text:s text:c="5"/>dNum-&gt;the spot in the array that needs to be changed to an O</text:p>
      <text:p text:style-name="P1"><text:s/>* Input-Output:</text:p>
      <text:p text:style-name="P1"><text:s/>* <text:s text:c="5"/>tic-&gt;tic-tac-toe board with modifications</text:p>
      <text:p text:style-name="P1"><text:s/>*/</text:p>
      <text:p text:style-name="P21"><text:soft-page-break/></text:p>
      <text:p text:style-name="P51"><text:span text:style-name="T8">void</text:span><text:span text:style-name="T3"> display(</text:span><text:span text:style-name="T8">unsigned</text:span><text:span text:style-name="T3"> </text:span><text:span text:style-name="T8">short</text:span><text:span text:style-name="T3"> &amp;rNum,</text:span><text:span text:style-name="T8">unsigned</text:span><text:span text:style-name="T3"> </text:span><text:span text:style-name="T8">short</text:span><text:span text:style-name="T3"> &amp;dNum, </text:span><text:span text:style-name="T8">unsigned</text:span><text:span text:style-name="T3"> </text:span><text:span text:style-name="T8">short</text:span><text:span text:style-name="T3"> tic[]){</text:span></text:p>
      <text:p text:style-name="P21"><text:s text:c="4"/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=2;i++){</text:span></text:p>
      <text:p text:style-name="P51"><text:span text:style-name="T3"><text:s text:c="8"/></text:span><text:span text:style-name="T8">if</text:span><text:span text:style-name="T3">(tic[i]==63){</text:span></text:p>
      <text:p text:style-name="P51"><text:span text:style-name="T3"><text:s text:c="13"/>cout&lt;&lt;</text:span><text:span text:style-name="T7">"X "</text:span><text:span text:style-name="T3">;</text:span></text:p>
      <text:p text:style-name="P51"><text:span text:style-name="T3"><text:s text:c="8"/>}</text:span><text:span text:style-name="T8">else</text:span><text:span text:style-name="T3"> </text:span><text:span text:style-name="T8">if</text:span><text:span text:style-name="T3">(tic[i]==95){</text:span></text:p>
      <text:p text:style-name="P51"><text:span text:style-name="T3"><text:s text:c="12"/>cout&lt;&lt;</text:span><text:span text:style-name="T7">"O "</text:span><text:span text:style-name="T3">;</text:span></text:p>
      <text:p text:style-name="P51"><text:span text:style-name="T3"><text:s text:c="8"/>}</text:span><text:span text:style-name="T8">else</text:span><text:span text:style-name="T3">{</text:span></text:p>
      <text:p text:style-name="P51"><text:span text:style-name="T3"><text:s text:c="12"/>cout&lt;&lt;tic[i]&lt;&lt;</text:span><text:span text:style-name="T7">" "</text:span><text:span text:style-name="T3">;</text:span></text:p>
      <text:p text:style-name="P21"><text:s text:c="8"/>}</text:p>
      <text:p text:style-name="P21"><text:s text:c="4"/>}</text:p>
      <text:p text:style-name="P21"><text:s text:c="4"/>cout&lt;&lt;endl;</text:p>
      <text:p text:style-name="P21"><text:s text:c="4"/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3;i&lt;=5;i++){</text:span></text:p>
      <text:p text:style-name="P51"><text:span text:style-name="T3"><text:s text:c="8"/></text:span><text:span text:style-name="T8">if</text:span><text:span text:style-name="T3">(tic[i]==63){</text:span></text:p>
      <text:p text:style-name="P51"><text:span text:style-name="T3"><text:s text:c="13"/>cout&lt;&lt;</text:span><text:span text:style-name="T7">"X "</text:span><text:span text:style-name="T3">;</text:span></text:p>
      <text:p text:style-name="P51"><text:span text:style-name="T3"><text:s text:c="8"/>}</text:span><text:span text:style-name="T8">else</text:span><text:span text:style-name="T3"> </text:span><text:span text:style-name="T8">if</text:span><text:span text:style-name="T3">(tic[i]==95){</text:span></text:p>
      <text:p text:style-name="P51"><text:span text:style-name="T3"><text:s text:c="12"/>cout&lt;&lt;</text:span><text:span text:style-name="T7">"O "</text:span><text:span text:style-name="T3">;</text:span></text:p>
      <text:p text:style-name="P51"><text:span text:style-name="T3"><text:s text:c="8"/>}</text:span><text:span text:style-name="T8">else</text:span><text:span text:style-name="T3">{</text:span></text:p>
      <text:p text:style-name="P51"><text:span text:style-name="T3"><text:s text:c="8"/>cout&lt;&lt;tic[i]&lt;&lt;</text:span><text:span text:style-name="T7">" "</text:span><text:span text:style-name="T3">;</text:span></text:p>
      <text:p text:style-name="P21"><text:s text:c="8"/>}</text:p>
      <text:p text:style-name="P21"><text:s text:c="4"/>}</text:p>
      <text:p text:style-name="P21"><text:s text:c="4"/>cout&lt;&lt;endl;</text:p>
      <text:p text:style-name="P21"><text:s text:c="4"/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6;i&lt;=8;i++){</text:span></text:p>
      <text:p text:style-name="P51"><text:span text:style-name="T3"><text:s text:c="8"/></text:span><text:span text:style-name="T8">if</text:span><text:span text:style-name="T3">(tic[i]==63){</text:span></text:p>
      <text:p text:style-name="P51"><text:span text:style-name="T3"><text:s text:c="13"/>cout&lt;&lt;</text:span><text:span text:style-name="T7">"X "</text:span><text:span text:style-name="T3">;</text:span></text:p>
      <text:p text:style-name="P51"><text:span text:style-name="T3"><text:s text:c="8"/>}</text:span><text:span text:style-name="T8">else</text:span><text:span text:style-name="T3"> </text:span><text:span text:style-name="T8">if</text:span><text:span text:style-name="T3">(tic[i]==95){</text:span></text:p>
      <text:p text:style-name="P51"><text:span text:style-name="T3"><text:s text:c="12"/>cout&lt;&lt;</text:span><text:span text:style-name="T7">"O "</text:span><text:span text:style-name="T3">;</text:span></text:p>
      <text:p text:style-name="P51"><text:span text:style-name="T3"><text:s text:c="8"/>}</text:span><text:span text:style-name="T8">else</text:span><text:span text:style-name="T3">{</text:span></text:p>
      <text:p text:style-name="P51"><text:span text:style-name="T3"><text:s text:c="12"/>cout&lt;&lt;tic[i]&lt;&lt;</text:span><text:span text:style-name="T7">" "</text:span><text:span text:style-name="T3">;</text:span></text:p>
      <text:p text:style-name="P21"><text:s text:c="8"/>}</text:p>
      <text:p text:style-name="P21"><text:s text:c="4"/>}</text:p>
      <text:p text:style-name="P21"><text:s text:c="4"/>cout&lt;&lt;endl;</text:p>
      <text:p text:style-name="P21"><text:s text:c="5"/></text:p>
      <text:p text:style-name="P26">}</text:p>
      <text:p text:style-name="P5"/>
      <text:p text:style-name="P5">/* </text:p>
      <text:p text:style-name="P1"><text:s/>* File: <text:s text:c="2"/>main.cpp</text:p>
      <text:p text:style-name="P1"><text:s/>* Author: Abdul-Hakim</text:p>
      <text:p text:style-name="P1"><text:s/>* Purpose: Problem-3-Gaddis-8thEd-Chapter-8 </text:p>
      <text:p text:style-name="P1"><text:s/>* Created on July 23, 2015, 12:10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vector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21"/>
      <text:p text:style-name="P1">//Global Constants</text:p>
      <text:p text:style-name="P21"/>
      <text:p text:style-name="P1">//Function Prototypes</text:p>
      <text:p text:style-name="P51"><text:span text:style-name="T8">void</text:span><text:span text:style-name="T3"> tSort(vector&lt;</text:span><text:span text:style-name="T8">int</text:span><text:span text:style-name="T3">&gt;&amp;);</text:span><text:span text:style-name="T1">//ticket sorting</text:span></text:p>
      <text:p text:style-name="P51"><text:span text:style-name="T8">bool</text:span><text:span text:style-name="T3"> search(vector&lt;</text:span><text:span text:style-name="T8">int</text:span><text:span text:style-name="T3">&gt;,</text:span><text:span text:style-name="T8">int</text:span><text:span text:style-name="T3">);</text:span><text:span text:style-name="T1">//search for ticket</text:span></text:p>
      <text:p text:style-name="P1">//Execution begins here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21"/>
      <text:p text:style-name="P51"><text:soft-page-break/><text:span text:style-name="T3">vector&lt;</text:span><text:span text:style-name="T8">int</text:span><text:span text:style-name="T3">&gt; list;</text:span></text:p>
      <text:p text:style-name="P21"/>
      <text:p text:style-name="P1">//Store values in the vector.</text:p>
      <text:p text:style-name="P21">list.push_back(13579);</text:p>
      <text:p text:style-name="P21">list.push_back(26791);</text:p>
      <text:p text:style-name="P21">list.push_back(26792);</text:p>
      <text:p text:style-name="P21">list.push_back(33445);</text:p>
      <text:p text:style-name="P21">list.push_back(55555);</text:p>
      <text:p text:style-name="P21">list.push_back(62483);</text:p>
      <text:p text:style-name="P21">list.push_back(77777);</text:p>
      <text:p text:style-name="P21">list.push_back(79422);</text:p>
      <text:p text:style-name="P21">list.push_back(85647);</text:p>
      <text:p text:style-name="P21">list.push_back(93121);</text:p>
      <text:p text:style-name="P21"/>
      <text:p text:style-name="P1">//get winning number</text:p>
      <text:p text:style-name="P51"><text:span text:style-name="T8">int</text:span><text:span text:style-name="T3"> wNumber;</text:span></text:p>
      <text:p text:style-name="P21"/>
      <text:p text:style-name="P51"><text:span text:style-name="T3">cout&lt;&lt;</text:span><text:span text:style-name="T7">"Enter this week’s winning number "</text:span><text:span text:style-name="T3">;</text:span></text:p>
      <text:p text:style-name="P21">cin&gt;&gt;wNumber;</text:p>
      <text:p text:style-name="P21"/>
      <text:p text:style-name="P1">//sort ticket</text:p>
      <text:p text:style-name="P21">tSort(list);</text:p>
      <text:p text:style-name="P21"/>
      <text:p text:style-name="P1">//check if win</text:p>
      <text:p text:style-name="P51"><text:span text:style-name="T8">if</text:span><text:span text:style-name="T3">(search(list,wNumber)) {</text:span></text:p>
      <text:p text:style-name="P51"><text:span text:style-name="T3">cout&lt;&lt;</text:span><text:span text:style-name="T7">"One of the tickets is a winner this week."</text:span><text:span text:style-name="T3">&lt;&lt;endl;</text:span></text:p>
      <text:p text:style-name="P21">}</text:p>
      <text:p text:style-name="P51"><text:span text:style-name="T8">else</text:span><text:span text:style-name="T3"> cout&lt;&lt;</text:span><text:span text:style-name="T7">"Not one of the tickets is a winner this week."</text:span><text:span text:style-name="T3">&lt;&lt;endl;</text:span></text:p>
      <text:p text:style-name="P21"/>
      <text:p text:style-name="P51"><text:span text:style-name="T8">return</text:span><text:span text:style-name="T3"> 0;</text:span></text:p>
      <text:p text:style-name="P21">}</text:p>
      <text:p text:style-name="P21"/>
      <text:p text:style-name="P51"><text:span text:style-name="T8">void</text:span><text:span text:style-name="T3"> tSort(vector&lt;</text:span><text:span text:style-name="T8">int</text:span><text:span text:style-name="T3">&gt;&amp; ticket)</text:span></text:p>
      <text:p text:style-name="P21">{</text:p>
      <text:p text:style-name="P21"/>
      <text:p text:style-name="P51"><text:span text:style-name="T8">int</text:span><text:span text:style-name="T3"> size=ticket.size();</text:span></text:p>
      <text:p text:style-name="P51"><text:span text:style-name="T8">int</text:span><text:span text:style-name="T3"> startScan,minIndex,tempTicket,minTicket;</text:span></text:p>
      <text:p text:style-name="P51"><text:span text:style-name="T8">for</text:span><text:span text:style-name="T3">(startScan=0;startScan&lt;(size-1);startScan++)</text:span></text:p>
      <text:p text:style-name="P21">{</text:p>
      <text:p text:style-name="P21">minIndex=startScan;</text:p>
      <text:p text:style-name="P21">minTicket=ticket[startScan];</text:p>
      <text:p text:style-name="P51"><text:span text:style-name="T8">for</text:span><text:span text:style-name="T3">(</text:span><text:span text:style-name="T8">int</text:span><text:span text:style-name="T3"> index = startScan+1;index&lt;size;index++)</text:span></text:p>
      <text:p text:style-name="P21">{</text:p>
      <text:p text:style-name="P51"><text:span text:style-name="T8">if</text:span><text:span text:style-name="T3">(minTicket&gt;ticket[index])</text:span></text:p>
      <text:p text:style-name="P21">{</text:p>
      <text:p text:style-name="P21">minTicket=ticket[index];</text:p>
      <text:p text:style-name="P21">minIndex=index;</text:p>
      <text:p text:style-name="P21">}</text:p>
      <text:p text:style-name="P21">ticket[minIndex]=ticket[startScan];</text:p>
      <text:p text:style-name="P21">ticket[startScan]=minTicket;</text:p>
      <text:p text:style-name="P21">}</text:p>
      <text:p text:style-name="P21">}</text:p>
      <text:p text:style-name="P21"/>
      <text:p text:style-name="P21">}</text:p>
      <text:p text:style-name="P21"/>
      <text:p text:style-name="P51"><text:span text:style-name="T8">bool</text:span><text:span text:style-name="T3"> search(vector&lt;</text:span><text:span text:style-name="T8">int</text:span><text:span text:style-name="T3">&gt; list,</text:span><text:span text:style-name="T8">int</text:span><text:span text:style-name="T3"> wNumber)</text:span></text:p>
      <text:p text:style-name="P21">{</text:p>
      <text:p text:style-name="P1">//declare boolean</text:p>
      <text:p text:style-name="P51"><text:span text:style-name="T8">bool</text:span><text:span text:style-name="T3"> fnd=</text:span><text:span text:style-name="T8">false</text:span><text:span text:style-name="T3">;</text:span></text:p>
      <text:p text:style-name="P51"><text:soft-page-break/><text:span text:style-name="T8">int</text:span><text:span text:style-name="T3"> first=0,</text:span></text:p>
      <text:p text:style-name="P21">last=list.size()-1,</text:p>
      <text:p text:style-name="P21">middle;</text:p>
      <text:p text:style-name="P51"><text:span text:style-name="T8">while</text:span><text:span text:style-name="T3">(!fnd&amp;&amp;first&lt;=last)</text:span></text:p>
      <text:p text:style-name="P21">{</text:p>
      <text:p text:style-name="P21">middle=(first+last)/2;</text:p>
      <text:p text:style-name="P51"><text:span text:style-name="T8">if</text:span><text:span text:style-name="T3">(list[middle]==wNumber) fnd=</text:span><text:span text:style-name="T8">true</text:span><text:span text:style-name="T3">;</text:span></text:p>
      <text:p text:style-name="P51"><text:span text:style-name="T8">else</text:span><text:span text:style-name="T3"> </text:span><text:span text:style-name="T8">if</text:span><text:span text:style-name="T3">(list[middle]&gt;wNumber) last=middle-1;</text:span></text:p>
      <text:p text:style-name="P51"><text:span text:style-name="T8">else</text:span><text:span text:style-name="T3"> first=middle+1;</text:span></text:p>
      <text:p text:style-name="P21">}</text:p>
      <text:p text:style-name="P51"><text:span text:style-name="T8">return</text:span><text:span text:style-name="T3"> fnd;</text:span></text:p>
      <text:p text:style-name="P21"/>
      <text:p text:style-name="P26">}</text:p>
      <text:p text:style-name="P5"/>
      <text:p text:style-name="P5">/* </text:p>
      <text:p text:style-name="P1"><text:s/>* File: <text:s text:c="2"/>main.cpp</text:p>
      <text:p text:style-name="P1"><text:s/>* Author: Abdul-Hakim</text:p>
      <text:p text:style-name="P1"><text:s/>* Purpose: Problem-6-Gaddis-8thEd-Chapter-8 </text:p>
      <text:p text:style-name="P1"><text:s/>* Created on July 22, 2015, 1:58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string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1">//Global Constants</text:p>
      <text:p text:style-name="P1">//Function prototypes</text:p>
      <text:p text:style-name="P51"><text:span text:style-name="T8">void</text:span><text:span text:style-name="T3"> selectionSort(string [], </text:span><text:span text:style-name="T8">int</text:span><text:span text:style-name="T3">);</text:span></text:p>
      <text:p text:style-name="P51"><text:span text:style-name="T8">void</text:span><text:span text:style-name="T3"> showArray(</text:span><text:span text:style-name="T8">const</text:span><text:span text:style-name="T3"> string [] , </text:span><text:span text:style-name="T8">int</text:span><text:span text:style-name="T3">);</text:span></text:p>
      <text:p text:style-name="P21"/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8">const</text:span><text:span text:style-name="T3"> </text:span><text:span text:style-name="T8">int</text:span><text:span text:style-name="T3"> NUM_NAMES=20;</text:span></text:p>
      <text:p text:style-name="P51"><text:span text:style-name="T3">string names[NUM_NAMES]={</text:span><text:span text:style-name="T7">"Collins, Bill"</text:span><text:span text:style-name="T3">, </text:span><text:span text:style-name="T7">"Smith, Bart"</text:span><text:span text:style-name="T3">, </text:span><text:span text:style-name="T7">"Allen, Jim"</text:span><text:span text:style-name="T3">,</text:span></text:p>
      <text:p text:style-name="P51"><text:span text:style-name="T7">"Griffin, Jim"</text:span><text:span text:style-name="T3">, </text:span><text:span text:style-name="T7">"Stamey, Marty"</text:span><text:span text:style-name="T3">, </text:span><text:span text:style-name="T7">"Rose, Geri"</text:span><text:span text:style-name="T3">, </text:span><text:span text:style-name="T7">"Taylor, Terri"</text:span><text:span text:style-name="T3">, </text:span><text:span text:style-name="T7">"Johnson, Jill"</text:span><text:span text:style-name="T3">,</text:span></text:p>
      <text:p text:style-name="P51"><text:span text:style-name="T7">"Allison, Jeff"</text:span><text:span text:style-name="T3">, </text:span><text:span text:style-name="T7">"Looney, Joe"</text:span><text:span text:style-name="T3">, </text:span><text:span text:style-name="T7">"Wolfe, Bill"</text:span><text:span text:style-name="T3">, </text:span><text:span text:style-name="T7">"James, Jean"</text:span><text:span text:style-name="T3">, </text:span><text:span text:style-name="T7">"Weaver, Jim"</text:span><text:span text:style-name="T3">,</text:span></text:p>
      <text:p text:style-name="P51"><text:span text:style-name="T7">"Pore, Bob"</text:span><text:span text:style-name="T3">, </text:span><text:span text:style-name="T7">"Rutherford, Greg"</text:span><text:span text:style-name="T3">, </text:span><text:span text:style-name="T7">"Javens, Renee"</text:span><text:span text:style-name="T3">, </text:span><text:span text:style-name="T7">"Harrison, Rose"</text:span><text:span text:style-name="T3">,</text:span></text:p>
      <text:p text:style-name="P51"><text:span text:style-name="T7">"Setzer, Cathy"</text:span><text:span text:style-name="T3">,</text:span></text:p>
      <text:p text:style-name="P51"><text:span text:style-name="T7">"Pike, Gordon"</text:span><text:span text:style-name="T3">, </text:span><text:span text:style-name="T7">"Holland, Beth"</text:span><text:span text:style-name="T3"> };</text:span></text:p>
      <text:p text:style-name="P1">// Insert your code to complete this program</text:p>
      <text:p text:style-name="P51"><text:span text:style-name="T8">for</text:span><text:span text:style-name="T3">(</text:span><text:span text:style-name="T8">int</text:span><text:span text:style-name="T3"> index=0;index&lt;NUM_NAMES;index++)</text:span></text:p>
      <text:p text:style-name="P21">cout&lt;&lt;setw(15)&lt;&lt;names[index]&lt;&lt;endl;</text:p>
      <text:p text:style-name="P21">selectionSort(names,NUM_NAMES);</text:p>
      <text:p text:style-name="P51"><text:span text:style-name="T8">return</text:span><text:span text:style-name="T3"> 0;</text:span></text:p>
      <text:p text:style-name="P21">}</text:p>
      <text:p text:style-name="P1">//External Functions if needed</text:p>
      <text:p text:style-name="P51"><text:span text:style-name="T8">void</text:span><text:span text:style-name="T3"> selectionSort (string names[], </text:span><text:span text:style-name="T8">int</text:span><text:span text:style-name="T3"> size){</text:span></text:p>
      <text:p text:style-name="P51"><text:span text:style-name="T8">int</text:span><text:span text:style-name="T3"> strtScn,minDex;</text:span></text:p>
      <text:p text:style-name="P21">string minVal;</text:p>
      <text:p text:style-name="P21"/>
      <text:p text:style-name="P51"><text:span text:style-name="T8">for</text:span><text:span text:style-name="T3"> (strtScn=0; strtScn&lt;(size-1);strtScn++)</text:span></text:p>
      <text:p text:style-name="P21">{</text:p>
      <text:p text:style-name="P21">minVal=strtScn;</text:p>
      <text:p text:style-name="P21">minVal=names[strtScn];</text:p>
      <text:p text:style-name="P51"><text:span text:style-name="T8">for</text:span><text:span text:style-name="T3"> (</text:span><text:span text:style-name="T8">int</text:span><text:span text:style-name="T3"> index=strtScn+1;index&lt;size;index++){</text:span></text:p>
      <text:p text:style-name="P51"><text:span text:style-name="T8">if</text:span><text:span text:style-name="T3"> (names[index]&lt;minVal){</text:span></text:p>
      <text:p text:style-name="P21">minVal=names[index];</text:p>
      <text:p text:style-name="P21"><text:soft-page-break/>minDex=index;</text:p>
      <text:p text:style-name="P21">}</text:p>
      <text:p text:style-name="P21">}</text:p>
      <text:p text:style-name="P21">names[minDex]=names[strtScn];</text:p>
      <text:p text:style-name="P21">names[strtScn]=minVal;</text:p>
      <text:p text:style-name="P21">}</text:p>
      <text:p text:style-name="P26">}</text:p>
      <text:p text:style-name="P5"/>
      <text:p text:style-name="P5">/* </text:p>
      <text:p text:style-name="P1"><text:s/>* File: <text:s text:c="2"/>main.cpp</text:p>
      <text:p text:style-name="P1"><text:s/>* Author: Abdul-Hakim</text:p>
      <text:p text:style-name="P1"><text:s/>* Purpose: Assignment 6</text:p>
      <text:p text:style-name="P1"><text:s/>* Created on July 24, 2015, 9:38 PM</text:p>
      <text:p text:style-name="P1"><text:s/>*/</text:p>
      <text:p text:style-name="P21"/>
      <text:p text:style-name="P51"><text:span text:style-name="T3"><text:s/></text:span><text:span text:style-name="T1">//System Libraries</text:span></text:p>
      <text:p text:style-name="P51"><text:span text:style-name="T3"><text:s text:c="2"/></text:span><text:span text:style-name="T2">#include</text:span><text:span text:style-name="T3"> </text:span><text:span text:style-name="T7">&lt;iostream&gt;</text:span></text:p>
      <text:p text:style-name="P51"><text:span text:style-name="T3"><text:s/></text:span><text:span text:style-name="T8">using</text:span><text:span text:style-name="T3"> </text:span><text:span text:style-name="T8">namespace</text:span><text:span text:style-name="T3"> std;</text:span></text:p>
      <text:p text:style-name="P51"><text:span text:style-name="T3"><text:s/></text:span><text:span text:style-name="T1">//User Libraries</text:span></text:p>
      <text:p text:style-name="P21"><text:s/></text:p>
      <text:p text:style-name="P51"><text:span text:style-name="T3"><text:s/></text:span><text:span text:style-name="T1">// Function prototype</text:span></text:p>
      <text:p text:style-name="P51"><text:span text:style-name="T3"><text:s/></text:span><text:span text:style-name="T8">void</text:span><text:span text:style-name="T3"> sortArray(</text:span><text:span text:style-name="T8">int</text:span><text:span text:style-name="T3"> [], </text:span><text:span text:style-name="T8">int</text:span><text:span text:style-name="T3">);</text:span></text:p>
      <text:p text:style-name="P51"><text:span text:style-name="T3"><text:s/></text:span><text:span text:style-name="T8">void</text:span><text:span text:style-name="T3"> showArray(</text:span><text:span text:style-name="T8">const</text:span><text:span text:style-name="T3"> </text:span><text:span text:style-name="T8">int</text:span><text:span text:style-name="T3"> [], </text:span><text:span text:style-name="T8">int</text:span><text:span text:style-name="T3">);</text:span></text:p>
      <text:p text:style-name="P51"><text:span text:style-name="T3"><text:s/></text:span><text:span text:style-name="T8">int</text:span><text:span text:style-name="T3"> binarySearch(</text:span><text:span text:style-name="T8">const</text:span><text:span text:style-name="T3"> </text:span><text:span text:style-name="T8">int</text:span><text:span text:style-name="T3"> [], </text:span><text:span text:style-name="T8">int</text:span><text:span text:style-name="T3">, </text:span><text:span text:style-name="T8">int</text:span><text:span text:style-name="T3">);</text:span></text:p>
      <text:p text:style-name="P51"><text:span text:style-name="T3"><text:s/></text:span><text:span text:style-name="T8">const</text:span><text:span text:style-name="T3"> </text:span><text:span text:style-name="T8">int</text:span><text:span text:style-name="T3"> SIZE = 18;</text:span></text:p>
      <text:p text:style-name="P21"><text:s/></text:p>
      <text:p text:style-name="P1">//Execution Begins</text:p>
      <text:p text:style-name="P51"><text:span text:style-name="T3"><text:s/></text:span><text:span text:style-name="T8">int</text:span><text:span text:style-name="T3"> main()</text:span></text:p>
      <text:p text:style-name="P21"><text:s/>{</text:p>
      <text:p text:style-name="P51"><text:span text:style-name="T3"><text:s/></text:span><text:span text:style-name="T1">// Array with customer charge accounts.</text:span></text:p>
      <text:p text:style-name="P51"><text:span text:style-name="T3"><text:s/></text:span><text:span text:style-name="T8">int</text:span><text:span text:style-name="T3"> charge_account_numbers[SIZE] = {5658845, 4520125, 7895122, 8777541, 8451277, 1302850,</text:span></text:p>
      <text:p text:style-name="P21"><text:s/><text:tab/><text:tab/><text:tab/><text:tab/><text:tab/>8080152, 4562555, 5552012, 5050552, 7825877, 1250255,</text:p>
      <text:p text:style-name="P21"><text:s/><text:tab/><text:tab/><text:tab/><text:tab/><text:tab/>1005231, 6545231, 3852085, 7576651, 7881200, 4581002};</text:p>
      <text:p text:style-name="P51"><text:span text:style-name="T3"><text:s/></text:span><text:span text:style-name="T1">// Sort the values.</text:span></text:p>
      <text:p text:style-name="P21"><text:s/>sortArray(charge_account_numbers, 18);</text:p>
      <text:p text:style-name="P21"><text:s/></text:p>
      <text:p text:style-name="P51"><text:span text:style-name="T3"><text:s/></text:span><text:span text:style-name="T1">// Display them again.</text:span></text:p>
      <text:p text:style-name="P51"><text:span text:style-name="T3"><text:s/>cout &lt;&lt; </text:span><text:span text:style-name="T7">"The sorted values are:\n"</text:span><text:span text:style-name="T3">;</text:span></text:p>
      <text:p text:style-name="P21"><text:s/>showArray(charge_account_numbers, 18);<text:tab/></text:p>
      <text:p text:style-name="P21"><text:s/></text:p>
      <text:p text:style-name="P51"><text:span text:style-name="T3"><text:s/></text:span><text:span text:style-name="T8">int</text:span><text:span text:style-name="T3"> <text:s/>srch_results; </text:span><text:span text:style-name="T1">// To hold the search results</text:span></text:p>
      <text:p text:style-name="P51"><text:span text:style-name="T3"><text:s/></text:span><text:span text:style-name="T8">int</text:span><text:span text:style-name="T3"> custCD ; </text:span><text:span text:style-name="T1">// To hold a new customer charge account number</text:span></text:p>
      <text:p text:style-name="P21"><text:s/></text:p>
      <text:p text:style-name="P51"><text:span text:style-name="T3"><text:s/></text:span><text:span text:style-name="T1">// Get a new customer charge account number to search for.</text:span></text:p>
      <text:p text:style-name="P51"><text:span text:style-name="T3"><text:s/>cout &lt;&lt; </text:span><text:span text:style-name="T7">"Enter the new customer charge account number (7 digits) : "</text:span><text:span text:style-name="T3">;</text:span></text:p>
      <text:p text:style-name="P21"><text:s/>cin &gt;&gt; custCD;</text:p>
      <text:p text:style-name="P21"><text:s/></text:p>
      <text:p text:style-name="P51"><text:span text:style-name="T3"><text:s/></text:span><text:span text:style-name="T1">// Search for the code.</text:span></text:p>
      <text:p text:style-name="P21"><text:s/>srch_results = binarySearch(charge_account_numbers, SIZE, custCD);</text:p>
      <text:p text:style-name="P21"><text:s/></text:p>
      <text:p text:style-name="P51"><text:span text:style-name="T3"><text:s/></text:span><text:span text:style-name="T1">// If srch_results contains -1 the code was not found.</text:span></text:p>
      <text:p text:style-name="P51"><text:span text:style-name="T3"><text:s/></text:span><text:span text:style-name="T8">if</text:span><text:span text:style-name="T3"> (srch_results == -1)</text:span></text:p>
      <text:p text:style-name="P51"><text:span text:style-name="T3"><text:s/>cout &lt;&lt; </text:span><text:span text:style-name="T7">"The number does not exist in the array.\n"</text:span><text:span text:style-name="T3">;</text:span></text:p>
      <text:p text:style-name="P51"><text:span text:style-name="T3"><text:s/></text:span><text:span text:style-name="T8">else</text:span></text:p>
      <text:p text:style-name="P21"><text:s/>{</text:p>
      <text:p text:style-name="P51"><text:span text:style-name="T3"><text:s/></text:span><text:span text:style-name="T1">// Otherwise srch_results contains the array subscript of</text:span></text:p>
      <text:p text:style-name="P51"><text:span text:style-name="T3"><text:s/></text:span><text:span text:style-name="T1">// the specified employee ID in the array.</text:span></text:p>
      <text:p text:style-name="P51"><text:span text:style-name="T3"><text:s/>cout &lt;&lt; </text:span><text:span text:style-name="T7">"That ID is found at element "</text:span><text:span text:style-name="T3"> &lt;&lt; srch_results;</text:span></text:p>
      <text:p text:style-name="P51"><text:span text:style-name="T3"><text:s/>cout &lt;&lt; </text:span><text:span text:style-name="T7">" in the array.\n"</text:span><text:span text:style-name="T3">;</text:span></text:p>
      <text:p text:style-name="P21"><text:soft-page-break/><text:s/>}</text:p>
      <text:p text:style-name="P51"><text:span text:style-name="T3"><text:s/></text:span><text:span text:style-name="T8">return</text:span><text:span text:style-name="T3"> 0;</text:span></text:p>
      <text:p text:style-name="P21"><text:s/>}</text:p>
      <text:p text:style-name="P21"><text:s/></text:p>
      <text:p text:style-name="P51"><text:span text:style-name="T3"><text:s/></text:span><text:span text:style-name="T1">//***************************************************************</text:span></text:p>
      <text:p text:style-name="P51"><text:span text:style-name="T3"><text:s/></text:span><text:span text:style-name="T1">// The binarySearch function performs a binary search on an *</text:span></text:p>
      <text:p text:style-name="P51"><text:span text:style-name="T3"><text:s/></text:span><text:span text:style-name="T1">// integer array. array, which has a maximum of size elements, *</text:span></text:p>
      <text:p text:style-name="P51"><text:span text:style-name="T3"><text:s/></text:span><text:span text:style-name="T1">// is searched for the number stored in value. If the number is *</text:span></text:p>
      <text:p text:style-name="P51"><text:span text:style-name="T3"><text:s/></text:span><text:span text:style-name="T1">// found, its array subscript is returned. Otherwise, -1 is *</text:span></text:p>
      <text:p text:style-name="P51"><text:span text:style-name="T3"><text:s/></text:span><text:span text:style-name="T1">// returned indicating the value was not in the array. *</text:span></text:p>
      <text:p text:style-name="P51"><text:span text:style-name="T3"><text:s/></text:span><text:span text:style-name="T1">//***************************************************************</text:span></text:p>
      <text:p text:style-name="P21"><text:s/></text:p>
      <text:p text:style-name="P51"><text:span text:style-name="T3"><text:s/></text:span><text:span text:style-name="T8">int</text:span><text:span text:style-name="T3"> binarySearch(</text:span><text:span text:style-name="T8">const</text:span><text:span text:style-name="T3"> </text:span><text:span text:style-name="T8">int</text:span><text:span text:style-name="T3"> </text:span><text:span text:style-name="T8">array</text:span><text:span text:style-name="T3">[], </text:span><text:span text:style-name="T8">int</text:span><text:span text:style-name="T3"> size, </text:span><text:span text:style-name="T8">int</text:span><text:span text:style-name="T3"> value)</text:span></text:p>
      <text:p text:style-name="P21"><text:s/>{</text:p>
      <text:p text:style-name="P51"><text:span text:style-name="T3"><text:s/></text:span><text:span text:style-name="T8">int</text:span><text:span text:style-name="T3"> first = 0, </text:span><text:span text:style-name="T1">// First array element</text:span></text:p>
      <text:p text:style-name="P51"><text:span text:style-name="T3"><text:s/>last = size - 1, </text:span><text:span text:style-name="T1">// Last array element</text:span></text:p>
      <text:p text:style-name="P51"><text:span text:style-name="T3"><text:s/>middle, </text:span><text:span text:style-name="T1">// Midpoint of search</text:span></text:p>
      <text:p text:style-name="P51"><text:span text:style-name="T3"><text:s/>position = -1; </text:span><text:span text:style-name="T1">// Position of search value</text:span></text:p>
      <text:p text:style-name="P51"><text:span text:style-name="T3"><text:s/></text:span><text:span text:style-name="T8">bool</text:span><text:span text:style-name="T3"> found = </text:span><text:span text:style-name="T8">false</text:span><text:span text:style-name="T3">; </text:span><text:span text:style-name="T1">// Flag for match</text:span></text:p>
      <text:p text:style-name="P21"><text:s/></text:p>
      <text:p text:style-name="P51"><text:span text:style-name="T3"><text:s/></text:span><text:span text:style-name="T8">while</text:span><text:span text:style-name="T3"> (!found &amp;&amp; first &lt;= last)</text:span></text:p>
      <text:p text:style-name="P21"><text:s/>{</text:p>
      <text:p text:style-name="P51"><text:span text:style-name="T3"><text:s/>middle = (first + last) / 2; </text:span><text:span text:style-name="T1">// Calculate midpoint</text:span></text:p>
      <text:p text:style-name="P51"><text:span text:style-name="T3"><text:s/></text:span><text:span text:style-name="T8">if</text:span><text:span text:style-name="T3"> (</text:span><text:span text:style-name="T8">array</text:span><text:span text:style-name="T3">[middle] == value) </text:span><text:span text:style-name="T1">// If value is found at mid</text:span></text:p>
      <text:p text:style-name="P21"><text:s/>{</text:p>
      <text:p text:style-name="P51"><text:span text:style-name="T3"><text:s/>found = </text:span><text:span text:style-name="T8">true</text:span><text:span text:style-name="T3">;</text:span></text:p>
      <text:p text:style-name="P21"><text:s/>position = middle;</text:p>
      <text:p text:style-name="P21"><text:s/>}</text:p>
      <text:p text:style-name="P51"><text:span text:style-name="T3"><text:s/></text:span><text:span text:style-name="T8">else</text:span><text:span text:style-name="T3"> </text:span><text:span text:style-name="T8">if</text:span><text:span text:style-name="T3"> (</text:span><text:span text:style-name="T8">array</text:span><text:span text:style-name="T3">[middle] &gt; value) </text:span><text:span text:style-name="T1">// If value is in lower half</text:span></text:p>
      <text:p text:style-name="P21"><text:s/>last = middle - 1;</text:p>
      <text:p text:style-name="P51"><text:span text:style-name="T3"><text:s/></text:span><text:span text:style-name="T8">else</text:span></text:p>
      <text:p text:style-name="P51"><text:span text:style-name="T3"><text:s/>first = middle + 1; </text:span><text:span text:style-name="T1">// If value is in upper half</text:span></text:p>
      <text:p text:style-name="P21"><text:s/>}</text:p>
      <text:p text:style-name="P51"><text:span text:style-name="T3"><text:s/></text:span><text:span text:style-name="T8">return</text:span><text:span text:style-name="T3"> position;</text:span></text:p>
      <text:p text:style-name="P21"><text:s/>}</text:p>
      <text:p text:style-name="P21"><text:s/></text:p>
      <text:p text:style-name="P51"><text:span text:style-name="T3"><text:s/></text:span><text:span text:style-name="T1">//***********************************************************</text:span></text:p>
      <text:p text:style-name="P51"><text:span text:style-name="T3"><text:s/></text:span><text:span text:style-name="T1">// Definition of function sortArray *</text:span></text:p>
      <text:p text:style-name="P51"><text:span text:style-name="T3"><text:s/></text:span><text:span text:style-name="T1">// This function performs an ascending order bubble sort on *</text:span></text:p>
      <text:p text:style-name="P51"><text:span text:style-name="T3"><text:s/></text:span><text:span text:style-name="T1">// array. size is the number of elements in the array. *</text:span></text:p>
      <text:p text:style-name="P51"><text:span text:style-name="T3"><text:s/></text:span><text:span text:style-name="T1">//***********************************************************</text:span></text:p>
      <text:p text:style-name="P21"><text:s/></text:p>
      <text:p text:style-name="P51"><text:span text:style-name="T3"><text:s/></text:span><text:span text:style-name="T8">void</text:span><text:span text:style-name="T3"> sortArray(</text:span><text:span text:style-name="T8">int</text:span><text:span text:style-name="T3"> </text:span><text:span text:style-name="T8">array</text:span><text:span text:style-name="T3">[], </text:span><text:span text:style-name="T8">int</text:span><text:span text:style-name="T3"> size)</text:span></text:p>
      <text:p text:style-name="P21"><text:s/>{</text:p>
      <text:p text:style-name="P51"><text:span text:style-name="T3"><text:s/></text:span><text:span text:style-name="T8">bool</text:span><text:span text:style-name="T3"> swap;</text:span></text:p>
      <text:p text:style-name="P51"><text:span text:style-name="T3"><text:s/></text:span><text:span text:style-name="T8">int</text:span><text:span text:style-name="T3"> temp;</text:span></text:p>
      <text:p text:style-name="P21"><text:s/></text:p>
      <text:p text:style-name="P51"><text:span text:style-name="T3"><text:s/></text:span><text:span text:style-name="T8">do</text:span></text:p>
      <text:p text:style-name="P21"><text:s/>{</text:p>
      <text:p text:style-name="P51"><text:span text:style-name="T3"><text:s/>swap = </text:span><text:span text:style-name="T8">false</text:span><text:span text:style-name="T3">;</text:span></text:p>
      <text:p text:style-name="P51"><text:span text:style-name="T3"><text:s/></text:span><text:span text:style-name="T8">for</text:span><text:span text:style-name="T3"> (</text:span><text:span text:style-name="T8">int</text:span><text:span text:style-name="T3"> count = 0; count &lt; (size - 1); count++)</text:span></text:p>
      <text:p text:style-name="P21"><text:s/>{</text:p>
      <text:p text:style-name="P51"><text:span text:style-name="T3"><text:s/></text:span><text:span text:style-name="T8">if</text:span><text:span text:style-name="T3"> (</text:span><text:span text:style-name="T8">array</text:span><text:span text:style-name="T3">[count] &gt; </text:span><text:span text:style-name="T8">array</text:span><text:span text:style-name="T3">[count + 1])</text:span></text:p>
      <text:p text:style-name="P21"><text:s/>{</text:p>
      <text:p text:style-name="P51"><text:span text:style-name="T3"><text:s/>temp = </text:span><text:span text:style-name="T8">array</text:span><text:span text:style-name="T3">[count];</text:span></text:p>
      <text:p text:style-name="P51"><text:span text:style-name="T3"><text:s/></text:span><text:span text:style-name="T8">array</text:span><text:span text:style-name="T3">[count] = </text:span><text:span text:style-name="T8">array</text:span><text:span text:style-name="T3">[count + 1];</text:span></text:p>
      <text:p text:style-name="P51"><text:span text:style-name="T3"><text:s/></text:span><text:span text:style-name="T8">array</text:span><text:span text:style-name="T3">[count + 1] = temp;</text:span></text:p>
      <text:p text:style-name="P51"><text:span text:style-name="T3"><text:s/>swap = </text:span><text:span text:style-name="T8">true</text:span><text:span text:style-name="T3">;</text:span></text:p>
      <text:p text:style-name="P21"><text:s/>}</text:p>
      <text:p text:style-name="P21"><text:soft-page-break/><text:s/>}</text:p>
      <text:p text:style-name="P51"><text:span text:style-name="T3"><text:s/>} </text:span><text:span text:style-name="T8">while</text:span><text:span text:style-name="T3"> (swap);</text:span></text:p>
      <text:p text:style-name="P21"><text:s/>}</text:p>
      <text:p text:style-name="P21"><text:s/></text:p>
      <text:p text:style-name="P1">/*************************************************************</text:p>
      <text:p text:style-name="P1"><text:s/>// Definition of function showArray. *</text:p>
      <text:p text:style-name="P1"><text:s/>// This function displays the contents of array. size is the *</text:p>
      <text:p text:style-name="P1"><text:s/>// number of elements. *</text:p>
      <text:p text:style-name="P1"><text:s/>*************************************************************/</text:p>
      <text:p text:style-name="P21"><text:s/></text:p>
      <text:p text:style-name="P51"><text:span text:style-name="T3"><text:s/></text:span><text:span text:style-name="T8">void</text:span><text:span text:style-name="T3"> showArray(</text:span><text:span text:style-name="T8">const</text:span><text:span text:style-name="T3"> </text:span><text:span text:style-name="T8">int</text:span><text:span text:style-name="T3"> </text:span><text:span text:style-name="T8">array</text:span><text:span text:style-name="T3">[], </text:span><text:span text:style-name="T8">int</text:span><text:span text:style-name="T3"> size)</text:span></text:p>
      <text:p text:style-name="P21"><text:s/>{</text:p>
      <text:p text:style-name="P51"><text:span text:style-name="T3"><text:s/></text:span><text:span text:style-name="T8">for</text:span><text:span text:style-name="T3"> (</text:span><text:span text:style-name="T8">int</text:span><text:span text:style-name="T3"> count = 0; count &lt; size; count++)</text:span></text:p>
      <text:p text:style-name="P51"><text:span text:style-name="T3"><text:s/>cout &lt;&lt; </text:span><text:span text:style-name="T8">array</text:span><text:span text:style-name="T3">[count] &lt;&lt; </text:span><text:span text:style-name="T7">" "</text:span><text:span text:style-name="T3">;</text:span></text:p>
      <text:p text:style-name="P21"><text:s/>cout &lt;&lt; endl;</text:p>
      <text:p text:style-name="P26"><text:s/>}</text:p>
      <text:p text:style-name="P5"/>
      <text:p text:style-name="P5">/* </text:p>
      <text:p text:style-name="P1"><text:s/>* File: <text:s text:c="2"/>main.cpp</text:p>
      <text:p text:style-name="P1"><text:s/>* Author: AbdulHakim Abbas</text:p>
      <text:p text:style-name="P1"><text:s/>* Purpose: Problem 3 for Gaddis 8thEd Chapter 7</text:p>
      <text:p text:style-name="P1"><text:s/>* Created on July 22, 2015, 1:45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2">#include</text:span><text:span text:style-name="T3"> </text:span><text:span text:style-name="T7">&lt;string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21"/>
      <text:p text:style-name="P1">//User Libraries</text:p>
      <text:p text:style-name="P1">//Global Constants</text:p>
      <text:p text:style-name="P1">//Function prototypes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Declare variables</text:p>
      <text:p text:style-name="P51"><text:span text:style-name="T3"><text:s text:c="4"/></text:span><text:span text:style-name="T8">int</text:span><text:span text:style-name="T3"> values[5];</text:span><text:span text:style-name="T1">//Declares array and how many elements</text:span></text:p>
      <text:p text:style-name="P51"><text:span text:style-name="T3"><text:s text:c="4"/></text:span><text:span text:style-name="T8">int</text:span><text:span text:style-name="T3"> small,big,total=0; </text:span><text:span text:style-name="T1">//Declares Biggest &amp; Smallest Integer </text:span></text:p>
      <text:p text:style-name="P21"/>
      <text:p text:style-name="P21">string salsa[5];</text:p>
      <text:p text:style-name="P51"><text:span text:style-name="T3">salsa[0]=</text:span><text:span text:style-name="T7">"mild"</text:span><text:span text:style-name="T3">;</text:span></text:p>
      <text:p text:style-name="P51"><text:span text:style-name="T3">salsa[1]=</text:span><text:span text:style-name="T7">"sweet"</text:span><text:span text:style-name="T3">;</text:span></text:p>
      <text:p text:style-name="P51"><text:span text:style-name="T3">salsa[2]=</text:span><text:span text:style-name="T7">"zesty"</text:span><text:span text:style-name="T3">;</text:span></text:p>
      <text:p text:style-name="P51"><text:span text:style-name="T3">salsa[3]=</text:span><text:span text:style-name="T7">"medium"</text:span><text:span text:style-name="T3">;</text:span></text:p>
      <text:p text:style-name="P51"><text:span text:style-name="T3">salsa[4]=</text:span><text:span text:style-name="T7">"hot"</text:span><text:span text:style-name="T3">;</text:span></text:p>
      <text:p text:style-name="P21"/>
      <text:p text:style-name="P51"><text:span text:style-name="T8">for</text:span><text:span text:style-name="T3">(</text:span><text:span text:style-name="T8">int</text:span><text:span text:style-name="T3"> count=0;count&lt;1;count++)</text:span></text:p>
      <text:p text:style-name="P51"><text:span text:style-name="T8">for</text:span><text:span text:style-name="T3"> ( </text:span><text:span text:style-name="T8">int</text:span><text:span text:style-name="T3"> i = 0; i &lt; 1; i++ ) </text:span></text:p>
      <text:p text:style-name="P21">{ </text:p>
      <text:p text:style-name="P21"/>
      <text:p text:style-name="P51"><text:span text:style-name="T3">cout &lt;&lt; </text:span><text:span text:style-name="T7">"Enter value "</text:span><text:span text:style-name="T3"> &lt;&lt; i &lt;&lt; </text:span><text:span text:style-name="T7">": "</text:span><text:span text:style-name="T3">&lt;&lt;salsa[0]&lt;&lt;endl;;</text:span></text:p>
      <text:p text:style-name="P21">cin &gt;&gt; values[i];</text:p>
      <text:p text:style-name="P51"><text:span text:style-name="T3">cout &lt;&lt; </text:span><text:span text:style-name="T7">"Enter value "</text:span><text:span text:style-name="T3"> &lt;&lt; i &lt;&lt; </text:span><text:span text:style-name="T7">": "</text:span><text:span text:style-name="T3">&lt;&lt;salsa[1]&lt;&lt;endl;;</text:span></text:p>
      <text:p text:style-name="P21">cin &gt;&gt; values[i];</text:p>
      <text:p text:style-name="P51"><text:span text:style-name="T3">cout &lt;&lt; </text:span><text:span text:style-name="T7">"Enter value "</text:span><text:span text:style-name="T3"> &lt;&lt; i &lt;&lt; </text:span><text:span text:style-name="T7">": "</text:span><text:span text:style-name="T3">&lt;&lt;salsa[2]&lt;&lt;endl;;</text:span></text:p>
      <text:p text:style-name="P21">cin &gt;&gt; values[i];</text:p>
      <text:p text:style-name="P51"><text:span text:style-name="T3">cout &lt;&lt; </text:span><text:span text:style-name="T7">"Enter value "</text:span><text:span text:style-name="T3"> &lt;&lt; i &lt;&lt; </text:span><text:span text:style-name="T7">": "</text:span><text:span text:style-name="T3">&lt;&lt;salsa[3]&lt;&lt;endl;;</text:span></text:p>
      <text:p text:style-name="P21">cin &gt;&gt; values[i];</text:p>
      <text:p text:style-name="P51"><text:soft-page-break/><text:span text:style-name="T3">cout &lt;&lt; </text:span><text:span text:style-name="T7">"Enter value "</text:span><text:span text:style-name="T3"> &lt;&lt; i &lt;&lt; </text:span><text:span text:style-name="T7">": "</text:span><text:span text:style-name="T3">&lt;&lt;salsa[4]&lt;&lt;endl;;</text:span></text:p>
      <text:p text:style-name="P21">cin &gt;&gt; values[i];</text:p>
      <text:p text:style-name="P21"/>
      <text:p text:style-name="P21">}</text:p>
      <text:p text:style-name="P21"/>
      <text:p text:style-name="P1">//Assign Element to be Biggest or Smallest</text:p>
      <text:p text:style-name="P21">big=small=values[0]; </text:p>
      <text:p text:style-name="P1">//For-Loop for Biggest Number</text:p>
      <text:p text:style-name="P51"><text:span text:style-name="T8">for</text:span><text:span text:style-name="T3"> (</text:span><text:span text:style-name="T8">int</text:span><text:span text:style-name="T3"> i = 0; i &lt; 1; i++) </text:span></text:p>
      <text:p text:style-name="P21">{</text:p>
      <text:p text:style-name="P1">//Compares Biggest Value with Current Element</text:p>
      <text:p text:style-name="P51"><text:span text:style-name="T8">if</text:span><text:span text:style-name="T3">(values[i]&gt;big)</text:span></text:p>
      <text:p text:style-name="P21">{</text:p>
      <text:p text:style-name="P21">big=values[i];</text:p>
      <text:p text:style-name="P21">}</text:p>
      <text:p text:style-name="P21">}</text:p>
      <text:p text:style-name="P1">//For-Loop for Smallest Number</text:p>
      <text:p text:style-name="P51"><text:span text:style-name="T8">for</text:span><text:span text:style-name="T3"> (</text:span><text:span text:style-name="T8">int</text:span><text:span text:style-name="T3"> i = 0; i &lt; 1; i++) </text:span></text:p>
      <text:p text:style-name="P21">{</text:p>
      <text:p text:style-name="P1">//Compares Small Value with Current Element</text:p>
      <text:p text:style-name="P51"><text:span text:style-name="T8">if</text:span><text:span text:style-name="T3">(values[i]&lt;small) </text:span></text:p>
      <text:p text:style-name="P21">{</text:p>
      <text:p text:style-name="P21">small=values[i];</text:p>
      <text:p text:style-name="P21">}</text:p>
      <text:p text:style-name="P21">} </text:p>
      <text:p text:style-name="P51"><text:span text:style-name="T8">for</text:span><text:span text:style-name="T3"> (</text:span><text:span text:style-name="T8">int</text:span><text:span text:style-name="T3"> i=0;i&lt;1;i++ )</text:span></text:p>
      <text:p text:style-name="P21">{</text:p>
      <text:p text:style-name="P21">total+=values[i];</text:p>
      <text:p text:style-name="P21">}</text:p>
      <text:p text:style-name="P21"/>
      <text:p text:style-name="P1">//Print Output of Biggest &amp; Smallest Value</text:p>
      <text:p text:style-name="P51"><text:span text:style-name="T3">cout &lt;&lt; </text:span><text:span text:style-name="T7">"The Biggest Value is "</text:span><text:span text:style-name="T3"> &lt;&lt; big &lt;&lt; endl;</text:span></text:p>
      <text:p text:style-name="P51"><text:span text:style-name="T3">cout &lt;&lt; </text:span><text:span text:style-name="T7">"The Smallest Value is "</text:span><text:span text:style-name="T3"> &lt;&lt; small &lt;&lt; endl; </text:span></text:p>
      <text:p text:style-name="P51"><text:span text:style-name="T3">cout &lt;&lt; </text:span><text:span text:style-name="T7">"The Total Value is "</text:span><text:span text:style-name="T3"> &lt;&lt; total &lt;&lt; endl;</text:span></text:p>
      <text:p text:style-name="P1">//Exit stage right!</text:p>
      <text:p text:style-name="P51"><text:span text:style-name="T8">return</text:span><text:span text:style-name="T3"> 0;</text:span></text:p>
      <text:p text:style-name="P21"/>
      <text:p text:style-name="P21">}</text:p>
      <text:p text:style-name="P21"/>
      <text:p text:style-name="P5">//External Functions if needed</text:p>
      <text:p text:style-name="P5"/>
      <text:p text:style-name="P5"/>
      <text:p text:style-name="P5">/* </text:p>
      <text:p text:style-name="P1"><text:s/>* File: <text:s text:c="2"/>main.cpp</text:p>
      <text:p text:style-name="P1"><text:s/>* Created on September 30, 2013, 1:26 PM</text:p>
      <text:p text:style-name="P1"><text:s/>*/</text:p>
      <text:p text:style-name="P21"/>
      <text:p text:style-name="P1">//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ctime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No Global Constants</text:p>
      <text:p text:style-name="P21"/>
      <text:p text:style-name="P1">//No Function Prototypes</text:p>
      <text:p text:style-name="P21"/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oft-page-break/><text:span text:style-name="T3"><text:s text:c="4"/></text:span><text:span text:style-name="T1">//Declare variables and set seed</text:span></text:p>
      <text:p text:style-name="P51"><text:span text:style-name="T3"><text:s text:c="4"/></text:span><text:span text:style-name="T8">char</text:span><text:span text:style-name="T3"> user,comptr,ans;</text:span></text:p>
      <text:p text:style-name="P51"><text:span text:style-name="T3"><text:s text:c="4"/>srand(</text:span><text:span text:style-name="T8">static_cast</text:span><text:span text:style-name="T3">&lt;</text:span><text:span text:style-name="T8">unsigned</text:span><text:span text:style-name="T3"> </text:span><text:span text:style-name="T8">int</text:span><text:span text:style-name="T3">&gt;(time(0)));</text:span></text:p>
      <text:p text:style-name="P21"><text:s text:c="4"/></text:p>
      <text:p text:style-name="P51"><text:span text:style-name="T3"><text:s text:c="4"/></text:span><text:span text:style-name="T1">//Loop for play</text:span></text:p>
      <text:p text:style-name="P51"><text:span text:style-name="T3"><text:s text:c="4"/></text:span><text:span text:style-name="T8">do</text:span><text:span text:style-name="T3">{</text:span></text:p>
      <text:p text:style-name="P51"><text:span text:style-name="T3"><text:s text:c="8"/></text:span><text:span text:style-name="T1">//Ask user for his choice</text:span></text:p>
      <text:p text:style-name="P51"><text:span text:style-name="T3"><text:s text:c="8"/>cout&lt;&lt;</text:span><text:span text:style-name="T7">"Type R for Rock"</text:span><text:span text:style-name="T3">&lt;&lt;endl;</text:span></text:p>
      <text:p text:style-name="P51"><text:span text:style-name="T3"><text:s text:c="8"/>cout&lt;&lt;</text:span><text:span text:style-name="T7">"Type P for Paper"</text:span><text:span text:style-name="T3">&lt;&lt;endl;</text:span></text:p>
      <text:p text:style-name="P51"><text:span text:style-name="T3"><text:s text:c="8"/>cout&lt;&lt;</text:span><text:span text:style-name="T7">"Type S for Scissors"</text:span><text:span text:style-name="T3">&lt;&lt;endl;</text:span></text:p>
      <text:p text:style-name="P21"><text:s text:c="8"/>cin&gt;&gt;user;</text:p>
      <text:p text:style-name="P21"><text:s text:c="8"/></text:p>
      <text:p text:style-name="P51"><text:span text:style-name="T3"><text:s text:c="8"/></text:span><text:span text:style-name="T1">//Generate the computers response</text:span></text:p>
      <text:p text:style-name="P21"><text:s text:c="8"/>comptr=rand()%3+80;</text:p>
      <text:p text:style-name="P51"><text:span text:style-name="T3"><text:s text:c="8"/></text:span><text:span text:style-name="T8">if</text:span><text:span text:style-name="T3">(comptr%2)comptr+=2;</text:span></text:p>
      <text:p text:style-name="P21"><text:s text:c="8"/></text:p>
      <text:p text:style-name="P51"><text:span text:style-name="T3"><text:s text:c="8"/></text:span><text:span text:style-name="T1">//Test the output</text:span></text:p>
      <text:p text:style-name="P51"><text:span text:style-name="T3"><text:s text:c="8"/>cout&lt;&lt;</text:span><text:span text:style-name="T7">"User = "</text:span><text:span text:style-name="T3">&lt;&lt;user&lt;&lt;endl;</text:span></text:p>
      <text:p text:style-name="P51"><text:span text:style-name="T3"><text:s text:c="8"/>cout&lt;&lt;</text:span><text:span text:style-name="T7">"Computer = "</text:span><text:span text:style-name="T3">&lt;&lt;comptr&lt;&lt;endl;</text:span></text:p>
      <text:p text:style-name="P21"><text:s text:c="8"/></text:p>
      <text:p text:style-name="P51"><text:span text:style-name="T3"><text:s text:c="8"/></text:span><text:span text:style-name="T8">switch</text:span><text:span text:style-name="T3">(user){</text:span></text:p>
      <text:p text:style-name="P51"><text:span text:style-name="T3"><text:s text:c="12"/></text:span><text:span text:style-name="T8">case</text:span><text:span text:style-name="T3"> </text:span><text:span text:style-name="T7">'R'</text:span><text:span text:style-name="T3">:</text:span></text:p>
      <text:p text:style-name="P51"><text:span text:style-name="T3"><text:s text:c="12"/></text:span><text:span text:style-name="T8">case</text:span><text:span text:style-name="T3"> </text:span><text:span text:style-name="T7">'r'</text:span><text:span text:style-name="T3">:{</text:span></text:p>
      <text:p text:style-name="P51"><text:span text:style-name="T3"><text:s text:c="16"/></text:span><text:span text:style-name="T8">switch</text:span><text:span text:style-name="T3">(comptr){</text:span></text:p>
      <text:p text:style-name="P51"><text:span text:style-name="T3"><text:s text:c="20"/></text:span><text:span text:style-name="T8">case</text:span><text:span text:style-name="T3"> </text:span><text:span text:style-name="T7">'R'</text:span><text:span text:style-name="T3">:{</text:span></text:p>
      <text:p text:style-name="P51"><text:span text:style-name="T3"><text:s text:c="24"/>cout&lt;&lt;</text:span><text:span text:style-name="T7">"Tie"</text:span><text:span text:style-name="T3">&lt;&lt;endl;</text:span></text:p>
      <text:p text:style-name="P51"><text:span text:style-name="T3"><text:s text:c="24"/></text:span><text:span text:style-name="T8">break</text:span><text:span text:style-name="T3">;</text:span></text:p>
      <text:p text:style-name="P21"><text:s text:c="20"/>}</text:p>
      <text:p text:style-name="P51"><text:span text:style-name="T3"><text:s text:c="20"/></text:span><text:span text:style-name="T8">case</text:span><text:span text:style-name="T3"> </text:span><text:span text:style-name="T7">'S'</text:span><text:span text:style-name="T3">:{</text:span></text:p>
      <text:p text:style-name="P51"><text:span text:style-name="T3"><text:s text:c="24"/>cout&lt;&lt;</text:span><text:span text:style-name="T7">"Win"</text:span><text:span text:style-name="T3">&lt;&lt;endl;</text:span></text:p>
      <text:p text:style-name="P51"><text:span text:style-name="T3"><text:s text:c="24"/></text:span><text:span text:style-name="T8">break</text:span><text:span text:style-name="T3">;</text:span></text:p>
      <text:p text:style-name="P21"><text:s text:c="20"/>}</text:p>
      <text:p text:style-name="P51"><text:span text:style-name="T3"><text:s text:c="20"/></text:span><text:span text:style-name="T8">default</text:span><text:span text:style-name="T3">:{</text:span></text:p>
      <text:p text:style-name="P51"><text:span text:style-name="T3"><text:s text:c="24"/>cout&lt;&lt;</text:span><text:span text:style-name="T7">"Lose"</text:span><text:span text:style-name="T3">&lt;&lt;endl;</text:span></text:p>
      <text:p text:style-name="P51"><text:span text:style-name="T3"><text:s text:c="24"/></text:span><text:span text:style-name="T8">break</text:span><text:span text:style-name="T3">;</text:span></text:p>
      <text:p text:style-name="P21"><text:s text:c="20"/>}</text:p>
      <text:p text:style-name="P21"><text:s text:c="16"/>}</text:p>
      <text:p text:style-name="P21"><text:s text:c="12"/>}</text:p>
      <text:p text:style-name="P51"><text:span text:style-name="T3"><text:s text:c="12"/></text:span><text:span text:style-name="T8">break</text:span><text:span text:style-name="T3">;</text:span></text:p>
      <text:p text:style-name="P51"><text:span text:style-name="T3"><text:s text:c="12"/></text:span><text:span text:style-name="T8">case</text:span><text:span text:style-name="T3"> </text:span><text:span text:style-name="T7">'S'</text:span><text:span text:style-name="T3">:</text:span></text:p>
      <text:p text:style-name="P51"><text:span text:style-name="T3"><text:s text:c="12"/></text:span><text:span text:style-name="T8">case</text:span><text:span text:style-name="T3"> </text:span><text:span text:style-name="T7">'s'</text:span><text:span text:style-name="T3">:{</text:span></text:p>
      <text:p text:style-name="P51"><text:span text:style-name="T3"><text:s text:c="16"/></text:span><text:span text:style-name="T8">switch</text:span><text:span text:style-name="T3">(comptr){</text:span></text:p>
      <text:p text:style-name="P51"><text:span text:style-name="T3"><text:s text:c="20"/></text:span><text:span text:style-name="T8">case</text:span><text:span text:style-name="T3"> </text:span><text:span text:style-name="T7">'R'</text:span><text:span text:style-name="T3">:{</text:span></text:p>
      <text:p text:style-name="P51"><text:span text:style-name="T3"><text:s text:c="24"/>cout&lt;&lt;</text:span><text:span text:style-name="T7">"Lose"</text:span><text:span text:style-name="T3">&lt;&lt;endl;</text:span></text:p>
      <text:p text:style-name="P51"><text:span text:style-name="T3"><text:s text:c="24"/></text:span><text:span text:style-name="T8">break</text:span><text:span text:style-name="T3">;</text:span></text:p>
      <text:p text:style-name="P21"><text:s text:c="20"/>}</text:p>
      <text:p text:style-name="P51"><text:span text:style-name="T3"><text:s text:c="20"/></text:span><text:span text:style-name="T8">case</text:span><text:span text:style-name="T3"> </text:span><text:span text:style-name="T7">'S'</text:span><text:span text:style-name="T3">:{</text:span></text:p>
      <text:p text:style-name="P51"><text:span text:style-name="T3"><text:s text:c="24"/>cout&lt;&lt;</text:span><text:span text:style-name="T7">"Tie"</text:span><text:span text:style-name="T3">&lt;&lt;endl;</text:span></text:p>
      <text:p text:style-name="P51"><text:span text:style-name="T3"><text:s text:c="24"/></text:span><text:span text:style-name="T8">break</text:span><text:span text:style-name="T3">;</text:span></text:p>
      <text:p text:style-name="P21"><text:s text:c="20"/>}</text:p>
      <text:p text:style-name="P51"><text:span text:style-name="T3"><text:s text:c="20"/></text:span><text:span text:style-name="T8">default</text:span><text:span text:style-name="T3">:{</text:span></text:p>
      <text:p text:style-name="P51"><text:span text:style-name="T3"><text:s text:c="24"/>cout&lt;&lt;</text:span><text:span text:style-name="T7">"Win"</text:span><text:span text:style-name="T3">&lt;&lt;endl;</text:span></text:p>
      <text:p text:style-name="P51"><text:span text:style-name="T3"><text:s text:c="24"/></text:span><text:span text:style-name="T8">break</text:span><text:span text:style-name="T3">;</text:span></text:p>
      <text:p text:style-name="P21"><text:s text:c="20"/>}</text:p>
      <text:p text:style-name="P21"><text:s text:c="16"/>}</text:p>
      <text:p text:style-name="P21"><text:s text:c="12"/>}</text:p>
      <text:p text:style-name="P51"><text:span text:style-name="T3"><text:s text:c="12"/></text:span><text:span text:style-name="T8">break</text:span><text:span text:style-name="T3">;</text:span></text:p>
      <text:p text:style-name="P51"><text:span text:style-name="T3"><text:s text:c="12"/></text:span><text:span text:style-name="T8">case</text:span><text:span text:style-name="T3"> </text:span><text:span text:style-name="T7">'P'</text:span><text:span text:style-name="T3">:</text:span></text:p>
      <text:p text:style-name="P51"><text:span text:style-name="T3"><text:s text:c="12"/></text:span><text:span text:style-name="T8">case</text:span><text:span text:style-name="T3"> </text:span><text:span text:style-name="T7">'p'</text:span><text:span text:style-name="T3">:{</text:span></text:p>
      <text:p text:style-name="P51"><text:soft-page-break/><text:span text:style-name="T3"><text:s text:c="16"/></text:span><text:span text:style-name="T8">switch</text:span><text:span text:style-name="T3">(comptr){</text:span></text:p>
      <text:p text:style-name="P51"><text:span text:style-name="T3"><text:s text:c="20"/></text:span><text:span text:style-name="T8">case</text:span><text:span text:style-name="T3"> </text:span><text:span text:style-name="T7">'R'</text:span><text:span text:style-name="T3">:{</text:span></text:p>
      <text:p text:style-name="P51"><text:span text:style-name="T3"><text:s text:c="24"/>cout&lt;&lt;</text:span><text:span text:style-name="T7">"Win"</text:span><text:span text:style-name="T3">&lt;&lt;endl;</text:span></text:p>
      <text:p text:style-name="P51"><text:span text:style-name="T3"><text:s text:c="24"/></text:span><text:span text:style-name="T8">break</text:span><text:span text:style-name="T3">;</text:span></text:p>
      <text:p text:style-name="P21"><text:s text:c="20"/>}</text:p>
      <text:p text:style-name="P51"><text:span text:style-name="T3"><text:s text:c="20"/></text:span><text:span text:style-name="T8">case</text:span><text:span text:style-name="T3"> </text:span><text:span text:style-name="T7">'S'</text:span><text:span text:style-name="T3">:{</text:span></text:p>
      <text:p text:style-name="P51"><text:span text:style-name="T3"><text:s text:c="24"/>cout&lt;&lt;</text:span><text:span text:style-name="T7">"Lose"</text:span><text:span text:style-name="T3">&lt;&lt;endl;</text:span></text:p>
      <text:p text:style-name="P51"><text:span text:style-name="T3"><text:s text:c="24"/></text:span><text:span text:style-name="T8">break</text:span><text:span text:style-name="T3">;</text:span></text:p>
      <text:p text:style-name="P21"><text:s text:c="20"/>}</text:p>
      <text:p text:style-name="P51"><text:span text:style-name="T3"><text:s text:c="20"/></text:span><text:span text:style-name="T8">default</text:span><text:span text:style-name="T3">:{</text:span></text:p>
      <text:p text:style-name="P51"><text:span text:style-name="T3"><text:s text:c="24"/>cout&lt;&lt;</text:span><text:span text:style-name="T7">"Tie"</text:span><text:span text:style-name="T3">&lt;&lt;endl;</text:span></text:p>
      <text:p text:style-name="P51"><text:span text:style-name="T3"><text:s text:c="24"/></text:span><text:span text:style-name="T8">break</text:span><text:span text:style-name="T3">;</text:span></text:p>
      <text:p text:style-name="P21"><text:s text:c="20"/>}</text:p>
      <text:p text:style-name="P21"><text:s text:c="16"/>}</text:p>
      <text:p text:style-name="P21"><text:s text:c="12"/>}</text:p>
      <text:p text:style-name="P51"><text:span text:style-name="T3"><text:s text:c="12"/></text:span><text:span text:style-name="T8">break</text:span><text:span text:style-name="T3">;</text:span></text:p>
      <text:p text:style-name="P51"><text:span text:style-name="T3"><text:s text:c="12"/></text:span><text:span text:style-name="T8">default</text:span><text:span text:style-name="T3">: cout&lt;&lt;</text:span><text:span text:style-name="T7">"User can't type"</text:span><text:span text:style-name="T3">&lt;&lt;endl;</text:span></text:p>
      <text:p text:style-name="P21"><text:s text:c="8"/>}</text:p>
      <text:p text:style-name="P21"><text:s text:c="8"/></text:p>
      <text:p text:style-name="P51"><text:span text:style-name="T3"><text:s text:c="8"/></text:span><text:span text:style-name="T1">//Keep Going</text:span></text:p>
      <text:p text:style-name="P51"><text:span text:style-name="T3"><text:s text:c="8"/>cout&lt;&lt;</text:span><text:span text:style-name="T7">"Want to play again?"</text:span><text:span text:style-name="T3">&lt;&lt;endl;</text:span></text:p>
      <text:p text:style-name="P51"><text:span text:style-name="T3"><text:s text:c="8"/>cout&lt;&lt;</text:span><text:span text:style-name="T7">"If yes type Y"</text:span><text:span text:style-name="T3">&lt;&lt;endl;</text:span></text:p>
      <text:p text:style-name="P21"><text:s text:c="8"/>cin&gt;&gt;ans;</text:p>
      <text:p text:style-name="P51"><text:span text:style-name="T3"><text:s text:c="4"/>}</text:span><text:span text:style-name="T8">while</text:span><text:span text:style-name="T3">(ans==</text:span><text:span text:style-name="T7">'Y'</text:span><text:span text:style-name="T3">||ans==</text:span><text:span text:style-name="T7">'y'</text:span><text:span text:style-name="T3">);</text:span></text:p>
      <text:p text:style-name="P21"><text:s text:c="4"/></text:p>
      <text:p text:style-name="P51"><text:span text:style-name="T3"><text:s text:c="4"/></text:span><text:span text:style-name="T1">//Exit Stage Right</text:span></text:p>
      <text:p text:style-name="P51"><text:span text:style-name="T3"><text:s text:c="4"/></text:span><text:span text:style-name="T8">return</text:span><text:span text:style-name="T3"> 0;</text:span></text:p>
      <text:p text:style-name="P26">}</text:p>
      <text:p text:style-name="P5"/>
      <text:p text:style-name="P5"/>
      <text:p text:style-name="P5">/* </text:p>
      <text:p text:style-name="P1"><text:s/>* File: <text:s text:c="2"/>main.cpp</text:p>
      <text:p text:style-name="P1"><text:s/>* Created on September 26, 2013, 10:06 AM</text:p>
      <text:p text:style-name="P1"><text:s/>*/</text:p>
      <text:p text:style-name="P21"/>
      <text:p text:style-name="P1">//Library</text:p>
      <text:p text:style-name="P51"><text:span text:style-name="T2">#include</text:span><text:span text:style-name="T3"> </text:span><text:span text:style-name="T7">&lt;iostream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No Global Constants</text:p>
      <text:p text:style-name="P21"/>
      <text:p text:style-name="P1">//No Function Prototypes</text:p>
      <text:p text:style-name="P21"/>
      <text:p text:style-name="P1">//Execution Begin Here!!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Declare Variables</text:span></text:p>
      <text:p text:style-name="P51"><text:span text:style-name="T3"><text:s text:c="4"/></text:span><text:span text:style-name="T8">unsigned</text:span><text:span text:style-name="T3"> </text:span><text:span text:style-name="T8">short</text:span><text:span text:style-name="T3"> number;</text:span></text:p>
      <text:p text:style-name="P51"><text:span text:style-name="T3"><text:s text:c="4"/></text:span><text:span text:style-name="T8">char</text:span><text:span text:style-name="T3"> n1000,n100,n10;</text:span></text:p>
      <text:p text:style-name="P21"><text:s text:c="4"/></text:p>
      <text:p text:style-name="P51"><text:span text:style-name="T3"><text:s text:c="4"/></text:span><text:span text:style-name="T1">//Input the number</text:span></text:p>
      <text:p text:style-name="P51"><text:span text:style-name="T3"><text:s text:c="4"/>cout&lt;&lt;</text:span><text:span text:style-name="T7">"Conversion to Roman Numerals"</text:span><text:span text:style-name="T3">&lt;&lt;endl;</text:span></text:p>
      <text:p text:style-name="P51"><text:span text:style-name="T3"><text:s text:c="4"/>cout&lt;&lt;</text:span><text:span text:style-name="T7">"Input a number between 1000-3000"</text:span><text:span text:style-name="T3">&lt;&lt;endl;</text:span></text:p>
      <text:p text:style-name="P51"><text:span text:style-name="T3"><text:s text:c="4"/>cout&lt;&lt;</text:span><text:span text:style-name="T7">"No Validation Checking"</text:span><text:span text:style-name="T3">&lt;&lt;endl;</text:span></text:p>
      <text:p text:style-name="P21"><text:s text:c="4"/>cin&gt;&gt;number;</text:p>
      <text:p text:style-name="P21"><text:s text:c="4"/></text:p>
      <text:p text:style-name="P51"><text:span text:style-name="T3"><text:s text:c="4"/></text:span><text:span text:style-name="T1">//Calculations</text:span></text:p>
      <text:p text:style-name="P21"><text:s text:c="4"/>n1000=number/1000;</text:p>
      <text:p text:style-name="P21"><text:s text:c="4"/>number-=n1000*1000;</text:p>
      <text:p text:style-name="P21"><text:s text:c="4"/>n100=number/100;</text:p>
      <text:p text:style-name="P21"><text:soft-page-break/><text:s text:c="4"/>number-=n100*100;</text:p>
      <text:p text:style-name="P21"><text:s text:c="4"/>n10=number/10;</text:p>
      <text:p text:style-name="P21"><text:s text:c="4"/>number-=n10*10;</text:p>
      <text:p text:style-name="P51"><text:span text:style-name="T3"><text:s text:c="4"/></text:span><text:span text:style-name="T1">//cout&lt;&lt;static_cast&lt;int&gt;(n1000)&lt;&lt;" "</text:span></text:p>
      <text:p text:style-name="P51"><text:span text:style-name="T3"><text:s text:c="4"/></text:span><text:span text:style-name="T1">// <text:s text:c="3"/>&lt;&lt;static_cast&lt;int&gt;(n100)&lt;&lt;" "</text:span></text:p>
      <text:p text:style-name="P51"><text:span text:style-name="T3"><text:s text:c="4"/></text:span><text:span text:style-name="T1">// <text:s text:c="3"/>&lt;&lt;static_cast&lt;int&gt;(n10)&lt;&lt;" "</text:span></text:p>
      <text:p text:style-name="P51"><text:span text:style-name="T3"><text:s text:c="4"/></text:span><text:span text:style-name="T1">// <text:s text:c="3"/>&lt;&lt;number&lt;&lt;endl;</text:span></text:p>
      <text:p text:style-name="P21"><text:s text:c="4"/></text:p>
      <text:p text:style-name="P51"><text:span text:style-name="T3"><text:s text:c="4"/></text:span><text:span text:style-name="T1">//Output the 1000's</text:span></text:p>
      <text:p text:style-name="P51"><text:span text:style-name="T3"><text:s text:c="4"/></text:span><text:span text:style-name="T8">switch</text:span><text:span text:style-name="T3">(n1000){</text:span></text:p>
      <text:p text:style-name="P51"><text:span text:style-name="T3"><text:s text:c="8"/></text:span><text:span text:style-name="T8">case</text:span><text:span text:style-name="T3"> 3: cout&lt;&lt;</text:span><text:span text:style-name="T7">"M"</text:span><text:span text:style-name="T3">;</text:span></text:p>
      <text:p text:style-name="P51"><text:span text:style-name="T3"><text:s text:c="8"/></text:span><text:span text:style-name="T8">case</text:span><text:span text:style-name="T3"> 2: cout&lt;&lt;</text:span><text:span text:style-name="T7">"M"</text:span><text:span text:style-name="T3">;</text:span></text:p>
      <text:p text:style-name="P51"><text:span text:style-name="T3"><text:s text:c="8"/></text:span><text:span text:style-name="T8">case</text:span><text:span text:style-name="T3"> 1: cout&lt;&lt;</text:span><text:span text:style-name="T7">"M"</text:span><text:span text:style-name="T3">;</text:span></text:p>
      <text:p text:style-name="P21"><text:s text:c="4"/>}</text:p>
      <text:p text:style-name="P21"><text:s text:c="4"/></text:p>
      <text:p text:style-name="P51"><text:span text:style-name="T3"><text:s text:c="5"/></text:span><text:span text:style-name="T1">//Output the 100's</text:span></text:p>
      <text:p text:style-name="P51"><text:span text:style-name="T3"><text:s text:c="4"/></text:span><text:span text:style-name="T8">switch</text:span><text:span text:style-name="T3">(n100){</text:span></text:p>
      <text:p text:style-name="P51"><text:span text:style-name="T3"><text:s text:c="8"/></text:span><text:span text:style-name="T8">case</text:span><text:span text:style-name="T3"> 9: cout&lt;&lt;</text:span><text:span text:style-name="T7">"CM"</text:span><text:span text:style-name="T3">;</text:span><text:span text:style-name="T8">break</text:span><text:span text:style-name="T3">;</text:span></text:p>
      <text:p text:style-name="P51"><text:span text:style-name="T3"><text:s text:c="8"/></text:span><text:span text:style-name="T8">case</text:span><text:span text:style-name="T3"> 8: cout&lt;&lt;</text:span><text:span text:style-name="T7">"DCCC"</text:span><text:span text:style-name="T3">;</text:span><text:span text:style-name="T8">break</text:span><text:span text:style-name="T3">;</text:span></text:p>
      <text:p text:style-name="P51"><text:span text:style-name="T3"><text:s text:c="8"/></text:span><text:span text:style-name="T8">case</text:span><text:span text:style-name="T3"> 7: cout&lt;&lt;</text:span><text:span text:style-name="T7">"DCC"</text:span><text:span text:style-name="T3">;</text:span><text:span text:style-name="T8">break</text:span><text:span text:style-name="T3">;</text:span></text:p>
      <text:p text:style-name="P51"><text:span text:style-name="T3"><text:s text:c="8"/></text:span><text:span text:style-name="T8">case</text:span><text:span text:style-name="T3"> 6: cout&lt;&lt;</text:span><text:span text:style-name="T7">"DC"</text:span><text:span text:style-name="T3">;</text:span><text:span text:style-name="T8">break</text:span><text:span text:style-name="T3">;</text:span></text:p>
      <text:p text:style-name="P51"><text:span text:style-name="T3"><text:s text:c="8"/></text:span><text:span text:style-name="T8">case</text:span><text:span text:style-name="T3"> 5: cout&lt;&lt;</text:span><text:span text:style-name="T7">"D"</text:span><text:span text:style-name="T3">;</text:span><text:span text:style-name="T8">break</text:span><text:span text:style-name="T3">;</text:span></text:p>
      <text:p text:style-name="P51"><text:span text:style-name="T3"><text:s text:c="8"/></text:span><text:span text:style-name="T8">case</text:span><text:span text:style-name="T3"> 4: cout&lt;&lt;</text:span><text:span text:style-name="T7">"CD"</text:span><text:span text:style-name="T3">;</text:span><text:span text:style-name="T8">break</text:span><text:span text:style-name="T3">;</text:span></text:p>
      <text:p text:style-name="P51"><text:span text:style-name="T3"><text:s text:c="8"/></text:span><text:span text:style-name="T8">case</text:span><text:span text:style-name="T3"> 3: cout&lt;&lt;</text:span><text:span text:style-name="T7">"C"</text:span><text:span text:style-name="T3">;</text:span></text:p>
      <text:p text:style-name="P51"><text:span text:style-name="T3"><text:s text:c="8"/></text:span><text:span text:style-name="T8">case</text:span><text:span text:style-name="T3"> 2: cout&lt;&lt;</text:span><text:span text:style-name="T7">"C"</text:span><text:span text:style-name="T3">;</text:span></text:p>
      <text:p text:style-name="P51"><text:span text:style-name="T3"><text:s text:c="8"/></text:span><text:span text:style-name="T8">case</text:span><text:span text:style-name="T3"> 1: cout&lt;&lt;</text:span><text:span text:style-name="T7">"C"</text:span><text:span text:style-name="T3">;</text:span></text:p>
      <text:p text:style-name="P51"><text:span text:style-name="T3"><text:s text:c="8"/></text:span><text:span text:style-name="T8">default</text:span><text:span text:style-name="T3">:;</text:span></text:p>
      <text:p text:style-name="P21"><text:s text:c="4"/>}</text:p>
      <text:p text:style-name="P21"><text:s text:c="4"/></text:p>
      <text:p text:style-name="P51"><text:span text:style-name="T3"><text:s text:c="4"/></text:span><text:span text:style-name="T1">//Output the 10's</text:span></text:p>
      <text:p text:style-name="P51"><text:span text:style-name="T3"><text:s text:c="4"/></text:span><text:span text:style-name="T8">switch</text:span><text:span text:style-name="T3">(n10){</text:span></text:p>
      <text:p text:style-name="P51"><text:span text:style-name="T3"><text:s text:c="8"/></text:span><text:span text:style-name="T8">case</text:span><text:span text:style-name="T3"> 9: cout&lt;&lt;</text:span><text:span text:style-name="T7">"XC"</text:span><text:span text:style-name="T3">;</text:span><text:span text:style-name="T8">break</text:span><text:span text:style-name="T3">;</text:span></text:p>
      <text:p text:style-name="P51"><text:span text:style-name="T3"><text:s text:c="8"/></text:span><text:span text:style-name="T8">case</text:span><text:span text:style-name="T3"> 8: cout&lt;&lt;</text:span><text:span text:style-name="T7">"LXXX"</text:span><text:span text:style-name="T3">;</text:span><text:span text:style-name="T8">break</text:span><text:span text:style-name="T3">;</text:span></text:p>
      <text:p text:style-name="P51"><text:span text:style-name="T3"><text:s text:c="8"/></text:span><text:span text:style-name="T8">case</text:span><text:span text:style-name="T3"> 7: cout&lt;&lt;</text:span><text:span text:style-name="T7">"LXX"</text:span><text:span text:style-name="T3">;</text:span><text:span text:style-name="T8">break</text:span><text:span text:style-name="T3">;</text:span></text:p>
      <text:p text:style-name="P51"><text:span text:style-name="T3"><text:s text:c="8"/></text:span><text:span text:style-name="T8">case</text:span><text:span text:style-name="T3"> 6: cout&lt;&lt;</text:span><text:span text:style-name="T7">"LX"</text:span><text:span text:style-name="T3">;</text:span><text:span text:style-name="T8">break</text:span><text:span text:style-name="T3">;</text:span></text:p>
      <text:p text:style-name="P51"><text:span text:style-name="T3"><text:s text:c="8"/></text:span><text:span text:style-name="T8">case</text:span><text:span text:style-name="T3"> 5: cout&lt;&lt;</text:span><text:span text:style-name="T7">"L"</text:span><text:span text:style-name="T3">;</text:span><text:span text:style-name="T8">break</text:span><text:span text:style-name="T3">;</text:span></text:p>
      <text:p text:style-name="P51"><text:span text:style-name="T3"><text:s text:c="8"/></text:span><text:span text:style-name="T8">case</text:span><text:span text:style-name="T3"> 4: cout&lt;&lt;</text:span><text:span text:style-name="T7">"XL"</text:span><text:span text:style-name="T3">;</text:span><text:span text:style-name="T8">break</text:span><text:span text:style-name="T3">;</text:span></text:p>
      <text:p text:style-name="P51"><text:span text:style-name="T3"><text:s text:c="8"/></text:span><text:span text:style-name="T8">case</text:span><text:span text:style-name="T3"> 3: cout&lt;&lt;</text:span><text:span text:style-name="T7">"X"</text:span><text:span text:style-name="T3">;</text:span></text:p>
      <text:p text:style-name="P51"><text:span text:style-name="T3"><text:s text:c="8"/></text:span><text:span text:style-name="T8">case</text:span><text:span text:style-name="T3"> 2: cout&lt;&lt;</text:span><text:span text:style-name="T7">"X"</text:span><text:span text:style-name="T3">;</text:span></text:p>
      <text:p text:style-name="P51"><text:span text:style-name="T3"><text:s text:c="8"/></text:span><text:span text:style-name="T8">case</text:span><text:span text:style-name="T3"> 1: cout&lt;&lt;</text:span><text:span text:style-name="T7">"X"</text:span><text:span text:style-name="T3">;</text:span></text:p>
      <text:p text:style-name="P51"><text:span text:style-name="T3"><text:s text:c="8"/></text:span><text:span text:style-name="T8">default</text:span><text:span text:style-name="T3">:;</text:span></text:p>
      <text:p text:style-name="P21"><text:s text:c="4"/>}</text:p>
      <text:p text:style-name="P21"><text:s text:c="4"/></text:p>
      <text:p text:style-name="P51"><text:span text:style-name="T3"><text:s text:c="4"/></text:span><text:span text:style-name="T1">//Output the 1's</text:span></text:p>
      <text:p text:style-name="P51"><text:span text:style-name="T3"><text:s text:c="4"/></text:span><text:span text:style-name="T8">switch</text:span><text:span text:style-name="T3">(number){</text:span></text:p>
      <text:p text:style-name="P51"><text:span text:style-name="T3"><text:s text:c="8"/></text:span><text:span text:style-name="T8">case</text:span><text:span text:style-name="T3"> 9: cout&lt;&lt;</text:span><text:span text:style-name="T7">"IX"</text:span><text:span text:style-name="T3">;</text:span><text:span text:style-name="T8">break</text:span><text:span text:style-name="T3">;</text:span></text:p>
      <text:p text:style-name="P51"><text:span text:style-name="T3"><text:s text:c="8"/></text:span><text:span text:style-name="T8">case</text:span><text:span text:style-name="T3"> 8: cout&lt;&lt;</text:span><text:span text:style-name="T7">"VIII"</text:span><text:span text:style-name="T3">;</text:span><text:span text:style-name="T8">break</text:span><text:span text:style-name="T3">;</text:span></text:p>
      <text:p text:style-name="P51"><text:span text:style-name="T3"><text:s text:c="8"/></text:span><text:span text:style-name="T8">case</text:span><text:span text:style-name="T3"> 7: cout&lt;&lt;</text:span><text:span text:style-name="T7">"VII"</text:span><text:span text:style-name="T3">;</text:span><text:span text:style-name="T8">break</text:span><text:span text:style-name="T3">;</text:span></text:p>
      <text:p text:style-name="P51"><text:span text:style-name="T3"><text:s text:c="8"/></text:span><text:span text:style-name="T8">case</text:span><text:span text:style-name="T3"> 6: cout&lt;&lt;</text:span><text:span text:style-name="T7">"VI"</text:span><text:span text:style-name="T3">;</text:span><text:span text:style-name="T8">break</text:span><text:span text:style-name="T3">;</text:span></text:p>
      <text:p text:style-name="P51"><text:span text:style-name="T3"><text:s text:c="8"/></text:span><text:span text:style-name="T8">case</text:span><text:span text:style-name="T3"> 5: cout&lt;&lt;</text:span><text:span text:style-name="T7">"V"</text:span><text:span text:style-name="T3">;</text:span><text:span text:style-name="T8">break</text:span><text:span text:style-name="T3">;</text:span></text:p>
      <text:p text:style-name="P51"><text:span text:style-name="T3"><text:s text:c="8"/></text:span><text:span text:style-name="T8">case</text:span><text:span text:style-name="T3"> 4: cout&lt;&lt;</text:span><text:span text:style-name="T7">"IV"</text:span><text:span text:style-name="T3">;</text:span><text:span text:style-name="T8">break</text:span><text:span text:style-name="T3">;</text:span></text:p>
      <text:p text:style-name="P51"><text:span text:style-name="T3"><text:s text:c="8"/></text:span><text:span text:style-name="T8">case</text:span><text:span text:style-name="T3"> 3: cout&lt;&lt;</text:span><text:span text:style-name="T7">"I"</text:span><text:span text:style-name="T3">;</text:span></text:p>
      <text:p text:style-name="P51"><text:span text:style-name="T3"><text:s text:c="8"/></text:span><text:span text:style-name="T8">case</text:span><text:span text:style-name="T3"> 2: cout&lt;&lt;</text:span><text:span text:style-name="T7">"I"</text:span><text:span text:style-name="T3">;</text:span></text:p>
      <text:p text:style-name="P51"><text:span text:style-name="T3"><text:s text:c="8"/></text:span><text:span text:style-name="T8">case</text:span><text:span text:style-name="T3"> 1: cout&lt;&lt;</text:span><text:span text:style-name="T7">"I"</text:span><text:span text:style-name="T3">;</text:span></text:p>
      <text:p text:style-name="P51"><text:span text:style-name="T3"><text:s text:c="8"/></text:span><text:span text:style-name="T8">default</text:span><text:span text:style-name="T3">:;</text:span></text:p>
      <text:p text:style-name="P21"><text:s text:c="4"/>}</text:p>
      <text:p text:style-name="P21"><text:s text:c="4"/>cout&lt;&lt;endl;</text:p>
      <text:p text:style-name="P21"><text:s text:c="4"/></text:p>
      <text:p text:style-name="P51"><text:span text:style-name="T3"><text:s text:c="4"/></text:span><text:span text:style-name="T1">//Exit Stage Right</text:span></text:p>
      <text:p text:style-name="P51"><text:soft-page-break/><text:span text:style-name="T3"><text:s text:c="4"/></text:span><text:span text:style-name="T8">return</text:span><text:span text:style-name="T3"> 0;</text:span></text:p>
      <text:p text:style-name="P26">}</text:p>
      <text:p text:style-name="P5"/>
      <text:p text:style-name="P5">/* </text:p>
      <text:p text:style-name="P1"><text:s/>* File: <text:s text:c="2"/>main.cpp</text:p>
      <text:p text:style-name="P1"><text:s/>* Created on October 1, 2013, 10:29 AM</text:p>
      <text:p text:style-name="P1"><text:s/>*/</text:p>
      <text:p text:style-name="P21"/>
      <text:p text:style-name="P1">//Library</text:p>
      <text:p text:style-name="P51"><text:span text:style-name="T2">#include</text:span><text:span text:style-name="T3"> </text:span><text:span text:style-name="T7">&lt;iostream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No Global Constants</text:p>
      <text:p text:style-name="P21"/>
      <text:p text:style-name="P1">//No Function Prototypes</text:p>
      <text:p text:style-name="P21"/>
      <text:p text:style-name="P1">//Executions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Declare Variables</text:span></text:p>
      <text:p text:style-name="P51"><text:span text:style-name="T3"><text:s text:c="4"/></text:span><text:span text:style-name="T8">unsigned</text:span><text:span text:style-name="T3"> </text:span><text:span text:style-name="T8">short</text:span><text:span text:style-name="T3"> side,maxSide=79;</text:span></text:p>
      <text:p text:style-name="P21"><text:s text:c="4"/></text:p>
      <text:p text:style-name="P51"><text:span text:style-name="T3"><text:s text:c="4"/></text:span><text:span text:style-name="T1">//Prompt for the input</text:span></text:p>
      <text:p text:style-name="P51"><text:span text:style-name="T3"><text:s text:c="4"/></text:span><text:span text:style-name="T8">do</text:span><text:span text:style-name="T3">{</text:span></text:p>
      <text:p text:style-name="P51"><text:span text:style-name="T3"><text:s text:c="8"/>cout&lt;&lt;</text:span><text:span text:style-name="T7">"How large to make triangle?"</text:span><text:span text:style-name="T3">&lt;&lt;endl;</text:span></text:p>
      <text:p text:style-name="P51"><text:span text:style-name="T3"><text:s text:c="8"/>cout&lt;&lt;</text:span><text:span text:style-name="T7">"Range 0-79"</text:span><text:span text:style-name="T3">&lt;&lt;endl;</text:span></text:p>
      <text:p text:style-name="P21"><text:s text:c="8"/>cin&gt;&gt;side;</text:p>
      <text:p text:style-name="P51"><text:span text:style-name="T3"><text:s text:c="4"/>}</text:span><text:span text:style-name="T8">while</text:span><text:span text:style-name="T3">(side&gt;maxSide);</text:span></text:p>
      <text:p text:style-name="P21"><text:s text:c="4"/></text:p>
      <text:p text:style-name="P51"><text:span text:style-name="T3"><text:s text:c="4"/></text:span><text:span text:style-name="T1">//Print the first line</text:span></text:p>
      <text:p text:style-name="P21"><text:s text:c="4"/>cout&lt;&lt;endl;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row=side;row&gt;=1;row--){</text:span></text:p>
      <text:p text:style-name="P51"><text:span text:style-name="T3"><text:s text:c="8"/></text:span><text:span text:style-name="T8">for</text:span><text:span text:style-name="T3">(</text:span><text:span text:style-name="T8">int</text:span><text:span text:style-name="T3"> col=1;col&lt;=row;col++){</text:span></text:p>
      <text:p text:style-name="P51"><text:span text:style-name="T3"><text:s text:c="12"/>cout&lt;&lt;</text:span><text:span text:style-name="T7">'X'</text:span><text:span text:style-name="T3">;</text:span></text:p>
      <text:p text:style-name="P21"><text:s text:c="8"/>}</text:p>
      <text:p text:style-name="P21"><text:s text:c="8"/>cout&lt;&lt;endl;</text:p>
      <text:p text:style-name="P21"><text:s text:c="4"/>}</text:p>
      <text:p text:style-name="P21"><text:s text:c="4"/>cout&lt;&lt;endl;</text:p>
      <text:p text:style-name="P21"><text:s text:c="4"/></text:p>
      <text:p text:style-name="P51"><text:span text:style-name="T3"><text:s text:c="4"/></text:span><text:span text:style-name="T1">//Exit Stage right</text:span></text:p>
      <text:p text:style-name="P51"><text:span text:style-name="T3"><text:s text:c="4"/></text:span><text:span text:style-name="T8">return</text:span><text:span text:style-name="T3"> 0;</text:span></text:p>
      <text:p text:style-name="P26">}</text:p>
      <text:p text:style-name="P5"/>
      <text:p text:style-name="P5">/* </text:p>
      <text:p text:style-name="P1"><text:s/>* File: <text:s text:c="2"/>main.cpp</text:p>
      <text:p text:style-name="P1"><text:s/>* Author: Abdul Hakim Abbas</text:p>
      <text:p text:style-name="P1"><text:s/>* Purpose: Circular Prime Question number 35 on projecteuler.net</text:p>
      <text:p text:style-name="P1"><text:s/>*/</text:p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7">&lt;iostream&gt;</text:span></text:p>
      <text:p text:style-name="P51"><text:span text:style-name="T2">#include</text:span><text:span text:style-name="T7">&lt;vector&gt;</text:span></text:p>
      <text:p text:style-name="P51"><text:span text:style-name="T2">#include</text:span><text:span text:style-name="T7">&lt;bitset&gt;</text:span></text:p>
      <text:p text:style-name="P51"><text:span text:style-name="T2">#include</text:span><text:span text:style-name="T7">&lt;sstream&gt;</text:span></text:p>
      <text:p text:style-name="P51"><text:span text:style-name="T2">#include</text:span><text:span text:style-name="T7">&lt;algorithm&gt;</text:span></text:p>
      <text:p text:style-name="P51"><text:span text:style-name="T2">#include</text:span><text:span text:style-name="T7">&lt;cmath&gt;</text:span></text:p>
      <text:p text:style-name="P1">//user libraries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Global constants</text:p>
      <text:p text:style-name="P51"><text:span text:style-name="T8">const</text:span><text:span text:style-name="T3"> </text:span><text:span text:style-name="T8">int</text:span><text:span text:style-name="T3"> MAX = 1000000;</text:span></text:p>
      <text:p text:style-name="P1"><text:soft-page-break/>//Functions</text:p>
      <text:p text:style-name="P51"><text:span text:style-name="T8">void</text:span><text:span text:style-name="T3"> output(bitset&lt;MAX&gt; primes) {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 = 0; i &lt; MAX; i++) {</text:span></text:p>
      <text:p text:style-name="P51"><text:span text:style-name="T3"><text:s text:c="8"/></text:span><text:span text:style-name="T8">if</text:span><text:span text:style-name="T3">(primes[i] == 1) {</text:span></text:p>
      <text:p text:style-name="P51"><text:span text:style-name="T3"><text:s text:c="11"/>cout &lt;&lt; i &lt;&lt; </text:span><text:span text:style-name="T7">" "</text:span><text:span text:style-name="T3">; </text:span></text:p>
      <text:p text:style-name="P21"><text:s text:c="8"/>}</text:p>
      <text:p text:style-name="P21"><text:s text:c="4"/>}</text:p>
      <text:p text:style-name="P21">}</text:p>
      <text:p text:style-name="P51"><text:span text:style-name="T8">int</text:span><text:span text:style-name="T3"> get_nth_prime(</text:span><text:span text:style-name="T8">int</text:span><text:span text:style-name="T3"> n, bitset&lt;MAX&gt; primes) {</text:span></text:p>
      <text:p text:style-name="P51"><text:span text:style-name="T3"><text:s text:c="4"/></text:span><text:span text:style-name="T8">int</text:span><text:span text:style-name="T3"> count = 0;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 = 2; i &lt; MAX; i++) {</text:span></text:p>
      <text:p text:style-name="P51"><text:span text:style-name="T3"><text:s text:c="8"/></text:span><text:span text:style-name="T8">if</text:span><text:span text:style-name="T3">(primes[i]) {</text:span></text:p>
      <text:p text:style-name="P21"><text:s text:c="12"/>count++;</text:p>
      <text:p text:style-name="P51"><text:span text:style-name="T3"><text:s text:c="8"/>} </text:span><text:span text:style-name="T8">if</text:span><text:span text:style-name="T3">(count == n) {</text:span></text:p>
      <text:p text:style-name="P51"><text:span text:style-name="T3"><text:s text:c="12"/></text:span><text:span text:style-name="T8">return</text:span><text:span text:style-name="T3"> i;</text:span></text:p>
      <text:p text:style-name="P21"><text:s text:c="8"/>}</text:p>
      <text:p text:style-name="P21"><text:s text:c="4"/>}</text:p>
      <text:p text:style-name="P51"><text:span text:style-name="T8">return</text:span><text:span text:style-name="T3"> 0;</text:span></text:p>
      <text:p text:style-name="P51"><text:span text:style-name="T3">}</text:span><text:span text:style-name="T8">int</text:span><text:span text:style-name="T3"> rotate_int(</text:span><text:span text:style-name="T8">int</text:span><text:span text:style-name="T3"> x, </text:span><text:span text:style-name="T8">int</text:span><text:span text:style-name="T3"> rotations) {</text:span></text:p>
      <text:p text:style-name="P21"/>
      <text:p text:style-name="P51"><text:span text:style-name="T3"><text:tab/> <text:s text:c="3"/>vector&lt;</text:span><text:span text:style-name="T8">int</text:span><text:span text:style-name="T3">&gt; vec;</text:span></text:p>
      <text:p text:style-name="P21"/>
      <text:p text:style-name="P21"><text:tab/> <text:s text:c="3"/>ostringstream ostr;</text:p>
      <text:p text:style-name="P21"/>
      <text:p text:style-name="P21"><text:tab/> <text:s text:c="3"/>ostr &lt;&lt; x;</text:p>
      <text:p text:style-name="P21"/>
      <text:p text:style-name="P21"><text:tab/> <text:s text:c="3"/>string str = ostr.str();</text:p>
      <text:p text:style-name="P21"/>
      <text:p text:style-name="P51"><text:span text:style-name="T3"><text:tab/> <text:s text:c="3"/></text:span><text:span text:style-name="T8">for</text:span><text:span text:style-name="T3">(</text:span><text:span text:style-name="T8">unsigned</text:span><text:span text:style-name="T3"> </text:span><text:span text:style-name="T8">int</text:span><text:span text:style-name="T3"> i = 0; i &lt; str.length(); i++) {</text:span></text:p>
      <text:p text:style-name="P21"><text:tab/> <text:s text:c="7"/>vec.push_back(str[i]-48);</text:p>
      <text:p text:style-name="P21"/>
      <text:p text:style-name="P21"><text:tab/> <text:s text:c="3"/>}</text:p>
      <text:p text:style-name="P21"/>
      <text:p text:style-name="P21"><text:tab/> <text:s text:c="3"/>rotate(vec.begin(), vec.begin()+rotations, vec.end());</text:p>
      <text:p text:style-name="P21"/>
      <text:p text:style-name="P51"><text:span text:style-name="T3"><text:tab/> <text:s text:c="3"/></text:span><text:span text:style-name="T8">int</text:span><text:span text:style-name="T3"> mul = 1;</text:span></text:p>
      <text:p text:style-name="P21"/>
      <text:p text:style-name="P51"><text:span text:style-name="T3"><text:tab/> <text:s text:c="3"/></text:span><text:span text:style-name="T8">for</text:span><text:span text:style-name="T3">(</text:span><text:span text:style-name="T8">unsigned</text:span><text:span text:style-name="T3"> </text:span><text:span text:style-name="T8">int</text:span><text:span text:style-name="T3"> i = 1; i &lt; vec.size(); i++) {</text:span></text:p>
      <text:p text:style-name="P21"/>
      <text:p text:style-name="P21"><text:tab/> <text:s text:c="7"/>mul *= 10;</text:p>
      <text:p text:style-name="P21"/>
      <text:p text:style-name="P21"><text:tab/> <text:s text:c="3"/>}</text:p>
      <text:p text:style-name="P21"/>
      <text:p text:style-name="P21"><text:tab/> <text:s text:c="3"/>x = 0;</text:p>
      <text:p text:style-name="P21"/>
      <text:p text:style-name="P51"><text:span text:style-name="T3"><text:tab/> <text:s text:c="3"/></text:span><text:span text:style-name="T8">for</text:span><text:span text:style-name="T3">(</text:span><text:span text:style-name="T8">unsigned</text:span><text:span text:style-name="T3"> </text:span><text:span text:style-name="T8">int</text:span><text:span text:style-name="T3"> i = 0; i &lt; vec.size(); i++) {</text:span></text:p>
      <text:p text:style-name="P21"/>
      <text:p text:style-name="P21"><text:tab/> <text:s text:c="7"/>x += vec[i] * mul;</text:p>
      <text:p text:style-name="P21"/>
      <text:p text:style-name="P21"><text:tab/> <text:s text:c="7"/>mul /= 10;</text:p>
      <text:p text:style-name="P21"/>
      <text:p text:style-name="P21"><text:tab/> <text:s text:c="3"/>}</text:p>
      <text:p text:style-name="P21"/>
      <text:p text:style-name="P51"><text:span text:style-name="T3"><text:tab/> <text:s text:c="3"/></text:span><text:span text:style-name="T8">return</text:span><text:span text:style-name="T3"> x;</text:span></text:p>
      <text:p text:style-name="P21"/>
      <text:p text:style-name="P21"><text:tab/>}</text:p>
      <text:p text:style-name="P21"/>
      <text:p text:style-name="P51"><text:span text:style-name="T3"><text:tab/></text:span><text:span text:style-name="T1">//Execution begins here! </text:span></text:p>
      <text:p text:style-name="P21"/>
      <text:p text:style-name="P51"><text:soft-page-break/><text:span text:style-name="T3"><text:tab/></text:span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21"/>
      <text:p text:style-name="P21"><text:tab/> <text:s text:c="3"/>bitset &lt;MAX&gt; primes;</text:p>
      <text:p text:style-name="P21"/>
      <text:p text:style-name="P51"><text:span text:style-name="T3"><text:tab/> <text:s text:c="3"/></text:span><text:span text:style-name="T8">for</text:span><text:span text:style-name="T3">(</text:span><text:span text:style-name="T8">int</text:span><text:span text:style-name="T3"> i = 2; i &lt; MAX; i++) {</text:span></text:p>
      <text:p text:style-name="P21"/>
      <text:p text:style-name="P21"><text:tab/> <text:s text:c="7"/>primes[i] = 1;</text:p>
      <text:p text:style-name="P21"/>
      <text:p text:style-name="P21"><text:tab/> <text:s text:c="3"/>}</text:p>
      <text:p text:style-name="P21"/>
      <text:p text:style-name="P51"><text:span text:style-name="T3"><text:tab/> <text:s text:c="3"/></text:span><text:span text:style-name="T1">// quick sieve of eratosthenes -- start it off</text:span></text:p>
      <text:p text:style-name="P21"/>
      <text:p text:style-name="P51"><text:span text:style-name="T3"><text:tab/> <text:s text:c="3"/></text:span><text:span text:style-name="T8">int</text:span><text:span text:style-name="T3"> sieve[] = {2,3,5,7}; </text:span><text:span text:style-name="T1">// give it a few primes to start with</text:span></text:p>
      <text:p text:style-name="P21"/>
      <text:p text:style-name="P51"><text:span text:style-name="T3"><text:tab/> <text:s text:c="3"/></text:span><text:span text:style-name="T8">for</text:span><text:span text:style-name="T3">(</text:span><text:span text:style-name="T8">int</text:span><text:span text:style-name="T3"> mul = 0; mul &lt; 4; mul++) {</text:span></text:p>
      <text:p text:style-name="P21"/>
      <text:p text:style-name="P51"><text:span text:style-name="T3"><text:tab/> <text:s text:c="7"/></text:span><text:span text:style-name="T8">for</text:span><text:span text:style-name="T3">(</text:span><text:span text:style-name="T8">int</text:span><text:span text:style-name="T3"> i = 1; i &lt; MAX; i++) {</text:span></text:p>
      <text:p text:style-name="P21"/>
      <text:p text:style-name="P51"><text:span text:style-name="T3"><text:tab/> <text:s text:c="11"/></text:span><text:span text:style-name="T8">if</text:span><text:span text:style-name="T3">(i % sieve[mul] == 0 &amp;&amp; i != sieve[mul]) {</text:span></text:p>
      <text:p text:style-name="P21"/>
      <text:p text:style-name="P21"><text:tab/> <text:s text:c="15"/>primes[i] = 0;</text:p>
      <text:p text:style-name="P21"/>
      <text:p text:style-name="P21"><text:tab/> <text:s text:c="11"/>}</text:p>
      <text:p text:style-name="P21"/>
      <text:p text:style-name="P21"><text:tab/> <text:s text:c="7"/>}</text:p>
      <text:p text:style-name="P21"/>
      <text:p text:style-name="P21"><text:tab/> <text:s text:c="3"/>}</text:p>
      <text:p text:style-name="P21"/>
      <text:p text:style-name="P21"><text:tab/> </text:p>
      <text:p text:style-name="P21"/>
      <text:p text:style-name="P51"><text:span text:style-name="T3"><text:tab/> <text:s text:c="3"/></text:span><text:span text:style-name="T1">// by now, we have a list of primes with some larger numbers still left</text:span></text:p>
      <text:p text:style-name="P21"/>
      <text:p text:style-name="P51"><text:span text:style-name="T3"><text:tab/> <text:s text:c="3"/></text:span><text:span text:style-name="T1">// in order to remove those, we now need to run through primes and</text:span></text:p>
      <text:p text:style-name="P21"/>
      <text:p text:style-name="P51"><text:span text:style-name="T3"><text:tab/> <text:s text:c="3"/></text:span><text:span text:style-name="T1">// make sure to remove multiples of primes up to sqrt(MAX)</text:span></text:p>
      <text:p text:style-name="P21"/>
      <text:p text:style-name="P51"><text:span text:style-name="T3"><text:tab/> <text:s text:c="3"/></text:span><text:span text:style-name="T8">for</text:span><text:span text:style-name="T3">(</text:span><text:span text:style-name="T8">int</text:span><text:span text:style-name="T3"> i = 2; i &lt; sqrt(MAX); i++) {</text:span></text:p>
      <text:p text:style-name="P21"/>
      <text:p text:style-name="P51"><text:span text:style-name="T3"><text:tab/> <text:s text:c="7"/></text:span><text:span text:style-name="T8">if</text:span><text:span text:style-name="T3">(primes[i]) {</text:span></text:p>
      <text:p text:style-name="P21"/>
      <text:p text:style-name="P51"><text:span text:style-name="T3"><text:tab/> <text:s text:c="11"/></text:span><text:span text:style-name="T8">for</text:span><text:span text:style-name="T3">(</text:span><text:span text:style-name="T8">int</text:span><text:span text:style-name="T3"> j = i+1; j &lt; MAX; j++) {</text:span></text:p>
      <text:p text:style-name="P21"/>
      <text:p text:style-name="P51"><text:span text:style-name="T3"><text:tab/> <text:s text:c="15"/></text:span><text:span text:style-name="T8">if</text:span><text:span text:style-name="T3">(j % i == 0) {</text:span></text:p>
      <text:p text:style-name="P21"/>
      <text:p text:style-name="P21"><text:tab/> <text:s text:c="19"/>primes[j] = 0;</text:p>
      <text:p text:style-name="P21"/>
      <text:p text:style-name="P21"><text:tab/> <text:s text:c="15"/>}</text:p>
      <text:p text:style-name="P21"/>
      <text:p text:style-name="P21"><text:tab/> <text:s text:c="11"/>}</text:p>
      <text:p text:style-name="P21"/>
      <text:p text:style-name="P21"><text:tab/> <text:s text:c="7"/>}</text:p>
      <text:p text:style-name="P21"/>
      <text:p text:style-name="P21"><text:tab/> <text:s text:c="3"/>}</text:p>
      <text:p text:style-name="P21"/>
      <text:p text:style-name="P21"><text:tab/> <text:s text:c="3"/>ostringstream ostr;</text:p>
      <text:p text:style-name="P21"/>
      <text:p text:style-name="P51"><text:span text:style-name="T3"><text:tab/> <text:s text:c="3"/></text:span><text:span text:style-name="T8">int</text:span><text:span text:style-name="T3"> len;</text:span></text:p>
      <text:p text:style-name="P21"/>
      <text:p text:style-name="P51"><text:span text:style-name="T3"><text:tab/> <text:s text:c="3"/></text:span><text:span text:style-name="T8">bool</text:span><text:span text:style-name="T3"> t = 0;</text:span></text:p>
      <text:p text:style-name="P21"><text:soft-page-break/></text:p>
      <text:p text:style-name="P51"><text:span text:style-name="T3"><text:tab/> <text:s text:c="3"/></text:span><text:span text:style-name="T8">int</text:span><text:span text:style-name="T3"> count = 0;</text:span></text:p>
      <text:p text:style-name="P21"/>
      <text:p text:style-name="P51"><text:span text:style-name="T3"><text:tab/> <text:s text:c="3"/></text:span><text:span text:style-name="T8">int</text:span><text:span text:style-name="T3"> x;</text:span></text:p>
      <text:p text:style-name="P21"/>
      <text:p text:style-name="P51"><text:span text:style-name="T3"><text:tab/> <text:s text:c="3"/></text:span><text:span text:style-name="T8">for</text:span><text:span text:style-name="T3">(</text:span><text:span text:style-name="T8">int</text:span><text:span text:style-name="T3"> i = 1; i &lt; MAX; i++) {</text:span></text:p>
      <text:p text:style-name="P21"/>
      <text:p text:style-name="P51"><text:span text:style-name="T3"><text:tab/> <text:s text:c="7"/></text:span><text:span text:style-name="T8">if</text:span><text:span text:style-name="T3">(primes[i]) {</text:span></text:p>
      <text:p text:style-name="P21"/>
      <text:p text:style-name="P51"><text:span text:style-name="T3"><text:tab/> <text:s text:c="11"/>ostr.str(</text:span><text:span text:style-name="T7">""</text:span><text:span text:style-name="T3">);</text:span></text:p>
      <text:p text:style-name="P21"/>
      <text:p text:style-name="P21"><text:tab/> <text:s text:c="11"/>ostr &lt;&lt; i;</text:p>
      <text:p text:style-name="P21"/>
      <text:p text:style-name="P21"><text:tab/> <text:s text:c="11"/>len = ostr.str().length();</text:p>
      <text:p text:style-name="P21"/>
      <text:p text:style-name="P51"><text:span text:style-name="T3"><text:tab/> <text:s text:c="11"/></text:span><text:span text:style-name="T8">for</text:span><text:span text:style-name="T3">(</text:span><text:span text:style-name="T8">int</text:span><text:span text:style-name="T3"> j = 0; j &lt; len; j++) {</text:span></text:p>
      <text:p text:style-name="P21"/>
      <text:p text:style-name="P21"><text:tab/> <text:s text:c="15"/>x = rotate_int(i, j);</text:p>
      <text:p text:style-name="P21"/>
      <text:p text:style-name="P21"><text:tab/> <text:s text:c="15"/>t = primes[x];</text:p>
      <text:p text:style-name="P21"/>
      <text:p text:style-name="P51"><text:span text:style-name="T3"><text:tab/> <text:s text:c="15"/></text:span><text:span text:style-name="T8">if</text:span><text:span text:style-name="T3">(!t) </text:span><text:span text:style-name="T8">break</text:span><text:span text:style-name="T3">;</text:span></text:p>
      <text:p text:style-name="P21"/>
      <text:p text:style-name="P21"><text:tab/> <text:s text:c="11"/>}</text:p>
      <text:p text:style-name="P21"/>
      <text:p text:style-name="P51"><text:span text:style-name="T3"><text:tab/> <text:s text:c="11"/></text:span><text:span text:style-name="T8">if</text:span><text:span text:style-name="T3">(t) {</text:span></text:p>
      <text:p text:style-name="P21"/>
      <text:p text:style-name="P21"><text:tab/> <text:s text:c="15"/>count++;</text:p>
      <text:p text:style-name="P21"/>
      <text:p text:style-name="P21"><text:tab/> <text:s text:c="11"/>}</text:p>
      <text:p text:style-name="P21"/>
      <text:p text:style-name="P21"><text:tab/> <text:s text:c="7"/>}</text:p>
      <text:p text:style-name="P21"/>
      <text:p text:style-name="P21"><text:tab/> <text:s text:c="3"/>}cout &lt;&lt; count;</text:p>
      <text:p text:style-name="P21"/>
      <text:p text:style-name="P21"><text:tab/> </text:p>
      <text:p text:style-name="P21"/>
      <text:p text:style-name="P51"><text:span text:style-name="T3"><text:tab/> <text:s text:c="3"/></text:span><text:span text:style-name="T8">return</text:span><text:span text:style-name="T3"> 0;</text:span></text:p>
      <text:p text:style-name="P21"/>
      <text:p text:style-name="P26"><text:tab/>}</text:p>
      <text:p text:style-name="P5"/>
      <text:p text:style-name="P5">/* </text:p>
      <text:p text:style-name="P1"><text:s/>* File: <text:s text:c="2"/>main.cpp</text:p>
      <text:p text:style-name="P1"><text:s/>* Author: Abdul-Hakim </text:p>
      <text:p text:style-name="P1"><text:s/>* Created on October 31, 2015, 3:56 PM </text:p>
      <text:p text:style-name="P1"><text:s/>* Purpose: 2013 ACM Questions </text:p>
      <text:p text:style-name="P1"><text:s/>* 6 light bulbs Question </text:p>
      <text:p text:style-name="P1"><text:s/>*/</text:p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7">&lt;iostream&gt;</text:span></text:p>
      <text:p text:style-name="P51"><text:span text:style-name="T2">#include</text:span><text:span text:style-name="T7">&lt;cmath&gt;</text:span></text:p>
      <text:p text:style-name="P1">//User Libraries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Global constants</text:p>
      <text:p text:style-name="P1">//Function Prototypes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8">long</text:span><text:span text:style-name="T3"> index;</text:span></text:p>
      <text:p text:style-name="P51"><text:soft-page-break/><text:span text:style-name="T3"><text:s text:c="4"/></text:span><text:span text:style-name="T8">long</text:span><text:span text:style-name="T3"> n;</text:span></text:p>
      <text:p text:style-name="P21"><text:s text:c="4"/>cin&gt;&gt;n;</text:p>
      <text:p text:style-name="P51"><text:span text:style-name="T3"><text:s text:c="4"/></text:span><text:span text:style-name="T8">long</text:span><text:span text:style-name="T3"> t;</text:span></text:p>
      <text:p text:style-name="P21"><text:s text:c="4"/>cin&gt;&gt;t;</text:p>
      <text:p text:style-name="P21"><text:s text:c="4"/>cin&gt;&gt;index;</text:p>
      <text:p text:style-name="P51"><text:span text:style-name="T3"><text:s text:c="4"/></text:span><text:span text:style-name="T8">int</text:span><text:span text:style-name="T3"> count = 0;</text:span></text:p>
      <text:p text:style-name="P51"><text:span text:style-name="T3"><text:s text:c="4"/></text:span><text:span text:style-name="T8">if</text:span><text:span text:style-name="T3"> (t &gt;= (n + 1))</text:span></text:p>
      <text:p text:style-name="P21"><text:s text:c="8"/>t = t % (n + 1);</text:p>
      <text:p text:style-name="P51"><text:span text:style-name="T3"><text:s text:c="4"/></text:span><text:span text:style-name="T8">for</text:span><text:span text:style-name="T3"> ( </text:span><text:span text:style-name="T8">long</text:span><text:span text:style-name="T3"> i = 1; i &lt;= sqrt(index); i++) {</text:span></text:p>
      <text:p text:style-name="P51"><text:span text:style-name="T3"><text:s text:c="8"/></text:span><text:span text:style-name="T8">if</text:span><text:span text:style-name="T3"> (index % i == 0 &amp;&amp; i &lt;= t) {</text:span></text:p>
      <text:p text:style-name="P21"><text:s text:c="12"/>count++;</text:p>
      <text:p text:style-name="P51"><text:span text:style-name="T3"><text:s text:c="7"/></text:span><text:span text:style-name="T1">//cout &lt;&lt; "i is "&lt;&lt;i&lt;&lt;"\t~~ count " &lt;&lt; count &lt;&lt; endl;</text:span></text:p>
      <text:p text:style-name="P51"><text:span text:style-name="T3"><text:s text:c="6"/></text:span><text:span text:style-name="T1">//cout&lt;&lt;"t is "&lt;&lt;t&lt;&lt; " <text:s/>and (index/i) is "&lt;&lt;index/i&lt;&lt;endl;</text:span></text:p>
      <text:p text:style-name="P51"><text:span text:style-name="T3"><text:s text:c="12"/></text:span><text:span text:style-name="T8">if</text:span><text:span text:style-name="T3">(index/i&lt;=t)</text:span></text:p>
      <text:p text:style-name="P21"><text:s text:c="16"/>count++;</text:p>
      <text:p text:style-name="P21"><text:s text:c="8"/>} <text:s text:c="6"/></text:p>
      <text:p text:style-name="P21"><text:s text:c="4"/>}</text:p>
      <text:p text:style-name="P51"><text:span text:style-name="T3"><text:s text:c="4"/></text:span><text:span text:style-name="T8">if</text:span><text:span text:style-name="T3"> (sqrt(index) == (</text:span><text:span text:style-name="T8">int</text:span><text:span text:style-name="T3">) sqrt(index)) {</text:span></text:p>
      <text:p text:style-name="P21"><text:s text:c="8"/>count--;</text:p>
      <text:p text:style-name="P51"><text:span text:style-name="T3"><text:s text:c="6"/></text:span><text:span text:style-name="T1">//cout &lt;&lt; "3 count " &lt;&lt; count &lt;&lt; endl;</text:span></text:p>
      <text:p text:style-name="P21"><text:s text:c="4"/>}</text:p>
      <text:p text:style-name="P51"><text:span text:style-name="T3"><text:s text:c="4"/></text:span><text:span text:style-name="T8">if</text:span><text:span text:style-name="T3"> (count % 2 == 0)</text:span></text:p>
      <text:p text:style-name="P51"><text:span text:style-name="T3"><text:s text:c="8"/>cout &lt;&lt; </text:span><text:span text:style-name="T7">"off"</text:span><text:span text:style-name="T3">;</text:span></text:p>
      <text:p text:style-name="P51"><text:span text:style-name="T3"><text:s text:c="4"/></text:span><text:span text:style-name="T8">else</text:span></text:p>
      <text:p text:style-name="P51"><text:span text:style-name="T3"><text:s text:c="8"/>cout &lt;&lt; </text:span><text:span text:style-name="T7">"on"</text:span><text:span text:style-name="T3">;</text:span></text:p>
      <text:p text:style-name="P51"><text:span text:style-name="T3"><text:s text:c="4"/></text:span><text:span text:style-name="T8">return</text:span><text:span text:style-name="T3"> 0;</text:span></text:p>
      <text:p text:style-name="P26">}</text:p>
      <text:p text:style-name="P5"/>
      <text:p text:style-name="P5">/* </text:p>
      <text:p text:style-name="P1"><text:s/>* File: <text:s text:c="2"/>main.cpp</text:p>
      <text:p text:style-name="P1"><text:s/>* Author: Abdul-Hakim</text:p>
      <text:p text:style-name="P1"><text:s/>* Purpose: Project Euler Problem 1</text:p>
      <text:p text:style-name="P1"><text:s/>* Created on November 8, 2015, 10:13 PM</text:p>
      <text:p text:style-name="P1"><text:s/>*/</text:p>
      <text:p text:style-name="P1">//System &amp; User</text:p>
      <text:p text:style-name="P1">//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 Execution begins here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 <text:s text:c="3"/></text:span></text:p>
      <text:p text:style-name="P21"><text:s text:c="4"/></text:p>
      <text:p text:style-name="P51"><text:span text:style-name="T3"><text:s text:c="4"/></text:span><text:span text:style-name="T1">// Integer variable to hold the sum</text:span></text:p>
      <text:p text:style-name="P51"><text:span text:style-name="T3"><text:s text:c="4"/></text:span><text:span text:style-name="T8">int</text:span><text:span text:style-name="T3"> sum = 0;</text:span></text:p>
      <text:p text:style-name="P21"><text:s text:c="4"/></text:p>
      <text:p text:style-name="P51"><text:span text:style-name="T3"><text:s text:c="4"/></text:span><text:span text:style-name="T1">// Calculate the sum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3;i&lt;1000;i+=3){ <text:s/></text:span><text:span text:style-name="T1">// Add multiples of 3 to the sum</text:span></text:p>
      <text:p text:style-name="P21"><text:s text:c="8"/>sum += i;</text:p>
      <text:p text:style-name="P21"><text:s text:c="4"/>}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5;i&lt;1000;i+=5){ <text:s/></text:span><text:span text:style-name="T1">// Add multiples of 5 to the sum</text:span></text:p>
      <text:p text:style-name="P21"><text:s text:c="8"/>sum += i;</text:p>
      <text:p text:style-name="P21"><text:s text:c="4"/>}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15;i&lt;1000;i+=15){ </text:span><text:span text:style-name="T1">// Subtract the numbers included twice, the </text:span></text:p>
      <text:p text:style-name="P51"><text:span text:style-name="T3"><text:s text:c="8"/>sum -= i; <text:s text:c="14"/></text:span><text:span text:style-name="T1">// multiples of both 3 and 5 (aka multiples of 15)</text:span></text:p>
      <text:p text:style-name="P21"><text:s text:c="4"/>}</text:p>
      <text:p text:style-name="P21"><text:s text:c="4"/></text:p>
      <text:p text:style-name="P51"><text:span text:style-name="T3"><text:s text:c="4"/></text:span><text:span text:style-name="T1">// Output the result</text:span></text:p>
      <text:p text:style-name="P21"><text:s text:c="4"/>cout&lt;&lt;sum&lt;&lt;endl;</text:p>
      <text:p text:style-name="P21"><text:soft-page-break/><text:s text:c="4"/></text:p>
      <text:p text:style-name="P51"><text:span text:style-name="T3"><text:s text:c="4"/></text:span><text:span text:style-name="T1">// End of program</text:span></text:p>
      <text:p text:style-name="P51"><text:span text:style-name="T3"><text:s text:c="4"/></text:span><text:span text:style-name="T8">return</text:span><text:span text:style-name="T3"> 0;</text:span></text:p>
      <text:p text:style-name="P21"><text:s text:c="4"/></text:p>
      <text:p text:style-name="P26">}</text:p>
      <text:p text:style-name="P5"/>
      <text:p text:style-name="P5">/* </text:p>
      <text:p text:style-name="P1"><text:s/>* File: <text:s text:c="2"/>main.cpp</text:p>
      <text:p text:style-name="P1"><text:s/>* Author: Abdul-Hakim</text:p>
      <text:p text:style-name="P1"><text:s/>*</text:p>
      <text:p text:style-name="P1"><text:s/>* Created on October 16, 2015, 1:25 PM</text:p>
      <text:p text:style-name="P1"><text:s/>*/</text:p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7">&lt;iostream&gt;</text:span></text:p>
      <text:p text:style-name="P1">//User libraries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Global constants</text:p>
      <text:p text:style-name="P1">//Function prototypes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8">int</text:span><text:span text:style-name="T3"> a = 1927738291;</text:span></text:p>
      <text:p text:style-name="P51"><text:span text:style-name="T3"><text:s text:c="4"/></text:span><text:span text:style-name="T8">int</text:span><text:span text:style-name="T3"> result = a;</text:span></text:p>
      <text:p text:style-name="P51"><text:span text:style-name="T3"><text:s text:c="4"/></text:span><text:span text:style-name="T8">int</text:span><text:span text:style-name="T3"> temp;</text:span></text:p>
      <text:p text:style-name="P51"><text:span text:style-name="T3"><text:s text:c="4"/></text:span><text:span text:style-name="T8">for</text:span><text:span text:style-name="T3"> (</text:span><text:span text:style-name="T8">int</text:span><text:span text:style-name="T3"> i = 2; i &lt; a; i++) {</text:span></text:p>
      <text:p text:style-name="P51"><text:span text:style-name="T3"><text:s text:c="8"/></text:span><text:span text:style-name="T8">if</text:span><text:span text:style-name="T3"> (a % i == 0) {</text:span></text:p>
      <text:p text:style-name="P21"><text:s text:c="12"/>temp = a / i;</text:p>
      <text:p text:style-name="P21"><text:s text:c="12"/>a = temp;</text:p>
      <text:p text:style-name="P21"><text:s text:c="12"/></text:p>
      <text:p text:style-name="P51"><text:span text:style-name="T3"><text:s text:c="12"/></text:span><text:span text:style-name="T8">bool</text:span><text:span text:style-name="T3"> prime = </text:span><text:span text:style-name="T8">true</text:span><text:span text:style-name="T3">;</text:span></text:p>
      <text:p text:style-name="P51"><text:span text:style-name="T3"><text:s text:c="12"/></text:span><text:span text:style-name="T8">for</text:span><text:span text:style-name="T3"> (</text:span><text:span text:style-name="T8">int</text:span><text:span text:style-name="T3"> j = 2; j &lt; a; j++) {</text:span></text:p>
      <text:p text:style-name="P51"><text:span text:style-name="T3"><text:s text:c="16"/></text:span><text:span text:style-name="T8">if</text:span><text:span text:style-name="T3"> ((a % i) == 0) {</text:span></text:p>
      <text:p text:style-name="P51"><text:span text:style-name="T3"><text:s text:c="20"/>prime = </text:span><text:span text:style-name="T8">false</text:span><text:span text:style-name="T3">;</text:span></text:p>
      <text:p text:style-name="P21"><text:s text:c="16"/>}</text:p>
      <text:p text:style-name="P21"><text:s text:c="12"/>}</text:p>
      <text:p text:style-name="P51"><text:span text:style-name="T3"><text:s text:c="12"/></text:span><text:span text:style-name="T8">if</text:span><text:span text:style-name="T3"> (prime) {</text:span></text:p>
      <text:p text:style-name="P51"><text:span text:style-name="T3"><text:s text:c="16"/></text:span><text:span text:style-name="T8">for</text:span><text:span text:style-name="T3"> (</text:span><text:span text:style-name="T8">int</text:span><text:span text:style-name="T3"> k = 1; k &lt; a / 4; k++) {</text:span></text:p>
      <text:p text:style-name="P51"><text:span text:style-name="T3"><text:s text:c="20"/></text:span><text:span text:style-name="T8">if</text:span><text:span text:style-name="T3"> ((a % (4 * k + 1)) == 0) {</text:span></text:p>
      <text:p text:style-name="P51"><text:span text:style-name="T3"><text:s text:c="24"/>cout &lt;&lt; result &lt;&lt; </text:span><text:span text:style-name="T7">" yes"</text:span><text:span text:style-name="T3">;</text:span></text:p>
      <text:p text:style-name="P51"><text:span text:style-name="T3"><text:s text:c="24"/></text:span><text:span text:style-name="T8">return</text:span><text:span text:style-name="T3"> 0;</text:span></text:p>
      <text:p text:style-name="P21"><text:s text:c="20"/>}</text:p>
      <text:p text:style-name="P21"><text:s text:c="16"/>}</text:p>
      <text:p text:style-name="P21"><text:s text:c="12"/>}</text:p>
      <text:p text:style-name="P51"><text:span text:style-name="T3"><text:s text:c="12"/></text:span><text:span text:style-name="T8">continue</text:span><text:span text:style-name="T3">;</text:span></text:p>
      <text:p text:style-name="P21"><text:s text:c="8"/>}</text:p>
      <text:p text:style-name="P21"><text:s text:c="4"/>}</text:p>
      <text:p text:style-name="P51"><text:span text:style-name="T3"><text:s text:c="4"/></text:span><text:span text:style-name="T8">bool</text:span><text:span text:style-name="T3"> prime2=</text:span><text:span text:style-name="T8">true</text:span><text:span text:style-name="T3">;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2;i&lt;result;i++){</text:span></text:p>
      <text:p text:style-name="P51"><text:span text:style-name="T3"><text:s text:c="8"/></text:span><text:span text:style-name="T8">if</text:span><text:span text:style-name="T3">(result%(4*i+1)==0){</text:span></text:p>
      <text:p text:style-name="P51"><text:span text:style-name="T3"><text:s text:c="12"/>prime2=</text:span><text:span text:style-name="T8">false</text:span><text:span text:style-name="T3">;</text:span></text:p>
      <text:p text:style-name="P51"><text:span text:style-name="T3"><text:s text:c="12"/></text:span><text:span text:style-name="T8">break</text:span><text:span text:style-name="T3">;</text:span></text:p>
      <text:p text:style-name="P21"><text:s text:c="8"/>}</text:p>
      <text:p text:style-name="P21"><text:s text:c="4"/>}</text:p>
      <text:p text:style-name="P51"><text:span text:style-name="T3"><text:s text:c="4"/></text:span><text:span text:style-name="T8">if</text:span><text:span text:style-name="T3"> (a == result&amp;&amp;prime2) {</text:span></text:p>
      <text:p text:style-name="P51"><text:span text:style-name="T3"><text:s text:c="8"/>cout &lt;&lt; result &lt;&lt; </text:span><text:span text:style-name="T7">" yes"</text:span><text:span text:style-name="T3">;</text:span></text:p>
      <text:p text:style-name="P51"><text:span text:style-name="T3"><text:s text:c="8"/></text:span><text:span text:style-name="T8">return</text:span><text:span text:style-name="T3"> 0;</text:span></text:p>
      <text:p text:style-name="P21"><text:s text:c="4"/>}</text:p>
      <text:p text:style-name="P51"><text:span text:style-name="T3"><text:s text:c="4"/>cout &lt;&lt; result &lt;&lt; </text:span><text:span text:style-name="T7">" no"</text:span><text:span text:style-name="T3">;</text:span></text:p>
      <text:p text:style-name="P51"><text:span text:style-name="T3"><text:s text:c="4"/></text:span><text:span text:style-name="T8">return</text:span><text:span text:style-name="T3"> 0;</text:span></text:p>
      <text:p text:style-name="P26"><text:soft-page-break/>}</text:p>
      <text:p text:style-name="P5"/>
      <text:p text:style-name="P6"/>
      <text:p text:style-name="P6"/>
      <text:p text:style-name="P6">/* </text:p>
      <text:p text:style-name="P1"><text:s/>* File: <text:s text:c="2"/>main.cpp</text:p>
      <text:p text:style-name="P1"><text:s/>* Author: Abdul-Hakim</text:p>
      <text:p text:style-name="P1"><text:s/>* Purpose: Project Euler Problem 2 Even Fibonacci Numbers</text:p>
      <text:p text:style-name="P1"><text:s/>* Created on November 8, 2015, 10:04 PM</text:p>
      <text:p text:style-name="P1"><text:s/>*/</text:p>
      <text:p text:style-name="P1">//System &amp; User</text:p>
      <text:p text:style-name="P1">//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 Execution begins here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 <text:s text:c="3"/></text:span></text:p>
      <text:p text:style-name="P21"><text:s text:c="4"/></text:p>
      <text:p text:style-name="P51"><text:span text:style-name="T3"><text:s text:c="4"/></text:span><text:span text:style-name="T1">// Declare variables</text:span></text:p>
      <text:p text:style-name="P51"><text:span text:style-name="T3"><text:s text:c="4"/></text:span><text:span text:style-name="T8">int</text:span><text:span text:style-name="T3"> sum = 0, <text:s text:c="2"/></text:span><text:span text:style-name="T1">// Integer variable to hold the sum</text:span></text:p>
      <text:p text:style-name="P51"><text:span text:style-name="T3"><text:s text:c="8"/>fib_0 = 0, </text:span><text:span text:style-name="T1">// Base case 0</text:span></text:p>
      <text:p text:style-name="P51"><text:span text:style-name="T3"><text:s text:c="8"/>fib_1 = 1, </text:span><text:span text:style-name="T1">// Base case 1</text:span></text:p>
      <text:p text:style-name="P51"><text:span text:style-name="T3"><text:s text:c="8"/>fib_n = 0; </text:span><text:span text:style-name="T1">// Nth fibonacci number</text:span></text:p>
      <text:p text:style-name="P21"><text:s text:c="4"/></text:p>
      <text:p text:style-name="P51"><text:span text:style-name="T3"><text:s text:c="4"/></text:span><text:span text:style-name="T1">// Calculate the sum</text:span></text:p>
      <text:p text:style-name="P51"><text:span text:style-name="T3"><text:s text:c="4"/></text:span><text:span text:style-name="T8">while</text:span><text:span text:style-name="T3">(fib_n&lt;4000000){</text:span></text:p>
      <text:p text:style-name="P21"><text:s text:c="8"/>fib_0 = fib_1;</text:p>
      <text:p text:style-name="P21"><text:s text:c="8"/>fib_1 = fib_n;</text:p>
      <text:p text:style-name="P21"><text:s text:c="8"/>fib_n = fib_0 + fib_1;</text:p>
      <text:p text:style-name="P21"><text:s text:c="8"/></text:p>
      <text:p text:style-name="P51"><text:span text:style-name="T3"><text:s text:c="8"/></text:span><text:span text:style-name="T8">if</text:span><text:span text:style-name="T3">(fib_n%2==0){</text:span></text:p>
      <text:p text:style-name="P21"><text:s text:c="12"/>sum += fib_n;</text:p>
      <text:p text:style-name="P21"><text:s text:c="8"/>}</text:p>
      <text:p text:style-name="P21"><text:s text:c="4"/>}</text:p>
      <text:p text:style-name="P21"><text:s text:c="4"/></text:p>
      <text:p text:style-name="P51"><text:span text:style-name="T3"><text:s text:c="4"/></text:span><text:span text:style-name="T1">// Output the result</text:span></text:p>
      <text:p text:style-name="P21"><text:s text:c="4"/>cout&lt;&lt;sum&lt;&lt;endl;</text:p>
      <text:p text:style-name="P21"><text:s text:c="4"/></text:p>
      <text:p text:style-name="P51"><text:span text:style-name="T3"><text:s text:c="4"/></text:span><text:span text:style-name="T1">// End of program</text:span></text:p>
      <text:p text:style-name="P51"><text:span text:style-name="T3"><text:s text:c="4"/></text:span><text:span text:style-name="T8">return</text:span><text:span text:style-name="T3"> 0;</text:span></text:p>
      <text:p text:style-name="P21"><text:s text:c="4"/></text:p>
      <text:p text:style-name="P27">}</text:p>
      <text:p text:style-name="P6"/>
      <text:p text:style-name="P6"/>
      <text:p text:style-name="P6">/* </text:p>
      <text:p text:style-name="P1"><text:s/>* File: <text:s text:c="2"/>main.cpp</text:p>
      <text:p text:style-name="P1"><text:s/>* Author: Abdul-Hakim</text:p>
      <text:p text:style-name="P1"><text:s/>* ACM Question</text:p>
      <text:p text:style-name="P1"><text:s/>* Counter for Sundays</text:p>
      <text:p text:style-name="P1"><text:s/>* Created on October 16, 2015, 11:35 AM</text:p>
      <text:p text:style-name="P1"><text:s/>*/</text:p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1">//User libraries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Global constants</text:p>
      <text:p text:style-name="P1">//Function prototypes</text:p>
      <text:p text:style-name="P1"><text:soft-page-break/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3"/></text:span><text:span text:style-name="T1">//declare some variables</text:span></text:p>
      <text:p text:style-name="P51"><text:span text:style-name="T3"><text:s text:c="4"/></text:span><text:span text:style-name="T8">int</text:span><text:span text:style-name="T3"> begin=1901;</text:span></text:p>
      <text:p text:style-name="P51"><text:span text:style-name="T3"><text:s text:c="4"/></text:span><text:span text:style-name="T8">int</text:span><text:span text:style-name="T3"> mon[12]={31,28,31,30,31,30,31,31,30,31,30,31}; <text:s text:c="3"/></text:span></text:p>
      <text:p text:style-name="P51"><text:span text:style-name="T3"><text:s text:c="4"/></text:span><text:span text:style-name="T8">int</text:span><text:span text:style-name="T3"> sundayCount=0;</text:span></text:p>
      <text:p text:style-name="P51"><text:span text:style-name="T3"><text:s text:c="4"/></text:span><text:span text:style-name="T8">int</text:span><text:span text:style-name="T3"> beginNumber=367;</text:span></text:p>
      <text:p text:style-name="P51"><text:span text:style-name="T3"><text:s text:c="4"/></text:span><text:span text:style-name="T8">while</text:span><text:span text:style-name="T3">(begin&lt;2001){</text:span></text:p>
      <text:p text:style-name="P51"><text:span text:style-name="T3"><text:s text:c="8"/></text:span><text:span text:style-name="T8">if</text:span><text:span text:style-name="T3">(begin%4==0){</text:span></text:p>
      <text:p text:style-name="P21"><text:s text:c="12"/>mon[1]=29;</text:p>
      <text:p text:style-name="P51"><text:span text:style-name="T3"><text:s text:c="11"/></text:span><text:span text:style-name="T8">for</text:span><text:span text:style-name="T3">(</text:span><text:span text:style-name="T8">int</text:span><text:span text:style-name="T3"> i=0;i&lt;12;i++){</text:span></text:p>
      <text:p text:style-name="P21"><text:s text:c="15"/>beginNumber+=mon[i];</text:p>
      <text:p text:style-name="P51"><text:span text:style-name="T3"><text:s text:c="15"/></text:span><text:span text:style-name="T8">if</text:span><text:span text:style-name="T3">(beginNumber%7==0)</text:span></text:p>
      <text:p text:style-name="P21"><text:s text:c="19"/>sundayCount++;</text:p>
      <text:p text:style-name="P21"><text:s text:c="11"/>}</text:p>
      <text:p text:style-name="P21"><text:s text:c="11"/>begin++;</text:p>
      <text:p text:style-name="P21"><text:s text:c="8"/>}</text:p>
      <text:p text:style-name="P51"><text:span text:style-name="T3"><text:s text:c="8"/></text:span><text:span text:style-name="T8">else</text:span><text:span text:style-name="T3">{</text:span></text:p>
      <text:p text:style-name="P21"><text:s text:c="12"/>mon[1]=28;</text:p>
      <text:p text:style-name="P51"><text:span text:style-name="T3"><text:s text:c="12"/></text:span><text:span text:style-name="T8">for</text:span><text:span text:style-name="T3">(</text:span><text:span text:style-name="T8">int</text:span><text:span text:style-name="T3"> i=0;i&lt;12;i++){</text:span></text:p>
      <text:p text:style-name="P21"><text:s text:c="16"/>beginNumber+=mon[i];</text:p>
      <text:p text:style-name="P51"><text:span text:style-name="T3"><text:s text:c="16"/></text:span><text:span text:style-name="T8">if</text:span><text:span text:style-name="T3">(beginNumber%7==0)</text:span></text:p>
      <text:p text:style-name="P21"><text:s text:c="20"/>sundayCount++;</text:p>
      <text:p text:style-name="P21"><text:s text:c="12"/>}</text:p>
      <text:p text:style-name="P21"><text:s text:c="12"/>begin++; </text:p>
      <text:p text:style-name="P21"><text:s text:c="8"/>} <text:s text:c="5"/></text:p>
      <text:p text:style-name="P21"><text:s text:c="4"/>}</text:p>
      <text:p text:style-name="P51"><text:span text:style-name="T3"><text:s text:c="4"/></text:span><text:span text:style-name="T8">if</text:span><text:span text:style-name="T3"> (beginNumber%7==0)</text:span><text:span text:style-name="T1">//2001</text:span></text:p>
      <text:p text:style-name="P21"><text:s text:c="8"/>sundayCount--;</text:p>
      <text:p text:style-name="P51"><text:span text:style-name="T3"><text:s text:c="4"/></text:span><text:span text:style-name="T8">if</text:span><text:span text:style-name="T3">(367%7==0)</text:span><text:span text:style-name="T1">//1901</text:span></text:p>
      <text:p text:style-name="P21"><text:s text:c="5"/>sundayCount++;</text:p>
      <text:p text:style-name="P21"><text:s text:c="4"/>cout&lt;&lt;sundayCount;</text:p>
      <text:p text:style-name="P51"><text:span text:style-name="T3"><text:s text:c="4"/></text:span><text:span text:style-name="T8">return</text:span><text:span text:style-name="T3"> 0;</text:span></text:p>
      <text:p text:style-name="P27">}</text:p>
      <text:p text:style-name="P6"/>
      <text:p text:style-name="P6">/* </text:p>
      <text:p text:style-name="P1"><text:s/>* File: <text:s text:c="2"/>main.cpp</text:p>
      <text:p text:style-name="P1"><text:s/>* Author: Abdul-Hakim </text:p>
      <text:p text:style-name="P1"><text:s/>* Created on October 31, 2015, 4:04 PM</text:p>
      <text:p text:style-name="P1"><text:s/>*/</text:p>
      <text:p text:style-name="P1">//System libraries</text:p>
      <text:p text:style-name="P51"><text:span text:style-name="T2">#include</text:span><text:span text:style-name="T3"> </text:span><text:span text:style-name="T7">&lt;cstdio&gt;</text:span>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cmath&gt;</text:span></text:p>
      <text:p text:style-name="P51"><text:span text:style-name="T2">#include</text:span><text:span text:style-name="T3"> </text:span><text:span text:style-name="T7">&lt;cctype&gt;</text:span></text:p>
      <text:p text:style-name="P51"><text:span text:style-name="T2">#include</text:span><text:span text:style-name="T3"> </text:span><text:span text:style-name="T7">&lt;algorithm&gt;</text:span></text:p>
      <text:p text:style-name="P51"><text:span text:style-name="T2">#include</text:span><text:span text:style-name="T3"> </text:span><text:span text:style-name="T7">&lt;vector&gt;</text:span></text:p>
      <text:p text:style-name="P51"><text:span text:style-name="T2">#include</text:span><text:span text:style-name="T3"> </text:span><text:span text:style-name="T7">&lt;sstream&gt;</text:span></text:p>
      <text:p text:style-name="P51"><text:span text:style-name="T2">#include</text:span><text:span text:style-name="T3"> </text:span><text:span text:style-name="T7">&lt;iostream&gt;</text:span></text:p>
      <text:p text:style-name="P1">//User libraries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Functions</text:p>
      <text:p text:style-name="P51"><text:span text:style-name="T8">enum</text:span><text:span text:style-name="T3"> { A=1, B=2, AB=4, O=8};</text:span></text:p>
      <text:p text:style-name="P51"><text:span text:style-name="T8">int</text:span><text:span text:style-name="T3"> tab[4][4] = {</text:span></text:p>
      <text:p text:style-name="P51"><text:span text:style-name="T3"><text:s text:c="8"/></text:span><text:span text:style-name="T1">/* <text:s text:c="6"/>A <text:s text:c="8"/>B <text:s text:c="6"/>AB <text:s text:c="4"/>O */</text:span></text:p>
      <text:p text:style-name="P51"><text:span text:style-name="T1">/*A*/</text:span><text:span text:style-name="T3"> <text:s text:c="2"/>{ <text:s text:c="5"/>A|O, A|B|AB|O, <text:s/>A|B|AB, <text:s/>A|O },</text:span></text:p>
      <text:p text:style-name="P51"><text:span text:style-name="T1">/*B*/</text:span><text:span text:style-name="T3"> <text:s text:c="2"/>{ A|B|AB|O, <text:s text:c="5"/>B|O, <text:s/>A|B|AB, <text:s/>B|O },</text:span></text:p>
      <text:p text:style-name="P51"><text:span text:style-name="T1">/*AB*/</text:span><text:span text:style-name="T3"> <text:s/>{ <text:s text:c="2"/>A|B|AB, <text:s text:c="2"/>A|B|AB, <text:s/>A|B|AB, <text:s/>A|B },</text:span></text:p>
      <text:p text:style-name="P51"><text:span text:style-name="T1">/*O*/</text:span><text:span text:style-name="T3"> <text:s text:c="2"/>{ <text:s text:c="5"/>A|O, <text:s text:c="5"/>B|O, <text:s text:c="4"/>A|B, <text:s text:c="3"/>O }</text:span></text:p>
      <text:p text:style-name="P21"><text:soft-page-break/>};</text:p>
      <text:p text:style-name="P21"/>
      <text:p text:style-name="P51"><text:span text:style-name="T8">int</text:span><text:span text:style-name="T3"> index(</text:span><text:span text:style-name="T8">const</text:span><text:span text:style-name="T3"> string &amp;s) {</text:span></text:p>
      <text:p text:style-name="P51"><text:span text:style-name="T3"><text:tab/></text:span><text:span text:style-name="T8">if</text:span><text:span text:style-name="T3"> (s == </text:span><text:span text:style-name="T7">"A"</text:span><text:span text:style-name="T3">) </text:span><text:span text:style-name="T8">return</text:span><text:span text:style-name="T3"> 0;</text:span></text:p>
      <text:p text:style-name="P51"><text:span text:style-name="T3"><text:tab/></text:span><text:span text:style-name="T8">if</text:span><text:span text:style-name="T3"> (s == </text:span><text:span text:style-name="T7">"B"</text:span><text:span text:style-name="T3">) </text:span><text:span text:style-name="T8">return</text:span><text:span text:style-name="T3"> 1;</text:span></text:p>
      <text:p text:style-name="P51"><text:span text:style-name="T3"><text:tab/></text:span><text:span text:style-name="T8">if</text:span><text:span text:style-name="T3"> (s == </text:span><text:span text:style-name="T7">"AB"</text:span><text:span text:style-name="T3">) </text:span><text:span text:style-name="T8">return</text:span><text:span text:style-name="T3"> 2;</text:span></text:p>
      <text:p text:style-name="P51"><text:span text:style-name="T3"><text:tab/></text:span><text:span text:style-name="T8">return</text:span><text:span text:style-name="T3"> 3;</text:span></text:p>
      <text:p text:style-name="P21">}</text:p>
      <text:p text:style-name="P21"/>
      <text:p text:style-name="P51"><text:span text:style-name="T8">bool</text:span><text:span text:style-name="T3"> valid(string p, string q, string c) {</text:span></text:p>
      <text:p text:style-name="P51"><text:span text:style-name="T3"><text:tab/></text:span><text:span text:style-name="T8">if</text:span><text:span text:style-name="T3"> (c[c.size()-1] == </text:span><text:span text:style-name="T7">'+'</text:span><text:span text:style-name="T3"> &amp;&amp; p[p.size()-1] == </text:span><text:span text:style-name="T7">'-'</text:span><text:span text:style-name="T3"> &amp;&amp; q[q.size()-1] == </text:span><text:span text:style-name="T7">'-'</text:span><text:span text:style-name="T3">) </text:span><text:span text:style-name="T8">return</text:span><text:span text:style-name="T3"> </text:span><text:span text:style-name="T8">false</text:span><text:span text:style-name="T3">;</text:span></text:p>
      <text:p text:style-name="P21"><text:tab/>p.resize(p.size()-1); q.resize(q.size()-1); c.resize(c.size()-1);</text:p>
      <text:p text:style-name="P21"/>
      <text:p text:style-name="P51"><text:span text:style-name="T3"><text:tab/></text:span><text:span text:style-name="T8">return</text:span><text:span text:style-name="T3"> (tab[index(p)][index(q)] &amp; (1 &lt;&lt; index(c))) != 0;</text:span></text:p>
      <text:p text:style-name="P21">}</text:p>
      <text:p text:style-name="P21"/>
      <text:p text:style-name="P51"><text:span text:style-name="T3">string bloods[] = { </text:span><text:span text:style-name="T7">"A+"</text:span><text:span text:style-name="T3">, </text:span><text:span text:style-name="T7">"A-"</text:span><text:span text:style-name="T3">, </text:span><text:span text:style-name="T7">"AB+"</text:span><text:span text:style-name="T3">, </text:span><text:span text:style-name="T7">"AB-"</text:span><text:span text:style-name="T3">, </text:span><text:span text:style-name="T7">"B+"</text:span><text:span text:style-name="T3">, </text:span><text:span text:style-name="T7">"B-"</text:span><text:span text:style-name="T3">, </text:span><text:span text:style-name="T7">"O+"</text:span><text:span text:style-name="T3">, </text:span><text:span text:style-name="T7">"O-"</text:span><text:span text:style-name="T3"> };</text:span></text:p>
      <text:p text:style-name="P21">vector&lt;string&gt; oneParent(string p, string c) {</text:p>
      <text:p text:style-name="P21"><text:tab/>vector&lt;string&gt; res;</text:p>
      <text:p text:style-name="P51"><text:span text:style-name="T3"><text:tab/></text:span><text:span text:style-name="T8">for</text:span><text:span text:style-name="T3"> (</text:span><text:span text:style-name="T8">int</text:span><text:span text:style-name="T3"> i = 0; i &lt; 8; i++)</text:span></text:p>
      <text:p text:style-name="P51"><text:span text:style-name="T3"><text:tab/><text:tab/></text:span><text:span text:style-name="T8">if</text:span><text:span text:style-name="T3"> (valid(p, bloods[i], c)) res.push_back(bloods[i]);</text:span></text:p>
      <text:p text:style-name="P51"><text:span text:style-name="T3"><text:tab/></text:span><text:span text:style-name="T8">return</text:span><text:span text:style-name="T3"> res;</text:span></text:p>
      <text:p text:style-name="P21">}</text:p>
      <text:p text:style-name="P21"/>
      <text:p text:style-name="P21">vector&lt;string&gt; twoParents(string p, string q) {</text:p>
      <text:p text:style-name="P21"><text:tab/>vector&lt;string&gt; res;</text:p>
      <text:p text:style-name="P51"><text:span text:style-name="T3"><text:tab/></text:span><text:span text:style-name="T8">for</text:span><text:span text:style-name="T3"> (</text:span><text:span text:style-name="T8">int</text:span><text:span text:style-name="T3"> i = 0; i &lt; 8; i++)</text:span></text:p>
      <text:p text:style-name="P51"><text:span text:style-name="T3"><text:tab/><text:tab/></text:span><text:span text:style-name="T8">if</text:span><text:span text:style-name="T3"> (valid(p, q, bloods[i])) res.push_back(bloods[i]);</text:span></text:p>
      <text:p text:style-name="P51"><text:span text:style-name="T3"><text:tab/></text:span><text:span text:style-name="T8">return</text:span><text:span text:style-name="T3"> res;</text:span></text:p>
      <text:p text:style-name="P21">}</text:p>
      <text:p text:style-name="P21"/>
      <text:p text:style-name="P51"><text:span text:style-name="T3">ostream &amp;</text:span><text:span text:style-name="T8">operator</text:span><text:span text:style-name="T3"> &lt;&lt;(ostream &amp;o, </text:span><text:span text:style-name="T8">const</text:span><text:span text:style-name="T3"> vector&lt;string&gt; &amp;v) {</text:span></text:p>
      <text:p text:style-name="P51"><text:span text:style-name="T3"><text:tab/></text:span><text:span text:style-name="T8">if</text:span><text:span text:style-name="T3"> (v.size() == 0) {</text:span></text:p>
      <text:p text:style-name="P51"><text:span text:style-name="T3"><text:tab/><text:tab/>o &lt;&lt; </text:span><text:span text:style-name="T7">"IMPOSSIBLE"</text:span><text:span text:style-name="T3">;</text:span></text:p>
      <text:p text:style-name="P51"><text:span text:style-name="T3"><text:tab/>} </text:span><text:span text:style-name="T8">else</text:span><text:span text:style-name="T3"> </text:span><text:span text:style-name="T8">if</text:span><text:span text:style-name="T3"> (v.size() == 1) {</text:span></text:p>
      <text:p text:style-name="P21"><text:tab/><text:tab/>o &lt;&lt; v[0];</text:p>
      <text:p text:style-name="P51"><text:span text:style-name="T3"><text:tab/>} </text:span><text:span text:style-name="T8">else</text:span><text:span text:style-name="T3"> {</text:span></text:p>
      <text:p text:style-name="P51"><text:span text:style-name="T3"><text:tab/><text:tab/></text:span><text:span text:style-name="T8">for</text:span><text:span text:style-name="T3"> (</text:span><text:span text:style-name="T8">int</text:span><text:span text:style-name="T3"> i = 0; i &lt; (</text:span><text:span text:style-name="T8">int</text:span><text:span text:style-name="T3">)v.size(); i++)</text:span></text:p>
      <text:p text:style-name="P51"><text:span text:style-name="T3"><text:tab/><text:tab/><text:tab/>o &lt;&lt; (i == 0 ? </text:span><text:span text:style-name="T7">"{"</text:span><text:span text:style-name="T3"> : </text:span><text:span text:style-name="T7">", "</text:span><text:span text:style-name="T3">) &lt;&lt; v[i];</text:span></text:p>
      <text:p text:style-name="P51"><text:span text:style-name="T3"><text:tab/><text:tab/>o &lt;&lt; </text:span><text:span text:style-name="T7">"}"</text:span><text:span text:style-name="T3">;</text:span></text:p>
      <text:p text:style-name="P21"><text:tab/>}</text:p>
      <text:p text:style-name="P51"><text:span text:style-name="T3"><text:tab/></text:span><text:span text:style-name="T8">return</text:span><text:span text:style-name="T3"> o;</text:span></text:p>
      <text:p text:style-name="P21">}</text:p>
      <text:p text:style-name="P1">//Execution begins here! </text:p>
      <text:p text:style-name="P51"><text:span text:style-name="T8">int</text:span><text:span text:style-name="T3"> main()</text:span></text:p>
      <text:p text:style-name="P21">{</text:p>
      <text:p text:style-name="P21"><text:tab/>string p1, p2, ch;</text:p>
      <text:p text:style-name="P51"><text:span text:style-name="T3"><text:tab/></text:span><text:span text:style-name="T8">for</text:span><text:span text:style-name="T3"> (</text:span><text:span text:style-name="T8">int</text:span><text:span text:style-name="T3"> cs = 1; cin &gt;&gt; p1 &gt;&gt; p2 &gt;&gt; ch; cs++) {</text:span></text:p>
      <text:p text:style-name="P51"><text:span text:style-name="T3"><text:tab/><text:tab/></text:span><text:span text:style-name="T8">if</text:span><text:span text:style-name="T3"> (p1 == </text:span><text:span text:style-name="T7">"E"</text:span><text:span text:style-name="T3">) </text:span><text:span text:style-name="T8">break</text:span><text:span text:style-name="T3">;</text:span></text:p>
      <text:p text:style-name="P21"/>
      <text:p text:style-name="P51"><text:span text:style-name="T3"><text:tab/><text:tab/>cout &lt;&lt; </text:span><text:span text:style-name="T7">"Case "</text:span><text:span text:style-name="T3"> &lt;&lt; cs &lt;&lt; </text:span><text:span text:style-name="T7">":"</text:span><text:span text:style-name="T3">;</text:span></text:p>
      <text:p text:style-name="P51"><text:span text:style-name="T3"><text:tab/><text:tab/></text:span><text:span text:style-name="T8">if</text:span><text:span text:style-name="T3"> (p1 == </text:span><text:span text:style-name="T7">"?"</text:span><text:span text:style-name="T3">)</text:span></text:p>
      <text:p text:style-name="P51"><text:span text:style-name="T3"><text:tab/><text:tab/><text:tab/>cout &lt;&lt; </text:span><text:span text:style-name="T7">" "</text:span><text:span text:style-name="T3"> &lt;&lt; oneParent(p2, ch) &lt;&lt; </text:span><text:span text:style-name="T7">" "</text:span><text:span text:style-name="T3"> &lt;&lt; p2 &lt;&lt; </text:span><text:span text:style-name="T7">" "</text:span><text:span text:style-name="T3"> &lt;&lt; ch &lt;&lt; endl;</text:span></text:p>
      <text:p text:style-name="P51"><text:span text:style-name="T3"><text:tab/><text:tab/></text:span><text:span text:style-name="T8">else</text:span><text:span text:style-name="T3"> </text:span><text:span text:style-name="T8">if</text:span><text:span text:style-name="T3"> (p2 == </text:span><text:span text:style-name="T7">"?"</text:span><text:span text:style-name="T3">)</text:span></text:p>
      <text:p text:style-name="P51"><text:span text:style-name="T3"><text:tab/><text:tab/><text:tab/>cout &lt;&lt; </text:span><text:span text:style-name="T7">" "</text:span><text:span text:style-name="T3"> &lt;&lt; p1 &lt;&lt; </text:span><text:span text:style-name="T7">" "</text:span><text:span text:style-name="T3"> &lt;&lt; oneParent(p1, ch) &lt;&lt; </text:span><text:span text:style-name="T7">" "</text:span><text:span text:style-name="T3"> &lt;&lt; ch &lt;&lt; endl;</text:span></text:p>
      <text:p text:style-name="P51"><text:span text:style-name="T3"><text:tab/><text:tab/></text:span><text:span text:style-name="T8">else</text:span></text:p>
      <text:p text:style-name="P51"><text:span text:style-name="T3"><text:tab/><text:tab/><text:tab/>cout &lt;&lt; </text:span><text:span text:style-name="T7">" "</text:span><text:span text:style-name="T3"> &lt;&lt; p1 &lt;&lt; </text:span><text:span text:style-name="T7">" "</text:span><text:span text:style-name="T3"> &lt;&lt; p2 &lt;&lt; </text:span><text:span text:style-name="T7">" "</text:span><text:span text:style-name="T3"> &lt;&lt; twoParents(p1, p2) &lt;&lt; endl;</text:span></text:p>
      <text:p text:style-name="P21"><text:tab/>}</text:p>
      <text:p text:style-name="P27">}</text:p>
      <text:p text:style-name="P6"><text:soft-page-break/></text:p>
      <text:p text:style-name="P6">/* </text:p>
      <text:p text:style-name="P1"><text:s/>* File: <text:s text:c="2"/>main.cpp</text:p>
      <text:p text:style-name="P1"><text:s/>* Author: Abdul-Hakim</text:p>
      <text:p text:style-name="P1"><text:s/>* Purpose: Project Euler Problem 4 Largest Palindrome Product</text:p>
      <text:p text:style-name="P1"><text:s/>* Created on November 8, 2015, 9:13 PM</text:p>
      <text:p text:style-name="P1"><text:s/>*/</text:p>
      <text:p text:style-name="P1">//System &amp; User </text:p>
      <text:p text:style-name="P1">//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string&gt;</text:span></text:p>
      <text:p text:style-name="P51"><text:span text:style-name="T2">#include</text:span><text:span text:style-name="T3"> </text:span><text:span text:style-name="T7">&lt;sstream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 Execution begins here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 <text:s text:c="3"/></text:span></text:p>
      <text:p text:style-name="P21"><text:s text:c="4"/></text:p>
      <text:p text:style-name="P51"><text:span text:style-name="T3"><text:s text:c="4"/></text:span><text:span text:style-name="T1">// Declare variables</text:span></text:p>
      <text:p text:style-name="P51"><text:span text:style-name="T3"><text:s text:c="4"/></text:span><text:span text:style-name="T8">int</text:span><text:span text:style-name="T3"> int_product = 0,</text:span></text:p>
      <text:p text:style-name="P21"><text:s text:c="8"/>product_size = 0;</text:p>
      <text:p text:style-name="P21"><text:s text:c="4"/>string str_product,</text:p>
      <text:p text:style-name="P51"><text:span text:style-name="T3"><text:s text:c="11"/>max = </text:span><text:span text:style-name="T7">"1"</text:span><text:span text:style-name="T3">;</text:span></text:p>
      <text:p text:style-name="P51"><text:span text:style-name="T3"><text:s text:c="4"/></text:span><text:span text:style-name="T8">bool</text:span><text:span text:style-name="T3"> is_palindrome;</text:span></text:p>
      <text:p text:style-name="P21"><text:s text:c="4"/></text:p>
      <text:p text:style-name="P51"><text:span text:style-name="T3"><text:s text:c="4"/></text:span><text:span text:style-name="T1">// Loop through all combinations of three digit numbers while avoiding</text:span></text:p>
      <text:p text:style-name="P51"><text:span text:style-name="T3"><text:s text:c="4"/></text:span><text:span text:style-name="T1">// duplicates by incrementing two counters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100,j=100;i&lt;1000;i++,j++){</text:span></text:p>
      <text:p text:style-name="P51"><text:span text:style-name="T3"><text:s text:c="8"/></text:span><text:span text:style-name="T8">for</text:span><text:span text:style-name="T3">(</text:span><text:span text:style-name="T8">int</text:span><text:span text:style-name="T3"> k=j;k&lt;1000;k++){</text:span></text:p>
      <text:p text:style-name="P21"><text:s text:c="12"/>stringstream converter;</text:p>
      <text:p text:style-name="P51"><text:span text:style-name="T3"><text:s text:c="12"/>is_palindrome = </text:span><text:span text:style-name="T8">true</text:span><text:span text:style-name="T3">;</text:span></text:p>
      <text:p text:style-name="P21"><text:s text:c="12"/></text:p>
      <text:p text:style-name="P51"><text:span text:style-name="T3"><text:s text:c="12"/></text:span><text:span text:style-name="T1">// Get the product, store it in a string, and find the num digits</text:span></text:p>
      <text:p text:style-name="P21"><text:s text:c="12"/>int_product = i * k;</text:p>
      <text:p text:style-name="P21"><text:s text:c="12"/>converter&lt;&lt;int_product;</text:p>
      <text:p text:style-name="P21"><text:s text:c="12"/>str_product = converter.str();</text:p>
      <text:p text:style-name="P21"><text:s text:c="12"/>product_size = str_product.size();</text:p>
      <text:p text:style-name="P21"><text:s text:c="12"/></text:p>
      <text:p text:style-name="P51"><text:span text:style-name="T3"><text:s text:c="12"/></text:span><text:span text:style-name="T1">// Check to see if the product is a palindrome</text:span></text:p>
      <text:p text:style-name="P51"><text:span text:style-name="T3"><text:s text:c="12"/></text:span><text:span text:style-name="T8">int</text:span><text:span text:style-name="T3"> loop_size = product_size/2;</text:span></text:p>
      <text:p text:style-name="P51"><text:span text:style-name="T3"><text:s text:c="12"/></text:span><text:span text:style-name="T8">for</text:span><text:span text:style-name="T3">(</text:span><text:span text:style-name="T8">int</text:span><text:span text:style-name="T3"> k=0;k&lt;loop_size;k++){</text:span></text:p>
      <text:p text:style-name="P51"><text:span text:style-name="T3"><text:s text:c="16"/></text:span><text:span text:style-name="T8">if</text:span><text:span text:style-name="T3">(!(str_product[k]==str_product[product_size-1])){</text:span></text:p>
      <text:p text:style-name="P51"><text:span text:style-name="T3"><text:s text:c="20"/>is_palindrome = </text:span><text:span text:style-name="T8">false</text:span><text:span text:style-name="T3">;</text:span></text:p>
      <text:p text:style-name="P51"><text:span text:style-name="T3"><text:s text:c="20"/></text:span><text:span text:style-name="T8">break</text:span><text:span text:style-name="T3">;</text:span></text:p>
      <text:p text:style-name="P21"><text:s text:c="16"/>}</text:p>
      <text:p text:style-name="P51"><text:span text:style-name="T3"><text:s text:c="16"/></text:span><text:span text:style-name="T8">else</text:span><text:span text:style-name="T3">{</text:span></text:p>
      <text:p text:style-name="P21"><text:s text:c="20"/>product_size--;</text:p>
      <text:p text:style-name="P21"><text:s text:c="16"/>}</text:p>
      <text:p text:style-name="P21"><text:s text:c="12"/>}</text:p>
      <text:p text:style-name="P51"><text:span text:style-name="T3"><text:s text:c="12"/></text:span><text:span text:style-name="T1">// If the product is a palindrome greater than the current max, make </text:span></text:p>
      <text:p text:style-name="P51"><text:span text:style-name="T3"><text:s text:c="12"/></text:span><text:span text:style-name="T1">// it the new max.</text:span></text:p>
      <text:p text:style-name="P51"><text:span text:style-name="T3"><text:s text:c="12"/></text:span><text:span text:style-name="T8">if</text:span><text:span text:style-name="T3">(is_palindrome&amp;&amp;(str_product&gt;max||str_product.size()&gt;max.size())){</text:span></text:p>
      <text:p text:style-name="P21"><text:s text:c="16"/>max = str_product;</text:p>
      <text:p text:style-name="P21"><text:s text:c="12"/>} <text:s text:c="3"/></text:p>
      <text:p text:style-name="P21"><text:s text:c="8"/>}</text:p>
      <text:p text:style-name="P21"><text:s text:c="8"/></text:p>
      <text:p text:style-name="P21"><text:s text:c="4"/>}</text:p>
      <text:p text:style-name="P51"><text:span text:style-name="T3"><text:s text:c="4"/></text:span><text:span text:style-name="T1">// Output the result</text:span></text:p>
      <text:p text:style-name="P21"><text:s text:c="4"/>cout&lt;&lt;max&lt;&lt;endl;</text:p>
      <text:p text:style-name="P21"><text:soft-page-break/><text:s text:c="4"/></text:p>
      <text:p text:style-name="P51"><text:span text:style-name="T3"><text:s text:c="4"/></text:span><text:span text:style-name="T1">// End of program</text:span></text:p>
      <text:p text:style-name="P51"><text:span text:style-name="T3"><text:s text:c="4"/></text:span><text:span text:style-name="T8">return</text:span><text:span text:style-name="T3"> 0;</text:span></text:p>
      <text:p text:style-name="P27">} </text:p>
      <text:p text:style-name="P6">/* </text:p>
      <text:p text:style-name="P1"><text:s/>* File: <text:s text:c="2"/>main.cpp</text:p>
      <text:p text:style-name="P1"><text:s/>* Author: Abdul-Hakim</text:p>
      <text:p text:style-name="P1"><text:s/>* Purpose: Addition using Big_Oct</text:p>
      <text:p text:style-name="P1"><text:s/>* Created on October 28, 2015, 11:24 A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1">//User Libraries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Function Prototypes</text:p>
      <text:p text:style-name="P51"><text:span text:style-name="T8">int</text:span><text:span text:style-name="T3"> length(</text:span><text:span text:style-name="T8">char</text:span><text:span text:style-name="T3"> []);</text:span></text:p>
      <text:p text:style-name="P51"><text:span text:style-name="T8">bool</text:span><text:span text:style-name="T3"> digitAdd(</text:span><text:span text:style-name="T8">char</text:span><text:span text:style-name="T3">,</text:span><text:span text:style-name="T8">char</text:span><text:span text:style-name="T3">,</text:span><text:span text:style-name="T8">char</text:span><text:span text:style-name="T3"> &amp;,</text:span><text:span text:style-name="T8">bool</text:span><text:span text:style-name="T3">=</text:span><text:span text:style-name="T8">false</text:span><text:span text:style-name="T3">);</text:span></text:p>
      <text:p text:style-name="P51"><text:span text:style-name="T8">int</text:span><text:span text:style-name="T3"> sizeResult(</text:span><text:span text:style-name="T8">char</text:span><text:span text:style-name="T3"> [],</text:span><text:span text:style-name="T8">char</text:span><text:span text:style-name="T3"> []);</text:span></text:p>
      <text:p text:style-name="P51"><text:span text:style-name="T8">bool</text:span><text:span text:style-name="T3"> numberAdd(</text:span><text:span text:style-name="T8">char</text:span><text:span text:style-name="T3"> [],</text:span><text:span text:style-name="T8">char</text:span><text:span text:style-name="T3"> [],</text:span><text:span text:style-name="T8">char</text:span><text:span text:style-name="T3"> []);</text:span></text:p>
      <text:p text:style-name="P1">//Global constants</text:p>
      <text:p text:style-name="P1">//Execution begins here! 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Create the test numbers using character arrays</text:span></text:p>
      <text:p text:style-name="P51"><text:span text:style-name="T3"><text:s text:c="4"/></text:span><text:span text:style-name="T8">char</text:span><text:span text:style-name="T3"> number1[]=</text:span><text:span text:style-name="T7">"123456712345670777"</text:span><text:span text:style-name="T3">;</text:span></text:p>
      <text:p text:style-name="P51"><text:span text:style-name="T3"><text:s text:c="4"/></text:span><text:span text:style-name="T8">char</text:span><text:span text:style-name="T3"> number2[]=</text:span><text:span text:style-name="T7">"111111111111111234"</text:span><text:span text:style-name="T3">;</text:span></text:p>
      <text:p text:style-name="P51"><text:span text:style-name="T3"><text:s text:c="4"/></text:span><text:span text:style-name="T8">char</text:span><text:span text:style-name="T3"> result[sizeResult(number1,number2)];</text:span></text:p>
      <text:p text:style-name="P51"><text:span text:style-name="T3"><text:s text:c="4"/></text:span><text:span text:style-name="T1">//Add the numbers</text:span></text:p>
      <text:p text:style-name="P21"><text:s text:c="4"/>cout&lt;&lt;number1&lt;&lt;endl;</text:p>
      <text:p text:style-name="P21"><text:s text:c="4"/>cout&lt;&lt;number2&lt;&lt;endl;</text:p>
      <text:p text:style-name="P51"><text:span text:style-name="T3"><text:s text:c="4"/></text:span><text:span text:style-name="T8">bool</text:span><text:span text:style-name="T3"> x=numberAdd(number1,number2,result);</text:span></text:p>
      <text:p text:style-name="P51"><text:span text:style-name="T3"><text:s text:c="4"/></text:span><text:span text:style-name="T8">if</text:span><text:span text:style-name="T3">(x)cout&lt;&lt;</text:span><text:span text:style-name="T7">"overflow"</text:span><text:span text:style-name="T3">&lt;&lt;endl;</text:span></text:p>
      <text:p text:style-name="P51"><text:span text:style-name="T3"><text:s text:c="4"/></text:span><text:span text:style-name="T8">else</text:span><text:span text:style-name="T3"> cout&lt;&lt;result&lt;&lt;endl;</text:span></text:p>
      <text:p text:style-name="P21"/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51"><text:span text:style-name="T8">bool</text:span><text:span text:style-name="T3"> numberAdd(</text:span><text:span text:style-name="T8">char</text:span><text:span text:style-name="T3"> n1[],</text:span><text:span text:style-name="T8">char</text:span><text:span text:style-name="T3"> n2[],</text:span><text:span text:style-name="T8">char</text:span><text:span text:style-name="T3"> r[]){</text:span></text:p>
      <text:p text:style-name="P51"><text:span text:style-name="T3"><text:s text:c="4"/></text:span><text:span text:style-name="T1">//Initialize the result array</text:span></text:p>
      <text:p text:style-name="P51"><text:span text:style-name="T3"><text:s text:c="4"/>r[sizeResult(n1,n2)-1]=</text:span><text:span text:style-name="T7">'\0'</text:span><text:span text:style-name="T3">;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=sizeResult(n1,n2)-2;i++){</text:span></text:p>
      <text:p text:style-name="P51"><text:span text:style-name="T3"><text:s text:c="8"/>r[i]=</text:span><text:span text:style-name="T7">'0'</text:span><text:span text:style-name="T3">;</text:span></text:p>
      <text:p text:style-name="P21"><text:s text:c="4"/>}</text:p>
      <text:p text:style-name="P51"><text:span text:style-name="T3"><text:s text:c="4"/></text:span><text:span text:style-name="T1">//Start the counters</text:span></text:p>
      <text:p text:style-name="P51"><text:span text:style-name="T3"><text:s text:c="4"/></text:span><text:span text:style-name="T8">int</text:span><text:span text:style-name="T3"> rcnt=sizeResult(n1,n2)-2;</text:span></text:p>
      <text:p text:style-name="P51"><text:span text:style-name="T3"><text:s text:c="4"/></text:span><text:span text:style-name="T8">int</text:span><text:span text:style-name="T3"> n1cnt=length(n1)-1;</text:span></text:p>
      <text:p text:style-name="P51"><text:span text:style-name="T3"><text:s text:c="4"/></text:span><text:span text:style-name="T8">int</text:span><text:span text:style-name="T3"> n2cnt=length(n2)-1;</text:span></text:p>
      <text:p text:style-name="P51"><text:span text:style-name="T3"><text:s text:c="4"/></text:span><text:span text:style-name="T1">//Added the first digit</text:span></text:p>
      <text:p text:style-name="P51"><text:span text:style-name="T3"><text:s text:c="4"/></text:span><text:span text:style-name="T8">bool</text:span><text:span text:style-name="T3"> c=digitAdd(n1[n1cnt--],n2[n2cnt--],r[rcnt--]);</text:span></text:p>
      <text:p text:style-name="P51"><text:span text:style-name="T3"><text:s text:c="4"/></text:span><text:span text:style-name="T8">do</text:span><text:span text:style-name="T3">{</text:span></text:p>
      <text:p text:style-name="P51"><text:span text:style-name="T3"><text:s text:c="4"/></text:span><text:span text:style-name="T8">if</text:span><text:span text:style-name="T3">(n1cnt&lt;0&amp;&amp;n2cnt&lt;0)</text:span><text:span text:style-name="T8">return</text:span><text:span text:style-name="T3"> c;</text:span>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n1cnt&lt;0)c=digitAdd(</text:span><text:span text:style-name="T7">'0'</text:span><text:span text:style-name="T3">,n2[n2cnt--],r[rcnt--],c);</text:span>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n2cnt&lt;0)c=digitAdd(n1[n1cnt--],</text:span><text:span text:style-name="T7">'0'</text:span><text:span text:style-name="T3">,r[rcnt--],c);</text:span></text:p>
      <text:p text:style-name="P51"><text:span text:style-name="T3"><text:s text:c="4"/></text:span><text:span text:style-name="T8">else</text:span><text:span text:style-name="T3"> c=digitAdd(n1[n1cnt--],n2[n2cnt--],r[rcnt--],c);</text:span></text:p>
      <text:p text:style-name="P51"><text:span text:style-name="T3"><text:s text:c="4"/>}</text:span><text:span text:style-name="T8">while</text:span><text:span text:style-name="T3">(</text:span><text:span text:style-name="T8">true</text:span><text:span text:style-name="T3">);</text:span></text:p>
      <text:p text:style-name="P21">}</text:p>
      <text:p text:style-name="P21"/>
      <text:p text:style-name="P51"><text:span text:style-name="T8">int</text:span><text:span text:style-name="T3"> sizeResult(</text:span><text:span text:style-name="T8">char</text:span><text:span text:style-name="T3"> n1[],</text:span><text:span text:style-name="T8">char</text:span><text:span text:style-name="T3"> n2[]){</text:span></text:p>
      <text:p text:style-name="P51"><text:soft-page-break/><text:span text:style-name="T3"><text:s text:c="4"/></text:span><text:span text:style-name="T8">int</text:span><text:span text:style-name="T3"> size1=length(n1);</text:span></text:p>
      <text:p text:style-name="P51"><text:span text:style-name="T3"><text:s text:c="4"/></text:span><text:span text:style-name="T8">int</text:span><text:span text:style-name="T3"> size2=length(n2);</text:span></text:p>
      <text:p text:style-name="P51"><text:span text:style-name="T3"><text:s text:c="4"/></text:span><text:span text:style-name="T8">if</text:span><text:span text:style-name="T3">(size1&gt;size2)</text:span><text:span text:style-name="T8">return</text:span><text:span text:style-name="T3"> size1+1;</text:span></text:p>
      <text:p text:style-name="P51"><text:span text:style-name="T3"><text:s text:c="4"/></text:span><text:span text:style-name="T8">return</text:span><text:span text:style-name="T3"> size2+1;</text:span></text:p>
      <text:p text:style-name="P21">}</text:p>
      <text:p text:style-name="P21"/>
      <text:p text:style-name="P51"><text:span text:style-name="T8">bool</text:span><text:span text:style-name="T3"> digitAdd(</text:span><text:span text:style-name="T8">char</text:span><text:span text:style-name="T3"> n1,</text:span><text:span text:style-name="T8">char</text:span><text:span text:style-name="T3"> n2,</text:span><text:span text:style-name="T8">char</text:span><text:span text:style-name="T3"> &amp;d,</text:span><text:span text:style-name="T8">bool</text:span><text:span text:style-name="T3"> c){</text:span></text:p>
      <text:p text:style-name="P51"><text:span text:style-name="T3"><text:s text:c="4"/></text:span><text:span text:style-name="T8">int</text:span><text:span text:style-name="T3"> i1=n1-48,i2=n2-48;</text:span></text:p>
      <text:p text:style-name="P51"><text:span text:style-name="T3"><text:s text:c="4"/></text:span><text:span text:style-name="T8">int</text:span><text:span text:style-name="T3"> sum=i1+i2+c;</text:span></text:p>
      <text:p text:style-name="P21"><text:s text:c="4"/>d=sum%8+48;</text:p>
      <text:p text:style-name="P51"><text:span text:style-name="T3"><text:s text:c="4"/></text:span><text:span text:style-name="T8">return</text:span><text:span text:style-name="T3"> sum/8;</text:span></text:p>
      <text:p text:style-name="P21">}</text:p>
      <text:p text:style-name="P21"/>
      <text:p text:style-name="P51"><text:span text:style-name="T8">int</text:span><text:span text:style-name="T3"> length(</text:span><text:span text:style-name="T8">char</text:span><text:span text:style-name="T3"> a[]){</text:span></text:p>
      <text:p text:style-name="P51"><text:span text:style-name="T3"><text:s text:c="4"/></text:span><text:span text:style-name="T8">int</text:span><text:span text:style-name="T3"> cnt=0;</text:span></text:p>
      <text:p text:style-name="P51"><text:span text:style-name="T3"><text:s text:c="4"/></text:span><text:span text:style-name="T8">do</text:span><text:span text:style-name="T3">{}</text:span><text:span text:style-name="T8">while</text:span><text:span text:style-name="T3">(a[cnt++]!=</text:span><text:span text:style-name="T7">'\0'</text:span><text:span text:style-name="T3">);</text:span></text:p>
      <text:p text:style-name="P51"><text:span text:style-name="T3"><text:s text:c="4"/></text:span><text:span text:style-name="T8">return</text:span><text:span text:style-name="T3"> cnt-1; </text:span></text:p>
      <text:p text:style-name="P27">}</text:p>
      <text:p text:style-name="P27"/>
      <text:p text:style-name="P27"/>
      <text:p text:style-name="P6">/* </text:p>
      <text:p text:style-name="P1"><text:s/>* File: <text:s text:c="2"/>main.cpp</text:p>
      <text:p text:style-name="P1"><text:s/>* Author: Abdul-Hakim</text:p>
      <text:p text:style-name="P1"><text:s/>* Purpose: Addition using Big Int </text:p>
      <text:p text:style-name="P1"><text:s/>* Created on October 28, 2015, 11:24 AM</text:p>
      <text:p text:style-name="P1"><text:s/>*/</text:p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1">//User Libraries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Function Prototypes</text:p>
      <text:p text:style-name="P51"><text:span text:style-name="T8">int</text:span><text:span text:style-name="T3"> length(</text:span><text:span text:style-name="T8">char</text:span><text:span text:style-name="T3"> []);</text:span></text:p>
      <text:p text:style-name="P51"><text:span text:style-name="T8">bool</text:span><text:span text:style-name="T3"> digitAdd(</text:span><text:span text:style-name="T8">char</text:span><text:span text:style-name="T3">,</text:span><text:span text:style-name="T8">char</text:span><text:span text:style-name="T3">,</text:span><text:span text:style-name="T8">char</text:span><text:span text:style-name="T3"> &amp;,</text:span><text:span text:style-name="T8">bool</text:span><text:span text:style-name="T3">=</text:span><text:span text:style-name="T8">false</text:span><text:span text:style-name="T3">);</text:span></text:p>
      <text:p text:style-name="P51"><text:span text:style-name="T8">int</text:span><text:span text:style-name="T3"> sizeResult(</text:span><text:span text:style-name="T8">char</text:span><text:span text:style-name="T3"> [],</text:span><text:span text:style-name="T8">char</text:span><text:span text:style-name="T3"> []);</text:span></text:p>
      <text:p text:style-name="P51"><text:span text:style-name="T8">bool</text:span><text:span text:style-name="T3"> numberAdd(</text:span><text:span text:style-name="T8">char</text:span><text:span text:style-name="T3"> [],</text:span><text:span text:style-name="T8">char</text:span><text:span text:style-name="T3"> [],</text:span><text:span text:style-name="T8">char</text:span><text:span text:style-name="T3"> []);</text:span></text:p>
      <text:p text:style-name="P1">//Global constants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Create the test numbers using character arrays</text:span></text:p>
      <text:p text:style-name="P51"><text:span text:style-name="T3"><text:s text:c="4"/></text:span><text:span text:style-name="T8">char</text:span><text:span text:style-name="T3"> number1[]=</text:span><text:span text:style-name="T7">"12345698765432109876543210"</text:span><text:span text:style-name="T3">;</text:span></text:p>
      <text:p text:style-name="P51"><text:span text:style-name="T3"><text:s text:c="4"/></text:span><text:span text:style-name="T8">char</text:span><text:span text:style-name="T3"> number2[]=</text:span><text:span text:style-name="T7">"11111234567890123456789123"</text:span><text:span text:style-name="T3">;</text:span></text:p>
      <text:p text:style-name="P51"><text:span text:style-name="T3"><text:s text:c="4"/></text:span><text:span text:style-name="T8">char</text:span><text:span text:style-name="T3"> result[sizeResult(number1,number2)];</text:span></text:p>
      <text:p text:style-name="P51"><text:span text:style-name="T3"><text:s text:c="4"/></text:span><text:span text:style-name="T1">//Add the numbers</text:span></text:p>
      <text:p text:style-name="P21"><text:s text:c="4"/>cout&lt;&lt;number1&lt;&lt;endl;</text:p>
      <text:p text:style-name="P21"><text:s text:c="4"/>cout&lt;&lt;number2&lt;&lt;endl;</text:p>
      <text:p text:style-name="P51"><text:span text:style-name="T3"><text:s text:c="4"/></text:span><text:span text:style-name="T8">bool</text:span><text:span text:style-name="T3"> x=numberAdd(number1,number2,result);</text:span></text:p>
      <text:p text:style-name="P51"><text:span text:style-name="T3"><text:s text:c="4"/></text:span><text:span text:style-name="T8">if</text:span><text:span text:style-name="T3">(x)cout&lt;&lt;</text:span><text:span text:style-name="T7">"overflow"</text:span><text:span text:style-name="T3">&lt;&lt;endl;</text:span></text:p>
      <text:p text:style-name="P51"><text:span text:style-name="T3"><text:s text:c="4"/></text:span><text:span text:style-name="T8">else</text:span><text:span text:style-name="T3"> cout&lt;&lt;result&lt;&lt;endl;</text:span></text:p>
      <text:p text:style-name="P21"/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51"><text:span text:style-name="T8">bool</text:span><text:span text:style-name="T3"> numberAdd(</text:span><text:span text:style-name="T8">char</text:span><text:span text:style-name="T3"> n1[],</text:span><text:span text:style-name="T8">char</text:span><text:span text:style-name="T3"> n2[],</text:span><text:span text:style-name="T8">char</text:span><text:span text:style-name="T3"> r[]){</text:span></text:p>
      <text:p text:style-name="P51"><text:span text:style-name="T3"><text:s text:c="4"/></text:span><text:span text:style-name="T1">//Initialize the result array</text:span></text:p>
      <text:p text:style-name="P51"><text:span text:style-name="T3"><text:s text:c="4"/>r[sizeResult(n1,n2)-1]=</text:span><text:span text:style-name="T7">'\0'</text:span><text:span text:style-name="T3">;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=sizeResult(n1,n2)-2;i++){</text:span></text:p>
      <text:p text:style-name="P51"><text:span text:style-name="T3"><text:s text:c="8"/>r[i]=</text:span><text:span text:style-name="T7">'0'</text:span><text:span text:style-name="T3">;</text:span></text:p>
      <text:p text:style-name="P21"><text:s text:c="4"/>}</text:p>
      <text:p text:style-name="P51"><text:soft-page-break/><text:span text:style-name="T3"><text:s text:c="4"/></text:span><text:span text:style-name="T1">//Start the counters</text:span></text:p>
      <text:p text:style-name="P51"><text:span text:style-name="T3"><text:s text:c="4"/></text:span><text:span text:style-name="T8">int</text:span><text:span text:style-name="T3"> rcnt=sizeResult(n1,n2)-2;</text:span></text:p>
      <text:p text:style-name="P51"><text:span text:style-name="T3"><text:s text:c="4"/></text:span><text:span text:style-name="T8">int</text:span><text:span text:style-name="T3"> n1cnt=length(n1)-1;</text:span></text:p>
      <text:p text:style-name="P51"><text:span text:style-name="T3"><text:s text:c="4"/></text:span><text:span text:style-name="T8">int</text:span><text:span text:style-name="T3"> n2cnt=length(n2)-1;</text:span></text:p>
      <text:p text:style-name="P51"><text:span text:style-name="T3"><text:s text:c="4"/></text:span><text:span text:style-name="T1">//Added the first digit</text:span></text:p>
      <text:p text:style-name="P51"><text:span text:style-name="T3"><text:s text:c="4"/></text:span><text:span text:style-name="T8">bool</text:span><text:span text:style-name="T3"> c=digitAdd(n1[n1cnt--],n2[n2cnt--],r[rcnt--]);</text:span></text:p>
      <text:p text:style-name="P51"><text:span text:style-name="T3"><text:s text:c="4"/></text:span><text:span text:style-name="T8">do</text:span><text:span text:style-name="T3">{</text:span></text:p>
      <text:p text:style-name="P51"><text:span text:style-name="T3"><text:s text:c="4"/></text:span><text:span text:style-name="T8">if</text:span><text:span text:style-name="T3">(n1cnt&lt;0&amp;&amp;n2cnt&lt;0)</text:span><text:span text:style-name="T8">return</text:span><text:span text:style-name="T3"> c;</text:span>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n1cnt&lt;0)c=digitAdd(</text:span><text:span text:style-name="T7">'0'</text:span><text:span text:style-name="T3">,n2[n2cnt--],r[rcnt--],c);</text:span>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n2cnt&lt;0)c=digitAdd(n1[n1cnt--],</text:span><text:span text:style-name="T7">'0'</text:span><text:span text:style-name="T3">,r[rcnt--],c);</text:span></text:p>
      <text:p text:style-name="P51"><text:span text:style-name="T3"><text:s text:c="4"/></text:span><text:span text:style-name="T8">else</text:span><text:span text:style-name="T3"> c=digitAdd(n1[n1cnt--],n2[n2cnt--],r[rcnt--],c);</text:span></text:p>
      <text:p text:style-name="P51"><text:span text:style-name="T3"><text:s text:c="4"/>}</text:span><text:span text:style-name="T8">while</text:span><text:span text:style-name="T3">(</text:span><text:span text:style-name="T8">true</text:span><text:span text:style-name="T3">);</text:span></text:p>
      <text:p text:style-name="P21">}</text:p>
      <text:p text:style-name="P21"/>
      <text:p text:style-name="P51"><text:span text:style-name="T8">int</text:span><text:span text:style-name="T3"> sizeResult(</text:span><text:span text:style-name="T8">char</text:span><text:span text:style-name="T3"> n1[],</text:span><text:span text:style-name="T8">char</text:span><text:span text:style-name="T3"> n2[]){</text:span></text:p>
      <text:p text:style-name="P51"><text:span text:style-name="T3"><text:s text:c="4"/></text:span><text:span text:style-name="T8">int</text:span><text:span text:style-name="T3"> size1=length(n1);</text:span></text:p>
      <text:p text:style-name="P51"><text:span text:style-name="T3"><text:s text:c="4"/></text:span><text:span text:style-name="T8">int</text:span><text:span text:style-name="T3"> size2=length(n2);</text:span></text:p>
      <text:p text:style-name="P51"><text:span text:style-name="T3"><text:s text:c="4"/></text:span><text:span text:style-name="T8">if</text:span><text:span text:style-name="T3">(size1&gt;size2)</text:span><text:span text:style-name="T8">return</text:span><text:span text:style-name="T3"> size1+1;</text:span></text:p>
      <text:p text:style-name="P51"><text:span text:style-name="T3"><text:s text:c="4"/></text:span><text:span text:style-name="T8">return</text:span><text:span text:style-name="T3"> size2+1;</text:span></text:p>
      <text:p text:style-name="P21">}</text:p>
      <text:p text:style-name="P21"/>
      <text:p text:style-name="P51"><text:span text:style-name="T8">bool</text:span><text:span text:style-name="T3"> digitAdd(</text:span><text:span text:style-name="T8">char</text:span><text:span text:style-name="T3"> n1,</text:span><text:span text:style-name="T8">char</text:span><text:span text:style-name="T3"> n2,</text:span><text:span text:style-name="T8">char</text:span><text:span text:style-name="T3"> &amp;d,</text:span><text:span text:style-name="T8">bool</text:span><text:span text:style-name="T3"> c){</text:span></text:p>
      <text:p text:style-name="P51"><text:span text:style-name="T3"><text:s text:c="4"/></text:span><text:span text:style-name="T8">int</text:span><text:span text:style-name="T3"> i1=n1-48,i2=n2-48;</text:span></text:p>
      <text:p text:style-name="P51"><text:span text:style-name="T3"><text:s text:c="4"/></text:span><text:span text:style-name="T8">int</text:span><text:span text:style-name="T3"> sum=i1+i2+c;</text:span></text:p>
      <text:p text:style-name="P21"><text:s text:c="4"/>d=sum%10+48;</text:p>
      <text:p text:style-name="P51"><text:span text:style-name="T3"><text:s text:c="4"/></text:span><text:span text:style-name="T8">return</text:span><text:span text:style-name="T3"> sum/10;</text:span></text:p>
      <text:p text:style-name="P21">}</text:p>
      <text:p text:style-name="P21"/>
      <text:p text:style-name="P51"><text:span text:style-name="T8">int</text:span><text:span text:style-name="T3"> length(</text:span><text:span text:style-name="T8">char</text:span><text:span text:style-name="T3"> a[]){</text:span></text:p>
      <text:p text:style-name="P51"><text:span text:style-name="T3"><text:s text:c="4"/></text:span><text:span text:style-name="T8">int</text:span><text:span text:style-name="T3"> cnt=0;</text:span></text:p>
      <text:p text:style-name="P51"><text:span text:style-name="T3"><text:s text:c="4"/></text:span><text:span text:style-name="T8">do</text:span><text:span text:style-name="T3">{}</text:span><text:span text:style-name="T8">while</text:span><text:span text:style-name="T3">(a[cnt++]!=</text:span><text:span text:style-name="T7">'\0'</text:span><text:span text:style-name="T3">);</text:span></text:p>
      <text:p text:style-name="P51"><text:span text:style-name="T3"><text:s text:c="4"/></text:span><text:span text:style-name="T8">return</text:span><text:span text:style-name="T3"> cnt-1; </text:span></text:p>
      <text:p text:style-name="P27">}</text:p>
      <text:p text:style-name="P27"/>
      <text:p text:style-name="P6">/* </text:p>
      <text:p text:style-name="P1"><text:s/>* File: <text:s text:c="2"/>main.cpp</text:p>
      <text:p text:style-name="P1"><text:s/>* Author: Abdul-Hakim</text:p>
      <text:p text:style-name="P1"><text:s/>* Purpose: Addition using Big_Hex</text:p>
      <text:p text:style-name="P1"><text:s/>* Created on October 28, 2015, 11:24 AM</text:p>
      <text:p text:style-name="P1"><text:s/>*/</text:p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1">//User Libraries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Function Prototypes</text:p>
      <text:p text:style-name="P51"><text:span text:style-name="T8">int</text:span><text:span text:style-name="T3"> length(</text:span><text:span text:style-name="T8">char</text:span><text:span text:style-name="T3"> []);</text:span></text:p>
      <text:p text:style-name="P51"><text:span text:style-name="T8">bool</text:span><text:span text:style-name="T3"> digitAdd(</text:span><text:span text:style-name="T8">char</text:span><text:span text:style-name="T3">,</text:span><text:span text:style-name="T8">char</text:span><text:span text:style-name="T3">,</text:span><text:span text:style-name="T8">char</text:span><text:span text:style-name="T3"> &amp;,</text:span><text:span text:style-name="T8">bool</text:span><text:span text:style-name="T3">=</text:span><text:span text:style-name="T8">false</text:span><text:span text:style-name="T3">);</text:span></text:p>
      <text:p text:style-name="P51"><text:span text:style-name="T8">int</text:span><text:span text:style-name="T3"> sizeResult(</text:span><text:span text:style-name="T8">char</text:span><text:span text:style-name="T3"> [],</text:span><text:span text:style-name="T8">char</text:span><text:span text:style-name="T3"> []);</text:span></text:p>
      <text:p text:style-name="P51"><text:span text:style-name="T8">bool</text:span><text:span text:style-name="T3"> numberAdd(</text:span><text:span text:style-name="T8">char</text:span><text:span text:style-name="T3"> [],</text:span><text:span text:style-name="T8">char</text:span><text:span text:style-name="T3"> [],</text:span><text:span text:style-name="T8">char</text:span><text:span text:style-name="T3"> []);</text:span></text:p>
      <text:p text:style-name="P1">//Global constants</text:p>
      <text:p text:style-name="P1">//Execution begins here! 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Create the test numbers using character arrays</text:span></text:p>
      <text:p text:style-name="P51"><text:span text:style-name="T3"><text:s text:c="4"/></text:span><text:span text:style-name="T8">char</text:span><text:span text:style-name="T3"> number1[]=</text:span><text:span text:style-name="T7">"0ABCDEF"</text:span><text:span text:style-name="T3">;</text:span></text:p>
      <text:p text:style-name="P51"><text:span text:style-name="T3"><text:s text:c="4"/></text:span><text:span text:style-name="T8">char</text:span><text:span text:style-name="T3"> number2[]=</text:span><text:span text:style-name="T7">"0123451"</text:span><text:span text:style-name="T3">;</text:span></text:p>
      <text:p text:style-name="P51"><text:span text:style-name="T3"><text:s text:c="4"/></text:span><text:span text:style-name="T8">char</text:span><text:span text:style-name="T3"> result[sizeResult(number1,number2)];</text:span></text:p>
      <text:p text:style-name="P51"><text:span text:style-name="T3"><text:s text:c="4"/></text:span><text:span text:style-name="T1">//Add the numbers</text:span></text:p>
      <text:p text:style-name="P21"><text:s text:c="4"/>cout&lt;&lt;number1&lt;&lt;endl;</text:p>
      <text:p text:style-name="P21"><text:soft-page-break/><text:s text:c="4"/>cout&lt;&lt;number2&lt;&lt;endl;</text:p>
      <text:p text:style-name="P51"><text:span text:style-name="T3"><text:s text:c="4"/></text:span><text:span text:style-name="T8">bool</text:span><text:span text:style-name="T3"> x=numberAdd(number1,number2,result);</text:span></text:p>
      <text:p text:style-name="P51"><text:span text:style-name="T3"><text:s text:c="4"/></text:span><text:span text:style-name="T8">if</text:span><text:span text:style-name="T3">(x)cout&lt;&lt;</text:span><text:span text:style-name="T7">"overflow"</text:span><text:span text:style-name="T3">&lt;&lt;endl;</text:span></text:p>
      <text:p text:style-name="P51"><text:span text:style-name="T3"><text:s text:c="4"/></text:span><text:span text:style-name="T8">else</text:span><text:span text:style-name="T3"> cout&lt;&lt;result&lt;&lt;endl;</text:span></text:p>
      <text:p text:style-name="P21"/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51"><text:span text:style-name="T8">bool</text:span><text:span text:style-name="T3"> numberAdd(</text:span><text:span text:style-name="T8">char</text:span><text:span text:style-name="T3"> n1[],</text:span><text:span text:style-name="T8">char</text:span><text:span text:style-name="T3"> n2[],</text:span><text:span text:style-name="T8">char</text:span><text:span text:style-name="T3"> r[]){</text:span></text:p>
      <text:p text:style-name="P51"><text:span text:style-name="T3"><text:s text:c="4"/></text:span><text:span text:style-name="T1">//Initialize the result array</text:span></text:p>
      <text:p text:style-name="P51"><text:span text:style-name="T3"><text:s text:c="4"/>r[sizeResult(n1,n2)-1]=</text:span><text:span text:style-name="T7">'\0'</text:span><text:span text:style-name="T3">;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=sizeResult(n1,n2)-2;i++){</text:span></text:p>
      <text:p text:style-name="P51"><text:span text:style-name="T3"><text:s text:c="8"/>r[i]=</text:span><text:span text:style-name="T7">'0'</text:span><text:span text:style-name="T3">;</text:span></text:p>
      <text:p text:style-name="P21"><text:s text:c="4"/>}</text:p>
      <text:p text:style-name="P51"><text:span text:style-name="T3"><text:s text:c="4"/></text:span><text:span text:style-name="T1">//Start the counters</text:span></text:p>
      <text:p text:style-name="P51"><text:span text:style-name="T3"><text:s text:c="4"/></text:span><text:span text:style-name="T8">int</text:span><text:span text:style-name="T3"> rcnt=sizeResult(n1,n2)-2;</text:span></text:p>
      <text:p text:style-name="P51"><text:span text:style-name="T3"><text:s text:c="4"/></text:span><text:span text:style-name="T8">int</text:span><text:span text:style-name="T3"> n1cnt=length(n1)-1;</text:span></text:p>
      <text:p text:style-name="P51"><text:span text:style-name="T3"><text:s text:c="4"/></text:span><text:span text:style-name="T8">int</text:span><text:span text:style-name="T3"> n2cnt=length(n2)-1;</text:span></text:p>
      <text:p text:style-name="P51"><text:span text:style-name="T3"><text:s text:c="4"/></text:span><text:span text:style-name="T1">//Added the first digit</text:span></text:p>
      <text:p text:style-name="P51"><text:span text:style-name="T3"><text:s text:c="4"/></text:span><text:span text:style-name="T8">bool</text:span><text:span text:style-name="T3"> c=digitAdd(n1[n1cnt--],n2[n2cnt--],r[rcnt--]);</text:span></text:p>
      <text:p text:style-name="P51"><text:span text:style-name="T3"><text:s text:c="4"/></text:span><text:span text:style-name="T8">do</text:span><text:span text:style-name="T3">{</text:span></text:p>
      <text:p text:style-name="P51"><text:span text:style-name="T3"><text:s text:c="4"/></text:span><text:span text:style-name="T8">if</text:span><text:span text:style-name="T3">(n1cnt&lt;0&amp;&amp;n2cnt&lt;0)</text:span><text:span text:style-name="T8">return</text:span><text:span text:style-name="T3"> c;</text:span>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n1cnt&lt;0)c=digitAdd(</text:span><text:span text:style-name="T7">'0'</text:span><text:span text:style-name="T3">,n2[n2cnt--],r[rcnt--],c);</text:span>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n2cnt&lt;0)c=digitAdd(n1[n1cnt--],</text:span><text:span text:style-name="T7">'0'</text:span><text:span text:style-name="T3">,r[rcnt--],c);</text:span></text:p>
      <text:p text:style-name="P51"><text:span text:style-name="T3"><text:s text:c="4"/></text:span><text:span text:style-name="T8">else</text:span><text:span text:style-name="T3"> c=digitAdd(n1[n1cnt--],n2[n2cnt--],r[rcnt--],c);</text:span></text:p>
      <text:p text:style-name="P51"><text:span text:style-name="T3"><text:s text:c="4"/>}</text:span><text:span text:style-name="T8">while</text:span><text:span text:style-name="T3">(</text:span><text:span text:style-name="T8">true</text:span><text:span text:style-name="T3">);</text:span></text:p>
      <text:p text:style-name="P21">}</text:p>
      <text:p text:style-name="P21"/>
      <text:p text:style-name="P51"><text:span text:style-name="T8">int</text:span><text:span text:style-name="T3"> sizeResult(</text:span><text:span text:style-name="T8">char</text:span><text:span text:style-name="T3"> n1[],</text:span><text:span text:style-name="T8">char</text:span><text:span text:style-name="T3"> n2[]){</text:span></text:p>
      <text:p text:style-name="P51"><text:span text:style-name="T3"><text:s text:c="4"/></text:span><text:span text:style-name="T8">int</text:span><text:span text:style-name="T3"> size1=length(n1);</text:span></text:p>
      <text:p text:style-name="P51"><text:span text:style-name="T3"><text:s text:c="4"/></text:span><text:span text:style-name="T8">int</text:span><text:span text:style-name="T3"> size2=length(n2);</text:span></text:p>
      <text:p text:style-name="P51"><text:span text:style-name="T3"><text:s text:c="4"/></text:span><text:span text:style-name="T8">if</text:span><text:span text:style-name="T3">(size1&gt;size2)</text:span><text:span text:style-name="T8">return</text:span><text:span text:style-name="T3"> size1+1;</text:span></text:p>
      <text:p text:style-name="P51"><text:span text:style-name="T3"><text:s text:c="4"/></text:span><text:span text:style-name="T8">return</text:span><text:span text:style-name="T3"> size2+1;</text:span></text:p>
      <text:p text:style-name="P21">}</text:p>
      <text:p text:style-name="P21"/>
      <text:p text:style-name="P51"><text:span text:style-name="T8">bool</text:span><text:span text:style-name="T3"> digitAdd(</text:span><text:span text:style-name="T8">char</text:span><text:span text:style-name="T3"> n1,</text:span><text:span text:style-name="T8">char</text:span><text:span text:style-name="T3"> n2,</text:span><text:span text:style-name="T8">char</text:span><text:span text:style-name="T3"> &amp;d,</text:span><text:span text:style-name="T8">bool</text:span><text:span text:style-name="T3"> c){</text:span></text:p>
      <text:p text:style-name="P51"><text:span text:style-name="T3"><text:s text:c="4"/></text:span><text:span text:style-name="T8">int</text:span><text:span text:style-name="T3"> i1=n1-48,i2=n2-48;</text:span></text:p>
      <text:p text:style-name="P51"><text:span text:style-name="T3"><text:s text:c="4"/></text:span><text:span text:style-name="T8">if</text:span><text:span text:style-name="T3">(n1&gt;=65)i1=n1-55;</text:span></text:p>
      <text:p text:style-name="P51"><text:span text:style-name="T3"><text:s text:c="4"/></text:span><text:span text:style-name="T8">if</text:span><text:span text:style-name="T3">(n2&gt;=65)i2=n2-55;</text:span></text:p>
      <text:p text:style-name="P51"><text:span text:style-name="T3"><text:s text:c="4"/></text:span><text:span text:style-name="T8">int</text:span><text:span text:style-name="T3"> sum=i1+i2+c;</text:span></text:p>
      <text:p text:style-name="P51"><text:span text:style-name="T3"><text:s text:c="4"/></text:span><text:span text:style-name="T8">if</text:span><text:span text:style-name="T3">(sum%16&gt;9){</text:span></text:p>
      <text:p text:style-name="P21"><text:s text:c="8"/>d=sum%16+55;</text:p>
      <text:p text:style-name="P51"><text:span text:style-name="T3"><text:s text:c="4"/>}</text:span><text:span text:style-name="T8">else</text:span><text:span text:style-name="T3">{</text:span></text:p>
      <text:p text:style-name="P21"><text:s text:c="8"/>d=sum%16+48;</text:p>
      <text:p text:style-name="P21"><text:s text:c="4"/>}</text:p>
      <text:p text:style-name="P51"><text:span text:style-name="T3"><text:s text:c="4"/></text:span><text:span text:style-name="T8">return</text:span><text:span text:style-name="T3"> sum/16;</text:span></text:p>
      <text:p text:style-name="P21">}</text:p>
      <text:p text:style-name="P21"/>
      <text:p text:style-name="P51"><text:span text:style-name="T8">int</text:span><text:span text:style-name="T3"> length(</text:span><text:span text:style-name="T8">char</text:span><text:span text:style-name="T3"> a[]){</text:span></text:p>
      <text:p text:style-name="P51"><text:span text:style-name="T3"><text:s text:c="4"/></text:span><text:span text:style-name="T8">int</text:span><text:span text:style-name="T3"> cnt=0;</text:span></text:p>
      <text:p text:style-name="P51"><text:span text:style-name="T3"><text:s text:c="4"/></text:span><text:span text:style-name="T8">do</text:span><text:span text:style-name="T3">{}</text:span><text:span text:style-name="T8">while</text:span><text:span text:style-name="T3">(a[cnt++]!=</text:span><text:span text:style-name="T7">'\0'</text:span><text:span text:style-name="T3">);</text:span></text:p>
      <text:p text:style-name="P51"><text:span text:style-name="T3"><text:s text:c="4"/></text:span><text:span text:style-name="T8">return</text:span><text:span text:style-name="T3"> cnt-1; </text:span></text:p>
      <text:p text:style-name="P27">}</text:p>
      <text:p text:style-name="P27"/>
      <text:p text:style-name="P6">/* </text:p>
      <text:p text:style-name="P1"><text:s/>* File: <text:s text:c="2"/>main.cpp</text:p>
      <text:p text:style-name="P1"><text:s/>* Author: Abdul-Hakim</text:p>
      <text:p text:style-name="P1"><text:s/>* Purpose: Addition using Big Binary</text:p>
      <text:p text:style-name="P1"><text:s/>* Created on October 28, 2015, 11:24 AM</text:p>
      <text:p text:style-name="P1"><text:soft-page-break/><text:s/>*/</text:p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1">//User Libraries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Function Prototypes</text:p>
      <text:p text:style-name="P51"><text:span text:style-name="T8">int</text:span><text:span text:style-name="T3"> length(</text:span><text:span text:style-name="T8">char</text:span><text:span text:style-name="T3"> []);</text:span></text:p>
      <text:p text:style-name="P51"><text:span text:style-name="T8">bool</text:span><text:span text:style-name="T3"> digitAdd(</text:span><text:span text:style-name="T8">char</text:span><text:span text:style-name="T3">,</text:span><text:span text:style-name="T8">char</text:span><text:span text:style-name="T3">,</text:span><text:span text:style-name="T8">char</text:span><text:span text:style-name="T3"> &amp;,</text:span><text:span text:style-name="T8">bool</text:span><text:span text:style-name="T3">=</text:span><text:span text:style-name="T8">false</text:span><text:span text:style-name="T3">);</text:span></text:p>
      <text:p text:style-name="P51"><text:span text:style-name="T8">int</text:span><text:span text:style-name="T3"> sizeResult(</text:span><text:span text:style-name="T8">char</text:span><text:span text:style-name="T3"> [],</text:span><text:span text:style-name="T8">char</text:span><text:span text:style-name="T3"> []);</text:span></text:p>
      <text:p text:style-name="P51"><text:span text:style-name="T8">bool</text:span><text:span text:style-name="T3"> numberAdd(</text:span><text:span text:style-name="T8">char</text:span><text:span text:style-name="T3"> [],</text:span><text:span text:style-name="T8">char</text:span><text:span text:style-name="T3"> [],</text:span><text:span text:style-name="T8">char</text:span><text:span text:style-name="T3"> []);</text:span></text:p>
      <text:p text:style-name="P1">//Global constants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Create the test numbers using character arrays</text:span></text:p>
      <text:p text:style-name="P51"><text:span text:style-name="T3"><text:s text:c="4"/></text:span><text:span text:style-name="T8">char</text:span><text:span text:style-name="T3"> number1[]=</text:span><text:span text:style-name="T7">"0011111111"</text:span><text:span text:style-name="T3">;</text:span></text:p>
      <text:p text:style-name="P51"><text:span text:style-name="T3"><text:s text:c="4"/></text:span><text:span text:style-name="T8">char</text:span><text:span text:style-name="T3"> number2[]=</text:span><text:span text:style-name="T7">"0101010101"</text:span><text:span text:style-name="T3">;</text:span></text:p>
      <text:p text:style-name="P51"><text:span text:style-name="T3"><text:s text:c="4"/></text:span><text:span text:style-name="T8">char</text:span><text:span text:style-name="T3"> result[sizeResult(number1,number2)];</text:span></text:p>
      <text:p text:style-name="P51"><text:span text:style-name="T3"><text:s text:c="4"/></text:span><text:span text:style-name="T1">//Add the numbers</text:span></text:p>
      <text:p text:style-name="P21"><text:s text:c="4"/>cout&lt;&lt;number1&lt;&lt;endl;</text:p>
      <text:p text:style-name="P21"><text:s text:c="4"/>cout&lt;&lt;number2&lt;&lt;endl;</text:p>
      <text:p text:style-name="P51"><text:span text:style-name="T3"><text:s text:c="4"/></text:span><text:span text:style-name="T8">bool</text:span><text:span text:style-name="T3"> x=numberAdd(number1,number2,result);</text:span></text:p>
      <text:p text:style-name="P51"><text:span text:style-name="T3"><text:s text:c="4"/></text:span><text:span text:style-name="T8">if</text:span><text:span text:style-name="T3">(x)cout&lt;&lt;</text:span><text:span text:style-name="T7">"overflow"</text:span><text:span text:style-name="T3">&lt;&lt;endl;</text:span></text:p>
      <text:p text:style-name="P51"><text:span text:style-name="T3"><text:s text:c="4"/></text:span><text:span text:style-name="T8">else</text:span><text:span text:style-name="T3"> cout&lt;&lt;result&lt;&lt;endl;</text:span></text:p>
      <text:p text:style-name="P21"/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51"><text:span text:style-name="T8">bool</text:span><text:span text:style-name="T3"> numberAdd(</text:span><text:span text:style-name="T8">char</text:span><text:span text:style-name="T3"> n1[],</text:span><text:span text:style-name="T8">char</text:span><text:span text:style-name="T3"> n2[],</text:span><text:span text:style-name="T8">char</text:span><text:span text:style-name="T3"> r[]){</text:span></text:p>
      <text:p text:style-name="P51"><text:span text:style-name="T3"><text:s text:c="4"/></text:span><text:span text:style-name="T1">//Initialize the result array</text:span></text:p>
      <text:p text:style-name="P51"><text:span text:style-name="T3"><text:s text:c="4"/>r[sizeResult(n1,n2)-1]=</text:span><text:span text:style-name="T7">'\0'</text:span><text:span text:style-name="T3">;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=sizeResult(n1,n2)-2;i++){</text:span></text:p>
      <text:p text:style-name="P51"><text:span text:style-name="T3"><text:s text:c="8"/>r[i]=</text:span><text:span text:style-name="T7">'0'</text:span><text:span text:style-name="T3">;</text:span></text:p>
      <text:p text:style-name="P21"><text:s text:c="4"/>}</text:p>
      <text:p text:style-name="P51"><text:span text:style-name="T3"><text:s text:c="4"/></text:span><text:span text:style-name="T1">//Start the counters</text:span></text:p>
      <text:p text:style-name="P51"><text:span text:style-name="T3"><text:s text:c="4"/></text:span><text:span text:style-name="T8">int</text:span><text:span text:style-name="T3"> rcnt=sizeResult(n1,n2)-2;</text:span></text:p>
      <text:p text:style-name="P51"><text:span text:style-name="T3"><text:s text:c="4"/></text:span><text:span text:style-name="T8">int</text:span><text:span text:style-name="T3"> n1cnt=length(n1)-1;</text:span></text:p>
      <text:p text:style-name="P51"><text:span text:style-name="T3"><text:s text:c="4"/></text:span><text:span text:style-name="T8">int</text:span><text:span text:style-name="T3"> n2cnt=length(n2)-1;</text:span></text:p>
      <text:p text:style-name="P51"><text:span text:style-name="T3"><text:s text:c="4"/></text:span><text:span text:style-name="T1">//Added the first digit</text:span></text:p>
      <text:p text:style-name="P51"><text:span text:style-name="T3"><text:s text:c="4"/></text:span><text:span text:style-name="T8">bool</text:span><text:span text:style-name="T3"> c=digitAdd(n1[n1cnt--],n2[n2cnt--],r[rcnt--]);</text:span></text:p>
      <text:p text:style-name="P51"><text:span text:style-name="T3"><text:s text:c="4"/></text:span><text:span text:style-name="T8">do</text:span><text:span text:style-name="T3">{</text:span></text:p>
      <text:p text:style-name="P51"><text:span text:style-name="T3"><text:s text:c="4"/></text:span><text:span text:style-name="T8">if</text:span><text:span text:style-name="T3">(n1cnt&lt;0&amp;&amp;n2cnt&lt;0)</text:span><text:span text:style-name="T8">return</text:span><text:span text:style-name="T3"> c;</text:span>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n1cnt&lt;0)c=digitAdd(</text:span><text:span text:style-name="T7">'0'</text:span><text:span text:style-name="T3">,n2[n2cnt--],r[rcnt--],c);</text:span>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n2cnt&lt;0)c=digitAdd(n1[n1cnt--],</text:span><text:span text:style-name="T7">'0'</text:span><text:span text:style-name="T3">,r[rcnt--],c);</text:span></text:p>
      <text:p text:style-name="P51"><text:span text:style-name="T3"><text:s text:c="4"/></text:span><text:span text:style-name="T8">else</text:span><text:span text:style-name="T3"> c=digitAdd(n1[n1cnt--],n2[n2cnt--],r[rcnt--],c);</text:span></text:p>
      <text:p text:style-name="P51"><text:span text:style-name="T3"><text:s text:c="4"/>}</text:span><text:span text:style-name="T8">while</text:span><text:span text:style-name="T3">(</text:span><text:span text:style-name="T8">true</text:span><text:span text:style-name="T3">);</text:span></text:p>
      <text:p text:style-name="P21">}</text:p>
      <text:p text:style-name="P21"/>
      <text:p text:style-name="P51"><text:span text:style-name="T8">int</text:span><text:span text:style-name="T3"> sizeResult(</text:span><text:span text:style-name="T8">char</text:span><text:span text:style-name="T3"> n1[],</text:span><text:span text:style-name="T8">char</text:span><text:span text:style-name="T3"> n2[]){</text:span></text:p>
      <text:p text:style-name="P51"><text:span text:style-name="T3"><text:s text:c="4"/></text:span><text:span text:style-name="T8">int</text:span><text:span text:style-name="T3"> size1=length(n1);</text:span></text:p>
      <text:p text:style-name="P51"><text:span text:style-name="T3"><text:s text:c="4"/></text:span><text:span text:style-name="T8">int</text:span><text:span text:style-name="T3"> size2=length(n2);</text:span></text:p>
      <text:p text:style-name="P51"><text:span text:style-name="T3"><text:s text:c="4"/></text:span><text:span text:style-name="T8">if</text:span><text:span text:style-name="T3">(size1&gt;size2)</text:span><text:span text:style-name="T8">return</text:span><text:span text:style-name="T3"> size1+1;</text:span></text:p>
      <text:p text:style-name="P51"><text:span text:style-name="T3"><text:s text:c="4"/></text:span><text:span text:style-name="T8">return</text:span><text:span text:style-name="T3"> size2+1;</text:span></text:p>
      <text:p text:style-name="P21">}</text:p>
      <text:p text:style-name="P21"/>
      <text:p text:style-name="P51"><text:span text:style-name="T8">bool</text:span><text:span text:style-name="T3"> digitAdd(</text:span><text:span text:style-name="T8">char</text:span><text:span text:style-name="T3"> n1,</text:span><text:span text:style-name="T8">char</text:span><text:span text:style-name="T3"> n2,</text:span><text:span text:style-name="T8">char</text:span><text:span text:style-name="T3"> &amp;d,</text:span><text:span text:style-name="T8">bool</text:span><text:span text:style-name="T3"> c){</text:span></text:p>
      <text:p text:style-name="P51"><text:span text:style-name="T3"><text:s text:c="4"/></text:span><text:span text:style-name="T8">int</text:span><text:span text:style-name="T3"> i1=n1-48,i2=n2-48;</text:span></text:p>
      <text:p text:style-name="P51"><text:span text:style-name="T3"><text:s text:c="4"/></text:span><text:span text:style-name="T8">int</text:span><text:span text:style-name="T3"> sum=i1+i2+c;</text:span></text:p>
      <text:p text:style-name="P21"><text:s text:c="4"/>d=sum%2+48;</text:p>
      <text:p text:style-name="P51"><text:soft-page-break/><text:span text:style-name="T3"><text:s text:c="4"/></text:span><text:span text:style-name="T8">return</text:span><text:span text:style-name="T3"> sum/2;</text:span></text:p>
      <text:p text:style-name="P21">}</text:p>
      <text:p text:style-name="P21"/>
      <text:p text:style-name="P51"><text:span text:style-name="T8">int</text:span><text:span text:style-name="T3"> length(</text:span><text:span text:style-name="T8">char</text:span><text:span text:style-name="T3"> a[]){</text:span></text:p>
      <text:p text:style-name="P51"><text:span text:style-name="T3"><text:s text:c="4"/></text:span><text:span text:style-name="T8">int</text:span><text:span text:style-name="T3"> cnt=0;</text:span></text:p>
      <text:p text:style-name="P51"><text:span text:style-name="T3"><text:s text:c="4"/></text:span><text:span text:style-name="T8">do</text:span><text:span text:style-name="T3">{}</text:span><text:span text:style-name="T8">while</text:span><text:span text:style-name="T3">(a[cnt++]!=</text:span><text:span text:style-name="T7">'\0'</text:span><text:span text:style-name="T3">);</text:span></text:p>
      <text:p text:style-name="P51"><text:span text:style-name="T3"><text:s text:c="4"/></text:span><text:span text:style-name="T8">return</text:span><text:span text:style-name="T3"> cnt-1; </text:span></text:p>
      <text:p text:style-name="P27">}</text:p>
      <text:p text:style-name="P27"/>
      <text:p text:style-name="P7"><text:span text:style-name="T3">input.</text:span><text:span text:style-name="T5">txt</text:span><text:span text:style-name="T3"> → Has the following.</text:span></text:p>
      <text:p text:style-name="P28">4 3 8 6 2</text:p>
      <text:p text:style-name="P28">15 37 17 3</text:p>
      <text:p text:style-name="P28">8 80 60 40 20 10 30 50 70 160 100 120 80</text:p>
      <text:p text:style-name="P28">20 60 90 135</text:p>
      <text:p text:style-name="P28"/>
      <text:p text:style-name="P7">/* </text:p>
      <text:p text:style-name="P1"><text:s/>* File: <text:s text:c="2"/>main.cpp</text:p>
      <text:p text:style-name="P1"><text:s/>* Author: Abdul-Hakim</text:p>
      <text:p text:style-name="P1"><text:s/>* Purpose: To solve 4th problem which deals with</text:p>
      <text:p text:style-name="P1"><text:s/>* Rank Order it came from the 2014 ACM Questions</text:p>
      <text:p text:style-name="P1"><text:s/>* Created on September 18, 2015, 9:48 AM</text:p>
      <text:p text:style-name="P1"><text:s/>*/</text:p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terator&gt;</text:span></text:p>
      <text:p text:style-name="P51"><text:span text:style-name="T2">#include</text:span><text:span text:style-name="T3"> </text:span><text:span text:style-name="T7">&lt;vector&gt;</text:span></text:p>
      <text:p text:style-name="P51"><text:span text:style-name="T2">#include</text:span><text:span text:style-name="T3"> </text:span><text:span text:style-name="T7">&lt;fstream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1">//Global constants</text:p>
      <text:p text:style-name="P1">//Function Prototypes</text:p>
      <text:p text:style-name="P1">//Execution begins here!</text:p>
      <text:p text:style-name="P51"><text:span text:style-name="T8">int</text:span><text:span text:style-name="T3"> main() {</text:span></text:p>
      <text:p text:style-name="P21"><text:s text:c="4"/>ifstream ifs;</text:p>
      <text:p text:style-name="P51"><text:span text:style-name="T3"><text:s text:c="4"/>vector&lt; pair&lt;</text:span><text:span text:style-name="T8">int</text:span><text:span text:style-name="T3">, </text:span><text:span text:style-name="T8">int</text:span><text:span text:style-name="T3">&gt; &gt;vP;</text:span></text:p>
      <text:p text:style-name="P51"><text:span text:style-name="T3"><text:s text:c="4"/>vector&lt;</text:span><text:span text:style-name="T8">int</text:span><text:span text:style-name="T3"> &gt;v;</text:span></text:p>
      <text:p text:style-name="P51"><text:span text:style-name="T3"><text:s text:c="4"/>ifs.open(</text:span><text:span text:style-name="T7">"input.txt"</text:span><text:span text:style-name="T3">);</text:span></text:p>
      <text:p text:style-name="P51"><text:span text:style-name="T3"><text:s text:c="4"/></text:span><text:span text:style-name="T8">try</text:span><text:span text:style-name="T3"> {</text:span></text:p>
      <text:p text:style-name="P51"><text:span text:style-name="T3"><text:s text:c="8"/></text:span><text:span text:style-name="T8">if</text:span><text:span text:style-name="T3"> (ifs) {</text:span></text:p>
      <text:p text:style-name="P51"><text:span text:style-name="T3"><text:s text:c="12"/></text:span><text:span text:style-name="T8">int</text:span><text:span text:style-name="T3"> count = 0;</text:span></text:p>
      <text:p text:style-name="P51"><text:span text:style-name="T3"><text:s text:c="12"/></text:span><text:span text:style-name="T8">int</text:span><text:span text:style-name="T3"> save;</text:span></text:p>
      <text:p text:style-name="P51"><text:span text:style-name="T3"><text:s text:c="12"/></text:span><text:span text:style-name="T8">int</text:span><text:span text:style-name="T3"> k = 0;</text:span></text:p>
      <text:p text:style-name="P51"><text:span text:style-name="T3"><text:s text:c="12"/></text:span><text:span text:style-name="T8">while</text:span><text:span text:style-name="T3"> (ifs &gt;&gt; save) {</text:span></text:p>
      <text:p text:style-name="P21"><text:s text:c="16"/>v.push_back(save);</text:p>
      <text:p text:style-name="P51"><text:span text:style-name="T3"><text:s text:c="16"/></text:span><text:span text:style-name="T8">int</text:span><text:span text:style-name="T3"> inP;</text:span></text:p>
      <text:p text:style-name="P51"><text:span text:style-name="T3"><text:s text:c="16"/></text:span><text:span text:style-name="T8">for</text:span><text:span text:style-name="T3"> (</text:span><text:span text:style-name="T8">int</text:span><text:span text:style-name="T3"> i = 0 + k; i &lt; k + save; i++) {</text:span><text:span text:style-name="T1">//save_vP_1st</text:span></text:p>
      <text:p text:style-name="P21"><text:s text:c="20"/>ifs&gt;&gt;inP;</text:p>
      <text:p text:style-name="P21"><text:s text:c="20"/>vP.push_back(make_pair(inP, 0));</text:p>
      <text:p text:style-name="P21"><text:s text:c="16"/>}</text:p>
      <text:p text:style-name="P51"><text:span text:style-name="T3"><text:s text:c="16"/></text:span><text:span text:style-name="T8">for</text:span><text:span text:style-name="T3"> (</text:span><text:span text:style-name="T8">int</text:span><text:span text:style-name="T3"> i = 0 + k; i &lt; k + save; i++) {</text:span><text:span text:style-name="T1">//2nd </text:span></text:p>
      <text:p text:style-name="P21"><text:s text:c="20"/>ifs&gt;&gt;inP;</text:p>
      <text:p text:style-name="P21"><text:s text:c="20"/>vP[i].second = inP;</text:p>
      <text:p text:style-name="P21"><text:s text:c="16"/>}</text:p>
      <text:p text:style-name="P21"><text:s text:c="16"/>k = save + k;</text:p>
      <text:p text:style-name="P21"><text:s text:c="12"/>}</text:p>
      <text:p text:style-name="P21"><text:s text:c="12"/>cout &lt;&lt; v[0];</text:p>
      <text:p text:style-name="P51"><text:span text:style-name="T3"><text:s text:c="12"/></text:span><text:span text:style-name="T8">int</text:span><text:span text:style-name="T3"> temp[2];</text:span></text:p>
      <text:p text:style-name="P51"><text:span text:style-name="T3"><text:s text:c="12"/></text:span><text:span text:style-name="T8">while</text:span><text:span text:style-name="T3"> (v.size() &gt; 0) {</text:span></text:p>
      <text:p text:style-name="P51"><text:soft-page-break/><text:span text:style-name="T3"><text:s text:c="16"/></text:span><text:span text:style-name="T8">for</text:span><text:span text:style-name="T3"> (</text:span><text:span text:style-name="T8">int</text:span><text:span text:style-name="T3"> i = 0; i &lt; v[0]; i++) {</text:span></text:p>
      <text:p text:style-name="P51"><text:span text:style-name="T3"><text:s text:c="20"/></text:span><text:span text:style-name="T8">for</text:span><text:span text:style-name="T3"> (</text:span><text:span text:style-name="T8">int</text:span><text:span text:style-name="T3"> j = 0; j &lt; v[0] - 1; j++) {</text:span></text:p>
      <text:p text:style-name="P51"><text:span text:style-name="T3"><text:s text:c="24"/></text:span><text:span text:style-name="T8">if</text:span><text:span text:style-name="T3"> (vP[j].second &lt; vP[j + 1].second) {</text:span></text:p>
      <text:p text:style-name="P21"><text:s text:c="28"/>temp[0] = vP[j].first;</text:p>
      <text:p text:style-name="P21"><text:s text:c="28"/>temp[1] = vP[j].second;</text:p>
      <text:p text:style-name="P21"><text:s text:c="28"/>vP[j].first = vP[j + 1].first;</text:p>
      <text:p text:style-name="P21"><text:s text:c="28"/>vP[j].second = vP[j + 1].second;</text:p>
      <text:p text:style-name="P21"><text:s text:c="28"/>vP[j + 1].first = temp[0];</text:p>
      <text:p text:style-name="P21"><text:s text:c="28"/>vP[j + 1].second = temp[1];</text:p>
      <text:p text:style-name="P21"><text:s text:c="24"/>}</text:p>
      <text:p text:style-name="P21"><text:s text:c="20"/>}</text:p>
      <text:p text:style-name="P21"><text:s text:c="16"/>}</text:p>
      <text:p text:style-name="P51"><text:span text:style-name="T3"><text:s text:c="16"/></text:span><text:span text:style-name="T8">bool</text:span><text:span text:style-name="T3"> out = </text:span><text:span text:style-name="T8">true</text:span><text:span text:style-name="T3">;</text:span></text:p>
      <text:p text:style-name="P51"><text:span text:style-name="T3"><text:s text:c="16"/></text:span><text:span text:style-name="T8">for</text:span><text:span text:style-name="T3"> (</text:span><text:span text:style-name="T8">int</text:span><text:span text:style-name="T3"> i = 0; i &lt; v[0] - 1; i++) {</text:span></text:p>
      <text:p text:style-name="P51"><text:span text:style-name="T3"><text:s text:c="20"/></text:span><text:span text:style-name="T8">if</text:span><text:span text:style-name="T3"> (vP[i].first &lt; vP[i + 1].first) {</text:span></text:p>
      <text:p text:style-name="P21"><text:s text:c="24"/>cout &lt;&lt; i + 1 &lt;&lt; endl;</text:p>
      <text:p text:style-name="P51"><text:span text:style-name="T3"><text:s text:c="24"/>out = </text:span><text:span text:style-name="T8">false</text:span><text:span text:style-name="T3">;</text:span></text:p>
      <text:p text:style-name="P51"><text:span text:style-name="T3"><text:s text:c="24"/></text:span><text:span text:style-name="T8">break</text:span><text:span text:style-name="T3">;</text:span></text:p>
      <text:p text:style-name="P21"><text:s text:c="20"/>}</text:p>
      <text:p text:style-name="P21"><text:s text:c="16"/>}</text:p>
      <text:p text:style-name="P51"><text:span text:style-name="T3"><text:s text:c="16"/></text:span><text:span text:style-name="T8">if</text:span><text:span text:style-name="T3"> (out)</text:span></text:p>
      <text:p text:style-name="P51"><text:span text:style-name="T3"><text:s text:c="20"/>cout &lt;&lt; </text:span><text:span text:style-name="T7">" Agree"</text:span><text:span text:style-name="T3"> &lt;&lt; endl;</text:span></text:p>
      <text:p text:style-name="P51"><text:span text:style-name="T3"><text:s text:c="16"/></text:span><text:span text:style-name="T1">//vector</text:span></text:p>
      <text:p text:style-name="P21"><text:s text:c="16"/>vP.erase(vP.begin(), vP.begin() + v[0]);</text:p>
      <text:p text:style-name="P21"><text:s text:c="16"/>v.erase(v.begin());</text:p>
      <text:p text:style-name="P21"><text:s text:c="12"/>}</text:p>
      <text:p text:style-name="P51"><text:span text:style-name="T3"><text:s text:c="8"/>} </text:span><text:span text:style-name="T8">else</text:span><text:span text:style-name="T3"> </text:span><text:span text:style-name="T8">throw</text:span><text:span text:style-name="T3"> </text:span><text:span text:style-name="T7">"no this file"</text:span><text:span text:style-name="T3">;</text:span></text:p>
      <text:p text:style-name="P51"><text:span text:style-name="T3"><text:s text:c="4"/>} </text:span><text:span text:style-name="T8">catch</text:span><text:span text:style-name="T3"> (</text:span><text:span text:style-name="T8">const</text:span><text:span text:style-name="T3"> </text:span><text:span text:style-name="T8">char</text:span><text:span text:style-name="T3">* e) {</text:span></text:p>
      <text:p text:style-name="P21"><text:s text:c="8"/>cout &lt;&lt; e &lt;&lt; endl;</text:p>
      <text:p text:style-name="P21"><text:s text:c="4"/>}</text:p>
      <text:p text:style-name="P21"><text:s text:c="4"/>ifs.close();</text:p>
      <text:p text:style-name="P51"><text:span text:style-name="T3"><text:s text:c="4"/></text:span><text:span text:style-name="T8">return</text:span><text:span text:style-name="T3"> 0;</text:span></text:p>
      <text:p text:style-name="P28">}</text:p>
      <text:p text:style-name="P28"/>
      <text:p text:style-name="P7"><text:span text:style-name="T3">input.</text:span><text:span text:style-name="T5">txt</text:span><text:span text:style-name="T3"> → Has the following.</text:span></text:p>
      <text:p text:style-name="P28">4</text:p>
      <text:p text:style-name="P28">0 0</text:p>
      <text:p text:style-name="P28">2 2</text:p>
      <text:p text:style-name="P28">0 2</text:p>
      <text:p text:style-name="P28">2 0</text:p>
      <text:p text:style-name="P28">6</text:p>
      <text:p text:style-name="P28">1 1</text:p>
      <text:p text:style-name="P28">2 2</text:p>
      <text:p text:style-name="P28">0 1</text:p>
      <text:p text:style-name="P28">1 0</text:p>
      <text:p text:style-name="P28">0 2</text:p>
      <text:p text:style-name="P28">2 0</text:p>
      <text:p text:style-name="P28">0</text:p>
      <text:p text:style-name="P28"/>
      <text:p text:style-name="P7">/* </text:p>
      <text:p text:style-name="P1"><text:s/>* File: <text:s text:c="2"/>main.cpp</text:p>
      <text:p text:style-name="P1"><text:s/>* Author: Abdul-Hakim</text:p>
      <text:p text:style-name="P1"><text:s/>* Created on November 8, 2015, 10:30 PM</text:p>
      <text:p text:style-name="P1"><text:s/>*/</text:p>
      <text:p text:style-name="P1">//System &amp; User</text:p>
      <text:p text:style-name="P1">//Libraries</text:p>
      <text:p text:style-name="P21"/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7">&lt;iostream&gt;</text:span></text:p>
      <text:p text:style-name="P51"><text:soft-page-break/><text:span text:style-name="T2">#include</text:span><text:span text:style-name="T7">&lt;fstream&gt;</text:span></text:p>
      <text:p text:style-name="P51"><text:span text:style-name="T2">#include</text:span><text:span text:style-name="T7">&lt;vector&gt;</text:span></text:p>
      <text:p text:style-name="P51"><text:span text:style-name="T2">#include</text:span><text:span text:style-name="T7">&lt;sstream&gt;</text:span></text:p>
      <text:p text:style-name="P21"/>
      <text:p text:style-name="P21"/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51"><text:span text:style-name="T8">void</text:span><text:span text:style-name="T3"> step(vector&lt;pair&lt;</text:span><text:span text:style-name="T8">int</text:span><text:span text:style-name="T3">, </text:span><text:span text:style-name="T8">int</text:span><text:span text:style-name="T3">&gt; &gt;v, string &amp;str,</text:span><text:span text:style-name="T8">int</text:span><text:span text:style-name="T3"> dim) {</text:span></text:p>
      <text:p text:style-name="P1">// <text:s text:c="6"/>cout&lt;&lt;"test_begin: "&lt;&lt;"str is "&lt;&lt;str&lt;&lt;endl;</text:p>
      <text:p text:style-name="P51"><text:span text:style-name="T3"><text:s text:c="4"/></text:span><text:span text:style-name="T8">if</text:span><text:span text:style-name="T3"> (v.size() == 1) {</text:span></text:p>
      <text:p text:style-name="P51"><text:span text:style-name="T3"><text:s text:c="8"/></text:span><text:span text:style-name="T8">if</text:span><text:span text:style-name="T3"> (dim==str.length())</text:span></text:p>
      <text:p text:style-name="P21"><text:s text:c="12"/>cout &lt;&lt; str &lt;&lt; endl;</text:p>
      <text:p text:style-name="P51"><text:span text:style-name="T3"><text:s text:c="8"/></text:span><text:span text:style-name="T8">else</text:span><text:span text:style-name="T3"> {</text:span></text:p>
      <text:p text:style-name="P21"><text:s text:c="8"/>}</text:p>
      <text:p text:style-name="P51"><text:span text:style-name="T3"><text:s text:c="4"/>} </text:span><text:span text:style-name="T8">else</text:span><text:span text:style-name="T3"> {</text:span></text:p>
      <text:p text:style-name="P51"><text:span text:style-name="T3"><text:s text:c="8"/></text:span><text:span text:style-name="T8">for</text:span><text:span text:style-name="T3"> (</text:span><text:span text:style-name="T8">int</text:span><text:span text:style-name="T3"> i = 1; i &lt; v.size(); i++) {</text:span></text:p>
      <text:p text:style-name="P51"><text:span text:style-name="T3"><text:s text:c="12"/></text:span><text:span text:style-name="T8">if</text:span><text:span text:style-name="T3"> (v[0].first == v[i].first &amp;&amp; v[i].second != v[0].second) {</text:span></text:p>
      <text:p text:style-name="P21"><text:s text:c="16"/>string s = str;</text:p>
      <text:p text:style-name="P51"><text:span text:style-name="T3"><text:s text:c="16"/></text:span><text:span text:style-name="T8">if</text:span><text:span text:style-name="T3"> (v[i].second &gt; v[0].second &amp;&amp;</text:span></text:p>
      <text:p text:style-name="P51"><text:span text:style-name="T3"><text:s text:c="24"/>(s == </text:span><text:span text:style-name="T7">""</text:span><text:span text:style-name="T3"> || s.substr(s.length() - 1, 1) == </text:span><text:span text:style-name="T7">"W"</text:span><text:span text:style-name="T3">)) {</text:span></text:p>
      <text:p text:style-name="P51"><text:span text:style-name="T3"><text:s text:c="20"/>s = s + </text:span><text:span text:style-name="T7">"N"</text:span><text:span text:style-name="T3">;</text:span></text:p>
      <text:p text:style-name="P51"><text:span text:style-name="T3"><text:s text:c="16"/>} </text:span><text:span text:style-name="T8">else</text:span><text:span text:style-name="T3"> </text:span><text:span text:style-name="T8">if</text:span><text:span text:style-name="T3"> (v[i].second &lt; v[0].second &amp;&amp;</text:span></text:p>
      <text:p text:style-name="P51"><text:span text:style-name="T3"><text:s text:c="24"/>(s == </text:span><text:span text:style-name="T7">""</text:span><text:span text:style-name="T3"> || s.substr(s.length() - 1, 1) == </text:span><text:span text:style-name="T7">"E"</text:span><text:span text:style-name="T3">)) {</text:span></text:p>
      <text:p text:style-name="P51"><text:span text:style-name="T3"><text:s text:c="20"/>s = s + </text:span><text:span text:style-name="T7">"S"</text:span><text:span text:style-name="T3">;</text:span></text:p>
      <text:p text:style-name="P51"><text:span text:style-name="T3"><text:s text:c="16"/>} </text:span><text:span text:style-name="T8">else</text:span><text:span text:style-name="T3"> {</text:span></text:p>
      <text:p text:style-name="P21"><text:s text:c="20"/></text:p>
      <text:p text:style-name="P21"><text:s text:c="16"/>}</text:p>
      <text:p text:style-name="P21"><text:s text:c="16"/>v[0].second = v[i].second;</text:p>
      <text:p text:style-name="P21"><text:s text:c="16"/>v.erase(v.begin() + i);</text:p>
      <text:p text:style-name="P1">// <text:s text:c="31"/>cout &lt;&lt; "test: " &lt;&lt; "str is " &lt;&lt; s &lt;&lt; endl;</text:p>
      <text:p text:style-name="P1">// <text:s text:c="31"/>for (int i = 0; i &lt; v.size(); i++) {</text:p>
      <text:p text:style-name="P1">// <text:s text:c="35"/>cout &lt;&lt; v[i].first &lt;&lt; " " &lt;&lt; v[i].second &lt;&lt; endl;</text:p>
      <text:p text:style-name="P1">// <text:s text:c="31"/>}</text:p>
      <text:p text:style-name="P21"><text:s text:c="16"/>step(v, s, dim);</text:p>
      <text:p text:style-name="P21"><text:s text:c="12"/>}</text:p>
      <text:p text:style-name="P51"><text:span text:style-name="T3"><text:s text:c="12"/></text:span><text:span text:style-name="T8">if</text:span><text:span text:style-name="T3"> (v[0].first != v[i].first &amp;&amp; v[i].second == v[0].second) {</text:span></text:p>
      <text:p text:style-name="P21"><text:s text:c="16"/>string s = str;</text:p>
      <text:p text:style-name="P51"><text:span text:style-name="T3"><text:s text:c="16"/></text:span><text:span text:style-name="T8">if</text:span><text:span text:style-name="T3"> (v[i].first &gt; v[0].first &amp;&amp;</text:span></text:p>
      <text:p text:style-name="P51"><text:span text:style-name="T3"><text:s text:c="24"/>(s == </text:span><text:span text:style-name="T7">""</text:span><text:span text:style-name="T3"> || s.substr(s.length() - 1, 1) == </text:span><text:span text:style-name="T7">"N"</text:span><text:span text:style-name="T3">)) {</text:span></text:p>
      <text:p text:style-name="P51"><text:span text:style-name="T3"><text:s text:c="20"/>s = s + </text:span><text:span text:style-name="T7">"E"</text:span><text:span text:style-name="T3">;</text:span></text:p>
      <text:p text:style-name="P51"><text:span text:style-name="T3"><text:s text:c="16"/>} </text:span><text:span text:style-name="T8">else</text:span><text:span text:style-name="T3"> </text:span><text:span text:style-name="T8">if</text:span><text:span text:style-name="T3"> (v[i].first &lt; v[0].first &amp;&amp;</text:span></text:p>
      <text:p text:style-name="P51"><text:span text:style-name="T3"><text:s text:c="24"/>(s == </text:span><text:span text:style-name="T7">""</text:span><text:span text:style-name="T3"> || s.substr(s.length() - 1, 1) == </text:span><text:span text:style-name="T7">"S"</text:span><text:span text:style-name="T3">)) {</text:span></text:p>
      <text:p text:style-name="P51"><text:span text:style-name="T3"><text:s text:c="20"/>s = s + </text:span><text:span text:style-name="T7">"W"</text:span><text:span text:style-name="T3">;</text:span></text:p>
      <text:p text:style-name="P51"><text:span text:style-name="T3"><text:s text:c="16"/>} </text:span><text:span text:style-name="T8">else</text:span><text:span text:style-name="T3"> {</text:span></text:p>
      <text:p text:style-name="P21"><text:s text:c="16"/>}</text:p>
      <text:p text:style-name="P21"><text:s text:c="16"/>v[0].first = v[i].first;</text:p>
      <text:p text:style-name="P21"><text:s text:c="16"/>v.erase(v.begin() + i);</text:p>
      <text:p text:style-name="P1">// <text:s text:c="31"/>cout &lt;&lt; "test: " &lt;&lt; "str is " &lt;&lt; s &lt;&lt; endl;</text:p>
      <text:p text:style-name="P1">// <text:s text:c="31"/>for (int i = 0; i &lt; v.size(); i++) {</text:p>
      <text:p text:style-name="P1">// <text:s text:c="35"/>cout &lt;&lt; v[i].first &lt;&lt; " " &lt;&lt; v[i].second &lt;&lt; endl;</text:p>
      <text:p text:style-name="P1">// <text:s text:c="31"/>}</text:p>
      <text:p text:style-name="P21"><text:s text:c="16"/>step(v, s, dim);</text:p>
      <text:p text:style-name="P21"><text:s text:c="12"/>}</text:p>
      <text:p text:style-name="P21"><text:s text:c="8"/>}</text:p>
      <text:p text:style-name="P21"><text:s text:c="4"/>}</text:p>
      <text:p text:style-name="P21">}</text:p>
      <text:p text:style-name="P21"/>
      <text:p text:style-name="P1">/*</text:p>
      <text:p text:style-name="P1"><text:s/>* </text:p>
      <text:p text:style-name="P1"><text:soft-page-break/><text:s/>*/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21"><text:s text:c="4"/>ifstream ifs;</text:p>
      <text:p text:style-name="P21"><text:s text:c="4"/>vector&lt;string&gt;v;</text:p>
      <text:p text:style-name="P51"><text:span text:style-name="T3"><text:s text:c="4"/>ifs.open(</text:span><text:span text:style-name="T7">"input.txt"</text:span><text:span text:style-name="T3">);</text:span></text:p>
      <text:p text:style-name="P51"><text:span text:style-name="T3"><text:s text:c="4"/></text:span><text:span text:style-name="T8">try</text:span><text:span text:style-name="T3"> {</text:span></text:p>
      <text:p text:style-name="P21"><text:s text:c="8"/>string str;</text:p>
      <text:p text:style-name="P51"><text:span text:style-name="T3"><text:s text:c="8"/></text:span><text:span text:style-name="T8">if</text:span><text:span text:style-name="T3"> (ifs) {</text:span></text:p>
      <text:p text:style-name="P51"><text:span text:style-name="T3"><text:s text:c="12"/></text:span><text:span text:style-name="T8">int</text:span><text:span text:style-name="T3"> dim;</text:span></text:p>
      <text:p text:style-name="P51"><text:span text:style-name="T3"><text:s text:c="12"/></text:span><text:span text:style-name="T8">while</text:span><text:span text:style-name="T3"> (getline(ifs, str)) {</text:span></text:p>
      <text:p text:style-name="P21"><text:s text:c="16"/>dim = atoi(str.c_str());</text:p>
      <text:p text:style-name="P51"><text:span text:style-name="T3"><text:s text:c="16"/></text:span><text:span text:style-name="T8">if</text:span><text:span text:style-name="T3"> (dim == 0) {</text:span></text:p>
      <text:p text:style-name="P51"><text:span text:style-name="T3"><text:s text:c="16"/>} </text:span><text:span text:style-name="T8">else</text:span><text:span text:style-name="T3"> {</text:span></text:p>
      <text:p text:style-name="P51"><text:span text:style-name="T3"><text:s text:c="20"/>vector&lt;pair&lt;</text:span><text:span text:style-name="T8">int</text:span><text:span text:style-name="T3">, </text:span><text:span text:style-name="T8">int</text:span><text:span text:style-name="T3">&gt; &gt;v;</text:span></text:p>
      <text:p text:style-name="P51"><text:span text:style-name="T3"><text:s text:c="20"/></text:span><text:span text:style-name="T8">for</text:span><text:span text:style-name="T3"> (</text:span><text:span text:style-name="T8">int</text:span><text:span text:style-name="T3"> i = 0; i &lt; dim; i++) {</text:span></text:p>
      <text:p text:style-name="P21"><text:s text:c="24"/>getline(ifs, str);</text:p>
      <text:p text:style-name="P21"><text:s text:c="24"/>v.push_back(make_pair(atoi(str.substr(0, 1).c_str()), atoi(str.substr(2, 1).c_str())));</text:p>
      <text:p text:style-name="P21"><text:s text:c="20"/>}</text:p>
      <text:p text:style-name="P21"><text:s text:c="20"/>v.push_back(v[0]);</text:p>
      <text:p text:style-name="P51"><text:span text:style-name="T3"><text:s text:c="20"/>string s = </text:span><text:span text:style-name="T7">""</text:span><text:span text:style-name="T3">;</text:span></text:p>
      <text:p text:style-name="P21"><text:s text:c="21"/>step(v, s,dim);</text:p>
      <text:p text:style-name="P21"><text:s text:c="16"/>}</text:p>
      <text:p text:style-name="P21"><text:s text:c="12"/>}</text:p>
      <text:p text:style-name="P51"><text:span text:style-name="T3"><text:s text:c="8"/>} </text:span><text:span text:style-name="T8">else</text:span><text:span text:style-name="T3"> </text:span><text:span text:style-name="T8">throw</text:span><text:span text:style-name="T3"> </text:span><text:span text:style-name="T7">"no the file"</text:span><text:span text:style-name="T3">;</text:span></text:p>
      <text:p text:style-name="P21"/>
      <text:p text:style-name="P51"><text:span text:style-name="T3"><text:s text:c="4"/>} </text:span><text:span text:style-name="T8">catch</text:span><text:span text:style-name="T3"> (</text:span><text:span text:style-name="T8">const</text:span><text:span text:style-name="T3"> </text:span><text:span text:style-name="T8">char</text:span><text:span text:style-name="T3">*e) {</text:span></text:p>
      <text:p text:style-name="P21"><text:s text:c="8"/>cout &lt;&lt; e &lt;&lt; endl;</text:p>
      <text:p text:style-name="P21"><text:s text:c="4"/>}</text:p>
      <text:p text:style-name="P51"><text:span text:style-name="T3"><text:s text:c="4"/></text:span><text:span text:style-name="T8">return</text:span><text:span text:style-name="T3"> 0;</text:span></text:p>
      <text:p text:style-name="P28">}</text:p>
      <text:p text:style-name="P28"/>
      <text:p text:style-name="P7">/* </text:p>
      <text:p text:style-name="P1"><text:s/>* File: <text:s text:c="2"/>main.cpp</text:p>
      <text:p text:style-name="P1"><text:s/>* Author: Abdul-Hakim</text:p>
      <text:p text:style-name="P1"><text:s/>* Created on November 8, 2015, 10:19 PM</text:p>
      <text:p text:style-name="P1"><text:s/>*/</text:p>
      <text:p text:style-name="P1">//System &amp; User </text:p>
      <text:p text:style-name="P1">//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7">&lt;iostream&gt;</text:span></text:p>
      <text:p text:style-name="P51"><text:span text:style-name="T2">#include</text:span><text:span text:style-name="T7">&lt;math.h&gt;</text:span></text:p>
      <text:p text:style-name="P21"/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8">long</text:span><text:span text:style-name="T3"> num;</text:span></text:p>
      <text:p text:style-name="P21"><text:s text:c="4"/>cin&gt;&gt;num;</text:p>
      <text:p text:style-name="P51"><text:span text:style-name="T3"><text:s text:c="4"/></text:span><text:span text:style-name="T8">int</text:span><text:span text:style-name="T3"> cNum=1;</text:span></text:p>
      <text:p text:style-name="P51"><text:span text:style-name="T3"><text:s text:c="4"/></text:span><text:span text:style-name="T8">if</text:span><text:span text:style-name="T3">(2*num==</text:span><text:span text:style-name="T8">int</text:span><text:span text:style-name="T3">(sqrt(2*num))*(</text:span><text:span text:style-name="T8">int</text:span><text:span text:style-name="T3">(sqrt(2*num))+1)){ <text:s text:c="7"/></text:span></text:p>
      <text:p text:style-name="P51"><text:span text:style-name="T3"><text:s text:c="8"/></text:span><text:span text:style-name="T8">for</text:span><text:span text:style-name="T3">(</text:span><text:span text:style-name="T8">int</text:span><text:span text:style-name="T3"> i=1;i&lt;=num;i++){</text:span></text:p>
      <text:p text:style-name="P51"><text:span text:style-name="T3"><text:s text:c="12"/></text:span><text:span text:style-name="T8">if</text:span><text:span text:style-name="T3">(num==cNum&amp;&amp;cNum&lt;=num){</text:span></text:p>
      <text:p text:style-name="P21"><text:s text:c="16"/>cout&lt;&lt; i&lt;&lt;endl;</text:p>
      <text:p text:style-name="P51"><text:span text:style-name="T3"><text:s text:c="16"/></text:span><text:span text:style-name="T8">return</text:span><text:span text:style-name="T3"> 0;</text:span></text:p>
      <text:p text:style-name="P21"><text:s text:c="12"/>}</text:p>
      <text:p text:style-name="P51"><text:span text:style-name="T3"><text:s text:c="12"/></text:span><text:span text:style-name="T8">else</text:span><text:span text:style-name="T3"> </text:span><text:span text:style-name="T8">if</text:span><text:span text:style-name="T3">(cNum&lt;num){</text:span></text:p>
      <text:p text:style-name="P21"><text:s text:c="16"/>cNum+=i+1;</text:p>
      <text:p text:style-name="P21"><text:s text:c="12"/>}</text:p>
      <text:p text:style-name="P51"><text:span text:style-name="T3"><text:s text:c="12"/></text:span><text:span text:style-name="T8">else</text:span><text:span text:style-name="T3">{</text:span></text:p>
      <text:p text:style-name="P51"><text:span text:style-name="T3"><text:s text:c="16"/>cout&lt;&lt;</text:span><text:span text:style-name="T7">"bad"</text:span><text:span text:style-name="T3">&lt;&lt;endl;</text:span></text:p>
      <text:p text:style-name="P21"><text:soft-page-break/><text:s text:c="12"/>}</text:p>
      <text:p text:style-name="P21"><text:s text:c="8"/>}</text:p>
      <text:p text:style-name="P21"><text:s text:c="4"/>}</text:p>
      <text:p text:style-name="P51"><text:span text:style-name="T3"><text:s text:c="4"/></text:span><text:span text:style-name="T8">else</text:span><text:span text:style-name="T3">{</text:span></text:p>
      <text:p text:style-name="P51"><text:span text:style-name="T3"><text:s text:c="8"/>cout&lt;&lt; </text:span><text:span text:style-name="T7">"no"</text:span><text:span text:style-name="T3">&lt;&lt;endl;</text:span></text:p>
      <text:p text:style-name="P21"><text:s text:c="4"/>} <text:s text:c="6"/></text:p>
      <text:p text:style-name="P21"/>
      <text:p text:style-name="P51"><text:span text:style-name="T3"><text:s text:c="4"/></text:span><text:span text:style-name="T8">return</text:span><text:span text:style-name="T3"> 0;</text:span></text:p>
      <text:p text:style-name="P28">}</text:p>
      <text:p text:style-name="P28"/>
      <text:p text:style-name="P7"><text:span text:style-name="T3">monkey.</text:span><text:span text:style-name="T6">dat → Has the following.</text:span></text:p>
      <text:p text:style-name="P29">1</text:p>
      <text:p text:style-name="P29">2</text:p>
      <text:p text:style-name="P29">3</text:p>
      <text:p text:style-name="P29">4</text:p>
      <text:p text:style-name="P29">5</text:p>
      <text:p text:style-name="P29">6</text:p>
      <text:p text:style-name="P29">7</text:p>
      <text:p text:style-name="P29">8</text:p>
      <text:p text:style-name="P29">9</text:p>
      <text:p text:style-name="P29">10</text:p>
      <text:p text:style-name="P29">9</text:p>
      <text:p text:style-name="P29">8</text:p>
      <text:p text:style-name="P29">7</text:p>
      <text:p text:style-name="P29">6</text:p>
      <text:p text:style-name="P29">5</text:p>
      <text:p text:style-name="P29">4</text:p>
      <text:p text:style-name="P29">3</text:p>
      <text:p text:style-name="P29">2</text:p>
      <text:p text:style-name="P29">1</text:p>
      <text:p text:style-name="P29">2</text:p>
      <text:p text:style-name="P29">3</text:p>
      <text:p text:style-name="P29">3</text:p>
      <text:p text:style-name="P29">4</text:p>
      <text:p text:style-name="P29">5</text:p>
      <text:p text:style-name="P29">6</text:p>
      <text:p text:style-name="P29">5</text:p>
      <text:p text:style-name="P29">4</text:p>
      <text:p text:style-name="P29">3</text:p>
      <text:p text:style-name="P29"/>
      <text:p text:style-name="P8">/* </text:p>
      <text:p text:style-name="P1"><text:s/>* File: <text:s text:c="2"/>main.cpp</text:p>
      <text:p text:style-name="P1"><text:s/>* Author: Abdul-Hakim</text:p>
      <text:p text:style-name="P1"><text:s/>* Purpose: Assignment 6</text:p>
      <text:p text:style-name="P1"><text:s/>* Created on July 24, 2015, 4:41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2">#include</text:span><text:span text:style-name="T3"> </text:span><text:span text:style-name="T7">&lt;fstream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1">//Global Constants</text:p>
      <text:p text:style-name="P51"><text:span text:style-name="T8">const</text:span><text:span text:style-name="T3"> </text:span><text:span text:style-name="T8">int</text:span><text:span text:style-name="T3"> COLS=7;</text:span></text:p>
      <text:p text:style-name="P1">//Function Prototypes</text:p>
      <text:p text:style-name="P51"><text:span text:style-name="T8">int</text:span><text:span text:style-name="T3"> read(</text:span><text:span text:style-name="T8">char</text:span><text:span text:style-name="T3"> [],</text:span><text:span text:style-name="T8">int</text:span><text:span text:style-name="T3"> [][COLS]);</text:span></text:p>
      <text:p text:style-name="P51"><text:span text:style-name="T8">void</text:span><text:span text:style-name="T3"> write(</text:span><text:span text:style-name="T8">int</text:span><text:span text:style-name="T3"> [][COLS],</text:span><text:span text:style-name="T8">int</text:span><text:span text:style-name="T3">);</text:span></text:p>
      <text:p text:style-name="P51"><text:soft-page-break/><text:span text:style-name="T8">int</text:span><text:span text:style-name="T3"> min(</text:span><text:span text:style-name="T8">int</text:span><text:span text:style-name="T3"> [][COLS],</text:span><text:span text:style-name="T8">int</text:span><text:span text:style-name="T3">);</text:span></text:p>
      <text:p text:style-name="P51"><text:span text:style-name="T8">int</text:span><text:span text:style-name="T3"> max(</text:span><text:span text:style-name="T8">int</text:span><text:span text:style-name="T3"> [][COLS],</text:span><text:span text:style-name="T8">int</text:span><text:span text:style-name="T3">);</text:span></text:p>
      <text:p text:style-name="P51"><text:span text:style-name="T8">void</text:span><text:span text:style-name="T3"> avg(</text:span><text:span text:style-name="T8">int</text:span><text:span text:style-name="T3"> [][COLS],</text:span><text:span text:style-name="T8">int</text:span><text:span text:style-name="T3"> [],</text:span><text:span text:style-name="T8">int</text:span><text:span text:style-name="T3">);</text:span>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Declare variables</text:span></text:p>
      <text:p text:style-name="P51"><text:span text:style-name="T3"><text:s text:c="4"/></text:span><text:span text:style-name="T8">const</text:span><text:span text:style-name="T3"> </text:span><text:span text:style-name="T8">int</text:span><text:span text:style-name="T3"> ROWS=20;</text:span></text:p>
      <text:p text:style-name="P51"><text:span text:style-name="T3"><text:s text:c="4"/></text:span><text:span text:style-name="T8">int</text:span><text:span text:style-name="T3"> mnkFood[ROWS][COLS];</text:span></text:p>
      <text:p text:style-name="P51"><text:span text:style-name="T3"><text:s text:c="4"/></text:span><text:span text:style-name="T8">char</text:span><text:span text:style-name="T3"> fName[]=</text:span><text:span text:style-name="T7">"./monkey.dat"</text:span><text:span text:style-name="T3">;</text:span></text:p>
      <text:p text:style-name="P51"><text:span text:style-name="T3"><text:s text:c="4"/></text:span><text:span text:style-name="T1">//Read the data from the file</text:span></text:p>
      <text:p text:style-name="P51"><text:span text:style-name="T3"><text:s text:c="4"/></text:span><text:span text:style-name="T8">int</text:span><text:span text:style-name="T3"> actSize=read(fName,mnkFood);</text:span></text:p>
      <text:p text:style-name="P51"><text:span text:style-name="T3"><text:s text:c="4"/></text:span><text:span text:style-name="T1">//Write the data</text:span></text:p>
      <text:p text:style-name="P21"><text:s text:c="4"/>write(mnkFood,actSize);</text:p>
      <text:p text:style-name="P51"><text:span text:style-name="T3"><text:s text:c="4"/></text:span><text:span text:style-name="T1">//Output the minimum amount of food eaten by</text:span></text:p>
      <text:p text:style-name="P51"><text:span text:style-name="T3"><text:s text:c="4"/></text:span><text:span text:style-name="T1">//a monkey</text:span></text:p>
      <text:p text:style-name="P51"><text:span text:style-name="T3"><text:s text:c="4"/>cout&lt;&lt;</text:span><text:span text:style-name="T7">"Smallest amount eaten by a monkey = "</text:span></text:p>
      <text:p text:style-name="P51"><text:span text:style-name="T3"><text:s text:c="8"/>&lt;&lt;min(mnkFood,actSize)&lt;&lt;</text:span><text:span text:style-name="T7">" ounces"</text:span><text:span text:style-name="T3">&lt;&lt;endl;</text:span></text:p>
      <text:p text:style-name="P51"><text:span text:style-name="T3"><text:s text:c="4"/></text:span><text:span text:style-name="T1">//Output the minimum amount of food eaten by</text:span></text:p>
      <text:p text:style-name="P51"><text:span text:style-name="T3"><text:s text:c="4"/></text:span><text:span text:style-name="T1">//a monkey</text:span></text:p>
      <text:p text:style-name="P51"><text:span text:style-name="T3"><text:s text:c="4"/>cout&lt;&lt;</text:span><text:span text:style-name="T7">"Largest amount eaten by a monkey = "</text:span></text:p>
      <text:p text:style-name="P51"><text:span text:style-name="T3"><text:s text:c="8"/>&lt;&lt;max(mnkFood,actSize)&lt;&lt;</text:span><text:span text:style-name="T7">" ounces"</text:span><text:span text:style-name="T3">&lt;&lt;endl;</text:span></text:p>
      <text:p text:style-name="P51"><text:span text:style-name="T3"><text:s text:c="4"/></text:span><text:span text:style-name="T1">//Exit stage right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51"><text:span text:style-name="T8">void</text:span><text:span text:style-name="T3"> avg(</text:span><text:span text:style-name="T8">int</text:span><text:span text:style-name="T3"> [][COLS],</text:span><text:span text:style-name="T8">int</text:span><text:span text:style-name="T3"> [],</text:span><text:span text:style-name="T8">int</text:span><text:span text:style-name="T3">){</text:span></text:p>
      <text:p text:style-name="P21"><text:s text:c="4"/></text:p>
      <text:p text:style-name="P21">}</text:p>
      <text:p text:style-name="P21"/>
      <text:p text:style-name="P51"><text:span text:style-name="T8">int</text:span><text:span text:style-name="T3"> max(</text:span><text:span text:style-name="T8">int</text:span><text:span text:style-name="T3"> monkey[][COLS],</text:span><text:span text:style-name="T8">int</text:span><text:span text:style-name="T3"> ROWS){</text:span></text:p>
      <text:p text:style-name="P51"><text:span text:style-name="T3"><text:s text:c="4"/></text:span><text:span text:style-name="T1">//Declare some small variable;</text:span></text:p>
      <text:p text:style-name="P51"><text:span text:style-name="T3"><text:s text:c="4"/></text:span><text:span text:style-name="T8">int</text:span><text:span text:style-name="T3"> big=monkey[0][0];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row=0;row&lt;ROWS;row++){</text:span></text:p>
      <text:p text:style-name="P51"><text:span text:style-name="T3"><text:s text:c="8"/></text:span><text:span text:style-name="T8">for</text:span><text:span text:style-name="T3">(</text:span><text:span text:style-name="T8">int</text:span><text:span text:style-name="T3"> col=0;col&lt;COLS;col++){</text:span></text:p>
      <text:p text:style-name="P51"><text:span text:style-name="T3"><text:s text:c="12"/></text:span><text:span text:style-name="T8">if</text:span><text:span text:style-name="T3">(big&lt;monkey[row][col]){</text:span></text:p>
      <text:p text:style-name="P21"><text:s text:c="16"/>big=monkey[row][col];</text:p>
      <text:p text:style-name="P21"><text:s text:c="12"/>}</text:p>
      <text:p text:style-name="P21"><text:s text:c="8"/>}</text:p>
      <text:p text:style-name="P21"><text:s text:c="4"/>}</text:p>
      <text:p text:style-name="P51"><text:span text:style-name="T3"><text:s text:c="4"/></text:span><text:span text:style-name="T8">return</text:span><text:span text:style-name="T3"> big;</text:span></text:p>
      <text:p text:style-name="P21">}</text:p>
      <text:p text:style-name="P21"/>
      <text:p text:style-name="P51"><text:span text:style-name="T8">int</text:span><text:span text:style-name="T3"> min(</text:span><text:span text:style-name="T8">int</text:span><text:span text:style-name="T3"> monkey[][COLS],</text:span><text:span text:style-name="T8">int</text:span><text:span text:style-name="T3"> ROWS){</text:span></text:p>
      <text:p text:style-name="P51"><text:span text:style-name="T3"><text:s text:c="4"/></text:span><text:span text:style-name="T1">//Declare some small variable;</text:span></text:p>
      <text:p text:style-name="P51"><text:span text:style-name="T3"><text:s text:c="4"/></text:span><text:span text:style-name="T8">int</text:span><text:span text:style-name="T3"> small=monkey[0][0];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row=0;row&lt;ROWS;row++){</text:span></text:p>
      <text:p text:style-name="P51"><text:span text:style-name="T3"><text:s text:c="8"/></text:span><text:span text:style-name="T8">for</text:span><text:span text:style-name="T3">(</text:span><text:span text:style-name="T8">int</text:span><text:span text:style-name="T3"> col=0;col&lt;COLS;col++){</text:span></text:p>
      <text:p text:style-name="P51"><text:span text:style-name="T3"><text:s text:c="12"/></text:span><text:span text:style-name="T8">if</text:span><text:span text:style-name="T3">(small&gt;monkey[row][col]){</text:span></text:p>
      <text:p text:style-name="P21"><text:s text:c="16"/>small=monkey[row][col];</text:p>
      <text:p text:style-name="P21"><text:s text:c="12"/>}</text:p>
      <text:p text:style-name="P21"><text:s text:c="8"/>}</text:p>
      <text:p text:style-name="P21"><text:s text:c="4"/>}</text:p>
      <text:p text:style-name="P51"><text:span text:style-name="T3"><text:s text:c="4"/></text:span><text:span text:style-name="T8">return</text:span><text:span text:style-name="T3"> small;</text:span></text:p>
      <text:p text:style-name="P21">}</text:p>
      <text:p text:style-name="P21"/>
      <text:p text:style-name="P51"><text:span text:style-name="T8">void</text:span><text:span text:style-name="T3"> write(</text:span><text:span text:style-name="T8">int</text:span><text:span text:style-name="T3"> monkey[][COLS],</text:span><text:span text:style-name="T8">int</text:span><text:span text:style-name="T3"> ROWS){</text:span></text:p>
      <text:p text:style-name="P21"><text:s text:c="4"/>cout&lt;&lt;endl;</text:p>
      <text:p text:style-name="P51"><text:span text:style-name="T3"><text:s text:c="4"/>cout&lt;&lt;</text:span><text:span text:style-name="T7">"Monkey <text:s text:c="3"/>M <text:s text:c="2"/>T <text:s text:c="2"/>W <text:s text:c="2"/>T <text:s text:c="2"/>F <text:s text:c="2"/>S <text:s text:c="2"/>S"</text:span><text:span text:style-name="T3">&lt;&lt;endl;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row=0;row&lt;ROWS;row++){</text:span></text:p>
      <text:p text:style-name="P51"><text:soft-page-break/><text:span text:style-name="T3"><text:s text:c="8"/>cout&lt;&lt;</text:span><text:span text:style-name="T7">" <text:s/>"</text:span><text:span text:style-name="T3">&lt;&lt;row+1&lt;&lt;</text:span><text:span text:style-name="T7">" <text:s text:c="3"/>"</text:span><text:span text:style-name="T3">;</text:span></text:p>
      <text:p text:style-name="P51"><text:span text:style-name="T3"><text:s text:c="8"/></text:span><text:span text:style-name="T8">for</text:span><text:span text:style-name="T3">(</text:span><text:span text:style-name="T8">int</text:span><text:span text:style-name="T3"> col=0;col&lt;COLS;col++){</text:span></text:p>
      <text:p text:style-name="P21"><text:s text:c="12"/>cout&lt;&lt;setw(4)&lt;&lt;monkey[row][col];</text:p>
      <text:p text:style-name="P21"><text:s text:c="8"/>}</text:p>
      <text:p text:style-name="P21"><text:s text:c="8"/>cout&lt;&lt;endl;</text:p>
      <text:p text:style-name="P21"><text:s text:c="4"/>}</text:p>
      <text:p text:style-name="P21"><text:s text:c="4"/>cout&lt;&lt;endl;</text:p>
      <text:p text:style-name="P21">}</text:p>
      <text:p text:style-name="P21"/>
      <text:p text:style-name="P51"><text:span text:style-name="T8">int</text:span><text:span text:style-name="T3"> read(</text:span><text:span text:style-name="T8">char</text:span><text:span text:style-name="T3"> fName[],</text:span><text:span text:style-name="T8">int</text:span><text:span text:style-name="T3"> monkey[][COLS]){</text:span></text:p>
      <text:p text:style-name="P51"><text:span text:style-name="T3"><text:s text:c="4"/></text:span><text:span text:style-name="T1">//Open the file</text:span></text:p>
      <text:p text:style-name="P21"><text:s text:c="4"/>ifstream input;</text:p>
      <text:p text:style-name="P21"><text:s text:c="4"/>input.open(fName);</text:p>
      <text:p text:style-name="P51"><text:span text:style-name="T3"><text:s text:c="4"/></text:span><text:span text:style-name="T1">//Read the data</text:span></text:p>
      <text:p text:style-name="P51"><text:span text:style-name="T3"><text:s text:c="4"/></text:span><text:span text:style-name="T8">int</text:span><text:span text:style-name="T3"> row=0;</text:span></text:p>
      <text:p text:style-name="P51"><text:span text:style-name="T3"><text:s text:c="4"/></text:span><text:span text:style-name="T8">while</text:span><text:span text:style-name="T3">(input){</text:span></text:p>
      <text:p text:style-name="P51"><text:span text:style-name="T3"><text:s text:c="8"/></text:span><text:span text:style-name="T8">for</text:span><text:span text:style-name="T3">(</text:span><text:span text:style-name="T8">int</text:span><text:span text:style-name="T3"> col=0;col&lt;COLS;col++){</text:span></text:p>
      <text:p text:style-name="P21"><text:s text:c="16"/>input&gt;&gt;monkey[row][col];</text:p>
      <text:p text:style-name="P21"><text:s text:c="8"/>}</text:p>
      <text:p text:style-name="P21"><text:s text:c="8"/>row++;</text:p>
      <text:p text:style-name="P21"><text:s text:c="4"/>}</text:p>
      <text:p text:style-name="P51"><text:span text:style-name="T3"><text:s text:c="4"/></text:span><text:span text:style-name="T1">//Close the file</text:span></text:p>
      <text:p text:style-name="P21"><text:s text:c="4"/>input.close();</text:p>
      <text:p text:style-name="P51"><text:span text:style-name="T3"><text:s text:c="4"/></text:span><text:span text:style-name="T1">//return the number of rows</text:span></text:p>
      <text:p text:style-name="P51"><text:span text:style-name="T3"><text:s text:c="4"/></text:span><text:span text:style-name="T8">return</text:span><text:span text:style-name="T3"> --row;</text:span></text:p>
      <text:p text:style-name="P29">}</text:p>
      <text:p text:style-name="P29"/>
      <text:p text:style-name="P30">input.dat → Has the following.</text:p>
      <text:p text:style-name="P30">2</text:p>
      <text:p text:style-name="P30">4</text:p>
      <text:p text:style-name="P30">6</text:p>
      <text:p text:style-name="P30">8</text:p>
      <text:p text:style-name="P30">10</text:p>
      <text:p text:style-name="P30">12</text:p>
      <text:p text:style-name="P30">14</text:p>
      <text:p text:style-name="P30">16</text:p>
      <text:p text:style-name="P30">18</text:p>
      <text:p text:style-name="P30">20</text:p>
      <text:p text:style-name="P30">22</text:p>
      <text:p text:style-name="P30">24</text:p>
      <text:p text:style-name="P30">26</text:p>
      <text:p text:style-name="P30">28</text:p>
      <text:p text:style-name="P30">30</text:p>
      <text:p text:style-name="P30">32</text:p>
      <text:p text:style-name="P30">34</text:p>
      <text:p text:style-name="P30">36</text:p>
      <text:p text:style-name="P30">38</text:p>
      <text:p text:style-name="P30">40</text:p>
      <text:p text:style-name="P30">42</text:p>
      <text:p text:style-name="P30">44</text:p>
      <text:p text:style-name="P30"/>
      <text:p text:style-name="P9">/* </text:p>
      <text:p text:style-name="P1"><text:s/>* File: <text:s text:c="2"/>main.cpp</text:p>
      <text:p text:style-name="P1"><text:s/>* Author: Abdul-Hakim</text:p>
      <text:p text:style-name="P1"><text:s/>* Purpose: Savitch Chapter 6 9thEd Problem 2 </text:p>
      <text:p text:style-name="P1"><text:s/>* Created on July 23, 2015, 12:15 PM</text:p>
      <text:p text:style-name="P1"><text:s/>*/</text:p>
      <text:p text:style-name="P21"/>
      <text:p text:style-name="P1">//System Libraries</text:p>
      <text:p text:style-name="P51"><text:soft-page-break/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fstream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21"/>
      <text:p text:style-name="P1">//User Libraries</text:p>
      <text:p text:style-name="P1">//Global Constants</text:p>
      <text:p text:style-name="P1">//Function prototypes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Declare Variables</text:p>
      <text:p text:style-name="P21">ifstream infile;</text:p>
      <text:p text:style-name="P21">ofstream outfile;</text:p>
      <text:p text:style-name="P51"><text:span text:style-name="T3">infile.open(</text:span><text:span text:style-name="T7">"input.dat"</text:span><text:span text:style-name="T3">);</text:span></text:p>
      <text:p text:style-name="P51"><text:span text:style-name="T8">int</text:span><text:span text:style-name="T3"> next, sum=0, count=0;</text:span></text:p>
      <text:p text:style-name="P51"><text:span text:style-name="T8">while</text:span><text:span text:style-name="T3"> (infile &gt;&gt; next){</text:span></text:p>
      <text:p text:style-name="P21">sum=sum+next;</text:p>
      <text:p text:style-name="P21">count++;</text:p>
      <text:p text:style-name="P21">}</text:p>
      <text:p text:style-name="P51"><text:span text:style-name="T3">cout&lt;&lt;</text:span><text:span text:style-name="T7">"\n"</text:span><text:span text:style-name="T3">;</text:span></text:p>
      <text:p text:style-name="P51"><text:span text:style-name="T3">cout&lt;&lt;</text:span><text:span text:style-name="T7">"The average is "</text:span><text:span text:style-name="T3">&lt;&lt;</text:span><text:span text:style-name="T8">static_cast</text:span><text:span text:style-name="T3">&lt;</text:span><text:span text:style-name="T8">float</text:span><text:span text:style-name="T3">&gt;(sum/count);</text:span></text:p>
      <text:p text:style-name="P51"><text:span text:style-name="T3">cout&lt;&lt;</text:span><text:span text:style-name="T7">"\n"</text:span><text:span text:style-name="T3">;</text:span></text:p>
      <text:p text:style-name="P21">infile.close( );</text:p>
      <text:p text:style-name="P1">//Exit Stage Right</text:p>
      <text:p text:style-name="P51"><text:span text:style-name="T8">return</text:span><text:span text:style-name="T3"> 0;</text:span></text:p>
      <text:p text:style-name="P21"/>
      <text:p text:style-name="P30">}</text:p>
      <text:p text:style-name="P30"/>
      <text:p text:style-name="P30">input.dat → Has the following.</text:p>
      <text:p text:style-name="P30">7</text:p>
      <text:p text:style-name="P30">10</text:p>
      <text:p text:style-name="P30">13</text:p>
      <text:p text:style-name="P30">16</text:p>
      <text:p text:style-name="P30">19</text:p>
      <text:p text:style-name="P30">22</text:p>
      <text:p text:style-name="P30">25</text:p>
      <text:p text:style-name="P30">28</text:p>
      <text:p text:style-name="P30">31</text:p>
      <text:p text:style-name="P30">34</text:p>
      <text:p text:style-name="P30">37</text:p>
      <text:p text:style-name="P30">40</text:p>
      <text:p text:style-name="P30">43</text:p>
      <text:p text:style-name="P30">46</text:p>
      <text:p text:style-name="P30">49</text:p>
      <text:p text:style-name="P30">52</text:p>
      <text:p text:style-name="P30">55</text:p>
      <text:p text:style-name="P30">58</text:p>
      <text:p text:style-name="P30">61</text:p>
      <text:p text:style-name="P30">325</text:p>
      <text:p text:style-name="P30">64</text:p>
      <text:p text:style-name="P30">67</text:p>
      <text:p text:style-name="P30">70</text:p>
      <text:p text:style-name="P30">73</text:p>
      <text:p text:style-name="P30">76</text:p>
      <text:p text:style-name="P30">79</text:p>
      <text:p text:style-name="P30">82</text:p>
      <text:p text:style-name="P30">85</text:p>
      <text:p text:style-name="P30">88</text:p>
      <text:p text:style-name="P30">91</text:p>
      <text:p text:style-name="P30"><text:soft-page-break/>94</text:p>
      <text:p text:style-name="P30">97</text:p>
      <text:p text:style-name="P30">100</text:p>
      <text:p text:style-name="P30">103</text:p>
      <text:p text:style-name="P30">106</text:p>
      <text:p text:style-name="P30">235</text:p>
      <text:p text:style-name="P30"/>
      <text:p text:style-name="P9">/* </text:p>
      <text:p text:style-name="P1"><text:s/>* File: <text:s text:c="2"/>main.cpp</text:p>
      <text:p text:style-name="P1"><text:s/>* Author: Abdul-Hakim</text:p>
      <text:p text:style-name="P1"><text:s/>* Purpose: Assignment 6</text:p>
      <text:p text:style-name="P1"><text:s/>* Created on July 24, 2015, 3:32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fstream&gt;</text:span></text:p>
      <text:p text:style-name="P51"><text:span text:style-name="T2">#include</text:span><text:span text:style-name="T3"> </text:span><text:span text:style-name="T7">&lt;cstdlib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1">//Global Constants</text:p>
      <text:p text:style-name="P1">//Function Prototypes</text:p>
      <text:p text:style-name="P51"><text:span text:style-name="T8">void</text:span><text:span text:style-name="T3"> maxs(ifstream&amp;, </text:span><text:span text:style-name="T8">int</text:span><text:span text:style-name="T3">&amp;);</text:span></text:p>
      <text:p text:style-name="P51"><text:span text:style-name="T8">void</text:span><text:span text:style-name="T3"> mins(ifstream&amp;, </text:span><text:span text:style-name="T8">int</text:span><text:span text:style-name="T3">&amp;);</text:span></text:p>
      <text:p text:style-name="P1">//Execution Starts Here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Declare Variables</text:p>
      <text:p text:style-name="P21"><text:s text:c="4"/>ifstream fin;</text:p>
      <text:p text:style-name="P21"><text:s text:c="4"/>ofstream fout;</text:p>
      <text:p text:style-name="P51"><text:span text:style-name="T3"><text:s text:c="4"/></text:span><text:span text:style-name="T8">int</text:span><text:span text:style-name="T3"> max, min;</text:span></text:p>
      <text:p text:style-name="P51"><text:span text:style-name="T3"><text:s text:c="4"/>fin.open(</text:span><text:span text:style-name="T7">"input.dat"</text:span><text:span text:style-name="T3">);</text:span></text:p>
      <text:p text:style-name="P51"><text:span text:style-name="T3"><text:s text:c="4"/></text:span><text:span text:style-name="T8">if</text:span><text:span text:style-name="T3">(fin.fail()){</text:span></text:p>
      <text:p text:style-name="P51"><text:span text:style-name="T3"><text:s text:c="8"/>cout&lt;&lt;</text:span><text:span text:style-name="T7">"Input file failed to open.\n"</text:span><text:span text:style-name="T3">;</text:span></text:p>
      <text:p text:style-name="P21"><text:s text:c="8"/>exit(1);</text:p>
      <text:p text:style-name="P21"><text:s text:c="4"/>}</text:p>
      <text:p text:style-name="P21"><text:s text:c="4"/>fin&gt;&gt;max;</text:p>
      <text:p text:style-name="P21"><text:s text:c="4"/>maxs(fin, max);</text:p>
      <text:p text:style-name="P51"><text:span text:style-name="T3"><text:s text:c="4"/>cout&lt;&lt;</text:span><text:span text:style-name="T7">"The largest number in the file: "</text:span><text:span text:style-name="T3">&lt;&lt;max&lt;&lt;endl;</text:span></text:p>
      <text:p text:style-name="P21"><text:s text:c="4"/>fin.close();</text:p>
      <text:p text:style-name="P51"><text:span text:style-name="T3"><text:s text:c="4"/>fin.open(</text:span><text:span text:style-name="T7">"input.dat"</text:span><text:span text:style-name="T3">);</text:span></text:p>
      <text:p text:style-name="P51"><text:span text:style-name="T3"><text:s text:c="4"/></text:span><text:span text:style-name="T8">if</text:span><text:span text:style-name="T3">(fin.fail()){</text:span></text:p>
      <text:p text:style-name="P51"><text:span text:style-name="T3"><text:s text:c="8"/>cout&lt;&lt;</text:span><text:span text:style-name="T7">"Input file failed to open.\n"</text:span><text:span text:style-name="T3">;</text:span></text:p>
      <text:p text:style-name="P21"><text:s text:c="8"/>exit(1);</text:p>
      <text:p text:style-name="P21"><text:s text:c="4"/>}</text:p>
      <text:p text:style-name="P51"><text:span text:style-name="T3"><text:s text:c="4"/>cout&lt;&lt;</text:span><text:span text:style-name="T7">"\n"</text:span><text:span text:style-name="T3">;</text:span></text:p>
      <text:p text:style-name="P21"><text:s text:c="4"/>fin&gt;&gt;min;</text:p>
      <text:p text:style-name="P21"><text:s text:c="4"/>mins(fin, min);</text:p>
      <text:p text:style-name="P51"><text:span text:style-name="T3"><text:s text:c="4"/>cout&lt;&lt;</text:span><text:span text:style-name="T7">"The smallest number in the file: "</text:span><text:span text:style-name="T3">&lt;&lt;min&lt;&lt;endl;</text:span></text:p>
      <text:p text:style-name="P21"><text:s text:c="4"/>fin.close();</text:p>
      <text:p text:style-name="P51"><text:span text:style-name="T3"><text:s text:c="4"/>cout&lt;&lt;</text:span><text:span text:style-name="T7">"\n"</text:span><text:span text:style-name="T3">;</text:span></text:p>
      <text:p text:style-name="P51"><text:span text:style-name="T3"><text:s text:c="4"/>cout&lt;&lt;</text:span><text:span text:style-name="T7">"End of Program.\n"</text:span><text:span text:style-name="T3">;</text:span></text:p>
      <text:p text:style-name="P51"><text:span text:style-name="T3"><text:s text:c="4"/></text:span><text:span text:style-name="T1">//Exit Stage Right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51"><text:span text:style-name="T8">void</text:span><text:span text:style-name="T3"> maxs(ifstream&amp; fin, </text:span><text:span text:style-name="T8">int</text:span><text:span text:style-name="T3">&amp; max){</text:span></text:p>
      <text:p text:style-name="P51"><text:span text:style-name="T3"><text:s text:c="4"/></text:span><text:span text:style-name="T8">int</text:span><text:span text:style-name="T3"> next;</text:span></text:p>
      <text:p text:style-name="P51"><text:span text:style-name="T3"><text:s text:c="4"/></text:span><text:span text:style-name="T8">while</text:span><text:span text:style-name="T3">(fin&gt;&gt;next){</text:span></text:p>
      <text:p text:style-name="P51"><text:span text:style-name="T3"><text:s text:c="8"/></text:span><text:span text:style-name="T8">if</text:span><text:span text:style-name="T3">(next&gt;max)</text:span></text:p>
      <text:p text:style-name="P21"><text:soft-page-break/><text:s text:c="12"/>max=next;</text:p>
      <text:p text:style-name="P21"><text:s text:c="4"/>}</text:p>
      <text:p text:style-name="P21">}</text:p>
      <text:p text:style-name="P51"><text:span text:style-name="T8">void</text:span><text:span text:style-name="T3"> mins(ifstream&amp; fin, </text:span><text:span text:style-name="T8">int</text:span><text:span text:style-name="T3">&amp; min){</text:span></text:p>
      <text:p text:style-name="P51"><text:span text:style-name="T3"><text:s text:c="4"/></text:span><text:span text:style-name="T8">int</text:span><text:span text:style-name="T3"> next;</text:span></text:p>
      <text:p text:style-name="P51"><text:span text:style-name="T3"><text:s text:c="4"/></text:span><text:span text:style-name="T8">while</text:span><text:span text:style-name="T3">(fin&gt;&gt;next){</text:span></text:p>
      <text:p text:style-name="P51"><text:span text:style-name="T3"><text:s text:c="8"/></text:span><text:span text:style-name="T8">if</text:span><text:span text:style-name="T3">(next&lt;min)</text:span></text:p>
      <text:p text:style-name="P21"><text:s text:c="12"/>min=next;</text:p>
      <text:p text:style-name="P21"><text:s text:c="4"/>}</text:p>
      <text:p text:style-name="P30">}</text:p>
      <text:p text:style-name="P30"/>
      <text:p text:style-name="P31">input.dat → Has the following.</text:p>
      <text:p text:style-name="P31"><text:s text:c="18"/>This documet <text:s/>has double <text:s text:c="18"/>spaces within <text:s/>it and the <text:s text:c="17"/>program <text:s/>I just created is suppose to <text:s/>convert double <text:s/>spaces <text:s/>to single spaces.</text:p>
      <text:p text:style-name="P31"/>
      <text:p text:style-name="P31">output.dat → Has the following.</text:p>
      <text:p text:style-name="P31">This documet has double spaces within it and the program I just created is suppose to convert double spaces to single spaces. </text:p>
      <text:p text:style-name="P31"/>
      <text:p text:style-name="P10">/* </text:p>
      <text:p text:style-name="P1"><text:s/>* File: <text:s text:c="2"/>main.cpp</text:p>
      <text:p text:style-name="P1"><text:s/>* Author: Abdul-Hakim</text:p>
      <text:p text:style-name="P1"><text:s/>* Purpose: Assignment 6 </text:p>
      <text:p text:style-name="P1"><text:s/>* Created on July 24, 2015, 11:43 AM</text:p>
      <text:p text:style-name="P1"><text:s/>*/</text:p>
      <text:p text:style-name="P21"/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fstream&gt;</text:span></text:p>
      <text:p text:style-name="P51"><text:span text:style-name="T2">#include</text:span><text:span text:style-name="T3"> </text:span><text:span text:style-name="T7">&lt;string&gt;</text:span></text:p>
      <text:p text:style-name="P51"><text:span text:style-name="T2">#include</text:span><text:span text:style-name="T3"> </text:span><text:span text:style-name="T7">&lt;cstdlib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1">//Global Constants</text:p>
      <text:p text:style-name="P1">//Function Prototypes</text:p>
      <text:p text:style-name="P51"><text:span text:style-name="T8">void</text:span><text:span text:style-name="T3"> rmBlk(ifstream&amp; , ofstream&amp;);</text:span></text:p>
      <text:p text:style-name="P1">//Execution Start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Declare Variables</text:span></text:p>
      <text:p text:style-name="P21"><text:s text:c="4"/>ifstream infile;</text:p>
      <text:p text:style-name="P21"><text:s text:c="4"/>ofstream outfile;</text:p>
      <text:p text:style-name="P51"><text:span text:style-name="T3"><text:s text:c="4"/>infile.open(</text:span><text:span text:style-name="T7">"input.dat"</text:span><text:span text:style-name="T3">);</text:span></text:p>
      <text:p text:style-name="P51"><text:span text:style-name="T3"><text:s text:c="5"/></text:span><text:span text:style-name="T8">if</text:span><text:span text:style-name="T3">(infile.fail()){</text:span></text:p>
      <text:p text:style-name="P51"><text:span text:style-name="T3"><text:s text:c="8"/>cout&lt;&lt;</text:span><text:span text:style-name="T7">"Input file failed to open.\n"</text:span><text:span text:style-name="T3">;</text:span></text:p>
      <text:p text:style-name="P21"><text:s text:c="8"/>exit(1);</text:p>
      <text:p text:style-name="P21"><text:s text:c="4"/>}</text:p>
      <text:p text:style-name="P51"><text:span text:style-name="T3"><text:s text:c="4"/>outfile.open(</text:span><text:span text:style-name="T7">"output.dat"</text:span><text:span text:style-name="T3">);</text:span></text:p>
      <text:p text:style-name="P51"><text:span text:style-name="T3"><text:s text:c="5"/></text:span><text:span text:style-name="T8">if</text:span><text:span text:style-name="T3">(outfile.fail()){</text:span></text:p>
      <text:p text:style-name="P51"><text:span text:style-name="T3"><text:s text:c="8"/>cout&lt;&lt;</text:span><text:span text:style-name="T7">"Output file failed to open.\n"</text:span><text:span text:style-name="T3">;</text:span></text:p>
      <text:p text:style-name="P21"><text:s text:c="8"/>exit(1);</text:p>
      <text:p text:style-name="P21"><text:s text:c="4"/>}</text:p>
      <text:p text:style-name="P21"><text:s text:c="4"/>rmBlk(infile, outfile);</text:p>
      <text:p text:style-name="P21"><text:s text:c="4"/>infile.close();</text:p>
      <text:p text:style-name="P21"><text:s text:c="4"/>outfile.close(); <text:s text:c="3"/></text:p>
      <text:p text:style-name="P51"><text:span text:style-name="T3"><text:s text:c="4"/></text:span><text:span text:style-name="T1">//Exit Stage Right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1">//Execution of functions done here!</text:p>
      <text:p text:style-name="P51"><text:soft-page-break/><text:span text:style-name="T8">void</text:span><text:span text:style-name="T3"> rmBlk(ifstream&amp; infile, ofstream&amp; outfile){</text:span></text:p>
      <text:p text:style-name="P21"><text:s text:c="4"/>string next;</text:p>
      <text:p text:style-name="P51"><text:span text:style-name="T3"><text:s text:c="4"/></text:span><text:span text:style-name="T8">while</text:span><text:span text:style-name="T3"> (infile&gt;&gt;next){</text:span></text:p>
      <text:p text:style-name="P51"><text:span text:style-name="T3"><text:s text:c="8"/>outfile&lt;&lt;next&lt;&lt;</text:span><text:span text:style-name="T7">" "</text:span><text:span text:style-name="T3">;</text:span></text:p>
      <text:p text:style-name="P21"><text:s text:c="4"/>} </text:p>
      <text:p text:style-name="P31">}</text:p>
      <text:p text:style-name="P31"/>
      <text:p text:style-name="P31">before.txt → Has the following.</text:p>
      <text:p text:style-name="P31">cin &lt;&lt; <text:s/></text:p>
      <text:p text:style-name="P31">cout &gt;&gt; <text:s/></text:p>
      <text:p text:style-name="P31">cin &lt;&lt; <text:s/></text:p>
      <text:p text:style-name="P31">cout &gt;&gt;</text:p>
      <text:p text:style-name="P31">after.txt → Has the following.</text:p>
      <text:p text:style-name="P31">cin&gt;&gt;cout&lt;&lt;cin&gt;&gt;cout&lt;&lt;&lt;</text:p>
      <text:p text:style-name="P31"/>
      <text:p text:style-name="P10">/* </text:p>
      <text:p text:style-name="P1"><text:s/>* File: <text:s text:c="2"/>main.cpp</text:p>
      <text:p text:style-name="P1"><text:s/>* Author: Abdul-Hakim</text:p>
      <text:p text:style-name="P1"><text:s/>* Purpose: Assignment 6</text:p>
      <text:p text:style-name="P1"><text:s/>* Created on July 24, 2015, 8:33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fstream&gt;</text:span></text:p>
      <text:p text:style-name="P51"><text:span text:style-name="T2">#include</text:span><text:span text:style-name="T3"> </text:span><text:span text:style-name="T7">&lt;cstdlib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1">//Global Constants</text:p>
      <text:p text:style-name="P1">//Function Prototypes</text:p>
      <text:p text:style-name="P51"><text:span text:style-name="T8">void</text:span><text:span text:style-name="T3"> correct(ifstream &amp;, ofstream &amp;);</text:span></text:p>
      <text:p text:style-name="P51"><text:span text:style-name="T8">void</text:span><text:span text:style-name="T3"> other(ifstream &amp;, ofstream &amp;);</text:span>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Declare Variables</text:p>
      <text:p text:style-name="P21"><text:s text:c="4"/>ifstream in;</text:p>
      <text:p text:style-name="P51"><text:span text:style-name="T3"><text:s text:c="4"/>in.open(</text:span><text:span text:style-name="T7">"before.txt"</text:span><text:span text:style-name="T3">);</text:span></text:p>
      <text:p text:style-name="P21"><text:s text:c="4"/>ofstream out;</text:p>
      <text:p text:style-name="P51"><text:span text:style-name="T3"><text:s text:c="4"/>out.open(</text:span><text:span text:style-name="T7">"after.txt"</text:span><text:span text:style-name="T3">);</text:span></text:p>
      <text:p text:style-name="P1">//Declare function <text:s text:c="3"/></text:p>
      <text:p text:style-name="P51"><text:span text:style-name="T3"><text:s text:c="4"/></text:span><text:span text:style-name="T8">char</text:span><text:span text:style-name="T3"> correct;</text:span></text:p>
      <text:p text:style-name="P51"><text:span text:style-name="T3"><text:s text:c="4"/></text:span><text:span text:style-name="T8">while</text:span><text:span text:style-name="T3">(!in.eof()){</text:span></text:p>
      <text:p text:style-name="P21"><text:s text:c="8"/>in&gt;&gt;correct;</text:p>
      <text:p text:style-name="P51"><text:span text:style-name="T3"><text:s text:c="8"/></text:span><text:span text:style-name="T8">if</text:span><text:span text:style-name="T3"> (correct == </text:span><text:span text:style-name="T7">'&gt;'</text:span><text:span text:style-name="T3">){</text:span></text:p>
      <text:p text:style-name="P51"><text:span text:style-name="T3"><text:s text:c="12"/>out&lt;&lt;</text:span><text:span text:style-name="T7">"&lt;"</text:span><text:span text:style-name="T3">&lt;&lt;endl;</text:span></text:p>
      <text:p text:style-name="P51"><text:span text:style-name="T3"><text:s text:c="8"/>}</text:span><text:span text:style-name="T8">else</text:span><text:span text:style-name="T3"> </text:span><text:span text:style-name="T8">if</text:span><text:span text:style-name="T3">(correct == </text:span><text:span text:style-name="T7">'&lt;'</text:span><text:span text:style-name="T3">){</text:span></text:p>
      <text:p text:style-name="P51"><text:span text:style-name="T3"><text:s text:c="12"/>out&lt;&lt; </text:span><text:span text:style-name="T7">"&gt;"</text:span><text:span text:style-name="T3">&lt;&lt;endl;;</text:span></text:p>
      <text:p text:style-name="P21"><text:s text:c="12"/></text:p>
      <text:p text:style-name="P51"><text:span text:style-name="T3"><text:s text:c="8"/>}</text:span><text:span text:style-name="T8">else</text:span><text:span text:style-name="T3">{</text:span></text:p>
      <text:p text:style-name="P21"><text:s text:c="12"/>out&lt;&lt;correct;</text:p>
      <text:p text:style-name="P21"><text:s text:c="8"/>}</text:p>
      <text:p text:style-name="P21"><text:s text:c="8"/></text:p>
      <text:p text:style-name="P21"><text:s text:c="4"/>}</text:p>
      <text:p text:style-name="P21"><text:s text:c="4"/></text:p>
      <text:p text:style-name="P21"><text:s text:c="4"/>in.close();</text:p>
      <text:p text:style-name="P21"><text:s text:c="4"/>out.close();</text:p>
      <text:p text:style-name="P51"><text:span text:style-name="T3"><text:s text:c="4"/>cout&lt;&lt;</text:span><text:span text:style-name="T7">"End of Editing file."</text:span><text:span text:style-name="T3">&lt;&lt;endl;</text:span></text:p>
      <text:p text:style-name="P51"><text:span text:style-name="T3"><text:s text:c="4"/></text:span><text:span text:style-name="T8">return</text:span><text:span text:style-name="T3"> 0;</text:span></text:p>
      <text:p text:style-name="P34">}</text:p>
      <text:p text:style-name="P34"><text:soft-page-break/></text:p>
      <text:p text:style-name="P35">in1.dat → Has the following.</text:p>
      <text:p text:style-name="P35">1</text:p>
      <text:p text:style-name="P35">3</text:p>
      <text:p text:style-name="P35">5</text:p>
      <text:p text:style-name="P35">7</text:p>
      <text:p text:style-name="P35">9</text:p>
      <text:p text:style-name="P35">11</text:p>
      <text:p text:style-name="P35">13</text:p>
      <text:p text:style-name="P35">15</text:p>
      <text:p text:style-name="P35">17</text:p>
      <text:p text:style-name="P35">19</text:p>
      <text:p text:style-name="P35">21</text:p>
      <text:p text:style-name="P35">23</text:p>
      <text:p text:style-name="P35">25</text:p>
      <text:p text:style-name="P35">27</text:p>
      <text:p text:style-name="P35">29</text:p>
      <text:p text:style-name="P35">31</text:p>
      <text:p text:style-name="P35">33</text:p>
      <text:p text:style-name="P35">35</text:p>
      <text:p text:style-name="P35">37</text:p>
      <text:p text:style-name="P35">39</text:p>
      <text:p text:style-name="P35">41</text:p>
      <text:p text:style-name="P35">43</text:p>
      <text:p text:style-name="P35">45</text:p>
      <text:p text:style-name="P35">47</text:p>
      <text:p text:style-name="P35">49</text:p>
      <text:p text:style-name="P35"/>
      <text:p text:style-name="P53">in2.dat → Has the following.</text:p>
      <text:p text:style-name="P53">2</text:p>
      <text:p text:style-name="P53">4</text:p>
      <text:p text:style-name="P53">6</text:p>
      <text:p text:style-name="P53">8</text:p>
      <text:p text:style-name="P53">10</text:p>
      <text:p text:style-name="P53">12</text:p>
      <text:p text:style-name="P53">14</text:p>
      <text:p text:style-name="P53">16</text:p>
      <text:p text:style-name="P53">18</text:p>
      <text:p text:style-name="P53">20</text:p>
      <text:p text:style-name="P53">22</text:p>
      <text:p text:style-name="P53">24</text:p>
      <text:p text:style-name="P53">26</text:p>
      <text:p text:style-name="P53">28</text:p>
      <text:p text:style-name="P53">30</text:p>
      <text:p text:style-name="P53">32</text:p>
      <text:p text:style-name="P53">34</text:p>
      <text:p text:style-name="P53">36</text:p>
      <text:p text:style-name="P53">38</text:p>
      <text:p text:style-name="P53">40</text:p>
      <text:p text:style-name="P53">42</text:p>
      <text:p text:style-name="P53">44</text:p>
      <text:p text:style-name="P53">46</text:p>
      <text:p text:style-name="P53">48</text:p>
      <text:p text:style-name="P53">50</text:p>
      <text:p text:style-name="P53"/>
      <text:p text:style-name="P53">out.dat → Has the following.</text:p>
      <text:p text:style-name="P53">1 <text:line-break/>3 <text:line-break/>5 <text:line-break/><text:soft-page-break/>7 <text:line-break/>9 <text:line-break/>11 <text:line-break/>13 <text:line-break/>15 <text:line-break/>17 <text:line-break/>19 <text:line-break/>21 <text:line-break/>23 <text:line-break/>25 <text:line-break/>27 <text:line-break/>29 <text:line-break/>31 <text:line-break/>33 <text:line-break/>35 <text:line-break/>37 <text:line-break/>39 <text:line-break/>41 <text:line-break/>43 <text:line-break/>45 <text:line-break/>47 <text:line-break/>49 <text:line-break/>2 <text:line-break/>4 <text:line-break/>6 <text:line-break/>8 <text:line-break/>10 <text:line-break/>12 <text:line-break/>14 <text:line-break/>16 <text:line-break/>18 <text:line-break/>20 <text:line-break/>22 <text:line-break/>24 <text:line-break/>26 <text:line-break/>28 <text:line-break/>30 <text:line-break/>32 <text:line-break/>34 <text:line-break/>36 <text:line-break/>38 <text:line-break/>40 <text:line-break/>42 <text:line-break/>44 <text:line-break/>46 <text:line-break/>48 <text:line-break/>50 </text:p>
      <text:p text:style-name="P53"/>
      <text:p text:style-name="P13">/* </text:p>
      <text:p text:style-name="P1"><text:s/>* File: <text:s text:c="2"/>main.cpp</text:p>
      <text:p text:style-name="P1"><text:s/>* Author: Abdul-Hakim</text:p>
      <text:p text:style-name="P1"><text:s/>* Purpose: Assignment 6 </text:p>
      <text:p text:style-name="P1"><text:s/>* Created on July 24, 2015, 11:51 A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fstream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><text:soft-page-break/></text:p>
      <text:p text:style-name="P1">//Global Constants</text:p>
      <text:p text:style-name="P21"/>
      <text:p text:style-name="P1">//Function Prototypes</text:p>
      <text:p text:style-name="P51"><text:span text:style-name="T8">void</text:span><text:span text:style-name="T3"> merge(ifstream&amp; fin1, ifstream&amp; fin2, ofstream&amp; fout);</text:span></text:p>
      <text:p text:style-name="P21"/>
      <text:p text:style-name="P1">//Execution Begins Here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Declare Variables</text:span></text:p>
      <text:p text:style-name="P21"><text:s text:c="4"/>ifstream fin1, fin2;</text:p>
      <text:p text:style-name="P21"><text:s text:c="4"/>ofstream fout;</text:p>
      <text:p text:style-name="P21"><text:s text:c="4"/></text:p>
      <text:p text:style-name="P21"><text:s text:c="4"/>merge(fin1, fin2, fout);</text:p>
      <text:p text:style-name="P21"><text:s text:c="4"/></text:p>
      <text:p text:style-name="P51"><text:span text:style-name="T3"><text:s text:c="4"/></text:span><text:span text:style-name="T1">//Exit Stage Right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1">//Execution of the functions</text:p>
      <text:p text:style-name="P51"><text:span text:style-name="T8">void</text:span><text:span text:style-name="T3"> merge(ifstream&amp; fin1, ifstream&amp; fin2, ofstream&amp; fout){</text:span></text:p>
      <text:p text:style-name="P51"><text:span text:style-name="T3"><text:s text:c="4"/></text:span><text:span text:style-name="T8">int</text:span><text:span text:style-name="T3"> setA, setB, set;</text:span></text:p>
      <text:p text:style-name="P51"><text:span text:style-name="T3"><text:s text:c="4"/></text:span><text:span text:style-name="T1">//Open Files</text:span></text:p>
      <text:p text:style-name="P51"><text:span text:style-name="T3"><text:s text:c="4"/>fout.open(</text:span><text:span text:style-name="T7">"out.dat"</text:span><text:span text:style-name="T3">);</text:span></text:p>
      <text:p text:style-name="P51"><text:span text:style-name="T3"><text:s text:c="4"/>fin1.open(</text:span><text:span text:style-name="T7">"in1.dat"</text:span><text:span text:style-name="T3">);</text:span></text:p>
      <text:p text:style-name="P51"><text:span text:style-name="T3"><text:s text:c="4"/>fin2.open(</text:span><text:span text:style-name="T7">"in2.dat"</text:span><text:span text:style-name="T3">);</text:span></text:p>
      <text:p text:style-name="P51"><text:span text:style-name="T3"><text:s text:c="4"/></text:span><text:span text:style-name="T1">//Read and Input Data to Output File</text:span></text:p>
      <text:p text:style-name="P51"><text:span text:style-name="T3"><text:s text:c="4"/></text:span><text:span text:style-name="T8">while</text:span><text:span text:style-name="T3"> (fin1&gt;&gt;setA){</text:span></text:p>
      <text:p text:style-name="P51"><text:span text:style-name="T3"><text:s text:c="8"/>fout&lt;&lt;setA&lt;&lt;</text:span><text:span text:style-name="T7">" "</text:span><text:span text:style-name="T3">&lt;&lt;endl; <text:s text:c="2"/></text:span></text:p>
      <text:p text:style-name="P21"><text:s text:c="4"/>}</text:p>
      <text:p text:style-name="P21"><text:s text:c="4"/></text:p>
      <text:p text:style-name="P51"><text:span text:style-name="T3"><text:s text:c="4"/></text:span><text:span text:style-name="T8">while</text:span><text:span text:style-name="T3"> (fin2&gt;&gt;setB){</text:span></text:p>
      <text:p text:style-name="P51"><text:span text:style-name="T3"><text:s text:c="8"/>fout&lt;&lt;setB&lt;&lt;</text:span><text:span text:style-name="T7">" "</text:span><text:span text:style-name="T3">&lt;&lt;endl;</text:span></text:p>
      <text:p text:style-name="P21"><text:s text:c="4"/>}</text:p>
      <text:p text:style-name="P51"><text:span text:style-name="T3"><text:s text:c="4"/></text:span><text:span text:style-name="T1">//Close Files</text:span></text:p>
      <text:p text:style-name="P21"><text:s text:c="4"/>fin2.close();</text:p>
      <text:p text:style-name="P21"><text:s text:c="4"/>fin1.close();</text:p>
      <text:p text:style-name="P21"><text:s text:c="4"/>fout.close();</text:p>
      <text:p text:style-name="P35">}</text:p>
      <text:p text:style-name="P35"/>
      <text:p text:style-name="P35">input.dat → Has the following.</text:p>
      <text:p text:style-name="P35">7</text:p>
      <text:p text:style-name="P35">10</text:p>
      <text:p text:style-name="P35">13</text:p>
      <text:p text:style-name="P35">16</text:p>
      <text:p text:style-name="P35">19</text:p>
      <text:p text:style-name="P35">22</text:p>
      <text:p text:style-name="P35">25</text:p>
      <text:p text:style-name="P35">28</text:p>
      <text:p text:style-name="P35">31</text:p>
      <text:p text:style-name="P35">34</text:p>
      <text:p text:style-name="P35">37</text:p>
      <text:p text:style-name="P35">40</text:p>
      <text:p text:style-name="P35">43</text:p>
      <text:p text:style-name="P35">46</text:p>
      <text:p text:style-name="P35">49</text:p>
      <text:p text:style-name="P35">52</text:p>
      <text:p text:style-name="P35">55</text:p>
      <text:p text:style-name="P35">58</text:p>
      <text:p text:style-name="P35">61</text:p>
      <text:p text:style-name="P35">325</text:p>
      <text:p text:style-name="P35"><text:soft-page-break/>64</text:p>
      <text:p text:style-name="P35">67</text:p>
      <text:p text:style-name="P35">70</text:p>
      <text:p text:style-name="P35">73</text:p>
      <text:p text:style-name="P35">76</text:p>
      <text:p text:style-name="P35">79</text:p>
      <text:p text:style-name="P35">82</text:p>
      <text:p text:style-name="P35">85</text:p>
      <text:p text:style-name="P35">88</text:p>
      <text:p text:style-name="P35">91</text:p>
      <text:p text:style-name="P35">94</text:p>
      <text:p text:style-name="P35">97</text:p>
      <text:p text:style-name="P35">100</text:p>
      <text:p text:style-name="P35">103</text:p>
      <text:p text:style-name="P35">106</text:p>
      <text:p text:style-name="P35"/>
      <text:p text:style-name="P13">/* </text:p>
      <text:p text:style-name="P1"><text:s/>* File: <text:s text:c="2"/>main.cpp</text:p>
      <text:p text:style-name="P1"><text:s/>* Author: Abdul-Hakim</text:p>
      <text:p text:style-name="P1"><text:s/>* Purpose: Assignment 6</text:p>
      <text:p text:style-name="P1"><text:s/>* Created on July 24, 2015, 3:32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fstream&gt;</text:span></text:p>
      <text:p text:style-name="P51"><text:span text:style-name="T2">#include</text:span><text:span text:style-name="T3"> </text:span><text:span text:style-name="T7">&lt;cstdlib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1">//Global Constants</text:p>
      <text:p text:style-name="P1">//Function Prototypes</text:p>
      <text:p text:style-name="P51"><text:span text:style-name="T8">void</text:span><text:span text:style-name="T3"> maxs(ifstream&amp;, </text:span><text:span text:style-name="T8">int</text:span><text:span text:style-name="T3">&amp;);</text:span></text:p>
      <text:p text:style-name="P51"><text:span text:style-name="T8">void</text:span><text:span text:style-name="T3"> mins(ifstream&amp;, </text:span><text:span text:style-name="T8">int</text:span><text:span text:style-name="T3">&amp;);</text:span></text:p>
      <text:p text:style-name="P1">//Execution Starts Here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Declare Variables</text:p>
      <text:p text:style-name="P21"><text:s text:c="4"/>ifstream fin;</text:p>
      <text:p text:style-name="P21"><text:s text:c="4"/>ofstream fout;</text:p>
      <text:p text:style-name="P51"><text:span text:style-name="T3"><text:s text:c="4"/></text:span><text:span text:style-name="T8">int</text:span><text:span text:style-name="T3"> max, min;</text:span></text:p>
      <text:p text:style-name="P51"><text:span text:style-name="T3"><text:s text:c="4"/>fin.open(</text:span><text:span text:style-name="T7">"input.dat"</text:span><text:span text:style-name="T3">);</text:span></text:p>
      <text:p text:style-name="P51"><text:span text:style-name="T3"><text:s text:c="4"/></text:span><text:span text:style-name="T8">if</text:span><text:span text:style-name="T3">(fin.fail()){</text:span></text:p>
      <text:p text:style-name="P51"><text:span text:style-name="T3"><text:s text:c="8"/>cout&lt;&lt;</text:span><text:span text:style-name="T7">"Input file failed to open.\n"</text:span><text:span text:style-name="T3">;</text:span></text:p>
      <text:p text:style-name="P21"><text:s text:c="8"/>exit(1);</text:p>
      <text:p text:style-name="P21"><text:s text:c="4"/>}</text:p>
      <text:p text:style-name="P21"><text:s text:c="4"/>fin&gt;&gt;max;</text:p>
      <text:p text:style-name="P21"><text:s text:c="4"/>maxs(fin, max);</text:p>
      <text:p text:style-name="P51"><text:span text:style-name="T3"><text:s text:c="4"/>cout&lt;&lt;</text:span><text:span text:style-name="T7">"The largest number in the file: "</text:span><text:span text:style-name="T3">&lt;&lt;max&lt;&lt;endl;</text:span></text:p>
      <text:p text:style-name="P21"><text:s text:c="4"/>fin.close();</text:p>
      <text:p text:style-name="P51"><text:span text:style-name="T3"><text:s text:c="4"/>fin.open(</text:span><text:span text:style-name="T7">"input.dat"</text:span><text:span text:style-name="T3">);</text:span></text:p>
      <text:p text:style-name="P51"><text:span text:style-name="T3"><text:s text:c="4"/></text:span><text:span text:style-name="T8">if</text:span><text:span text:style-name="T3">(fin.fail()){</text:span></text:p>
      <text:p text:style-name="P51"><text:span text:style-name="T3"><text:s text:c="8"/>cout&lt;&lt;</text:span><text:span text:style-name="T7">"Input file failed to open.\n"</text:span><text:span text:style-name="T3">;</text:span></text:p>
      <text:p text:style-name="P21"><text:s text:c="8"/>exit(1);</text:p>
      <text:p text:style-name="P21"><text:s text:c="4"/>}</text:p>
      <text:p text:style-name="P51"><text:span text:style-name="T3"><text:s text:c="4"/>cout&lt;&lt;</text:span><text:span text:style-name="T7">"\n"</text:span><text:span text:style-name="T3">;</text:span></text:p>
      <text:p text:style-name="P21"><text:s text:c="4"/>fin&gt;&gt;min;</text:p>
      <text:p text:style-name="P21"><text:s text:c="4"/>mins(fin, min);</text:p>
      <text:p text:style-name="P51"><text:span text:style-name="T3"><text:s text:c="4"/>cout&lt;&lt;</text:span><text:span text:style-name="T7">"The smallest number in the file: "</text:span><text:span text:style-name="T3">&lt;&lt;min&lt;&lt;endl;</text:span></text:p>
      <text:p text:style-name="P21"><text:s text:c="4"/>fin.close();</text:p>
      <text:p text:style-name="P51"><text:span text:style-name="T3"><text:s text:c="4"/>cout&lt;&lt;</text:span><text:span text:style-name="T7">"\n"</text:span><text:span text:style-name="T3">;</text:span></text:p>
      <text:p text:style-name="P51"><text:soft-page-break/><text:span text:style-name="T3"><text:s text:c="4"/>cout&lt;&lt;</text:span><text:span text:style-name="T7">"End of Program.\n"</text:span><text:span text:style-name="T3">;</text:span></text:p>
      <text:p text:style-name="P51"><text:span text:style-name="T3"><text:s text:c="4"/></text:span><text:span text:style-name="T1">//Exit Stage Right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51"><text:span text:style-name="T8">void</text:span><text:span text:style-name="T3"> maxs(ifstream&amp; fin, </text:span><text:span text:style-name="T8">int</text:span><text:span text:style-name="T3">&amp; max){</text:span></text:p>
      <text:p text:style-name="P51"><text:span text:style-name="T3"><text:s text:c="4"/></text:span><text:span text:style-name="T8">int</text:span><text:span text:style-name="T3"> next;</text:span></text:p>
      <text:p text:style-name="P51"><text:span text:style-name="T3"><text:s text:c="4"/></text:span><text:span text:style-name="T8">while</text:span><text:span text:style-name="T3">(fin&gt;&gt;next){</text:span></text:p>
      <text:p text:style-name="P51"><text:span text:style-name="T3"><text:s text:c="8"/></text:span><text:span text:style-name="T8">if</text:span><text:span text:style-name="T3">(next&gt;max)</text:span></text:p>
      <text:p text:style-name="P21"><text:s text:c="12"/>max=next;</text:p>
      <text:p text:style-name="P21"><text:s text:c="4"/>}</text:p>
      <text:p text:style-name="P21">}</text:p>
      <text:p text:style-name="P51"><text:span text:style-name="T8">void</text:span><text:span text:style-name="T3"> mins(ifstream&amp; fin, </text:span><text:span text:style-name="T8">int</text:span><text:span text:style-name="T3">&amp; min){</text:span></text:p>
      <text:p text:style-name="P51"><text:span text:style-name="T3"><text:s text:c="4"/></text:span><text:span text:style-name="T8">int</text:span><text:span text:style-name="T3"> next;</text:span></text:p>
      <text:p text:style-name="P51"><text:span text:style-name="T3"><text:s text:c="4"/></text:span><text:span text:style-name="T8">while</text:span><text:span text:style-name="T3">(fin&gt;&gt;next){</text:span></text:p>
      <text:p text:style-name="P51"><text:span text:style-name="T3"><text:s text:c="8"/></text:span><text:span text:style-name="T8">if</text:span><text:span text:style-name="T3">(next&lt;min)</text:span></text:p>
      <text:p text:style-name="P21"><text:s text:c="12"/>min=next;</text:p>
      <text:p text:style-name="P21"><text:s text:c="4"/>}</text:p>
      <text:p text:style-name="P35">}</text:p>
      <text:p text:style-name="P35"/>
      <text:p text:style-name="P35"/>
      <text:p text:style-name="P36">card.h → It has the following.</text:p>
      <text:p text:style-name="P14">/* </text:p>
      <text:p text:style-name="P1"><text:s/>* File: <text:s text:c="2"/>card.h</text:p>
      <text:p text:style-name="P1"><text:s/>* Author: Abdul-Hakim</text:p>
      <text:p text:style-name="P1"><text:s/>*</text:p>
      <text:p text:style-name="P1"><text:s/>* Created on October 15, 2015, 12:00 PM</text:p>
      <text:p text:style-name="P1"><text:s/>*/</text:p>
      <text:p text:style-name="P21"/>
      <text:p text:style-name="P51"><text:span text:style-name="T2">#ifndef</text:span><text:span text:style-name="T3"> CARD_H</text:span></text:p>
      <text:p text:style-name="P51"><text:span text:style-name="T2">#define</text:span><text:span text:style-name="T3"><text:tab/>CARD_H</text:span></text:p>
      <text:p text:style-name="P21"/>
      <text:p text:style-name="P51"><text:span text:style-name="T8">class</text:span><text:span text:style-name="T3"> Card{</text:span></text:p>
      <text:p text:style-name="P51"><text:span text:style-name="T3"><text:s text:c="4"/></text:span><text:span text:style-name="T8">private</text:span><text:span text:style-name="T3">:</text:span></text:p>
      <text:p text:style-name="P51"><text:span text:style-name="T3"><text:s text:c="8"/></text:span><text:span text:style-name="T8">char</text:span><text:span text:style-name="T3"> number;</text:span></text:p>
      <text:p text:style-name="P51"><text:span text:style-name="T3"><text:s text:c="4"/></text:span><text:span text:style-name="T8">public</text:span><text:span text:style-name="T3">:</text:span></text:p>
      <text:p text:style-name="P51"><text:span text:style-name="T3"><text:s text:c="8"/>Card(</text:span><text:span text:style-name="T8">char</text:span><text:span text:style-name="T3">); <text:s text:c="22"/></text:span><text:span text:style-name="T1">//Constructor</text:span></text:p>
      <text:p text:style-name="P51"><text:span text:style-name="T3"><text:s text:c="8"/></text:span><text:span text:style-name="T8">void</text:span><text:span text:style-name="T3"> setNum(</text:span><text:span text:style-name="T8">char</text:span><text:span text:style-name="T3">); <text:s text:c="15"/></text:span><text:span text:style-name="T1">//Mutator</text:span></text:p>
      <text:p text:style-name="P51"><text:span text:style-name="T3"><text:s text:c="8"/></text:span><text:span text:style-name="T8">char</text:span><text:span text:style-name="T3"> getNum(){</text:span><text:span text:style-name="T8">return</text:span><text:span text:style-name="T3"> number;} <text:s text:c="4"/></text:span><text:span text:style-name="T1">//Accessor (in-line)</text:span></text:p>
      <text:p text:style-name="P51"><text:span text:style-name="T3"><text:s text:c="8"/></text:span><text:span text:style-name="T8">char</text:span><text:span text:style-name="T3"> suit(); <text:s text:c="21"/></text:span><text:span text:style-name="T1">//Suit property</text:span></text:p>
      <text:p text:style-name="P51"><text:span text:style-name="T3"><text:s text:c="8"/></text:span><text:span text:style-name="T8">char</text:span><text:span text:style-name="T3"> numVal(); <text:s text:c="19"/></text:span><text:span text:style-name="T1">//Numerical Value property</text:span></text:p>
      <text:p text:style-name="P51"><text:span text:style-name="T3"><text:s text:c="8"/></text:span><text:span text:style-name="T8">char</text:span><text:span text:style-name="T3"> faceVal(); <text:s text:c="18"/></text:span><text:span text:style-name="T1">//Face value property</text:span></text:p>
      <text:p text:style-name="P21">};</text:p>
      <text:p text:style-name="P21"/>
      <text:p text:style-name="P21"/>
      <text:p text:style-name="P54"><text:span text:style-name="T2">#endif</text:span><text:span text:style-name="T3"><text:tab/></text:span><text:span text:style-name="T1">/* CARD_H */</text:span></text:p>
      <text:p text:style-name="P36"/>
      <text:p text:style-name="P37">main.cpp → Has the following.</text:p>
      <text:p text:style-name="P15">/* </text:p>
      <text:p text:style-name="P1"><text:s/>* File: <text:s text:c="2"/>main.cpp</text:p>
      <text:p text:style-name="P1"><text:s/>* Author: Abdul-Hakim</text:p>
      <text:p text:style-name="P1"><text:s/>* Purpose: 1st object oriented program</text:p>
      <text:p text:style-name="P1"><text:s/>* Specifications</text:p>
      <text:p text:style-name="P1"><text:s/>* Created on October 15, 2015, 11:24 AM</text:p>
      <text:p text:style-name="P1"><text:s/>*/</text:p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ctime&gt;</text:span></text:p>
      <text:p text:style-name="P51"><text:span text:style-name="T2">#include</text:span><text:span text:style-name="T3"> </text:span><text:span text:style-name="T7">&lt;iostream&gt;</text:span></text:p>
      <text:p text:style-name="P1"><text:soft-page-break/>//user libraries</text:p>
      <text:p text:style-name="P51"><text:span text:style-name="T2">#include</text:span><text:span text:style-name="T3"> </text:span><text:span text:style-name="T7">"card.h"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Global constants</text:p>
      <text:p text:style-name="P1">//Function Prototypes</text:p>
      <text:p text:style-name="P1">//Execution starts here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declare some variables</text:p>
      <text:p text:style-name="P21"><text:s text:c="4"/></text:p>
      <text:p text:style-name="P21"/>
      <text:p text:style-name="P51"><text:span text:style-name="T3"><text:s text:c="4"/></text:span><text:span text:style-name="T1">//Loop on all potential 52 cards</text:span></text:p>
      <text:p text:style-name="P51"><text:span text:style-name="T3"><text:s text:c="4"/>cout&lt;&lt;endl&lt;&lt;</text:span><text:span text:style-name="T7">"Class Check"</text:span><text:span text:style-name="T3">&lt;&lt;endl;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=53;i++){</text:span></text:p>
      <text:p text:style-name="P21"><text:s text:c="8"/>Card card(0);</text:p>
      <text:p text:style-name="P21"><text:s text:c="8"/>card.setNum(i);</text:p>
      <text:p text:style-name="P51"><text:span text:style-name="T3"><text:s text:c="8"/>cout&lt;&lt;</text:span><text:span text:style-name="T7">"Card Number = "</text:span><text:span text:style-name="T3">&lt;&lt;</text:span><text:span text:style-name="T8">static_cast</text:span><text:span text:style-name="T3">&lt;</text:span><text:span text:style-name="T8">int</text:span><text:span text:style-name="T3">&gt;(card.getNum());</text:span></text:p>
      <text:p text:style-name="P51"><text:span text:style-name="T3"><text:s text:c="8"/>cout&lt;&lt;</text:span><text:span text:style-name="T7">" Suit = "</text:span><text:span text:style-name="T3">&lt;&lt;card.suit();</text:span></text:p>
      <text:p text:style-name="P51"><text:span text:style-name="T3"><text:s text:c="8"/>cout&lt;&lt;</text:span><text:span text:style-name="T7">" Numerical Value = "</text:span><text:span text:style-name="T3">&lt;&lt;</text:span><text:span text:style-name="T8">static_cast</text:span><text:span text:style-name="T3">&lt;</text:span><text:span text:style-name="T8">int</text:span><text:span text:style-name="T3">&gt;(card.numVal());</text:span></text:p>
      <text:p text:style-name="P51"><text:span text:style-name="T3"><text:s text:c="8"/>cout&lt;&lt;</text:span><text:span text:style-name="T7">" Face Value = "</text:span><text:span text:style-name="T3">&lt;&lt;card.faceVal()&lt;&lt;endl;</text:span></text:p>
      <text:p text:style-name="P21"><text:s text:c="4"/>}</text:p>
      <text:p text:style-name="P21"/>
      <text:p text:style-name="P51"><text:span text:style-name="T3"><text:s text:c="4"/></text:span><text:span text:style-name="T8">return</text:span><text:span text:style-name="T3"> 0;</text:span></text:p>
      <text:p text:style-name="P37">}</text:p>
      <text:p text:style-name="P53"/>
      <text:p text:style-name="P55">card.cpp → Has the following.</text:p>
      <text:p text:style-name="P15">/* </text:p>
      <text:p text:style-name="P1"><text:s/>* File: <text:s text:c="2"/>card.cpp</text:p>
      <text:p text:style-name="P1"><text:s/>* Author: Abdul-Hakim</text:p>
      <text:p text:style-name="P1"><text:s/>* Purpose: 1st object oriented program</text:p>
      <text:p text:style-name="P1"><text:s/>* Implementations</text:p>
      <text:p text:style-name="P1"><text:s/>* Created on October 15, 2015, 11:24 AM</text:p>
      <text:p text:style-name="P1"><text:s/>*/</text:p>
      <text:p text:style-name="P1">//User Library for the Specification</text:p>
      <text:p text:style-name="P51"><text:span text:style-name="T2">#include</text:span><text:span text:style-name="T3"> </text:span><text:span text:style-name="T7">"card.h"</text:span></text:p>
      <text:p text:style-name="P21"/>
      <text:p text:style-name="P51"><text:span text:style-name="T3">Card::Card(</text:span><text:span text:style-name="T8">char</text:span><text:span text:style-name="T3"> n){</text:span></text:p>
      <text:p text:style-name="P21"><text:s text:c="4"/>setNum(n);</text:p>
      <text:p text:style-name="P21">}</text:p>
      <text:p text:style-name="P21"/>
      <text:p text:style-name="P51"><text:span text:style-name="T8">void</text:span><text:span text:style-name="T3"> Card::setNum(</text:span><text:span text:style-name="T8">char</text:span><text:span text:style-name="T3"> n){</text:span></text:p>
      <text:p text:style-name="P51"><text:span text:style-name="T3"><text:s text:c="4"/></text:span><text:span text:style-name="T8">if</text:span><text:span text:style-name="T3">(n&lt;1||n&gt;52)number=1;</text:span></text:p>
      <text:p text:style-name="P51"><text:span text:style-name="T3"><text:s text:c="4"/></text:span><text:span text:style-name="T8">else</text:span><text:span text:style-name="T3"> number=n;</text:span></text:p>
      <text:p text:style-name="P21">}</text:p>
      <text:p text:style-name="P21"><text:s text:c="8"/></text:p>
      <text:p text:style-name="P51"><text:span text:style-name="T8">char</text:span><text:span text:style-name="T3"> Card::faceVal(){</text:span></text:p>
      <text:p text:style-name="P51"><text:span text:style-name="T3"><text:s text:c="5"/></text:span><text:span text:style-name="T8">char</text:span><text:span text:style-name="T3"> fValue[13]={</text:span><text:span text:style-name="T7">'A'</text:span><text:span text:style-name="T3">,</text:span><text:span text:style-name="T7">'2'</text:span><text:span text:style-name="T3">,</text:span><text:span text:style-name="T7">'3'</text:span><text:span text:style-name="T3">,</text:span><text:span text:style-name="T7">'4'</text:span><text:span text:style-name="T3">,</text:span><text:span text:style-name="T7">'5'</text:span><text:span text:style-name="T3">,</text:span><text:span text:style-name="T7">'6'</text:span><text:span text:style-name="T3">,</text:span></text:p>
      <text:p text:style-name="P51"><text:span text:style-name="T3"><text:s text:c="21"/></text:span><text:span text:style-name="T7">'7'</text:span><text:span text:style-name="T3">,</text:span><text:span text:style-name="T7">'8'</text:span><text:span text:style-name="T3">,</text:span><text:span text:style-name="T7">'9'</text:span><text:span text:style-name="T3">,</text:span><text:span text:style-name="T7">'T'</text:span><text:span text:style-name="T3">,</text:span><text:span text:style-name="T7">'J'</text:span><text:span text:style-name="T3">,</text:span><text:span text:style-name="T7">'Q'</text:span><text:span text:style-name="T3">,</text:span><text:span text:style-name="T7">'K'</text:span><text:span text:style-name="T3">};</text:span></text:p>
      <text:p text:style-name="P51"><text:span text:style-name="T3"><text:s text:c="5"/></text:span><text:span text:style-name="T8">return</text:span><text:span text:style-name="T3"> fValue[(number-1)%13];</text:span></text:p>
      <text:p text:style-name="P21">}</text:p>
      <text:p text:style-name="P21"/>
      <text:p text:style-name="P51"><text:span text:style-name="T8">char</text:span><text:span text:style-name="T3"> Card::numVal(){</text:span></text:p>
      <text:p text:style-name="P51"><text:span text:style-name="T3"><text:s text:c="4"/></text:span><text:span text:style-name="T8">char</text:span><text:span text:style-name="T3"> numVal=(number-1)%13+1;</text:span></text:p>
      <text:p text:style-name="P51"><text:span text:style-name="T3"><text:s text:c="4"/></text:span><text:span text:style-name="T8">if</text:span><text:span text:style-name="T3">(numVal&gt;10)numVal=10;</text:span></text:p>
      <text:p text:style-name="P51"><text:span text:style-name="T3"><text:s text:c="4"/></text:span><text:span text:style-name="T8">return</text:span><text:span text:style-name="T3"> numVal;</text:span></text:p>
      <text:p text:style-name="P21">}</text:p>
      <text:p text:style-name="P21"/>
      <text:p text:style-name="P51"><text:span text:style-name="T8">char</text:span><text:span text:style-name="T3"> Card::suit(){</text:span></text:p>
      <text:p text:style-name="P51"><text:span text:style-name="T3"><text:s text:c="4"/></text:span><text:span text:style-name="T1">//Declare suit array</text:span></text:p>
      <text:p text:style-name="P51"><text:span text:style-name="T3"><text:s text:c="4"/></text:span><text:span text:style-name="T8">char</text:span><text:span text:style-name="T3"> aSuit[4]={</text:span><text:span text:style-name="T7">'S'</text:span><text:span text:style-name="T3">,</text:span><text:span text:style-name="T7">'H'</text:span><text:span text:style-name="T3">,</text:span><text:span text:style-name="T7">'C'</text:span><text:span text:style-name="T3">,</text:span><text:span text:style-name="T7">'D'</text:span><text:span text:style-name="T3">};</text:span></text:p>
      <text:p text:style-name="P51"><text:soft-page-break/><text:span text:style-name="T3"><text:s text:c="4"/></text:span><text:span text:style-name="T8">return</text:span><text:span text:style-name="T3"> aSuit[(number-1)/13];</text:span></text:p>
      <text:p text:style-name="P37">}</text:p>
      <text:p text:style-name="P31"/>
      <text:p text:style-name="P10">/* </text:p>
      <text:p text:style-name="P1"><text:s/>* File: <text:s text:c="2"/>card.h</text:p>
      <text:p text:style-name="P1"><text:s/>* Author: Abdul-Hakim</text:p>
      <text:p text:style-name="P1"><text:s/>* Created on October 15, 2015, 12:00 PM</text:p>
      <text:p text:style-name="P1"><text:s/>* Purpose: Specification for the Card Class</text:p>
      <text:p text:style-name="P1"><text:s/>*/</text:p>
      <text:p text:style-name="P21"/>
      <text:p text:style-name="P51"><text:span text:style-name="T2">#ifndef</text:span><text:span text:style-name="T3"> CARD_H</text:span></text:p>
      <text:p text:style-name="P51"><text:span text:style-name="T2">#define</text:span><text:span text:style-name="T3"><text:tab/>CARD_H</text:span></text:p>
      <text:p text:style-name="P21"/>
      <text:p text:style-name="P51"><text:span text:style-name="T8">class</text:span><text:span text:style-name="T3"> Card{</text:span></text:p>
      <text:p text:style-name="P51"><text:span text:style-name="T3"><text:s text:c="4"/></text:span><text:span text:style-name="T8">private</text:span><text:span text:style-name="T3">:</text:span></text:p>
      <text:p text:style-name="P51"><text:span text:style-name="T3"><text:s text:c="8"/></text:span><text:span text:style-name="T8">char</text:span><text:span text:style-name="T3"> number;</text:span></text:p>
      <text:p text:style-name="P51"><text:span text:style-name="T3"><text:s text:c="8"/></text:span><text:span text:style-name="T8">void</text:span><text:span text:style-name="T3"> setNum(</text:span><text:span text:style-name="T8">char</text:span><text:span text:style-name="T3">); <text:s text:c="15"/></text:span><text:span text:style-name="T1">//Mutator / Utility</text:span></text:p>
      <text:p text:style-name="P51"><text:span text:style-name="T3"><text:s text:c="4"/></text:span><text:span text:style-name="T8">public</text:span><text:span text:style-name="T3">:</text:span></text:p>
      <text:p text:style-name="P51"><text:span text:style-name="T3"><text:s text:c="8"/>Card(</text:span><text:span text:style-name="T8">char</text:span><text:span text:style-name="T3">); <text:s text:c="22"/></text:span><text:span text:style-name="T1">//Constructor</text:span></text:p>
      <text:p text:style-name="P51"><text:span text:style-name="T3"><text:s text:c="8"/></text:span><text:span text:style-name="T8">char</text:span><text:span text:style-name="T3"> getNum(){</text:span><text:span text:style-name="T8">return</text:span><text:span text:style-name="T3"> number;} <text:s text:c="4"/></text:span><text:span text:style-name="T1">//Accessor (in-line)</text:span></text:p>
      <text:p text:style-name="P51"><text:span text:style-name="T3"><text:s text:c="8"/></text:span><text:span text:style-name="T8">char</text:span><text:span text:style-name="T3"> suit(); <text:s text:c="21"/></text:span><text:span text:style-name="T1">//Suit property</text:span></text:p>
      <text:p text:style-name="P51"><text:span text:style-name="T3"><text:s text:c="8"/></text:span><text:span text:style-name="T8">char</text:span><text:span text:style-name="T3"> numVal(); <text:s text:c="19"/></text:span><text:span text:style-name="T1">//Numerical Value property</text:span></text:p>
      <text:p text:style-name="P51"><text:span text:style-name="T3"><text:s text:c="8"/></text:span><text:span text:style-name="T8">char</text:span><text:span text:style-name="T3"> faceVal(); <text:s text:c="18"/></text:span><text:span text:style-name="T1">//Face value property</text:span></text:p>
      <text:p text:style-name="P21">};</text:p>
      <text:p text:style-name="P21"/>
      <text:p text:style-name="P56"><text:span text:style-name="T2">#endif</text:span><text:span text:style-name="T3"><text:tab/></text:span><text:span text:style-name="T1">/* CARD_H */</text:span><text:span text:style-name="T4"><text:line-break/></text:span></text:p>
      <text:p text:style-name="P32"/>
      <text:p text:style-name="P11">/* </text:p>
      <text:p text:style-name="P1"><text:s/>* File: <text:s text:c="2"/>main.cpp</text:p>
      <text:p text:style-name="P1"><text:s/>* Author: Abdul-Hakim</text:p>
      <text:p text:style-name="P1"><text:s/>* Created on October 15, 2015, 11:24 AM</text:p>
      <text:p text:style-name="P1"><text:s/>* Purpose: Creation of first Object Oriented Progra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ctime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51"><text:span text:style-name="T2">#include</text:span><text:span text:style-name="T3"> </text:span><text:span text:style-name="T7">"card.h"</text:span></text:p>
      <text:p text:style-name="P21"/>
      <text:p text:style-name="P1">//Global Constants</text:p>
      <text:p text:style-name="P21"/>
      <text:p text:style-name="P1">//Function Prototypes</text:p>
      <text:p text:style-name="P21"/>
      <text:p text:style-name="P1">//Execution Begins Here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Declare some variables</text:span></text:p>
      <text:p text:style-name="P51"><text:span text:style-name="T3"><text:s text:c="4"/></text:span><text:span text:style-name="T8">const</text:span><text:span text:style-name="T3"> </text:span><text:span text:style-name="T8">int</text:span><text:span text:style-name="T3"> nCards=52;</text:span></text:p>
      <text:p text:style-name="P51"><text:span text:style-name="T3"><text:s text:c="4"/>Card **card=</text:span><text:span text:style-name="T8">new</text:span><text:span text:style-name="T3"> Card*[nCards];</text:span></text:p>
      <text:p text:style-name="P51"><text:span text:style-name="T3"><text:s text:c="4"/></text:span><text:span text:style-name="T8">char</text:span><text:span text:style-name="T3"> *indx=</text:span><text:span text:style-name="T8">new</text:span><text:span text:style-name="T3"> </text:span><text:span text:style-name="T8">char</text:span><text:span text:style-name="T3">[nCards];</text:span></text:p>
      <text:p text:style-name="P21"/>
      <text:p text:style-name="P51"><text:span text:style-name="T3"><text:s text:c="4"/></text:span><text:span text:style-name="T1">//Loop on all potential 52 cards</text:span></text:p>
      <text:p text:style-name="P51"><text:span text:style-name="T3"><text:s text:c="4"/>cout&lt;&lt;endl&lt;&lt;</text:span><text:span text:style-name="T7">"Class Check"</text:span><text:span text:style-name="T3">&lt;&lt;endl;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nCards;i++){</text:span></text:p>
      <text:p text:style-name="P51"><text:span text:style-name="T3"><text:s text:c="8"/>card[i]=</text:span><text:span text:style-name="T8">new</text:span><text:span text:style-name="T3"> Card(i+1);</text:span></text:p>
      <text:p text:style-name="P21"><text:soft-page-break/><text:s text:c="8"/>indx[i]=i;</text:p>
      <text:p text:style-name="P51"><text:span text:style-name="T3"><text:s text:c="8"/>cout&lt;&lt;</text:span><text:span text:style-name="T7">"Card Number = "</text:span><text:span text:style-name="T3">&lt;&lt;</text:span><text:span text:style-name="T8">static_cast</text:span><text:span text:style-name="T3">&lt;</text:span><text:span text:style-name="T8">int</text:span><text:span text:style-name="T3">&gt;(card[i]-&gt;getNum());</text:span></text:p>
      <text:p text:style-name="P51"><text:span text:style-name="T3"><text:s text:c="8"/>cout&lt;&lt;</text:span><text:span text:style-name="T7">" Suit = "</text:span><text:span text:style-name="T3">&lt;&lt;card[i]-&gt;suit();</text:span></text:p>
      <text:p text:style-name="P51"><text:span text:style-name="T3"><text:s text:c="8"/>cout&lt;&lt;</text:span><text:span text:style-name="T7">" Numerical Value = "</text:span><text:span text:style-name="T3">&lt;&lt;</text:span><text:span text:style-name="T8">static_cast</text:span><text:span text:style-name="T3">&lt;</text:span><text:span text:style-name="T8">int</text:span><text:span text:style-name="T3">&gt;(card[i]-&gt;numVal());</text:span></text:p>
      <text:p text:style-name="P51"><text:span text:style-name="T3"><text:s text:c="8"/>cout&lt;&lt;</text:span><text:span text:style-name="T7">" Face Value = "</text:span><text:span text:style-name="T3">&lt;&lt;card[i]-&gt;faceVal()&lt;&lt;endl;</text:span></text:p>
      <text:p text:style-name="P21"><text:s text:c="4"/>}</text:p>
      <text:p text:style-name="P21"><text:s text:c="4"/>cout&lt;&lt;endl&lt;&lt;endl;</text:p>
      <text:p text:style-name="P21"><text:s text:c="4"/></text:p>
      <text:p text:style-name="P51"><text:span text:style-name="T3"><text:s text:c="4"/></text:span><text:span text:style-name="T1">//How to shuffle the deck</text:span></text:p>
      <text:p text:style-name="P51"><text:span text:style-name="T3"><text:s text:c="4"/>srand(</text:span><text:span text:style-name="T8">static_cast</text:span><text:span text:style-name="T3">&lt;</text:span><text:span text:style-name="T8">unsigned</text:span><text:span text:style-name="T3"> </text:span><text:span text:style-name="T8">int</text:span><text:span text:style-name="T3">&gt;(time(0)));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nShuffles=1;nShuffles&lt;=7;nShuffles++){</text:span></text:p>
      <text:p text:style-name="P51"><text:span text:style-name="T3"><text:s text:c="8"/></text:span><text:span text:style-name="T8">for</text:span><text:span text:style-name="T3">(</text:span><text:span text:style-name="T8">int</text:span><text:span text:style-name="T3"> i=0;i&lt;nCards;i++){</text:span></text:p>
      <text:p text:style-name="P51"><text:span text:style-name="T3"><text:s text:c="12"/></text:span><text:span text:style-name="T8">int</text:span><text:span text:style-name="T3"> rnd=rand()%nCards;</text:span></text:p>
      <text:p text:style-name="P51"><text:span text:style-name="T3"><text:s text:c="12"/></text:span><text:span text:style-name="T8">int</text:span><text:span text:style-name="T3"> temp=indx[i];</text:span></text:p>
      <text:p text:style-name="P21"><text:s text:c="12"/>indx[i]=indx[rnd];</text:p>
      <text:p text:style-name="P21"><text:s text:c="12"/>indx[rnd]=temp;</text:p>
      <text:p text:style-name="P21"><text:s text:c="8"/>}</text:p>
      <text:p text:style-name="P21"><text:s text:c="4"/>}</text:p>
      <text:p text:style-name="P21"><text:s text:c="4"/></text:p>
      <text:p text:style-name="P51"><text:span text:style-name="T3"><text:s text:c="4"/></text:span><text:span text:style-name="T1">//Output the array</text:span></text:p>
      <text:p text:style-name="P51"><text:span text:style-name="T3"><text:s text:c="4"/>cout&lt;&lt;endl&lt;&lt;</text:span><text:span text:style-name="T7">"After Shuffle"</text:span><text:span text:style-name="T3">&lt;&lt;endl;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nCards;i++){</text:span></text:p>
      <text:p text:style-name="P51"><text:span text:style-name="T3"><text:s text:c="8"/>cout&lt;&lt;</text:span><text:span text:style-name="T7">"Card Number = "</text:span><text:span text:style-name="T3">&lt;&lt;</text:span><text:span text:style-name="T8">static_cast</text:span><text:span text:style-name="T3">&lt;</text:span><text:span text:style-name="T8">int</text:span><text:span text:style-name="T3">&gt;(card[indx[i]]-&gt;getNum());</text:span></text:p>
      <text:p text:style-name="P51"><text:span text:style-name="T3"><text:s text:c="8"/>cout&lt;&lt;</text:span><text:span text:style-name="T7">" Suit = "</text:span><text:span text:style-name="T3">&lt;&lt;card[indx[i]]-&gt;suit();</text:span></text:p>
      <text:p text:style-name="P51"><text:span text:style-name="T3"><text:s text:c="8"/>cout&lt;&lt;</text:span><text:span text:style-name="T7">" Numerical Value = "</text:span><text:span text:style-name="T3">&lt;&lt;</text:span><text:span text:style-name="T8">static_cast</text:span><text:span text:style-name="T3">&lt;</text:span><text:span text:style-name="T8">int</text:span><text:span text:style-name="T3">&gt;(card[indx[i]]-&gt;numVal());</text:span></text:p>
      <text:p text:style-name="P51"><text:span text:style-name="T3"><text:s text:c="8"/>cout&lt;&lt;</text:span><text:span text:style-name="T7">" Face Value = "</text:span><text:span text:style-name="T3">&lt;&lt;card[indx[i]]-&gt;faceVal()&lt;&lt;endl;</text:span></text:p>
      <text:p text:style-name="P21"><text:s text:c="4"/>}</text:p>
      <text:p text:style-name="P21"><text:s text:c="4"/></text:p>
      <text:p text:style-name="P51"><text:span text:style-name="T3"><text:s text:c="4"/></text:span><text:span text:style-name="T1">//Exit stage right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nCards;i++){</text:span></text:p>
      <text:p text:style-name="P51"><text:span text:style-name="T3"><text:s text:c="8"/></text:span><text:span text:style-name="T8">delete</text:span><text:span text:style-name="T3"> card[i];</text:span></text:p>
      <text:p text:style-name="P21"><text:s text:c="4"/>}</text:p>
      <text:p text:style-name="P51"><text:span text:style-name="T3"><text:s text:c="4"/></text:span><text:span text:style-name="T8">delete</text:span><text:span text:style-name="T3"> []card;</text:span></text:p>
      <text:p text:style-name="P51"><text:span text:style-name="T3"><text:s text:c="4"/></text:span><text:span text:style-name="T8">delete</text:span><text:span text:style-name="T3"> []indx;</text:span></text:p>
      <text:p text:style-name="P51"><text:span text:style-name="T3"><text:s text:c="4"/></text:span><text:span text:style-name="T8">return</text:span><text:span text:style-name="T3"> 0;</text:span></text:p>
      <text:p text:style-name="P38">}</text:p>
      <text:p text:style-name="P32"/>
      <text:p text:style-name="P11">/* </text:p>
      <text:p text:style-name="P1"><text:s/>* File: <text:s text:c="2"/>card.cpp</text:p>
      <text:p text:style-name="P1"><text:s/>* Author: Abdul-Hakim</text:p>
      <text:p text:style-name="P1"><text:s/>* Purpose: 1st object oriented program</text:p>
      <text:p text:style-name="P1"><text:s/>* Implementations</text:p>
      <text:p text:style-name="P1"><text:s/>* Created on October 15, 2015, 11:24 AM</text:p>
      <text:p text:style-name="P1"><text:s/>* Purpose: Implementation for the Card Class</text:p>
      <text:p text:style-name="P1"><text:s/>*/</text:p>
      <text:p text:style-name="P21"/>
      <text:p text:style-name="P1">//User Library for the Specification</text:p>
      <text:p text:style-name="P51"><text:span text:style-name="T2">#include</text:span><text:span text:style-name="T3"> </text:span><text:span text:style-name="T7">"card.h"</text:span></text:p>
      <text:p text:style-name="P21"/>
      <text:p text:style-name="P51"><text:span text:style-name="T3">Card::Card(</text:span><text:span text:style-name="T8">char</text:span><text:span text:style-name="T3"> n){</text:span></text:p>
      <text:p text:style-name="P21"><text:s text:c="4"/>setNum(n);</text:p>
      <text:p text:style-name="P21">}</text:p>
      <text:p text:style-name="P21"/>
      <text:p text:style-name="P51"><text:span text:style-name="T8">void</text:span><text:span text:style-name="T3"> Card::setNum(</text:span><text:span text:style-name="T8">char</text:span><text:span text:style-name="T3"> n){</text:span></text:p>
      <text:p text:style-name="P51"><text:span text:style-name="T3"><text:s text:c="4"/></text:span><text:span text:style-name="T8">if</text:span><text:span text:style-name="T3">(n&lt;1||n&gt;52)number=1;</text:span></text:p>
      <text:p text:style-name="P51"><text:span text:style-name="T3"><text:s text:c="4"/></text:span><text:span text:style-name="T8">else</text:span><text:span text:style-name="T3"> number=n;</text:span></text:p>
      <text:p text:style-name="P21">}</text:p>
      <text:p text:style-name="P21"><text:s text:c="8"/></text:p>
      <text:p text:style-name="P51"><text:span text:style-name="T8">char</text:span><text:span text:style-name="T3"> Card::faceVal(){</text:span></text:p>
      <text:p text:style-name="P51"><text:soft-page-break/><text:span text:style-name="T3"><text:s text:c="5"/></text:span><text:span text:style-name="T8">char</text:span><text:span text:style-name="T3"> fValue[13]={</text:span><text:span text:style-name="T7">'A'</text:span><text:span text:style-name="T3">,</text:span><text:span text:style-name="T7">'2'</text:span><text:span text:style-name="T3">,</text:span><text:span text:style-name="T7">'3'</text:span><text:span text:style-name="T3">,</text:span><text:span text:style-name="T7">'4'</text:span><text:span text:style-name="T3">,</text:span><text:span text:style-name="T7">'5'</text:span><text:span text:style-name="T3">,</text:span><text:span text:style-name="T7">'6'</text:span><text:span text:style-name="T3">,</text:span></text:p>
      <text:p text:style-name="P51"><text:span text:style-name="T3"><text:s text:c="21"/></text:span><text:span text:style-name="T7">'7'</text:span><text:span text:style-name="T3">,</text:span><text:span text:style-name="T7">'8'</text:span><text:span text:style-name="T3">,</text:span><text:span text:style-name="T7">'9'</text:span><text:span text:style-name="T3">,</text:span><text:span text:style-name="T7">'T'</text:span><text:span text:style-name="T3">,</text:span><text:span text:style-name="T7">'J'</text:span><text:span text:style-name="T3">,</text:span><text:span text:style-name="T7">'Q'</text:span><text:span text:style-name="T3">,</text:span><text:span text:style-name="T7">'K'</text:span><text:span text:style-name="T3">};</text:span></text:p>
      <text:p text:style-name="P51"><text:span text:style-name="T3"><text:s text:c="5"/></text:span><text:span text:style-name="T8">return</text:span><text:span text:style-name="T3"> fValue[(number-1)%13];</text:span></text:p>
      <text:p text:style-name="P21">}</text:p>
      <text:p text:style-name="P21"/>
      <text:p text:style-name="P51"><text:span text:style-name="T8">char</text:span><text:span text:style-name="T3"> Card::numVal(){</text:span></text:p>
      <text:p text:style-name="P51"><text:span text:style-name="T3"><text:s text:c="4"/></text:span><text:span text:style-name="T8">char</text:span><text:span text:style-name="T3"> numVal=(number-1)%13+1;</text:span></text:p>
      <text:p text:style-name="P51"><text:span text:style-name="T3"><text:s text:c="4"/></text:span><text:span text:style-name="T8">if</text:span><text:span text:style-name="T3">(numVal&gt;10)numVal=10;</text:span></text:p>
      <text:p text:style-name="P51"><text:span text:style-name="T3"><text:s text:c="4"/></text:span><text:span text:style-name="T8">return</text:span><text:span text:style-name="T3"> numVal;</text:span></text:p>
      <text:p text:style-name="P21">}</text:p>
      <text:p text:style-name="P21"/>
      <text:p text:style-name="P51"><text:span text:style-name="T8">char</text:span><text:span text:style-name="T3"> Card::suit(){</text:span></text:p>
      <text:p text:style-name="P51"><text:span text:style-name="T3"><text:s text:c="4"/></text:span><text:span text:style-name="T1">//Declare suit array</text:span></text:p>
      <text:p text:style-name="P51"><text:span text:style-name="T3"><text:s text:c="4"/></text:span><text:span text:style-name="T8">char</text:span><text:span text:style-name="T3"> aSuit[4]={</text:span><text:span text:style-name="T7">'S'</text:span><text:span text:style-name="T3">,</text:span><text:span text:style-name="T7">'H'</text:span><text:span text:style-name="T3">,</text:span><text:span text:style-name="T7">'C'</text:span><text:span text:style-name="T3">,</text:span><text:span text:style-name="T7">'D'</text:span><text:span text:style-name="T3">};</text:span></text:p>
      <text:p text:style-name="P51"><text:span text:style-name="T3"><text:s text:c="4"/></text:span><text:span text:style-name="T8">return</text:span><text:span text:style-name="T3"> aSuit[(number-1)/13];</text:span></text:p>
      <text:p text:style-name="P39">}</text:p>
      <text:p text:style-name="P12"/>
      <text:p text:style-name="P12">/* </text:p>
      <text:p text:style-name="P1"><text:s/>* File: <text:s text:c="2"/>Deck.h</text:p>
      <text:p text:style-name="P1"><text:s/>* Author: Abdul-Hakim</text:p>
      <text:p text:style-name="P1"><text:s/>* Created on October 22, 2015, 11:52 AM</text:p>
      <text:p text:style-name="P1"><text:s/>*Purpose: Implementation for the Deck Class</text:p>
      <text:p text:style-name="P1"><text:s/>*/</text:p>
      <text:p text:style-name="P21"/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"Deck.h"</text:span></text:p>
      <text:p text:style-name="P21"><text:s text:c="7"/></text:p>
      <text:p text:style-name="P21">Deck::Deck(){</text:p>
      <text:p text:style-name="P51"><text:span text:style-name="T3"><text:s text:c="4"/></text:span><text:span text:style-name="T1">//Start constructing the Deck by initializing the properties</text:span></text:p>
      <text:p text:style-name="P21"><text:s text:c="4"/>dltCard=0;</text:p>
      <text:p text:style-name="P21"><text:s text:c="4"/>nCards=52;</text:p>
      <text:p text:style-name="P51"><text:span text:style-name="T3"><text:s text:c="4"/>card=</text:span><text:span text:style-name="T8">new</text:span><text:span text:style-name="T3"> Card*[nCards];</text:span></text:p>
      <text:p text:style-name="P51"><text:span text:style-name="T3"><text:s text:c="4"/>indx=</text:span><text:span text:style-name="T8">new</text:span><text:span text:style-name="T3"> </text:span><text:span text:style-name="T8">char</text:span><text:span text:style-name="T3">[nCards];</text:span></text:p>
      <text:p text:style-name="P51"><text:span text:style-name="T3"><text:s text:c="4"/></text:span><text:span text:style-name="T1">//Loop and create the cards and index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nCards;i++){</text:span></text:p>
      <text:p text:style-name="P51"><text:span text:style-name="T3"><text:s text:c="8"/>card[i]=</text:span><text:span text:style-name="T8">new</text:span><text:span text:style-name="T3"> Card(i+1);</text:span></text:p>
      <text:p text:style-name="P21"><text:s text:c="8"/>indx[i]=i;</text:p>
      <text:p text:style-name="P21"><text:s text:c="4"/>}</text:p>
      <text:p text:style-name="P21">}</text:p>
      <text:p text:style-name="P21"/>
      <text:p text:style-name="P21">Deck::~Deck(){</text:p>
      <text:p text:style-name="P51"><text:span text:style-name="T3"><text:s text:c="4"/></text:span><text:span text:style-name="T1">//Deallocate Memory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nCards;i++){</text:span></text:p>
      <text:p text:style-name="P51"><text:span text:style-name="T3"><text:s text:c="8"/></text:span><text:span text:style-name="T8">delete</text:span><text:span text:style-name="T3"> card[i];</text:span></text:p>
      <text:p text:style-name="P21"><text:s text:c="4"/>}</text:p>
      <text:p text:style-name="P51"><text:span text:style-name="T3"><text:s text:c="4"/></text:span><text:span text:style-name="T8">delete</text:span><text:span text:style-name="T3"> []card;</text:span></text:p>
      <text:p text:style-name="P51"><text:span text:style-name="T3"><text:s text:c="4"/></text:span><text:span text:style-name="T8">delete</text:span><text:span text:style-name="T3"> []indx;</text:span></text:p>
      <text:p text:style-name="P21">}</text:p>
      <text:p text:style-name="P21"><text:s text:c="7"/></text:p>
      <text:p text:style-name="P51"><text:span text:style-name="T8">void</text:span><text:span text:style-name="T3"> Deck::shuffle(</text:span><text:span text:style-name="T8">void</text:span><text:span text:style-name="T3">){</text:span></text:p>
      <text:p text:style-name="P51"><text:span text:style-name="T3"><text:s text:c="4"/></text:span><text:span text:style-name="T8">int</text:span><text:span text:style-name="T3"> rnd,temp;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nShuffles=1;nShuffles&lt;=7;nShuffles++){</text:span></text:p>
      <text:p text:style-name="P51"><text:span text:style-name="T3"><text:s text:c="8"/></text:span><text:span text:style-name="T8">for</text:span><text:span text:style-name="T3">(</text:span><text:span text:style-name="T8">int</text:span><text:span text:style-name="T3"> i=0;i&lt;nCards;i++){</text:span></text:p>
      <text:p text:style-name="P21"><text:s text:c="12"/>rnd=rand()%nCards;</text:p>
      <text:p text:style-name="P21"><text:s text:c="12"/>temp=indx[i];</text:p>
      <text:p text:style-name="P21"><text:s text:c="12"/>indx[i]=indx[rnd];</text:p>
      <text:p text:style-name="P21"><text:s text:c="12"/>indx[rnd]=temp;</text:p>
      <text:p text:style-name="P21"><text:s text:c="8"/>}</text:p>
      <text:p text:style-name="P21"><text:s text:c="4"/>}</text:p>
      <text:p text:style-name="P21"><text:soft-page-break/>}</text:p>
      <text:p text:style-name="P21"><text:s text:c="7"/></text:p>
      <text:p text:style-name="P51"><text:span text:style-name="T8">char</text:span><text:span text:style-name="T3"> Deck::deal(</text:span><text:span text:style-name="T8">void</text:span><text:span text:style-name="T3">){</text:span></text:p>
      <text:p text:style-name="P51"><text:span text:style-name="T3"><text:s text:c="4"/></text:span><text:span text:style-name="T8">if</text:span><text:span text:style-name="T3">(dltCard &gt; .9*nCards){</text:span></text:p>
      <text:p text:style-name="P21"><text:s text:c="8"/>shuffle();</text:p>
      <text:p text:style-name="P21"><text:s text:c="8"/>dltCard=0;</text:p>
      <text:p text:style-name="P21"><text:s text:c="4"/>}</text:p>
      <text:p text:style-name="P51"><text:span text:style-name="T3"><text:s text:c="4"/></text:span><text:span text:style-name="T8">return</text:span><text:span text:style-name="T3"> indx[dltCard++];</text:span></text:p>
      <text:p text:style-name="P21">}</text:p>
      <text:p text:style-name="P12">/* </text:p>
      <text:p text:style-name="P1"><text:s/>* File: <text:s text:c="2"/>Deck.h</text:p>
      <text:p text:style-name="P1"><text:s/>* Author: Abdul-Hakim</text:p>
      <text:p text:style-name="P1"><text:s/>* Created on October 22, 2015, 11:52 AM</text:p>
      <text:p text:style-name="P1"><text:s/>* Purpose: Implementation for the Deck Class</text:p>
      <text:p text:style-name="P1"><text:s/>*/</text:p>
      <text:p text:style-name="P21"/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"Deck.h"</text:span></text:p>
      <text:p text:style-name="P21"><text:s text:c="7"/></text:p>
      <text:p text:style-name="P21">Deck::Deck(){</text:p>
      <text:p text:style-name="P51"><text:span text:style-name="T3"><text:s text:c="4"/></text:span><text:span text:style-name="T1">//Start constructing the Deck by initializing the properties</text:span></text:p>
      <text:p text:style-name="P21"><text:s text:c="4"/>dltCard=0;</text:p>
      <text:p text:style-name="P21"><text:s text:c="4"/>nCards=52;</text:p>
      <text:p text:style-name="P51"><text:span text:style-name="T3"><text:s text:c="4"/>card=</text:span><text:span text:style-name="T8">new</text:span><text:span text:style-name="T3"> Card*[nCards];</text:span></text:p>
      <text:p text:style-name="P51"><text:span text:style-name="T3"><text:s text:c="4"/>indx=</text:span><text:span text:style-name="T8">new</text:span><text:span text:style-name="T3"> </text:span><text:span text:style-name="T8">char</text:span><text:span text:style-name="T3">[nCards];</text:span></text:p>
      <text:p text:style-name="P51"><text:span text:style-name="T3"><text:s text:c="4"/></text:span><text:span text:style-name="T1">//Loop and create the cards and index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nCards;i++){</text:span></text:p>
      <text:p text:style-name="P51"><text:span text:style-name="T3"><text:s text:c="8"/>card[i]=</text:span><text:span text:style-name="T8">new</text:span><text:span text:style-name="T3"> Card(i+1);</text:span></text:p>
      <text:p text:style-name="P21"><text:s text:c="8"/>indx[i]=i;</text:p>
      <text:p text:style-name="P21"><text:s text:c="4"/>}</text:p>
      <text:p text:style-name="P21">}</text:p>
      <text:p text:style-name="P21"/>
      <text:p text:style-name="P21">Deck::~Deck(){</text:p>
      <text:p text:style-name="P51"><text:span text:style-name="T3"><text:s text:c="4"/></text:span><text:span text:style-name="T1">//Deallocate Memory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nCards;i++){</text:span></text:p>
      <text:p text:style-name="P51"><text:span text:style-name="T3"><text:s text:c="8"/></text:span><text:span text:style-name="T8">delete</text:span><text:span text:style-name="T3"> card[i];</text:span></text:p>
      <text:p text:style-name="P21"><text:s text:c="4"/>}</text:p>
      <text:p text:style-name="P51"><text:span text:style-name="T3"><text:s text:c="4"/></text:span><text:span text:style-name="T8">delete</text:span><text:span text:style-name="T3"> []card;</text:span></text:p>
      <text:p text:style-name="P51"><text:span text:style-name="T3"><text:s text:c="4"/></text:span><text:span text:style-name="T8">delete</text:span><text:span text:style-name="T3"> []indx;</text:span></text:p>
      <text:p text:style-name="P21">}</text:p>
      <text:p text:style-name="P21"><text:s text:c="7"/></text:p>
      <text:p text:style-name="P51"><text:span text:style-name="T8">void</text:span><text:span text:style-name="T3"> Deck::shuffle(</text:span><text:span text:style-name="T8">void</text:span><text:span text:style-name="T3">){</text:span></text:p>
      <text:p text:style-name="P51"><text:span text:style-name="T3"><text:s text:c="4"/></text:span><text:span text:style-name="T8">int</text:span><text:span text:style-name="T3"> rnd,temp;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nShuffles=1;nShuffles&lt;=7;nShuffles++){</text:span></text:p>
      <text:p text:style-name="P51"><text:span text:style-name="T3"><text:s text:c="8"/></text:span><text:span text:style-name="T8">for</text:span><text:span text:style-name="T3">(</text:span><text:span text:style-name="T8">int</text:span><text:span text:style-name="T3"> i=0;i&lt;nCards;i++){</text:span></text:p>
      <text:p text:style-name="P21"><text:s text:c="12"/>rnd=rand()%nCards;</text:p>
      <text:p text:style-name="P21"><text:s text:c="12"/>temp=indx[i];</text:p>
      <text:p text:style-name="P21"><text:s text:c="12"/>indx[i]=indx[rnd];</text:p>
      <text:p text:style-name="P21"><text:s text:c="12"/>indx[rnd]=temp;</text:p>
      <text:p text:style-name="P21"><text:s text:c="8"/>}</text:p>
      <text:p text:style-name="P21"><text:s text:c="4"/>}</text:p>
      <text:p text:style-name="P21">}</text:p>
      <text:p text:style-name="P21"><text:s text:c="7"/></text:p>
      <text:p text:style-name="P51"><text:span text:style-name="T8">char</text:span><text:span text:style-name="T3"> Deck::deal(</text:span><text:span text:style-name="T8">void</text:span><text:span text:style-name="T3">){</text:span></text:p>
      <text:p text:style-name="P51"><text:span text:style-name="T3"><text:s text:c="4"/></text:span><text:span text:style-name="T8">if</text:span><text:span text:style-name="T3">(dltCard &gt; .9*nCards){</text:span></text:p>
      <text:p text:style-name="P21"><text:s text:c="8"/>shuffle();</text:p>
      <text:p text:style-name="P21"><text:s text:c="8"/>dltCard=0;</text:p>
      <text:p text:style-name="P21"><text:s text:c="4"/>}</text:p>
      <text:p text:style-name="P51"><text:span text:style-name="T3"><text:s text:c="4"/></text:span><text:span text:style-name="T8">return</text:span><text:span text:style-name="T3"> indx[dltCard++];</text:span></text:p>
      <text:p text:style-name="P57"><text:soft-page-break/><text:span text:style-name="T3">}</text:span><text:span text:style-name="T4"><text:line-break/></text:span></text:p>
      <text:p text:style-name="P12">/* </text:p>
      <text:p text:style-name="P1"><text:s/>* File: <text:s text:c="2"/>Deck.h</text:p>
      <text:p text:style-name="P1"><text:s/>* Author: Abdul-Hakim</text:p>
      <text:p text:style-name="P1"><text:s/>* Created on October 22, 2015, 11:52 AM</text:p>
      <text:p text:style-name="P1"><text:s/>* Purpose: Specification for the Deck Class</text:p>
      <text:p text:style-name="P1"><text:s/>*/</text:p>
      <text:p text:style-name="P21"/>
      <text:p text:style-name="P51"><text:span text:style-name="T2">#ifndef</text:span><text:span text:style-name="T3"> DECK_H</text:span></text:p>
      <text:p text:style-name="P51"><text:span text:style-name="T2">#define</text:span><text:span text:style-name="T3"><text:tab/>DECK_H</text:span></text:p>
      <text:p text:style-name="P21"/>
      <text:p text:style-name="P51"><text:span text:style-name="T2">#include</text:span><text:span text:style-name="T3"> </text:span><text:span text:style-name="T7">"Card.h"</text:span></text:p>
      <text:p text:style-name="P21"/>
      <text:p text:style-name="P51"><text:span text:style-name="T8">class</text:span><text:span text:style-name="T3"> Deck{</text:span></text:p>
      <text:p text:style-name="P51"><text:span text:style-name="T3"><text:s text:c="3"/></text:span><text:span text:style-name="T8">private</text:span><text:span text:style-name="T3">:</text:span></text:p>
      <text:p text:style-name="P51"><text:span text:style-name="T3"><text:s text:c="7"/></text:span><text:span text:style-name="T8">int</text:span><text:span text:style-name="T3"> nCards;</text:span></text:p>
      <text:p text:style-name="P21"><text:s text:c="7"/>Card **card;</text:p>
      <text:p text:style-name="P51"><text:span text:style-name="T3"><text:s text:c="7"/></text:span><text:span text:style-name="T8">char</text:span><text:span text:style-name="T3"> *indx;</text:span></text:p>
      <text:p text:style-name="P51"><text:span text:style-name="T3"><text:s text:c="7"/></text:span><text:span text:style-name="T8">char</text:span><text:span text:style-name="T3"> dltCard;</text:span></text:p>
      <text:p text:style-name="P51"><text:span text:style-name="T3"><text:s text:c="3"/></text:span><text:span text:style-name="T8">public</text:span><text:span text:style-name="T3">:</text:span></text:p>
      <text:p text:style-name="P21"><text:s text:c="7"/>Deck();</text:p>
      <text:p text:style-name="P21"><text:s text:c="7"/>~Deck();</text:p>
      <text:p text:style-name="P51"><text:span text:style-name="T3"><text:s text:c="7"/></text:span><text:span text:style-name="T8">void</text:span><text:span text:style-name="T3"> shuffle(</text:span><text:span text:style-name="T8">void</text:span><text:span text:style-name="T3">);</text:span></text:p>
      <text:p text:style-name="P51"><text:span text:style-name="T3"><text:s text:c="7"/></text:span><text:span text:style-name="T8">char</text:span><text:span text:style-name="T3"> deal(</text:span><text:span text:style-name="T8">void</text:span><text:span text:style-name="T3">);</text:span></text:p>
      <text:p text:style-name="P51"><text:span text:style-name="T3"><text:s text:c="7"/></text:span><text:span text:style-name="T8">int</text:span><text:span text:style-name="T3"> getNCrd(</text:span><text:span text:style-name="T8">void</text:span><text:span text:style-name="T3">){</text:span><text:span text:style-name="T8">return</text:span><text:span text:style-name="T3"> nCards;}</text:span></text:p>
      <text:p text:style-name="P21">};</text:p>
      <text:p text:style-name="P21"/>
      <text:p text:style-name="P57"><text:span text:style-name="T2">#endif</text:span><text:span text:style-name="T3"><text:tab/></text:span><text:span text:style-name="T1">/* DECK_H */</text:span></text:p>
      <text:p text:style-name="P33"/>
      <text:p text:style-name="P12">/* </text:p>
      <text:p text:style-name="P1"><text:s/>* File: <text:s text:c="2"/>main.cpp</text:p>
      <text:p text:style-name="P1"><text:s/>* Author: Abdul-Hakim</text:p>
      <text:p text:style-name="P1"><text:s/>* Purpose: 1st object oriented program</text:p>
      <text:p text:style-name="P1"><text:s/>* Specifications</text:p>
      <text:p text:style-name="P1"><text:s/>* Created on October 15, 2015, 11:24 AM</text:p>
      <text:p text:style-name="P1"><text:s/>* Purpose: Creation of first Object Oriented Progra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ctime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51"><text:span text:style-name="T2">#include</text:span><text:span text:style-name="T3"> </text:span><text:span text:style-name="T7">"Card.h"</text:span></text:p>
      <text:p text:style-name="P51"><text:span text:style-name="T2">#include</text:span><text:span text:style-name="T3"> </text:span><text:span text:style-name="T7">"Deck.h"</text:span></text:p>
      <text:p text:style-name="P21"/>
      <text:p text:style-name="P1">//Global Constants</text:p>
      <text:p text:style-name="P21"/>
      <text:p text:style-name="P1">//Function Prototypes</text:p>
      <text:p text:style-name="P21"/>
      <text:p text:style-name="P1">//Execution Begins Here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Declare some variables</text:span></text:p>
      <text:p text:style-name="P51"><text:span text:style-name="T3"><text:s text:c="4"/>srand(</text:span><text:span text:style-name="T8">static_cast</text:span><text:span text:style-name="T3">&lt;</text:span><text:span text:style-name="T8">unsigned</text:span><text:span text:style-name="T3"> </text:span><text:span text:style-name="T8">int</text:span><text:span text:style-name="T3">&gt;(time(0)));</text:span></text:p>
      <text:p text:style-name="P51"><text:span text:style-name="T3"><text:s text:c="4"/>Deck deck;</text:span><text:span text:style-name="T1">//Static Declaration</text:span></text:p>
      <text:p text:style-name="P21"/>
      <text:p text:style-name="P51"><text:soft-page-break/><text:span text:style-name="T3"><text:s text:c="4"/></text:span><text:span text:style-name="T1">//Loop on all potential 52 cards</text:span></text:p>
      <text:p text:style-name="P51"><text:span text:style-name="T3"><text:s text:c="4"/>cout&lt;&lt;endl&lt;&lt;</text:span><text:span text:style-name="T7">"Class Check"</text:span><text:span text:style-name="T3">&lt;&lt;endl;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2*deck.getNCrd();i++){</text:span></text:p>
      <text:p text:style-name="P51"><text:span text:style-name="T3"><text:s text:c="8"/></text:span><text:span text:style-name="T8">int</text:span><text:span text:style-name="T3"> num=deck.deal()+1;</text:span></text:p>
      <text:p text:style-name="P51"><text:span text:style-name="T3"><text:s text:c="8"/>Card *card=</text:span><text:span text:style-name="T8">new</text:span><text:span text:style-name="T3"> Card(num);</text:span></text:p>
      <text:p text:style-name="P51"><text:span text:style-name="T3"><text:s text:c="8"/>cout&lt;&lt;</text:span><text:span text:style-name="T7">"Card Number = "</text:span><text:span text:style-name="T3">&lt;&lt;</text:span><text:span text:style-name="T8">static_cast</text:span><text:span text:style-name="T3">&lt;</text:span><text:span text:style-name="T8">int</text:span><text:span text:style-name="T3">&gt;(card-&gt;getNum());</text:span></text:p>
      <text:p text:style-name="P51"><text:span text:style-name="T3"><text:s text:c="8"/>cout&lt;&lt;</text:span><text:span text:style-name="T7">" "</text:span><text:span text:style-name="T3">&lt;&lt;num&lt;&lt;</text:span><text:span text:style-name="T7">" "</text:span><text:span text:style-name="T3">;</text:span></text:p>
      <text:p text:style-name="P51"><text:span text:style-name="T3"><text:s text:c="8"/>cout&lt;&lt;</text:span><text:span text:style-name="T7">" Suit = "</text:span><text:span text:style-name="T3">&lt;&lt;card-&gt;suit();</text:span></text:p>
      <text:p text:style-name="P51"><text:span text:style-name="T3"><text:s text:c="8"/>cout&lt;&lt;</text:span><text:span text:style-name="T7">" Numerical Value = "</text:span><text:span text:style-name="T3">&lt;&lt;</text:span><text:span text:style-name="T8">static_cast</text:span><text:span text:style-name="T3">&lt;</text:span><text:span text:style-name="T8">int</text:span><text:span text:style-name="T3">&gt;(card-&gt;numVal());</text:span></text:p>
      <text:p text:style-name="P51"><text:span text:style-name="T3"><text:s text:c="8"/>cout&lt;&lt;</text:span><text:span text:style-name="T7">" Face Value = "</text:span><text:span text:style-name="T3">&lt;&lt;card-&gt;faceVal()&lt;&lt;endl;</text:span></text:p>
      <text:p text:style-name="P51"><text:span text:style-name="T3"><text:s text:c="8"/></text:span><text:span text:style-name="T8">delete</text:span><text:span text:style-name="T3"> card;</text:span></text:p>
      <text:p text:style-name="P21"><text:s text:c="4"/>}</text:p>
      <text:p text:style-name="P21"><text:s text:c="4"/></text:p>
      <text:p text:style-name="P51"><text:span text:style-name="T3"><text:s text:c="4"/></text:span><text:span text:style-name="T1">//Exit stage right</text:span></text:p>
      <text:p text:style-name="P51"><text:span text:style-name="T3"><text:s text:c="4"/></text:span><text:span text:style-name="T8">return</text:span><text:span text:style-name="T3"> 0;</text:span></text:p>
      <text:p text:style-name="P39">}</text:p>
      <text:p text:style-name="P33"/>
      <text:p text:style-name="P12">/* </text:p>
      <text:p text:style-name="P1"><text:s/>* File: <text:s text:c="2"/>card.h</text:p>
      <text:p text:style-name="P1"><text:s/>* Author: Abdul-Hakim</text:p>
      <text:p text:style-name="P1"><text:s/>* Created on October 15, 2015, 12:00 PM</text:p>
      <text:p text:style-name="P1"><text:s/>* Purpose: Specification for the Card Class</text:p>
      <text:p text:style-name="P1"><text:s/>*/</text:p>
      <text:p text:style-name="P21"/>
      <text:p text:style-name="P51"><text:span text:style-name="T2">#ifndef</text:span><text:span text:style-name="T3"> CARD_H</text:span></text:p>
      <text:p text:style-name="P51"><text:span text:style-name="T2">#define</text:span><text:span text:style-name="T3"><text:tab/>CARD_H</text:span></text:p>
      <text:p text:style-name="P21"/>
      <text:p text:style-name="P51"><text:span text:style-name="T8">class</text:span><text:span text:style-name="T3"> Card{</text:span></text:p>
      <text:p text:style-name="P51"><text:span text:style-name="T3"><text:s text:c="4"/></text:span><text:span text:style-name="T8">private</text:span><text:span text:style-name="T3">:</text:span></text:p>
      <text:p text:style-name="P51"><text:span text:style-name="T3"><text:s text:c="8"/></text:span><text:span text:style-name="T8">char</text:span><text:span text:style-name="T3"> number;</text:span></text:p>
      <text:p text:style-name="P51"><text:span text:style-name="T3"><text:s text:c="8"/></text:span><text:span text:style-name="T8">void</text:span><text:span text:style-name="T3"> setNum(</text:span><text:span text:style-name="T8">char</text:span><text:span text:style-name="T3">); <text:s text:c="15"/></text:span><text:span text:style-name="T1">//Mutator / Utility</text:span></text:p>
      <text:p text:style-name="P51"><text:span text:style-name="T3"><text:s text:c="4"/></text:span><text:span text:style-name="T8">public</text:span><text:span text:style-name="T3">:</text:span></text:p>
      <text:p text:style-name="P51"><text:span text:style-name="T3"><text:s text:c="8"/>Card(</text:span><text:span text:style-name="T8">char</text:span><text:span text:style-name="T3">); <text:s text:c="22"/></text:span><text:span text:style-name="T1">//Constructor</text:span></text:p>
      <text:p text:style-name="P51"><text:span text:style-name="T3"><text:s text:c="8"/></text:span><text:span text:style-name="T8">char</text:span><text:span text:style-name="T3"> getNum(){</text:span><text:span text:style-name="T8">return</text:span><text:span text:style-name="T3"> number;} <text:s text:c="4"/></text:span><text:span text:style-name="T1">//Accessor (in-line)</text:span></text:p>
      <text:p text:style-name="P51"><text:span text:style-name="T3"><text:s text:c="8"/></text:span><text:span text:style-name="T8">char</text:span><text:span text:style-name="T3"> suit(); <text:s text:c="21"/></text:span><text:span text:style-name="T1">//Suit property</text:span></text:p>
      <text:p text:style-name="P51"><text:span text:style-name="T3"><text:s text:c="8"/></text:span><text:span text:style-name="T8">char</text:span><text:span text:style-name="T3"> numVal(); <text:s text:c="19"/></text:span><text:span text:style-name="T1">//Numerical Value property</text:span></text:p>
      <text:p text:style-name="P51"><text:span text:style-name="T3"><text:s text:c="8"/></text:span><text:span text:style-name="T8">char</text:span><text:span text:style-name="T3"> faceVal(); <text:s text:c="18"/></text:span><text:span text:style-name="T1">//Face value property</text:span></text:p>
      <text:p text:style-name="P21">};</text:p>
      <text:p text:style-name="P21"/>
      <text:p text:style-name="P57"><text:span text:style-name="T2">#endif</text:span><text:span text:style-name="T3"><text:tab/></text:span><text:span text:style-name="T1">/* CARD_H */</text:span></text:p>
      <text:p text:style-name="P33"/>
      <text:p text:style-name="P12">/* </text:p>
      <text:p text:style-name="P1"><text:s/>* File: <text:s text:c="2"/>card.cpp</text:p>
      <text:p text:style-name="P1"><text:s/>* Created on October 15, 2015, 11:24 AM</text:p>
      <text:p text:style-name="P1"><text:s/>* Purpose: Implementation for the Card Class</text:p>
      <text:p text:style-name="P1"><text:s/>*/</text:p>
      <text:p text:style-name="P21"/>
      <text:p text:style-name="P1">//User Library for the Specification</text:p>
      <text:p text:style-name="P51"><text:span text:style-name="T2">#include</text:span><text:span text:style-name="T3"> </text:span><text:span text:style-name="T7">"Card.h"</text:span></text:p>
      <text:p text:style-name="P21"/>
      <text:p text:style-name="P51"><text:span text:style-name="T3">Card::Card(</text:span><text:span text:style-name="T8">char</text:span><text:span text:style-name="T3"> n){</text:span></text:p>
      <text:p text:style-name="P21"><text:s text:c="4"/>setNum(n);</text:p>
      <text:p text:style-name="P21">}</text:p>
      <text:p text:style-name="P21"/>
      <text:p text:style-name="P51"><text:span text:style-name="T8">void</text:span><text:span text:style-name="T3"> Card::setNum(</text:span><text:span text:style-name="T8">char</text:span><text:span text:style-name="T3"> n){</text:span></text:p>
      <text:p text:style-name="P51"><text:span text:style-name="T3"><text:s text:c="4"/></text:span><text:span text:style-name="T8">if</text:span><text:span text:style-name="T3">(n&lt;1||n&gt;52)number=1;</text:span></text:p>
      <text:p text:style-name="P51"><text:span text:style-name="T3"><text:s text:c="4"/></text:span><text:span text:style-name="T8">else</text:span><text:span text:style-name="T3"> number=n;</text:span></text:p>
      <text:p text:style-name="P21">}</text:p>
      <text:p text:style-name="P21"><text:s text:c="8"/></text:p>
      <text:p text:style-name="P51"><text:soft-page-break/><text:span text:style-name="T8">char</text:span><text:span text:style-name="T3"> Card::faceVal(){</text:span></text:p>
      <text:p text:style-name="P51"><text:span text:style-name="T3"><text:s text:c="5"/></text:span><text:span text:style-name="T8">char</text:span><text:span text:style-name="T3"> fValue[13]={</text:span><text:span text:style-name="T7">'A'</text:span><text:span text:style-name="T3">,</text:span><text:span text:style-name="T7">'2'</text:span><text:span text:style-name="T3">,</text:span><text:span text:style-name="T7">'3'</text:span><text:span text:style-name="T3">,</text:span><text:span text:style-name="T7">'4'</text:span><text:span text:style-name="T3">,</text:span><text:span text:style-name="T7">'5'</text:span><text:span text:style-name="T3">,</text:span><text:span text:style-name="T7">'6'</text:span><text:span text:style-name="T3">,</text:span></text:p>
      <text:p text:style-name="P51"><text:span text:style-name="T3"><text:s text:c="21"/></text:span><text:span text:style-name="T7">'7'</text:span><text:span text:style-name="T3">,</text:span><text:span text:style-name="T7">'8'</text:span><text:span text:style-name="T3">,</text:span><text:span text:style-name="T7">'9'</text:span><text:span text:style-name="T3">,</text:span><text:span text:style-name="T7">'T'</text:span><text:span text:style-name="T3">,</text:span><text:span text:style-name="T7">'J'</text:span><text:span text:style-name="T3">,</text:span><text:span text:style-name="T7">'Q'</text:span><text:span text:style-name="T3">,</text:span><text:span text:style-name="T7">'K'</text:span><text:span text:style-name="T3">};</text:span></text:p>
      <text:p text:style-name="P51"><text:span text:style-name="T3"><text:s text:c="5"/></text:span><text:span text:style-name="T8">return</text:span><text:span text:style-name="T3"> fValue[(number-1)%13];</text:span></text:p>
      <text:p text:style-name="P21">}</text:p>
      <text:p text:style-name="P21"/>
      <text:p text:style-name="P51"><text:span text:style-name="T8">char</text:span><text:span text:style-name="T3"> Card::numVal(){</text:span></text:p>
      <text:p text:style-name="P51"><text:span text:style-name="T3"><text:s text:c="4"/></text:span><text:span text:style-name="T8">char</text:span><text:span text:style-name="T3"> numVal=(number-1)%13+1;</text:span></text:p>
      <text:p text:style-name="P51"><text:span text:style-name="T3"><text:s text:c="4"/></text:span><text:span text:style-name="T8">if</text:span><text:span text:style-name="T3">(numVal&gt;10)numVal=10;</text:span></text:p>
      <text:p text:style-name="P51"><text:span text:style-name="T3"><text:s text:c="4"/></text:span><text:span text:style-name="T8">return</text:span><text:span text:style-name="T3"> numVal;</text:span></text:p>
      <text:p text:style-name="P21">}</text:p>
      <text:p text:style-name="P21"/>
      <text:p text:style-name="P51"><text:span text:style-name="T8">char</text:span><text:span text:style-name="T3"> Card::suit(){</text:span></text:p>
      <text:p text:style-name="P51"><text:span text:style-name="T3"><text:s text:c="4"/></text:span><text:span text:style-name="T1">//Declare suit array</text:span></text:p>
      <text:p text:style-name="P51"><text:span text:style-name="T3"><text:s text:c="4"/></text:span><text:span text:style-name="T8">char</text:span><text:span text:style-name="T3"> aSuit[4]={</text:span><text:span text:style-name="T7">'S'</text:span><text:span text:style-name="T3">,</text:span><text:span text:style-name="T7">'H'</text:span><text:span text:style-name="T3">,</text:span><text:span text:style-name="T7">'C'</text:span><text:span text:style-name="T3">,</text:span><text:span text:style-name="T7">'D'</text:span><text:span text:style-name="T3">};</text:span></text:p>
      <text:p text:style-name="P51"><text:span text:style-name="T3"><text:s text:c="4"/></text:span><text:span text:style-name="T8">return</text:span><text:span text:style-name="T3"> aSuit[(number-1)/13];</text:span></text:p>
      <text:p text:style-name="P39">}</text:p>
      <text:p text:style-name="P33"/>
      <text:p text:style-name="P12">/* </text:p>
      <text:p text:style-name="P1"><text:s/>* File: <text:s text:c="2"/>main.cpp</text:p>
      <text:p text:style-name="P1"><text:s/>* Author: Abdul-Hakim</text:p>
      <text:p text:style-name="P1"><text:s/>* Purpose : To modify the Array to use (*) and (.) notations</text:p>
      <text:p text:style-name="P1"><text:s/>* Created on October 8, 2015, 9:44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ctime&gt;</text:span></text:p>
      <text:p text:style-name="P1">//User Library</text:p>
      <text:p text:style-name="P51"><text:span text:style-name="T2">#include</text:span><text:span text:style-name="T3"> </text:span><text:span text:style-name="T7">"IndexedColumn.h"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21"/>
      <text:p text:style-name="P1">//Global Constants</text:p>
      <text:p text:style-name="P21"/>
      <text:p text:style-name="P1">//Function Prototypes</text:p>
      <text:p text:style-name="P51"><text:span text:style-name="T3">IndxCol *fill(</text:span><text:span text:style-name="T8">int</text:span><text:span text:style-name="T3">);</text:span></text:p>
      <text:p text:style-name="P51"><text:span text:style-name="T8">void</text:span><text:span text:style-name="T3"> prntStr(IndxCol *,</text:span><text:span text:style-name="T8">int</text:span><text:span text:style-name="T3">);</text:span></text:p>
      <text:p text:style-name="P51"><text:span text:style-name="T8">void</text:span><text:span text:style-name="T3"> prntAry(</text:span><text:span text:style-name="T8">int</text:span><text:span text:style-name="T3"> *,</text:span><text:span text:style-name="T8">int</text:span><text:span text:style-name="T3">,</text:span><text:span text:style-name="T8">int</text:span><text:span text:style-name="T3">);</text:span></text:p>
      <text:p text:style-name="P51"><text:span text:style-name="T8">void</text:span><text:span text:style-name="T3"> mrkSort(IndxCol *);</text:span></text:p>
      <text:p text:style-name="P21"/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Call random number generate seed function</text:span></text:p>
      <text:p text:style-name="P51"><text:span text:style-name="T3"><text:s text:c="4"/>srand(</text:span><text:span text:style-name="T8">static_cast</text:span><text:span text:style-name="T3">&lt;</text:span><text:span text:style-name="T8">unsigned</text:span><text:span text:style-name="T3"> </text:span><text:span text:style-name="T8">int</text:span><text:span text:style-name="T3">&gt;(time(0)));</text:span></text:p>
      <text:p text:style-name="P51"><text:span text:style-name="T3"><text:s text:c="4"/></text:span><text:span text:style-name="T1">//Allocate the memory for the structure</text:span></text:p>
      <text:p text:style-name="P51"><text:span text:style-name="T3"><text:s text:c="4"/></text:span><text:span text:style-name="T8">int</text:span><text:span text:style-name="T3"> n=100,col=10;</text:span></text:p>
      <text:p text:style-name="P21"><text:s text:c="4"/>IndxCol *str=fill(n);</text:p>
      <text:p text:style-name="P51"><text:span text:style-name="T3"><text:s text:c="4"/></text:span><text:span text:style-name="T1">//Print the structure</text:span></text:p>
      <text:p text:style-name="P51"><text:span text:style-name="T3"><text:s text:c="4"/>cout&lt;&lt;</text:span><text:span text:style-name="T7">"The original index array"</text:span><text:span text:style-name="T3">&lt;&lt;endl;</text:span></text:p>
      <text:p text:style-name="P21"><text:s text:c="4"/>prntAry((*str).indx,(*str).size,col);</text:p>
      <text:p text:style-name="P51"><text:span text:style-name="T3"><text:s text:c="4"/>cout&lt;&lt;</text:span><text:span text:style-name="T7">"The original data array"</text:span><text:span text:style-name="T3">&lt;&lt;endl;</text:span></text:p>
      <text:p text:style-name="P51"><text:span text:style-name="T3"><text:s text:c="4"/>prntAry((*str).</text:span><text:span text:style-name="T8">array</text:span><text:span text:style-name="T3">,(*str).size,col);</text:span></text:p>
      <text:p text:style-name="P51"><text:span text:style-name="T3"><text:s text:c="4"/>cout&lt;&lt;</text:span><text:span text:style-name="T7">"The original data array using the indexed array"</text:span><text:span text:style-name="T3">&lt;&lt;endl;</text:span></text:p>
      <text:p text:style-name="P21"><text:s text:c="4"/>prntStr(str,col);</text:p>
      <text:p text:style-name="P51"><text:span text:style-name="T3"><text:s text:c="4"/></text:span><text:span text:style-name="T1">//Sort the data using an index, hence data base sort</text:span></text:p>
      <text:p text:style-name="P21"><text:s text:c="4"/>mrkSort(str);</text:p>
      <text:p text:style-name="P51"><text:span text:style-name="T3"><text:s text:c="4"/></text:span><text:span text:style-name="T1">//Print the structure</text:span></text:p>
      <text:p text:style-name="P51"><text:span text:style-name="T3"><text:s text:c="4"/>cout&lt;&lt;</text:span><text:span text:style-name="T7">"The index array after sorting"</text:span><text:span text:style-name="T3">&lt;&lt;endl;</text:span></text:p>
      <text:p text:style-name="P21"><text:soft-page-break/><text:s text:c="4"/>prntAry((*str).indx,(*str).size,col);</text:p>
      <text:p text:style-name="P51"><text:span text:style-name="T3"><text:s text:c="4"/>cout&lt;&lt;</text:span><text:span text:style-name="T7">"The data array after sorting"</text:span><text:span text:style-name="T3">&lt;&lt;endl;</text:span></text:p>
      <text:p text:style-name="P51"><text:span text:style-name="T3"><text:s text:c="4"/>prntAry((*str).</text:span><text:span text:style-name="T8">array</text:span><text:span text:style-name="T3">,(*str).size,col);</text:span></text:p>
      <text:p text:style-name="P51"><text:span text:style-name="T3"><text:s text:c="4"/>cout&lt;&lt;</text:span><text:span text:style-name="T7">"The data array using the indexed array after sorting"</text:span><text:span text:style-name="T3">&lt;&lt;endl;</text:span></text:p>
      <text:p text:style-name="P21"><text:s text:c="4"/>prntStr(str,col);</text:p>
      <text:p text:style-name="P51"><text:span text:style-name="T3"><text:s text:c="4"/></text:span><text:span text:style-name="T1">//Exit stage right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51"><text:span text:style-name="T8">void</text:span><text:span text:style-name="T3"> mrkSort(IndxCol *a){</text:span></text:p>
      <text:p text:style-name="P51"><text:span text:style-name="T3"><text:s text:c="4"/></text:span><text:span text:style-name="T1">//Pick a position to sort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pos=0;pos&lt;(*a).size-1;pos++){</text:span></text:p>
      <text:p text:style-name="P51"><text:span text:style-name="T3"><text:s text:c="8"/></text:span><text:span text:style-name="T1">//Sort a list by the position</text:span></text:p>
      <text:p text:style-name="P51"><text:span text:style-name="T3"><text:s text:c="8"/></text:span><text:span text:style-name="T8">for</text:span><text:span text:style-name="T3">(</text:span><text:span text:style-name="T8">int</text:span><text:span text:style-name="T3"> lst=pos+1;lst&lt;(*a).size;lst++){</text:span></text:p>
      <text:p text:style-name="P51"><text:span text:style-name="T3"><text:s text:c="12"/></text:span><text:span text:style-name="T8">if</text:span><text:span text:style-name="T3">((*a).</text:span><text:span text:style-name="T8">array</text:span><text:span text:style-name="T3">[(*a).indx[pos]]&gt;(*a).</text:span><text:span text:style-name="T8">array</text:span><text:span text:style-name="T3">[(*a).indx[lst]]){</text:span></text:p>
      <text:p text:style-name="P51"><text:span text:style-name="T3"><text:s text:c="16"/></text:span><text:span text:style-name="T8">int</text:span><text:span text:style-name="T3"> temp=(*a).indx[pos];</text:span></text:p>
      <text:p text:style-name="P21"><text:s text:c="16"/>(*a).indx[pos]=(*a).indx[lst];</text:p>
      <text:p text:style-name="P21"><text:s text:c="16"/>(*a).indx[lst]=temp;</text:p>
      <text:p text:style-name="P21"><text:s text:c="12"/>}</text:p>
      <text:p text:style-name="P21"><text:s text:c="8"/>}</text:p>
      <text:p text:style-name="P21"><text:s text:c="4"/>}</text:p>
      <text:p text:style-name="P21">}</text:p>
      <text:p text:style-name="P21"/>
      <text:p text:style-name="P51"><text:span text:style-name="T8">void</text:span><text:span text:style-name="T3"> prntAry(</text:span><text:span text:style-name="T8">int</text:span><text:span text:style-name="T3"> *a,</text:span><text:span text:style-name="T8">int</text:span><text:span text:style-name="T3"> size,</text:span><text:span text:style-name="T8">int</text:span><text:span text:style-name="T3"> perLine){</text:span></text:p>
      <text:p text:style-name="P21"><text:s text:c="4"/>cout&lt;&lt;endl;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size;i++){</text:span></text:p>
      <text:p text:style-name="P51"><text:span text:style-name="T3"><text:s text:c="8"/>cout&lt;&lt;a[i]&lt;&lt;</text:span><text:span text:style-name="T7">" "</text:span><text:span text:style-name="T3">;</text:span></text:p>
      <text:p text:style-name="P51"><text:span text:style-name="T3"><text:s text:c="8"/></text:span><text:span text:style-name="T8">if</text:span><text:span text:style-name="T3">(i%perLine==(perLine-1))cout&lt;&lt;endl;</text:span></text:p>
      <text:p text:style-name="P21"><text:s text:c="4"/>}</text:p>
      <text:p text:style-name="P21"><text:s text:c="4"/>cout&lt;&lt;endl;</text:p>
      <text:p text:style-name="P21">}</text:p>
      <text:p text:style-name="P21"/>
      <text:p text:style-name="P51"><text:span text:style-name="T8">void</text:span><text:span text:style-name="T3"> prntStr(IndxCol *a,</text:span><text:span text:style-name="T8">int</text:span><text:span text:style-name="T3"> perLine){</text:span></text:p>
      <text:p text:style-name="P21"><text:s text:c="4"/>cout&lt;&lt;endl;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(*a).size;i++){</text:span></text:p>
      <text:p text:style-name="P51"><text:span text:style-name="T3"><text:s text:c="8"/>cout&lt;&lt;(*a).</text:span><text:span text:style-name="T8">array</text:span><text:span text:style-name="T3">[(*a).indx[i]]&lt;&lt;</text:span><text:span text:style-name="T7">" "</text:span><text:span text:style-name="T3">;</text:span></text:p>
      <text:p text:style-name="P51"><text:span text:style-name="T3"><text:s text:c="8"/></text:span><text:span text:style-name="T8">if</text:span><text:span text:style-name="T3">(i%perLine==(perLine-1))cout&lt;&lt;endl;</text:span></text:p>
      <text:p text:style-name="P21"><text:s text:c="4"/>}</text:p>
      <text:p text:style-name="P21"><text:s text:c="4"/>cout&lt;&lt;endl;</text:p>
      <text:p text:style-name="P21">}</text:p>
      <text:p text:style-name="P21"/>
      <text:p text:style-name="P51"><text:span text:style-name="T3">IndxCol *fill(</text:span><text:span text:style-name="T8">int</text:span><text:span text:style-name="T3"> n){</text:span></text:p>
      <text:p text:style-name="P51"><text:span text:style-name="T3"><text:s text:c="4"/></text:span><text:span text:style-name="T1">//Allocate memory</text:span></text:p>
      <text:p text:style-name="P51"><text:span text:style-name="T3"><text:s text:c="4"/>IndxCol *col=</text:span><text:span text:style-name="T8">new</text:span><text:span text:style-name="T3"> IndxCol;</text:span></text:p>
      <text:p text:style-name="P51"><text:span text:style-name="T3"><text:s text:c="4"/></text:span><text:span text:style-name="T8">if</text:span><text:span text:style-name="T3">(n&lt;=1)n=2;</text:span></text:p>
      <text:p text:style-name="P21"><text:s text:c="4"/>(*col).size=n;</text:p>
      <text:p text:style-name="P51"><text:span text:style-name="T3"><text:s text:c="4"/>(*col).</text:span><text:span text:style-name="T8">array</text:span><text:span text:style-name="T3">=</text:span><text:span text:style-name="T8">new</text:span><text:span text:style-name="T3"> </text:span><text:span text:style-name="T8">int</text:span><text:span text:style-name="T3">[n];</text:span></text:p>
      <text:p text:style-name="P51"><text:span text:style-name="T3"><text:s text:c="4"/>(*col).indx=</text:span><text:span text:style-name="T8">new</text:span><text:span text:style-name="T3"> </text:span><text:span text:style-name="T8">int</text:span><text:span text:style-name="T3">[n];</text:span></text:p>
      <text:p text:style-name="P51"><text:span text:style-name="T3"><text:s text:c="4"/></text:span><text:span text:style-name="T1">//Fill the array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n;i++){</text:span></text:p>
      <text:p text:style-name="P21"><text:s text:c="8"/>(*col).indx[i]=i;</text:p>
      <text:p text:style-name="P51"><text:span text:style-name="T3"><text:s text:c="8"/>(*col).</text:span><text:span text:style-name="T8">array</text:span><text:span text:style-name="T3">[i]=rand()%90+10;</text:span></text:p>
      <text:p text:style-name="P21"><text:s text:c="4"/>}</text:p>
      <text:p text:style-name="P51"><text:span text:style-name="T3"><text:s text:c="4"/></text:span><text:span text:style-name="T1">//Return the allocated and filled structure</text:span></text:p>
      <text:p text:style-name="P51"><text:span text:style-name="T3"><text:s text:c="4"/></text:span><text:span text:style-name="T8">return</text:span><text:span text:style-name="T3"> col;</text:span></text:p>
      <text:p text:style-name="P39">}</text:p>
      <text:p text:style-name="P33"/>
      <text:p text:style-name="P12">/* </text:p>
      <text:p text:style-name="P1"><text:s/>* File: <text:s text:c="2"/>IndexedColumn.h</text:p>
      <text:p text:style-name="P1"><text:soft-page-break/><text:s/>* Author: Abdul-Hakim</text:p>
      <text:p text:style-name="P1"><text:s/>* Created on October 8, 2015, 10:19 PM</text:p>
      <text:p text:style-name="P1"><text:s/>*/</text:p>
      <text:p text:style-name="P21"/>
      <text:p text:style-name="P51"><text:span text:style-name="T2">#ifndef</text:span><text:span text:style-name="T3"> INDEXEDCOLUMN_H</text:span></text:p>
      <text:p text:style-name="P51"><text:span text:style-name="T2">#define</text:span><text:span text:style-name="T3"><text:tab/>INDEXEDCOLUMN_H</text:span></text:p>
      <text:p text:style-name="P51"><text:span text:style-name="T8">struct</text:span><text:span text:style-name="T3"> IndxCol{</text:span></text:p>
      <text:p text:style-name="P51"><text:span text:style-name="T3"><text:s text:c="4"/></text:span><text:span text:style-name="T8">int</text:span><text:span text:style-name="T3"> size;</text:span></text:p>
      <text:p text:style-name="P51"><text:span text:style-name="T3"><text:s text:c="4"/></text:span><text:span text:style-name="T8">int</text:span><text:span text:style-name="T3"> *</text:span><text:span text:style-name="T8">array</text:span><text:span text:style-name="T3">;</text:span></text:p>
      <text:p text:style-name="P51"><text:span text:style-name="T3"><text:s text:c="4"/></text:span><text:span text:style-name="T8">int</text:span><text:span text:style-name="T3"> *indx;</text:span></text:p>
      <text:p text:style-name="P21">};</text:p>
      <text:p text:style-name="P57"><text:span text:style-name="T2">#endif</text:span><text:span text:style-name="T3"><text:tab/></text:span><text:span text:style-name="T1">/* INDEXEDCOLUMN_H */</text:span></text:p>
      <text:p text:style-name="P33"/>
      <text:p text:style-name="P12">/* </text:p>
      <text:p text:style-name="P1"><text:s/>* File: <text:s text:c="2"/>main.cpp</text:p>
      <text:p text:style-name="P1"><text:s/>* Author: Abdul-Hakim</text:p>
      <text:p text:style-name="P1"><text:s/>* Created on October 8, 2015, 9:04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cstdlib&gt;</text:span><text:span text:style-name="T1">//srand</text:span></text:p>
      <text:p text:style-name="P51"><text:span text:style-name="T2">#include</text:span><text:span text:style-name="T3"> </text:span><text:span text:style-name="T7">&lt;iostream&gt;</text:span><text:span text:style-name="T1">//cout</text:span></text:p>
      <text:p text:style-name="P51"><text:span text:style-name="T2">#include</text:span><text:span text:style-name="T3"> </text:span><text:span text:style-name="T7">&lt;ctime&gt;</text:span><text:span text:style-name="T1">//time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Global constants</text:p>
      <text:p text:style-name="P21"/>
      <text:p text:style-name="P1">//Function Prototypes</text:p>
      <text:p text:style-name="P51"><text:span text:style-name="T8">void</text:span><text:span text:style-name="T3"> filAray(</text:span><text:span text:style-name="T8">int</text:span><text:span text:style-name="T3"> *,</text:span><text:span text:style-name="T8">int</text:span><text:span text:style-name="T3">);</text:span></text:p>
      <text:p text:style-name="P51"><text:span text:style-name="T8">void</text:span><text:span text:style-name="T3"> prntAry(</text:span><text:span text:style-name="T8">const</text:span><text:span text:style-name="T3"> </text:span><text:span text:style-name="T8">int</text:span><text:span text:style-name="T3"> *,</text:span><text:span text:style-name="T8">int</text:span><text:span text:style-name="T3">,</text:span><text:span text:style-name="T8">int</text:span><text:span text:style-name="T3">);</text:span></text:p>
      <text:p text:style-name="P51"><text:span text:style-name="T8">void</text:span><text:span text:style-name="T3"> cpy(</text:span><text:span text:style-name="T8">const</text:span><text:span text:style-name="T3"> </text:span><text:span text:style-name="T8">int</text:span><text:span text:style-name="T3"> *,</text:span><text:span text:style-name="T8">int</text:span><text:span text:style-name="T3"> *,</text:span><text:span text:style-name="T8">int</text:span><text:span text:style-name="T3">);</text:span></text:p>
      <text:p text:style-name="P51"><text:span text:style-name="T8">void</text:span><text:span text:style-name="T3"> mrkSort(</text:span><text:span text:style-name="T8">int</text:span><text:span text:style-name="T3"> *,</text:span><text:span text:style-name="T8">int</text:span><text:span text:style-name="T3">);</text:span></text:p>
      <text:p text:style-name="P51"><text:span text:style-name="T8">void</text:span><text:span text:style-name="T3"> swap(</text:span><text:span text:style-name="T8">int</text:span><text:span text:style-name="T3"> &amp;,</text:span><text:span text:style-name="T8">int</text:span><text:span text:style-name="T3"> &amp;);</text:span></text:p>
      <text:p text:style-name="P51"><text:span text:style-name="T8">bool</text:span><text:span text:style-name="T3"> findVal(</text:span><text:span text:style-name="T8">int</text:span><text:span text:style-name="T3"> *,</text:span><text:span text:style-name="T8">int</text:span><text:span text:style-name="T3">,</text:span><text:span text:style-name="T8">int</text:span><text:span text:style-name="T3">);</text:span></text:p>
      <text:p text:style-name="P21"/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Set the random seed</text:span></text:p>
      <text:p text:style-name="P51"><text:span text:style-name="T3"><text:s text:c="4"/>srand(</text:span><text:span text:style-name="T8">static_cast</text:span><text:span text:style-name="T3">&lt;</text:span><text:span text:style-name="T8">unsigned</text:span><text:span text:style-name="T3"> </text:span><text:span text:style-name="T8">int</text:span><text:span text:style-name="T3">&gt;(time(0)));</text:span></text:p>
      <text:p text:style-name="P51"><text:span text:style-name="T3"><text:s text:c="4"/></text:span><text:span text:style-name="T1">//Declare variables</text:span></text:p>
      <text:p text:style-name="P51"><text:span text:style-name="T3"><text:s text:c="4"/></text:span><text:span text:style-name="T8">const</text:span><text:span text:style-name="T3"> </text:span><text:span text:style-name="T8">int</text:span><text:span text:style-name="T3"> SIZE=100;</text:span></text:p>
      <text:p text:style-name="P51"><text:span text:style-name="T3"><text:s text:c="4"/></text:span><text:span text:style-name="T8">int</text:span><text:span text:style-name="T3"> </text:span><text:span text:style-name="T8">array</text:span><text:span text:style-name="T3">[SIZE],brray[SIZE];</text:span></text:p>
      <text:p text:style-name="P51"><text:span text:style-name="T3"><text:s text:c="4"/></text:span><text:span text:style-name="T1">//Fill the array</text:span></text:p>
      <text:p text:style-name="P51"><text:span text:style-name="T3"><text:s text:c="4"/>filAray(</text:span><text:span text:style-name="T8">array</text:span><text:span text:style-name="T3">,SIZE);</text:span></text:p>
      <text:p text:style-name="P51"><text:span text:style-name="T3"><text:s text:c="4"/></text:span><text:span text:style-name="T1">//Copy the array</text:span></text:p>
      <text:p text:style-name="P51"><text:span text:style-name="T3"><text:s text:c="4"/>cpy(</text:span><text:span text:style-name="T8">array</text:span><text:span text:style-name="T3">,brray,SIZE);</text:span></text:p>
      <text:p text:style-name="P51"><text:span text:style-name="T3"><text:s text:c="4"/></text:span><text:span text:style-name="T1">//Sort the copy</text:span></text:p>
      <text:p text:style-name="P21"><text:s text:c="4"/>mrkSort(brray,SIZE);</text:p>
      <text:p text:style-name="P51"><text:span text:style-name="T3"><text:s text:c="4"/></text:span><text:span text:style-name="T1">//Print the arrays</text:span></text:p>
      <text:p text:style-name="P51"><text:span text:style-name="T3"><text:s text:c="4"/>prntAry(</text:span><text:span text:style-name="T8">array</text:span><text:span text:style-name="T3">,SIZE,10);</text:span></text:p>
      <text:p text:style-name="P21"><text:s text:c="4"/>prntAry(brray,SIZE,10);</text:p>
      <text:p text:style-name="P51"><text:span text:style-name="T3"><text:s text:c="4"/></text:span><text:span text:style-name="T1">//Pick a random number to find</text:span></text:p>
      <text:p text:style-name="P51"><text:span text:style-name="T3"><text:s text:c="4"/></text:span><text:span text:style-name="T8">int</text:span><text:span text:style-name="T3"> val=rand()%90+10;</text:span></text:p>
      <text:p text:style-name="P51"><text:span text:style-name="T3"><text:s text:c="4"/>cout&lt;&lt;</text:span><text:span text:style-name="T7">"The value to find in the array = "</text:span><text:span text:style-name="T3">&lt;&lt;val&lt;&lt;endl;</text:span></text:p>
      <text:p text:style-name="P51"><text:span text:style-name="T3"><text:s text:c="4"/></text:span><text:span text:style-name="T8">if</text:span><text:span text:style-name="T3">(findVal(</text:span><text:span text:style-name="T8">array</text:span><text:span text:style-name="T3">,SIZE,val))cout&lt;&lt;</text:span><text:span text:style-name="T7">"This value is in the array"</text:span><text:span text:style-name="T3">&lt;&lt;endl;</text:span></text:p>
      <text:p text:style-name="P51"><text:span text:style-name="T3"><text:s text:c="4"/></text:span><text:span text:style-name="T8">else</text:span><text:span text:style-name="T3"> cout&lt;&lt;</text:span><text:span text:style-name="T7">"The value is not found in the array"</text:span><text:span text:style-name="T3">&lt;&lt;endl;</text:span></text:p>
      <text:p text:style-name="P51"><text:span text:style-name="T3"><text:s text:c="4"/></text:span><text:span text:style-name="T1">//Exit stage right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51"><text:soft-page-break/><text:span text:style-name="T8">bool</text:span><text:span text:style-name="T3"> findVal(</text:span><text:span text:style-name="T8">int</text:span><text:span text:style-name="T3"> *a,</text:span><text:span text:style-name="T8">int</text:span><text:span text:style-name="T3"> n ,</text:span><text:span text:style-name="T8">int</text:span><text:span text:style-name="T3"> val){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n;i++){</text:span></text:p>
      <text:p text:style-name="P51"><text:span text:style-name="T3"><text:s text:c="8"/></text:span><text:span text:style-name="T8">if</text:span><text:span text:style-name="T3">(a[i]==val)</text:span><text:span text:style-name="T8">return</text:span><text:span text:style-name="T3"> </text:span><text:span text:style-name="T8">true</text:span><text:span text:style-name="T3">;</text:span></text:p>
      <text:p text:style-name="P21"><text:s text:c="4"/>}</text:p>
      <text:p text:style-name="P51"><text:span text:style-name="T3"><text:s text:c="4"/></text:span><text:span text:style-name="T8">return</text:span><text:span text:style-name="T3"> </text:span><text:span text:style-name="T8">false</text:span><text:span text:style-name="T3">;</text:span></text:p>
      <text:p text:style-name="P21">}</text:p>
      <text:p text:style-name="P21"/>
      <text:p text:style-name="P51"><text:span text:style-name="T8">void</text:span><text:span text:style-name="T3"> swap(</text:span><text:span text:style-name="T8">int</text:span><text:span text:style-name="T3"> &amp;a,</text:span><text:span text:style-name="T8">int</text:span><text:span text:style-name="T3"> &amp;b){</text:span></text:p>
      <text:p text:style-name="P51"><text:span text:style-name="T3"><text:s text:c="4"/></text:span><text:span text:style-name="T8">int</text:span><text:span text:style-name="T3"> temp=a;</text:span></text:p>
      <text:p text:style-name="P21"><text:s text:c="4"/>a=b;</text:p>
      <text:p text:style-name="P21"><text:s text:c="4"/>b=temp;</text:p>
      <text:p text:style-name="P21">}</text:p>
      <text:p text:style-name="P21"/>
      <text:p text:style-name="P51"><text:span text:style-name="T8">void</text:span><text:span text:style-name="T3"> mrkSort(</text:span><text:span text:style-name="T8">int</text:span><text:span text:style-name="T3"> *a,</text:span><text:span text:style-name="T8">int</text:span><text:span text:style-name="T3"> n){</text:span></text:p>
      <text:p text:style-name="P51"><text:span text:style-name="T3"><text:s text:c="4"/></text:span><text:span text:style-name="T1">//Finds the minimum at this starting position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n-1;i++){</text:span></text:p>
      <text:p text:style-name="P51"><text:span text:style-name="T3"><text:s text:c="8"/></text:span><text:span text:style-name="T1">//Swaps the larger values as you go down the list</text:span></text:p>
      <text:p text:style-name="P51"><text:span text:style-name="T3"><text:s text:c="8"/></text:span><text:span text:style-name="T8">for</text:span><text:span text:style-name="T3">(</text:span><text:span text:style-name="T8">int</text:span><text:span text:style-name="T3"> j=i+1;j&lt;n;j++){</text:span></text:p>
      <text:p text:style-name="P51"><text:span text:style-name="T3"><text:s text:c="12"/></text:span><text:span text:style-name="T1">//Check for swap</text:span></text:p>
      <text:p text:style-name="P51"><text:span text:style-name="T3"><text:s text:c="12"/></text:span><text:span text:style-name="T8">if</text:span><text:span text:style-name="T3">(*(a+i)&gt;a[j])swap(a[i],a[j]);</text:span></text:p>
      <text:p text:style-name="P21"><text:s text:c="8"/>}</text:p>
      <text:p text:style-name="P21"><text:s text:c="4"/>}</text:p>
      <text:p text:style-name="P21">}</text:p>
      <text:p text:style-name="P21"/>
      <text:p text:style-name="P51"><text:span text:style-name="T8">void</text:span><text:span text:style-name="T3"> cpy(</text:span><text:span text:style-name="T8">const</text:span><text:span text:style-name="T3"> </text:span><text:span text:style-name="T8">int</text:span><text:span text:style-name="T3"> *a,</text:span><text:span text:style-name="T8">int</text:span><text:span text:style-name="T3"> *b,</text:span><text:span text:style-name="T8">int</text:span><text:span text:style-name="T3"> n){</text:span></text:p>
      <text:p text:style-name="P51"><text:span text:style-name="T3"><text:s text:c="4"/></text:span><text:span text:style-name="T1">//Copy a to b</text:span></text:p>
      <text:p text:style-name="P51"><text:span text:style-name="T3"><text:s text:c="4"/></text:span><text:span text:style-name="T8">if</text:span><text:span text:style-name="T3">(n&lt;=1)n=2;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n;i++){</text:span></text:p>
      <text:p text:style-name="P21"><text:s text:c="8"/>*(b+i)=*(a+i);</text:p>
      <text:p text:style-name="P21"><text:s text:c="4"/>}</text:p>
      <text:p text:style-name="P21">}</text:p>
      <text:p text:style-name="P21"/>
      <text:p text:style-name="P51"><text:span text:style-name="T8">void</text:span><text:span text:style-name="T3"> prntAry(</text:span><text:span text:style-name="T8">const</text:span><text:span text:style-name="T3"> </text:span><text:span text:style-name="T8">int</text:span><text:span text:style-name="T3"> *a,</text:span><text:span text:style-name="T8">int</text:span><text:span text:style-name="T3"> n,</text:span><text:span text:style-name="T8">int</text:span><text:span text:style-name="T3"> perLine){</text:span></text:p>
      <text:p text:style-name="P51"><text:span text:style-name="T3"><text:s text:c="4"/></text:span><text:span text:style-name="T1">//Output the array</text:span></text:p>
      <text:p text:style-name="P21"><text:s text:c="4"/>cout&lt;&lt;endl;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n;i++){</text:span></text:p>
      <text:p text:style-name="P51"><text:span text:style-name="T3"><text:s text:c="8"/>cout&lt;&lt;*(a+i)&lt;&lt;</text:span><text:span text:style-name="T7">" "</text:span><text:span text:style-name="T3">;</text:span></text:p>
      <text:p text:style-name="P51"><text:span text:style-name="T3"><text:s text:c="8"/></text:span><text:span text:style-name="T8">if</text:span><text:span text:style-name="T3">(i%10==(perLine-1))cout&lt;&lt;endl;</text:span></text:p>
      <text:p text:style-name="P21"><text:s text:c="4"/>}</text:p>
      <text:p text:style-name="P21"><text:s text:c="4"/>cout&lt;&lt;endl;</text:p>
      <text:p text:style-name="P21">}</text:p>
      <text:p text:style-name="P21"/>
      <text:p text:style-name="P1">//Fill array with 2 digit random digits</text:p>
      <text:p text:style-name="P51"><text:span text:style-name="T8">void</text:span><text:span text:style-name="T3"> filAray(</text:span><text:span text:style-name="T8">int</text:span><text:span text:style-name="T3"> *a,</text:span><text:span text:style-name="T8">int</text:span><text:span text:style-name="T3"> n){</text:span></text:p>
      <text:p text:style-name="P51"><text:span text:style-name="T3"><text:s text:c="4"/></text:span><text:span text:style-name="T1">//Check the size of the array</text:span></text:p>
      <text:p text:style-name="P51"><text:span text:style-name="T3"><text:s text:c="4"/></text:span><text:span text:style-name="T8">if</text:span><text:span text:style-name="T3">(n&lt;=1)n=2;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n;i++){</text:span></text:p>
      <text:p text:style-name="P51"><text:span text:style-name="T3"><text:s text:c="8"/></text:span><text:span text:style-name="T1">//a[i]=rand()%90+10;</text:span></text:p>
      <text:p text:style-name="P21"><text:s text:c="8"/>*(a+i)=rand()%90+10;</text:p>
      <text:p text:style-name="P21"><text:s text:c="4"/>}</text:p>
      <text:p text:style-name="P39">}</text:p>
      <text:p text:style-name="P33"/>
      <text:p text:style-name="P12">/* </text:p>
      <text:p text:style-name="P1"><text:s/>* File: <text:s text:c="2"/>card.cpp</text:p>
      <text:p text:style-name="P1"><text:s/>* Author: Abdul-Hakim</text:p>
      <text:p text:style-name="P1"><text:s/>* Purpose: Implementation for the Card Class</text:p>
      <text:p text:style-name="P1"><text:s/>* Created on November 8, 2015, 7:38 PM</text:p>
      <text:p text:style-name="P1"><text:s/>*/</text:p>
      <text:p text:style-name="P21"/>
      <text:p text:style-name="P21"><text:soft-page-break/></text:p>
      <text:p text:style-name="P1">//User Library for the Specification</text:p>
      <text:p text:style-name="P51"><text:span text:style-name="T2">#include</text:span><text:span text:style-name="T3"> </text:span><text:span text:style-name="T7">"Card.h"</text:span></text:p>
      <text:p text:style-name="P21"/>
      <text:p text:style-name="P51"><text:span text:style-name="T3">Card::Card(</text:span><text:span text:style-name="T8">char</text:span><text:span text:style-name="T3"> n){</text:span></text:p>
      <text:p text:style-name="P21"><text:s text:c="4"/>setNum(n);</text:p>
      <text:p text:style-name="P21"><text:s text:c="4"/>count++;</text:p>
      <text:p text:style-name="P21">}</text:p>
      <text:p text:style-name="P21"/>
      <text:p text:style-name="P51"><text:span text:style-name="T8">void</text:span><text:span text:style-name="T3"> Card::setNum(</text:span><text:span text:style-name="T8">char</text:span><text:span text:style-name="T3"> n){</text:span></text:p>
      <text:p text:style-name="P51"><text:span text:style-name="T3"><text:s text:c="4"/></text:span><text:span text:style-name="T8">if</text:span><text:span text:style-name="T3">(n&lt;1||n&gt;52)number=1;</text:span></text:p>
      <text:p text:style-name="P51"><text:span text:style-name="T3"><text:s text:c="4"/></text:span><text:span text:style-name="T8">else</text:span><text:span text:style-name="T3"> number=n;</text:span></text:p>
      <text:p text:style-name="P21">}</text:p>
      <text:p text:style-name="P21"><text:s text:c="8"/></text:p>
      <text:p text:style-name="P51"><text:span text:style-name="T8">char</text:span><text:span text:style-name="T3"> Card::faceVal(){</text:span></text:p>
      <text:p text:style-name="P51"><text:span text:style-name="T3"><text:s text:c="5"/></text:span><text:span text:style-name="T8">char</text:span><text:span text:style-name="T3"> fValue[13]={</text:span><text:span text:style-name="T7">'A'</text:span><text:span text:style-name="T3">,</text:span><text:span text:style-name="T7">'2'</text:span><text:span text:style-name="T3">,</text:span><text:span text:style-name="T7">'3'</text:span><text:span text:style-name="T3">,</text:span><text:span text:style-name="T7">'4'</text:span><text:span text:style-name="T3">,</text:span><text:span text:style-name="T7">'5'</text:span><text:span text:style-name="T3">,</text:span><text:span text:style-name="T7">'6'</text:span><text:span text:style-name="T3">,</text:span></text:p>
      <text:p text:style-name="P51"><text:span text:style-name="T3"><text:s text:c="21"/></text:span><text:span text:style-name="T7">'7'</text:span><text:span text:style-name="T3">,</text:span><text:span text:style-name="T7">'8'</text:span><text:span text:style-name="T3">,</text:span><text:span text:style-name="T7">'9'</text:span><text:span text:style-name="T3">,</text:span><text:span text:style-name="T7">'T'</text:span><text:span text:style-name="T3">,</text:span><text:span text:style-name="T7">'J'</text:span><text:span text:style-name="T3">,</text:span><text:span text:style-name="T7">'Q'</text:span><text:span text:style-name="T3">,</text:span><text:span text:style-name="T7">'K'</text:span><text:span text:style-name="T3">};</text:span></text:p>
      <text:p text:style-name="P51"><text:span text:style-name="T3"><text:s text:c="5"/></text:span><text:span text:style-name="T8">return</text:span><text:span text:style-name="T3"> fValue[(number-1)%13];</text:span></text:p>
      <text:p text:style-name="P21">}</text:p>
      <text:p text:style-name="P21"/>
      <text:p text:style-name="P51"><text:span text:style-name="T8">char</text:span><text:span text:style-name="T3"> Card::numVal(){</text:span></text:p>
      <text:p text:style-name="P51"><text:span text:style-name="T3"><text:s text:c="4"/></text:span><text:span text:style-name="T8">char</text:span><text:span text:style-name="T3"> numVal=(number-1)%13+1;</text:span></text:p>
      <text:p text:style-name="P51"><text:span text:style-name="T3"><text:s text:c="4"/></text:span><text:span text:style-name="T8">if</text:span><text:span text:style-name="T3">(numVal&gt;10)numVal=10;</text:span></text:p>
      <text:p text:style-name="P51"><text:span text:style-name="T3"><text:s text:c="4"/></text:span><text:span text:style-name="T8">return</text:span><text:span text:style-name="T3"> numVal;</text:span></text:p>
      <text:p text:style-name="P21">}</text:p>
      <text:p text:style-name="P21"/>
      <text:p text:style-name="P51"><text:span text:style-name="T8">char</text:span><text:span text:style-name="T3"> Card::suit(){</text:span></text:p>
      <text:p text:style-name="P51"><text:span text:style-name="T3"><text:s text:c="4"/></text:span><text:span text:style-name="T1">//Declare suit array</text:span></text:p>
      <text:p text:style-name="P51"><text:span text:style-name="T3"><text:s text:c="4"/></text:span><text:span text:style-name="T8">char</text:span><text:span text:style-name="T3"> aSuit[4]={</text:span><text:span text:style-name="T7">'S'</text:span><text:span text:style-name="T3">,</text:span><text:span text:style-name="T7">'H'</text:span><text:span text:style-name="T3">,</text:span><text:span text:style-name="T7">'C'</text:span><text:span text:style-name="T3">,</text:span><text:span text:style-name="T7">'D'</text:span><text:span text:style-name="T3">};</text:span></text:p>
      <text:p text:style-name="P51"><text:span text:style-name="T3"><text:s text:c="4"/></text:span><text:span text:style-name="T8">return</text:span><text:span text:style-name="T3"> aSuit[(number-1)/13];</text:span></text:p>
      <text:p text:style-name="P39">}</text:p>
      <text:p text:style-name="P33"/>
      <text:p text:style-name="P12">/* </text:p>
      <text:p text:style-name="P1"><text:s/>* File: <text:s text:c="2"/>card.h</text:p>
      <text:p text:style-name="P1"><text:s/>* Author: Abdul-Hakim</text:p>
      <text:p text:style-name="P1"><text:s/>* Created on November 8, 2015, 7:32 PM</text:p>
      <text:p text:style-name="P1"><text:s/>*/</text:p>
      <text:p text:style-name="P21"/>
      <text:p text:style-name="P51"><text:span text:style-name="T2">#ifndef</text:span><text:span text:style-name="T3"> CARD_H</text:span></text:p>
      <text:p text:style-name="P51"><text:span text:style-name="T2">#define</text:span><text:span text:style-name="T3"><text:tab/>CARD_H</text:span></text:p>
      <text:p text:style-name="P21"/>
      <text:p text:style-name="P51"><text:span text:style-name="T2">#include</text:span><text:span text:style-name="T3"> </text:span><text:span text:style-name="T7">&lt;string&gt;</text:span></text:p>
      <text:p text:style-name="P21"/>
      <text:p text:style-name="P21"/>
      <text:p text:style-name="P51"><text:span text:style-name="T8">class</text:span><text:span text:style-name="T3"> Card{</text:span></text:p>
      <text:p text:style-name="P51"><text:span text:style-name="T3"><text:s text:c="4"/></text:span><text:span text:style-name="T8">private</text:span><text:span text:style-name="T3">:</text:span></text:p>
      <text:p text:style-name="P51"><text:span text:style-name="T3"><text:s text:c="8"/></text:span><text:span text:style-name="T8">char</text:span><text:span text:style-name="T3"> number;</text:span></text:p>
      <text:p text:style-name="P51"><text:span text:style-name="T3"><text:s text:c="8"/></text:span><text:span text:style-name="T8">void</text:span><text:span text:style-name="T3"> setNum(</text:span><text:span text:style-name="T8">char</text:span><text:span text:style-name="T3">); <text:s text:c="15"/></text:span><text:span text:style-name="T1">//Mutator / Utility</text:span></text:p>
      <text:p text:style-name="P51"><text:span text:style-name="T3"><text:s text:c="8"/></text:span><text:span text:style-name="T8">static</text:span><text:span text:style-name="T3"> </text:span><text:span text:style-name="T8">int</text:span><text:span text:style-name="T3"> count; <text:s text:c="16"/></text:span><text:span text:style-name="T1">//Count the number of objects</text:span></text:p>
      <text:p text:style-name="P51"><text:span text:style-name="T3"><text:s text:c="8"/></text:span><text:span text:style-name="T8">static</text:span><text:span text:style-name="T3"> std::string bgd; <text:s text:c="10"/></text:span><text:span text:style-name="T1">//Background File </text:span></text:p>
      <text:p text:style-name="P51"><text:span text:style-name="T3"><text:s text:c="4"/></text:span><text:span text:style-name="T8">public</text:span><text:span text:style-name="T3">:</text:span></text:p>
      <text:p text:style-name="P51"><text:span text:style-name="T3"><text:s text:c="8"/>Card(</text:span><text:span text:style-name="T8">char</text:span><text:span text:style-name="T3">); <text:s text:c="22"/></text:span><text:span text:style-name="T1">//Constructor</text:span></text:p>
      <text:p text:style-name="P51"><text:span text:style-name="T3"><text:s text:c="8"/></text:span><text:span text:style-name="T8">char</text:span><text:span text:style-name="T3"> getNum(){</text:span><text:span text:style-name="T8">return</text:span><text:span text:style-name="T3"> number;} <text:s text:c="4"/></text:span><text:span text:style-name="T1">//Accessor (in-line)</text:span></text:p>
      <text:p text:style-name="P51"><text:span text:style-name="T3"><text:s text:c="8"/></text:span><text:span text:style-name="T8">char</text:span><text:span text:style-name="T3"> suit(); <text:s text:c="21"/></text:span><text:span text:style-name="T1">//Suit property</text:span></text:p>
      <text:p text:style-name="P51"><text:span text:style-name="T3"><text:s text:c="8"/></text:span><text:span text:style-name="T8">char</text:span><text:span text:style-name="T3"> numVal(); <text:s text:c="19"/></text:span><text:span text:style-name="T1">//Numerical Value property</text:span></text:p>
      <text:p text:style-name="P51"><text:span text:style-name="T3"><text:s text:c="8"/></text:span><text:span text:style-name="T8">char</text:span><text:span text:style-name="T3"> faceVal(); <text:s text:c="18"/></text:span><text:span text:style-name="T1">//Face value property</text:span></text:p>
      <text:p text:style-name="P51"><text:span text:style-name="T3"><text:s text:c="8"/></text:span><text:span text:style-name="T8">static</text:span><text:span text:style-name="T3"> </text:span><text:span text:style-name="T8">int</text:span><text:span text:style-name="T3"> getCnt(){</text:span><text:span text:style-name="T8">return</text:span><text:span text:style-name="T3"> count;}</text:span><text:span text:style-name="T1">//Retrieve the static count</text:span></text:p>
      <text:p text:style-name="P51"><text:span text:style-name="T3"><text:s text:c="8"/></text:span><text:span text:style-name="T8">static</text:span><text:span text:style-name="T3"> std::string getBgd(){</text:span><text:span text:style-name="T8">return</text:span><text:span text:style-name="T3"> bgd;}</text:span><text:span text:style-name="T1">//Background file</text:span></text:p>
      <text:p text:style-name="P21">};</text:p>
      <text:p text:style-name="P21"><text:soft-page-break/></text:p>
      <text:p text:style-name="P57"><text:span text:style-name="T2">#endif</text:span><text:span text:style-name="T3"><text:tab/></text:span><text:span text:style-name="T1">/* CARD_H */</text:span></text:p>
      <text:p text:style-name="P33"/>
      <text:p text:style-name="P12">/* </text:p>
      <text:p text:style-name="P1"><text:s/>* File: <text:s text:c="2"/>deck.cpp</text:p>
      <text:p text:style-name="P1"><text:s/>* Author: Abdul-Hakim</text:p>
      <text:p text:style-name="P1"><text:s/>* Purpose: Implementation for the Deck Class</text:p>
      <text:p text:style-name="P1"><text:s/>* Created on November 8, 2015, 7:39 PM</text:p>
      <text:p text:style-name="P1"><text:s/>*/</text:p>
      <text:p text:style-name="P21"/>
      <text:p text:style-name="P21"/>
      <text:p text:style-name="P51"><text:span text:style-name="T2">#include</text:span><text:span text:style-name="T3"> </text:span><text:span text:style-name="T7">&lt;cstdlib&gt;</text:span></text:p>
      <text:p text:style-name="P21"/>
      <text:p text:style-name="P51"><text:span text:style-name="T2">#include</text:span><text:span text:style-name="T3"> </text:span><text:span text:style-name="T7">"Deck.h"</text:span></text:p>
      <text:p text:style-name="P21"><text:s text:c="7"/></text:p>
      <text:p text:style-name="P21">Deck::Deck(){</text:p>
      <text:p text:style-name="P51"><text:span text:style-name="T3"><text:s text:c="4"/></text:span><text:span text:style-name="T1">//Start constructing the Deck by initializing the properties</text:span></text:p>
      <text:p text:style-name="P21"><text:s text:c="4"/>dltCard=0;</text:p>
      <text:p text:style-name="P21"><text:s text:c="4"/>nCards=52;</text:p>
      <text:p text:style-name="P51"><text:span text:style-name="T3"><text:s text:c="4"/>card=</text:span><text:span text:style-name="T8">new</text:span><text:span text:style-name="T3"> Card*[nCards];</text:span></text:p>
      <text:p text:style-name="P51"><text:span text:style-name="T3"><text:s text:c="4"/>indx=</text:span><text:span text:style-name="T8">new</text:span><text:span text:style-name="T3"> </text:span><text:span text:style-name="T8">char</text:span><text:span text:style-name="T3">[nCards];</text:span></text:p>
      <text:p text:style-name="P51"><text:span text:style-name="T3"><text:s text:c="4"/></text:span><text:span text:style-name="T1">//Loop and create the cards and index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nCards;i++){</text:span></text:p>
      <text:p text:style-name="P51"><text:span text:style-name="T3"><text:s text:c="8"/>card[i]=</text:span><text:span text:style-name="T8">new</text:span><text:span text:style-name="T3"> Card(i+1);</text:span></text:p>
      <text:p text:style-name="P21"><text:s text:c="8"/>indx[i]=i;</text:p>
      <text:p text:style-name="P21"><text:s text:c="4"/>}</text:p>
      <text:p text:style-name="P21">}</text:p>
      <text:p text:style-name="P21"/>
      <text:p text:style-name="P21">Deck::~Deck(){</text:p>
      <text:p text:style-name="P51"><text:span text:style-name="T3"><text:s text:c="4"/></text:span><text:span text:style-name="T1">//Deallocate Memory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nCards;i++){</text:span></text:p>
      <text:p text:style-name="P51"><text:span text:style-name="T3"><text:s text:c="8"/></text:span><text:span text:style-name="T8">delete</text:span><text:span text:style-name="T3"> card[i];</text:span></text:p>
      <text:p text:style-name="P21"><text:s text:c="4"/>}</text:p>
      <text:p text:style-name="P51"><text:span text:style-name="T3"><text:s text:c="4"/></text:span><text:span text:style-name="T8">delete</text:span><text:span text:style-name="T3"> []card;</text:span></text:p>
      <text:p text:style-name="P51"><text:span text:style-name="T3"><text:s text:c="4"/></text:span><text:span text:style-name="T8">delete</text:span><text:span text:style-name="T3"> []indx;</text:span></text:p>
      <text:p text:style-name="P21">}</text:p>
      <text:p text:style-name="P21"><text:s text:c="7"/></text:p>
      <text:p text:style-name="P51"><text:span text:style-name="T8">void</text:span><text:span text:style-name="T3"> Deck::shuffle(</text:span><text:span text:style-name="T8">void</text:span><text:span text:style-name="T3">){</text:span></text:p>
      <text:p text:style-name="P51"><text:span text:style-name="T3"><text:s text:c="4"/></text:span><text:span text:style-name="T8">int</text:span><text:span text:style-name="T3"> rnd,temp;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nShuffles=1;nShuffles&lt;=7;nShuffles++){</text:span></text:p>
      <text:p text:style-name="P51"><text:span text:style-name="T3"><text:s text:c="8"/></text:span><text:span text:style-name="T8">for</text:span><text:span text:style-name="T3">(</text:span><text:span text:style-name="T8">int</text:span><text:span text:style-name="T3"> i=0;i&lt;nCards;i++){</text:span></text:p>
      <text:p text:style-name="P21"><text:s text:c="12"/>rnd=rand()%nCards;</text:p>
      <text:p text:style-name="P21"><text:s text:c="12"/>temp=indx[i];</text:p>
      <text:p text:style-name="P21"><text:s text:c="12"/>indx[i]=indx[rnd];</text:p>
      <text:p text:style-name="P21"><text:s text:c="12"/>indx[rnd]=temp;</text:p>
      <text:p text:style-name="P21"><text:s text:c="8"/>}</text:p>
      <text:p text:style-name="P21"><text:s text:c="4"/>}</text:p>
      <text:p text:style-name="P21">}</text:p>
      <text:p text:style-name="P21"><text:s text:c="7"/></text:p>
      <text:p text:style-name="P51"><text:span text:style-name="T8">char</text:span><text:span text:style-name="T3"> Deck::deal(</text:span><text:span text:style-name="T8">void</text:span><text:span text:style-name="T3">){</text:span></text:p>
      <text:p text:style-name="P51"><text:span text:style-name="T3"><text:s text:c="4"/></text:span><text:span text:style-name="T8">if</text:span><text:span text:style-name="T3">(dltCard &gt; .9*nCards){</text:span></text:p>
      <text:p text:style-name="P21"><text:s text:c="8"/>shuffle();</text:p>
      <text:p text:style-name="P21"><text:s text:c="8"/>dltCard=0;</text:p>
      <text:p text:style-name="P21"><text:s text:c="4"/>}</text:p>
      <text:p text:style-name="P51"><text:span text:style-name="T3"><text:s text:c="4"/></text:span><text:span text:style-name="T8">return</text:span><text:span text:style-name="T3"> indx[dltCard++];</text:span></text:p>
      <text:p text:style-name="P39">}</text:p>
      <text:p text:style-name="P33"/>
      <text:p text:style-name="P12">/* </text:p>
      <text:p text:style-name="P1"><text:s/>* File: <text:s text:c="2"/>deck.h</text:p>
      <text:p text:style-name="P1"><text:soft-page-break/><text:s/>* Author: Abdul-Hakim</text:p>
      <text:p text:style-name="P1"><text:s/>* Created on November 8, 2015, 7:34 PM</text:p>
      <text:p text:style-name="P1"><text:s/>*/</text:p>
      <text:p text:style-name="P21"/>
      <text:p text:style-name="P21"/>
      <text:p text:style-name="P51"><text:span text:style-name="T2">#ifndef</text:span><text:span text:style-name="T3"> DECK_H</text:span></text:p>
      <text:p text:style-name="P51"><text:span text:style-name="T2">#define</text:span><text:span text:style-name="T3"><text:tab/>DECK_H</text:span></text:p>
      <text:p text:style-name="P21"/>
      <text:p text:style-name="P51"><text:span text:style-name="T2">#include</text:span><text:span text:style-name="T3"> </text:span><text:span text:style-name="T7">"Card.h"</text:span></text:p>
      <text:p text:style-name="P21"/>
      <text:p text:style-name="P51"><text:span text:style-name="T8">class</text:span><text:span text:style-name="T3"> Deck{</text:span></text:p>
      <text:p text:style-name="P51"><text:span text:style-name="T3"><text:s text:c="3"/></text:span><text:span text:style-name="T8">private</text:span><text:span text:style-name="T3">:</text:span></text:p>
      <text:p text:style-name="P51"><text:span text:style-name="T3"><text:s text:c="7"/></text:span><text:span text:style-name="T8">int</text:span><text:span text:style-name="T3"> nCards;</text:span></text:p>
      <text:p text:style-name="P21"><text:s text:c="7"/>Card **card;</text:p>
      <text:p text:style-name="P51"><text:span text:style-name="T3"><text:s text:c="7"/></text:span><text:span text:style-name="T8">char</text:span><text:span text:style-name="T3"> *indx;</text:span></text:p>
      <text:p text:style-name="P51"><text:span text:style-name="T3"><text:s text:c="7"/></text:span><text:span text:style-name="T8">char</text:span><text:span text:style-name="T3"> dltCard;</text:span></text:p>
      <text:p text:style-name="P51"><text:span text:style-name="T3"><text:s text:c="3"/></text:span><text:span text:style-name="T8">public</text:span><text:span text:style-name="T3">:</text:span></text:p>
      <text:p text:style-name="P21"><text:s text:c="7"/>Deck();</text:p>
      <text:p text:style-name="P21"><text:s text:c="7"/>~Deck();</text:p>
      <text:p text:style-name="P51"><text:span text:style-name="T3"><text:s text:c="7"/></text:span><text:span text:style-name="T8">void</text:span><text:span text:style-name="T3"> shuffle(</text:span><text:span text:style-name="T8">void</text:span><text:span text:style-name="T3">);</text:span></text:p>
      <text:p text:style-name="P51"><text:span text:style-name="T3"><text:s text:c="7"/></text:span><text:span text:style-name="T8">char</text:span><text:span text:style-name="T3"> deal();</text:span></text:p>
      <text:p text:style-name="P51"><text:span text:style-name="T3"><text:s text:c="7"/></text:span><text:span text:style-name="T8">int</text:span><text:span text:style-name="T3"> getNCrd(</text:span><text:span text:style-name="T8">void</text:span><text:span text:style-name="T3">){</text:span><text:span text:style-name="T8">return</text:span><text:span text:style-name="T3"> nCards;};</text:span></text:p>
      <text:p text:style-name="P21">};</text:p>
      <text:p text:style-name="P21"/>
      <text:p text:style-name="P57"><text:span text:style-name="T2">#endif</text:span><text:span text:style-name="T3"><text:tab/></text:span><text:span text:style-name="T1">/* DECK_H */</text:span></text:p>
      <text:p text:style-name="P33"/>
      <text:p text:style-name="P12">/* </text:p>
      <text:p text:style-name="P1"><text:s/>* File: <text:s text:c="2"/>main.cpp</text:p>
      <text:p text:style-name="P1"><text:s/>* Author: Abdul-Hakim</text:p>
      <text:p text:style-name="P1"><text:s/>* Purpose: Object_V5 </text:p>
      <text:p text:style-name="P1"><text:s/>* Created on November 8, 2015, 7:24 PM</text:p>
      <text:p text:style-name="P1"><text:s/>*/</text:p>
      <text:p text:style-name="P21"/>
      <text:p text:style-name="P1">//System Libraries</text:p>
      <text:p text:style-name="P21"/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ctime&gt;</text:span></text:p>
      <text:p text:style-name="P51"><text:span text:style-name="T2">#include</text:span><text:span text:style-name="T3"> </text:span><text:span text:style-name="T7">&lt;string&gt;</text:span></text:p>
      <text:p text:style-name="P21"/>
      <text:p text:style-name="P1">//User Libraries</text:p>
      <text:p text:style-name="P21"/>
      <text:p text:style-name="P51"><text:span text:style-name="T2">#include</text:span><text:span text:style-name="T3"> </text:span><text:span text:style-name="T7">"Card.h"</text:span></text:p>
      <text:p text:style-name="P51"><text:span text:style-name="T2">#include</text:span><text:span text:style-name="T3"> </text:span><text:span text:style-name="T7">"Deck.h"</text:span></text:p>
      <text:p text:style-name="P21"/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Global Constants</text:p>
      <text:p text:style-name="P21"/>
      <text:p text:style-name="P51"><text:span text:style-name="T8">int</text:span><text:span text:style-name="T3"> Card::count=0;</text:span></text:p>
      <text:p text:style-name="P51"><text:span text:style-name="T3">std::string Card::bgd=</text:span><text:span text:style-name="T7">"BackgroundCardFile.jpg"</text:span><text:span text:style-name="T3">;</text:span></text:p>
      <text:p text:style-name="P21"/>
      <text:p text:style-name="P1">//Function Prototypes</text:p>
      <text:p text:style-name="P21"/>
      <text:p text:style-name="P1">//Execution begins here! 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Declare some variables</text:span></text:p>
      <text:p text:style-name="P51"><text:span text:style-name="T3"><text:s text:c="4"/>srand(</text:span><text:span text:style-name="T8">static_cast</text:span><text:span text:style-name="T3">&lt;</text:span><text:span text:style-name="T8">unsigned</text:span><text:span text:style-name="T3"> </text:span><text:span text:style-name="T8">int</text:span><text:span text:style-name="T3">&gt;(time(0)));</text:span></text:p>
      <text:p text:style-name="P51"><text:span text:style-name="T3"><text:s text:c="4"/>Deck *deck=</text:span><text:span text:style-name="T8">new</text:span><text:span text:style-name="T3"> Deck();</text:span><text:span text:style-name="T1">//Dynamic Allocation</text:span></text:p>
      <text:p text:style-name="P21"><text:soft-page-break/></text:p>
      <text:p text:style-name="P51"><text:span text:style-name="T3"><text:s text:c="4"/></text:span><text:span text:style-name="T1">//Loop on all potential 52 cards</text:span></text:p>
      <text:p text:style-name="P51"><text:span text:style-name="T3"><text:s text:c="4"/>cout&lt;&lt;endl&lt;&lt;</text:span><text:span text:style-name="T7">"Class Check"</text:span><text:span text:style-name="T3">&lt;&lt;endl;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2*deck-&gt;getNCrd();i++){</text:span></text:p>
      <text:p text:style-name="P51"><text:span text:style-name="T3"><text:s text:c="8"/></text:span><text:span text:style-name="T8">int</text:span><text:span text:style-name="T3"> num=deck-&gt;deal()+1;</text:span></text:p>
      <text:p text:style-name="P51"><text:span text:style-name="T3"><text:s text:c="8"/>Card *card=</text:span><text:span text:style-name="T8">new</text:span><text:span text:style-name="T3"> Card(num);</text:span></text:p>
      <text:p text:style-name="P51"><text:span text:style-name="T3"><text:s text:c="8"/>cout&lt;&lt;</text:span><text:span text:style-name="T7">"Card Number = "</text:span><text:span text:style-name="T3">&lt;&lt;</text:span><text:span text:style-name="T8">static_cast</text:span><text:span text:style-name="T3">&lt;</text:span><text:span text:style-name="T8">int</text:span><text:span text:style-name="T3">&gt;(card-&gt;getNum());</text:span></text:p>
      <text:p text:style-name="P51"><text:span text:style-name="T3"><text:s text:c="8"/>cout&lt;&lt;</text:span><text:span text:style-name="T7">" "</text:span><text:span text:style-name="T3">&lt;&lt;num&lt;&lt;</text:span><text:span text:style-name="T7">" "</text:span><text:span text:style-name="T3">;</text:span></text:p>
      <text:p text:style-name="P51"><text:span text:style-name="T3"><text:s text:c="8"/>cout&lt;&lt;</text:span><text:span text:style-name="T7">" Suit = "</text:span><text:span text:style-name="T3">&lt;&lt;card-&gt;suit();</text:span></text:p>
      <text:p text:style-name="P51"><text:span text:style-name="T3"><text:s text:c="8"/>cout&lt;&lt;</text:span><text:span text:style-name="T7">" Numerical Value = "</text:span><text:span text:style-name="T3">&lt;&lt;</text:span><text:span text:style-name="T8">static_cast</text:span><text:span text:style-name="T3">&lt;</text:span><text:span text:style-name="T8">int</text:span><text:span text:style-name="T3">&gt;(card-&gt;numVal());</text:span></text:p>
      <text:p text:style-name="P51"><text:span text:style-name="T3"><text:s text:c="8"/>cout&lt;&lt;</text:span><text:span text:style-name="T7">" Face Value = "</text:span><text:span text:style-name="T3">&lt;&lt;card-&gt;faceVal()&lt;&lt;endl;</text:span></text:p>
      <text:p text:style-name="P51"><text:span text:style-name="T3"><text:s text:c="8"/></text:span><text:span text:style-name="T8">delete</text:span><text:span text:style-name="T3"> card;</text:span></text:p>
      <text:p text:style-name="P21"><text:s text:c="4"/>}</text:p>
      <text:p text:style-name="P51"><text:span text:style-name="T3"><text:s text:c="4"/>cout&lt;&lt;</text:span><text:span text:style-name="T7">"Number of card instances -&gt; "</text:span><text:span text:style-name="T3">&lt;&lt;Card::getCnt()&lt;&lt;endl;</text:span></text:p>
      <text:p text:style-name="P51"><text:span text:style-name="T3"><text:s text:c="4"/>cout&lt;&lt;</text:span><text:span text:style-name="T7">"Card Background file -&gt; "</text:span><text:span text:style-name="T3">&lt;&lt;Card::getBgd()&lt;&lt;endl;</text:span></text:p>
      <text:p text:style-name="P21"><text:s text:c="4"/></text:p>
      <text:p text:style-name="P51"><text:span text:style-name="T3"><text:s text:c="4"/></text:span><text:span text:style-name="T1">//Exit stage right</text:span></text:p>
      <text:p text:style-name="P51"><text:span text:style-name="T3"><text:s text:c="4"/></text:span><text:span text:style-name="T8">delete</text:span><text:span text:style-name="T3"> deck;</text:span></text:p>
      <text:p text:style-name="P51"><text:span text:style-name="T3"><text:s text:c="4"/></text:span><text:span text:style-name="T8">return</text:span><text:span text:style-name="T3"> 0;</text:span></text:p>
      <text:p text:style-name="P39">}</text:p>
      <text:p text:style-name="P33"/>
      <text:p text:style-name="P12">/* </text:p>
      <text:p text:style-name="P1"><text:s/>* File: <text:s text:c="2"/>card.cpp</text:p>
      <text:p text:style-name="P1"><text:s/>* Author: Abdul-Hakim</text:p>
      <text:p text:style-name="P1"><text:s/>* Purpose: Implementation for the Card Class</text:p>
      <text:p text:style-name="P1"><text:s/>* Created on November 8, 2015, 8:00 PM</text:p>
      <text:p text:style-name="P1"><text:s/>*/</text:p>
      <text:p text:style-name="P21"/>
      <text:p text:style-name="P1">//User Library for the Specification</text:p>
      <text:p text:style-name="P51"><text:span text:style-name="T2">#include</text:span><text:span text:style-name="T3"> </text:span><text:span text:style-name="T7">"Card.h"</text:span></text:p>
      <text:p text:style-name="P21"/>
      <text:p text:style-name="P51"><text:span text:style-name="T3">Card::Card(</text:span><text:span text:style-name="T8">char</text:span><text:span text:style-name="T3"> n){</text:span></text:p>
      <text:p text:style-name="P21"><text:s text:c="4"/>setNum(n);</text:p>
      <text:p text:style-name="P21"><text:s text:c="4"/>count++;</text:p>
      <text:p text:style-name="P21">}</text:p>
      <text:p text:style-name="P21"/>
      <text:p text:style-name="P51"><text:span text:style-name="T8">void</text:span><text:span text:style-name="T3"> Card::setNum(</text:span><text:span text:style-name="T8">char</text:span><text:span text:style-name="T3"> n){</text:span></text:p>
      <text:p text:style-name="P51"><text:span text:style-name="T3"><text:s text:c="4"/></text:span><text:span text:style-name="T8">if</text:span><text:span text:style-name="T3">(n&lt;1||n&gt;52)number=1;</text:span></text:p>
      <text:p text:style-name="P51"><text:span text:style-name="T3"><text:s text:c="4"/></text:span><text:span text:style-name="T8">else</text:span><text:span text:style-name="T3"> number=n;</text:span></text:p>
      <text:p text:style-name="P21">}</text:p>
      <text:p text:style-name="P21"><text:s text:c="8"/></text:p>
      <text:p text:style-name="P51"><text:span text:style-name="T8">char</text:span><text:span text:style-name="T3"> Card::faceVal(){</text:span></text:p>
      <text:p text:style-name="P51"><text:span text:style-name="T3"><text:s text:c="5"/></text:span><text:span text:style-name="T8">char</text:span><text:span text:style-name="T3"> fValue[13]={</text:span><text:span text:style-name="T7">'A'</text:span><text:span text:style-name="T3">,</text:span><text:span text:style-name="T7">'2'</text:span><text:span text:style-name="T3">,</text:span><text:span text:style-name="T7">'3'</text:span><text:span text:style-name="T3">,</text:span><text:span text:style-name="T7">'4'</text:span><text:span text:style-name="T3">,</text:span><text:span text:style-name="T7">'5'</text:span><text:span text:style-name="T3">,</text:span><text:span text:style-name="T7">'6'</text:span><text:span text:style-name="T3">,</text:span></text:p>
      <text:p text:style-name="P51"><text:span text:style-name="T3"><text:s text:c="21"/></text:span><text:span text:style-name="T7">'7'</text:span><text:span text:style-name="T3">,</text:span><text:span text:style-name="T7">'8'</text:span><text:span text:style-name="T3">,</text:span><text:span text:style-name="T7">'9'</text:span><text:span text:style-name="T3">,</text:span><text:span text:style-name="T7">'T'</text:span><text:span text:style-name="T3">,</text:span><text:span text:style-name="T7">'J'</text:span><text:span text:style-name="T3">,</text:span><text:span text:style-name="T7">'Q'</text:span><text:span text:style-name="T3">,</text:span><text:span text:style-name="T7">'K'</text:span><text:span text:style-name="T3">};</text:span></text:p>
      <text:p text:style-name="P51"><text:span text:style-name="T3"><text:s text:c="5"/></text:span><text:span text:style-name="T8">return</text:span><text:span text:style-name="T3"> fValue[(number-1)%13];</text:span></text:p>
      <text:p text:style-name="P21">}</text:p>
      <text:p text:style-name="P21"/>
      <text:p text:style-name="P51"><text:span text:style-name="T8">char</text:span><text:span text:style-name="T3"> Card::numVal(){</text:span></text:p>
      <text:p text:style-name="P51"><text:span text:style-name="T3"><text:s text:c="4"/></text:span><text:span text:style-name="T8">char</text:span><text:span text:style-name="T3"> numVal=(number-1)%13+1;</text:span></text:p>
      <text:p text:style-name="P51"><text:span text:style-name="T3"><text:s text:c="4"/></text:span><text:span text:style-name="T8">if</text:span><text:span text:style-name="T3">(numVal&gt;10)numVal=10;</text:span></text:p>
      <text:p text:style-name="P51"><text:span text:style-name="T3"><text:s text:c="4"/></text:span><text:span text:style-name="T8">return</text:span><text:span text:style-name="T3"> numVal;</text:span></text:p>
      <text:p text:style-name="P21">}</text:p>
      <text:p text:style-name="P21"/>
      <text:p text:style-name="P51"><text:span text:style-name="T8">char</text:span><text:span text:style-name="T3"> Card::suit(){</text:span></text:p>
      <text:p text:style-name="P51"><text:span text:style-name="T3"><text:s text:c="4"/></text:span><text:span text:style-name="T1">//Declare suit array</text:span></text:p>
      <text:p text:style-name="P51"><text:span text:style-name="T3"><text:s text:c="4"/></text:span><text:span text:style-name="T8">char</text:span><text:span text:style-name="T3"> aSuit[4]={</text:span><text:span text:style-name="T7">'S'</text:span><text:span text:style-name="T3">,</text:span><text:span text:style-name="T7">'H'</text:span><text:span text:style-name="T3">,</text:span><text:span text:style-name="T7">'C'</text:span><text:span text:style-name="T3">,</text:span><text:span text:style-name="T7">'D'</text:span><text:span text:style-name="T3">};</text:span></text:p>
      <text:p text:style-name="P51"><text:span text:style-name="T3"><text:s text:c="4"/></text:span><text:span text:style-name="T8">return</text:span><text:span text:style-name="T3"> aSuit[(number-1)/13];</text:span></text:p>
      <text:p text:style-name="P12">/* </text:p>
      <text:p text:style-name="P1"><text:s/>* File: <text:s text:c="2"/>card.h</text:p>
      <text:p text:style-name="P1"><text:soft-page-break/><text:s/>* Author: Abdul-Hakim </text:p>
      <text:p text:style-name="P1"><text:s/>* Purpose: Specification for the Card Class</text:p>
      <text:p text:style-name="P1"><text:s/>* Created on November 8, 2015, 7:58 PM</text:p>
      <text:p text:style-name="P1"><text:s/>*/</text:p>
      <text:p text:style-name="P21"/>
      <text:p text:style-name="P51"><text:span text:style-name="T2">#ifndef</text:span><text:span text:style-name="T3"> CARD_H </text:span></text:p>
      <text:p text:style-name="P51"><text:span text:style-name="T2">#define</text:span><text:span text:style-name="T3"><text:tab/>CARD_H</text:span></text:p>
      <text:p text:style-name="P21"/>
      <text:p text:style-name="P51"><text:span text:style-name="T2">#include</text:span><text:span text:style-name="T3"> </text:span><text:span text:style-name="T7">&lt;string&gt;</text:span></text:p>
      <text:p text:style-name="P21"/>
      <text:p text:style-name="P21"/>
      <text:p text:style-name="P51"><text:span text:style-name="T8">class</text:span><text:span text:style-name="T3"> Card{</text:span></text:p>
      <text:p text:style-name="P51"><text:span text:style-name="T3"><text:s text:c="4"/></text:span><text:span text:style-name="T8">private</text:span><text:span text:style-name="T3">:</text:span></text:p>
      <text:p text:style-name="P51"><text:span text:style-name="T3"><text:s text:c="8"/></text:span><text:span text:style-name="T8">char</text:span><text:span text:style-name="T3"> number;</text:span></text:p>
      <text:p text:style-name="P51"><text:span text:style-name="T3"><text:s text:c="8"/></text:span><text:span text:style-name="T8">void</text:span><text:span text:style-name="T3"> setNum(</text:span><text:span text:style-name="T8">char</text:span><text:span text:style-name="T3">); <text:s text:c="15"/></text:span><text:span text:style-name="T1">//Mutator / Utility</text:span></text:p>
      <text:p text:style-name="P51"><text:span text:style-name="T3"><text:s text:c="8"/></text:span><text:span text:style-name="T8">static</text:span><text:span text:style-name="T3"> </text:span><text:span text:style-name="T8">int</text:span><text:span text:style-name="T3"> count; <text:s text:c="16"/></text:span><text:span text:style-name="T1">//Count the number of objects</text:span></text:p>
      <text:p text:style-name="P51"><text:span text:style-name="T3"><text:s text:c="8"/></text:span><text:span text:style-name="T8">static</text:span><text:span text:style-name="T3"> std::string bgd; <text:s text:c="10"/></text:span><text:span text:style-name="T1">//Background File </text:span></text:p>
      <text:p text:style-name="P51"><text:span text:style-name="T3"><text:s text:c="4"/></text:span><text:span text:style-name="T8">public</text:span><text:span text:style-name="T3">:</text:span></text:p>
      <text:p text:style-name="P51"><text:span text:style-name="T3"><text:s text:c="8"/>Card(</text:span><text:span text:style-name="T8">char</text:span><text:span text:style-name="T3">); <text:s text:c="22"/></text:span><text:span text:style-name="T1">//Constructor</text:span></text:p>
      <text:p text:style-name="P51"><text:span text:style-name="T3"><text:s text:c="8"/></text:span><text:span text:style-name="T8">char</text:span><text:span text:style-name="T3"> getNum(){</text:span><text:span text:style-name="T8">return</text:span><text:span text:style-name="T3"> number;} <text:s text:c="4"/></text:span><text:span text:style-name="T1">//Accessor (in-line)</text:span></text:p>
      <text:p text:style-name="P51"><text:span text:style-name="T3"><text:s text:c="8"/></text:span><text:span text:style-name="T8">char</text:span><text:span text:style-name="T3"> suit(); <text:s text:c="21"/></text:span><text:span text:style-name="T1">//Suit property</text:span></text:p>
      <text:p text:style-name="P51"><text:span text:style-name="T3"><text:s text:c="8"/></text:span><text:span text:style-name="T8">char</text:span><text:span text:style-name="T3"> numVal(); <text:s text:c="19"/></text:span><text:span text:style-name="T1">//Numerical Value property</text:span></text:p>
      <text:p text:style-name="P51"><text:span text:style-name="T3"><text:s text:c="8"/></text:span><text:span text:style-name="T8">char</text:span><text:span text:style-name="T3"> faceVal(); <text:s text:c="18"/></text:span><text:span text:style-name="T1">//Face value property</text:span></text:p>
      <text:p text:style-name="P51"><text:span text:style-name="T3"><text:s text:c="8"/></text:span><text:span text:style-name="T8">static</text:span><text:span text:style-name="T3"> </text:span><text:span text:style-name="T8">int</text:span><text:span text:style-name="T3"> getCnt(){</text:span><text:span text:style-name="T8">return</text:span><text:span text:style-name="T3"> count;}</text:span><text:span text:style-name="T1">//Retrieve the static count</text:span></text:p>
      <text:p text:style-name="P51"><text:span text:style-name="T3"><text:s text:c="8"/></text:span><text:span text:style-name="T8">static</text:span><text:span text:style-name="T3"> std::string getBgd(){</text:span><text:span text:style-name="T8">return</text:span><text:span text:style-name="T3"> bgd;}</text:span><text:span text:style-name="T1">//Background file</text:span></text:p>
      <text:p text:style-name="P21">};</text:p>
      <text:p text:style-name="P21"/>
      <text:p text:style-name="P57"><text:span text:style-name="T2">#endif</text:span><text:span text:style-name="T3"><text:tab/></text:span><text:span text:style-name="T1">/* CARD_H */</text:span></text:p>
      <text:p text:style-name="P33"/>
      <text:p text:style-name="P12">/* </text:p>
      <text:p text:style-name="P1"><text:s/>* File: <text:s text:c="2"/>deck.cpp</text:p>
      <text:p text:style-name="P1"><text:s/>* Author: Abdul-Hakim</text:p>
      <text:p text:style-name="P1"><text:s/>* Purpose: Implementation for the Deck Class</text:p>
      <text:p text:style-name="P1"><text:s/>* Created on November 8, 2015, 8:00 PM</text:p>
      <text:p text:style-name="P1"><text:s/>*/</text:p>
      <text:p text:style-name="P21"/>
      <text:p text:style-name="P51"><text:span text:style-name="T2">#include</text:span><text:span text:style-name="T3"> </text:span><text:span text:style-name="T7">&lt;cstdlib&gt;</text:span></text:p>
      <text:p text:style-name="P21"/>
      <text:p text:style-name="P51"><text:span text:style-name="T2">#include</text:span><text:span text:style-name="T3"> </text:span><text:span text:style-name="T7">"Deck.h"</text:span></text:p>
      <text:p text:style-name="P21"><text:s text:c="7"/></text:p>
      <text:p text:style-name="P21">Deck::Deck(){</text:p>
      <text:p text:style-name="P51"><text:span text:style-name="T3"><text:s text:c="4"/></text:span><text:span text:style-name="T1">//Start constructing the Deck by initializing the properties</text:span></text:p>
      <text:p text:style-name="P21"><text:s text:c="4"/>dltCard=0;</text:p>
      <text:p text:style-name="P21"><text:s text:c="4"/>nCards=52;</text:p>
      <text:p text:style-name="P51"><text:span text:style-name="T3"><text:s text:c="4"/>card=</text:span><text:span text:style-name="T8">new</text:span><text:span text:style-name="T3"> Card*[nCards];</text:span></text:p>
      <text:p text:style-name="P51"><text:span text:style-name="T3"><text:s text:c="4"/>indx=</text:span><text:span text:style-name="T8">new</text:span><text:span text:style-name="T3"> </text:span><text:span text:style-name="T8">char</text:span><text:span text:style-name="T3">[nCards];</text:span></text:p>
      <text:p text:style-name="P51"><text:span text:style-name="T3"><text:s text:c="4"/></text:span><text:span text:style-name="T1">//Loop and create the cards and index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nCards;i++){</text:span></text:p>
      <text:p text:style-name="P51"><text:span text:style-name="T3"><text:s text:c="8"/>card[i]=</text:span><text:span text:style-name="T8">new</text:span><text:span text:style-name="T3"> Card(i+1);</text:span></text:p>
      <text:p text:style-name="P21"><text:s text:c="8"/>indx[i]=i;</text:p>
      <text:p text:style-name="P21"><text:s text:c="4"/>}</text:p>
      <text:p text:style-name="P21">}</text:p>
      <text:p text:style-name="P21"/>
      <text:p text:style-name="P21">Deck::~Deck(){</text:p>
      <text:p text:style-name="P51"><text:span text:style-name="T3"><text:s text:c="4"/></text:span><text:span text:style-name="T1">//Deallocate Memory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nCards;i++){</text:span></text:p>
      <text:p text:style-name="P51"><text:span text:style-name="T3"><text:s text:c="8"/></text:span><text:span text:style-name="T8">delete</text:span><text:span text:style-name="T3"> card[i];</text:span></text:p>
      <text:p text:style-name="P21"><text:s text:c="4"/>}</text:p>
      <text:p text:style-name="P51"><text:span text:style-name="T3"><text:s text:c="4"/></text:span><text:span text:style-name="T8">delete</text:span><text:span text:style-name="T3"> []card;</text:span></text:p>
      <text:p text:style-name="P51"><text:soft-page-break/><text:span text:style-name="T3"><text:s text:c="4"/></text:span><text:span text:style-name="T8">delete</text:span><text:span text:style-name="T3"> []indx;</text:span></text:p>
      <text:p text:style-name="P21">}</text:p>
      <text:p text:style-name="P21"><text:s text:c="7"/></text:p>
      <text:p text:style-name="P51"><text:span text:style-name="T8">void</text:span><text:span text:style-name="T3"> Deck::shuffle(</text:span><text:span text:style-name="T8">void</text:span><text:span text:style-name="T3">){</text:span></text:p>
      <text:p text:style-name="P51"><text:span text:style-name="T3"><text:s text:c="4"/></text:span><text:span text:style-name="T8">int</text:span><text:span text:style-name="T3"> rnd,temp;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nShuffles=1;nShuffles&lt;=7;nShuffles++){</text:span></text:p>
      <text:p text:style-name="P51"><text:span text:style-name="T3"><text:s text:c="8"/></text:span><text:span text:style-name="T8">for</text:span><text:span text:style-name="T3">(</text:span><text:span text:style-name="T8">int</text:span><text:span text:style-name="T3"> i=0;i&lt;nCards;i++){</text:span></text:p>
      <text:p text:style-name="P21"><text:s text:c="12"/>rnd=rand()%nCards;</text:p>
      <text:p text:style-name="P21"><text:s text:c="12"/>temp=indx[i];</text:p>
      <text:p text:style-name="P21"><text:s text:c="12"/>indx[i]=indx[rnd];</text:p>
      <text:p text:style-name="P21"><text:s text:c="12"/>indx[rnd]=temp;</text:p>
      <text:p text:style-name="P21"><text:s text:c="8"/>}</text:p>
      <text:p text:style-name="P21"><text:s text:c="4"/>}</text:p>
      <text:p text:style-name="P21">}</text:p>
      <text:p text:style-name="P21"><text:s text:c="7"/></text:p>
      <text:p text:style-name="P51"><text:span text:style-name="T8">char</text:span><text:span text:style-name="T3"> Deck::deal(</text:span><text:span text:style-name="T8">void</text:span><text:span text:style-name="T3">){</text:span></text:p>
      <text:p text:style-name="P51"><text:span text:style-name="T3"><text:s text:c="4"/></text:span><text:span text:style-name="T8">if</text:span><text:span text:style-name="T3">(dltCard &gt; .9*nCards){</text:span></text:p>
      <text:p text:style-name="P21"><text:s text:c="8"/>shuffle();</text:p>
      <text:p text:style-name="P21"><text:s text:c="8"/>dltCard=0;</text:p>
      <text:p text:style-name="P21"><text:s text:c="4"/>}</text:p>
      <text:p text:style-name="P51"><text:span text:style-name="T3"><text:s text:c="4"/></text:span><text:span text:style-name="T8">return</text:span><text:span text:style-name="T3"> indx[dltCard++];</text:span></text:p>
      <text:p text:style-name="P39">}</text:p>
      <text:p text:style-name="P33"/>
      <text:p text:style-name="P12">/* </text:p>
      <text:p text:style-name="P1"><text:s/>* File: <text:s text:c="2"/>deck.h</text:p>
      <text:p text:style-name="P1"><text:s/>* Author: Abdul-Hakim </text:p>
      <text:p text:style-name="P1"><text:s/>* Purpose: Specification for the Deck Class</text:p>
      <text:p text:style-name="P1"><text:s/>* Created on November 8, 2015, 7:58 PM</text:p>
      <text:p text:style-name="P1"><text:s/>*/</text:p>
      <text:p text:style-name="P21"/>
      <text:p text:style-name="P51"><text:span text:style-name="T2">#ifndef</text:span><text:span text:style-name="T3"> DECK_H </text:span></text:p>
      <text:p text:style-name="P51"><text:span text:style-name="T2">#define</text:span><text:span text:style-name="T3"><text:tab/>DECK_H</text:span></text:p>
      <text:p text:style-name="P21"/>
      <text:p text:style-name="P51"><text:span text:style-name="T2">#include</text:span><text:span text:style-name="T3"> </text:span><text:span text:style-name="T7">"Card.h"</text:span></text:p>
      <text:p text:style-name="P21"/>
      <text:p text:style-name="P51"><text:span text:style-name="T8">class</text:span><text:span text:style-name="T3"> Deck{</text:span></text:p>
      <text:p text:style-name="P51"><text:span text:style-name="T3"><text:s text:c="3"/></text:span><text:span text:style-name="T8">private</text:span><text:span text:style-name="T3">:</text:span></text:p>
      <text:p text:style-name="P51"><text:span text:style-name="T3"><text:s text:c="7"/></text:span><text:span text:style-name="T8">int</text:span><text:span text:style-name="T3"> nCards;</text:span></text:p>
      <text:p text:style-name="P21"><text:s text:c="7"/>Card **card;</text:p>
      <text:p text:style-name="P51"><text:span text:style-name="T3"><text:s text:c="7"/></text:span><text:span text:style-name="T8">char</text:span><text:span text:style-name="T3"> *indx;</text:span></text:p>
      <text:p text:style-name="P51"><text:span text:style-name="T3"><text:s text:c="7"/></text:span><text:span text:style-name="T8">char</text:span><text:span text:style-name="T3"> dltCard;</text:span></text:p>
      <text:p text:style-name="P51"><text:span text:style-name="T3"><text:s text:c="3"/></text:span><text:span text:style-name="T8">public</text:span><text:span text:style-name="T3">:</text:span></text:p>
      <text:p text:style-name="P21"><text:s text:c="7"/>Deck();</text:p>
      <text:p text:style-name="P21"><text:s text:c="7"/>~Deck();</text:p>
      <text:p text:style-name="P51"><text:span text:style-name="T3"><text:s text:c="7"/></text:span><text:span text:style-name="T8">void</text:span><text:span text:style-name="T3"> shuffle(</text:span><text:span text:style-name="T8">void</text:span><text:span text:style-name="T3">);</text:span></text:p>
      <text:p text:style-name="P51"><text:span text:style-name="T3"><text:s text:c="7"/></text:span><text:span text:style-name="T8">char</text:span><text:span text:style-name="T3"> deal();</text:span></text:p>
      <text:p text:style-name="P51"><text:span text:style-name="T3"><text:s text:c="7"/></text:span><text:span text:style-name="T8">int</text:span><text:span text:style-name="T3"> getNCrd(</text:span><text:span text:style-name="T8">void</text:span><text:span text:style-name="T3">){</text:span><text:span text:style-name="T8">return</text:span><text:span text:style-name="T3"> nCards;};</text:span></text:p>
      <text:p text:style-name="P21">};</text:p>
      <text:p text:style-name="P21"/>
      <text:p text:style-name="P57"><text:span text:style-name="T2">#endif</text:span><text:span text:style-name="T3"><text:tab/></text:span><text:span text:style-name="T1">/* DECK_H */</text:span></text:p>
      <text:p text:style-name="P33"/>
      <text:p text:style-name="P12">/* </text:p>
      <text:p text:style-name="P1"><text:s/>* File: <text:s text:c="2"/>hand.cpp</text:p>
      <text:p text:style-name="P1"><text:s/>* Author: Abdul-Hakim</text:p>
      <text:p text:style-name="P1"><text:s/>* Purpose: Implementation for the Hand Class</text:p>
      <text:p text:style-name="P1"><text:s/>* Created on November 8, 2015, 8:00 PM</text:p>
      <text:p text:style-name="P1"><text:s/>*/</text:p>
      <text:p text:style-name="P21"/>
      <text:p text:style-name="P51"><text:span text:style-name="T2">#include</text:span><text:span text:style-name="T3"> </text:span><text:span text:style-name="T7">"Hand.h"</text:span></text:p>
      <text:p text:style-name="P21"><text:soft-page-break/><text:s text:c="7"/></text:p>
      <text:p text:style-name="P21">Hand::Hand(){</text:p>
      <text:p text:style-name="P51"><text:span text:style-name="T3"><text:s text:c="4"/></text:span><text:span text:style-name="T1">//Start constructing the Deck by initializing the properties</text:span></text:p>
      <text:p text:style-name="P21"><text:s text:c="4"/>recCard=0;</text:p>
      <text:p text:style-name="P21"><text:s text:c="4"/>nCards=5;</text:p>
      <text:p text:style-name="P51"><text:span text:style-name="T3"><text:s text:c="4"/>card=</text:span><text:span text:style-name="T8">new</text:span><text:span text:style-name="T3"> Card*[nCards];</text:span></text:p>
      <text:p text:style-name="P21">}</text:p>
      <text:p text:style-name="P21"/>
      <text:p text:style-name="P21">Hand::~Hand(){</text:p>
      <text:p text:style-name="P51"><text:span text:style-name="T3"><text:s text:c="4"/></text:span><text:span text:style-name="T1">//Deallocate Memory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recCard;i++){</text:span></text:p>
      <text:p text:style-name="P51"><text:span text:style-name="T3"><text:s text:c="8"/></text:span><text:span text:style-name="T8">delete</text:span><text:span text:style-name="T3"> card[i];</text:span></text:p>
      <text:p text:style-name="P21"><text:s text:c="4"/>}</text:p>
      <text:p text:style-name="P51"><text:span text:style-name="T3"><text:s text:c="4"/></text:span><text:span text:style-name="T8">delete</text:span><text:span text:style-name="T3"> []card;</text:span></text:p>
      <text:p text:style-name="P21">}</text:p>
      <text:p text:style-name="P21"/>
      <text:p text:style-name="P51"><text:span text:style-name="T8">char</text:span><text:span text:style-name="T3"> Hand::inspect(</text:span><text:span text:style-name="T8">char</text:span><text:span text:style-name="T3"> num){</text:span></text:p>
      <text:p text:style-name="P51"><text:span text:style-name="T3"><text:s text:c="4"/></text:span><text:span text:style-name="T8">if</text:span><text:span text:style-name="T3">(num&gt;nCards){</text:span></text:p>
      <text:p text:style-name="P51"><text:span text:style-name="T3"><text:s text:c="8"/></text:span><text:span text:style-name="T8">return</text:span><text:span text:style-name="T3"> 0;</text:span></text:p>
      <text:p text:style-name="P21"><text:s text:c="4"/>}</text:p>
      <text:p text:style-name="P51"><text:span text:style-name="T3"><text:s text:c="4"/></text:span><text:span text:style-name="T8">return</text:span><text:span text:style-name="T3"> card[num-1]-&gt;getNum();</text:span></text:p>
      <text:p text:style-name="P21">}</text:p>
      <text:p text:style-name="P21"/>
      <text:p text:style-name="P51"><text:span text:style-name="T8">void</text:span><text:span text:style-name="T3"> Hand::receive(</text:span><text:span text:style-name="T8">int</text:span><text:span text:style-name="T3"> num){</text:span></text:p>
      <text:p text:style-name="P51"><text:span text:style-name="T3"><text:s text:c="4"/></text:span><text:span text:style-name="T8">if</text:span><text:span text:style-name="T3">(recCard&gt;nCards)</text:span><text:span text:style-name="T8">return</text:span><text:span text:style-name="T3">;</text:span></text:p>
      <text:p text:style-name="P51"><text:span text:style-name="T3"><text:s text:c="4"/>card[recCard++]=</text:span><text:span text:style-name="T8">new</text:span><text:span text:style-name="T3"> Card(num);</text:span></text:p>
      <text:p text:style-name="P21">}</text:p>
      <text:p text:style-name="P21"/>
      <text:p text:style-name="P51"><text:span text:style-name="T3">Hand&amp; Hand::</text:span><text:span text:style-name="T8">operator</text:span><text:span text:style-name="T3">--(){</text:span></text:p>
      <text:p text:style-name="P51"><text:span text:style-name="T3"><text:s text:c="4"/></text:span><text:span text:style-name="T8">delete</text:span><text:span text:style-name="T3"> card[--recCard];</text:span></text:p>
      <text:p text:style-name="P51"><text:span text:style-name="T3"><text:s text:c="4"/></text:span><text:span text:style-name="T8">return</text:span><text:span text:style-name="T3"> *</text:span><text:span text:style-name="T8">this</text:span><text:span text:style-name="T3">;</text:span></text:p>
      <text:p text:style-name="P39">}</text:p>
      <text:p text:style-name="P33"/>
      <text:p text:style-name="P12">/* </text:p>
      <text:p text:style-name="P1"><text:s/>* File: <text:s text:c="2"/>hand.h</text:p>
      <text:p text:style-name="P1"><text:s/>* Author: Abdul-Hakim </text:p>
      <text:p text:style-name="P1"><text:s/>* Purpose: Specification for the Hand Class</text:p>
      <text:p text:style-name="P1"><text:s/>* Created on November 8, 2015, 7:59 PM</text:p>
      <text:p text:style-name="P1"><text:s/>*/</text:p>
      <text:p text:style-name="P21"/>
      <text:p text:style-name="P21"/>
      <text:p text:style-name="P51"><text:span text:style-name="T2">#ifndef</text:span><text:span text:style-name="T3"> HAND_H </text:span></text:p>
      <text:p text:style-name="P51"><text:span text:style-name="T2">#define</text:span><text:span text:style-name="T3"><text:tab/>HAND_H</text:span></text:p>
      <text:p text:style-name="P21"/>
      <text:p text:style-name="P51"><text:span text:style-name="T2">#include</text:span><text:span text:style-name="T3"> </text:span><text:span text:style-name="T7">"Card.h"</text:span></text:p>
      <text:p text:style-name="P21"/>
      <text:p text:style-name="P51"><text:span text:style-name="T8">class</text:span><text:span text:style-name="T3"> Hand{</text:span></text:p>
      <text:p text:style-name="P51"><text:span text:style-name="T3"><text:s text:c="3"/></text:span><text:span text:style-name="T8">private</text:span><text:span text:style-name="T3">:</text:span></text:p>
      <text:p text:style-name="P51"><text:span text:style-name="T3"><text:s text:c="7"/></text:span><text:span text:style-name="T8">int</text:span><text:span text:style-name="T3"> nCards;</text:span></text:p>
      <text:p text:style-name="P21"><text:s text:c="7"/>Card **card;</text:p>
      <text:p text:style-name="P51"><text:span text:style-name="T3"><text:s text:c="7"/></text:span><text:span text:style-name="T8">char</text:span><text:span text:style-name="T3"> recCard;</text:span></text:p>
      <text:p text:style-name="P51"><text:span text:style-name="T3"><text:s text:c="3"/></text:span><text:span text:style-name="T8">public</text:span><text:span text:style-name="T3">:</text:span></text:p>
      <text:p text:style-name="P21"><text:s text:c="7"/>Hand();</text:p>
      <text:p text:style-name="P21"><text:s text:c="7"/>~Hand();</text:p>
      <text:p text:style-name="P51"><text:span text:style-name="T3"><text:s text:c="7"/>Hand&amp; </text:span><text:span text:style-name="T8">operator</text:span><text:span text:style-name="T3">--();</text:span></text:p>
      <text:p text:style-name="P51"><text:span text:style-name="T3"><text:s text:c="7"/>Hand </text:span><text:span text:style-name="T8">operator</text:span><text:span text:style-name="T3">--(</text:span><text:span text:style-name="T8">int</text:span><text:span text:style-name="T3">);</text:span></text:p>
      <text:p text:style-name="P51"><text:span text:style-name="T3"><text:s text:c="7"/></text:span><text:span text:style-name="T8">char</text:span><text:span text:style-name="T3"> inspect(</text:span><text:span text:style-name="T8">char</text:span><text:span text:style-name="T3">);</text:span></text:p>
      <text:p text:style-name="P51"><text:span text:style-name="T3"><text:s text:c="7"/></text:span><text:span text:style-name="T8">void</text:span><text:span text:style-name="T3"> receive(</text:span><text:span text:style-name="T8">int</text:span><text:span text:style-name="T3">);</text:span></text:p>
      <text:p text:style-name="P51"><text:span text:style-name="T3"><text:s text:c="7"/></text:span><text:span text:style-name="T8">int</text:span><text:span text:style-name="T3"> getNCrd(</text:span><text:span text:style-name="T8">void</text:span><text:span text:style-name="T3">){</text:span><text:span text:style-name="T8">return</text:span><text:span text:style-name="T3"> recCard;};</text:span></text:p>
      <text:p text:style-name="P21"><text:soft-page-break/>};</text:p>
      <text:p text:style-name="P21"/>
      <text:p text:style-name="P57"><text:span text:style-name="T2">#endif</text:span><text:span text:style-name="T3"><text:tab/></text:span><text:span text:style-name="T1">/* HAND_H */</text:span></text:p>
      <text:p text:style-name="P33"/>
      <text:p text:style-name="P12">/* </text:p>
      <text:p text:style-name="P1"><text:s/>* File: <text:s text:c="2"/>main.cpp</text:p>
      <text:p text:style-name="P1"><text:s/>* Author: Abdul-Hakim</text:p>
      <text:p text:style-name="P1"><text:s/>* Purpose: Object_V6</text:p>
      <text:p text:style-name="P1"><text:s/>* Created on November 8, 2015, 7:25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ctime&gt;</text:span></text:p>
      <text:p text:style-name="P51"><text:span text:style-name="T2">#include</text:span><text:span text:style-name="T3"> </text:span><text:span text:style-name="T7">&lt;string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51"><text:span text:style-name="T2">#include</text:span><text:span text:style-name="T3"> </text:span><text:span text:style-name="T7">"Card.h"</text:span></text:p>
      <text:p text:style-name="P51"><text:span text:style-name="T2">#include</text:span><text:span text:style-name="T3"> </text:span><text:span text:style-name="T7">"Deck.h"</text:span></text:p>
      <text:p text:style-name="P51"><text:span text:style-name="T2">#include</text:span><text:span text:style-name="T3"> </text:span><text:span text:style-name="T7">"Hand.h"</text:span></text:p>
      <text:p text:style-name="P21"/>
      <text:p text:style-name="P1">//Global Constants</text:p>
      <text:p text:style-name="P51"><text:span text:style-name="T8">int</text:span><text:span text:style-name="T3"> Card::count=0;</text:span></text:p>
      <text:p text:style-name="P51"><text:span text:style-name="T3">std::string Card::bgd=</text:span><text:span text:style-name="T7">"BackgroundCardFile.jpg"</text:span><text:span text:style-name="T3">;</text:span></text:p>
      <text:p text:style-name="P21"/>
      <text:p text:style-name="P1">//Function Prototypes</text:p>
      <text:p text:style-name="P21"/>
      <text:p text:style-name="P1">//Execution Begins Here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Declare some variables</text:span></text:p>
      <text:p text:style-name="P51"><text:span text:style-name="T3"><text:s text:c="4"/>srand(</text:span><text:span text:style-name="T8">static_cast</text:span><text:span text:style-name="T3">&lt;</text:span><text:span text:style-name="T8">unsigned</text:span><text:span text:style-name="T3"> </text:span><text:span text:style-name="T8">int</text:span><text:span text:style-name="T3">&gt;(time(0)));</text:span></text:p>
      <text:p text:style-name="P51"><text:span text:style-name="T3"><text:s text:c="4"/>Deck *deck=</text:span><text:span text:style-name="T8">new</text:span><text:span text:style-name="T3"> Deck();</text:span><text:span text:style-name="T1">//Dynamic Allocation</text:span></text:p>
      <text:p text:style-name="P21"/>
      <text:p text:style-name="P51"><text:span text:style-name="T3"><text:s text:c="4"/></text:span><text:span text:style-name="T1">//Loop on all potential 52 cards</text:span></text:p>
      <text:p text:style-name="P51"><text:span text:style-name="T3"><text:s text:c="4"/>cout&lt;&lt;endl&lt;&lt;</text:span><text:span text:style-name="T7">"Class Check"</text:span><text:span text:style-name="T3">&lt;&lt;endl;</text:span></text:p>
      <text:p text:style-name="P21"><text:s text:c="4"/>Hand hand;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5;i++){</text:span></text:p>
      <text:p text:style-name="P51"><text:span text:style-name="T3"><text:s text:c="8"/></text:span><text:span text:style-name="T8">int</text:span><text:span text:style-name="T3"> num=deck-&gt;deal()+1;</text:span></text:p>
      <text:p text:style-name="P21"><text:s text:c="8"/>hand.receive(num);</text:p>
      <text:p text:style-name="P51"><text:span text:style-name="T3"><text:s text:c="8"/>Card *card=</text:span><text:span text:style-name="T8">new</text:span><text:span text:style-name="T3"> Card(hand.inspect(num));</text:span></text:p>
      <text:p text:style-name="P51"><text:span text:style-name="T3"><text:s text:c="8"/>cout&lt;&lt;</text:span><text:span text:style-name="T7">"Card Number = "</text:span><text:span text:style-name="T3">&lt;&lt;</text:span><text:span text:style-name="T8">static_cast</text:span><text:span text:style-name="T3">&lt;</text:span><text:span text:style-name="T8">int</text:span><text:span text:style-name="T3">&gt;(card-&gt;getNum());</text:span></text:p>
      <text:p text:style-name="P51"><text:span text:style-name="T3"><text:s text:c="8"/>cout&lt;&lt;</text:span><text:span text:style-name="T7">" "</text:span><text:span text:style-name="T3">&lt;&lt;num&lt;&lt;</text:span><text:span text:style-name="T7">" "</text:span><text:span text:style-name="T3">;</text:span></text:p>
      <text:p text:style-name="P51"><text:span text:style-name="T3"><text:s text:c="8"/>cout&lt;&lt;</text:span><text:span text:style-name="T7">" Suit = "</text:span><text:span text:style-name="T3">&lt;&lt;card-&gt;suit();</text:span></text:p>
      <text:p text:style-name="P51"><text:span text:style-name="T3"><text:s text:c="8"/>cout&lt;&lt;</text:span><text:span text:style-name="T7">" Numerical Value = "</text:span><text:span text:style-name="T3">&lt;&lt;</text:span><text:span text:style-name="T8">static_cast</text:span><text:span text:style-name="T3">&lt;</text:span><text:span text:style-name="T8">int</text:span><text:span text:style-name="T3">&gt;(card-&gt;numVal());</text:span></text:p>
      <text:p text:style-name="P51"><text:span text:style-name="T3"><text:s text:c="8"/>cout&lt;&lt;</text:span><text:span text:style-name="T7">" Face Value = "</text:span><text:span text:style-name="T3">&lt;&lt;card-&gt;faceVal()&lt;&lt;endl;</text:span></text:p>
      <text:p text:style-name="P51"><text:span text:style-name="T3"><text:s text:c="8"/></text:span><text:span text:style-name="T8">delete</text:span><text:span text:style-name="T3"> card;</text:span></text:p>
      <text:p text:style-name="P21"><text:s text:c="4"/>}</text:p>
      <text:p text:style-name="P51"><text:span text:style-name="T3"><text:s text:c="4"/>cout&lt;&lt;</text:span><text:span text:style-name="T7">"Number of card instances -&gt; "</text:span><text:span text:style-name="T3">&lt;&lt;Card::getCnt()&lt;&lt;endl;</text:span></text:p>
      <text:p text:style-name="P51"><text:span text:style-name="T3"><text:s text:c="4"/>cout&lt;&lt;</text:span><text:span text:style-name="T7">"Card Background file -&gt; "</text:span><text:span text:style-name="T3">&lt;&lt;Card::getBgd()&lt;&lt;endl;</text:span></text:p>
      <text:p text:style-name="P51"><text:span text:style-name="T3"><text:s text:c="4"/>cout&lt;&lt;</text:span><text:span text:style-name="T7">"Number of cards in the hand = "</text:span><text:span text:style-name="T3">&lt;&lt;hand.getNCrd()&lt;&lt;endl;</text:span></text:p>
      <text:p text:style-name="P21"><text:s text:c="4"/>--hand;</text:p>
      <text:p text:style-name="P51"><text:span text:style-name="T3"><text:s text:c="4"/>cout&lt;&lt;</text:span><text:span text:style-name="T7">"Number of cards in the hand = "</text:span><text:span text:style-name="T3">&lt;&lt;hand.getNCrd()&lt;&lt;endl;</text:span></text:p>
      <text:p text:style-name="P21"><text:s text:c="4"/></text:p>
      <text:p text:style-name="P51"><text:span text:style-name="T3"><text:s text:c="4"/></text:span><text:span text:style-name="T1">//Exit stage right! </text:span></text:p>
      <text:p text:style-name="P51"><text:span text:style-name="T3"><text:s text:c="4"/></text:span><text:span text:style-name="T8">delete</text:span><text:span text:style-name="T3"> deck;</text:span></text:p>
      <text:p text:style-name="P51"><text:span text:style-name="T3"><text:s text:c="4"/></text:span><text:span text:style-name="T8">return</text:span><text:span text:style-name="T3"> 0;</text:span></text:p>
      <text:p text:style-name="P39">}</text:p>
      <text:p text:style-name="P33"><text:soft-page-break/></text:p>
      <text:p text:style-name="P12">/* </text:p>
      <text:p text:style-name="P1"><text:s/>* File: <text:s text:c="2"/>Array.h</text:p>
      <text:p text:style-name="P1"><text:s/>* Author: Abdul-Hakim</text:p>
      <text:p text:style-name="P1"><text:s/>* Created on October 1, 2015, 12:13 PM</text:p>
      <text:p text:style-name="P1"><text:s/>*/</text:p>
      <text:p text:style-name="P21"/>
      <text:p text:style-name="P51"><text:span text:style-name="T2">#ifndef</text:span><text:span text:style-name="T3"> ARRAY_H</text:span></text:p>
      <text:p text:style-name="P51"><text:span text:style-name="T2">#define</text:span><text:span text:style-name="T3"><text:tab/>ARRAY_H</text:span></text:p>
      <text:p text:style-name="P21"/>
      <text:p text:style-name="P51"><text:span text:style-name="T8">struct</text:span><text:span text:style-name="T3"> Array{</text:span></text:p>
      <text:p text:style-name="P51"><text:span text:style-name="T3"><text:s text:c="4"/></text:span><text:span text:style-name="T8">int</text:span><text:span text:style-name="T3"> size;</text:span></text:p>
      <text:p text:style-name="P51"><text:span text:style-name="T3"><text:s text:c="4"/></text:span><text:span text:style-name="T8">int</text:span><text:span text:style-name="T3"> *data;</text:span></text:p>
      <text:p text:style-name="P21">};</text:p>
      <text:p text:style-name="P21"/>
      <text:p text:style-name="P57"><text:span text:style-name="T2">#endif</text:span><text:span text:style-name="T3"><text:tab/></text:span><text:span text:style-name="T1">/* ARRAY_H */</text:span></text:p>
      <text:p text:style-name="P33"/>
      <text:p text:style-name="P12">/* </text:p>
      <text:p text:style-name="P1"><text:s/>* File: <text:s text:c="2"/>main.cpp</text:p>
      <text:p text:style-name="P1"><text:s/>* Author: Abdul-Hakim</text:p>
      <text:p text:style-name="P1"><text:s/>* Purpose: Self Contained Array</text:p>
      <text:p text:style-name="P1"><text:s/>* Created on October 1, 2015, 12:11 PM</text:p>
      <text:p text:style-name="P1"><text:s/>*/</text:p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1">//User Libraries</text:p>
      <text:p text:style-name="P51"><text:span text:style-name="T2">#include</text:span><text:span text:style-name="T3"> </text:span><text:span text:style-name="T7">"Array.h"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Global constructs</text:p>
      <text:p text:style-name="P1">//Function Prototypes</text:p>
      <text:p text:style-name="P51"><text:span text:style-name="T3">Array *fillAry(</text:span><text:span text:style-name="T8">int</text:span><text:span text:style-name="T3">);</text:span></text:p>
      <text:p text:style-name="P51"><text:span text:style-name="T8">void</text:span><text:span text:style-name="T3"> prntAry(Array *);</text:span></text:p>
      <text:p text:style-name="P21"/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set the random number seed and size</text:span></text:p>
      <text:p text:style-name="P51"><text:span text:style-name="T3"><text:s text:c="4"/>srand(</text:span><text:span text:style-name="T8">static_cast</text:span><text:span text:style-name="T3">&lt;</text:span><text:span text:style-name="T8">unsigned</text:span><text:span text:style-name="T3"> </text:span><text:span text:style-name="T8">int</text:span><text:span text:style-name="T3">&gt;(time(0)));</text:span></text:p>
      <text:p text:style-name="P21"><text:s text:c="4"/></text:p>
      <text:p text:style-name="P21"><text:s text:c="4"/></text:p>
      <text:p text:style-name="P21"><text:s text:c="4"/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51"><text:span text:style-name="T3">Array *fillAry(</text:span><text:span text:style-name="T8">int</text:span><text:span text:style-name="T3"> n){</text:span></text:p>
      <text:p text:style-name="P51"><text:span text:style-name="T3"><text:s text:c="4"/></text:span><text:span text:style-name="T1">//check n</text:span></text:p>
      <text:p text:style-name="P51"><text:span text:style-name="T3"><text:s text:c="4"/></text:span><text:span text:style-name="T8">if</text:span><text:span text:style-name="T3"> (n&lt;=1)n=2;</text:span></text:p>
      <text:p text:style-name="P51"><text:span text:style-name="T3"><text:s text:c="4"/></text:span><text:span text:style-name="T1">//allocate memory</text:span></text:p>
      <text:p text:style-name="P51"><text:span text:style-name="T3"><text:s text:c="4"/>Array *a=</text:span><text:span text:style-name="T8">new</text:span><text:span text:style-name="T3"> Array;</text:span></text:p>
      <text:p text:style-name="P21"><text:s text:c="4"/>a -&gt; size=n;</text:p>
      <text:p text:style-name="P51"><text:span text:style-name="T3"><text:s text:c="4"/>a -&gt; data=</text:span><text:span text:style-name="T8">new</text:span><text:span text:style-name="T3"> </text:span><text:span text:style-name="T8">int</text:span><text:span text:style-name="T3">[a -&gt; size];</text:span></text:p>
      <text:p text:style-name="P51"><text:span text:style-name="T3"><text:s text:c="4"/></text:span><text:span text:style-name="T1">//loop to fill the array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ndx=0;indx&lt;a-&gt;size;indx++){</text:span></text:p>
      <text:p text:style-name="P21"><text:s text:c="8"/></text:p>
      <text:p text:style-name="P21"><text:s text:c="4"/>}</text:p>
      <text:p text:style-name="P21"><text:s text:c="8"/></text:p>
      <text:p text:style-name="P39">}</text:p>
      <text:p text:style-name="P33"/>
      <text:p text:style-name="P12">/* </text:p>
      <text:p text:style-name="P1"><text:s/>* File: <text:s text:c="2"/>IndexedColumn.h</text:p>
      <text:p text:style-name="P1"><text:s/>* Author: Abdul-Hakim</text:p>
      <text:p text:style-name="P1"><text:soft-page-break/><text:s/>* Created on October 6, 2015, 11:22 AM</text:p>
      <text:p text:style-name="P1"><text:s/>*/</text:p>
      <text:p text:style-name="P21"/>
      <text:p text:style-name="P51"><text:span text:style-name="T2">#ifndef</text:span><text:span text:style-name="T3"> INDEXEDCOLUMN_H</text:span></text:p>
      <text:p text:style-name="P51"><text:span text:style-name="T2">#define</text:span><text:span text:style-name="T3"><text:tab/>INDEXEDCOLUMN_H</text:span></text:p>
      <text:p text:style-name="P51"><text:span text:style-name="T8">struct</text:span><text:span text:style-name="T3"> IndxCol{</text:span></text:p>
      <text:p text:style-name="P51"><text:span text:style-name="T3"><text:s text:c="4"/></text:span><text:span text:style-name="T8">int</text:span><text:span text:style-name="T3"> size;</text:span></text:p>
      <text:p text:style-name="P51"><text:span text:style-name="T3"><text:s text:c="4"/></text:span><text:span text:style-name="T8">int</text:span><text:span text:style-name="T3"> *</text:span><text:span text:style-name="T8">array</text:span><text:span text:style-name="T3">;</text:span></text:p>
      <text:p text:style-name="P51"><text:span text:style-name="T3"><text:s text:c="4"/></text:span><text:span text:style-name="T8">int</text:span><text:span text:style-name="T3"> *indx;</text:span></text:p>
      <text:p text:style-name="P21">};</text:p>
      <text:p text:style-name="P57"><text:span text:style-name="T2">#endif</text:span><text:span text:style-name="T3"><text:tab/></text:span><text:span text:style-name="T1">/* INDEXEDCOLUMN_H */</text:span></text:p>
      <text:p text:style-name="P33"/>
      <text:p text:style-name="P12">/* </text:p>
      <text:p text:style-name="P1"><text:s/>* File: <text:s text:c="2"/>main.cpp</text:p>
      <text:p text:style-name="P1"><text:s/>* Author: Abdul-Hakim</text:p>
      <text:p text:style-name="P1"><text:s/>* Purpose: Show utility of a structure</text:p>
      <text:p text:style-name="P1"><text:s/>* Created on October 6, 2015, 11:16 A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ctime&gt;</text:span></text:p>
      <text:p text:style-name="P1">//User Library</text:p>
      <text:p text:style-name="P51"><text:span text:style-name="T2">#include</text:span><text:span text:style-name="T3"> </text:span><text:span text:style-name="T7">"IndexedColumn.h"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21"/>
      <text:p text:style-name="P1">//Global Constants</text:p>
      <text:p text:style-name="P21"/>
      <text:p text:style-name="P1">//Function Prototypes</text:p>
      <text:p text:style-name="P51"><text:span text:style-name="T3">IndxCol *fill(</text:span><text:span text:style-name="T8">int</text:span><text:span text:style-name="T3">);</text:span></text:p>
      <text:p text:style-name="P51"><text:span text:style-name="T8">void</text:span><text:span text:style-name="T3"> prntStr(IndxCol *,</text:span><text:span text:style-name="T8">int</text:span><text:span text:style-name="T3">);</text:span></text:p>
      <text:p text:style-name="P51"><text:span text:style-name="T8">void</text:span><text:span text:style-name="T3"> prntAry(</text:span><text:span text:style-name="T8">int</text:span><text:span text:style-name="T3"> *,</text:span><text:span text:style-name="T8">int</text:span><text:span text:style-name="T3">,</text:span><text:span text:style-name="T8">int</text:span><text:span text:style-name="T3">);</text:span></text:p>
      <text:p text:style-name="P51"><text:span text:style-name="T8">void</text:span><text:span text:style-name="T3"> mrkSort(IndxCol *);</text:span></text:p>
      <text:p text:style-name="P21"/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Call random number generate seed function</text:span></text:p>
      <text:p text:style-name="P51"><text:span text:style-name="T3"><text:s text:c="4"/>srand(</text:span><text:span text:style-name="T8">static_cast</text:span><text:span text:style-name="T3">&lt;</text:span><text:span text:style-name="T8">unsigned</text:span><text:span text:style-name="T3"> </text:span><text:span text:style-name="T8">int</text:span><text:span text:style-name="T3">&gt;(time(0)));</text:span></text:p>
      <text:p text:style-name="P51"><text:span text:style-name="T3"><text:s text:c="4"/></text:span><text:span text:style-name="T1">//Allocate the memory for the structure</text:span></text:p>
      <text:p text:style-name="P51"><text:span text:style-name="T3"><text:s text:c="4"/></text:span><text:span text:style-name="T8">int</text:span><text:span text:style-name="T3"> n=100,col=10;</text:span></text:p>
      <text:p text:style-name="P21"><text:s text:c="4"/>IndxCol *str=fill(n);</text:p>
      <text:p text:style-name="P51"><text:span text:style-name="T3"><text:s text:c="4"/></text:span><text:span text:style-name="T1">//Print the structure</text:span></text:p>
      <text:p text:style-name="P51"><text:span text:style-name="T3"><text:s text:c="4"/>cout&lt;&lt;</text:span><text:span text:style-name="T7">"The original index array"</text:span><text:span text:style-name="T3">&lt;&lt;endl;</text:span></text:p>
      <text:p text:style-name="P21"><text:s text:c="4"/>prntAry(str-&gt;indx,str-&gt;size,col);</text:p>
      <text:p text:style-name="P51"><text:span text:style-name="T3"><text:s text:c="4"/>cout&lt;&lt;</text:span><text:span text:style-name="T7">"The original data array"</text:span><text:span text:style-name="T3">&lt;&lt;endl;</text:span></text:p>
      <text:p text:style-name="P51"><text:span text:style-name="T3"><text:s text:c="4"/>prntAry(str-&gt;</text:span><text:span text:style-name="T8">array</text:span><text:span text:style-name="T3">,str-&gt;size,col);</text:span></text:p>
      <text:p text:style-name="P51"><text:span text:style-name="T3"><text:s text:c="4"/>cout&lt;&lt;</text:span><text:span text:style-name="T7">"The original data array using the indexed array"</text:span><text:span text:style-name="T3">&lt;&lt;endl;</text:span></text:p>
      <text:p text:style-name="P21"><text:s text:c="4"/>prntStr(str,col);</text:p>
      <text:p text:style-name="P51"><text:span text:style-name="T3"><text:s text:c="4"/></text:span><text:span text:style-name="T1">//Sort the data using an index, hence data base sort</text:span></text:p>
      <text:p text:style-name="P21"><text:s text:c="4"/>mrkSort(str);</text:p>
      <text:p text:style-name="P51"><text:span text:style-name="T3"><text:s text:c="4"/></text:span><text:span text:style-name="T1">//Print the structure</text:span></text:p>
      <text:p text:style-name="P51"><text:span text:style-name="T3"><text:s text:c="4"/>cout&lt;&lt;</text:span><text:span text:style-name="T7">"The index array after sorting"</text:span><text:span text:style-name="T3">&lt;&lt;endl;</text:span></text:p>
      <text:p text:style-name="P21"><text:s text:c="4"/>prntAry(str-&gt;indx,str-&gt;size,col);</text:p>
      <text:p text:style-name="P51"><text:span text:style-name="T3"><text:s text:c="4"/>cout&lt;&lt;</text:span><text:span text:style-name="T7">"The data array after sorting"</text:span><text:span text:style-name="T3">&lt;&lt;endl;</text:span></text:p>
      <text:p text:style-name="P51"><text:span text:style-name="T3"><text:s text:c="4"/>prntAry(str-&gt;</text:span><text:span text:style-name="T8">array</text:span><text:span text:style-name="T3">,str-&gt;size,col);</text:span></text:p>
      <text:p text:style-name="P51"><text:span text:style-name="T3"><text:s text:c="4"/>cout&lt;&lt;</text:span><text:span text:style-name="T7">"The data array using the indexed array after sorting"</text:span><text:span text:style-name="T3">&lt;&lt;endl;</text:span></text:p>
      <text:p text:style-name="P21"><text:s text:c="4"/>prntStr(str,col);</text:p>
      <text:p text:style-name="P51"><text:span text:style-name="T3"><text:s text:c="4"/></text:span><text:span text:style-name="T1">//Exit stage right</text:span></text:p>
      <text:p text:style-name="P51"><text:soft-page-break/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51"><text:span text:style-name="T8">void</text:span><text:span text:style-name="T3"> mrkSort(IndxCol *a){</text:span></text:p>
      <text:p text:style-name="P51"><text:span text:style-name="T3"><text:s text:c="4"/></text:span><text:span text:style-name="T1">//Pick a position to sort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pos=0;pos&lt;(*a).size-1;pos++){</text:span></text:p>
      <text:p text:style-name="P51"><text:span text:style-name="T3"><text:s text:c="8"/></text:span><text:span text:style-name="T1">//Sort a list by the position</text:span></text:p>
      <text:p text:style-name="P51"><text:span text:style-name="T3"><text:s text:c="8"/></text:span><text:span text:style-name="T8">for</text:span><text:span text:style-name="T3">(</text:span><text:span text:style-name="T8">int</text:span><text:span text:style-name="T3"> lst=pos+1;lst&lt;a-&gt;size;lst++){</text:span></text:p>
      <text:p text:style-name="P51"><text:span text:style-name="T3"><text:s text:c="12"/></text:span><text:span text:style-name="T8">if</text:span><text:span text:style-name="T3">(a-&gt;</text:span><text:span text:style-name="T8">array</text:span><text:span text:style-name="T3">[a-&gt;indx[pos]]&gt;a-&gt;</text:span><text:span text:style-name="T8">array</text:span><text:span text:style-name="T3">[a-&gt;indx[lst]]){</text:span></text:p>
      <text:p text:style-name="P51"><text:span text:style-name="T3"><text:s text:c="16"/></text:span><text:span text:style-name="T8">int</text:span><text:span text:style-name="T3"> temp=a-&gt;indx[pos];</text:span></text:p>
      <text:p text:style-name="P21"><text:s text:c="16"/>a-&gt;indx[pos]=a-&gt;indx[lst];</text:p>
      <text:p text:style-name="P21"><text:s text:c="16"/>a-&gt;indx[lst]=temp;</text:p>
      <text:p text:style-name="P21"><text:s text:c="12"/>}</text:p>
      <text:p text:style-name="P21"><text:s text:c="8"/>}</text:p>
      <text:p text:style-name="P21"><text:s text:c="4"/>}</text:p>
      <text:p text:style-name="P21">}</text:p>
      <text:p text:style-name="P21"/>
      <text:p text:style-name="P51"><text:span text:style-name="T8">void</text:span><text:span text:style-name="T3"> prntAry(</text:span><text:span text:style-name="T8">int</text:span><text:span text:style-name="T3"> *a,</text:span><text:span text:style-name="T8">int</text:span><text:span text:style-name="T3"> size,</text:span><text:span text:style-name="T8">int</text:span><text:span text:style-name="T3"> perLine){</text:span></text:p>
      <text:p text:style-name="P21"><text:s text:c="4"/>cout&lt;&lt;endl;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size;i++){</text:span></text:p>
      <text:p text:style-name="P51"><text:span text:style-name="T3"><text:s text:c="8"/>cout&lt;&lt;a[i]&lt;&lt;</text:span><text:span text:style-name="T7">" "</text:span><text:span text:style-name="T3">;</text:span></text:p>
      <text:p text:style-name="P51"><text:span text:style-name="T3"><text:s text:c="8"/></text:span><text:span text:style-name="T8">if</text:span><text:span text:style-name="T3">(i%perLine==(perLine-1))cout&lt;&lt;endl;</text:span></text:p>
      <text:p text:style-name="P21"><text:s text:c="4"/>}</text:p>
      <text:p text:style-name="P21"><text:s text:c="4"/>cout&lt;&lt;endl;</text:p>
      <text:p text:style-name="P21">}</text:p>
      <text:p text:style-name="P21"/>
      <text:p text:style-name="P51"><text:span text:style-name="T8">void</text:span><text:span text:style-name="T3"> prntStr(IndxCol *a,</text:span><text:span text:style-name="T8">int</text:span><text:span text:style-name="T3"> perLine){</text:span></text:p>
      <text:p text:style-name="P21"><text:s text:c="4"/>cout&lt;&lt;endl;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a-&gt;size;i++){</text:span></text:p>
      <text:p text:style-name="P51"><text:span text:style-name="T3"><text:s text:c="8"/>cout&lt;&lt;a-&gt;</text:span><text:span text:style-name="T8">array</text:span><text:span text:style-name="T3">[a-&gt;indx[i]]&lt;&lt;</text:span><text:span text:style-name="T7">" "</text:span><text:span text:style-name="T3">;</text:span></text:p>
      <text:p text:style-name="P51"><text:span text:style-name="T3"><text:s text:c="8"/></text:span><text:span text:style-name="T8">if</text:span><text:span text:style-name="T3">(i%perLine==(perLine-1))cout&lt;&lt;endl;</text:span></text:p>
      <text:p text:style-name="P21"><text:s text:c="4"/>}</text:p>
      <text:p text:style-name="P21"><text:s text:c="4"/>cout&lt;&lt;endl;</text:p>
      <text:p text:style-name="P21">}</text:p>
      <text:p text:style-name="P21"/>
      <text:p text:style-name="P51"><text:span text:style-name="T3">IndxCol *fill(</text:span><text:span text:style-name="T8">int</text:span><text:span text:style-name="T3"> n){</text:span></text:p>
      <text:p text:style-name="P51"><text:span text:style-name="T3"><text:s text:c="4"/></text:span><text:span text:style-name="T1">//Allocate memory</text:span></text:p>
      <text:p text:style-name="P51"><text:span text:style-name="T3"><text:s text:c="4"/>IndxCol *col=</text:span><text:span text:style-name="T8">new</text:span><text:span text:style-name="T3"> IndxCol;</text:span></text:p>
      <text:p text:style-name="P51"><text:span text:style-name="T3"><text:s text:c="4"/></text:span><text:span text:style-name="T8">if</text:span><text:span text:style-name="T3">(n&lt;=1)n=2;</text:span></text:p>
      <text:p text:style-name="P21"><text:s text:c="4"/>col-&gt;size=n;</text:p>
      <text:p text:style-name="P51"><text:span text:style-name="T3"><text:s text:c="4"/>col-&gt;</text:span><text:span text:style-name="T8">array</text:span><text:span text:style-name="T3">=</text:span><text:span text:style-name="T8">new</text:span><text:span text:style-name="T3"> </text:span><text:span text:style-name="T8">int</text:span><text:span text:style-name="T3">[n];</text:span></text:p>
      <text:p text:style-name="P51"><text:span text:style-name="T3"><text:s text:c="4"/>col-&gt;indx=</text:span><text:span text:style-name="T8">new</text:span><text:span text:style-name="T3"> </text:span><text:span text:style-name="T8">int</text:span><text:span text:style-name="T3">[n];</text:span></text:p>
      <text:p text:style-name="P51"><text:span text:style-name="T3"><text:s text:c="4"/></text:span><text:span text:style-name="T1">//Fill the array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n;i++){</text:span></text:p>
      <text:p text:style-name="P21"><text:s text:c="8"/>col-&gt;indx[i]=i;</text:p>
      <text:p text:style-name="P51"><text:span text:style-name="T3"><text:s text:c="8"/>col-&gt;</text:span><text:span text:style-name="T8">array</text:span><text:span text:style-name="T3">[i]=rand()%90+10;</text:span></text:p>
      <text:p text:style-name="P21"><text:s text:c="4"/>}</text:p>
      <text:p text:style-name="P51"><text:span text:style-name="T3"><text:s text:c="4"/></text:span><text:span text:style-name="T1">//Return the allocated and filled structure</text:span></text:p>
      <text:p text:style-name="P51"><text:span text:style-name="T3"><text:s text:c="4"/></text:span><text:span text:style-name="T8">return</text:span><text:span text:style-name="T3"> col;</text:span></text:p>
      <text:p text:style-name="P39">}</text:p>
      <text:p text:style-name="P33"/>
      <text:p text:style-name="P12">/* </text:p>
      <text:p text:style-name="P1"><text:s/>* File: <text:s text:c="2"/>main.cpp</text:p>
      <text:p text:style-name="P1"><text:s/>* Author: Abdul-Hakim </text:p>
      <text:p text:style-name="P1"><text:s/>* Purpose: <text:s/>Show utility of a structure referenced </text:p>
      <text:p text:style-name="P1"><text:s/>* to a database sort. <text:s/>Indexed column in a database</text:p>
      <text:p text:style-name="P1"><text:s/>* Homework: Convert structure notation to the . operator</text:p>
      <text:p text:style-name="P1"><text:s/>* <text:s text:c="8"/>and the array notation to pointer notation</text:p>
      <text:p text:style-name="P1"><text:s/>* Created on November 8, 2015, 7:26 PM</text:p>
      <text:p text:style-name="P1"><text:soft-page-break/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ctime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y</text:p>
      <text:p text:style-name="P51"><text:span text:style-name="T2">#include</text:span><text:span text:style-name="T3"> </text:span><text:span text:style-name="T7">"IndexedColumn.h"</text:span></text:p>
      <text:p text:style-name="P21"/>
      <text:p text:style-name="P1">//Global Constants</text:p>
      <text:p text:style-name="P21"/>
      <text:p text:style-name="P1">//Function Prototypes</text:p>
      <text:p text:style-name="P51"><text:span text:style-name="T3">IndxCol *fill(</text:span><text:span text:style-name="T8">int</text:span><text:span text:style-name="T3">);</text:span></text:p>
      <text:p text:style-name="P51"><text:span text:style-name="T8">void</text:span><text:span text:style-name="T3"> prntStr(IndxCol *,</text:span><text:span text:style-name="T8">int</text:span><text:span text:style-name="T3">);</text:span></text:p>
      <text:p text:style-name="P51"><text:span text:style-name="T8">void</text:span><text:span text:style-name="T3"> prntAry(</text:span><text:span text:style-name="T8">int</text:span><text:span text:style-name="T3"> *,</text:span><text:span text:style-name="T8">int</text:span><text:span text:style-name="T3">,</text:span><text:span text:style-name="T8">int</text:span><text:span text:style-name="T3">);</text:span></text:p>
      <text:p text:style-name="P51"><text:span text:style-name="T8">void</text:span><text:span text:style-name="T3"> mrkSort(IndxCol *);</text:span></text:p>
      <text:p text:style-name="P21"/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Call random number generate seed function</text:span></text:p>
      <text:p text:style-name="P51"><text:span text:style-name="T3"><text:s text:c="4"/>srand(</text:span><text:span text:style-name="T8">static_cast</text:span><text:span text:style-name="T3">&lt;</text:span><text:span text:style-name="T8">unsigned</text:span><text:span text:style-name="T3"> </text:span><text:span text:style-name="T8">int</text:span><text:span text:style-name="T3">&gt;(time(0)));</text:span></text:p>
      <text:p text:style-name="P51"><text:span text:style-name="T3"><text:s text:c="4"/></text:span><text:span text:style-name="T1">//Allocate the memory for the structure</text:span></text:p>
      <text:p text:style-name="P51"><text:span text:style-name="T3"><text:s text:c="4"/></text:span><text:span text:style-name="T8">int</text:span><text:span text:style-name="T3"> n=100,col=10;</text:span></text:p>
      <text:p text:style-name="P21"><text:s text:c="4"/>IndxCol *str=fill(n);</text:p>
      <text:p text:style-name="P51"><text:span text:style-name="T3"><text:s text:c="4"/></text:span><text:span text:style-name="T1">//Print the structure</text:span></text:p>
      <text:p text:style-name="P51"><text:span text:style-name="T3"><text:s text:c="4"/>cout&lt;&lt;</text:span><text:span text:style-name="T7">"The original index array"</text:span><text:span text:style-name="T3">&lt;&lt;endl;</text:span></text:p>
      <text:p text:style-name="P21"><text:s text:c="4"/>prntAry(str-&gt;indx,str-&gt;size,col);</text:p>
      <text:p text:style-name="P51"><text:span text:style-name="T3"><text:s text:c="4"/>cout&lt;&lt;</text:span><text:span text:style-name="T7">"The original data array"</text:span><text:span text:style-name="T3">&lt;&lt;endl;</text:span></text:p>
      <text:p text:style-name="P51"><text:span text:style-name="T3"><text:s text:c="4"/>prntAry(str-&gt;</text:span><text:span text:style-name="T8">array</text:span><text:span text:style-name="T3">,str-&gt;size,col);</text:span></text:p>
      <text:p text:style-name="P51"><text:span text:style-name="T3"><text:s text:c="4"/>cout&lt;&lt;</text:span><text:span text:style-name="T7">"The original data array using the indexed array"</text:span><text:span text:style-name="T3">&lt;&lt;endl;</text:span></text:p>
      <text:p text:style-name="P21"><text:s text:c="4"/>prntStr(str,col);</text:p>
      <text:p text:style-name="P51"><text:span text:style-name="T3"><text:s text:c="4"/></text:span><text:span text:style-name="T1">//Sort the data using an index, hence data base sort</text:span></text:p>
      <text:p text:style-name="P21"><text:s text:c="4"/>mrkSort(str);</text:p>
      <text:p text:style-name="P51"><text:span text:style-name="T3"><text:s text:c="4"/></text:span><text:span text:style-name="T1">//Print the structure</text:span></text:p>
      <text:p text:style-name="P51"><text:span text:style-name="T3"><text:s text:c="4"/>cout&lt;&lt;</text:span><text:span text:style-name="T7">"The index array after sorting"</text:span><text:span text:style-name="T3">&lt;&lt;endl;</text:span></text:p>
      <text:p text:style-name="P21"><text:s text:c="4"/>prntAry(str-&gt;indx,str-&gt;size,col);</text:p>
      <text:p text:style-name="P51"><text:span text:style-name="T3"><text:s text:c="4"/>cout&lt;&lt;</text:span><text:span text:style-name="T7">"The data array after sorting"</text:span><text:span text:style-name="T3">&lt;&lt;endl;</text:span></text:p>
      <text:p text:style-name="P51"><text:span text:style-name="T3"><text:s text:c="4"/>prntAry(str-&gt;</text:span><text:span text:style-name="T8">array</text:span><text:span text:style-name="T3">,str-&gt;size,col);</text:span></text:p>
      <text:p text:style-name="P51"><text:span text:style-name="T3"><text:s text:c="4"/>cout&lt;&lt;</text:span><text:span text:style-name="T7">"The data array using the indexed array after sorting"</text:span><text:span text:style-name="T3">&lt;&lt;endl;</text:span></text:p>
      <text:p text:style-name="P21"><text:s text:c="4"/>prntStr(str,col);</text:p>
      <text:p text:style-name="P51"><text:span text:style-name="T3"><text:s text:c="4"/></text:span><text:span text:style-name="T1">//Exit stage right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51"><text:span text:style-name="T8">void</text:span><text:span text:style-name="T3"> mrkSort(IndxCol *a){</text:span></text:p>
      <text:p text:style-name="P51"><text:span text:style-name="T3"><text:s text:c="4"/></text:span><text:span text:style-name="T1">//Pick a position to sort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pos=0;pos&lt;(*a).size-1;pos++){</text:span></text:p>
      <text:p text:style-name="P51"><text:span text:style-name="T3"><text:s text:c="8"/></text:span><text:span text:style-name="T1">//Sort a list by the position</text:span></text:p>
      <text:p text:style-name="P51"><text:span text:style-name="T3"><text:s text:c="8"/></text:span><text:span text:style-name="T8">for</text:span><text:span text:style-name="T3">(</text:span><text:span text:style-name="T8">int</text:span><text:span text:style-name="T3"> lst=pos+1;lst&lt;a-&gt;size;lst++){</text:span></text:p>
      <text:p text:style-name="P51"><text:span text:style-name="T3"><text:s text:c="12"/></text:span><text:span text:style-name="T8">if</text:span><text:span text:style-name="T3">(a-&gt;</text:span><text:span text:style-name="T8">array</text:span><text:span text:style-name="T3">[a-&gt;indx[pos]]&gt;a-&gt;</text:span><text:span text:style-name="T8">array</text:span><text:span text:style-name="T3">[a-&gt;indx[lst]]){</text:span></text:p>
      <text:p text:style-name="P51"><text:span text:style-name="T3"><text:s text:c="16"/></text:span><text:span text:style-name="T8">int</text:span><text:span text:style-name="T3"> temp=a-&gt;indx[pos];</text:span></text:p>
      <text:p text:style-name="P21"><text:s text:c="16"/>a-&gt;indx[pos]=a-&gt;indx[lst];</text:p>
      <text:p text:style-name="P21"><text:s text:c="16"/>a-&gt;indx[lst]=temp;</text:p>
      <text:p text:style-name="P21"><text:s text:c="12"/>}</text:p>
      <text:p text:style-name="P21"><text:s text:c="8"/>}</text:p>
      <text:p text:style-name="P21"><text:s text:c="4"/>}</text:p>
      <text:p text:style-name="P21">}</text:p>
      <text:p text:style-name="P21"/>
      <text:p text:style-name="P51"><text:soft-page-break/><text:span text:style-name="T8">void</text:span><text:span text:style-name="T3"> prntAry(</text:span><text:span text:style-name="T8">int</text:span><text:span text:style-name="T3"> *a,</text:span><text:span text:style-name="T8">int</text:span><text:span text:style-name="T3"> size,</text:span><text:span text:style-name="T8">int</text:span><text:span text:style-name="T3"> perLine){</text:span></text:p>
      <text:p text:style-name="P21"><text:s text:c="4"/>cout&lt;&lt;endl;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size;i++){</text:span></text:p>
      <text:p text:style-name="P51"><text:span text:style-name="T3"><text:s text:c="8"/>cout&lt;&lt;a[i]&lt;&lt;</text:span><text:span text:style-name="T7">" "</text:span><text:span text:style-name="T3">;</text:span></text:p>
      <text:p text:style-name="P51"><text:span text:style-name="T3"><text:s text:c="8"/></text:span><text:span text:style-name="T8">if</text:span><text:span text:style-name="T3">(i%perLine==(perLine-1))cout&lt;&lt;endl;</text:span></text:p>
      <text:p text:style-name="P21"><text:s text:c="4"/>}</text:p>
      <text:p text:style-name="P21"><text:s text:c="4"/>cout&lt;&lt;endl;</text:p>
      <text:p text:style-name="P21">}</text:p>
      <text:p text:style-name="P21"/>
      <text:p text:style-name="P51"><text:span text:style-name="T8">void</text:span><text:span text:style-name="T3"> prntStr(IndxCol *a,</text:span><text:span text:style-name="T8">int</text:span><text:span text:style-name="T3"> perLine){</text:span></text:p>
      <text:p text:style-name="P21"><text:s text:c="4"/>cout&lt;&lt;endl;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a-&gt;size;i++){</text:span></text:p>
      <text:p text:style-name="P51"><text:span text:style-name="T3"><text:s text:c="8"/>cout&lt;&lt;a-&gt;</text:span><text:span text:style-name="T8">array</text:span><text:span text:style-name="T3">[a-&gt;indx[i]]&lt;&lt;</text:span><text:span text:style-name="T7">" "</text:span><text:span text:style-name="T3">;</text:span></text:p>
      <text:p text:style-name="P51"><text:span text:style-name="T3"><text:s text:c="8"/></text:span><text:span text:style-name="T8">if</text:span><text:span text:style-name="T3">(i%perLine==(perLine-1))cout&lt;&lt;endl;</text:span></text:p>
      <text:p text:style-name="P21"><text:s text:c="4"/>}</text:p>
      <text:p text:style-name="P21"><text:s text:c="4"/>cout&lt;&lt;endl;</text:p>
      <text:p text:style-name="P21">}</text:p>
      <text:p text:style-name="P21"/>
      <text:p text:style-name="P51"><text:span text:style-name="T3">IndxCol *fill(</text:span><text:span text:style-name="T8">int</text:span><text:span text:style-name="T3"> n){</text:span></text:p>
      <text:p text:style-name="P51"><text:span text:style-name="T3"><text:s text:c="4"/></text:span><text:span text:style-name="T1">//Allocate memory</text:span></text:p>
      <text:p text:style-name="P51"><text:span text:style-name="T3"><text:s text:c="4"/>IndxCol *col=</text:span><text:span text:style-name="T8">new</text:span><text:span text:style-name="T3"> IndxCol;</text:span></text:p>
      <text:p text:style-name="P51"><text:span text:style-name="T3"><text:s text:c="4"/></text:span><text:span text:style-name="T8">if</text:span><text:span text:style-name="T3">(n&lt;=1)n=2;</text:span></text:p>
      <text:p text:style-name="P21"><text:s text:c="4"/>col-&gt;size=n;</text:p>
      <text:p text:style-name="P51"><text:span text:style-name="T3"><text:s text:c="4"/>col-&gt;</text:span><text:span text:style-name="T8">array</text:span><text:span text:style-name="T3">=</text:span><text:span text:style-name="T8">new</text:span><text:span text:style-name="T3"> </text:span><text:span text:style-name="T8">int</text:span><text:span text:style-name="T3">[n];</text:span></text:p>
      <text:p text:style-name="P51"><text:span text:style-name="T3"><text:s text:c="4"/>col-&gt;indx=</text:span><text:span text:style-name="T8">new</text:span><text:span text:style-name="T3"> </text:span><text:span text:style-name="T8">int</text:span><text:span text:style-name="T3">[n];</text:span></text:p>
      <text:p text:style-name="P51"><text:span text:style-name="T3"><text:s text:c="4"/></text:span><text:span text:style-name="T1">//Fill the array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n;i++){</text:span></text:p>
      <text:p text:style-name="P21"><text:s text:c="8"/>col-&gt;indx[i]=i;</text:p>
      <text:p text:style-name="P51"><text:span text:style-name="T3"><text:s text:c="8"/>col-&gt;</text:span><text:span text:style-name="T8">array</text:span><text:span text:style-name="T3">[i]=rand()%90+10;</text:span></text:p>
      <text:p text:style-name="P21"><text:s text:c="4"/>}</text:p>
      <text:p text:style-name="P51"><text:span text:style-name="T3"><text:s text:c="4"/></text:span><text:span text:style-name="T1">//Return the allocated and filled structure</text:span></text:p>
      <text:p text:style-name="P51"><text:span text:style-name="T3"><text:s text:c="4"/></text:span><text:span text:style-name="T8">return</text:span><text:span text:style-name="T3"> col;</text:span></text:p>
      <text:p text:style-name="P39">}</text:p>
      <text:p text:style-name="P33"/>
      <text:p text:style-name="P12">/* </text:p>
      <text:p text:style-name="P1"><text:s/>* File: <text:s text:c="2"/>IndexedColumn.h</text:p>
      <text:p text:style-name="P1"><text:s/>* Author: Abdul-Hakim </text:p>
      <text:p text:style-name="P1"><text:s/>* Created on November 8, 2015, 8:12 PM</text:p>
      <text:p text:style-name="P1"><text:s/>*/</text:p>
      <text:p text:style-name="P21"/>
      <text:p text:style-name="P51"><text:span text:style-name="T2">#ifndef</text:span><text:span text:style-name="T3"> INDEXEDCOLUMN_H </text:span></text:p>
      <text:p text:style-name="P51"><text:span text:style-name="T2">#define</text:span><text:span text:style-name="T3"><text:tab/>INDEXEDCOLUMN_H</text:span></text:p>
      <text:p text:style-name="P21"/>
      <text:p text:style-name="P51"><text:span text:style-name="T8">struct</text:span><text:span text:style-name="T3"> IndxCol{</text:span></text:p>
      <text:p text:style-name="P51"><text:span text:style-name="T3"><text:s text:c="4"/></text:span><text:span text:style-name="T8">int</text:span><text:span text:style-name="T3"> size;</text:span></text:p>
      <text:p text:style-name="P51"><text:span text:style-name="T3"><text:s text:c="4"/></text:span><text:span text:style-name="T8">int</text:span><text:span text:style-name="T3"> *</text:span><text:span text:style-name="T8">array</text:span><text:span text:style-name="T3">;</text:span></text:p>
      <text:p text:style-name="P51"><text:span text:style-name="T3"><text:s text:c="4"/></text:span><text:span text:style-name="T8">int</text:span><text:span text:style-name="T3"> *indx;</text:span></text:p>
      <text:p text:style-name="P21">};</text:p>
      <text:p text:style-name="P21"/>
      <text:p text:style-name="P57"><text:span text:style-name="T2">#endif</text:span><text:span text:style-name="T3"><text:tab/></text:span><text:span text:style-name="T1">/* INDEXEDCOLUMN_H */</text:span></text:p>
      <text:p text:style-name="P33"/>
      <text:p text:style-name="P12">/* </text:p>
      <text:p text:style-name="P1"><text:s/>* File: <text:s text:c="2"/>AryStruc.h</text:p>
      <text:p text:style-name="P1"><text:s/>* Author: Abdul-Hakim</text:p>
      <text:p text:style-name="P1"><text:s/>*</text:p>
      <text:p text:style-name="P1"><text:s/>* Created on October 8, 2015, 9:19 PM</text:p>
      <text:p text:style-name="P1"><text:s/>*/</text:p>
      <text:p text:style-name="P21"/>
      <text:p text:style-name="P21"/>
      <text:p text:style-name="P51"><text:soft-page-break/><text:span text:style-name="T2">#ifndef</text:span><text:span text:style-name="T3"> ARYSTRUC_H</text:span></text:p>
      <text:p text:style-name="P51"><text:span text:style-name="T2">#define</text:span><text:span text:style-name="T3"><text:tab/>ARYSTRUC_H</text:span></text:p>
      <text:p text:style-name="P21"/>
      <text:p text:style-name="P51"><text:span text:style-name="T8">struct</text:span><text:span text:style-name="T3"> AryStruc1{</text:span></text:p>
      <text:p text:style-name="P51"><text:span text:style-name="T3"><text:s text:c="4"/></text:span><text:span text:style-name="T8">int</text:span><text:span text:style-name="T3"> *</text:span><text:span text:style-name="T8">array</text:span><text:span text:style-name="T3">;</text:span></text:p>
      <text:p text:style-name="P51"><text:span text:style-name="T3"><text:s text:c="4"/></text:span><text:span text:style-name="T8">int</text:span><text:span text:style-name="T3"> size;</text:span></text:p>
      <text:p text:style-name="P21">};</text:p>
      <text:p text:style-name="P21"/>
      <text:p text:style-name="P51"><text:span text:style-name="T8">struct</text:span><text:span text:style-name="T3"> AryStruc2{</text:span></text:p>
      <text:p text:style-name="P51"><text:span text:style-name="T3"><text:s text:c="4"/></text:span><text:span text:style-name="T8">int</text:span><text:span text:style-name="T3"> **</text:span><text:span text:style-name="T8">array</text:span><text:span text:style-name="T3">;</text:span></text:p>
      <text:p text:style-name="P51"><text:span text:style-name="T3"><text:s text:c="4"/></text:span><text:span text:style-name="T8">int</text:span><text:span text:style-name="T3"> records;</text:span></text:p>
      <text:p text:style-name="P51"><text:span text:style-name="T3"><text:s text:c="4"/></text:span><text:span text:style-name="T8">int</text:span><text:span text:style-name="T3"> fields;</text:span></text:p>
      <text:p text:style-name="P21">};</text:p>
      <text:p text:style-name="P21"/>
      <text:p text:style-name="P57"><text:span text:style-name="T2">#endif</text:span><text:span text:style-name="T3"><text:tab/></text:span><text:span text:style-name="T1">/* ARYSTRUC_H */</text:span></text:p>
      <text:p text:style-name="P33"/>
      <text:p text:style-name="P12">/* </text:p>
      <text:p text:style-name="P1"><text:s/>* File: <text:s text:c="2"/>main.cpp</text:p>
      <text:p text:style-name="P1"><text:s/>* Author: Abdul-Hakim</text:p>
      <text:p text:style-name="P1"><text:s/>*</text:p>
      <text:p text:style-name="P1"><text:s/>* Created on October 8, 2015, 9:18 PM</text:p>
      <text:p text:style-name="P1"><text:s/>*/</text:p>
      <text:p text:style-name="P21"/>
      <text:p text:style-name="P21"/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ctime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-defined Libraries</text:p>
      <text:p text:style-name="P51"><text:span text:style-name="T2">#include</text:span><text:span text:style-name="T3"> </text:span><text:span text:style-name="T7">"AryStruc.h"</text:span></text:p>
      <text:p text:style-name="P21"/>
      <text:p text:style-name="P1">//Global Constants</text:p>
      <text:p text:style-name="P21"/>
      <text:p text:style-name="P1">//Function Prototypes</text:p>
      <text:p text:style-name="P51"><text:span text:style-name="T8">void</text:span><text:span text:style-name="T3"> fillAry(AryStruc1*,</text:span><text:span text:style-name="T8">int</text:span><text:span text:style-name="T3">);</text:span></text:p>
      <text:p text:style-name="P51"><text:span text:style-name="T3">AryStruc1 *fillAry(</text:span><text:span text:style-name="T8">int</text:span><text:span text:style-name="T3">);</text:span></text:p>
      <text:p text:style-name="P51"><text:span text:style-name="T3">AryStruc2 *fillAry(</text:span><text:span text:style-name="T8">int</text:span><text:span text:style-name="T3">,</text:span><text:span text:style-name="T8">int</text:span><text:span text:style-name="T3">);</text:span></text:p>
      <text:p text:style-name="P51"><text:span text:style-name="T8">void</text:span><text:span text:style-name="T3"> prntAry(</text:span><text:span text:style-name="T8">const</text:span><text:span text:style-name="T3"> AryStruc1*,</text:span><text:span text:style-name="T8">int</text:span><text:span text:style-name="T3">);</text:span></text:p>
      <text:p text:style-name="P51"><text:span text:style-name="T8">void</text:span><text:span text:style-name="T3"> prntAry(</text:span><text:span text:style-name="T8">const</text:span><text:span text:style-name="T3"> AryStruc2*);</text:span></text:p>
      <text:p text:style-name="P51"><text:span text:style-name="T8">void</text:span><text:span text:style-name="T3"> dstry1a(AryStruc1*);</text:span></text:p>
      <text:p text:style-name="P51"><text:span text:style-name="T8">void</text:span><text:span text:style-name="T3"> dstry1b(AryStruc1*);</text:span></text:p>
      <text:p text:style-name="P51"><text:span text:style-name="T8">void</text:span><text:span text:style-name="T3"> dstry2(AryStruc2*);</text:span></text:p>
      <text:p text:style-name="P21"/>
      <text:p text:style-name="P1">//Execution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Set the random number seed</text:span></text:p>
      <text:p text:style-name="P51"><text:span text:style-name="T3"><text:s text:c="4"/>srand(</text:span><text:span text:style-name="T8">static_cast</text:span><text:span text:style-name="T3">&lt;</text:span><text:span text:style-name="T8">unsigned</text:span><text:span text:style-name="T3"> </text:span><text:span text:style-name="T8">int</text:span><text:span text:style-name="T3">&gt;(time(0)));</text:span></text:p>
      <text:p text:style-name="P51"><text:span text:style-name="T3"><text:s text:c="4"/></text:span><text:span text:style-name="T1">//Declare the array structure</text:span></text:p>
      <text:p text:style-name="P21"><text:s text:c="4"/>AryStruc1 array1, *ptrAry1;</text:p>
      <text:p text:style-name="P21"><text:s text:c="4"/>AryStruc2 *array2;</text:p>
      <text:p text:style-name="P51"><text:span text:style-name="T3"><text:s text:c="4"/></text:span><text:span text:style-name="T8">int</text:span><text:span text:style-name="T3"> size1 = 100,records=10,fields=9;</text:span></text:p>
      <text:p text:style-name="P51"><text:span text:style-name="T3"><text:s text:c="4"/></text:span><text:span text:style-name="T1">//Fill the array</text:span></text:p>
      <text:p text:style-name="P21"><text:s text:c="4"/>fillAry(&amp;array1,size1);</text:p>
      <text:p text:style-name="P21"><text:s text:c="4"/>ptrAry1=fillAry(size1);</text:p>
      <text:p text:style-name="P21"><text:s text:c="4"/>array2=fillAry(records,fields);</text:p>
      <text:p text:style-name="P51"><text:span text:style-name="T3"><text:s text:c="4"/></text:span><text:span text:style-name="T1">//Print array</text:span></text:p>
      <text:p text:style-name="P21"><text:s text:c="4"/>prntAry(&amp;array1,10);</text:p>
      <text:p text:style-name="P21"><text:soft-page-break/><text:s text:c="4"/>prntAry(ptrAry1,10);</text:p>
      <text:p text:style-name="P21"><text:s text:c="4"/>prntAry(array2);</text:p>
      <text:p text:style-name="P21"><text:s text:c="4"/></text:p>
      <text:p text:style-name="P51"><text:span text:style-name="T3"><text:s text:c="4"/></text:span><text:span text:style-name="T1">//Exit</text:span></text:p>
      <text:p text:style-name="P21"><text:s text:c="4"/>dstry1a(&amp;array1);</text:p>
      <text:p text:style-name="P21"><text:s text:c="4"/>dstry1b(ptrAry1);</text:p>
      <text:p text:style-name="P21"><text:s text:c="4"/>dstry2(array2);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51"><text:span text:style-name="T8">void</text:span><text:span text:style-name="T3"> fillAry(AryStruc1 *a,</text:span><text:span text:style-name="T8">int</text:span><text:span text:style-name="T3"> n){</text:span></text:p>
      <text:p text:style-name="P51"><text:span text:style-name="T3"><text:s text:c="4"/></text:span><text:span text:style-name="T1">//Declare the size of the Array Structure</text:span></text:p>
      <text:p text:style-name="P21"><text:s text:c="4"/>a-&gt;size=n;</text:p>
      <text:p text:style-name="P51"><text:span text:style-name="T3"><text:s text:c="4"/></text:span><text:span text:style-name="T1">//Allocate memory</text:span></text:p>
      <text:p text:style-name="P51"><text:span text:style-name="T3"><text:s text:c="4"/>a-&gt;</text:span><text:span text:style-name="T8">array</text:span><text:span text:style-name="T3"> = </text:span><text:span text:style-name="T8">new</text:span><text:span text:style-name="T3"> </text:span><text:span text:style-name="T8">int</text:span><text:span text:style-name="T3">[a-&gt;size];</text:span></text:p>
      <text:p text:style-name="P51"><text:span text:style-name="T3"><text:s text:c="4"/></text:span><text:span text:style-name="T1">//Fill the array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a-&gt;size;i++){</text:span></text:p>
      <text:p text:style-name="P51"><text:span text:style-name="T3"><text:s text:c="8"/>a-&gt;</text:span><text:span text:style-name="T8">array</text:span><text:span text:style-name="T3">[i]=rand()%90+10;</text:span></text:p>
      <text:p text:style-name="P21"><text:s text:c="4"/>}</text:p>
      <text:p text:style-name="P21">}</text:p>
      <text:p text:style-name="P21"/>
      <text:p text:style-name="P51"><text:span text:style-name="T3">AryStruc1 *fillAry(</text:span><text:span text:style-name="T8">int</text:span><text:span text:style-name="T3"> n){</text:span></text:p>
      <text:p text:style-name="P51"><text:span text:style-name="T3"><text:s text:c="4"/></text:span><text:span text:style-name="T1">//Allocate memory for the structure</text:span></text:p>
      <text:p text:style-name="P51"><text:span text:style-name="T3"><text:s text:c="4"/>AryStruc1 *a = </text:span><text:span text:style-name="T8">new</text:span><text:span text:style-name="T3"> AryStruc1;</text:span></text:p>
      <text:p text:style-name="P51"><text:span text:style-name="T3"><text:s text:c="4"/></text:span><text:span text:style-name="T1">//Declare the size of the Array Structure</text:span></text:p>
      <text:p text:style-name="P21"><text:s text:c="4"/>a-&gt;size=n;</text:p>
      <text:p text:style-name="P51"><text:span text:style-name="T3"><text:s text:c="4"/></text:span><text:span text:style-name="T1">//Allocate memory</text:span></text:p>
      <text:p text:style-name="P51"><text:span text:style-name="T3"><text:s text:c="4"/>a-&gt;</text:span><text:span text:style-name="T8">array</text:span><text:span text:style-name="T3"> = </text:span><text:span text:style-name="T8">new</text:span><text:span text:style-name="T3"> </text:span><text:span text:style-name="T8">int</text:span><text:span text:style-name="T3">[a-&gt;size];</text:span></text:p>
      <text:p text:style-name="P51"><text:span text:style-name="T3"><text:s text:c="4"/></text:span><text:span text:style-name="T1">//Fill the array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a-&gt;size;i++){</text:span></text:p>
      <text:p text:style-name="P51"><text:span text:style-name="T3"><text:s text:c="8"/>a-&gt;</text:span><text:span text:style-name="T8">array</text:span><text:span text:style-name="T3">[i]=rand()%90+10;</text:span></text:p>
      <text:p text:style-name="P21"><text:s text:c="4"/>}</text:p>
      <text:p text:style-name="P51"><text:span text:style-name="T3"><text:s text:c="4"/></text:span><text:span text:style-name="T8">return</text:span><text:span text:style-name="T3"> a;</text:span></text:p>
      <text:p text:style-name="P21">}</text:p>
      <text:p text:style-name="P21"/>
      <text:p text:style-name="P51"><text:span text:style-name="T3">AryStruc2 *fillAry(</text:span><text:span text:style-name="T8">int</text:span><text:span text:style-name="T3"> r,</text:span><text:span text:style-name="T8">int</text:span><text:span text:style-name="T3"> f){</text:span></text:p>
      <text:p text:style-name="P51"><text:span text:style-name="T3"><text:s text:c="4"/></text:span><text:span text:style-name="T1">//Allocate memory for the structure</text:span></text:p>
      <text:p text:style-name="P51"><text:span text:style-name="T3"><text:s text:c="4"/>AryStruc2 *a = </text:span><text:span text:style-name="T8">new</text:span><text:span text:style-name="T3"> AryStruc2;</text:span></text:p>
      <text:p text:style-name="P51"><text:span text:style-name="T3"><text:s text:c="4"/></text:span><text:span text:style-name="T1">//Declare the dimensions</text:span></text:p>
      <text:p text:style-name="P21"><text:s text:c="4"/>a-&gt;records=r;</text:p>
      <text:p text:style-name="P21"><text:s text:c="4"/>a-&gt;fields=f;</text:p>
      <text:p text:style-name="P51"><text:span text:style-name="T3"><text:s text:c="4"/></text:span><text:span text:style-name="T1">//Allocate memory</text:span></text:p>
      <text:p text:style-name="P51"><text:span text:style-name="T3"><text:s text:c="4"/>a-&gt;</text:span><text:span text:style-name="T8">array</text:span><text:span text:style-name="T3">=</text:span><text:span text:style-name="T8">new</text:span><text:span text:style-name="T3"> </text:span><text:span text:style-name="T8">int</text:span><text:span text:style-name="T3">*[a-&gt;records];</text:span></text:p>
      <text:p text:style-name="P51"><text:span text:style-name="T3"><text:s text:c="4"/></text:span><text:span text:style-name="T1">//Fill the array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rec=0;rec&lt;a-&gt;records;rec++){</text:span></text:p>
      <text:p text:style-name="P51"><text:span text:style-name="T3"><text:s text:c="8"/>a-&gt;</text:span><text:span text:style-name="T8">array</text:span><text:span text:style-name="T3">[rec]=</text:span><text:span text:style-name="T8">new</text:span><text:span text:style-name="T3"> </text:span><text:span text:style-name="T8">int</text:span><text:span text:style-name="T3">[a-&gt;fields];</text:span></text:p>
      <text:p text:style-name="P51"><text:span text:style-name="T3"><text:s text:c="8"/></text:span><text:span text:style-name="T8">for</text:span><text:span text:style-name="T3">(</text:span><text:span text:style-name="T8">int</text:span><text:span text:style-name="T3"> fld=0;fld&lt;a-&gt;fields;fld++){</text:span></text:p>
      <text:p text:style-name="P51"><text:span text:style-name="T3"><text:s text:c="12"/>a-&gt;</text:span><text:span text:style-name="T8">array</text:span><text:span text:style-name="T3">[rec][fld]=rand()%90+10;</text:span></text:p>
      <text:p text:style-name="P21"><text:s text:c="8"/>}</text:p>
      <text:p text:style-name="P21"><text:s text:c="4"/>}</text:p>
      <text:p text:style-name="P51"><text:span text:style-name="T3"><text:s text:c="4"/></text:span><text:span text:style-name="T8">return</text:span><text:span text:style-name="T3"> a;</text:span></text:p>
      <text:p text:style-name="P21">}</text:p>
      <text:p text:style-name="P21"/>
      <text:p text:style-name="P51"><text:span text:style-name="T8">void</text:span><text:span text:style-name="T3"> prntAry(</text:span><text:span text:style-name="T8">const</text:span><text:span text:style-name="T3"> AryStruc1 *a,</text:span><text:span text:style-name="T8">int</text:span><text:span text:style-name="T3"> perLine){</text:span></text:p>
      <text:p text:style-name="P51"><text:span text:style-name="T3"><text:s text:c="4"/></text:span><text:span text:style-name="T1">//Print the array</text:span></text:p>
      <text:p text:style-name="P21"><text:s text:c="4"/>cout &lt;&lt; endl;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a-&gt;size;i++){</text:span></text:p>
      <text:p text:style-name="P51"><text:span text:style-name="T3"><text:s text:c="8"/>cout &lt;&lt; a-&gt;</text:span><text:span text:style-name="T8">array</text:span><text:span text:style-name="T3">[i] &lt;&lt; </text:span><text:span text:style-name="T7">" "</text:span><text:span text:style-name="T3">;</text:span></text:p>
      <text:p text:style-name="P51"><text:span text:style-name="T3"><text:s text:c="8"/></text:span><text:span text:style-name="T8">if</text:span><text:span text:style-name="T3">(i%perLine==(perLine-1)) cout &lt;&lt; endl;</text:span></text:p>
      <text:p text:style-name="P21"><text:soft-page-break/><text:s text:c="4"/>}</text:p>
      <text:p text:style-name="P21"><text:s text:c="4"/>cout &lt;&lt; endl;</text:p>
      <text:p text:style-name="P21">}</text:p>
      <text:p text:style-name="P21"/>
      <text:p text:style-name="P51"><text:span text:style-name="T8">void</text:span><text:span text:style-name="T3"> prntAry(</text:span><text:span text:style-name="T8">const</text:span><text:span text:style-name="T3"> AryStruc2 *a){</text:span></text:p>
      <text:p text:style-name="P51"><text:span text:style-name="T3"><text:s text:c="4"/></text:span><text:span text:style-name="T1">//Print the array</text:span></text:p>
      <text:p text:style-name="P21"><text:s text:c="4"/>cout &lt;&lt; endl;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rec=0;rec&lt;a-&gt;records;rec++){</text:span></text:p>
      <text:p text:style-name="P51"><text:span text:style-name="T3"><text:s text:c="8"/></text:span><text:span text:style-name="T8">for</text:span><text:span text:style-name="T3">(</text:span><text:span text:style-name="T8">int</text:span><text:span text:style-name="T3"> fld=0;fld&lt;a-&gt;fields;fld++){</text:span></text:p>
      <text:p text:style-name="P51"><text:span text:style-name="T3"><text:s text:c="12"/>cout &lt;&lt; a-&gt;</text:span><text:span text:style-name="T8">array</text:span><text:span text:style-name="T3">[rec][fld] &lt;&lt; </text:span><text:span text:style-name="T7">" "</text:span><text:span text:style-name="T3">;</text:span></text:p>
      <text:p text:style-name="P21"><text:s text:c="8"/>}</text:p>
      <text:p text:style-name="P21"><text:s text:c="8"/>cout &lt;&lt; endl;</text:p>
      <text:p text:style-name="P21"><text:s text:c="4"/>}</text:p>
      <text:p text:style-name="P21"><text:s text:c="4"/>cout &lt;&lt; endl;</text:p>
      <text:p text:style-name="P21">}</text:p>
      <text:p text:style-name="P21"/>
      <text:p text:style-name="P51"><text:span text:style-name="T8">void</text:span><text:span text:style-name="T3"> dstry1a(AryStruc1 *a){</text:span></text:p>
      <text:p text:style-name="P51"><text:span text:style-name="T3"><text:s text:c="4"/></text:span><text:span text:style-name="T8">delete</text:span><text:span text:style-name="T3"> [] a-&gt;</text:span><text:span text:style-name="T8">array</text:span><text:span text:style-name="T3">;</text:span></text:p>
      <text:p text:style-name="P21">}</text:p>
      <text:p text:style-name="P21"/>
      <text:p text:style-name="P51"><text:span text:style-name="T8">void</text:span><text:span text:style-name="T3"> dstry1b(AryStruc1 *a){</text:span></text:p>
      <text:p text:style-name="P51"><text:span text:style-name="T3"><text:s text:c="4"/></text:span><text:span text:style-name="T8">delete</text:span><text:span text:style-name="T3"> [] a-&gt;</text:span><text:span text:style-name="T8">array</text:span><text:span text:style-name="T3">;</text:span></text:p>
      <text:p text:style-name="P51"><text:span text:style-name="T3"><text:s text:c="4"/></text:span><text:span text:style-name="T8">delete</text:span><text:span text:style-name="T3"> a;</text:span></text:p>
      <text:p text:style-name="P21">}</text:p>
      <text:p text:style-name="P21"/>
      <text:p text:style-name="P51"><text:span text:style-name="T8">void</text:span><text:span text:style-name="T3"> dstry2(AryStruc2 *a){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rec=0;rec&lt;a-&gt;records;rec++){</text:span></text:p>
      <text:p text:style-name="P51"><text:span text:style-name="T3"><text:s text:c="8"/></text:span><text:span text:style-name="T8">delete</text:span><text:span text:style-name="T3"> [] a-&gt;</text:span><text:span text:style-name="T8">array</text:span><text:span text:style-name="T3">[rec];</text:span></text:p>
      <text:p text:style-name="P21"><text:s text:c="4"/>}</text:p>
      <text:p text:style-name="P51"><text:span text:style-name="T3"><text:s text:c="4"/></text:span><text:span text:style-name="T8">delete</text:span><text:span text:style-name="T3"> [] a-&gt;</text:span><text:span text:style-name="T8">array</text:span><text:span text:style-name="T3">;</text:span></text:p>
      <text:p text:style-name="P51"><text:span text:style-name="T3"><text:s text:c="4"/></text:span><text:span text:style-name="T8">delete</text:span><text:span text:style-name="T3"> a;</text:span></text:p>
      <text:p text:style-name="P39">}</text:p>
      <text:p text:style-name="P33"/>
      <text:p text:style-name="P12">/* </text:p>
      <text:p text:style-name="P1"><text:s/>* File: <text:s text:c="2"/>main.cpp</text:p>
      <text:p text:style-name="P1"><text:s/>* Author: Abdul Hakim Abbas</text:p>
      <text:p text:style-name="P1"><text:s/>* Purpose: Problem-6-Gaddis-8thEd-Chapter-8 </text:p>
      <text:p text:style-name="P1"><text:s/>* Created on July 22, 2015, 1:58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string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1">//Global Constants</text:p>
      <text:p text:style-name="P1">//Function prototypes</text:p>
      <text:p text:style-name="P51"><text:span text:style-name="T8">void</text:span><text:span text:style-name="T3"> selectionSort(string [], </text:span><text:span text:style-name="T8">int</text:span><text:span text:style-name="T3">);</text:span></text:p>
      <text:p text:style-name="P51"><text:span text:style-name="T8">void</text:span><text:span text:style-name="T3"> showArray(</text:span><text:span text:style-name="T8">const</text:span><text:span text:style-name="T3"> string [] , </text:span><text:span text:style-name="T8">int</text:span><text:span text:style-name="T3">);</text:span></text:p>
      <text:p text:style-name="P21"/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8">const</text:span><text:span text:style-name="T3"> </text:span><text:span text:style-name="T8">int</text:span><text:span text:style-name="T3"> NUM_NAMES=20;</text:span></text:p>
      <text:p text:style-name="P51"><text:span text:style-name="T3">string names[NUM_NAMES]={</text:span><text:span text:style-name="T7">"Collins, Bill"</text:span><text:span text:style-name="T3">, </text:span><text:span text:style-name="T7">"Smith, Bart"</text:span><text:span text:style-name="T3">, </text:span><text:span text:style-name="T7">"Allen, Jim"</text:span><text:span text:style-name="T3">,</text:span></text:p>
      <text:p text:style-name="P51"><text:span text:style-name="T7">"Griffin, Jim"</text:span><text:span text:style-name="T3">, </text:span><text:span text:style-name="T7">"Stamey, Marty"</text:span><text:span text:style-name="T3">, </text:span><text:span text:style-name="T7">"Rose, Geri"</text:span><text:span text:style-name="T3">, </text:span><text:span text:style-name="T7">"Taylor, Terri"</text:span><text:span text:style-name="T3">, </text:span><text:span text:style-name="T7">"Johnson, Jill"</text:span><text:span text:style-name="T3">,</text:span></text:p>
      <text:p text:style-name="P51"><text:span text:style-name="T7">"Allison, Jeff"</text:span><text:span text:style-name="T3">, </text:span><text:span text:style-name="T7">"Looney, Joe"</text:span><text:span text:style-name="T3">, </text:span><text:span text:style-name="T7">"Wolfe, Bill"</text:span><text:span text:style-name="T3">, </text:span><text:span text:style-name="T7">"James, Jean"</text:span><text:span text:style-name="T3">, </text:span><text:span text:style-name="T7">"Weaver, Jim"</text:span><text:span text:style-name="T3">,</text:span></text:p>
      <text:p text:style-name="P51"><text:span text:style-name="T7">"Pore, Bob"</text:span><text:span text:style-name="T3">, </text:span><text:span text:style-name="T7">"Rutherford, Greg"</text:span><text:span text:style-name="T3">, </text:span><text:span text:style-name="T7">"Javens, Renee"</text:span><text:span text:style-name="T3">, </text:span><text:span text:style-name="T7">"Harrison, Rose"</text:span><text:span text:style-name="T3">,</text:span></text:p>
      <text:p text:style-name="P51"><text:span text:style-name="T7">"Setzer, Cathy"</text:span><text:span text:style-name="T3">,</text:span></text:p>
      <text:p text:style-name="P51"><text:soft-page-break/><text:span text:style-name="T7">"Pike, Gordon"</text:span><text:span text:style-name="T3">, </text:span><text:span text:style-name="T7">"Holland, Beth"</text:span><text:span text:style-name="T3"> };</text:span></text:p>
      <text:p text:style-name="P1">// Insert your code to complete this program</text:p>
      <text:p text:style-name="P51"><text:span text:style-name="T8">for</text:span><text:span text:style-name="T3">(</text:span><text:span text:style-name="T8">int</text:span><text:span text:style-name="T3"> index=0;index&lt;NUM_NAMES;index++)</text:span></text:p>
      <text:p text:style-name="P21">cout&lt;&lt;setw(15)&lt;&lt;names[index]&lt;&lt;endl;</text:p>
      <text:p text:style-name="P21">selectionSort(names,NUM_NAMES);</text:p>
      <text:p text:style-name="P51"><text:span text:style-name="T8">return</text:span><text:span text:style-name="T3"> 0;</text:span></text:p>
      <text:p text:style-name="P21">}</text:p>
      <text:p text:style-name="P1">//External Functions if needed</text:p>
      <text:p text:style-name="P51"><text:span text:style-name="T8">void</text:span><text:span text:style-name="T3"> selectionSort (string names[], </text:span><text:span text:style-name="T8">int</text:span><text:span text:style-name="T3"> size){</text:span></text:p>
      <text:p text:style-name="P51"><text:span text:style-name="T8">int</text:span><text:span text:style-name="T3"> strtScn,minDex;</text:span></text:p>
      <text:p text:style-name="P21">string minVal;</text:p>
      <text:p text:style-name="P21"/>
      <text:p text:style-name="P51"><text:span text:style-name="T8">for</text:span><text:span text:style-name="T3"> (strtScn=0; strtScn&lt;(size-1);strtScn++)</text:span></text:p>
      <text:p text:style-name="P21">{</text:p>
      <text:p text:style-name="P21">minVal=strtScn;</text:p>
      <text:p text:style-name="P21">minVal=names[strtScn];</text:p>
      <text:p text:style-name="P51"><text:span text:style-name="T8">for</text:span><text:span text:style-name="T3"> (</text:span><text:span text:style-name="T8">int</text:span><text:span text:style-name="T3"> index=strtScn+1;index&lt;size;index++){</text:span></text:p>
      <text:p text:style-name="P51"><text:span text:style-name="T8">if</text:span><text:span text:style-name="T3"> (names[index]&lt;minVal){</text:span></text:p>
      <text:p text:style-name="P21">minVal=names[index];</text:p>
      <text:p text:style-name="P21">minDex=index;</text:p>
      <text:p text:style-name="P21">}</text:p>
      <text:p text:style-name="P21">}</text:p>
      <text:p text:style-name="P21">names[minDex]=names[strtScn];</text:p>
      <text:p text:style-name="P21">names[strtScn]=minVal;</text:p>
      <text:p text:style-name="P21">}</text:p>
      <text:p text:style-name="P39">}</text:p>
      <text:p text:style-name="P33"/>
      <text:p text:style-name="P12">/* </text:p>
      <text:p text:style-name="P1"><text:s/>* File: <text:s text:c="2"/>main.cpp</text:p>
      <text:p text:style-name="P1"><text:s/>* Author: AbdulHakim Abbas</text:p>
      <text:p text:style-name="P1"><text:s/>* Purpose: To find out which area is the safest to drive</text:p>
      <text:p text:style-name="P1"><text:s/>* Created on July 11, 2015, 4:10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text:span text:style-name="T3"> <text:s text:c="4"/></text:span><text:span text:style-name="T1">//I/O Library</text:span></text:p>
      <text:p text:style-name="P51"><text:span text:style-name="T2">#include</text:span><text:span text:style-name="T3"> </text:span><text:span text:style-name="T7">&lt;iomanip&gt;</text:span><text:span text:style-name="T3"> <text:s text:c="5"/></text:span><text:span text:style-name="T1">//Parametric Library</text:span></text:p>
      <text:p text:style-name="P51"><text:span text:style-name="T2">#include</text:span><text:span text:style-name="T3"> </text:span><text:span text:style-name="T7">&lt;string&gt;</text:span><text:span text:style-name="T3"> <text:s text:c="6"/></text:span><text:span text:style-name="T1">//String Library</text:span></text:p>
      <text:p text:style-name="P51"><text:span text:style-name="T8">using</text:span><text:span text:style-name="T3"> </text:span><text:span text:style-name="T8">namespace</text:span><text:span text:style-name="T3"> std; <text:s text:c="3"/></text:span><text:span text:style-name="T1">//I/O Library under standard name space</text:span></text:p>
      <text:p text:style-name="P21"/>
      <text:p text:style-name="P1">//User Libraries</text:p>
      <text:p text:style-name="P1">//Global Constants</text:p>
      <text:p text:style-name="P1">//Function Prototypes</text:p>
      <text:p text:style-name="P51"><text:span text:style-name="T8">int</text:span><text:span text:style-name="T3"> nAcdnts(string);</text:span><text:span text:style-name="T1">//Get number of accidents function</text:span></text:p>
      <text:p text:style-name="P51"><text:span text:style-name="T8">void</text:span><text:span text:style-name="T3"> fndLwst(</text:span><text:span text:style-name="T8">int</text:span><text:span text:style-name="T3">, </text:span><text:span text:style-name="T8">int</text:span><text:span text:style-name="T3">, </text:span><text:span text:style-name="T8">int</text:span><text:span text:style-name="T3">, </text:span><text:span text:style-name="T8">int</text:span><text:span text:style-name="T3">, </text:span><text:span text:style-name="T8">int</text:span><text:span text:style-name="T3">);</text:span><text:span text:style-name="T1">//Find lowest function</text:span>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Declare variables</text:p>
      <text:p text:style-name="P51"><text:span text:style-name="T3"><text:s text:c="4"/></text:span><text:span text:style-name="T8">float</text:span><text:span text:style-name="T3"> north;</text:span></text:p>
      <text:p text:style-name="P51"><text:span text:style-name="T3"><text:s text:c="4"/></text:span><text:span text:style-name="T8">float</text:span><text:span text:style-name="T3"> south;</text:span></text:p>
      <text:p text:style-name="P51"><text:span text:style-name="T3"><text:s text:c="4"/></text:span><text:span text:style-name="T8">float</text:span><text:span text:style-name="T3"> east;</text:span></text:p>
      <text:p text:style-name="P51"><text:span text:style-name="T3"><text:s text:c="4"/></text:span><text:span text:style-name="T8">float</text:span><text:span text:style-name="T3"> west;</text:span></text:p>
      <text:p text:style-name="P51"><text:span text:style-name="T3"><text:s text:c="4"/></text:span><text:span text:style-name="T8">float</text:span><text:span text:style-name="T3"> central;</text:span></text:p>
      <text:p text:style-name="P1">//Output title</text:p>
      <text:p text:style-name="P51"><text:span text:style-name="T3"><text:s text:c="4"/>cout &lt;&lt; setw(39) &lt;&lt; </text:span><text:span text:style-name="T7">"* Safest Driving Area *\n"</text:span><text:span text:style-name="T3">;</text:span></text:p>
      <text:p text:style-name="P51"><text:span text:style-name="T3"><text:s text:c="4"/>cout &lt;&lt; setw(39) &lt;&lt; </text:span><text:span text:style-name="T7">"-----------------------\n"</text:span><text:span text:style-name="T3">;</text:span></text:p>
      <text:p text:style-name="P51"><text:span text:style-name="T3"><text:s text:c="4"/>cout &lt;&lt; </text:span><text:span text:style-name="T7">"This program calculates which region of San Francisco had the\n"</text:span></text:p>
      <text:p text:style-name="P51"><text:span text:style-name="T3"><text:s text:c="12"/></text:span><text:span text:style-name="T7">"fewest reported automobile collisions last year.\n"</text:span><text:span text:style-name="T3">;</text:span></text:p>
      <text:p text:style-name="P21"><text:s text:c="4"/>cout &lt;&lt; endl;</text:p>
      <text:p text:style-name="P1"><text:soft-page-break/>//Call function "Number of accidents"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 = 1; i &lt;= 5; i++)</text:span></text:p>
      <text:p text:style-name="P21"><text:s text:c="4"/>{</text:p>
      <text:p text:style-name="P51"><text:span text:style-name="T3"><text:s text:c="8"/></text:span><text:span text:style-name="T8">switch</text:span><text:span text:style-name="T3">(i)</text:span></text:p>
      <text:p text:style-name="P21"><text:s text:c="8"/>{</text:p>
      <text:p text:style-name="P51"><text:span text:style-name="T3"><text:s text:c="12"/></text:span><text:span text:style-name="T8">case</text:span><text:span text:style-name="T3"> 1:</text:span></text:p>
      <text:p text:style-name="P51"><text:span text:style-name="T3"><text:s text:c="16"/>north = nAcdnts(</text:span><text:span text:style-name="T7">"Northern bay area"</text:span><text:span text:style-name="T3">);</text:span></text:p>
      <text:p text:style-name="P51"><text:span text:style-name="T3"><text:s text:c="16"/></text:span><text:span text:style-name="T8">break</text:span><text:span text:style-name="T3">;</text:span></text:p>
      <text:p text:style-name="P51"><text:span text:style-name="T3"><text:s text:c="12"/></text:span><text:span text:style-name="T8">case</text:span><text:span text:style-name="T3"> 2:</text:span></text:p>
      <text:p text:style-name="P51"><text:span text:style-name="T3"><text:s text:c="16"/>south = nAcdnts(</text:span><text:span text:style-name="T7">"Southern bay area"</text:span><text:span text:style-name="T3">);</text:span></text:p>
      <text:p text:style-name="P51"><text:span text:style-name="T3"><text:s text:c="16"/></text:span><text:span text:style-name="T8">break</text:span><text:span text:style-name="T3">;</text:span></text:p>
      <text:p text:style-name="P51"><text:span text:style-name="T3"><text:s text:c="12"/></text:span><text:span text:style-name="T8">case</text:span><text:span text:style-name="T3"> 3:</text:span></text:p>
      <text:p text:style-name="P51"><text:span text:style-name="T3"><text:s text:c="16"/>east = nAcdnts(</text:span><text:span text:style-name="T7">"Eastern bay area"</text:span><text:span text:style-name="T3">);</text:span></text:p>
      <text:p text:style-name="P51"><text:span text:style-name="T3"><text:s text:c="16"/></text:span><text:span text:style-name="T8">break</text:span><text:span text:style-name="T3">;</text:span></text:p>
      <text:p text:style-name="P51"><text:span text:style-name="T3"><text:s text:c="12"/></text:span><text:span text:style-name="T8">case</text:span><text:span text:style-name="T3"> 4:</text:span></text:p>
      <text:p text:style-name="P51"><text:span text:style-name="T3"><text:s text:c="16"/>west = nAcdnts(</text:span><text:span text:style-name="T7">"Western bay area"</text:span><text:span text:style-name="T3">);</text:span></text:p>
      <text:p text:style-name="P51"><text:span text:style-name="T3"><text:s text:c="16"/></text:span><text:span text:style-name="T8">break</text:span><text:span text:style-name="T3">; <text:s text:c="2"/></text:span></text:p>
      <text:p text:style-name="P51"><text:span text:style-name="T3"><text:s text:c="12"/></text:span><text:span text:style-name="T8">case</text:span><text:span text:style-name="T3"> 5:</text:span></text:p>
      <text:p text:style-name="P51"><text:span text:style-name="T3"><text:s text:c="16"/>central = nAcdnts(</text:span><text:span text:style-name="T7">"Central bay area"</text:span><text:span text:style-name="T3">);</text:span></text:p>
      <text:p text:style-name="P51"><text:span text:style-name="T3"><text:s text:c="16"/></text:span><text:span text:style-name="T8">break</text:span><text:span text:style-name="T3">;</text:span></text:p>
      <text:p text:style-name="P21"><text:s text:c="8"/>} </text:p>
      <text:p text:style-name="P21"><text:s text:c="4"/>}</text:p>
      <text:p text:style-name="P1">//Call function "Find lowest"</text:p>
      <text:p text:style-name="P21"><text:s text:c="4"/>fndLwst(north, south, east, west, central);</text:p>
      <text:p text:style-name="P1">//Exit stage right! <text:s text:c="3"/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51"><text:span text:style-name="T8">int</text:span><text:span text:style-name="T3"> nAcdnts(string name)</text:span></text:p>
      <text:p text:style-name="P21">{</text:p>
      <text:p text:style-name="P1">//Declare variables</text:p>
      <text:p text:style-name="P51"><text:span text:style-name="T3"><text:s text:c="4"/></text:span><text:span text:style-name="T8">int</text:span><text:span text:style-name="T3"> acdnts; <text:s text:c="3"/></text:span></text:p>
      <text:p text:style-name="P1">//Prompt user for input</text:p>
      <text:p text:style-name="P51"><text:span text:style-name="T3"><text:s text:c="4"/>cout &lt;&lt; </text:span><text:span text:style-name="T7">"Enter the number of accidents within the "</text:span><text:span text:style-name="T3"> &lt;&lt; name &lt;&lt; </text:span><text:span text:style-name="T7">": "</text:span><text:span text:style-name="T3">;</text:span></text:p>
      <text:p text:style-name="P21"><text:s text:c="4"/>cin &gt;&gt; acdnts; <text:s text:c="3"/></text:p>
      <text:p text:style-name="P1">//Validate input</text:p>
      <text:p text:style-name="P51"><text:span text:style-name="T3"><text:s text:c="4"/></text:span><text:span text:style-name="T8">while</text:span><text:span text:style-name="T3">(acdnts &lt; 0)</text:span></text:p>
      <text:p text:style-name="P21"><text:s text:c="4"/>{</text:p>
      <text:p text:style-name="P51"><text:span text:style-name="T3"><text:s text:c="8"/>cout &lt;&lt; </text:span><text:span text:style-name="T7">"\nERROR: The number of accidents must be a nonnegative number."</text:span></text:p>
      <text:p text:style-name="P51"><text:span text:style-name="T3"><text:s text:c="16"/></text:span><text:span text:style-name="T7">"\nRe-enter the number of accidents: "</text:span><text:span text:style-name="T3">;</text:span></text:p>
      <text:p text:style-name="P21"><text:s text:c="8"/>cin &gt;&gt; acdnts;</text:p>
      <text:p text:style-name="P21"><text:s text:c="4"/>} <text:s/></text:p>
      <text:p text:style-name="P1">//Return the value</text:p>
      <text:p text:style-name="P51"><text:span text:style-name="T3"><text:s text:c="4"/></text:span><text:span text:style-name="T8">return</text:span><text:span text:style-name="T3">(acdnts);</text:span></text:p>
      <text:p text:style-name="P21">}</text:p>
      <text:p text:style-name="P21"/>
      <text:p text:style-name="P51"><text:span text:style-name="T8">void</text:span><text:span text:style-name="T3"> fndLwst(</text:span><text:span text:style-name="T8">int</text:span><text:span text:style-name="T3"> north, </text:span><text:span text:style-name="T8">int</text:span><text:span text:style-name="T3"> south, </text:span><text:span text:style-name="T8">int</text:span><text:span text:style-name="T3"> east, </text:span><text:span text:style-name="T8">int</text:span><text:span text:style-name="T3"> west, </text:span><text:span text:style-name="T8">int</text:span><text:span text:style-name="T3"> central)</text:span></text:p>
      <text:p text:style-name="P21">{</text:p>
      <text:p text:style-name="P21"><text:s text:c="4"/>cout &lt;&lt; endl;</text:p>
      <text:p text:style-name="P1">//Determine if North had least accidents</text:p>
      <text:p text:style-name="P51"><text:span text:style-name="T3"><text:s text:c="4"/></text:span><text:span text:style-name="T8">if</text:span><text:span text:style-name="T3">(north &lt; south &amp;&amp; north &lt; east &amp;&amp; north &lt; west &amp;&amp; north &lt; central)</text:span></text:p>
      <text:p text:style-name="P21"><text:s text:c="4"/>{</text:p>
      <text:p text:style-name="P51"><text:span text:style-name="T3"><text:s text:c="8"/>cout &lt;&lt; </text:span><text:span text:style-name="T7">"Safest Driving Area: Northern Bay Area ("</text:span><text:span text:style-name="T3"> &lt;&lt; north &lt;&lt;</text:span></text:p>
      <text:p text:style-name="P51"><text:span text:style-name="T3"><text:s text:c="16"/></text:span><text:span text:style-name="T7">" accidents last year)"</text:span><text:span text:style-name="T3">;</text:span></text:p>
      <text:p text:style-name="P21"><text:s text:c="4"/>} <text:s/></text:p>
      <text:p text:style-name="P1">//Determine if South had least accidents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south &lt; north &amp;&amp; south &lt; east &amp;&amp; south &lt; west &amp;&amp; south &lt; central)</text:span></text:p>
      <text:p text:style-name="P21"><text:s text:c="4"/>{</text:p>
      <text:p text:style-name="P51"><text:span text:style-name="T3"><text:s text:c="8"/>cout &lt;&lt; </text:span><text:span text:style-name="T7">"Safest Driving Area: Southern Bay Area ("</text:span><text:span text:style-name="T3"> &lt;&lt; south &lt;&lt;</text:span></text:p>
      <text:p text:style-name="P51"><text:soft-page-break/><text:span text:style-name="T3"><text:s text:c="16"/></text:span><text:span text:style-name="T7">" accidents last year)"</text:span><text:span text:style-name="T3">;</text:span></text:p>
      <text:p text:style-name="P21"><text:s text:c="4"/>} <text:s text:c="2"/></text:p>
      <text:p text:style-name="P1">//Determine if East had least accidents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east &lt; north &amp;&amp; east &lt; south &amp;&amp; east &lt; west &amp;&amp; east &lt; central)</text:span></text:p>
      <text:p text:style-name="P21"><text:s text:c="4"/>{</text:p>
      <text:p text:style-name="P51"><text:span text:style-name="T3"><text:s text:c="8"/>cout &lt;&lt; </text:span><text:span text:style-name="T7">"Safest Driving Area: Eastern Bay Area ("</text:span><text:span text:style-name="T3"> &lt;&lt; east &lt;&lt;</text:span></text:p>
      <text:p text:style-name="P51"><text:span text:style-name="T3"><text:s text:c="16"/></text:span><text:span text:style-name="T7">" accidents last year)"</text:span><text:span text:style-name="T3">;</text:span></text:p>
      <text:p text:style-name="P21"><text:s text:c="4"/>}</text:p>
      <text:p text:style-name="P1">//Determine if West had least accidents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west &lt; north &amp;&amp; west &lt; south &amp;&amp; west &lt; east &amp;&amp; west &lt; central)</text:span></text:p>
      <text:p text:style-name="P21"><text:s text:c="4"/>{</text:p>
      <text:p text:style-name="P51"><text:span text:style-name="T3"><text:s text:c="8"/>cout &lt;&lt; </text:span><text:span text:style-name="T7">"Safest Driving Area: Western Bay Area ("</text:span><text:span text:style-name="T3"> &lt;&lt; west &lt;&lt;</text:span></text:p>
      <text:p text:style-name="P51"><text:span text:style-name="T3"><text:s text:c="16"/></text:span><text:span text:style-name="T7">" accidents last year)"</text:span><text:span text:style-name="T3">;</text:span></text:p>
      <text:p text:style-name="P21"><text:s text:c="4"/>} <text:s text:c="3"/></text:p>
      <text:p text:style-name="P1">//Determine if Central had least accidents</text:p>
      <text:p text:style-name="P51"><text:span text:style-name="T3"><text:s text:c="4"/></text:span><text:span text:style-name="T8">else</text:span></text:p>
      <text:p text:style-name="P21"><text:s text:c="4"/>{</text:p>
      <text:p text:style-name="P51"><text:span text:style-name="T3"><text:s text:c="8"/>cout &lt;&lt; </text:span><text:span text:style-name="T7">"Safest Driving Area: Central Bay Area ("</text:span><text:span text:style-name="T3"> &lt;&lt; central &lt;&lt;</text:span></text:p>
      <text:p text:style-name="P51"><text:span text:style-name="T3"><text:s text:c="16"/></text:span><text:span text:style-name="T7">" accidents last year)"</text:span><text:span text:style-name="T3">;</text:span></text:p>
      <text:p text:style-name="P21"><text:s text:c="4"/>}</text:p>
      <text:p text:style-name="P39">}</text:p>
      <text:p text:style-name="P33"/>
      <text:p text:style-name="P12">/* </text:p>
      <text:p text:style-name="P1"><text:s/>* File: <text:s text:c="2"/>main.cpp</text:p>
      <text:p text:style-name="P1"><text:s/>* Author: AbdulHakim Abbas</text:p>
      <text:p text:style-name="P1"><text:s/>* Purpose: To Calculate the Occupancy rate of a Hotel</text:p>
      <text:p text:style-name="P1"><text:s/>* Created on July 11, 2015, 12:48 PM</text:p>
      <text:p text:style-name="P1"><text:s/>*/</text:p>
      <text:p text:style-name="P21"/>
      <text:p text:style-name="P1">// 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1">//Global Functions</text:p>
      <text:p text:style-name="P1">//Function Prototypes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Declare and initialize the variables</text:p>
      <text:p text:style-name="P1">//User input variables</text:p>
      <text:p text:style-name="P51"><text:span text:style-name="T3"><text:tab/></text:span><text:span text:style-name="T8">unsigned</text:span><text:span text:style-name="T3"> </text:span><text:span text:style-name="T8">short</text:span><text:span text:style-name="T3"> uSh_nFloor = 0; </text:span><text:span text:style-name="T1">//Holds the number of floors the hotel has</text:span></text:p>
      <text:p text:style-name="P51"><text:span text:style-name="T3"><text:tab/></text:span><text:span text:style-name="T8">unsigned</text:span><text:span text:style-name="T3"> </text:span><text:span text:style-name="T8">short</text:span><text:span text:style-name="T3"> uSh_nRoom = 0; </text:span><text:span text:style-name="T1">//Holds the number of rooms the hotel has</text:span></text:p>
      <text:p text:style-name="P51"><text:span text:style-name="T3"><text:tab/></text:span><text:span text:style-name="T8">unsigned</text:span><text:span text:style-name="T3"> </text:span><text:span text:style-name="T8">short</text:span><text:span text:style-name="T3"> uSh_nRmOcup = 0; </text:span><text:span text:style-name="T1">//Holds the number of rooms occupied</text:span></text:p>
      <text:p text:style-name="P51"><text:span text:style-name="T3"><text:tab/></text:span><text:span text:style-name="T8">unsigned</text:span><text:span text:style-name="T3"> </text:span><text:span text:style-name="T8">short</text:span><text:span text:style-name="T3"> uSh_nRmUocp = 0; </text:span><text:span text:style-name="T1">//Holds the number of rooms unoccupied</text:span></text:p>
      <text:p text:style-name="P1">//The programmer declares this variable to hold the percentage</text:p>
      <text:p text:style-name="P51"><text:span text:style-name="T3"><text:tab/></text:span><text:span text:style-name="T8">float</text:span><text:span text:style-name="T3"> f_ocpRate = 0.0f; </text:span><text:span text:style-name="T1">//The percentage of rooms that are occupied</text:span></text:p>
      <text:p text:style-name="P1">//Prompt the user input the number of floors the hotel has</text:p>
      <text:p text:style-name="P51"><text:span text:style-name="T3"><text:tab/>cout &lt;&lt; </text:span><text:span text:style-name="T7">"Enter the number of floors the hotel has: "</text:span><text:span text:style-name="T3">;</text:span></text:p>
      <text:p text:style-name="P21"><text:tab/>cin &gt;&gt; uSh_nFloor;</text:p>
      <text:p text:style-name="P1">//Iterate through each floor</text:p>
      <text:p text:style-name="P51"><text:span text:style-name="T3"><text:tab/></text:span><text:span text:style-name="T8">for</text:span><text:span text:style-name="T3">(</text:span><text:span text:style-name="T8">int</text:span><text:span text:style-name="T3"> i = 0, total = 0, totOccu = 0; i &lt; uSh_nFloor; ++i) {</text:span></text:p>
      <text:p text:style-name="P1">//Prompt for the number of rooms and occupancy</text:p>
      <text:p text:style-name="P51"><text:span text:style-name="T3"><text:tab/><text:tab/>cout &lt;&lt; </text:span><text:span text:style-name="T7">"Enter the number of rooms on the floor "</text:span><text:span text:style-name="T3"> &lt;&lt; i+1 &lt;&lt; </text:span><text:span text:style-name="T7">": "</text:span><text:span text:style-name="T3">;</text:span></text:p>
      <text:p text:style-name="P21"><text:tab/><text:tab/>cin &gt;&gt; uSh_nRoom;</text:p>
      <text:p text:style-name="P51"><text:span text:style-name="T3"><text:tab/><text:tab/>cout &lt;&lt; </text:span><text:span text:style-name="T7">"How many rooms are occupied in floor "</text:span><text:span text:style-name="T3"> &lt;&lt; i+1 &lt;&lt; </text:span><text:span text:style-name="T7">"? "</text:span><text:span text:style-name="T3">;</text:span></text:p>
      <text:p text:style-name="P21"><text:tab/><text:tab/>cin &gt;&gt; uSh_nRmOcup;</text:p>
      <text:p text:style-name="P1">//Record the total number of rooms in the hotel</text:p>
      <text:p text:style-name="P21"><text:tab/><text:tab/>total += uSh_nRoom;</text:p>
      <text:p text:style-name="P1">//Record the number of rooms that are occupied</text:p>
      <text:p text:style-name="P21"><text:tab/><text:tab/>totOccu += uSh_nRmOcup;</text:p>
      <text:p text:style-name="P21"><text:soft-page-break/></text:p>
      <text:p text:style-name="P21"><text:tab/><text:tab/>uSh_nRoom = total;</text:p>
      <text:p text:style-name="P21"><text:tab/><text:tab/>uSh_nRmOcup = totOccu;</text:p>
      <text:p text:style-name="P51"><text:span text:style-name="T3"><text:tab/>}</text:span><text:span text:style-name="T1">//The end of the for loop</text:span></text:p>
      <text:p text:style-name="P1">//Calculate the number of Unoccupied rooms</text:p>
      <text:p text:style-name="P21"><text:tab/>uSh_nRmUocp = uSh_nRoom - uSh_nRmOcup;</text:p>
      <text:p text:style-name="P1">//Output the results</text:p>
      <text:p text:style-name="P51"><text:span text:style-name="T3"><text:tab/>cout &lt;&lt; </text:span><text:span text:style-name="T7">"The hotel has total of "</text:span><text:span text:style-name="T3"> &lt;&lt; uSh_nRoom &lt;&lt; </text:span><text:span text:style-name="T7">" rooms\n"</text:span><text:span text:style-name="T3">;</text:span></text:p>
      <text:p text:style-name="P51"><text:span text:style-name="T3"><text:tab/>cout &lt;&lt; </text:span><text:span text:style-name="T7">"Out of "</text:span><text:span text:style-name="T3"> &lt;&lt; uSh_nRoom &lt;&lt; </text:span><text:span text:style-name="T7">" rooms, "</text:span><text:span text:style-name="T3"> &lt;&lt; uSh_nRmOcup</text:span></text:p>
      <text:p text:style-name="P51"><text:span text:style-name="T3"><text:tab/><text:tab/> &lt;&lt; </text:span><text:span text:style-name="T7">" rooms are occupied.\n"</text:span><text:span text:style-name="T3">;</text:span></text:p>
      <text:p text:style-name="P51"><text:span text:style-name="T3"><text:tab/>cout &lt;&lt; </text:span><text:span text:style-name="T7">"Out of "</text:span><text:span text:style-name="T3"> &lt;&lt; uSh_nRoom &lt;&lt; </text:span><text:span text:style-name="T7">" rooms, "</text:span><text:span text:style-name="T3"> &lt;&lt; uSh_nRmUocp </text:span></text:p>
      <text:p text:style-name="P51"><text:span text:style-name="T3"><text:tab/><text:tab/> &lt;&lt; </text:span><text:span text:style-name="T7">" rooms are unoccupied.\n"</text:span><text:span text:style-name="T3">;</text:span></text:p>
      <text:p text:style-name="P51"><text:span text:style-name="T3"><text:tab/>cout &lt;&lt; </text:span><text:span text:style-name="T7">"The percentage of rooms that are occupied: "</text:span></text:p>
      <text:p text:style-name="P51"><text:span text:style-name="T3"><text:tab/><text:tab/> &lt;&lt; (</text:span><text:span text:style-name="T8">static_cast</text:span><text:span text:style-name="T3">&lt;</text:span><text:span text:style-name="T8">float</text:span><text:span text:style-name="T3">&gt;(uSh_nRmOcup) / uSh_nRoom) * 100 &lt;&lt; </text:span><text:span text:style-name="T7">"%\n"</text:span><text:span text:style-name="T3">;</text:span></text:p>
      <text:p text:style-name="P1">//Exit stage right! <text:s text:c="7"/></text:p>
      <text:p text:style-name="P51"><text:span text:style-name="T3"><text:tab/></text:span><text:span text:style-name="T8">return</text:span><text:span text:style-name="T3"> 0;</text:span></text:p>
      <text:p text:style-name="P57"><text:span text:style-name="T3">}</text:span><text:span text:style-name="T1">//The end of the main function</text:span></text:p>
      <text:p text:style-name="P33"/>
      <text:p text:style-name="P12">/* </text:p>
      <text:p text:style-name="P1"><text:s/>* File: <text:s text:c="2"/>main.cpp</text:p>
      <text:p text:style-name="P1"><text:s/>* Author: Abdul Hakim Abbas</text:p>
      <text:p text:style-name="P1"><text:s/>* Purpose: To find the max and min values from a users input</text:p>
      <text:p text:style-name="P1"><text:s/>* Created on July 3, 2015, 6:29 PM</text:p>
      <text:p text:style-name="P1"><text:s/>*/</text:p>
      <text:p text:style-name="P21"/>
      <text:p text:style-name="P51"><text:span text:style-name="T2">#include</text:span><text:span text:style-name="T3"> </text:span><text:span text:style-name="T7">&lt;iostream&gt;</text:span></text:p>
      <text:p text:style-name="P21"/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1">//Global Constants </text:p>
      <text:p text:style-name="P1">//Function Prototypes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Declare variables</text:p>
      <text:p text:style-name="P51"><text:span text:style-name="T3"><text:s text:c="4"/></text:span><text:span text:style-name="T8">int</text:span><text:span text:style-name="T3"> n1,n2;</text:span><text:span text:style-name="T1">//Holds the 2 entered values by the user</text:span></text:p>
      <text:p text:style-name="P1">//Prompt for the 2 numbers that have to be entered</text:p>
      <text:p text:style-name="P51"><text:span text:style-name="T3">cout&lt;&lt;</text:span><text:span text:style-name="T7">"Enter the 1st number"</text:span><text:span text:style-name="T3">&lt;&lt;endl;</text:span></text:p>
      <text:p text:style-name="P21">cin&gt;&gt;n1;</text:p>
      <text:p text:style-name="P51"><text:span text:style-name="T3">cout&lt;&lt;</text:span><text:span text:style-name="T7">"Enter the 2nd number"</text:span><text:span text:style-name="T3">&lt;&lt;endl;</text:span></text:p>
      <text:p text:style-name="P21">cin&gt;&gt;n2;</text:p>
      <text:p text:style-name="P1">//To output the maximum value</text:p>
      <text:p text:style-name="P51"><text:span text:style-name="T8">if</text:span><text:span text:style-name="T3">(n1&gt;n2)</text:span></text:p>
      <text:p text:style-name="P51"><text:span text:style-name="T3"><text:s text:c="4"/>cout&lt;&lt;n1&lt;&lt;</text:span><text:span text:style-name="T7">" is the larger number between the two numbers"</text:span><text:span text:style-name="T3">&lt;&lt;endl;</text:span></text:p>
      <text:p text:style-name="P50">else</text:p>
      <text:p text:style-name="P51"><text:span text:style-name="T3"><text:s text:c="4"/>cout&lt;&lt;n2&lt;&lt;</text:span><text:span text:style-name="T7">" is the larger number between the two numbers"</text:span><text:span text:style-name="T3">&lt;&lt;endl;</text:span></text:p>
      <text:p text:style-name="P1">//To output the minimum value</text:p>
      <text:p text:style-name="P51"><text:span text:style-name="T8">if</text:span><text:span text:style-name="T3">(n1&lt;n2)</text:span></text:p>
      <text:p text:style-name="P51"><text:span text:style-name="T3"><text:s text:c="4"/>cout&lt;&lt;n1&lt;&lt;</text:span><text:span text:style-name="T7">" is the smaller number between the two numbers"</text:span><text:span text:style-name="T3">&lt;&lt;endl;</text:span></text:p>
      <text:p text:style-name="P50">else</text:p>
      <text:p text:style-name="P51"><text:span text:style-name="T3"><text:s text:c="4"/>cout&lt;&lt;n2&lt;&lt;</text:span><text:span text:style-name="T7">" is the smaller number between the two numbers"</text:span><text:span text:style-name="T3">&lt;&lt;endl;</text:span></text:p>
      <text:p text:style-name="P51"><text:span text:style-name="T3"><text:s text:c="4"/></text:span><text:span text:style-name="T8">return</text:span><text:span text:style-name="T3"> 0;</text:span></text:p>
      <text:p text:style-name="P39">}</text:p>
      <text:p text:style-name="P33"/>
      <text:p text:style-name="P12">/* </text:p>
      <text:p text:style-name="P1"><text:s/>* File: <text:s text:c="2"/>main.cpp</text:p>
      <text:p text:style-name="P1"><text:s/>* Author: Abdul-Hakim</text:p>
      <text:p text:style-name="P1"><text:s/>* Purpose: Homework from chapter 3</text:p>
      <text:p text:style-name="P1"><text:s/>* Created on July 4, 2015, 8:39 PM</text:p>
      <text:p text:style-name="P1"><text:soft-page-break/><text:s/>*/</text:p>
      <text:p text:style-name="P21"/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string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ibraries</text:p>
      <text:p text:style-name="P1">//Global Constants </text:p>
      <text:p text:style-name="P1">//Function Prototypes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Declare the variables</text:p>
      <text:p text:style-name="P51"><text:span text:style-name="T3"><text:s text:c="4"/>string name;</text:span><text:span text:style-name="T1">//Hold the name of the user</text:span></text:p>
      <text:p text:style-name="P51"><text:span text:style-name="T3"><text:s text:c="4"/>string city;</text:span><text:span text:style-name="T1">//Hold the name of the city</text:span></text:p>
      <text:p text:style-name="P51"><text:span text:style-name="T3"><text:s text:c="4"/>string college;</text:span><text:span text:style-name="T1">//Holds the name of the college</text:span></text:p>
      <text:p text:style-name="P51"><text:span text:style-name="T3"><text:s text:c="4"/>string career;</text:span><text:span text:style-name="T1">//Holds the occupation of the user</text:span></text:p>
      <text:p text:style-name="P51"><text:span text:style-name="T3"><text:s text:c="4"/>string Animal;</text:span><text:span text:style-name="T1">//Holds the type of animal that the user has adopted</text:span></text:p>
      <text:p text:style-name="P51"><text:span text:style-name="T3"><text:s text:c="4"/>string Pet;</text:span><text:span text:style-name="T1">//Holds the name of the pet</text:span></text:p>
      <text:p text:style-name="P51"><text:span text:style-name="T3"><text:s text:c="4"/></text:span><text:span text:style-name="T8">int</text:span><text:span text:style-name="T3"> Age;</text:span><text:span text:style-name="T1">//Holds the age of user when they were in college</text:span></text:p>
      <text:p text:style-name="P1">//Prompt to let the user input the needed values</text:p>
      <text:p text:style-name="P1">//This prompt is so the user can input their name</text:p>
      <text:p text:style-name="P51"><text:span text:style-name="T3">cout&lt;&lt;</text:span><text:span text:style-name="T7">"Please enter your name:"</text:span><text:span text:style-name="T3">;</text:span></text:p>
      <text:p text:style-name="P21">cin&gt;&gt;name;</text:p>
      <text:p text:style-name="P1">//This prompt is so that the user can input the name of the city they live in <text:s text:c="3"/></text:p>
      <text:p text:style-name="P51"><text:span text:style-name="T3">cout&lt;&lt;</text:span><text:span text:style-name="T7">"Enter the city you live in:"</text:span><text:span text:style-name="T3">;</text:span></text:p>
      <text:p text:style-name="P21">cin&gt;&gt;city;</text:p>
      <text:p text:style-name="P1">//This prompt is so the user the can input the name of the college that they attended</text:p>
      <text:p text:style-name="P51"><text:span text:style-name="T3">cout&lt;&lt;</text:span><text:span text:style-name="T7">"Enter the name of the college that you attended:"</text:span><text:span text:style-name="T3">;</text:span></text:p>
      <text:p text:style-name="P21">cin&gt;&gt;college;</text:p>
      <text:p text:style-name="P1">//This prompt is so the user can input at which age they attended college</text:p>
      <text:p text:style-name="P51"><text:span text:style-name="T3">cout&lt;&lt;</text:span><text:span text:style-name="T7">"Enter the age when you attended college:"</text:span><text:span text:style-name="T3">;</text:span></text:p>
      <text:p text:style-name="P21">cin&gt;&gt;Age;</text:p>
      <text:p text:style-name="P1">//This prompt is that the user can input the name of their profession</text:p>
      <text:p text:style-name="P51"><text:span text:style-name="T3">cout&lt;&lt;</text:span><text:span text:style-name="T7">"Please enter the name of your career:"</text:span><text:span text:style-name="T3">;</text:span></text:p>
      <text:p text:style-name="P21">cin&gt;&gt;career;</text:p>
      <text:p text:style-name="P1">//This prompt is that the user can input the type of animal they adopted as a pet</text:p>
      <text:p text:style-name="P51"><text:span text:style-name="T3">cout&lt;&lt;</text:span><text:span text:style-name="T7">"Enter the type of animal you have adopted as your pet:"</text:span><text:span text:style-name="T3">;</text:span></text:p>
      <text:p text:style-name="P21">cin&gt;&gt;Animal;</text:p>
      <text:p text:style-name="P1">//This prompt is the user can input the name of their pet</text:p>
      <text:p text:style-name="P51"><text:span text:style-name="T3">cout&lt;&lt;</text:span><text:span text:style-name="T7">"Enter the name of your pet:"</text:span><text:span text:style-name="T3">;</text:span></text:p>
      <text:p text:style-name="P21">cin&gt;&gt;Pet;</text:p>
      <text:p text:style-name="P1">//Output the story </text:p>
      <text:p text:style-name="P1">//Which has the user inputs inserted in it</text:p>
      <text:p text:style-name="P51"><text:span text:style-name="T3">cout&lt;&lt;</text:span><text:span text:style-name="T7">"There once was a person named "</text:span><text:span text:style-name="T3">&lt;&lt;name&lt;&lt;</text:span><text:span text:style-name="T7">" who lived in "</text:span><text:span text:style-name="T3">&lt;&lt;city&lt;&lt;</text:span><text:span text:style-name="T7">". "</text:span><text:span text:style-name="T3">&lt;&lt;</text:span><text:span text:style-name="T7">"At the age of "</text:span><text:span text:style-name="T3">&lt;&lt;Age&lt;&lt;</text:span><text:span text:style-name="T7">", "</text:span><text:span text:style-name="T3">&lt;&lt;name&lt;&lt;</text:span><text:span text:style-name="T7">" went to college at "</text:span><text:span text:style-name="T3">&lt;&lt;college&lt;&lt;</text:span><text:span text:style-name="T7">". "</text:span><text:span text:style-name="T3">&lt;&lt;name&lt;&lt;</text:span><text:span text:style-name="T7">" graduated and went to work as a "</text:span><text:span text:style-name="T3">&lt;&lt;career&lt;&lt;</text:span><text:span text:style-name="T7">". "</text:span><text:span text:style-name="T3">&lt;&lt;</text:span><text:span text:style-name="T7">"Then, "</text:span><text:span text:style-name="T3">&lt;&lt;name&lt;&lt;</text:span><text:span text:style-name="T7">" adopted a "</text:span><text:span text:style-name="T3">&lt;&lt;Animal&lt;&lt;</text:span><text:span text:style-name="T7">" named "</text:span><text:span text:style-name="T3">&lt;&lt;Pet&lt;&lt;</text:span><text:span text:style-name="T7">". "</text:span><text:span text:style-name="T3">&lt;&lt;</text:span><text:span text:style-name="T7">"They both lived happily ever after!"</text:span><text:span text:style-name="T3">&lt;&lt;endl;</text:span></text:p>
      <text:p text:style-name="P1">//Exit stage right</text:p>
      <text:p text:style-name="P51"><text:span text:style-name="T3"><text:s text:c="4"/></text:span><text:span text:style-name="T8">return</text:span><text:span text:style-name="T3"> 0;</text:span></text:p>
      <text:p text:style-name="P39">}</text:p>
      <text:p text:style-name="P33"/>
      <text:p text:style-name="P33"/>
      <text:p text:style-name="P12">/* </text:p>
      <text:p text:style-name="P1"><text:s/>* File: <text:s text:c="2"/>main.cpp</text:p>
      <text:p text:style-name="P1"><text:s/>* Author: Abdul Hakim Abbas</text:p>
      <text:p text:style-name="P1"><text:s/>* Purpose: To calculate the total purchase price of five items</text:p>
      <text:p text:style-name="P1"><text:s/>* Created on June 26, 2015, 11:27 PM</text:p>
      <text:p text:style-name="P1"><text:soft-page-break/><text:s/>*/</text:p>
      <text:p text:style-name="P21"/>
      <text:p text:style-name="P51"><text:span text:style-name="T2">#include</text:span><text:span text:style-name="T3"> </text:span><text:span text:style-name="T7">&lt;iostream&gt;</text:span><text:span text:style-name="T1">//File I/O</text:span></text:p>
      <text:p text:style-name="P21"/>
      <text:p text:style-name="P51"><text:span text:style-name="T8">using</text:span><text:span text:style-name="T3"> </text:span><text:span text:style-name="T8">namespace</text:span><text:span text:style-name="T3"> std;</text:span><text:span text:style-name="T1">//std name space --&gt; iostream</text:span></text:p>
      <text:p text:style-name="P21"/>
      <text:p text:style-name="P1">//User Libraries</text:p>
      <text:p text:style-name="P1">//Global constants</text:p>
      <text:p text:style-name="P1">//Function Prototypes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Declare variables</text:p>
      <text:p text:style-name="P51"><text:span text:style-name="T3"><text:s text:c="4"/></text:span><text:span text:style-name="T8">float</text:span><text:span text:style-name="T3"> item1;</text:span><text:span text:style-name="T1">//Price of item one</text:span></text:p>
      <text:p text:style-name="P51"><text:span text:style-name="T3"><text:s text:c="4"/></text:span><text:span text:style-name="T8">float</text:span><text:span text:style-name="T3"> item2;</text:span><text:span text:style-name="T1">//Price of item two </text:span></text:p>
      <text:p text:style-name="P51"><text:span text:style-name="T3"><text:s text:c="4"/></text:span><text:span text:style-name="T8">float</text:span><text:span text:style-name="T3"> item3;</text:span><text:span text:style-name="T1">//Price of item three </text:span></text:p>
      <text:p text:style-name="P51"><text:span text:style-name="T3"><text:s text:c="4"/></text:span><text:span text:style-name="T8">float</text:span><text:span text:style-name="T3"> item4;</text:span><text:span text:style-name="T1">//Price of item four</text:span></text:p>
      <text:p text:style-name="P51"><text:span text:style-name="T3"><text:s text:c="4"/></text:span><text:span text:style-name="T8">float</text:span><text:span text:style-name="T3"> item5;</text:span><text:span text:style-name="T1">//Price of item five </text:span></text:p>
      <text:p text:style-name="P51"><text:span text:style-name="T3"><text:s text:c="4"/></text:span><text:span text:style-name="T8">float</text:span><text:span text:style-name="T3"> tPrice;</text:span><text:span text:style-name="T1">//The total price of the items</text:span></text:p>
      <text:p text:style-name="P1">//Process input here</text:p>
      <text:p text:style-name="P51"><text:span text:style-name="T3">item1 = 19.95;</text:span><text:span text:style-name="T1">//Price of item one</text:span></text:p>
      <text:p text:style-name="P51"><text:span text:style-name="T3">item2 = 26.95;</text:span><text:span text:style-name="T1">//Price of item two</text:span></text:p>
      <text:p text:style-name="P51"><text:span text:style-name="T3">item3 = 8.95;</text:span><text:span text:style-name="T1">//Price of item three</text:span></text:p>
      <text:p text:style-name="P51"><text:span text:style-name="T3">item4 = 13.95;</text:span><text:span text:style-name="T1">//Price of item four</text:span></text:p>
      <text:p text:style-name="P51"><text:span text:style-name="T3">item5 = 5.95;</text:span><text:span text:style-name="T1">//Price of item five</text:span></text:p>
      <text:p text:style-name="P51"><text:span text:style-name="T3">tPrice = item1 + item2 + item3 + item4 + item5;</text:span><text:span text:style-name="T1">//The total price of the items</text:span></text:p>
      <text:p text:style-name="P1">//Output here</text:p>
      <text:p text:style-name="P51"><text:span text:style-name="T3">cout&lt;&lt;</text:span><text:span text:style-name="T7">"The total purchase price is $"</text:span><text:span text:style-name="T3">&lt;&lt;tPrice&lt;&lt;endl;</text:span></text:p>
      <text:p text:style-name="P1">//Exit stage right!</text:p>
      <text:p text:style-name="P51"><text:span text:style-name="T3"><text:s text:c="4"/></text:span><text:span text:style-name="T8">return</text:span><text:span text:style-name="T3"> 0;</text:span></text:p>
      <text:p text:style-name="P39">}</text:p>
      <text:p text:style-name="P33"/>
      <text:p text:style-name="P58"><text:span text:style-name="T4">empty.</text:span><text:span text:style-name="T3">txt → It was empty, but will have the following.</text:span></text:p>
      <text:p text:style-name="P40">This file doesn't have any uppercase letter at the begining of each sentence. But after the program runs it should have them. Looks like the program worked!</text:p>
      <text:p text:style-name="P40"/>
      <text:p text:style-name="P40">numbers.txt → Has the following</text:p>
      <text:p text:style-name="P40">1</text:p>
      <text:p text:style-name="P40">2</text:p>
      <text:p text:style-name="P40">3</text:p>
      <text:p text:style-name="P40">4</text:p>
      <text:p text:style-name="P40">5</text:p>
      <text:p text:style-name="P40">6</text:p>
      <text:p text:style-name="P40">7</text:p>
      <text:p text:style-name="P40">8</text:p>
      <text:p text:style-name="P40">9</text:p>
      <text:p text:style-name="P40">10</text:p>
      <text:p text:style-name="P40">11</text:p>
      <text:p text:style-name="P40">12</text:p>
      <text:p text:style-name="P40">13</text:p>
      <text:p text:style-name="P40">14</text:p>
      <text:p text:style-name="P40">15</text:p>
      <text:p text:style-name="P40">16</text:p>
      <text:p text:style-name="P40">17</text:p>
      <text:p text:style-name="P40">18</text:p>
      <text:p text:style-name="P40">19</text:p>
      <text:p text:style-name="P40">20</text:p>
      <text:p text:style-name="P40">21</text:p>
      <text:p text:style-name="P40">22</text:p>
      <text:p text:style-name="P40">23</text:p>
      <text:p text:style-name="P40"><text:soft-page-break/>24</text:p>
      <text:p text:style-name="P40">25</text:p>
      <text:p text:style-name="P40">26</text:p>
      <text:p text:style-name="P40">27</text:p>
      <text:p text:style-name="P40">28</text:p>
      <text:p text:style-name="P40">29</text:p>
      <text:p text:style-name="P40">30</text:p>
      <text:p text:style-name="P40">31</text:p>
      <text:p text:style-name="P40">32</text:p>
      <text:p text:style-name="P40">33</text:p>
      <text:p text:style-name="P40">34</text:p>
      <text:p text:style-name="P40">35</text:p>
      <text:p text:style-name="P40">36</text:p>
      <text:p text:style-name="P40">37</text:p>
      <text:p text:style-name="P40">38</text:p>
      <text:p text:style-name="P40">39</text:p>
      <text:p text:style-name="P40">40</text:p>
      <text:p text:style-name="P40">41</text:p>
      <text:p text:style-name="P40">42</text:p>
      <text:p text:style-name="P40">43</text:p>
      <text:p text:style-name="P40">44</text:p>
      <text:p text:style-name="P40">45</text:p>
      <text:p text:style-name="P40">46</text:p>
      <text:p text:style-name="P40">47</text:p>
      <text:p text:style-name="P40">48</text:p>
      <text:p text:style-name="P40">49</text:p>
      <text:p text:style-name="P40">50</text:p>
      <text:p text:style-name="P40">51</text:p>
      <text:p text:style-name="P40">52</text:p>
      <text:p text:style-name="P40">53</text:p>
      <text:p text:style-name="P40">54</text:p>
      <text:p text:style-name="P40">55</text:p>
      <text:p text:style-name="P40">56</text:p>
      <text:p text:style-name="P40">57</text:p>
      <text:p text:style-name="P40">58</text:p>
      <text:p text:style-name="P40">59</text:p>
      <text:p text:style-name="P40">60</text:p>
      <text:p text:style-name="P40">61</text:p>
      <text:p text:style-name="P40">62</text:p>
      <text:p text:style-name="P40">63</text:p>
      <text:p text:style-name="P40">64</text:p>
      <text:p text:style-name="P40">65</text:p>
      <text:p text:style-name="P40">66</text:p>
      <text:p text:style-name="P40">67</text:p>
      <text:p text:style-name="P40">68</text:p>
      <text:p text:style-name="P40">69</text:p>
      <text:p text:style-name="P40">70</text:p>
      <text:p text:style-name="P40">71</text:p>
      <text:p text:style-name="P40">72</text:p>
      <text:p text:style-name="P40">73</text:p>
      <text:p text:style-name="P40">74</text:p>
      <text:p text:style-name="P40">75</text:p>
      <text:p text:style-name="P40">76</text:p>
      <text:p text:style-name="P40">77</text:p>
      <text:p text:style-name="P40">78</text:p>
      <text:p text:style-name="P40">79</text:p>
      <text:p text:style-name="P40">80</text:p>
      <text:p text:style-name="P40">81</text:p>
      <text:p text:style-name="P40">82</text:p>
      <text:p text:style-name="P40"><text:soft-page-break/>83</text:p>
      <text:p text:style-name="P40">84</text:p>
      <text:p text:style-name="P40">85</text:p>
      <text:p text:style-name="P40">86</text:p>
      <text:p text:style-name="P40">87</text:p>
      <text:p text:style-name="P40">88</text:p>
      <text:p text:style-name="P40">89</text:p>
      <text:p text:style-name="P40">90</text:p>
      <text:p text:style-name="P40">91</text:p>
      <text:p text:style-name="P40">92</text:p>
      <text:p text:style-name="P40">93</text:p>
      <text:p text:style-name="P40">94</text:p>
      <text:p text:style-name="P40">95</text:p>
      <text:p text:style-name="P40">96</text:p>
      <text:p text:style-name="P40">97</text:p>
      <text:p text:style-name="P40">98</text:p>
      <text:p text:style-name="P40">99</text:p>
      <text:p text:style-name="P40">100</text:p>
      <text:p text:style-name="P40">1</text:p>
      <text:p text:style-name="P40">2</text:p>
      <text:p text:style-name="P40">3</text:p>
      <text:p text:style-name="P40">4</text:p>
      <text:p text:style-name="P40">5</text:p>
      <text:p text:style-name="P40">6</text:p>
      <text:p text:style-name="P40">7</text:p>
      <text:p text:style-name="P40">8</text:p>
      <text:p text:style-name="P40">9</text:p>
      <text:p text:style-name="P40">10</text:p>
      <text:p text:style-name="P40">11</text:p>
      <text:p text:style-name="P40">12</text:p>
      <text:p text:style-name="P40">13</text:p>
      <text:p text:style-name="P40">14</text:p>
      <text:p text:style-name="P40">15</text:p>
      <text:p text:style-name="P40">16</text:p>
      <text:p text:style-name="P40">17</text:p>
      <text:p text:style-name="P40">18</text:p>
      <text:p text:style-name="P40">19</text:p>
      <text:p text:style-name="P40">20</text:p>
      <text:p text:style-name="P40">21</text:p>
      <text:p text:style-name="P40">22</text:p>
      <text:p text:style-name="P40">23</text:p>
      <text:p text:style-name="P40">24</text:p>
      <text:p text:style-name="P40">25</text:p>
      <text:p text:style-name="P40">26</text:p>
      <text:p text:style-name="P40">27</text:p>
      <text:p text:style-name="P40">28</text:p>
      <text:p text:style-name="P40">29</text:p>
      <text:p text:style-name="P40">30</text:p>
      <text:p text:style-name="P40">31</text:p>
      <text:p text:style-name="P40">32</text:p>
      <text:p text:style-name="P40">33</text:p>
      <text:p text:style-name="P40">34</text:p>
      <text:p text:style-name="P40">35</text:p>
      <text:p text:style-name="P40">36</text:p>
      <text:p text:style-name="P40">37</text:p>
      <text:p text:style-name="P40">38</text:p>
      <text:p text:style-name="P40">39</text:p>
      <text:p text:style-name="P40">40</text:p>
      <text:p text:style-name="P40">41</text:p>
      <text:p text:style-name="P40"><text:soft-page-break/>42</text:p>
      <text:p text:style-name="P40">43</text:p>
      <text:p text:style-name="P40">44</text:p>
      <text:p text:style-name="P40">45</text:p>
      <text:p text:style-name="P40">46</text:p>
      <text:p text:style-name="P40">47</text:p>
      <text:p text:style-name="P40">48</text:p>
      <text:p text:style-name="P40">49</text:p>
      <text:p text:style-name="P40">50</text:p>
      <text:p text:style-name="P40">51</text:p>
      <text:p text:style-name="P40">52</text:p>
      <text:p text:style-name="P40">53</text:p>
      <text:p text:style-name="P40">54</text:p>
      <text:p text:style-name="P40">55</text:p>
      <text:p text:style-name="P40">56</text:p>
      <text:p text:style-name="P40">57</text:p>
      <text:p text:style-name="P40">58</text:p>
      <text:p text:style-name="P40">59</text:p>
      <text:p text:style-name="P40">60</text:p>
      <text:p text:style-name="P40">61</text:p>
      <text:p text:style-name="P40">62</text:p>
      <text:p text:style-name="P40">63</text:p>
      <text:p text:style-name="P40">64</text:p>
      <text:p text:style-name="P40">65</text:p>
      <text:p text:style-name="P40">66</text:p>
      <text:p text:style-name="P40">67</text:p>
      <text:p text:style-name="P40">68</text:p>
      <text:p text:style-name="P40">69</text:p>
      <text:p text:style-name="P40">70</text:p>
      <text:p text:style-name="P40">71</text:p>
      <text:p text:style-name="P40">72</text:p>
      <text:p text:style-name="P40">73</text:p>
      <text:p text:style-name="P40">74</text:p>
      <text:p text:style-name="P40">75</text:p>
      <text:p text:style-name="P40">76</text:p>
      <text:p text:style-name="P40">77</text:p>
      <text:p text:style-name="P40">78</text:p>
      <text:p text:style-name="P40">79</text:p>
      <text:p text:style-name="P40">80</text:p>
      <text:p text:style-name="P40">81</text:p>
      <text:p text:style-name="P40">82</text:p>
      <text:p text:style-name="P40">83</text:p>
      <text:p text:style-name="P40">84</text:p>
      <text:p text:style-name="P40">85</text:p>
      <text:p text:style-name="P40">86</text:p>
      <text:p text:style-name="P40">87</text:p>
      <text:p text:style-name="P40">88</text:p>
      <text:p text:style-name="P40">89</text:p>
      <text:p text:style-name="P40">90</text:p>
      <text:p text:style-name="P40">91</text:p>
      <text:p text:style-name="P40">92</text:p>
      <text:p text:style-name="P40">93</text:p>
      <text:p text:style-name="P40">94</text:p>
      <text:p text:style-name="P40">95</text:p>
      <text:p text:style-name="P40">96</text:p>
      <text:p text:style-name="P40">97</text:p>
      <text:p text:style-name="P40">98</text:p>
      <text:p text:style-name="P40">99</text:p>
      <text:p text:style-name="P40">100</text:p>
      <text:p text:style-name="P40"><text:soft-page-break/></text:p>
      <text:p text:style-name="P40">sentence.txt → Has the following.</text:p>
      <text:p text:style-name="P40">this FILE doesn't have any UPPERCASE letter at the begining of each sentence. but after the program runs it should have them. looks like the program WORKED!</text:p>
      <text:p text:style-name="P40"/>
      <text:p text:style-name="P16">/* </text:p>
      <text:p text:style-name="P1"><text:s/>* File: <text:s text:c="2"/>main.cpp</text:p>
      <text:p text:style-name="P1"><text:s/>* Author: Abdul-Hakim</text:p>
      <text:p text:style-name="P1"><text:s/>* Purpose: Assignment_2 </text:p>
      <text:p text:style-name="P1"><text:s/>* Created on September 25, 2015, 2:19 AM</text:p>
      <text:p text:style-name="P1"><text:s/>*/</text:p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2">#include</text:span><text:span text:style-name="T3"> </text:span><text:span text:style-name="T7">&lt;cstring&gt;</text:span></text:p>
      <text:p text:style-name="P51"><text:span text:style-name="T2">#include</text:span><text:span text:style-name="T3"> </text:span><text:span text:style-name="T7">&lt;string&gt;</text:span></text:p>
      <text:p text:style-name="P51"><text:span text:style-name="T2">#include</text:span><text:span text:style-name="T3"> </text:span><text:span text:style-name="T7">&lt;fstream&gt;</text:span></text:p>
      <text:p text:style-name="P1">//User Libraries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Global Constants</text:p>
      <text:p text:style-name="P1">//Function Prototypes for the problems</text:p>
      <text:p text:style-name="P21"/>
      <text:p text:style-name="P1">/********************************************************************</text:p>
      <text:p text:style-name="P1"><text:s/>*</text:p>
      <text:p text:style-name="P1"><text:s/>* Assignment 2</text:p>
      <text:p text:style-name="P1"><text:s/>*</text:p>
      <text:p text:style-name="P1"><text:s/>* ------------------------------------------------------------------</text:p>
      <text:p text:style-name="P1"><text:s/>* Menu selection program to run homework assignments:</text:p>
      <text:p text:style-name="P1"><text:s/>* <text:tab/>10.1</text:p>
      <text:p text:style-name="P1"><text:s/>* <text:tab/>10.2</text:p>
      <text:p text:style-name="P1"><text:s/>* <text:tab/>10.3</text:p>
      <text:p text:style-name="P1"><text:s/>* <text:tab/>10.4</text:p>
      <text:p text:style-name="P1"><text:s/>* <text:tab/>10.5</text:p>
      <text:p text:style-name="P1"><text:s/>* <text:tab/>12.1</text:p>
      <text:p text:style-name="P1"><text:s/>* <text:tab/>12.2</text:p>
      <text:p text:style-name="P1"><text:s/>* <text:tab/>12.4</text:p>
      <text:p text:style-name="P1"><text:s/>* <text:tab/>12.6</text:p>
      <text:p text:style-name="P1"><text:s/>* <text:tab/>12.7</text:p>
      <text:p text:style-name="P1"><text:s/>********************************************************************/</text:p>
      <text:p text:style-name="P21"/>
      <text:p text:style-name="P1">// Functions for problems from chapter 10</text:p>
      <text:p text:style-name="P21"/>
      <text:p text:style-name="P1">//Count the number of characters in the string and ignores blanks</text:p>
      <text:p text:style-name="P51"><text:span text:style-name="T8">int</text:span><text:span text:style-name="T3"> length(</text:span><text:span text:style-name="T8">char</text:span><text:span text:style-name="T3"> *charArray)</text:span></text:p>
      <text:p text:style-name="P21">{</text:p>
      <text:p text:style-name="P51"><text:span text:style-name="T3"><text:s text:c="4"/></text:span><text:span text:style-name="T8">int</text:span><text:span text:style-name="T3"> length = strlen(charArray); <text:s/></text:span><text:span text:style-name="T1">// Getting the length</text:span></text:p>
      <text:p text:style-name="P51"><text:span text:style-name="T3"><text:s text:c="4"/></text:span><text:span text:style-name="T8">int</text:span><text:span text:style-name="T3"> spaceCount = 0; <text:s text:c="13"/></text:span><text:span text:style-name="T1">// Set counter to 0</text:span></text:p>
      <text:p text:style-name="P21"/>
      <text:p text:style-name="P51"><text:span text:style-name="T3"><text:s text:c="4"/></text:span><text:span text:style-name="T1">// Loop to count the spaces between words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 = 0; i &lt;= length; i++)</text:span></text:p>
      <text:p text:style-name="P21"><text:s text:c="4"/>{</text:p>
      <text:p text:style-name="P51"><text:span text:style-name="T3"><text:s text:c="8"/></text:span><text:span text:style-name="T8">if</text:span><text:span text:style-name="T3">(charArray[i] == </text:span><text:span text:style-name="T7">' '</text:span><text:span text:style-name="T3">)</text:span></text:p>
      <text:p text:style-name="P21"><text:s text:c="8"/>{</text:p>
      <text:p text:style-name="P21"><text:s text:c="12"/>spaceCount++;</text:p>
      <text:p text:style-name="P21"><text:s text:c="8"/>}</text:p>
      <text:p text:style-name="P21"><text:s text:c="4"/>}</text:p>
      <text:p text:style-name="P51"><text:span text:style-name="T3"><text:s text:c="4"/></text:span><text:span text:style-name="T1">// Return the number of characters</text:span></text:p>
      <text:p text:style-name="P51"><text:span text:style-name="T3"><text:s text:c="4"/></text:span><text:span text:style-name="T8">return</text:span><text:span text:style-name="T3"> (length - spaceCount);</text:span></text:p>
      <text:p text:style-name="P21"><text:soft-page-break/>}</text:p>
      <text:p text:style-name="P1">// Reverses the letters in a string and displays it</text:p>
      <text:p text:style-name="P51"><text:span text:style-name="T8">void</text:span><text:span text:style-name="T3"> reverseString(</text:span><text:span text:style-name="T8">char</text:span><text:span text:style-name="T3"> *charArray)</text:span></text:p>
      <text:p text:style-name="P21">{</text:p>
      <text:p text:style-name="P51"><text:span text:style-name="T3"><text:s text:c="4"/></text:span><text:span text:style-name="T1">// Calling the length function</text:span></text:p>
      <text:p text:style-name="P51"><text:span text:style-name="T3"><text:s text:c="4"/></text:span><text:span text:style-name="T8">int</text:span><text:span text:style-name="T3"> stringLength = length(charArray);</text:span></text:p>
      <text:p text:style-name="P21"/>
      <text:p text:style-name="P51"><text:span text:style-name="T3"><text:s text:c="4"/>cout &lt;&lt; </text:span><text:span text:style-name="T7">"\nYour string backwards reads: \n"</text:span><text:span text:style-name="T3">;</text:span></text:p>
      <text:p text:style-name="P51"><text:span text:style-name="T3"><text:s text:c="4"/></text:span><text:span text:style-name="T1">// Printing string backwards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 = (stringLength + 1); i &gt;= 0; i--)</text:span></text:p>
      <text:p text:style-name="P21"><text:s text:c="4"/>{</text:p>
      <text:p text:style-name="P21"><text:s text:c="8"/>cout &lt;&lt; charArray[i];</text:p>
      <text:p text:style-name="P21"><text:s text:c="4"/>}</text:p>
      <text:p text:style-name="P21"/>
      <text:p text:style-name="P21"><text:s text:c="4"/>cout &lt;&lt; endl;</text:p>
      <text:p text:style-name="P21">}</text:p>
      <text:p text:style-name="P1">// Counts the number of words in a phrase</text:p>
      <text:p text:style-name="P51"><text:span text:style-name="T8">int</text:span><text:span text:style-name="T3"> numberWords(string phrase)</text:span></text:p>
      <text:p text:style-name="P21">{</text:p>
      <text:p text:style-name="P51"><text:span text:style-name="T3"><text:s text:c="4"/></text:span><text:span text:style-name="T8">int</text:span><text:span text:style-name="T3"> count = 1; <text:s text:c="16"/></text:span><text:span text:style-name="T1">// Set counter to -1</text:span></text:p>
      <text:p text:style-name="P51"><text:span text:style-name="T3"><text:s text:c="4"/></text:span><text:span text:style-name="T8">int</text:span><text:span text:style-name="T3"> length = phrase.length(); <text:s/></text:span><text:span text:style-name="T1">// Getting the length of the input</text:span></text:p>
      <text:p text:style-name="P21"/>
      <text:p text:style-name="P51"><text:span text:style-name="T3"><text:s text:c="4"/></text:span><text:span text:style-name="T1">//Count how many words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 = 0; i &lt;= length; i++)</text:span></text:p>
      <text:p text:style-name="P21"><text:s text:c="4"/>{</text:p>
      <text:p text:style-name="P51"><text:span text:style-name="T3"><text:s text:c="8"/></text:span><text:span text:style-name="T8">if</text:span><text:span text:style-name="T3">(phrase[i] == </text:span><text:span text:style-name="T7">' '</text:span><text:span text:style-name="T3">)</text:span></text:p>
      <text:p text:style-name="P21"><text:s text:c="8"/>{</text:p>
      <text:p text:style-name="P21"><text:s text:c="12"/>count++;</text:p>
      <text:p text:style-name="P21"><text:s text:c="8"/>}</text:p>
      <text:p text:style-name="P21"><text:s text:c="4"/>}</text:p>
      <text:p text:style-name="P51"><text:span text:style-name="T3"><text:s text:c="4"/></text:span><text:span text:style-name="T1">// Returning the number of words</text:span></text:p>
      <text:p text:style-name="P51"><text:span text:style-name="T3"><text:s text:c="4"/></text:span><text:span text:style-name="T8">return</text:span><text:span text:style-name="T3"> count;</text:span></text:p>
      <text:p text:style-name="P21">}</text:p>
      <text:p text:style-name="P1">// Capitalizes the first letter for each sentence</text:p>
      <text:p text:style-name="P51"><text:span text:style-name="T8">void</text:span><text:span text:style-name="T3"> sentenceCapitalizer(string phrase)</text:span></text:p>
      <text:p text:style-name="P21">{</text:p>
      <text:p text:style-name="P51"><text:span text:style-name="T3"><text:s text:c="4"/></text:span><text:span text:style-name="T8">int</text:span><text:span text:style-name="T3"> length = phrase.length(); <text:s/></text:span><text:span text:style-name="T1">// Getting the length of the input</text:span></text:p>
      <text:p text:style-name="P21"/>
      <text:p text:style-name="P51"><text:span text:style-name="T3"><text:s text:c="4"/></text:span><text:span text:style-name="T1">// Setting the first letter as upper case</text:span></text:p>
      <text:p text:style-name="P21"><text:s text:c="4"/>phrase[0] = toupper(phrase[0]);</text:p>
      <text:p text:style-name="P51"><text:span text:style-name="T3"><text:s text:c="4"/></text:span><text:span text:style-name="T1">// Loop to capitalize the first letter after a period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 = 0; i &lt;= length; i++)</text:span></text:p>
      <text:p text:style-name="P21"><text:s text:c="4"/>{</text:p>
      <text:p text:style-name="P51"><text:span text:style-name="T3"><text:s text:c="8"/></text:span><text:span text:style-name="T8">if</text:span><text:span text:style-name="T3">(phrase[i] == </text:span><text:span text:style-name="T7">'.'</text:span><text:span text:style-name="T3">)</text:span></text:p>
      <text:p text:style-name="P21"><text:s text:c="8"/>{</text:p>
      <text:p text:style-name="P21"><text:s text:c="12"/>phrase[i + 2] = toupper(phrase[i + 2]);</text:p>
      <text:p text:style-name="P21"><text:s text:c="8"/>}</text:p>
      <text:p text:style-name="P21"><text:s text:c="4"/>}</text:p>
      <text:p text:style-name="P51"><text:span text:style-name="T3"><text:s text:c="4"/></text:span><text:span text:style-name="T1">// Printing capitalized paragraph</text:span></text:p>
      <text:p text:style-name="P51"><text:span text:style-name="T3"><text:s text:c="4"/>cout &lt;&lt; </text:span><text:span text:style-name="T7">"\nHere is your capitalized paragraph: "</text:span><text:span text:style-name="T3"> &lt;&lt; endl;</text:span></text:p>
      <text:p text:style-name="P21"><text:s text:c="4"/>cout &lt;&lt; phrase &lt;&lt; endl;</text:p>
      <text:p text:style-name="P21">}</text:p>
      <text:p text:style-name="P21"/>
      <text:p text:style-name="P1">// Chapter 10 problems</text:p>
      <text:p text:style-name="P21"/>
      <text:p text:style-name="P1">// Calculates the number of characters are in a c-string</text:p>
      <text:p text:style-name="P51"><text:span text:style-name="T8">void</text:span><text:span text:style-name="T3"> stringLenght()</text:span></text:p>
      <text:p text:style-name="P21">{</text:p>
      <text:p text:style-name="P51"><text:span text:style-name="T3"><text:s text:c="4"/></text:span><text:span text:style-name="T8">int</text:span><text:span text:style-name="T3"> size = 50; <text:s text:c="7"/></text:span><text:span text:style-name="T1">// setting c-string size to 50</text:span></text:p>
      <text:p text:style-name="P51"><text:soft-page-break/><text:span text:style-name="T3"><text:s text:c="4"/></text:span><text:span text:style-name="T8">char</text:span><text:span text:style-name="T3"> cString[size]; <text:s text:c="2"/></text:span><text:span text:style-name="T1">// c-string to hold the user input</text:span></text:p>
      <text:p text:style-name="P51"><text:span text:style-name="T3"><text:s text:c="4"/></text:span><text:span text:style-name="T8">int</text:span><text:span text:style-name="T3"> count; <text:s text:c="11"/></text:span><text:span text:style-name="T1">// holder for the function return</text:span></text:p>
      <text:p text:style-name="P21"/>
      <text:p text:style-name="P21"><text:s text:c="4"/>cin.ignore();</text:p>
      <text:p text:style-name="P51"><text:span text:style-name="T3"><text:s text:c="4"/></text:span><text:span text:style-name="T1">// Input a string</text:span></text:p>
      <text:p text:style-name="P51"><text:span text:style-name="T3"><text:s text:c="4"/>cout &lt;&lt; </text:span><text:span text:style-name="T7">"\nInput a string and the program will give you the number of "</text:span></text:p>
      <text:p text:style-name="P51"><text:span text:style-name="T3"><text:s text:c="12"/></text:span><text:span text:style-name="T7">"characters in the string"</text:span><text:span text:style-name="T3"> &lt;&lt; endl;</text:span></text:p>
      <text:p text:style-name="P21"><text:s text:c="4"/>cin.getline(cString, size);</text:p>
      <text:p text:style-name="P21"/>
      <text:p text:style-name="P51"><text:span text:style-name="T3"><text:s text:c="4"/></text:span><text:span text:style-name="T1">// Calling the length function</text:span></text:p>
      <text:p text:style-name="P21"><text:s text:c="4"/>count = length(cString);</text:p>
      <text:p text:style-name="P51"><text:span text:style-name="T3"><text:s text:c="4"/></text:span><text:span text:style-name="T1">// Display Functions Return Value</text:span></text:p>
      <text:p text:style-name="P51"><text:span text:style-name="T3"><text:s text:c="4"/>cout &lt;&lt; </text:span><text:span text:style-name="T7">"The number of characters in the string is "</text:span><text:span text:style-name="T3"> &lt;&lt; count &lt;&lt; </text:span><text:span text:style-name="T7">"."</text:span><text:span text:style-name="T3"> &lt;&lt; endl;</text:span></text:p>
      <text:p text:style-name="P21">}</text:p>
      <text:p text:style-name="P51"><text:span text:style-name="T8">void</text:span><text:span text:style-name="T3"> backwardString()</text:span></text:p>
      <text:p text:style-name="P21">{</text:p>
      <text:p text:style-name="P51"><text:span text:style-name="T3"><text:s text:c="4"/></text:span><text:span text:style-name="T8">int</text:span><text:span text:style-name="T3"> size = 100; <text:s text:c="8"/></text:span><text:span text:style-name="T1">// setting c-string size to 100</text:span></text:p>
      <text:p text:style-name="P51"><text:span text:style-name="T3"><text:s text:c="4"/></text:span><text:span text:style-name="T8">char</text:span><text:span text:style-name="T3"> charArray[size]; <text:s text:c="2"/></text:span><text:span text:style-name="T1">// c-string that holds the user input</text:span></text:p>
      <text:p text:style-name="P21"/>
      <text:p text:style-name="P21"><text:s text:c="4"/>cin.ignore();</text:p>
      <text:p text:style-name="P51"><text:span text:style-name="T3"><text:s text:c="4"/></text:span><text:span text:style-name="T1">// Input a string</text:span></text:p>
      <text:p text:style-name="P51"><text:span text:style-name="T3"><text:s text:c="4"/>cout&lt;&lt;</text:span><text:span text:style-name="T7">"\nInput a string and the program will display the string "</text:span></text:p>
      <text:p text:style-name="P51"><text:span text:style-name="T3"><text:s text:c="10"/></text:span><text:span text:style-name="T7">"backwards"</text:span><text:span text:style-name="T3"> &lt;&lt; endl;</text:span></text:p>
      <text:p text:style-name="P21"><text:s text:c="4"/>cin.getline(charArray, size);</text:p>
      <text:p text:style-name="P21"/>
      <text:p text:style-name="P51"><text:span text:style-name="T3"><text:s text:c="4"/></text:span><text:span text:style-name="T1">// Calling the reverse Function</text:span></text:p>
      <text:p text:style-name="P21"><text:s text:c="4"/>reverseString(charArray);</text:p>
      <text:p text:style-name="P21">}</text:p>
      <text:p text:style-name="P51"><text:span text:style-name="T8">void</text:span><text:span text:style-name="T3"> wordCounter()</text:span></text:p>
      <text:p text:style-name="P21">{</text:p>
      <text:p text:style-name="P51"><text:span text:style-name="T3"><text:s text:c="4"/>string words; <text:s text:c="8"/></text:span><text:span text:style-name="T1">// Strings to hold user input</text:span></text:p>
      <text:p text:style-name="P51"><text:span text:style-name="T3"><text:s text:c="4"/></text:span><text:span text:style-name="T8">int</text:span><text:span text:style-name="T3"> wordCount; <text:s text:c="7"/></text:span><text:span text:style-name="T1">// holder for the function return</text:span></text:p>
      <text:p text:style-name="P21"/>
      <text:p text:style-name="P21"><text:s text:c="4"/>cin.ignore();</text:p>
      <text:p text:style-name="P51"><text:span text:style-name="T3"><text:s text:c="4"/></text:span><text:span text:style-name="T1">// Input a string</text:span></text:p>
      <text:p text:style-name="P51"><text:span text:style-name="T3"><text:s text:c="4"/>cout&lt;&lt;</text:span><text:span text:style-name="T7">"\nInput a phrase and the program will give you the number of words in "</text:span></text:p>
      <text:p text:style-name="P51"><text:span text:style-name="T3"><text:s text:c="11"/></text:span><text:span text:style-name="T7">"the phrase"</text:span><text:span text:style-name="T3">&lt;&lt; endl;</text:span></text:p>
      <text:p text:style-name="P21"><text:s text:c="4"/>getline(cin, words);</text:p>
      <text:p text:style-name="P21"/>
      <text:p text:style-name="P51"><text:span text:style-name="T3"><text:s text:c="4"/></text:span><text:span text:style-name="T1">// Calling the word counter function</text:span></text:p>
      <text:p text:style-name="P21"><text:s text:c="4"/>wordCount = numberWords(words);</text:p>
      <text:p text:style-name="P51"><text:span text:style-name="T3"><text:s text:c="4"/></text:span><text:span text:style-name="T1">// Printing the number of words</text:span></text:p>
      <text:p text:style-name="P51"><text:span text:style-name="T3"><text:s text:c="4"/>cout &lt;&lt; </text:span><text:span text:style-name="T7">"\nYour phrase has "</text:span><text:span text:style-name="T3">&lt;&lt; wordCount &lt;&lt; </text:span><text:span text:style-name="T7">" words."</text:span><text:span text:style-name="T3">&lt;&lt; endl;</text:span></text:p>
      <text:p text:style-name="P21">}</text:p>
      <text:p text:style-name="P51"><text:span text:style-name="T8">void</text:span><text:span text:style-name="T3"> averageNumberLetters()</text:span></text:p>
      <text:p text:style-name="P21">{</text:p>
      <text:p text:style-name="P51"><text:span text:style-name="T3"><text:s text:c="4"/>string words; <text:s text:c="9"/></text:span><text:span text:style-name="T1">// string that holds the user input</text:span></text:p>
      <text:p text:style-name="P51"><text:span text:style-name="T3"><text:s text:c="4"/></text:span><text:span text:style-name="T8">int</text:span><text:span text:style-name="T3"> wordCount; <text:s text:c="8"/></text:span><text:span text:style-name="T1">// holder for the return of the numberWords function</text:span></text:p>
      <text:p text:style-name="P51"><text:span text:style-name="T3"><text:s text:c="4"/></text:span><text:span text:style-name="T8">float</text:span><text:span text:style-name="T3"> totalLetters; <text:s text:c="3"/></text:span><text:span text:style-name="T1">// The total number of letters int he string</text:span></text:p>
      <text:p text:style-name="P51"><text:span text:style-name="T3"><text:s text:c="4"/></text:span><text:span text:style-name="T8">float</text:span><text:span text:style-name="T3"> letterAverage; <text:s text:c="2"/></text:span><text:span text:style-name="T1">// The average of letters per word in the string</text:span></text:p>
      <text:p text:style-name="P21"/>
      <text:p text:style-name="P21"><text:s text:c="4"/>cin.ignore();</text:p>
      <text:p text:style-name="P51"><text:span text:style-name="T3"><text:s text:c="4"/></text:span><text:span text:style-name="T1">//Input a string</text:span></text:p>
      <text:p text:style-name="P51"><text:span text:style-name="T3"><text:s text:c="4"/>cout &lt;&lt; </text:span><text:span text:style-name="T7">"\nInput a phrase and the program will calculate the average number of "</text:span></text:p>
      <text:p text:style-name="P51"><text:span text:style-name="T3"><text:s text:c="12"/></text:span><text:span text:style-name="T7">"letters per word"</text:span><text:span text:style-name="T3"> &lt;&lt; endl;</text:span></text:p>
      <text:p text:style-name="P21"><text:s text:c="4"/>getline(cin, words);</text:p>
      <text:p text:style-name="P51"><text:span text:style-name="T3"><text:s text:c="4"/></text:span><text:span text:style-name="T1">// Calling the function</text:span></text:p>
      <text:p text:style-name="P21"><text:s text:c="4"/>wordCount = numberWords(words);</text:p>
      <text:p text:style-name="P51"><text:span text:style-name="T3"><text:s text:c="4"/></text:span><text:span text:style-name="T1">// Calculating the size of the string</text:span></text:p>
      <text:p text:style-name="P21"><text:soft-page-break/><text:s text:c="4"/>totalLetters = words.length();</text:p>
      <text:p text:style-name="P51"><text:span text:style-name="T3"><text:s text:c="4"/></text:span><text:span text:style-name="T1">// Calculating the average of letters per word</text:span></text:p>
      <text:p text:style-name="P21"><text:s text:c="4"/>letterAverage = (totalLetters - (wordCount - 1)) / wordCount;</text:p>
      <text:p text:style-name="P51"><text:span text:style-name="T3"><text:s text:c="4"/></text:span><text:span text:style-name="T1">// Printing the result</text:span></text:p>
      <text:p text:style-name="P21"><text:s text:c="4"/>cout &lt;&lt; setprecision(2) &lt;&lt; fixed;</text:p>
      <text:p text:style-name="P51"><text:span text:style-name="T3"><text:s text:c="4"/>cout &lt;&lt; </text:span><text:span text:style-name="T7">"\nThe average number of letters per word is "</text:span><text:span text:style-name="T3">&lt;&lt; letterAverage</text:span></text:p>
      <text:p text:style-name="P51"><text:span text:style-name="T3"><text:s text:c="9"/>&lt;&lt; </text:span><text:span text:style-name="T7">" letters."</text:span><text:span text:style-name="T3">&lt;&lt; endl;</text:span></text:p>
      <text:p text:style-name="P21">}</text:p>
      <text:p text:style-name="P51"><text:span text:style-name="T8">void</text:span><text:span text:style-name="T3"> sentenceCapitalizer()</text:span></text:p>
      <text:p text:style-name="P21">{</text:p>
      <text:p text:style-name="P51"><text:span text:style-name="T3"><text:s text:c="4"/>string uncapWords; <text:s/></text:span><text:span text:style-name="T1">// String for the user input</text:span></text:p>
      <text:p text:style-name="P21"/>
      <text:p text:style-name="P21"><text:s text:c="4"/>cin.ignore();</text:p>
      <text:p text:style-name="P51"><text:span text:style-name="T3"><text:s text:c="4"/>cout &lt;&lt; </text:span><text:span text:style-name="T7">"\nInput a small paragraph in all lowercases. The program will "</text:span></text:p>
      <text:p text:style-name="P51"><text:span text:style-name="T3"><text:s text:c="9"/>&lt;&lt; </text:span><text:span text:style-name="T7">"capitalize the first letter of each sentence"</text:span><text:span text:style-name="T3"> &lt;&lt; endl;</text:span></text:p>
      <text:p text:style-name="P21"><text:s text:c="4"/>getline(cin, uncapWords);</text:p>
      <text:p text:style-name="P21"/>
      <text:p text:style-name="P51"><text:span text:style-name="T3"><text:s text:c="4"/></text:span><text:span text:style-name="T1">// Calling the word capitalizer function</text:span></text:p>
      <text:p text:style-name="P21"><text:s text:c="4"/>sentenceCapitalizer(uncapWords);</text:p>
      <text:p text:style-name="P21">}</text:p>
      <text:p text:style-name="P21"/>
      <text:p text:style-name="P1">// Functions for problems from chapter 12</text:p>
      <text:p text:style-name="P21"/>
      <text:p text:style-name="P1">// Chapter 10 problems</text:p>
      <text:p text:style-name="P51"><text:span text:style-name="T8">void</text:span><text:span text:style-name="T3"> fileHead()</text:span></text:p>
      <text:p text:style-name="P21">{</text:p>
      <text:p text:style-name="P51"><text:span text:style-name="T3"><text:s text:c="4"/>fstream file; <text:s text:c="2"/></text:span><text:span text:style-name="T1">// File to be open</text:span></text:p>
      <text:p text:style-name="P51"><text:span text:style-name="T3"><text:s text:c="4"/>string name; <text:s text:c="3"/></text:span><text:span text:style-name="T1">// Name of the file</text:span></text:p>
      <text:p text:style-name="P51"><text:span text:style-name="T3"><text:s text:c="4"/></text:span><text:span text:style-name="T8">int</text:span><text:span text:style-name="T3"> count = 0; <text:s/></text:span><text:span text:style-name="T1">// Set counter to 0</text:span></text:p>
      <text:p text:style-name="P21"/>
      <text:p text:style-name="P21"><text:s text:c="4"/>cin.ignore();</text:p>
      <text:p text:style-name="P51"><text:span text:style-name="T3"><text:s text:c="4"/></text:span><text:span text:style-name="T1">// Input the name of the file</text:span></text:p>
      <text:p text:style-name="P51"><text:span text:style-name="T3"><text:s text:c="4"/>cout&lt;&lt;</text:span><text:span text:style-name="T7">"What is the file name? ('numbers.txt') "</text:span><text:span text:style-name="T3">;</text:span></text:p>
      <text:p text:style-name="P21"><text:s text:c="4"/>getline(cin,name);</text:p>
      <text:p text:style-name="P21"/>
      <text:p text:style-name="P51"><text:span text:style-name="T3"><text:s text:c="4"/></text:span><text:span text:style-name="T1">//Opens file name from the input</text:span></text:p>
      <text:p text:style-name="P21"><text:s text:c="4"/>file.open(name.c_str(), ios::in);</text:p>
      <text:p text:style-name="P51"><text:span text:style-name="T3"><text:s text:c="4"/></text:span><text:span text:style-name="T8">if</text:span><text:span text:style-name="T3">(file.fail()) <text:s text:c="19"/></text:span><text:span text:style-name="T1">// Case the file fail to open</text:span></text:p>
      <text:p text:style-name="P21"><text:s text:c="4"/>{</text:p>
      <text:p text:style-name="P51"><text:span text:style-name="T3"><text:s text:c="8"/>cout &lt;&lt; </text:span><text:span text:style-name="T7">"\nError opening the file"</text:span><text:span text:style-name="T3"> &lt;&lt; endl;</text:span></text:p>
      <text:p text:style-name="P21"><text:s text:c="4"/>}</text:p>
      <text:p text:style-name="P21"/>
      <text:p text:style-name="P51"><text:span text:style-name="T3"><text:s text:c="4"/></text:span><text:span text:style-name="T8">while</text:span><text:span text:style-name="T3">(file) <text:s text:c="2"/></text:span><text:span text:style-name="T1">// Loop to print from the file</text:span></text:p>
      <text:p text:style-name="P21"><text:s text:c="4"/>{</text:p>
      <text:p text:style-name="P21"><text:s text:c="8"/>getline(file, name);</text:p>
      <text:p text:style-name="P21"/>
      <text:p text:style-name="P51"><text:span text:style-name="T3"><text:s text:c="8"/></text:span><text:span text:style-name="T8">if</text:span><text:span text:style-name="T3">(file.eof() &amp;&amp; count &lt;= 10) <text:s/></text:span><text:span text:style-name="T1">// If the file has less than 10 lines</text:span></text:p>
      <text:p text:style-name="P21"><text:s text:c="8"/>{</text:p>
      <text:p text:style-name="P51"><text:span text:style-name="T3"><text:s text:c="12"/>cout &lt;&lt; </text:span><text:span text:style-name="T7">"\nThat's everything in the file"</text:span><text:span text:style-name="T3"> &lt;&lt; endl;</text:span></text:p>
      <text:p text:style-name="P51"><text:span text:style-name="T3"><text:s text:c="12"/></text:span><text:span text:style-name="T8">break</text:span><text:span text:style-name="T3">;</text:span></text:p>
      <text:p text:style-name="P21"><text:s text:c="8"/>}</text:p>
      <text:p text:style-name="P51"><text:span text:style-name="T3"><text:s text:c="8"/></text:span><text:span text:style-name="T8">else</text:span><text:span text:style-name="T3"> </text:span><text:span text:style-name="T8">if</text:span><text:span text:style-name="T3">(count == 10)</text:span></text:p>
      <text:p text:style-name="P21"><text:s text:c="8"/>{</text:p>
      <text:p text:style-name="P51"><text:span text:style-name="T3"><text:s text:c="12"/>cout &lt;&lt; </text:span><text:span text:style-name="T7">"\nThe program is only displaying the first 10 lines\n"</text:span><text:span text:style-name="T3">;</text:span></text:p>
      <text:p text:style-name="P51"><text:span text:style-name="T3"><text:s text:c="12"/></text:span><text:span text:style-name="T8">break</text:span><text:span text:style-name="T3">;</text:span></text:p>
      <text:p text:style-name="P21"><text:s text:c="8"/>}</text:p>
      <text:p text:style-name="P51"><text:span text:style-name="T3"><text:s text:c="8"/></text:span><text:span text:style-name="T1">// Print each line</text:span></text:p>
      <text:p text:style-name="P21"><text:s text:c="8"/>cout &lt;&lt; name &lt;&lt;endl;</text:p>
      <text:p text:style-name="P21"><text:s text:c="8"/>count++;</text:p>
      <text:p text:style-name="P21"><text:soft-page-break/></text:p>
      <text:p text:style-name="P21"><text:s text:c="4"/>}</text:p>
      <text:p text:style-name="P21"><text:s text:c="4"/>file.close();</text:p>
      <text:p text:style-name="P21">}</text:p>
      <text:p text:style-name="P51"><text:span text:style-name="T8">void</text:span><text:span text:style-name="T3"> fileDisplay()</text:span></text:p>
      <text:p text:style-name="P21">{</text:p>
      <text:p text:style-name="P51"><text:span text:style-name="T3"><text:s text:c="4"/>fstream file; <text:s/></text:span><text:span text:style-name="T1">// File to be open</text:span></text:p>
      <text:p text:style-name="P51"><text:span text:style-name="T3"><text:s text:c="4"/>string name; <text:s text:c="2"/></text:span><text:span text:style-name="T1">// Name of the file</text:span></text:p>
      <text:p text:style-name="P51"><text:span text:style-name="T3"><text:s text:c="4"/></text:span><text:span text:style-name="T8">int</text:span><text:span text:style-name="T3"> count = 0; </text:span><text:span text:style-name="T1">// Set counter to 0</text:span></text:p>
      <text:p text:style-name="P21"/>
      <text:p text:style-name="P21"><text:s text:c="4"/>cin.ignore();</text:p>
      <text:p text:style-name="P51"><text:span text:style-name="T3"><text:s text:c="4"/></text:span><text:span text:style-name="T1">// Input file name</text:span></text:p>
      <text:p text:style-name="P51"><text:span text:style-name="T3"><text:s text:c="4"/>cout&lt;&lt;</text:span><text:span text:style-name="T7">"What is the file name? ('numbers.txt') "</text:span><text:span text:style-name="T3">;</text:span></text:p>
      <text:p text:style-name="P21"><text:s text:c="4"/>getline(cin,name);</text:p>
      <text:p text:style-name="P21"/>
      <text:p text:style-name="P51"><text:span text:style-name="T3"><text:s text:c="4"/></text:span><text:span text:style-name="T1">//Opens file name from the input</text:span></text:p>
      <text:p text:style-name="P21"><text:s text:c="4"/>file.open(name.c_str(), ios::in);</text:p>
      <text:p text:style-name="P51"><text:span text:style-name="T3"><text:s text:c="4"/></text:span><text:span text:style-name="T8">if</text:span><text:span text:style-name="T3">(file.fail())</text:span></text:p>
      <text:p text:style-name="P21"><text:s text:c="4"/>{</text:p>
      <text:p text:style-name="P51"><text:span text:style-name="T3"><text:s text:c="8"/>cout &lt;&lt; </text:span><text:span text:style-name="T7">"\nError opening the file"</text:span><text:span text:style-name="T3"> &lt;&lt; endl;</text:span></text:p>
      <text:p text:style-name="P21"><text:s text:c="4"/>}</text:p>
      <text:p text:style-name="P21"/>
      <text:p text:style-name="P51"><text:span text:style-name="T3"><text:s text:c="4"/></text:span><text:span text:style-name="T8">while</text:span><text:span text:style-name="T3">(file) </text:span><text:span text:style-name="T1">// Loop to print from file</text:span></text:p>
      <text:p text:style-name="P21"><text:s text:c="4"/>{</text:p>
      <text:p text:style-name="P21"><text:s text:c="8"/>getline(file, name);</text:p>
      <text:p text:style-name="P21"/>
      <text:p text:style-name="P51"><text:span text:style-name="T3"><text:s text:c="8"/></text:span><text:span text:style-name="T8">if</text:span><text:span text:style-name="T3">(count == 24) </text:span><text:span text:style-name="T1">// Prints ever 24 lines</text:span></text:p>
      <text:p text:style-name="P21"><text:s text:c="8"/>{</text:p>
      <text:p text:style-name="P51"><text:span text:style-name="T3"><text:s text:c="12"/>cout &lt;&lt; </text:span><text:span text:style-name="T7">"\nPress Enter to continue "</text:span><text:span text:style-name="T3">;</text:span></text:p>
      <text:p text:style-name="P21"><text:s text:c="12"/>cin.get();</text:p>
      <text:p text:style-name="P21"><text:s text:c="12"/>count = 0;</text:p>
      <text:p text:style-name="P21"><text:s text:c="8"/>}</text:p>
      <text:p text:style-name="P21"/>
      <text:p text:style-name="P51"><text:span text:style-name="T3"><text:s text:c="8"/></text:span><text:span text:style-name="T1">// Printing each line</text:span></text:p>
      <text:p text:style-name="P21"><text:s text:c="8"/>cout &lt;&lt; name &lt;&lt;endl;</text:p>
      <text:p text:style-name="P21"><text:s text:c="8"/>count++;</text:p>
      <text:p text:style-name="P21"><text:s text:c="4"/>}</text:p>
      <text:p text:style-name="P21"><text:s text:c="4"/>file.close();</text:p>
      <text:p text:style-name="P21">}</text:p>
      <text:p text:style-name="P51"><text:span text:style-name="T8">void</text:span><text:span text:style-name="T3"> tailProgram()</text:span></text:p>
      <text:p text:style-name="P21">{</text:p>
      <text:p text:style-name="P51"><text:span text:style-name="T3"><text:s text:c="4"/>fstream file; <text:s/></text:span><text:span text:style-name="T1">// File to be Open</text:span></text:p>
      <text:p text:style-name="P51"><text:span text:style-name="T3"><text:s text:c="4"/>string name; <text:s text:c="2"/></text:span><text:span text:style-name="T1">// Name of the file</text:span></text:p>
      <text:p text:style-name="P51"><text:span text:style-name="T3"><text:s text:c="4"/></text:span><text:span text:style-name="T8">int</text:span><text:span text:style-name="T3"> size = 1000; <text:s/></text:span><text:span text:style-name="T1">// Setting size of string array to 1000</text:span></text:p>
      <text:p text:style-name="P51"><text:span text:style-name="T3"><text:s text:c="4"/>string nameArray[size]; <text:s/></text:span><text:span text:style-name="T1">// String array to store the data from file</text:span></text:p>
      <text:p text:style-name="P51"><text:span text:style-name="T3"><text:s text:c="4"/></text:span><text:span text:style-name="T8">int</text:span><text:span text:style-name="T3"> count = 0; <text:s text:c="10"/></text:span><text:span text:style-name="T1">// Setting counter to 0</text:span></text:p>
      <text:p text:style-name="P21"/>
      <text:p text:style-name="P21"><text:s text:c="4"/>cin.ignore();</text:p>
      <text:p text:style-name="P51"><text:span text:style-name="T3"><text:s text:c="4"/></text:span><text:span text:style-name="T1">// Input name of file</text:span></text:p>
      <text:p text:style-name="P51"><text:span text:style-name="T3"><text:s text:c="4"/>cout&lt;&lt;</text:span><text:span text:style-name="T7">"What is the file name? ('numbers.txt') "</text:span><text:span text:style-name="T3">;</text:span></text:p>
      <text:p text:style-name="P21"><text:s text:c="4"/>getline(cin, name);</text:p>
      <text:p text:style-name="P21"/>
      <text:p text:style-name="P51"><text:span text:style-name="T3"><text:s text:c="4"/></text:span><text:span text:style-name="T1">//Opens file name from the input</text:span></text:p>
      <text:p text:style-name="P21"><text:s text:c="4"/>file.open(name.c_str(),ios::in);</text:p>
      <text:p text:style-name="P51"><text:span text:style-name="T3"><text:s text:c="4"/></text:span><text:span text:style-name="T8">if</text:span><text:span text:style-name="T3">(file.fail())</text:span></text:p>
      <text:p text:style-name="P21"><text:s text:c="4"/>{</text:p>
      <text:p text:style-name="P51"><text:span text:style-name="T3"><text:s text:c="8"/>cout &lt;&lt; </text:span><text:span text:style-name="T7">"\nError opening the file"</text:span><text:span text:style-name="T3"> &lt;&lt; endl;</text:span></text:p>
      <text:p text:style-name="P21"><text:s text:c="4"/>}</text:p>
      <text:p text:style-name="P21"/>
      <text:p text:style-name="P51"><text:soft-page-break/><text:span text:style-name="T3"><text:s text:c="4"/></text:span><text:span text:style-name="T8">while</text:span><text:span text:style-name="T3">(file) </text:span><text:span text:style-name="T1">// Loading array</text:span></text:p>
      <text:p text:style-name="P21"><text:s text:c="4"/>{</text:p>
      <text:p text:style-name="P21"><text:s text:c="8"/>getline(file, nameArray[count]);</text:p>
      <text:p text:style-name="P21"><text:s text:c="8"/>count++;</text:p>
      <text:p text:style-name="P21"><text:s text:c="4"/>}</text:p>
      <text:p text:style-name="P21"><text:s text:c="4"/>count = (count - 1);</text:p>
      <text:p text:style-name="P51"><text:span text:style-name="T3"><text:s text:c="4"/></text:span><text:span text:style-name="T8">if</text:span><text:span text:style-name="T3">(count &lt;= 10) <text:s/></text:span><text:span text:style-name="T1">// Case the file has less than 10 lines</text:span></text:p>
      <text:p text:style-name="P21"><text:s text:c="4"/>{</text:p>
      <text:p text:style-name="P51"><text:span text:style-name="T3"><text:s text:c="8"/>cout &lt;&lt; </text:span><text:span text:style-name="T7">"\nThis is everything in the file"</text:span><text:span text:style-name="T3"> &lt;&lt; endl;</text:span></text:p>
      <text:p text:style-name="P51"><text:span text:style-name="T3"><text:s text:c="8"/></text:span><text:span text:style-name="T8">for</text:span><text:span text:style-name="T3"> (</text:span><text:span text:style-name="T8">int</text:span><text:span text:style-name="T3"> i = 0; i &lt;= count; i++)</text:span></text:p>
      <text:p text:style-name="P21"><text:s text:c="8"/>{</text:p>
      <text:p text:style-name="P21"><text:s text:c="12"/>cout &lt;&lt; nameArray[i] &lt;&lt;endl;</text:p>
      <text:p text:style-name="P21"><text:s text:c="8"/>}</text:p>
      <text:p text:style-name="P21"><text:s text:c="4"/>}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count &gt; 10) </text:span><text:span text:style-name="T1">// Printing the last 10 lines in file</text:span></text:p>
      <text:p text:style-name="P21"><text:s text:c="4"/>{</text:p>
      <text:p text:style-name="P51"><text:span text:style-name="T3"><text:s text:c="8"/>cout &lt;&lt; </text:span><text:span text:style-name="T7">"\nThese are the last 10 lines"</text:span><text:span text:style-name="T3"> &lt;&lt; endl;</text:span></text:p>
      <text:p text:style-name="P51"><text:span text:style-name="T3"><text:s text:c="8"/></text:span><text:span text:style-name="T8">for</text:span><text:span text:style-name="T3">(</text:span><text:span text:style-name="T8">int</text:span><text:span text:style-name="T3"> f = (count - 10); f &lt; count; f++)</text:span></text:p>
      <text:p text:style-name="P21"><text:s text:c="8"/>{</text:p>
      <text:p text:style-name="P21"><text:s text:c="12"/>cout &lt;&lt; nameArray[f] &lt;&lt;endl;</text:p>
      <text:p text:style-name="P21"><text:s text:c="8"/>}</text:p>
      <text:p text:style-name="P21"><text:s text:c="4"/>}</text:p>
      <text:p text:style-name="P21"><text:s text:c="4"/>file.close();</text:p>
      <text:p text:style-name="P21">}</text:p>
      <text:p text:style-name="P51"><text:span text:style-name="T8">void</text:span><text:span text:style-name="T3"> stringSearch()</text:span></text:p>
      <text:p text:style-name="P21">{</text:p>
      <text:p text:style-name="P51"><text:span text:style-name="T3"><text:s text:c="4"/>fstream file; <text:s text:c="3"/></text:span><text:span text:style-name="T1">// File to be open</text:span></text:p>
      <text:p text:style-name="P51"><text:span text:style-name="T3"><text:s text:c="4"/>string name; <text:s text:c="4"/></text:span><text:span text:style-name="T1">// Name of the file</text:span></text:p>
      <text:p text:style-name="P51"><text:span text:style-name="T3"><text:s text:c="4"/></text:span><text:span text:style-name="T8">int</text:span><text:span text:style-name="T3"> count = 1; <text:s text:c="2"/></text:span><text:span text:style-name="T1">// Setting counter to 1</text:span></text:p>
      <text:p text:style-name="P51"><text:span text:style-name="T3"><text:s text:c="4"/>string search; <text:s text:c="2"/></text:span><text:span text:style-name="T1">// String to be search in the file</text:span></text:p>
      <text:p text:style-name="P51"><text:span text:style-name="T3"><text:s text:c="4"/></text:span><text:span text:style-name="T8">int</text:span><text:span text:style-name="T3"> foundTimes = 0; <text:s/></text:span><text:span text:style-name="T1">// Number of times the string was found</text:span></text:p>
      <text:p text:style-name="P51"><text:span text:style-name="T3"><text:s text:c="4"/></text:span><text:span text:style-name="T8">int</text:span><text:span text:style-name="T3"> size = 100; <text:s text:c="4"/></text:span><text:span text:style-name="T1">// size for the foundLines array</text:span></text:p>
      <text:p text:style-name="P51"><text:span text:style-name="T3"><text:s text:c="4"/></text:span><text:span text:style-name="T8">int</text:span><text:span text:style-name="T3"> foundLines[size]; </text:span><text:span text:style-name="T1">// Array to store the line number the string was found</text:span></text:p>
      <text:p text:style-name="P51"><text:span text:style-name="T3"><text:s text:c="4"/>string browsing; <text:s text:c="5"/></text:span><text:span text:style-name="T1">// String to read each line in the file</text:span></text:p>
      <text:p text:style-name="P21"/>
      <text:p text:style-name="P21"><text:s text:c="4"/>cin.ignore();</text:p>
      <text:p text:style-name="P51"><text:span text:style-name="T3"><text:s text:c="4"/></text:span><text:span text:style-name="T1">// Input file name</text:span></text:p>
      <text:p text:style-name="P51"><text:span text:style-name="T3"><text:s text:c="4"/>cout&lt;&lt;</text:span><text:span text:style-name="T7">"What is the file name? ('numbers.txt') "</text:span><text:span text:style-name="T3">;</text:span></text:p>
      <text:p text:style-name="P21"><text:s text:c="4"/>getline(cin, name);</text:p>
      <text:p text:style-name="P21"/>
      <text:p text:style-name="P51"><text:span text:style-name="T3"><text:s text:c="4"/></text:span><text:span text:style-name="T1">//Opens file name from the input</text:span></text:p>
      <text:p text:style-name="P21"><text:s text:c="4"/>file.open(name.c_str(), ios::in);</text:p>
      <text:p text:style-name="P51"><text:span text:style-name="T3"><text:s text:c="4"/></text:span><text:span text:style-name="T8">if</text:span><text:span text:style-name="T3">(file.fail())</text:span></text:p>
      <text:p text:style-name="P21"><text:s text:c="4"/>{</text:p>
      <text:p text:style-name="P51"><text:span text:style-name="T3"><text:s text:c="8"/>cout &lt;&lt; </text:span><text:span text:style-name="T7">"\nError opening the file"</text:span><text:span text:style-name="T3"> &lt;&lt; endl;</text:span></text:p>
      <text:p text:style-name="P21"><text:s text:c="4"/>}</text:p>
      <text:p text:style-name="P51"><text:span text:style-name="T3"><text:s text:c="4"/></text:span><text:span text:style-name="T1">// Input string to search</text:span></text:p>
      <text:p text:style-name="P51"><text:span text:style-name="T3"><text:s text:c="4"/>cout &lt;&lt; </text:span><text:span text:style-name="T7">"\nWhat string would you like to search in the file? "</text:span><text:span text:style-name="T3">;</text:span></text:p>
      <text:p text:style-name="P21"><text:s text:c="4"/>getline(cin, search);</text:p>
      <text:p text:style-name="P21"/>
      <text:p text:style-name="P51"><text:span text:style-name="T3"><text:s text:c="4"/></text:span><text:span text:style-name="T8">while</text:span><text:span text:style-name="T3">(!file.eof()) <text:s/></text:span><text:span text:style-name="T1">// Loop to read file and compare</text:span></text:p>
      <text:p text:style-name="P21"><text:s text:c="4"/>{</text:p>
      <text:p text:style-name="P21"><text:s text:c="8"/>getline(file, browsing);</text:p>
      <text:p text:style-name="P51"><text:span text:style-name="T3"><text:s text:c="8"/></text:span><text:span text:style-name="T8">if</text:span><text:span text:style-name="T3">(browsing == search)</text:span></text:p>
      <text:p text:style-name="P21"><text:s text:c="8"/>{</text:p>
      <text:p text:style-name="P21"><text:s text:c="12"/>foundTimes++;</text:p>
      <text:p text:style-name="P21"><text:s text:c="12"/>foundLines[foundTimes] = count;</text:p>
      <text:p text:style-name="P21"><text:s text:c="8"/>}</text:p>
      <text:p text:style-name="P21"><text:s text:c="8"/>count++;</text:p>
      <text:p text:style-name="P21"><text:soft-page-break/><text:s text:c="4"/>}</text:p>
      <text:p text:style-name="P21"><text:s text:c="4"/>file.close();</text:p>
      <text:p text:style-name="P21"><text:s text:c="4"/>cout &lt;&lt; endl;</text:p>
      <text:p text:style-name="P51"><text:span text:style-name="T3"><text:s text:c="4"/></text:span><text:span text:style-name="T1">// Printing the number of times found and the line number it was found</text:span></text:p>
      <text:p text:style-name="P51"><text:span text:style-name="T3"><text:s text:c="4"/>cout &lt;&lt; search &lt;&lt; </text:span><text:span text:style-name="T7">" was found "</text:span><text:span text:style-name="T3"> &lt;&lt; foundTimes &lt;&lt; </text:span><text:span text:style-name="T7">" in the file. In lines: "</text:span><text:span text:style-name="T3">;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g = 1; g &lt;= foundTimes; g++)</text:span></text:p>
      <text:p text:style-name="P21"><text:s text:c="4"/>{</text:p>
      <text:p text:style-name="P51"><text:span text:style-name="T3"><text:s text:c="8"/>cout &lt;&lt; foundLines[g] &lt;&lt; </text:span><text:span text:style-name="T7">" "</text:span><text:span text:style-name="T3">;</text:span></text:p>
      <text:p text:style-name="P21"><text:s text:c="4"/>}</text:p>
      <text:p text:style-name="P21"><text:s text:c="4"/>cout &lt;&lt; endl;</text:p>
      <text:p text:style-name="P21">}</text:p>
      <text:p text:style-name="P51"><text:span text:style-name="T8">void</text:span><text:span text:style-name="T3"> sentenceFileter()</text:span></text:p>
      <text:p text:style-name="P21">{</text:p>
      <text:p text:style-name="P51"><text:span text:style-name="T3"><text:tab/>ifstream fileInput; <text:s text:c="2"/></text:span><text:span text:style-name="T1">// File to take input from</text:span></text:p>
      <text:p text:style-name="P51"><text:span text:style-name="T3"><text:tab/>ofstream fileOutput; <text:s/></text:span><text:span text:style-name="T1">// File to output</text:span></text:p>
      <text:p text:style-name="P51"><text:span text:style-name="T3"><text:tab/>string nameInput; <text:s text:c="4"/></text:span><text:span text:style-name="T1">// Input file name</text:span></text:p>
      <text:p text:style-name="P51"><text:span text:style-name="T3"><text:tab/>string nameOutput; <text:s text:c="3"/></text:span><text:span text:style-name="T1">// Output file name</text:span></text:p>
      <text:p text:style-name="P51"><text:span text:style-name="T3"><text:tab/>string sentence; <text:s text:c="5"/></text:span><text:span text:style-name="T1">// Temporarily stores the date from input file</text:span></text:p>
      <text:p text:style-name="P51"><text:span text:style-name="T3"><text:tab/></text:span><text:span text:style-name="T8">int</text:span><text:span text:style-name="T3"> length; <text:s text:c="10"/></text:span><text:span text:style-name="T1">// Length of the string sentence</text:span></text:p>
      <text:p text:style-name="P21"/>
      <text:p text:style-name="P21"><text:tab/>cin.ignore();</text:p>
      <text:p text:style-name="P51"><text:span text:style-name="T3"><text:tab/></text:span><text:span text:style-name="T1">// Input file name</text:span></text:p>
      <text:p text:style-name="P51"><text:span text:style-name="T3"><text:s text:c="4"/>cout &lt;&lt; </text:span><text:span text:style-name="T7">"What is the input file name? ('sentence.txt') "</text:span><text:span text:style-name="T3">;</text:span></text:p>
      <text:p text:style-name="P21"><text:s text:c="4"/>getline(cin, nameInput);</text:p>
      <text:p text:style-name="P51"><text:span text:style-name="T3"><text:s text:c="4"/></text:span><text:span text:style-name="T1">// Output file name</text:span></text:p>
      <text:p text:style-name="P51"><text:span text:style-name="T3"><text:s text:c="4"/>cout &lt;&lt; </text:span><text:span text:style-name="T7">"\nWhat is the output file name? ('empty.txt') "</text:span><text:span text:style-name="T3">;</text:span></text:p>
      <text:p text:style-name="P21"><text:s text:c="4"/>getline(cin, nameOutput);</text:p>
      <text:p text:style-name="P21"/>
      <text:p text:style-name="P51"><text:span text:style-name="T3"><text:s text:c="4"/></text:span><text:span text:style-name="T1">// Opens file name from the input</text:span></text:p>
      <text:p text:style-name="P21"><text:s text:c="4"/>fileInput.open(nameInput.c_str(),ios::in);</text:p>
      <text:p text:style-name="P51"><text:span text:style-name="T3"><text:s text:c="4"/></text:span><text:span text:style-name="T8">if</text:span><text:span text:style-name="T3">(fileInput.fail())</text:span></text:p>
      <text:p text:style-name="P21"><text:s text:c="4"/>{</text:p>
      <text:p text:style-name="P51"><text:span text:style-name="T3"><text:s text:c="8"/>cout &lt;&lt; </text:span><text:span text:style-name="T7">"\nError opening the file"</text:span><text:span text:style-name="T3"> &lt;&lt; endl;</text:span></text:p>
      <text:p text:style-name="P21"><text:s text:c="4"/>}</text:p>
      <text:p text:style-name="P51"><text:span text:style-name="T3"><text:s text:c="4"/></text:span><text:span text:style-name="T8">if</text:span><text:span text:style-name="T3">(fileInput) </text:span><text:span text:style-name="T1">// Loads senetence string</text:span></text:p>
      <text:p text:style-name="P21"><text:s text:c="4"/>{</text:p>
      <text:p text:style-name="P21"><text:s text:c="4"/><text:tab/>getline(fileInput, sentence);</text:p>
      <text:p text:style-name="P21"><text:s text:c="4"/>}</text:p>
      <text:p text:style-name="P21"><text:s text:c="4"/>fileInput.close();</text:p>
      <text:p text:style-name="P21"/>
      <text:p text:style-name="P21"><text:s text:c="4"/>length = sentence.length();</text:p>
      <text:p text:style-name="P51"><text:span text:style-name="T3"><text:s text:c="4"/></text:span><text:span text:style-name="T8">for</text:span><text:span text:style-name="T3"> (</text:span><text:span text:style-name="T8">int</text:span><text:span text:style-name="T3"> i = 0; i &lt;= length; i++) </text:span><text:span text:style-name="T1">// Making all letters lower case</text:span></text:p>
      <text:p text:style-name="P21"><text:s text:c="4"/>{</text:p>
      <text:p text:style-name="P21"><text:s text:c="4"/><text:tab/>sentence[i] = tolower(sentence[i]);</text:p>
      <text:p text:style-name="P21"><text:s text:c="3"/><text:tab/>}</text:p>
      <text:p text:style-name="P51"><text:span text:style-name="T3"><text:tab/>sentence[0] = toupper(sentence[0]); </text:span><text:span text:style-name="T1">// Making the first letter upper case</text:span></text:p>
      <text:p text:style-name="P51"><text:span text:style-name="T3"><text:tab/></text:span><text:span text:style-name="T1">//Count how many words</text:span></text:p>
      <text:p text:style-name="P51"><text:span text:style-name="T3"><text:tab/></text:span><text:span text:style-name="T8">for</text:span><text:span text:style-name="T3">(</text:span><text:span text:style-name="T8">int</text:span><text:span text:style-name="T3"> j = 0; j &lt;= length; j++) </text:span><text:span text:style-name="T1">// Making every letter after a period upper case</text:span></text:p>
      <text:p text:style-name="P21"><text:tab/>{</text:p>
      <text:p text:style-name="P51"><text:span text:style-name="T3"><text:tab/> <text:s text:c="3"/></text:span><text:span text:style-name="T8">if</text:span><text:span text:style-name="T3">(sentence[j] == </text:span><text:span text:style-name="T7">'.'</text:span><text:span text:style-name="T3">)</text:span></text:p>
      <text:p text:style-name="P21"><text:tab/> <text:s text:c="3"/>{</text:p>
      <text:p text:style-name="P21"><text:tab/> <text:s text:c="3"/><text:tab/>sentence[j + 2] = toupper(sentence[j + 2]);</text:p>
      <text:p text:style-name="P21"><text:tab/> <text:s text:c="3"/>}</text:p>
      <text:p text:style-name="P21"><text:tab/> }</text:p>
      <text:p text:style-name="P51"><text:span text:style-name="T3"><text:tab/></text:span><text:span text:style-name="T1">// Open output file</text:span></text:p>
      <text:p text:style-name="P21"><text:tab/>fileOutput.open(nameOutput.c_str(),ios::out);</text:p>
      <text:p text:style-name="P51"><text:span text:style-name="T3"><text:tab/></text:span><text:span text:style-name="T8">if</text:span><text:span text:style-name="T3">(fileOutput.fail())</text:span></text:p>
      <text:p text:style-name="P21"><text:tab/>{</text:p>
      <text:p text:style-name="P51"><text:span text:style-name="T3"><text:tab/><text:tab/>cout &lt;&lt; </text:span><text:span text:style-name="T7">"\nError opening the file"</text:span><text:span text:style-name="T3"> &lt;&lt; endl;</text:span></text:p>
      <text:p text:style-name="P21"><text:soft-page-break/><text:tab/>}</text:p>
      <text:p text:style-name="P21"/>
      <text:p text:style-name="P51"><text:span text:style-name="T3"><text:tab/></text:span><text:span text:style-name="T8">if</text:span><text:span text:style-name="T3">(fileOutput) </text:span><text:span text:style-name="T1">// Printing string sentence into the output file</text:span></text:p>
      <text:p text:style-name="P21"><text:tab/>{</text:p>
      <text:p text:style-name="P21"><text:tab/> <text:s text:c="2"/><text:tab/>fileOutput &lt;&lt; sentence;</text:p>
      <text:p text:style-name="P21"><text:tab/>}</text:p>
      <text:p text:style-name="P21"><text:tab/>fileOutput.close();</text:p>
      <text:p text:style-name="P21"/>
      <text:p text:style-name="P51"><text:span text:style-name="T3"><text:tab/> cout &lt;&lt; </text:span><text:span text:style-name="T7">"\nThe sentence from the input file has been fixed and saved in the output file "</text:span><text:span text:style-name="T3"> &lt;&lt; endl;</text:span></text:p>
      <text:p text:style-name="P21">}</text:p>
      <text:p text:style-name="P21"/>
      <text:p text:style-name="P21"/>
      <text:p text:style-name="P21"/>
      <text:p text:style-name="P21"/>
      <text:p text:style-name="P21"/>
      <text:p text:style-name="P1">//Execution Starts Here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tab/><text:tab/></text:span><text:span text:style-name="T1">// Declaring variables</text:span></text:p>
      <text:p text:style-name="P51"><text:span text:style-name="T3"><text:tab/><text:tab/></text:span><text:span text:style-name="T8">int</text:span><text:span text:style-name="T3"> problemNumber;</text:span></text:p>
      <text:p text:style-name="P51"><text:span text:style-name="T3"><text:tab/><text:tab/></text:span><text:span text:style-name="T8">char</text:span><text:span text:style-name="T3"> cont = </text:span><text:span text:style-name="T7">'N'</text:span><text:span text:style-name="T3">;</text:span></text:p>
      <text:p text:style-name="P21"/>
      <text:p text:style-name="P51"><text:span text:style-name="T3"><text:tab/><text:tab/></text:span><text:span text:style-name="T1">// Menu loop to select the problem</text:span></text:p>
      <text:p text:style-name="P51"><text:span text:style-name="T3"><text:tab/><text:tab/></text:span><text:span text:style-name="T8">do</text:span></text:p>
      <text:p text:style-name="P21"><text:tab/><text:tab/>{</text:p>
      <text:p text:style-name="P51"><text:span text:style-name="T3"><text:tab/><text:tab/><text:tab/>cout &lt;&lt; </text:span><text:span text:style-name="T7">"\nPlease enter the number of the problem you "</text:span></text:p>
      <text:p text:style-name="P51"><text:span text:style-name="T3"><text:s text:c="32"/></text:span><text:span text:style-name="T7">"would like to run or press '0' to exit\n"</text:span><text:span text:style-name="T3">;</text:span></text:p>
      <text:p text:style-name="P51"><text:span text:style-name="T3"><text:tab/><text:tab/><text:tab/>cout &lt;&lt; </text:span><text:span text:style-name="T7">"\t1 = 10.1\n\t2 = 10.2\n\t3 = 10.3\n"</text:span></text:p>
      <text:p text:style-name="P51"><text:span text:style-name="T3"><text:s text:c="32"/></text:span><text:span text:style-name="T7">"\t4 = 10.4\n\t5 = 10.5\n\t6 = 12.1\n\t"</text:span></text:p>
      <text:p text:style-name="P51"><text:span text:style-name="T3"><text:s text:c="32"/></text:span><text:span text:style-name="T7">"7 = 12.2\n\t8 = 12.4\n\t9 = 12.6\n\t"</text:span></text:p>
      <text:p text:style-name="P51"><text:span text:style-name="T3"><text:s text:c="32"/></text:span><text:span text:style-name="T7">"10 = 12.7\n\t0 = EXIT"</text:span><text:span text:style-name="T3"> &lt;&lt; endl;</text:span></text:p>
      <text:p text:style-name="P21"><text:tab/><text:tab/><text:tab/>cin &gt;&gt; problemNumber;</text:p>
      <text:p text:style-name="P21"/>
      <text:p text:style-name="P51"><text:span text:style-name="T3"><text:tab/><text:tab/><text:tab/></text:span><text:span text:style-name="T1">// Loop in case the user wants to run the same problem</text:span></text:p>
      <text:p text:style-name="P51"><text:span text:style-name="T3"><text:tab/><text:tab/><text:tab/></text:span><text:span text:style-name="T8">do</text:span></text:p>
      <text:p text:style-name="P21"><text:tab/><text:tab/><text:tab/>{</text:p>
      <text:p text:style-name="P51"><text:span text:style-name="T3"><text:tab/><text:tab/><text:tab/><text:tab/></text:span><text:span text:style-name="T8">switch</text:span><text:span text:style-name="T3"> (problemNumber)</text:span></text:p>
      <text:p text:style-name="P21"><text:tab/><text:tab/><text:tab/><text:tab/>{</text:p>
      <text:p text:style-name="P51"><text:span text:style-name="T3"><text:tab/><text:tab/><text:tab/><text:tab/> <text:s/></text:span><text:span text:style-name="T8">case</text:span><text:span text:style-name="T3"> 1:</text:span></text:p>
      <text:p text:style-name="P21"><text:tab/><text:tab/><text:tab/><text:tab/> <text:s/><text:tab/> <text:s/>stringLenght();</text:p>
      <text:p text:style-name="P51"><text:span text:style-name="T3"><text:tab/><text:tab/><text:tab/><text:tab/> <text:s/><text:tab/> <text:s/></text:span><text:span text:style-name="T8">break</text:span><text:span text:style-name="T3">;</text:span></text:p>
      <text:p text:style-name="P51"><text:span text:style-name="T3"><text:tab/><text:tab/><text:tab/><text:tab/> <text:s/></text:span><text:span text:style-name="T8">case</text:span><text:span text:style-name="T3"> 2:</text:span></text:p>
      <text:p text:style-name="P21"><text:tab/><text:tab/><text:tab/><text:tab/> <text:s/><text:tab/> <text:s/>backwardString();</text:p>
      <text:p text:style-name="P51"><text:span text:style-name="T3"><text:tab/><text:tab/><text:tab/><text:tab/><text:tab/> <text:s/></text:span><text:span text:style-name="T8">break</text:span><text:span text:style-name="T3">;</text:span></text:p>
      <text:p text:style-name="P51"><text:span text:style-name="T3"><text:tab/><text:tab/><text:tab/><text:tab/> <text:s/></text:span><text:span text:style-name="T8">case</text:span><text:span text:style-name="T3"> 3:</text:span></text:p>
      <text:p text:style-name="P21"><text:tab/><text:tab/><text:tab/><text:tab/> <text:s/><text:tab/> <text:s/>wordCounter();</text:p>
      <text:p text:style-name="P51"><text:span text:style-name="T3"><text:tab/><text:tab/><text:tab/><text:tab/><text:tab/> <text:s/></text:span><text:span text:style-name="T8">break</text:span><text:span text:style-name="T3">;</text:span></text:p>
      <text:p text:style-name="P51"><text:span text:style-name="T3"><text:tab/><text:tab/><text:tab/><text:tab/> <text:s/></text:span><text:span text:style-name="T8">case</text:span><text:span text:style-name="T3"> 4:</text:span></text:p>
      <text:p text:style-name="P21"><text:tab/><text:tab/><text:tab/><text:tab/> <text:s/><text:tab/> <text:s/>averageNumberLetters();</text:p>
      <text:p text:style-name="P51"><text:span text:style-name="T3"><text:tab/><text:tab/><text:tab/><text:tab/><text:tab/> <text:s/></text:span><text:span text:style-name="T8">break</text:span><text:span text:style-name="T3">;</text:span></text:p>
      <text:p text:style-name="P51"><text:span text:style-name="T3"><text:tab/><text:tab/><text:tab/><text:tab/> <text:s/></text:span><text:span text:style-name="T8">case</text:span><text:span text:style-name="T3"> 5:</text:span></text:p>
      <text:p text:style-name="P21"><text:tab/><text:tab/><text:tab/><text:tab/> <text:s/><text:tab/> <text:s/>sentenceCapitalizer();</text:p>
      <text:p text:style-name="P51"><text:span text:style-name="T3"><text:tab/><text:tab/><text:tab/><text:tab/> <text:s/><text:tab/> <text:s/></text:span><text:span text:style-name="T8">break</text:span><text:span text:style-name="T3">;</text:span></text:p>
      <text:p text:style-name="P51"><text:span text:style-name="T3"><text:s text:c="18"/></text:span><text:span text:style-name="T8">case</text:span><text:span text:style-name="T3"> 6:</text:span></text:p>
      <text:p text:style-name="P21"><text:tab/><text:tab/><text:tab/><text:tab/> <text:s/><text:tab/> <text:s/>fileHead();</text:p>
      <text:p text:style-name="P51"><text:span text:style-name="T3"><text:tab/><text:tab/><text:tab/><text:tab/> <text:s/><text:tab/> <text:s/></text:span><text:span text:style-name="T8">break</text:span><text:span text:style-name="T3">;</text:span></text:p>
      <text:p text:style-name="P51"><text:span text:style-name="T3"><text:tab/><text:tab/><text:tab/><text:tab/> <text:s/></text:span><text:span text:style-name="T8">case</text:span><text:span text:style-name="T3"> 7:</text:span></text:p>
      <text:p text:style-name="P21"><text:tab/><text:tab/><text:tab/><text:tab/> <text:s/><text:tab/> <text:s/>fileDisplay();</text:p>
      <text:p text:style-name="P51"><text:span text:style-name="T3"><text:tab/><text:tab/><text:tab/><text:tab/><text:tab/> <text:s/></text:span><text:span text:style-name="T8">break</text:span><text:span text:style-name="T3">;</text:span></text:p>
      <text:p text:style-name="P51"><text:span text:style-name="T3"><text:tab/><text:tab/><text:tab/><text:tab/> <text:s/></text:span><text:span text:style-name="T8">case</text:span><text:span text:style-name="T3"> 8:</text:span></text:p>
      <text:p text:style-name="P21"><text:soft-page-break/><text:tab/><text:tab/><text:tab/><text:tab/> <text:s/><text:tab/> <text:s/>tailProgram();</text:p>
      <text:p text:style-name="P51"><text:span text:style-name="T3"><text:tab/><text:tab/><text:tab/><text:tab/><text:tab/> <text:s/></text:span><text:span text:style-name="T8">break</text:span><text:span text:style-name="T3">;</text:span></text:p>
      <text:p text:style-name="P51"><text:span text:style-name="T3"><text:tab/><text:tab/><text:tab/><text:tab/> <text:s/></text:span><text:span text:style-name="T8">case</text:span><text:span text:style-name="T3"> 9:</text:span></text:p>
      <text:p text:style-name="P21"><text:tab/><text:tab/><text:tab/><text:tab/> <text:s/><text:tab/> <text:s/>stringSearch();</text:p>
      <text:p text:style-name="P51"><text:span text:style-name="T3"><text:tab/><text:tab/><text:tab/><text:tab/><text:tab/> <text:s/></text:span><text:span text:style-name="T8">break</text:span><text:span text:style-name="T3">;</text:span></text:p>
      <text:p text:style-name="P51"><text:span text:style-name="T3"><text:tab/><text:tab/><text:tab/><text:tab/> <text:s/></text:span><text:span text:style-name="T8">case</text:span><text:span text:style-name="T3"> 10:</text:span></text:p>
      <text:p text:style-name="P21"><text:tab/><text:tab/><text:tab/><text:tab/><text:tab/> <text:s/>sentenceFileter();</text:p>
      <text:p text:style-name="P51"><text:span text:style-name="T3"><text:tab/><text:tab/><text:tab/><text:tab/> <text:s/><text:tab/> <text:s/></text:span><text:span text:style-name="T8">break</text:span><text:span text:style-name="T3">;</text:span></text:p>
      <text:p text:style-name="P51"><text:span text:style-name="T3"><text:tab/><text:tab/><text:tab/><text:tab/> <text:s/></text:span><text:span text:style-name="T8">case</text:span><text:span text:style-name="T3"> 0:</text:span></text:p>
      <text:p text:style-name="P51"><text:span text:style-name="T3"><text:tab/><text:tab/><text:tab/><text:tab/> <text:s/><text:tab/> <text:s/></text:span><text:span text:style-name="T8">break</text:span><text:span text:style-name="T3">;</text:span></text:p>
      <text:p text:style-name="P51"><text:span text:style-name="T3"><text:tab/><text:tab/><text:tab/><text:tab/> <text:s/></text:span><text:span text:style-name="T8">default</text:span><text:span text:style-name="T3">:</text:span></text:p>
      <text:p text:style-name="P51"><text:span text:style-name="T3"><text:tab/><text:tab/><text:tab/><text:tab/><text:tab/> <text:s/>cout&lt;&lt;</text:span><text:span text:style-name="T7">"That's an invalid entry\n"</text:span><text:span text:style-name="T3">;</text:span></text:p>
      <text:p text:style-name="P51"><text:span text:style-name="T3"><text:tab/><text:tab/><text:tab/><text:tab/><text:tab/> <text:s/></text:span><text:span text:style-name="T8">break</text:span><text:span text:style-name="T3">;</text:span></text:p>
      <text:p text:style-name="P21"><text:tab/><text:tab/><text:tab/><text:tab/>}</text:p>
      <text:p text:style-name="P51"><text:span text:style-name="T3"><text:tab/><text:tab/><text:tab/>}</text:span><text:span text:style-name="T8">while</text:span><text:span text:style-name="T3">(problemNumber &lt; 1 || problemNumber &gt; 10);</text:span></text:p>
      <text:p text:style-name="P21"/>
      <text:p text:style-name="P51"><text:span text:style-name="T3"><text:s text:c="24"/>cout &lt;&lt; </text:span><text:span text:style-name="T7">"\nDo you want to run the "</text:span></text:p>
      <text:p text:style-name="P51"><text:span text:style-name="T3"><text:s text:c="32"/></text:span><text:span text:style-name="T7">"program again? ('Y' to "</text:span></text:p>
      <text:p text:style-name="P51"><text:span text:style-name="T3"><text:s text:c="32"/></text:span><text:span text:style-name="T7">"continue or any other key to "</text:span></text:p>
      <text:p text:style-name="P51"><text:span text:style-name="T3"><text:s text:c="32"/></text:span><text:span text:style-name="T7">"cancel) "</text:span><text:span text:style-name="T3">;</text:span></text:p>
      <text:p text:style-name="P21"><text:tab/><text:tab/><text:tab/><text:tab/>cin &gt;&gt; cont;</text:p>
      <text:p text:style-name="P21"/>
      <text:p text:style-name="P51"><text:span text:style-name="T3"><text:tab/><text:tab/>}</text:span><text:span text:style-name="T8">while</text:span><text:span text:style-name="T3">(toupper(cont) == </text:span><text:span text:style-name="T7">'Y'</text:span><text:span text:style-name="T3">);</text:span></text:p>
      <text:p text:style-name="P21"/>
      <text:p text:style-name="P51"><text:span text:style-name="T3"><text:s text:c="8"/></text:span><text:span text:style-name="T8">return</text:span><text:span text:style-name="T3"> 0;</text:span></text:p>
      <text:p text:style-name="P40">}</text:p>
      <text:p text:style-name="P40"/>
      <text:p text:style-name="P16">/* </text:p>
      <text:p text:style-name="P1"><text:s/>* File: <text:s text:c="2"/>main.cpp</text:p>
      <text:p text:style-name="P1"><text:s/>* Author: Abdul-Hakim</text:p>
      <text:p text:style-name="P1"><text:s/>* Purpose: Home work assignment 3 on chapter 11</text:p>
      <text:p text:style-name="P1"><text:s/>* Created on September 28, 2015, 12:57 A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2">#include</text:span><text:span text:style-name="T3"> </text:span><text:span text:style-name="T7">&lt;string&gt;</text:span></text:p>
      <text:p text:style-name="P51"><text:span text:style-name="T2">#include</text:span><text:span text:style-name="T3"> </text:span><text:span text:style-name="T7">&lt;cstdlib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1">//Global constants</text:p>
      <text:p text:style-name="P1">//Function Prototypes</text:p>
      <text:p text:style-name="P21"/>
      <text:p text:style-name="P1">// Structure for problem 1</text:p>
      <text:p text:style-name="P51"><text:span text:style-name="T8">struct</text:span><text:span text:style-name="T3"> MovieData</text:span></text:p>
      <text:p text:style-name="P21">{</text:p>
      <text:p text:style-name="P51"><text:span text:style-name="T3"><text:s text:c="4"/>string title; <text:s text:c="4"/></text:span><text:span text:style-name="T1">// Holds the title of the movie</text:span></text:p>
      <text:p text:style-name="P51"><text:span text:style-name="T3"><text:s text:c="4"/>string director; <text:s/></text:span><text:span text:style-name="T1">// Holds the director's name</text:span></text:p>
      <text:p text:style-name="P51"><text:span text:style-name="T3"><text:s text:c="4"/></text:span><text:span text:style-name="T8">int</text:span><text:span text:style-name="T3"> yearRelease; <text:s/></text:span><text:span text:style-name="T1">// Holds the year the movie was released</text:span></text:p>
      <text:p text:style-name="P51"><text:span text:style-name="T3"><text:s text:c="4"/></text:span><text:span text:style-name="T8">float</text:span><text:span text:style-name="T3"> runTime; <text:s text:c="3"/></text:span><text:span text:style-name="T1">// Holds the running time of the movie(in minutes)</text:span></text:p>
      <text:p text:style-name="P21">};</text:p>
      <text:p text:style-name="P1">// Function to get the data for problem 1</text:p>
      <text:p text:style-name="P51"><text:span text:style-name="T8">void</text:span><text:span text:style-name="T3"> getMovieData(MovieData &amp;a, </text:span><text:span text:style-name="T8">int</text:span><text:span text:style-name="T3"> n)</text:span></text:p>
      <text:p text:style-name="P21">{</text:p>
      <text:p text:style-name="P51"><text:span text:style-name="T3"><text:s text:c="4"/></text:span><text:span text:style-name="T1">// Requesting inputs</text:span></text:p>
      <text:p text:style-name="P21"><text:s text:c="4"/>cin.ignore();</text:p>
      <text:p text:style-name="P51"><text:span text:style-name="T3"><text:s text:c="4"/>cout &lt;&lt; </text:span><text:span text:style-name="T7">"Movie "</text:span><text:span text:style-name="T3"> &lt;&lt; n &lt;&lt; endl;</text:span></text:p>
      <text:p text:style-name="P51"><text:span text:style-name="T3"><text:s text:c="4"/>cout &lt;&lt; </text:span><text:span text:style-name="T7">"Please enter the title of the movie: "</text:span><text:span text:style-name="T3">;</text:span></text:p>
      <text:p text:style-name="P21"><text:soft-page-break/><text:s text:c="4"/>getline(cin, a.title);</text:p>
      <text:p text:style-name="P51"><text:span text:style-name="T3"><text:s text:c="4"/>cout &lt;&lt; </text:span><text:span text:style-name="T7">"Please enter the director's name: "</text:span><text:span text:style-name="T3">;</text:span></text:p>
      <text:p text:style-name="P21"><text:s text:c="4"/>getline(cin, a.director);</text:p>
      <text:p text:style-name="P51"><text:span text:style-name="T3"><text:s text:c="4"/>cout &lt;&lt; </text:span><text:span text:style-name="T7">"Please enter the year it was released: "</text:span><text:span text:style-name="T3">;</text:span></text:p>
      <text:p text:style-name="P21"><text:s text:c="4"/>cin &gt;&gt; a.yearRelease;</text:p>
      <text:p text:style-name="P51"><text:span text:style-name="T3"><text:s text:c="4"/>cout &lt;&lt; </text:span><text:span text:style-name="T7">"Please enter the running time(in minutes): "</text:span><text:span text:style-name="T3">;</text:span></text:p>
      <text:p text:style-name="P21"><text:s text:c="4"/>cin &gt;&gt; a.runTime;</text:p>
      <text:p text:style-name="P21"><text:s text:c="4"/>cout &lt;&lt; endl;</text:p>
      <text:p text:style-name="P21">}</text:p>
      <text:p text:style-name="P1">// Function to print the data for problem 1</text:p>
      <text:p text:style-name="P51"><text:span text:style-name="T8">void</text:span><text:span text:style-name="T3"> displayMovieData(</text:span><text:span text:style-name="T8">const</text:span><text:span text:style-name="T3"> MovieData &amp;b)</text:span></text:p>
      <text:p text:style-name="P51"><text:span text:style-name="T3">{ <text:s text:c="2"/></text:span><text:span text:style-name="T1">// Prints the information in the structure</text:span></text:p>
      <text:p text:style-name="P51"><text:span text:style-name="T3"><text:s text:c="4"/>cout &lt;&lt; </text:span><text:span text:style-name="T7">"Title: <text:s text:c="8"/>"</text:span><text:span text:style-name="T3"> &lt;&lt; b.title &lt;&lt; endl;</text:span></text:p>
      <text:p text:style-name="P51"><text:span text:style-name="T3"><text:s text:c="4"/>cout &lt;&lt; </text:span><text:span text:style-name="T7">"Director: <text:s text:c="5"/>"</text:span><text:span text:style-name="T3"> &lt;&lt; b.director &lt;&lt; endl;</text:span></text:p>
      <text:p text:style-name="P51"><text:span text:style-name="T3"><text:s text:c="4"/>cout &lt;&lt; </text:span><text:span text:style-name="T7">"Year Released: "</text:span><text:span text:style-name="T3"> &lt;&lt; b.yearRelease &lt;&lt; endl;</text:span></text:p>
      <text:p text:style-name="P51"><text:span text:style-name="T3"><text:s text:c="4"/>cout &lt;&lt; </text:span><text:span text:style-name="T7">"Running Time: <text:s/>"</text:span><text:span text:style-name="T3"> &lt;&lt; b.runTime &lt;&lt; endl;</text:span></text:p>
      <text:p text:style-name="P21"><text:s text:c="4"/>cout &lt;&lt; endl;</text:p>
      <text:p text:style-name="P21">}</text:p>
      <text:p text:style-name="P1">// Main problem 1</text:p>
      <text:p text:style-name="P51"><text:span text:style-name="T8">void</text:span><text:span text:style-name="T3"> movieData()</text:span></text:p>
      <text:p text:style-name="P51"><text:span text:style-name="T3">{ <text:s text:c="2"/></text:span><text:span text:style-name="T1">// Declaring the MovieData variables</text:span></text:p>
      <text:p text:style-name="P21"><text:s text:c="4"/>MovieData movie1;</text:p>
      <text:p text:style-name="P21"><text:s text:c="4"/>MovieData movie2;</text:p>
      <text:p text:style-name="P51"><text:span text:style-name="T3"><text:s text:c="4"/></text:span><text:span text:style-name="T8">int</text:span><text:span text:style-name="T3"> number1 = 1, number2 = 2;</text:span></text:p>
      <text:p text:style-name="P21"><text:s text:c="4"/></text:p>
      <text:p text:style-name="P51"><text:span text:style-name="T3"><text:s text:c="4"/></text:span><text:span text:style-name="T1">// Requesting movie data</text:span></text:p>
      <text:p text:style-name="P21"><text:s text:c="4"/>getMovieData(movie1, number1);</text:p>
      <text:p text:style-name="P21"><text:s text:c="4"/>getMovieData(movie2, number2);</text:p>
      <text:p text:style-name="P21"><text:s text:c="4"/></text:p>
      <text:p text:style-name="P51"><text:span text:style-name="T3"><text:s text:c="4"/></text:span><text:span text:style-name="T1">// Displaying movie data</text:span></text:p>
      <text:p text:style-name="P21"><text:s text:c="4"/>displayMovieData(movie1);</text:p>
      <text:p text:style-name="P21"><text:s text:c="4"/>displayMovieData(movie2);</text:p>
      <text:p text:style-name="P21">}</text:p>
      <text:p text:style-name="P21"/>
      <text:p text:style-name="P1">// Structure for problem 3</text:p>
      <text:p text:style-name="P51"><text:span text:style-name="T8">struct</text:span><text:span text:style-name="T3"> SalesData</text:span></text:p>
      <text:p text:style-name="P21">{</text:p>
      <text:p text:style-name="P51"><text:span text:style-name="T3"><text:s text:c="4"/>string divisionName; <text:s text:c="4"/></text:span><text:span text:style-name="T1">// Holds the division name</text:span></text:p>
      <text:p text:style-name="P51"><text:span text:style-name="T3"><text:s text:c="4"/></text:span><text:span text:style-name="T8">float</text:span><text:span text:style-name="T3"> firstQuatSales; <text:s text:c="3"/></text:span><text:span text:style-name="T1">// Total sales made in the first quarter</text:span></text:p>
      <text:p text:style-name="P51"><text:span text:style-name="T3"><text:s text:c="4"/></text:span><text:span text:style-name="T8">float</text:span><text:span text:style-name="T3"> secondQuatSales; <text:s text:c="2"/></text:span><text:span text:style-name="T1">// Total sales made in the second quarter</text:span></text:p>
      <text:p text:style-name="P51"><text:span text:style-name="T3"><text:s text:c="4"/></text:span><text:span text:style-name="T8">float</text:span><text:span text:style-name="T3"> thirdQuatSales; <text:s text:c="3"/></text:span><text:span text:style-name="T1">// Total sales made in the third quarter</text:span></text:p>
      <text:p text:style-name="P51"><text:span text:style-name="T3"><text:s text:c="4"/></text:span><text:span text:style-name="T8">float</text:span><text:span text:style-name="T3"> fourthQuatSales; <text:s text:c="2"/></text:span><text:span text:style-name="T1">// Total sales made in the fourth quarter</text:span></text:p>
      <text:p text:style-name="P51"><text:span text:style-name="T3"><text:s text:c="4"/></text:span><text:span text:style-name="T8">float</text:span><text:span text:style-name="T3"> totalAnnualSales; <text:s/></text:span><text:span text:style-name="T1">// The sum of all four quarters</text:span></text:p>
      <text:p text:style-name="P51"><text:span text:style-name="T3"><text:s text:c="4"/></text:span><text:span text:style-name="T8">float</text:span><text:span text:style-name="T3"> averageQuatSales; <text:s/></text:span><text:span text:style-name="T1">// Average of sales per quarter</text:span></text:p>
      <text:p text:style-name="P21">};</text:p>
      <text:p text:style-name="P1">// Function to get the data for problem 3</text:p>
      <text:p text:style-name="P51"><text:span text:style-name="T8">void</text:span><text:span text:style-name="T3"> getSalesData(SalesData &amp;a)</text:span></text:p>
      <text:p text:style-name="P21">{</text:p>
      <text:p text:style-name="P51"><text:span text:style-name="T3"><text:s text:c="4"/></text:span><text:span text:style-name="T1">// Requesting inputs with input validation</text:span></text:p>
      <text:p text:style-name="P21"><text:s text:c="4"/>cin.ignore();</text:p>
      <text:p text:style-name="P51"><text:span text:style-name="T3"><text:s text:c="4"/>cout &lt;&lt; </text:span><text:span text:style-name="T7">"Enter the division name(East, West, North or South) "</text:span><text:span text:style-name="T3">;</text:span></text:p>
      <text:p text:style-name="P21"><text:s text:c="4"/>getline(cin, a.divisionName);</text:p>
      <text:p text:style-name="P51"><text:span text:style-name="T3"><text:s text:c="4"/>cout &lt;&lt; </text:span><text:span text:style-name="T7">"Enter the First-Quarter Sales: "</text:span><text:span text:style-name="T3">;</text:span></text:p>
      <text:p text:style-name="P21"><text:s text:c="4"/>cin &gt;&gt; a.firstQuatSales;</text:p>
      <text:p text:style-name="P51"><text:span text:style-name="T3"><text:s text:c="4"/></text:span><text:span text:style-name="T8">while</text:span><text:span text:style-name="T3">(a.firstQuatSales &lt; 0)</text:span></text:p>
      <text:p text:style-name="P21"><text:s text:c="4"/>{</text:p>
      <text:p text:style-name="P51"><text:span text:style-name="T3"><text:s text:c="8"/>cout &lt;&lt; </text:span><text:span text:style-name="T7">"\nSales cannot be a negative number"</text:span><text:span text:style-name="T3"> &lt;&lt; endl;</text:span></text:p>
      <text:p text:style-name="P51"><text:span text:style-name="T3"><text:s text:c="8"/>cout &lt;&lt; </text:span><text:span text:style-name="T7">"Enter the First-Quarter Sales: "</text:span><text:span text:style-name="T3">;</text:span></text:p>
      <text:p text:style-name="P21"><text:s text:c="8"/>cin &gt;&gt; a.firstQuatSales;</text:p>
      <text:p text:style-name="P21"><text:soft-page-break/><text:s text:c="4"/>}</text:p>
      <text:p text:style-name="P51"><text:span text:style-name="T3"><text:s text:c="4"/>cout &lt;&lt; </text:span><text:span text:style-name="T7">"Enter the Second-Quarter Sales: "</text:span><text:span text:style-name="T3">;</text:span></text:p>
      <text:p text:style-name="P21"><text:s text:c="4"/>cin &gt;&gt; a.secondQuatSales;</text:p>
      <text:p text:style-name="P51"><text:span text:style-name="T3"><text:s text:c="4"/></text:span><text:span text:style-name="T8">while</text:span><text:span text:style-name="T3">(a.secondQuatSales &lt; 0)</text:span></text:p>
      <text:p text:style-name="P21"><text:s text:c="4"/>{</text:p>
      <text:p text:style-name="P51"><text:span text:style-name="T3"><text:s text:c="8"/>cout &lt;&lt; </text:span><text:span text:style-name="T7">"\nSales cannot be a negative number"</text:span><text:span text:style-name="T3"> &lt;&lt; endl;</text:span></text:p>
      <text:p text:style-name="P51"><text:span text:style-name="T3"><text:s text:c="8"/>cout &lt;&lt; </text:span><text:span text:style-name="T7">"Enter the First-Quarter Sales: "</text:span><text:span text:style-name="T3">;</text:span></text:p>
      <text:p text:style-name="P21"><text:s text:c="8"/>cin &gt;&gt; a.secondQuatSales;</text:p>
      <text:p text:style-name="P21"><text:s text:c="4"/>}</text:p>
      <text:p text:style-name="P51"><text:span text:style-name="T3"><text:s text:c="4"/>cout &lt;&lt; </text:span><text:span text:style-name="T7">"Enter the Third-Quarter Sales: "</text:span><text:span text:style-name="T3">;</text:span></text:p>
      <text:p text:style-name="P21"><text:s text:c="4"/>cin &gt;&gt; a.thirdQuatSales;</text:p>
      <text:p text:style-name="P51"><text:span text:style-name="T3"><text:s text:c="4"/></text:span><text:span text:style-name="T8">while</text:span><text:span text:style-name="T3">(a.thirdQuatSales &lt; 0)</text:span></text:p>
      <text:p text:style-name="P21"><text:s text:c="4"/>{</text:p>
      <text:p text:style-name="P51"><text:span text:style-name="T3"><text:s text:c="8"/>cout &lt;&lt; </text:span><text:span text:style-name="T7">"\nSales cannot be a negative number"</text:span><text:span text:style-name="T3"> &lt;&lt; endl;</text:span></text:p>
      <text:p text:style-name="P51"><text:span text:style-name="T3"><text:s text:c="8"/>cout &lt;&lt; </text:span><text:span text:style-name="T7">"Enter the First-Quarter Sales: "</text:span><text:span text:style-name="T3">;</text:span></text:p>
      <text:p text:style-name="P21"><text:s text:c="8"/>cin &gt;&gt; a.thirdQuatSales;</text:p>
      <text:p text:style-name="P21"><text:s text:c="4"/>}</text:p>
      <text:p text:style-name="P51"><text:span text:style-name="T3"><text:s text:c="4"/>cout &lt;&lt; </text:span><text:span text:style-name="T7">"Enter the Fourth-Quarter Sales: "</text:span><text:span text:style-name="T3">;</text:span></text:p>
      <text:p text:style-name="P21"><text:s text:c="4"/>cin &gt;&gt; a.fourthQuatSales;</text:p>
      <text:p text:style-name="P51"><text:span text:style-name="T3"><text:s text:c="4"/></text:span><text:span text:style-name="T8">while</text:span><text:span text:style-name="T3">(a.fourthQuatSales &lt; 0)</text:span></text:p>
      <text:p text:style-name="P21"><text:s text:c="4"/>{</text:p>
      <text:p text:style-name="P51"><text:span text:style-name="T3"><text:s text:c="8"/>cout &lt;&lt; </text:span><text:span text:style-name="T7">"\nSales cannot be a negative number"</text:span><text:span text:style-name="T3"> &lt;&lt; endl;</text:span></text:p>
      <text:p text:style-name="P51"><text:span text:style-name="T3"><text:s text:c="8"/>cout &lt;&lt; </text:span><text:span text:style-name="T7">"Enter the First-Quarter Sales: "</text:span><text:span text:style-name="T3">;</text:span></text:p>
      <text:p text:style-name="P21"><text:s text:c="8"/>cin &gt;&gt; a.fourthQuatSales;</text:p>
      <text:p text:style-name="P21"><text:s text:c="4"/>}</text:p>
      <text:p text:style-name="P21"><text:s text:c="4"/>cout &lt;&lt; endl;</text:p>
      <text:p text:style-name="P21">}</text:p>
      <text:p text:style-name="P1">// Function to calculate the total and average</text:p>
      <text:p text:style-name="P51"><text:span text:style-name="T8">void</text:span><text:span text:style-name="T3"> getTotalAndAverage(SalesData &amp;b)</text:span></text:p>
      <text:p text:style-name="P21">{</text:p>
      <text:p text:style-name="P51"><text:span text:style-name="T3"><text:s text:c="4"/></text:span><text:span text:style-name="T1">// Calculate total annual sales</text:span></text:p>
      <text:p text:style-name="P21"><text:s text:c="4"/>b.totalAnnualSales = b.firstQuatSales + b.secondQuatSales + </text:p>
      <text:p text:style-name="P21"><text:s text:c="25"/>b.thirdQuatSales + b.fourthQuatSales;</text:p>
      <text:p text:style-name="P51"><text:span text:style-name="T3"><text:s text:c="4"/></text:span><text:span text:style-name="T1">// Calculate average quarterly sales</text:span></text:p>
      <text:p text:style-name="P21"><text:s text:c="4"/>b.averageQuatSales = (b.firstQuatSales + b.secondQuatSales + </text:p>
      <text:p text:style-name="P21"><text:s text:c="26"/>b.thirdQuatSales + b.fourthQuatSales) / 4.0;</text:p>
      <text:p text:style-name="P51"><text:span text:style-name="T3"><text:s text:c="4"/></text:span><text:span text:style-name="T1">// Printing the structure variables</text:span></text:p>
      <text:p text:style-name="P51"><text:span text:style-name="T3"><text:s text:c="4"/>cout &lt;&lt; </text:span><text:span text:style-name="T7">"Division Name: <text:s text:c="12"/>$"</text:span><text:span text:style-name="T3"> &lt;&lt; b.divisionName;</text:span></text:p>
      <text:p text:style-name="P51"><text:span text:style-name="T3"><text:s text:c="4"/>cout &lt;&lt; </text:span><text:span text:style-name="T7">"\nFirst-Quarter: <text:s text:c="12"/>$"</text:span><text:span text:style-name="T3"> &lt;&lt; b.firstQuatSales;</text:span></text:p>
      <text:p text:style-name="P51"><text:span text:style-name="T3"><text:s text:c="4"/>cout &lt;&lt; </text:span><text:span text:style-name="T7">"\nSecond-Quarter: <text:s text:c="11"/>$"</text:span><text:span text:style-name="T3"> &lt;&lt; b.secondQuatSales;</text:span></text:p>
      <text:p text:style-name="P51"><text:span text:style-name="T3"><text:s text:c="4"/>cout &lt;&lt; </text:span><text:span text:style-name="T7">"\nThird-Quarter: <text:s text:c="12"/>$"</text:span><text:span text:style-name="T3"> &lt;&lt; b.thirdQuatSales;</text:span></text:p>
      <text:p text:style-name="P51"><text:span text:style-name="T3"><text:s text:c="4"/>cout &lt;&lt; </text:span><text:span text:style-name="T7">"\nFourth-Quarter: <text:s text:c="11"/>$"</text:span><text:span text:style-name="T3"> &lt;&lt; b.fourthQuatSales;</text:span></text:p>
      <text:p text:style-name="P51"><text:span text:style-name="T3"><text:s text:c="4"/>cout &lt;&lt; </text:span><text:span text:style-name="T7">"\nTotal Annual Sales: <text:s text:c="7"/>$"</text:span><text:span text:style-name="T3"> &lt;&lt; b.totalAnnualSales;</text:span></text:p>
      <text:p text:style-name="P51"><text:span text:style-name="T3"><text:s text:c="4"/>cout &lt;&lt; </text:span><text:span text:style-name="T7">"\nAverage Quarterly Sales: <text:s text:c="2"/>$"</text:span><text:span text:style-name="T3"> &lt;&lt; b.averageQuatSales;</text:span></text:p>
      <text:p text:style-name="P21"><text:s text:c="4"/>cout &lt;&lt; endl &lt;&lt; endl;</text:p>
      <text:p text:style-name="P21">}</text:p>
      <text:p text:style-name="P1">// Main problem 3</text:p>
      <text:p text:style-name="P51"><text:span text:style-name="T8">void</text:span><text:span text:style-name="T3"> CorporateSalesData()</text:span></text:p>
      <text:p text:style-name="P51"><text:span text:style-name="T3">{ <text:s text:c="2"/></text:span><text:span text:style-name="T1">// Declaring SalesData variables</text:span></text:p>
      <text:p text:style-name="P21"><text:s text:c="4"/>SalesData division1, division2, division3, division4;</text:p>
      <text:p text:style-name="P21"><text:s text:c="4"/></text:p>
      <text:p text:style-name="P51"><text:span text:style-name="T3"><text:s text:c="4"/></text:span><text:span text:style-name="T1">// Calling function to collect the data from the user</text:span></text:p>
      <text:p text:style-name="P21"><text:s text:c="4"/>getSalesData(division1);</text:p>
      <text:p text:style-name="P21"><text:s text:c="4"/>getSalesData(division2);</text:p>
      <text:p text:style-name="P21"><text:s text:c="4"/>getSalesData(division3);</text:p>
      <text:p text:style-name="P21"><text:s text:c="4"/>getSalesData(division4);</text:p>
      <text:p text:style-name="P21"><text:s text:c="4"/></text:p>
      <text:p text:style-name="P51"><text:span text:style-name="T3"><text:s text:c="4"/></text:span><text:span text:style-name="T1">// Calling function to calculate total annual sales, average and printing</text:span></text:p>
      <text:p text:style-name="P21"><text:s text:c="4"/>getTotalAndAverage(division1);</text:p>
      <text:p text:style-name="P21"><text:soft-page-break/><text:s text:c="4"/>getTotalAndAverage(division2);</text:p>
      <text:p text:style-name="P21"><text:s text:c="4"/>getTotalAndAverage(division3);</text:p>
      <text:p text:style-name="P21"><text:s text:c="4"/>getTotalAndAverage(division4);</text:p>
      <text:p text:style-name="P21">}</text:p>
      <text:p text:style-name="P21"/>
      <text:p text:style-name="P1">// Structure for problem 4</text:p>
      <text:p text:style-name="P51"><text:span text:style-name="T8">struct</text:span><text:span text:style-name="T3"> Weather</text:span></text:p>
      <text:p text:style-name="P21">{</text:p>
      <text:p text:style-name="P51"><text:span text:style-name="T3"><text:s text:c="4"/></text:span><text:span text:style-name="T8">float</text:span><text:span text:style-name="T3"> totalRain, <text:s text:c="3"/></text:span><text:span text:style-name="T1">// Holds the total rain in the month</text:span></text:p>
      <text:p text:style-name="P51"><text:span text:style-name="T3"><text:s text:c="10"/>highTemp, <text:s text:c="4"/></text:span><text:span text:style-name="T1">// Holds the highest temperature in the month</text:span></text:p>
      <text:p text:style-name="P51"><text:span text:style-name="T3"><text:s text:c="10"/>lowTemp, <text:s text:c="5"/></text:span><text:span text:style-name="T1">// Holds the lowest temperature in the month</text:span></text:p>
      <text:p text:style-name="P51"><text:span text:style-name="T3"><text:s text:c="10"/>averageTemp; <text:s/></text:span><text:span text:style-name="T1">// Hols the average temperature in the month</text:span></text:p>
      <text:p text:style-name="P21">};</text:p>
      <text:p text:style-name="P1">// Main function for problem 4</text:p>
      <text:p text:style-name="P51"><text:span text:style-name="T8">void</text:span><text:span text:style-name="T3"> weatherStatistics()</text:span></text:p>
      <text:p text:style-name="P21">{</text:p>
      <text:p text:style-name="P51"><text:span text:style-name="T3"><text:s text:c="4"/></text:span><text:span text:style-name="T8">const</text:span><text:span text:style-name="T3"> </text:span><text:span text:style-name="T8">int</text:span><text:span text:style-name="T3"> SIZE = 12; <text:s text:c="5"/></text:span><text:span text:style-name="T1">// Size of the array, 12 months</text:span></text:p>
      <text:p text:style-name="P51"><text:span text:style-name="T3"><text:s text:c="4"/>Weather months[SIZE]; <text:s text:c="4"/></text:span><text:span text:style-name="T1">// Structure array to store data</text:span></text:p>
      <text:p text:style-name="P51"><text:span text:style-name="T3"><text:s text:c="4"/></text:span><text:span text:style-name="T8">float</text:span><text:span text:style-name="T3"> yearRain = 0; <text:s text:c="6"/></text:span><text:span text:style-name="T1">// Sum of rain for all 12 months</text:span></text:p>
      <text:p text:style-name="P51"><text:span text:style-name="T3"><text:s text:c="4"/></text:span><text:span text:style-name="T8">float</text:span><text:span text:style-name="T3"> yearAverage = 0; <text:s text:c="3"/></text:span><text:span text:style-name="T1">// Average temperature of all months</text:span></text:p>
      <text:p text:style-name="P51"><text:span text:style-name="T3"><text:s text:c="4"/></text:span><text:span text:style-name="T8">float</text:span><text:span text:style-name="T3"> highestTemp = 0; <text:s text:c="3"/></text:span><text:span text:style-name="T1">// Highest temperature in the year</text:span></text:p>
      <text:p text:style-name="P51"><text:span text:style-name="T3"><text:s text:c="4"/></text:span><text:span text:style-name="T8">float</text:span><text:span text:style-name="T3"> lowestTemp = 140; <text:s text:c="2"/></text:span><text:span text:style-name="T1">// Lowest temperature in the year. Set to max temp</text:span></text:p>
      <text:p text:style-name="P51"><text:span text:style-name="T3"><text:s text:c="4"/></text:span><text:span text:style-name="T8">int</text:span><text:span text:style-name="T3"> highestMonth = 0; <text:s text:c="4"/></text:span><text:span text:style-name="T1">// Month with the highest temperature</text:span></text:p>
      <text:p text:style-name="P51"><text:span text:style-name="T3"><text:s text:c="4"/></text:span><text:span text:style-name="T8">int</text:span><text:span text:style-name="T3"> lowestMonth = 0; <text:s text:c="5"/></text:span><text:span text:style-name="T1">// Month with the lowest temperature</text:span></text:p>
      <text:p text:style-name="P51"><text:span text:style-name="T3"><text:s text:c="4"/></text:span><text:span text:style-name="T1">// Requesting data from the user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 = 0; i &lt; SIZE; i++)</text:span></text:p>
      <text:p text:style-name="P21"><text:s text:c="4"/>{</text:p>
      <text:p text:style-name="P51"><text:span text:style-name="T3"><text:s text:c="8"/>cout &lt;&lt; </text:span><text:span text:style-name="T7">"Enter total rainfall for month "</text:span><text:span text:style-name="T3"> &lt;&lt; i+1 &lt;&lt; </text:span><text:span text:style-name="T7">" : "</text:span><text:span text:style-name="T3">;</text:span></text:p>
      <text:p text:style-name="P21"><text:s text:c="8"/>cin &gt;&gt; months[i].totalRain;</text:p>
      <text:p text:style-name="P51"><text:span text:style-name="T3"><text:s text:c="8"/>cout &lt;&lt; </text:span><text:span text:style-name="T7">"Enter highest temperature in Fahrenheit: "</text:span><text:span text:style-name="T3">;</text:span></text:p>
      <text:p text:style-name="P21"><text:s text:c="8"/>cin &gt;&gt; months[i].highTemp;</text:p>
      <text:p text:style-name="P51"><text:span text:style-name="T3"><text:s text:c="8"/></text:span><text:span text:style-name="T8">while</text:span><text:span text:style-name="T3">(months[i].highTemp &lt; -100 || months[i].highTemp &gt; 140)</text:span></text:p>
      <text:p text:style-name="P21"><text:s text:c="8"/>{</text:p>
      <text:p text:style-name="P51"><text:span text:style-name="T3"><text:s text:c="12"/>cout &lt;&lt; </text:span><text:span text:style-name="T7">"\nTemperature has to be <text:s/>between -100 and +140"</text:span><text:span text:style-name="T3"> &lt;&lt; endl;</text:span></text:p>
      <text:p text:style-name="P51"><text:span text:style-name="T3"><text:s text:c="12"/>cout &lt;&lt; </text:span><text:span text:style-name="T7">"Enter highest temperature in Fahrenheit: "</text:span><text:span text:style-name="T3">;</text:span></text:p>
      <text:p text:style-name="P21"><text:s text:c="12"/>cin &gt;&gt; months[i].highTemp;</text:p>
      <text:p text:style-name="P21"><text:s text:c="8"/>}</text:p>
      <text:p text:style-name="P51"><text:span text:style-name="T3"><text:s text:c="8"/>cout &lt;&lt; </text:span><text:span text:style-name="T7">"Enter lowest temperature in Fahrenheit: "</text:span><text:span text:style-name="T3">;</text:span></text:p>
      <text:p text:style-name="P21"><text:s text:c="8"/>cin &gt;&gt; months[i].lowTemp;</text:p>
      <text:p text:style-name="P51"><text:span text:style-name="T3"><text:s text:c="8"/></text:span><text:span text:style-name="T8">while</text:span><text:span text:style-name="T3">(months[i].lowTemp &lt; -100 || months[i].lowTemp &gt; 140)</text:span></text:p>
      <text:p text:style-name="P21"><text:s text:c="8"/>{</text:p>
      <text:p text:style-name="P51"><text:span text:style-name="T3"><text:s text:c="12"/>cout &lt;&lt; </text:span><text:span text:style-name="T7">"\nTemperature has to be <text:s/>between -100 and +140"</text:span><text:span text:style-name="T3"> &lt;&lt; endl;</text:span></text:p>
      <text:p text:style-name="P51"><text:span text:style-name="T3"><text:s text:c="12"/>cout &lt;&lt; </text:span><text:span text:style-name="T7">"Enter lowest temperature in Fahrenheit: "</text:span><text:span text:style-name="T3">;</text:span></text:p>
      <text:p text:style-name="P21"><text:s text:c="12"/>cin &gt;&gt; months[i].lowTemp;</text:p>
      <text:p text:style-name="P21"><text:s text:c="8"/>}</text:p>
      <text:p text:style-name="P21"><text:s text:c="8"/>months[i].averageTemp = (months[i].highTemp + months[i].lowTemp) / 2;</text:p>
      <text:p text:style-name="P21"><text:s text:c="8"/>cout &lt;&lt; endl;</text:p>
      <text:p text:style-name="P21"><text:s text:c="4"/>}</text:p>
      <text:p text:style-name="P51"><text:span text:style-name="T3"><text:s text:c="4"/></text:span><text:span text:style-name="T1">// Calculating total rainfall, highest and lowest temperature and the month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j = 0; j &lt; SIZE; j++)</text:span></text:p>
      <text:p text:style-name="P21"><text:s text:c="4"/>{</text:p>
      <text:p text:style-name="P21"><text:s text:c="8"/>yearRain += months[j].totalRain;</text:p>
      <text:p text:style-name="P21"><text:s text:c="8"/>yearAverage += months[j].averageTemp;</text:p>
      <text:p text:style-name="P51"><text:span text:style-name="T3"><text:s text:c="8"/></text:span><text:span text:style-name="T8">if</text:span><text:span text:style-name="T3">(months[j].highTemp &gt; highestTemp)</text:span></text:p>
      <text:p text:style-name="P21"><text:s text:c="8"/>{</text:p>
      <text:p text:style-name="P21"><text:s text:c="12"/>highestTemp = months[j].highTemp;</text:p>
      <text:p text:style-name="P21"><text:s text:c="12"/>highestMonth = j + 1;</text:p>
      <text:p text:style-name="P21"><text:s text:c="8"/>}</text:p>
      <text:p text:style-name="P51"><text:span text:style-name="T3"><text:s text:c="8"/></text:span><text:span text:style-name="T8">if</text:span><text:span text:style-name="T3">(months[j].lowTemp &lt; lowestTemp)</text:span></text:p>
      <text:p text:style-name="P21"><text:soft-page-break/><text:s text:c="8"/>{</text:p>
      <text:p text:style-name="P21"><text:s text:c="12"/>lowestTemp = months[j].lowTemp;</text:p>
      <text:p text:style-name="P21"><text:s text:c="12"/>lowestMonth = j + 1;</text:p>
      <text:p text:style-name="P21"><text:s text:c="8"/>}</text:p>
      <text:p text:style-name="P21"><text:s text:c="4"/>}</text:p>
      <text:p text:style-name="P51"><text:span text:style-name="T3"><text:s text:c="4"/></text:span><text:span text:style-name="T1">// Printing the data in the structure array</text:span></text:p>
      <text:p text:style-name="P21"><text:s text:c="4"/>cout &lt;&lt; fixed &lt;&lt; showpoint &lt;&lt; setprecision(2);</text:p>
      <text:p text:style-name="P51"><text:span text:style-name="T3"><text:s text:c="4"/>cout &lt;&lt; </text:span><text:span text:style-name="T7">"Total rainfall for the year is: "</text:span><text:span text:style-name="T3"> &lt;&lt; yearRain;</text:span></text:p>
      <text:p text:style-name="P51"><text:span text:style-name="T3"><text:s text:c="4"/>cout &lt;&lt; </text:span><text:span text:style-name="T7">"\nAverage rainfall for the year is: "</text:span><text:span text:style-name="T3"> &lt;&lt; yearRain / SIZE;</text:span></text:p>
      <text:p text:style-name="P51"><text:span text:style-name="T3"><text:s text:c="4"/>cout &lt;&lt; </text:span><text:span text:style-name="T7">"\nAverage temperatures for all months: "</text:span><text:span text:style-name="T3"> &lt;&lt; yearAverage / SIZE;</text:span></text:p>
      <text:p text:style-name="P51"><text:span text:style-name="T3"><text:s text:c="4"/>cout &lt;&lt; </text:span><text:span text:style-name="T7">"\nHighest temp occurred in the "</text:span><text:span text:style-name="T3"> &lt;&lt; highestMonth &lt;&lt; </text:span><text:span text:style-name="T7">" month with "</text:span><text:span text:style-name="T3"> </text:span></text:p>
      <text:p text:style-name="P51"><text:span text:style-name="T3"><text:s text:c="9"/>&lt;&lt; highestTemp &lt;&lt; </text:span><text:span text:style-name="T7">" degrees"</text:span><text:span text:style-name="T3">;</text:span></text:p>
      <text:p text:style-name="P51"><text:span text:style-name="T3"><text:s text:c="4"/>cout &lt;&lt; </text:span><text:span text:style-name="T7">"\nLowest temp occurred in the "</text:span><text:span text:style-name="T3"> &lt;&lt; lowestMonth &lt;&lt; </text:span><text:span text:style-name="T7">" month with "</text:span><text:span text:style-name="T3"> </text:span></text:p>
      <text:p text:style-name="P51"><text:span text:style-name="T3"><text:s text:c="9"/>&lt;&lt; lowestTemp &lt;&lt; </text:span><text:span text:style-name="T7">" degrees"</text:span><text:span text:style-name="T3">;</text:span></text:p>
      <text:p text:style-name="P21"><text:s text:c="4"/>cout &lt;&lt; endl;</text:p>
      <text:p text:style-name="P21">}</text:p>
      <text:p text:style-name="P21"/>
      <text:p text:style-name="P1">// Structure for problem 5</text:p>
      <text:p text:style-name="P51"><text:span text:style-name="T8">struct</text:span><text:span text:style-name="T3"> WeatherMod</text:span></text:p>
      <text:p text:style-name="P21">{</text:p>
      <text:p text:style-name="P51"><text:span text:style-name="T3"><text:s text:c="4"/></text:span><text:span text:style-name="T8">float</text:span><text:span text:style-name="T3"> totalRain, <text:s text:c="3"/></text:span><text:span text:style-name="T1">// Holds the total rain in the month</text:span></text:p>
      <text:p text:style-name="P51"><text:span text:style-name="T3"><text:s text:c="10"/>highTemp, <text:s text:c="4"/></text:span><text:span text:style-name="T1">// Holds the highest temperature in the month</text:span></text:p>
      <text:p text:style-name="P51"><text:span text:style-name="T3"><text:s text:c="10"/>lowTemp, <text:s text:c="5"/></text:span><text:span text:style-name="T1">// Holds the lowest temperature in the month</text:span></text:p>
      <text:p text:style-name="P51"><text:span text:style-name="T3"><text:s text:c="10"/>averageTemp; <text:s/></text:span><text:span text:style-name="T1">// Hols the average temperature in the month</text:span></text:p>
      <text:p text:style-name="P21">};</text:p>
      <text:p text:style-name="P1">// Enumerator for problem 5. Each enumerator declared to corresponding month</text:p>
      <text:p text:style-name="P51"><text:span text:style-name="T8">enum</text:span><text:span text:style-name="T3"> year {JANUARY = 1, FEBRUARY = 2, MARCH = 3, APRIL = 4, MAY = 5, JUNE = 6, </text:span></text:p>
      <text:p text:style-name="P21"><text:s text:c="11"/>JULY = 7, AUGUST = 8, SEPTEMBER = 9, OCTOBER = 10, NOVEMNER = 11, </text:p>
      <text:p text:style-name="P21"><text:s text:c="11"/>DECEMBER = 12};</text:p>
      <text:p text:style-name="P1">// Main function for problem 4</text:p>
      <text:p text:style-name="P51"><text:span text:style-name="T8">void</text:span><text:span text:style-name="T3"> weatherStatisticsModification()</text:span></text:p>
      <text:p text:style-name="P21">{</text:p>
      <text:p text:style-name="P51"><text:span text:style-name="T3"><text:s text:c="4"/></text:span><text:span text:style-name="T8">const</text:span><text:span text:style-name="T3"> </text:span><text:span text:style-name="T8">int</text:span><text:span text:style-name="T3"> SIZE = 12; <text:s text:c="5"/></text:span><text:span text:style-name="T1">// Size of the array, 12 months</text:span></text:p>
      <text:p text:style-name="P51"><text:span text:style-name="T3"><text:s text:c="4"/>WeatherMod months[SIZE]; <text:s text:c="4"/></text:span><text:span text:style-name="T1">// Structure array to store data</text:span></text:p>
      <text:p text:style-name="P51"><text:span text:style-name="T3"><text:s text:c="4"/></text:span><text:span text:style-name="T8">float</text:span><text:span text:style-name="T3"> yearRain = 0; <text:s text:c="6"/></text:span><text:span text:style-name="T1">// Sum of rain for all 12 months</text:span></text:p>
      <text:p text:style-name="P51"><text:span text:style-name="T3"><text:s text:c="4"/></text:span><text:span text:style-name="T8">float</text:span><text:span text:style-name="T3"> yearAverage = 0; <text:s text:c="3"/></text:span><text:span text:style-name="T1">// Average temperature of all months</text:span></text:p>
      <text:p text:style-name="P51"><text:span text:style-name="T3"><text:s text:c="4"/></text:span><text:span text:style-name="T8">float</text:span><text:span text:style-name="T3"> highestTemp = 0; <text:s text:c="3"/></text:span><text:span text:style-name="T1">// Highest temperature in the year</text:span></text:p>
      <text:p text:style-name="P51"><text:span text:style-name="T3"><text:s text:c="4"/></text:span><text:span text:style-name="T8">float</text:span><text:span text:style-name="T3"> lowestTemp = 140; <text:s text:c="2"/></text:span><text:span text:style-name="T1">// Lowest temperature in the year. Set to max temp</text:span></text:p>
      <text:p text:style-name="P51"><text:span text:style-name="T3"><text:s text:c="4"/></text:span><text:span text:style-name="T8">int</text:span><text:span text:style-name="T3"> highestMonth = 0; <text:s text:c="4"/></text:span><text:span text:style-name="T1">// Month with the highest temperature</text:span></text:p>
      <text:p text:style-name="P51"><text:span text:style-name="T3"><text:s text:c="4"/></text:span><text:span text:style-name="T8">int</text:span><text:span text:style-name="T3"> lowestMonth = 0; <text:s text:c="5"/></text:span><text:span text:style-name="T1">// Month with the lowest temperature</text:span></text:p>
      <text:p text:style-name="P51"><text:span text:style-name="T3"><text:s text:c="4"/></text:span><text:span text:style-name="T1">// Requesting data from the user</text:span></text:p>
      <text:p text:style-name="P51"><text:span text:style-name="T3"><text:s text:c="4"/></text:span><text:span text:style-name="T8">for</text:span><text:span text:style-name="T3">(year calendar = JANUARY; calendar &lt;= DECEMBER; </text:span></text:p>
      <text:p text:style-name="P51"><text:span text:style-name="T3"><text:s text:c="33"/>calendar = </text:span><text:span text:style-name="T8">static_cast</text:span><text:span text:style-name="T3">&lt;year&gt;(calendar+1))</text:span></text:p>
      <text:p text:style-name="P21"><text:s text:c="4"/>{</text:p>
      <text:p text:style-name="P51"><text:span text:style-name="T3"><text:s text:c="8"/>cout &lt;&lt; </text:span><text:span text:style-name="T7">"Enter total rainfall for month "</text:span><text:span text:style-name="T3"> &lt;&lt; calendar &lt;&lt; </text:span><text:span text:style-name="T7">" : "</text:span><text:span text:style-name="T3">;</text:span></text:p>
      <text:p text:style-name="P21"><text:s text:c="8"/>cin &gt;&gt; months[calendar].totalRain;</text:p>
      <text:p text:style-name="P51"><text:span text:style-name="T3"><text:s text:c="8"/>cout &lt;&lt; </text:span><text:span text:style-name="T7">"Enter highest temperature in Fahrenheit: "</text:span><text:span text:style-name="T3">;</text:span></text:p>
      <text:p text:style-name="P21"><text:s text:c="8"/>cin &gt;&gt; months[calendar].highTemp;</text:p>
      <text:p text:style-name="P51"><text:span text:style-name="T3"><text:s text:c="8"/></text:span><text:span text:style-name="T8">while</text:span><text:span text:style-name="T3">(months[calendar].highTemp &lt; -100 || </text:span></text:p>
      <text:p text:style-name="P21"><text:s text:c="14"/>months[calendar].highTemp &gt; 140)</text:p>
      <text:p text:style-name="P21"><text:s text:c="8"/>{</text:p>
      <text:p text:style-name="P51"><text:span text:style-name="T3"><text:s text:c="12"/>cout &lt;&lt; </text:span><text:span text:style-name="T7">"\nTemperature has to be <text:s/>between -100 and +140"</text:span><text:span text:style-name="T3"> &lt;&lt; endl;</text:span></text:p>
      <text:p text:style-name="P51"><text:span text:style-name="T3"><text:s text:c="12"/>cout &lt;&lt; </text:span><text:span text:style-name="T7">"Enter highest temperature in Fahrenheit: "</text:span><text:span text:style-name="T3">;</text:span></text:p>
      <text:p text:style-name="P21"><text:s text:c="12"/>cin &gt;&gt; months[calendar].highTemp;</text:p>
      <text:p text:style-name="P21"><text:s text:c="8"/>}</text:p>
      <text:p text:style-name="P51"><text:span text:style-name="T3"><text:s text:c="8"/>cout &lt;&lt; </text:span><text:span text:style-name="T7">"Enter lowest temperature in Fahrenheit: "</text:span><text:span text:style-name="T3">;</text:span></text:p>
      <text:p text:style-name="P21"><text:s text:c="8"/>cin &gt;&gt; months[calendar].lowTemp;</text:p>
      <text:p text:style-name="P51"><text:span text:style-name="T3"><text:s text:c="8"/></text:span><text:span text:style-name="T8">while</text:span><text:span text:style-name="T3">(months[calendar].lowTemp &lt; -100 || months[calendar].lowTemp &gt; 140)</text:span></text:p>
      <text:p text:style-name="P21"><text:s text:c="8"/>{</text:p>
      <text:p text:style-name="P51"><text:soft-page-break/><text:span text:style-name="T3"><text:s text:c="12"/>cout &lt;&lt; </text:span><text:span text:style-name="T7">"\nTemperature has to be <text:s/>between -100 and +140"</text:span><text:span text:style-name="T3"> &lt;&lt; endl;</text:span></text:p>
      <text:p text:style-name="P51"><text:span text:style-name="T3"><text:s text:c="12"/>cout &lt;&lt; </text:span><text:span text:style-name="T7">"Enter lowest temperature in Fahrenheit: "</text:span><text:span text:style-name="T3">;</text:span></text:p>
      <text:p text:style-name="P21"><text:s text:c="12"/>cin &gt;&gt; months[calendar].lowTemp;</text:p>
      <text:p text:style-name="P21"><text:s text:c="8"/>}</text:p>
      <text:p text:style-name="P21"><text:s text:c="8"/>months[calendar].averageTemp = (months[calendar].highTemp + </text:p>
      <text:p text:style-name="P21"><text:s text:c="8"/>months[calendar].lowTemp) / 2;</text:p>
      <text:p text:style-name="P21"><text:s text:c="8"/>cout &lt;&lt; endl;</text:p>
      <text:p text:style-name="P21"><text:s text:c="4"/>}</text:p>
      <text:p text:style-name="P51"><text:span text:style-name="T3"><text:s text:c="4"/></text:span><text:span text:style-name="T1">// Calculating total rainfall, highest and lowest temperature and the month</text:span></text:p>
      <text:p text:style-name="P51"><text:span text:style-name="T3"><text:s text:c="4"/></text:span><text:span text:style-name="T8">for</text:span><text:span text:style-name="T3">(year calendar2 = JANUARY; calendar2 &lt;= DECEMBER; </text:span></text:p>
      <text:p text:style-name="P51"><text:span text:style-name="T3"><text:s text:c="34"/>calendar2 = </text:span><text:span text:style-name="T8">static_cast</text:span><text:span text:style-name="T3">&lt;year&gt;(calendar2 + 1))</text:span></text:p>
      <text:p text:style-name="P21"><text:s text:c="4"/>{</text:p>
      <text:p text:style-name="P21"><text:s text:c="8"/>yearRain += months[calendar2].totalRain;</text:p>
      <text:p text:style-name="P21"><text:s text:c="8"/>yearAverage += months[calendar2].averageTemp;</text:p>
      <text:p text:style-name="P51"><text:span text:style-name="T3"><text:s text:c="8"/></text:span><text:span text:style-name="T8">if</text:span><text:span text:style-name="T3">(months[calendar2].highTemp &gt; highestTemp)</text:span></text:p>
      <text:p text:style-name="P21"><text:s text:c="8"/>{</text:p>
      <text:p text:style-name="P21"><text:s text:c="12"/>highestTemp = months[calendar2].highTemp;</text:p>
      <text:p text:style-name="P21"><text:s text:c="12"/>highestMonth = calendar2;</text:p>
      <text:p text:style-name="P21"><text:s text:c="8"/>}</text:p>
      <text:p text:style-name="P51"><text:span text:style-name="T3"><text:s text:c="8"/></text:span><text:span text:style-name="T8">if</text:span><text:span text:style-name="T3">(months[calendar2].lowTemp &lt; lowestTemp)</text:span></text:p>
      <text:p text:style-name="P21"><text:s text:c="8"/>{</text:p>
      <text:p text:style-name="P21"><text:s text:c="12"/>lowestTemp = months[calendar2].lowTemp;</text:p>
      <text:p text:style-name="P21"><text:s text:c="12"/>lowestMonth = calendar2;</text:p>
      <text:p text:style-name="P21"><text:s text:c="8"/>}</text:p>
      <text:p text:style-name="P21"><text:s text:c="4"/>}</text:p>
      <text:p text:style-name="P51"><text:span text:style-name="T3"><text:s text:c="4"/></text:span><text:span text:style-name="T1">// Printing the data in the structure array</text:span></text:p>
      <text:p text:style-name="P21"><text:s text:c="4"/>cout &lt;&lt; fixed &lt;&lt; showpoint &lt;&lt; setprecision(2);</text:p>
      <text:p text:style-name="P51"><text:span text:style-name="T3"><text:s text:c="4"/>cout &lt;&lt; </text:span><text:span text:style-name="T7">"Total rainfall for the year is: "</text:span><text:span text:style-name="T3"> &lt;&lt; yearRain;</text:span></text:p>
      <text:p text:style-name="P51"><text:span text:style-name="T3"><text:s text:c="4"/>cout &lt;&lt; </text:span><text:span text:style-name="T7">"\nAverage rainfall for the year is: "</text:span><text:span text:style-name="T3"> &lt;&lt; yearRain / SIZE;</text:span></text:p>
      <text:p text:style-name="P51"><text:span text:style-name="T3"><text:s text:c="4"/>cout &lt;&lt; </text:span><text:span text:style-name="T7">"\nAverage temperatures for all months: "</text:span><text:span text:style-name="T3"> &lt;&lt; yearAverage / SIZE;</text:span></text:p>
      <text:p text:style-name="P51"><text:span text:style-name="T3"><text:s text:c="4"/>cout &lt;&lt; </text:span><text:span text:style-name="T7">"\nHighest temp occurred in the "</text:span><text:span text:style-name="T3"> &lt;&lt; highestMonth &lt;&lt; </text:span><text:span text:style-name="T7">" month with "</text:span><text:span text:style-name="T3"> </text:span></text:p>
      <text:p text:style-name="P51"><text:span text:style-name="T3"><text:s text:c="9"/>&lt;&lt; highestTemp &lt;&lt; </text:span><text:span text:style-name="T7">" degrees"</text:span><text:span text:style-name="T3">;</text:span></text:p>
      <text:p text:style-name="P51"><text:span text:style-name="T3"><text:s text:c="4"/>cout &lt;&lt; </text:span><text:span text:style-name="T7">"\nLowest temp occurred in the "</text:span><text:span text:style-name="T3"> &lt;&lt; lowestMonth &lt;&lt; </text:span><text:span text:style-name="T7">" month with "</text:span><text:span text:style-name="T3"> </text:span></text:p>
      <text:p text:style-name="P51"><text:span text:style-name="T3"><text:s text:c="9"/>&lt;&lt; lowestTemp &lt;&lt; </text:span><text:span text:style-name="T7">" degrees"</text:span><text:span text:style-name="T3">;</text:span></text:p>
      <text:p text:style-name="P21"><text:s text:c="4"/>cout &lt;&lt; endl;</text:p>
      <text:p text:style-name="P21">}</text:p>
      <text:p text:style-name="P21"/>
      <text:p text:style-name="P1">// Structure for problem 6</text:p>
      <text:p text:style-name="P51"><text:span text:style-name="T8">struct</text:span><text:span text:style-name="T3"> SoccerPlayer</text:span></text:p>
      <text:p text:style-name="P21">{</text:p>
      <text:p text:style-name="P51"><text:span text:style-name="T3"><text:s text:c="4"/>string playerName; <text:s/></text:span><text:span text:style-name="T1">// Holds the name of the player</text:span></text:p>
      <text:p text:style-name="P51"><text:span text:style-name="T3"><text:s text:c="4"/></text:span><text:span text:style-name="T8">int</text:span><text:span text:style-name="T3"> playerNumber; <text:s text:c="2"/></text:span><text:span text:style-name="T1">// Holds the number of the player</text:span></text:p>
      <text:p text:style-name="P51"><text:span text:style-name="T3"><text:s text:c="4"/></text:span><text:span text:style-name="T8">int</text:span><text:span text:style-name="T3"> pointsScored; <text:s text:c="2"/></text:span><text:span text:style-name="T1">// Holds the number of points scored by the player</text:span></text:p>
      <text:p text:style-name="P21">};</text:p>
      <text:p text:style-name="P1">// Main function for problem 6</text:p>
      <text:p text:style-name="P51"><text:span text:style-name="T8">void</text:span><text:span text:style-name="T3"> soccerScores()</text:span></text:p>
      <text:p text:style-name="P21">{</text:p>
      <text:p text:style-name="P51"><text:span text:style-name="T3"><text:s text:c="4"/></text:span><text:span text:style-name="T8">const</text:span><text:span text:style-name="T3"> </text:span><text:span text:style-name="T8">int</text:span><text:span text:style-name="T3"> PLAYERS = 12; <text:s text:c="5"/></text:span><text:span text:style-name="T1">// Number of players in the team</text:span></text:p>
      <text:p text:style-name="P51"><text:span text:style-name="T3"><text:s text:c="4"/>SoccerPlayer team[PLAYERS]; <text:s/></text:span><text:span text:style-name="T1">// Array of structures for each player</text:span></text:p>
      <text:p text:style-name="P51"><text:span text:style-name="T3"><text:s text:c="4"/></text:span><text:span text:style-name="T8">int</text:span><text:span text:style-name="T3"> totalPoints = 0; <text:s text:c="8"/></text:span><text:span text:style-name="T1">// The entire team total points</text:span></text:p>
      <text:p text:style-name="P51"><text:span text:style-name="T3"><text:s text:c="4"/></text:span><text:span text:style-name="T8">int</text:span><text:span text:style-name="T3"> topScore = 0; <text:s text:c="11"/></text:span><text:span text:style-name="T1">// Holds the top score</text:span></text:p>
      <text:p text:style-name="P51"><text:span text:style-name="T3"><text:s text:c="4"/></text:span><text:span text:style-name="T8">int</text:span><text:span text:style-name="T3"> arrayPosition; <text:s text:c="10"/></text:span><text:span text:style-name="T1">// The position in the array of the top scorer</text:span></text:p>
      <text:p text:style-name="P21"><text:s text:c="4"/></text:p>
      <text:p text:style-name="P51"><text:span text:style-name="T3"><text:s text:c="4"/></text:span><text:span text:style-name="T1">// Getting input with input validation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 = 0; i &lt; PLAYERS; i++)</text:span></text:p>
      <text:p text:style-name="P21"><text:s text:c="4"/>{ <text:s text:c="2"/></text:p>
      <text:p text:style-name="P21"><text:s text:c="8"/>cin.ignore();</text:p>
      <text:p text:style-name="P51"><text:span text:style-name="T3"><text:s text:c="8"/>cout &lt;&lt; </text:span><text:span text:style-name="T7">"Enter the name of player "</text:span><text:span text:style-name="T3"> &lt;&lt; (i + 1) &lt;&lt; </text:span><text:span text:style-name="T7">" : "</text:span><text:span text:style-name="T3">;</text:span></text:p>
      <text:p text:style-name="P21"><text:s text:c="8"/>getline(cin, team[i].playerName);</text:p>
      <text:p text:style-name="P51"><text:soft-page-break/><text:span text:style-name="T3"><text:s text:c="8"/>cout &lt;&lt; </text:span><text:span text:style-name="T7">"Enter the player number: "</text:span><text:span text:style-name="T3">;</text:span></text:p>
      <text:p text:style-name="P21"><text:s text:c="8"/>cin &gt;&gt; team[i].playerNumber;</text:p>
      <text:p text:style-name="P51"><text:span text:style-name="T3"><text:s text:c="8"/></text:span><text:span text:style-name="T8">while</text:span><text:span text:style-name="T3">(team[i].playerNumber &lt; 0)</text:span></text:p>
      <text:p text:style-name="P21"><text:s text:c="8"/>{</text:p>
      <text:p text:style-name="P51"><text:span text:style-name="T3"><text:s text:c="12"/>cout &lt;&lt; </text:span><text:span text:style-name="T7">"\nPlayer number cannot be a negative number"</text:span><text:span text:style-name="T3"> &lt;&lt; endl;</text:span></text:p>
      <text:p text:style-name="P51"><text:span text:style-name="T3"><text:s text:c="12"/>cout &lt;&lt; </text:span><text:span text:style-name="T7">"Enter the player number: "</text:span><text:span text:style-name="T3">;</text:span></text:p>
      <text:p text:style-name="P21"><text:s text:c="12"/>cin &gt;&gt; team[i].playerNumber;</text:p>
      <text:p text:style-name="P21"><text:s text:c="8"/>}</text:p>
      <text:p text:style-name="P51"><text:span text:style-name="T3"><text:s text:c="8"/>cout &lt;&lt; </text:span><text:span text:style-name="T7">"Enter the points scored by the player: "</text:span><text:span text:style-name="T3">;</text:span></text:p>
      <text:p text:style-name="P21"><text:s text:c="8"/>cin &gt;&gt; team[i].pointsScored;</text:p>
      <text:p text:style-name="P51"><text:span text:style-name="T3"><text:s text:c="8"/></text:span><text:span text:style-name="T8">while</text:span><text:span text:style-name="T3">(team[i].pointsScored &lt; 0)</text:span></text:p>
      <text:p text:style-name="P21"><text:s text:c="8"/>{</text:p>
      <text:p text:style-name="P51"><text:span text:style-name="T3"><text:s text:c="12"/>cout &lt;&lt; </text:span><text:span text:style-name="T7">"\nPoints scored cannot be a negative number"</text:span><text:span text:style-name="T3"> &lt;&lt; endl;</text:span></text:p>
      <text:p text:style-name="P51"><text:span text:style-name="T3"><text:s text:c="12"/>cout &lt;&lt; </text:span><text:span text:style-name="T7">"Enter the points scored by the player: "</text:span><text:span text:style-name="T3">;</text:span></text:p>
      <text:p text:style-name="P21"><text:s text:c="12"/>cin &gt;&gt; team[i].pointsScored;</text:p>
      <text:p text:style-name="P21"><text:s text:c="8"/>}</text:p>
      <text:p text:style-name="P21"><text:s text:c="8"/>cout &lt;&lt; endl;</text:p>
      <text:p text:style-name="P21"><text:s text:c="4"/>}</text:p>
      <text:p text:style-name="P21"><text:s text:c="8"/></text:p>
      <text:p text:style-name="P51"><text:span text:style-name="T3"><text:s text:c="4"/></text:span><text:span text:style-name="T1">// Calculating the total points and the top scorer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j = 0; j &lt; PLAYERS; j++)</text:span></text:p>
      <text:p text:style-name="P21"><text:s text:c="4"/>{</text:p>
      <text:p text:style-name="P21"><text:s text:c="8"/>totalPoints += team[j].pointsScored;</text:p>
      <text:p text:style-name="P51"><text:span text:style-name="T3"><text:s text:c="8"/></text:span><text:span text:style-name="T8">if</text:span><text:span text:style-name="T3">(team[j].pointsScored &gt; topScore)</text:span></text:p>
      <text:p text:style-name="P21"><text:s text:c="8"/>{</text:p>
      <text:p text:style-name="P21"><text:s text:c="12"/>topScore = team[j].pointsScored;</text:p>
      <text:p text:style-name="P21"><text:s text:c="12"/>arrayPosition = j;</text:p>
      <text:p text:style-name="P21"><text:s text:c="8"/>}</text:p>
      <text:p text:style-name="P21"><text:s text:c="4"/>} <text:s text:c="2"/></text:p>
      <text:p text:style-name="P21"><text:s text:c="8"/></text:p>
      <text:p text:style-name="P51"><text:span text:style-name="T3"><text:s text:c="8"/></text:span><text:span text:style-name="T1">// Printing the team results in a table</text:span></text:p>
      <text:p text:style-name="P51"><text:span text:style-name="T3"><text:s text:c="8"/>cout &lt;&lt; setfill(</text:span><text:span text:style-name="T7">'-'</text:span><text:span text:style-name="T3">) &lt;&lt; setw(1) &lt;&lt; </text:span><text:span text:style-name="T7">"+"</text:span><text:span text:style-name="T3"> &lt;&lt; setw(15) &lt;&lt; </text:span><text:span text:style-name="T7">"-"</text:span><text:span text:style-name="T3"> &lt;&lt; setw(1) </text:span></text:p>
      <text:p text:style-name="P51"><text:span text:style-name="T3"><text:s text:c="13"/>&lt;&lt; </text:span><text:span text:style-name="T7">"+"</text:span><text:span text:style-name="T3"> &lt;&lt; setw(5) &lt;&lt; </text:span><text:span text:style-name="T7">"-"</text:span><text:span text:style-name="T3"> &lt;&lt; setw(1) &lt;&lt; </text:span><text:span text:style-name="T7">"+"</text:span><text:span text:style-name="T3"> &lt;&lt; setw(5) &lt;&lt; </text:span><text:span text:style-name="T7">"-"</text:span><text:span text:style-name="T3"> </text:span></text:p>
      <text:p text:style-name="P51"><text:span text:style-name="T3"><text:s text:c="13"/>&lt;&lt; setw(1) &lt;&lt; </text:span><text:span text:style-name="T7">"+"</text:span><text:span text:style-name="T3"> &lt;&lt; endl;</text:span></text:p>
      <text:p text:style-name="P51"><text:span text:style-name="T3"><text:tab/>cout &lt;&lt; setfill(</text:span><text:span text:style-name="T7">' '</text:span><text:span text:style-name="T3">) &lt;&lt; setw(1) &lt;&lt; </text:span><text:span text:style-name="T7">"|"</text:span><text:span text:style-name="T3"> &lt;&lt; setw(15) &lt;&lt; left </text:span></text:p>
      <text:p text:style-name="P51"><text:span text:style-name="T3"><text:s text:c="13"/>&lt;&lt; </text:span><text:span text:style-name="T7">"Player Name"</text:span><text:span text:style-name="T3"> &lt;&lt; setw(1) &lt;&lt; </text:span><text:span text:style-name="T7">"|"</text:span><text:span text:style-name="T3"> &lt;&lt; setw(5) &lt;&lt; left &lt;&lt; </text:span><text:span text:style-name="T7">"Number"</text:span><text:span text:style-name="T3"> </text:span></text:p>
      <text:p text:style-name="P51"><text:span text:style-name="T3"><text:s text:c="13"/>&lt;&lt; setw(1) &lt;&lt; </text:span><text:span text:style-name="T7">"|"</text:span><text:span text:style-name="T3"> <text:s/>&lt;&lt; setw(5) &lt;&lt; left &lt;&lt; </text:span><text:span text:style-name="T7">"Score"</text:span><text:span text:style-name="T3"> &lt;&lt; setw(1) &lt;&lt; </text:span><text:span text:style-name="T7">"|"</text:span><text:span text:style-name="T3"> </text:span></text:p>
      <text:p text:style-name="P21"><text:s text:c="13"/>&lt;&lt; endl;</text:p>
      <text:p text:style-name="P51"><text:span text:style-name="T3"><text:tab/>cout &lt;&lt; setfill(</text:span><text:span text:style-name="T7">'-'</text:span><text:span text:style-name="T3">) &lt;&lt; setw(1) &lt;&lt; </text:span><text:span text:style-name="T7">"+"</text:span><text:span text:style-name="T3"> &lt;&lt; setw(15) &lt;&lt; </text:span><text:span text:style-name="T7">"-"</text:span><text:span text:style-name="T3"> &lt;&lt; setw(1) </text:span></text:p>
      <text:p text:style-name="P51"><text:span text:style-name="T3"><text:s text:c="13"/>&lt;&lt; </text:span><text:span text:style-name="T7">"+"</text:span><text:span text:style-name="T3"> &lt;&lt; setw(5) &lt;&lt; </text:span><text:span text:style-name="T7">"-"</text:span><text:span text:style-name="T3"> &lt;&lt; setw(1) &lt;&lt; </text:span><text:span text:style-name="T7">"+"</text:span><text:span text:style-name="T3"> &lt;&lt; setw(5) &lt;&lt; </text:span><text:span text:style-name="T7">"-"</text:span><text:span text:style-name="T3"> </text:span></text:p>
      <text:p text:style-name="P51"><text:span text:style-name="T3"><text:s text:c="13"/>&lt;&lt; setw(1) &lt;&lt; </text:span><text:span text:style-name="T7">"+"</text:span><text:span text:style-name="T3"> &lt;&lt; endl;</text:span></text:p>
      <text:p text:style-name="P51"><text:span text:style-name="T3"><text:s text:c="8"/></text:span><text:span text:style-name="T8">for</text:span><text:span text:style-name="T3">(</text:span><text:span text:style-name="T8">int</text:span><text:span text:style-name="T3"> k = 0; k &lt; PLAYERS; k++)</text:span></text:p>
      <text:p text:style-name="P21"><text:s text:c="8"/>{</text:p>
      <text:p text:style-name="P51"><text:span text:style-name="T3"><text:s text:c="12"/><text:tab/>cout &lt;&lt; setfill(</text:span><text:span text:style-name="T7">' '</text:span><text:span text:style-name="T3">) &lt;&lt; setw(1) &lt;&lt; </text:span><text:span text:style-name="T7">"|"</text:span><text:span text:style-name="T3"> &lt;&lt; setw(15) &lt;&lt; left </text:span></text:p>
      <text:p text:style-name="P51"><text:span text:style-name="T3"><text:s text:c="21"/>&lt;&lt; team[k].playerName &lt;&lt; setw(1) &lt;&lt; </text:span><text:span text:style-name="T7">"|"</text:span><text:span text:style-name="T3"> &lt;&lt; setw(5) &lt;&lt; left </text:span></text:p>
      <text:p text:style-name="P51"><text:span text:style-name="T3"><text:s text:c="21"/>&lt;&lt; team[k].playerNumber &lt;&lt; setw(1) &lt;&lt; </text:span><text:span text:style-name="T7">"|"</text:span><text:span text:style-name="T3"> <text:s/>&lt;&lt; setw(5) </text:span></text:p>
      <text:p text:style-name="P51"><text:span text:style-name="T3"><text:s text:c="21"/>&lt;&lt; left &lt;&lt; team[k].pointsScored &lt;&lt; setw(1) &lt;&lt; </text:span><text:span text:style-name="T7">"|"</text:span><text:span text:style-name="T3"> &lt;&lt; endl;</text:span></text:p>
      <text:p text:style-name="P51"><text:span text:style-name="T3"><text:s text:c="16"/>cout &lt;&lt; setfill(</text:span><text:span text:style-name="T7">'-'</text:span><text:span text:style-name="T3">) &lt;&lt; setw(1) &lt;&lt; </text:span><text:span text:style-name="T7">"+"</text:span><text:span text:style-name="T3"> &lt;&lt; setw(15) &lt;&lt; </text:span><text:span text:style-name="T7">"-"</text:span><text:span text:style-name="T3"> </text:span></text:p>
      <text:p text:style-name="P51"><text:span text:style-name="T3"><text:s text:c="21"/>&lt;&lt; setw(1) &lt;&lt; </text:span><text:span text:style-name="T7">"+"</text:span><text:span text:style-name="T3"> &lt;&lt; setw(5) &lt;&lt; </text:span><text:span text:style-name="T7">"-"</text:span><text:span text:style-name="T3"> &lt;&lt; setw(1) &lt;&lt; </text:span><text:span text:style-name="T7">"+"</text:span><text:span text:style-name="T3"> </text:span></text:p>
      <text:p text:style-name="P51"><text:span text:style-name="T3"><text:s text:c="21"/>&lt;&lt; setw(5) &lt;&lt; </text:span><text:span text:style-name="T7">"-"</text:span><text:span text:style-name="T3"> &lt;&lt; setw(1) &lt;&lt; </text:span><text:span text:style-name="T7">"+"</text:span><text:span text:style-name="T3"> &lt;&lt; endl;</text:span></text:p>
      <text:p text:style-name="P21"><text:s text:c="8"/>}</text:p>
      <text:p text:style-name="P51"><text:span text:style-name="T3"><text:s text:c="8"/>cout &lt;&lt; </text:span><text:span text:style-name="T7">"TEAM TOTAL SCORE: <text:s/>"</text:span><text:span text:style-name="T3"> &lt;&lt; totalPoints &lt;&lt; endl;</text:span></text:p>
      <text:p text:style-name="P51"><text:span text:style-name="T3"><text:s text:c="8"/>cout &lt;&lt; </text:span><text:span text:style-name="T7">"TOP SCORER PLAYER: "</text:span><text:span text:style-name="T3"> &lt;&lt; team[arrayPosition].playerName &lt;&lt; endl;</text:span></text:p>
      <text:p text:style-name="P21"><text:s text:c="4"/></text:p>
      <text:p text:style-name="P21">}</text:p>
      <text:p text:style-name="P21"/>
      <text:p text:style-name="P1">//Structure for problem 9</text:p>
      <text:p text:style-name="P51"><text:span text:style-name="T8">struct</text:span><text:span text:style-name="T3"> Speaker </text:span></text:p>
      <text:p text:style-name="P21">{</text:p>
      <text:p text:style-name="P51"><text:soft-page-break/><text:span text:style-name="T3"><text:s text:c="4"/>string name; <text:s text:c="8"/></text:span><text:span text:style-name="T1">// Name of the speaker</text:span></text:p>
      <text:p text:style-name="P51"><text:span text:style-name="T3"><text:s text:c="4"/>string phoneNumber; <text:s/></text:span><text:span text:style-name="T1">// Phone number of the speaker</text:span></text:p>
      <text:p text:style-name="P51"><text:span text:style-name="T3"><text:s text:c="4"/>string speakTopic; <text:s text:c="2"/></text:span><text:span text:style-name="T1">// The topic of the speaker</text:span></text:p>
      <text:p text:style-name="P51"><text:span text:style-name="T3"><text:s text:c="4"/></text:span><text:span text:style-name="T8">float</text:span><text:span text:style-name="T3"> fee; <text:s text:c="10"/></text:span><text:span text:style-name="T1">// Fee charged to the speaker</text:span></text:p>
      <text:p text:style-name="P21">};</text:p>
      <text:p text:style-name="P1">// Main function for problem 9</text:p>
      <text:p text:style-name="P51"><text:span text:style-name="T8">void</text:span><text:span text:style-name="T3"> speakersBureau()</text:span></text:p>
      <text:p text:style-name="P21">{</text:p>
      <text:p text:style-name="P51"><text:span text:style-name="T3"><text:s text:c="4"/></text:span><text:span text:style-name="T8">const</text:span><text:span text:style-name="T3"> </text:span><text:span text:style-name="T8">int</text:span><text:span text:style-name="T3"> SIZE = 10;</text:span></text:p>
      <text:p text:style-name="P21"><text:s text:c="4"/>Speaker info[SIZE];</text:p>
      <text:p text:style-name="P51"><text:span text:style-name="T3"><text:s text:c="4"/></text:span><text:span text:style-name="T8">int</text:span><text:span text:style-name="T3"> menu;</text:span></text:p>
      <text:p text:style-name="P21"><text:s text:c="4"/>string menuName;</text:p>
      <text:p text:style-name="P21"><text:s text:c="4"/></text:p>
      <text:p text:style-name="P51"><text:span text:style-name="T3"><text:s text:c="4"/></text:span><text:span text:style-name="T8">do</text:span></text:p>
      <text:p text:style-name="P21"><text:s text:c="4"/>{</text:p>
      <text:p text:style-name="P51"><text:span text:style-name="T3"><text:s text:c="8"/>cout &lt;&lt; </text:span><text:span text:style-name="T7">"Enter 1 to input speaker's data"</text:span></text:p>
      <text:p text:style-name="P51"><text:span text:style-name="T3"><text:s text:c="13"/>&lt;&lt; </text:span><text:span text:style-name="T7">"\nEnter 2 to change speaker's data"</text:span></text:p>
      <text:p text:style-name="P51"><text:span text:style-name="T3"><text:s text:c="13"/>&lt;&lt; </text:span><text:span text:style-name="T7">"\nEnter 3 to display all speaker's data"</text:span></text:p>
      <text:p text:style-name="P51"><text:span text:style-name="T3"><text:s text:c="13"/>&lt;&lt; </text:span><text:span text:style-name="T7">"\nEnter 4 to EXIT"</text:span><text:span text:style-name="T3"> &lt;&lt; endl;</text:span></text:p>
      <text:p text:style-name="P21"><text:s text:c="8"/>cin &gt;&gt; menu;</text:p>
      <text:p text:style-name="P21"><text:s text:c="8"/>cout &lt;&lt; endl;</text:p>
      <text:p text:style-name="P21"><text:s text:c="8"/></text:p>
      <text:p text:style-name="P51"><text:span text:style-name="T3"><text:s text:c="8"/></text:span><text:span text:style-name="T1">// Input speaker's data</text:span></text:p>
      <text:p text:style-name="P51"><text:span text:style-name="T3"><text:s text:c="8"/></text:span><text:span text:style-name="T8">if</text:span><text:span text:style-name="T3">(menu == 1)</text:span></text:p>
      <text:p text:style-name="P21"><text:s text:c="8"/>{</text:p>
      <text:p text:style-name="P51"><text:span text:style-name="T3"><text:s text:c="12"/></text:span><text:span text:style-name="T8">for</text:span><text:span text:style-name="T3">(</text:span><text:span text:style-name="T8">int</text:span><text:span text:style-name="T3"> i = 0; i &lt; SIZE; i++)</text:span></text:p>
      <text:p text:style-name="P21"><text:s text:c="12"/>{</text:p>
      <text:p text:style-name="P21"><text:s text:c="16"/>cin.ignore();</text:p>
      <text:p text:style-name="P51"><text:span text:style-name="T3"><text:s text:c="16"/>cout &lt;&lt; </text:span><text:span text:style-name="T7">"Enter speaker "</text:span><text:span text:style-name="T3">&lt;&lt; (i+1) &lt;&lt; </text:span><text:span text:style-name="T7">" name: "</text:span><text:span text:style-name="T3">;</text:span></text:p>
      <text:p text:style-name="P21"><text:s text:c="16"/>getline(cin, info[i].name);</text:p>
      <text:p text:style-name="P51"><text:span text:style-name="T3"><text:s text:c="16"/>cout &lt;&lt; </text:span><text:span text:style-name="T7">"Enter speaker "</text:span><text:span text:style-name="T3"> &lt;&lt; (i+1) &lt;&lt; </text:span><text:span text:style-name="T7">" phone number: "</text:span><text:span text:style-name="T3">;</text:span></text:p>
      <text:p text:style-name="P21"><text:s text:c="16"/>getline(cin, info[i].phoneNumber);</text:p>
      <text:p text:style-name="P51"><text:span text:style-name="T3"><text:s text:c="16"/>cout &lt;&lt; </text:span><text:span text:style-name="T7">"Enter speaker "</text:span><text:span text:style-name="T3">&lt;&lt; (i+1) &lt;&lt; </text:span><text:span text:style-name="T7">" speaking topic: "</text:span><text:span text:style-name="T3">;</text:span></text:p>
      <text:p text:style-name="P21"><text:s text:c="16"/>getline(cin, info[i].speakTopic);</text:p>
      <text:p text:style-name="P51"><text:span text:style-name="T3"><text:s text:c="16"/>cout &lt;&lt; </text:span><text:span text:style-name="T7">"Enter speaker "</text:span><text:span text:style-name="T3">&lt;&lt; (i+1) &lt;&lt; </text:span><text:span text:style-name="T7">" fee: "</text:span><text:span text:style-name="T3">;</text:span></text:p>
      <text:p text:style-name="P21"><text:s text:c="16"/>cin &gt;&gt; info[i].fee;</text:p>
      <text:p text:style-name="P51"><text:span text:style-name="T3"><text:s text:c="16"/></text:span><text:span text:style-name="T8">while</text:span><text:span text:style-name="T3">(info[i].fee &lt; 0)</text:span></text:p>
      <text:p text:style-name="P21"><text:s text:c="16"/>{</text:p>
      <text:p text:style-name="P51"><text:span text:style-name="T3"><text:s text:c="20"/>cout &lt;&lt; </text:span><text:span text:style-name="T7">"\nFee cannot be less than 0"</text:span><text:span text:style-name="T3"> &lt;&lt; endl;</text:span></text:p>
      <text:p text:style-name="P51"><text:span text:style-name="T3"><text:s text:c="20"/>cout &lt;&lt; </text:span><text:span text:style-name="T7">"Enter speaker "</text:span><text:span text:style-name="T3">&lt;&lt; (i+1) &lt;&lt; </text:span><text:span text:style-name="T7">" fee: "</text:span><text:span text:style-name="T3">;</text:span></text:p>
      <text:p text:style-name="P21"><text:s text:c="20"/>cin &gt;&gt; info[i].fee;</text:p>
      <text:p text:style-name="P21"><text:s text:c="16"/>}</text:p>
      <text:p text:style-name="P21"><text:s text:c="16"/>cout &lt;&lt; endl;</text:p>
      <text:p text:style-name="P21"><text:s text:c="12"/>}</text:p>
      <text:p text:style-name="P21"><text:s text:c="8"/>}</text:p>
      <text:p text:style-name="P51"><text:span text:style-name="T3"><text:s text:c="8"/></text:span><text:span text:style-name="T1">// Change speaker data</text:span></text:p>
      <text:p text:style-name="P51"><text:span text:style-name="T3"><text:s text:c="8"/></text:span><text:span text:style-name="T8">else</text:span><text:span text:style-name="T3"> </text:span><text:span text:style-name="T8">if</text:span><text:span text:style-name="T3">(menu == 2)</text:span></text:p>
      <text:p text:style-name="P21"><text:s text:c="8"/>{</text:p>
      <text:p text:style-name="P21"><text:s text:c="12"/>cin.ignore();</text:p>
      <text:p text:style-name="P51"><text:span text:style-name="T3"><text:s text:c="12"/>cout &lt;&lt; </text:span><text:span text:style-name="T7">"Enter the name of the speaker to change his/hers data: "</text:span><text:span text:style-name="T3">;</text:span></text:p>
      <text:p text:style-name="P21"><text:s text:c="12"/>getline(cin, menuName);</text:p>
      <text:p text:style-name="P51"><text:span text:style-name="T3"><text:s text:c="12"/></text:span><text:span text:style-name="T1">// Searching for that speaker</text:span></text:p>
      <text:p text:style-name="P51"><text:span text:style-name="T3"><text:s text:c="12"/></text:span><text:span text:style-name="T8">for</text:span><text:span text:style-name="T3">(</text:span><text:span text:style-name="T8">int</text:span><text:span text:style-name="T3"> i = 0; i &lt; SIZE; i++)</text:span></text:p>
      <text:p text:style-name="P21"><text:s text:c="12"/>{</text:p>
      <text:p text:style-name="P51"><text:span text:style-name="T3"><text:s text:c="16"/></text:span><text:span text:style-name="T1">// If name was found edit data</text:span></text:p>
      <text:p text:style-name="P51"><text:span text:style-name="T3"><text:s text:c="16"/></text:span><text:span text:style-name="T8">if</text:span><text:span text:style-name="T3">(menuName == info[i].name)</text:span></text:p>
      <text:p text:style-name="P21"><text:s text:c="16"/>{</text:p>
      <text:p text:style-name="P51"><text:span text:style-name="T3"><text:s text:c="20"/>cout &lt;&lt; </text:span><text:span text:style-name="T7">"Enter "</text:span><text:span text:style-name="T3"> &lt;&lt; info[i].name &lt;&lt; </text:span><text:span text:style-name="T7">"'s new name: "</text:span><text:span text:style-name="T3">;</text:span></text:p>
      <text:p text:style-name="P21"><text:s text:c="20"/>getline(cin, info[i].name);</text:p>
      <text:p text:style-name="P51"><text:soft-page-break/><text:span text:style-name="T3"><text:s text:c="20"/>cout &lt;&lt; </text:span><text:span text:style-name="T7">"Enter "</text:span><text:span text:style-name="T3"> &lt;&lt; info[i].name &lt;&lt; </text:span><text:span text:style-name="T7">"'s new phone number: "</text:span><text:span text:style-name="T3">;</text:span></text:p>
      <text:p text:style-name="P21"><text:s text:c="20"/>getline(cin, info[i].phoneNumber);</text:p>
      <text:p text:style-name="P51"><text:span text:style-name="T3"><text:s text:c="20"/>cout &lt;&lt; </text:span><text:span text:style-name="T7">"Enter "</text:span><text:span text:style-name="T3"> &lt;&lt; info[i].name &lt;&lt; </text:span><text:span text:style-name="T7">"'s new topic: "</text:span><text:span text:style-name="T3">;</text:span></text:p>
      <text:p text:style-name="P21"><text:s text:c="20"/>getline(cin, info[i].speakTopic);</text:p>
      <text:p text:style-name="P51"><text:span text:style-name="T3"><text:s text:c="20"/>cout &lt;&lt; </text:span><text:span text:style-name="T7">"Enter "</text:span><text:span text:style-name="T3">&lt;&lt; info[i].name &lt;&lt; </text:span><text:span text:style-name="T7">"'s new fee: "</text:span><text:span text:style-name="T3">;</text:span></text:p>
      <text:p text:style-name="P21"><text:s text:c="20"/>cin &gt;&gt; info[i].fee;</text:p>
      <text:p text:style-name="P51"><text:span text:style-name="T3"><text:s text:c="20"/></text:span><text:span text:style-name="T1">// Exit loop if name was found</text:span></text:p>
      <text:p text:style-name="P51"><text:span text:style-name="T3"><text:s text:c="20"/></text:span><text:span text:style-name="T8">break</text:span><text:span text:style-name="T3">;</text:span></text:p>
      <text:p text:style-name="P21"><text:s text:c="16"/>}</text:p>
      <text:p text:style-name="P21"><text:s text:c="12"/>}</text:p>
      <text:p text:style-name="P51"><text:span text:style-name="T3"><text:s text:c="12"/></text:span><text:span text:style-name="T1">// If name was not found</text:span></text:p>
      <text:p text:style-name="P51"><text:span text:style-name="T3"><text:s text:c="12"/>cout &lt;&lt; </text:span><text:span text:style-name="T7">"\nSpeaker was not found!"</text:span><text:span text:style-name="T3">;</text:span></text:p>
      <text:p text:style-name="P21"><text:s text:c="12"/>cout &lt;&lt; endl;</text:p>
      <text:p text:style-name="P21"><text:s text:c="8"/>}</text:p>
      <text:p text:style-name="P51"><text:span text:style-name="T3"><text:s text:c="8"/></text:span><text:span text:style-name="T1">// Printing all speaker's data</text:span></text:p>
      <text:p text:style-name="P51"><text:span text:style-name="T3"><text:s text:c="8"/></text:span><text:span text:style-name="T8">else</text:span><text:span text:style-name="T3"> </text:span><text:span text:style-name="T8">if</text:span><text:span text:style-name="T3">(menu == 3)</text:span></text:p>
      <text:p text:style-name="P21"><text:s text:c="8"/>{</text:p>
      <text:p text:style-name="P51"><text:span text:style-name="T3"><text:s text:c="12"/>cout &lt;&lt; </text:span><text:span text:style-name="T7">"Here are all the speakers data: "</text:span><text:span text:style-name="T3"> &lt;&lt; endl;</text:span></text:p>
      <text:p text:style-name="P51"><text:span text:style-name="T3"><text:s text:c="12"/></text:span><text:span text:style-name="T8">for</text:span><text:span text:style-name="T3">(</text:span><text:span text:style-name="T8">int</text:span><text:span text:style-name="T3"> i = 0; i &lt; SIZE; i++)</text:span></text:p>
      <text:p text:style-name="P21"><text:s text:c="12"/>{</text:p>
      <text:p text:style-name="P51"><text:span text:style-name="T3"><text:s text:c="16"/>cout &lt;&lt; </text:span><text:span text:style-name="T7">"\nSpeaker "</text:span><text:span text:style-name="T3"> &lt;&lt; (i+1) &lt;&lt; </text:span><text:span text:style-name="T7">" name: <text:s text:c="2"/>"</text:span><text:span text:style-name="T3"> &lt;&lt; info[i].name;</text:span></text:p>
      <text:p text:style-name="P51"><text:span text:style-name="T3"><text:s text:c="16"/>cout &lt;&lt; </text:span><text:span text:style-name="T7">"\nTelephone Number: "</text:span><text:span text:style-name="T3"> &lt;&lt; info[i].phoneNumber;</text:span></text:p>
      <text:p text:style-name="P51"><text:span text:style-name="T3"><text:s text:c="16"/>cout &lt;&lt; </text:span><text:span text:style-name="T7">"\nSpeaking Topic: <text:s text:c="2"/>"</text:span><text:span text:style-name="T3"> &lt;&lt; info[i].speakTopic;</text:span></text:p>
      <text:p text:style-name="P51"><text:span text:style-name="T3"><text:s text:c="16"/>cout &lt;&lt; </text:span><text:span text:style-name="T7">"\nFee Required: <text:s text:c="4"/>"</text:span><text:span text:style-name="T3"> &lt;&lt; info[i].fee;</text:span></text:p>
      <text:p text:style-name="P21"><text:s text:c="16"/>cout &lt;&lt; endl &lt;&lt; endl;</text:p>
      <text:p text:style-name="P21"><text:s text:c="12"/>}</text:p>
      <text:p text:style-name="P21"><text:s text:c="8"/>}</text:p>
      <text:p text:style-name="P51"><text:span text:style-name="T3"><text:s text:c="8"/></text:span><text:span text:style-name="T1">// Exit</text:span></text:p>
      <text:p text:style-name="P51"><text:span text:style-name="T3"><text:s text:c="8"/></text:span><text:span text:style-name="T8">else</text:span><text:span text:style-name="T3"> </text:span><text:span text:style-name="T8">if</text:span><text:span text:style-name="T3">(menu == 4)</text:span></text:p>
      <text:p text:style-name="P21"><text:s text:c="8"/>{</text:p>
      <text:p text:style-name="P51"><text:span text:style-name="T3"><text:s text:c="12"/>cout &lt;&lt; </text:span><text:span text:style-name="T7">"Exit program"</text:span><text:span text:style-name="T3"> &lt;&lt; endl;</text:span></text:p>
      <text:p text:style-name="P21"><text:s text:c="8"/>}</text:p>
      <text:p text:style-name="P51"><text:span text:style-name="T3"><text:s text:c="8"/></text:span><text:span text:style-name="T1">// Input validation</text:span></text:p>
      <text:p text:style-name="P51"><text:span text:style-name="T3"><text:s text:c="8"/></text:span><text:span text:style-name="T8">else</text:span></text:p>
      <text:p text:style-name="P21"><text:s text:c="8"/>{</text:p>
      <text:p text:style-name="P51"><text:span text:style-name="T3"><text:s text:c="12"/>cout &lt;&lt; </text:span><text:span text:style-name="T7">"Invalid input. Enter numbers: 1, 2, 3 or 4 Only.\n"</text:span><text:span text:style-name="T3">;</text:span></text:p>
      <text:p text:style-name="P21"><text:s text:c="8"/>}</text:p>
      <text:p text:style-name="P21"><text:s text:c="8"/></text:p>
      <text:p text:style-name="P51"><text:span text:style-name="T3"><text:s text:c="4"/>}</text:span><text:span text:style-name="T8">while</text:span><text:span text:style-name="T3">(menu != 4);</text:span></text:p>
      <text:p text:style-name="P21">}</text:p>
      <text:p text:style-name="P21"/>
      <text:p text:style-name="P1">// Structure for problem 11</text:p>
      <text:p text:style-name="P51"><text:span text:style-name="T8">struct</text:span><text:span text:style-name="T3"> Budget</text:span></text:p>
      <text:p text:style-name="P21">{</text:p>
      <text:p text:style-name="P51"><text:span text:style-name="T3"><text:s text:c="4"/></text:span><text:span text:style-name="T8">float</text:span><text:span text:style-name="T3"> housing, <text:s text:c="6"/></text:span><text:span text:style-name="T1">// Amount spend for the house</text:span></text:p>
      <text:p text:style-name="P51"><text:span text:style-name="T3"><text:s text:c="10"/>utilities, <text:s text:c="4"/></text:span><text:span text:style-name="T1">// Amount spend in utilities</text:span></text:p>
      <text:p text:style-name="P51"><text:span text:style-name="T3"><text:s text:c="10"/>housExpenses, <text:s/></text:span><text:span text:style-name="T1">// Amount spend in the house</text:span></text:p>
      <text:p text:style-name="P51"><text:span text:style-name="T3"><text:s text:c="10"/>transport, <text:s text:c="4"/></text:span><text:span text:style-name="T1">// Amount spend in transportation</text:span></text:p>
      <text:p text:style-name="P51"><text:span text:style-name="T3"><text:s text:c="10"/>food, <text:s text:c="9"/></text:span><text:span text:style-name="T1">// Amount spend in food</text:span></text:p>
      <text:p text:style-name="P51"><text:span text:style-name="T3"><text:s text:c="10"/>medical, <text:s text:c="6"/></text:span><text:span text:style-name="T1">// Amount spend in health care</text:span></text:p>
      <text:p text:style-name="P51"><text:span text:style-name="T3"><text:s text:c="10"/>insurance, <text:s text:c="4"/></text:span><text:span text:style-name="T1">// Amount spend in insurance</text:span></text:p>
      <text:p text:style-name="P51"><text:span text:style-name="T3"><text:s text:c="10"/>entermnt, <text:s text:c="5"/></text:span><text:span text:style-name="T1">// Amount spend in entertainment</text:span></text:p>
      <text:p text:style-name="P51"><text:span text:style-name="T3"><text:s text:c="10"/>clothing, <text:s text:c="5"/></text:span><text:span text:style-name="T1">// Amount spend in clothing</text:span></text:p>
      <text:p text:style-name="P51"><text:span text:style-name="T3"><text:s text:c="10"/>miscel; <text:s text:c="7"/></text:span><text:span text:style-name="T1">// Amount spend in miscellaneous stuff</text:span></text:p>
      <text:p text:style-name="P21">};</text:p>
      <text:p text:style-name="P1">// Function to get the user spend amount for problem 11</text:p>
      <text:p text:style-name="P51"><text:span text:style-name="T8">void</text:span><text:span text:style-name="T3"> getExpenses(Budget &amp;a)</text:span></text:p>
      <text:p text:style-name="P21">{</text:p>
      <text:p text:style-name="P51"><text:span text:style-name="T3"><text:s text:c="4"/></text:span><text:span text:style-name="T1">// Requesting all the data from the user</text:span></text:p>
      <text:p text:style-name="P51"><text:soft-page-break/><text:span text:style-name="T3"><text:s text:c="4"/>cout &lt;&lt; </text:span><text:span text:style-name="T7">"Enter amount spent for housing: "</text:span><text:span text:style-name="T3">;</text:span></text:p>
      <text:p text:style-name="P21"><text:s text:c="4"/>cin &gt;&gt; a.housing;</text:p>
      <text:p text:style-name="P51"><text:span text:style-name="T3"><text:s text:c="4"/>cout &lt;&lt; </text:span><text:span text:style-name="T7">"Enter amount spent for utilities: "</text:span><text:span text:style-name="T3">;</text:span></text:p>
      <text:p text:style-name="P21"><text:s text:c="4"/>cin &gt;&gt; a.utilities;</text:p>
      <text:p text:style-name="P51"><text:span text:style-name="T3"><text:s text:c="4"/>cout &lt;&lt; </text:span><text:span text:style-name="T7">"Enter amount spent for household expenses: "</text:span><text:span text:style-name="T3">;</text:span></text:p>
      <text:p text:style-name="P21"><text:s text:c="4"/>cin &gt;&gt; a.housExpenses;</text:p>
      <text:p text:style-name="P51"><text:span text:style-name="T3"><text:s text:c="4"/>cout &lt;&lt; </text:span><text:span text:style-name="T7">"Enter amount spent for transportation: "</text:span><text:span text:style-name="T3">;</text:span></text:p>
      <text:p text:style-name="P21"><text:s text:c="4"/>cin &gt;&gt; a.transport;</text:p>
      <text:p text:style-name="P51"><text:span text:style-name="T3"><text:s text:c="4"/>cout &lt;&lt; </text:span><text:span text:style-name="T7">"Enter amount spent for food: "</text:span><text:span text:style-name="T3">;</text:span></text:p>
      <text:p text:style-name="P21"><text:s text:c="4"/>cin &gt;&gt; a.food;</text:p>
      <text:p text:style-name="P51"><text:span text:style-name="T3"><text:s text:c="4"/>cout &lt;&lt; </text:span><text:span text:style-name="T7">"Enter amount spent for medical: "</text:span><text:span text:style-name="T3">;</text:span></text:p>
      <text:p text:style-name="P21"><text:s text:c="4"/>cin &gt;&gt; a.medical;</text:p>
      <text:p text:style-name="P51"><text:span text:style-name="T3"><text:s text:c="4"/>cout &lt;&lt; </text:span><text:span text:style-name="T7">"Enter amount spent for insurance: "</text:span><text:span text:style-name="T3">;</text:span></text:p>
      <text:p text:style-name="P21"><text:s text:c="4"/>cin &gt;&gt; a.insurance;</text:p>
      <text:p text:style-name="P51"><text:span text:style-name="T3"><text:s text:c="4"/>cout &lt;&lt; </text:span><text:span text:style-name="T7">"Enter amount spent for entertainment: "</text:span><text:span text:style-name="T3">;</text:span></text:p>
      <text:p text:style-name="P21"><text:s text:c="4"/>cin &gt;&gt; a.entermnt;</text:p>
      <text:p text:style-name="P51"><text:span text:style-name="T3"><text:s text:c="4"/>cout &lt;&lt; </text:span><text:span text:style-name="T7">"Enter amount spent for clothing: "</text:span><text:span text:style-name="T3">;</text:span></text:p>
      <text:p text:style-name="P21"><text:s text:c="4"/>cin &gt;&gt; a.clothing;</text:p>
      <text:p text:style-name="P51"><text:span text:style-name="T3"><text:s text:c="4"/>cout &lt;&lt; </text:span><text:span text:style-name="T7">"Enter amount spent for miscellaneous: "</text:span><text:span text:style-name="T3">;</text:span></text:p>
      <text:p text:style-name="P21"><text:s text:c="4"/>cin &gt;&gt; a.miscel;</text:p>
      <text:p text:style-name="P21"><text:s text:c="4"/>cout &lt;&lt; endl;</text:p>
      <text:p text:style-name="P21">}</text:p>
      <text:p text:style-name="P1">// Function to compare and display the user budget</text:p>
      <text:p text:style-name="P51"><text:span text:style-name="T8">void</text:span><text:span text:style-name="T3"> compDisplay(Budget g, Budget r)</text:span></text:p>
      <text:p text:style-name="P21">{</text:p>
      <text:p text:style-name="P21"><text:s text:c="4"/>cout&lt;&lt;fixed&lt;&lt;showpoint&lt;&lt;setprecision(2);</text:p>
      <text:p text:style-name="P51"><text:span text:style-name="T3"><text:s text:c="4"/></text:span><text:span text:style-name="T1">// Comparing expenses to budget and printing results</text:span></text:p>
      <text:p text:style-name="P51"><text:span text:style-name="T3"><text:s text:c="4"/>cout &lt;&lt; </text:span><text:span text:style-name="T7">"On your housing expenses you are "</text:span><text:span text:style-name="T3">;</text:span></text:p>
      <text:p text:style-name="P51"><text:span text:style-name="T3"><text:s text:c="4"/></text:span><text:span text:style-name="T8">if</text:span><text:span text:style-name="T3">(r.housing == g.housing) </text:span></text:p>
      <text:p text:style-name="P51"><text:span text:style-name="T3"><text:s text:c="8"/>cout &lt;&lt; </text:span><text:span text:style-name="T7">"right on your budget of "</text:span><text:span text:style-name="T3"> &lt;&lt; g.housing &lt;&lt; endl;</text:span>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r.housing &lt; g.housing)</text:span></text:p>
      <text:p text:style-name="P51"><text:span text:style-name="T3"><text:s text:c="8"/>cout &lt;&lt; (g.housing - r.housing) &lt;&lt; </text:span><text:span text:style-name="T7">" under your budget of "</text:span><text:span text:style-name="T3"> </text:span></text:p>
      <text:p text:style-name="P21"><text:s text:c="13"/>&lt;&lt; g.housing &lt;&lt; endl;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r.housing &gt; g.housing)</text:span></text:p>
      <text:p text:style-name="P51"><text:span text:style-name="T3"><text:s text:c="8"/>cout &lt;&lt; (r.housing - g.housing) &lt;&lt; </text:span><text:span text:style-name="T7">" over your budget of "</text:span><text:span text:style-name="T3"> </text:span></text:p>
      <text:p text:style-name="P21"><text:s text:c="13"/>&lt;&lt; g.housing &lt;&lt; endl;</text:p>
      <text:p text:style-name="P21"><text:s text:c="4"/></text:p>
      <text:p text:style-name="P51"><text:span text:style-name="T3"><text:s text:c="4"/>cout &lt;&lt; </text:span><text:span text:style-name="T7">"On your utilities expenses you are "</text:span><text:span text:style-name="T3">;</text:span></text:p>
      <text:p text:style-name="P51"><text:span text:style-name="T3"><text:s text:c="4"/></text:span><text:span text:style-name="T8">if</text:span><text:span text:style-name="T3">(r.utilities == g.utilities) </text:span></text:p>
      <text:p text:style-name="P51"><text:span text:style-name="T3"><text:s text:c="8"/>cout &lt;&lt; </text:span><text:span text:style-name="T7">"right on your budget of "</text:span><text:span text:style-name="T3"> &lt;&lt; g.utilities &lt;&lt; endl;</text:span>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r.utilities &lt; g.utilities)</text:span></text:p>
      <text:p text:style-name="P51"><text:span text:style-name="T3"><text:s text:c="8"/>cout &lt;&lt; (g.utilities - r.utilities) &lt;&lt; </text:span><text:span text:style-name="T7">" under your budget of "</text:span><text:span text:style-name="T3"> </text:span></text:p>
      <text:p text:style-name="P21"><text:s text:c="13"/>&lt;&lt; g.utilities &lt;&lt; endl;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r.utilities &gt; g.utilities)</text:span></text:p>
      <text:p text:style-name="P51"><text:span text:style-name="T3"><text:s text:c="8"/>cout &lt;&lt; (r.utilities - g.utilities) &lt;&lt; </text:span><text:span text:style-name="T7">" over your budget of "</text:span><text:span text:style-name="T3"> </text:span></text:p>
      <text:p text:style-name="P21"><text:s text:c="13"/>&lt;&lt; g.utilities &lt;&lt; endl;</text:p>
      <text:p text:style-name="P21"><text:s text:c="4"/></text:p>
      <text:p text:style-name="P51"><text:span text:style-name="T3"><text:s text:c="4"/>cout &lt;&lt; </text:span><text:span text:style-name="T7">"On your house expenses you are "</text:span><text:span text:style-name="T3">;</text:span></text:p>
      <text:p text:style-name="P51"><text:span text:style-name="T3"><text:s text:c="4"/></text:span><text:span text:style-name="T8">if</text:span><text:span text:style-name="T3">(r.housExpenses == g.housExpenses) </text:span></text:p>
      <text:p text:style-name="P51"><text:span text:style-name="T3"><text:s text:c="8"/>cout &lt;&lt; </text:span><text:span text:style-name="T7">"right on your budget of "</text:span><text:span text:style-name="T3"> &lt;&lt; g.housExpenses &lt;&lt; endl;</text:span>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r.housExpenses &lt; g.housExpenses)</text:span></text:p>
      <text:p text:style-name="P51"><text:span text:style-name="T3"><text:s text:c="8"/>cout &lt;&lt; (g.housExpenses - r.housExpenses) &lt;&lt; </text:span><text:span text:style-name="T7">" under your budget of "</text:span><text:span text:style-name="T3"> </text:span></text:p>
      <text:p text:style-name="P21"><text:s text:c="13"/>&lt;&lt; g.housExpenses &lt;&lt; endl;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r.housExpenses &gt; g.housExpenses)</text:span></text:p>
      <text:p text:style-name="P51"><text:span text:style-name="T3"><text:s text:c="8"/>cout &lt;&lt; (r.housExpenses - g.housExpenses) &lt;&lt; </text:span><text:span text:style-name="T7">" over your budget of "</text:span><text:span text:style-name="T3"> </text:span></text:p>
      <text:p text:style-name="P21"><text:s text:c="13"/>&lt;&lt; g.housExpenses &lt;&lt; endl;</text:p>
      <text:p text:style-name="P21"><text:s text:c="4"/></text:p>
      <text:p text:style-name="P51"><text:span text:style-name="T3"><text:s text:c="4"/>cout &lt;&lt; </text:span><text:span text:style-name="T7">"On your transportation expenses you are "</text:span><text:span text:style-name="T3">;</text:span></text:p>
      <text:p text:style-name="P51"><text:span text:style-name="T3"><text:s text:c="4"/></text:span><text:span text:style-name="T8">if</text:span><text:span text:style-name="T3">(r.transport == g.transport) </text:span></text:p>
      <text:p text:style-name="P51"><text:soft-page-break/><text:span text:style-name="T3"><text:s text:c="8"/>cout &lt;&lt; </text:span><text:span text:style-name="T7">"right on your budget of "</text:span><text:span text:style-name="T3"> &lt;&lt; g.transport &lt;&lt; endl;</text:span>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r.transport &lt; g.transport)</text:span></text:p>
      <text:p text:style-name="P51"><text:span text:style-name="T3"><text:s text:c="8"/>cout &lt;&lt; (g.transport - r.transport) &lt;&lt; </text:span><text:span text:style-name="T7">" under your budget of "</text:span><text:span text:style-name="T3"> </text:span></text:p>
      <text:p text:style-name="P21"><text:s text:c="13"/>&lt;&lt; g.transport &lt;&lt; endl;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r.transport &gt; g.transport)</text:span></text:p>
      <text:p text:style-name="P51"><text:span text:style-name="T3"><text:s text:c="8"/>cout &lt;&lt; (r.transport - g.transport) &lt;&lt; </text:span><text:span text:style-name="T7">" over your budget of "</text:span><text:span text:style-name="T3"> </text:span></text:p>
      <text:p text:style-name="P21"><text:s text:c="13"/>&lt;&lt; g.transport &lt;&lt; endl;</text:p>
      <text:p text:style-name="P21"><text:s text:c="4"/></text:p>
      <text:p text:style-name="P51"><text:span text:style-name="T3"><text:s text:c="4"/>cout &lt;&lt; </text:span><text:span text:style-name="T7">"On your food expenses you are "</text:span><text:span text:style-name="T3">;</text:span></text:p>
      <text:p text:style-name="P51"><text:span text:style-name="T3"><text:s text:c="4"/></text:span><text:span text:style-name="T8">if</text:span><text:span text:style-name="T3">(r.food == g.food) </text:span></text:p>
      <text:p text:style-name="P51"><text:span text:style-name="T3"><text:s text:c="8"/>cout &lt;&lt; </text:span><text:span text:style-name="T7">"right on your budget of "</text:span><text:span text:style-name="T3"> &lt;&lt; g.food &lt;&lt; endl;</text:span>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r.food &lt; g.food)</text:span></text:p>
      <text:p text:style-name="P51"><text:span text:style-name="T3"><text:s text:c="8"/>cout &lt;&lt; (g.food - r.food) &lt;&lt; </text:span><text:span text:style-name="T7">" under your budget of "</text:span><text:span text:style-name="T3"> </text:span></text:p>
      <text:p text:style-name="P21"><text:s text:c="13"/>&lt;&lt; g.food &lt;&lt; endl;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r.food &gt; g.food)</text:span></text:p>
      <text:p text:style-name="P51"><text:span text:style-name="T3"><text:s text:c="8"/>cout &lt;&lt; (r.food - g.food) &lt;&lt; </text:span><text:span text:style-name="T7">" over your budget of "</text:span><text:span text:style-name="T3"> </text:span></text:p>
      <text:p text:style-name="P21"><text:s text:c="13"/>&lt;&lt; g.food &lt;&lt; endl;</text:p>
      <text:p text:style-name="P21"><text:s text:c="4"/></text:p>
      <text:p text:style-name="P51"><text:span text:style-name="T3"><text:s text:c="4"/>cout &lt;&lt; </text:span><text:span text:style-name="T7">"On your medical expenses you are "</text:span><text:span text:style-name="T3">;</text:span></text:p>
      <text:p text:style-name="P51"><text:span text:style-name="T3"><text:s text:c="4"/></text:span><text:span text:style-name="T8">if</text:span><text:span text:style-name="T3">(r.medical == g.medical) </text:span></text:p>
      <text:p text:style-name="P51"><text:span text:style-name="T3"><text:s text:c="8"/>cout &lt;&lt; </text:span><text:span text:style-name="T7">"right on your budget of "</text:span><text:span text:style-name="T3"> &lt;&lt; g.medical &lt;&lt; endl;</text:span>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r.medical &lt; g.medical)</text:span></text:p>
      <text:p text:style-name="P51"><text:span text:style-name="T3"><text:s text:c="8"/>cout &lt;&lt; (g.medical - r.medical) &lt;&lt; </text:span><text:span text:style-name="T7">" under your budget of "</text:span><text:span text:style-name="T3"> </text:span></text:p>
      <text:p text:style-name="P21"><text:s text:c="13"/>&lt;&lt; g.medical &lt;&lt; endl;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r.medical &gt; g.medical)</text:span></text:p>
      <text:p text:style-name="P51"><text:span text:style-name="T3"><text:s text:c="8"/>cout &lt;&lt; (r.medical - g.medical) &lt;&lt; </text:span><text:span text:style-name="T7">" over your budget of "</text:span><text:span text:style-name="T3"> </text:span></text:p>
      <text:p text:style-name="P21"><text:s text:c="13"/>&lt;&lt; g.medical &lt;&lt; endl;</text:p>
      <text:p text:style-name="P21"><text:s text:c="4"/></text:p>
      <text:p text:style-name="P51"><text:span text:style-name="T3"><text:s text:c="4"/>cout &lt;&lt; </text:span><text:span text:style-name="T7">"On your insurance expenses you are "</text:span><text:span text:style-name="T3">;</text:span></text:p>
      <text:p text:style-name="P51"><text:span text:style-name="T3"><text:s text:c="4"/></text:span><text:span text:style-name="T8">if</text:span><text:span text:style-name="T3">(r.insurance == g.insurance) </text:span></text:p>
      <text:p text:style-name="P51"><text:span text:style-name="T3"><text:s text:c="8"/>cout &lt;&lt; </text:span><text:span text:style-name="T7">"right on your budget of "</text:span><text:span text:style-name="T3"> &lt;&lt; g.insurance &lt;&lt; endl;</text:span>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r.insurance &lt; g.insurance)</text:span></text:p>
      <text:p text:style-name="P51"><text:span text:style-name="T3"><text:s text:c="8"/>cout &lt;&lt; (g.insurance - r.insurance) &lt;&lt; </text:span><text:span text:style-name="T7">" under your budget of "</text:span><text:span text:style-name="T3"> </text:span></text:p>
      <text:p text:style-name="P21"><text:s text:c="13"/>&lt;&lt; g.insurance &lt;&lt; endl;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r.insurance &gt; g.insurance)</text:span></text:p>
      <text:p text:style-name="P51"><text:span text:style-name="T3"><text:s text:c="8"/>cout &lt;&lt; (r.insurance - g.insurance) &lt;&lt; </text:span><text:span text:style-name="T7">" over your budget of "</text:span><text:span text:style-name="T3"> </text:span></text:p>
      <text:p text:style-name="P21"><text:s text:c="13"/>&lt;&lt; g.insurance &lt;&lt; endl;</text:p>
      <text:p text:style-name="P21"><text:s text:c="3"/></text:p>
      <text:p text:style-name="P51"><text:span text:style-name="T3"><text:s text:c="4"/>cout &lt;&lt; </text:span><text:span text:style-name="T7">"On your entertainment expenses you are "</text:span><text:span text:style-name="T3">;</text:span></text:p>
      <text:p text:style-name="P51"><text:span text:style-name="T3"><text:s text:c="4"/></text:span><text:span text:style-name="T8">if</text:span><text:span text:style-name="T3">(r.entermnt == g.entermnt) </text:span></text:p>
      <text:p text:style-name="P51"><text:span text:style-name="T3"><text:s text:c="8"/>cout &lt;&lt; </text:span><text:span text:style-name="T7">"right on your budget of "</text:span><text:span text:style-name="T3"> &lt;&lt; g.entermnt &lt;&lt; endl;</text:span>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r.entermnt &lt; g.entermnt)</text:span></text:p>
      <text:p text:style-name="P51"><text:span text:style-name="T3"><text:s text:c="8"/>cout &lt;&lt; (g.entermnt - r.entermnt) &lt;&lt; </text:span><text:span text:style-name="T7">" under your budget of "</text:span><text:span text:style-name="T3"> </text:span></text:p>
      <text:p text:style-name="P21"><text:s text:c="13"/>&lt;&lt; g.entermnt &lt;&lt; endl;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r.entermnt &gt; g.entermnt)</text:span></text:p>
      <text:p text:style-name="P51"><text:span text:style-name="T3"><text:s text:c="8"/>cout &lt;&lt; (r.entermnt - g.entermnt) &lt;&lt; </text:span><text:span text:style-name="T7">" over your budget of "</text:span><text:span text:style-name="T3"> </text:span></text:p>
      <text:p text:style-name="P21"><text:s text:c="13"/>&lt;&lt; g.entermnt &lt;&lt; endl;</text:p>
      <text:p text:style-name="P21"><text:s text:c="3"/></text:p>
      <text:p text:style-name="P51"><text:span text:style-name="T3"><text:s text:c="4"/>cout &lt;&lt; </text:span><text:span text:style-name="T7">"On your clothing expenses you are "</text:span><text:span text:style-name="T3">;</text:span></text:p>
      <text:p text:style-name="P51"><text:span text:style-name="T3"><text:s text:c="4"/></text:span><text:span text:style-name="T8">if</text:span><text:span text:style-name="T3">(r.clothing == g.clothing) </text:span></text:p>
      <text:p text:style-name="P51"><text:span text:style-name="T3"><text:s text:c="8"/>cout &lt;&lt; </text:span><text:span text:style-name="T7">"right on your budget of "</text:span><text:span text:style-name="T3"> &lt;&lt; g.clothing &lt;&lt; endl;</text:span>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r.clothing &lt; g.clothing)</text:span></text:p>
      <text:p text:style-name="P51"><text:span text:style-name="T3"><text:s text:c="8"/>cout &lt;&lt; (g.clothing - r.clothing) &lt;&lt; </text:span><text:span text:style-name="T7">" under your budget of "</text:span><text:span text:style-name="T3"> </text:span></text:p>
      <text:p text:style-name="P21"><text:s text:c="13"/>&lt;&lt; g.clothing &lt;&lt; endl;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r.clothing &gt; g.clothing)</text:span></text:p>
      <text:p text:style-name="P51"><text:span text:style-name="T3"><text:s text:c="8"/>cout &lt;&lt; (r.clothing - g.clothing) &lt;&lt; </text:span><text:span text:style-name="T7">" over your budget of "</text:span><text:span text:style-name="T3"> </text:span></text:p>
      <text:p text:style-name="P21"><text:s text:c="13"/>&lt;&lt; g.clothing &lt;&lt; endl;</text:p>
      <text:p text:style-name="P21"><text:s text:c="3"/></text:p>
      <text:p text:style-name="P51"><text:span text:style-name="T3"><text:s text:c="4"/>cout &lt;&lt; </text:span><text:span text:style-name="T7">"On your miscellaneous expenses you are "</text:span><text:span text:style-name="T3">;</text:span></text:p>
      <text:p text:style-name="P51"><text:soft-page-break/><text:span text:style-name="T3"><text:s text:c="4"/></text:span><text:span text:style-name="T8">if</text:span><text:span text:style-name="T3">(r.miscel == g.miscel) </text:span></text:p>
      <text:p text:style-name="P51"><text:span text:style-name="T3"><text:s text:c="8"/>cout &lt;&lt; </text:span><text:span text:style-name="T7">"right on your budget of "</text:span><text:span text:style-name="T3"> &lt;&lt; g.miscel &lt;&lt; endl;</text:span>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r.miscel &lt; g.miscel)</text:span></text:p>
      <text:p text:style-name="P51"><text:span text:style-name="T3"><text:s text:c="8"/>cout &lt;&lt; (g.miscel - r.miscel) &lt;&lt; </text:span><text:span text:style-name="T7">" under your budget of "</text:span><text:span text:style-name="T3"> </text:span></text:p>
      <text:p text:style-name="P21"><text:s text:c="13"/>&lt;&lt; g.miscel &lt;&lt; endl;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r.miscel &gt; g.miscel)</text:span></text:p>
      <text:p text:style-name="P51"><text:span text:style-name="T3"><text:s text:c="8"/>cout &lt;&lt; (r.miscel - g.miscel) &lt;&lt; </text:span><text:span text:style-name="T7">" over your budget of "</text:span><text:span text:style-name="T3"> </text:span></text:p>
      <text:p text:style-name="P21"><text:s text:c="13"/>&lt;&lt; g.miscel &lt;&lt; endl;</text:p>
      <text:p text:style-name="P21">}</text:p>
      <text:p text:style-name="P1">// Main function for problem 11</text:p>
      <text:p text:style-name="P51"><text:span text:style-name="T8">void</text:span><text:span text:style-name="T3"> monthlyBudget()</text:span></text:p>
      <text:p text:style-name="P21">{</text:p>
      <text:p text:style-name="P51"><text:span text:style-name="T3"><text:s text:c="4"/>Budget goal; <text:s text:c="5"/></text:span><text:span text:style-name="T1">// What budget the user set to himself</text:span></text:p>
      <text:p text:style-name="P51"><text:span text:style-name="T3"><text:s text:c="4"/>Budget reality; <text:s text:c="2"/></text:span><text:span text:style-name="T1">// What the user ended up spending</text:span></text:p>
      <text:p text:style-name="P21"><text:s text:c="4"/></text:p>
      <text:p text:style-name="P51"><text:span text:style-name="T3"><text:s text:c="4"/></text:span><text:span text:style-name="T1">//Set budget amounts</text:span></text:p>
      <text:p text:style-name="P21"><text:s text:c="4"/>goal.housing = 500.0;</text:p>
      <text:p text:style-name="P21"><text:s text:c="4"/>goal.utilities = 150.0;</text:p>
      <text:p text:style-name="P21"><text:s text:c="4"/>goal.housExpenses = 65.0;</text:p>
      <text:p text:style-name="P21"><text:s text:c="4"/>goal.transport = 50.0;</text:p>
      <text:p text:style-name="P21"><text:s text:c="4"/>goal.food = 250.0;</text:p>
      <text:p text:style-name="P21"><text:s text:c="4"/>goal.medical = 30.0;</text:p>
      <text:p text:style-name="P21"><text:s text:c="4"/>goal.insurance = 100.0;</text:p>
      <text:p text:style-name="P21"><text:s text:c="4"/>goal.entermnt = 150.0;</text:p>
      <text:p text:style-name="P21"><text:s text:c="4"/>goal.clothing = <text:s/>75.0;</text:p>
      <text:p text:style-name="P21"><text:s text:c="4"/>goal.miscel = <text:s/>50.0;</text:p>
      <text:p text:style-name="P21"><text:s text:c="4"/></text:p>
      <text:p text:style-name="P51"><text:span text:style-name="T3"><text:s text:c="4"/>getExpenses(reality); <text:s text:c="6"/></text:span><text:span text:style-name="T1">// Get user input</text:span></text:p>
      <text:p text:style-name="P51"><text:span text:style-name="T3"><text:s text:c="4"/>compDisplay(goal, reality); </text:span><text:span text:style-name="T1">// Display results</text:span></text:p>
      <text:p text:style-name="P21">}</text:p>
      <text:p text:style-name="P21"/>
      <text:p text:style-name="P21"/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/></text:span><text:span text:style-name="T1">// Declaring variables</text:span></text:p>
      <text:p text:style-name="P51"><text:span text:style-name="T3"><text:s text:c="4"/></text:span><text:span text:style-name="T8">int</text:span><text:span text:style-name="T3"> problemNumber;</text:span></text:p>
      <text:p text:style-name="P51"><text:span text:style-name="T3"><text:s text:c="4"/></text:span><text:span text:style-name="T8">char</text:span><text:span text:style-name="T3"> cont = </text:span><text:span text:style-name="T7">'N'</text:span><text:span text:style-name="T3">;</text:span></text:p>
      <text:p text:style-name="P51"><text:span text:style-name="T3"><text:s text:c="4"/></text:span><text:span text:style-name="T1">// Menu loop to select the problem</text:span></text:p>
      <text:p text:style-name="P51"><text:span text:style-name="T3"><text:s text:c="4"/></text:span><text:span text:style-name="T8">do</text:span></text:p>
      <text:p text:style-name="P21"><text:s text:c="4"/>{</text:p>
      <text:p text:style-name="P51"><text:span text:style-name="T3"><text:tab/>cout &lt;&lt; </text:span><text:span text:style-name="T7">"\nPlease enter the number of the problem you "</text:span></text:p>
      <text:p text:style-name="P51"><text:span text:style-name="T3"><text:s text:c="16"/></text:span><text:span text:style-name="T7">"would like to run or press '0' to exit\n"</text:span><text:span text:style-name="T3">;</text:span></text:p>
      <text:p text:style-name="P51"><text:span text:style-name="T3"><text:tab/>cout &lt;&lt; </text:span><text:span text:style-name="T7">"\t1 = 11.1\n\t2 = 11.3\n\t3 = 11.4\n"</text:span></text:p>
      <text:p text:style-name="P51"><text:span text:style-name="T3"><text:s text:c="16"/></text:span><text:span text:style-name="T7">"\t4 = 10.5\n\t5 = 11.6\n\t6 = 11.9\n\t"</text:span></text:p>
      <text:p text:style-name="P51"><text:span text:style-name="T3"><text:s text:c="16"/></text:span><text:span text:style-name="T7">"7 = 11.11\n\t0 = EXIT"</text:span><text:span text:style-name="T3"> &lt;&lt; endl;</text:span></text:p>
      <text:p text:style-name="P21"><text:tab/>cin &gt;&gt; problemNumber;</text:p>
      <text:p text:style-name="P51"><text:span text:style-name="T3"><text:tab/></text:span><text:span text:style-name="T1">// Loop in case the user wants to run the same problem</text:span></text:p>
      <text:p text:style-name="P51"><text:span text:style-name="T3"><text:tab/></text:span><text:span text:style-name="T8">do</text:span></text:p>
      <text:p text:style-name="P21"><text:tab/>{</text:p>
      <text:p text:style-name="P51"><text:span text:style-name="T3"><text:s text:c="12"/></text:span><text:span text:style-name="T8">switch</text:span><text:span text:style-name="T3"> (problemNumber)</text:span></text:p>
      <text:p text:style-name="P21"><text:s text:c="12"/>{</text:p>
      <text:p text:style-name="P51"><text:span text:style-name="T3"><text:s text:c="16"/></text:span><text:span text:style-name="T8">case</text:span><text:span text:style-name="T3"> 1: movieData(); </text:span><text:span text:style-name="T8">break</text:span><text:span text:style-name="T3">;</text:span></text:p>
      <text:p text:style-name="P51"><text:span text:style-name="T3"><text:s text:c="16"/></text:span><text:span text:style-name="T8">case</text:span><text:span text:style-name="T3"> 2: CorporateSalesData(); </text:span><text:span text:style-name="T8">break</text:span><text:span text:style-name="T3">;</text:span></text:p>
      <text:p text:style-name="P51"><text:span text:style-name="T3"><text:s text:c="16"/></text:span><text:span text:style-name="T8">case</text:span><text:span text:style-name="T3"> 3: weatherStatistics(); </text:span><text:span text:style-name="T8">break</text:span><text:span text:style-name="T3">;</text:span></text:p>
      <text:p text:style-name="P51"><text:span text:style-name="T3"><text:s text:c="16"/></text:span><text:span text:style-name="T8">case</text:span><text:span text:style-name="T3"> 4: weatherStatisticsModification(); </text:span><text:span text:style-name="T8">break</text:span><text:span text:style-name="T3">;</text:span></text:p>
      <text:p text:style-name="P51"><text:span text:style-name="T3"><text:s text:c="16"/></text:span><text:span text:style-name="T8">case</text:span><text:span text:style-name="T3"> 5: soccerScores(); </text:span><text:span text:style-name="T8">break</text:span><text:span text:style-name="T3">;</text:span></text:p>
      <text:p text:style-name="P51"><text:span text:style-name="T3"><text:s text:c="16"/></text:span><text:span text:style-name="T8">case</text:span><text:span text:style-name="T3"> 6: speakersBureau(); </text:span><text:span text:style-name="T8">break</text:span><text:span text:style-name="T3">;</text:span></text:p>
      <text:p text:style-name="P51"><text:span text:style-name="T3"><text:s text:c="16"/></text:span><text:span text:style-name="T8">case</text:span><text:span text:style-name="T3"> 7: monthlyBudget(); </text:span><text:span text:style-name="T8">break</text:span><text:span text:style-name="T3">;</text:span></text:p>
      <text:p text:style-name="P51"><text:span text:style-name="T3"><text:tab/><text:tab/></text:span><text:span text:style-name="T8">case</text:span><text:span text:style-name="T3"> 0: </text:span><text:span text:style-name="T8">break</text:span><text:span text:style-name="T3">;</text:span></text:p>
      <text:p text:style-name="P51"><text:soft-page-break/><text:span text:style-name="T3"><text:tab/><text:tab/></text:span><text:span text:style-name="T8">default</text:span><text:span text:style-name="T3">: cout&lt;&lt;</text:span><text:span text:style-name="T7">"That's an invalid entry\n"</text:span><text:span text:style-name="T3">; </text:span><text:span text:style-name="T8">break</text:span><text:span text:style-name="T3">;</text:span></text:p>
      <text:p text:style-name="P21"><text:s text:c="12"/>}</text:p>
      <text:p text:style-name="P51"><text:span text:style-name="T3"><text:s text:c="8"/>}</text:span><text:span text:style-name="T8">while</text:span><text:span text:style-name="T3">(problemNumber &lt; 1 || problemNumber &gt; 10);</text:span></text:p>
      <text:p text:style-name="P51"><text:span text:style-name="T3"><text:s text:c="8"/>cout &lt;&lt; </text:span><text:span text:style-name="T7">"\nDo you want to run the "</text:span></text:p>
      <text:p text:style-name="P51"><text:span text:style-name="T3"><text:s text:c="16"/></text:span><text:span text:style-name="T7">"program again? ('Y' to "</text:span></text:p>
      <text:p text:style-name="P51"><text:span text:style-name="T3"><text:s text:c="16"/></text:span><text:span text:style-name="T7">"continue or any other key to "</text:span></text:p>
      <text:p text:style-name="P51"><text:span text:style-name="T3"><text:s text:c="16"/></text:span><text:span text:style-name="T7">"cancel) "</text:span><text:span text:style-name="T3">;</text:span></text:p>
      <text:p text:style-name="P21"><text:tab/>cin &gt;&gt; cont;</text:p>
      <text:p text:style-name="P51"><text:span text:style-name="T3"><text:s text:c="4"/>}</text:span><text:span text:style-name="T8">while</text:span><text:span text:style-name="T3">(toupper(cont) == </text:span><text:span text:style-name="T7">'Y'</text:span><text:span text:style-name="T3">);</text:span></text:p>
      <text:p text:style-name="P21"><text:s text:c="4"/></text:p>
      <text:p text:style-name="P51"><text:span text:style-name="T3"><text:s text:c="4"/></text:span><text:span text:style-name="T8">return</text:span><text:span text:style-name="T3"> 0;</text:span></text:p>
      <text:p text:style-name="P40">}</text:p>
      <text:p text:style-name="P33"/>
      <text:p text:style-name="P12">/* </text:p>
      <text:p text:style-name="P1"><text:s/>* File: <text:s text:c="2"/>date.cpp</text:p>
      <text:p text:style-name="P1"><text:s/>* Author: Abdul-Hakim</text:p>
      <text:p text:style-name="P1"><text:s/>* Purpose: Ch_13_Prob_1</text:p>
      <text:p text:style-name="P1"><text:s/>* Created on September 28, 2015, 8:15 AM</text:p>
      <text:p text:style-name="P1"><text:s/>*/</text:p>
      <text:p text:style-name="P1">//System Libraries</text:p>
      <text:p text:style-name="P51"><text:span text:style-name="T2">#include</text:span><text:span text:style-name="T3"> </text:span><text:span text:style-name="T7">"date.h"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cstdlib&gt;</text:span></text:p>
      <text:p text:style-name="P1">//User Libraries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Global Constants</text:p>
      <text:p text:style-name="P1">//Function Prototypes</text:p>
      <text:p text:style-name="P1">//Execution Begins Here!</text:p>
      <text:p text:style-name="P1">//Constructor accepts arguments for month, date, and year</text:p>
      <text:p text:style-name="P51"><text:span text:style-name="T3">Date::Date(</text:span><text:span text:style-name="T8">int</text:span><text:span text:style-name="T3"> mm, </text:span><text:span text:style-name="T8">int</text:span><text:span text:style-name="T3"> dd, </text:span><text:span text:style-name="T8">int</text:span><text:span text:style-name="T3"> yy){</text:span></text:p>
      <text:p text:style-name="P21"><text:s text:c="4"/>month=mm;</text:p>
      <text:p text:style-name="P21"><text:s text:c="4"/>day=dd;</text:p>
      <text:p text:style-name="P21"><text:s text:c="4"/>year=yy; <text:s/></text:p>
      <text:p text:style-name="P21">}</text:p>
      <text:p text:style-name="P21"/>
      <text:p text:style-name="P1">//Sets the value of the member variable month</text:p>
      <text:p text:style-name="P51"><text:span text:style-name="T8">void</text:span><text:span text:style-name="T3"> Date::setMonth(</text:span><text:span text:style-name="T8">int</text:span><text:span text:style-name="T3"> mm){</text:span></text:p>
      <text:p text:style-name="P51"><text:span text:style-name="T3"><text:s text:c="4"/></text:span><text:span text:style-name="T8">if</text:span><text:span text:style-name="T3"> (mm&lt;=12 &amp;&amp; mm&gt;0){</text:span></text:p>
      <text:p text:style-name="P21"><text:s text:c="8"/>month=mm;</text:p>
      <text:p text:style-name="P51"><text:span text:style-name="T3"><text:s text:c="4"/>}</text:span><text:span text:style-name="T8">else</text:span></text:p>
      <text:p text:style-name="P51"><text:span text:style-name="T3"><text:s text:c="8"/>cout&lt;&lt;</text:span><text:span text:style-name="T7">"Invalid Month"</text:span><text:span text:style-name="T3">&lt;&lt;endl;</text:span></text:p>
      <text:p text:style-name="P21"><text:s text:c="8"/>exit(EXIT_FAILURE);</text:p>
      <text:p text:style-name="P21">}</text:p>
      <text:p text:style-name="P21"/>
      <text:p text:style-name="P1">//Sets the value of the member variable day</text:p>
      <text:p text:style-name="P51"><text:span text:style-name="T8">void</text:span><text:span text:style-name="T3"> Date::setDay(</text:span><text:span text:style-name="T8">int</text:span><text:span text:style-name="T3"> dd){</text:span></text:p>
      <text:p text:style-name="P51"><text:span text:style-name="T3"><text:s text:c="4"/></text:span><text:span text:style-name="T8">if</text:span><text:span text:style-name="T3">(dd&lt;=31 &amp;&amp; dd&gt;0){</text:span></text:p>
      <text:p text:style-name="P21"><text:s text:c="8"/>day=dd;</text:p>
      <text:p text:style-name="P51"><text:span text:style-name="T3"><text:s text:c="4"/>}</text:span><text:span text:style-name="T8">else</text:span></text:p>
      <text:p text:style-name="P51"><text:span text:style-name="T3"><text:s text:c="8"/>cout&lt;&lt;</text:span><text:span text:style-name="T7">"Invalid Day"</text:span><text:span text:style-name="T3">&lt;&lt;endl;</text:span></text:p>
      <text:p text:style-name="P21"><text:s text:c="8"/>exit(EXIT_FAILURE);</text:p>
      <text:p text:style-name="P21">}</text:p>
      <text:p text:style-name="P21"/>
      <text:p text:style-name="P1">//Sets the value of the member variable year</text:p>
      <text:p text:style-name="P51"><text:span text:style-name="T8">void</text:span><text:span text:style-name="T3"> Date::setYear(</text:span><text:span text:style-name="T8">int</text:span><text:span text:style-name="T3"> yy){</text:span></text:p>
      <text:p text:style-name="P51"><text:span text:style-name="T3"><text:s text:c="4"/></text:span><text:span text:style-name="T8">if</text:span><text:span text:style-name="T3"> (yy&gt;=0){</text:span></text:p>
      <text:p text:style-name="P21"><text:s text:c="8"/>year=yy;</text:p>
      <text:p text:style-name="P51"><text:span text:style-name="T3"><text:s text:c="4"/>}</text:span><text:span text:style-name="T8">else</text:span></text:p>
      <text:p text:style-name="P51"><text:span text:style-name="T3"><text:s text:c="8"/>cout&lt;&lt;</text:span><text:span text:style-name="T7">"Invalid Year"</text:span><text:span text:style-name="T3">&lt;&lt;endl;</text:span></text:p>
      <text:p text:style-name="P21"><text:soft-page-break/><text:s text:c="8"/>exit(EXIT_FAILURE);</text:p>
      <text:p text:style-name="P21"><text:s text:c="4"/></text:p>
      <text:p text:style-name="P21">}</text:p>
      <text:p text:style-name="P21"/>
      <text:p text:style-name="P51"><text:span text:style-name="T8">void</text:span><text:span text:style-name="T3"> Date::prntD1(){</text:span></text:p>
      <text:p text:style-name="P51"><text:span text:style-name="T3"><text:s text:c="4"/>cout&lt;&lt;month&lt;&lt;</text:span><text:span text:style-name="T7">"/"</text:span><text:span text:style-name="T3">&lt;&lt;day&lt;&lt;</text:span><text:span text:style-name="T7">"/"</text:span><text:span text:style-name="T3">&lt;&lt;year;</text:span></text:p>
      <text:p text:style-name="P21">}</text:p>
      <text:p text:style-name="P21"/>
      <text:p text:style-name="P51"><text:span text:style-name="T8">void</text:span><text:span text:style-name="T3"> Date::prntD2(){</text:span></text:p>
      <text:p text:style-name="P51"><text:span text:style-name="T3"><text:s text:c="4"/></text:span><text:span text:style-name="T8">if</text:span><text:span text:style-name="T3">(month==1){</text:span></text:p>
      <text:p text:style-name="P51"><text:span text:style-name="T3"><text:s text:c="8"/>cout&lt;&lt;</text:span><text:span text:style-name="T7">"January "</text:span><text:span text:style-name="T3">&lt;&lt;day&lt;&lt;</text:span><text:span text:style-name="T7">", "</text:span><text:span text:style-name="T3">&lt;&lt;year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month==2){</text:span></text:p>
      <text:p text:style-name="P51"><text:span text:style-name="T3"><text:s text:c="8"/>cout&lt;&lt;</text:span><text:span text:style-name="T7">"February "</text:span><text:span text:style-name="T3">&lt;&lt;day&lt;&lt;</text:span><text:span text:style-name="T7">", "</text:span><text:span text:style-name="T3">&lt;&lt;year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 (month==3){</text:span></text:p>
      <text:p text:style-name="P51"><text:span text:style-name="T3"><text:s text:c="8"/>cout&lt;&lt;</text:span><text:span text:style-name="T7">"March "</text:span><text:span text:style-name="T3">&lt;&lt;day&lt;&lt;</text:span><text:span text:style-name="T7">", "</text:span><text:span text:style-name="T3">&lt;&lt;year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 (month==4){</text:span></text:p>
      <text:p text:style-name="P51"><text:span text:style-name="T3"><text:s text:c="8"/>cout&lt;&lt;</text:span><text:span text:style-name="T7">"April "</text:span><text:span text:style-name="T3">&lt;&lt;day&lt;&lt;</text:span><text:span text:style-name="T7">", "</text:span><text:span text:style-name="T3">&lt;&lt;year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 (month==5){</text:span></text:p>
      <text:p text:style-name="P51"><text:span text:style-name="T3"><text:s text:c="8"/>cout&lt;&lt;</text:span><text:span text:style-name="T7">"May "</text:span><text:span text:style-name="T3">&lt;&lt;day&lt;&lt;</text:span><text:span text:style-name="T7">", "</text:span><text:span text:style-name="T3">&lt;&lt;year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 (month==6){</text:span></text:p>
      <text:p text:style-name="P51"><text:span text:style-name="T3"><text:s text:c="8"/>cout&lt;&lt;</text:span><text:span text:style-name="T7">"June "</text:span><text:span text:style-name="T3">&lt;&lt;day&lt;&lt;</text:span><text:span text:style-name="T7">", "</text:span><text:span text:style-name="T3">&lt;&lt;year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 (month==7){</text:span></text:p>
      <text:p text:style-name="P51"><text:span text:style-name="T3"><text:s text:c="8"/>cout&lt;&lt;</text:span><text:span text:style-name="T7">"July "</text:span><text:span text:style-name="T3">&lt;&lt;day&lt;&lt;</text:span><text:span text:style-name="T7">", "</text:span><text:span text:style-name="T3">&lt;&lt;year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 (month==8){</text:span></text:p>
      <text:p text:style-name="P51"><text:span text:style-name="T3"><text:s text:c="8"/>cout&lt;&lt;</text:span><text:span text:style-name="T7">"August "</text:span><text:span text:style-name="T3">&lt;&lt;day&lt;&lt;</text:span><text:span text:style-name="T7">", "</text:span><text:span text:style-name="T3">&lt;&lt;year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 (month==9){</text:span></text:p>
      <text:p text:style-name="P51"><text:span text:style-name="T3"><text:s text:c="8"/>cout&lt;&lt;</text:span><text:span text:style-name="T7">"September "</text:span><text:span text:style-name="T3">&lt;&lt;day&lt;&lt;</text:span><text:span text:style-name="T7">", "</text:span><text:span text:style-name="T3">&lt;&lt;year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 (month==10){</text:span></text:p>
      <text:p text:style-name="P51"><text:span text:style-name="T3"><text:s text:c="8"/>cout&lt;&lt;</text:span><text:span text:style-name="T7">"October "</text:span><text:span text:style-name="T3">&lt;&lt;day&lt;&lt;</text:span><text:span text:style-name="T7">", "</text:span><text:span text:style-name="T3">&lt;&lt;year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 (month==11){</text:span></text:p>
      <text:p text:style-name="P51"><text:span text:style-name="T3"><text:s text:c="8"/>cout&lt;&lt;</text:span><text:span text:style-name="T7">"November "</text:span><text:span text:style-name="T3">&lt;&lt;day&lt;&lt;</text:span><text:span text:style-name="T7">", "</text:span><text:span text:style-name="T3">&lt;&lt;year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 (month==12){</text:span></text:p>
      <text:p text:style-name="P51"><text:span text:style-name="T3"><text:s text:c="8"/>cout&lt;&lt;</text:span><text:span text:style-name="T7">"December "</text:span><text:span text:style-name="T3">&lt;&lt;day&lt;&lt;</text:span><text:span text:style-name="T7">", "</text:span><text:span text:style-name="T3">&lt;&lt;year;</text:span></text:p>
      <text:p text:style-name="P21"><text:s text:c="4"/>} </text:p>
      <text:p text:style-name="P21">}</text:p>
      <text:p text:style-name="P21"/>
      <text:p text:style-name="P51"><text:span text:style-name="T8">void</text:span><text:span text:style-name="T3"> Date::prntD3(){</text:span></text:p>
      <text:p text:style-name="P51"><text:span text:style-name="T3"><text:s text:c="4"/></text:span><text:span text:style-name="T8">if</text:span><text:span text:style-name="T3">(month==1){</text:span></text:p>
      <text:p text:style-name="P51"><text:span text:style-name="T3"><text:s text:c="8"/>cout&lt;&lt;day&lt;&lt;</text:span><text:span text:style-name="T7">" January "</text:span><text:span text:style-name="T3">&lt;&lt;year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month==2){</text:span></text:p>
      <text:p text:style-name="P51"><text:span text:style-name="T3"><text:s text:c="8"/>cout&lt;&lt;day&lt;&lt;</text:span><text:span text:style-name="T7">" February "</text:span><text:span text:style-name="T3">&lt;&lt;year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 (month==3){</text:span></text:p>
      <text:p text:style-name="P51"><text:span text:style-name="T3"><text:s text:c="8"/>cout&lt;&lt;day&lt;&lt;</text:span><text:span text:style-name="T7">" March "</text:span><text:span text:style-name="T3">&lt;&lt;year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 (month==4){</text:span></text:p>
      <text:p text:style-name="P51"><text:span text:style-name="T3"><text:s text:c="8"/>cout&lt;&lt;day&lt;&lt;</text:span><text:span text:style-name="T7">" April "</text:span><text:span text:style-name="T3">&lt;&lt;year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 (month==5){</text:span></text:p>
      <text:p text:style-name="P51"><text:span text:style-name="T3"><text:s text:c="8"/>cout&lt;&lt;day&lt;&lt;</text:span><text:span text:style-name="T7">" May "</text:span><text:span text:style-name="T3">&lt;&lt;year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 (month==6){</text:span></text:p>
      <text:p text:style-name="P51"><text:span text:style-name="T3"><text:s text:c="8"/>cout&lt;&lt;day&lt;&lt;</text:span><text:span text:style-name="T7">" June "</text:span><text:span text:style-name="T3">&lt;&lt;year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 (month==7){</text:span></text:p>
      <text:p text:style-name="P51"><text:span text:style-name="T3"><text:s text:c="8"/>cout&lt;&lt;day&lt;&lt;</text:span><text:span text:style-name="T7">" July "</text:span><text:span text:style-name="T3">&lt;&lt;year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 (month==8){</text:span></text:p>
      <text:p text:style-name="P51"><text:span text:style-name="T3"><text:s text:c="8"/>cout&lt;&lt;day&lt;&lt;</text:span><text:span text:style-name="T7">" August "</text:span><text:span text:style-name="T3">&lt;&lt;year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 (month==9){</text:span></text:p>
      <text:p text:style-name="P51"><text:span text:style-name="T3"><text:s text:c="8"/>cout&lt;&lt;day&lt;&lt;</text:span><text:span text:style-name="T7">" September "</text:span><text:span text:style-name="T3">&lt;&lt;year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 (month==10){</text:span></text:p>
      <text:p text:style-name="P51"><text:span text:style-name="T3"><text:s text:c="8"/>cout&lt;&lt;day&lt;&lt;</text:span><text:span text:style-name="T7">" October "</text:span><text:span text:style-name="T3">&lt;&lt;year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 (month==11){</text:span></text:p>
      <text:p text:style-name="P51"><text:span text:style-name="T3"><text:s text:c="8"/>cout&lt;&lt;day&lt;&lt;</text:span><text:span text:style-name="T7">" November "</text:span><text:span text:style-name="T3">&lt;&lt;year;</text:span></text:p>
      <text:p text:style-name="P51"><text:soft-page-break/><text:span text:style-name="T3"><text:s text:c="4"/>}</text:span><text:span text:style-name="T8">else</text:span><text:span text:style-name="T3"> </text:span><text:span text:style-name="T8">if</text:span><text:span text:style-name="T3"> (month==12){</text:span></text:p>
      <text:p text:style-name="P51"><text:span text:style-name="T3"><text:s text:c="8"/>cout&lt;&lt;day&lt;&lt;</text:span><text:span text:style-name="T7">" December "</text:span><text:span text:style-name="T3">&lt;&lt;year;</text:span></text:p>
      <text:p text:style-name="P21"><text:s text:c="4"/>} </text:p>
      <text:p text:style-name="P39">}</text:p>
      <text:p text:style-name="P33"/>
      <text:p text:style-name="P12">/* </text:p>
      <text:p text:style-name="P1"><text:s/>* File: <text:s text:c="2"/>date.h</text:p>
      <text:p text:style-name="P1"><text:s/>* Author: Abdul-Hakim</text:p>
      <text:p text:style-name="P1"><text:s/>*</text:p>
      <text:p text:style-name="P1"><text:s/>* Created on September 28, 2015, 8:08 AM</text:p>
      <text:p text:style-name="P1"><text:s/>*/</text:p>
      <text:p text:style-name="P21"/>
      <text:p text:style-name="P51"><text:span text:style-name="T2">#ifndef</text:span><text:span text:style-name="T3"> DATE_H</text:span></text:p>
      <text:p text:style-name="P51"><text:span text:style-name="T2">#define</text:span><text:span text:style-name="T3"><text:tab/>DATE_H</text:span></text:p>
      <text:p text:style-name="P21"/>
      <text:p text:style-name="P51"><text:span text:style-name="T8">class</text:span><text:span text:style-name="T3"> Date{</text:span></text:p>
      <text:p text:style-name="P51"><text:span text:style-name="T3"><text:s text:c="4"/></text:span><text:span text:style-name="T8">private</text:span><text:span text:style-name="T3">:</text:span></text:p>
      <text:p text:style-name="P51"><text:span text:style-name="T3"><text:s text:c="8"/></text:span><text:span text:style-name="T8">int</text:span><text:span text:style-name="T3"> month;</text:span></text:p>
      <text:p text:style-name="P51"><text:span text:style-name="T3"><text:s text:c="8"/></text:span><text:span text:style-name="T8">int</text:span><text:span text:style-name="T3"> day;</text:span></text:p>
      <text:p text:style-name="P51"><text:span text:style-name="T3"><text:s text:c="8"/></text:span><text:span text:style-name="T8">int</text:span><text:span text:style-name="T3"> year;</text:span></text:p>
      <text:p text:style-name="P51"><text:span text:style-name="T3"><text:s text:c="4"/></text:span><text:span text:style-name="T8">public</text:span><text:span text:style-name="T3">:</text:span></text:p>
      <text:p text:style-name="P51"><text:span text:style-name="T3"><text:s text:c="8"/>Date(</text:span><text:span text:style-name="T8">int</text:span><text:span text:style-name="T3">, </text:span><text:span text:style-name="T8">int</text:span><text:span text:style-name="T3">, </text:span><text:span text:style-name="T8">int</text:span><text:span text:style-name="T3">); <text:s/></text:span><text:span text:style-name="T1">//Constructor</text:span></text:p>
      <text:p text:style-name="P21"><text:s text:c="8"/></text:p>
      <text:p text:style-name="P51"><text:span text:style-name="T3"><text:s text:c="8"/></text:span><text:span text:style-name="T8">void</text:span><text:span text:style-name="T3"> setMonth(</text:span><text:span text:style-name="T8">int</text:span><text:span text:style-name="T3">);</text:span></text:p>
      <text:p text:style-name="P51"><text:span text:style-name="T3"><text:s text:c="8"/></text:span><text:span text:style-name="T8">void</text:span><text:span text:style-name="T3"> setDay(</text:span><text:span text:style-name="T8">int</text:span><text:span text:style-name="T3">);</text:span></text:p>
      <text:p text:style-name="P51"><text:span text:style-name="T3"><text:s text:c="8"/></text:span><text:span text:style-name="T8">void</text:span><text:span text:style-name="T3"> setYear(</text:span><text:span text:style-name="T8">int</text:span><text:span text:style-name="T3">);</text:span></text:p>
      <text:p text:style-name="P21"><text:s text:c="8"/></text:p>
      <text:p text:style-name="P51"><text:span text:style-name="T3"><text:s text:c="8"/></text:span><text:span text:style-name="T8">int</text:span><text:span text:style-name="T3"> getMonth() </text:span><text:span text:style-name="T8">const</text:span><text:span text:style-name="T3"> </text:span></text:p>
      <text:p text:style-name="P51"><text:span text:style-name="T3"><text:s text:c="12"/>{</text:span><text:span text:style-name="T8">return</text:span><text:span text:style-name="T3"> month;} <text:s/></text:span><text:span text:style-name="T1">//Access Month Value</text:span></text:p>
      <text:p text:style-name="P51"><text:span text:style-name="T3"><text:s text:c="8"/></text:span><text:span text:style-name="T8">int</text:span><text:span text:style-name="T3"> getDay() </text:span><text:span text:style-name="T8">const</text:span><text:span text:style-name="T3"> </text:span></text:p>
      <text:p text:style-name="P51"><text:span text:style-name="T3"><text:s text:c="12"/>{</text:span><text:span text:style-name="T8">return</text:span><text:span text:style-name="T3"> day;} <text:s text:c="3"/></text:span><text:span text:style-name="T1">//Access Day Value</text:span></text:p>
      <text:p text:style-name="P51"><text:span text:style-name="T3"><text:s text:c="8"/></text:span><text:span text:style-name="T8">int</text:span><text:span text:style-name="T3"> getYear() </text:span><text:span text:style-name="T8">const</text:span><text:span text:style-name="T3"> </text:span></text:p>
      <text:p text:style-name="P51"><text:span text:style-name="T3"><text:s text:c="12"/>{</text:span><text:span text:style-name="T8">return</text:span><text:span text:style-name="T3"> year;} <text:s/></text:span><text:span text:style-name="T1">//Access Year Value</text:span></text:p>
      <text:p text:style-name="P21"><text:s text:c="8"/></text:p>
      <text:p text:style-name="P51"><text:span text:style-name="T3"><text:s text:c="8"/></text:span><text:span text:style-name="T8">void</text:span><text:span text:style-name="T3"> prntD1(); <text:s/></text:span><text:span text:style-name="T1">//Prints Date in MM/DD/YYYY Format</text:span></text:p>
      <text:p text:style-name="P51"><text:span text:style-name="T3"><text:s text:c="8"/></text:span><text:span text:style-name="T8">void</text:span><text:span text:style-name="T3"> prntD2(); <text:s/></text:span><text:span text:style-name="T1">//Prints Date in Month DD, YYYY Format</text:span></text:p>
      <text:p text:style-name="P51"><text:span text:style-name="T3"><text:s text:c="8"/></text:span><text:span text:style-name="T8">void</text:span><text:span text:style-name="T3"> prntD3(); <text:s/></text:span><text:span text:style-name="T1">//Prints Date in DD Month YYYY Format</text:span></text:p>
      <text:p text:style-name="P21"><text:s text:c="8"/></text:p>
      <text:p text:style-name="P21"/>
      <text:p text:style-name="P21">};</text:p>
      <text:p text:style-name="P57"><text:span text:style-name="T2">#endif</text:span><text:span text:style-name="T3"><text:tab/></text:span><text:span text:style-name="T1">/* DATE_H */</text:span></text:p>
      <text:p text:style-name="P33"/>
      <text:p text:style-name="P12">/* </text:p>
      <text:p text:style-name="P1"><text:s/>* File: <text:s text:c="2"/>main.cpp</text:p>
      <text:p text:style-name="P1"><text:s/>* Author: Abdul-Hakim</text:p>
      <text:p text:style-name="P1"><text:s/>* Purpose: Ch_13_Prob_1</text:p>
      <text:p text:style-name="P1"><text:s/>* Created on September 28, 2015, 7:58 AM</text:p>
      <text:p text:style-name="P1"><text:s/>*/</text:p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1">//User Libraries </text:p>
      <text:p text:style-name="P51"><text:span text:style-name="T2">#include</text:span><text:span text:style-name="T3"> </text:span><text:span text:style-name="T7">"date.h"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Global constants</text:p>
      <text:p text:style-name="P1">//Function Prototypes</text:p>
      <text:p text:style-name="P21"/>
      <text:p text:style-name="P1">//Execution Starts Here</text:p>
      <text:p text:style-name="P51"><text:soft-page-break/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Variable Declaration</text:span></text:p>
      <text:p text:style-name="P51"><text:span text:style-name="T3"><text:s text:c="4"/></text:span><text:span text:style-name="T8">int</text:span><text:span text:style-name="T3"> month, <text:s/></text:span><text:span text:style-name="T1">//Will hold month</text:span></text:p>
      <text:p text:style-name="P51"><text:span text:style-name="T3"><text:s text:c="8"/>day, <text:s text:c="3"/></text:span><text:span text:style-name="T1">//Will hold day</text:span></text:p>
      <text:p text:style-name="P51"><text:span text:style-name="T3"><text:s text:c="8"/>year; <text:s text:c="2"/></text:span><text:span text:style-name="T1">//Will hold year</text:span></text:p>
      <text:p text:style-name="P21"><text:s text:c="4"/></text:p>
      <text:p text:style-name="P51"><text:span text:style-name="T3"><text:s text:c="4"/></text:span><text:span text:style-name="T1">//Input Month, Date, and Year</text:span></text:p>
      <text:p text:style-name="P51"><text:span text:style-name="T3"><text:s text:c="4"/>cout&lt;&lt;</text:span><text:span text:style-name="T7">"Enter the month (MM): "</text:span><text:span text:style-name="T3">;</text:span></text:p>
      <text:p text:style-name="P21"><text:s text:c="4"/>cin&gt;&gt;month;</text:p>
      <text:p text:style-name="P51"><text:span text:style-name="T3"><text:s text:c="4"/>cout&lt;&lt;</text:span><text:span text:style-name="T7">"Enter the day (DD): "</text:span><text:span text:style-name="T3">;</text:span></text:p>
      <text:p text:style-name="P21"><text:s text:c="4"/>cin&gt;&gt;day;</text:p>
      <text:p text:style-name="P51"><text:span text:style-name="T3"><text:s text:c="4"/>cout&lt;&lt;</text:span><text:span text:style-name="T7">"Enter the year (YY): "</text:span><text:span text:style-name="T3">;</text:span></text:p>
      <text:p text:style-name="P21"><text:s text:c="4"/>cin&gt;&gt;year;</text:p>
      <text:p text:style-name="P51"><text:span text:style-name="T3"><text:s text:c="4"/></text:span><text:span text:style-name="T1">//Creates the Date Object</text:span></text:p>
      <text:p text:style-name="P21"><text:s text:c="4"/>Date date(month, day, year);</text:p>
      <text:p text:style-name="P51"><text:span text:style-name="T3"><text:s text:c="4"/></text:span><text:span text:style-name="T1">//Prints the Date Object</text:span></text:p>
      <text:p text:style-name="P21"><text:s text:c="4"/>cout&lt;&lt;endl;</text:p>
      <text:p text:style-name="P21"><text:s text:c="4"/>date.prntD1();</text:p>
      <text:p text:style-name="P21"><text:s text:c="4"/>cout&lt;&lt;endl;</text:p>
      <text:p text:style-name="P21"><text:s text:c="4"/>date.prntD2();</text:p>
      <text:p text:style-name="P21"><text:s text:c="4"/>cout&lt;&lt;endl;</text:p>
      <text:p text:style-name="P21"><text:s text:c="4"/>date.prntD3();</text:p>
      <text:p text:style-name="P21"><text:s text:c="4"/>cout&lt;&lt;endl;</text:p>
      <text:p text:style-name="P21"><text:s text:c="4"/></text:p>
      <text:p text:style-name="P51"><text:span text:style-name="T3"><text:s text:c="4"/></text:span><text:span text:style-name="T1">//Exit Stage Right</text:span></text:p>
      <text:p text:style-name="P51"><text:span text:style-name="T3"><text:s text:c="4"/></text:span><text:span text:style-name="T8">return</text:span><text:span text:style-name="T3"> 0;</text:span></text:p>
      <text:p text:style-name="P39">}</text:p>
      <text:p text:style-name="P33"/>
      <text:p text:style-name="P12">/* </text:p>
      <text:p text:style-name="P1"><text:s/>* File: <text:s text:c="2"/>main.cpp</text:p>
      <text:p text:style-name="P1"><text:s/>* Author: Abdul-Hakim</text:p>
      <text:p text:style-name="P1"><text:s/>* Purpose: Home work assignment 3 on chapter 11</text:p>
      <text:p text:style-name="P1"><text:s/>* Created on September 28, 2015, 12:57 A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2">#include</text:span><text:span text:style-name="T3"> </text:span><text:span text:style-name="T7">&lt;string&gt;</text:span></text:p>
      <text:p text:style-name="P51"><text:span text:style-name="T2">#include</text:span><text:span text:style-name="T3"> </text:span><text:span text:style-name="T7">&lt;cstdlib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1">//Global constants</text:p>
      <text:p text:style-name="P1">//Function Prototypes</text:p>
      <text:p text:style-name="P21"/>
      <text:p text:style-name="P1">// Structure for problem 1</text:p>
      <text:p text:style-name="P51"><text:span text:style-name="T8">struct</text:span><text:span text:style-name="T3"> MovieData</text:span></text:p>
      <text:p text:style-name="P21">{</text:p>
      <text:p text:style-name="P51"><text:span text:style-name="T3"><text:s text:c="4"/>string title; <text:s text:c="4"/></text:span><text:span text:style-name="T1">// Holds the title of the movie</text:span></text:p>
      <text:p text:style-name="P51"><text:span text:style-name="T3"><text:s text:c="4"/>string director; <text:s/></text:span><text:span text:style-name="T1">// Holds the director's name</text:span></text:p>
      <text:p text:style-name="P51"><text:span text:style-name="T3"><text:s text:c="4"/></text:span><text:span text:style-name="T8">int</text:span><text:span text:style-name="T3"> yearRelease; <text:s/></text:span><text:span text:style-name="T1">// Holds the year the movie was released</text:span></text:p>
      <text:p text:style-name="P51"><text:span text:style-name="T3"><text:s text:c="4"/></text:span><text:span text:style-name="T8">float</text:span><text:span text:style-name="T3"> runTime; <text:s text:c="3"/></text:span><text:span text:style-name="T1">// Holds the running time of the movie(in minutes)</text:span></text:p>
      <text:p text:style-name="P21">};</text:p>
      <text:p text:style-name="P1">// Function to get the data for problem 1</text:p>
      <text:p text:style-name="P51"><text:span text:style-name="T8">void</text:span><text:span text:style-name="T3"> getMovieData(MovieData &amp;a, </text:span><text:span text:style-name="T8">int</text:span><text:span text:style-name="T3"> n)</text:span></text:p>
      <text:p text:style-name="P21">{</text:p>
      <text:p text:style-name="P51"><text:span text:style-name="T3"><text:s text:c="4"/></text:span><text:span text:style-name="T1">// Requesting inputs</text:span></text:p>
      <text:p text:style-name="P21"><text:s text:c="4"/>cin.ignore();</text:p>
      <text:p text:style-name="P51"><text:span text:style-name="T3"><text:s text:c="4"/>cout &lt;&lt; </text:span><text:span text:style-name="T7">"Movie "</text:span><text:span text:style-name="T3"> &lt;&lt; n &lt;&lt; endl;</text:span></text:p>
      <text:p text:style-name="P51"><text:soft-page-break/><text:span text:style-name="T3"><text:s text:c="4"/>cout &lt;&lt; </text:span><text:span text:style-name="T7">"Please enter the title of the movie: "</text:span><text:span text:style-name="T3">;</text:span></text:p>
      <text:p text:style-name="P21"><text:s text:c="4"/>getline(cin, a.title);</text:p>
      <text:p text:style-name="P51"><text:span text:style-name="T3"><text:s text:c="4"/>cout &lt;&lt; </text:span><text:span text:style-name="T7">"Please enter the director's name: "</text:span><text:span text:style-name="T3">;</text:span></text:p>
      <text:p text:style-name="P21"><text:s text:c="4"/>getline(cin, a.director);</text:p>
      <text:p text:style-name="P51"><text:span text:style-name="T3"><text:s text:c="4"/>cout &lt;&lt; </text:span><text:span text:style-name="T7">"Please enter the year it was released: "</text:span><text:span text:style-name="T3">;</text:span></text:p>
      <text:p text:style-name="P21"><text:s text:c="4"/>cin &gt;&gt; a.yearRelease;</text:p>
      <text:p text:style-name="P51"><text:span text:style-name="T3"><text:s text:c="4"/>cout &lt;&lt; </text:span><text:span text:style-name="T7">"Please enter the running time(in minutes): "</text:span><text:span text:style-name="T3">;</text:span></text:p>
      <text:p text:style-name="P21"><text:s text:c="4"/>cin &gt;&gt; a.runTime;</text:p>
      <text:p text:style-name="P21"><text:s text:c="4"/>cout &lt;&lt; endl;</text:p>
      <text:p text:style-name="P21">}</text:p>
      <text:p text:style-name="P1">// Function to print the data for problem 1</text:p>
      <text:p text:style-name="P51"><text:span text:style-name="T8">void</text:span><text:span text:style-name="T3"> displayMovieData(</text:span><text:span text:style-name="T8">const</text:span><text:span text:style-name="T3"> MovieData &amp;b)</text:span></text:p>
      <text:p text:style-name="P51"><text:span text:style-name="T3">{ <text:s text:c="2"/></text:span><text:span text:style-name="T1">// Prints the information in the structure</text:span></text:p>
      <text:p text:style-name="P51"><text:span text:style-name="T3"><text:s text:c="4"/>cout &lt;&lt; </text:span><text:span text:style-name="T7">"Title: <text:s text:c="8"/>"</text:span><text:span text:style-name="T3"> &lt;&lt; b.title &lt;&lt; endl;</text:span></text:p>
      <text:p text:style-name="P51"><text:span text:style-name="T3"><text:s text:c="4"/>cout &lt;&lt; </text:span><text:span text:style-name="T7">"Director: <text:s text:c="5"/>"</text:span><text:span text:style-name="T3"> &lt;&lt; b.director &lt;&lt; endl;</text:span></text:p>
      <text:p text:style-name="P51"><text:span text:style-name="T3"><text:s text:c="4"/>cout &lt;&lt; </text:span><text:span text:style-name="T7">"Year Released: "</text:span><text:span text:style-name="T3"> &lt;&lt; b.yearRelease &lt;&lt; endl;</text:span></text:p>
      <text:p text:style-name="P51"><text:span text:style-name="T3"><text:s text:c="4"/>cout &lt;&lt; </text:span><text:span text:style-name="T7">"Running Time: <text:s/>"</text:span><text:span text:style-name="T3"> &lt;&lt; b.runTime &lt;&lt; endl;</text:span></text:p>
      <text:p text:style-name="P21"><text:s text:c="4"/>cout &lt;&lt; endl;</text:p>
      <text:p text:style-name="P21">}</text:p>
      <text:p text:style-name="P1">// Main problem 1</text:p>
      <text:p text:style-name="P51"><text:span text:style-name="T8">void</text:span><text:span text:style-name="T3"> movieData()</text:span></text:p>
      <text:p text:style-name="P51"><text:span text:style-name="T3">{ <text:s text:c="2"/></text:span><text:span text:style-name="T1">// Declaring the MovieData variables</text:span></text:p>
      <text:p text:style-name="P21"><text:s text:c="4"/>MovieData movie1;</text:p>
      <text:p text:style-name="P21"><text:s text:c="4"/>MovieData movie2;</text:p>
      <text:p text:style-name="P51"><text:span text:style-name="T3"><text:s text:c="4"/></text:span><text:span text:style-name="T8">int</text:span><text:span text:style-name="T3"> number1 = 1, number2 = 2;</text:span></text:p>
      <text:p text:style-name="P21"><text:s text:c="4"/></text:p>
      <text:p text:style-name="P51"><text:span text:style-name="T3"><text:s text:c="4"/></text:span><text:span text:style-name="T1">// Requesting movie data</text:span></text:p>
      <text:p text:style-name="P21"><text:s text:c="4"/>getMovieData(movie1, number1);</text:p>
      <text:p text:style-name="P21"><text:s text:c="4"/>getMovieData(movie2, number2);</text:p>
      <text:p text:style-name="P21"><text:s text:c="4"/></text:p>
      <text:p text:style-name="P51"><text:span text:style-name="T3"><text:s text:c="4"/></text:span><text:span text:style-name="T1">// Displaying movie data</text:span></text:p>
      <text:p text:style-name="P21"><text:s text:c="4"/>displayMovieData(movie1);</text:p>
      <text:p text:style-name="P21"><text:s text:c="4"/>displayMovieData(movie2);</text:p>
      <text:p text:style-name="P21">}</text:p>
      <text:p text:style-name="P21"/>
      <text:p text:style-name="P1">// Structure for problem 3</text:p>
      <text:p text:style-name="P51"><text:span text:style-name="T8">struct</text:span><text:span text:style-name="T3"> SalesData</text:span></text:p>
      <text:p text:style-name="P21">{</text:p>
      <text:p text:style-name="P51"><text:span text:style-name="T3"><text:s text:c="4"/>string divisionName; <text:s text:c="4"/></text:span><text:span text:style-name="T1">// Holds the division name</text:span></text:p>
      <text:p text:style-name="P51"><text:span text:style-name="T3"><text:s text:c="4"/></text:span><text:span text:style-name="T8">float</text:span><text:span text:style-name="T3"> firstQuatSales; <text:s text:c="3"/></text:span><text:span text:style-name="T1">// Total sales made in the first quarter</text:span></text:p>
      <text:p text:style-name="P51"><text:span text:style-name="T3"><text:s text:c="4"/></text:span><text:span text:style-name="T8">float</text:span><text:span text:style-name="T3"> secondQuatSales; <text:s text:c="2"/></text:span><text:span text:style-name="T1">// Total sales made in the second quarter</text:span></text:p>
      <text:p text:style-name="P51"><text:span text:style-name="T3"><text:s text:c="4"/></text:span><text:span text:style-name="T8">float</text:span><text:span text:style-name="T3"> thirdQuatSales; <text:s text:c="3"/></text:span><text:span text:style-name="T1">// Total sales made in the third quarter</text:span></text:p>
      <text:p text:style-name="P51"><text:span text:style-name="T3"><text:s text:c="4"/></text:span><text:span text:style-name="T8">float</text:span><text:span text:style-name="T3"> fourthQuatSales; <text:s text:c="2"/></text:span><text:span text:style-name="T1">// Total sales made in the fourth quarter</text:span></text:p>
      <text:p text:style-name="P51"><text:span text:style-name="T3"><text:s text:c="4"/></text:span><text:span text:style-name="T8">float</text:span><text:span text:style-name="T3"> totalAnnualSales; <text:s/></text:span><text:span text:style-name="T1">// The sum of all four quarters</text:span></text:p>
      <text:p text:style-name="P51"><text:span text:style-name="T3"><text:s text:c="4"/></text:span><text:span text:style-name="T8">float</text:span><text:span text:style-name="T3"> averageQuatSales; <text:s/></text:span><text:span text:style-name="T1">// Average of sales per quarter</text:span></text:p>
      <text:p text:style-name="P21">};</text:p>
      <text:p text:style-name="P1">// Function to get the data for problem 3</text:p>
      <text:p text:style-name="P51"><text:span text:style-name="T8">void</text:span><text:span text:style-name="T3"> getSalesData(SalesData &amp;a)</text:span></text:p>
      <text:p text:style-name="P21">{</text:p>
      <text:p text:style-name="P51"><text:span text:style-name="T3"><text:s text:c="4"/></text:span><text:span text:style-name="T1">// Requesting inputs with input validation</text:span></text:p>
      <text:p text:style-name="P21"><text:s text:c="4"/>cin.ignore();</text:p>
      <text:p text:style-name="P51"><text:span text:style-name="T3"><text:s text:c="4"/>cout &lt;&lt; </text:span><text:span text:style-name="T7">"Enter the division name(East, West, North or South) "</text:span><text:span text:style-name="T3">;</text:span></text:p>
      <text:p text:style-name="P21"><text:s text:c="4"/>getline(cin, a.divisionName);</text:p>
      <text:p text:style-name="P51"><text:span text:style-name="T3"><text:s text:c="4"/>cout &lt;&lt; </text:span><text:span text:style-name="T7">"Enter the First-Quarter Sales: "</text:span><text:span text:style-name="T3">;</text:span></text:p>
      <text:p text:style-name="P21"><text:s text:c="4"/>cin &gt;&gt; a.firstQuatSales;</text:p>
      <text:p text:style-name="P51"><text:span text:style-name="T3"><text:s text:c="4"/></text:span><text:span text:style-name="T8">while</text:span><text:span text:style-name="T3">(a.firstQuatSales &lt; 0)</text:span></text:p>
      <text:p text:style-name="P21"><text:s text:c="4"/>{</text:p>
      <text:p text:style-name="P51"><text:span text:style-name="T3"><text:s text:c="8"/>cout &lt;&lt; </text:span><text:span text:style-name="T7">"\nSales cannot be a negative number"</text:span><text:span text:style-name="T3"> &lt;&lt; endl;</text:span></text:p>
      <text:p text:style-name="P51"><text:span text:style-name="T3"><text:s text:c="8"/>cout &lt;&lt; </text:span><text:span text:style-name="T7">"Enter the First-Quarter Sales: "</text:span><text:span text:style-name="T3">;</text:span></text:p>
      <text:p text:style-name="P21"><text:soft-page-break/><text:s text:c="8"/>cin &gt;&gt; a.firstQuatSales;</text:p>
      <text:p text:style-name="P21"><text:s text:c="4"/>}</text:p>
      <text:p text:style-name="P51"><text:span text:style-name="T3"><text:s text:c="4"/>cout &lt;&lt; </text:span><text:span text:style-name="T7">"Enter the Second-Quarter Sales: "</text:span><text:span text:style-name="T3">;</text:span></text:p>
      <text:p text:style-name="P21"><text:s text:c="4"/>cin &gt;&gt; a.secondQuatSales;</text:p>
      <text:p text:style-name="P51"><text:span text:style-name="T3"><text:s text:c="4"/></text:span><text:span text:style-name="T8">while</text:span><text:span text:style-name="T3">(a.secondQuatSales &lt; 0)</text:span></text:p>
      <text:p text:style-name="P21"><text:s text:c="4"/>{</text:p>
      <text:p text:style-name="P51"><text:span text:style-name="T3"><text:s text:c="8"/>cout &lt;&lt; </text:span><text:span text:style-name="T7">"\nSales cannot be a negative number"</text:span><text:span text:style-name="T3"> &lt;&lt; endl;</text:span></text:p>
      <text:p text:style-name="P51"><text:span text:style-name="T3"><text:s text:c="8"/>cout &lt;&lt; </text:span><text:span text:style-name="T7">"Enter the First-Quarter Sales: "</text:span><text:span text:style-name="T3">;</text:span></text:p>
      <text:p text:style-name="P21"><text:s text:c="8"/>cin &gt;&gt; a.secondQuatSales;</text:p>
      <text:p text:style-name="P21"><text:s text:c="4"/>}</text:p>
      <text:p text:style-name="P51"><text:span text:style-name="T3"><text:s text:c="4"/>cout &lt;&lt; </text:span><text:span text:style-name="T7">"Enter the Third-Quarter Sales: "</text:span><text:span text:style-name="T3">;</text:span></text:p>
      <text:p text:style-name="P21"><text:s text:c="4"/>cin &gt;&gt; a.thirdQuatSales;</text:p>
      <text:p text:style-name="P51"><text:span text:style-name="T3"><text:s text:c="4"/></text:span><text:span text:style-name="T8">while</text:span><text:span text:style-name="T3">(a.thirdQuatSales &lt; 0)</text:span></text:p>
      <text:p text:style-name="P21"><text:s text:c="4"/>{</text:p>
      <text:p text:style-name="P51"><text:span text:style-name="T3"><text:s text:c="8"/>cout &lt;&lt; </text:span><text:span text:style-name="T7">"\nSales cannot be a negative number"</text:span><text:span text:style-name="T3"> &lt;&lt; endl;</text:span></text:p>
      <text:p text:style-name="P51"><text:span text:style-name="T3"><text:s text:c="8"/>cout &lt;&lt; </text:span><text:span text:style-name="T7">"Enter the First-Quarter Sales: "</text:span><text:span text:style-name="T3">;</text:span></text:p>
      <text:p text:style-name="P21"><text:s text:c="8"/>cin &gt;&gt; a.thirdQuatSales;</text:p>
      <text:p text:style-name="P21"><text:s text:c="4"/>}</text:p>
      <text:p text:style-name="P51"><text:span text:style-name="T3"><text:s text:c="4"/>cout &lt;&lt; </text:span><text:span text:style-name="T7">"Enter the Fourth-Quarter Sales: "</text:span><text:span text:style-name="T3">;</text:span></text:p>
      <text:p text:style-name="P21"><text:s text:c="4"/>cin &gt;&gt; a.fourthQuatSales;</text:p>
      <text:p text:style-name="P51"><text:span text:style-name="T3"><text:s text:c="4"/></text:span><text:span text:style-name="T8">while</text:span><text:span text:style-name="T3">(a.fourthQuatSales &lt; 0)</text:span></text:p>
      <text:p text:style-name="P21"><text:s text:c="4"/>{</text:p>
      <text:p text:style-name="P51"><text:span text:style-name="T3"><text:s text:c="8"/>cout &lt;&lt; </text:span><text:span text:style-name="T7">"\nSales cannot be a negative number"</text:span><text:span text:style-name="T3"> &lt;&lt; endl;</text:span></text:p>
      <text:p text:style-name="P51"><text:span text:style-name="T3"><text:s text:c="8"/>cout &lt;&lt; </text:span><text:span text:style-name="T7">"Enter the First-Quarter Sales: "</text:span><text:span text:style-name="T3">;</text:span></text:p>
      <text:p text:style-name="P21"><text:s text:c="8"/>cin &gt;&gt; a.fourthQuatSales;</text:p>
      <text:p text:style-name="P21"><text:s text:c="4"/>}</text:p>
      <text:p text:style-name="P21"><text:s text:c="4"/>cout &lt;&lt; endl;</text:p>
      <text:p text:style-name="P21">}</text:p>
      <text:p text:style-name="P1">// Function to calculate the total and average</text:p>
      <text:p text:style-name="P51"><text:span text:style-name="T8">void</text:span><text:span text:style-name="T3"> getTotalAndAverage(SalesData &amp;b)</text:span></text:p>
      <text:p text:style-name="P21">{</text:p>
      <text:p text:style-name="P51"><text:span text:style-name="T3"><text:s text:c="4"/></text:span><text:span text:style-name="T1">// Calculate total annual sales</text:span></text:p>
      <text:p text:style-name="P21"><text:s text:c="4"/>b.totalAnnualSales = b.firstQuatSales + b.secondQuatSales + </text:p>
      <text:p text:style-name="P21"><text:s text:c="25"/>b.thirdQuatSales + b.fourthQuatSales;</text:p>
      <text:p text:style-name="P51"><text:span text:style-name="T3"><text:s text:c="4"/></text:span><text:span text:style-name="T1">// Calculate average quarterly sales</text:span></text:p>
      <text:p text:style-name="P21"><text:s text:c="4"/>b.averageQuatSales = (b.firstQuatSales + b.secondQuatSales + </text:p>
      <text:p text:style-name="P21"><text:s text:c="26"/>b.thirdQuatSales + b.fourthQuatSales) / 4.0;</text:p>
      <text:p text:style-name="P51"><text:span text:style-name="T3"><text:s text:c="4"/></text:span><text:span text:style-name="T1">// Printing the structure variables</text:span></text:p>
      <text:p text:style-name="P51"><text:span text:style-name="T3"><text:s text:c="4"/>cout &lt;&lt; </text:span><text:span text:style-name="T7">"Division Name: <text:s text:c="12"/>$"</text:span><text:span text:style-name="T3"> &lt;&lt; b.divisionName;</text:span></text:p>
      <text:p text:style-name="P51"><text:span text:style-name="T3"><text:s text:c="4"/>cout &lt;&lt; </text:span><text:span text:style-name="T7">"\nFirst-Quarter: <text:s text:c="12"/>$"</text:span><text:span text:style-name="T3"> &lt;&lt; b.firstQuatSales;</text:span></text:p>
      <text:p text:style-name="P51"><text:span text:style-name="T3"><text:s text:c="4"/>cout &lt;&lt; </text:span><text:span text:style-name="T7">"\nSecond-Quarter: <text:s text:c="11"/>$"</text:span><text:span text:style-name="T3"> &lt;&lt; b.secondQuatSales;</text:span></text:p>
      <text:p text:style-name="P51"><text:span text:style-name="T3"><text:s text:c="4"/>cout &lt;&lt; </text:span><text:span text:style-name="T7">"\nThird-Quarter: <text:s text:c="12"/>$"</text:span><text:span text:style-name="T3"> &lt;&lt; b.thirdQuatSales;</text:span></text:p>
      <text:p text:style-name="P51"><text:span text:style-name="T3"><text:s text:c="4"/>cout &lt;&lt; </text:span><text:span text:style-name="T7">"\nFourth-Quarter: <text:s text:c="11"/>$"</text:span><text:span text:style-name="T3"> &lt;&lt; b.fourthQuatSales;</text:span></text:p>
      <text:p text:style-name="P51"><text:span text:style-name="T3"><text:s text:c="4"/>cout &lt;&lt; </text:span><text:span text:style-name="T7">"\nTotal Annual Sales: <text:s text:c="7"/>$"</text:span><text:span text:style-name="T3"> &lt;&lt; b.totalAnnualSales;</text:span></text:p>
      <text:p text:style-name="P51"><text:span text:style-name="T3"><text:s text:c="4"/>cout &lt;&lt; </text:span><text:span text:style-name="T7">"\nAverage Quarterly Sales: <text:s text:c="2"/>$"</text:span><text:span text:style-name="T3"> &lt;&lt; b.averageQuatSales;</text:span></text:p>
      <text:p text:style-name="P21"><text:s text:c="4"/>cout &lt;&lt; endl &lt;&lt; endl;</text:p>
      <text:p text:style-name="P21">}</text:p>
      <text:p text:style-name="P1">// Main problem 3</text:p>
      <text:p text:style-name="P51"><text:span text:style-name="T8">void</text:span><text:span text:style-name="T3"> CorporateSalesData()</text:span></text:p>
      <text:p text:style-name="P51"><text:span text:style-name="T3">{ <text:s text:c="2"/></text:span><text:span text:style-name="T1">// Declaring SalesData variables</text:span></text:p>
      <text:p text:style-name="P21"><text:s text:c="4"/>SalesData division1, division2, division3, division4;</text:p>
      <text:p text:style-name="P21"><text:s text:c="4"/></text:p>
      <text:p text:style-name="P51"><text:span text:style-name="T3"><text:s text:c="4"/></text:span><text:span text:style-name="T1">// Calling function to collect the data from the user</text:span></text:p>
      <text:p text:style-name="P21"><text:s text:c="4"/>getSalesData(division1);</text:p>
      <text:p text:style-name="P21"><text:s text:c="4"/>getSalesData(division2);</text:p>
      <text:p text:style-name="P21"><text:s text:c="4"/>getSalesData(division3);</text:p>
      <text:p text:style-name="P21"><text:s text:c="4"/>getSalesData(division4);</text:p>
      <text:p text:style-name="P21"><text:s text:c="4"/></text:p>
      <text:p text:style-name="P51"><text:span text:style-name="T3"><text:s text:c="4"/></text:span><text:span text:style-name="T1">// Calling function to calculate total annual sales, average and printing</text:span></text:p>
      <text:p text:style-name="P21"><text:soft-page-break/><text:s text:c="4"/>getTotalAndAverage(division1);</text:p>
      <text:p text:style-name="P21"><text:s text:c="4"/>getTotalAndAverage(division2);</text:p>
      <text:p text:style-name="P21"><text:s text:c="4"/>getTotalAndAverage(division3);</text:p>
      <text:p text:style-name="P21"><text:s text:c="4"/>getTotalAndAverage(division4);</text:p>
      <text:p text:style-name="P21">}</text:p>
      <text:p text:style-name="P21"/>
      <text:p text:style-name="P1">// Structure for problem 4</text:p>
      <text:p text:style-name="P51"><text:span text:style-name="T8">struct</text:span><text:span text:style-name="T3"> Weather</text:span></text:p>
      <text:p text:style-name="P21">{</text:p>
      <text:p text:style-name="P51"><text:span text:style-name="T3"><text:s text:c="4"/></text:span><text:span text:style-name="T8">float</text:span><text:span text:style-name="T3"> totalRain, <text:s text:c="3"/></text:span><text:span text:style-name="T1">// Holds the total rain in the month</text:span></text:p>
      <text:p text:style-name="P51"><text:span text:style-name="T3"><text:s text:c="10"/>highTemp, <text:s text:c="4"/></text:span><text:span text:style-name="T1">// Holds the highest temperature in the month</text:span></text:p>
      <text:p text:style-name="P51"><text:span text:style-name="T3"><text:s text:c="10"/>lowTemp, <text:s text:c="5"/></text:span><text:span text:style-name="T1">// Holds the lowest temperature in the month</text:span></text:p>
      <text:p text:style-name="P51"><text:span text:style-name="T3"><text:s text:c="10"/>averageTemp; <text:s/></text:span><text:span text:style-name="T1">// Hols the average temperature in the month</text:span></text:p>
      <text:p text:style-name="P21">};</text:p>
      <text:p text:style-name="P1">// Main function for problem 4</text:p>
      <text:p text:style-name="P51"><text:span text:style-name="T8">void</text:span><text:span text:style-name="T3"> weatherStatistics()</text:span></text:p>
      <text:p text:style-name="P21">{</text:p>
      <text:p text:style-name="P51"><text:span text:style-name="T3"><text:s text:c="4"/></text:span><text:span text:style-name="T8">const</text:span><text:span text:style-name="T3"> </text:span><text:span text:style-name="T8">int</text:span><text:span text:style-name="T3"> SIZE = 12; <text:s text:c="5"/></text:span><text:span text:style-name="T1">// Size of the array, 12 months</text:span></text:p>
      <text:p text:style-name="P51"><text:span text:style-name="T3"><text:s text:c="4"/>Weather months[SIZE]; <text:s text:c="4"/></text:span><text:span text:style-name="T1">// Structure array to store data</text:span></text:p>
      <text:p text:style-name="P51"><text:span text:style-name="T3"><text:s text:c="4"/></text:span><text:span text:style-name="T8">float</text:span><text:span text:style-name="T3"> yearRain = 0; <text:s text:c="6"/></text:span><text:span text:style-name="T1">// Sum of rain for all 12 months</text:span></text:p>
      <text:p text:style-name="P51"><text:span text:style-name="T3"><text:s text:c="4"/></text:span><text:span text:style-name="T8">float</text:span><text:span text:style-name="T3"> yearAverage = 0; <text:s text:c="3"/></text:span><text:span text:style-name="T1">// Average temperature of all months</text:span></text:p>
      <text:p text:style-name="P51"><text:span text:style-name="T3"><text:s text:c="4"/></text:span><text:span text:style-name="T8">float</text:span><text:span text:style-name="T3"> highestTemp = 0; <text:s text:c="3"/></text:span><text:span text:style-name="T1">// Highest temperature in the year</text:span></text:p>
      <text:p text:style-name="P51"><text:span text:style-name="T3"><text:s text:c="4"/></text:span><text:span text:style-name="T8">float</text:span><text:span text:style-name="T3"> lowestTemp = 140; <text:s text:c="2"/></text:span><text:span text:style-name="T1">// Lowest temperature in the year. Set to max temp</text:span></text:p>
      <text:p text:style-name="P51"><text:span text:style-name="T3"><text:s text:c="4"/></text:span><text:span text:style-name="T8">int</text:span><text:span text:style-name="T3"> highestMonth = 0; <text:s text:c="4"/></text:span><text:span text:style-name="T1">// Month with the highest temperature</text:span></text:p>
      <text:p text:style-name="P51"><text:span text:style-name="T3"><text:s text:c="4"/></text:span><text:span text:style-name="T8">int</text:span><text:span text:style-name="T3"> lowestMonth = 0; <text:s text:c="5"/></text:span><text:span text:style-name="T1">// Month with the lowest temperature</text:span></text:p>
      <text:p text:style-name="P51"><text:span text:style-name="T3"><text:s text:c="4"/></text:span><text:span text:style-name="T1">// Requesting data from the user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 = 0; i &lt; SIZE; i++)</text:span></text:p>
      <text:p text:style-name="P21"><text:s text:c="4"/>{</text:p>
      <text:p text:style-name="P51"><text:span text:style-name="T3"><text:s text:c="8"/>cout &lt;&lt; </text:span><text:span text:style-name="T7">"Enter total rainfall for month "</text:span><text:span text:style-name="T3"> &lt;&lt; i+1 &lt;&lt; </text:span><text:span text:style-name="T7">" : "</text:span><text:span text:style-name="T3">;</text:span></text:p>
      <text:p text:style-name="P21"><text:s text:c="8"/>cin &gt;&gt; months[i].totalRain;</text:p>
      <text:p text:style-name="P51"><text:span text:style-name="T3"><text:s text:c="8"/>cout &lt;&lt; </text:span><text:span text:style-name="T7">"Enter highest temperature in Fahrenheit: "</text:span><text:span text:style-name="T3">;</text:span></text:p>
      <text:p text:style-name="P21"><text:s text:c="8"/>cin &gt;&gt; months[i].highTemp;</text:p>
      <text:p text:style-name="P51"><text:span text:style-name="T3"><text:s text:c="8"/></text:span><text:span text:style-name="T8">while</text:span><text:span text:style-name="T3">(months[i].highTemp &lt; -100 || months[i].highTemp &gt; 140)</text:span></text:p>
      <text:p text:style-name="P21"><text:s text:c="8"/>{</text:p>
      <text:p text:style-name="P51"><text:span text:style-name="T3"><text:s text:c="12"/>cout &lt;&lt; </text:span><text:span text:style-name="T7">"\nTemperature has to be <text:s/>between -100 and +140"</text:span><text:span text:style-name="T3"> &lt;&lt; endl;</text:span></text:p>
      <text:p text:style-name="P51"><text:span text:style-name="T3"><text:s text:c="12"/>cout &lt;&lt; </text:span><text:span text:style-name="T7">"Enter highest temperature in Fahrenheit: "</text:span><text:span text:style-name="T3">;</text:span></text:p>
      <text:p text:style-name="P21"><text:s text:c="12"/>cin &gt;&gt; months[i].highTemp;</text:p>
      <text:p text:style-name="P21"><text:s text:c="8"/>}</text:p>
      <text:p text:style-name="P51"><text:span text:style-name="T3"><text:s text:c="8"/>cout &lt;&lt; </text:span><text:span text:style-name="T7">"Enter lowest temperature in Fahrenheit: "</text:span><text:span text:style-name="T3">;</text:span></text:p>
      <text:p text:style-name="P21"><text:s text:c="8"/>cin &gt;&gt; months[i].lowTemp;</text:p>
      <text:p text:style-name="P51"><text:span text:style-name="T3"><text:s text:c="8"/></text:span><text:span text:style-name="T8">while</text:span><text:span text:style-name="T3">(months[i].lowTemp &lt; -100 || months[i].lowTemp &gt; 140)</text:span></text:p>
      <text:p text:style-name="P21"><text:s text:c="8"/>{</text:p>
      <text:p text:style-name="P51"><text:span text:style-name="T3"><text:s text:c="12"/>cout &lt;&lt; </text:span><text:span text:style-name="T7">"\nTemperature has to be <text:s/>between -100 and +140"</text:span><text:span text:style-name="T3"> &lt;&lt; endl;</text:span></text:p>
      <text:p text:style-name="P51"><text:span text:style-name="T3"><text:s text:c="12"/>cout &lt;&lt; </text:span><text:span text:style-name="T7">"Enter lowest temperature in Fahrenheit: "</text:span><text:span text:style-name="T3">;</text:span></text:p>
      <text:p text:style-name="P21"><text:s text:c="12"/>cin &gt;&gt; months[i].lowTemp;</text:p>
      <text:p text:style-name="P21"><text:s text:c="8"/>}</text:p>
      <text:p text:style-name="P21"><text:s text:c="8"/>months[i].averageTemp = (months[i].highTemp + months[i].lowTemp) / 2;</text:p>
      <text:p text:style-name="P21"><text:s text:c="8"/>cout &lt;&lt; endl;</text:p>
      <text:p text:style-name="P21"><text:s text:c="4"/>}</text:p>
      <text:p text:style-name="P51"><text:span text:style-name="T3"><text:s text:c="4"/></text:span><text:span text:style-name="T1">// Calculating total rainfall, highest and lowest temperature and the month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j = 0; j &lt; SIZE; j++)</text:span></text:p>
      <text:p text:style-name="P21"><text:s text:c="4"/>{</text:p>
      <text:p text:style-name="P21"><text:s text:c="8"/>yearRain += months[j].totalRain;</text:p>
      <text:p text:style-name="P21"><text:s text:c="8"/>yearAverage += months[j].averageTemp;</text:p>
      <text:p text:style-name="P51"><text:span text:style-name="T3"><text:s text:c="8"/></text:span><text:span text:style-name="T8">if</text:span><text:span text:style-name="T3">(months[j].highTemp &gt; highestTemp)</text:span></text:p>
      <text:p text:style-name="P21"><text:s text:c="8"/>{</text:p>
      <text:p text:style-name="P21"><text:s text:c="12"/>highestTemp = months[j].highTemp;</text:p>
      <text:p text:style-name="P21"><text:s text:c="12"/>highestMonth = j + 1;</text:p>
      <text:p text:style-name="P21"><text:s text:c="8"/>}</text:p>
      <text:p text:style-name="P51"><text:soft-page-break/><text:span text:style-name="T3"><text:s text:c="8"/></text:span><text:span text:style-name="T8">if</text:span><text:span text:style-name="T3">(months[j].lowTemp &lt; lowestTemp)</text:span></text:p>
      <text:p text:style-name="P21"><text:s text:c="8"/>{</text:p>
      <text:p text:style-name="P21"><text:s text:c="12"/>lowestTemp = months[j].lowTemp;</text:p>
      <text:p text:style-name="P21"><text:s text:c="12"/>lowestMonth = j + 1;</text:p>
      <text:p text:style-name="P21"><text:s text:c="8"/>}</text:p>
      <text:p text:style-name="P21"><text:s text:c="4"/>}</text:p>
      <text:p text:style-name="P51"><text:span text:style-name="T3"><text:s text:c="4"/></text:span><text:span text:style-name="T1">// Printing the data in the structure array</text:span></text:p>
      <text:p text:style-name="P21"><text:s text:c="4"/>cout &lt;&lt; fixed &lt;&lt; showpoint &lt;&lt; setprecision(2);</text:p>
      <text:p text:style-name="P51"><text:span text:style-name="T3"><text:s text:c="4"/>cout &lt;&lt; </text:span><text:span text:style-name="T7">"Total rainfall for the year is: "</text:span><text:span text:style-name="T3"> &lt;&lt; yearRain;</text:span></text:p>
      <text:p text:style-name="P51"><text:span text:style-name="T3"><text:s text:c="4"/>cout &lt;&lt; </text:span><text:span text:style-name="T7">"\nAverage rainfall for the year is: "</text:span><text:span text:style-name="T3"> &lt;&lt; yearRain / SIZE;</text:span></text:p>
      <text:p text:style-name="P51"><text:span text:style-name="T3"><text:s text:c="4"/>cout &lt;&lt; </text:span><text:span text:style-name="T7">"\nAverage temperatures for all months: "</text:span><text:span text:style-name="T3"> &lt;&lt; yearAverage / SIZE;</text:span></text:p>
      <text:p text:style-name="P51"><text:span text:style-name="T3"><text:s text:c="4"/>cout &lt;&lt; </text:span><text:span text:style-name="T7">"\nHighest temp occurred in the "</text:span><text:span text:style-name="T3"> &lt;&lt; highestMonth &lt;&lt; </text:span><text:span text:style-name="T7">" month with "</text:span><text:span text:style-name="T3"> </text:span></text:p>
      <text:p text:style-name="P51"><text:span text:style-name="T3"><text:s text:c="9"/>&lt;&lt; highestTemp &lt;&lt; </text:span><text:span text:style-name="T7">" degrees"</text:span><text:span text:style-name="T3">;</text:span></text:p>
      <text:p text:style-name="P51"><text:span text:style-name="T3"><text:s text:c="4"/>cout &lt;&lt; </text:span><text:span text:style-name="T7">"\nLowest temp occurred in the "</text:span><text:span text:style-name="T3"> &lt;&lt; lowestMonth &lt;&lt; </text:span><text:span text:style-name="T7">" month with "</text:span><text:span text:style-name="T3"> </text:span></text:p>
      <text:p text:style-name="P51"><text:span text:style-name="T3"><text:s text:c="9"/>&lt;&lt; lowestTemp &lt;&lt; </text:span><text:span text:style-name="T7">" degrees"</text:span><text:span text:style-name="T3">;</text:span></text:p>
      <text:p text:style-name="P21"><text:s text:c="4"/>cout &lt;&lt; endl;</text:p>
      <text:p text:style-name="P21">}</text:p>
      <text:p text:style-name="P21"/>
      <text:p text:style-name="P1">// Structure for problem 5</text:p>
      <text:p text:style-name="P51"><text:span text:style-name="T8">struct</text:span><text:span text:style-name="T3"> WeatherMod</text:span></text:p>
      <text:p text:style-name="P21">{</text:p>
      <text:p text:style-name="P51"><text:span text:style-name="T3"><text:s text:c="4"/></text:span><text:span text:style-name="T8">float</text:span><text:span text:style-name="T3"> totalRain, <text:s text:c="3"/></text:span><text:span text:style-name="T1">// Holds the total rain in the month</text:span></text:p>
      <text:p text:style-name="P51"><text:span text:style-name="T3"><text:s text:c="10"/>highTemp, <text:s text:c="4"/></text:span><text:span text:style-name="T1">// Holds the highest temperature in the month</text:span></text:p>
      <text:p text:style-name="P51"><text:span text:style-name="T3"><text:s text:c="10"/>lowTemp, <text:s text:c="5"/></text:span><text:span text:style-name="T1">// Holds the lowest temperature in the month</text:span></text:p>
      <text:p text:style-name="P51"><text:span text:style-name="T3"><text:s text:c="10"/>averageTemp; <text:s/></text:span><text:span text:style-name="T1">// Hols the average temperature in the month</text:span></text:p>
      <text:p text:style-name="P21">};</text:p>
      <text:p text:style-name="P1">// Enumerator for problem 5. Each enumerator declared to corresponding month</text:p>
      <text:p text:style-name="P51"><text:span text:style-name="T8">enum</text:span><text:span text:style-name="T3"> year {JANUARY = 1, FEBRUARY = 2, MARCH = 3, APRIL = 4, MAY = 5, JUNE = 6, </text:span></text:p>
      <text:p text:style-name="P21"><text:s text:c="11"/>JULY = 7, AUGUST = 8, SEPTEMBER = 9, OCTOBER = 10, NOVEMNER = 11, </text:p>
      <text:p text:style-name="P21"><text:s text:c="11"/>DECEMBER = 12};</text:p>
      <text:p text:style-name="P1">// Main function for problem 4</text:p>
      <text:p text:style-name="P51"><text:span text:style-name="T8">void</text:span><text:span text:style-name="T3"> weatherStatisticsModification()</text:span></text:p>
      <text:p text:style-name="P21">{</text:p>
      <text:p text:style-name="P51"><text:span text:style-name="T3"><text:s text:c="4"/></text:span><text:span text:style-name="T8">const</text:span><text:span text:style-name="T3"> </text:span><text:span text:style-name="T8">int</text:span><text:span text:style-name="T3"> SIZE = 12; <text:s text:c="5"/></text:span><text:span text:style-name="T1">// Size of the array, 12 months</text:span></text:p>
      <text:p text:style-name="P51"><text:span text:style-name="T3"><text:s text:c="4"/>WeatherMod months[SIZE]; <text:s text:c="4"/></text:span><text:span text:style-name="T1">// Structure array to store data</text:span></text:p>
      <text:p text:style-name="P51"><text:span text:style-name="T3"><text:s text:c="4"/></text:span><text:span text:style-name="T8">float</text:span><text:span text:style-name="T3"> yearRain = 0; <text:s text:c="6"/></text:span><text:span text:style-name="T1">// Sum of rain for all 12 months</text:span></text:p>
      <text:p text:style-name="P51"><text:span text:style-name="T3"><text:s text:c="4"/></text:span><text:span text:style-name="T8">float</text:span><text:span text:style-name="T3"> yearAverage = 0; <text:s text:c="3"/></text:span><text:span text:style-name="T1">// Average temperature of all months</text:span></text:p>
      <text:p text:style-name="P51"><text:span text:style-name="T3"><text:s text:c="4"/></text:span><text:span text:style-name="T8">float</text:span><text:span text:style-name="T3"> highestTemp = 0; <text:s text:c="3"/></text:span><text:span text:style-name="T1">// Highest temperature in the year</text:span></text:p>
      <text:p text:style-name="P51"><text:span text:style-name="T3"><text:s text:c="4"/></text:span><text:span text:style-name="T8">float</text:span><text:span text:style-name="T3"> lowestTemp = 140; <text:s text:c="2"/></text:span><text:span text:style-name="T1">// Lowest temperature in the year. Set to max temp</text:span></text:p>
      <text:p text:style-name="P51"><text:span text:style-name="T3"><text:s text:c="4"/></text:span><text:span text:style-name="T8">int</text:span><text:span text:style-name="T3"> highestMonth = 0; <text:s text:c="4"/></text:span><text:span text:style-name="T1">// Month with the highest temperature</text:span></text:p>
      <text:p text:style-name="P51"><text:span text:style-name="T3"><text:s text:c="4"/></text:span><text:span text:style-name="T8">int</text:span><text:span text:style-name="T3"> lowestMonth = 0; <text:s text:c="5"/></text:span><text:span text:style-name="T1">// Month with the lowest temperature</text:span></text:p>
      <text:p text:style-name="P51"><text:span text:style-name="T3"><text:s text:c="4"/></text:span><text:span text:style-name="T1">// Requesting data from the user</text:span></text:p>
      <text:p text:style-name="P51"><text:span text:style-name="T3"><text:s text:c="4"/></text:span><text:span text:style-name="T8">for</text:span><text:span text:style-name="T3">(year calendar = JANUARY; calendar &lt;= DECEMBER; </text:span></text:p>
      <text:p text:style-name="P51"><text:span text:style-name="T3"><text:s text:c="33"/>calendar = </text:span><text:span text:style-name="T8">static_cast</text:span><text:span text:style-name="T3">&lt;year&gt;(calendar+1))</text:span></text:p>
      <text:p text:style-name="P21"><text:s text:c="4"/>{</text:p>
      <text:p text:style-name="P51"><text:span text:style-name="T3"><text:s text:c="8"/>cout &lt;&lt; </text:span><text:span text:style-name="T7">"Enter total rainfall for month "</text:span><text:span text:style-name="T3"> &lt;&lt; calendar &lt;&lt; </text:span><text:span text:style-name="T7">" : "</text:span><text:span text:style-name="T3">;</text:span></text:p>
      <text:p text:style-name="P21"><text:s text:c="8"/>cin &gt;&gt; months[calendar].totalRain;</text:p>
      <text:p text:style-name="P51"><text:span text:style-name="T3"><text:s text:c="8"/>cout &lt;&lt; </text:span><text:span text:style-name="T7">"Enter highest temperature in Fahrenheit: "</text:span><text:span text:style-name="T3">;</text:span></text:p>
      <text:p text:style-name="P21"><text:s text:c="8"/>cin &gt;&gt; months[calendar].highTemp;</text:p>
      <text:p text:style-name="P51"><text:span text:style-name="T3"><text:s text:c="8"/></text:span><text:span text:style-name="T8">while</text:span><text:span text:style-name="T3">(months[calendar].highTemp &lt; -100 || </text:span></text:p>
      <text:p text:style-name="P21"><text:s text:c="14"/>months[calendar].highTemp &gt; 140)</text:p>
      <text:p text:style-name="P21"><text:s text:c="8"/>{</text:p>
      <text:p text:style-name="P51"><text:span text:style-name="T3"><text:s text:c="12"/>cout &lt;&lt; </text:span><text:span text:style-name="T7">"\nTemperature has to be <text:s/>between -100 and +140"</text:span><text:span text:style-name="T3"> &lt;&lt; endl;</text:span></text:p>
      <text:p text:style-name="P51"><text:span text:style-name="T3"><text:s text:c="12"/>cout &lt;&lt; </text:span><text:span text:style-name="T7">"Enter highest temperature in Fahrenheit: "</text:span><text:span text:style-name="T3">;</text:span></text:p>
      <text:p text:style-name="P21"><text:s text:c="12"/>cin &gt;&gt; months[calendar].highTemp;</text:p>
      <text:p text:style-name="P21"><text:s text:c="8"/>}</text:p>
      <text:p text:style-name="P51"><text:span text:style-name="T3"><text:s text:c="8"/>cout &lt;&lt; </text:span><text:span text:style-name="T7">"Enter lowest temperature in Fahrenheit: "</text:span><text:span text:style-name="T3">;</text:span></text:p>
      <text:p text:style-name="P21"><text:s text:c="8"/>cin &gt;&gt; months[calendar].lowTemp;</text:p>
      <text:p text:style-name="P51"><text:span text:style-name="T3"><text:s text:c="8"/></text:span><text:span text:style-name="T8">while</text:span><text:span text:style-name="T3">(months[calendar].lowTemp &lt; -100 || months[calendar].lowTemp &gt; 140)</text:span></text:p>
      <text:p text:style-name="P21"><text:soft-page-break/><text:s text:c="8"/>{</text:p>
      <text:p text:style-name="P51"><text:span text:style-name="T3"><text:s text:c="12"/>cout &lt;&lt; </text:span><text:span text:style-name="T7">"\nTemperature has to be <text:s/>between -100 and +140"</text:span><text:span text:style-name="T3"> &lt;&lt; endl;</text:span></text:p>
      <text:p text:style-name="P51"><text:span text:style-name="T3"><text:s text:c="12"/>cout &lt;&lt; </text:span><text:span text:style-name="T7">"Enter lowest temperature in Fahrenheit: "</text:span><text:span text:style-name="T3">;</text:span></text:p>
      <text:p text:style-name="P21"><text:s text:c="12"/>cin &gt;&gt; months[calendar].lowTemp;</text:p>
      <text:p text:style-name="P21"><text:s text:c="8"/>}</text:p>
      <text:p text:style-name="P21"><text:s text:c="8"/>months[calendar].averageTemp = (months[calendar].highTemp + </text:p>
      <text:p text:style-name="P21"><text:s text:c="8"/>months[calendar].lowTemp) / 2;</text:p>
      <text:p text:style-name="P21"><text:s text:c="8"/>cout &lt;&lt; endl;</text:p>
      <text:p text:style-name="P21"><text:s text:c="4"/>}</text:p>
      <text:p text:style-name="P51"><text:span text:style-name="T3"><text:s text:c="4"/></text:span><text:span text:style-name="T1">// Calculating total rainfall, highest and lowest temperature and the month</text:span></text:p>
      <text:p text:style-name="P51"><text:span text:style-name="T3"><text:s text:c="4"/></text:span><text:span text:style-name="T8">for</text:span><text:span text:style-name="T3">(year calendar2 = JANUARY; calendar2 &lt;= DECEMBER; </text:span></text:p>
      <text:p text:style-name="P51"><text:span text:style-name="T3"><text:s text:c="34"/>calendar2 = </text:span><text:span text:style-name="T8">static_cast</text:span><text:span text:style-name="T3">&lt;year&gt;(calendar2 + 1))</text:span></text:p>
      <text:p text:style-name="P21"><text:s text:c="4"/>{</text:p>
      <text:p text:style-name="P21"><text:s text:c="8"/>yearRain += months[calendar2].totalRain;</text:p>
      <text:p text:style-name="P21"><text:s text:c="8"/>yearAverage += months[calendar2].averageTemp;</text:p>
      <text:p text:style-name="P51"><text:span text:style-name="T3"><text:s text:c="8"/></text:span><text:span text:style-name="T8">if</text:span><text:span text:style-name="T3">(months[calendar2].highTemp &gt; highestTemp)</text:span></text:p>
      <text:p text:style-name="P21"><text:s text:c="8"/>{</text:p>
      <text:p text:style-name="P21"><text:s text:c="12"/>highestTemp = months[calendar2].highTemp;</text:p>
      <text:p text:style-name="P21"><text:s text:c="12"/>highestMonth = calendar2;</text:p>
      <text:p text:style-name="P21"><text:s text:c="8"/>}</text:p>
      <text:p text:style-name="P51"><text:span text:style-name="T3"><text:s text:c="8"/></text:span><text:span text:style-name="T8">if</text:span><text:span text:style-name="T3">(months[calendar2].lowTemp &lt; lowestTemp)</text:span></text:p>
      <text:p text:style-name="P21"><text:s text:c="8"/>{</text:p>
      <text:p text:style-name="P21"><text:s text:c="12"/>lowestTemp = months[calendar2].lowTemp;</text:p>
      <text:p text:style-name="P21"><text:s text:c="12"/>lowestMonth = calendar2;</text:p>
      <text:p text:style-name="P21"><text:s text:c="8"/>}</text:p>
      <text:p text:style-name="P21"><text:s text:c="4"/>}</text:p>
      <text:p text:style-name="P51"><text:span text:style-name="T3"><text:s text:c="4"/></text:span><text:span text:style-name="T1">// Printing the data in the structure array</text:span></text:p>
      <text:p text:style-name="P21"><text:s text:c="4"/>cout &lt;&lt; fixed &lt;&lt; showpoint &lt;&lt; setprecision(2);</text:p>
      <text:p text:style-name="P51"><text:span text:style-name="T3"><text:s text:c="4"/>cout &lt;&lt; </text:span><text:span text:style-name="T7">"Total rainfall for the year is: "</text:span><text:span text:style-name="T3"> &lt;&lt; yearRain;</text:span></text:p>
      <text:p text:style-name="P51"><text:span text:style-name="T3"><text:s text:c="4"/>cout &lt;&lt; </text:span><text:span text:style-name="T7">"\nAverage rainfall for the year is: "</text:span><text:span text:style-name="T3"> &lt;&lt; yearRain / SIZE;</text:span></text:p>
      <text:p text:style-name="P51"><text:span text:style-name="T3"><text:s text:c="4"/>cout &lt;&lt; </text:span><text:span text:style-name="T7">"\nAverage temperatures for all months: "</text:span><text:span text:style-name="T3"> &lt;&lt; yearAverage / SIZE;</text:span></text:p>
      <text:p text:style-name="P51"><text:span text:style-name="T3"><text:s text:c="4"/>cout &lt;&lt; </text:span><text:span text:style-name="T7">"\nHighest temp occurred in the "</text:span><text:span text:style-name="T3"> &lt;&lt; highestMonth &lt;&lt; </text:span><text:span text:style-name="T7">" month with "</text:span><text:span text:style-name="T3"> </text:span></text:p>
      <text:p text:style-name="P51"><text:span text:style-name="T3"><text:s text:c="9"/>&lt;&lt; highestTemp &lt;&lt; </text:span><text:span text:style-name="T7">" degrees"</text:span><text:span text:style-name="T3">;</text:span></text:p>
      <text:p text:style-name="P51"><text:span text:style-name="T3"><text:s text:c="4"/>cout &lt;&lt; </text:span><text:span text:style-name="T7">"\nLowest temp occurred in the "</text:span><text:span text:style-name="T3"> &lt;&lt; lowestMonth &lt;&lt; </text:span><text:span text:style-name="T7">" month with "</text:span><text:span text:style-name="T3"> </text:span></text:p>
      <text:p text:style-name="P51"><text:span text:style-name="T3"><text:s text:c="9"/>&lt;&lt; lowestTemp &lt;&lt; </text:span><text:span text:style-name="T7">" degrees"</text:span><text:span text:style-name="T3">;</text:span></text:p>
      <text:p text:style-name="P21"><text:s text:c="4"/>cout &lt;&lt; endl;</text:p>
      <text:p text:style-name="P21">}</text:p>
      <text:p text:style-name="P21"/>
      <text:p text:style-name="P1">// Structure for problem 6</text:p>
      <text:p text:style-name="P51"><text:span text:style-name="T8">struct</text:span><text:span text:style-name="T3"> SoccerPlayer</text:span></text:p>
      <text:p text:style-name="P21">{</text:p>
      <text:p text:style-name="P51"><text:span text:style-name="T3"><text:s text:c="4"/>string playerName; <text:s/></text:span><text:span text:style-name="T1">// Holds the name of the player</text:span></text:p>
      <text:p text:style-name="P51"><text:span text:style-name="T3"><text:s text:c="4"/></text:span><text:span text:style-name="T8">int</text:span><text:span text:style-name="T3"> playerNumber; <text:s text:c="2"/></text:span><text:span text:style-name="T1">// Holds the number of the player</text:span></text:p>
      <text:p text:style-name="P51"><text:span text:style-name="T3"><text:s text:c="4"/></text:span><text:span text:style-name="T8">int</text:span><text:span text:style-name="T3"> pointsScored; <text:s text:c="2"/></text:span><text:span text:style-name="T1">// Holds the number of points scored by the player</text:span></text:p>
      <text:p text:style-name="P21">};</text:p>
      <text:p text:style-name="P1">// Main function for problem 6</text:p>
      <text:p text:style-name="P51"><text:span text:style-name="T8">void</text:span><text:span text:style-name="T3"> soccerScores()</text:span></text:p>
      <text:p text:style-name="P21">{</text:p>
      <text:p text:style-name="P51"><text:span text:style-name="T3"><text:s text:c="4"/></text:span><text:span text:style-name="T8">const</text:span><text:span text:style-name="T3"> </text:span><text:span text:style-name="T8">int</text:span><text:span text:style-name="T3"> PLAYERS = 12; <text:s text:c="5"/></text:span><text:span text:style-name="T1">// Number of players in the team</text:span></text:p>
      <text:p text:style-name="P51"><text:span text:style-name="T3"><text:s text:c="4"/>SoccerPlayer team[PLAYERS]; <text:s/></text:span><text:span text:style-name="T1">// Array of structures for each player</text:span></text:p>
      <text:p text:style-name="P51"><text:span text:style-name="T3"><text:s text:c="4"/></text:span><text:span text:style-name="T8">int</text:span><text:span text:style-name="T3"> totalPoints = 0; <text:s text:c="8"/></text:span><text:span text:style-name="T1">// The entire team total points</text:span></text:p>
      <text:p text:style-name="P51"><text:span text:style-name="T3"><text:s text:c="4"/></text:span><text:span text:style-name="T8">int</text:span><text:span text:style-name="T3"> topScore = 0; <text:s text:c="11"/></text:span><text:span text:style-name="T1">// Holds the top score</text:span></text:p>
      <text:p text:style-name="P51"><text:span text:style-name="T3"><text:s text:c="4"/></text:span><text:span text:style-name="T8">int</text:span><text:span text:style-name="T3"> arrayPosition; <text:s text:c="10"/></text:span><text:span text:style-name="T1">// The position in the array of the top scorer</text:span></text:p>
      <text:p text:style-name="P21"><text:s text:c="4"/></text:p>
      <text:p text:style-name="P51"><text:span text:style-name="T3"><text:s text:c="4"/></text:span><text:span text:style-name="T1">// Getting input with input validation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 = 0; i &lt; PLAYERS; i++)</text:span></text:p>
      <text:p text:style-name="P21"><text:s text:c="4"/>{ <text:s text:c="2"/></text:p>
      <text:p text:style-name="P21"><text:s text:c="8"/>cin.ignore();</text:p>
      <text:p text:style-name="P51"><text:span text:style-name="T3"><text:s text:c="8"/>cout &lt;&lt; </text:span><text:span text:style-name="T7">"Enter the name of player "</text:span><text:span text:style-name="T3"> &lt;&lt; (i + 1) &lt;&lt; </text:span><text:span text:style-name="T7">" : "</text:span><text:span text:style-name="T3">;</text:span></text:p>
      <text:p text:style-name="P21"><text:soft-page-break/><text:s text:c="8"/>getline(cin, team[i].playerName);</text:p>
      <text:p text:style-name="P51"><text:span text:style-name="T3"><text:s text:c="8"/>cout &lt;&lt; </text:span><text:span text:style-name="T7">"Enter the player number: "</text:span><text:span text:style-name="T3">;</text:span></text:p>
      <text:p text:style-name="P21"><text:s text:c="8"/>cin &gt;&gt; team[i].playerNumber;</text:p>
      <text:p text:style-name="P51"><text:span text:style-name="T3"><text:s text:c="8"/></text:span><text:span text:style-name="T8">while</text:span><text:span text:style-name="T3">(team[i].playerNumber &lt; 0)</text:span></text:p>
      <text:p text:style-name="P21"><text:s text:c="8"/>{</text:p>
      <text:p text:style-name="P51"><text:span text:style-name="T3"><text:s text:c="12"/>cout &lt;&lt; </text:span><text:span text:style-name="T7">"\nPlayer number cannot be a negative number"</text:span><text:span text:style-name="T3"> &lt;&lt; endl;</text:span></text:p>
      <text:p text:style-name="P51"><text:span text:style-name="T3"><text:s text:c="12"/>cout &lt;&lt; </text:span><text:span text:style-name="T7">"Enter the player number: "</text:span><text:span text:style-name="T3">;</text:span></text:p>
      <text:p text:style-name="P21"><text:s text:c="12"/>cin &gt;&gt; team[i].playerNumber;</text:p>
      <text:p text:style-name="P21"><text:s text:c="8"/>}</text:p>
      <text:p text:style-name="P51"><text:span text:style-name="T3"><text:s text:c="8"/>cout &lt;&lt; </text:span><text:span text:style-name="T7">"Enter the points scored by the player: "</text:span><text:span text:style-name="T3">;</text:span></text:p>
      <text:p text:style-name="P21"><text:s text:c="8"/>cin &gt;&gt; team[i].pointsScored;</text:p>
      <text:p text:style-name="P51"><text:span text:style-name="T3"><text:s text:c="8"/></text:span><text:span text:style-name="T8">while</text:span><text:span text:style-name="T3">(team[i].pointsScored &lt; 0)</text:span></text:p>
      <text:p text:style-name="P21"><text:s text:c="8"/>{</text:p>
      <text:p text:style-name="P51"><text:span text:style-name="T3"><text:s text:c="12"/>cout &lt;&lt; </text:span><text:span text:style-name="T7">"\nPoints scored cannot be a negative number"</text:span><text:span text:style-name="T3"> &lt;&lt; endl;</text:span></text:p>
      <text:p text:style-name="P51"><text:span text:style-name="T3"><text:s text:c="12"/>cout &lt;&lt; </text:span><text:span text:style-name="T7">"Enter the points scored by the player: "</text:span><text:span text:style-name="T3">;</text:span></text:p>
      <text:p text:style-name="P21"><text:s text:c="12"/>cin &gt;&gt; team[i].pointsScored;</text:p>
      <text:p text:style-name="P21"><text:s text:c="8"/>}</text:p>
      <text:p text:style-name="P21"><text:s text:c="8"/>cout &lt;&lt; endl;</text:p>
      <text:p text:style-name="P21"><text:s text:c="4"/>}</text:p>
      <text:p text:style-name="P21"><text:s text:c="8"/></text:p>
      <text:p text:style-name="P51"><text:span text:style-name="T3"><text:s text:c="4"/></text:span><text:span text:style-name="T1">// Calculating the total points and the top scorer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j = 0; j &lt; PLAYERS; j++)</text:span></text:p>
      <text:p text:style-name="P21"><text:s text:c="4"/>{</text:p>
      <text:p text:style-name="P21"><text:s text:c="8"/>totalPoints += team[j].pointsScored;</text:p>
      <text:p text:style-name="P51"><text:span text:style-name="T3"><text:s text:c="8"/></text:span><text:span text:style-name="T8">if</text:span><text:span text:style-name="T3">(team[j].pointsScored &gt; topScore)</text:span></text:p>
      <text:p text:style-name="P21"><text:s text:c="8"/>{</text:p>
      <text:p text:style-name="P21"><text:s text:c="12"/>topScore = team[j].pointsScored;</text:p>
      <text:p text:style-name="P21"><text:s text:c="12"/>arrayPosition = j;</text:p>
      <text:p text:style-name="P21"><text:s text:c="8"/>}</text:p>
      <text:p text:style-name="P21"><text:s text:c="4"/>} <text:s text:c="2"/></text:p>
      <text:p text:style-name="P21"><text:s text:c="8"/></text:p>
      <text:p text:style-name="P51"><text:span text:style-name="T3"><text:s text:c="8"/></text:span><text:span text:style-name="T1">// Printing the team results in a table</text:span></text:p>
      <text:p text:style-name="P51"><text:span text:style-name="T3"><text:s text:c="8"/>cout &lt;&lt; setfill(</text:span><text:span text:style-name="T7">'-'</text:span><text:span text:style-name="T3">) &lt;&lt; setw(1) &lt;&lt; </text:span><text:span text:style-name="T7">"+"</text:span><text:span text:style-name="T3"> &lt;&lt; setw(15) &lt;&lt; </text:span><text:span text:style-name="T7">"-"</text:span><text:span text:style-name="T3"> &lt;&lt; setw(1) </text:span></text:p>
      <text:p text:style-name="P51"><text:span text:style-name="T3"><text:s text:c="13"/>&lt;&lt; </text:span><text:span text:style-name="T7">"+"</text:span><text:span text:style-name="T3"> &lt;&lt; setw(5) &lt;&lt; </text:span><text:span text:style-name="T7">"-"</text:span><text:span text:style-name="T3"> &lt;&lt; setw(1) &lt;&lt; </text:span><text:span text:style-name="T7">"+"</text:span><text:span text:style-name="T3"> &lt;&lt; setw(5) &lt;&lt; </text:span><text:span text:style-name="T7">"-"</text:span><text:span text:style-name="T3"> </text:span></text:p>
      <text:p text:style-name="P51"><text:span text:style-name="T3"><text:s text:c="13"/>&lt;&lt; setw(1) &lt;&lt; </text:span><text:span text:style-name="T7">"+"</text:span><text:span text:style-name="T3"> &lt;&lt; endl;</text:span></text:p>
      <text:p text:style-name="P51"><text:span text:style-name="T3"><text:tab/>cout &lt;&lt; setfill(</text:span><text:span text:style-name="T7">' '</text:span><text:span text:style-name="T3">) &lt;&lt; setw(1) &lt;&lt; </text:span><text:span text:style-name="T7">"|"</text:span><text:span text:style-name="T3"> &lt;&lt; setw(15) &lt;&lt; left </text:span></text:p>
      <text:p text:style-name="P51"><text:span text:style-name="T3"><text:s text:c="13"/>&lt;&lt; </text:span><text:span text:style-name="T7">"Player Name"</text:span><text:span text:style-name="T3"> &lt;&lt; setw(1) &lt;&lt; </text:span><text:span text:style-name="T7">"|"</text:span><text:span text:style-name="T3"> &lt;&lt; setw(5) &lt;&lt; left &lt;&lt; </text:span><text:span text:style-name="T7">"Number"</text:span><text:span text:style-name="T3"> </text:span></text:p>
      <text:p text:style-name="P51"><text:span text:style-name="T3"><text:s text:c="13"/>&lt;&lt; setw(1) &lt;&lt; </text:span><text:span text:style-name="T7">"|"</text:span><text:span text:style-name="T3"> <text:s/>&lt;&lt; setw(5) &lt;&lt; left &lt;&lt; </text:span><text:span text:style-name="T7">"Score"</text:span><text:span text:style-name="T3"> &lt;&lt; setw(1) &lt;&lt; </text:span><text:span text:style-name="T7">"|"</text:span><text:span text:style-name="T3"> </text:span></text:p>
      <text:p text:style-name="P21"><text:s text:c="13"/>&lt;&lt; endl;</text:p>
      <text:p text:style-name="P51"><text:span text:style-name="T3"><text:tab/>cout &lt;&lt; setfill(</text:span><text:span text:style-name="T7">'-'</text:span><text:span text:style-name="T3">) &lt;&lt; setw(1) &lt;&lt; </text:span><text:span text:style-name="T7">"+"</text:span><text:span text:style-name="T3"> &lt;&lt; setw(15) &lt;&lt; </text:span><text:span text:style-name="T7">"-"</text:span><text:span text:style-name="T3"> &lt;&lt; setw(1) </text:span></text:p>
      <text:p text:style-name="P51"><text:span text:style-name="T3"><text:s text:c="13"/>&lt;&lt; </text:span><text:span text:style-name="T7">"+"</text:span><text:span text:style-name="T3"> &lt;&lt; setw(5) &lt;&lt; </text:span><text:span text:style-name="T7">"-"</text:span><text:span text:style-name="T3"> &lt;&lt; setw(1) &lt;&lt; </text:span><text:span text:style-name="T7">"+"</text:span><text:span text:style-name="T3"> &lt;&lt; setw(5) &lt;&lt; </text:span><text:span text:style-name="T7">"-"</text:span><text:span text:style-name="T3"> </text:span></text:p>
      <text:p text:style-name="P51"><text:span text:style-name="T3"><text:s text:c="13"/>&lt;&lt; setw(1) &lt;&lt; </text:span><text:span text:style-name="T7">"+"</text:span><text:span text:style-name="T3"> &lt;&lt; endl;</text:span></text:p>
      <text:p text:style-name="P51"><text:span text:style-name="T3"><text:s text:c="8"/></text:span><text:span text:style-name="T8">for</text:span><text:span text:style-name="T3">(</text:span><text:span text:style-name="T8">int</text:span><text:span text:style-name="T3"> k = 0; k &lt; PLAYERS; k++)</text:span></text:p>
      <text:p text:style-name="P21"><text:s text:c="8"/>{</text:p>
      <text:p text:style-name="P51"><text:span text:style-name="T3"><text:s text:c="12"/><text:tab/>cout &lt;&lt; setfill(</text:span><text:span text:style-name="T7">' '</text:span><text:span text:style-name="T3">) &lt;&lt; setw(1) &lt;&lt; </text:span><text:span text:style-name="T7">"|"</text:span><text:span text:style-name="T3"> &lt;&lt; setw(15) &lt;&lt; left </text:span></text:p>
      <text:p text:style-name="P51"><text:span text:style-name="T3"><text:s text:c="21"/>&lt;&lt; team[k].playerName &lt;&lt; setw(1) &lt;&lt; </text:span><text:span text:style-name="T7">"|"</text:span><text:span text:style-name="T3"> &lt;&lt; setw(5) &lt;&lt; left </text:span></text:p>
      <text:p text:style-name="P51"><text:span text:style-name="T3"><text:s text:c="21"/>&lt;&lt; team[k].playerNumber &lt;&lt; setw(1) &lt;&lt; </text:span><text:span text:style-name="T7">"|"</text:span><text:span text:style-name="T3"> <text:s/>&lt;&lt; setw(5) </text:span></text:p>
      <text:p text:style-name="P51"><text:span text:style-name="T3"><text:s text:c="21"/>&lt;&lt; left &lt;&lt; team[k].pointsScored &lt;&lt; setw(1) &lt;&lt; </text:span><text:span text:style-name="T7">"|"</text:span><text:span text:style-name="T3"> &lt;&lt; endl;</text:span></text:p>
      <text:p text:style-name="P51"><text:span text:style-name="T3"><text:s text:c="16"/>cout &lt;&lt; setfill(</text:span><text:span text:style-name="T7">'-'</text:span><text:span text:style-name="T3">) &lt;&lt; setw(1) &lt;&lt; </text:span><text:span text:style-name="T7">"+"</text:span><text:span text:style-name="T3"> &lt;&lt; setw(15) &lt;&lt; </text:span><text:span text:style-name="T7">"-"</text:span><text:span text:style-name="T3"> </text:span></text:p>
      <text:p text:style-name="P51"><text:span text:style-name="T3"><text:s text:c="21"/>&lt;&lt; setw(1) &lt;&lt; </text:span><text:span text:style-name="T7">"+"</text:span><text:span text:style-name="T3"> &lt;&lt; setw(5) &lt;&lt; </text:span><text:span text:style-name="T7">"-"</text:span><text:span text:style-name="T3"> &lt;&lt; setw(1) &lt;&lt; </text:span><text:span text:style-name="T7">"+"</text:span><text:span text:style-name="T3"> </text:span></text:p>
      <text:p text:style-name="P51"><text:span text:style-name="T3"><text:s text:c="21"/>&lt;&lt; setw(5) &lt;&lt; </text:span><text:span text:style-name="T7">"-"</text:span><text:span text:style-name="T3"> &lt;&lt; setw(1) &lt;&lt; </text:span><text:span text:style-name="T7">"+"</text:span><text:span text:style-name="T3"> &lt;&lt; endl;</text:span></text:p>
      <text:p text:style-name="P21"><text:s text:c="8"/>}</text:p>
      <text:p text:style-name="P51"><text:span text:style-name="T3"><text:s text:c="8"/>cout &lt;&lt; </text:span><text:span text:style-name="T7">"TEAM TOTAL SCORE: <text:s/>"</text:span><text:span text:style-name="T3"> &lt;&lt; totalPoints &lt;&lt; endl;</text:span></text:p>
      <text:p text:style-name="P51"><text:span text:style-name="T3"><text:s text:c="8"/>cout &lt;&lt; </text:span><text:span text:style-name="T7">"TOP SCORER PLAYER: "</text:span><text:span text:style-name="T3"> &lt;&lt; team[arrayPosition].playerName &lt;&lt; endl;</text:span></text:p>
      <text:p text:style-name="P21"><text:s text:c="4"/></text:p>
      <text:p text:style-name="P21">}</text:p>
      <text:p text:style-name="P21"/>
      <text:p text:style-name="P1">//Structure for problem 9</text:p>
      <text:p text:style-name="P51"><text:span text:style-name="T8">struct</text:span><text:span text:style-name="T3"> Speaker </text:span></text:p>
      <text:p text:style-name="P21"><text:soft-page-break/>{</text:p>
      <text:p text:style-name="P51"><text:span text:style-name="T3"><text:s text:c="4"/>string name; <text:s text:c="8"/></text:span><text:span text:style-name="T1">// Name of the speaker</text:span></text:p>
      <text:p text:style-name="P51"><text:span text:style-name="T3"><text:s text:c="4"/>string phoneNumber; <text:s/></text:span><text:span text:style-name="T1">// Phone number of the speaker</text:span></text:p>
      <text:p text:style-name="P51"><text:span text:style-name="T3"><text:s text:c="4"/>string speakTopic; <text:s text:c="2"/></text:span><text:span text:style-name="T1">// The topic of the speaker</text:span></text:p>
      <text:p text:style-name="P51"><text:span text:style-name="T3"><text:s text:c="4"/></text:span><text:span text:style-name="T8">float</text:span><text:span text:style-name="T3"> fee; <text:s text:c="10"/></text:span><text:span text:style-name="T1">// Fee charged to the speaker</text:span></text:p>
      <text:p text:style-name="P21">};</text:p>
      <text:p text:style-name="P1">// Main function for problem 9</text:p>
      <text:p text:style-name="P51"><text:span text:style-name="T8">void</text:span><text:span text:style-name="T3"> speakersBureau()</text:span></text:p>
      <text:p text:style-name="P21">{</text:p>
      <text:p text:style-name="P51"><text:span text:style-name="T3"><text:s text:c="4"/></text:span><text:span text:style-name="T8">const</text:span><text:span text:style-name="T3"> </text:span><text:span text:style-name="T8">int</text:span><text:span text:style-name="T3"> SIZE = 10;</text:span></text:p>
      <text:p text:style-name="P21"><text:s text:c="4"/>Speaker info[SIZE];</text:p>
      <text:p text:style-name="P51"><text:span text:style-name="T3"><text:s text:c="4"/></text:span><text:span text:style-name="T8">int</text:span><text:span text:style-name="T3"> menu;</text:span></text:p>
      <text:p text:style-name="P21"><text:s text:c="4"/>string menuName;</text:p>
      <text:p text:style-name="P21"><text:s text:c="4"/></text:p>
      <text:p text:style-name="P51"><text:span text:style-name="T3"><text:s text:c="4"/></text:span><text:span text:style-name="T8">do</text:span></text:p>
      <text:p text:style-name="P21"><text:s text:c="4"/>{</text:p>
      <text:p text:style-name="P51"><text:span text:style-name="T3"><text:s text:c="8"/>cout &lt;&lt; </text:span><text:span text:style-name="T7">"Enter 1 to input speaker's data"</text:span></text:p>
      <text:p text:style-name="P51"><text:span text:style-name="T3"><text:s text:c="13"/>&lt;&lt; </text:span><text:span text:style-name="T7">"\nEnter 2 to change speaker's data"</text:span></text:p>
      <text:p text:style-name="P51"><text:span text:style-name="T3"><text:s text:c="13"/>&lt;&lt; </text:span><text:span text:style-name="T7">"\nEnter 3 to display all speaker's data"</text:span></text:p>
      <text:p text:style-name="P51"><text:span text:style-name="T3"><text:s text:c="13"/>&lt;&lt; </text:span><text:span text:style-name="T7">"\nEnter 4 to EXIT"</text:span><text:span text:style-name="T3"> &lt;&lt; endl;</text:span></text:p>
      <text:p text:style-name="P21"><text:s text:c="8"/>cin &gt;&gt; menu;</text:p>
      <text:p text:style-name="P21"><text:s text:c="8"/>cout &lt;&lt; endl;</text:p>
      <text:p text:style-name="P21"><text:s text:c="8"/></text:p>
      <text:p text:style-name="P51"><text:span text:style-name="T3"><text:s text:c="8"/></text:span><text:span text:style-name="T1">// Input speaker's data</text:span></text:p>
      <text:p text:style-name="P51"><text:span text:style-name="T3"><text:s text:c="8"/></text:span><text:span text:style-name="T8">if</text:span><text:span text:style-name="T3">(menu == 1)</text:span></text:p>
      <text:p text:style-name="P21"><text:s text:c="8"/>{</text:p>
      <text:p text:style-name="P51"><text:span text:style-name="T3"><text:s text:c="12"/></text:span><text:span text:style-name="T8">for</text:span><text:span text:style-name="T3">(</text:span><text:span text:style-name="T8">int</text:span><text:span text:style-name="T3"> i = 0; i &lt; SIZE; i++)</text:span></text:p>
      <text:p text:style-name="P21"><text:s text:c="12"/>{</text:p>
      <text:p text:style-name="P21"><text:s text:c="16"/>cin.ignore();</text:p>
      <text:p text:style-name="P51"><text:span text:style-name="T3"><text:s text:c="16"/>cout &lt;&lt; </text:span><text:span text:style-name="T7">"Enter speaker "</text:span><text:span text:style-name="T3">&lt;&lt; (i+1) &lt;&lt; </text:span><text:span text:style-name="T7">" name: "</text:span><text:span text:style-name="T3">;</text:span></text:p>
      <text:p text:style-name="P21"><text:s text:c="16"/>getline(cin, info[i].name);</text:p>
      <text:p text:style-name="P51"><text:span text:style-name="T3"><text:s text:c="16"/>cout &lt;&lt; </text:span><text:span text:style-name="T7">"Enter speaker "</text:span><text:span text:style-name="T3"> &lt;&lt; (i+1) &lt;&lt; </text:span><text:span text:style-name="T7">" phone number: "</text:span><text:span text:style-name="T3">;</text:span></text:p>
      <text:p text:style-name="P21"><text:s text:c="16"/>getline(cin, info[i].phoneNumber);</text:p>
      <text:p text:style-name="P51"><text:span text:style-name="T3"><text:s text:c="16"/>cout &lt;&lt; </text:span><text:span text:style-name="T7">"Enter speaker "</text:span><text:span text:style-name="T3">&lt;&lt; (i+1) &lt;&lt; </text:span><text:span text:style-name="T7">" speaking topic: "</text:span><text:span text:style-name="T3">;</text:span></text:p>
      <text:p text:style-name="P21"><text:s text:c="16"/>getline(cin, info[i].speakTopic);</text:p>
      <text:p text:style-name="P51"><text:span text:style-name="T3"><text:s text:c="16"/>cout &lt;&lt; </text:span><text:span text:style-name="T7">"Enter speaker "</text:span><text:span text:style-name="T3">&lt;&lt; (i+1) &lt;&lt; </text:span><text:span text:style-name="T7">" fee: "</text:span><text:span text:style-name="T3">;</text:span></text:p>
      <text:p text:style-name="P21"><text:s text:c="16"/>cin &gt;&gt; info[i].fee;</text:p>
      <text:p text:style-name="P51"><text:span text:style-name="T3"><text:s text:c="16"/></text:span><text:span text:style-name="T8">while</text:span><text:span text:style-name="T3">(info[i].fee &lt; 0)</text:span></text:p>
      <text:p text:style-name="P21"><text:s text:c="16"/>{</text:p>
      <text:p text:style-name="P51"><text:span text:style-name="T3"><text:s text:c="20"/>cout &lt;&lt; </text:span><text:span text:style-name="T7">"\nFee cannot be less than 0"</text:span><text:span text:style-name="T3"> &lt;&lt; endl;</text:span></text:p>
      <text:p text:style-name="P51"><text:span text:style-name="T3"><text:s text:c="20"/>cout &lt;&lt; </text:span><text:span text:style-name="T7">"Enter speaker "</text:span><text:span text:style-name="T3">&lt;&lt; (i+1) &lt;&lt; </text:span><text:span text:style-name="T7">" fee: "</text:span><text:span text:style-name="T3">;</text:span></text:p>
      <text:p text:style-name="P21"><text:s text:c="20"/>cin &gt;&gt; info[i].fee;</text:p>
      <text:p text:style-name="P21"><text:s text:c="16"/>}</text:p>
      <text:p text:style-name="P21"><text:s text:c="16"/>cout &lt;&lt; endl;</text:p>
      <text:p text:style-name="P21"><text:s text:c="12"/>}</text:p>
      <text:p text:style-name="P21"><text:s text:c="8"/>}</text:p>
      <text:p text:style-name="P51"><text:span text:style-name="T3"><text:s text:c="8"/></text:span><text:span text:style-name="T1">// Change speaker data</text:span></text:p>
      <text:p text:style-name="P51"><text:span text:style-name="T3"><text:s text:c="8"/></text:span><text:span text:style-name="T8">else</text:span><text:span text:style-name="T3"> </text:span><text:span text:style-name="T8">if</text:span><text:span text:style-name="T3">(menu == 2)</text:span></text:p>
      <text:p text:style-name="P21"><text:s text:c="8"/>{</text:p>
      <text:p text:style-name="P21"><text:s text:c="12"/>cin.ignore();</text:p>
      <text:p text:style-name="P51"><text:span text:style-name="T3"><text:s text:c="12"/>cout &lt;&lt; </text:span><text:span text:style-name="T7">"Enter the name of the speaker to change his/hers data: "</text:span><text:span text:style-name="T3">;</text:span></text:p>
      <text:p text:style-name="P21"><text:s text:c="12"/>getline(cin, menuName);</text:p>
      <text:p text:style-name="P51"><text:span text:style-name="T3"><text:s text:c="12"/></text:span><text:span text:style-name="T1">// Searching for that speaker</text:span></text:p>
      <text:p text:style-name="P51"><text:span text:style-name="T3"><text:s text:c="12"/></text:span><text:span text:style-name="T8">for</text:span><text:span text:style-name="T3">(</text:span><text:span text:style-name="T8">int</text:span><text:span text:style-name="T3"> i = 0; i &lt; SIZE; i++)</text:span></text:p>
      <text:p text:style-name="P21"><text:s text:c="12"/>{</text:p>
      <text:p text:style-name="P51"><text:span text:style-name="T3"><text:s text:c="16"/></text:span><text:span text:style-name="T1">// If name was found edit data</text:span></text:p>
      <text:p text:style-name="P51"><text:span text:style-name="T3"><text:s text:c="16"/></text:span><text:span text:style-name="T8">if</text:span><text:span text:style-name="T3">(menuName == info[i].name)</text:span></text:p>
      <text:p text:style-name="P21"><text:s text:c="16"/>{</text:p>
      <text:p text:style-name="P51"><text:span text:style-name="T3"><text:s text:c="20"/>cout &lt;&lt; </text:span><text:span text:style-name="T7">"Enter "</text:span><text:span text:style-name="T3"> &lt;&lt; info[i].name &lt;&lt; </text:span><text:span text:style-name="T7">"'s new name: "</text:span><text:span text:style-name="T3">;</text:span></text:p>
      <text:p text:style-name="P21"><text:soft-page-break/><text:s text:c="20"/>getline(cin, info[i].name);</text:p>
      <text:p text:style-name="P51"><text:span text:style-name="T3"><text:s text:c="20"/>cout &lt;&lt; </text:span><text:span text:style-name="T7">"Enter "</text:span><text:span text:style-name="T3"> &lt;&lt; info[i].name &lt;&lt; </text:span><text:span text:style-name="T7">"'s new phone number: "</text:span><text:span text:style-name="T3">;</text:span></text:p>
      <text:p text:style-name="P21"><text:s text:c="20"/>getline(cin, info[i].phoneNumber);</text:p>
      <text:p text:style-name="P51"><text:span text:style-name="T3"><text:s text:c="20"/>cout &lt;&lt; </text:span><text:span text:style-name="T7">"Enter "</text:span><text:span text:style-name="T3"> &lt;&lt; info[i].name &lt;&lt; </text:span><text:span text:style-name="T7">"'s new topic: "</text:span><text:span text:style-name="T3">;</text:span></text:p>
      <text:p text:style-name="P21"><text:s text:c="20"/>getline(cin, info[i].speakTopic);</text:p>
      <text:p text:style-name="P51"><text:span text:style-name="T3"><text:s text:c="20"/>cout &lt;&lt; </text:span><text:span text:style-name="T7">"Enter "</text:span><text:span text:style-name="T3">&lt;&lt; info[i].name &lt;&lt; </text:span><text:span text:style-name="T7">"'s new fee: "</text:span><text:span text:style-name="T3">;</text:span></text:p>
      <text:p text:style-name="P21"><text:s text:c="20"/>cin &gt;&gt; info[i].fee;</text:p>
      <text:p text:style-name="P51"><text:span text:style-name="T3"><text:s text:c="20"/></text:span><text:span text:style-name="T1">// Exit loop if name was found</text:span></text:p>
      <text:p text:style-name="P51"><text:span text:style-name="T3"><text:s text:c="20"/></text:span><text:span text:style-name="T8">break</text:span><text:span text:style-name="T3">;</text:span></text:p>
      <text:p text:style-name="P21"><text:s text:c="16"/>}</text:p>
      <text:p text:style-name="P21"><text:s text:c="12"/>}</text:p>
      <text:p text:style-name="P51"><text:span text:style-name="T3"><text:s text:c="12"/></text:span><text:span text:style-name="T1">// If name was not found</text:span></text:p>
      <text:p text:style-name="P51"><text:span text:style-name="T3"><text:s text:c="12"/>cout &lt;&lt; </text:span><text:span text:style-name="T7">"\nSpeaker was not found!"</text:span><text:span text:style-name="T3">;</text:span></text:p>
      <text:p text:style-name="P21"><text:s text:c="12"/>cout &lt;&lt; endl;</text:p>
      <text:p text:style-name="P21"><text:s text:c="8"/>}</text:p>
      <text:p text:style-name="P51"><text:span text:style-name="T3"><text:s text:c="8"/></text:span><text:span text:style-name="T1">// Printing all speaker's data</text:span></text:p>
      <text:p text:style-name="P51"><text:span text:style-name="T3"><text:s text:c="8"/></text:span><text:span text:style-name="T8">else</text:span><text:span text:style-name="T3"> </text:span><text:span text:style-name="T8">if</text:span><text:span text:style-name="T3">(menu == 3)</text:span></text:p>
      <text:p text:style-name="P21"><text:s text:c="8"/>{</text:p>
      <text:p text:style-name="P51"><text:span text:style-name="T3"><text:s text:c="12"/>cout &lt;&lt; </text:span><text:span text:style-name="T7">"Here are all the speakers data: "</text:span><text:span text:style-name="T3"> &lt;&lt; endl;</text:span></text:p>
      <text:p text:style-name="P51"><text:span text:style-name="T3"><text:s text:c="12"/></text:span><text:span text:style-name="T8">for</text:span><text:span text:style-name="T3">(</text:span><text:span text:style-name="T8">int</text:span><text:span text:style-name="T3"> i = 0; i &lt; SIZE; i++)</text:span></text:p>
      <text:p text:style-name="P21"><text:s text:c="12"/>{</text:p>
      <text:p text:style-name="P51"><text:span text:style-name="T3"><text:s text:c="16"/>cout &lt;&lt; </text:span><text:span text:style-name="T7">"\nSpeaker "</text:span><text:span text:style-name="T3"> &lt;&lt; (i+1) &lt;&lt; </text:span><text:span text:style-name="T7">" name: <text:s text:c="2"/>"</text:span><text:span text:style-name="T3"> &lt;&lt; info[i].name;</text:span></text:p>
      <text:p text:style-name="P51"><text:span text:style-name="T3"><text:s text:c="16"/>cout &lt;&lt; </text:span><text:span text:style-name="T7">"\nTelephone Number: "</text:span><text:span text:style-name="T3"> &lt;&lt; info[i].phoneNumber;</text:span></text:p>
      <text:p text:style-name="P51"><text:span text:style-name="T3"><text:s text:c="16"/>cout &lt;&lt; </text:span><text:span text:style-name="T7">"\nSpeaking Topic: <text:s text:c="2"/>"</text:span><text:span text:style-name="T3"> &lt;&lt; info[i].speakTopic;</text:span></text:p>
      <text:p text:style-name="P51"><text:span text:style-name="T3"><text:s text:c="16"/>cout &lt;&lt; </text:span><text:span text:style-name="T7">"\nFee Required: <text:s text:c="4"/>"</text:span><text:span text:style-name="T3"> &lt;&lt; info[i].fee;</text:span></text:p>
      <text:p text:style-name="P21"><text:s text:c="16"/>cout &lt;&lt; endl &lt;&lt; endl;</text:p>
      <text:p text:style-name="P21"><text:s text:c="12"/>}</text:p>
      <text:p text:style-name="P21"><text:s text:c="8"/>}</text:p>
      <text:p text:style-name="P51"><text:span text:style-name="T3"><text:s text:c="8"/></text:span><text:span text:style-name="T1">// Exit</text:span></text:p>
      <text:p text:style-name="P51"><text:span text:style-name="T3"><text:s text:c="8"/></text:span><text:span text:style-name="T8">else</text:span><text:span text:style-name="T3"> </text:span><text:span text:style-name="T8">if</text:span><text:span text:style-name="T3">(menu == 4)</text:span></text:p>
      <text:p text:style-name="P21"><text:s text:c="8"/>{</text:p>
      <text:p text:style-name="P51"><text:span text:style-name="T3"><text:s text:c="12"/>cout &lt;&lt; </text:span><text:span text:style-name="T7">"Exit program"</text:span><text:span text:style-name="T3"> &lt;&lt; endl;</text:span></text:p>
      <text:p text:style-name="P21"><text:s text:c="8"/>}</text:p>
      <text:p text:style-name="P51"><text:span text:style-name="T3"><text:s text:c="8"/></text:span><text:span text:style-name="T1">// Input validation</text:span></text:p>
      <text:p text:style-name="P51"><text:span text:style-name="T3"><text:s text:c="8"/></text:span><text:span text:style-name="T8">else</text:span></text:p>
      <text:p text:style-name="P21"><text:s text:c="8"/>{</text:p>
      <text:p text:style-name="P51"><text:span text:style-name="T3"><text:s text:c="12"/>cout &lt;&lt; </text:span><text:span text:style-name="T7">"Invalid input. Enter numbers: 1, 2, 3 or 4 Only.\n"</text:span><text:span text:style-name="T3">;</text:span></text:p>
      <text:p text:style-name="P21"><text:s text:c="8"/>}</text:p>
      <text:p text:style-name="P21"><text:s text:c="8"/></text:p>
      <text:p text:style-name="P51"><text:span text:style-name="T3"><text:s text:c="4"/>}</text:span><text:span text:style-name="T8">while</text:span><text:span text:style-name="T3">(menu != 4);</text:span></text:p>
      <text:p text:style-name="P21">}</text:p>
      <text:p text:style-name="P21"/>
      <text:p text:style-name="P1">// Structure for problem 11</text:p>
      <text:p text:style-name="P51"><text:span text:style-name="T8">struct</text:span><text:span text:style-name="T3"> Budget</text:span></text:p>
      <text:p text:style-name="P21">{</text:p>
      <text:p text:style-name="P51"><text:span text:style-name="T3"><text:s text:c="4"/></text:span><text:span text:style-name="T8">float</text:span><text:span text:style-name="T3"> housing, <text:s text:c="6"/></text:span><text:span text:style-name="T1">// Amount spend for the house</text:span></text:p>
      <text:p text:style-name="P51"><text:span text:style-name="T3"><text:s text:c="10"/>utilities, <text:s text:c="4"/></text:span><text:span text:style-name="T1">// Amount spend in utilities</text:span></text:p>
      <text:p text:style-name="P51"><text:span text:style-name="T3"><text:s text:c="10"/>housExpenses, <text:s/></text:span><text:span text:style-name="T1">// Amount spend in the house</text:span></text:p>
      <text:p text:style-name="P51"><text:span text:style-name="T3"><text:s text:c="10"/>transport, <text:s text:c="4"/></text:span><text:span text:style-name="T1">// Amount spend in transportation</text:span></text:p>
      <text:p text:style-name="P51"><text:span text:style-name="T3"><text:s text:c="10"/>food, <text:s text:c="9"/></text:span><text:span text:style-name="T1">// Amount spend in food</text:span></text:p>
      <text:p text:style-name="P51"><text:span text:style-name="T3"><text:s text:c="10"/>medical, <text:s text:c="6"/></text:span><text:span text:style-name="T1">// Amount spend in health care</text:span></text:p>
      <text:p text:style-name="P51"><text:span text:style-name="T3"><text:s text:c="10"/>insurance, <text:s text:c="4"/></text:span><text:span text:style-name="T1">// Amount spend in insurance</text:span></text:p>
      <text:p text:style-name="P51"><text:span text:style-name="T3"><text:s text:c="10"/>entermnt, <text:s text:c="5"/></text:span><text:span text:style-name="T1">// Amount spend in entertainment</text:span></text:p>
      <text:p text:style-name="P51"><text:span text:style-name="T3"><text:s text:c="10"/>clothing, <text:s text:c="5"/></text:span><text:span text:style-name="T1">// Amount spend in clothing</text:span></text:p>
      <text:p text:style-name="P51"><text:span text:style-name="T3"><text:s text:c="10"/>miscel; <text:s text:c="7"/></text:span><text:span text:style-name="T1">// Amount spend in miscellaneous stuff</text:span></text:p>
      <text:p text:style-name="P21">};</text:p>
      <text:p text:style-name="P1">// Function to get the user spend amount for problem 11</text:p>
      <text:p text:style-name="P51"><text:span text:style-name="T8">void</text:span><text:span text:style-name="T3"> getExpenses(Budget &amp;a)</text:span></text:p>
      <text:p text:style-name="P21">{</text:p>
      <text:p text:style-name="P51"><text:soft-page-break/><text:span text:style-name="T3"><text:s text:c="4"/></text:span><text:span text:style-name="T1">// Requesting all the data from the user</text:span></text:p>
      <text:p text:style-name="P51"><text:span text:style-name="T3"><text:s text:c="4"/>cout &lt;&lt; </text:span><text:span text:style-name="T7">"Enter amount spent for housing: "</text:span><text:span text:style-name="T3">;</text:span></text:p>
      <text:p text:style-name="P21"><text:s text:c="4"/>cin &gt;&gt; a.housing;</text:p>
      <text:p text:style-name="P51"><text:span text:style-name="T3"><text:s text:c="4"/>cout &lt;&lt; </text:span><text:span text:style-name="T7">"Enter amount spent for utilities: "</text:span><text:span text:style-name="T3">;</text:span></text:p>
      <text:p text:style-name="P21"><text:s text:c="4"/>cin &gt;&gt; a.utilities;</text:p>
      <text:p text:style-name="P51"><text:span text:style-name="T3"><text:s text:c="4"/>cout &lt;&lt; </text:span><text:span text:style-name="T7">"Enter amount spent for household expenses: "</text:span><text:span text:style-name="T3">;</text:span></text:p>
      <text:p text:style-name="P21"><text:s text:c="4"/>cin &gt;&gt; a.housExpenses;</text:p>
      <text:p text:style-name="P51"><text:span text:style-name="T3"><text:s text:c="4"/>cout &lt;&lt; </text:span><text:span text:style-name="T7">"Enter amount spent for transportation: "</text:span><text:span text:style-name="T3">;</text:span></text:p>
      <text:p text:style-name="P21"><text:s text:c="4"/>cin &gt;&gt; a.transport;</text:p>
      <text:p text:style-name="P51"><text:span text:style-name="T3"><text:s text:c="4"/>cout &lt;&lt; </text:span><text:span text:style-name="T7">"Enter amount spent for food: "</text:span><text:span text:style-name="T3">;</text:span></text:p>
      <text:p text:style-name="P21"><text:s text:c="4"/>cin &gt;&gt; a.food;</text:p>
      <text:p text:style-name="P51"><text:span text:style-name="T3"><text:s text:c="4"/>cout &lt;&lt; </text:span><text:span text:style-name="T7">"Enter amount spent for medical: "</text:span><text:span text:style-name="T3">;</text:span></text:p>
      <text:p text:style-name="P21"><text:s text:c="4"/>cin &gt;&gt; a.medical;</text:p>
      <text:p text:style-name="P51"><text:span text:style-name="T3"><text:s text:c="4"/>cout &lt;&lt; </text:span><text:span text:style-name="T7">"Enter amount spent for insurance: "</text:span><text:span text:style-name="T3">;</text:span></text:p>
      <text:p text:style-name="P21"><text:s text:c="4"/>cin &gt;&gt; a.insurance;</text:p>
      <text:p text:style-name="P51"><text:span text:style-name="T3"><text:s text:c="4"/>cout &lt;&lt; </text:span><text:span text:style-name="T7">"Enter amount spent for entertainment: "</text:span><text:span text:style-name="T3">;</text:span></text:p>
      <text:p text:style-name="P21"><text:s text:c="4"/>cin &gt;&gt; a.entermnt;</text:p>
      <text:p text:style-name="P51"><text:span text:style-name="T3"><text:s text:c="4"/>cout &lt;&lt; </text:span><text:span text:style-name="T7">"Enter amount spent for clothing: "</text:span><text:span text:style-name="T3">;</text:span></text:p>
      <text:p text:style-name="P21"><text:s text:c="4"/>cin &gt;&gt; a.clothing;</text:p>
      <text:p text:style-name="P51"><text:span text:style-name="T3"><text:s text:c="4"/>cout &lt;&lt; </text:span><text:span text:style-name="T7">"Enter amount spent for miscellaneous: "</text:span><text:span text:style-name="T3">;</text:span></text:p>
      <text:p text:style-name="P21"><text:s text:c="4"/>cin &gt;&gt; a.miscel;</text:p>
      <text:p text:style-name="P21"><text:s text:c="4"/>cout &lt;&lt; endl;</text:p>
      <text:p text:style-name="P21">}</text:p>
      <text:p text:style-name="P1">// Function to compare and display the user budget</text:p>
      <text:p text:style-name="P51"><text:span text:style-name="T8">void</text:span><text:span text:style-name="T3"> compDisplay(Budget g, Budget r)</text:span></text:p>
      <text:p text:style-name="P21">{</text:p>
      <text:p text:style-name="P21"><text:s text:c="4"/>cout&lt;&lt;fixed&lt;&lt;showpoint&lt;&lt;setprecision(2);</text:p>
      <text:p text:style-name="P51"><text:span text:style-name="T3"><text:s text:c="4"/></text:span><text:span text:style-name="T1">// Comparing expenses to budget and printing results</text:span></text:p>
      <text:p text:style-name="P51"><text:span text:style-name="T3"><text:s text:c="4"/>cout &lt;&lt; </text:span><text:span text:style-name="T7">"On your housing expenses you are "</text:span><text:span text:style-name="T3">;</text:span></text:p>
      <text:p text:style-name="P51"><text:span text:style-name="T3"><text:s text:c="4"/></text:span><text:span text:style-name="T8">if</text:span><text:span text:style-name="T3">(r.housing == g.housing) </text:span></text:p>
      <text:p text:style-name="P51"><text:span text:style-name="T3"><text:s text:c="8"/>cout &lt;&lt; </text:span><text:span text:style-name="T7">"right on your budget of "</text:span><text:span text:style-name="T3"> &lt;&lt; g.housing &lt;&lt; endl;</text:span>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r.housing &lt; g.housing)</text:span></text:p>
      <text:p text:style-name="P51"><text:span text:style-name="T3"><text:s text:c="8"/>cout &lt;&lt; (g.housing - r.housing) &lt;&lt; </text:span><text:span text:style-name="T7">" under your budget of "</text:span><text:span text:style-name="T3"> </text:span></text:p>
      <text:p text:style-name="P21"><text:s text:c="13"/>&lt;&lt; g.housing &lt;&lt; endl;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r.housing &gt; g.housing)</text:span></text:p>
      <text:p text:style-name="P51"><text:span text:style-name="T3"><text:s text:c="8"/>cout &lt;&lt; (r.housing - g.housing) &lt;&lt; </text:span><text:span text:style-name="T7">" over your budget of "</text:span><text:span text:style-name="T3"> </text:span></text:p>
      <text:p text:style-name="P21"><text:s text:c="13"/>&lt;&lt; g.housing &lt;&lt; endl;</text:p>
      <text:p text:style-name="P21"><text:s text:c="4"/></text:p>
      <text:p text:style-name="P51"><text:span text:style-name="T3"><text:s text:c="4"/>cout &lt;&lt; </text:span><text:span text:style-name="T7">"On your utilities expenses you are "</text:span><text:span text:style-name="T3">;</text:span></text:p>
      <text:p text:style-name="P51"><text:span text:style-name="T3"><text:s text:c="4"/></text:span><text:span text:style-name="T8">if</text:span><text:span text:style-name="T3">(r.utilities == g.utilities) </text:span></text:p>
      <text:p text:style-name="P51"><text:span text:style-name="T3"><text:s text:c="8"/>cout &lt;&lt; </text:span><text:span text:style-name="T7">"right on your budget of "</text:span><text:span text:style-name="T3"> &lt;&lt; g.utilities &lt;&lt; endl;</text:span>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r.utilities &lt; g.utilities)</text:span></text:p>
      <text:p text:style-name="P51"><text:span text:style-name="T3"><text:s text:c="8"/>cout &lt;&lt; (g.utilities - r.utilities) &lt;&lt; </text:span><text:span text:style-name="T7">" under your budget of "</text:span><text:span text:style-name="T3"> </text:span></text:p>
      <text:p text:style-name="P21"><text:s text:c="13"/>&lt;&lt; g.utilities &lt;&lt; endl;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r.utilities &gt; g.utilities)</text:span></text:p>
      <text:p text:style-name="P51"><text:span text:style-name="T3"><text:s text:c="8"/>cout &lt;&lt; (r.utilities - g.utilities) &lt;&lt; </text:span><text:span text:style-name="T7">" over your budget of "</text:span><text:span text:style-name="T3"> </text:span></text:p>
      <text:p text:style-name="P21"><text:s text:c="13"/>&lt;&lt; g.utilities &lt;&lt; endl;</text:p>
      <text:p text:style-name="P21"><text:s text:c="4"/></text:p>
      <text:p text:style-name="P51"><text:span text:style-name="T3"><text:s text:c="4"/>cout &lt;&lt; </text:span><text:span text:style-name="T7">"On your house expenses you are "</text:span><text:span text:style-name="T3">;</text:span></text:p>
      <text:p text:style-name="P51"><text:span text:style-name="T3"><text:s text:c="4"/></text:span><text:span text:style-name="T8">if</text:span><text:span text:style-name="T3">(r.housExpenses == g.housExpenses) </text:span></text:p>
      <text:p text:style-name="P51"><text:span text:style-name="T3"><text:s text:c="8"/>cout &lt;&lt; </text:span><text:span text:style-name="T7">"right on your budget of "</text:span><text:span text:style-name="T3"> &lt;&lt; g.housExpenses &lt;&lt; endl;</text:span>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r.housExpenses &lt; g.housExpenses)</text:span></text:p>
      <text:p text:style-name="P51"><text:span text:style-name="T3"><text:s text:c="8"/>cout &lt;&lt; (g.housExpenses - r.housExpenses) &lt;&lt; </text:span><text:span text:style-name="T7">" under your budget of "</text:span><text:span text:style-name="T3"> </text:span></text:p>
      <text:p text:style-name="P21"><text:s text:c="13"/>&lt;&lt; g.housExpenses &lt;&lt; endl;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r.housExpenses &gt; g.housExpenses)</text:span></text:p>
      <text:p text:style-name="P51"><text:span text:style-name="T3"><text:s text:c="8"/>cout &lt;&lt; (r.housExpenses - g.housExpenses) &lt;&lt; </text:span><text:span text:style-name="T7">" over your budget of "</text:span><text:span text:style-name="T3"> </text:span></text:p>
      <text:p text:style-name="P21"><text:s text:c="13"/>&lt;&lt; g.housExpenses &lt;&lt; endl;</text:p>
      <text:p text:style-name="P21"><text:s text:c="4"/></text:p>
      <text:p text:style-name="P51"><text:span text:style-name="T3"><text:s text:c="4"/>cout &lt;&lt; </text:span><text:span text:style-name="T7">"On your transportation expenses you are "</text:span><text:span text:style-name="T3">;</text:span></text:p>
      <text:p text:style-name="P51"><text:soft-page-break/><text:span text:style-name="T3"><text:s text:c="4"/></text:span><text:span text:style-name="T8">if</text:span><text:span text:style-name="T3">(r.transport == g.transport) </text:span></text:p>
      <text:p text:style-name="P51"><text:span text:style-name="T3"><text:s text:c="8"/>cout &lt;&lt; </text:span><text:span text:style-name="T7">"right on your budget of "</text:span><text:span text:style-name="T3"> &lt;&lt; g.transport &lt;&lt; endl;</text:span>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r.transport &lt; g.transport)</text:span></text:p>
      <text:p text:style-name="P51"><text:span text:style-name="T3"><text:s text:c="8"/>cout &lt;&lt; (g.transport - r.transport) &lt;&lt; </text:span><text:span text:style-name="T7">" under your budget of "</text:span><text:span text:style-name="T3"> </text:span></text:p>
      <text:p text:style-name="P21"><text:s text:c="13"/>&lt;&lt; g.transport &lt;&lt; endl;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r.transport &gt; g.transport)</text:span></text:p>
      <text:p text:style-name="P51"><text:span text:style-name="T3"><text:s text:c="8"/>cout &lt;&lt; (r.transport - g.transport) &lt;&lt; </text:span><text:span text:style-name="T7">" over your budget of "</text:span><text:span text:style-name="T3"> </text:span></text:p>
      <text:p text:style-name="P21"><text:s text:c="13"/>&lt;&lt; g.transport &lt;&lt; endl;</text:p>
      <text:p text:style-name="P21"><text:s text:c="4"/></text:p>
      <text:p text:style-name="P51"><text:span text:style-name="T3"><text:s text:c="4"/>cout &lt;&lt; </text:span><text:span text:style-name="T7">"On your food expenses you are "</text:span><text:span text:style-name="T3">;</text:span></text:p>
      <text:p text:style-name="P51"><text:span text:style-name="T3"><text:s text:c="4"/></text:span><text:span text:style-name="T8">if</text:span><text:span text:style-name="T3">(r.food == g.food) </text:span></text:p>
      <text:p text:style-name="P51"><text:span text:style-name="T3"><text:s text:c="8"/>cout &lt;&lt; </text:span><text:span text:style-name="T7">"right on your budget of "</text:span><text:span text:style-name="T3"> &lt;&lt; g.food &lt;&lt; endl;</text:span>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r.food &lt; g.food)</text:span></text:p>
      <text:p text:style-name="P51"><text:span text:style-name="T3"><text:s text:c="8"/>cout &lt;&lt; (g.food - r.food) &lt;&lt; </text:span><text:span text:style-name="T7">" under your budget of "</text:span><text:span text:style-name="T3"> </text:span></text:p>
      <text:p text:style-name="P21"><text:s text:c="13"/>&lt;&lt; g.food &lt;&lt; endl;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r.food &gt; g.food)</text:span></text:p>
      <text:p text:style-name="P51"><text:span text:style-name="T3"><text:s text:c="8"/>cout &lt;&lt; (r.food - g.food) &lt;&lt; </text:span><text:span text:style-name="T7">" over your budget of "</text:span><text:span text:style-name="T3"> </text:span></text:p>
      <text:p text:style-name="P21"><text:s text:c="13"/>&lt;&lt; g.food &lt;&lt; endl;</text:p>
      <text:p text:style-name="P21"><text:s text:c="4"/></text:p>
      <text:p text:style-name="P51"><text:span text:style-name="T3"><text:s text:c="4"/>cout &lt;&lt; </text:span><text:span text:style-name="T7">"On your medical expenses you are "</text:span><text:span text:style-name="T3">;</text:span></text:p>
      <text:p text:style-name="P51"><text:span text:style-name="T3"><text:s text:c="4"/></text:span><text:span text:style-name="T8">if</text:span><text:span text:style-name="T3">(r.medical == g.medical) </text:span></text:p>
      <text:p text:style-name="P51"><text:span text:style-name="T3"><text:s text:c="8"/>cout &lt;&lt; </text:span><text:span text:style-name="T7">"right on your budget of "</text:span><text:span text:style-name="T3"> &lt;&lt; g.medical &lt;&lt; endl;</text:span>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r.medical &lt; g.medical)</text:span></text:p>
      <text:p text:style-name="P51"><text:span text:style-name="T3"><text:s text:c="8"/>cout &lt;&lt; (g.medical - r.medical) &lt;&lt; </text:span><text:span text:style-name="T7">" under your budget of "</text:span><text:span text:style-name="T3"> </text:span></text:p>
      <text:p text:style-name="P21"><text:s text:c="13"/>&lt;&lt; g.medical &lt;&lt; endl;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r.medical &gt; g.medical)</text:span></text:p>
      <text:p text:style-name="P51"><text:span text:style-name="T3"><text:s text:c="8"/>cout &lt;&lt; (r.medical - g.medical) &lt;&lt; </text:span><text:span text:style-name="T7">" over your budget of "</text:span><text:span text:style-name="T3"> </text:span></text:p>
      <text:p text:style-name="P21"><text:s text:c="13"/>&lt;&lt; g.medical &lt;&lt; endl;</text:p>
      <text:p text:style-name="P21"><text:s text:c="4"/></text:p>
      <text:p text:style-name="P51"><text:span text:style-name="T3"><text:s text:c="4"/>cout &lt;&lt; </text:span><text:span text:style-name="T7">"On your insurance expenses you are "</text:span><text:span text:style-name="T3">;</text:span></text:p>
      <text:p text:style-name="P51"><text:span text:style-name="T3"><text:s text:c="4"/></text:span><text:span text:style-name="T8">if</text:span><text:span text:style-name="T3">(r.insurance == g.insurance) </text:span></text:p>
      <text:p text:style-name="P51"><text:span text:style-name="T3"><text:s text:c="8"/>cout &lt;&lt; </text:span><text:span text:style-name="T7">"right on your budget of "</text:span><text:span text:style-name="T3"> &lt;&lt; g.insurance &lt;&lt; endl;</text:span>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r.insurance &lt; g.insurance)</text:span></text:p>
      <text:p text:style-name="P51"><text:span text:style-name="T3"><text:s text:c="8"/>cout &lt;&lt; (g.insurance - r.insurance) &lt;&lt; </text:span><text:span text:style-name="T7">" under your budget of "</text:span><text:span text:style-name="T3"> </text:span></text:p>
      <text:p text:style-name="P21"><text:s text:c="13"/>&lt;&lt; g.insurance &lt;&lt; endl;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r.insurance &gt; g.insurance)</text:span></text:p>
      <text:p text:style-name="P51"><text:span text:style-name="T3"><text:s text:c="8"/>cout &lt;&lt; (r.insurance - g.insurance) &lt;&lt; </text:span><text:span text:style-name="T7">" over your budget of "</text:span><text:span text:style-name="T3"> </text:span></text:p>
      <text:p text:style-name="P21"><text:s text:c="13"/>&lt;&lt; g.insurance &lt;&lt; endl;</text:p>
      <text:p text:style-name="P21"><text:s text:c="3"/></text:p>
      <text:p text:style-name="P51"><text:span text:style-name="T3"><text:s text:c="4"/>cout &lt;&lt; </text:span><text:span text:style-name="T7">"On your entertainment expenses you are "</text:span><text:span text:style-name="T3">;</text:span></text:p>
      <text:p text:style-name="P51"><text:span text:style-name="T3"><text:s text:c="4"/></text:span><text:span text:style-name="T8">if</text:span><text:span text:style-name="T3">(r.entermnt == g.entermnt) </text:span></text:p>
      <text:p text:style-name="P51"><text:span text:style-name="T3"><text:s text:c="8"/>cout &lt;&lt; </text:span><text:span text:style-name="T7">"right on your budget of "</text:span><text:span text:style-name="T3"> &lt;&lt; g.entermnt &lt;&lt; endl;</text:span>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r.entermnt &lt; g.entermnt)</text:span></text:p>
      <text:p text:style-name="P51"><text:span text:style-name="T3"><text:s text:c="8"/>cout &lt;&lt; (g.entermnt - r.entermnt) &lt;&lt; </text:span><text:span text:style-name="T7">" under your budget of "</text:span><text:span text:style-name="T3"> </text:span></text:p>
      <text:p text:style-name="P21"><text:s text:c="13"/>&lt;&lt; g.entermnt &lt;&lt; endl;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r.entermnt &gt; g.entermnt)</text:span></text:p>
      <text:p text:style-name="P51"><text:span text:style-name="T3"><text:s text:c="8"/>cout &lt;&lt; (r.entermnt - g.entermnt) &lt;&lt; </text:span><text:span text:style-name="T7">" over your budget of "</text:span><text:span text:style-name="T3"> </text:span></text:p>
      <text:p text:style-name="P21"><text:s text:c="13"/>&lt;&lt; g.entermnt &lt;&lt; endl;</text:p>
      <text:p text:style-name="P21"><text:s text:c="3"/></text:p>
      <text:p text:style-name="P51"><text:span text:style-name="T3"><text:s text:c="4"/>cout &lt;&lt; </text:span><text:span text:style-name="T7">"On your clothing expenses you are "</text:span><text:span text:style-name="T3">;</text:span></text:p>
      <text:p text:style-name="P51"><text:span text:style-name="T3"><text:s text:c="4"/></text:span><text:span text:style-name="T8">if</text:span><text:span text:style-name="T3">(r.clothing == g.clothing) </text:span></text:p>
      <text:p text:style-name="P51"><text:span text:style-name="T3"><text:s text:c="8"/>cout &lt;&lt; </text:span><text:span text:style-name="T7">"right on your budget of "</text:span><text:span text:style-name="T3"> &lt;&lt; g.clothing &lt;&lt; endl;</text:span>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r.clothing &lt; g.clothing)</text:span></text:p>
      <text:p text:style-name="P51"><text:span text:style-name="T3"><text:s text:c="8"/>cout &lt;&lt; (g.clothing - r.clothing) &lt;&lt; </text:span><text:span text:style-name="T7">" under your budget of "</text:span><text:span text:style-name="T3"> </text:span></text:p>
      <text:p text:style-name="P21"><text:s text:c="13"/>&lt;&lt; g.clothing &lt;&lt; endl;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r.clothing &gt; g.clothing)</text:span></text:p>
      <text:p text:style-name="P51"><text:span text:style-name="T3"><text:s text:c="8"/>cout &lt;&lt; (r.clothing - g.clothing) &lt;&lt; </text:span><text:span text:style-name="T7">" over your budget of "</text:span><text:span text:style-name="T3"> </text:span></text:p>
      <text:p text:style-name="P21"><text:s text:c="13"/>&lt;&lt; g.clothing &lt;&lt; endl;</text:p>
      <text:p text:style-name="P21"><text:s text:c="3"/></text:p>
      <text:p text:style-name="P51"><text:soft-page-break/><text:span text:style-name="T3"><text:s text:c="4"/>cout &lt;&lt; </text:span><text:span text:style-name="T7">"On your miscellaneous expenses you are "</text:span><text:span text:style-name="T3">;</text:span></text:p>
      <text:p text:style-name="P51"><text:span text:style-name="T3"><text:s text:c="4"/></text:span><text:span text:style-name="T8">if</text:span><text:span text:style-name="T3">(r.miscel == g.miscel) </text:span></text:p>
      <text:p text:style-name="P51"><text:span text:style-name="T3"><text:s text:c="8"/>cout &lt;&lt; </text:span><text:span text:style-name="T7">"right on your budget of "</text:span><text:span text:style-name="T3"> &lt;&lt; g.miscel &lt;&lt; endl;</text:span>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r.miscel &lt; g.miscel)</text:span></text:p>
      <text:p text:style-name="P51"><text:span text:style-name="T3"><text:s text:c="8"/>cout &lt;&lt; (g.miscel - r.miscel) &lt;&lt; </text:span><text:span text:style-name="T7">" under your budget of "</text:span><text:span text:style-name="T3"> </text:span></text:p>
      <text:p text:style-name="P21"><text:s text:c="13"/>&lt;&lt; g.miscel &lt;&lt; endl;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(r.miscel &gt; g.miscel)</text:span></text:p>
      <text:p text:style-name="P51"><text:span text:style-name="T3"><text:s text:c="8"/>cout &lt;&lt; (r.miscel - g.miscel) &lt;&lt; </text:span><text:span text:style-name="T7">" over your budget of "</text:span><text:span text:style-name="T3"> </text:span></text:p>
      <text:p text:style-name="P21"><text:s text:c="13"/>&lt;&lt; g.miscel &lt;&lt; endl;</text:p>
      <text:p text:style-name="P21">}</text:p>
      <text:p text:style-name="P1">// Main function for problem 11</text:p>
      <text:p text:style-name="P51"><text:span text:style-name="T8">void</text:span><text:span text:style-name="T3"> monthlyBudget()</text:span></text:p>
      <text:p text:style-name="P21">{</text:p>
      <text:p text:style-name="P51"><text:span text:style-name="T3"><text:s text:c="4"/>Budget goal; <text:s text:c="5"/></text:span><text:span text:style-name="T1">// What budget the user set to himself</text:span></text:p>
      <text:p text:style-name="P51"><text:span text:style-name="T3"><text:s text:c="4"/>Budget reality; <text:s text:c="2"/></text:span><text:span text:style-name="T1">// What the user ended up spending</text:span></text:p>
      <text:p text:style-name="P21"><text:s text:c="4"/></text:p>
      <text:p text:style-name="P51"><text:span text:style-name="T3"><text:s text:c="4"/></text:span><text:span text:style-name="T1">//Set budget amounts</text:span></text:p>
      <text:p text:style-name="P21"><text:s text:c="4"/>goal.housing = 500.0;</text:p>
      <text:p text:style-name="P21"><text:s text:c="4"/>goal.utilities = 150.0;</text:p>
      <text:p text:style-name="P21"><text:s text:c="4"/>goal.housExpenses = 65.0;</text:p>
      <text:p text:style-name="P21"><text:s text:c="4"/>goal.transport = 50.0;</text:p>
      <text:p text:style-name="P21"><text:s text:c="4"/>goal.food = 250.0;</text:p>
      <text:p text:style-name="P21"><text:s text:c="4"/>goal.medical = 30.0;</text:p>
      <text:p text:style-name="P21"><text:s text:c="4"/>goal.insurance = 100.0;</text:p>
      <text:p text:style-name="P21"><text:s text:c="4"/>goal.entermnt = 150.0;</text:p>
      <text:p text:style-name="P21"><text:s text:c="4"/>goal.clothing = <text:s/>75.0;</text:p>
      <text:p text:style-name="P21"><text:s text:c="4"/>goal.miscel = <text:s/>50.0;</text:p>
      <text:p text:style-name="P21"><text:s text:c="4"/></text:p>
      <text:p text:style-name="P51"><text:span text:style-name="T3"><text:s text:c="4"/>getExpenses(reality); <text:s text:c="6"/></text:span><text:span text:style-name="T1">// Get user input</text:span></text:p>
      <text:p text:style-name="P51"><text:span text:style-name="T3"><text:s text:c="4"/>compDisplay(goal, reality); </text:span><text:span text:style-name="T1">// Display results</text:span></text:p>
      <text:p text:style-name="P21">}</text:p>
      <text:p text:style-name="P21"/>
      <text:p text:style-name="P21"/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/></text:span><text:span text:style-name="T1">// Declaring variables</text:span></text:p>
      <text:p text:style-name="P51"><text:span text:style-name="T3"><text:s text:c="4"/></text:span><text:span text:style-name="T8">int</text:span><text:span text:style-name="T3"> problemNumber;</text:span></text:p>
      <text:p text:style-name="P51"><text:span text:style-name="T3"><text:s text:c="4"/></text:span><text:span text:style-name="T8">char</text:span><text:span text:style-name="T3"> cont = </text:span><text:span text:style-name="T7">'N'</text:span><text:span text:style-name="T3">;</text:span></text:p>
      <text:p text:style-name="P51"><text:span text:style-name="T3"><text:s text:c="4"/></text:span><text:span text:style-name="T1">// Menu loop to select the problem</text:span></text:p>
      <text:p text:style-name="P51"><text:span text:style-name="T3"><text:s text:c="4"/></text:span><text:span text:style-name="T8">do</text:span></text:p>
      <text:p text:style-name="P21"><text:s text:c="4"/>{</text:p>
      <text:p text:style-name="P51"><text:span text:style-name="T3"><text:tab/>cout &lt;&lt; </text:span><text:span text:style-name="T7">"\nPlease enter the number of the problem you "</text:span></text:p>
      <text:p text:style-name="P51"><text:span text:style-name="T3"><text:s text:c="16"/></text:span><text:span text:style-name="T7">"would like to run or press '0' to exit\n"</text:span><text:span text:style-name="T3">;</text:span></text:p>
      <text:p text:style-name="P51"><text:span text:style-name="T3"><text:tab/>cout &lt;&lt; </text:span><text:span text:style-name="T7">"\t1 = 11.1\n\t2 = 11.3\n\t3 = 11.4\n"</text:span></text:p>
      <text:p text:style-name="P51"><text:span text:style-name="T3"><text:s text:c="16"/></text:span><text:span text:style-name="T7">"\t4 = 10.5\n\t5 = 11.6\n\t6 = 11.9\n\t"</text:span></text:p>
      <text:p text:style-name="P51"><text:span text:style-name="T3"><text:s text:c="16"/></text:span><text:span text:style-name="T7">"7 = 11.11\n\t0 = EXIT"</text:span><text:span text:style-name="T3"> &lt;&lt; endl;</text:span></text:p>
      <text:p text:style-name="P21"><text:tab/>cin &gt;&gt; problemNumber;</text:p>
      <text:p text:style-name="P51"><text:span text:style-name="T3"><text:tab/></text:span><text:span text:style-name="T1">// Loop in case the user wants to run the same problem</text:span></text:p>
      <text:p text:style-name="P51"><text:span text:style-name="T3"><text:tab/></text:span><text:span text:style-name="T8">do</text:span></text:p>
      <text:p text:style-name="P21"><text:tab/>{</text:p>
      <text:p text:style-name="P51"><text:span text:style-name="T3"><text:s text:c="12"/></text:span><text:span text:style-name="T8">switch</text:span><text:span text:style-name="T3"> (problemNumber)</text:span></text:p>
      <text:p text:style-name="P21"><text:s text:c="12"/>{</text:p>
      <text:p text:style-name="P51"><text:span text:style-name="T3"><text:s text:c="16"/></text:span><text:span text:style-name="T8">case</text:span><text:span text:style-name="T3"> 1: movieData(); </text:span><text:span text:style-name="T8">break</text:span><text:span text:style-name="T3">;</text:span></text:p>
      <text:p text:style-name="P51"><text:span text:style-name="T3"><text:s text:c="16"/></text:span><text:span text:style-name="T8">case</text:span><text:span text:style-name="T3"> 2: CorporateSalesData(); </text:span><text:span text:style-name="T8">break</text:span><text:span text:style-name="T3">;</text:span></text:p>
      <text:p text:style-name="P51"><text:span text:style-name="T3"><text:s text:c="16"/></text:span><text:span text:style-name="T8">case</text:span><text:span text:style-name="T3"> 3: weatherStatistics(); </text:span><text:span text:style-name="T8">break</text:span><text:span text:style-name="T3">;</text:span></text:p>
      <text:p text:style-name="P51"><text:span text:style-name="T3"><text:s text:c="16"/></text:span><text:span text:style-name="T8">case</text:span><text:span text:style-name="T3"> 4: weatherStatisticsModification(); </text:span><text:span text:style-name="T8">break</text:span><text:span text:style-name="T3">;</text:span></text:p>
      <text:p text:style-name="P51"><text:span text:style-name="T3"><text:s text:c="16"/></text:span><text:span text:style-name="T8">case</text:span><text:span text:style-name="T3"> 5: soccerScores(); </text:span><text:span text:style-name="T8">break</text:span><text:span text:style-name="T3">;</text:span></text:p>
      <text:p text:style-name="P51"><text:span text:style-name="T3"><text:s text:c="16"/></text:span><text:span text:style-name="T8">case</text:span><text:span text:style-name="T3"> 6: speakersBureau(); </text:span><text:span text:style-name="T8">break</text:span><text:span text:style-name="T3">;</text:span></text:p>
      <text:p text:style-name="P51"><text:span text:style-name="T3"><text:s text:c="16"/></text:span><text:span text:style-name="T8">case</text:span><text:span text:style-name="T3"> 7: monthlyBudget(); </text:span><text:span text:style-name="T8">break</text:span><text:span text:style-name="T3">;</text:span></text:p>
      <text:p text:style-name="P51"><text:soft-page-break/><text:span text:style-name="T3"><text:tab/><text:tab/></text:span><text:span text:style-name="T8">case</text:span><text:span text:style-name="T3"> 0: </text:span><text:span text:style-name="T8">break</text:span><text:span text:style-name="T3">;</text:span></text:p>
      <text:p text:style-name="P51"><text:span text:style-name="T3"><text:tab/><text:tab/></text:span><text:span text:style-name="T8">default</text:span><text:span text:style-name="T3">: cout&lt;&lt;</text:span><text:span text:style-name="T7">"That's an invalid entry\n"</text:span><text:span text:style-name="T3">; </text:span><text:span text:style-name="T8">break</text:span><text:span text:style-name="T3">;</text:span></text:p>
      <text:p text:style-name="P21"><text:s text:c="12"/>}</text:p>
      <text:p text:style-name="P51"><text:span text:style-name="T3"><text:s text:c="8"/>}</text:span><text:span text:style-name="T8">while</text:span><text:span text:style-name="T3">(problemNumber &lt; 1 || problemNumber &gt; 10);</text:span></text:p>
      <text:p text:style-name="P51"><text:span text:style-name="T3"><text:s text:c="8"/>cout &lt;&lt; </text:span><text:span text:style-name="T7">"\nDo you want to run the "</text:span></text:p>
      <text:p text:style-name="P51"><text:span text:style-name="T3"><text:s text:c="16"/></text:span><text:span text:style-name="T7">"program again? ('Y' to "</text:span></text:p>
      <text:p text:style-name="P51"><text:span text:style-name="T3"><text:s text:c="16"/></text:span><text:span text:style-name="T7">"continue or any other key to "</text:span></text:p>
      <text:p text:style-name="P51"><text:span text:style-name="T3"><text:s text:c="16"/></text:span><text:span text:style-name="T7">"cancel) "</text:span><text:span text:style-name="T3">;</text:span></text:p>
      <text:p text:style-name="P21"><text:tab/>cin &gt;&gt; cont;</text:p>
      <text:p text:style-name="P51"><text:span text:style-name="T3"><text:s text:c="4"/>}</text:span><text:span text:style-name="T8">while</text:span><text:span text:style-name="T3">(toupper(cont) == </text:span><text:span text:style-name="T7">'Y'</text:span><text:span text:style-name="T3">);</text:span></text:p>
      <text:p text:style-name="P21"><text:s text:c="4"/></text:p>
      <text:p text:style-name="P51"><text:span text:style-name="T3"><text:s text:c="4"/></text:span><text:span text:style-name="T8">return</text:span><text:span text:style-name="T3"> 0;</text:span></text:p>
      <text:p text:style-name="P39">}</text:p>
      <text:p text:style-name="P33"/>
      <text:p text:style-name="P12">/* </text:p>
      <text:p text:style-name="P1"><text:s/>* File: <text:s text:c="2"/>main.cpp</text:p>
      <text:p text:style-name="P1"><text:s/>* Author: AbdulHakim</text:p>
      <text:p text:style-name="P1"><text:s/>* Purpose: Homework</text:p>
      <text:p text:style-name="P1"><text:s/>* Created on September 3, 2015, 11:09 A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text:span text:style-name="T3"> </text:span><text:span text:style-name="T1">//Input/Output stream Library</text:span></text:p>
      <text:p text:style-name="P51"><text:span text:style-name="T2">#include</text:span><text:span text:style-name="T3"> </text:span><text:span text:style-name="T7">&lt;cstdlib&gt;</text:span><text:span text:style-name="T3"> <text:s/></text:span><text:span text:style-name="T1">//Random Library</text:span></text:p>
      <text:p text:style-name="P51"><text:span text:style-name="T2">#include</text:span><text:span text:style-name="T3"> </text:span><text:span text:style-name="T7">&lt;ctime&gt;</text:span><text:span text:style-name="T3"> <text:s text:c="3"/></text:span><text:span text:style-name="T1">//Time Library</text:span></text:p>
      <text:p text:style-name="P51"><text:span text:style-name="T2">#include</text:span><text:span text:style-name="T3"> </text:span><text:span text:style-name="T7">&lt;iomanip&gt;</text:span><text:span text:style-name="T3"> <text:s/></text:span><text:span text:style-name="T1">//Format Library</text:span></text:p>
      <text:p text:style-name="P51"><text:span text:style-name="T8">using</text:span><text:span text:style-name="T3"> </text:span><text:span text:style-name="T8">namespace</text:span><text:span text:style-name="T3"> std;</text:span><text:span text:style-name="T1">//Utilize standard name-space directly</text:span></text:p>
      <text:p text:style-name="P21"/>
      <text:p text:style-name="P1">//User Libraries</text:p>
      <text:p text:style-name="P21"/>
      <text:p text:style-name="P1">//Global Constants</text:p>
      <text:p text:style-name="P51"><text:span text:style-name="T8">const</text:span><text:span text:style-name="T3"> </text:span><text:span text:style-name="T8">int</text:span><text:span text:style-name="T3"> COL=2;</text:span><text:span text:style-name="T1">//Static Array Column Size</text:span></text:p>
      <text:p text:style-name="P21"/>
      <text:p text:style-name="P1">//Function Prototypes - Roll the Dice and Output relevant statistics</text:p>
      <text:p text:style-name="P51"><text:span text:style-name="T8">unsigned</text:span><text:span text:style-name="T3"> </text:span><text:span text:style-name="T8">short</text:span><text:span text:style-name="T3"> rollDie(</text:span><text:span text:style-name="T8">const</text:span><text:span text:style-name="T3"> </text:span><text:span text:style-name="T8">unsigned</text:span><text:span text:style-name="T3"> </text:span><text:span text:style-name="T8">char</text:span><text:span text:style-name="T3"> &amp;,</text:span><text:span text:style-name="T8">const</text:span><text:span text:style-name="T3"> </text:span><text:span text:style-name="T8">unsigned</text:span><text:span text:style-name="T3"> </text:span><text:span text:style-name="T8">char</text:span><text:span text:style-name="T3">&amp; = 6);</text:span></text:p>
      <text:p text:style-name="P51"><text:span text:style-name="T8">void</text:span><text:span text:style-name="T3"> outStat(</text:span><text:span text:style-name="T8">const</text:span><text:span text:style-name="T3"> </text:span><text:span text:style-name="T8">int</text:span><text:span text:style-name="T3"> [][COL],</text:span><text:span text:style-name="T8">const</text:span><text:span text:style-name="T3"> </text:span><text:span text:style-name="T8">int</text:span><text:span text:style-name="T3"> &amp;,</text:span><text:span text:style-name="T8">const</text:span><text:span text:style-name="T3"> </text:span><text:span text:style-name="T8">int</text:span><text:span text:style-name="T3"> &amp;);</text:span></text:p>
      <text:p text:style-name="P21"/>
      <text:p text:style-name="P1">/******************************************************************************/</text:p>
      <text:p text:style-name="P1">/*************************** Craps Simulation **********************************</text:p>
      <text:p text:style-name="P1">********************************************************************************</text:p>
      <text:p text:style-name="P1">00000000011111111112222222222333333333344444444445555555555666666666677777777778</text:p>
      <text:p text:style-name="P1">12345678901234567890123456789012345678901234567890123456789012345678901234567890</text:p>
      <text:p text:style-name="P1"><text:s/>* Input</text:p>
      <text:p text:style-name="P1"><text:s/>* <text:s text:c="5"/>nGames -&gt; Number of Games [0, 10^9] at max takes about 2 minutes</text:p>
      <text:p text:style-name="P1"><text:s/>* Output</text:p>
      <text:p text:style-name="P1"><text:s/>* <text:s text:c="5"/>All Statistics</text:p>
      <text:p text:style-name="P1"><text:s/>* <text:s text:c="9"/>Overall wins/losses and individual sum win/loss percentages</text:p>
      <text:p text:style-name="P1">*******************************************************************************/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Set random number seed with respect to time.</text:span></text:p>
      <text:p text:style-name="P51"><text:span text:style-name="T3"><text:s text:c="4"/>srand(</text:span><text:span text:style-name="T8">static_cast</text:span><text:span text:style-name="T3">&lt;</text:span><text:span text:style-name="T8">unsigned</text:span><text:span text:style-name="T3"> </text:span><text:span text:style-name="T8">int</text:span><text:span text:style-name="T3">&gt;(time(0)));</text:span></text:p>
      <text:p text:style-name="P51"><text:span text:style-name="T3"><text:s text:c="4"/></text:span><text:span text:style-name="T1">//Declare variables</text:span></text:p>
      <text:p text:style-name="P51"><text:span text:style-name="T3"><text:s text:c="4"/></text:span><text:span text:style-name="T8">unsigned</text:span><text:span text:style-name="T3"> </text:span><text:span text:style-name="T8">int</text:span><text:span text:style-name="T3"> nGames=50000000,nDie=2;</text:span><text:span text:style-name="T1">//Number of Games and Dice</text:span></text:p>
      <text:p text:style-name="P51"><text:span text:style-name="T3"><text:s text:c="4"/></text:span><text:span text:style-name="T8">int</text:span><text:span text:style-name="T3"> nThrows=0,mxThrow=0; </text:span><text:span text:style-name="T1">//Counters for number of Throws and max Throws</text:span></text:p>
      <text:p text:style-name="P51"><text:span text:style-name="T3"><text:s text:c="4"/></text:span><text:span text:style-name="T8">const</text:span><text:span text:style-name="T3"> </text:span><text:span text:style-name="T8">int</text:span><text:span text:style-name="T3"> ROW=13; <text:s text:c="7"/></text:span><text:span text:style-name="T1">//Static Size of Frequency Array Counter</text:span></text:p>
      <text:p text:style-name="P51"><text:span text:style-name="T3"><text:s text:c="4"/></text:span><text:span text:style-name="T8">int</text:span><text:span text:style-name="T3"> winLoss[ROW][COL]={};</text:span><text:span text:style-name="T1">//Initialize 2-D Static Array to 0</text:span></text:p>
      <text:p text:style-name="P51"><text:span text:style-name="T3"><text:s text:c="4"/></text:span><text:span text:style-name="T1">//Play the game</text:span></text:p>
      <text:p text:style-name="P51"><text:span text:style-name="T3"><text:s text:c="4"/></text:span><text:span text:style-name="T8">for</text:span><text:span text:style-name="T3">(</text:span><text:span text:style-name="T8">unsigned</text:span><text:span text:style-name="T3"> </text:span><text:span text:style-name="T8">int</text:span><text:span text:style-name="T3"> game=1;game&lt;=nGames;game++){</text:span></text:p>
      <text:p text:style-name="P51"><text:span text:style-name="T3"><text:s text:c="8"/></text:span><text:span text:style-name="T1">//Throw the dice</text:span></text:p>
      <text:p text:style-name="P51"><text:soft-page-break/><text:span text:style-name="T3"><text:s text:c="8"/></text:span><text:span text:style-name="T8">int</text:span><text:span text:style-name="T3"> sum1=rollDie(nDie),gThrow=0;</text:span></text:p>
      <text:p text:style-name="P21"><text:s text:c="8"/>nThrows++;gThrow++;</text:p>
      <text:p text:style-name="P51"><text:span text:style-name="T3"><text:s text:c="8"/></text:span><text:span text:style-name="T1">//Win-Loss or keep rolling</text:span></text:p>
      <text:p text:style-name="P51"><text:span text:style-name="T3"><text:s text:c="8"/></text:span><text:span text:style-name="T8">switch</text:span><text:span text:style-name="T3">(sum1){</text:span></text:p>
      <text:p text:style-name="P51"><text:span text:style-name="T3"><text:s text:c="12"/></text:span><text:span text:style-name="T8">case</text:span><text:span text:style-name="T3"> 7:</text:span><text:span text:style-name="T8">case</text:span><text:span text:style-name="T3"> 11: <text:s text:c="8"/>winLoss[sum1][0]++;</text:span><text:span text:style-name="T8">break</text:span><text:span text:style-name="T3">;</text:span><text:span text:style-name="T1">//Win</text:span></text:p>
      <text:p text:style-name="P51"><text:span text:style-name="T3"><text:s text:c="12"/></text:span><text:span text:style-name="T8">case</text:span><text:span text:style-name="T3"> 2:</text:span><text:span text:style-name="T8">case</text:span><text:span text:style-name="T3"> <text:s/>3:</text:span><text:span text:style-name="T8">case</text:span><text:span text:style-name="T3"> 12: winLoss[sum1][1]++;</text:span><text:span text:style-name="T8">break</text:span><text:span text:style-name="T3">;</text:span><text:span text:style-name="T1">//Loss</text:span></text:p>
      <text:p text:style-name="P51"><text:span text:style-name="T3"><text:s text:c="12"/></text:span><text:span text:style-name="T8">default</text:span><text:span text:style-name="T3">:{</text:span></text:p>
      <text:p text:style-name="P51"><text:span text:style-name="T3"><text:s text:c="16"/></text:span><text:span text:style-name="T1">//Keep rolling until original or 7 are thrown.</text:span></text:p>
      <text:p text:style-name="P51"><text:span text:style-name="T3"><text:s text:c="16"/></text:span><text:span text:style-name="T8">bool</text:span><text:span text:style-name="T3"> stop=</text:span><text:span text:style-name="T8">false</text:span><text:span text:style-name="T3">;</text:span><text:span text:style-name="T1">//Boolean to end the Game</text:span></text:p>
      <text:p text:style-name="P51"><text:span text:style-name="T3"><text:s text:c="16"/></text:span><text:span text:style-name="T8">do</text:span><text:span text:style-name="T3">{</text:span><text:span text:style-name="T1">//Roll the die again till stopping condition reached</text:span></text:p>
      <text:p text:style-name="P51"><text:span text:style-name="T3"><text:s text:c="20"/></text:span><text:span text:style-name="T8">int</text:span><text:span text:style-name="T3"> sumN=rollDie(nDie);</text:span><text:span text:style-name="T1">//Obtain a new sum to compare</text:span></text:p>
      <text:p text:style-name="P51"><text:span text:style-name="T3"><text:s text:c="20"/>nThrows++;gThrow++;</text:span><text:span text:style-name="T1">//Increment the throws per game</text:span></text:p>
      <text:p text:style-name="P51"><text:span text:style-name="T3"><text:s text:c="20"/></text:span><text:span text:style-name="T1">//Check for win or loss</text:span></text:p>
      <text:p text:style-name="P51"><text:span text:style-name="T3"><text:s text:c="20"/></text:span><text:span text:style-name="T8">if</text:span><text:span text:style-name="T3">(sumN==7){</text:span><text:span text:style-name="T1">//Rolling a 7 before the original is a Loss</text:span></text:p>
      <text:p text:style-name="P51"><text:span text:style-name="T3"><text:s text:c="24"/>winLoss[sum1][1]++;</text:span><text:span text:style-name="T1">//Increment the Loss</text:span></text:p>
      <text:p text:style-name="P51"><text:span text:style-name="T3"><text:s text:c="24"/>stop=</text:span><text:span text:style-name="T8">true</text:span><text:span text:style-name="T3">;</text:span><text:span text:style-name="T1">//End the game</text:span></text:p>
      <text:p text:style-name="P51"><text:span text:style-name="T3"><text:s text:c="20"/>}</text:span><text:span text:style-name="T8">else</text:span><text:span text:style-name="T3"> </text:span><text:span text:style-name="T8">if</text:span><text:span text:style-name="T3">(sumN==sum1){</text:span><text:span text:style-name="T1">//Roll the original before 7 is a win</text:span></text:p>
      <text:p text:style-name="P51"><text:span text:style-name="T3"><text:s text:c="24"/>winLoss[sum1][0]++;</text:span><text:span text:style-name="T1">//Increment the Win</text:span></text:p>
      <text:p text:style-name="P51"><text:span text:style-name="T3"><text:s text:c="24"/>stop=</text:span><text:span text:style-name="T8">true</text:span><text:span text:style-name="T3">;</text:span><text:span text:style-name="T1">//End the game</text:span></text:p>
      <text:p text:style-name="P21"><text:s text:c="20"/>}</text:p>
      <text:p text:style-name="P51"><text:span text:style-name="T3"><text:s text:c="16"/>}</text:span><text:span text:style-name="T8">while</text:span><text:span text:style-name="T3">(!stop);</text:span><text:span text:style-name="T1">//Exit the game loop</text:span></text:p>
      <text:p text:style-name="P21"><text:s text:c="12"/>}</text:p>
      <text:p text:style-name="P21"><text:s text:c="8"/>}</text:p>
      <text:p text:style-name="P51"><text:span text:style-name="T3"><text:s text:c="8"/></text:span><text:span text:style-name="T8">if</text:span><text:span text:style-name="T3">(gThrow&gt;mxThrow)mxThrow=gThrow;</text:span><text:span text:style-name="T1">//Keep track of max Throws in a Game</text:span></text:p>
      <text:p text:style-name="P21"><text:s text:c="4"/>}</text:p>
      <text:p text:style-name="P51"><text:span text:style-name="T3"><text:s text:c="4"/></text:span><text:span text:style-name="T1">//Output all the relevant statistics for a Craps game</text:span></text:p>
      <text:p text:style-name="P51"><text:span text:style-name="T3"><text:s text:c="4"/>cout&lt;&lt;</text:span><text:span text:style-name="T7">"Games played = "</text:span><text:span text:style-name="T3">&lt;&lt;nGames&lt;&lt;endl;</text:span></text:p>
      <text:p text:style-name="P51"><text:span text:style-name="T3"><text:s text:c="4"/>cout&lt;&lt;</text:span><text:span text:style-name="T7">"Averaqe Throws/Game = "</text:span><text:span text:style-name="T3">&lt;&lt;1.0f*nThrows/nGames&lt;&lt;endl;</text:span><text:span text:style-name="T1">//Casting</text:span></text:p>
      <text:p text:style-name="P51"><text:span text:style-name="T3"><text:s text:c="4"/>cout&lt;&lt;</text:span><text:span text:style-name="T7">"During one of the games a set of dice was thrown "</text:span></text:p>
      <text:p text:style-name="P51"><text:span text:style-name="T3"><text:s text:c="8"/>&lt;&lt;mxThrow&lt;&lt;</text:span><text:span text:style-name="T7">"(times)"</text:span><text:span text:style-name="T3">&lt;&lt;endl;</text:span></text:p>
      <text:p text:style-name="P21"><text:s text:c="4"/>outStat(winLoss,nGames,ROW);</text:p>
      <text:p text:style-name="P51"><text:span text:style-name="T3"><text:s text:c="4"/></text:span><text:span text:style-name="T1">//Exit stage right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1">/******************************************************************************/</text:p>
      <text:p text:style-name="P1">/*************************** Output Statistics *********************************</text:p>
      <text:p text:style-name="P1">********************************************************************************</text:p>
      <text:p text:style-name="P1">00000000011111111112222222222333333333344444444445555555555666666666677777777778</text:p>
      <text:p text:style-name="P1">12345678901234567890123456789012345678901234567890123456789012345678901234567890</text:p>
      <text:p text:style-name="P1"><text:s/>* Inputs </text:p>
      <text:p text:style-name="P1"><text:s/>* <text:s text:c="5"/>winLoss -&gt; Static 2 Dim Array contains statistics of Wins and Losses</text:p>
      <text:p text:style-name="P1"><text:s/>* <text:s text:c="5"/>nGames <text:s/>-&gt; Number of Games 1 to 5x10^8, not to exceed -&gt; 1 minute</text:p>
      <text:p text:style-name="P1"><text:s/>* <text:s text:c="5"/>SIZE <text:s text:c="3"/>-&gt; Index of winLoss rows 0 to 12 covers values 2 to 12</text:p>
      <text:p text:style-name="P1">*******************************************************************************/</text:p>
      <text:p text:style-name="P51"><text:span text:style-name="T8">void</text:span><text:span text:style-name="T3"> outStat(</text:span><text:span text:style-name="T8">const</text:span><text:span text:style-name="T3"> </text:span><text:span text:style-name="T8">int</text:span><text:span text:style-name="T3"> winLoss[][COL],</text:span><text:span text:style-name="T8">const</text:span><text:span text:style-name="T3"> </text:span><text:span text:style-name="T8">int</text:span><text:span text:style-name="T3"> &amp;nGames,</text:span><text:span text:style-name="T8">const</text:span><text:span text:style-name="T3"> </text:span><text:span text:style-name="T8">int</text:span><text:span text:style-name="T3"> &amp;SIZE){</text:span></text:p>
      <text:p text:style-name="P51"><text:span text:style-name="T3"><text:s text:c="4"/></text:span><text:span text:style-name="T1">//Declare Variables</text:span></text:p>
      <text:p text:style-name="P51"><text:span text:style-name="T3"><text:s text:c="4"/></text:span><text:span text:style-name="T8">int</text:span><text:span text:style-name="T3"> totWin=0,totLoss=0,totGame;</text:span><text:span text:style-name="T1">//Self Explanatory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SIZE;i++){</text:span><text:span text:style-name="T1">//Loop and add all wins and losses</text:span></text:p>
      <text:p text:style-name="P51"><text:span text:style-name="T3"><text:s text:c="8"/>totWin+=winLoss[i][0];</text:span><text:span text:style-name="T1">//Wins in column 1 index 0</text:span></text:p>
      <text:p text:style-name="P51"><text:span text:style-name="T3"><text:s text:c="8"/>totLoss+=winLoss[i][1];</text:span><text:span text:style-name="T1">//Loss in column 2 index 1</text:span></text:p>
      <text:p text:style-name="P21"><text:s text:c="4"/>}</text:p>
      <text:p text:style-name="P51"><text:span text:style-name="T3"><text:s text:c="4"/>totGame=totWin+totLoss;</text:span><text:span text:style-name="T1">//Should equal the number of games played</text:span></text:p>
      <text:p text:style-name="P51"><text:span text:style-name="T3"><text:s text:c="4"/></text:span><text:span text:style-name="T1">//Output the total Stats</text:span></text:p>
      <text:p text:style-name="P51"><text:span text:style-name="T3"><text:s text:c="4"/>cout&lt;&lt;</text:span><text:span text:style-name="T7">"Total Games Played "</text:span><text:span text:style-name="T3">&lt;&lt;totGame&lt;&lt;</text:span><text:span text:style-name="T7">" = "</text:span><text:span text:style-name="T3">&lt;&lt;nGames&lt;&lt;endl;</text:span></text:p>
      <text:p text:style-name="P51"><text:span text:style-name="T3"><text:s text:c="4"/>cout&lt;&lt;</text:span><text:span text:style-name="T7">"Total Wins <text:s text:c="2"/>= "</text:span><text:span text:style-name="T3">&lt;&lt;totWin&lt;&lt;endl;</text:span></text:p>
      <text:p text:style-name="P51"><text:span text:style-name="T3"><text:s text:c="4"/>cout&lt;&lt;</text:span><text:span text:style-name="T7">"Total Lost <text:s text:c="2"/>= "</text:span><text:span text:style-name="T3">&lt;&lt;totLoss&lt;&lt;endl;</text:span></text:p>
      <text:p text:style-name="P51"><text:span text:style-name="T3"><text:s text:c="4"/>cout&lt;&lt;</text:span><text:span text:style-name="T7">"Percent Win <text:s/>= "</text:span><text:span text:style-name="T3">&lt;&lt;100.0f*totWin/totGame&lt;&lt;</text:span><text:span text:style-name="T7">"%"</text:span><text:span text:style-name="T3">&lt;&lt;endl; </text:span><text:span text:style-name="T1">//Casting</text:span></text:p>
      <text:p text:style-name="P51"><text:span text:style-name="T3"><text:s text:c="4"/>cout&lt;&lt;</text:span><text:span text:style-name="T7">"Percent Loss = "</text:span><text:span text:style-name="T3">&lt;&lt;100.0f*totLoss/totGame&lt;&lt;</text:span><text:span text:style-name="T7">"%"</text:span><text:span text:style-name="T3">&lt;&lt;endl;</text:span><text:span text:style-name="T1">//Casting</text:span></text:p>
      <text:p text:style-name="P51"><text:soft-page-break/><text:span text:style-name="T3"><text:s text:c="4"/></text:span><text:span text:style-name="T1">//Output the individual Stats compared to total</text:span></text:p>
      <text:p text:style-name="P51"><text:span text:style-name="T3"><text:s text:c="4"/>cout&lt;&lt;</text:span><text:span text:style-name="T7">"Wins and Losses compared to total"</text:span><text:span text:style-name="T3">&lt;&lt;endl;</text:span></text:p>
      <text:p text:style-name="P51"><text:span text:style-name="T3"><text:s text:c="4"/>cout&lt;&lt;</text:span><text:span text:style-name="T7">"Die <text:s text:c="2"/>Win% <text:s text:c="2"/>Loss%"</text:span><text:span text:style-name="T3">&lt;&lt;endl;</text:span></text:p>
      <text:p text:style-name="P21"><text:s text:c="4"/>cout&lt;&lt;fixed&lt;&lt;setprecision(2)&lt;&lt;showpoint;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2;i&lt;SIZE;i++){</text:span><text:span text:style-name="T1">//Loop and output percentages to total</text:span></text:p>
      <text:p text:style-name="P21"><text:s text:c="8"/>cout&lt;&lt;setw(2)&lt;&lt;i</text:p>
      <text:p text:style-name="P21"><text:s text:c="12"/>&lt;&lt;setw(8)&lt;&lt;100.0f*winLoss[i][0]/totGame</text:p>
      <text:p text:style-name="P21"><text:s text:c="12"/>&lt;&lt;setw(8)&lt;&lt;100.0f*winLoss[i][1]/totGame&lt;&lt;endl;</text:p>
      <text:p text:style-name="P21"><text:s text:c="4"/>}</text:p>
      <text:p text:style-name="P51"><text:span text:style-name="T3"><text:s text:c="4"/>cout&lt;&lt;</text:span><text:span text:style-name="T7">"Wins and Losses compared to Die thrown"</text:span><text:span text:style-name="T3">&lt;&lt;endl;</text:span></text:p>
      <text:p text:style-name="P51"><text:span text:style-name="T3"><text:s text:c="4"/>cout&lt;&lt;</text:span><text:span text:style-name="T7">"Die <text:s text:c="2"/>Win% <text:s text:c="2"/>Loss%"</text:span><text:span text:style-name="T3">&lt;&lt;endl;</text:span></text:p>
      <text:p text:style-name="P21"><text:s text:c="4"/>cout&lt;&lt;fixed&lt;&lt;setprecision(2)&lt;&lt;showpoint;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2;i&lt;SIZE;i++){</text:span><text:span text:style-name="T1">//Loop and output percentages to sum</text:span></text:p>
      <text:p text:style-name="P21"><text:s text:c="8"/>cout&lt;&lt;setw(2)&lt;&lt;i</text:p>
      <text:p text:style-name="P21"><text:s text:c="12"/>&lt;&lt;setw(8)&lt;&lt;100.0f*winLoss[i][0]/(winLoss[i][0]+winLoss[i][1])</text:p>
      <text:p text:style-name="P21"><text:s text:c="12"/>&lt;&lt;setw(8)&lt;&lt;100.0f*winLoss[i][1]/(winLoss[i][0]+winLoss[i][1])&lt;&lt;endl;</text:p>
      <text:p text:style-name="P21"><text:s text:c="4"/>}</text:p>
      <text:p text:style-name="P21">}</text:p>
      <text:p text:style-name="P21"/>
      <text:p text:style-name="P1">/******************************************************************************/</text:p>
      <text:p text:style-name="P1">/*************************** Roll All the Die **********************************</text:p>
      <text:p text:style-name="P1">********************************************************************************</text:p>
      <text:p text:style-name="P1">00000000011111111112222222222333333333344444444445555555555666666666677777777778</text:p>
      <text:p text:style-name="P1">12345678901234567890123456789012345678901234567890123456789012345678901234567890</text:p>
      <text:p text:style-name="P1"><text:s/>* Inputs </text:p>
      <text:p text:style-name="P1"><text:s/>* <text:s text:c="5"/>nDice <text:s/>-&gt; Number of Die to Roll [1,255]</text:p>
      <text:p text:style-name="P1"><text:s/>* <text:s text:c="5"/>sides <text:s/>-&gt; Number of sides for each Die [2,255]</text:p>
      <text:p text:style-name="P1"><text:s/>* Output</text:p>
      <text:p text:style-name="P1"><text:s/>* <text:s text:c="5"/>sum <text:s text:c="3"/>-&gt; Value of all die thrown [2,65,535]</text:p>
      <text:p text:style-name="P1">*******************************************************************************/</text:p>
      <text:p text:style-name="P51"><text:span text:style-name="T8">unsigned</text:span><text:span text:style-name="T3"> </text:span><text:span text:style-name="T8">short</text:span><text:span text:style-name="T3"> rollDie(</text:span><text:span text:style-name="T8">const</text:span><text:span text:style-name="T3"> </text:span><text:span text:style-name="T8">unsigned</text:span><text:span text:style-name="T3"> </text:span><text:span text:style-name="T8">char</text:span><text:span text:style-name="T3"> &amp;nDice,</text:span><text:span text:style-name="T8">const</text:span><text:span text:style-name="T3"> </text:span><text:span text:style-name="T8">unsigned</text:span><text:span text:style-name="T3"> </text:span><text:span text:style-name="T8">char</text:span><text:span text:style-name="T3"> &amp;sides){</text:span></text:p>
      <text:p text:style-name="P51"><text:span text:style-name="T3"><text:s text:c="4"/></text:span><text:span text:style-name="T1">//Validate Inputs</text:span></text:p>
      <text:p text:style-name="P51"><text:span text:style-name="T3"><text:s text:c="4"/></text:span><text:span text:style-name="T8">if</text:span><text:span text:style-name="T3">(nDice==0||sides&lt;2)</text:span><text:span text:style-name="T8">return</text:span><text:span text:style-name="T3"> </text:span><text:span text:style-name="T8">false</text:span><text:span text:style-name="T3">;</text:span><text:span text:style-name="T1">//If invalid return 0</text:span></text:p>
      <text:p text:style-name="P51"><text:span text:style-name="T3"><text:s text:c="4"/></text:span><text:span text:style-name="T1">//Declare variables</text:span></text:p>
      <text:p text:style-name="P51"><text:span text:style-name="T3"><text:s text:c="4"/></text:span><text:span text:style-name="T8">unsigned</text:span><text:span text:style-name="T3"> </text:span><text:span text:style-name="T8">short</text:span><text:span text:style-name="T3"> sum=0;</text:span><text:span text:style-name="T1">//Keep track of die rolled and their sum</text:span></text:p>
      <text:p text:style-name="P51"><text:span text:style-name="T3"><text:s text:c="4"/></text:span><text:span text:style-name="T8">unsigned</text:span><text:span text:style-name="T3"> </text:span><text:span text:style-name="T8">char</text:span><text:span text:style-name="T3"> roll=0;</text:span><text:span text:style-name="T1">//Roll each die, one at a time</text:span></text:p>
      <text:p text:style-name="P51"><text:span text:style-name="T3"><text:s text:c="4"/></text:span><text:span text:style-name="T1">//Sum the value of all the die rolled</text:span></text:p>
      <text:p text:style-name="P51"><text:span text:style-name="T3"><text:s text:c="4"/></text:span><text:span text:style-name="T8">while</text:span><text:span text:style-name="T3">(++roll&lt;=nDice){ <text:s text:c="4"/></text:span><text:span text:style-name="T1">//Keep rolling until roll&gt;nDice</text:span></text:p>
      <text:p text:style-name="P51"><text:span text:style-name="T3"><text:s text:c="8"/>sum+=(rand()%sides+1);</text:span><text:span text:style-name="T1">//Randomly throw a </text:span></text:p>
      <text:p text:style-name="P21"><text:s text:c="4"/>}</text:p>
      <text:p text:style-name="P51"><text:span text:style-name="T3"><text:s text:c="4"/></text:span><text:span text:style-name="T8">return</text:span><text:span text:style-name="T3"> sum;</text:span></text:p>
      <text:p text:style-name="P21">}</text:p>
      <text:p text:style-name="P33"/>
      <text:p text:style-name="P12">/* </text:p>
      <text:p text:style-name="P1"><text:s/>* File: <text:s text:c="2"/>main.cpp</text:p>
      <text:p text:style-name="P1"><text:s/>* Author: Abdul Hakim Abbas</text:p>
      <text:p text:style-name="P1"><text:s/>* Purpose: Homework for Array using the Mod operator_Problem_#'s_8 &amp; 9 </text:p>
      <text:p text:style-name="P1"><text:s/>* Created on September 18, 2015, 9:43 A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21"/>
      <text:p text:style-name="P1">//Global Constant</text:p>
      <text:p text:style-name="P21"/>
      <text:p text:style-name="P1"><text:soft-page-break/>//Function prototypes</text:p>
      <text:p text:style-name="P51"><text:span text:style-name="T8">float</text:span><text:span text:style-name="T3"> mean(</text:span><text:span text:style-name="T8">int</text:span><text:span text:style-name="T3">[], </text:span><text:span text:style-name="T8">int</text:span><text:span text:style-name="T3">);</text:span></text:p>
      <text:p text:style-name="P51"><text:span text:style-name="T8">float</text:span><text:span text:style-name="T3"> median(</text:span><text:span text:style-name="T8">int</text:span><text:span text:style-name="T3">[], </text:span><text:span text:style-name="T8">int</text:span><text:span text:style-name="T3">);</text:span></text:p>
      <text:p text:style-name="P51"><text:span text:style-name="T8">int</text:span><text:span text:style-name="T3"> *mode(</text:span><text:span text:style-name="T8">int</text:span><text:span text:style-name="T3">[], </text:span><text:span text:style-name="T8">int</text:span><text:span text:style-name="T3">);</text:span></text:p>
      <text:p text:style-name="P51"><text:span text:style-name="T8">void</text:span><text:span text:style-name="T3"> sort(</text:span><text:span text:style-name="T8">int</text:span><text:span text:style-name="T3">[], </text:span><text:span text:style-name="T8">int</text:span><text:span text:style-name="T3">);</text:span></text:p>
      <text:p text:style-name="P21"/>
      <text:p text:style-name="P1">//System Begins Here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21"><text:s text:c="4"/>cout&lt;&lt;fixed&lt;&lt;showpoint&lt;&lt;setprecision(2);</text:p>
      <text:p text:style-name="P51"><text:span text:style-name="T3"><text:s text:c="4"/></text:span><text:span text:style-name="T1">//Declare Variables</text:span></text:p>
      <text:p text:style-name="P21"><text:s text:c="4"/></text:p>
      <text:p text:style-name="P51"><text:span text:style-name="T3"><text:s text:c="4"/></text:span><text:span text:style-name="T8">int</text:span><text:span text:style-name="T3"> num;</text:span></text:p>
      <text:p text:style-name="P51"><text:span text:style-name="T3"><text:s text:c="4"/></text:span><text:span text:style-name="T8">int</text:span><text:span text:style-name="T3"> *</text:span><text:span text:style-name="T8">array</text:span><text:span text:style-name="T3">;</text:span></text:p>
      <text:p text:style-name="P51"><text:span text:style-name="T3"><text:s text:c="4"/></text:span><text:span text:style-name="T8">float</text:span><text:span text:style-name="T3"> avg;</text:span></text:p>
      <text:p text:style-name="P51"><text:span text:style-name="T3"><text:s text:c="4"/></text:span><text:span text:style-name="T8">float</text:span><text:span text:style-name="T3"> med;</text:span></text:p>
      <text:p text:style-name="P51"><text:span text:style-name="T3"><text:s text:c="4"/></text:span><text:span text:style-name="T8">int</text:span><text:span text:style-name="T3"> *mod;</text:span></text:p>
      <text:p text:style-name="P51"><text:span text:style-name="T3"><text:s text:c="4"/></text:span><text:span text:style-name="T1">//input</text:span></text:p>
      <text:p text:style-name="P51"><text:span text:style-name="T3"><text:s text:c="4"/>cout&lt;&lt;</text:span><text:span text:style-name="T7">"Input the num of the array :"</text:span><text:span text:style-name="T3">;</text:span></text:p>
      <text:p text:style-name="P21"><text:s text:c="4"/>cin&gt;&gt;num;</text:p>
      <text:p text:style-name="P51"><text:span text:style-name="T3"><text:s text:c="4"/></text:span><text:span text:style-name="T8">array</text:span><text:span text:style-name="T3"> = </text:span><text:span text:style-name="T8">new</text:span><text:span text:style-name="T3"> </text:span><text:span text:style-name="T8">int</text:span><text:span text:style-name="T3">[num];</text:span></text:p>
      <text:p text:style-name="P51"><text:span text:style-name="T3"><text:s text:c="4"/>cout&lt;&lt;</text:span><text:span text:style-name="T7">"Input the numbers with space\n"</text:span><text:span text:style-name="T3">;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num;i++){</text:span></text:p>
      <text:p text:style-name="P51"><text:span text:style-name="T3"><text:s text:c="8"/>cin&gt;&gt;</text:span><text:span text:style-name="T8">array</text:span><text:span text:style-name="T3">[i];</text:span></text:p>
      <text:p text:style-name="P21"><text:s text:c="4"/>}</text:p>
      <text:p text:style-name="P21"><text:s text:c="4"/></text:p>
      <text:p text:style-name="P51"><text:span text:style-name="T3"><text:s text:c="4"/></text:span><text:span text:style-name="T1">//sorting</text:span></text:p>
      <text:p text:style-name="P51"><text:span text:style-name="T3"><text:s text:c="4"/>sort(</text:span><text:span text:style-name="T8">array</text:span><text:span text:style-name="T3">, num);</text:span></text:p>
      <text:p text:style-name="P21"><text:s text:c="4"/></text:p>
      <text:p text:style-name="P51"><text:span text:style-name="T3"><text:s text:c="4"/></text:span><text:span text:style-name="T1">//find mena median mode</text:span></text:p>
      <text:p text:style-name="P51"><text:span text:style-name="T3"><text:s text:c="4"/>avg=mean(</text:span><text:span text:style-name="T8">array</text:span><text:span text:style-name="T3">, num);</text:span></text:p>
      <text:p text:style-name="P51"><text:span text:style-name="T3"><text:s text:c="4"/>med=median(</text:span><text:span text:style-name="T8">array</text:span><text:span text:style-name="T3">, num);</text:span></text:p>
      <text:p text:style-name="P51"><text:span text:style-name="T3"><text:s text:c="4"/>mod=mode(</text:span><text:span text:style-name="T8">array</text:span><text:span text:style-name="T3">, num);</text:span></text:p>
      <text:p text:style-name="P51"><text:span text:style-name="T3"><text:s text:c="4"/></text:span><text:span text:style-name="T1">//output</text:span></text:p>
      <text:p text:style-name="P51"><text:span text:style-name="T3"><text:s text:c="4"/>cout&lt;&lt;</text:span><text:span text:style-name="T7">"avgerage = "</text:span><text:span text:style-name="T3">&lt;&lt;avg&lt;&lt;endl;</text:span></text:p>
      <text:p text:style-name="P51"><text:span text:style-name="T3"><text:s text:c="4"/>cout&lt;&lt;</text:span><text:span text:style-name="T7">"median = "</text:span><text:span text:style-name="T3">&lt;&lt;med&lt;&lt;endl;</text:span></text:p>
      <text:p text:style-name="P51"><text:span text:style-name="T3"><text:s text:c="4"/>cout&lt;&lt;</text:span><text:span text:style-name="T7">"mode array = {"</text:span><text:span text:style-name="T3">;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 i&lt;mod[0]+2;i++){</text:span></text:p>
      <text:p text:style-name="P51"><text:span text:style-name="T3"><text:s text:c="8"/>cout&lt;&lt;</text:span><text:span text:style-name="T7">" "</text:span><text:span text:style-name="T3">&lt;&lt;*(mod+i);</text:span></text:p>
      <text:p text:style-name="P21"><text:s text:c="4"/>}</text:p>
      <text:p text:style-name="P51"><text:span text:style-name="T3"><text:s text:c="4"/>cout&lt;&lt;</text:span><text:span text:style-name="T7">" }\n"</text:span><text:span text:style-name="T3">;</text:span></text:p>
      <text:p text:style-name="P51"><text:span text:style-name="T3"><text:s text:c="4"/></text:span><text:span text:style-name="T8">delete</text:span><text:span text:style-name="T3"> []</text:span><text:span text:style-name="T8">array</text:span><text:span text:style-name="T3">;</text:span></text:p>
      <text:p text:style-name="P51"><text:span text:style-name="T3"><text:s text:c="4"/></text:span><text:span text:style-name="T8">delete</text:span><text:span text:style-name="T3"> mod;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51"><text:span text:style-name="T8">void</text:span><text:span text:style-name="T3"> sort(</text:span><text:span text:style-name="T8">int</text:span><text:span text:style-name="T3"> </text:span><text:span text:style-name="T8">array</text:span><text:span text:style-name="T3">[], </text:span><text:span text:style-name="T8">int</text:span><text:span text:style-name="T3"> num){</text:span></text:p>
      <text:p text:style-name="P51"><text:span text:style-name="T3"><text:s text:c="4"/></text:span><text:span text:style-name="T8">bool</text:span><text:span text:style-name="T3"> swap;</text:span></text:p>
      <text:p text:style-name="P51"><text:span text:style-name="T3"><text:s text:c="4"/></text:span><text:span text:style-name="T8">do</text:span><text:span text:style-name="T3">{</text:span></text:p>
      <text:p text:style-name="P51"><text:span text:style-name="T3"><text:s text:c="8"/></text:span><text:span text:style-name="T8">int</text:span><text:span text:style-name="T3"> temp;</text:span></text:p>
      <text:p text:style-name="P51"><text:span text:style-name="T3"><text:s text:c="8"/>swap=</text:span><text:span text:style-name="T8">false</text:span><text:span text:style-name="T3">;</text:span></text:p>
      <text:p text:style-name="P51"><text:span text:style-name="T3"><text:s text:c="8"/></text:span><text:span text:style-name="T8">for</text:span><text:span text:style-name="T3">(</text:span><text:span text:style-name="T8">int</text:span><text:span text:style-name="T3"> i=0; i&lt;num-1; i++){</text:span></text:p>
      <text:p text:style-name="P51"><text:span text:style-name="T3"><text:s text:c="12"/></text:span><text:span text:style-name="T8">if</text:span><text:span text:style-name="T3">(</text:span><text:span text:style-name="T8">array</text:span><text:span text:style-name="T3">[i]&gt;</text:span><text:span text:style-name="T8">array</text:span><text:span text:style-name="T3">[i+1]){</text:span></text:p>
      <text:p text:style-name="P51"><text:span text:style-name="T3"><text:s text:c="16"/>temp= </text:span><text:span text:style-name="T8">array</text:span><text:span text:style-name="T3">[i];</text:span></text:p>
      <text:p text:style-name="P51"><text:span text:style-name="T3"><text:s text:c="16"/></text:span><text:span text:style-name="T8">array</text:span><text:span text:style-name="T3">[i]=</text:span><text:span text:style-name="T8">array</text:span><text:span text:style-name="T3">[i+1];</text:span></text:p>
      <text:p text:style-name="P51"><text:span text:style-name="T3"><text:s text:c="16"/></text:span><text:span text:style-name="T8">array</text:span><text:span text:style-name="T3">[i+1]=temp;</text:span></text:p>
      <text:p text:style-name="P51"><text:span text:style-name="T3"><text:s text:c="16"/>swap=</text:span><text:span text:style-name="T8">true</text:span><text:span text:style-name="T3">;</text:span></text:p>
      <text:p text:style-name="P21"><text:s text:c="12"/>}</text:p>
      <text:p text:style-name="P21"><text:s text:c="8"/>}</text:p>
      <text:p text:style-name="P51"><text:span text:style-name="T3"><text:s text:c="4"/>}</text:span><text:span text:style-name="T8">while</text:span><text:span text:style-name="T3">(swap==</text:span><text:span text:style-name="T8">true</text:span><text:span text:style-name="T3">);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num;i++){</text:span></text:p>
      <text:p text:style-name="P51"><text:soft-page-break/><text:span text:style-name="T3"><text:s text:c="8"/>cout&lt;&lt;</text:span><text:span text:style-name="T8">array</text:span><text:span text:style-name="T3">[i]&lt;&lt;endl;</text:span></text:p>
      <text:p text:style-name="P21"><text:s text:c="4"/>}</text:p>
      <text:p text:style-name="P21">}</text:p>
      <text:p text:style-name="P51"><text:span text:style-name="T8">float</text:span><text:span text:style-name="T3"> mean(</text:span><text:span text:style-name="T8">int</text:span><text:span text:style-name="T3"> </text:span><text:span text:style-name="T8">array</text:span><text:span text:style-name="T3">[], </text:span><text:span text:style-name="T8">int</text:span><text:span text:style-name="T3"> num){</text:span></text:p>
      <text:p text:style-name="P51"><text:span text:style-name="T3"><text:s text:c="4"/></text:span><text:span text:style-name="T8">float</text:span><text:span text:style-name="T3"> ttl=0;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num;i++){</text:span></text:p>
      <text:p text:style-name="P51"><text:span text:style-name="T3"><text:s text:c="8"/>ttl+=</text:span><text:span text:style-name="T8">array</text:span><text:span text:style-name="T3">[i];</text:span></text:p>
      <text:p text:style-name="P21"><text:s text:c="4"/>}</text:p>
      <text:p text:style-name="P51"><text:span text:style-name="T3"><text:s text:c="4"/></text:span><text:span text:style-name="T8">return</text:span><text:span text:style-name="T3"> ttl/num;</text:span></text:p>
      <text:p text:style-name="P21">}</text:p>
      <text:p text:style-name="P51"><text:span text:style-name="T8">float</text:span><text:span text:style-name="T3"> median(</text:span><text:span text:style-name="T8">int</text:span><text:span text:style-name="T3"> </text:span><text:span text:style-name="T8">array</text:span><text:span text:style-name="T3">[], </text:span><text:span text:style-name="T8">int</text:span><text:span text:style-name="T3"> num){</text:span></text:p>
      <text:p text:style-name="P51"><text:span text:style-name="T3"><text:s text:c="4"/></text:span><text:span text:style-name="T8">float</text:span><text:span text:style-name="T3"> mid=(</text:span><text:span text:style-name="T8">static_cast</text:span><text:span text:style-name="T3">&lt;</text:span><text:span text:style-name="T8">float</text:span><text:span text:style-name="T3">&gt;(num)+1)/2-1;</text:span></text:p>
      <text:p text:style-name="P51"><text:span text:style-name="T3"><text:s text:c="4"/>cout&lt;&lt;</text:span><text:span text:style-name="T7">"middle"</text:span><text:span text:style-name="T3">&lt;&lt;mid&lt;&lt;endl;</text:span></text:p>
      <text:p text:style-name="P51"><text:span text:style-name="T3"><text:s text:c="4"/></text:span><text:span text:style-name="T8">int</text:span><text:span text:style-name="T3"> imid=mid;</text:span></text:p>
      <text:p text:style-name="P51"><text:span text:style-name="T3"><text:s text:c="4"/></text:span><text:span text:style-name="T8">if</text:span><text:span text:style-name="T3">(mid==imid){</text:span></text:p>
      <text:p text:style-name="P51"><text:span text:style-name="T3"><text:s text:c="8"/></text:span><text:span text:style-name="T8">return</text:span><text:span text:style-name="T3"> </text:span><text:span text:style-name="T8">static_cast</text:span><text:span text:style-name="T3">&lt;</text:span><text:span text:style-name="T8">float</text:span><text:span text:style-name="T3">&gt;(</text:span><text:span text:style-name="T8">array</text:span><text:span text:style-name="T3">[imid]);</text:span></text:p>
      <text:p text:style-name="P21"><text:s text:c="4"/>}</text:p>
      <text:p text:style-name="P51"><text:span text:style-name="T3"><text:s text:c="4"/></text:span><text:span text:style-name="T8">else</text:span><text:span text:style-name="T3">{</text:span></text:p>
      <text:p text:style-name="P51"><text:span text:style-name="T3"><text:s text:c="8"/></text:span><text:span text:style-name="T8">float</text:span><text:span text:style-name="T3"> a=</text:span><text:span text:style-name="T8">static_cast</text:span><text:span text:style-name="T3">&lt;</text:span><text:span text:style-name="T8">float</text:span><text:span text:style-name="T3">&gt;(</text:span><text:span text:style-name="T8">array</text:span><text:span text:style-name="T3">[imid]);</text:span></text:p>
      <text:p text:style-name="P51"><text:span text:style-name="T3"><text:s text:c="8"/></text:span><text:span text:style-name="T8">float</text:span><text:span text:style-name="T3"> b=</text:span><text:span text:style-name="T8">static_cast</text:span><text:span text:style-name="T3">&lt;</text:span><text:span text:style-name="T8">float</text:span><text:span text:style-name="T3">&gt;(</text:span><text:span text:style-name="T8">array</text:span><text:span text:style-name="T3">[imid+1]);</text:span></text:p>
      <text:p text:style-name="P51"><text:span text:style-name="T3"><text:s text:c="8"/></text:span><text:span text:style-name="T8">return</text:span><text:span text:style-name="T3"> (a+b)/2;</text:span></text:p>
      <text:p text:style-name="P21"><text:s text:c="4"/>}</text:p>
      <text:p text:style-name="P21"><text:s text:c="4"/></text:p>
      <text:p text:style-name="P21">}</text:p>
      <text:p text:style-name="P51"><text:span text:style-name="T8">int</text:span><text:span text:style-name="T3"> *mode(</text:span><text:span text:style-name="T8">int</text:span><text:span text:style-name="T3"> </text:span><text:span text:style-name="T8">array</text:span><text:span text:style-name="T3">[], </text:span><text:span text:style-name="T8">int</text:span><text:span text:style-name="T3"> num){</text:span></text:p>
      <text:p text:style-name="P51"><text:span text:style-name="T3"><text:s text:c="4"/></text:span><text:span text:style-name="T8">int</text:span><text:span text:style-name="T3"> nom;</text:span></text:p>
      <text:p text:style-name="P51"><text:span text:style-name="T3"><text:s text:c="4"/></text:span><text:span text:style-name="T8">int</text:span><text:span text:style-name="T3"> *md;</text:span></text:p>
      <text:p text:style-name="P51"><text:span text:style-name="T3"><text:s text:c="4"/></text:span><text:span text:style-name="T8">int</text:span><text:span text:style-name="T3"> inum=</text:span><text:span text:style-name="T8">array</text:span><text:span text:style-name="T3">[0];</text:span></text:p>
      <text:p text:style-name="P51"><text:span text:style-name="T3"><text:s text:c="4"/></text:span><text:span text:style-name="T8">int</text:span><text:span text:style-name="T3"> mode;</text:span></text:p>
      <text:p text:style-name="P51"><text:span text:style-name="T3"><text:s text:c="4"/></text:span><text:span text:style-name="T8">int</text:span><text:span text:style-name="T3"> cntmod=0;</text:span></text:p>
      <text:p text:style-name="P51"><text:span text:style-name="T3"><text:s text:c="4"/></text:span><text:span text:style-name="T8">int</text:span><text:span text:style-name="T3"> count1=1, count2=0;</text:span></text:p>
      <text:p text:style-name="P21"><text:s text:c="4"/></text:p>
      <text:p text:style-name="P21"><text:s text:c="4"/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 i&lt;num-1;i++){</text:span></text:p>
      <text:p text:style-name="P51"><text:span text:style-name="T3"><text:s text:c="8"/></text:span><text:span text:style-name="T8">if</text:span><text:span text:style-name="T3">(</text:span><text:span text:style-name="T8">array</text:span><text:span text:style-name="T3">[i]==</text:span><text:span text:style-name="T8">array</text:span><text:span text:style-name="T3">[i+1]){</text:span></text:p>
      <text:p text:style-name="P21"><text:s text:c="12"/>count1++;</text:p>
      <text:p text:style-name="P1">// <text:s text:c="11"/>cout&lt;&lt;"i = "&lt;&lt;i&lt;&lt;endl;</text:p>
      <text:p text:style-name="P1">// <text:s text:c="11"/>cout&lt;&lt;"count = "&lt;&lt;count1&lt;&lt;endl;</text:p>
      <text:p text:style-name="P1">// <text:s text:c="11"/>cout&lt;&lt;"cntmod = "&lt;&lt;cntmod&lt;&lt;endl;</text:p>
      <text:p text:style-name="P21"><text:s text:c="8"/>}</text:p>
      <text:p text:style-name="P51"><text:span text:style-name="T3"><text:s text:c="8"/></text:span><text:span text:style-name="T8">else</text:span><text:span text:style-name="T3"> </text:span><text:span text:style-name="T8">if</text:span><text:span text:style-name="T3">(count1&gt;cntmod) {</text:span></text:p>
      <text:p text:style-name="P1">// <text:s text:c="11"/>cout&lt;&lt;"else if\n";</text:p>
      <text:p text:style-name="P51"><text:span text:style-name="T3"><text:s text:c="12"/>cntmod = count1; </text:span><text:span text:style-name="T1">// mode is the biggest ocurrences</text:span></text:p>
      <text:p text:style-name="P51"><text:span text:style-name="T3"><text:s text:c="12"/>count1 = 1; </text:span><text:span text:style-name="T1">// reset count for the new number</text:span></text:p>
      <text:p text:style-name="P21"><text:s text:c="8"/>}</text:p>
      <text:p text:style-name="P51"><text:span text:style-name="T3"><text:s text:c="8"/></text:span><text:span text:style-name="T8">if</text:span><text:span text:style-name="T3">(i==num-1 &amp;&amp; count1&gt;cntmod){</text:span></text:p>
      <text:p text:style-name="P51"><text:span text:style-name="T3"><text:s text:c="12"/>cntmod = count1; </text:span><text:span text:style-name="T1">// mode is the biggest ocurrences</text:span></text:p>
      <text:p text:style-name="P21"><text:s text:c="8"/>}</text:p>
      <text:p text:style-name="P21"><text:s text:c="4"/>}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 i&lt;num-1;i++){</text:span></text:p>
      <text:p text:style-name="P51"><text:span text:style-name="T3"><text:s text:c="8"/></text:span><text:span text:style-name="T8">if</text:span><text:span text:style-name="T3">(</text:span><text:span text:style-name="T8">array</text:span><text:span text:style-name="T3">[i]==</text:span><text:span text:style-name="T8">array</text:span><text:span text:style-name="T3">[i+1]){</text:span></text:p>
      <text:p text:style-name="P21"><text:s text:c="12"/>count1++;</text:p>
      <text:p text:style-name="P51"><text:span text:style-name="T3"><text:s text:c="12"/>cout&lt;&lt;</text:span><text:span text:style-name="T7">"i = "</text:span><text:span text:style-name="T3">&lt;&lt;i&lt;&lt;endl;</text:span></text:p>
      <text:p text:style-name="P51"><text:span text:style-name="T3"><text:s text:c="12"/>cout&lt;&lt;</text:span><text:span text:style-name="T7">"count = "</text:span><text:span text:style-name="T3">&lt;&lt;count1&lt;&lt;endl;</text:span></text:p>
      <text:p text:style-name="P51"><text:span text:style-name="T3"><text:s text:c="12"/>cout&lt;&lt;</text:span><text:span text:style-name="T7">"cntmod = "</text:span><text:span text:style-name="T3">&lt;&lt;cntmod&lt;&lt;endl;</text:span></text:p>
      <text:p text:style-name="P21"><text:s text:c="8"/>}</text:p>
      <text:p text:style-name="P51"><text:span text:style-name="T3"><text:s text:c="8"/></text:span><text:span text:style-name="T8">else</text:span><text:span text:style-name="T3"> </text:span><text:span text:style-name="T8">if</text:span><text:span text:style-name="T3">(count1==cntmod) {</text:span></text:p>
      <text:p text:style-name="P51"><text:span text:style-name="T3"><text:s text:c="12"/>cout&lt;&lt;</text:span><text:span text:style-name="T7">"else if\n"</text:span><text:span text:style-name="T3">;</text:span></text:p>
      <text:p text:style-name="P21"><text:s text:c="12"/>count2++;</text:p>
      <text:p text:style-name="P21"><text:soft-page-break/><text:s text:c="8"/>}</text:p>
      <text:p text:style-name="P51"><text:span text:style-name="T3"><text:s text:c="8"/></text:span><text:span text:style-name="T8">if</text:span><text:span text:style-name="T3">(i==num-1 &amp;&amp; count1==cntmod){</text:span></text:p>
      <text:p text:style-name="P21"><text:s text:c="12"/>count2++;</text:p>
      <text:p text:style-name="P21"><text:s text:c="8"/>}</text:p>
      <text:p text:style-name="P21"><text:s text:c="4"/>}</text:p>
      <text:p text:style-name="P51"><text:span text:style-name="T3"><text:s text:c="4"/>cout&lt;&lt;</text:span><text:span text:style-name="T7">"count2(nom) = "</text:span><text:span text:style-name="T3">&lt;&lt;count2&lt;&lt;endl;</text:span></text:p>
      <text:p text:style-name="P21"><text:s text:c="4"/>nom=count2;</text:p>
      <text:p text:style-name="P51"><text:span text:style-name="T3"><text:s text:c="4"/>md = </text:span><text:span text:style-name="T8">new</text:span><text:span text:style-name="T3"> </text:span><text:span text:style-name="T8">int</text:span><text:span text:style-name="T3">[nom+2];</text:span></text:p>
      <text:p text:style-name="P21"><text:s text:c="4"/>md[1]=cntmod;</text:p>
      <text:p text:style-name="P21"><text:s text:c="4"/>md[0]=nom;</text:p>
      <text:p text:style-name="P51"><text:span text:style-name="T3"><text:s text:c="4"/>cout&lt;&lt;</text:span><text:span text:style-name="T7">"nom"</text:span><text:span text:style-name="T3">&lt;&lt;nom&lt;&lt;endl;</text:span></text:p>
      <text:p text:style-name="P21"><text:s text:c="4"/>count2=0;</text:p>
      <text:p text:style-name="P21"><text:s text:c="4"/>count1=1;</text:p>
      <text:p text:style-name="P21"><text:s text:c="4"/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0;i&lt;num-1;i++){</text:span></text:p>
      <text:p text:style-name="P51"><text:span text:style-name="T3"><text:s text:c="8"/></text:span><text:span text:style-name="T8">if</text:span><text:span text:style-name="T3">(</text:span><text:span text:style-name="T8">array</text:span><text:span text:style-name="T3">[i]==</text:span><text:span text:style-name="T8">array</text:span><text:span text:style-name="T3">[i+1]){</text:span></text:p>
      <text:p text:style-name="P21"><text:s text:c="12"/>count1++;</text:p>
      <text:p text:style-name="P21"><text:s text:c="8"/>}</text:p>
      <text:p text:style-name="P51"><text:span text:style-name="T3"><text:s text:c="8"/></text:span><text:span text:style-name="T8">else</text:span><text:span text:style-name="T3"> </text:span><text:span text:style-name="T8">if</text:span><text:span text:style-name="T3">(count1==cntmod){</text:span></text:p>
      <text:p text:style-name="P51"><text:span text:style-name="T3"><text:s text:c="12"/>md[count2+2]=</text:span><text:span text:style-name="T8">array</text:span><text:span text:style-name="T3">[i];</text:span></text:p>
      <text:p text:style-name="P21"><text:s text:c="12"/>count2++;</text:p>
      <text:p text:style-name="P21"><text:s text:c="12"/>count1=1;</text:p>
      <text:p text:style-name="P21"><text:s text:c="8"/>}</text:p>
      <text:p text:style-name="P51"><text:span text:style-name="T3"><text:s text:c="8"/></text:span><text:span text:style-name="T8">if</text:span><text:span text:style-name="T3">(count1==cntmod &amp;&amp; i==num-1){</text:span></text:p>
      <text:p text:style-name="P51"><text:span text:style-name="T3"><text:s text:c="12"/>md[count2+2]=</text:span><text:span text:style-name="T8">array</text:span><text:span text:style-name="T3">[i];</text:span></text:p>
      <text:p text:style-name="P21"><text:s text:c="12"/>count2++;</text:p>
      <text:p text:style-name="P21"><text:s text:c="12"/>count1=1;</text:p>
      <text:p text:style-name="P21"><text:s text:c="8"/>}</text:p>
      <text:p text:style-name="P21"><text:s text:c="8"/></text:p>
      <text:p text:style-name="P21"><text:s text:c="4"/>}</text:p>
      <text:p text:style-name="P51"><text:span text:style-name="T3"><text:s text:c="4"/>cout&lt;&lt;md[0]&lt;&lt;</text:span><text:span text:style-name="T7">" "</text:span><text:span text:style-name="T3">&lt;&lt;md[1]&lt;&lt;endl;</text:span></text:p>
      <text:p text:style-name="P21"><text:s text:c="4"/></text:p>
      <text:p text:style-name="P51"><text:span text:style-name="T3"><text:s text:c="4"/></text:span><text:span text:style-name="T8">return</text:span><text:span text:style-name="T3"> md;</text:span></text:p>
      <text:p text:style-name="P39">}</text:p>
      <text:p text:style-name="P33"/>
      <text:p text:style-name="P12">/* </text:p>
      <text:p text:style-name="P1"><text:s/>* File: <text:s text:c="2"/>main.cpp</text:p>
      <text:p text:style-name="P1"><text:s/>* Author: Abdul Hakim Abbas</text:p>
      <text:p text:style-name="P1"><text:s/>* Purpose: Ch_9_Problem_1 </text:p>
      <text:p text:style-name="P1"><text:s/>* Created on September 24, 2015, 9:02 PM</text:p>
      <text:p text:style-name="P1"><text:s/>*/</text:p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21"/>
      <text:p text:style-name="P1">//Global Constants</text:p>
      <text:p text:style-name="P21"/>
      <text:p text:style-name="P1">//Function Prototypes</text:p>
      <text:p text:style-name="P51"><text:span text:style-name="T8">int</text:span><text:span text:style-name="T3"> *getNum();</text:span></text:p>
      <text:p text:style-name="P21"/>
      <text:p text:style-name="P1">//Execution Starts Here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Variable Declaration</text:p>
      <text:p text:style-name="P51"><text:span text:style-name="T3"><text:s text:c="4"/></text:span><text:span text:style-name="T8">int</text:span><text:span text:style-name="T3"> *numbers=NULL;</text:span></text:p>
      <text:p text:style-name="P21"><text:s text:c="4"/></text:p>
      <text:p text:style-name="P51"><text:span text:style-name="T3"><text:s text:c="4"/></text:span><text:span text:style-name="T1">//Function call</text:span></text:p>
      <text:p text:style-name="P21"><text:s text:c="4"/>numbers=getNum();</text:p>
      <text:p text:style-name="P21"><text:soft-page-break/><text:s text:c="4"/></text:p>
      <text:p text:style-name="P51"><text:span text:style-name="T3"><text:s text:c="4"/></text:span><text:span text:style-name="T1">//Free the memory</text:span></text:p>
      <text:p text:style-name="P51"><text:span text:style-name="T3"><text:s text:c="4"/></text:span><text:span text:style-name="T8">delete</text:span><text:span text:style-name="T3"> [] numbers;</text:span></text:p>
      <text:p text:style-name="P21"><text:s text:c="4"/>numbers=0;</text:p>
      <text:p text:style-name="P51"><text:span text:style-name="T3"><text:s text:c="4"/></text:span><text:span text:style-name="T1">//Exit Stage Right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51"><text:span text:style-name="T8">int</text:span><text:span text:style-name="T3"> *getNum(){</text:span></text:p>
      <text:p text:style-name="P21"><text:s text:c="3"/></text:p>
      <text:p text:style-name="P51"><text:span text:style-name="T3"><text:s text:c="4"/></text:span><text:span text:style-name="T8">int</text:span><text:span text:style-name="T3"> *</text:span><text:span text:style-name="T8">array</text:span><text:span text:style-name="T3"> = NULL; </text:span><text:span text:style-name="T1">//Array to hold the numbers</text:span></text:p>
      <text:p text:style-name="P51"><text:span text:style-name="T3"><text:s text:c="4"/></text:span><text:span text:style-name="T8">int</text:span><text:span text:style-name="T3"> size;</text:span></text:p>
      <text:p text:style-name="P21"><text:s text:c="4"/></text:p>
      <text:p text:style-name="P51"><text:span text:style-name="T3"><text:s text:c="4"/>cout&lt;&lt;</text:span><text:span text:style-name="T7">"Enter the size of the array: "</text:span><text:span text:style-name="T3">;</text:span></text:p>
      <text:p text:style-name="P21"><text:s text:c="4"/>cin&gt;&gt;size;</text:p>
      <text:p text:style-name="P21"><text:s text:c="4"/>cout&lt;&lt;endl;</text:p>
      <text:p text:style-name="P51"><text:span text:style-name="T3"><text:s text:c="4"/>cout&lt;&lt;</text:span><text:span text:style-name="T7">"Your array will be filled with "</text:span><text:span text:style-name="T3">;</text:span></text:p>
      <text:p text:style-name="P21"><text:s text:c="4"/>cout&lt;&lt;size;</text:p>
      <text:p text:style-name="P51"><text:span text:style-name="T3"><text:s text:c="4"/>cout&lt;&lt;</text:span><text:span text:style-name="T7">" integers."</text:span><text:span text:style-name="T3">;</text:span></text:p>
      <text:p text:style-name="P21"><text:s text:c="4"/>cout&lt;&lt;endl&lt;&lt;endl;</text:p>
      <text:p text:style-name="P21"><text:s text:c="4"/></text:p>
      <text:p text:style-name="P51"><text:span text:style-name="T3"><text:s text:c="4"/></text:span><text:span text:style-name="T8">if</text:span><text:span text:style-name="T3">(size&lt;=0){</text:span></text:p>
      <text:p text:style-name="P51"><text:span text:style-name="T3"><text:s text:c="8"/></text:span><text:span text:style-name="T8">return</text:span><text:span text:style-name="T3"> NULL; </text:span><text:span text:style-name="T1">//Return a null pointer if num is zero or negative</text:span></text:p>
      <text:p text:style-name="P21"><text:s text:c="4"/>}</text:p>
      <text:p text:style-name="P21"><text:s text:c="4"/></text:p>
      <text:p text:style-name="P51"><text:span text:style-name="T3"><text:s text:c="4"/></text:span><text:span text:style-name="T8">array</text:span><text:span text:style-name="T3">=</text:span><text:span text:style-name="T8">new</text:span><text:span text:style-name="T3"> </text:span><text:span text:style-name="T8">int</text:span><text:span text:style-name="T3">[size]; </text:span><text:span text:style-name="T1">//Dynamically allocate the array</text:span></text:p>
      <text:p text:style-name="P21"><text:s text:c="4"/></text:p>
      <text:p text:style-name="P51"><text:span text:style-name="T3"><text:s text:c="4"/></text:span><text:span text:style-name="T1">//Fill Array with integers entered by user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count=0; count&lt;size; count++){</text:span></text:p>
      <text:p text:style-name="P51"><text:span text:style-name="T3"><text:s text:c="8"/>cout&lt;&lt;</text:span><text:span text:style-name="T7">"Enter an integer number: "</text:span><text:span text:style-name="T3">;</text:span></text:p>
      <text:p text:style-name="P51"><text:span text:style-name="T3"><text:s text:c="8"/>cin&gt;&gt;</text:span><text:span text:style-name="T8">array</text:span><text:span text:style-name="T3">[count];</text:span></text:p>
      <text:p text:style-name="P21"><text:s text:c="4"/>}</text:p>
      <text:p text:style-name="P21"><text:s text:c="5"/></text:p>
      <text:p text:style-name="P21"><text:s text:c="8"/>cout&lt;&lt;endl;</text:p>
      <text:p text:style-name="P51"><text:span text:style-name="T3"><text:s text:c="8"/>cout&lt;&lt;</text:span><text:span text:style-name="T7">"Your array is filled with the following integers: "</text:span><text:span text:style-name="T3">;</text:span></text:p>
      <text:p text:style-name="P21"><text:s text:c="8"/>cout&lt;&lt;endl;</text:p>
      <text:p text:style-name="P51"><text:span text:style-name="T3"><text:s text:c="8"/></text:span><text:span text:style-name="T8">for</text:span><text:span text:style-name="T3">(</text:span><text:span text:style-name="T8">int</text:span><text:span text:style-name="T3"> count=0; count&lt;size; count++){</text:span></text:p>
      <text:p text:style-name="P51"><text:span text:style-name="T3"><text:s text:c="12"/>cout&lt;&lt;</text:span><text:span text:style-name="T8">array</text:span><text:span text:style-name="T3">[count];</text:span></text:p>
      <text:p text:style-name="P21"><text:s text:c="12"/>cout&lt;&lt;endl;</text:p>
      <text:p text:style-name="P21"><text:s text:c="8"/>}</text:p>
      <text:p text:style-name="P21"><text:s text:c="4"/></text:p>
      <text:p text:style-name="P51"><text:span text:style-name="T3"><text:s text:c="4"/></text:span><text:span text:style-name="T1">//Return a pointer to the array</text:span></text:p>
      <text:p text:style-name="P51"><text:span text:style-name="T3"><text:s text:c="4"/></text:span><text:span text:style-name="T8">return</text:span><text:span text:style-name="T3"> </text:span><text:span text:style-name="T8">array</text:span><text:span text:style-name="T3">;</text:span></text:p>
      <text:p text:style-name="P21"><text:s text:c="4"/></text:p>
      <text:p text:style-name="P39">}</text:p>
      <text:p text:style-name="P33"/>
      <text:p text:style-name="P12">/* </text:p>
      <text:p text:style-name="P1"><text:s/>* File: <text:s text:c="2"/>main.cpp</text:p>
      <text:p text:style-name="P1"><text:s/>* Author: Abdul Hakim Abbas</text:p>
      <text:p text:style-name="P1"><text:s/>* Purpose: Ch_9_Problem_6 </text:p>
      <text:p text:style-name="P1"><text:s/>* Created on September 24, 2015, 10:28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Global Constants</text:p>
      <text:p text:style-name="P21"><text:soft-page-break/></text:p>
      <text:p text:style-name="P1">//Function Prototypes</text:p>
      <text:p text:style-name="P51"><text:span text:style-name="T8">float</text:span><text:span text:style-name="T3"> *getDonat(</text:span><text:span text:style-name="T8">int</text:span><text:span text:style-name="T3">);</text:span></text:p>
      <text:p text:style-name="P51"><text:span text:style-name="T8">void</text:span><text:span text:style-name="T3"> selSort(</text:span><text:span text:style-name="T8">float</text:span><text:span text:style-name="T3"> *, </text:span><text:span text:style-name="T8">int</text:span><text:span text:style-name="T3">);</text:span></text:p>
      <text:p text:style-name="P51"><text:span text:style-name="T8">void</text:span><text:span text:style-name="T3"> prntArr(</text:span><text:span text:style-name="T8">const</text:span><text:span text:style-name="T3"> </text:span><text:span text:style-name="T8">float</text:span><text:span text:style-name="T3"> *, </text:span><text:span text:style-name="T8">int</text:span><text:span text:style-name="T3">);</text:span></text:p>
      <text:p text:style-name="P21"/>
      <text:p text:style-name="P1">//Execution Starts Here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Variable Declaration and initialization</text:span></text:p>
      <text:p text:style-name="P51"><text:span text:style-name="T3"><text:s text:c="4"/></text:span><text:span text:style-name="T8">int</text:span><text:span text:style-name="T3"> size;</text:span></text:p>
      <text:p text:style-name="P51"><text:span text:style-name="T3"><text:s text:c="4"/></text:span><text:span text:style-name="T8">float</text:span><text:span text:style-name="T3"> *money=NULL;</text:span></text:p>
      <text:p text:style-name="P21"><text:s text:c="4"/></text:p>
      <text:p text:style-name="P51"><text:span text:style-name="T3"><text:s text:c="4"/>cout&lt;&lt;</text:span><text:span text:style-name="T7">"How many donations would you like to enter?: "</text:span><text:span text:style-name="T3">;</text:span></text:p>
      <text:p text:style-name="P21"><text:s text:c="4"/>cin&gt;&gt;size;</text:p>
      <text:p text:style-name="P21"><text:s text:c="4"/>cout&lt;&lt;endl;</text:p>
      <text:p text:style-name="P21"/>
      <text:p text:style-name="P51"><text:span text:style-name="T3"><text:s text:c="4"/>cout&lt;&lt;</text:span><text:span text:style-name="T7">"Please enter all donations in whole dollar amounts."</text:span><text:span text:style-name="T3">;</text:span></text:p>
      <text:p text:style-name="P21"><text:s text:c="4"/>cout&lt;&lt;endl;</text:p>
      <text:p text:style-name="P21"><text:s text:c="4"/>money=getDonat(size);</text:p>
      <text:p text:style-name="P21"><text:s text:c="4"/>selSort(money, size);</text:p>
      <text:p text:style-name="P21"><text:s text:c="4"/>cout&lt;&lt;endl;</text:p>
      <text:p text:style-name="P21"><text:s text:c="4"/></text:p>
      <text:p text:style-name="P51"><text:span text:style-name="T3"><text:s text:c="4"/>cout&lt;&lt;</text:span><text:span text:style-name="T7">"You entered the following donation amounts: "</text:span><text:span text:style-name="T3">;</text:span></text:p>
      <text:p text:style-name="P21"><text:s text:c="4"/>cout&lt;&lt;endl;</text:p>
      <text:p text:style-name="P21"><text:s text:c="4"/>prntArr(money, size);</text:p>
      <text:p text:style-name="P21"><text:s text:c="3"/></text:p>
      <text:p text:style-name="P21"><text:s text:c="4"/></text:p>
      <text:p text:style-name="P51"><text:span text:style-name="T3"><text:s text:c="4"/></text:span><text:span text:style-name="T1">//Free the memory</text:span></text:p>
      <text:p text:style-name="P51"><text:span text:style-name="T3"><text:s text:c="4"/></text:span><text:span text:style-name="T8">delete</text:span><text:span text:style-name="T3"> [] money;</text:span></text:p>
      <text:p text:style-name="P51"><text:span text:style-name="T3"><text:s text:c="4"/></text:span><text:span text:style-name="T1">//Exit Stage Right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51"><text:span text:style-name="T8">float</text:span><text:span text:style-name="T3"> *getDonat(</text:span><text:span text:style-name="T8">int</text:span><text:span text:style-name="T3"> size){</text:span></text:p>
      <text:p text:style-name="P51"><text:span text:style-name="T3"><text:s text:c="4"/></text:span><text:span text:style-name="T1">//Array to hold the numbers</text:span></text:p>
      <text:p text:style-name="P51"><text:span text:style-name="T3"><text:s text:c="4"/></text:span><text:span text:style-name="T8">float</text:span><text:span text:style-name="T3"> *</text:span><text:span text:style-name="T8">array</text:span><text:span text:style-name="T3"> = NULL; </text:span></text:p>
      <text:p text:style-name="P51"><text:span text:style-name="T3"><text:s text:c="4"/></text:span><text:span text:style-name="T8">if</text:span><text:span text:style-name="T3">(size&lt;=0){</text:span></text:p>
      <text:p text:style-name="P51"><text:span text:style-name="T3"><text:s text:c="8"/></text:span><text:span text:style-name="T8">return</text:span><text:span text:style-name="T3"> NULL; </text:span><text:span text:style-name="T1">//Return a null pointer if num is zero or negative</text:span></text:p>
      <text:p text:style-name="P21"><text:s text:c="4"/>}</text:p>
      <text:p text:style-name="P21"><text:s text:c="4"/></text:p>
      <text:p text:style-name="P51"><text:span text:style-name="T3"><text:s text:c="4"/></text:span><text:span text:style-name="T1">//Dynamically allocate the array</text:span></text:p>
      <text:p text:style-name="P51"><text:span text:style-name="T3"><text:s text:c="4"/></text:span><text:span text:style-name="T8">array</text:span><text:span text:style-name="T3">=</text:span><text:span text:style-name="T8">new</text:span><text:span text:style-name="T3"> </text:span><text:span text:style-name="T8">float</text:span><text:span text:style-name="T3">[size];</text:span></text:p>
      <text:p text:style-name="P51"><text:span text:style-name="T3"><text:s text:c="4"/></text:span><text:span text:style-name="T1">//Fill Array with integers entered by user</text:span></text:p>
      <text:p text:style-name="P21"><text:s text:c="4"/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count=0; count&lt;size; count++){</text:span></text:p>
      <text:p text:style-name="P51"><text:span text:style-name="T3"><text:s text:c="8"/></text:span><text:span text:style-name="T8">do</text:span><text:span text:style-name="T3">{</text:span></text:p>
      <text:p text:style-name="P51"><text:span text:style-name="T3"><text:s text:c="8"/>cout&lt;&lt;</text:span><text:span text:style-name="T7">"Enter donation amount "</text:span><text:span text:style-name="T3">;</text:span></text:p>
      <text:p text:style-name="P51"><text:span text:style-name="T3"><text:s text:c="8"/>cout&lt;&lt;count+1&lt;&lt;</text:span><text:span text:style-name="T7">": $"</text:span><text:span text:style-name="T3">;</text:span></text:p>
      <text:p text:style-name="P51"><text:span text:style-name="T3"><text:s text:c="8"/>cin&gt;&gt;</text:span><text:span text:style-name="T8">array</text:span><text:span text:style-name="T3">[count];</text:span></text:p>
      <text:p text:style-name="P51"><text:span text:style-name="T3"><text:s text:c="8"/>}</text:span><text:span text:style-name="T8">while</text:span><text:span text:style-name="T3">(</text:span><text:span text:style-name="T8">array</text:span><text:span text:style-name="T3">[count]&lt;0);</text:span></text:p>
      <text:p text:style-name="P21"><text:s text:c="4"/>}</text:p>
      <text:p text:style-name="P51"><text:span text:style-name="T3"><text:s text:c="8"/></text:span><text:span text:style-name="T8">return</text:span><text:span text:style-name="T3"> </text:span><text:span text:style-name="T8">array</text:span><text:span text:style-name="T3">;</text:span></text:p>
      <text:p text:style-name="P21">}</text:p>
      <text:p text:style-name="P21"/>
      <text:p text:style-name="P51"><text:span text:style-name="T8">void</text:span><text:span text:style-name="T3"> selSort(</text:span><text:span text:style-name="T8">float</text:span><text:span text:style-name="T3"> *</text:span><text:span text:style-name="T8">array</text:span><text:span text:style-name="T3">, </text:span><text:span text:style-name="T8">int</text:span><text:span text:style-name="T3"> size){</text:span></text:p>
      <text:p text:style-name="P51"><text:span text:style-name="T3"><text:s text:c="4"/></text:span><text:span text:style-name="T8">int</text:span><text:span text:style-name="T3"> startScan, minIndex;</text:span></text:p>
      <text:p text:style-name="P51"><text:span text:style-name="T3"><text:s text:c="4"/></text:span><text:span text:style-name="T8">float</text:span><text:span text:style-name="T3"> minElem;</text:span></text:p>
      <text:p text:style-name="P21"><text:s text:c="4"/></text:p>
      <text:p text:style-name="P51"><text:span text:style-name="T3"><text:s text:c="4"/></text:span><text:span text:style-name="T8">for</text:span><text:span text:style-name="T3">(startScan=0; startScan&lt;(size-1); startScan++){</text:span></text:p>
      <text:p text:style-name="P21"><text:soft-page-break/><text:s text:c="8"/>minIndex=startScan;</text:p>
      <text:p text:style-name="P51"><text:span text:style-name="T3"><text:s text:c="8"/>minElem=</text:span><text:span text:style-name="T8">array</text:span><text:span text:style-name="T3">[startScan];</text:span></text:p>
      <text:p text:style-name="P51"><text:span text:style-name="T3"><text:s text:c="8"/></text:span><text:span text:style-name="T8">for</text:span><text:span text:style-name="T3">(</text:span><text:span text:style-name="T8">int</text:span><text:span text:style-name="T3"> index=startScan+1; index&lt;size; index++){</text:span></text:p>
      <text:p text:style-name="P51"><text:span text:style-name="T3"><text:s text:c="12"/></text:span><text:span text:style-name="T8">if</text:span><text:span text:style-name="T3">(</text:span><text:span text:style-name="T8">array</text:span><text:span text:style-name="T3">[index]&lt;minElem){</text:span></text:p>
      <text:p text:style-name="P51"><text:span text:style-name="T3"><text:s text:c="16"/>minElem=</text:span><text:span text:style-name="T8">array</text:span><text:span text:style-name="T3">[index];</text:span></text:p>
      <text:p text:style-name="P21"><text:s text:c="16"/>minIndex=index;</text:p>
      <text:p text:style-name="P21"><text:s text:c="12"/>}</text:p>
      <text:p text:style-name="P21"><text:s text:c="8"/>}</text:p>
      <text:p text:style-name="P51"><text:span text:style-name="T3"><text:s text:c="8"/></text:span><text:span text:style-name="T8">array</text:span><text:span text:style-name="T3">[minIndex]=</text:span><text:span text:style-name="T8">array</text:span><text:span text:style-name="T3">[startScan];</text:span></text:p>
      <text:p text:style-name="P51"><text:span text:style-name="T3"><text:s text:c="8"/></text:span><text:span text:style-name="T8">array</text:span><text:span text:style-name="T3">[startScan]=minElem;</text:span></text:p>
      <text:p text:style-name="P21"><text:s text:c="4"/>}</text:p>
      <text:p text:style-name="P21"/>
      <text:p text:style-name="P21">}</text:p>
      <text:p text:style-name="P21"/>
      <text:p text:style-name="P51"><text:span text:style-name="T8">void</text:span><text:span text:style-name="T3"> prntArr(</text:span><text:span text:style-name="T8">const</text:span><text:span text:style-name="T3"> </text:span><text:span text:style-name="T8">float</text:span><text:span text:style-name="T3"> *</text:span><text:span text:style-name="T8">array</text:span><text:span text:style-name="T3">, </text:span><text:span text:style-name="T8">int</text:span><text:span text:style-name="T3"> size){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count=0; count&lt;size; count++){</text:span></text:p>
      <text:p text:style-name="P51"><text:span text:style-name="T3"><text:s text:c="8"/>cout&lt;&lt;</text:span><text:span text:style-name="T7">"Donation "</text:span><text:span text:style-name="T3">&lt;&lt;count+1&lt;&lt;</text:span><text:span text:style-name="T7">": $"</text:span><text:span text:style-name="T3">;</text:span></text:p>
      <text:p text:style-name="P51"><text:span text:style-name="T3"><text:s text:c="8"/>cout&lt;&lt;</text:span><text:span text:style-name="T8">array</text:span><text:span text:style-name="T3">[count]&lt;&lt;</text:span><text:span text:style-name="T7">" "</text:span><text:span text:style-name="T3">;</text:span></text:p>
      <text:p text:style-name="P21"><text:s text:c="8"/>cout&lt;&lt;endl;</text:p>
      <text:p text:style-name="P21"><text:s text:c="4"/>}</text:p>
      <text:p text:style-name="P39">}</text:p>
      <text:p text:style-name="P33"/>
      <text:p text:style-name="P12">/* </text:p>
      <text:p text:style-name="P1"><text:s/>* File: <text:s text:c="2"/>main.cpp</text:p>
      <text:p text:style-name="P1"><text:s/>* Author: Abdul Hakim Abbas</text:p>
      <text:p text:style-name="P1"><text:s/>* Purpose: Chap_9_Prob_3 </text:p>
      <text:p text:style-name="P1"><text:s/>* Created on September 24, 2015, 9:32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21"/>
      <text:p text:style-name="P1">//Global constants</text:p>
      <text:p text:style-name="P21"/>
      <text:p text:style-name="P1">//Function Prototypes</text:p>
      <text:p text:style-name="P51"><text:span text:style-name="T8">float</text:span><text:span text:style-name="T3"> *getScore(</text:span><text:span text:style-name="T8">int</text:span><text:span text:style-name="T3">);</text:span></text:p>
      <text:p text:style-name="P51"><text:span text:style-name="T8">void</text:span><text:span text:style-name="T3"> selSort(</text:span><text:span text:style-name="T8">float</text:span><text:span text:style-name="T3"> *, </text:span><text:span text:style-name="T8">int</text:span><text:span text:style-name="T3">);</text:span></text:p>
      <text:p text:style-name="P51"><text:span text:style-name="T8">void</text:span><text:span text:style-name="T3"> prntArr(</text:span><text:span text:style-name="T8">const</text:span><text:span text:style-name="T3"> </text:span><text:span text:style-name="T8">float</text:span><text:span text:style-name="T3"> *, </text:span><text:span text:style-name="T8">int</text:span><text:span text:style-name="T3">);</text:span></text:p>
      <text:p text:style-name="P51"><text:span text:style-name="T8">void</text:span><text:span text:style-name="T3"> arrAvg(</text:span><text:span text:style-name="T8">float</text:span><text:span text:style-name="T3"> *, </text:span><text:span text:style-name="T8">int</text:span><text:span text:style-name="T3">);</text:span></text:p>
      <text:p text:style-name="P21"/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1">//Variable Declaration and initialization</text:p>
      <text:p text:style-name="P51"><text:span text:style-name="T3"><text:s text:c="4"/></text:span><text:span text:style-name="T8">int</text:span><text:span text:style-name="T3"> size;</text:span></text:p>
      <text:p text:style-name="P51"><text:span text:style-name="T3"><text:s text:c="4"/></text:span><text:span text:style-name="T8">float</text:span><text:span text:style-name="T3"> *scores=NULL;</text:span></text:p>
      <text:p text:style-name="P21"><text:s text:c="4"/></text:p>
      <text:p text:style-name="P51"><text:span text:style-name="T3"><text:s text:c="4"/>cout&lt;&lt;</text:span><text:span text:style-name="T7">"How many test score would you like to enter?: "</text:span><text:span text:style-name="T3">;</text:span></text:p>
      <text:p text:style-name="P21"><text:s text:c="4"/>cin&gt;&gt;size;</text:p>
      <text:p text:style-name="P21"><text:s text:c="4"/>cout&lt;&lt;endl;</text:p>
      <text:p text:style-name="P21"/>
      <text:p text:style-name="P21"><text:s/></text:p>
      <text:p text:style-name="P21"><text:s text:c="4"/>scores=getScore(size);</text:p>
      <text:p text:style-name="P21"><text:s text:c="4"/>selSort(scores, size);</text:p>
      <text:p text:style-name="P21"><text:s text:c="4"/>cout&lt;&lt;endl;</text:p>
      <text:p text:style-name="P51"><text:span text:style-name="T3"><text:s text:c="4"/>cout&lt;&lt;</text:span><text:span text:style-name="T7">"You entered the following scores: "</text:span><text:span text:style-name="T3">;</text:span></text:p>
      <text:p text:style-name="P21"><text:s text:c="4"/>cout&lt;&lt;endl;</text:p>
      <text:p text:style-name="P21"><text:soft-page-break/><text:s text:c="4"/>prntArr(scores, size);</text:p>
      <text:p text:style-name="P21"><text:s text:c="4"/>cout&lt;&lt;endl;</text:p>
      <text:p text:style-name="P21"><text:s text:c="4"/>arrAvg(scores, size);</text:p>
      <text:p text:style-name="P21"><text:s text:c="4"/></text:p>
      <text:p text:style-name="P51"><text:span text:style-name="T3"><text:s text:c="4"/></text:span><text:span text:style-name="T1">//Free the memory</text:span></text:p>
      <text:p text:style-name="P51"><text:span text:style-name="T3"><text:s text:c="4"/></text:span><text:span text:style-name="T8">delete</text:span><text:span text:style-name="T3"> [] scores;</text:span></text:p>
      <text:p text:style-name="P51"><text:span text:style-name="T3"><text:s text:c="4"/></text:span><text:span text:style-name="T1">//Exit Stage Right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51"><text:span text:style-name="T8">float</text:span><text:span text:style-name="T3"> *getScore(</text:span><text:span text:style-name="T8">int</text:span><text:span text:style-name="T3"> size){</text:span></text:p>
      <text:p text:style-name="P51"><text:span text:style-name="T3"><text:s text:c="4"/></text:span><text:span text:style-name="T1">//Array to hold the numbers</text:span></text:p>
      <text:p text:style-name="P51"><text:span text:style-name="T3"><text:s text:c="4"/></text:span><text:span text:style-name="T8">float</text:span><text:span text:style-name="T3"> *</text:span><text:span text:style-name="T8">array</text:span><text:span text:style-name="T3"> = NULL; </text:span></text:p>
      <text:p text:style-name="P51"><text:span text:style-name="T3"><text:s text:c="4"/></text:span><text:span text:style-name="T8">if</text:span><text:span text:style-name="T3">(size&lt;=0){</text:span></text:p>
      <text:p text:style-name="P51"><text:span text:style-name="T3"><text:s text:c="8"/></text:span><text:span text:style-name="T8">return</text:span><text:span text:style-name="T3"> NULL; </text:span><text:span text:style-name="T1">//Return a null pointer if num is zero or negative</text:span></text:p>
      <text:p text:style-name="P21"><text:s text:c="4"/>}</text:p>
      <text:p text:style-name="P21"><text:s text:c="4"/></text:p>
      <text:p text:style-name="P51"><text:span text:style-name="T3"><text:s text:c="4"/></text:span><text:span text:style-name="T1">//Dynamically allocate the array</text:span></text:p>
      <text:p text:style-name="P51"><text:span text:style-name="T3"><text:s text:c="4"/></text:span><text:span text:style-name="T8">array</text:span><text:span text:style-name="T3">=</text:span><text:span text:style-name="T8">new</text:span><text:span text:style-name="T3"> </text:span><text:span text:style-name="T8">float</text:span><text:span text:style-name="T3">[size];</text:span></text:p>
      <text:p text:style-name="P51"><text:span text:style-name="T3"><text:s text:c="4"/></text:span><text:span text:style-name="T1">//Fill Array with integers entered by user</text:span></text:p>
      <text:p text:style-name="P21"><text:s text:c="4"/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count=0; count&lt;size; count++){</text:span></text:p>
      <text:p text:style-name="P51"><text:span text:style-name="T3"><text:s text:c="8"/></text:span><text:span text:style-name="T8">do</text:span><text:span text:style-name="T3">{</text:span></text:p>
      <text:p text:style-name="P51"><text:span text:style-name="T3"><text:s text:c="8"/>cout&lt;&lt;</text:span><text:span text:style-name="T7">"Enter test score "</text:span><text:span text:style-name="T3">;</text:span></text:p>
      <text:p text:style-name="P51"><text:span text:style-name="T3"><text:s text:c="8"/>cout&lt;&lt;count+1&lt;&lt;</text:span><text:span text:style-name="T7">": "</text:span><text:span text:style-name="T3">;</text:span></text:p>
      <text:p text:style-name="P51"><text:span text:style-name="T3"><text:s text:c="8"/>cin&gt;&gt;</text:span><text:span text:style-name="T8">array</text:span><text:span text:style-name="T3">[count];</text:span></text:p>
      <text:p text:style-name="P51"><text:span text:style-name="T3"><text:s text:c="8"/>}</text:span><text:span text:style-name="T8">while</text:span><text:span text:style-name="T3">(</text:span><text:span text:style-name="T8">array</text:span><text:span text:style-name="T3">[count]&lt;0);</text:span></text:p>
      <text:p text:style-name="P21"><text:s text:c="4"/>}</text:p>
      <text:p text:style-name="P51"><text:span text:style-name="T3"><text:s text:c="8"/></text:span><text:span text:style-name="T1">//cout&lt;&lt;endl;</text:span></text:p>
      <text:p text:style-name="P51"><text:span text:style-name="T3"><text:s text:c="8"/></text:span><text:span text:style-name="T1">// cout&lt;&lt;"You entered the following test scores: ";</text:span></text:p>
      <text:p text:style-name="P51"><text:span text:style-name="T3"><text:s text:c="8"/></text:span><text:span text:style-name="T1">// cout&lt;&lt;endl;</text:span></text:p>
      <text:p text:style-name="P51"><text:span text:style-name="T3"><text:s text:c="8"/></text:span><text:span text:style-name="T1">// for(int count=0; count&lt;size; count++){</text:span></text:p>
      <text:p text:style-name="P51"><text:span text:style-name="T3"><text:s text:c="8"/></text:span><text:span text:style-name="T1">// <text:s text:c="3"/>cout&lt;&lt;array[count];</text:span></text:p>
      <text:p text:style-name="P51"><text:span text:style-name="T3"><text:s text:c="8"/></text:span><text:span text:style-name="T1">// <text:s text:c="4"/>cout&lt;&lt;endl;</text:span></text:p>
      <text:p text:style-name="P51"><text:span text:style-name="T3"><text:s text:c="8"/></text:span><text:span text:style-name="T1">// }</text:span></text:p>
      <text:p text:style-name="P51"><text:span text:style-name="T3"><text:s text:c="8"/></text:span><text:span text:style-name="T8">return</text:span><text:span text:style-name="T3"> </text:span><text:span text:style-name="T8">array</text:span><text:span text:style-name="T3">;</text:span></text:p>
      <text:p text:style-name="P21">}</text:p>
      <text:p text:style-name="P21"/>
      <text:p text:style-name="P51"><text:span text:style-name="T8">void</text:span><text:span text:style-name="T3"> selSort(</text:span><text:span text:style-name="T8">float</text:span><text:span text:style-name="T3"> *</text:span><text:span text:style-name="T8">array</text:span><text:span text:style-name="T3">, </text:span><text:span text:style-name="T8">int</text:span><text:span text:style-name="T3"> size){</text:span></text:p>
      <text:p text:style-name="P51"><text:span text:style-name="T3"><text:s text:c="4"/></text:span><text:span text:style-name="T8">int</text:span><text:span text:style-name="T3"> startScan, minIndex;</text:span></text:p>
      <text:p text:style-name="P51"><text:span text:style-name="T3"><text:s text:c="4"/></text:span><text:span text:style-name="T8">float</text:span><text:span text:style-name="T3"> minElem;</text:span></text:p>
      <text:p text:style-name="P21"><text:s text:c="4"/></text:p>
      <text:p text:style-name="P51"><text:span text:style-name="T3"><text:s text:c="4"/></text:span><text:span text:style-name="T8">for</text:span><text:span text:style-name="T3">(startScan=0; startScan&lt;(size-1); startScan++){</text:span></text:p>
      <text:p text:style-name="P21"><text:s text:c="8"/>minIndex=startScan;</text:p>
      <text:p text:style-name="P51"><text:span text:style-name="T3"><text:s text:c="8"/>minElem=</text:span><text:span text:style-name="T8">array</text:span><text:span text:style-name="T3">[startScan];</text:span></text:p>
      <text:p text:style-name="P51"><text:span text:style-name="T3"><text:s text:c="8"/></text:span><text:span text:style-name="T8">for</text:span><text:span text:style-name="T3">(</text:span><text:span text:style-name="T8">int</text:span><text:span text:style-name="T3"> index=startScan+1; index&lt;size; index++){</text:span></text:p>
      <text:p text:style-name="P51"><text:span text:style-name="T3"><text:s text:c="12"/></text:span><text:span text:style-name="T8">if</text:span><text:span text:style-name="T3">(</text:span><text:span text:style-name="T8">array</text:span><text:span text:style-name="T3">[index]&lt;minElem){</text:span></text:p>
      <text:p text:style-name="P51"><text:span text:style-name="T3"><text:s text:c="16"/>minElem=</text:span><text:span text:style-name="T8">array</text:span><text:span text:style-name="T3">[index];</text:span></text:p>
      <text:p text:style-name="P21"><text:s text:c="16"/>minIndex=index;</text:p>
      <text:p text:style-name="P21"><text:s text:c="12"/>}</text:p>
      <text:p text:style-name="P21"><text:s text:c="8"/>}</text:p>
      <text:p text:style-name="P51"><text:span text:style-name="T3"><text:s text:c="8"/></text:span><text:span text:style-name="T8">array</text:span><text:span text:style-name="T3">[minIndex]=</text:span><text:span text:style-name="T8">array</text:span><text:span text:style-name="T3">[startScan];</text:span></text:p>
      <text:p text:style-name="P51"><text:span text:style-name="T3"><text:s text:c="8"/></text:span><text:span text:style-name="T8">array</text:span><text:span text:style-name="T3">[startScan]=minElem;</text:span></text:p>
      <text:p text:style-name="P21"><text:s text:c="4"/>}</text:p>
      <text:p text:style-name="P21"/>
      <text:p text:style-name="P21">}</text:p>
      <text:p text:style-name="P21"/>
      <text:p text:style-name="P51"><text:span text:style-name="T8">void</text:span><text:span text:style-name="T3"> prntArr(</text:span><text:span text:style-name="T8">const</text:span><text:span text:style-name="T3"> </text:span><text:span text:style-name="T8">float</text:span><text:span text:style-name="T3"> *</text:span><text:span text:style-name="T8">array</text:span><text:span text:style-name="T3">, </text:span><text:span text:style-name="T8">int</text:span><text:span text:style-name="T3"> size){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count=0; count&lt;size; count++){</text:span></text:p>
      <text:p text:style-name="P51"><text:soft-page-break/><text:span text:style-name="T3"><text:s text:c="8"/>cout&lt;&lt;</text:span><text:span text:style-name="T7">"Score "</text:span><text:span text:style-name="T3">&lt;&lt;count+1&lt;&lt;</text:span><text:span text:style-name="T7">": "</text:span><text:span text:style-name="T3">;</text:span></text:p>
      <text:p text:style-name="P51"><text:span text:style-name="T3"><text:s text:c="8"/>cout&lt;&lt;</text:span><text:span text:style-name="T8">array</text:span><text:span text:style-name="T3">[count]&lt;&lt;</text:span><text:span text:style-name="T7">" "</text:span><text:span text:style-name="T3">;</text:span></text:p>
      <text:p text:style-name="P21"><text:s text:c="8"/>cout&lt;&lt;endl;</text:p>
      <text:p text:style-name="P21"><text:s text:c="4"/>}</text:p>
      <text:p text:style-name="P21">}</text:p>
      <text:p text:style-name="P21"/>
      <text:p text:style-name="P51"><text:span text:style-name="T8">void</text:span><text:span text:style-name="T3"> arrAvg(</text:span><text:span text:style-name="T8">float</text:span><text:span text:style-name="T3"> *</text:span><text:span text:style-name="T8">array</text:span><text:span text:style-name="T3">, </text:span><text:span text:style-name="T8">int</text:span><text:span text:style-name="T3"> size){</text:span></text:p>
      <text:p text:style-name="P51"><text:span text:style-name="T3"><text:s text:c="4"/></text:span><text:span text:style-name="T8">float</text:span><text:span text:style-name="T3"> total=0,avg=0;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count=0; count&lt;size; count++){</text:span></text:p>
      <text:p text:style-name="P51"><text:span text:style-name="T3"><text:s text:c="8"/>total+=</text:span><text:span text:style-name="T8">array</text:span><text:span text:style-name="T3">[count];</text:span></text:p>
      <text:p text:style-name="P21"><text:s text:c="4"/>}</text:p>
      <text:p text:style-name="P51"><text:span text:style-name="T3"><text:s text:c="4"/></text:span><text:span text:style-name="T8">if</text:span><text:span text:style-name="T3"> (size==1){</text:span></text:p>
      <text:p text:style-name="P51"><text:span text:style-name="T3"><text:s text:c="8"/>cout&lt;&lt;</text:span><text:span text:style-name="T7">"You cannot average with only one test score."</text:span><text:span text:style-name="T3">;</text:span></text:p>
      <text:p text:style-name="P21"><text:s text:c="8"/>cout&lt;&lt;endl;</text:p>
      <text:p text:style-name="P51"><text:span text:style-name="T3"><text:s text:c="4"/>}</text:span><text:span text:style-name="T8">else</text:span></text:p>
      <text:p text:style-name="P51"><text:span text:style-name="T3"><text:s text:c="4"/>total-=</text:span><text:span text:style-name="T8">array</text:span><text:span text:style-name="T3">[0];</text:span></text:p>
      <text:p text:style-name="P21"><text:s text:c="4"/>size-=1;</text:p>
      <text:p text:style-name="P21"><text:s text:c="4"/>avg=total/size;</text:p>
      <text:p text:style-name="P51"><text:span text:style-name="T3"><text:s text:c="4"/>cout&lt;&lt;</text:span><text:span text:style-name="T7">"After dropping your lowest test score your test score average is "</text:span><text:span text:style-name="T3">;</text:span></text:p>
      <text:p text:style-name="P21"><text:s text:c="4"/>cout&lt;&lt;fixed&lt;&lt;showpoint&lt;&lt;setprecision(2)&lt;&lt;avg;</text:p>
      <text:p text:style-name="P21"><text:s text:c="4"/>cout&lt;&lt;endl;</text:p>
      <text:p text:style-name="P39">}</text:p>
      <text:p text:style-name="P33"/>
      <text:p text:style-name="P12">/* </text:p>
      <text:p text:style-name="P1"><text:s/>* File: <text:s text:c="2"/>main.cpp</text:p>
      <text:p text:style-name="P1"><text:s/>* Author: Abdul Hakim Abbas</text:p>
      <text:p text:style-name="P1"><text:s/>* Purpose: Ch_9_Problem_5</text:p>
      <text:p text:style-name="P1"><text:s/>* Created on September 24, 2015, 10:03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Global Constants</text:p>
      <text:p text:style-name="P21"/>
      <text:p text:style-name="P1">//Function Prototypes</text:p>
      <text:p text:style-name="P51"><text:span text:style-name="T8">int</text:span><text:span text:style-name="T3"> doSomething(</text:span><text:span text:style-name="T8">int</text:span><text:span text:style-name="T3"> *, </text:span><text:span text:style-name="T8">int</text:span><text:span text:style-name="T3"> *);</text:span></text:p>
      <text:p text:style-name="P51"><text:span text:style-name="T8">int</text:span><text:span text:style-name="T3"> result(</text:span><text:span text:style-name="T8">int</text:span><text:span text:style-name="T3"> *, </text:span><text:span text:style-name="T8">int</text:span><text:span text:style-name="T3"> *);</text:span></text:p>
      <text:p text:style-name="P21"/>
      <text:p text:style-name="P1">//Execution Starts Here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Variable Declaration</text:span></text:p>
      <text:p text:style-name="P51"><text:span text:style-name="T3"><text:s text:c="4"/></text:span><text:span text:style-name="T8">int</text:span><text:span text:style-name="T3"> a, b;</text:span></text:p>
      <text:p text:style-name="P21"><text:s text:c="4"/></text:p>
      <text:p text:style-name="P51"><text:span text:style-name="T3"><text:s text:c="4"/>cout&lt;&lt;</text:span><text:span text:style-name="T7">"Enter a value for x: "</text:span><text:span text:style-name="T3">;</text:span></text:p>
      <text:p text:style-name="P21"><text:s text:c="4"/>cin&gt;&gt;a;</text:p>
      <text:p text:style-name="P21"><text:s text:c="4"/>cout&lt;&lt;endl;</text:p>
      <text:p text:style-name="P51"><text:span text:style-name="T3"><text:s text:c="4"/>cout&lt;&lt;</text:span><text:span text:style-name="T7">"Enter a value for y: "</text:span><text:span text:style-name="T3">;</text:span></text:p>
      <text:p text:style-name="P21"><text:s text:c="4"/>cin&gt;&gt;b;</text:p>
      <text:p text:style-name="P21"><text:s text:c="4"/>cout&lt;&lt;endl;</text:p>
      <text:p text:style-name="P21"><text:s text:c="4"/></text:p>
      <text:p text:style-name="P21"><text:s text:c="4"/>doSomething(&amp;a, &amp;b);</text:p>
      <text:p text:style-name="P21"><text:s text:c="4"/>result(&amp;a, &amp;b);</text:p>
      <text:p text:style-name="P21"><text:s text:c="4"/></text:p>
      <text:p text:style-name="P21"><text:s text:c="4"/></text:p>
      <text:p text:style-name="P51"><text:span text:style-name="T3"><text:s text:c="4"/></text:span><text:span text:style-name="T1">//Exit Stage Right</text:span></text:p>
      <text:p text:style-name="P51"><text:span text:style-name="T3"><text:s text:c="4"/></text:span><text:span text:style-name="T8">return</text:span><text:span text:style-name="T3"> 0;</text:span></text:p>
      <text:p text:style-name="P21"><text:soft-page-break/>}</text:p>
      <text:p text:style-name="P21"/>
      <text:p text:style-name="P51"><text:span text:style-name="T8">int</text:span><text:span text:style-name="T3"> doSomething(</text:span><text:span text:style-name="T8">int</text:span><text:span text:style-name="T3"> *x, </text:span><text:span text:style-name="T8">int</text:span><text:span text:style-name="T3"> *y){</text:span></text:p>
      <text:p text:style-name="P21"><text:s text:c="4"/></text:p>
      <text:p text:style-name="P51"><text:span text:style-name="T3"><text:s text:c="4"/></text:span><text:span text:style-name="T8">int</text:span><text:span text:style-name="T3"> temp=*x;</text:span></text:p>
      <text:p text:style-name="P21"><text:s text:c="4"/>*x=*y*10;</text:p>
      <text:p text:style-name="P21"><text:s text:c="4"/>*y=temp*10;</text:p>
      <text:p text:style-name="P21"><text:s text:c="4"/></text:p>
      <text:p text:style-name="P51"><text:span text:style-name="T3"><text:s text:c="4"/></text:span><text:span text:style-name="T8">return</text:span><text:span text:style-name="T3"> *x+*y;</text:span></text:p>
      <text:p text:style-name="P21">}</text:p>
      <text:p text:style-name="P21"/>
      <text:p text:style-name="P51"><text:span text:style-name="T8">int</text:span><text:span text:style-name="T3"> result(</text:span><text:span text:style-name="T8">int</text:span><text:span text:style-name="T3"> *x, </text:span><text:span text:style-name="T8">int</text:span><text:span text:style-name="T3"> *y){</text:span></text:p>
      <text:p text:style-name="P21"><text:s text:c="4"/>cout&lt;&lt;*x+*y;</text:p>
      <text:p text:style-name="P21"><text:s text:c="4"/>cout&lt;&lt;endl;</text:p>
      <text:p text:style-name="P39">}</text:p>
      <text:p text:style-name="P33"/>
      <text:p text:style-name="P12">/* </text:p>
      <text:p text:style-name="P1"><text:s/>* File: <text:s text:c="2"/>main.cpp</text:p>
      <text:p text:style-name="P1"><text:s/>* Author: Abdul Hakim Abbas</text:p>
      <text:p text:style-name="P1"><text:s/>* Purpose: Ch_9_Prob_2</text:p>
      <text:p text:style-name="P1"><text:s/>* Created on September 24, 2015, 7:41 PM</text:p>
      <text:p text:style-name="P1"><text:s/>*/</text:p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21"/>
      <text:p text:style-name="P1">//Global Constants</text:p>
      <text:p text:style-name="P21"/>
      <text:p text:style-name="P1">//Function Prototypes</text:p>
      <text:p text:style-name="P51"><text:span text:style-name="T8">float</text:span><text:span text:style-name="T3"> *getScore(</text:span><text:span text:style-name="T8">int</text:span><text:span text:style-name="T3">);</text:span></text:p>
      <text:p text:style-name="P51"><text:span text:style-name="T8">void</text:span><text:span text:style-name="T3"> selSort(</text:span><text:span text:style-name="T8">float</text:span><text:span text:style-name="T3"> *, </text:span><text:span text:style-name="T8">int</text:span><text:span text:style-name="T3">);</text:span></text:p>
      <text:p text:style-name="P51"><text:span text:style-name="T8">void</text:span><text:span text:style-name="T3"> prntArr(</text:span><text:span text:style-name="T8">const</text:span><text:span text:style-name="T3"> </text:span><text:span text:style-name="T8">float</text:span><text:span text:style-name="T3"> *, </text:span><text:span text:style-name="T8">int</text:span><text:span text:style-name="T3">);</text:span></text:p>
      <text:p text:style-name="P51"><text:span text:style-name="T8">void</text:span><text:span text:style-name="T3"> arrAvg(</text:span><text:span text:style-name="T8">float</text:span><text:span text:style-name="T3"> *, </text:span><text:span text:style-name="T8">int</text:span><text:span text:style-name="T3">);</text:span></text:p>
      <text:p text:style-name="P21"/>
      <text:p text:style-name="P1">//Execution Starts Here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Variable Declaration and initialization</text:span></text:p>
      <text:p text:style-name="P51"><text:span text:style-name="T3"><text:s text:c="4"/></text:span><text:span text:style-name="T8">int</text:span><text:span text:style-name="T3"> size;</text:span></text:p>
      <text:p text:style-name="P51"><text:span text:style-name="T3"><text:s text:c="4"/></text:span><text:span text:style-name="T8">float</text:span><text:span text:style-name="T3"> *scores=NULL;</text:span></text:p>
      <text:p text:style-name="P21"><text:s text:c="4"/></text:p>
      <text:p text:style-name="P51"><text:span text:style-name="T3"><text:s text:c="4"/>cout&lt;&lt;</text:span><text:span text:style-name="T7">"How many test score would you like to enter?: "</text:span><text:span text:style-name="T3">;</text:span></text:p>
      <text:p text:style-name="P21"><text:s text:c="4"/>cin&gt;&gt;size;</text:p>
      <text:p text:style-name="P21"><text:s text:c="4"/>cout&lt;&lt;endl;</text:p>
      <text:p text:style-name="P21"/>
      <text:p text:style-name="P21"><text:s/></text:p>
      <text:p text:style-name="P21"><text:s text:c="4"/>scores=getScore(size);</text:p>
      <text:p text:style-name="P21"><text:s text:c="4"/>selSort(scores, size);</text:p>
      <text:p text:style-name="P21"><text:s text:c="4"/>cout&lt;&lt;endl;</text:p>
      <text:p text:style-name="P51"><text:span text:style-name="T3"><text:s text:c="4"/>cout&lt;&lt;</text:span><text:span text:style-name="T7">"You entered the following scores: "</text:span><text:span text:style-name="T3">;</text:span></text:p>
      <text:p text:style-name="P21"><text:s text:c="4"/>cout&lt;&lt;endl;</text:p>
      <text:p text:style-name="P21"><text:s text:c="4"/>prntArr(scores, size);</text:p>
      <text:p text:style-name="P21"><text:s text:c="4"/>cout&lt;&lt;endl;</text:p>
      <text:p text:style-name="P21"><text:s text:c="4"/>arrAvg(scores, size);</text:p>
      <text:p text:style-name="P21"><text:s text:c="4"/></text:p>
      <text:p text:style-name="P51"><text:span text:style-name="T3"><text:s text:c="4"/></text:span><text:span text:style-name="T1">//Free the memory</text:span></text:p>
      <text:p text:style-name="P51"><text:span text:style-name="T3"><text:s text:c="4"/></text:span><text:span text:style-name="T8">delete</text:span><text:span text:style-name="T3"> [] scores;</text:span></text:p>
      <text:p text:style-name="P51"><text:span text:style-name="T3"><text:s text:c="4"/></text:span><text:span text:style-name="T1">//Exit Stage Right</text:span></text:p>
      <text:p text:style-name="P51"><text:soft-page-break/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51"><text:span text:style-name="T8">float</text:span><text:span text:style-name="T3"> *getScore(</text:span><text:span text:style-name="T8">int</text:span><text:span text:style-name="T3"> size){</text:span></text:p>
      <text:p text:style-name="P51"><text:span text:style-name="T3"><text:s text:c="4"/></text:span><text:span text:style-name="T1">//Array to hold the numbers</text:span></text:p>
      <text:p text:style-name="P51"><text:span text:style-name="T3"><text:s text:c="4"/></text:span><text:span text:style-name="T8">float</text:span><text:span text:style-name="T3"> *</text:span><text:span text:style-name="T8">array</text:span><text:span text:style-name="T3"> = NULL; </text:span></text:p>
      <text:p text:style-name="P51"><text:span text:style-name="T3"><text:s text:c="4"/></text:span><text:span text:style-name="T8">if</text:span><text:span text:style-name="T3">(size&lt;=0){</text:span></text:p>
      <text:p text:style-name="P51"><text:span text:style-name="T3"><text:s text:c="8"/></text:span><text:span text:style-name="T8">return</text:span><text:span text:style-name="T3"> NULL; </text:span><text:span text:style-name="T1">//Return a null pointer if num is zero or negative</text:span></text:p>
      <text:p text:style-name="P21"><text:s text:c="4"/>}</text:p>
      <text:p text:style-name="P21"><text:s text:c="4"/></text:p>
      <text:p text:style-name="P51"><text:span text:style-name="T3"><text:s text:c="4"/></text:span><text:span text:style-name="T1">//Dynamically allocate the array</text:span></text:p>
      <text:p text:style-name="P51"><text:span text:style-name="T3"><text:s text:c="4"/></text:span><text:span text:style-name="T8">array</text:span><text:span text:style-name="T3">=</text:span><text:span text:style-name="T8">new</text:span><text:span text:style-name="T3"> </text:span><text:span text:style-name="T8">float</text:span><text:span text:style-name="T3">[size];</text:span></text:p>
      <text:p text:style-name="P51"><text:span text:style-name="T3"><text:s text:c="4"/></text:span><text:span text:style-name="T1">//Fill Array with integers entered by user</text:span></text:p>
      <text:p text:style-name="P21"><text:s text:c="4"/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count=0; count&lt;size; count++){</text:span></text:p>
      <text:p text:style-name="P51"><text:span text:style-name="T3"><text:s text:c="8"/></text:span><text:span text:style-name="T8">do</text:span><text:span text:style-name="T3">{</text:span></text:p>
      <text:p text:style-name="P51"><text:span text:style-name="T3"><text:s text:c="8"/>cout&lt;&lt;</text:span><text:span text:style-name="T7">"Enter test score "</text:span><text:span text:style-name="T3">;</text:span></text:p>
      <text:p text:style-name="P51"><text:span text:style-name="T3"><text:s text:c="8"/>cout&lt;&lt;count+1&lt;&lt;</text:span><text:span text:style-name="T7">": "</text:span><text:span text:style-name="T3">;</text:span></text:p>
      <text:p text:style-name="P51"><text:span text:style-name="T3"><text:s text:c="8"/>cin&gt;&gt;</text:span><text:span text:style-name="T8">array</text:span><text:span text:style-name="T3">[count];</text:span></text:p>
      <text:p text:style-name="P51"><text:span text:style-name="T3"><text:s text:c="8"/>}</text:span><text:span text:style-name="T8">while</text:span><text:span text:style-name="T3">(</text:span><text:span text:style-name="T8">array</text:span><text:span text:style-name="T3">[count]&lt;0);</text:span></text:p>
      <text:p text:style-name="P21"><text:s text:c="4"/>}</text:p>
      <text:p text:style-name="P51"><text:span text:style-name="T3"><text:s text:c="8"/></text:span><text:span text:style-name="T1">//cout&lt;&lt;endl;</text:span></text:p>
      <text:p text:style-name="P51"><text:span text:style-name="T3"><text:s text:c="8"/></text:span><text:span text:style-name="T1">// cout&lt;&lt;"You entered the following test scores: ";</text:span></text:p>
      <text:p text:style-name="P51"><text:span text:style-name="T3"><text:s text:c="8"/></text:span><text:span text:style-name="T1">// cout&lt;&lt;endl;</text:span></text:p>
      <text:p text:style-name="P51"><text:span text:style-name="T3"><text:s text:c="8"/></text:span><text:span text:style-name="T1">// for(int count=0; count&lt;size; count++){</text:span></text:p>
      <text:p text:style-name="P51"><text:span text:style-name="T3"><text:s text:c="8"/></text:span><text:span text:style-name="T1">// <text:s text:c="3"/>cout&lt;&lt;array[count];</text:span></text:p>
      <text:p text:style-name="P51"><text:span text:style-name="T3"><text:s text:c="8"/></text:span><text:span text:style-name="T1">// <text:s text:c="4"/>cout&lt;&lt;endl;</text:span></text:p>
      <text:p text:style-name="P51"><text:span text:style-name="T3"><text:s text:c="8"/></text:span><text:span text:style-name="T1">// }</text:span></text:p>
      <text:p text:style-name="P51"><text:span text:style-name="T3"><text:s text:c="8"/></text:span><text:span text:style-name="T8">return</text:span><text:span text:style-name="T3"> </text:span><text:span text:style-name="T8">array</text:span><text:span text:style-name="T3">;</text:span></text:p>
      <text:p text:style-name="P21">}</text:p>
      <text:p text:style-name="P21"/>
      <text:p text:style-name="P51"><text:span text:style-name="T8">void</text:span><text:span text:style-name="T3"> selSort(</text:span><text:span text:style-name="T8">float</text:span><text:span text:style-name="T3"> *</text:span><text:span text:style-name="T8">array</text:span><text:span text:style-name="T3">, </text:span><text:span text:style-name="T8">int</text:span><text:span text:style-name="T3"> size){</text:span></text:p>
      <text:p text:style-name="P51"><text:span text:style-name="T3"><text:s text:c="4"/></text:span><text:span text:style-name="T8">int</text:span><text:span text:style-name="T3"> startScan, minIndex;</text:span></text:p>
      <text:p text:style-name="P51"><text:span text:style-name="T3"><text:s text:c="4"/></text:span><text:span text:style-name="T8">float</text:span><text:span text:style-name="T3"> minElem;</text:span></text:p>
      <text:p text:style-name="P21"><text:s text:c="4"/></text:p>
      <text:p text:style-name="P51"><text:span text:style-name="T3"><text:s text:c="4"/></text:span><text:span text:style-name="T8">for</text:span><text:span text:style-name="T3">(startScan=0; startScan&lt;(size-1); startScan++){</text:span></text:p>
      <text:p text:style-name="P21"><text:s text:c="8"/>minIndex=startScan;</text:p>
      <text:p text:style-name="P51"><text:span text:style-name="T3"><text:s text:c="8"/>minElem=</text:span><text:span text:style-name="T8">array</text:span><text:span text:style-name="T3">[startScan];</text:span></text:p>
      <text:p text:style-name="P51"><text:span text:style-name="T3"><text:s text:c="8"/></text:span><text:span text:style-name="T8">for</text:span><text:span text:style-name="T3">(</text:span><text:span text:style-name="T8">int</text:span><text:span text:style-name="T3"> index=startScan+1; index&lt;size; index++){</text:span></text:p>
      <text:p text:style-name="P51"><text:span text:style-name="T3"><text:s text:c="12"/></text:span><text:span text:style-name="T8">if</text:span><text:span text:style-name="T3">(</text:span><text:span text:style-name="T8">array</text:span><text:span text:style-name="T3">[index]&lt;minElem){</text:span></text:p>
      <text:p text:style-name="P51"><text:span text:style-name="T3"><text:s text:c="16"/>minElem=</text:span><text:span text:style-name="T8">array</text:span><text:span text:style-name="T3">[index];</text:span></text:p>
      <text:p text:style-name="P21"><text:s text:c="16"/>minIndex=index;</text:p>
      <text:p text:style-name="P21"><text:s text:c="12"/>}</text:p>
      <text:p text:style-name="P21"><text:s text:c="8"/>}</text:p>
      <text:p text:style-name="P51"><text:span text:style-name="T3"><text:s text:c="8"/></text:span><text:span text:style-name="T8">array</text:span><text:span text:style-name="T3">[minIndex]=</text:span><text:span text:style-name="T8">array</text:span><text:span text:style-name="T3">[startScan];</text:span></text:p>
      <text:p text:style-name="P51"><text:span text:style-name="T3"><text:s text:c="8"/></text:span><text:span text:style-name="T8">array</text:span><text:span text:style-name="T3">[startScan]=minElem;</text:span></text:p>
      <text:p text:style-name="P21"><text:s text:c="4"/>}</text:p>
      <text:p text:style-name="P21"/>
      <text:p text:style-name="P21">}</text:p>
      <text:p text:style-name="P21"/>
      <text:p text:style-name="P51"><text:span text:style-name="T8">void</text:span><text:span text:style-name="T3"> prntArr(</text:span><text:span text:style-name="T8">const</text:span><text:span text:style-name="T3"> </text:span><text:span text:style-name="T8">float</text:span><text:span text:style-name="T3"> *</text:span><text:span text:style-name="T8">array</text:span><text:span text:style-name="T3">, </text:span><text:span text:style-name="T8">int</text:span><text:span text:style-name="T3"> size){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count=0; count&lt;size; count++){</text:span></text:p>
      <text:p text:style-name="P51"><text:span text:style-name="T3"><text:s text:c="8"/>cout&lt;&lt;</text:span><text:span text:style-name="T7">"Score "</text:span><text:span text:style-name="T3">&lt;&lt;count+1&lt;&lt;</text:span><text:span text:style-name="T7">": "</text:span><text:span text:style-name="T3">;</text:span></text:p>
      <text:p text:style-name="P51"><text:span text:style-name="T3"><text:s text:c="8"/>cout&lt;&lt;</text:span><text:span text:style-name="T8">array</text:span><text:span text:style-name="T3">[count]&lt;&lt;</text:span><text:span text:style-name="T7">" "</text:span><text:span text:style-name="T3">;</text:span></text:p>
      <text:p text:style-name="P21"><text:s text:c="8"/>cout&lt;&lt;endl;</text:p>
      <text:p text:style-name="P21"><text:s text:c="4"/>}</text:p>
      <text:p text:style-name="P21">}</text:p>
      <text:p text:style-name="P21"/>
      <text:p text:style-name="P51"><text:span text:style-name="T8">void</text:span><text:span text:style-name="T3"> arrAvg(</text:span><text:span text:style-name="T8">float</text:span><text:span text:style-name="T3"> *</text:span><text:span text:style-name="T8">array</text:span><text:span text:style-name="T3">, </text:span><text:span text:style-name="T8">int</text:span><text:span text:style-name="T3"> size){</text:span></text:p>
      <text:p text:style-name="P51"><text:soft-page-break/><text:span text:style-name="T3"><text:s text:c="4"/></text:span><text:span text:style-name="T8">float</text:span><text:span text:style-name="T3"> total=0,avg=0;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count=0; count&lt;size; count++){</text:span></text:p>
      <text:p text:style-name="P51"><text:span text:style-name="T3"><text:s text:c="8"/>total+=</text:span><text:span text:style-name="T8">array</text:span><text:span text:style-name="T3">[count];</text:span></text:p>
      <text:p text:style-name="P21"><text:s text:c="4"/>}</text:p>
      <text:p text:style-name="P51"><text:span text:style-name="T3"><text:s text:c="8"/></text:span><text:span text:style-name="T8">if</text:span><text:span text:style-name="T3"> (size==1){</text:span></text:p>
      <text:p text:style-name="P51"><text:span text:style-name="T3"><text:s text:c="12"/>cout&lt;&lt;</text:span><text:span text:style-name="T7">"You cannot average with only one test score."</text:span><text:span text:style-name="T3">;</text:span></text:p>
      <text:p text:style-name="P21"><text:s text:c="12"/>cout&lt;&lt;endl;</text:p>
      <text:p text:style-name="P51"><text:span text:style-name="T3"><text:s text:c="8"/>}</text:span><text:span text:style-name="T8">else</text:span></text:p>
      <text:p text:style-name="P21"><text:s text:c="4"/>avg=total/size;</text:p>
      <text:p text:style-name="P51"><text:span text:style-name="T3"><text:s text:c="4"/>cout&lt;&lt;</text:span><text:span text:style-name="T7">"Your test score average is "</text:span><text:span text:style-name="T3">;</text:span></text:p>
      <text:p text:style-name="P21"><text:s text:c="4"/>cout&lt;&lt;fixed&lt;&lt;showpoint&lt;&lt;setprecision(2)&lt;&lt;avg;</text:p>
      <text:p text:style-name="P21"><text:s text:c="4"/>cout&lt;&lt;endl;</text:p>
      <text:p text:style-name="P39">}</text:p>
      <text:p text:style-name="P33"/>
      <text:p text:style-name="P12">/* </text:p>
      <text:p text:style-name="P1"><text:s/>* File: <text:s text:c="2"/>main.cpp</text:p>
      <text:p text:style-name="P1"><text:s/>* Author: Abdul Hakim Abbas</text:p>
      <text:p text:style-name="P1"><text:s/>* Purpose: Ch_10_Prob_3</text:p>
      <text:p text:style-name="P1"><text:s/>* Created on September 24, 2015, 11:01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1">//Global Constants</text:p>
      <text:p text:style-name="P21"/>
      <text:p text:style-name="P1">//Function Prototypes</text:p>
      <text:p text:style-name="P51"><text:span text:style-name="T8">int</text:span><text:span text:style-name="T3"> wrdCntr(</text:span><text:span text:style-name="T8">char</text:span><text:span text:style-name="T3"> *, </text:span><text:span text:style-name="T8">int</text:span><text:span text:style-name="T3">);</text:span></text:p>
      <text:p text:style-name="P21"/>
      <text:p text:style-name="P1">//Execution Starts Here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Variable Declaration</text:span></text:p>
      <text:p text:style-name="P51"><text:span text:style-name="T3"><text:s text:c="4"/></text:span><text:span text:style-name="T8">int</text:span><text:span text:style-name="T3"> size=51;</text:span></text:p>
      <text:p text:style-name="P51"><text:span text:style-name="T3"><text:s text:c="4"/></text:span><text:span text:style-name="T8">char</text:span><text:span text:style-name="T3"> entry[size];</text:span></text:p>
      <text:p text:style-name="P21"><text:s text:c="4"/></text:p>
      <text:p text:style-name="P51"><text:span text:style-name="T3"><text:s text:c="4"/></text:span><text:span text:style-name="T1">//Request sentence with a max of 50 characters</text:span></text:p>
      <text:p text:style-name="P51"><text:span text:style-name="T3"><text:s text:c="4"/>cout&lt;&lt;</text:span><text:span text:style-name="T7">"Enter a sentence that is no more than 50 characters: \n"</text:span><text:span text:style-name="T3">;</text:span></text:p>
      <text:p text:style-name="P21"><text:s text:c="4"/>cin.getline(entry, size);</text:p>
      <text:p text:style-name="P21"/>
      <text:p text:style-name="P51"><text:span text:style-name="T3"><text:s text:c="4"/></text:span><text:span text:style-name="T1">//Output results</text:span></text:p>
      <text:p text:style-name="P51"><text:span text:style-name="T3"><text:s text:c="4"/>cout&lt;&lt;</text:span><text:span text:style-name="T7">"There are "</text:span><text:span text:style-name="T3">;</text:span></text:p>
      <text:p text:style-name="P21"><text:s text:c="4"/>cout&lt;&lt;wrdCntr(entry, size);</text:p>
      <text:p text:style-name="P51"><text:span text:style-name="T3"><text:s text:c="4"/>cout&lt;&lt;</text:span><text:span text:style-name="T7">" words in your sentence.\n"</text:span><text:span text:style-name="T3">;</text:span></text:p>
      <text:p text:style-name="P21"><text:s text:c="3"/></text:p>
      <text:p text:style-name="P21"><text:s text:c="4"/></text:p>
      <text:p text:style-name="P51"><text:span text:style-name="T3"><text:s text:c="4"/></text:span><text:span text:style-name="T1">//Exit Stage Right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51"><text:span text:style-name="T8">int</text:span><text:span text:style-name="T3"> wrdCntr(</text:span><text:span text:style-name="T8">char</text:span><text:span text:style-name="T3"> *</text:span><text:span text:style-name="T8">array</text:span><text:span text:style-name="T3">, </text:span><text:span text:style-name="T8">int</text:span><text:span text:style-name="T3"> size){</text:span></text:p>
      <text:p text:style-name="P51"><text:span text:style-name="T3"><text:s text:c="4"/></text:span><text:span text:style-name="T8">int</text:span><text:span text:style-name="T3"> words=0; <text:s text:c="2"/></text:span><text:span text:style-name="T1">//Set counter to zero;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count=0; count&lt;size; count++){ <text:s/></text:span><text:span text:style-name="T1">//Run through the character array</text:span></text:p>
      <text:p text:style-name="P51"><text:span text:style-name="T3"><text:s text:c="8"/></text:span><text:span text:style-name="T8">if</text:span><text:span text:style-name="T3">(</text:span><text:span text:style-name="T8">array</text:span><text:span text:style-name="T3">[count]==</text:span><text:span text:style-name="T7">' '</text:span><text:span text:style-name="T3">){ <text:s/></text:span><text:span text:style-name="T1">//If character equals a space then</text:span></text:p>
      <text:p text:style-name="P51"><text:span text:style-name="T3"><text:s text:c="12"/>words++; <text:s text:c="2"/></text:span><text:span text:style-name="T1">//increment words</text:span></text:p>
      <text:p text:style-name="P21"><text:s text:c="8"/>}</text:p>
      <text:p text:style-name="P21"><text:s text:c="4"/>}</text:p>
      <text:p text:style-name="P21"><text:s text:c="4"/></text:p>
      <text:p text:style-name="P21"><text:soft-page-break/><text:s text:c="4"/>words=words+1;</text:p>
      <text:p text:style-name="P21"><text:s text:c="4"/></text:p>
      <text:p text:style-name="P51"><text:span text:style-name="T3"><text:s text:c="4"/></text:span><text:span text:style-name="T8">return</text:span><text:span text:style-name="T3"> words; <text:s text:c="3"/></text:span></text:p>
      <text:p text:style-name="P39">}</text:p>
      <text:p text:style-name="P33"/>
      <text:p text:style-name="P12">/* </text:p>
      <text:p text:style-name="P1"><text:s/>* File: <text:s text:c="2"/>main.cpp</text:p>
      <text:p text:style-name="P1"><text:s/>* Author: Abdul Hakim Abbas</text:p>
      <text:p text:style-name="P1"><text:s/>* Purpose: Ch_10_Prob_6 </text:p>
      <text:p text:style-name="P1"><text:s/>* Created on September 25, 2015, 12:16 AM</text:p>
      <text:p text:style-name="P1"><text:s/>*/</text:p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21"/>
      <text:p text:style-name="P1">//Global Constants</text:p>
      <text:p text:style-name="P21"/>
      <text:p text:style-name="P1">//Function Prototypes</text:p>
      <text:p text:style-name="P51"><text:span text:style-name="T8">int</text:span><text:span text:style-name="T3"> vowels(</text:span><text:span text:style-name="T8">char</text:span><text:span text:style-name="T3"> *, </text:span><text:span text:style-name="T8">int</text:span><text:span text:style-name="T3">);</text:span></text:p>
      <text:p text:style-name="P51"><text:span text:style-name="T8">int</text:span><text:span text:style-name="T3"> conso(</text:span><text:span text:style-name="T8">char</text:span><text:span text:style-name="T3"> *, </text:span><text:span text:style-name="T8">int</text:span><text:span text:style-name="T3">);</text:span></text:p>
      <text:p text:style-name="P51"><text:span text:style-name="T8">char</text:span><text:span text:style-name="T3"> *getStr(</text:span><text:span text:style-name="T8">int</text:span><text:span text:style-name="T3">);</text:span></text:p>
      <text:p text:style-name="P51"><text:span text:style-name="T8">int</text:span><text:span text:style-name="T3"> getN();</text:span></text:p>
      <text:p text:style-name="P51"><text:span text:style-name="T8">void</text:span><text:span text:style-name="T3"> Menu();</text:span></text:p>
      <text:p text:style-name="P51"><text:span text:style-name="T8">void</text:span><text:span text:style-name="T3"> def(</text:span><text:span text:style-name="T8">int</text:span><text:span text:style-name="T3">);</text:span></text:p>
      <text:p text:style-name="P21"/>
      <text:p text:style-name="P21"/>
      <text:p text:style-name="P1">//Execution Starts Here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Variable Declaration</text:span></text:p>
      <text:p text:style-name="P51"><text:span text:style-name="T3"><text:s text:c="4"/></text:span><text:span text:style-name="T8">int</text:span><text:span text:style-name="T3"> size=51;</text:span></text:p>
      <text:p text:style-name="P51"><text:span text:style-name="T3"><text:s text:c="4"/></text:span><text:span text:style-name="T8">char</text:span><text:span text:style-name="T3"> *</text:span><text:span text:style-name="T8">array</text:span><text:span text:style-name="T3">=NULL;</text:span></text:p>
      <text:p text:style-name="P51"><text:span text:style-name="T3"><text:s text:c="4"/></text:span><text:span text:style-name="T8">int</text:span><text:span text:style-name="T3"> inN;</text:span></text:p>
      <text:p text:style-name="P21"><text:s text:c="4"/></text:p>
      <text:p text:style-name="P51"><text:span text:style-name="T3"><text:s text:c="4"/></text:span><text:span text:style-name="T8">do</text:span><text:span text:style-name="T3">{</text:span></text:p>
      <text:p text:style-name="P51"><text:span text:style-name="T3"><text:s text:c="6"/></text:span><text:span text:style-name="T8">array</text:span><text:span text:style-name="T3">=getStr(size);</text:span></text:p>
      <text:p text:style-name="P21"><text:s text:c="6"/></text:p>
      <text:p text:style-name="P51"><text:span text:style-name="T3"><text:s text:c="8"/></text:span><text:span text:style-name="T8">do</text:span><text:span text:style-name="T3">{ </text:span></text:p>
      <text:p text:style-name="P21"><text:s text:c="12"/>Menu();</text:p>
      <text:p text:style-name="P21"><text:s text:c="12"/>inN=getN();</text:p>
      <text:p text:style-name="P51"><text:span text:style-name="T3"><text:s text:c="12"/></text:span><text:span text:style-name="T8">switch</text:span><text:span text:style-name="T3">(inN){</text:span></text:p>
      <text:p text:style-name="P51"><text:span text:style-name="T3"><text:s text:c="16"/></text:span><text:span text:style-name="T8">case</text:span><text:span text:style-name="T3"> 1:{</text:span></text:p>
      <text:p text:style-name="P51"><text:span text:style-name="T3"><text:s text:c="20"/></text:span><text:span text:style-name="T1">//Output number of vowels results</text:span></text:p>
      <text:p text:style-name="P51"><text:span text:style-name="T3"><text:s text:c="20"/>cout&lt;&lt;</text:span><text:span text:style-name="T7">"There are "</text:span><text:span text:style-name="T3">;</text:span></text:p>
      <text:p text:style-name="P51"><text:span text:style-name="T3"><text:s text:c="20"/>cout&lt;&lt;vowels(</text:span><text:span text:style-name="T8">array</text:span><text:span text:style-name="T3">, size);</text:span></text:p>
      <text:p text:style-name="P51"><text:span text:style-name="T3"><text:s text:c="20"/>cout&lt;&lt;</text:span><text:span text:style-name="T7">" vowels in your string.\n"</text:span><text:span text:style-name="T3">;</text:span></text:p>
      <text:p text:style-name="P51"><text:span text:style-name="T3"><text:s text:c="20"/></text:span><text:span text:style-name="T8">break</text:span><text:span text:style-name="T3">;</text:span></text:p>
      <text:p text:style-name="P21"><text:s text:c="16"/>}</text:p>
      <text:p text:style-name="P51"><text:span text:style-name="T3"><text:s text:c="16"/></text:span><text:span text:style-name="T8">case</text:span><text:span text:style-name="T3"> 2: { <text:s text:c="2"/></text:span></text:p>
      <text:p text:style-name="P51"><text:span text:style-name="T3"><text:s text:c="20"/></text:span><text:span text:style-name="T1">//Output number of consonants results</text:span></text:p>
      <text:p text:style-name="P51"><text:span text:style-name="T3"><text:s text:c="20"/>cout&lt;&lt;</text:span><text:span text:style-name="T7">"There are "</text:span><text:span text:style-name="T3">;</text:span></text:p>
      <text:p text:style-name="P51"><text:span text:style-name="T3"><text:s text:c="20"/>cout&lt;&lt;conso(</text:span><text:span text:style-name="T8">array</text:span><text:span text:style-name="T3">, size);</text:span></text:p>
      <text:p text:style-name="P51"><text:span text:style-name="T3"><text:s text:c="20"/>cout&lt;&lt;</text:span><text:span text:style-name="T7">" consonants in your string.\n"</text:span><text:span text:style-name="T3">;</text:span></text:p>
      <text:p text:style-name="P51"><text:span text:style-name="T3"><text:s text:c="20"/></text:span><text:span text:style-name="T8">break</text:span><text:span text:style-name="T3">;</text:span></text:p>
      <text:p text:style-name="P21"><text:s text:c="16"/>}</text:p>
      <text:p text:style-name="P51"><text:span text:style-name="T3"><text:s text:c="16"/></text:span><text:span text:style-name="T8">case</text:span><text:span text:style-name="T3"> 3: { <text:s text:c="2"/></text:span></text:p>
      <text:p text:style-name="P21"/>
      <text:p text:style-name="P51"><text:soft-page-break/><text:span text:style-name="T3"><text:s text:c="20"/></text:span><text:span text:style-name="T1">//Output number of vowels results</text:span></text:p>
      <text:p text:style-name="P51"><text:span text:style-name="T3"><text:s text:c="20"/>cout&lt;&lt;</text:span><text:span text:style-name="T7">"There are "</text:span><text:span text:style-name="T3">;</text:span></text:p>
      <text:p text:style-name="P51"><text:span text:style-name="T3"><text:s text:c="20"/>cout&lt;&lt;vowels(</text:span><text:span text:style-name="T8">array</text:span><text:span text:style-name="T3">, size);</text:span></text:p>
      <text:p text:style-name="P51"><text:span text:style-name="T3"><text:s text:c="20"/>cout&lt;&lt;</text:span><text:span text:style-name="T7">" vowels in your string.\n"</text:span><text:span text:style-name="T3">;</text:span></text:p>
      <text:p text:style-name="P21"/>
      <text:p text:style-name="P51"><text:span text:style-name="T3"><text:s text:c="20"/></text:span><text:span text:style-name="T1">//Output number of consonants results</text:span></text:p>
      <text:p text:style-name="P51"><text:span text:style-name="T3"><text:s text:c="20"/>cout&lt;&lt;</text:span><text:span text:style-name="T7">"There are "</text:span><text:span text:style-name="T3">;</text:span></text:p>
      <text:p text:style-name="P51"><text:span text:style-name="T3"><text:s text:c="20"/>cout&lt;&lt;conso(</text:span><text:span text:style-name="T8">array</text:span><text:span text:style-name="T3">, size);</text:span></text:p>
      <text:p text:style-name="P51"><text:span text:style-name="T3"><text:s text:c="20"/>cout&lt;&lt;</text:span><text:span text:style-name="T7">" consonants in your string.\n"</text:span><text:span text:style-name="T3">;</text:span></text:p>
      <text:p text:style-name="P51"><text:span text:style-name="T3"><text:s text:c="20"/></text:span><text:span text:style-name="T8">break</text:span><text:span text:style-name="T3">;</text:span></text:p>
      <text:p text:style-name="P21"><text:s text:c="16"/>}</text:p>
      <text:p text:style-name="P51"><text:span text:style-name="T3"><text:s text:c="16"/></text:span><text:span text:style-name="T8">case</text:span><text:span text:style-name="T3"> 4:{ <text:s text:c="3"/></text:span></text:p>
      <text:p text:style-name="P51"><text:span text:style-name="T3"><text:s text:c="19"/></text:span><text:span text:style-name="T8">array</text:span><text:span text:style-name="T3">=getStr(size); </text:span></text:p>
      <text:p text:style-name="P21"><text:s text:c="20"/></text:p>
      <text:p text:style-name="P51"><text:span text:style-name="T3"><text:s text:c="19"/></text:span><text:span text:style-name="T8">break</text:span><text:span text:style-name="T3">;</text:span></text:p>
      <text:p text:style-name="P21"><text:s text:c="16"/>}</text:p>
      <text:p text:style-name="P51"><text:span text:style-name="T3"><text:s text:c="16"/></text:span><text:span text:style-name="T8">case</text:span><text:span text:style-name="T3"> 5:{</text:span></text:p>
      <text:p text:style-name="P21"><text:s text:c="20"/>def(inN);</text:p>
      <text:p text:style-name="P51"><text:span text:style-name="T3"><text:s text:c="19"/></text:span><text:span text:style-name="T8">break</text:span><text:span text:style-name="T3">;</text:span></text:p>
      <text:p text:style-name="P21"><text:s text:c="16"/>}</text:p>
      <text:p text:style-name="P21"><text:s text:c="12"/>}</text:p>
      <text:p text:style-name="P51"><text:span text:style-name="T3"><text:s text:c="8"/>}</text:span><text:span text:style-name="T8">while</text:span><text:span text:style-name="T3">(inN&gt;=1&amp;&amp;inN&lt;=3); </text:span></text:p>
      <text:p text:style-name="P21"/>
      <text:p text:style-name="P51"><text:span text:style-name="T3">}</text:span><text:span text:style-name="T8">while</text:span><text:span text:style-name="T3">(inN==4);</text:span></text:p>
      <text:p text:style-name="P21"><text:s text:c="4"/></text:p>
      <text:p text:style-name="P51"><text:span text:style-name="T3"><text:s text:c="5"/></text:span><text:span text:style-name="T8">delete</text:span><text:span text:style-name="T3"> [] </text:span><text:span text:style-name="T8">array</text:span><text:span text:style-name="T3">;</text:span></text:p>
      <text:p text:style-name="P51"><text:span text:style-name="T3"><text:s text:c="4"/></text:span><text:span text:style-name="T1">//Exit Stage Right</text:span></text:p>
      <text:p text:style-name="P51"><text:span text:style-name="T3"><text:s text:c="4"/></text:span><text:span text:style-name="T8">return</text:span><text:span text:style-name="T3"> 0;</text:span></text:p>
      <text:p text:style-name="P21"/>
      <text:p text:style-name="P21">}</text:p>
      <text:p text:style-name="P21"/>
      <text:p text:style-name="P51"><text:span text:style-name="T8">void</text:span><text:span text:style-name="T3"> def(</text:span><text:span text:style-name="T8">int</text:span><text:span text:style-name="T3"> inN){</text:span></text:p>
      <text:p text:style-name="P51"><text:span text:style-name="T3"><text:s text:c="4"/></text:span><text:span text:style-name="T8">char</text:span><text:span text:style-name="T3"> ch;</text:span></text:p>
      <text:p text:style-name="P51"><text:span text:style-name="T3"><text:s text:c="4"/></text:span><text:span text:style-name="T8">if</text:span><text:span text:style-name="T3">(inN==1){</text:span></text:p>
      <text:p text:style-name="P51"><text:span text:style-name="T3"><text:s text:c="7"/>ch=</text:span><text:span text:style-name="T7">'A'</text:span><text:span text:style-name="T3">; 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inN==2){</text:span></text:p>
      <text:p text:style-name="P51"><text:span text:style-name="T3"><text:s text:c="8"/>ch=</text:span><text:span text:style-name="T7">'B'</text:span><text:span text:style-name="T3">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inN==3){</text:span></text:p>
      <text:p text:style-name="P51"><text:span text:style-name="T3"><text:s text:c="8"/>ch=</text:span><text:span text:style-name="T7">'C'</text:span><text:span text:style-name="T3">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inN==4){</text:span></text:p>
      <text:p text:style-name="P51"><text:span text:style-name="T3"><text:s text:c="8"/>ch=</text:span><text:span text:style-name="T7">'D'</text:span><text:span text:style-name="T3">;</text:span>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inN==5){</text:span></text:p>
      <text:p text:style-name="P51"><text:span text:style-name="T3"><text:s text:c="8"/>ch=</text:span><text:span text:style-name="T7">'E'</text:span><text:span text:style-name="T3">;</text:span></text:p>
      <text:p text:style-name="P21"><text:s text:c="4"/>} <text:s text:c="3"/></text:p>
      <text:p text:style-name="P51"><text:span text:style-name="T3"><text:s text:c="4"/>cout&lt;&lt;</text:span><text:span text:style-name="T7">"You typed "</text:span><text:span text:style-name="T3">&lt;&lt;ch&lt;&lt;</text:span><text:span text:style-name="T7">" to exit the program"</text:span><text:span text:style-name="T3">&lt;&lt;endl;</text:span></text:p>
      <text:p text:style-name="P21">}</text:p>
      <text:p text:style-name="P21"/>
      <text:p text:style-name="P51"><text:span text:style-name="T8">void</text:span><text:span text:style-name="T3"> Menu(){</text:span></text:p>
      <text:p text:style-name="P21"><text:s text:c="4"/>cout&lt;&lt;endl;</text:p>
      <text:p text:style-name="P51"><text:span text:style-name="T3"><text:s text:c="4"/>cout&lt;&lt;</text:span><text:span text:style-name="T7">"What would you like to do?"</text:span><text:span text:style-name="T3">&lt;&lt;endl;</text:span></text:p>
      <text:p text:style-name="P51"><text:span text:style-name="T3"><text:s text:c="4"/>cout&lt;&lt;</text:span><text:span text:style-name="T7">"Type A to count the number of vowels in your string."</text:span><text:span text:style-name="T3">&lt;&lt;endl;</text:span></text:p>
      <text:p text:style-name="P51"><text:span text:style-name="T3"><text:s text:c="4"/>cout&lt;&lt;</text:span><text:span text:style-name="T7">"Type B to count the number of consonants in your string."</text:span><text:span text:style-name="T3">&lt;&lt;endl;</text:span></text:p>
      <text:p text:style-name="P51"><text:span text:style-name="T3"><text:s text:c="4"/>cout&lt;&lt;</text:span><text:span text:style-name="T7">"Type C to count the number of both vowels and consonants in your string."</text:span><text:span text:style-name="T3">&lt;&lt;endl;</text:span></text:p>
      <text:p text:style-name="P51"><text:span text:style-name="T3"><text:s text:c="4"/>cout&lt;&lt;</text:span><text:span text:style-name="T7">"Type D to type a new string."</text:span><text:span text:style-name="T3">&lt;&lt;endl;</text:span></text:p>
      <text:p text:style-name="P51"><text:span text:style-name="T3"><text:s text:c="4"/>cout&lt;&lt;</text:span><text:span text:style-name="T7">"Type E to exit the program."</text:span><text:span text:style-name="T3">&lt;&lt;endl;</text:span></text:p>
      <text:p text:style-name="P21">}</text:p>
      <text:p text:style-name="P51"><text:span text:style-name="T8">int</text:span><text:span text:style-name="T3"> getN(){</text:span></text:p>
      <text:p text:style-name="P51"><text:span text:style-name="T3"><text:s text:c="8"/></text:span><text:span text:style-name="T8">char</text:span><text:span text:style-name="T3"> inCh;</text:span></text:p>
      <text:p text:style-name="P51"><text:span text:style-name="T3"><text:s text:c="8"/></text:span><text:span text:style-name="T8">int</text:span><text:span text:style-name="T3"> inN;</text:span></text:p>
      <text:p text:style-name="P51"><text:soft-page-break/><text:span text:style-name="T3"><text:s text:c="8"/>cout&lt;&lt;</text:span><text:span text:style-name="T7">"Selection: "</text:span><text:span text:style-name="T3">;</text:span></text:p>
      <text:p text:style-name="P21"><text:s text:c="8"/>cin&gt;&gt;inCh;</text:p>
      <text:p text:style-name="P21"><text:s text:c="8"/></text:p>
      <text:p text:style-name="P51"><text:span text:style-name="T3"><text:s text:c="8"/></text:span><text:span text:style-name="T8">if</text:span><text:span text:style-name="T3">(inCh==</text:span><text:span text:style-name="T7">'a'</text:span><text:span text:style-name="T3"> || inCh==</text:span><text:span text:style-name="T7">'A'</text:span><text:span text:style-name="T3">){</text:span></text:p>
      <text:p text:style-name="P21"><text:s text:c="12"/>inN=1;</text:p>
      <text:p text:style-name="P51"><text:span text:style-name="T3"><text:s text:c="8"/>}</text:span><text:span text:style-name="T8">else</text:span><text:span text:style-name="T3"> </text:span><text:span text:style-name="T8">if</text:span><text:span text:style-name="T3">(inCh==</text:span><text:span text:style-name="T7">'b'</text:span><text:span text:style-name="T3"> || inCh==</text:span><text:span text:style-name="T7">'B'</text:span><text:span text:style-name="T3">){</text:span></text:p>
      <text:p text:style-name="P21"><text:s text:c="12"/>inN=2;</text:p>
      <text:p text:style-name="P51"><text:span text:style-name="T3"><text:s text:c="8"/>}</text:span><text:span text:style-name="T8">else</text:span><text:span text:style-name="T3"> </text:span><text:span text:style-name="T8">if</text:span><text:span text:style-name="T3">(inCh==</text:span><text:span text:style-name="T7">'c'</text:span><text:span text:style-name="T3"> || inCh==</text:span><text:span text:style-name="T7">'C'</text:span><text:span text:style-name="T3">){</text:span></text:p>
      <text:p text:style-name="P21"><text:s text:c="12"/>inN=3;</text:p>
      <text:p text:style-name="P51"><text:span text:style-name="T3"><text:s text:c="8"/>}</text:span><text:span text:style-name="T8">else</text:span><text:span text:style-name="T3"> </text:span><text:span text:style-name="T8">if</text:span><text:span text:style-name="T3">(inCh==</text:span><text:span text:style-name="T7">'d'</text:span><text:span text:style-name="T3"> || inCh==</text:span><text:span text:style-name="T7">'D'</text:span><text:span text:style-name="T3">){</text:span></text:p>
      <text:p text:style-name="P21"><text:s text:c="12"/>inN=4;</text:p>
      <text:p text:style-name="P51"><text:span text:style-name="T3"><text:s text:c="8"/>}</text:span><text:span text:style-name="T8">else</text:span><text:span text:style-name="T3"> </text:span><text:span text:style-name="T8">if</text:span><text:span text:style-name="T3">(inCh==</text:span><text:span text:style-name="T7">'e'</text:span><text:span text:style-name="T3"> || inCh==</text:span><text:span text:style-name="T7">'E'</text:span><text:span text:style-name="T3">){</text:span></text:p>
      <text:p text:style-name="P21"><text:s text:c="12"/>inN=5;</text:p>
      <text:p text:style-name="P21"><text:s text:c="8"/>}</text:p>
      <text:p text:style-name="P21"><text:s text:c="8"/></text:p>
      <text:p text:style-name="P51"><text:span text:style-name="T3"><text:s text:c="8"/></text:span><text:span text:style-name="T8">return</text:span><text:span text:style-name="T3"> inN;</text:span></text:p>
      <text:p text:style-name="P21">}</text:p>
      <text:p text:style-name="P21"/>
      <text:p text:style-name="P21"/>
      <text:p text:style-name="P51"><text:span text:style-name="T8">char</text:span><text:span text:style-name="T3"> *getStr(</text:span><text:span text:style-name="T8">int</text:span><text:span text:style-name="T3"> size){</text:span></text:p>
      <text:p text:style-name="P51"><text:span text:style-name="T3"><text:s text:c="4"/></text:span><text:span text:style-name="T8">char</text:span><text:span text:style-name="T3"> *</text:span><text:span text:style-name="T8">array</text:span><text:span text:style-name="T3">=NULL;</text:span></text:p>
      <text:p text:style-name="P21"><text:s text:c="4"/></text:p>
      <text:p text:style-name="P51"><text:span text:style-name="T3"><text:s text:c="4"/></text:span><text:span text:style-name="T8">array</text:span><text:span text:style-name="T3">=</text:span><text:span text:style-name="T8">new</text:span><text:span text:style-name="T3"> </text:span><text:span text:style-name="T8">char</text:span><text:span text:style-name="T3">[size];</text:span></text:p>
      <text:p text:style-name="P21"><text:s text:c="4"/></text:p>
      <text:p text:style-name="P51"><text:span text:style-name="T3"><text:s text:c="4"/></text:span><text:span text:style-name="T1">//Request sentence with a max of 50 characters</text:span></text:p>
      <text:p text:style-name="P51"><text:span text:style-name="T3"><text:s text:c="4"/>cout&lt;&lt;</text:span><text:span text:style-name="T7">"Enter a sentence that is no more than 50 characters: \n"</text:span><text:span text:style-name="T3">;</text:span></text:p>
      <text:p text:style-name="P51"><text:span text:style-name="T3"><text:s text:c="4"/>cin.getline(</text:span><text:span text:style-name="T8">array</text:span><text:span text:style-name="T3">, size);</text:span></text:p>
      <text:p text:style-name="P51"><text:span text:style-name="T3"><text:s text:c="4"/></text:span><text:span text:style-name="T1">//cout&lt;&lt;"\n";</text:span></text:p>
      <text:p text:style-name="P21"><text:s/></text:p>
      <text:p text:style-name="P51"><text:span text:style-name="T3"><text:s text:c="4"/></text:span><text:span text:style-name="T8">return</text:span><text:span text:style-name="T3"> </text:span><text:span text:style-name="T8">array</text:span><text:span text:style-name="T3">;</text:span></text:p>
      <text:p text:style-name="P21">}</text:p>
      <text:p text:style-name="P21"/>
      <text:p text:style-name="P51"><text:span text:style-name="T8">int</text:span><text:span text:style-name="T3"> vowels(</text:span><text:span text:style-name="T8">char</text:span><text:span text:style-name="T3"> *</text:span><text:span text:style-name="T8">array</text:span><text:span text:style-name="T3">, </text:span><text:span text:style-name="T8">int</text:span><text:span text:style-name="T3"> size){</text:span></text:p>
      <text:p text:style-name="P51"><text:span text:style-name="T3"><text:s text:c="4"/></text:span><text:span text:style-name="T8">int</text:span><text:span text:style-name="T3"> vowels=0;</text:span></text:p>
      <text:p text:style-name="P51"><text:span text:style-name="T3"><text:s text:c="4"/></text:span><text:span text:style-name="T8">int</text:span><text:span text:style-name="T3"> count=0;</text:span></text:p>
      <text:p text:style-name="P21"><text:s text:c="4"/></text:p>
      <text:p text:style-name="P51"><text:span text:style-name="T3"><text:s text:c="4"/></text:span><text:span text:style-name="T8">while</text:span><text:span text:style-name="T3"> (</text:span><text:span text:style-name="T8">array</text:span><text:span text:style-name="T3">[count] != </text:span><text:span text:style-name="T7">'\0'</text:span><text:span text:style-name="T3">){ </text:span><text:span text:style-name="T1">//Runs through the array stopping and terminator</text:span></text:p>
      <text:p text:style-name="P51"><text:span text:style-name="T3"><text:s text:c="8"/>count++; </text:span><text:span text:style-name="T1">//while not terminator increment count</text:span></text:p>
      <text:p text:style-name="P21"><text:s text:c="8"/></text:p>
      <text:p text:style-name="P51"><text:span text:style-name="T3"><text:s text:c="8"/></text:span><text:span text:style-name="T8">static_cast</text:span><text:span text:style-name="T3">&lt;</text:span><text:span text:style-name="T8">int</text:span><text:span text:style-name="T3">&gt;(</text:span><text:span text:style-name="T8">array</text:span><text:span text:style-name="T3">[count]);</text:span></text:p>
      <text:p text:style-name="P21"><text:s text:c="8"/></text:p>
      <text:p text:style-name="P51"><text:span text:style-name="T3"><text:s text:c="8"/></text:span><text:span text:style-name="T8">if</text:span><text:span text:style-name="T3">(</text:span><text:span text:style-name="T8">array</text:span><text:span text:style-name="T3">[count]==65 || </text:span><text:span text:style-name="T8">array</text:span><text:span text:style-name="T3">[count]==97){</text:span></text:p>
      <text:p text:style-name="P21"><text:s text:c="12"/>vowels++;</text:p>
      <text:p text:style-name="P51"><text:span text:style-name="T3"><text:s text:c="8"/>}</text:span><text:span text:style-name="T8">else</text:span><text:span text:style-name="T3"> </text:span><text:span text:style-name="T8">if</text:span><text:span text:style-name="T3">(</text:span><text:span text:style-name="T8">array</text:span><text:span text:style-name="T3">[count]==69 || </text:span><text:span text:style-name="T8">array</text:span><text:span text:style-name="T3">[count]==101){</text:span></text:p>
      <text:p text:style-name="P21"><text:s text:c="12"/>vowels++;</text:p>
      <text:p text:style-name="P51"><text:span text:style-name="T3"><text:s text:c="8"/>}</text:span><text:span text:style-name="T8">else</text:span><text:span text:style-name="T3"> </text:span><text:span text:style-name="T8">if</text:span><text:span text:style-name="T3">(</text:span><text:span text:style-name="T8">array</text:span><text:span text:style-name="T3">[count]==73 || </text:span><text:span text:style-name="T8">array</text:span><text:span text:style-name="T3">[count]==105){</text:span></text:p>
      <text:p text:style-name="P21"><text:s text:c="12"/>vowels++;</text:p>
      <text:p text:style-name="P51"><text:span text:style-name="T3"><text:s text:c="8"/>}</text:span><text:span text:style-name="T8">else</text:span><text:span text:style-name="T3"> </text:span><text:span text:style-name="T8">if</text:span><text:span text:style-name="T3">(</text:span><text:span text:style-name="T8">array</text:span><text:span text:style-name="T3">[count]==79 || </text:span><text:span text:style-name="T8">array</text:span><text:span text:style-name="T3">[count]==111){</text:span></text:p>
      <text:p text:style-name="P21"><text:s text:c="12"/>vowels++;</text:p>
      <text:p text:style-name="P51"><text:span text:style-name="T3"><text:s text:c="8"/>}</text:span><text:span text:style-name="T8">else</text:span><text:span text:style-name="T3"> </text:span><text:span text:style-name="T8">if</text:span><text:span text:style-name="T3">(</text:span><text:span text:style-name="T8">array</text:span><text:span text:style-name="T3">[count]==85 || </text:span><text:span text:style-name="T8">array</text:span><text:span text:style-name="T3">[count]==117){</text:span></text:p>
      <text:p text:style-name="P21"><text:s text:c="12"/>vowels++;</text:p>
      <text:p text:style-name="P21"><text:s text:c="8"/>}</text:p>
      <text:p text:style-name="P21"><text:s text:c="8"/></text:p>
      <text:p text:style-name="P21"><text:s text:c="4"/>}</text:p>
      <text:p text:style-name="P51"><text:span text:style-name="T3"><text:s text:c="4"/></text:span><text:span text:style-name="T8">return</text:span><text:span text:style-name="T3"> vowels; <text:s/></text:span></text:p>
      <text:p text:style-name="P21">}</text:p>
      <text:p text:style-name="P21"/>
      <text:p text:style-name="P51"><text:span text:style-name="T8">int</text:span><text:span text:style-name="T3"> conso(</text:span><text:span text:style-name="T8">char</text:span><text:span text:style-name="T3"> *</text:span><text:span text:style-name="T8">array</text:span><text:span text:style-name="T3">, </text:span><text:span text:style-name="T8">int</text:span><text:span text:style-name="T3"> size){</text:span></text:p>
      <text:p text:style-name="P51"><text:span text:style-name="T3"><text:s text:c="4"/></text:span><text:span text:style-name="T8">int</text:span><text:span text:style-name="T3"> conso=0;</text:span></text:p>
      <text:p text:style-name="P51"><text:soft-page-break/><text:span text:style-name="T3"><text:s text:c="4"/></text:span><text:span text:style-name="T8">int</text:span><text:span text:style-name="T3"> count=0;</text:span></text:p>
      <text:p text:style-name="P21"><text:s text:c="4"/></text:p>
      <text:p text:style-name="P51"><text:span text:style-name="T3"><text:s text:c="4"/></text:span><text:span text:style-name="T8">while</text:span><text:span text:style-name="T3"> (</text:span><text:span text:style-name="T8">array</text:span><text:span text:style-name="T3">[count] != </text:span><text:span text:style-name="T7">'\0'</text:span><text:span text:style-name="T3">){ </text:span><text:span text:style-name="T1">//Runs through the array stopping and terminator</text:span></text:p>
      <text:p text:style-name="P51"><text:span text:style-name="T3"><text:s text:c="8"/>count++; </text:span><text:span text:style-name="T1">//while not terminator increment count</text:span></text:p>
      <text:p text:style-name="P21"><text:s text:c="8"/></text:p>
      <text:p text:style-name="P51"><text:span text:style-name="T3"><text:s text:c="8"/></text:span><text:span text:style-name="T8">static_cast</text:span><text:span text:style-name="T3">&lt;</text:span><text:span text:style-name="T8">int</text:span><text:span text:style-name="T3">&gt;(</text:span><text:span text:style-name="T8">array</text:span><text:span text:style-name="T3">[count]);</text:span></text:p>
      <text:p text:style-name="P21"><text:s text:c="8"/></text:p>
      <text:p text:style-name="P51"><text:span text:style-name="T3"><text:s text:c="8"/>conso++; </text:span><text:span text:style-name="T1">// Increment consonant count first</text:span></text:p>
      <text:p text:style-name="P21"><text:s text:c="8"/></text:p>
      <text:p text:style-name="P51"><text:span text:style-name="T3"><text:s text:c="8"/></text:span><text:span text:style-name="T1">//Subtract from consonant count if the following are found.</text:span></text:p>
      <text:p text:style-name="P51"><text:span text:style-name="T3"><text:s text:c="8"/></text:span><text:span text:style-name="T8">if</text:span><text:span text:style-name="T3">(</text:span><text:span text:style-name="T8">array</text:span><text:span text:style-name="T3">[count]==65 || </text:span><text:span text:style-name="T8">array</text:span><text:span text:style-name="T3">[count]==97){</text:span></text:p>
      <text:p text:style-name="P21"><text:s text:c="12"/>conso--;</text:p>
      <text:p text:style-name="P51"><text:span text:style-name="T3"><text:s text:c="8"/>}</text:span><text:span text:style-name="T8">else</text:span><text:span text:style-name="T3"> </text:span><text:span text:style-name="T8">if</text:span><text:span text:style-name="T3">(</text:span><text:span text:style-name="T8">array</text:span><text:span text:style-name="T3">[count]==69 || </text:span><text:span text:style-name="T8">array</text:span><text:span text:style-name="T3">[count]==101){</text:span></text:p>
      <text:p text:style-name="P21"><text:s text:c="12"/>conso--;</text:p>
      <text:p text:style-name="P51"><text:span text:style-name="T3"><text:s text:c="8"/>}</text:span><text:span text:style-name="T8">else</text:span><text:span text:style-name="T3"> </text:span><text:span text:style-name="T8">if</text:span><text:span text:style-name="T3">(</text:span><text:span text:style-name="T8">array</text:span><text:span text:style-name="T3">[count]==73 || </text:span><text:span text:style-name="T8">array</text:span><text:span text:style-name="T3">[count]==105){</text:span></text:p>
      <text:p text:style-name="P21"><text:s text:c="12"/>conso--;</text:p>
      <text:p text:style-name="P51"><text:span text:style-name="T3"><text:s text:c="8"/>}</text:span><text:span text:style-name="T8">else</text:span><text:span text:style-name="T3"> </text:span><text:span text:style-name="T8">if</text:span><text:span text:style-name="T3">(</text:span><text:span text:style-name="T8">array</text:span><text:span text:style-name="T3">[count]==79 || </text:span><text:span text:style-name="T8">array</text:span><text:span text:style-name="T3">[count]==111){</text:span></text:p>
      <text:p text:style-name="P21"><text:s text:c="12"/>conso--;</text:p>
      <text:p text:style-name="P51"><text:span text:style-name="T3"><text:s text:c="8"/>}</text:span><text:span text:style-name="T8">else</text:span><text:span text:style-name="T3"> </text:span><text:span text:style-name="T8">if</text:span><text:span text:style-name="T3">(</text:span><text:span text:style-name="T8">array</text:span><text:span text:style-name="T3">[count]==85 || </text:span><text:span text:style-name="T8">array</text:span><text:span text:style-name="T3">[count]==117){</text:span></text:p>
      <text:p text:style-name="P21"><text:s text:c="12"/>conso--;</text:p>
      <text:p text:style-name="P51"><text:span text:style-name="T3"><text:s text:c="8"/>}</text:span><text:span text:style-name="T8">else</text:span><text:span text:style-name="T3"> </text:span><text:span text:style-name="T8">if</text:span><text:span text:style-name="T3"> (</text:span><text:span text:style-name="T8">array</text:span><text:span text:style-name="T3">[count]&gt;=32 &amp;&amp; </text:span><text:span text:style-name="T8">array</text:span><text:span text:style-name="T3">[count]&lt;=64){</text:span></text:p>
      <text:p text:style-name="P21"><text:s text:c="12"/>conso--;</text:p>
      <text:p text:style-name="P51"><text:span text:style-name="T3"><text:s text:c="8"/>}</text:span><text:span text:style-name="T8">else</text:span><text:span text:style-name="T3"> </text:span><text:span text:style-name="T8">if</text:span><text:span text:style-name="T3"> (</text:span><text:span text:style-name="T8">array</text:span><text:span text:style-name="T3">[count]&gt;=91 &amp;&amp; </text:span><text:span text:style-name="T8">array</text:span><text:span text:style-name="T3">[count]&lt;=96){</text:span></text:p>
      <text:p text:style-name="P21"><text:s text:c="12"/>conso--;</text:p>
      <text:p text:style-name="P51"><text:span text:style-name="T3"><text:s text:c="8"/>}</text:span><text:span text:style-name="T8">else</text:span><text:span text:style-name="T3"> </text:span><text:span text:style-name="T8">if</text:span><text:span text:style-name="T3"> (</text:span><text:span text:style-name="T8">array</text:span><text:span text:style-name="T3">[count]&gt;=123 &amp;&amp; </text:span><text:span text:style-name="T8">array</text:span><text:span text:style-name="T3">[count]&lt;=126){</text:span></text:p>
      <text:p text:style-name="P21"><text:s text:c="12"/>conso--;</text:p>
      <text:p text:style-name="P21"><text:s text:c="8"/>}</text:p>
      <text:p text:style-name="P21"><text:s text:c="12"/></text:p>
      <text:p text:style-name="P21"><text:s text:c="8"/></text:p>
      <text:p text:style-name="P21"><text:s text:c="4"/>}</text:p>
      <text:p text:style-name="P51"><text:span text:style-name="T3"><text:s text:c="4"/></text:span><text:span text:style-name="T8">return</text:span><text:span text:style-name="T3"> conso; <text:s/></text:span></text:p>
      <text:p text:style-name="P39">}</text:p>
      <text:p text:style-name="P12">/* </text:p>
      <text:p text:style-name="P1"><text:s/>* File: <text:s text:c="2"/>main.cpp</text:p>
      <text:p text:style-name="P1"><text:s/>* Author: Abdul Hakim Abbas</text:p>
      <text:p text:style-name="P1"><text:s/>* Purpose: Problem_4_Ch_10 </text:p>
      <text:p text:style-name="P1"><text:s/>* Created on September 25, 2015, 12:04 AM</text:p>
      <text:p text:style-name="P1"><text:s/>*/</text:p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21"/>
      <text:p text:style-name="P1">//Global Constants</text:p>
      <text:p text:style-name="P21"/>
      <text:p text:style-name="P1">//Function Prototypes</text:p>
      <text:p text:style-name="P51"><text:span text:style-name="T8">int</text:span><text:span text:style-name="T3"> wrdCntr(</text:span><text:span text:style-name="T8">char</text:span><text:span text:style-name="T3"> *, </text:span><text:span text:style-name="T8">int</text:span><text:span text:style-name="T3">);</text:span></text:p>
      <text:p text:style-name="P51"><text:span text:style-name="T8">int</text:span><text:span text:style-name="T3"> totLttr(</text:span><text:span text:style-name="T8">char</text:span><text:span text:style-name="T3"> *, </text:span><text:span text:style-name="T8">int</text:span><text:span text:style-name="T3">);</text:span></text:p>
      <text:p text:style-name="P21"/>
      <text:p text:style-name="P1">//Execution Starts Here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Variable Declaration</text:span></text:p>
      <text:p text:style-name="P51"><text:span text:style-name="T3"><text:s text:c="4"/></text:span><text:span text:style-name="T8">int</text:span><text:span text:style-name="T3"> size=51;</text:span></text:p>
      <text:p text:style-name="P51"><text:span text:style-name="T3"><text:s text:c="4"/></text:span><text:span text:style-name="T8">char</text:span><text:span text:style-name="T3"> entry[size];</text:span></text:p>
      <text:p text:style-name="P51"><text:span text:style-name="T3"><text:s text:c="4"/></text:span><text:span text:style-name="T8">float</text:span><text:span text:style-name="T3"> letters, words, average=0;</text:span></text:p>
      <text:p text:style-name="P21"><text:s text:c="4"/></text:p>
      <text:p text:style-name="P21"/>
      <text:p text:style-name="P21"><text:soft-page-break/><text:s text:c="4"/></text:p>
      <text:p text:style-name="P51"><text:span text:style-name="T3"><text:s text:c="4"/></text:span><text:span text:style-name="T1">//Request sentence with a max of 50 characters</text:span></text:p>
      <text:p text:style-name="P51"><text:span text:style-name="T3"><text:s text:c="4"/>cout&lt;&lt;</text:span><text:span text:style-name="T7">"Enter a sentence that is no more than 50 characters: \n"</text:span><text:span text:style-name="T3">;</text:span></text:p>
      <text:p text:style-name="P21"><text:s text:c="4"/>cin.getline(entry, size);</text:p>
      <text:p text:style-name="P51"><text:span text:style-name="T3"><text:s text:c="4"/>cout&lt;&lt;</text:span><text:span text:style-name="T7">"\n"</text:span><text:span text:style-name="T3">;</text:span></text:p>
      <text:p text:style-name="P21"><text:s text:c="4"/></text:p>
      <text:p text:style-name="P51"><text:span text:style-name="T3"><text:s text:c="4"/></text:span><text:span text:style-name="T1">//Output word results</text:span></text:p>
      <text:p text:style-name="P51"><text:span text:style-name="T3"><text:s text:c="4"/>cout&lt;&lt;</text:span><text:span text:style-name="T7">"There are "</text:span><text:span text:style-name="T3">;</text:span></text:p>
      <text:p text:style-name="P21"><text:s text:c="4"/>cout&lt;&lt;wrdCntr(entry, size);</text:p>
      <text:p text:style-name="P51"><text:span text:style-name="T3"><text:s text:c="4"/>cout&lt;&lt;</text:span><text:span text:style-name="T7">" words in your sentence.\n"</text:span><text:span text:style-name="T3">;</text:span></text:p>
      <text:p text:style-name="P51"><text:span text:style-name="T3"><text:s text:c="4"/>cout&lt;&lt;</text:span><text:span text:style-name="T7">"\n"</text:span><text:span text:style-name="T3">;</text:span></text:p>
      <text:p text:style-name="P21"><text:s text:c="4"/></text:p>
      <text:p text:style-name="P21"><text:s text:c="4"/></text:p>
      <text:p text:style-name="P21"><text:s text:c="4"/></text:p>
      <text:p text:style-name="P51"><text:span text:style-name="T3"><text:s text:c="4"/></text:span><text:span text:style-name="T1">//Output letter results</text:span></text:p>
      <text:p text:style-name="P51"><text:span text:style-name="T3"><text:s text:c="4"/>cout&lt;&lt;</text:span><text:span text:style-name="T7">"There are "</text:span><text:span text:style-name="T3">;</text:span></text:p>
      <text:p text:style-name="P21"><text:s text:c="4"/>cout&lt;&lt;totLttr(entry, size);</text:p>
      <text:p text:style-name="P51"><text:span text:style-name="T3"><text:s text:c="4"/>cout&lt;&lt;</text:span><text:span text:style-name="T7">" letters in your sentence.\n"</text:span><text:span text:style-name="T3">;</text:span></text:p>
      <text:p text:style-name="P21"><text:s text:c="4"/></text:p>
      <text:p text:style-name="P21"><text:s text:c="4"/></text:p>
      <text:p text:style-name="P21"><text:s text:c="4"/>words=wrdCntr(entry, size);</text:p>
      <text:p text:style-name="P21"><text:s text:c="4"/>letters=totLttr(entry, size);</text:p>
      <text:p text:style-name="P21"><text:s text:c="4"/>average=letters/words;</text:p>
      <text:p text:style-name="P21"><text:s text:c="4"/></text:p>
      <text:p text:style-name="P21"><text:s text:c="4"/></text:p>
      <text:p text:style-name="P51"><text:span text:style-name="T3"><text:s text:c="4"/>cout&lt;&lt;</text:span><text:span text:style-name="T7">"\nThe average number of letters per word in your sentence is: "</text:span><text:span text:style-name="T3">;</text:span></text:p>
      <text:p text:style-name="P21"><text:s text:c="4"/>cout&lt;&lt;setprecision(1)&lt;&lt;fixed&lt;&lt;showpoint;</text:p>
      <text:p text:style-name="P21"><text:s text:c="4"/>cout&lt;&lt;average;</text:p>
      <text:p text:style-name="P51"><text:span text:style-name="T3"><text:s text:c="4"/>cout&lt;&lt;</text:span><text:span text:style-name="T7">"\n"</text:span><text:span text:style-name="T3">;</text:span></text:p>
      <text:p text:style-name="P21"><text:s text:c="4"/></text:p>
      <text:p text:style-name="P51"><text:span text:style-name="T3"><text:s text:c="4"/></text:span><text:span text:style-name="T1">//Exit Stage Right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51"><text:span text:style-name="T8">int</text:span><text:span text:style-name="T3"> wrdCntr(</text:span><text:span text:style-name="T8">char</text:span><text:span text:style-name="T3"> *</text:span><text:span text:style-name="T8">array</text:span><text:span text:style-name="T3">, </text:span><text:span text:style-name="T8">int</text:span><text:span text:style-name="T3"> size){</text:span></text:p>
      <text:p text:style-name="P51"><text:span text:style-name="T3"><text:s text:c="4"/></text:span><text:span text:style-name="T8">int</text:span><text:span text:style-name="T3"> words=0; <text:s text:c="2"/></text:span><text:span text:style-name="T1">//Set counter to zero;</text:span></text:p>
      <text:p text:style-name="P21"><text:s text:c="4"/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count=0; count&lt;size; count++){ <text:s/></text:span><text:span text:style-name="T1">//Run through the character array</text:span></text:p>
      <text:p text:style-name="P51"><text:span text:style-name="T3"><text:s text:c="8"/></text:span><text:span text:style-name="T8">if</text:span><text:span text:style-name="T3">(</text:span><text:span text:style-name="T8">array</text:span><text:span text:style-name="T3">[count]==</text:span><text:span text:style-name="T7">' '</text:span><text:span text:style-name="T3">){ <text:s/></text:span><text:span text:style-name="T1">//If character equals a space then</text:span></text:p>
      <text:p text:style-name="P51"><text:span text:style-name="T3"><text:s text:c="12"/>words++; <text:s text:c="2"/></text:span><text:span text:style-name="T1">//increment words</text:span></text:p>
      <text:p text:style-name="P21"><text:s text:c="12"/></text:p>
      <text:p text:style-name="P21"><text:s text:c="8"/>}</text:p>
      <text:p text:style-name="P21"><text:s text:c="4"/>}</text:p>
      <text:p text:style-name="P21"><text:s text:c="4"/></text:p>
      <text:p text:style-name="P51"><text:span text:style-name="T3"><text:s text:c="4"/></text:span><text:span text:style-name="T8">return</text:span><text:span text:style-name="T3"> words; <text:s text:c="3"/></text:span></text:p>
      <text:p text:style-name="P21">}</text:p>
      <text:p text:style-name="P21"/>
      <text:p text:style-name="P51"><text:span text:style-name="T8">int</text:span><text:span text:style-name="T3"> totLttr(</text:span><text:span text:style-name="T8">char</text:span><text:span text:style-name="T3"> *</text:span><text:span text:style-name="T8">array</text:span><text:span text:style-name="T3">, </text:span><text:span text:style-name="T8">int</text:span><text:span text:style-name="T3"> size){</text:span></text:p>
      <text:p text:style-name="P51"><text:span text:style-name="T3"><text:s text:c="4"/></text:span><text:span text:style-name="T8">int</text:span><text:span text:style-name="T3"> letters=0;</text:span></text:p>
      <text:p text:style-name="P51"><text:span text:style-name="T3"><text:s text:c="4"/></text:span><text:span text:style-name="T8">int</text:span><text:span text:style-name="T3"> count=0;</text:span></text:p>
      <text:p text:style-name="P21"><text:s text:c="4"/></text:p>
      <text:p text:style-name="P51"><text:span text:style-name="T3"><text:s text:c="4"/></text:span><text:span text:style-name="T8">while</text:span><text:span text:style-name="T3"> (</text:span><text:span text:style-name="T8">array</text:span><text:span text:style-name="T3">[count] != </text:span><text:span text:style-name="T7">'\0'</text:span><text:span text:style-name="T3">){ </text:span><text:span text:style-name="T1">//Runs through the array stopping and terminator</text:span></text:p>
      <text:p text:style-name="P51"><text:span text:style-name="T3"><text:s text:c="8"/>count++; </text:span><text:span text:style-name="T1">//while not terminator increment count</text:span></text:p>
      <text:p text:style-name="P51"><text:span text:style-name="T3"><text:s text:c="8"/>letters++; </text:span><text:span text:style-name="T1">//and increment letter count</text:span></text:p>
      <text:p text:style-name="P21"><text:s text:c="4"/></text:p>
      <text:p text:style-name="P51"><text:span text:style-name="T3"><text:s text:c="8"/></text:span><text:span text:style-name="T8">if</text:span><text:span text:style-name="T3"> (</text:span><text:span text:style-name="T8">array</text:span><text:span text:style-name="T3">[count]==</text:span><text:span text:style-name="T7">' '</text:span><text:span text:style-name="T3"> ){ <text:s/></text:span><text:span text:style-name="T1">//Excludes spaces</text:span></text:p>
      <text:p text:style-name="P21"><text:s text:c="12"/>letters--;</text:p>
      <text:p text:style-name="P51"><text:span text:style-name="T3"><text:s text:c="8"/>}</text:span><text:span text:style-name="T8">else</text:span><text:span text:style-name="T3"> </text:span><text:span text:style-name="T8">if</text:span><text:span text:style-name="T3"> (</text:span><text:span text:style-name="T8">array</text:span><text:span text:style-name="T3">[count]==</text:span><text:span text:style-name="T7">'?'</text:span><text:span text:style-name="T3">){ </text:span><text:span text:style-name="T1">//Excludes question mark</text:span></text:p>
      <text:p text:style-name="P21"><text:s text:c="12"/>letters--;</text:p>
      <text:p text:style-name="P51"><text:soft-page-break/><text:span text:style-name="T3"><text:s text:c="8"/>}</text:span><text:span text:style-name="T8">else</text:span><text:span text:style-name="T3"> </text:span><text:span text:style-name="T8">if</text:span><text:span text:style-name="T3"> (</text:span><text:span text:style-name="T8">array</text:span><text:span text:style-name="T3">[count]==</text:span><text:span text:style-name="T7">'!'</text:span><text:span text:style-name="T3">){ </text:span><text:span text:style-name="T1">//Excludes exclamation mark</text:span></text:p>
      <text:p text:style-name="P21"><text:s text:c="12"/>letters--;</text:p>
      <text:p text:style-name="P51"><text:span text:style-name="T3"><text:s text:c="8"/>}</text:span><text:span text:style-name="T8">else</text:span><text:span text:style-name="T3"> </text:span><text:span text:style-name="T8">if</text:span><text:span text:style-name="T3"> (</text:span><text:span text:style-name="T8">array</text:span><text:span text:style-name="T3">[count]==</text:span><text:span text:style-name="T7">'.'</text:span><text:span text:style-name="T3">){ </text:span><text:span text:style-name="T1">// Excludes period</text:span></text:p>
      <text:p text:style-name="P21"><text:s text:c="12"/>letters--;</text:p>
      <text:p text:style-name="P21"><text:s text:c="8"/>}</text:p>
      <text:p text:style-name="P21"><text:s text:c="4"/>}</text:p>
      <text:p text:style-name="P51"><text:span text:style-name="T3"><text:s text:c="4"/></text:span><text:span text:style-name="T8">return</text:span><text:span text:style-name="T3"> letters; <text:s/></text:span></text:p>
      <text:p text:style-name="P39">}</text:p>
      <text:p text:style-name="P33"/>
      <text:p text:style-name="P59"><text:span text:style-name="T4">file.</text:span><text:span text:style-name="T3">dat → It has the following.</text:span></text:p>
      <text:p text:style-name="P41">(#) Can be nothing as it was a dat file type, or a space.</text:p>
      <text:p text:style-name="P41"/>
      <text:p text:style-name="P17">/* </text:p>
      <text:p text:style-name="P1"><text:s/>* File: <text:s text:c="2"/>main.cpp</text:p>
      <text:p text:style-name="P1"><text:s/>* Author: Abdul-Hakim</text:p>
      <text:p text:style-name="P1"><text:s/>*</text:p>
      <text:p text:style-name="P1"><text:s/>* Created on September 25, 2015, 1:18 AM</text:p>
      <text:p text:style-name="P1"><text:s/>*/</text:p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fstream&gt;</text:span></text:p>
      <text:p text:style-name="P51"><text:span text:style-name="T2">#include</text:span><text:span text:style-name="T3"> </text:span><text:span text:style-name="T7">&lt;ctime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21"/>
      <text:p text:style-name="P1">//Global Constants</text:p>
      <text:p text:style-name="P21"/>
      <text:p text:style-name="P1">//Function Prototypes</text:p>
      <text:p text:style-name="P1">//With Pointer</text:p>
      <text:p text:style-name="P51"><text:span text:style-name="T8">void</text:span><text:span text:style-name="T3"> arrayToFile2(fstream &amp;, </text:span><text:span text:style-name="T8">int</text:span><text:span text:style-name="T3"> [], </text:span><text:span text:style-name="T8">int</text:span><text:span text:style-name="T3">);</text:span></text:p>
      <text:p text:style-name="P51"><text:span text:style-name="T8">void</text:span><text:span text:style-name="T3"> fileToArray2(fstream &amp;, </text:span><text:span text:style-name="T8">int</text:span><text:span text:style-name="T3"> [], </text:span><text:span text:style-name="T8">int</text:span><text:span text:style-name="T3">);</text:span></text:p>
      <text:p text:style-name="P21"/>
      <text:p text:style-name="P21"/>
      <text:p text:style-name="P1">//Execution Starts Here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Variable Declaration</text:span></text:p>
      <text:p text:style-name="P51"><text:span text:style-name="T3"><text:s text:c="4"/>srand(</text:span><text:span text:style-name="T8">static_cast</text:span><text:span text:style-name="T3">&lt;</text:span><text:span text:style-name="T8">unsigned</text:span><text:span text:style-name="T3"> </text:span><text:span text:style-name="T8">int</text:span><text:span text:style-name="T3">&gt;(time(0)));</text:span></text:p>
      <text:p text:style-name="P51"><text:span text:style-name="T3"><text:s text:c="4"/></text:span><text:span text:style-name="T8">const</text:span><text:span text:style-name="T3"> </text:span><text:span text:style-name="T8">int</text:span><text:span text:style-name="T3"> size=10;</text:span></text:p>
      <text:p text:style-name="P51"><text:span text:style-name="T3"><text:s text:c="4"/></text:span><text:span text:style-name="T8">int</text:span><text:span text:style-name="T3"> </text:span><text:span text:style-name="T8">array</text:span><text:span text:style-name="T3">[size]={1,2,3,4,5,6,7,8,9,10};</text:span></text:p>
      <text:p text:style-name="P21"><text:s text:c="4"/>fstream file;</text:p>
      <text:p text:style-name="P51"><text:span text:style-name="T3"><text:s text:c="4"/></text:span><text:span text:style-name="T8">int</text:span><text:span text:style-name="T3"> *ptr=NULL;</text:span></text:p>
      <text:p text:style-name="P51"><text:span text:style-name="T3"><text:s text:c="4"/>ptr=</text:span><text:span text:style-name="T8">array</text:span><text:span text:style-name="T3">;</text:span></text:p>
      <text:p text:style-name="P21"><text:s text:c="4"/></text:p>
      <text:p text:style-name="P21"><text:s text:c="4"/>arrayToFile2(file, ptr, size);</text:p>
      <text:p text:style-name="P21"><text:s text:c="4"/>fileToArray2(file, ptr, size);</text:p>
      <text:p text:style-name="P21"><text:s text:c="3"/></text:p>
      <text:p text:style-name="P51"><text:span text:style-name="T3"><text:s text:c="4"/></text:span><text:span text:style-name="T1">//Exit Stage Right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1">//Functions are done here </text:p>
      <text:p text:style-name="P21"/>
      <text:p text:style-name="P1">//With Pointers</text:p>
      <text:p text:style-name="P21"/>
      <text:p text:style-name="P51"><text:span text:style-name="T8">void</text:span><text:span text:style-name="T3"> arrayToFile2(fstream &amp;file, </text:span><text:span text:style-name="T8">int</text:span><text:span text:style-name="T3"> *</text:span><text:span text:style-name="T8">array</text:span><text:span text:style-name="T3">, </text:span><text:span text:style-name="T8">int</text:span><text:span text:style-name="T3"> size){</text:span></text:p>
      <text:p text:style-name="P21"><text:s text:c="4"/></text:p>
      <text:p text:style-name="P51"><text:span text:style-name="T3"><text:s text:c="4"/>file.open(</text:span><text:span text:style-name="T7">"file.dat"</text:span><text:span text:style-name="T3">, ios::out | ios::binary);</text:span></text:p>
      <text:p text:style-name="P51"><text:span text:style-name="T3"><text:s text:c="4"/></text:span><text:span text:style-name="T1">//cout&lt;&lt;"Writing data to the file...";</text:span></text:p>
      <text:p text:style-name="P51"><text:soft-page-break/><text:span text:style-name="T3"><text:s text:c="4"/>file.write(</text:span><text:span text:style-name="T8">reinterpret_cast</text:span><text:span text:style-name="T3">&lt;</text:span><text:span text:style-name="T8">char</text:span><text:span text:style-name="T3"> *&gt;(</text:span><text:span text:style-name="T8">array</text:span><text:span text:style-name="T3">), </text:span><text:span text:style-name="T8">sizeof</text:span><text:span text:style-name="T3">(</text:span><text:span text:style-name="T8">array</text:span><text:span text:style-name="T3">));</text:span></text:p>
      <text:p text:style-name="P21"><text:s text:c="4"/>cout&lt;&lt;endl;</text:p>
      <text:p text:style-name="P21"><text:s text:c="4"/>file.close();</text:p>
      <text:p text:style-name="P21">}</text:p>
      <text:p text:style-name="P21"/>
      <text:p text:style-name="P51"><text:span text:style-name="T8">void</text:span><text:span text:style-name="T3"> fileToArray2(fstream &amp;file, </text:span><text:span text:style-name="T8">int</text:span><text:span text:style-name="T3"> *</text:span><text:span text:style-name="T8">array</text:span><text:span text:style-name="T3">, </text:span><text:span text:style-name="T8">int</text:span><text:span text:style-name="T3"> size){</text:span></text:p>
      <text:p text:style-name="P51"><text:span text:style-name="T3"><text:s text:c="4"/>file.open(</text:span><text:span text:style-name="T7">"file.dat"</text:span><text:span text:style-name="T3">, ios::in | ios::binary);</text:span></text:p>
      <text:p text:style-name="P51"><text:span text:style-name="T3"><text:s text:c="4"/>file.read(</text:span><text:span text:style-name="T8">reinterpret_cast</text:span><text:span text:style-name="T3">&lt;</text:span><text:span text:style-name="T8">char</text:span><text:span text:style-name="T3"> *&gt;(</text:span><text:span text:style-name="T8">array</text:span><text:span text:style-name="T3">), </text:span><text:span text:style-name="T8">sizeof</text:span><text:span text:style-name="T3">(</text:span><text:span text:style-name="T8">array</text:span><text:span text:style-name="T3">));</text:span></text:p>
      <text:p text:style-name="P51"><text:span text:style-name="T3"><text:s text:c="4"/>cout&lt;&lt;</text:span><text:span text:style-name="T7">"The following data was read by the program."</text:span><text:span text:style-name="T3">&lt;&lt;endl;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count=0; count&lt;size; count++){</text:span></text:p>
      <text:p text:style-name="P51"><text:span text:style-name="T3"><text:s text:c="8"/>cout&lt;&lt;</text:span><text:span text:style-name="T8">array</text:span><text:span text:style-name="T3">[count]&lt;&lt;</text:span><text:span text:style-name="T7">" "</text:span><text:span text:style-name="T3">;</text:span></text:p>
      <text:p text:style-name="P21"><text:s text:c="4"/>}</text:p>
      <text:p text:style-name="P21"><text:s text:c="4"/>cout&lt;&lt;endl;</text:p>
      <text:p text:style-name="P51"><text:span text:style-name="T3"><text:s text:c="2"/></text:span><text:span text:style-name="T1">//Close file</text:span></text:p>
      <text:p text:style-name="P21"><text:s text:c="4"/>file.close();</text:p>
      <text:p text:style-name="P41">}</text:p>
      <text:p text:style-name="P41"/>
      <text:p text:style-name="P12">/* </text:p>
      <text:p text:style-name="P1"><text:s/>* File: <text:s text:c="2"/>sales.h</text:p>
      <text:p text:style-name="P1"><text:s/>* Author: Abdul-Hakim</text:p>
      <text:p text:style-name="P1"><text:s/>* Purpose: Ch_12_Prob_11 </text:p>
      <text:p text:style-name="P1"><text:s/>* Created on September 25, 2015, 1:43 AM</text:p>
      <text:p text:style-name="P1"><text:s/>*/</text:p>
      <text:p text:style-name="P21"/>
      <text:p text:style-name="P51"><text:span text:style-name="T2">#ifndef</text:span><text:span text:style-name="T3"> SALES_H</text:span></text:p>
      <text:p text:style-name="P51"><text:span text:style-name="T2">#define</text:span><text:span text:style-name="T3"><text:tab/>SALES_H</text:span></text:p>
      <text:p text:style-name="P21"/>
      <text:p text:style-name="P51"><text:span text:style-name="T8">struct</text:span><text:span text:style-name="T3"> Sales{</text:span></text:p>
      <text:p text:style-name="P21"><text:s text:c="4"/></text:p>
      <text:p text:style-name="P21"><text:s text:c="4"/>std::string divNm;</text:p>
      <text:p text:style-name="P51"><text:span text:style-name="T3"><text:s text:c="4"/></text:span><text:span text:style-name="T8">short</text:span><text:span text:style-name="T3"> </text:span><text:span text:style-name="T8">int</text:span><text:span text:style-name="T3"> qtr;</text:span></text:p>
      <text:p text:style-name="P51"><text:span text:style-name="T3"><text:s text:c="4"/></text:span><text:span text:style-name="T8">float</text:span><text:span text:style-name="T3"> qSales; </text:span></text:p>
      <text:p text:style-name="P21"><text:s text:c="4"/></text:p>
      <text:p text:style-name="P21">};</text:p>
      <text:p text:style-name="P21"/>
      <text:p text:style-name="P57"><text:span text:style-name="T2">#endif</text:span><text:span text:style-name="T3"><text:tab/></text:span><text:span text:style-name="T1">/* SALES_H */</text:span></text:p>
      <text:p text:style-name="P33"/>
      <text:p text:style-name="P12">/* </text:p>
      <text:p text:style-name="P1"><text:s/>* File: <text:s text:c="2"/>main.cpp</text:p>
      <text:p text:style-name="P1"><text:s/>* Author: Abdul-Hakim</text:p>
      <text:p text:style-name="P1"><text:s/>*</text:p>
      <text:p text:style-name="P1"><text:s/>* Created on September 25, 2015, 1:39 A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string&gt;</text:span></text:p>
      <text:p text:style-name="P51"><text:span text:style-name="T2">#include</text:span><text:span text:style-name="T3"> </text:span><text:span text:style-name="T7">&lt;fstream&gt;</text:span></text:p>
      <text:p text:style-name="P1">//User Libraries</text:p>
      <text:p text:style-name="P51"><text:span text:style-name="T2">#include</text:span><text:span text:style-name="T3"> </text:span><text:span text:style-name="T7">"sales.h"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Global Constants</text:p>
      <text:p text:style-name="P51"><text:span text:style-name="T8">enum</text:span><text:span text:style-name="T3"> Divs {Northern, Southern, Western, Eastern};</text:span></text:p>
      <text:p text:style-name="P21"/>
      <text:p text:style-name="P1">//Function Prototypes</text:p>
      <text:p text:style-name="P51"><text:span text:style-name="T8">void</text:span><text:span text:style-name="T3"> dispDiv(Divs);</text:span></text:p>
      <text:p text:style-name="P21"/>
      <text:p text:style-name="P1"><text:soft-page-break/>//Execution Starts Here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Variable Declaration</text:span></text:p>
      <text:p text:style-name="P21"><text:s text:c="4"/></text:p>
      <text:p text:style-name="P51"><text:span text:style-name="T3"><text:s text:c="4"/></text:span><text:span text:style-name="T8">int</text:span><text:span text:style-name="T3"> qtr=4;</text:span></text:p>
      <text:p text:style-name="P51"><text:span text:style-name="T3"><text:s text:c="4"/></text:span><text:span text:style-name="T8">int</text:span><text:span text:style-name="T3"> sales[qtr];</text:span></text:p>
      <text:p text:style-name="P21"><text:s text:c="4"/>Divs div;</text:p>
      <text:p text:style-name="P21"><text:s text:c="4"/>fstream inFile;</text:p>
      <text:p text:style-name="P21"><text:s text:c="4"/></text:p>
      <text:p text:style-name="P51"><text:span text:style-name="T3"><text:s text:c="4"/>inFile.open(</text:span><text:span text:style-name="T7">"data.txt"</text:span><text:span text:style-name="T3">, ios::in);</text:span></text:p>
      <text:p text:style-name="P21"><text:s text:c="4"/></text:p>
      <text:p text:style-name="P51"><text:span text:style-name="T3"><text:s text:c="4"/></text:span><text:span text:style-name="T8">for</text:span><text:span text:style-name="T3"> (div=Northern; div&lt;=Eastern; div=</text:span><text:span text:style-name="T8">static_cast</text:span><text:span text:style-name="T3">&lt;Divs&gt;(div+1)){</text:span></text:p>
      <text:p text:style-name="P51"><text:span text:style-name="T3"><text:s text:c="8"/>cout&lt;&lt;</text:span><text:span text:style-name="T7">"Division: "</text:span><text:span text:style-name="T3">;</text:span></text:p>
      <text:p text:style-name="P21"><text:s text:c="8"/>dispDiv(div);</text:p>
      <text:p text:style-name="P21"><text:s text:c="8"/>cout&lt;&lt;endl;</text:p>
      <text:p text:style-name="P21"><text:s text:c="8"/></text:p>
      <text:p text:style-name="P51"><text:span text:style-name="T3"><text:s text:c="8"/></text:span><text:span text:style-name="T8">for</text:span><text:span text:style-name="T3">(</text:span><text:span text:style-name="T8">int</text:span><text:span text:style-name="T3"> j=0; j&lt;qtr; j++){</text:span></text:p>
      <text:p text:style-name="P51"><text:span text:style-name="T3"><text:s text:c="12"/>cout&lt;&lt;</text:span><text:span text:style-name="T7">"Enter Q"</text:span><text:span text:style-name="T3">&lt;&lt;j+1&lt;&lt;</text:span><text:span text:style-name="T7">" sales: $"</text:span><text:span text:style-name="T3">;</text:span></text:p>
      <text:p text:style-name="P21"><text:s text:c="12"/>cin&gt;&gt;sales[qtr];</text:p>
      <text:p text:style-name="P21"><text:s text:c="8"/>}</text:p>
      <text:p text:style-name="P21"><text:s text:c="8"/>cout&lt;&lt;endl;</text:p>
      <text:p text:style-name="P21"><text:s text:c="4"/>}</text:p>
      <text:p text:style-name="P21"><text:s text:c="4"/></text:p>
      <text:p text:style-name="P21"><text:s text:c="4"/></text:p>
      <text:p text:style-name="P21"><text:s text:c="4"/>inFile.close();</text:p>
      <text:p text:style-name="P51"><text:span text:style-name="T3"><text:s text:c="4"/></text:span><text:span text:style-name="T1">//Exit Stage Right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51"><text:span text:style-name="T8">void</text:span><text:span text:style-name="T3"> dispDiv(Divs d){</text:span></text:p>
      <text:p text:style-name="P51"><text:span text:style-name="T3"><text:s text:c="4"/></text:span><text:span text:style-name="T8">switch</text:span><text:span text:style-name="T3">(d){</text:span></text:p>
      <text:p text:style-name="P51"><text:span text:style-name="T3"><text:s text:c="8"/></text:span><text:span text:style-name="T8">case</text:span><text:span text:style-name="T3"> Northern: cout&lt;&lt;</text:span><text:span text:style-name="T7">"Northern"</text:span><text:span text:style-name="T3">;</text:span></text:p>
      <text:p text:style-name="P51"><text:span text:style-name="T3"><text:s text:c="8"/></text:span><text:span text:style-name="T8">break</text:span><text:span text:style-name="T3">;</text:span></text:p>
      <text:p text:style-name="P51"><text:span text:style-name="T3"><text:s text:c="8"/></text:span><text:span text:style-name="T8">case</text:span><text:span text:style-name="T3"> Southern: cout&lt;&lt;</text:span><text:span text:style-name="T7">"Southern"</text:span><text:span text:style-name="T3">;</text:span></text:p>
      <text:p text:style-name="P51"><text:span text:style-name="T3"><text:s text:c="8"/></text:span><text:span text:style-name="T8">break</text:span><text:span text:style-name="T3">;</text:span></text:p>
      <text:p text:style-name="P51"><text:span text:style-name="T3"><text:s text:c="8"/></text:span><text:span text:style-name="T8">case</text:span><text:span text:style-name="T3"> Western: <text:s/>cout&lt;&lt;</text:span><text:span text:style-name="T7">"Western"</text:span><text:span text:style-name="T3">;</text:span></text:p>
      <text:p text:style-name="P51"><text:span text:style-name="T3"><text:s text:c="8"/></text:span><text:span text:style-name="T8">break</text:span><text:span text:style-name="T3">;</text:span></text:p>
      <text:p text:style-name="P51"><text:span text:style-name="T3"><text:s text:c="8"/></text:span><text:span text:style-name="T8">case</text:span><text:span text:style-name="T3"> Eastern: <text:s/>cout&lt;&lt;</text:span><text:span text:style-name="T7">"Eastern"</text:span><text:span text:style-name="T3">;</text:span></text:p>
      <text:p text:style-name="P21"><text:s text:c="4"/>}</text:p>
      <text:p text:style-name="P42">}</text:p>
      <text:p text:style-name="P42"/>
      <text:p text:style-name="P43">get.txt → It has the following.</text:p>
      <text:p text:style-name="P43">all these sentences are meant to be written in all lower-case letters.hopefully the conversion will work and place capital letters on the first letter of each sentence.i also found that program 12-12 in the book does not work on net beans.it looks like it's working but why is it putting an extra character at the end?</text:p>
      <text:p text:style-name="P43"/>
      <text:p text:style-name="P43">out.txt → It has the following.</text:p>
      <text:p text:style-name="P43">All these sentences are meant to be written in all lower-case letters.Hopefully the conversion will work and place capital letters on the first letter of each sentence.I also found that program 12-12 in the book does not work on net beans.It looks like it's working but why is it putting an extra character at the end??</text:p>
      <text:p text:style-name="P43"/>
      <text:p text:style-name="P18">/* </text:p>
      <text:p text:style-name="P1"><text:s/>* File: <text:s text:c="2"/>main.cpp</text:p>
      <text:p text:style-name="P1"><text:s/>* Author: Abdul-Hakim</text:p>
      <text:p text:style-name="P1"><text:s/>* Purpose: Ch_12_Prob_7 </text:p>
      <text:p text:style-name="P1"><text:s/>* Created on September 25, 2015, 12:44 AM</text:p>
      <text:p text:style-name="P1"><text:s/>*/</text:p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51"><text:soft-page-break/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fstream&gt;</text:span></text:p>
      <text:p text:style-name="P51"><text:span text:style-name="T2">#include</text:span><text:span text:style-name="T3"> </text:span><text:span text:style-name="T7">&lt;string&gt;</text:span></text:p>
      <text:p text:style-name="P51"><text:span text:style-name="T2">#include</text:span><text:span text:style-name="T3"> </text:span><text:span text:style-name="T7">&lt;cctype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21"/>
      <text:p text:style-name="P1">//Global Constants</text:p>
      <text:p text:style-name="P21"/>
      <text:p text:style-name="P1">//Function Prototypes</text:p>
      <text:p text:style-name="P21"/>
      <text:p text:style-name="P1">//Execution Starts Here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Variable Declaration</text:span></text:p>
      <text:p text:style-name="P21"><text:s text:c="4"/>string read, output;</text:p>
      <text:p text:style-name="P51"><text:span text:style-name="T3"><text:s text:c="4"/></text:span><text:span text:style-name="T8">char</text:span><text:span text:style-name="T3"> ch;</text:span></text:p>
      <text:p text:style-name="P21"><text:s text:c="4"/>ifstream inFile;</text:p>
      <text:p text:style-name="P21"><text:s text:c="4"/>ofstream outFile;</text:p>
      <text:p text:style-name="P21"/>
      <text:p text:style-name="P21"><text:s text:c="4"/></text:p>
      <text:p text:style-name="P51"><text:span text:style-name="T3"><text:s text:c="4"/>cout&lt;&lt;</text:span><text:span text:style-name="T7">"Enter the file name where your sentences are in: "</text:span><text:span text:style-name="T3">;</text:span></text:p>
      <text:p text:style-name="P51"><text:span text:style-name="T3"><text:s text:c="4"/></text:span><text:span text:style-name="T1">//location: get.txt</text:span></text:p>
      <text:p text:style-name="P21"><text:s text:c="4"/>cin&gt;&gt;read;</text:p>
      <text:p text:style-name="P21"><text:s text:c="4"/></text:p>
      <text:p text:style-name="P51"><text:span text:style-name="T3"><text:s text:c="4"/>cout&lt;&lt;</text:span><text:span text:style-name="T7">"Enter the file name where your new sentences will be saved: "</text:span><text:span text:style-name="T3">;</text:span></text:p>
      <text:p text:style-name="P51"><text:span text:style-name="T3"><text:s text:c="4"/></text:span><text:span text:style-name="T1">//location: out.txt</text:span></text:p>
      <text:p text:style-name="P21"><text:s text:c="4"/>cin&gt;&gt;output;</text:p>
      <text:p text:style-name="P21"><text:s text:c="4"/></text:p>
      <text:p text:style-name="P21"><text:s text:c="4"/>inFile.open(read.c_str());</text:p>
      <text:p text:style-name="P21"><text:s text:c="4"/>outFile.open(output.c_str());</text:p>
      <text:p text:style-name="P21"><text:s text:c="4"/></text:p>
      <text:p text:style-name="P51"><text:span text:style-name="T3"><text:s text:c="4"/></text:span><text:span text:style-name="T8">if</text:span><text:span text:style-name="T3">(inFile){</text:span></text:p>
      <text:p text:style-name="P21"><text:s text:c="8"/></text:p>
      <text:p text:style-name="P21"><text:s text:c="10"/>inFile.get(ch); <text:s text:c="4"/></text:p>
      <text:p text:style-name="P21"><text:s text:c="10"/>outFile.put(toupper(ch));</text:p>
      <text:p text:style-name="P21"><text:s text:c="8"/></text:p>
      <text:p text:style-name="P51"><text:span text:style-name="T3"><text:s text:c="8"/></text:span><text:span text:style-name="T8">do</text:span><text:span text:style-name="T3">{</text:span></text:p>
      <text:p text:style-name="P21"><text:s text:c="12"/></text:p>
      <text:p text:style-name="P21"><text:s text:c="12"/>inFile.get(ch); </text:p>
      <text:p text:style-name="P21"><text:s text:c="12"/>outFile.put(ch);</text:p>
      <text:p text:style-name="P21"><text:s text:c="10"/></text:p>
      <text:p text:style-name="P51"><text:span text:style-name="T3"><text:s text:c="12"/></text:span><text:span text:style-name="T8">if</text:span><text:span text:style-name="T3">(ch==</text:span><text:span text:style-name="T7">'.'</text:span><text:span text:style-name="T3">){</text:span></text:p>
      <text:p text:style-name="P21"><text:s text:c="15"/>inFile.get(ch); </text:p>
      <text:p text:style-name="P21"><text:s text:c="15"/>outFile.put(toupper(ch)); </text:p>
      <text:p text:style-name="P21"><text:s text:c="12"/>} <text:s text:c="3"/></text:p>
      <text:p text:style-name="P21"><text:s text:c="22"/></text:p>
      <text:p text:style-name="P51"><text:span text:style-name="T3"><text:s text:c="8"/>}</text:span><text:span text:style-name="T8">while</text:span><text:span text:style-name="T3">(inFile);</text:span></text:p>
      <text:p text:style-name="P21"><text:s/></text:p>
      <text:p text:style-name="P21"><text:s text:c="8"/>inFile.close();</text:p>
      <text:p text:style-name="P21"><text:s text:c="8"/>outFile.close();</text:p>
      <text:p text:style-name="P51"><text:span text:style-name="T3"><text:s text:c="8"/>cout&lt;&lt;</text:span><text:span text:style-name="T7">"File conversion done.\n"</text:span><text:span text:style-name="T3">;</text:span></text:p>
      <text:p text:style-name="P51"><text:span text:style-name="T3"><text:s text:c="4"/>}</text:span><text:span text:style-name="T8">else</text:span></text:p>
      <text:p text:style-name="P51"><text:span text:style-name="T3"><text:s text:c="8"/>cout&lt;&lt;</text:span><text:span text:style-name="T7">"Cannot open file!"</text:span><text:span text:style-name="T3">;</text:span></text:p>
      <text:p text:style-name="P21"><text:s text:c="8"/></text:p>
      <text:p text:style-name="P21"><text:s text:c="3"/></text:p>
      <text:p text:style-name="P51"><text:span text:style-name="T3"><text:s text:c="4"/></text:span><text:span text:style-name="T1">//Exit Stage Right</text:span></text:p>
      <text:p text:style-name="P51"><text:span text:style-name="T3"><text:s text:c="4"/></text:span><text:span text:style-name="T8">return</text:span><text:span text:style-name="T3"> 0;</text:span></text:p>
      <text:p text:style-name="P43">}</text:p>
      <text:p text:style-name="P43"/>
      <text:p text:style-name="P44"><text:soft-page-break/>txt.dat → It is empty.</text:p>
      <text:p text:style-name="P44"/>
      <text:p text:style-name="P19">/* </text:p>
      <text:p text:style-name="P1"><text:s/>* File: <text:s text:c="2"/>main.cpp</text:p>
      <text:p text:style-name="P1"><text:s/>* Author: Abdul Hakim Abbas</text:p>
      <text:p text:style-name="P1"><text:s/>* Purpose: Ch_12_Prob_1</text:p>
      <text:p text:style-name="P1"><text:s/>* Created on September 25, 2015, 12:30 AM</text:p>
      <text:p text:style-name="P1"><text:s/>*/</text:p>
      <text:p text:style-name="P1">//System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fstream&gt;</text:span></text:p>
      <text:p text:style-name="P51"><text:span text:style-name="T2">#include</text:span><text:span text:style-name="T3"> </text:span><text:span text:style-name="T7">&lt;string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21"/>
      <text:p text:style-name="P1">//Global Constants</text:p>
      <text:p text:style-name="P21"/>
      <text:p text:style-name="P1">//Function Prototypes</text:p>
      <text:p text:style-name="P21"/>
      <text:p text:style-name="P1">//Execution Starts Here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Variable Declaration</text:span></text:p>
      <text:p text:style-name="P21"><text:s text:c="4"/>string fileName,line;</text:p>
      <text:p text:style-name="P21"><text:s text:c="4"/>fstream datFile;</text:p>
      <text:p text:style-name="P21"><text:s text:c="4"/></text:p>
      <text:p text:style-name="P21"><text:s text:c="4"/></text:p>
      <text:p text:style-name="P51"><text:span text:style-name="T3"><text:s text:c="4"/>cout&lt;&lt;</text:span><text:span text:style-name="T7">"Enter the name of your file: "</text:span><text:span text:style-name="T3">;</text:span></text:p>
      <text:p text:style-name="P21"><text:s text:c="4"/>cin&gt;&gt;fileName;</text:p>
      <text:p text:style-name="P21"><text:s text:c="12"/></text:p>
      <text:p text:style-name="P21"><text:s text:c="4"/>datFile.open(fileName.c_str(), ios::in);</text:p>
      <text:p text:style-name="P21"><text:s text:c="4"/></text:p>
      <text:p text:style-name="P51"><text:span text:style-name="T3"><text:s text:c="4"/></text:span><text:span text:style-name="T8">while</text:span><text:span text:style-name="T3">(datFile&gt;&gt;line){</text:span></text:p>
      <text:p text:style-name="P21"><text:s text:c="8"/>cout&lt;&lt;line&lt;&lt;endl;</text:p>
      <text:p text:style-name="P21"><text:s text:c="4"/>}</text:p>
      <text:p text:style-name="P21"><text:s text:c="4"/></text:p>
      <text:p text:style-name="P21"><text:s text:c="4"/></text:p>
      <text:p text:style-name="P21"><text:s text:c="4"/>datFile.close();</text:p>
      <text:p text:style-name="P51"><text:span text:style-name="T3"><text:s text:c="4"/></text:span><text:span text:style-name="T1">//Exit Stage Right</text:span></text:p>
      <text:p text:style-name="P51"><text:span text:style-name="T3"><text:s text:c="4"/></text:span><text:span text:style-name="T8">return</text:span><text:span text:style-name="T3"> 0;</text:span></text:p>
      <text:p text:style-name="P44">}</text:p>
      <text:p text:style-name="P44"/>
      <text:p text:style-name="P19">/* </text:p>
      <text:p text:style-name="P1"><text:s/>* File: <text:s text:c="2"/>Date.cpp</text:p>
      <text:p text:style-name="P1"><text:s/>* Author: Abdul-Hakim</text:p>
      <text:p text:style-name="P1"><text:s/>* Created on September 28, 2015, 9:06 AM</text:p>
      <text:p text:style-name="P1"><text:s/>*/</text:p>
      <text:p text:style-name="P21"/>
      <text:p text:style-name="P1">//Libraries</text:p>
      <text:p text:style-name="P51"><text:span text:style-name="T2">#include</text:span><text:span text:style-name="T3"> </text:span><text:span text:style-name="T7">"Date.h"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2">#include</text:span><text:span text:style-name="T3"> </text:span><text:span text:style-name="T7">&lt;string&gt;</text:span></text:p>
      <text:p text:style-name="P21"/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 Constructor to initialize values</text:p>
      <text:p text:style-name="P21">Date::Date()</text:p>
      <text:p text:style-name="P21">{</text:p>
      <text:p text:style-name="P51"><text:span text:style-name="T3"><text:s text:c="4"/>month = 0; <text:s/></text:span><text:span text:style-name="T1">//Declaring month to 0</text:span></text:p>
      <text:p text:style-name="P51"><text:soft-page-break/><text:span text:style-name="T3"><text:s text:c="4"/>day = 0; <text:s text:c="3"/></text:span><text:span text:style-name="T1">//Declaring day to 0</text:span></text:p>
      <text:p text:style-name="P51"><text:span text:style-name="T3"><text:s text:c="4"/>year = 0; <text:s text:c="2"/></text:span><text:span text:style-name="T1">//Declaring year to 0</text:span></text:p>
      <text:p text:style-name="P21">}</text:p>
      <text:p text:style-name="P21"/>
      <text:p text:style-name="P1">// Gets the month, day and year</text:p>
      <text:p text:style-name="P51"><text:span text:style-name="T8">void</text:span><text:span text:style-name="T3"> Date::getInput()</text:span></text:p>
      <text:p text:style-name="P21">{</text:p>
      <text:p text:style-name="P51"><text:span text:style-name="T3"><text:s text:c="4"/></text:span><text:span text:style-name="T1">//Getting the input</text:span></text:p>
      <text:p text:style-name="P51"><text:span text:style-name="T3"><text:s text:c="4"/>cout &lt;&lt; </text:span><text:span text:style-name="T7">"\nPlease enter the Month: "</text:span><text:span text:style-name="T3">;</text:span></text:p>
      <text:p text:style-name="P21"><text:s text:c="4"/>cin &gt;&gt; month;</text:p>
      <text:p text:style-name="P51"><text:span text:style-name="T3"><text:s text:c="4"/></text:span><text:span text:style-name="T8">while</text:span><text:span text:style-name="T3">(month &lt;= 0 || month &gt; 12)</text:span></text:p>
      <text:p text:style-name="P21"><text:s text:c="4"/>{</text:p>
      <text:p text:style-name="P51"><text:span text:style-name="T3"><text:s text:c="8"/>cout &lt;&lt; </text:span><text:span text:style-name="T7">"\nInvalid input!"</text:span><text:span text:style-name="T3"> &lt;&lt; endl;</text:span></text:p>
      <text:p text:style-name="P51"><text:span text:style-name="T3"><text:s text:c="8"/>cout &lt;&lt; </text:span><text:span text:style-name="T7">"Please enter the month: "</text:span><text:span text:style-name="T3">;</text:span></text:p>
      <text:p text:style-name="P21"><text:s text:c="8"/>cin &gt;&gt; month;</text:p>
      <text:p text:style-name="P21"><text:s text:c="4"/>}</text:p>
      <text:p text:style-name="P21"><text:s text:c="4"/></text:p>
      <text:p text:style-name="P51"><text:span text:style-name="T3"><text:s text:c="4"/>cout &lt;&lt; </text:span><text:span text:style-name="T7">"Please enter the Day: "</text:span><text:span text:style-name="T3">;</text:span></text:p>
      <text:p text:style-name="P21"><text:s text:c="4"/>cin &gt;&gt; day;</text:p>
      <text:p text:style-name="P51"><text:span text:style-name="T3"><text:s text:c="4"/></text:span><text:span text:style-name="T8">while</text:span><text:span text:style-name="T3">(day &lt;= 0 || day &gt; 31)</text:span></text:p>
      <text:p text:style-name="P21"><text:s text:c="4"/>{</text:p>
      <text:p text:style-name="P51"><text:span text:style-name="T3"><text:s text:c="8"/>cout &lt;&lt; </text:span><text:span text:style-name="T7">"\nInvalid input!"</text:span><text:span text:style-name="T3"> &lt;&lt; endl;</text:span></text:p>
      <text:p text:style-name="P51"><text:span text:style-name="T3"><text:s text:c="8"/>cout &lt;&lt; </text:span><text:span text:style-name="T7">"Please enter the Day: "</text:span><text:span text:style-name="T3">;</text:span></text:p>
      <text:p text:style-name="P21"><text:s text:c="8"/>cin &gt;&gt; day;</text:p>
      <text:p text:style-name="P21"><text:s text:c="4"/>}</text:p>
      <text:p text:style-name="P21"><text:s text:c="4"/></text:p>
      <text:p text:style-name="P51"><text:span text:style-name="T3"><text:s text:c="4"/>cout &lt;&lt; </text:span><text:span text:style-name="T7">"Please enter the Year: "</text:span><text:span text:style-name="T3">;</text:span></text:p>
      <text:p text:style-name="P21"><text:s text:c="4"/>cin &gt;&gt; year;</text:p>
      <text:p text:style-name="P21"><text:s text:c="4"/>cout &lt;&lt; <text:s/>endl;</text:p>
      <text:p text:style-name="P21">}</text:p>
      <text:p text:style-name="P21"/>
      <text:p text:style-name="P1">// Date in "mm/dd/yyyy" format</text:p>
      <text:p text:style-name="P51"><text:span text:style-name="T8">void</text:span><text:span text:style-name="T3"> Date::allNumbers()</text:span></text:p>
      <text:p text:style-name="P21">{</text:p>
      <text:p text:style-name="P51"><text:span text:style-name="T3"><text:s text:c="4"/>cout &lt;&lt; month &lt;&lt; </text:span><text:span text:style-name="T7">"/"</text:span><text:span text:style-name="T3"> &lt;&lt; day &lt;&lt; </text:span><text:span text:style-name="T7">"/"</text:span><text:span text:style-name="T3"> &lt;&lt; year &lt;&lt; endl;</text:span></text:p>
      <text:p text:style-name="P21">}</text:p>
      <text:p text:style-name="P21"/>
      <text:p text:style-name="P1">// Date in "month day, year" format</text:p>
      <text:p text:style-name="P51"><text:span text:style-name="T8">void</text:span><text:span text:style-name="T3"> Date::monthFirst()</text:span></text:p>
      <text:p text:style-name="P21">{</text:p>
      <text:p text:style-name="P51"><text:span text:style-name="T3"><text:s text:c="4"/></text:span><text:span text:style-name="T1">//Declaring string array holding all the months</text:span></text:p>
      <text:p text:style-name="P51"><text:span text:style-name="T3"><text:s text:c="4"/>string letMonth[12] = {</text:span><text:span text:style-name="T7">"January"</text:span><text:span text:style-name="T3">, </text:span><text:span text:style-name="T7">"February"</text:span><text:span text:style-name="T3">, </text:span><text:span text:style-name="T7">"March"</text:span><text:span text:style-name="T3">, </text:span><text:span text:style-name="T7">"April"</text:span><text:span text:style-name="T3">, </text:span><text:span text:style-name="T7">"May"</text:span><text:span text:style-name="T3">, </text:span></text:p>
      <text:p text:style-name="P51"><text:span text:style-name="T3"><text:s text:c="27"/></text:span><text:span text:style-name="T7">"June"</text:span><text:span text:style-name="T3">, </text:span><text:span text:style-name="T7">"July"</text:span><text:span text:style-name="T3">, </text:span><text:span text:style-name="T7">"August"</text:span><text:span text:style-name="T3">, </text:span><text:span text:style-name="T7">"September"</text:span><text:span text:style-name="T3">, </text:span><text:span text:style-name="T7">"October"</text:span><text:span text:style-name="T3">,</text:span></text:p>
      <text:p text:style-name="P51"><text:span text:style-name="T3"><text:s text:c="27"/></text:span><text:span text:style-name="T7">"November"</text:span><text:span text:style-name="T3">, </text:span><text:span text:style-name="T7">"December"</text:span><text:span text:style-name="T3">}; </text:span></text:p>
      <text:p text:style-name="P21"><text:s text:c="4"/></text:p>
      <text:p text:style-name="P51"><text:span text:style-name="T3"><text:s text:c="4"/></text:span><text:span text:style-name="T1">//Printing output in corresponding format</text:span></text:p>
      <text:p text:style-name="P51"><text:span text:style-name="T3"><text:s text:c="4"/>cout &lt;&lt; letMonth[month-1] &lt;&lt; </text:span><text:span text:style-name="T7">" "</text:span><text:span text:style-name="T3"> &lt;&lt; day &lt;&lt; </text:span><text:span text:style-name="T7">", "</text:span><text:span text:style-name="T3">&lt;&lt; year &lt;&lt; endl;</text:span></text:p>
      <text:p text:style-name="P21"><text:s text:c="4"/></text:p>
      <text:p text:style-name="P21"><text:s text:c="4"/></text:p>
      <text:p text:style-name="P21">}</text:p>
      <text:p text:style-name="P21"><text:s text:c="8"/></text:p>
      <text:p text:style-name="P1">// Date in "day month year" format </text:p>
      <text:p text:style-name="P51"><text:span text:style-name="T8">void</text:span><text:span text:style-name="T3"> Date::dayFirst()</text:span></text:p>
      <text:p text:style-name="P21">{</text:p>
      <text:p text:style-name="P51"><text:span text:style-name="T3"><text:s text:c="4"/></text:span><text:span text:style-name="T1">//Declaring string array holding all the months</text:span></text:p>
      <text:p text:style-name="P51"><text:span text:style-name="T3"><text:s text:c="4"/>string letMonth[12] = {</text:span><text:span text:style-name="T7">"January"</text:span><text:span text:style-name="T3">, </text:span><text:span text:style-name="T7">"February"</text:span><text:span text:style-name="T3">, </text:span><text:span text:style-name="T7">"March"</text:span><text:span text:style-name="T3">, </text:span><text:span text:style-name="T7">"April"</text:span><text:span text:style-name="T3">, </text:span><text:span text:style-name="T7">"May"</text:span><text:span text:style-name="T3">, </text:span></text:p>
      <text:p text:style-name="P51"><text:span text:style-name="T3"><text:s text:c="27"/></text:span><text:span text:style-name="T7">"June"</text:span><text:span text:style-name="T3">, </text:span><text:span text:style-name="T7">"July"</text:span><text:span text:style-name="T3">, </text:span><text:span text:style-name="T7">"August"</text:span><text:span text:style-name="T3">, </text:span><text:span text:style-name="T7">"September"</text:span><text:span text:style-name="T3">, </text:span><text:span text:style-name="T7">"October"</text:span><text:span text:style-name="T3">,</text:span></text:p>
      <text:p text:style-name="P51"><text:span text:style-name="T3"><text:s text:c="27"/></text:span><text:span text:style-name="T7">"November"</text:span><text:span text:style-name="T3">, </text:span><text:span text:style-name="T7">"December"</text:span><text:span text:style-name="T3">}; </text:span></text:p>
      <text:p text:style-name="P21"><text:s text:c="4"/></text:p>
      <text:p text:style-name="P51"><text:soft-page-break/><text:span text:style-name="T3"><text:s text:c="4"/></text:span><text:span text:style-name="T1">//Printing output in corresponding format</text:span></text:p>
      <text:p text:style-name="P51"><text:span text:style-name="T3"><text:s text:c="4"/>cout &lt;&lt; day &lt;&lt; </text:span><text:span text:style-name="T7">" "</text:span><text:span text:style-name="T3"> &lt;&lt; letMonth[month-1] &lt;&lt; </text:span><text:span text:style-name="T7">" "</text:span><text:span text:style-name="T3"> &lt;&lt; year &lt;&lt; endl;</text:span></text:p>
      <text:p text:style-name="P44">}</text:p>
      <text:p text:style-name="P44"/>
      <text:p text:style-name="P19">/* </text:p>
      <text:p text:style-name="P1"><text:s/>* File: <text:s text:c="2"/>Date.h</text:p>
      <text:p text:style-name="P1"><text:s/>* Author: Abdul-Hakim</text:p>
      <text:p text:style-name="P1"><text:s/>*</text:p>
      <text:p text:style-name="P1"><text:s/>* Created on September 28, 2015, 8:39 AM</text:p>
      <text:p text:style-name="P1"><text:s/>*/</text:p>
      <text:p text:style-name="P21"/>
      <text:p text:style-name="P21"/>
      <text:p text:style-name="P51"><text:span text:style-name="T2">#ifndef</text:span><text:span text:style-name="T3"> DATE_H</text:span></text:p>
      <text:p text:style-name="P51"><text:span text:style-name="T2">#define</text:span><text:span text:style-name="T3"><text:tab/>DATE_H</text:span></text:p>
      <text:p text:style-name="P21"/>
      <text:p text:style-name="P51"><text:span text:style-name="T8">class</text:span><text:span text:style-name="T3"> Date</text:span></text:p>
      <text:p text:style-name="P21">{</text:p>
      <text:p text:style-name="P51"><text:span text:style-name="T3"><text:s text:c="4"/></text:span><text:span text:style-name="T8">private</text:span><text:span text:style-name="T3">:</text:span></text:p>
      <text:p text:style-name="P51"><text:span text:style-name="T3"><text:s text:c="8"/></text:span><text:span text:style-name="T8">int</text:span><text:span text:style-name="T3"> month; <text:s text:c="2"/></text:span><text:span text:style-name="T1">// Holds month </text:span></text:p>
      <text:p text:style-name="P51"><text:span text:style-name="T3"><text:s text:c="8"/></text:span><text:span text:style-name="T8">int</text:span><text:span text:style-name="T3"> day; <text:s text:c="4"/></text:span><text:span text:style-name="T1">// Holds day</text:span></text:p>
      <text:p text:style-name="P51"><text:span text:style-name="T3"><text:s text:c="8"/></text:span><text:span text:style-name="T8">int</text:span><text:span text:style-name="T3"> year; <text:s text:c="3"/></text:span><text:span text:style-name="T1">// Holds year</text:span></text:p>
      <text:p text:style-name="P51"><text:span text:style-name="T3"><text:s text:c="4"/></text:span><text:span text:style-name="T8">public</text:span><text:span text:style-name="T3">:</text:span></text:p>
      <text:p text:style-name="P51"><text:span text:style-name="T3"><text:s text:c="8"/>Date(); <text:s text:c="13"/></text:span><text:span text:style-name="T1">// Constructor to initialize values</text:span></text:p>
      <text:p text:style-name="P51"><text:span text:style-name="T3"><text:s text:c="8"/></text:span><text:span text:style-name="T8">void</text:span><text:span text:style-name="T3"> getInput(); <text:s text:c="4"/></text:span><text:span text:style-name="T1">// Gets the month, day and year</text:span></text:p>
      <text:p text:style-name="P51"><text:span text:style-name="T3"><text:s text:c="8"/></text:span><text:span text:style-name="T8">void</text:span><text:span text:style-name="T3"> allNumbers(); <text:s text:c="2"/></text:span><text:span text:style-name="T1">// Date in "mm/dd/yyyy" format</text:span></text:p>
      <text:p text:style-name="P51"><text:span text:style-name="T3"><text:s text:c="8"/></text:span><text:span text:style-name="T8">void</text:span><text:span text:style-name="T3"> monthFirst(); <text:s text:c="2"/></text:span><text:span text:style-name="T1">// Date in "month day, year" format</text:span></text:p>
      <text:p text:style-name="P51"><text:span text:style-name="T3"><text:s text:c="8"/></text:span><text:span text:style-name="T8">void</text:span><text:span text:style-name="T3"> dayFirst(); <text:s text:c="4"/></text:span><text:span text:style-name="T1">// Date in "day month year" format </text:span></text:p>
      <text:p text:style-name="P21"><text:s text:c="8"/></text:p>
      <text:p text:style-name="P21">};</text:p>
      <text:p text:style-name="P21"/>
      <text:p text:style-name="P60"><text:span text:style-name="T2">#endif</text:span><text:span text:style-name="T3"><text:tab/></text:span><text:span text:style-name="T1">/* DATE_H */</text:span></text:p>
      <text:p text:style-name="P44"/>
      <text:p text:style-name="P19">/* </text:p>
      <text:p text:style-name="P1"><text:s/>* File: <text:s text:c="2"/>DayOfYear.cpp</text:p>
      <text:p text:style-name="P1"><text:s/>* Author: Abdul-Hakim</text:p>
      <text:p text:style-name="P1"><text:s/>* Created on September 28, 2015, 9:11 AM</text:p>
      <text:p text:style-name="P1"><text:s/>*/</text:p>
      <text:p text:style-name="P21"/>
      <text:p text:style-name="P51"><text:span text:style-name="T2">#include</text:span><text:span text:style-name="T3"> </text:span><text:span text:style-name="T7">"DayOfYear.h"</text:span></text:p>
      <text:p text:style-name="P21"/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Declaring static variables</text:p>
      <text:p text:style-name="P51"><text:span text:style-name="T8">int</text:span><text:span text:style-name="T3"> DayOfYear::dayMonth[12] = {31, 28, 31, 30, 31, 30, 31, 31, 30, 31, 30, 31};</text:span></text:p>
      <text:p text:style-name="P51"><text:span text:style-name="T3">string DayOfYear::months[12] = {</text:span><text:span text:style-name="T7">"Junuary"</text:span><text:span text:style-name="T3">, </text:span><text:span text:style-name="T7">"February"</text:span><text:span text:style-name="T3">, </text:span><text:span text:style-name="T7">"March"</text:span><text:span text:style-name="T3">, </text:span><text:span text:style-name="T7">"April"</text:span><text:span text:style-name="T3">, </text:span><text:span text:style-name="T7">"May"</text:span><text:span text:style-name="T3">, </text:span></text:p>
      <text:p text:style-name="P51"><text:span text:style-name="T3"><text:s text:c="32"/></text:span><text:span text:style-name="T7">"June"</text:span><text:span text:style-name="T3">, </text:span><text:span text:style-name="T7">"July"</text:span><text:span text:style-name="T3">, </text:span><text:span text:style-name="T7">"August"</text:span><text:span text:style-name="T3">, </text:span><text:span text:style-name="T7">"September"</text:span><text:span text:style-name="T3">, </text:span></text:p>
      <text:p text:style-name="P51"><text:span text:style-name="T3"><text:s text:c="32"/></text:span><text:span text:style-name="T7">"October"</text:span><text:span text:style-name="T3">, </text:span><text:span text:style-name="T7">"November"</text:span><text:span text:style-name="T3">, </text:span><text:span text:style-name="T7">"December"</text:span><text:span text:style-name="T3">};</text:span></text:p>
      <text:p text:style-name="P21"/>
      <text:p text:style-name="P1">//Constructor</text:p>
      <text:p text:style-name="P51"><text:span text:style-name="T3">DayOfYear::DayOfYear(</text:span><text:span text:style-name="T8">int</text:span><text:span text:style-name="T3"> d)</text:span></text:p>
      <text:p text:style-name="P21">{</text:p>
      <text:p text:style-name="P21"><text:s text:c="4"/>day = d;</text:p>
      <text:p text:style-name="P21">}</text:p>
      <text:p text:style-name="P21"/>
      <text:p text:style-name="P1">//Accessor to print results</text:p>
      <text:p text:style-name="P51"><text:span text:style-name="T8">void</text:span><text:span text:style-name="T3"> DayOfYear::print() </text:span><text:span text:style-name="T8">const</text:span></text:p>
      <text:p text:style-name="P21">{</text:p>
      <text:p text:style-name="P51"><text:span text:style-name="T3"><text:s text:c="4"/></text:span><text:span text:style-name="T8">int</text:span><text:span text:style-name="T3"> i = 0; <text:s text:c="10"/></text:span><text:span text:style-name="T1">//Setting counter to 0</text:span></text:p>
      <text:p text:style-name="P51"><text:span text:style-name="T3"><text:s text:c="4"/></text:span><text:span text:style-name="T8">int</text:span><text:span text:style-name="T3"> tempDay = day; <text:s text:c="2"/></text:span><text:span text:style-name="T1">//Declaring local day variable</text:span></text:p>
      <text:p text:style-name="P21"><text:soft-page-break/><text:s text:c="4"/></text:p>
      <text:p text:style-name="P51"><text:span text:style-name="T3"><text:s text:c="4"/></text:span><text:span text:style-name="T1">//Loop to calculate the day</text:span></text:p>
      <text:p text:style-name="P51"><text:span text:style-name="T3"><text:s text:c="4"/></text:span><text:span text:style-name="T8">while</text:span><text:span text:style-name="T3"> ( tempDay &gt; dayMonth[i] ) </text:span></text:p>
      <text:p text:style-name="P21"><text:s text:c="4"/>{</text:p>
      <text:p text:style-name="P21"><text:s text:c="8"/>tempDay-= dayMonth[i];</text:p>
      <text:p text:style-name="P21"><text:s text:c="8"/>i++;</text:p>
      <text:p text:style-name="P21"><text:s text:c="4"/>}</text:p>
      <text:p text:style-name="P21"><text:s text:c="4"/></text:p>
      <text:p text:style-name="P51"><text:span text:style-name="T3"><text:s text:c="4"/></text:span><text:span text:style-name="T1">//Printing results</text:span></text:p>
      <text:p text:style-name="P51"><text:span text:style-name="T3"><text:s text:c="4"/>cout &lt;&lt; </text:span><text:span text:style-name="T7">"\nDay "</text:span><text:span text:style-name="T3"> &lt;&lt; day &lt;&lt; </text:span><text:span text:style-name="T7">" is: "</text:span><text:span text:style-name="T3"> &lt;&lt; months[i] &lt;&lt; </text:span><text:span text:style-name="T7">" "</text:span><text:span text:style-name="T3"> &lt;&lt; tempDay &lt;&lt; endl;</text:span></text:p>
      <text:p text:style-name="P44">}</text:p>
      <text:p text:style-name="P44"/>
      <text:p text:style-name="P19">/* </text:p>
      <text:p text:style-name="P1"><text:s/>* File: <text:s text:c="2"/>DayOfYear.h</text:p>
      <text:p text:style-name="P1"><text:s/>* Author: Abdul-Hakim</text:p>
      <text:p text:style-name="P1"><text:s/>*</text:p>
      <text:p text:style-name="P1"><text:s/>* Created on September 28, 2015, 8:45 AM</text:p>
      <text:p text:style-name="P1"><text:s/>*/</text:p>
      <text:p text:style-name="P21"/>
      <text:p text:style-name="P51"><text:span text:style-name="T2">#ifndef</text:span><text:span text:style-name="T3"> DAYOFYEAR_H</text:span></text:p>
      <text:p text:style-name="P51"><text:span text:style-name="T2">#define</text:span><text:span text:style-name="T3"><text:tab/>DAYOFYEAR_H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2">#include</text:span><text:span text:style-name="T3"> </text:span><text:span text:style-name="T7">&lt;string&gt;</text:span></text:p>
      <text:p text:style-name="P21"/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51"><text:span text:style-name="T8">class</text:span><text:span text:style-name="T3"> DayOfYear {</text:span></text:p>
      <text:p text:style-name="P51"><text:span text:style-name="T3"><text:s text:c="4"/></text:span><text:span text:style-name="T8">private</text:span><text:span text:style-name="T3">:</text:span></text:p>
      <text:p text:style-name="P51"><text:span text:style-name="T3"><text:s text:c="8"/></text:span><text:span text:style-name="T8">int</text:span><text:span text:style-name="T3"> day; <text:s text:c="17"/></text:span><text:span text:style-name="T1">//Number of days input by the user</text:span></text:p>
      <text:p text:style-name="P51"><text:span text:style-name="T3"><text:s text:c="8"/></text:span><text:span text:style-name="T8">static</text:span><text:span text:style-name="T3"> string months[]; <text:s text:c="2"/></text:span><text:span text:style-name="T1">//String array that holds the months</text:span></text:p>
      <text:p text:style-name="P51"><text:span text:style-name="T3"><text:s text:c="8"/></text:span><text:span text:style-name="T8">static</text:span><text:span text:style-name="T3"> </text:span><text:span text:style-name="T8">int</text:span><text:span text:style-name="T3"> dayMonth[]; <text:s text:c="3"/></text:span><text:span text:style-name="T1">//int array that holds the number of days</text:span></text:p>
      <text:p text:style-name="P51"><text:span text:style-name="T3"><text:s text:c="4"/></text:span><text:span text:style-name="T8">public</text:span><text:span text:style-name="T3">:</text:span></text:p>
      <text:p text:style-name="P51"><text:span text:style-name="T3"><text:s text:c="8"/>DayOfYear(</text:span><text:span text:style-name="T8">int</text:span><text:span text:style-name="T3">); <text:s text:c="6"/></text:span><text:span text:style-name="T1">//Constructor to declare members</text:span></text:p>
      <text:p text:style-name="P51"><text:span text:style-name="T3"><text:s text:c="8"/></text:span><text:span text:style-name="T8">void</text:span><text:span text:style-name="T3"> print() </text:span><text:span text:style-name="T8">const</text:span><text:span text:style-name="T3">; <text:s text:c="2"/></text:span><text:span text:style-name="T1">//Accessor to print results</text:span></text:p>
      <text:p text:style-name="P21">};</text:p>
      <text:p text:style-name="P21"/>
      <text:p text:style-name="P60"><text:span text:style-name="T2">#endif</text:span><text:span text:style-name="T3"><text:tab/></text:span><text:span text:style-name="T1">/* DAYOFYEAR_H */</text:span></text:p>
      <text:p text:style-name="P44"/>
      <text:p text:style-name="P19">/* </text:p>
      <text:p text:style-name="P1"><text:s/>* File: <text:s text:c="2"/>Employee.cpp</text:p>
      <text:p text:style-name="P1"><text:s/>* Author: Abdul-Hakim</text:p>
      <text:p text:style-name="P1"><text:s/>* Created on September 28, 2015, 9:16 AM</text:p>
      <text:p text:style-name="P1"><text:s/>*/</text:p>
      <text:p text:style-name="P21"/>
      <text:p text:style-name="P51"><text:span text:style-name="T2">#include</text:span><text:span text:style-name="T3"> </text:span><text:span text:style-name="T7">"Employee.h"</text:span></text:p>
      <text:p text:style-name="P21"/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Constructor for objects with all arguments</text:p>
      <text:p text:style-name="P51"><text:span text:style-name="T3">Employee::Employee(string n, </text:span><text:span text:style-name="T8">int</text:span><text:span text:style-name="T3"> i, string d, string p)</text:span></text:p>
      <text:p text:style-name="P21">{</text:p>
      <text:p text:style-name="P21"><text:s text:c="4"/>name = n;</text:p>
      <text:p text:style-name="P21"><text:s text:c="4"/>idNumber = i;</text:p>
      <text:p text:style-name="P21"><text:s text:c="4"/>department = d;</text:p>
      <text:p text:style-name="P21"><text:s text:c="4"/>position = p;</text:p>
      <text:p text:style-name="P21">}</text:p>
      <text:p text:style-name="P1">//Constructor for objects with only the name and ID</text:p>
      <text:p text:style-name="P51"><text:span text:style-name="T3">Employee::Employee(string n, </text:span><text:span text:style-name="T8">int</text:span><text:span text:style-name="T3"> i)</text:span></text:p>
      <text:p text:style-name="P21"><text:soft-page-break/>{</text:p>
      <text:p text:style-name="P21"><text:s text:c="4"/>name = n;</text:p>
      <text:p text:style-name="P21"><text:s text:c="4"/>idNumber = i;</text:p>
      <text:p text:style-name="P51"><text:span text:style-name="T3"><text:s text:c="4"/>department = </text:span><text:span text:style-name="T7">" "</text:span><text:span text:style-name="T3">;</text:span></text:p>
      <text:p text:style-name="P51"><text:span text:style-name="T3"><text:s text:c="4"/>position = </text:span><text:span text:style-name="T7">" "</text:span><text:span text:style-name="T3">;</text:span></text:p>
      <text:p text:style-name="P21">}</text:p>
      <text:p text:style-name="P1">//Default constructor</text:p>
      <text:p text:style-name="P21">Employee::Employee()</text:p>
      <text:p text:style-name="P21">{</text:p>
      <text:p text:style-name="P51"><text:span text:style-name="T3"><text:s text:c="4"/>name = </text:span><text:span text:style-name="T7">" "</text:span><text:span text:style-name="T3">;</text:span></text:p>
      <text:p text:style-name="P21"><text:s text:c="4"/>idNumber = 0;</text:p>
      <text:p text:style-name="P51"><text:span text:style-name="T3"><text:s text:c="4"/>department = </text:span><text:span text:style-name="T7">" "</text:span><text:span text:style-name="T3">;</text:span></text:p>
      <text:p text:style-name="P51"><text:span text:style-name="T3"><text:s text:c="4"/>position = </text:span><text:span text:style-name="T7">" "</text:span><text:span text:style-name="T3">;</text:span></text:p>
      <text:p text:style-name="P21">}</text:p>
      <text:p text:style-name="P21"/>
      <text:p text:style-name="P1">//Mutator for the name</text:p>
      <text:p text:style-name="P51"><text:span text:style-name="T8">void</text:span><text:span text:style-name="T3"> Employee::getName(string n){ name = n; }</text:span></text:p>
      <text:p text:style-name="P1">//Mutator for the ID</text:p>
      <text:p text:style-name="P51"><text:span text:style-name="T8">void</text:span><text:span text:style-name="T3"> Employee::getId(</text:span><text:span text:style-name="T8">int</text:span><text:span text:style-name="T3"> i){ idNumber = i; }</text:span></text:p>
      <text:p text:style-name="P1">//Mutator for the department</text:p>
      <text:p text:style-name="P51"><text:span text:style-name="T8">void</text:span><text:span text:style-name="T3"> Employee::getDepartment(string d){ department = d; }</text:span></text:p>
      <text:p text:style-name="P1">//Mutator for the position</text:p>
      <text:p text:style-name="P51"><text:span text:style-name="T8">void</text:span><text:span text:style-name="T3"> Employee::getPosition(string p){ position = p; }</text:span></text:p>
      <text:p text:style-name="P21"/>
      <text:p text:style-name="P1">//Accessor to print the name</text:p>
      <text:p text:style-name="P51"><text:span text:style-name="T3">string Employee::printName() </text:span><text:span text:style-name="T8">const</text:span><text:span text:style-name="T3">{ </text:span><text:span text:style-name="T8">return</text:span><text:span text:style-name="T3"> name; }</text:span></text:p>
      <text:p text:style-name="P1">//Accessor to print the ID</text:p>
      <text:p text:style-name="P51"><text:span text:style-name="T8">int</text:span><text:span text:style-name="T3"> Employee::printId() </text:span><text:span text:style-name="T8">const</text:span><text:span text:style-name="T3">{ </text:span><text:span text:style-name="T8">return</text:span><text:span text:style-name="T3"> idNumber; }</text:span></text:p>
      <text:p text:style-name="P1">//Accessor to print the department</text:p>
      <text:p text:style-name="P51"><text:span text:style-name="T3">string Employee::printDepartment() </text:span><text:span text:style-name="T8">const</text:span><text:span text:style-name="T3">{ </text:span><text:span text:style-name="T8">return</text:span><text:span text:style-name="T3"> department; }</text:span></text:p>
      <text:p text:style-name="P1">//Accessor to print the position</text:p>
      <text:p text:style-name="P60"><text:span text:style-name="T3">string Employee::printPosition() </text:span><text:span text:style-name="T8">const</text:span><text:span text:style-name="T3"> { </text:span><text:span text:style-name="T8">return</text:span><text:span text:style-name="T3"> position; }</text:span></text:p>
      <text:p text:style-name="P44"/>
      <text:p text:style-name="P19">/* </text:p>
      <text:p text:style-name="P1"><text:s/>* File: <text:s text:c="2"/>Employee.h</text:p>
      <text:p text:style-name="P1"><text:s/>* Author: Abdul-Hakim</text:p>
      <text:p text:style-name="P1"><text:s/>*</text:p>
      <text:p text:style-name="P1"><text:s/>* Created on September 28, 2015, 8:40 AM</text:p>
      <text:p text:style-name="P1"><text:s/>*/</text:p>
      <text:p text:style-name="P21"/>
      <text:p text:style-name="P21"/>
      <text:p text:style-name="P51"><text:span text:style-name="T2">#ifndef</text:span><text:span text:style-name="T3"> EMPLOYEE_H</text:span></text:p>
      <text:p text:style-name="P51"><text:span text:style-name="T2">#define</text:span><text:span text:style-name="T3"><text:tab/>EMPLOYEE_H</text:span></text:p>
      <text:p text:style-name="P51"><text:span text:style-name="T2">#include</text:span><text:span text:style-name="T3"> </text:span><text:span text:style-name="T7">&lt;string&gt;</text:span></text:p>
      <text:p text:style-name="P21"/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51"><text:span text:style-name="T8">class</text:span><text:span text:style-name="T3"> Employee </text:span></text:p>
      <text:p text:style-name="P21">{</text:p>
      <text:p text:style-name="P51"><text:span text:style-name="T3"><text:s text:c="4"/></text:span><text:span text:style-name="T8">private</text:span><text:span text:style-name="T3">:</text:span></text:p>
      <text:p text:style-name="P51"><text:span text:style-name="T3"><text:s text:c="8"/>string name; <text:s text:c="8"/></text:span><text:span text:style-name="T1">//Holds the name of the employee</text:span></text:p>
      <text:p text:style-name="P51"><text:span text:style-name="T3"><text:s text:c="8"/></text:span><text:span text:style-name="T8">int</text:span><text:span text:style-name="T3"> idNumber; <text:s text:c="7"/></text:span><text:span text:style-name="T1">//Holds the employee's ID number</text:span></text:p>
      <text:p text:style-name="P51"><text:span text:style-name="T3"><text:s text:c="8"/>string department; <text:s text:c="2"/></text:span><text:span text:style-name="T1">//Holds name of department where the employee works</text:span></text:p>
      <text:p text:style-name="P51"><text:span text:style-name="T3"><text:s text:c="8"/>string position; <text:s text:c="4"/></text:span><text:span text:style-name="T1">//Holds the employee's job title</text:span></text:p>
      <text:p text:style-name="P51"><text:span text:style-name="T3"><text:s text:c="4"/></text:span><text:span text:style-name="T8">public</text:span><text:span text:style-name="T3">:</text:span></text:p>
      <text:p text:style-name="P51"><text:span text:style-name="T3"><text:s text:c="8"/>Employee(string, </text:span><text:span text:style-name="T8">int</text:span><text:span text:style-name="T3">, string, string); <text:s text:c="2"/></text:span><text:span text:style-name="T1">//Constructor for all arguments</text:span></text:p>
      <text:p text:style-name="P51"><text:span text:style-name="T3"><text:s text:c="8"/>Employee(string, </text:span><text:span text:style-name="T8">int</text:span><text:span text:style-name="T3">); <text:s text:c="18"/></text:span><text:span text:style-name="T1">//Constructor for name and ID</text:span></text:p>
      <text:p text:style-name="P51"><text:span text:style-name="T3"><text:s text:c="8"/>Employee(); <text:s text:c="29"/></text:span><text:span text:style-name="T1">//Default constructor</text:span></text:p>
      <text:p text:style-name="P51"><text:span text:style-name="T3"><text:s text:c="8"/></text:span><text:span text:style-name="T8">void</text:span><text:span text:style-name="T3"> getName(string); <text:s text:c="12"/></text:span><text:span text:style-name="T1">//Mutator that gets the name</text:span></text:p>
      <text:p text:style-name="P51"><text:soft-page-break/><text:span text:style-name="T3"><text:s text:c="8"/></text:span><text:span text:style-name="T8">void</text:span><text:span text:style-name="T3"> getId(</text:span><text:span text:style-name="T8">int</text:span><text:span text:style-name="T3">); <text:s text:c="17"/></text:span><text:span text:style-name="T1">//Mutator that gets the ID</text:span></text:p>
      <text:p text:style-name="P51"><text:span text:style-name="T3"><text:s text:c="8"/></text:span><text:span text:style-name="T8">void</text:span><text:span text:style-name="T3"> getDepartment(string); <text:s text:c="6"/></text:span><text:span text:style-name="T1">//Mutator that gets the department</text:span></text:p>
      <text:p text:style-name="P51"><text:span text:style-name="T3"><text:s text:c="8"/></text:span><text:span text:style-name="T8">void</text:span><text:span text:style-name="T3"> getPosition(string); <text:s text:c="8"/></text:span><text:span text:style-name="T1">//Mutator that gets the position</text:span></text:p>
      <text:p text:style-name="P51"><text:span text:style-name="T3"><text:s text:c="8"/>string printName() </text:span><text:span text:style-name="T8">const</text:span><text:span text:style-name="T3">; <text:s text:c="8"/></text:span><text:span text:style-name="T1">//Accessor that prints the name</text:span></text:p>
      <text:p text:style-name="P51"><text:span text:style-name="T3"><text:s text:c="8"/></text:span><text:span text:style-name="T8">int</text:span><text:span text:style-name="T3"> printId() </text:span><text:span text:style-name="T8">const</text:span><text:span text:style-name="T3">; <text:s text:c="13"/></text:span><text:span text:style-name="T1">//Accessor that prints the ID</text:span></text:p>
      <text:p text:style-name="P51"><text:span text:style-name="T3"><text:s text:c="8"/>string printDepartment() </text:span><text:span text:style-name="T8">const</text:span><text:span text:style-name="T3">; <text:s text:c="2"/></text:span><text:span text:style-name="T1">//Accessor that prints the department</text:span></text:p>
      <text:p text:style-name="P51"><text:span text:style-name="T3"><text:s text:c="8"/>string printPosition() </text:span><text:span text:style-name="T8">const</text:span><text:span text:style-name="T3">; <text:s text:c="4"/></text:span><text:span text:style-name="T1">//Accessor that prints the position</text:span></text:p>
      <text:p text:style-name="P21">};</text:p>
      <text:p text:style-name="P21"/>
      <text:p text:style-name="P60"><text:span text:style-name="T2">#endif</text:span><text:span text:style-name="T3"><text:tab/></text:span><text:span text:style-name="T1">/* EMPLOYEE_H */</text:span></text:p>
      <text:p text:style-name="P44"/>
      <text:p text:style-name="P19">/* </text:p>
      <text:p text:style-name="P1"><text:s/>* File: <text:s text:c="2"/>FeetInches.cpp</text:p>
      <text:p text:style-name="P1"><text:s/>* Author: Abdul-Hakim</text:p>
      <text:p text:style-name="P1"><text:s/>* Created on September 28, 2015, 9:22 AM</text:p>
      <text:p text:style-name="P1"><text:s/>*/</text:p>
      <text:p text:style-name="P21"/>
      <text:p text:style-name="P51"><text:span text:style-name="T2">#include</text:span><text:span text:style-name="T3"> </text:span><text:span text:style-name="T7">&lt;cstdlib&gt;</text:span><text:span text:style-name="T3"> </text:span><text:span text:style-name="T1">// Needed for abs() <text:s/></text:span></text:p>
      <text:p text:style-name="P51"><text:span text:style-name="T2">#include</text:span><text:span text:style-name="T3"> </text:span><text:span text:style-name="T7">"FeetInches.h"</text:span></text:p>
      <text:p text:style-name="P21"/>
      <text:p text:style-name="P1">//Mutator function to better format feet and inches</text:p>
      <text:p text:style-name="P51"><text:span text:style-name="T8">void</text:span><text:span text:style-name="T3"> FeetInches::simplify() </text:span></text:p>
      <text:p text:style-name="P21">{ </text:p>
      <text:p text:style-name="P51"><text:span text:style-name="T3"><text:s text:c="4"/></text:span><text:span text:style-name="T8">if</text:span><text:span text:style-name="T3"> (inches &gt;= 12) </text:span></text:p>
      <text:p text:style-name="P21"><text:s text:c="4"/>{ </text:p>
      <text:p text:style-name="P21"><text:s text:c="8"/>feet += (inches / 12); </text:p>
      <text:p text:style-name="P21"><text:s text:c="8"/>inches = inches % 12; </text:p>
      <text:p text:style-name="P21"><text:s text:c="4"/>} 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 (inches &lt; 0) </text:span></text:p>
      <text:p text:style-name="P21"><text:s text:c="4"/>{ </text:p>
      <text:p text:style-name="P21"><text:s text:c="8"/>feet -= ((abs(inches) / 12) + 1); </text:p>
      <text:p text:style-name="P21"><text:s text:c="8"/>inches = 12 - (abs(inches) % 12); </text:p>
      <text:p text:style-name="P21"><text:s text:c="4"/>} </text:p>
      <text:p text:style-name="P21">}</text:p>
      <text:p text:style-name="P21"/>
      <text:p text:style-name="P1">//Overload multiplication operator</text:p>
      <text:p text:style-name="P51"><text:span text:style-name="T3">FeetInches FeetInches::</text:span><text:span text:style-name="T8">operator</text:span><text:span text:style-name="T3"> * (</text:span><text:span text:style-name="T8">const</text:span><text:span text:style-name="T3"> FeetInches &amp;right) </text:span></text:p>
      <text:p text:style-name="P21">{ </text:p>
      <text:p text:style-name="P21"><text:s text:c="4"/>FeetInches temp; </text:p>
      <text:p text:style-name="P21"/>
      <text:p text:style-name="P21"><text:s text:c="4"/>temp.inches = inches * right.inches; </text:p>
      <text:p text:style-name="P21"><text:s text:c="4"/>temp.feet = feet * right.feet; </text:p>
      <text:p text:style-name="P21"><text:s text:c="4"/>temp.simplify(); </text:p>
      <text:p text:style-name="P51"><text:span text:style-name="T3"><text:s text:c="4"/></text:span><text:span text:style-name="T8">return</text:span><text:span text:style-name="T3"> temp; </text:span></text:p>
      <text:p text:style-name="P21">}</text:p>
      <text:p text:style-name="P21"/>
      <text:p text:style-name="P1">//Overload &gt;= operator</text:p>
      <text:p text:style-name="P51"><text:span text:style-name="T8">bool</text:span><text:span text:style-name="T3"> FeetInches::</text:span><text:span text:style-name="T8">operator</text:span><text:span text:style-name="T3"> &gt;= (</text:span><text:span text:style-name="T8">const</text:span><text:span text:style-name="T3"> FeetInches &amp;right)</text:span></text:p>
      <text:p text:style-name="P21">{</text:p>
      <text:p text:style-name="P51"><text:span text:style-name="T3"><text:s text:c="4"/></text:span><text:span text:style-name="T8">bool</text:span><text:span text:style-name="T3"> status;</text:span></text:p>
      <text:p text:style-name="P21"><text:s text:c="4"/></text:p>
      <text:p text:style-name="P51"><text:span text:style-name="T3"><text:s text:c="4"/></text:span><text:span text:style-name="T8">if</text:span><text:span text:style-name="T3">(feet == right.feet &amp;&amp; inches == right.inches)</text:span></text:p>
      <text:p text:style-name="P51"><text:span text:style-name="T3"><text:s text:c="8"/>status = </text:span><text:span text:style-name="T8">true</text:span><text:span text:style-name="T3">;</text:span>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 (feet &gt; right.feet)</text:span></text:p>
      <text:p text:style-name="P51"><text:span text:style-name="T3"><text:s text:c="8"/>status = </text:span><text:span text:style-name="T8">true</text:span><text:span text:style-name="T3">;</text:span>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 (feet == right.feet &amp;&amp; inches &gt; right.inches)</text:span></text:p>
      <text:p text:style-name="P51"><text:span text:style-name="T3"><text:s text:c="8"/>status = </text:span><text:span text:style-name="T8">true</text:span><text:span text:style-name="T3">;</text:span></text:p>
      <text:p text:style-name="P51"><text:span text:style-name="T3"><text:s text:c="4"/></text:span><text:span text:style-name="T8">else</text:span></text:p>
      <text:p text:style-name="P51"><text:span text:style-name="T3"><text:s text:c="8"/>status = </text:span><text:span text:style-name="T8">false</text:span><text:span text:style-name="T3">;</text:span></text:p>
      <text:p text:style-name="P21"><text:soft-page-break/><text:s text:c="4"/></text:p>
      <text:p text:style-name="P51"><text:span text:style-name="T3"><text:s text:c="4"/></text:span><text:span text:style-name="T8">return</text:span><text:span text:style-name="T3"> status;</text:span></text:p>
      <text:p text:style-name="P21">}</text:p>
      <text:p text:style-name="P21"/>
      <text:p text:style-name="P1">//Overload &lt;= operator</text:p>
      <text:p text:style-name="P51"><text:span text:style-name="T8">bool</text:span><text:span text:style-name="T3"> FeetInches::</text:span><text:span text:style-name="T8">operator</text:span><text:span text:style-name="T3"> &lt;=(</text:span><text:span text:style-name="T8">const</text:span><text:span text:style-name="T3"> FeetInches &amp;right)</text:span></text:p>
      <text:p text:style-name="P21">{</text:p>
      <text:p text:style-name="P51"><text:span text:style-name="T3"><text:s text:c="4"/></text:span><text:span text:style-name="T8">bool</text:span><text:span text:style-name="T3"> status;</text:span></text:p>
      <text:p text:style-name="P21"/>
      <text:p text:style-name="P51"><text:span text:style-name="T3"><text:s text:c="4"/></text:span><text:span text:style-name="T8">if</text:span><text:span text:style-name="T3">(feet == right.feet &amp;&amp; inches == right.inches)</text:span></text:p>
      <text:p text:style-name="P51"><text:span text:style-name="T3"><text:s text:c="8"/>status = </text:span><text:span text:style-name="T8">true</text:span><text:span text:style-name="T3">;</text:span>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 (feet &lt; right.feet)</text:span></text:p>
      <text:p text:style-name="P51"><text:span text:style-name="T3"><text:s text:c="8"/>status = </text:span><text:span text:style-name="T8">true</text:span><text:span text:style-name="T3">;</text:span>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 (feet == right.feet &amp;&amp; inches &lt; right.inches)</text:span></text:p>
      <text:p text:style-name="P51"><text:span text:style-name="T3"><text:s text:c="8"/>status = </text:span><text:span text:style-name="T8">true</text:span><text:span text:style-name="T3">;</text:span></text:p>
      <text:p text:style-name="P51"><text:span text:style-name="T3"><text:s text:c="4"/></text:span><text:span text:style-name="T8">else</text:span></text:p>
      <text:p text:style-name="P51"><text:span text:style-name="T3"><text:s text:c="8"/>status = </text:span><text:span text:style-name="T8">false</text:span><text:span text:style-name="T3">;</text:span></text:p>
      <text:p text:style-name="P21"/>
      <text:p text:style-name="P51"><text:span text:style-name="T3"><text:s text:c="4"/></text:span><text:span text:style-name="T8">return</text:span><text:span text:style-name="T3"> status;</text:span></text:p>
      <text:p text:style-name="P21">}</text:p>
      <text:p text:style-name="P21"/>
      <text:p text:style-name="P1">//Overload != operator</text:p>
      <text:p text:style-name="P51"><text:span text:style-name="T8">bool</text:span><text:span text:style-name="T3"> FeetInches::</text:span><text:span text:style-name="T8">operator</text:span><text:span text:style-name="T3"> != (</text:span><text:span text:style-name="T8">const</text:span><text:span text:style-name="T3"> FeetInches &amp;right)</text:span></text:p>
      <text:p text:style-name="P21">{</text:p>
      <text:p text:style-name="P51"><text:span text:style-name="T3"><text:s text:c="4"/></text:span><text:span text:style-name="T8">bool</text:span><text:span text:style-name="T3"> status;</text:span></text:p>
      <text:p text:style-name="P21"/>
      <text:p text:style-name="P51"><text:span text:style-name="T3"><text:s text:c="4"/></text:span><text:span text:style-name="T8">if</text:span><text:span text:style-name="T3"> (feet != right.feet &amp;&amp; inches != right.inches)</text:span></text:p>
      <text:p text:style-name="P51"><text:span text:style-name="T3"><text:s text:c="8"/>status = </text:span><text:span text:style-name="T8">true</text:span><text:span text:style-name="T3">;</text:span></text:p>
      <text:p text:style-name="P51"><text:span text:style-name="T3"><text:s text:c="4"/></text:span><text:span text:style-name="T8">else</text:span></text:p>
      <text:p text:style-name="P51"><text:span text:style-name="T3"><text:s text:c="8"/>status = </text:span><text:span text:style-name="T8">false</text:span><text:span text:style-name="T3">;</text:span></text:p>
      <text:p text:style-name="P21"><text:s/></text:p>
      <text:p text:style-name="P51"><text:span text:style-name="T3"><text:s text:c="4"/></text:span><text:span text:style-name="T8">return</text:span><text:span text:style-name="T3"> status;</text:span></text:p>
      <text:p text:style-name="P44">}</text:p>
      <text:p text:style-name="P44"/>
      <text:p text:style-name="P19">/* </text:p>
      <text:p text:style-name="P1"><text:s/>* File: <text:s text:c="2"/>FeetInches.h</text:p>
      <text:p text:style-name="P1"><text:s/>* Author: Abdul-Hakim</text:p>
      <text:p text:style-name="P1"><text:s/>*</text:p>
      <text:p text:style-name="P1"><text:s/>* Created on September 28, 2015, 8:46 AM</text:p>
      <text:p text:style-name="P1"><text:s/>*/</text:p>
      <text:p text:style-name="P21"/>
      <text:p text:style-name="P51"><text:span text:style-name="T2">#ifndef</text:span><text:span text:style-name="T3"> FEETINCHES_H</text:span></text:p>
      <text:p text:style-name="P51"><text:span text:style-name="T2">#define</text:span><text:span text:style-name="T3"><text:tab/>FEETINCHES_H</text:span></text:p>
      <text:p text:style-name="P21"/>
      <text:p text:style-name="P51"><text:span text:style-name="T8">class</text:span><text:span text:style-name="T3"> FeetInches{</text:span></text:p>
      <text:p text:style-name="P51"><text:span text:style-name="T3"><text:s text:c="4"/></text:span><text:span text:style-name="T8">private</text:span><text:span text:style-name="T3">:</text:span></text:p>
      <text:p text:style-name="P51"><text:span text:style-name="T3"><text:s text:c="8"/></text:span><text:span text:style-name="T8">int</text:span><text:span text:style-name="T3"> feet; <text:s text:c="9"/></text:span><text:span text:style-name="T1">// To hold a number of feet </text:span></text:p>
      <text:p text:style-name="P51"><text:span text:style-name="T3"><text:s text:c="8"/></text:span><text:span text:style-name="T8">int</text:span><text:span text:style-name="T3"> inches; <text:s text:c="7"/></text:span><text:span text:style-name="T1">// To hold a number of inches </text:span></text:p>
      <text:p text:style-name="P51"><text:span text:style-name="T3"><text:s text:c="8"/></text:span><text:span text:style-name="T8">void</text:span><text:span text:style-name="T3"> simplify(); <text:s text:c="2"/></text:span><text:span text:style-name="T1">// Defined in FeetInches.cpp </text:span></text:p>
      <text:p text:style-name="P51"><text:span text:style-name="T3"><text:s text:c="4"/></text:span><text:span text:style-name="T8">public</text:span><text:span text:style-name="T3">:</text:span></text:p>
      <text:p text:style-name="P51"><text:span text:style-name="T3"><text:s text:c="8"/></text:span><text:span text:style-name="T1">// Constructor </text:span></text:p>
      <text:p text:style-name="P51"><text:span text:style-name="T3"><text:s text:c="8"/>FeetInches(</text:span><text:span text:style-name="T8">int</text:span><text:span text:style-name="T3"> f = 0, </text:span><text:span text:style-name="T8">int</text:span><text:span text:style-name="T3"> i = 0)</text:span></text:p>
      <text:p text:style-name="P21"><text:s text:c="8"/>{ </text:p>
      <text:p text:style-name="P21"><text:s text:c="12"/>feet = f; </text:p>
      <text:p text:style-name="P21"><text:s text:c="12"/>inches = i; </text:p>
      <text:p text:style-name="P21"><text:s text:c="12"/>simplify(); </text:p>
      <text:p text:style-name="P21"><text:s text:c="8"/>}</text:p>
      <text:p text:style-name="P21"><text:s text:c="8"/></text:p>
      <text:p text:style-name="P51"><text:span text:style-name="T3"><text:s text:c="8"/></text:span><text:span text:style-name="T1">//Copy Constructor</text:span></text:p>
      <text:p text:style-name="P51"><text:soft-page-break/><text:span text:style-name="T3"><text:s text:c="8"/>FeetInches(</text:span><text:span text:style-name="T8">const</text:span><text:span text:style-name="T3"> FeetInches &amp;obj) </text:span></text:p>
      <text:p text:style-name="P21"><text:s text:c="8"/>{ </text:p>
      <text:p text:style-name="P21"><text:s text:c="12"/>feet = obj.feet; </text:p>
      <text:p text:style-name="P21"><text:s text:c="12"/>inches = obj.inches;</text:p>
      <text:p text:style-name="P21"><text:s text:c="12"/>simplify();</text:p>
      <text:p text:style-name="P21"><text:s text:c="8"/>}</text:p>
      <text:p text:style-name="P21"/>
      <text:p text:style-name="P51"><text:span text:style-name="T3"><text:s text:c="8"/></text:span><text:span text:style-name="T1">// Mutator functions </text:span></text:p>
      <text:p text:style-name="P51"><text:span text:style-name="T3"><text:s text:c="8"/></text:span><text:span text:style-name="T8">void</text:span><text:span text:style-name="T3"> setFeet(</text:span><text:span text:style-name="T8">int</text:span><text:span text:style-name="T3"> f) { feet = f; } </text:span></text:p>
      <text:p text:style-name="P51"><text:span text:style-name="T3"><text:s text:c="8"/></text:span><text:span text:style-name="T8">void</text:span><text:span text:style-name="T3"> setInches(</text:span><text:span text:style-name="T8">int</text:span><text:span text:style-name="T3"> i) </text:span></text:p>
      <text:p text:style-name="P21"><text:s text:c="8"/>{ </text:p>
      <text:p text:style-name="P21"><text:s text:c="12"/>inches = i; </text:p>
      <text:p text:style-name="P21"><text:s text:c="12"/>simplify(); </text:p>
      <text:p text:style-name="P21"><text:s text:c="8"/>}</text:p>
      <text:p text:style-name="P21"><text:s text:c="8"/></text:p>
      <text:p text:style-name="P51"><text:span text:style-name="T3"><text:s text:c="8"/></text:span><text:span text:style-name="T1">// Accessor functions </text:span></text:p>
      <text:p text:style-name="P51"><text:span text:style-name="T3"><text:s text:c="8"/></text:span><text:span text:style-name="T8">int</text:span><text:span text:style-name="T3"> getFeet() </text:span><text:span text:style-name="T8">const</text:span><text:span text:style-name="T3"> { </text:span><text:span text:style-name="T8">return</text:span><text:span text:style-name="T3"> feet; } </text:span></text:p>
      <text:p text:style-name="P51"><text:span text:style-name="T3"><text:s text:c="8"/></text:span><text:span text:style-name="T8">int</text:span><text:span text:style-name="T3"> getInches() </text:span><text:span text:style-name="T8">const</text:span><text:span text:style-name="T3"> { </text:span><text:span text:style-name="T8">return</text:span><text:span text:style-name="T3"> inches; } </text:span></text:p>
      <text:p text:style-name="P21"><text:s text:c="8"/></text:p>
      <text:p text:style-name="P51"><text:span text:style-name="T3"><text:s text:c="8"/></text:span><text:span text:style-name="T1">// Overloaded * operator</text:span></text:p>
      <text:p text:style-name="P51"><text:span text:style-name="T3"><text:s text:c="8"/>FeetInches </text:span><text:span text:style-name="T8">operator</text:span><text:span text:style-name="T3"> * (</text:span><text:span text:style-name="T8">const</text:span><text:span text:style-name="T3"> FeetInches &amp;); </text:span></text:p>
      <text:p text:style-name="P21"/>
      <text:p text:style-name="P51"><text:span text:style-name="T3"><text:s text:c="8"/></text:span><text:span text:style-name="T1">// Overloaded operator functions</text:span></text:p>
      <text:p text:style-name="P51"><text:span text:style-name="T3"><text:s text:c="8"/></text:span><text:span text:style-name="T8">bool</text:span><text:span text:style-name="T3"> </text:span><text:span text:style-name="T8">operator</text:span><text:span text:style-name="T3">&gt;=(</text:span><text:span text:style-name="T8">const</text:span><text:span text:style-name="T3"> FeetInches&amp;);</text:span></text:p>
      <text:p text:style-name="P51"><text:span text:style-name="T3"><text:s text:c="8"/></text:span><text:span text:style-name="T8">bool</text:span><text:span text:style-name="T3"> </text:span><text:span text:style-name="T8">operator</text:span><text:span text:style-name="T3">&lt;=(</text:span><text:span text:style-name="T8">const</text:span><text:span text:style-name="T3"> FeetInches&amp;);</text:span></text:p>
      <text:p text:style-name="P51"><text:span text:style-name="T3"><text:s text:c="8"/></text:span><text:span text:style-name="T8">bool</text:span><text:span text:style-name="T3"> </text:span><text:span text:style-name="T8">operator</text:span><text:span text:style-name="T3">!=(</text:span><text:span text:style-name="T8">const</text:span><text:span text:style-name="T3"> FeetInches&amp;);</text:span></text:p>
      <text:p text:style-name="P21"/>
      <text:p text:style-name="P21">};</text:p>
      <text:p text:style-name="P51"><text:span text:style-name="T3"><text:s/></text:span><text:span text:style-name="T1">/*</text:span></text:p>
      <text:p text:style-name="P1"><text:s/>FeetInches operator + (const FeetInches &amp;); // Overloaded + </text:p>
      <text:p text:style-name="P1"><text:s/>FeetInches operator - (const FeetInches &amp;); // Overloaded - </text:p>
      <text:p text:style-name="P1"><text:s/>}; </text:p>
      <text:p text:style-name="P1">*/</text:p>
      <text:p text:style-name="P21"><text:s/></text:p>
      <text:p text:style-name="P60"><text:span text:style-name="T2">#endif</text:span><text:span text:style-name="T3"><text:tab/></text:span><text:span text:style-name="T1">/* FEETINCHES_H */</text:span></text:p>
      <text:p text:style-name="P44"/>
      <text:p text:style-name="P19">/* </text:p>
      <text:p text:style-name="P1"><text:s/>* File: <text:s text:c="2"/>LandTract.cpp</text:p>
      <text:p text:style-name="P1"><text:s/>* Author: Abdul-Hakim</text:p>
      <text:p text:style-name="P1"><text:s/>* Created on September 28, 2015, 9:27 AM</text:p>
      <text:p text:style-name="P1"><text:s/>*/</text:p>
      <text:p text:style-name="P21"/>
      <text:p text:style-name="P51"><text:span text:style-name="T2">#include</text:span><text:span text:style-name="T3"> </text:span><text:span text:style-name="T7">"LandTract.h"</text:span></text:p>
      <text:p text:style-name="P21"/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Mutator</text:p>
      <text:p text:style-name="P51"><text:span text:style-name="T8">void</text:span><text:span text:style-name="T3"> LandTract::getLength(</text:span><text:span text:style-name="T8">int</text:span><text:span text:style-name="T3"> f, </text:span><text:span text:style-name="T8">int</text:span><text:span text:style-name="T3"> i)</text:span></text:p>
      <text:p text:style-name="P21">{</text:p>
      <text:p text:style-name="P21"><text:s text:c="4"/>length.setFeet(f);</text:p>
      <text:p text:style-name="P21"><text:s text:c="4"/>length.setInches(i);</text:p>
      <text:p text:style-name="P21">}</text:p>
      <text:p text:style-name="P1">//Mutator</text:p>
      <text:p text:style-name="P51"><text:span text:style-name="T8">void</text:span><text:span text:style-name="T3"> LandTract::getWidth(</text:span><text:span text:style-name="T8">int</text:span><text:span text:style-name="T3"> f, </text:span><text:span text:style-name="T8">int</text:span><text:span text:style-name="T3"> i)</text:span></text:p>
      <text:p text:style-name="P21">{</text:p>
      <text:p text:style-name="P21"><text:s text:c="4"/>width.setFeet(f);</text:p>
      <text:p text:style-name="P21"><text:s text:c="4"/>width.setInches(i);</text:p>
      <text:p text:style-name="P21">}</text:p>
      <text:p text:style-name="P1">//Accessor to print the area</text:p>
      <text:p text:style-name="P51"><text:soft-page-break/><text:span text:style-name="T8">void</text:span><text:span text:style-name="T3"> LandTract::printArea()</text:span></text:p>
      <text:p text:style-name="P21">{</text:p>
      <text:p text:style-name="P21"><text:s text:c="4"/>FeetInches temp;</text:p>
      <text:p text:style-name="P21"><text:s text:c="4"/></text:p>
      <text:p text:style-name="P21"><text:s text:c="4"/>temp = length * width;</text:p>
      <text:p text:style-name="P21"><text:s text:c="4"/></text:p>
      <text:p text:style-name="P51"><text:span text:style-name="T3"><text:s text:c="4"/>cout &lt;&lt; </text:span><text:span text:style-name="T7">"\nThe area of the land is: "</text:span><text:span text:style-name="T3"> &lt;&lt; temp.getFeet() &lt;&lt; </text:span><text:span text:style-name="T7">" feet "</text:span><text:span text:style-name="T3">; </text:span></text:p>
      <text:p text:style-name="P51"><text:span text:style-name="T3"><text:s text:c="4"/>cout &lt;&lt; temp.getInches() &lt;&lt; </text:span><text:span text:style-name="T7">" inches."</text:span><text:span text:style-name="T3"> &lt;&lt; endl;</text:span></text:p>
      <text:p text:style-name="P44">}</text:p>
      <text:p text:style-name="P44"/>
      <text:p text:style-name="P19">/* </text:p>
      <text:p text:style-name="P1"><text:s/>* File: <text:s text:c="2"/>LandTract.h</text:p>
      <text:p text:style-name="P1"><text:s/>* Author: Abdul-Hakim</text:p>
      <text:p text:style-name="P1"><text:s/>*</text:p>
      <text:p text:style-name="P1"><text:s/>* Created on September 28, 2015, 8:42 AM</text:p>
      <text:p text:style-name="P1"><text:s/>*/</text:p>
      <text:p text:style-name="P21"/>
      <text:p text:style-name="P51"><text:span text:style-name="T2">#ifndef</text:span><text:span text:style-name="T3"> LANDTRACT_H</text:span></text:p>
      <text:p text:style-name="P51"><text:span text:style-name="T2">#define</text:span><text:span text:style-name="T3"><text:tab/>LANDTRACT_H</text:span></text:p>
      <text:p text:style-name="P51"><text:span text:style-name="T2">#include</text:span><text:span text:style-name="T3"> </text:span><text:span text:style-name="T7">"FeetInches.h"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2">#include</text:span><text:span text:style-name="T3"> </text:span><text:span text:style-name="T7">&lt;iostream&gt;</text:span></text:p>
      <text:p text:style-name="P21"/>
      <text:p text:style-name="P51"><text:span text:style-name="T8">class</text:span><text:span text:style-name="T3"> LandTract {</text:span></text:p>
      <text:p text:style-name="P51"><text:span text:style-name="T3"><text:s text:c="4"/></text:span><text:span text:style-name="T8">private</text:span><text:span text:style-name="T3">:</text:span></text:p>
      <text:p text:style-name="P51"><text:span text:style-name="T3"><text:s text:c="8"/>FeetInches length; <text:s text:c="2"/></text:span><text:span text:style-name="T1">//Object that holds the length</text:span></text:p>
      <text:p text:style-name="P51"><text:span text:style-name="T3"><text:s text:c="8"/>FeetInches width; <text:s text:c="3"/></text:span><text:span text:style-name="T1">//Object that holds the width</text:span></text:p>
      <text:p text:style-name="P51"><text:span text:style-name="T3"><text:s text:c="8"/>FeetInches area; <text:s text:c="4"/></text:span><text:span text:style-name="T1">//Object that holds the area</text:span></text:p>
      <text:p text:style-name="P51"><text:span text:style-name="T3"><text:s text:c="4"/></text:span><text:span text:style-name="T8">public</text:span><text:span text:style-name="T3">:</text:span></text:p>
      <text:p text:style-name="P51"><text:span text:style-name="T3"><text:s text:c="8"/></text:span><text:span text:style-name="T8">void</text:span><text:span text:style-name="T3"> getLength(</text:span><text:span text:style-name="T8">int</text:span><text:span text:style-name="T3">, </text:span><text:span text:style-name="T8">int</text:span><text:span text:style-name="T3">); <text:s text:c="2"/></text:span><text:span text:style-name="T1">//Mutator to declare the object length</text:span></text:p>
      <text:p text:style-name="P51"><text:span text:style-name="T3"><text:s text:c="8"/></text:span><text:span text:style-name="T8">void</text:span><text:span text:style-name="T3"> getWidth(</text:span><text:span text:style-name="T8">int</text:span><text:span text:style-name="T3">, </text:span><text:span text:style-name="T8">int</text:span><text:span text:style-name="T3">); <text:s text:c="3"/></text:span><text:span text:style-name="T1">//Mutator to delcare the object width</text:span></text:p>
      <text:p text:style-name="P51"><text:span text:style-name="T3"><text:s text:c="8"/></text:span><text:span text:style-name="T8">void</text:span><text:span text:style-name="T3"> printArea(); <text:s text:c="10"/></text:span><text:span text:style-name="T1">//Accessor to print the area</text:span></text:p>
      <text:p text:style-name="P21">};</text:p>
      <text:p text:style-name="P21"/>
      <text:p text:style-name="P60"><text:span text:style-name="T2">#endif</text:span><text:span text:style-name="T3"><text:tab/></text:span><text:span text:style-name="T1">/* LANDTRACT_H */</text:span></text:p>
      <text:p text:style-name="P44"/>
      <text:p text:style-name="P19">/* </text:p>
      <text:p text:style-name="P1"><text:s/>* File: <text:s text:c="2"/>NumDays.cpp</text:p>
      <text:p text:style-name="P1"><text:s/>* Author: Abdul-Hakim</text:p>
      <text:p text:style-name="P1"><text:s/>* Created on September 28, 2015, 9:29 AM</text:p>
      <text:p text:style-name="P1"><text:s/>*/</text:p>
      <text:p text:style-name="P21"/>
      <text:p text:style-name="P51"><text:span text:style-name="T2">#include</text:span><text:span text:style-name="T3"> </text:span><text:span text:style-name="T7">"NumDays.h"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21"/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Constructor</text:p>
      <text:p text:style-name="P51"><text:span text:style-name="T3">NumDays::NumDays(</text:span><text:span text:style-name="T8">float</text:span><text:span text:style-name="T3"> h)</text:span></text:p>
      <text:p text:style-name="P21">{</text:p>
      <text:p text:style-name="P21"><text:s text:c="4"/>hours = h;</text:p>
      <text:p text:style-name="P21"><text:s text:c="4"/>days = hours / 8.0;</text:p>
      <text:p text:style-name="P21">}</text:p>
      <text:p text:style-name="P21"/>
      <text:p text:style-name="P1">// + operator function</text:p>
      <text:p text:style-name="P51"><text:span text:style-name="T3">NumDays NumDays::</text:span><text:span text:style-name="T8">operator</text:span><text:span text:style-name="T3">+(</text:span><text:span text:style-name="T8">const</text:span><text:span text:style-name="T3"> NumDays &amp;right)</text:span></text:p>
      <text:p text:style-name="P21">{</text:p>
      <text:p text:style-name="P21"><text:s text:c="4"/>NumDays temp(0);</text:p>
      <text:p text:style-name="P21"><text:soft-page-break/><text:s text:c="4"/>temp.hours = hours + right.hours;</text:p>
      <text:p text:style-name="P21"><text:s text:c="4"/>temp.days = days + right.days;</text:p>
      <text:p text:style-name="P51"><text:span text:style-name="T3"><text:s text:c="4"/></text:span><text:span text:style-name="T8">return</text:span><text:span text:style-name="T3"> temp;</text:span></text:p>
      <text:p text:style-name="P21">}</text:p>
      <text:p text:style-name="P1">// - operator function</text:p>
      <text:p text:style-name="P51"><text:span text:style-name="T3">NumDays NumDays::</text:span><text:span text:style-name="T8">operator</text:span><text:span text:style-name="T3">-(</text:span><text:span text:style-name="T8">const</text:span><text:span text:style-name="T3"> NumDays &amp;right)</text:span></text:p>
      <text:p text:style-name="P21">{</text:p>
      <text:p text:style-name="P21"><text:s text:c="4"/>NumDays temp(0);</text:p>
      <text:p text:style-name="P21"><text:s text:c="4"/>temp.hours = hours - right.hours;</text:p>
      <text:p text:style-name="P21"><text:s text:c="4"/>temp.days = days - right.days;</text:p>
      <text:p text:style-name="P51"><text:span text:style-name="T3"><text:s text:c="4"/></text:span><text:span text:style-name="T8">return</text:span><text:span text:style-name="T3"> temp;</text:span></text:p>
      <text:p text:style-name="P21">}</text:p>
      <text:p text:style-name="P21"/>
      <text:p text:style-name="P1">//Overload prefix ++ operator</text:p>
      <text:p text:style-name="P51"><text:span text:style-name="T3">NumDays NumDays::</text:span><text:span text:style-name="T8">operator</text:span><text:span text:style-name="T3">++()</text:span></text:p>
      <text:p text:style-name="P21">{</text:p>
      <text:p text:style-name="P21"><text:s text:c="4"/>++days;</text:p>
      <text:p text:style-name="P51"><text:span text:style-name="T3"><text:s text:c="4"/></text:span><text:span text:style-name="T8">return</text:span><text:span text:style-name="T3"> *</text:span><text:span text:style-name="T8">this</text:span><text:span text:style-name="T3">;</text:span></text:p>
      <text:p text:style-name="P21">}</text:p>
      <text:p text:style-name="P21"/>
      <text:p text:style-name="P1">//Overload postfix ++ operator</text:p>
      <text:p text:style-name="P51"><text:span text:style-name="T3">NumDays NumDays::</text:span><text:span text:style-name="T8">operator</text:span><text:span text:style-name="T3"> ++ (</text:span><text:span text:style-name="T8">int</text:span><text:span text:style-name="T3">)</text:span></text:p>
      <text:p text:style-name="P21">{</text:p>
      <text:p text:style-name="P21"><text:s text:c="4"/>NumDays temp(hours);</text:p>
      <text:p text:style-name="P21"><text:s text:c="4"/>days++;</text:p>
      <text:p text:style-name="P51"><text:span text:style-name="T3"><text:s text:c="4"/></text:span><text:span text:style-name="T8">return</text:span><text:span text:style-name="T3"> temp;</text:span></text:p>
      <text:p text:style-name="P21">}</text:p>
      <text:p text:style-name="P21"/>
      <text:p text:style-name="P1">//Overload prefix -- operator</text:p>
      <text:p text:style-name="P51"><text:span text:style-name="T3">NumDays NumDays::</text:span><text:span text:style-name="T8">operator</text:span><text:span text:style-name="T3"> -- ()</text:span></text:p>
      <text:p text:style-name="P21">{</text:p>
      <text:p text:style-name="P21"><text:s text:c="4"/>--days;</text:p>
      <text:p text:style-name="P51"><text:span text:style-name="T3"><text:s text:c="4"/></text:span><text:span text:style-name="T8">return</text:span><text:span text:style-name="T3"> *</text:span><text:span text:style-name="T8">this</text:span><text:span text:style-name="T3">;</text:span></text:p>
      <text:p text:style-name="P21">}</text:p>
      <text:p text:style-name="P21"/>
      <text:p text:style-name="P1">//Overload postfix -- operator</text:p>
      <text:p text:style-name="P51"><text:span text:style-name="T3">NumDays NumDays::</text:span><text:span text:style-name="T8">operator</text:span><text:span text:style-name="T3"> -- (</text:span><text:span text:style-name="T8">int</text:span><text:span text:style-name="T3">)</text:span></text:p>
      <text:p text:style-name="P21">{</text:p>
      <text:p text:style-name="P21"><text:s text:c="4"/>NumDays temp(hours);</text:p>
      <text:p text:style-name="P21"><text:s text:c="4"/>days--;</text:p>
      <text:p text:style-name="P51"><text:span text:style-name="T3"><text:s text:c="4"/></text:span><text:span text:style-name="T8">return</text:span><text:span text:style-name="T3"> temp;</text:span></text:p>
      <text:p text:style-name="P44">}</text:p>
      <text:p text:style-name="P44"/>
      <text:p text:style-name="P19">/* </text:p>
      <text:p text:style-name="P1"><text:s/>* File: <text:s text:c="2"/>NumDays.h</text:p>
      <text:p text:style-name="P1"><text:s/>* Author: Abdul-Hakim</text:p>
      <text:p text:style-name="P1"><text:s/>*</text:p>
      <text:p text:style-name="P1"><text:s/>* Created on September 28, 2015, 8:45 AM</text:p>
      <text:p text:style-name="P1"><text:s/>*/</text:p>
      <text:p text:style-name="P21"/>
      <text:p text:style-name="P51"><text:span text:style-name="T2">#ifndef</text:span><text:span text:style-name="T3"> NUMDAYS_H</text:span></text:p>
      <text:p text:style-name="P51"><text:span text:style-name="T2">#define</text:span><text:span text:style-name="T3"><text:tab/>NUMDAYS_H</text:span></text:p>
      <text:p text:style-name="P21"/>
      <text:p text:style-name="P51"><text:span text:style-name="T8">class</text:span><text:span text:style-name="T3"> NumDays {</text:span></text:p>
      <text:p text:style-name="P51"><text:span text:style-name="T3"><text:s text:c="4"/></text:span><text:span text:style-name="T8">private</text:span><text:span text:style-name="T3">:</text:span></text:p>
      <text:p text:style-name="P51"><text:span text:style-name="T3"><text:s text:c="8"/></text:span><text:span text:style-name="T8">float</text:span><text:span text:style-name="T3"> days; <text:s text:c="3"/></text:span><text:span text:style-name="T1">//Days of work in a 8 hour shift</text:span></text:p>
      <text:p text:style-name="P51"><text:span text:style-name="T3"><text:s text:c="8"/></text:span><text:span text:style-name="T8">float</text:span><text:span text:style-name="T3"> hours; <text:s text:c="2"/></text:span><text:span text:style-name="T1">//Hours worked</text:span></text:p>
      <text:p text:style-name="P51"><text:span text:style-name="T3"><text:s text:c="4"/></text:span><text:span text:style-name="T8">public</text:span><text:span text:style-name="T3">:</text:span></text:p>
      <text:p text:style-name="P51"><text:span text:style-name="T3"><text:s text:c="8"/>NumDays(</text:span><text:span text:style-name="T8">float</text:span><text:span text:style-name="T3">); <text:s text:c="24"/></text:span><text:span text:style-name="T1">//Constructor</text:span></text:p>
      <text:p text:style-name="P51"><text:soft-page-break/><text:span text:style-name="T3"><text:s text:c="8"/></text:span><text:span text:style-name="T8">float</text:span><text:span text:style-name="T3"> getDay() </text:span><text:span text:style-name="T8">const</text:span><text:span text:style-name="T3"> {</text:span><text:span text:style-name="T8">return</text:span><text:span text:style-name="T3"> days;} <text:s text:c="4"/></text:span><text:span text:style-name="T1">//Accessor for days</text:span></text:p>
      <text:p text:style-name="P51"><text:span text:style-name="T3"><text:s text:c="8"/></text:span><text:span text:style-name="T8">float</text:span><text:span text:style-name="T3"> getHour() </text:span><text:span text:style-name="T8">const</text:span><text:span text:style-name="T3"> {</text:span><text:span text:style-name="T8">return</text:span><text:span text:style-name="T3"> hours;} <text:s text:c="2"/></text:span><text:span text:style-name="T1">//Accessor for hours</text:span></text:p>
      <text:p text:style-name="P51"><text:span text:style-name="T3"><text:s text:c="8"/>NumDays </text:span><text:span text:style-name="T8">operator</text:span><text:span text:style-name="T3">+(</text:span><text:span text:style-name="T8">const</text:span><text:span text:style-name="T3"> NumDays&amp;); <text:s text:c="5"/></text:span><text:span text:style-name="T1">// + operator</text:span></text:p>
      <text:p text:style-name="P51"><text:span text:style-name="T3"><text:s text:c="8"/>NumDays </text:span><text:span text:style-name="T8">operator</text:span><text:span text:style-name="T3">-(</text:span><text:span text:style-name="T8">const</text:span><text:span text:style-name="T3"> NumDays&amp;); <text:s text:c="5"/></text:span><text:span text:style-name="T1">// - operator</text:span></text:p>
      <text:p text:style-name="P51"><text:span text:style-name="T3"><text:s text:c="8"/>NumDays </text:span><text:span text:style-name="T8">operator</text:span><text:span text:style-name="T3">++(</text:span><text:span text:style-name="T8">int</text:span><text:span text:style-name="T3">); <text:s text:c="15"/></text:span><text:span text:style-name="T1">//postfix ++ operator</text:span></text:p>
      <text:p text:style-name="P51"><text:span text:style-name="T3"><text:s text:c="8"/>NumDays </text:span><text:span text:style-name="T8">operator</text:span><text:span text:style-name="T3">++(); <text:s text:c="18"/></text:span><text:span text:style-name="T1">//prefix ++ operator</text:span></text:p>
      <text:p text:style-name="P51"><text:span text:style-name="T3"><text:s text:c="8"/>NumDays </text:span><text:span text:style-name="T8">operator</text:span><text:span text:style-name="T3">--(</text:span><text:span text:style-name="T8">int</text:span><text:span text:style-name="T3">); <text:s text:c="15"/></text:span><text:span text:style-name="T1">//postfix -- operator</text:span></text:p>
      <text:p text:style-name="P51"><text:span text:style-name="T3"><text:s text:c="8"/>NumDays </text:span><text:span text:style-name="T8">operator</text:span><text:span text:style-name="T3">--(); <text:s text:c="18"/></text:span><text:span text:style-name="T1">//prefix -- operator</text:span></text:p>
      <text:p text:style-name="P21">};</text:p>
      <text:p text:style-name="P21"/>
      <text:p text:style-name="P60"><text:span text:style-name="T2">#endif</text:span><text:span text:style-name="T3"><text:tab/></text:span><text:span text:style-name="T1">/* NUMDAYS_H */</text:span></text:p>
      <text:p text:style-name="P44"/>
      <text:p text:style-name="P19">/* </text:p>
      <text:p text:style-name="P1"><text:s/>* File: <text:s text:c="2"/>Payroll.cpp</text:p>
      <text:p text:style-name="P1"><text:s/>* Author: Abdul-Hakim</text:p>
      <text:p text:style-name="P1"><text:s/>* Created on September 28, 2015, 9:32 AM</text:p>
      <text:p text:style-name="P1"><text:s/>*/</text:p>
      <text:p text:style-name="P21"/>
      <text:p text:style-name="P51"><text:span text:style-name="T2">#include</text:span><text:span text:style-name="T3"> </text:span><text:span text:style-name="T7">"Payroll.h"</text:span></text:p>
      <text:p text:style-name="P21"/>
      <text:p text:style-name="P1">//Declaring arguments to a default value</text:p>
      <text:p text:style-name="P21">Payroll::Payroll()</text:p>
      <text:p text:style-name="P21">{</text:p>
      <text:p text:style-name="P21"><text:s text:c="4"/>payRate = 0.0; <text:s text:c="4"/></text:p>
      <text:p text:style-name="P21"><text:s text:c="4"/>hoursWorked = 0.0;</text:p>
      <text:p text:style-name="P21"><text:s text:c="4"/>totalPay = 0.0;</text:p>
      <text:p text:style-name="P21">}</text:p>
      <text:p text:style-name="P21"/>
      <text:p text:style-name="P1">//Mutator to get the payRate</text:p>
      <text:p text:style-name="P51"><text:span text:style-name="T8">void</text:span><text:span text:style-name="T3"> Payroll::getRate(</text:span><text:span text:style-name="T8">float</text:span><text:span text:style-name="T3"> r) { payRate = r; }</text:span></text:p>
      <text:p text:style-name="P1">//Mutator to get the hours worked</text:p>
      <text:p text:style-name="P51"><text:span text:style-name="T8">void</text:span><text:span text:style-name="T3"> Payroll::getHours(</text:span><text:span text:style-name="T8">float</text:span><text:span text:style-name="T3"> h) { hoursWorked = h; }</text:span></text:p>
      <text:p text:style-name="P1">//Accessor to print the total pay</text:p>
      <text:p text:style-name="P51"><text:span text:style-name="T8">float</text:span><text:span text:style-name="T3"> Payroll::printTotal()</text:span></text:p>
      <text:p text:style-name="P21">{</text:p>
      <text:p text:style-name="P51"><text:span text:style-name="T3"><text:s text:c="4"/></text:span><text:span text:style-name="T1">//Calculating the total pay</text:span></text:p>
      <text:p text:style-name="P21"><text:s text:c="4"/>totalPay = payRate * hoursWorked;</text:p>
      <text:p text:style-name="P21"><text:s text:c="4"/></text:p>
      <text:p text:style-name="P51"><text:span text:style-name="T3"><text:s text:c="4"/></text:span><text:span text:style-name="T1">//Returning total pay</text:span></text:p>
      <text:p text:style-name="P51"><text:span text:style-name="T3"><text:s text:c="4"/></text:span><text:span text:style-name="T8">return</text:span><text:span text:style-name="T3"> totalPay;</text:span></text:p>
      <text:p text:style-name="P44">}</text:p>
      <text:p text:style-name="P44"/>
      <text:p text:style-name="P19">/* </text:p>
      <text:p text:style-name="P1"><text:s/>* File: <text:s text:c="2"/>Payroll.h</text:p>
      <text:p text:style-name="P1"><text:s/>* Author: Abdul-Hakim</text:p>
      <text:p text:style-name="P1"><text:s/>*</text:p>
      <text:p text:style-name="P1"><text:s/>* Created on September 28, 2015, 8:43 AM</text:p>
      <text:p text:style-name="P1"><text:s/>*/</text:p>
      <text:p text:style-name="P21"/>
      <text:p text:style-name="P21"/>
      <text:p text:style-name="P51"><text:span text:style-name="T2">#ifndef</text:span><text:span text:style-name="T3"> PAYROLL_H</text:span></text:p>
      <text:p text:style-name="P51"><text:span text:style-name="T2">#define</text:span><text:span text:style-name="T3"><text:tab/>PAYROLL_H</text:span></text:p>
      <text:p text:style-name="P21"/>
      <text:p text:style-name="P51"><text:span text:style-name="T8">class</text:span><text:span text:style-name="T3"> Payroll {</text:span></text:p>
      <text:p text:style-name="P51"><text:span text:style-name="T3"><text:s text:c="4"/></text:span><text:span text:style-name="T8">private</text:span><text:span text:style-name="T3">:</text:span></text:p>
      <text:p text:style-name="P51"><text:span text:style-name="T3"><text:s text:c="8"/></text:span><text:span text:style-name="T8">float</text:span><text:span text:style-name="T3"> payRate; <text:s text:c="6"/></text:span><text:span text:style-name="T1">//Hourly pay rate</text:span></text:p>
      <text:p text:style-name="P51"><text:span text:style-name="T3"><text:s text:c="8"/></text:span><text:span text:style-name="T8">float</text:span><text:span text:style-name="T3"> hoursWorked; <text:s text:c="2"/></text:span><text:span text:style-name="T1">//Hours worked during the week</text:span></text:p>
      <text:p text:style-name="P51"><text:span text:style-name="T3"><text:s text:c="8"/></text:span><text:span text:style-name="T8">float</text:span><text:span text:style-name="T3"> totalPay; <text:s text:c="5"/></text:span><text:span text:style-name="T1">//Total gross pay for the week</text:span></text:p>
      <text:p text:style-name="P51"><text:span text:style-name="T3"><text:s text:c="4"/></text:span><text:span text:style-name="T8">public</text:span><text:span text:style-name="T3">:</text:span></text:p>
      <text:p text:style-name="P51"><text:soft-page-break/><text:span text:style-name="T3"><text:s text:c="8"/>Payroll(); <text:s text:c="13"/></text:span><text:span text:style-name="T1">//Constructor to declare the arguments</text:span></text:p>
      <text:p text:style-name="P51"><text:span text:style-name="T3"><text:s text:c="8"/></text:span><text:span text:style-name="T8">void</text:span><text:span text:style-name="T3"> getRate(</text:span><text:span text:style-name="T8">float</text:span><text:span text:style-name="T3">); <text:s text:c="3"/></text:span><text:span text:style-name="T1">//Mutator to get the pay rate</text:span></text:p>
      <text:p text:style-name="P51"><text:span text:style-name="T3"><text:s text:c="8"/></text:span><text:span text:style-name="T8">void</text:span><text:span text:style-name="T3"> getHours(</text:span><text:span text:style-name="T8">float</text:span><text:span text:style-name="T3">); <text:s text:c="2"/></text:span><text:span text:style-name="T1">//Mutator to get the hours worked</text:span></text:p>
      <text:p text:style-name="P51"><text:span text:style-name="T3"><text:s text:c="8"/></text:span><text:span text:style-name="T8">float</text:span><text:span text:style-name="T3"> printTotal(); <text:s text:c="4"/></text:span><text:span text:style-name="T1">//Accessor to print the total pay for the week</text:span></text:p>
      <text:p text:style-name="P21">};</text:p>
      <text:p text:style-name="P21"/>
      <text:p text:style-name="P60"><text:span text:style-name="T2">#endif</text:span><text:span text:style-name="T3"><text:tab/></text:span><text:span text:style-name="T1">/* PAYROLL_H */</text:span></text:p>
      <text:p text:style-name="P44"/>
      <text:p text:style-name="P19">/* </text:p>
      <text:p text:style-name="P1"><text:s/>* File: <text:s text:c="2"/>PersonalInfo.cpp</text:p>
      <text:p text:style-name="P1"><text:s/>* Author: Abdul-Hakim</text:p>
      <text:p text:style-name="P1"><text:s/>* Created on September 28, 2015, 9:34 AM</text:p>
      <text:p text:style-name="P1"><text:s/>*/</text:p>
      <text:p text:style-name="P21"/>
      <text:p text:style-name="P21"/>
      <text:p text:style-name="P51"><text:span text:style-name="T2">#include</text:span><text:span text:style-name="T3"> </text:span><text:span text:style-name="T7">"PersonalInfo.h"</text:span></text:p>
      <text:p text:style-name="P21"/>
      <text:p text:style-name="P1">//Constructor to declare arguments to a default value</text:p>
      <text:p text:style-name="P21">PersonalInfo::PersonalInfo()</text:p>
      <text:p text:style-name="P21">{</text:p>
      <text:p text:style-name="P51"><text:span text:style-name="T3"><text:s text:c="4"/>name = </text:span><text:span text:style-name="T7">" "</text:span><text:span text:style-name="T3">;</text:span></text:p>
      <text:p text:style-name="P51"><text:span text:style-name="T3"><text:s text:c="4"/>address = </text:span><text:span text:style-name="T7">" "</text:span><text:span text:style-name="T3">;</text:span></text:p>
      <text:p text:style-name="P21"><text:s text:c="4"/>age = 0;</text:p>
      <text:p text:style-name="P51"><text:span text:style-name="T3"><text:s text:c="4"/>phone = </text:span><text:span text:style-name="T7">" "</text:span><text:span text:style-name="T3">;</text:span></text:p>
      <text:p text:style-name="P21">}</text:p>
      <text:p text:style-name="P21"/>
      <text:p text:style-name="P1">//Mutator for the name</text:p>
      <text:p text:style-name="P51"><text:span text:style-name="T8">void</text:span><text:span text:style-name="T3"> PersonalInfo::getName(string n){ name = n; }</text:span></text:p>
      <text:p text:style-name="P1">//Mutator for the address</text:p>
      <text:p text:style-name="P51"><text:span text:style-name="T8">void</text:span><text:span text:style-name="T3"> PersonalInfo::getAddress(string ad){ address = ad; }</text:span></text:p>
      <text:p text:style-name="P1">//Mutator for the age</text:p>
      <text:p text:style-name="P51"><text:span text:style-name="T8">void</text:span><text:span text:style-name="T3"> PersonalInfo::getAge(</text:span><text:span text:style-name="T8">int</text:span><text:span text:style-name="T3"> ag){ age = ag; }</text:span></text:p>
      <text:p text:style-name="P1">//Mutator for the phone</text:p>
      <text:p text:style-name="P51"><text:span text:style-name="T8">void</text:span><text:span text:style-name="T3"> PersonalInfo::getPhone(string p){ phone = p; }</text:span></text:p>
      <text:p text:style-name="P21"/>
      <text:p text:style-name="P1">//Accessor to print the name</text:p>
      <text:p text:style-name="P51"><text:span text:style-name="T3">string PersonalInfo::printName() </text:span><text:span text:style-name="T8">const</text:span><text:span text:style-name="T3">{ </text:span><text:span text:style-name="T8">return</text:span><text:span text:style-name="T3"> name; }</text:span></text:p>
      <text:p text:style-name="P1">//Accessor to print the address</text:p>
      <text:p text:style-name="P51"><text:span text:style-name="T3">string PersonalInfo::printAddress() </text:span><text:span text:style-name="T8">const</text:span><text:span text:style-name="T3">{ </text:span><text:span text:style-name="T8">return</text:span><text:span text:style-name="T3"> address; }</text:span></text:p>
      <text:p text:style-name="P1">//Accessor to print the age</text:p>
      <text:p text:style-name="P51"><text:span text:style-name="T8">int</text:span><text:span text:style-name="T3"> PersonalInfo::printAge() </text:span><text:span text:style-name="T8">const</text:span><text:span text:style-name="T3">{ </text:span><text:span text:style-name="T8">return</text:span><text:span text:style-name="T3"> age; }</text:span></text:p>
      <text:p text:style-name="P1">//Accessor to print the phone</text:p>
      <text:p text:style-name="P60"><text:span text:style-name="T3">string PersonalInfo::printPhone() </text:span><text:span text:style-name="T8">const</text:span><text:span text:style-name="T3"> { </text:span><text:span text:style-name="T8">return</text:span><text:span text:style-name="T3"> phone; }</text:span></text:p>
      <text:p text:style-name="P44"/>
      <text:p text:style-name="P19">/* </text:p>
      <text:p text:style-name="P1"><text:s/>* File: <text:s text:c="2"/>PersonalInfo.h</text:p>
      <text:p text:style-name="P1"><text:s/>* Author: Abdul-Hakim</text:p>
      <text:p text:style-name="P1"><text:s/>*</text:p>
      <text:p text:style-name="P1"><text:s/>* Created on September 28, 2015, 8:44 AM</text:p>
      <text:p text:style-name="P1"><text:s/>*/</text:p>
      <text:p text:style-name="P21"/>
      <text:p text:style-name="P51"><text:span text:style-name="T2">#ifndef</text:span><text:span text:style-name="T3"> PERSONALINFO_H</text:span></text:p>
      <text:p text:style-name="P51"><text:span text:style-name="T2">#define</text:span><text:span text:style-name="T3"><text:tab/>PERSONALINFO_H</text:span></text:p>
      <text:p text:style-name="P51"><text:span text:style-name="T2">#include</text:span><text:span text:style-name="T3"> </text:span><text:span text:style-name="T7">&lt;string&gt;</text:span></text:p>
      <text:p text:style-name="P21"/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51"><text:span text:style-name="T8">class</text:span><text:span text:style-name="T3"> PersonalInfo </text:span></text:p>
      <text:p text:style-name="P21">{</text:p>
      <text:p text:style-name="P51"><text:soft-page-break/><text:span text:style-name="T3"><text:s text:c="4"/></text:span><text:span text:style-name="T8">private</text:span><text:span text:style-name="T3">:</text:span></text:p>
      <text:p text:style-name="P51"><text:span text:style-name="T3"><text:s text:c="8"/>string name; <text:s text:c="5"/></text:span><text:span text:style-name="T1">//Holds the name</text:span></text:p>
      <text:p text:style-name="P51"><text:span text:style-name="T3"><text:tab/>string address; <text:s text:c="2"/></text:span><text:span text:style-name="T1">//Holds the address</text:span></text:p>
      <text:p text:style-name="P51"><text:span text:style-name="T3"><text:tab/></text:span><text:span text:style-name="T8">int</text:span><text:span text:style-name="T3"> age; <text:s text:c="9"/></text:span><text:span text:style-name="T1">//Holds the age</text:span></text:p>
      <text:p text:style-name="P51"><text:span text:style-name="T3"><text:tab/>string phone; <text:s/><text:tab/> <text:s/></text:span><text:span text:style-name="T1">//Holds the phone number<text:tab/></text:span></text:p>
      <text:p text:style-name="P51"><text:span text:style-name="T3"><text:s text:c="4"/></text:span><text:span text:style-name="T8">public</text:span><text:span text:style-name="T3">:</text:span></text:p>
      <text:p text:style-name="P51"><text:span text:style-name="T3"><text:s text:c="8"/>PersonalInfo(); <text:s text:c="15"/></text:span><text:span text:style-name="T1">//Default constructor</text:span></text:p>
      <text:p text:style-name="P51"><text:span text:style-name="T3"><text:tab/></text:span><text:span text:style-name="T8">void</text:span><text:span text:style-name="T3"> getName(string); <text:s text:c="9"/></text:span><text:span text:style-name="T1">//Mutator to get the name</text:span></text:p>
      <text:p text:style-name="P51"><text:span text:style-name="T3"><text:tab/></text:span><text:span text:style-name="T8">void</text:span><text:span text:style-name="T3"> getAddress(string); <text:s text:c="6"/></text:span><text:span text:style-name="T1">//Mutator to get the address</text:span></text:p>
      <text:p text:style-name="P51"><text:span text:style-name="T3"><text:tab/></text:span><text:span text:style-name="T8">void</text:span><text:span text:style-name="T3"> getAge(</text:span><text:span text:style-name="T8">int</text:span><text:span text:style-name="T3">); <text:s text:c="13"/></text:span><text:span text:style-name="T1">//Mutator to get the age age</text:span></text:p>
      <text:p text:style-name="P51"><text:span text:style-name="T3"><text:tab/></text:span><text:span text:style-name="T8">void</text:span><text:span text:style-name="T3"> getPhone(string); <text:s text:c="8"/></text:span><text:span text:style-name="T1">//Mutator to get the phone number</text:span></text:p>
      <text:p text:style-name="P51"><text:span text:style-name="T3"><text:tab/>string printName() </text:span><text:span text:style-name="T8">const</text:span><text:span text:style-name="T3">; <text:s text:c="5"/></text:span><text:span text:style-name="T1">//Accessor to print the name</text:span></text:p>
      <text:p text:style-name="P51"><text:span text:style-name="T3"><text:tab/>string printAddress() </text:span><text:span text:style-name="T8">const</text:span><text:span text:style-name="T3">; <text:s text:c="2"/></text:span><text:span text:style-name="T1">//Accessor to print address</text:span></text:p>
      <text:p text:style-name="P51"><text:span text:style-name="T3"><text:tab/></text:span><text:span text:style-name="T8">int</text:span><text:span text:style-name="T3"> printAge() </text:span><text:span text:style-name="T8">const</text:span><text:span text:style-name="T3">; <text:s text:c="9"/></text:span><text:span text:style-name="T1">//Accessor to print the age</text:span></text:p>
      <text:p text:style-name="P51"><text:span text:style-name="T3"><text:tab/>string printPhone() </text:span><text:span text:style-name="T8">const</text:span><text:span text:style-name="T3">; <text:s text:c="4"/></text:span><text:span text:style-name="T1">//Accessor to print the phone number</text:span></text:p>
      <text:p text:style-name="P21">};</text:p>
      <text:p text:style-name="P21"/>
      <text:p text:style-name="P60"><text:span text:style-name="T2">#endif</text:span><text:span text:style-name="T3"><text:tab/></text:span><text:span text:style-name="T1">/* PERSONALINFO_H */</text:span></text:p>
      <text:p text:style-name="P44"/>
      <text:p text:style-name="P19">/* </text:p>
      <text:p text:style-name="P1"><text:s/>* File: <text:s text:c="2"/>Widget.cpp</text:p>
      <text:p text:style-name="P1"><text:s/>* Author: Abdul-Hakim</text:p>
      <text:p text:style-name="P1"><text:s/>* Created on September 28, 2015, 9:36 AM</text:p>
      <text:p text:style-name="P1"><text:s/>*/</text:p>
      <text:p text:style-name="P21"/>
      <text:p text:style-name="P51"><text:span text:style-name="T2">#include</text:span><text:span text:style-name="T3"> </text:span><text:span text:style-name="T7">"Widget.h"</text:span></text:p>
      <text:p text:style-name="P21"/>
      <text:p text:style-name="P21">Widget::Widget()</text:p>
      <text:p text:style-name="P21">{</text:p>
      <text:p text:style-name="P51"><text:span text:style-name="T3"><text:s text:c="4"/>shiftHours = 16; <text:s text:c="2"/></text:span><text:span text:style-name="T1">//Declaring shift hours to 16</text:span></text:p>
      <text:p text:style-name="P51"><text:span text:style-name="T3"><text:s text:c="4"/>widgetHour = 10; <text:s text:c="2"/></text:span><text:span text:style-name="T1">//Declaring the widgets per hour to 10</text:span></text:p>
      <text:p text:style-name="P51"><text:span text:style-name="T3"><text:s text:c="4"/>widgetOrder = 0; <text:s text:c="2"/></text:span><text:span text:style-name="T1">//Declaring the order to 0</text:span></text:p>
      <text:p text:style-name="P51"><text:span text:style-name="T3"><text:s text:c="4"/>days = 0; <text:s text:c="9"/></text:span><text:span text:style-name="T1">//Declaring the days of manufacture to 0</text:span></text:p>
      <text:p text:style-name="P21">}</text:p>
      <text:p text:style-name="P21"/>
      <text:p text:style-name="P1">//Mutator to get the number of widgets ordered</text:p>
      <text:p text:style-name="P51"><text:span text:style-name="T8">void</text:span><text:span text:style-name="T3"> Widget::getWidgets(</text:span><text:span text:style-name="T8">float</text:span><text:span text:style-name="T3"> order) { widgetOrder = order; }</text:span></text:p>
      <text:p text:style-name="P21"/>
      <text:p text:style-name="P1">//Accessor to calculate the days</text:p>
      <text:p text:style-name="P51"><text:span text:style-name="T8">float</text:span><text:span text:style-name="T3"> Widget::getDays()</text:span></text:p>
      <text:p text:style-name="P21">{</text:p>
      <text:p text:style-name="P51"><text:span text:style-name="T3"><text:s text:c="4"/></text:span><text:span text:style-name="T1">//Calculating the days to complete the order</text:span></text:p>
      <text:p text:style-name="P21"><text:s text:c="4"/>days = widgetOrder / (shiftHours * widgetHour);</text:p>
      <text:p text:style-name="P21"><text:s text:c="4"/></text:p>
      <text:p text:style-name="P51"><text:span text:style-name="T3"><text:s text:c="4"/></text:span><text:span text:style-name="T1">//Returning result</text:span></text:p>
      <text:p text:style-name="P51"><text:span text:style-name="T3"><text:s text:c="4"/></text:span><text:span text:style-name="T8">return</text:span><text:span text:style-name="T3"> days;</text:span></text:p>
      <text:p text:style-name="P44">}</text:p>
      <text:p text:style-name="P44"/>
      <text:p text:style-name="P19">/* </text:p>
      <text:p text:style-name="P1"><text:s/>* File: <text:s text:c="2"/>Widget.h</text:p>
      <text:p text:style-name="P1"><text:s/>* Author: Abdul-Hakim</text:p>
      <text:p text:style-name="P1"><text:s/>*</text:p>
      <text:p text:style-name="P1"><text:s/>* Created on September 28, 2015, 8:42 AM</text:p>
      <text:p text:style-name="P1"><text:s/>*/</text:p>
      <text:p text:style-name="P21"/>
      <text:p text:style-name="P51"><text:span text:style-name="T2">#ifndef</text:span><text:span text:style-name="T3"> WIDGET_H</text:span></text:p>
      <text:p text:style-name="P51"><text:span text:style-name="T2">#define</text:span><text:span text:style-name="T3"><text:tab/>WIDGET_H</text:span></text:p>
      <text:p text:style-name="P21"/>
      <text:p text:style-name="P51"><text:span text:style-name="T8">class</text:span><text:span text:style-name="T3"> Widget {</text:span></text:p>
      <text:p text:style-name="P51"><text:soft-page-break/><text:span text:style-name="T3"><text:s text:c="4"/></text:span><text:span text:style-name="T8">private</text:span><text:span text:style-name="T3">:</text:span></text:p>
      <text:p text:style-name="P51"><text:span text:style-name="T3"><text:s text:c="8"/></text:span><text:span text:style-name="T8">int</text:span><text:span text:style-name="T3"> shiftHours; <text:s text:c="5"/></text:span><text:span text:style-name="T1">//Shift hours per day(16)</text:span></text:p>
      <text:p text:style-name="P51"><text:span text:style-name="T3"><text:s text:c="8"/></text:span><text:span text:style-name="T8">int</text:span><text:span text:style-name="T3"> widgetHour; <text:s text:c="5"/></text:span><text:span text:style-name="T1">//Widgets produced per hour (10)</text:span></text:p>
      <text:p text:style-name="P51"><text:span text:style-name="T3"><text:s text:c="8"/></text:span><text:span text:style-name="T8">float</text:span><text:span text:style-name="T3"> widgetOrder; <text:s text:c="2"/></text:span><text:span text:style-name="T1">//Number of widgets ordered</text:span></text:p>
      <text:p text:style-name="P51"><text:span text:style-name="T3"><text:s text:c="8"/></text:span><text:span text:style-name="T8">float</text:span><text:span text:style-name="T3"> days; <text:s text:c="9"/></text:span><text:span text:style-name="T1">//Days to complete the order</text:span></text:p>
      <text:p text:style-name="P51"><text:span text:style-name="T3"><text:s text:c="4"/></text:span><text:span text:style-name="T8">public</text:span><text:span text:style-name="T3">:</text:span></text:p>
      <text:p text:style-name="P51"><text:span text:style-name="T3"><text:s text:c="8"/>Widget(); <text:s text:c="16"/></text:span><text:span text:style-name="T1">//Constructor to declare arguments</text:span></text:p>
      <text:p text:style-name="P51"><text:span text:style-name="T3"><text:s text:c="8"/></text:span><text:span text:style-name="T8">void</text:span><text:span text:style-name="T3"> getWidgets(</text:span><text:span text:style-name="T8">float</text:span><text:span text:style-name="T3">); <text:s text:c="2"/></text:span><text:span text:style-name="T1">//Mutator to get the number of widgets</text:span></text:p>
      <text:p text:style-name="P51"><text:span text:style-name="T3"><text:s text:c="8"/></text:span><text:span text:style-name="T8">float</text:span><text:span text:style-name="T3"> getDays(); <text:s text:c="9"/></text:span><text:span text:style-name="T1">//Accessor to return the number of days</text:span></text:p>
      <text:p text:style-name="P21">};</text:p>
      <text:p text:style-name="P21"/>
      <text:p text:style-name="P60"><text:span text:style-name="T2">#endif</text:span><text:span text:style-name="T3"><text:tab/></text:span><text:span text:style-name="T1">/* WIDGET_H */</text:span></text:p>
      <text:p text:style-name="P44"/>
      <text:p text:style-name="P19">/* </text:p>
      <text:p text:style-name="P1"><text:s/>* File: <text:s text:c="2"/>main.cpp</text:p>
      <text:p text:style-name="P1"><text:s/>* Author: Abdul-Hakim</text:p>
      <text:p text:style-name="P1"><text:s/>* Purpose: Ass_4</text:p>
      <text:p text:style-name="P1"><text:s/>* Created on September 28, 2015, 7:55 AM</text:p>
      <text:p text:style-name="P1"><text:s/>*/</text:p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1">//User Libraries</text:p>
      <text:p text:style-name="P1">//Classes</text:p>
      <text:p text:style-name="P51"><text:span text:style-name="T2">#include</text:span><text:span text:style-name="T3"> </text:span><text:span text:style-name="T7">"Date.h"</text:span></text:p>
      <text:p text:style-name="P51"><text:span text:style-name="T2">#include</text:span><text:span text:style-name="T3"> </text:span><text:span text:style-name="T7">"Employee.h"</text:span></text:p>
      <text:p text:style-name="P51"><text:span text:style-name="T2">#include</text:span><text:span text:style-name="T3"> </text:span><text:span text:style-name="T7">"PersonalInfo.h"</text:span></text:p>
      <text:p text:style-name="P51"><text:span text:style-name="T2">#include</text:span><text:span text:style-name="T3"> </text:span><text:span text:style-name="T7">"Widget.h"</text:span></text:p>
      <text:p text:style-name="P51"><text:span text:style-name="T2">#include</text:span><text:span text:style-name="T3"> </text:span><text:span text:style-name="T7">"Payroll.h"</text:span></text:p>
      <text:p text:style-name="P51"><text:span text:style-name="T2">#include</text:span><text:span text:style-name="T3"> </text:span><text:span text:style-name="T7">"DayOfYear.h"</text:span></text:p>
      <text:p text:style-name="P51"><text:span text:style-name="T2">#include</text:span><text:span text:style-name="T3"> </text:span><text:span text:style-name="T7">"NumDays.h"</text:span></text:p>
      <text:p text:style-name="P51"><text:span text:style-name="T2">#include</text:span><text:span text:style-name="T3"> </text:span><text:span text:style-name="T7">"FeetInches.h"</text:span></text:p>
      <text:p text:style-name="P51"><text:span text:style-name="T2">#include</text:span><text:span text:style-name="T3"> </text:span><text:span text:style-name="T7">"LandTract.h"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Global Constants</text:p>
      <text:p text:style-name="P1">//Function Prototypes</text:p>
      <text:p text:style-name="P1">//Problems Prototypes</text:p>
      <text:p text:style-name="P51"><text:span text:style-name="T8">void</text:span><text:span text:style-name="T3"> Menu();</text:span></text:p>
      <text:p text:style-name="P51"><text:span text:style-name="T8">int</text:span><text:span text:style-name="T3"> getN();</text:span></text:p>
      <text:p text:style-name="P51"><text:span text:style-name="T8">void</text:span><text:span text:style-name="T3"> def(</text:span><text:span text:style-name="T8">int</text:span><text:span text:style-name="T3">);</text:span></text:p>
      <text:p text:style-name="P51"><text:span text:style-name="T8">void</text:span><text:span text:style-name="T3"> problem1(); <text:s text:c="2"/></text:span><text:span text:style-name="T1">//Ch 13 problem 1</text:span></text:p>
      <text:p text:style-name="P51"><text:span text:style-name="T8">void</text:span><text:span text:style-name="T3"> problem2(); <text:s text:c="2"/></text:span><text:span text:style-name="T1">//Ch 13 problem 2</text:span></text:p>
      <text:p text:style-name="P51"><text:span text:style-name="T8">void</text:span><text:span text:style-name="T3"> problem3(); <text:s text:c="2"/></text:span><text:span text:style-name="T1">//Ch 13 problem 4</text:span></text:p>
      <text:p text:style-name="P51"><text:span text:style-name="T8">void</text:span><text:span text:style-name="T3"> problem4(); <text:s text:c="2"/></text:span><text:span text:style-name="T1">//Ch 13 problem 7</text:span></text:p>
      <text:p text:style-name="P51"><text:span text:style-name="T8">void</text:span><text:span text:style-name="T3"> problem5(); <text:s text:c="2"/></text:span><text:span text:style-name="T1">//Ch 13 problem 12</text:span></text:p>
      <text:p text:style-name="P51"><text:span text:style-name="T8">void</text:span><text:span text:style-name="T3"> problem6(); <text:s text:c="2"/></text:span><text:span text:style-name="T1">//Ch 14 problem 2</text:span></text:p>
      <text:p text:style-name="P51"><text:span text:style-name="T8">void</text:span><text:span text:style-name="T3"> problem7(); <text:s text:c="2"/></text:span><text:span text:style-name="T1">//Ch 14 problem 4</text:span></text:p>
      <text:p text:style-name="P51"><text:span text:style-name="T8">void</text:span><text:span text:style-name="T3"> problem8(); <text:s text:c="2"/></text:span><text:span text:style-name="T1">//Ch 14 problem 9</text:span></text:p>
      <text:p text:style-name="P51"><text:span text:style-name="T8">void</text:span><text:span text:style-name="T3"> problem9(); <text:s text:c="2"/></text:span><text:span text:style-name="T1">//Ch 14 problem 11</text:span></text:p>
      <text:p text:style-name="P51"><text:span text:style-name="T8">void</text:span><text:span text:style-name="T3"> problem10(); <text:s/></text:span><text:span text:style-name="T1">//Ch 14 problem 12</text:span>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v,</text:span><text:span text:style-name="T8">char</text:span><text:span text:style-name="T3"> *argc[])</text:span></text:p>
      <text:p text:style-name="P21">{</text:p>
      <text:p text:style-name="P51"><text:span text:style-name="T3"><text:s text:c="4"/></text:span><text:span text:style-name="T8">int</text:span><text:span text:style-name="T3"> inN;</text:span></text:p>
      <text:p text:style-name="P51"><text:span text:style-name="T3"><text:s text:c="4"/></text:span><text:span text:style-name="T8">do</text:span><text:span text:style-name="T3">{</text:span></text:p>
      <text:p text:style-name="P21"><text:s text:c="8"/>Menu();</text:p>
      <text:p text:style-name="P21"><text:s text:c="8"/>inN=getN();</text:p>
      <text:p text:style-name="P51"><text:span text:style-name="T3"><text:s text:c="8"/></text:span><text:span text:style-name="T8">switch</text:span><text:span text:style-name="T3">(inN){</text:span></text:p>
      <text:p text:style-name="P51"><text:soft-page-break/><text:span text:style-name="T3"><text:s text:c="8"/></text:span><text:span text:style-name="T8">case</text:span><text:span text:style-name="T3"> 1: <text:s text:c="3"/>problem1();</text:span><text:span text:style-name="T8">break</text:span><text:span text:style-name="T3">; <text:s text:c="2"/></text:span><text:span text:style-name="T1">//Ch 13 problem 1</text:span></text:p>
      <text:p text:style-name="P51"><text:span text:style-name="T3"><text:s text:c="8"/></text:span><text:span text:style-name="T8">case</text:span><text:span text:style-name="T3"> 2: <text:s text:c="3"/>problem2();</text:span><text:span text:style-name="T8">break</text:span><text:span text:style-name="T3">; <text:s text:c="2"/></text:span><text:span text:style-name="T1">//Ch 13 problem 2</text:span></text:p>
      <text:p text:style-name="P51"><text:span text:style-name="T3"><text:s text:c="8"/></text:span><text:span text:style-name="T8">case</text:span><text:span text:style-name="T3"> 3: <text:s text:c="3"/>problem3();</text:span><text:span text:style-name="T8">break</text:span><text:span text:style-name="T3">; <text:s text:c="2"/></text:span><text:span text:style-name="T1">//Ch 13 problem 4</text:span></text:p>
      <text:p text:style-name="P51"><text:span text:style-name="T3"><text:s text:c="8"/></text:span><text:span text:style-name="T8">case</text:span><text:span text:style-name="T3"> 4: <text:s text:c="3"/>problem4();</text:span><text:span text:style-name="T8">break</text:span><text:span text:style-name="T3">; <text:s text:c="2"/></text:span><text:span text:style-name="T1">//Ch 13 problem 7</text:span></text:p>
      <text:p text:style-name="P51"><text:span text:style-name="T3"><text:s text:c="8"/></text:span><text:span text:style-name="T8">case</text:span><text:span text:style-name="T3"> 5: <text:s text:c="3"/>problem5();</text:span><text:span text:style-name="T8">break</text:span><text:span text:style-name="T3">; <text:s text:c="2"/></text:span><text:span text:style-name="T1">//Ch 13 problem 12</text:span></text:p>
      <text:p text:style-name="P51"><text:span text:style-name="T3"><text:s text:c="8"/></text:span><text:span text:style-name="T8">case</text:span><text:span text:style-name="T3"> 6: <text:s text:c="3"/>problem6();</text:span><text:span text:style-name="T8">break</text:span><text:span text:style-name="T3">; <text:s text:c="2"/></text:span><text:span text:style-name="T1">//Ch 14 problem 2</text:span></text:p>
      <text:p text:style-name="P51"><text:span text:style-name="T3"><text:s text:c="8"/></text:span><text:span text:style-name="T8">case</text:span><text:span text:style-name="T3"> 7: <text:s text:c="3"/>problem7();</text:span><text:span text:style-name="T8">break</text:span><text:span text:style-name="T3">; <text:s text:c="2"/></text:span><text:span text:style-name="T1">//Ch 14 problem 4</text:span></text:p>
      <text:p text:style-name="P51"><text:span text:style-name="T3"><text:s text:c="8"/></text:span><text:span text:style-name="T8">case</text:span><text:span text:style-name="T3"> 8: <text:s text:c="3"/>problem8();</text:span><text:span text:style-name="T8">break</text:span><text:span text:style-name="T3">; <text:s text:c="2"/></text:span><text:span text:style-name="T1">//Ch 14 problem 9</text:span></text:p>
      <text:p text:style-name="P51"><text:span text:style-name="T3"><text:s text:c="8"/></text:span><text:span text:style-name="T8">case</text:span><text:span text:style-name="T3"> 9: <text:s text:c="3"/>problem9();</text:span><text:span text:style-name="T8">break</text:span><text:span text:style-name="T3">; <text:s text:c="2"/></text:span><text:span text:style-name="T1">//Ch 14 problem 11</text:span></text:p>
      <text:p text:style-name="P51"><text:span text:style-name="T3"><text:s text:c="8"/></text:span><text:span text:style-name="T8">case</text:span><text:span text:style-name="T3"> 10: <text:s text:c="3"/>problem10();</text:span><text:span text:style-name="T8">break</text:span><text:span text:style-name="T3">; </text:span><text:span text:style-name="T1">//Ch 14 problem 12</text:span></text:p>
      <text:p text:style-name="P51"><text:span text:style-name="T3"><text:s text:c="8"/></text:span><text:span text:style-name="T8">default</text:span><text:span text:style-name="T3">: <text:s text:c="2"/>def(inN);}</text:span></text:p>
      <text:p text:style-name="P51"><text:span text:style-name="T3"><text:s text:c="4"/>}</text:span><text:span text:style-name="T8">while</text:span><text:span text:style-name="T3">(inN&gt;=1&amp;&amp;inN&lt;=10);</text:span></text:p>
      <text:p text:style-name="P51"><text:span text:style-name="T3"><text:s text:c="4"/></text:span><text:span text:style-name="T8">return</text:span><text:span text:style-name="T3"> 0;</text:span><text:span text:style-name="T1">//If midterm not perfect, return something other than 1</text:span></text:p>
      <text:p text:style-name="P21">}</text:p>
      <text:p text:style-name="P21"/>
      <text:p text:style-name="P51"><text:span text:style-name="T8">void</text:span><text:span text:style-name="T3"> Menu(){</text:span></text:p>
      <text:p text:style-name="P51"><text:span text:style-name="T3"><text:s text:c="4"/>cout&lt;&lt;</text:span><text:span text:style-name="T7">"Menu for assignment 4"</text:span><text:span text:style-name="T3">&lt;&lt;endl;</text:span></text:p>
      <text:p text:style-name="P51"><text:span text:style-name="T3"><text:s text:c="4"/>cout&lt;&lt;</text:span><text:span text:style-name="T7">"Type 1 for problem 13.1"</text:span><text:span text:style-name="T3">&lt;&lt;endl;</text:span></text:p>
      <text:p text:style-name="P51"><text:span text:style-name="T3"><text:s text:c="4"/>cout&lt;&lt;</text:span><text:span text:style-name="T7">"Type 2 for problem 13.2"</text:span><text:span text:style-name="T3">&lt;&lt;endl;</text:span></text:p>
      <text:p text:style-name="P51"><text:span text:style-name="T3"><text:s text:c="4"/>cout&lt;&lt;</text:span><text:span text:style-name="T7">"Type 3 for problem 13.4"</text:span><text:span text:style-name="T3">&lt;&lt;endl;</text:span></text:p>
      <text:p text:style-name="P51"><text:span text:style-name="T3"><text:s text:c="4"/>cout&lt;&lt;</text:span><text:span text:style-name="T7">"Type 4 for problem 13.7"</text:span><text:span text:style-name="T3">&lt;&lt;endl;</text:span></text:p>
      <text:p text:style-name="P51"><text:span text:style-name="T3"><text:s text:c="4"/>cout&lt;&lt;</text:span><text:span text:style-name="T7">"Type 5 for problem 13.12"</text:span><text:span text:style-name="T3">&lt;&lt;endl;</text:span></text:p>
      <text:p text:style-name="P51"><text:span text:style-name="T3"><text:s text:c="4"/>cout&lt;&lt;</text:span><text:span text:style-name="T7">"Type 6 for problem 14.2"</text:span><text:span text:style-name="T3">&lt;&lt;endl;</text:span></text:p>
      <text:p text:style-name="P51"><text:span text:style-name="T3"><text:s text:c="4"/>cout&lt;&lt;</text:span><text:span text:style-name="T7">"Type 7 for problem 14.4"</text:span><text:span text:style-name="T3">&lt;&lt;endl;</text:span></text:p>
      <text:p text:style-name="P51"><text:span text:style-name="T3"><text:s text:c="4"/>cout&lt;&lt;</text:span><text:span text:style-name="T7">"Type 8 for problem 14.9"</text:span><text:span text:style-name="T3">&lt;&lt;endl;</text:span></text:p>
      <text:p text:style-name="P51"><text:span text:style-name="T3"><text:s text:c="4"/>cout&lt;&lt;</text:span><text:span text:style-name="T7">"Type 9 for problem 14.11"</text:span><text:span text:style-name="T3">&lt;&lt;endl;</text:span></text:p>
      <text:p text:style-name="P51"><text:span text:style-name="T3"><text:s text:c="4"/>cout&lt;&lt;</text:span><text:span text:style-name="T7">"Type 10 for problem 14.12"</text:span><text:span text:style-name="T3">&lt;&lt;endl;</text:span></text:p>
      <text:p text:style-name="P51"><text:span text:style-name="T3"><text:s text:c="4"/>cout&lt;&lt;</text:span><text:span text:style-name="T7">"Type anything else to exit \n"</text:span><text:span text:style-name="T3">&lt;&lt;endl;}</text:span></text:p>
      <text:p text:style-name="P21"/>
      <text:p text:style-name="P51"><text:span text:style-name="T8">int</text:span><text:span text:style-name="T3"> getN(){</text:span></text:p>
      <text:p text:style-name="P51"><text:span text:style-name="T3"><text:s text:c="8"/></text:span><text:span text:style-name="T8">int</text:span><text:span text:style-name="T3"> inN;</text:span></text:p>
      <text:p text:style-name="P21"><text:s text:c="8"/>cin&gt;&gt;inN;</text:p>
      <text:p text:style-name="P51"><text:span text:style-name="T3"><text:s text:c="8"/></text:span><text:span text:style-name="T8">return</text:span><text:span text:style-name="T3"> inN;}</text:span></text:p>
      <text:p text:style-name="P21"/>
      <text:p text:style-name="P51"><text:span text:style-name="T8">void</text:span><text:span text:style-name="T3"> def(</text:span><text:span text:style-name="T8">int</text:span><text:span text:style-name="T3"> inN){</text:span></text:p>
      <text:p text:style-name="P51"><text:span text:style-name="T3"><text:s text:c="8"/>cout&lt;&lt;</text:span><text:span text:style-name="T7">"You typed "</text:span><text:span text:style-name="T3">&lt;&lt;inN&lt;&lt;</text:span><text:span text:style-name="T7">" to exit the program"</text:span><text:span text:style-name="T3">&lt;&lt;endl;</text:span></text:p>
      <text:p text:style-name="P21">}</text:p>
      <text:p text:style-name="P21"/>
      <text:p text:style-name="P1">//Ch 13 problem 1</text:p>
      <text:p text:style-name="P51"><text:span text:style-name="T8">void</text:span><text:span text:style-name="T3"> problem1()</text:span></text:p>
      <text:p text:style-name="P21">{</text:p>
      <text:p text:style-name="P51"><text:span text:style-name="T3"><text:s text:c="4"/>Date formats; <text:s text:c="2"/></text:span><text:span text:style-name="T1">//Define instance of Date class</text:span></text:p>
      <text:p text:style-name="P21"><text:s text:c="4"/></text:p>
      <text:p text:style-name="P51"><text:span text:style-name="T3"><text:s text:c="4"/></text:span><text:span text:style-name="T1">//Get user input</text:span></text:p>
      <text:p text:style-name="P21"><text:s text:c="4"/>formats.getInput();</text:p>
      <text:p text:style-name="P21"><text:s text:c="4"/></text:p>
      <text:p text:style-name="P51"><text:span text:style-name="T3"><text:s text:c="4"/></text:span><text:span text:style-name="T1">//Printing the dates in the corresponding formats</text:span></text:p>
      <text:p text:style-name="P51"><text:span text:style-name="T3"><text:s text:c="4"/>cout &lt;&lt; </text:span><text:span text:style-name="T7">"\nHere is the date in three different formats:"</text:span><text:span text:style-name="T3"> &lt;&lt; endl;</text:span></text:p>
      <text:p text:style-name="P21"><text:s text:c="4"/>formats.allNumbers();</text:p>
      <text:p text:style-name="P21"><text:s text:c="4"/>formats.monthFirst();</text:p>
      <text:p text:style-name="P21"><text:s text:c="4"/>formats.dayFirst();</text:p>
      <text:p text:style-name="P21"><text:s text:c="4"/>cout &lt;&lt; endl;</text:p>
      <text:p text:style-name="P21">}</text:p>
      <text:p text:style-name="P21"/>
      <text:p text:style-name="P1">//Ch 13 problem 2</text:p>
      <text:p text:style-name="P51"><text:span text:style-name="T8">void</text:span><text:span text:style-name="T3"> problem2()</text:span></text:p>
      <text:p text:style-name="P21">{</text:p>
      <text:p text:style-name="P51"><text:span text:style-name="T3"><text:s text:c="4"/></text:span><text:span text:style-name="T1">//Object with all the arguments declared</text:span></text:p>
      <text:p text:style-name="P51"><text:span text:style-name="T3"><text:s text:c="4"/>Employee emp1(</text:span><text:span text:style-name="T7">"Susan Meyers"</text:span><text:span text:style-name="T3">, 47899, </text:span><text:span text:style-name="T7">"Accounting"</text:span><text:span text:style-name="T3">, </text:span><text:span text:style-name="T7">"Vice President"</text:span><text:span text:style-name="T3">);</text:span></text:p>
      <text:p text:style-name="P21"><text:soft-page-break/><text:s text:c="4"/></text:p>
      <text:p text:style-name="P51"><text:span text:style-name="T3"><text:s text:c="4"/></text:span><text:span text:style-name="T1">//Object with only 2 arguments declared(name and ID)</text:span></text:p>
      <text:p text:style-name="P51"><text:span text:style-name="T3"><text:s text:c="4"/>Employee emp2(</text:span><text:span text:style-name="T7">"Mark Jones"</text:span><text:span text:style-name="T3">, 39119);</text:span></text:p>
      <text:p text:style-name="P21"><text:s text:c="4"/></text:p>
      <text:p text:style-name="P51"><text:span text:style-name="T3"><text:s text:c="4"/></text:span><text:span text:style-name="T1">//Object with no arguments declared</text:span></text:p>
      <text:p text:style-name="P21"><text:s text:c="4"/>Employee emp3;</text:p>
      <text:p text:style-name="P21"><text:s text:c="4"/></text:p>
      <text:p text:style-name="P51"><text:span text:style-name="T3"><text:s text:c="4"/></text:span><text:span text:style-name="T1">//Declaring missing arguments using mutator functions</text:span></text:p>
      <text:p text:style-name="P51"><text:span text:style-name="T3"><text:s text:c="4"/>emp2.getDepartment(</text:span><text:span text:style-name="T7">"IT"</text:span><text:span text:style-name="T3">);</text:span></text:p>
      <text:p text:style-name="P51"><text:span text:style-name="T3"><text:s text:c="4"/>emp2.getPosition(</text:span><text:span text:style-name="T7">"Programmer"</text:span><text:span text:style-name="T3">);</text:span></text:p>
      <text:p text:style-name="P21"><text:s text:c="4"/></text:p>
      <text:p text:style-name="P51"><text:span text:style-name="T3"><text:s text:c="4"/>emp3.getName(</text:span><text:span text:style-name="T7">"Joy Rogers"</text:span><text:span text:style-name="T3">);</text:span></text:p>
      <text:p text:style-name="P21"><text:s text:c="4"/>emp3.getId(81774);</text:p>
      <text:p text:style-name="P51"><text:span text:style-name="T3"><text:s text:c="4"/>emp3.getDepartment(</text:span><text:span text:style-name="T7">"Manufacturing"</text:span><text:span text:style-name="T3">);</text:span></text:p>
      <text:p text:style-name="P51"><text:span text:style-name="T3"><text:s text:c="4"/>emp3.getPosition(</text:span><text:span text:style-name="T7">"Engineer"</text:span><text:span text:style-name="T3">);</text:span></text:p>
      <text:p text:style-name="P21"><text:s text:c="4"/></text:p>
      <text:p text:style-name="P51"><text:span text:style-name="T3"><text:s text:c="4"/></text:span><text:span text:style-name="T1">//Printing employees data</text:span></text:p>
      <text:p text:style-name="P51"><text:span text:style-name="T3"><text:s text:c="4"/>cout &lt;&lt; </text:span><text:span text:style-name="T7">"\nEmployee 1:"</text:span><text:span text:style-name="T3"> &lt;&lt; endl;</text:span></text:p>
      <text:p text:style-name="P51"><text:span text:style-name="T3"><text:s text:c="4"/>cout &lt;&lt; </text:span><text:span text:style-name="T7">"Name: <text:s text:c="6"/>"</text:span><text:span text:style-name="T3"> &lt;&lt; emp1.printName() &lt;&lt; endl;</text:span></text:p>
      <text:p text:style-name="P51"><text:span text:style-name="T3"><text:s text:c="4"/>cout &lt;&lt; </text:span><text:span text:style-name="T7">"ID: <text:s text:c="8"/>"</text:span><text:span text:style-name="T3"> &lt;&lt; emp1.printId() &lt;&lt; endl;</text:span></text:p>
      <text:p text:style-name="P51"><text:span text:style-name="T3"><text:s text:c="4"/>cout &lt;&lt; </text:span><text:span text:style-name="T7">"Department: "</text:span><text:span text:style-name="T3"> &lt;&lt; emp1.printDepartment() &lt;&lt; endl;</text:span></text:p>
      <text:p text:style-name="P51"><text:span text:style-name="T3"><text:s text:c="4"/>cout &lt;&lt; </text:span><text:span text:style-name="T7">"Position: <text:s text:c="2"/>"</text:span><text:span text:style-name="T3"> &lt;&lt; emp1.printPosition() &lt;&lt; endl;</text:span></text:p>
      <text:p text:style-name="P51"><text:span text:style-name="T3"><text:s text:c="4"/>cout &lt;&lt; </text:span><text:span text:style-name="T7">"\nEmployee 2:"</text:span><text:span text:style-name="T3"> &lt;&lt; endl;</text:span></text:p>
      <text:p text:style-name="P51"><text:span text:style-name="T3"><text:s text:c="4"/>cout &lt;&lt; </text:span><text:span text:style-name="T7">"Name: <text:s text:c="6"/>"</text:span><text:span text:style-name="T3"> &lt;&lt; emp2.printName() &lt;&lt; endl;</text:span></text:p>
      <text:p text:style-name="P51"><text:span text:style-name="T3"><text:s text:c="4"/>cout &lt;&lt; </text:span><text:span text:style-name="T7">"ID: <text:s text:c="8"/>"</text:span><text:span text:style-name="T3"> &lt;&lt; emp2.printId() &lt;&lt; endl;</text:span></text:p>
      <text:p text:style-name="P51"><text:span text:style-name="T3"><text:s text:c="4"/>cout &lt;&lt; </text:span><text:span text:style-name="T7">"Department: "</text:span><text:span text:style-name="T3"> &lt;&lt; emp2.printDepartment() &lt;&lt; endl;</text:span></text:p>
      <text:p text:style-name="P51"><text:span text:style-name="T3"><text:s text:c="4"/>cout &lt;&lt; </text:span><text:span text:style-name="T7">"Position: <text:s text:c="2"/>"</text:span><text:span text:style-name="T3"> &lt;&lt; emp2.printPosition() &lt;&lt; endl;</text:span></text:p>
      <text:p text:style-name="P51"><text:span text:style-name="T3"><text:s text:c="4"/>cout &lt;&lt; </text:span><text:span text:style-name="T7">"\nEmployee 3:"</text:span><text:span text:style-name="T3"> &lt;&lt; endl;</text:span></text:p>
      <text:p text:style-name="P51"><text:span text:style-name="T3"><text:s text:c="4"/>cout &lt;&lt; </text:span><text:span text:style-name="T7">"Name: <text:s text:c="6"/>"</text:span><text:span text:style-name="T3"> &lt;&lt; emp3.printName() &lt;&lt; endl;</text:span></text:p>
      <text:p text:style-name="P51"><text:span text:style-name="T3"><text:s text:c="4"/>cout &lt;&lt; </text:span><text:span text:style-name="T7">"ID: <text:s text:c="8"/>"</text:span><text:span text:style-name="T3"> &lt;&lt; emp3.printId() &lt;&lt; endl;</text:span></text:p>
      <text:p text:style-name="P51"><text:span text:style-name="T3"><text:s text:c="4"/>cout &lt;&lt; </text:span><text:span text:style-name="T7">"Department: "</text:span><text:span text:style-name="T3"> &lt;&lt; emp3.printDepartment() &lt;&lt; endl;</text:span></text:p>
      <text:p text:style-name="P51"><text:span text:style-name="T3"><text:s text:c="4"/>cout &lt;&lt; </text:span><text:span text:style-name="T7">"Position: <text:s text:c="2"/>"</text:span><text:span text:style-name="T3"> &lt;&lt; emp3.printPosition() &lt;&lt; endl;</text:span></text:p>
      <text:p text:style-name="P21"><text:s text:c="4"/>cout &lt;&lt; endl;</text:p>
      <text:p text:style-name="P21">}</text:p>
      <text:p text:style-name="P21"/>
      <text:p text:style-name="P1">//Ch 13 problem 4</text:p>
      <text:p text:style-name="P51"><text:span text:style-name="T8">void</text:span><text:span text:style-name="T3"> problem3()</text:span></text:p>
      <text:p text:style-name="P21">{</text:p>
      <text:p text:style-name="P51"><text:span text:style-name="T3"><text:s text:c="4"/>string name; <text:s text:c="5"/></text:span><text:span text:style-name="T1">//Variable to get the user name</text:span></text:p>
      <text:p text:style-name="P51"><text:span text:style-name="T3"><text:s text:c="4"/>string address; <text:s text:c="2"/></text:span><text:span text:style-name="T1">//Variable to get the user address</text:span></text:p>
      <text:p text:style-name="P51"><text:span text:style-name="T3"><text:s text:c="4"/></text:span><text:span text:style-name="T8">int</text:span><text:span text:style-name="T3"> age; <text:s text:c="9"/></text:span><text:span text:style-name="T1">//Variable to get the user age</text:span></text:p>
      <text:p text:style-name="P51"><text:span text:style-name="T3"><text:s text:c="4"/>string phone; <text:s text:c="4"/></text:span><text:span text:style-name="T1">//Variable to get the user phone number</text:span></text:p>
      <text:p text:style-name="P21"><text:s text:c="4"/></text:p>
      <text:p text:style-name="P51"><text:span text:style-name="T3"><text:s text:c="4"/></text:span><text:span text:style-name="T1">//Declaring class objects</text:span></text:p>
      <text:p text:style-name="P21"><text:s text:c="4"/>PersonalInfo person1;</text:p>
      <text:p text:style-name="P21"><text:s text:c="4"/>PersonalInfo person2;</text:p>
      <text:p text:style-name="P21"><text:s text:c="4"/>PersonalInfo person3;</text:p>
      <text:p text:style-name="P21"><text:s text:c="4"/></text:p>
      <text:p text:style-name="P51"><text:span text:style-name="T3"><text:s text:c="4"/></text:span><text:span text:style-name="T1">//Getting user input and storing data using the function mutators</text:span></text:p>
      <text:p text:style-name="P51"><text:span text:style-name="T3"><text:s text:c="4"/>cout &lt;&lt; </text:span><text:span text:style-name="T7">"\nEnter your name: "</text:span><text:span text:style-name="T3">;</text:span></text:p>
      <text:p text:style-name="P21"><text:s text:c="4"/>cin.ignore();</text:p>
      <text:p text:style-name="P21"><text:s text:c="4"/>getline(cin, name);</text:p>
      <text:p text:style-name="P21"><text:s text:c="4"/>person1.getName(name);</text:p>
      <text:p text:style-name="P51"><text:span text:style-name="T3"><text:s text:c="4"/>cout &lt;&lt; </text:span><text:span text:style-name="T7">"Enter your address: "</text:span><text:span text:style-name="T3">;</text:span></text:p>
      <text:p text:style-name="P21"><text:s text:c="4"/>getline(cin, address);</text:p>
      <text:p text:style-name="P21"><text:s text:c="4"/>person1.getAddress(address);</text:p>
      <text:p text:style-name="P51"><text:span text:style-name="T3"><text:s text:c="4"/>cout &lt;&lt; </text:span><text:span text:style-name="T7">"Enter your age: "</text:span><text:span text:style-name="T3">;</text:span></text:p>
      <text:p text:style-name="P21"><text:s text:c="4"/>cin &gt;&gt; age;</text:p>
      <text:p text:style-name="P21"><text:s text:c="4"/>person1.getAge(age);</text:p>
      <text:p text:style-name="P51"><text:soft-page-break/><text:span text:style-name="T3"><text:s text:c="4"/>cout &lt;&lt; </text:span><text:span text:style-name="T7">"Enter your phone number: "</text:span><text:span text:style-name="T3">;</text:span></text:p>
      <text:p text:style-name="P21"><text:s text:c="4"/>cin &gt;&gt; phone;</text:p>
      <text:p text:style-name="P21"><text:s text:c="4"/>person1.getPhone(phone);</text:p>
      <text:p text:style-name="P21"><text:s text:c="4"/></text:p>
      <text:p text:style-name="P51"><text:span text:style-name="T3"><text:s text:c="4"/>cout &lt;&lt; </text:span><text:span text:style-name="T7">"\nEnter your friends name: "</text:span><text:span text:style-name="T3">;</text:span></text:p>
      <text:p text:style-name="P21"><text:s text:c="4"/>cin.ignore();</text:p>
      <text:p text:style-name="P21"><text:s text:c="4"/>getline(cin, name);</text:p>
      <text:p text:style-name="P21"><text:s text:c="4"/>person2.getName(name);</text:p>
      <text:p text:style-name="P51"><text:span text:style-name="T3"><text:s text:c="4"/>cout &lt;&lt; </text:span><text:span text:style-name="T7">"Enter your friends address: "</text:span><text:span text:style-name="T3">;</text:span></text:p>
      <text:p text:style-name="P21"><text:s text:c="4"/>getline(cin, address);</text:p>
      <text:p text:style-name="P21"><text:s text:c="4"/>person2.getAddress(address);</text:p>
      <text:p text:style-name="P51"><text:span text:style-name="T3"><text:s text:c="4"/>cout &lt;&lt; </text:span><text:span text:style-name="T7">"Enter your friends age: "</text:span><text:span text:style-name="T3">;</text:span></text:p>
      <text:p text:style-name="P21"><text:s text:c="4"/>cin &gt;&gt; age;</text:p>
      <text:p text:style-name="P21"><text:s text:c="4"/>person2.getAge(age);</text:p>
      <text:p text:style-name="P51"><text:span text:style-name="T3"><text:s text:c="4"/>cout &lt;&lt; </text:span><text:span text:style-name="T7">"Enter your friends phone number: "</text:span><text:span text:style-name="T3">;</text:span></text:p>
      <text:p text:style-name="P21"><text:s text:c="4"/>cin &gt;&gt; phone;</text:p>
      <text:p text:style-name="P21"><text:s text:c="4"/>person2.getPhone(phone);</text:p>
      <text:p text:style-name="P21"><text:s text:c="4"/></text:p>
      <text:p text:style-name="P51"><text:span text:style-name="T3"><text:s text:c="4"/>cout &lt;&lt; </text:span><text:span text:style-name="T7">"\nEnter your second friends name: "</text:span><text:span text:style-name="T3">;</text:span></text:p>
      <text:p text:style-name="P21"><text:s text:c="4"/>cin.ignore();</text:p>
      <text:p text:style-name="P21"><text:s text:c="4"/>getline(cin, name);</text:p>
      <text:p text:style-name="P21"><text:s text:c="4"/>person3.getName(name);</text:p>
      <text:p text:style-name="P51"><text:span text:style-name="T3"><text:s text:c="4"/>cout &lt;&lt; </text:span><text:span text:style-name="T7">"Enter your second friends address: "</text:span><text:span text:style-name="T3">;</text:span></text:p>
      <text:p text:style-name="P21"><text:s text:c="4"/>getline(cin, address);</text:p>
      <text:p text:style-name="P21"><text:s text:c="4"/>person3.getAddress(address);</text:p>
      <text:p text:style-name="P51"><text:span text:style-name="T3"><text:s text:c="4"/>cout &lt;&lt; </text:span><text:span text:style-name="T7">"Enter your second friends age: "</text:span><text:span text:style-name="T3">;</text:span></text:p>
      <text:p text:style-name="P21"><text:s text:c="4"/>cin &gt;&gt; age;</text:p>
      <text:p text:style-name="P21"><text:s text:c="4"/>person3.getAge(age);</text:p>
      <text:p text:style-name="P51"><text:span text:style-name="T3"><text:s text:c="4"/>cout &lt;&lt; </text:span><text:span text:style-name="T7">"Enter your second friends phone number: "</text:span><text:span text:style-name="T3">;</text:span></text:p>
      <text:p text:style-name="P21"><text:s text:c="4"/>cin &gt;&gt; phone;</text:p>
      <text:p text:style-name="P21"><text:s text:c="4"/>person3.getPhone(phone);</text:p>
      <text:p text:style-name="P21"><text:s text:c="4"/></text:p>
      <text:p text:style-name="P51"><text:span text:style-name="T3"><text:s text:c="4"/></text:span><text:span text:style-name="T1">//Printing the information using the accessor function</text:span></text:p>
      <text:p text:style-name="P21"><text:s text:c="4"/>cout &lt;&lt; endl;</text:p>
      <text:p text:style-name="P51"><text:span text:style-name="T3"><text:s text:c="4"/>cout &lt;&lt; person1.printName()&lt;&lt;</text:span><text:span text:style-name="T7">" Information:"</text:span><text:span text:style-name="T3"> &lt;&lt; endl;</text:span></text:p>
      <text:p text:style-name="P51"><text:span text:style-name="T3"><text:s text:c="4"/>cout &lt;&lt; </text:span><text:span text:style-name="T7">"Address: <text:s text:c="5"/>"</text:span><text:span text:style-name="T3"> <text:s text:c="4"/>&lt;&lt;person1.printAddress() &lt;&lt; endl;</text:span></text:p>
      <text:p text:style-name="P51"><text:span text:style-name="T3"><text:s text:c="4"/>cout &lt;&lt; </text:span><text:span text:style-name="T7">"Age: <text:s text:c="9"/>"</text:span><text:span text:style-name="T3"> <text:s text:c="8"/>&lt;&lt;person1.printAge() &lt;&lt; endl;</text:span></text:p>
      <text:p text:style-name="P51"><text:span text:style-name="T3"><text:s text:c="4"/>cout &lt;&lt; </text:span><text:span text:style-name="T7">"Phone number: "</text:span><text:span text:style-name="T3">&lt;&lt;person1.printPhone() &lt;&lt; endl;</text:span></text:p>
      <text:p text:style-name="P21"><text:s text:c="4"/></text:p>
      <text:p text:style-name="P21"><text:s text:c="4"/>cout &lt;&lt; endl;</text:p>
      <text:p text:style-name="P51"><text:span text:style-name="T3"><text:s text:c="4"/>cout &lt;&lt; person2.printName()&lt;&lt;</text:span><text:span text:style-name="T7">" Information:"</text:span><text:span text:style-name="T3"> &lt;&lt; endl;</text:span></text:p>
      <text:p text:style-name="P51"><text:span text:style-name="T3"><text:s text:c="4"/>cout &lt;&lt; </text:span><text:span text:style-name="T7">"Address: <text:s text:c="5"/>"</text:span><text:span text:style-name="T3"> <text:s text:c="4"/>&lt;&lt;person2.printAddress() &lt;&lt; endl;</text:span></text:p>
      <text:p text:style-name="P51"><text:span text:style-name="T3"><text:s text:c="4"/>cout &lt;&lt; </text:span><text:span text:style-name="T7">"Age: <text:s text:c="9"/>"</text:span><text:span text:style-name="T3"> <text:s text:c="8"/>&lt;&lt;person2.printAge() &lt;&lt; endl;</text:span></text:p>
      <text:p text:style-name="P51"><text:span text:style-name="T3"><text:s text:c="4"/>cout &lt;&lt; </text:span><text:span text:style-name="T7">"Phone number: "</text:span><text:span text:style-name="T3">&lt;&lt;person2.printPhone() &lt;&lt; endl;</text:span></text:p>
      <text:p text:style-name="P21"><text:s text:c="4"/></text:p>
      <text:p text:style-name="P21"><text:s text:c="4"/>cout &lt;&lt; endl;</text:p>
      <text:p text:style-name="P51"><text:span text:style-name="T3"><text:s text:c="4"/>cout &lt;&lt; person3.printName()&lt;&lt;</text:span><text:span text:style-name="T7">" Information:"</text:span><text:span text:style-name="T3"> &lt;&lt; endl;</text:span></text:p>
      <text:p text:style-name="P51"><text:span text:style-name="T3"><text:s text:c="4"/>cout &lt;&lt; </text:span><text:span text:style-name="T7">"Address: <text:s text:c="5"/>"</text:span><text:span text:style-name="T3"> <text:s text:c="4"/>&lt;&lt;person3.printAddress() &lt;&lt; endl;</text:span></text:p>
      <text:p text:style-name="P51"><text:span text:style-name="T3"><text:s text:c="4"/>cout &lt;&lt; </text:span><text:span text:style-name="T7">"Age: <text:s text:c="9"/>"</text:span><text:span text:style-name="T3"> <text:s text:c="8"/>&lt;&lt;person3.printAge() &lt;&lt; endl;</text:span></text:p>
      <text:p text:style-name="P51"><text:span text:style-name="T3"><text:s text:c="4"/>cout &lt;&lt; </text:span><text:span text:style-name="T7">"Phone number: "</text:span><text:span text:style-name="T3">&lt;&lt;person3.printPhone() &lt;&lt; endl;</text:span></text:p>
      <text:p text:style-name="P21"><text:s text:c="4"/></text:p>
      <text:p text:style-name="P21"><text:s text:c="4"/>cout &lt;&lt; endl;</text:p>
      <text:p text:style-name="P21">}</text:p>
      <text:p text:style-name="P21"/>
      <text:p text:style-name="P1">//Ch 13 problem 7</text:p>
      <text:p text:style-name="P51"><text:span text:style-name="T8">void</text:span><text:span text:style-name="T3"> problem4()</text:span></text:p>
      <text:p text:style-name="P21">{</text:p>
      <text:p text:style-name="P51"><text:span text:style-name="T3"><text:s text:c="4"/>Widget order; <text:s text:c="7"/></text:span><text:span text:style-name="T1">//Widget object declaration</text:span></text:p>
      <text:p text:style-name="P51"><text:span text:style-name="T3"><text:s text:c="4"/></text:span><text:span text:style-name="T8">float</text:span><text:span text:style-name="T3"> orderNumber; <text:s text:c="2"/></text:span><text:span text:style-name="T1">//Number of widgets ordered</text:span></text:p>
      <text:p text:style-name="P21"><text:soft-page-break/><text:s text:c="4"/></text:p>
      <text:p text:style-name="P51"><text:span text:style-name="T3"><text:s text:c="4"/></text:span><text:span text:style-name="T1">//Getting input using the mutator functions</text:span></text:p>
      <text:p text:style-name="P51"><text:span text:style-name="T3"><text:s text:c="4"/>cout &lt;&lt; </text:span><text:span text:style-name="T7">"\nHow many widgets have been ordered? "</text:span><text:span text:style-name="T3">;</text:span></text:p>
      <text:p text:style-name="P21"><text:s text:c="4"/>cin &gt;&gt; orderNumber;</text:p>
      <text:p text:style-name="P51"><text:span text:style-name="T3"><text:s text:c="4"/></text:span><text:span text:style-name="T8">while</text:span><text:span text:style-name="T3">(orderNumber &lt; 0)</text:span></text:p>
      <text:p text:style-name="P21"><text:s text:c="4"/>{</text:p>
      <text:p text:style-name="P51"><text:span text:style-name="T3"><text:s text:c="8"/>cout &lt;&lt; </text:span><text:span text:style-name="T7">"\nInvalid input!"</text:span><text:span text:style-name="T3"> &lt;&lt; endl;</text:span></text:p>
      <text:p text:style-name="P51"><text:span text:style-name="T3"><text:s text:c="8"/>cout &lt;&lt; </text:span><text:span text:style-name="T7">"\nHow many widgets have been ordered? "</text:span><text:span text:style-name="T3">;</text:span></text:p>
      <text:p text:style-name="P21"><text:s text:c="8"/>cin &gt;&gt; orderNumber;</text:p>
      <text:p text:style-name="P21"><text:s text:c="4"/>}</text:p>
      <text:p text:style-name="P21"><text:s text:c="4"/>order.getWidgets(orderNumber);</text:p>
      <text:p text:style-name="P21"><text:s text:c="4"/></text:p>
      <text:p text:style-name="P51"><text:span text:style-name="T3"><text:s text:c="4"/></text:span><text:span text:style-name="T1">//Printing the result using the accessor function</text:span></text:p>
      <text:p text:style-name="P51"><text:span text:style-name="T3"><text:s text:c="4"/>cout &lt;&lt; </text:span><text:span text:style-name="T7">"\nThe manufacturing plant will take "</text:span><text:span text:style-name="T3">;</text:span></text:p>
      <text:p text:style-name="P51"><text:span text:style-name="T3"><text:s text:c="4"/>cout &lt;&lt; order.getDays() &lt;&lt; </text:span><text:span text:style-name="T7">" days to manufacture that amount of widgets"</text:span><text:span text:style-name="T3">;</text:span></text:p>
      <text:p text:style-name="P21"><text:s text:c="4"/>cout &lt;&lt; endl &lt;&lt; endl;</text:p>
      <text:p text:style-name="P21">}</text:p>
      <text:p text:style-name="P21"/>
      <text:p text:style-name="P1">//Ch 13 problem 12</text:p>
      <text:p text:style-name="P51"><text:span text:style-name="T8">void</text:span><text:span text:style-name="T3"> problem5()</text:span></text:p>
      <text:p text:style-name="P21">{</text:p>
      <text:p text:style-name="P51"><text:span text:style-name="T3"><text:s text:c="4"/></text:span><text:span text:style-name="T8">int</text:span><text:span text:style-name="T3"> size = 7; <text:s text:c="12"/></text:span><text:span text:style-name="T1">//Number of employees</text:span></text:p>
      <text:p text:style-name="P51"><text:span text:style-name="T3"><text:s text:c="4"/>Payroll employee[size]; <text:s text:c="2"/></text:span><text:span text:style-name="T1">//Object array for the employees</text:span></text:p>
      <text:p text:style-name="P51"><text:span text:style-name="T3"><text:s text:c="4"/></text:span><text:span text:style-name="T8">float</text:span><text:span text:style-name="T3"> rate; <text:s text:c="14"/></text:span><text:span text:style-name="T1">//Hourly pay rate for each employee</text:span></text:p>
      <text:p text:style-name="P51"><text:span text:style-name="T3"><text:s text:c="4"/></text:span><text:span text:style-name="T8">float</text:span><text:span text:style-name="T3"> hours; <text:s text:c="13"/></text:span><text:span text:style-name="T1">//Hours worked during the week for each employee</text:span></text:p>
      <text:p text:style-name="P21"><text:s text:c="4"/></text:p>
      <text:p text:style-name="P51"><text:span text:style-name="T3"><text:s text:c="4"/></text:span><text:span text:style-name="T1">//Loop to get the employee's pay info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 = 0; i &lt; size; i++)</text:span></text:p>
      <text:p text:style-name="P21"><text:s text:c="4"/>{</text:p>
      <text:p text:style-name="P51"><text:span text:style-name="T3"><text:s text:c="8"/>cout &lt;&lt; </text:span><text:span text:style-name="T7">"\nEnter the hourly pay rate of employee "</text:span><text:span text:style-name="T3"> &lt;&lt; i+1 &lt;&lt; </text:span><text:span text:style-name="T7">": "</text:span><text:span text:style-name="T3">;</text:span></text:p>
      <text:p text:style-name="P21"><text:s text:c="8"/>cin &gt;&gt; rate;</text:p>
      <text:p text:style-name="P21"><text:s text:c="8"/>employee[i].getRate(rate);</text:p>
      <text:p text:style-name="P51"><text:span text:style-name="T3"><text:s text:c="8"/>cout &lt;&lt; </text:span><text:span text:style-name="T7">"Enter the hours worked for the week: "</text:span><text:span text:style-name="T3">;</text:span></text:p>
      <text:p text:style-name="P21"><text:s text:c="8"/>cin &gt;&gt; hours;</text:p>
      <text:p text:style-name="P51"><text:span text:style-name="T3"><text:s text:c="8"/></text:span><text:span text:style-name="T8">while</text:span><text:span text:style-name="T3">(hours &gt; 60)</text:span></text:p>
      <text:p text:style-name="P21"><text:s text:c="8"/>{</text:p>
      <text:p text:style-name="P51"><text:span text:style-name="T3"><text:s text:c="12"/>cout &lt;&lt; </text:span><text:span text:style-name="T7">"\nInvalid input. Hours cannot exceed 60!"</text:span><text:span text:style-name="T3"> &lt;&lt; endl;</text:span></text:p>
      <text:p text:style-name="P51"><text:span text:style-name="T3"><text:s text:c="12"/>cout &lt;&lt; </text:span><text:span text:style-name="T7">"Enter the hours worked for the week: "</text:span><text:span text:style-name="T3">;</text:span></text:p>
      <text:p text:style-name="P21"><text:s text:c="12"/>cin &gt;&gt; hours;</text:p>
      <text:p text:style-name="P21"><text:s text:c="8"/>}</text:p>
      <text:p text:style-name="P21"><text:s text:c="8"/>employee[i].getHours(hours);</text:p>
      <text:p text:style-name="P21"><text:s text:c="4"/>}</text:p>
      <text:p text:style-name="P21"><text:s text:c="4"/></text:p>
      <text:p text:style-name="P51"><text:span text:style-name="T3"><text:s text:c="4"/></text:span><text:span text:style-name="T1">//Loop to print the gross pay earned for each employee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 = 0; i &lt; size; i++)</text:span></text:p>
      <text:p text:style-name="P21"><text:s text:c="4"/>{</text:p>
      <text:p text:style-name="P51"><text:span text:style-name="T3"><text:s text:c="8"/>cout &lt;&lt; </text:span><text:span text:style-name="T7">"\nEmployee "</text:span><text:span text:style-name="T3"> &lt;&lt; i+1 &lt;&lt; </text:span><text:span text:style-name="T7">" earned a gross pay of: $"</text:span><text:span text:style-name="T3">;</text:span></text:p>
      <text:p text:style-name="P21"><text:s text:c="8"/>cout &lt;&lt; employee[i].printTotal();</text:p>
      <text:p text:style-name="P21"><text:s text:c="4"/>}</text:p>
      <text:p text:style-name="P21"><text:s text:c="4"/></text:p>
      <text:p text:style-name="P21"><text:s text:c="4"/>cout &lt;&lt; endl &lt;&lt; endl;</text:p>
      <text:p text:style-name="P21">}</text:p>
      <text:p text:style-name="P21"/>
      <text:p text:style-name="P1">//Ch 14 problem 2</text:p>
      <text:p text:style-name="P51"><text:span text:style-name="T8">void</text:span><text:span text:style-name="T3"> problem6()</text:span></text:p>
      <text:p text:style-name="P21">{</text:p>
      <text:p text:style-name="P51"><text:span text:style-name="T3"><text:s text:c="4"/></text:span><text:span text:style-name="T8">int</text:span><text:span text:style-name="T3"> day; <text:s text:c="2"/></text:span><text:span text:style-name="T1">//Number of days</text:span></text:p>
      <text:p text:style-name="P21"><text:s text:c="4"/></text:p>
      <text:p text:style-name="P51"><text:span text:style-name="T3"><text:s text:c="4"/></text:span><text:span text:style-name="T1">//Requesting input from user</text:span></text:p>
      <text:p text:style-name="P51"><text:soft-page-break/><text:span text:style-name="T3"><text:s text:c="4"/>cout &lt;&lt; </text:span><text:span text:style-name="T7">"\nEnter a number from 1 to 365: "</text:span><text:span text:style-name="T3">;</text:span></text:p>
      <text:p text:style-name="P21"><text:s text:c="4"/>cin &gt;&gt; day;</text:p>
      <text:p text:style-name="P51"><text:span text:style-name="T3"><text:s text:c="4"/></text:span><text:span text:style-name="T8">while</text:span><text:span text:style-name="T3">(day &lt; 1 || day &gt; 365)</text:span></text:p>
      <text:p text:style-name="P21"><text:s text:c="4"/>{</text:p>
      <text:p text:style-name="P51"><text:span text:style-name="T3"><text:s text:c="8"/>cout &lt;&lt; </text:span><text:span text:style-name="T7">"\nInvalid input!"</text:span><text:span text:style-name="T3"> &lt;&lt; endl;</text:span></text:p>
      <text:p text:style-name="P51"><text:span text:style-name="T3"><text:s text:c="8"/>cout &lt;&lt; </text:span><text:span text:style-name="T7">"Enter a number from 1 to 365: "</text:span><text:span text:style-name="T3">;</text:span></text:p>
      <text:p text:style-name="P21"><text:s text:c="4"/>cin &gt;&gt; day;</text:p>
      <text:p text:style-name="P21"><text:s text:c="4"/>}</text:p>
      <text:p text:style-name="P21"><text:s text:c="4"/></text:p>
      <text:p text:style-name="P51"><text:span text:style-name="T3"><text:s text:c="4"/></text:span><text:span text:style-name="T1">//Declaring class object</text:span></text:p>
      <text:p text:style-name="P21"><text:s text:c="4"/>DayOfYear numbers(day);</text:p>
      <text:p text:style-name="P21"><text:s text:c="4"/></text:p>
      <text:p text:style-name="P51"><text:span text:style-name="T3"><text:s text:c="4"/></text:span><text:span text:style-name="T1">//Calling class function to print result</text:span></text:p>
      <text:p text:style-name="P21"><text:s text:c="4"/>numbers.print();</text:p>
      <text:p text:style-name="P21"><text:s text:c="4"/></text:p>
      <text:p text:style-name="P21"><text:s text:c="4"/>cout &lt;&lt; endl;</text:p>
      <text:p text:style-name="P21">}</text:p>
      <text:p text:style-name="P21"/>
      <text:p text:style-name="P1">//Ch 14 problem 4</text:p>
      <text:p text:style-name="P51"><text:span text:style-name="T8">void</text:span><text:span text:style-name="T3"> problem7()</text:span></text:p>
      <text:p text:style-name="P21">{</text:p>
      <text:p text:style-name="P51"><text:span text:style-name="T3"><text:s text:c="4"/></text:span><text:span text:style-name="T8">float</text:span><text:span text:style-name="T3"> hours = 0; </text:span><text:span text:style-name="T1">//User input hours</text:span></text:p>
      <text:p text:style-name="P21"/>
      <text:p text:style-name="P51"><text:span text:style-name="T3"><text:s text:c="4"/></text:span><text:span text:style-name="T1">//Request user input</text:span></text:p>
      <text:p text:style-name="P51"><text:span text:style-name="T3"><text:s text:c="4"/>cout &lt;&lt; </text:span><text:span text:style-name="T7">"Enter the hours for shift 1: "</text:span><text:span text:style-name="T3">;</text:span></text:p>
      <text:p text:style-name="P21"><text:s text:c="4"/>cin &gt;&gt; hours;</text:p>
      <text:p text:style-name="P21"><text:s text:c="4"/>NumDays shift1(hours);</text:p>
      <text:p text:style-name="P51"><text:span text:style-name="T3"><text:s text:c="4"/>cout &lt;&lt; </text:span><text:span text:style-name="T7">"Enter the hours for shift 2: "</text:span><text:span text:style-name="T3">;</text:span></text:p>
      <text:p text:style-name="P21"><text:s text:c="4"/>cin &gt;&gt; hours;</text:p>
      <text:p text:style-name="P21"><text:s text:c="4"/>NumDays shift2(hours);</text:p>
      <text:p text:style-name="P21"/>
      <text:p text:style-name="P51"><text:span text:style-name="T3"><text:s text:c="4"/></text:span><text:span text:style-name="T1">//Printing days of work</text:span></text:p>
      <text:p text:style-name="P21"><text:s text:c="4"/>cout &lt;&lt; endl;</text:p>
      <text:p text:style-name="P51"><text:span text:style-name="T3"><text:s text:c="4"/>cout &lt;&lt; shift1.getHour() &lt;&lt; </text:span><text:span text:style-name="T7">" hours is "</text:span><text:span text:style-name="T3"> &lt;&lt; shift1.getDay() </text:span></text:p>
      <text:p text:style-name="P51"><text:span text:style-name="T3"><text:s text:c="9"/>&lt;&lt; </text:span><text:span text:style-name="T7">" days of work."</text:span><text:span text:style-name="T3"> &lt;&lt; endl;</text:span></text:p>
      <text:p text:style-name="P51"><text:span text:style-name="T3"><text:s text:c="4"/>cout &lt;&lt; shift2.getHour() &lt;&lt; </text:span><text:span text:style-name="T7">" hours is "</text:span><text:span text:style-name="T3"> &lt;&lt; shift2.getDay() </text:span></text:p>
      <text:p text:style-name="P51"><text:span text:style-name="T3"><text:s text:c="9"/>&lt;&lt; </text:span><text:span text:style-name="T7">" days of work."</text:span><text:span text:style-name="T3"> &lt;&lt; endl;</text:span></text:p>
      <text:p text:style-name="P21"><text:s text:c="4"/></text:p>
      <text:p text:style-name="P51"><text:span text:style-name="T3"><text:s text:c="4"/></text:span><text:span text:style-name="T1">//Addition operator</text:span></text:p>
      <text:p text:style-name="P21"><text:s text:c="4"/>NumDays shift3 = shift1 + shift2;</text:p>
      <text:p text:style-name="P51"><text:span text:style-name="T3"><text:s text:c="4"/>cout &lt;&lt; </text:span><text:span text:style-name="T7">"\nThe sum of shift 1 and 2 is: "</text:span><text:span text:style-name="T3"> &lt;&lt; shift3.getDay();</text:span></text:p>
      <text:p text:style-name="P21"/>
      <text:p text:style-name="P51"><text:span text:style-name="T3"><text:s text:c="4"/></text:span><text:span text:style-name="T1">//Subtraction operator</text:span></text:p>
      <text:p text:style-name="P21"><text:s text:c="4"/>shift3 = shift1 - shift2;</text:p>
      <text:p text:style-name="P51"><text:span text:style-name="T3"><text:s text:c="4"/>cout &lt;&lt; </text:span><text:span text:style-name="T7">"\nThe substraction of shift 1 and 2 is: "</text:span><text:span text:style-name="T3"> &lt;&lt; shift3.getDay();</text:span></text:p>
      <text:p text:style-name="P21"/>
      <text:p text:style-name="P21"><text:s text:c="4"/>cout &lt;&lt; endl;</text:p>
      <text:p text:style-name="P21"><text:s text:c="4"/></text:p>
      <text:p text:style-name="P51"><text:span text:style-name="T3"><text:s text:c="4"/></text:span><text:span text:style-name="T1">//Prefix ++ operator</text:span></text:p>
      <text:p text:style-name="P21"><text:s text:c="4"/>++shift3;</text:p>
      <text:p text:style-name="P51"><text:span text:style-name="T3"><text:s text:c="4"/>cout&lt;&lt;</text:span><text:span text:style-name="T7">"\nPrefix ++ is: "</text:span><text:span text:style-name="T3">&lt;&lt;shift3.getDay();</text:span></text:p>
      <text:p text:style-name="P21"/>
      <text:p text:style-name="P51"><text:span text:style-name="T3"><text:s text:c="4"/></text:span><text:span text:style-name="T1">//Postfix ++ operator</text:span></text:p>
      <text:p text:style-name="P21"><text:s text:c="4"/>shift3++;</text:p>
      <text:p text:style-name="P51"><text:span text:style-name="T3"><text:s text:c="4"/>cout&lt;&lt;</text:span><text:span text:style-name="T7">"\nPostfix ++ is: "</text:span><text:span text:style-name="T3">&lt;&lt;shift3.getDay();</text:span></text:p>
      <text:p text:style-name="P21"/>
      <text:p text:style-name="P51"><text:span text:style-name="T3"><text:s text:c="4"/></text:span><text:span text:style-name="T1">//Prefix -- operator</text:span></text:p>
      <text:p text:style-name="P21"><text:s text:c="4"/>--shift3;</text:p>
      <text:p text:style-name="P51"><text:span text:style-name="T3"><text:s text:c="4"/>cout&lt;&lt;</text:span><text:span text:style-name="T7">"\nPrefix -- is: "</text:span><text:span text:style-name="T3">&lt;&lt;shift3.getDay();</text:span></text:p>
      <text:p text:style-name="P21"><text:soft-page-break/></text:p>
      <text:p text:style-name="P51"><text:span text:style-name="T3"><text:s text:c="4"/></text:span><text:span text:style-name="T1">//Postfix -- operator</text:span></text:p>
      <text:p text:style-name="P21"><text:s text:c="4"/>shift3--;</text:p>
      <text:p text:style-name="P51"><text:span text:style-name="T3"><text:s text:c="4"/>cout&lt;&lt;</text:span><text:span text:style-name="T7">"\nPostfix -- is: "</text:span><text:span text:style-name="T3">&lt;&lt;shift3.getDay();</text:span></text:p>
      <text:p text:style-name="P21"/>
      <text:p text:style-name="P21"><text:s text:c="4"/>cout &lt;&lt; endl &lt;&lt; endl;</text:p>
      <text:p text:style-name="P21">}</text:p>
      <text:p text:style-name="P21"/>
      <text:p text:style-name="P1">//Ch 14 problem 9</text:p>
      <text:p text:style-name="P51"><text:span text:style-name="T8">void</text:span><text:span text:style-name="T3"> problem8()</text:span></text:p>
      <text:p text:style-name="P21">{</text:p>
      <text:p text:style-name="P51"><text:span text:style-name="T3"><text:s text:c="4"/></text:span><text:span text:style-name="T8">int</text:span><text:span text:style-name="T3"> feet, inches; </text:span><text:span text:style-name="T1">// To hold input for feet and inches <text:s/></text:span></text:p>
      <text:p text:style-name="P21"/>
      <text:p text:style-name="P51"><text:span text:style-name="T3"><text:s text:c="4"/></text:span><text:span text:style-name="T1">// Create two FeetInches objects. The default arguments </text:span></text:p>
      <text:p text:style-name="P51"><text:span text:style-name="T3"><text:s text:c="4"/></text:span><text:span text:style-name="T1">// for the constructor will be used. </text:span></text:p>
      <text:p text:style-name="P21"><text:s text:c="4"/>FeetInches first, second; </text:p>
      <text:p text:style-name="P21"/>
      <text:p text:style-name="P51"><text:span text:style-name="T3"><text:s text:c="4"/></text:span><text:span text:style-name="T1">// Get a distance from the user. </text:span></text:p>
      <text:p text:style-name="P51"><text:span text:style-name="T3"><text:s text:c="4"/>cout &lt;&lt; </text:span><text:span text:style-name="T7">"Enter a distance in feet and inches: "</text:span><text:span text:style-name="T3">; </text:span></text:p>
      <text:p text:style-name="P21"><text:s text:c="4"/>cin &gt;&gt; feet &gt;&gt; inches; </text:p>
      <text:p text:style-name="P21"><text:s text:c="4"/></text:p>
      <text:p text:style-name="P51"><text:span text:style-name="T3"><text:s text:c="4"/></text:span><text:span text:style-name="T1">// Store the distance in first. 1</text:span></text:p>
      <text:p text:style-name="P21"><text:s text:c="4"/>first.setFeet(feet); </text:p>
      <text:p text:style-name="P21"><text:s text:c="4"/>first.setInches(inches); </text:p>
      <text:p text:style-name="P21"/>
      <text:p text:style-name="P51"><text:span text:style-name="T3"><text:s text:c="4"/></text:span><text:span text:style-name="T1">// Get another distance. 23 </text:span></text:p>
      <text:p text:style-name="P51"><text:span text:style-name="T3"><text:s text:c="4"/>cout &lt;&lt; </text:span><text:span text:style-name="T7">"Enter another distance in feet and inches: "</text:span><text:span text:style-name="T3">; </text:span></text:p>
      <text:p text:style-name="P21"><text:s text:c="4"/>cin &gt;&gt; feet &gt;&gt; inches; </text:p>
      <text:p text:style-name="P21"/>
      <text:p text:style-name="P51"><text:span text:style-name="T3"><text:s text:c="4"/></text:span><text:span text:style-name="T1">// Store the distance in second. </text:span></text:p>
      <text:p text:style-name="P21"><text:s text:c="4"/>second.setFeet(feet); </text:p>
      <text:p text:style-name="P21"><text:s text:c="4"/>second.setInches(inches); </text:p>
      <text:p text:style-name="P21"/>
      <text:p text:style-name="P21"><text:s text:c="4"/>cout &lt;&lt; endl;</text:p>
      <text:p text:style-name="P21"><text:s text:c="4"/></text:p>
      <text:p text:style-name="P51"><text:span text:style-name="T3"><text:s text:c="4"/></text:span><text:span text:style-name="T1">// Compare the two objects. </text:span></text:p>
      <text:p text:style-name="P51"><text:span text:style-name="T3"><text:s text:c="4"/></text:span><text:span text:style-name="T8">if</text:span><text:span text:style-name="T3"> (first &lt;= second) </text:span></text:p>
      <text:p text:style-name="P51"><text:span text:style-name="T3"><text:s text:c="4"/>cout &lt;&lt; </text:span><text:span text:style-name="T7">"first is less or equal to second.\n"</text:span><text:span text:style-name="T3">; </text:span></text:p>
      <text:p text:style-name="P51"><text:span text:style-name="T3"><text:s text:c="4"/></text:span><text:span text:style-name="T8">if</text:span><text:span text:style-name="T3"> (first &gt;= second) </text:span></text:p>
      <text:p text:style-name="P51"><text:span text:style-name="T3"><text:s text:c="4"/>cout &lt;&lt; </text:span><text:span text:style-name="T7">"first is greater or equal to second.\n"</text:span><text:span text:style-name="T3">; </text:span></text:p>
      <text:p text:style-name="P51"><text:span text:style-name="T3"><text:s text:c="4"/></text:span><text:span text:style-name="T8">if</text:span><text:span text:style-name="T3"> (first != second) </text:span></text:p>
      <text:p text:style-name="P51"><text:span text:style-name="T3"><text:s text:c="4"/>cout &lt;&lt; </text:span><text:span text:style-name="T7">"first is not equal to second.\n"</text:span><text:span text:style-name="T3">; </text:span></text:p>
      <text:p text:style-name="P21"><text:s text:c="4"/></text:p>
      <text:p text:style-name="P21"><text:s text:c="4"/>cout &lt;&lt; endl;</text:p>
      <text:p text:style-name="P21">}</text:p>
      <text:p text:style-name="P21"/>
      <text:p text:style-name="P1">//Ch 14 problem 11</text:p>
      <text:p text:style-name="P51"><text:span text:style-name="T8">void</text:span><text:span text:style-name="T3"> problem9()</text:span></text:p>
      <text:p text:style-name="P21">{</text:p>
      <text:p text:style-name="P51"><text:span text:style-name="T3"><text:s text:c="4"/></text:span><text:span text:style-name="T8">int</text:span><text:span text:style-name="T3"> feet, inches; </text:span><text:span text:style-name="T1">// To hold input for feet and inches <text:s/></text:span></text:p>
      <text:p text:style-name="P21"/>
      <text:p text:style-name="P51"><text:span text:style-name="T3"><text:s text:c="4"/></text:span><text:span text:style-name="T1">// Create two FeetInches objects. The default arguments </text:span></text:p>
      <text:p text:style-name="P51"><text:span text:style-name="T3"><text:s text:c="4"/></text:span><text:span text:style-name="T1">// for the constructor will be used. </text:span></text:p>
      <text:p text:style-name="P21"><text:s text:c="4"/>FeetInches first; </text:p>
      <text:p text:style-name="P21"/>
      <text:p text:style-name="P51"><text:span text:style-name="T3"><text:s text:c="4"/></text:span><text:span text:style-name="T1">// Get a distance from the user. </text:span></text:p>
      <text:p text:style-name="P51"><text:span text:style-name="T3"><text:s text:c="4"/>cout &lt;&lt;</text:span><text:span text:style-name="T7">"\nThis program uses a copy constructor to create a copy of a class"</text:span></text:p>
      <text:p text:style-name="P51"><text:span text:style-name="T3"><text:s text:c="12"/></text:span><text:span text:style-name="T7">"object.\nThen the program will use the overload * operator to"</text:span></text:p>
      <text:p text:style-name="P51"><text:span text:style-name="T3"><text:s text:c="12"/></text:span><text:span text:style-name="T7">"multiply both objects and display the result."</text:span><text:span text:style-name="T3"> &lt;&lt; endl &lt;&lt; endl;</text:span></text:p>
      <text:p text:style-name="P51"><text:soft-page-break/><text:span text:style-name="T3"><text:s text:c="4"/>cout &lt;&lt; </text:span><text:span text:style-name="T7">"Enter a distance in feet and inches: "</text:span><text:span text:style-name="T3">; </text:span></text:p>
      <text:p text:style-name="P21"><text:s text:c="4"/>cin &gt;&gt; feet &gt;&gt; inches; </text:p>
      <text:p text:style-name="P21"><text:s text:c="4"/></text:p>
      <text:p text:style-name="P51"><text:span text:style-name="T3"><text:s text:c="4"/></text:span><text:span text:style-name="T1">// Store the distance in first. 1</text:span></text:p>
      <text:p text:style-name="P21"><text:s text:c="4"/>first.setFeet(feet); </text:p>
      <text:p text:style-name="P21"><text:s text:c="4"/>first.setInches(inches); </text:p>
      <text:p text:style-name="P21"><text:s text:c="4"/></text:p>
      <text:p text:style-name="P51"><text:span text:style-name="T3"><text:s text:c="4"/></text:span><text:span text:style-name="T1">//Creating the copy</text:span></text:p>
      <text:p text:style-name="P21"><text:s text:c="4"/>FeetInches second(first);</text:p>
      <text:p text:style-name="P21"><text:s text:c="4"/></text:p>
      <text:p text:style-name="P51"><text:span text:style-name="T3"><text:s text:c="4"/></text:span><text:span text:style-name="T1">//Multiplying the objects</text:span></text:p>
      <text:p text:style-name="P21"><text:s text:c="4"/>FeetInches third = first * second;</text:p>
      <text:p text:style-name="P21"><text:s text:c="4"/></text:p>
      <text:p text:style-name="P51"><text:span text:style-name="T3"><text:s text:c="4"/>cout &lt;&lt;</text:span><text:span text:style-name="T7">"\nThe multiplication of the original object and the copy is: "</text:span><text:span text:style-name="T3">;</text:span></text:p>
      <text:p text:style-name="P51"><text:span text:style-name="T3"><text:s text:c="4"/>cout &lt;&lt; third.getFeet() &lt;&lt; </text:span><text:span text:style-name="T7">" feet "</text:span><text:span text:style-name="T3"> &lt;&lt; third.getInches() &lt;&lt; </text:span><text:span text:style-name="T7">" inches"</text:span><text:span text:style-name="T3">;</text:span></text:p>
      <text:p text:style-name="P21"><text:s text:c="4"/></text:p>
      <text:p text:style-name="P21"><text:s text:c="4"/>cout &lt;&lt; endl &lt;&lt; endl;</text:p>
      <text:p text:style-name="P21">}</text:p>
      <text:p text:style-name="P21"/>
      <text:p text:style-name="P1">//Ch 14 problem 11</text:p>
      <text:p text:style-name="P51"><text:span text:style-name="T8">void</text:span><text:span text:style-name="T3"> problem10()</text:span></text:p>
      <text:p text:style-name="P21">{</text:p>
      <text:p text:style-name="P51"><text:span text:style-name="T3"><text:s text:c="4"/></text:span><text:span text:style-name="T8">int</text:span><text:span text:style-name="T3"> feet, inches; </text:span><text:span text:style-name="T1">// To hold input for feet and inches <text:s/></text:span></text:p>
      <text:p text:style-name="P21"/>
      <text:p text:style-name="P21"><text:s text:c="2"/></text:p>
      <text:p text:style-name="P51"><text:span text:style-name="T3"><text:s text:c="4"/>LandTract land; <text:s text:c="2"/></text:span><text:span text:style-name="T1">//Object to use with the FeetInches class</text:span></text:p>
      <text:p text:style-name="P21"><text:s text:c="4"/></text:p>
      <text:p text:style-name="P51"><text:span text:style-name="T3"><text:s text:c="4"/></text:span><text:span text:style-name="T1">// Get a distance from the user. </text:span></text:p>
      <text:p text:style-name="P51"><text:span text:style-name="T3"><text:s text:c="4"/>cout &lt;&lt; </text:span><text:span text:style-name="T7">"Enter the length in feet and inches of the land: "</text:span><text:span text:style-name="T3">; </text:span></text:p>
      <text:p text:style-name="P21"><text:s text:c="4"/>cin &gt;&gt; feet &gt;&gt; inches; </text:p>
      <text:p text:style-name="P21"><text:s text:c="4"/>land.getLength(feet, inches);</text:p>
      <text:p text:style-name="P21"><text:s text:c="4"/></text:p>
      <text:p text:style-name="P51"><text:span text:style-name="T3"><text:s text:c="4"/>cout &lt;&lt; </text:span><text:span text:style-name="T7">"Enter the width in feet and inches of the land: "</text:span><text:span text:style-name="T3">; </text:span></text:p>
      <text:p text:style-name="P21"><text:s text:c="4"/>cin &gt;&gt; feet &gt;&gt; inches; </text:p>
      <text:p text:style-name="P21"><text:s text:c="4"/>land.getWidth(feet, inches);</text:p>
      <text:p text:style-name="P21"><text:s text:c="4"/></text:p>
      <text:p text:style-name="P21"><text:s text:c="4"/>land.printArea();</text:p>
      <text:p text:style-name="P21"><text:s text:c="4"/>cout &lt;&lt; endl;</text:p>
      <text:p text:style-name="P44">}</text:p>
      <text:p text:style-name="P44"/>
      <text:p text:style-name="P20">/* </text:p>
      <text:p text:style-name="P1"><text:s/>* File: <text:s text:c="2"/>main.cpp</text:p>
      <text:p text:style-name="P1"><text:s/>* Author: Abdul-Hakim</text:p>
      <text:p text:style-name="P1"><text:s/>* Purpose: Chapter_15_Prob_5 </text:p>
      <text:p text:style-name="P1"><text:s/>* Created on September 28, 2015, 7:57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1">//User Libraries</text:p>
      <text:p text:style-name="P51"><text:span text:style-name="T2">#include</text:span><text:span text:style-name="T3"> </text:span><text:span text:style-name="T7">"miltime.h"</text:span></text:p>
      <text:p text:style-name="P51"><text:span text:style-name="T2">#include</text:span><text:span text:style-name="T3"> </text:span><text:span text:style-name="T7">"time.h"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Global Constants</text:p>
      <text:p text:style-name="P1">//Function Prototypes</text:p>
      <text:p text:style-name="P1">//Execution Starts Here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oft-page-break/><text:span text:style-name="T3"><text:s text:c="4"/></text:span><text:span text:style-name="T1">//Variable Declaration</text:span></text:p>
      <text:p text:style-name="P21"><text:s text:c="4"/></text:p>
      <text:p text:style-name="P51"><text:span text:style-name="T3"><text:s text:c="4"/></text:span><text:span text:style-name="T8">int</text:span><text:span text:style-name="T3"> hr,sec, hr2, sec2;</text:span></text:p>
      <text:p text:style-name="P21"><text:s text:c="4"/></text:p>
      <text:p text:style-name="P51"><text:span text:style-name="T3"><text:s text:c="4"/></text:span><text:span text:style-name="T8">do</text:span><text:span text:style-name="T3">{</text:span></text:p>
      <text:p text:style-name="P21"><text:s text:c="4"/>cout&lt;&lt;endl;</text:p>
      <text:p text:style-name="P51"><text:span text:style-name="T3"><text:s text:c="4"/>cout&lt;&lt;</text:span><text:span text:style-name="T7">"Enter times in Military format (ex. 2359 for 11:59pm) "</text:span><text:span text:style-name="T3">&lt;&lt;endl;</text:span></text:p>
      <text:p text:style-name="P51"><text:span text:style-name="T3"><text:s text:c="4"/>cout&lt;&lt;</text:span><text:span text:style-name="T7">"Start Time: "</text:span><text:span text:style-name="T3">;</text:span></text:p>
      <text:p text:style-name="P21"><text:s text:c="4"/>cin&gt;&gt;hr;</text:p>
      <text:p text:style-name="P51"><text:span text:style-name="T3"><text:s text:c="4"/>cout&lt;&lt;</text:span><text:span text:style-name="T7">"End Time: "</text:span><text:span text:style-name="T3">;</text:span></text:p>
      <text:p text:style-name="P21"><text:s text:c="4"/>cin&gt;&gt;hr2;</text:p>
      <text:p text:style-name="P21"><text:s text:c="11"/></text:p>
      <text:p text:style-name="P51"><text:span text:style-name="T3"><text:s text:c="4"/>}</text:span><text:span text:style-name="T8">while</text:span><text:span text:style-name="T3">(hr&lt;0000 || hr&gt;2400 &amp;&amp; hr2&lt;0000 || hr2&gt;2400);</text:span></text:p>
      <text:p text:style-name="P21"><text:s text:c="4"/></text:p>
      <text:p text:style-name="P21"><text:s text:c="4"/>sec=0;</text:p>
      <text:p text:style-name="P21"><text:s text:c="4"/>sec2=0;</text:p>
      <text:p text:style-name="P21"><text:s text:c="4"/>MilTime time(hr, sec);</text:p>
      <text:p text:style-name="P21"><text:s text:c="4"/>MilTime time2(hr2, sec2);</text:p>
      <text:p text:style-name="P21"><text:s text:c="4"/>time.setTime(hr, sec);</text:p>
      <text:p text:style-name="P21"><text:s text:c="4"/>time2.setTime(hr2, sec2);</text:p>
      <text:p text:style-name="P21"><text:s text:c="4"/></text:p>
      <text:p text:style-name="P51"><text:span text:style-name="T3"><text:s text:c="4"/></text:span><text:span text:style-name="T1">//cout&lt;&lt;"You entered the following time. "&lt;&lt;endl&lt;&lt;endl;</text:span></text:p>
      <text:p text:style-name="P51"><text:span text:style-name="T3"><text:s text:c="4"/></text:span><text:span text:style-name="T1">//cout&lt;&lt;"Military Format: "&lt;&lt;setw(4)&lt;&lt;setfill('0')&lt;&lt;time.getHour()&lt;&lt;" Hundred Hours"&lt;&lt;endl;</text:span></text:p>
      <text:p text:style-name="P21"><text:s text:c="4"/></text:p>
      <text:p text:style-name="P21"><text:s text:c="4"/>cout&lt;&lt;endl;</text:p>
      <text:p text:style-name="P21"><text:s text:c="4"/></text:p>
      <text:p text:style-name="P51"><text:span text:style-name="T3"><text:s text:c="4"/></text:span><text:span text:style-name="T1">//Start Time</text:span></text:p>
      <text:p text:style-name="P21"><text:s text:c="4"/></text:p>
      <text:p text:style-name="P51"><text:span text:style-name="T3"><text:s text:c="4"/></text:span><text:span text:style-name="T8">if</text:span><text:span text:style-name="T3">(time.getStandHr()==0){</text:span></text:p>
      <text:p text:style-name="P21"><text:s text:c="12"/></text:p>
      <text:p text:style-name="P51"><text:span text:style-name="T3"><text:s text:c="8"/>cout&lt;&lt;</text:span><text:span text:style-name="T7">"Start Time: "</text:span><text:span text:style-name="T3">&lt;&lt;</text:span><text:span text:style-name="T7">"12"</text:span><text:span text:style-name="T3">&lt;&lt;</text:span><text:span text:style-name="T7">":"</text:span><text:span text:style-name="T3">&lt;&lt;setw(2)&lt;&lt;setfill(</text:span><text:span text:style-name="T7">'0'</text:span><text:span text:style-name="T3">)&lt;&lt;time.getMin()&lt;&lt;</text:span><text:span text:style-name="T7">" AM"</text:span><text:span text:style-name="T3">;</text:span></text:p>
      <text:p text:style-name="P21"><text:s text:c="12"/>cout&lt;&lt;endl;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time.getHour()&lt;13){</text:span></text:p>
      <text:p text:style-name="P51"><text:span text:style-name="T3"><text:s text:c="12"/>cout&lt;&lt;</text:span><text:span text:style-name="T7">"Start Time: "</text:span><text:span text:style-name="T3">&lt;&lt;time.getHour()&lt;&lt;</text:span><text:span text:style-name="T7">":"</text:span><text:span text:style-name="T3">&lt;&lt;setw(2)&lt;&lt;setfill(</text:span><text:span text:style-name="T7">'0'</text:span><text:span text:style-name="T3">)&lt;&lt;time.getMin();</text:span></text:p>
      <text:p text:style-name="P51"><text:span text:style-name="T3"><text:s text:c="20"/></text:span><text:span text:style-name="T8">if</text:span><text:span text:style-name="T3">(hr&gt;=1200){</text:span></text:p>
      <text:p text:style-name="P51"><text:span text:style-name="T3"><text:s text:c="24"/>cout&lt;&lt;</text:span><text:span text:style-name="T7">" PM"</text:span><text:span text:style-name="T3">;</text:span></text:p>
      <text:p text:style-name="P51"><text:span text:style-name="T3"><text:s text:c="20"/>}</text:span><text:span text:style-name="T8">else</text:span><text:span text:style-name="T3">{</text:span></text:p>
      <text:p text:style-name="P51"><text:span text:style-name="T3"><text:s text:c="24"/>cout&lt;&lt;</text:span><text:span text:style-name="T7">" AM"</text:span><text:span text:style-name="T3">;</text:span></text:p>
      <text:p text:style-name="P21"><text:s text:c="20"/>}</text:p>
      <text:p text:style-name="P21"><text:s text:c="12"/>cout&lt;&lt;endl;</text:p>
      <text:p text:style-name="P51"><text:span text:style-name="T3"><text:s text:c="4"/>}</text:span><text:span text:style-name="T8">else</text:span><text:span text:style-name="T3">{</text:span></text:p>
      <text:p text:style-name="P51"><text:span text:style-name="T3"><text:s text:c="8"/>cout&lt;&lt;</text:span><text:span text:style-name="T7">"Start Time: "</text:span><text:span text:style-name="T3">&lt;&lt;time.getStandHr()&lt;&lt;</text:span><text:span text:style-name="T7">":"</text:span><text:span text:style-name="T3">&lt;&lt;setw(2)&lt;&lt;setfill(</text:span><text:span text:style-name="T7">'0'</text:span><text:span text:style-name="T3">)&lt;&lt;time.getMin();</text:span></text:p>
      <text:p text:style-name="P51"><text:span text:style-name="T3"><text:s text:c="12"/></text:span><text:span text:style-name="T8">if</text:span><text:span text:style-name="T3">(hr&gt;=1200){</text:span></text:p>
      <text:p text:style-name="P51"><text:span text:style-name="T3"><text:s text:c="16"/>cout&lt;&lt;</text:span><text:span text:style-name="T7">" PM"</text:span><text:span text:style-name="T3">;</text:span></text:p>
      <text:p text:style-name="P51"><text:span text:style-name="T3"><text:s text:c="12"/>}</text:span><text:span text:style-name="T8">else</text:span><text:span text:style-name="T3">{</text:span></text:p>
      <text:p text:style-name="P51"><text:span text:style-name="T3"><text:s text:c="16"/>cout&lt;&lt;</text:span><text:span text:style-name="T7">" AM"</text:span><text:span text:style-name="T3">;</text:span></text:p>
      <text:p text:style-name="P21"><text:s text:c="12"/>}</text:p>
      <text:p text:style-name="P21"><text:s text:c="4"/>cout&lt;&lt;endl;</text:p>
      <text:p text:style-name="P21"><text:s text:c="4"/>}</text:p>
      <text:p text:style-name="P21"><text:s text:c="4"/></text:p>
      <text:p text:style-name="P21"><text:s text:c="4"/></text:p>
      <text:p text:style-name="P51"><text:span text:style-name="T3"><text:s text:c="4"/></text:span><text:span text:style-name="T1">//End Time</text:span></text:p>
      <text:p text:style-name="P51"><text:span text:style-name="T3"><text:s text:c="5"/></text:span><text:span text:style-name="T8">if</text:span><text:span text:style-name="T3">(time2.getStandHr()==0){</text:span></text:p>
      <text:p text:style-name="P21"><text:s text:c="12"/></text:p>
      <text:p text:style-name="P51"><text:span text:style-name="T3"><text:s text:c="8"/>cout&lt;&lt;</text:span><text:span text:style-name="T7">"End Time: "</text:span><text:span text:style-name="T3">&lt;&lt;</text:span><text:span text:style-name="T7">"12"</text:span><text:span text:style-name="T3">&lt;&lt;</text:span><text:span text:style-name="T7">":"</text:span><text:span text:style-name="T3">&lt;&lt;setw(2)&lt;&lt;setfill(</text:span><text:span text:style-name="T7">'0'</text:span><text:span text:style-name="T3">)&lt;&lt;time2.getMin()&lt;&lt;</text:span><text:span text:style-name="T7">" AM"</text:span><text:span text:style-name="T3">;</text:span></text:p>
      <text:p text:style-name="P21"><text:s text:c="12"/>cout&lt;&lt;endl;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time2.getHour()&lt;13){</text:span></text:p>
      <text:p text:style-name="P51"><text:span text:style-name="T3"><text:s text:c="12"/>cout&lt;&lt;</text:span><text:span text:style-name="T7">"End Time: "</text:span><text:span text:style-name="T3">&lt;&lt;time2.getHour()&lt;&lt;</text:span><text:span text:style-name="T7">":"</text:span><text:span text:style-name="T3">&lt;&lt;setw(2)&lt;&lt;setfill(</text:span><text:span text:style-name="T7">'0'</text:span><text:span text:style-name="T3">)&lt;&lt;time2.getMin();</text:span></text:p>
      <text:p text:style-name="P51"><text:span text:style-name="T3"><text:s text:c="20"/></text:span><text:span text:style-name="T8">if</text:span><text:span text:style-name="T3">(hr&gt;=1200){</text:span></text:p>
      <text:p text:style-name="P51"><text:soft-page-break/><text:span text:style-name="T3"><text:s text:c="24"/>cout&lt;&lt;</text:span><text:span text:style-name="T7">" PM"</text:span><text:span text:style-name="T3">;</text:span></text:p>
      <text:p text:style-name="P51"><text:span text:style-name="T3"><text:s text:c="20"/>}</text:span><text:span text:style-name="T8">else</text:span><text:span text:style-name="T3">{</text:span></text:p>
      <text:p text:style-name="P51"><text:span text:style-name="T3"><text:s text:c="24"/>cout&lt;&lt;</text:span><text:span text:style-name="T7">" AM"</text:span><text:span text:style-name="T3">;</text:span></text:p>
      <text:p text:style-name="P21"><text:s text:c="20"/>}</text:p>
      <text:p text:style-name="P21"><text:s text:c="12"/>cout&lt;&lt;endl;</text:p>
      <text:p text:style-name="P51"><text:span text:style-name="T3"><text:s text:c="4"/>}</text:span><text:span text:style-name="T8">else</text:span><text:span text:style-name="T3">{</text:span></text:p>
      <text:p text:style-name="P51"><text:span text:style-name="T3"><text:s text:c="8"/>cout&lt;&lt;</text:span><text:span text:style-name="T7">"End Time: "</text:span><text:span text:style-name="T3">&lt;&lt;time2.getStandHr()&lt;&lt;</text:span><text:span text:style-name="T7">":"</text:span><text:span text:style-name="T3">&lt;&lt;setw(2)&lt;&lt;setfill(</text:span><text:span text:style-name="T7">'0'</text:span><text:span text:style-name="T3">)&lt;&lt;time2.getMin();</text:span></text:p>
      <text:p text:style-name="P51"><text:span text:style-name="T3"><text:s text:c="12"/></text:span><text:span text:style-name="T8">if</text:span><text:span text:style-name="T3">(hr&gt;=1200){</text:span></text:p>
      <text:p text:style-name="P51"><text:span text:style-name="T3"><text:s text:c="16"/>cout&lt;&lt;</text:span><text:span text:style-name="T7">" PM"</text:span><text:span text:style-name="T3">;</text:span></text:p>
      <text:p text:style-name="P51"><text:span text:style-name="T3"><text:s text:c="12"/>}</text:span><text:span text:style-name="T8">else</text:span><text:span text:style-name="T3">{</text:span></text:p>
      <text:p text:style-name="P51"><text:span text:style-name="T3"><text:s text:c="16"/>cout&lt;&lt;</text:span><text:span text:style-name="T7">" AM"</text:span><text:span text:style-name="T3">;</text:span></text:p>
      <text:p text:style-name="P21"><text:s text:c="12"/>}</text:p>
      <text:p text:style-name="P21"><text:s text:c="4"/>cout&lt;&lt;endl;</text:p>
      <text:p text:style-name="P21"><text:s text:c="4"/>}</text:p>
      <text:p text:style-name="P21"><text:s text:c="4"/></text:p>
      <text:p text:style-name="P21"><text:s text:c="4"/>cout&lt;&lt;endl;</text:p>
      <text:p text:style-name="P51"><text:span text:style-name="T3"><text:s text:c="4"/></text:span><text:span text:style-name="T8">int</text:span><text:span text:style-name="T3"> totHr, totMin;</text:span></text:p>
      <text:p text:style-name="P21"><text:s text:c="4"/>totHr=(time2.getHour()-time.getHour())/100;</text:p>
      <text:p text:style-name="P21"><text:s text:c="4"/>totMin=(time2.getMin()+time.getMin());</text:p>
      <text:p text:style-name="P21"><text:s text:c="4"/></text:p>
      <text:p text:style-name="P51"><text:span text:style-name="T3"><text:s text:c="4"/></text:span><text:span text:style-name="T8">if</text:span><text:span text:style-name="T3">(totMin&gt;=60){</text:span></text:p>
      <text:p text:style-name="P21"><text:s text:c="8"/>totHr++;</text:p>
      <text:p text:style-name="P21"><text:s text:c="8"/>totMin-=60;</text:p>
      <text:p text:style-name="P51"><text:span text:style-name="T3"><text:s text:c="8"/>cout&lt;&lt;</text:span><text:span text:style-name="T7">"Elapse Time : "</text:span><text:span text:style-name="T3">&lt;&lt;totHr&lt;&lt;</text:span><text:span text:style-name="T7">" Hour(s) and "</text:span><text:span text:style-name="T3">&lt;&lt;totMin&lt;&lt;</text:span><text:span text:style-name="T7">" Minutes"</text:span><text:span text:style-name="T3">&lt;&lt;endl;</text:span></text:p>
      <text:p text:style-name="P51"><text:span text:style-name="T3"><text:s text:c="4"/>}</text:span><text:span text:style-name="T8">else</text:span><text:span text:style-name="T3"> </text:span></text:p>
      <text:p text:style-name="P51"><text:span text:style-name="T3"><text:s text:c="8"/>cout&lt;&lt;</text:span><text:span text:style-name="T7">"Elapse Time : "</text:span><text:span text:style-name="T3">&lt;&lt;totHr&lt;&lt;</text:span><text:span text:style-name="T7">" Hour(s) and "</text:span><text:span text:style-name="T3">&lt;&lt;totMin&lt;&lt;</text:span><text:span text:style-name="T7">" Minutes"</text:span><text:span text:style-name="T3">&lt;&lt;endl;</text:span></text:p>
      <text:p text:style-name="P21"><text:s text:c="4"/></text:p>
      <text:p text:style-name="P21"><text:s text:c="4"/></text:p>
      <text:p text:style-name="P21"><text:s text:c="4"/>cout&lt;&lt;endl;</text:p>
      <text:p text:style-name="P21"><text:s text:c="4"/></text:p>
      <text:p text:style-name="P51"><text:span text:style-name="T3"><text:s text:c="4"/></text:span><text:span text:style-name="T1">//Exit Stage Right</text:span></text:p>
      <text:p text:style-name="P51"><text:span text:style-name="T3"><text:s text:c="4"/></text:span><text:span text:style-name="T8">return</text:span><text:span text:style-name="T3"> 0;</text:span></text:p>
      <text:p text:style-name="P46">}</text:p>
      <text:p text:style-name="P46"/>
      <text:p text:style-name="P20">/* </text:p>
      <text:p text:style-name="P1"><text:s/>* File: <text:s text:c="2"/>miltime.cpp</text:p>
      <text:p text:style-name="P1"><text:s/>* Author: Abdul-Hakim</text:p>
      <text:p text:style-name="P1"><text:s/>*</text:p>
      <text:p text:style-name="P1"><text:s/>* Created on September 28, 2015, 7:59 PM</text:p>
      <text:p text:style-name="P1"><text:s/>*/</text:p>
      <text:p text:style-name="P21"/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"miltime.h"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21"/>
      <text:p text:style-name="P51"><text:span text:style-name="T8">void</text:span><text:span text:style-name="T3"> MilTime::setTime(</text:span><text:span text:style-name="T8">int</text:span><text:span text:style-name="T3"> mH, </text:span><text:span text:style-name="T8">int</text:span><text:span text:style-name="T3"> mS){</text:span></text:p>
      <text:p text:style-name="P21"><text:s text:c="4"/></text:p>
      <text:p text:style-name="P21"><text:s text:c="4"/>milHour=mH;</text:p>
      <text:p text:style-name="P21"><text:s text:c="4"/>milSeconds=mS;</text:p>
      <text:p text:style-name="P21"><text:s text:c="4"/>hour=(milHour/100);</text:p>
      <text:p text:style-name="P21"><text:s text:c="4"/>min=milHour%100;</text:p>
      <text:p text:style-name="P21"><text:s text:c="4"/>sec=milSeconds;</text:p>
      <text:p text:style-name="P21"><text:s text:c="4"/></text:p>
      <text:p text:style-name="P21">}</text:p>
      <text:p text:style-name="P21"/>
      <text:p text:style-name="P21"/>
      <text:p text:style-name="P20">/* </text:p>
      <text:p text:style-name="P1"><text:s/>* File: <text:s text:c="2"/>miltime.h</text:p>
      <text:p text:style-name="P1"><text:soft-page-break/><text:s/>* Author: Abdul-Hakim</text:p>
      <text:p text:style-name="P1"><text:s/>*</text:p>
      <text:p text:style-name="P1"><text:s/>* Created on September 28, 2015, 7:58 PM</text:p>
      <text:p text:style-name="P1"><text:s/>*/</text:p>
      <text:p text:style-name="P21"/>
      <text:p text:style-name="P21"/>
      <text:p text:style-name="P51"><text:span text:style-name="T2">#ifndef</text:span><text:span text:style-name="T3"> MILTIME_H</text:span></text:p>
      <text:p text:style-name="P51"><text:span text:style-name="T2">#define</text:span><text:span text:style-name="T3"><text:tab/>MILTIME_H</text:span></text:p>
      <text:p text:style-name="P51"><text:span text:style-name="T2">#include</text:span><text:span text:style-name="T3"> </text:span><text:span text:style-name="T7">"time.h"</text:span></text:p>
      <text:p text:style-name="P21"/>
      <text:p text:style-name="P51"><text:span text:style-name="T8">class</text:span><text:span text:style-name="T3"> MilTime : </text:span><text:span text:style-name="T8">public</text:span><text:span text:style-name="T3"> Time{</text:span></text:p>
      <text:p text:style-name="P51"><text:span text:style-name="T3"><text:s text:c="4"/></text:span><text:span text:style-name="T8">private</text:span><text:span text:style-name="T3">:</text:span></text:p>
      <text:p text:style-name="P51"><text:span text:style-name="T3"><text:s text:c="8"/></text:span><text:span text:style-name="T8">int</text:span><text:span text:style-name="T3"> milHour;</text:span></text:p>
      <text:p text:style-name="P51"><text:span text:style-name="T3"><text:s text:c="8"/></text:span><text:span text:style-name="T8">int</text:span><text:span text:style-name="T3"> milSeconds;</text:span></text:p>
      <text:p text:style-name="P51"><text:span text:style-name="T3"><text:s text:c="4"/></text:span><text:span text:style-name="T8">public</text:span><text:span text:style-name="T3">:</text:span></text:p>
      <text:p text:style-name="P21"><text:s text:c="8"/>MilTime(){</text:p>
      <text:p text:style-name="P21"><text:s text:c="12"/>milHour=0;</text:p>
      <text:p text:style-name="P21"><text:s text:c="12"/>milSeconds=0;</text:p>
      <text:p text:style-name="P21"><text:s text:c="8"/>}</text:p>
      <text:p text:style-name="P21"><text:s text:c="14"/></text:p>
      <text:p text:style-name="P51"><text:span text:style-name="T3"><text:s text:c="8"/>MilTime(</text:span><text:span text:style-name="T8">int</text:span><text:span text:style-name="T3"> mH, </text:span><text:span text:style-name="T8">int</text:span><text:span text:style-name="T3"> mS){</text:span></text:p>
      <text:p text:style-name="P21"><text:s text:c="12"/>milHour=mH;</text:p>
      <text:p text:style-name="P21"><text:s text:c="12"/>milSeconds=mS;</text:p>
      <text:p text:style-name="P21"><text:s text:c="8"/>}</text:p>
      <text:p text:style-name="P21"><text:s text:c="8"/></text:p>
      <text:p text:style-name="P51"><text:span text:style-name="T3"><text:s text:c="8"/></text:span><text:span text:style-name="T8">void</text:span><text:span text:style-name="T3"> setTime(</text:span><text:span text:style-name="T8">int</text:span><text:span text:style-name="T3"> mH, </text:span><text:span text:style-name="T8">int</text:span><text:span text:style-name="T3"> mS);</text:span></text:p>
      <text:p text:style-name="P21"><text:s text:c="8"/></text:p>
      <text:p text:style-name="P51"><text:span text:style-name="T3"><text:s text:c="8"/></text:span><text:span text:style-name="T8">int</text:span><text:span text:style-name="T3"> getHour()</text:span></text:p>
      <text:p text:style-name="P51"><text:span text:style-name="T3"><text:s text:c="12"/>{</text:span><text:span text:style-name="T8">return</text:span><text:span text:style-name="T3"> milHour;}</text:span></text:p>
      <text:p text:style-name="P51"><text:span text:style-name="T3"><text:s text:c="8"/></text:span><text:span text:style-name="T8">int</text:span><text:span text:style-name="T3"> getStandHr()</text:span></text:p>
      <text:p text:style-name="P51"><text:span text:style-name="T3"><text:s text:c="12"/>{</text:span><text:span text:style-name="T8">return</text:span><text:span text:style-name="T3"> hour%12;}</text:span></text:p>
      <text:p text:style-name="P21"><text:s text:c="8"/></text:p>
      <text:p text:style-name="P21">};</text:p>
      <text:p text:style-name="P21"/>
      <text:p text:style-name="P21"/>
      <text:p text:style-name="P51"><text:span text:style-name="T2">#endif</text:span><text:span text:style-name="T3"><text:tab/></text:span><text:span text:style-name="T1">/* MILTIME_H */</text:span></text:p>
      <text:p text:style-name="P21"/>
      <text:p text:style-name="P21"/>
      <text:p text:style-name="P20">/* </text:p>
      <text:p text:style-name="P1"><text:s/>* File: <text:s text:c="2"/>time.h</text:p>
      <text:p text:style-name="P1"><text:s/>* Author: Abdul-Hakim</text:p>
      <text:p text:style-name="P1"><text:s/>*</text:p>
      <text:p text:style-name="P1"><text:s/>* Created on September 28, 2015, 7:58 PM</text:p>
      <text:p text:style-name="P1"><text:s/>*/</text:p>
      <text:p text:style-name="P21"/>
      <text:p text:style-name="P51"><text:span text:style-name="T2">#ifndef</text:span><text:span text:style-name="T3"> TIME_H</text:span></text:p>
      <text:p text:style-name="P51"><text:span text:style-name="T2">#define</text:span><text:span text:style-name="T3"><text:tab/>TIME_H</text:span></text:p>
      <text:p text:style-name="P21"/>
      <text:p text:style-name="P51"><text:span text:style-name="T8">class</text:span><text:span text:style-name="T3"> Time{</text:span></text:p>
      <text:p text:style-name="P51"><text:span text:style-name="T3"><text:s text:c="4"/></text:span><text:span text:style-name="T8">protected</text:span><text:span text:style-name="T3">:</text:span></text:p>
      <text:p text:style-name="P51"><text:span text:style-name="T3"><text:s text:c="8"/></text:span><text:span text:style-name="T8">int</text:span><text:span text:style-name="T3"> hour;</text:span></text:p>
      <text:p text:style-name="P51"><text:span text:style-name="T3"><text:s text:c="8"/></text:span><text:span text:style-name="T8">int</text:span><text:span text:style-name="T3"> min;</text:span></text:p>
      <text:p text:style-name="P51"><text:span text:style-name="T3"><text:s text:c="8"/></text:span><text:span text:style-name="T8">int</text:span><text:span text:style-name="T3"> sec;</text:span></text:p>
      <text:p text:style-name="P51"><text:span text:style-name="T3"><text:s text:c="4"/></text:span><text:span text:style-name="T8">public</text:span><text:span text:style-name="T3">:</text:span></text:p>
      <text:p text:style-name="P21"><text:s text:c="8"/></text:p>
      <text:p text:style-name="P51"><text:span text:style-name="T3"><text:s text:c="8"/></text:span><text:span text:style-name="T1">//Default Construction</text:span></text:p>
      <text:p text:style-name="P21"><text:s text:c="8"/>Time(){</text:p>
      <text:p text:style-name="P21"><text:s text:c="12"/>hour=0;</text:p>
      <text:p text:style-name="P21"><text:s text:c="12"/>min=0;</text:p>
      <text:p text:style-name="P21"><text:soft-page-break/><text:s text:c="12"/>sec=0;</text:p>
      <text:p text:style-name="P21"><text:s text:c="8"/>}</text:p>
      <text:p text:style-name="P21"><text:s text:c="8"/></text:p>
      <text:p text:style-name="P51"><text:span text:style-name="T3"><text:s text:c="8"/></text:span><text:span text:style-name="T1">//Constructor</text:span></text:p>
      <text:p text:style-name="P51"><text:span text:style-name="T3"><text:s text:c="8"/>Time(</text:span><text:span text:style-name="T8">int</text:span><text:span text:style-name="T3"> h, </text:span><text:span text:style-name="T8">int</text:span><text:span text:style-name="T3"> m, </text:span><text:span text:style-name="T8">int</text:span><text:span text:style-name="T3"> s){</text:span></text:p>
      <text:p text:style-name="P21"><text:s text:c="12"/>hour=h;</text:p>
      <text:p text:style-name="P21"><text:s text:c="12"/>min=m;</text:p>
      <text:p text:style-name="P21"><text:s text:c="12"/>sec=s;</text:p>
      <text:p text:style-name="P21"><text:s text:c="8"/>}</text:p>
      <text:p text:style-name="P21"><text:s text:c="8"/></text:p>
      <text:p text:style-name="P51"><text:span text:style-name="T3"><text:s text:c="8"/></text:span><text:span text:style-name="T8">int</text:span><text:span text:style-name="T3"> getHour() </text:span><text:span text:style-name="T8">const</text:span></text:p>
      <text:p text:style-name="P51"><text:span text:style-name="T3"><text:s text:c="12"/>{</text:span><text:span text:style-name="T8">return</text:span><text:span text:style-name="T3"> hour;}</text:span></text:p>
      <text:p text:style-name="P21"><text:s text:c="8"/></text:p>
      <text:p text:style-name="P51"><text:span text:style-name="T3"><text:s text:c="8"/></text:span><text:span text:style-name="T8">int</text:span><text:span text:style-name="T3"> getMin() </text:span><text:span text:style-name="T8">const</text:span></text:p>
      <text:p text:style-name="P51"><text:span text:style-name="T3"><text:s text:c="12"/>{</text:span><text:span text:style-name="T8">return</text:span><text:span text:style-name="T3"> min;}</text:span></text:p>
      <text:p text:style-name="P21"><text:s text:c="8"/></text:p>
      <text:p text:style-name="P51"><text:span text:style-name="T3"><text:s text:c="8"/></text:span><text:span text:style-name="T8">int</text:span><text:span text:style-name="T3"> getSec() </text:span><text:span text:style-name="T8">const</text:span></text:p>
      <text:p text:style-name="P51"><text:span text:style-name="T3"><text:s text:c="12"/>{</text:span><text:span text:style-name="T8">return</text:span><text:span text:style-name="T3"> sec;}</text:span></text:p>
      <text:p text:style-name="P21">};</text:p>
      <text:p text:style-name="P21"/>
      <text:p text:style-name="P51"><text:span text:style-name="T2">#endif</text:span><text:span text:style-name="T3"><text:tab/></text:span><text:span text:style-name="T1">/* TIME_H */</text:span></text:p>
      <text:p text:style-name="P21"/>
      <text:p text:style-name="P46"/>
      <text:p text:style-name="P20">/* </text:p>
      <text:p text:style-name="P1"><text:s/>* File: <text:s text:c="2"/>main.cpp</text:p>
      <text:p text:style-name="P1"><text:s/>* Author: Abdul-Hakim</text:p>
      <text:p text:style-name="P1"><text:s/>* Purpose: Chapter_15_Prob_4</text:p>
      <text:p text:style-name="P1"><text:s/>* Created on September 28, 2015, 7:47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1">//User Libraries</text:p>
      <text:p text:style-name="P51"><text:span text:style-name="T2">#include</text:span><text:span text:style-name="T3"> </text:span><text:span text:style-name="T7">"miltime.h"</text:span></text:p>
      <text:p text:style-name="P51"><text:span text:style-name="T2">#include</text:span><text:span text:style-name="T3"> </text:span><text:span text:style-name="T7">"time.h"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Global Constants</text:p>
      <text:p text:style-name="P1">//Function Prototypes</text:p>
      <text:p text:style-name="P21"/>
      <text:p text:style-name="P1">//Execution Starts Here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Variable Declaration</text:span></text:p>
      <text:p text:style-name="P51"><text:span text:style-name="T3"><text:s text:c="4"/></text:span><text:span text:style-name="T8">int</text:span><text:span text:style-name="T3"> hr,sec;</text:span></text:p>
      <text:p text:style-name="P21"><text:s text:c="4"/></text:p>
      <text:p text:style-name="P51"><text:span text:style-name="T3"><text:s text:c="4"/></text:span><text:span text:style-name="T8">do</text:span><text:span text:style-name="T3">{</text:span></text:p>
      <text:p text:style-name="P21"><text:s text:c="4"/>cout&lt;&lt;endl;</text:p>
      <text:p text:style-name="P51"><text:span text:style-name="T3"><text:s text:c="4"/>cout&lt;&lt;</text:span><text:span text:style-name="T7">"Enter time in Military format (ex. 2359 for 11:59pm): "</text:span><text:span text:style-name="T3">;</text:span></text:p>
      <text:p text:style-name="P21"><text:s text:c="4"/>cin&gt;&gt;hr;</text:p>
      <text:p text:style-name="P51"><text:span text:style-name="T3"><text:s text:c="4"/>}</text:span><text:span text:style-name="T8">while</text:span><text:span text:style-name="T3">(hr&lt;0000 || hr&gt;2400);</text:span></text:p>
      <text:p text:style-name="P21"><text:s text:c="4"/></text:p>
      <text:p text:style-name="P21"><text:s text:c="4"/>sec=0;</text:p>
      <text:p text:style-name="P21"><text:s text:c="4"/>MilTime time(hr, sec);</text:p>
      <text:p text:style-name="P21"><text:s text:c="4"/>time.setTime(hr, sec);</text:p>
      <text:p text:style-name="P21"><text:s text:c="4"/></text:p>
      <text:p text:style-name="P51"><text:span text:style-name="T3"><text:s text:c="4"/>cout&lt;&lt;</text:span><text:span text:style-name="T7">"You entered the following time. "</text:span><text:span text:style-name="T3">&lt;&lt;endl&lt;&lt;endl;</text:span></text:p>
      <text:p text:style-name="P51"><text:span text:style-name="T3"><text:s text:c="4"/>cout&lt;&lt;</text:span><text:span text:style-name="T7">"Military Format: "</text:span><text:span text:style-name="T3">&lt;&lt;setw(4)&lt;&lt;setfill(</text:span><text:span text:style-name="T7">'0'</text:span><text:span text:style-name="T3">)&lt;&lt;time.getHour()&lt;&lt;</text:span><text:span text:style-name="T7">" Hundred Hours"</text:span><text:span text:style-name="T3">&lt;&lt;endl;</text:span></text:p>
      <text:p text:style-name="P21"><text:soft-page-break/><text:s text:c="4"/></text:p>
      <text:p text:style-name="P51"><text:span text:style-name="T3"><text:s text:c="4"/></text:span><text:span text:style-name="T8">if</text:span><text:span text:style-name="T3">(time.getStandHr()==0){</text:span></text:p>
      <text:p text:style-name="P51"><text:span text:style-name="T3"><text:s text:c="12"/>cout&lt;&lt;</text:span><text:span text:style-name="T7">"Standard Format: "</text:span><text:span text:style-name="T3">&lt;&lt;</text:span><text:span text:style-name="T7">"12"</text:span><text:span text:style-name="T3">&lt;&lt;</text:span><text:span text:style-name="T7">":"</text:span><text:span text:style-name="T3">&lt;&lt;time.getMin()&lt;&lt;</text:span><text:span text:style-name="T7">" AM"</text:span><text:span text:style-name="T3">;</text:span></text:p>
      <text:p text:style-name="P21"><text:s text:c="12"/>cout&lt;&lt;endl;</text:p>
      <text:p text:style-name="P51"><text:span text:style-name="T3"><text:s text:c="4"/>}</text:span><text:span text:style-name="T8">else</text:span><text:span text:style-name="T3"> </text:span><text:span text:style-name="T8">if</text:span><text:span text:style-name="T3">(time.getHour()&lt;13){</text:span></text:p>
      <text:p text:style-name="P51"><text:span text:style-name="T3"><text:s text:c="12"/>cout&lt;&lt;</text:span><text:span text:style-name="T7">"Standard Format: "</text:span><text:span text:style-name="T3">&lt;&lt;time.getHour()&lt;&lt;</text:span><text:span text:style-name="T7">":"</text:span><text:span text:style-name="T3">&lt;&lt;time.getMin();</text:span></text:p>
      <text:p text:style-name="P51"><text:span text:style-name="T3"><text:s text:c="20"/></text:span><text:span text:style-name="T8">if</text:span><text:span text:style-name="T3">(hr&gt;1159){</text:span></text:p>
      <text:p text:style-name="P51"><text:span text:style-name="T3"><text:s text:c="24"/>cout&lt;&lt;</text:span><text:span text:style-name="T7">" PM"</text:span><text:span text:style-name="T3">;</text:span></text:p>
      <text:p text:style-name="P51"><text:span text:style-name="T3"><text:s text:c="20"/>}</text:span><text:span text:style-name="T8">else</text:span><text:span text:style-name="T3">{</text:span></text:p>
      <text:p text:style-name="P51"><text:span text:style-name="T3"><text:s text:c="24"/>cout&lt;&lt;</text:span><text:span text:style-name="T7">" AM"</text:span><text:span text:style-name="T3">;</text:span></text:p>
      <text:p text:style-name="P21"><text:s text:c="20"/>}</text:p>
      <text:p text:style-name="P21"><text:s text:c="12"/>cout&lt;&lt;endl;</text:p>
      <text:p text:style-name="P51"><text:span text:style-name="T3"><text:s text:c="4"/>}</text:span><text:span text:style-name="T8">else</text:span><text:span text:style-name="T3">{</text:span></text:p>
      <text:p text:style-name="P51"><text:span text:style-name="T3"><text:s text:c="8"/>cout&lt;&lt;</text:span><text:span text:style-name="T7">"Standard Format: "</text:span><text:span text:style-name="T3">&lt;&lt;time.getStandHr()&lt;&lt;</text:span><text:span text:style-name="T7">":"</text:span><text:span text:style-name="T3">&lt;&lt;time.getMin();</text:span></text:p>
      <text:p text:style-name="P51"><text:span text:style-name="T3"><text:s text:c="12"/></text:span><text:span text:style-name="T8">if</text:span><text:span text:style-name="T3">(hr&gt;1159){</text:span></text:p>
      <text:p text:style-name="P51"><text:span text:style-name="T3"><text:s text:c="16"/>cout&lt;&lt;</text:span><text:span text:style-name="T7">" PM"</text:span><text:span text:style-name="T3">;</text:span></text:p>
      <text:p text:style-name="P51"><text:span text:style-name="T3"><text:s text:c="12"/>}</text:span><text:span text:style-name="T8">else</text:span><text:span text:style-name="T3">{</text:span></text:p>
      <text:p text:style-name="P51"><text:span text:style-name="T3"><text:s text:c="16"/>cout&lt;&lt;</text:span><text:span text:style-name="T7">" AM"</text:span><text:span text:style-name="T3">;</text:span></text:p>
      <text:p text:style-name="P21"><text:s text:c="12"/>}</text:p>
      <text:p text:style-name="P21"><text:s text:c="4"/>cout&lt;&lt;endl;</text:p>
      <text:p text:style-name="P21"><text:s text:c="4"/>}</text:p>
      <text:p text:style-name="P51"><text:span text:style-name="T3"><text:s text:c="4"/></text:span><text:span text:style-name="T1">//Exit Stage Right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20">/* </text:p>
      <text:p text:style-name="P1"><text:s/>* File: <text:s text:c="2"/>miltime.cpp</text:p>
      <text:p text:style-name="P1"><text:s/>* Author: Abdul-Hakim</text:p>
      <text:p text:style-name="P1"><text:s/>*</text:p>
      <text:p text:style-name="P1"><text:s/>* Created on September 28, 2015, 7:50 PM</text:p>
      <text:p text:style-name="P1"><text:s/>*/</text:p>
      <text:p text:style-name="P21"/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"miltime.h"</text:span></text:p>
      <text:p text:style-name="P21"/>
      <text:p text:style-name="P51"><text:span text:style-name="T8">void</text:span><text:span text:style-name="T3"> MilTime::setTime(</text:span><text:span text:style-name="T8">int</text:span><text:span text:style-name="T3"> mH, </text:span><text:span text:style-name="T8">int</text:span><text:span text:style-name="T3"> mS){</text:span></text:p>
      <text:p text:style-name="P21"><text:s text:c="4"/></text:p>
      <text:p text:style-name="P21"><text:s text:c="4"/>milHour=mH;</text:p>
      <text:p text:style-name="P21"><text:s text:c="4"/>milSeconds=mS;</text:p>
      <text:p text:style-name="P21"><text:s text:c="4"/>hour=(milHour/100);</text:p>
      <text:p text:style-name="P21"><text:s text:c="4"/>min=milHour%100;</text:p>
      <text:p text:style-name="P21"><text:s text:c="4"/>sec=milSeconds;</text:p>
      <text:p text:style-name="P21"><text:s text:c="4"/></text:p>
      <text:p text:style-name="P21"><text:s text:c="4"/></text:p>
      <text:p text:style-name="P21">}</text:p>
      <text:p text:style-name="P21"/>
      <text:p text:style-name="P20">/* </text:p>
      <text:p text:style-name="P1"><text:s/>* File: <text:s text:c="2"/>miltime.h</text:p>
      <text:p text:style-name="P1"><text:s/>* Author: Abdul-Hakim</text:p>
      <text:p text:style-name="P1"><text:s/>*</text:p>
      <text:p text:style-name="P1"><text:s/>* Created on September 28, 2015, 7:49 PM</text:p>
      <text:p text:style-name="P1"><text:s/>*/</text:p>
      <text:p text:style-name="P21"/>
      <text:p text:style-name="P51"><text:span text:style-name="T2">#ifndef</text:span><text:span text:style-name="T3"> MILTIME_H</text:span></text:p>
      <text:p text:style-name="P51"><text:span text:style-name="T2">#define</text:span><text:span text:style-name="T3"><text:tab/>MILTIME_H</text:span></text:p>
      <text:p text:style-name="P51"><text:span text:style-name="T2">#include</text:span><text:span text:style-name="T3"> </text:span><text:span text:style-name="T7">"time.h"</text:span></text:p>
      <text:p text:style-name="P21"/>
      <text:p text:style-name="P51"><text:span text:style-name="T8">class</text:span><text:span text:style-name="T3"> MilTime : </text:span><text:span text:style-name="T8">public</text:span><text:span text:style-name="T3"> Time{</text:span></text:p>
      <text:p text:style-name="P51"><text:span text:style-name="T3"><text:s text:c="4"/></text:span><text:span text:style-name="T8">private</text:span><text:span text:style-name="T3">:</text:span></text:p>
      <text:p text:style-name="P51"><text:soft-page-break/><text:span text:style-name="T3"><text:s text:c="8"/></text:span><text:span text:style-name="T8">int</text:span><text:span text:style-name="T3"> milHour;</text:span></text:p>
      <text:p text:style-name="P51"><text:span text:style-name="T3"><text:s text:c="8"/></text:span><text:span text:style-name="T8">int</text:span><text:span text:style-name="T3"> milSeconds;</text:span></text:p>
      <text:p text:style-name="P51"><text:span text:style-name="T3"><text:s text:c="4"/></text:span><text:span text:style-name="T8">public</text:span><text:span text:style-name="T3">:</text:span></text:p>
      <text:p text:style-name="P21"><text:s text:c="8"/>MilTime(){</text:p>
      <text:p text:style-name="P21"><text:s text:c="12"/>milHour=0;</text:p>
      <text:p text:style-name="P21"><text:s text:c="12"/>milSeconds=0;</text:p>
      <text:p text:style-name="P21"><text:s text:c="8"/>}</text:p>
      <text:p text:style-name="P21"><text:s text:c="14"/></text:p>
      <text:p text:style-name="P51"><text:span text:style-name="T3"><text:s text:c="8"/>MilTime(</text:span><text:span text:style-name="T8">int</text:span><text:span text:style-name="T3"> mH, </text:span><text:span text:style-name="T8">int</text:span><text:span text:style-name="T3"> mS){</text:span></text:p>
      <text:p text:style-name="P21"><text:s text:c="12"/>milHour=mH;</text:p>
      <text:p text:style-name="P21"><text:s text:c="12"/>milSeconds=mS;</text:p>
      <text:p text:style-name="P21"><text:s text:c="8"/>}</text:p>
      <text:p text:style-name="P21"><text:s text:c="8"/></text:p>
      <text:p text:style-name="P51"><text:span text:style-name="T3"><text:s text:c="8"/></text:span><text:span text:style-name="T8">void</text:span><text:span text:style-name="T3"> setTime(</text:span><text:span text:style-name="T8">int</text:span><text:span text:style-name="T3"> mH, </text:span><text:span text:style-name="T8">int</text:span><text:span text:style-name="T3"> mS);</text:span></text:p>
      <text:p text:style-name="P21"><text:s text:c="8"/></text:p>
      <text:p text:style-name="P51"><text:span text:style-name="T3"><text:s text:c="8"/></text:span><text:span text:style-name="T8">int</text:span><text:span text:style-name="T3"> getHour()</text:span></text:p>
      <text:p text:style-name="P51"><text:span text:style-name="T3"><text:s text:c="12"/>{</text:span><text:span text:style-name="T8">return</text:span><text:span text:style-name="T3"> milHour;}</text:span></text:p>
      <text:p text:style-name="P51"><text:span text:style-name="T3"><text:s text:c="8"/></text:span><text:span text:style-name="T8">int</text:span><text:span text:style-name="T3"> getStandHr()</text:span></text:p>
      <text:p text:style-name="P51"><text:span text:style-name="T3"><text:s text:c="12"/>{</text:span><text:span text:style-name="T8">return</text:span><text:span text:style-name="T3"> hour%12;}</text:span></text:p>
      <text:p text:style-name="P21"><text:s text:c="8"/></text:p>
      <text:p text:style-name="P21">};</text:p>
      <text:p text:style-name="P21"/>
      <text:p text:style-name="P51"><text:span text:style-name="T2">#endif</text:span><text:span text:style-name="T3"><text:tab/></text:span><text:span text:style-name="T1">/* MILTIME_H */</text:span></text:p>
      <text:p text:style-name="P21"/>
      <text:p text:style-name="P21"/>
      <text:p text:style-name="P20">/* </text:p>
      <text:p text:style-name="P1"><text:s/>* File: <text:s text:c="2"/>time.h</text:p>
      <text:p text:style-name="P1"><text:s/>* Author: Abdul-Hakim</text:p>
      <text:p text:style-name="P1"><text:s/>*</text:p>
      <text:p text:style-name="P1"><text:s/>* Created on September 28, 2015, 7:49 PM</text:p>
      <text:p text:style-name="P1"><text:s/>*/</text:p>
      <text:p text:style-name="P21"/>
      <text:p text:style-name="P51"><text:span text:style-name="T2">#ifndef</text:span><text:span text:style-name="T3"> TIME_H</text:span></text:p>
      <text:p text:style-name="P51"><text:span text:style-name="T2">#define</text:span><text:span text:style-name="T3"><text:tab/>TIME_H</text:span></text:p>
      <text:p text:style-name="P21"/>
      <text:p text:style-name="P51"><text:span text:style-name="T8">class</text:span><text:span text:style-name="T3"> Time{</text:span></text:p>
      <text:p text:style-name="P51"><text:span text:style-name="T3"><text:s text:c="4"/></text:span><text:span text:style-name="T8">protected</text:span><text:span text:style-name="T3">:</text:span></text:p>
      <text:p text:style-name="P51"><text:span text:style-name="T3"><text:s text:c="8"/></text:span><text:span text:style-name="T8">int</text:span><text:span text:style-name="T3"> hour;</text:span></text:p>
      <text:p text:style-name="P51"><text:span text:style-name="T3"><text:s text:c="8"/></text:span><text:span text:style-name="T8">int</text:span><text:span text:style-name="T3"> min;</text:span></text:p>
      <text:p text:style-name="P51"><text:span text:style-name="T3"><text:s text:c="8"/></text:span><text:span text:style-name="T8">int</text:span><text:span text:style-name="T3"> sec;</text:span></text:p>
      <text:p text:style-name="P51"><text:span text:style-name="T3"><text:s text:c="4"/></text:span><text:span text:style-name="T8">public</text:span><text:span text:style-name="T3">:</text:span></text:p>
      <text:p text:style-name="P21"><text:s text:c="8"/></text:p>
      <text:p text:style-name="P51"><text:span text:style-name="T3"><text:s text:c="8"/></text:span><text:span text:style-name="T1">//Default Construction</text:span></text:p>
      <text:p text:style-name="P21"><text:s text:c="8"/>Time(){</text:p>
      <text:p text:style-name="P21"><text:s text:c="12"/>hour=0;</text:p>
      <text:p text:style-name="P21"><text:s text:c="12"/>min=0;</text:p>
      <text:p text:style-name="P21"><text:s text:c="12"/>sec=0;</text:p>
      <text:p text:style-name="P21"><text:s text:c="8"/>}</text:p>
      <text:p text:style-name="P21"><text:s text:c="8"/></text:p>
      <text:p text:style-name="P51"><text:span text:style-name="T3"><text:s text:c="8"/></text:span><text:span text:style-name="T1">//Constructor</text:span></text:p>
      <text:p text:style-name="P51"><text:span text:style-name="T3"><text:s text:c="8"/>Time(</text:span><text:span text:style-name="T8">int</text:span><text:span text:style-name="T3"> h, </text:span><text:span text:style-name="T8">int</text:span><text:span text:style-name="T3"> m, </text:span><text:span text:style-name="T8">int</text:span><text:span text:style-name="T3"> s){</text:span></text:p>
      <text:p text:style-name="P21"><text:s text:c="12"/>hour=h;</text:p>
      <text:p text:style-name="P21"><text:s text:c="12"/>min=m;</text:p>
      <text:p text:style-name="P21"><text:s text:c="12"/>sec=s;</text:p>
      <text:p text:style-name="P21"><text:s text:c="8"/>}</text:p>
      <text:p text:style-name="P21"><text:s text:c="8"/></text:p>
      <text:p text:style-name="P51"><text:span text:style-name="T3"><text:s text:c="8"/></text:span><text:span text:style-name="T8">int</text:span><text:span text:style-name="T3"> getHour() </text:span><text:span text:style-name="T8">const</text:span></text:p>
      <text:p text:style-name="P51"><text:span text:style-name="T3"><text:s text:c="12"/>{</text:span><text:span text:style-name="T8">return</text:span><text:span text:style-name="T3"> hour;}</text:span></text:p>
      <text:p text:style-name="P21"><text:s text:c="8"/></text:p>
      <text:p text:style-name="P51"><text:soft-page-break/><text:span text:style-name="T3"><text:s text:c="8"/></text:span><text:span text:style-name="T8">int</text:span><text:span text:style-name="T3"> getMin() </text:span><text:span text:style-name="T8">const</text:span></text:p>
      <text:p text:style-name="P51"><text:span text:style-name="T3"><text:s text:c="12"/>{</text:span><text:span text:style-name="T8">return</text:span><text:span text:style-name="T3"> min;}</text:span></text:p>
      <text:p text:style-name="P21"><text:s text:c="8"/></text:p>
      <text:p text:style-name="P51"><text:span text:style-name="T3"><text:s text:c="8"/></text:span><text:span text:style-name="T8">int</text:span><text:span text:style-name="T3"> getSec() </text:span><text:span text:style-name="T8">const</text:span></text:p>
      <text:p text:style-name="P51"><text:span text:style-name="T3"><text:s text:c="12"/>{</text:span><text:span text:style-name="T8">return</text:span><text:span text:style-name="T3"> sec;}</text:span></text:p>
      <text:p text:style-name="P21">};</text:p>
      <text:p text:style-name="P21"/>
      <text:p text:style-name="P51"><text:span text:style-name="T2">#endif</text:span><text:span text:style-name="T3"><text:tab/></text:span><text:span text:style-name="T1">/* TIME_H */</text:span></text:p>
      <text:p text:style-name="P21"/>
      <text:p text:style-name="P20">/* </text:p>
      <text:p text:style-name="P1"><text:s/>* File: <text:s text:c="2"/>teamleader.h</text:p>
      <text:p text:style-name="P1"><text:s/>* Author: Abdul-Hakim</text:p>
      <text:p text:style-name="P1"><text:s/>*</text:p>
      <text:p text:style-name="P1"><text:s/>* Created on September 28, 2015, 7:32 PM</text:p>
      <text:p text:style-name="P1"><text:s/>*/</text:p>
      <text:p text:style-name="P21"/>
      <text:p text:style-name="P51"><text:span text:style-name="T2">#ifndef</text:span><text:span text:style-name="T3"> TEAMLEADER_H</text:span></text:p>
      <text:p text:style-name="P51"><text:span text:style-name="T2">#define</text:span><text:span text:style-name="T3"><text:tab/>TEAMLEADER_H</text:span>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string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51"><text:span text:style-name="T2">#include</text:span><text:span text:style-name="T3"> </text:span><text:span text:style-name="T7">"productionworker.h"</text:span></text:p>
      <text:p text:style-name="P21"/>
      <text:p text:style-name="P51"><text:span text:style-name="T8">class</text:span><text:span text:style-name="T3"> TeamLeader : </text:span><text:span text:style-name="T8">public</text:span><text:span text:style-name="T3"> ProductionWorker{</text:span></text:p>
      <text:p text:style-name="P51"><text:span text:style-name="T3"><text:s text:c="4"/></text:span><text:span text:style-name="T8">private</text:span><text:span text:style-name="T3">:</text:span></text:p>
      <text:p text:style-name="P51"><text:span text:style-name="T3"><text:s text:c="8"/></text:span><text:span text:style-name="T8">float</text:span><text:span text:style-name="T3"> moBonus;</text:span></text:p>
      <text:p text:style-name="P51"><text:span text:style-name="T3"><text:s text:c="8"/></text:span><text:span text:style-name="T8">int</text:span><text:span text:style-name="T3"> reqHours;</text:span></text:p>
      <text:p text:style-name="P51"><text:span text:style-name="T3"><text:s text:c="8"/></text:span><text:span text:style-name="T8">int</text:span><text:span text:style-name="T3"> attHours;</text:span></text:p>
      <text:p text:style-name="P51"><text:span text:style-name="T3"><text:s text:c="4"/></text:span><text:span text:style-name="T8">public</text:span><text:span text:style-name="T3">:</text:span></text:p>
      <text:p text:style-name="P21"><text:s text:c="8"/>TeamLeader() : ProductionWorker(){</text:p>
      <text:p text:style-name="P21"><text:s text:c="12"/>moBonus=0.0;</text:p>
      <text:p text:style-name="P21"><text:s text:c="12"/>reqHours=0;</text:p>
      <text:p text:style-name="P21"><text:s text:c="12"/>attHours=0;</text:p>
      <text:p text:style-name="P21"><text:s text:c="8"/>}</text:p>
      <text:p text:style-name="P21"><text:s text:c="8"/></text:p>
      <text:p text:style-name="P51"><text:span text:style-name="T3"><text:s text:c="8"/>TeamLeader(string name, </text:span><text:span text:style-name="T8">int</text:span><text:span text:style-name="T3"> num, string hire, </text:span><text:span text:style-name="T8">int</text:span><text:span text:style-name="T3"> s, </text:span><text:span text:style-name="T8">float</text:span><text:span text:style-name="T3"> pay, </text:span></text:p>
      <text:p text:style-name="P51"><text:span text:style-name="T3"><text:s text:c="12"/></text:span><text:span text:style-name="T8">float</text:span><text:span text:style-name="T3"> moBo, </text:span><text:span text:style-name="T8">int</text:span><text:span text:style-name="T3"> rHr, </text:span><text:span text:style-name="T8">int</text:span><text:span text:style-name="T3"> atHr) : ProductionWorker(name, num, hire, s, pay){</text:span></text:p>
      <text:p text:style-name="P21"><text:s text:c="12"/>moBonus=moBo;</text:p>
      <text:p text:style-name="P21"><text:s text:c="12"/>reqHours=rHr;</text:p>
      <text:p text:style-name="P21"><text:s text:c="12"/>attHours=atHr;</text:p>
      <text:p text:style-name="P21"><text:s text:c="8"/>}</text:p>
      <text:p text:style-name="P21"><text:s text:c="8"/></text:p>
      <text:p text:style-name="P51"><text:span text:style-name="T3"><text:s text:c="8"/></text:span><text:span text:style-name="T1">//Mutator Functions</text:span></text:p>
      <text:p text:style-name="P51"><text:span text:style-name="T3"><text:s text:c="8"/></text:span><text:span text:style-name="T8">void</text:span><text:span text:style-name="T3"> setMoBonus(</text:span><text:span text:style-name="T8">float</text:span><text:span text:style-name="T3"> moBo)</text:span></text:p>
      <text:p text:style-name="P21"><text:s text:c="12"/>{moBonus=moBo;}</text:p>
      <text:p text:style-name="P51"><text:span text:style-name="T3"><text:s text:c="8"/></text:span><text:span text:style-name="T8">void</text:span><text:span text:style-name="T3"> setReqHours(</text:span><text:span text:style-name="T8">int</text:span><text:span text:style-name="T3"> rHr)</text:span></text:p>
      <text:p text:style-name="P21"><text:s text:c="12"/>{reqHours=rHr;}</text:p>
      <text:p text:style-name="P51"><text:span text:style-name="T3"><text:s text:c="8"/></text:span><text:span text:style-name="T8">void</text:span><text:span text:style-name="T3"> setAttHours(</text:span><text:span text:style-name="T8">int</text:span><text:span text:style-name="T3"> atHr)</text:span></text:p>
      <text:p text:style-name="P21"><text:s text:c="12"/>{attHours=atHr;}</text:p>
      <text:p text:style-name="P21"><text:s text:c="8"/></text:p>
      <text:p text:style-name="P51"><text:span text:style-name="T3"><text:s text:c="8"/></text:span><text:span text:style-name="T1">//Accessor Functions</text:span></text:p>
      <text:p text:style-name="P51"><text:span text:style-name="T3"><text:s text:c="8"/></text:span><text:span text:style-name="T8">float</text:span><text:span text:style-name="T3"> getMoBonus()</text:span></text:p>
      <text:p text:style-name="P51"><text:span text:style-name="T3"><text:s text:c="12"/>{</text:span><text:span text:style-name="T8">return</text:span><text:span text:style-name="T3"> moBonus;}</text:span></text:p>
      <text:p text:style-name="P21"><text:s text:c="8"/></text:p>
      <text:p text:style-name="P51"><text:soft-page-break/><text:span text:style-name="T3"><text:s text:c="8"/></text:span><text:span text:style-name="T8">int</text:span><text:span text:style-name="T3"> getReqHours() </text:span><text:span text:style-name="T8">const</text:span></text:p>
      <text:p text:style-name="P51"><text:span text:style-name="T3"><text:s text:c="12"/>{</text:span><text:span text:style-name="T8">return</text:span><text:span text:style-name="T3"> reqHours;}</text:span></text:p>
      <text:p text:style-name="P21"><text:s text:c="8"/></text:p>
      <text:p text:style-name="P51"><text:span text:style-name="T3"><text:s text:c="8"/></text:span><text:span text:style-name="T8">int</text:span><text:span text:style-name="T3"> getAttHours() </text:span><text:span text:style-name="T8">const</text:span></text:p>
      <text:p text:style-name="P51"><text:span text:style-name="T3"><text:s text:c="12"/>{</text:span><text:span text:style-name="T8">return</text:span><text:span text:style-name="T3"> attHours;}</text:span></text:p>
      <text:p text:style-name="P21"><text:s text:c="8"/></text:p>
      <text:p text:style-name="P21">};</text:p>
      <text:p text:style-name="P21"/>
      <text:p text:style-name="P21"/>
      <text:p text:style-name="P51"><text:span text:style-name="T2">#endif</text:span><text:span text:style-name="T3"><text:tab/></text:span><text:span text:style-name="T1">/* TEAMLEADER_H */</text:span></text:p>
      <text:p text:style-name="P21"/>
      <text:p text:style-name="P21"/>
      <text:p text:style-name="P20">/* </text:p>
      <text:p text:style-name="P1"><text:s/>* File: <text:s text:c="2"/>productionworker.h</text:p>
      <text:p text:style-name="P1"><text:s/>* Author: Abdul-Hakim</text:p>
      <text:p text:style-name="P1"><text:s/>*</text:p>
      <text:p text:style-name="P1"><text:s/>* Created on September 28, 2015, 7:31 PM</text:p>
      <text:p text:style-name="P1"><text:s/>*/</text:p>
      <text:p text:style-name="P21"/>
      <text:p text:style-name="P51"><text:span text:style-name="T2">#ifndef</text:span><text:span text:style-name="T3"> PRODUCTIONWORKER_H</text:span></text:p>
      <text:p text:style-name="P51"><text:span text:style-name="T2">#define</text:span><text:span text:style-name="T3"><text:tab/>PRODUCTIONWORKER_H</text:span>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string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51"><text:span text:style-name="T2">#include</text:span><text:span text:style-name="T3"> </text:span><text:span text:style-name="T7">"employee.h"</text:span></text:p>
      <text:p text:style-name="P21"/>
      <text:p text:style-name="P51"><text:span text:style-name="T8">class</text:span><text:span text:style-name="T3"> ProductionWorker : </text:span><text:span text:style-name="T8">public</text:span><text:span text:style-name="T3"> Employee{</text:span></text:p>
      <text:p text:style-name="P51"><text:span text:style-name="T3"><text:s text:c="4"/></text:span><text:span text:style-name="T8">private</text:span><text:span text:style-name="T3">:</text:span></text:p>
      <text:p text:style-name="P51"><text:span text:style-name="T3"><text:s text:c="8"/></text:span><text:span text:style-name="T8">int</text:span><text:span text:style-name="T3"> shift;</text:span></text:p>
      <text:p text:style-name="P51"><text:span text:style-name="T3"><text:s text:c="8"/></text:span><text:span text:style-name="T8">float</text:span><text:span text:style-name="T3"> payRate;</text:span></text:p>
      <text:p text:style-name="P21"><text:s text:c="8"/></text:p>
      <text:p text:style-name="P51"><text:span text:style-name="T3"><text:s text:c="4"/></text:span><text:span text:style-name="T8">public</text:span><text:span text:style-name="T3">:</text:span></text:p>
      <text:p text:style-name="P21"><text:s text:c="8"/>ProductionWorker():Employee(){</text:p>
      <text:p text:style-name="P21"><text:s text:c="12"/>shift=0;</text:p>
      <text:p text:style-name="P21"><text:s text:c="12"/>payRate=0.0;</text:p>
      <text:p text:style-name="P21"><text:s text:c="8"/>}</text:p>
      <text:p text:style-name="P21"><text:s text:c="8"/></text:p>
      <text:p text:style-name="P51"><text:span text:style-name="T3"><text:s text:c="8"/>ProductionWorker(string name, </text:span><text:span text:style-name="T8">int</text:span><text:span text:style-name="T3"> num, string hire, </text:span></text:p>
      <text:p text:style-name="P51"><text:span text:style-name="T3"><text:s text:c="16"/></text:span><text:span text:style-name="T8">int</text:span><text:span text:style-name="T3"> s, </text:span><text:span text:style-name="T8">float</text:span><text:span text:style-name="T3"> pay) : Employee(name, num, hire){</text:span></text:p>
      <text:p text:style-name="P21"><text:s text:c="12"/>shift=s;</text:p>
      <text:p text:style-name="P21"><text:s text:c="12"/>payRate=pay;</text:p>
      <text:p text:style-name="P21"><text:s text:c="8"/>}</text:p>
      <text:p text:style-name="P21"><text:s text:c="8"/></text:p>
      <text:p text:style-name="P51"><text:span text:style-name="T3"><text:s text:c="8"/></text:span><text:span text:style-name="T8">int</text:span><text:span text:style-name="T3"> getShift()</text:span></text:p>
      <text:p text:style-name="P51"><text:span text:style-name="T3"><text:s text:c="12"/>{</text:span><text:span text:style-name="T8">return</text:span><text:span text:style-name="T3"> shift;}</text:span></text:p>
      <text:p text:style-name="P21"><text:s text:c="8"/></text:p>
      <text:p text:style-name="P51"><text:span text:style-name="T3"><text:s text:c="8"/></text:span><text:span text:style-name="T8">float</text:span><text:span text:style-name="T3"> getPayRate()</text:span></text:p>
      <text:p text:style-name="P51"><text:span text:style-name="T3"><text:s text:c="12"/>{</text:span><text:span text:style-name="T8">return</text:span><text:span text:style-name="T3"> payRate;}</text:span></text:p>
      <text:p text:style-name="P21">};</text:p>
      <text:p text:style-name="P21"/>
      <text:p text:style-name="P51"><text:span text:style-name="T2">#endif</text:span><text:span text:style-name="T3"><text:tab/></text:span><text:span text:style-name="T1">/* PRODUCTIONWORKER_H */</text:span></text:p>
      <text:p text:style-name="P46"/>
      <text:p text:style-name="P61">/* </text:p>
      <text:p text:style-name="P1"><text:s/>* File: <text:s text:c="2"/>main.cpp</text:p>
      <text:p text:style-name="P1"><text:soft-page-break/><text:s/>* Author: Abdul-Hakim</text:p>
      <text:p text:style-name="P1"><text:s/>* Purpose: Chapter_15_Prob_3 </text:p>
      <text:p text:style-name="P1"><text:s/>* Created on September 28, 2015, 7:21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1">//User Libraries</text:p>
      <text:p text:style-name="P51"><text:span text:style-name="T2">#include</text:span><text:span text:style-name="T3"> </text:span><text:span text:style-name="T7">"employee.h"</text:span></text:p>
      <text:p text:style-name="P51"><text:span text:style-name="T2">#include</text:span><text:span text:style-name="T3"> </text:span><text:span text:style-name="T7">"productionworker.h"</text:span></text:p>
      <text:p text:style-name="P51"><text:span text:style-name="T2">#include</text:span><text:span text:style-name="T3"> </text:span><text:span text:style-name="T7">"teamleader.h"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Global constants</text:p>
      <text:p text:style-name="P1">//Function Prototypes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Variable Declaration</text:span></text:p>
      <text:p text:style-name="P21"><text:s text:c="4"/></text:p>
      <text:p text:style-name="P51"><text:span text:style-name="T3"><text:s text:c="4"/></text:span><text:span text:style-name="T1">//Create Employee</text:span></text:p>
      <text:p text:style-name="P51"><text:span text:style-name="T3"><text:s text:c="5"/>ProductionWorker worker(</text:span><text:span text:style-name="T7">"Cindy Guijosa"</text:span><text:span text:style-name="T3">, 101707, </text:span><text:span text:style-name="T7">"09/16/13"</text:span><text:span text:style-name="T3">, 2, 45.50);</text:span></text:p>
      <text:p text:style-name="P21"><text:s text:c="4"/></text:p>
      <text:p text:style-name="P51"><text:span text:style-name="T3"><text:s text:c="4"/></text:span><text:span text:style-name="T1">//Display Employee Information</text:span></text:p>
      <text:p text:style-name="P21"><text:s text:c="4"/>cout&lt;&lt;setprecision(2)&lt;&lt;showpoint&lt;&lt;fixed;</text:p>
      <text:p text:style-name="P51"><text:span text:style-name="T3"><text:s text:c="4"/>cout&lt;&lt;</text:span><text:span text:style-name="T7">"Employee Name: <text:s text:c="8"/>"</text:span><text:span text:style-name="T3">&lt;&lt;worker.getName()&lt;&lt;endl;</text:span></text:p>
      <text:p text:style-name="P51"><text:span text:style-name="T3"><text:s text:c="4"/>cout&lt;&lt;</text:span><text:span text:style-name="T7">"Employee Number: <text:s text:c="6"/>"</text:span><text:span text:style-name="T3">&lt;&lt;worker.getNum()&lt;&lt;endl;</text:span></text:p>
      <text:p text:style-name="P51"><text:span text:style-name="T3"><text:s text:c="4"/>cout&lt;&lt;</text:span><text:span text:style-name="T7">"Employee's Hire Date: <text:s/>"</text:span><text:span text:style-name="T3">&lt;&lt;worker.getHire()&lt;&lt;endl;</text:span></text:p>
      <text:p text:style-name="P51"><text:span text:style-name="T3"><text:s text:c="4"/>cout&lt;&lt;</text:span><text:span text:style-name="T7">"Employee's Shift: <text:s text:c="5"/>"</text:span><text:span text:style-name="T3">&lt;&lt;worker.getShift()&lt;&lt;endl;</text:span></text:p>
      <text:p text:style-name="P51"><text:span text:style-name="T3"><text:s text:c="4"/>cout&lt;&lt;</text:span><text:span text:style-name="T7">"Employee's Pay Rate: <text:s text:c="2"/>$"</text:span><text:span text:style-name="T3">&lt;&lt;worker.getPayRate()&lt;&lt;endl;</text:span></text:p>
      <text:p text:style-name="P21"><text:s text:c="4"/>cout&lt;&lt;endl&lt;&lt;endl;</text:p>
      <text:p text:style-name="P21"><text:s text:c="4"/></text:p>
      <text:p text:style-name="P51"><text:span text:style-name="T3"><text:s text:c="4"/></text:span><text:span text:style-name="T1">//Create Team Leader</text:span></text:p>
      <text:p text:style-name="P51"><text:span text:style-name="T3"><text:s text:c="4"/>TeamLeader lead(</text:span><text:span text:style-name="T7">"Big Boss"</text:span><text:span text:style-name="T3">, 101000, </text:span><text:span text:style-name="T7">"01/01/1900"</text:span><text:span text:style-name="T3">, 2, 35.00, 200.00, 30, 9);</text:span></text:p>
      <text:p text:style-name="P21"><text:s text:c="4"/>cout&lt;&lt;setprecision(2)&lt;&lt;showpoint&lt;&lt;fixed;</text:p>
      <text:p text:style-name="P51"><text:span text:style-name="T3"><text:s text:c="4"/>cout&lt;&lt;</text:span><text:span text:style-name="T7">"--&gt; Shift Team Leader &lt;--"</text:span><text:span text:style-name="T3">&lt;&lt;endl;</text:span></text:p>
      <text:p text:style-name="P51"><text:span text:style-name="T3"><text:s text:c="4"/>cout&lt;&lt;</text:span><text:span text:style-name="T7">"Employee Name: <text:s text:c="10"/>"</text:span><text:span text:style-name="T3">&lt;&lt;lead.getName()&lt;&lt;endl;</text:span></text:p>
      <text:p text:style-name="P51"><text:span text:style-name="T3"><text:s text:c="4"/>cout&lt;&lt;</text:span><text:span text:style-name="T7">"Employee's Number: <text:s text:c="6"/>"</text:span><text:span text:style-name="T3">&lt;&lt;lead.getNum()&lt;&lt;endl;</text:span></text:p>
      <text:p text:style-name="P51"><text:span text:style-name="T3"><text:s text:c="4"/>cout&lt;&lt;</text:span><text:span text:style-name="T7">"Employee's Hire Date: <text:s text:c="3"/>"</text:span><text:span text:style-name="T3">&lt;&lt;lead.getHire()&lt;&lt;endl;</text:span></text:p>
      <text:p text:style-name="P51"><text:span text:style-name="T3"><text:s text:c="4"/>cout&lt;&lt;</text:span><text:span text:style-name="T7">"Employee's Shift: <text:s text:c="7"/>"</text:span><text:span text:style-name="T3">&lt;&lt;lead.getShift()&lt;&lt;endl;</text:span></text:p>
      <text:p text:style-name="P51"><text:span text:style-name="T3"><text:s text:c="4"/>cout&lt;&lt;</text:span><text:span text:style-name="T7">"Employee's Pay Rate: <text:s text:c="4"/>$"</text:span><text:span text:style-name="T3">&lt;&lt;lead.getPayRate()&lt;&lt;endl;</text:span></text:p>
      <text:p text:style-name="P51"><text:span text:style-name="T3"><text:s text:c="4"/>cout&lt;&lt;</text:span><text:span text:style-name="T7">"Team Lead Monthly Bonus: $"</text:span><text:span text:style-name="T3">&lt;&lt;lead.getMoBonus()&lt;&lt;endl;</text:span></text:p>
      <text:p text:style-name="P51"><text:span text:style-name="T3"><text:s text:c="4"/>cout&lt;&lt;</text:span><text:span text:style-name="T7">"Required Training Hours: "</text:span><text:span text:style-name="T3">&lt;&lt;lead.getReqHours()&lt;&lt;endl;</text:span></text:p>
      <text:p text:style-name="P51"><text:span text:style-name="T3"><text:s text:c="4"/>cout&lt;&lt;</text:span><text:span text:style-name="T7">"Attended Training Hours: "</text:span><text:span text:style-name="T3">&lt;&lt;lead.getAttHours()&lt;&lt;endl;</text:span></text:p>
      <text:p text:style-name="P21"><text:s text:c="4"/></text:p>
      <text:p text:style-name="P51"><text:span text:style-name="T3"><text:s text:c="4"/></text:span><text:span text:style-name="T1">//Exit Stage Right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1">/* </text:p>
      <text:p text:style-name="P1"><text:s/>* File: <text:s text:c="2"/>employee.h</text:p>
      <text:p text:style-name="P1"><text:s/>* Author: Abdul-Hakim</text:p>
      <text:p text:style-name="P1"><text:s/>*</text:p>
      <text:p text:style-name="P1"><text:s/>* Created on September 28, 2015, 7:30 PM</text:p>
      <text:p text:style-name="P1"><text:s/>*/</text:p>
      <text:p text:style-name="P21"/>
      <text:p text:style-name="P51"><text:span text:style-name="T2">#ifndef</text:span><text:span text:style-name="T3"> EMPLOYEE_H</text:span></text:p>
      <text:p text:style-name="P51"><text:span text:style-name="T2">#define</text:span><text:span text:style-name="T3"><text:tab/>EMPLOYEE_H</text:span></text:p>
      <text:p text:style-name="P21"/>
      <text:p text:style-name="P1">//System Libraries</text:p>
      <text:p text:style-name="P51"><text:soft-page-break/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string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21"/>
      <text:p text:style-name="P51"><text:span text:style-name="T8">class</text:span><text:span text:style-name="T3"> Employee{</text:span></text:p>
      <text:p text:style-name="P51"><text:span text:style-name="T8">protected</text:span><text:span text:style-name="T3">:</text:span></text:p>
      <text:p text:style-name="P51"><text:span text:style-name="T3"><text:s text:c="4"/>string empName; </text:span><text:span text:style-name="T1">//Employee Name</text:span></text:p>
      <text:p text:style-name="P51"><text:span text:style-name="T3"><text:s text:c="4"/></text:span><text:span text:style-name="T8">int</text:span><text:span text:style-name="T3"> empNum; <text:s text:c="4"/></text:span><text:span text:style-name="T1">//Employee Number</text:span></text:p>
      <text:p text:style-name="P51"><text:span text:style-name="T3"><text:s text:c="4"/>string empHire; </text:span><text:span text:style-name="T1">//Employee Hire Date</text:span></text:p>
      <text:p text:style-name="P21"><text:s text:c="4"/></text:p>
      <text:p text:style-name="P51"><text:span text:style-name="T8">public</text:span><text:span text:style-name="T3">:</text:span></text:p>
      <text:p text:style-name="P21"><text:s text:c="4"/>Employee(){</text:p>
      <text:p text:style-name="P51"><text:span text:style-name="T3"><text:s text:c="8"/>empName=</text:span><text:span text:style-name="T7">""</text:span><text:span text:style-name="T3">;</text:span></text:p>
      <text:p text:style-name="P21"><text:s text:c="8"/>empNum=0;</text:p>
      <text:p text:style-name="P51"><text:span text:style-name="T3"><text:s text:c="8"/>empHire=</text:span><text:span text:style-name="T7">""</text:span><text:span text:style-name="T3">;</text:span></text:p>
      <text:p text:style-name="P21"><text:s text:c="4"/>}</text:p>
      <text:p text:style-name="P21"><text:s text:c="4"/></text:p>
      <text:p text:style-name="P51"><text:span text:style-name="T3"><text:s text:c="4"/>Employee (string n, </text:span><text:span text:style-name="T8">int</text:span><text:span text:style-name="T3"> num, string h){</text:span></text:p>
      <text:p text:style-name="P21"><text:s text:c="8"/>empName=n;</text:p>
      <text:p text:style-name="P21"><text:s text:c="8"/>empNum=num;</text:p>
      <text:p text:style-name="P21"><text:s text:c="8"/>empHire=h;</text:p>
      <text:p text:style-name="P21"><text:s text:c="4"/>}</text:p>
      <text:p text:style-name="P21"><text:s text:c="4"/></text:p>
      <text:p text:style-name="P51"><text:span text:style-name="T3"><text:s text:c="4"/></text:span><text:span text:style-name="T8">void</text:span><text:span text:style-name="T3"> setName(string n)</text:span></text:p>
      <text:p text:style-name="P21"><text:s text:c="8"/>{empName=n;}</text:p>
      <text:p text:style-name="P51"><text:span text:style-name="T3"><text:s text:c="4"/></text:span><text:span text:style-name="T8">void</text:span><text:span text:style-name="T3"> setNum(</text:span><text:span text:style-name="T8">int</text:span><text:span text:style-name="T3"> num)</text:span></text:p>
      <text:p text:style-name="P21"><text:s text:c="8"/>{empNum=num;}</text:p>
      <text:p text:style-name="P51"><text:span text:style-name="T3"><text:s text:c="4"/></text:span><text:span text:style-name="T8">void</text:span><text:span text:style-name="T3"> setHire(string h)</text:span></text:p>
      <text:p text:style-name="P21"><text:s text:c="8"/>{empHire=h;}</text:p>
      <text:p text:style-name="P21"><text:s text:c="4"/></text:p>
      <text:p text:style-name="P51"><text:span text:style-name="T3"><text:s text:c="4"/>string getName() </text:span><text:span text:style-name="T8">const</text:span></text:p>
      <text:p text:style-name="P51"><text:span text:style-name="T3"><text:s text:c="8"/>{</text:span><text:span text:style-name="T8">return</text:span><text:span text:style-name="T3"> empName;}</text:span></text:p>
      <text:p text:style-name="P51"><text:span text:style-name="T3"><text:s text:c="4"/></text:span><text:span text:style-name="T8">int</text:span><text:span text:style-name="T3"> getNum() </text:span><text:span text:style-name="T8">const</text:span></text:p>
      <text:p text:style-name="P51"><text:span text:style-name="T3"><text:s text:c="8"/>{</text:span><text:span text:style-name="T8">return</text:span><text:span text:style-name="T3"> empNum;}</text:span></text:p>
      <text:p text:style-name="P51"><text:span text:style-name="T3"><text:s text:c="4"/>string getHire() </text:span><text:span text:style-name="T8">const</text:span></text:p>
      <text:p text:style-name="P51"><text:span text:style-name="T3"><text:s text:c="8"/>{</text:span><text:span text:style-name="T8">return</text:span><text:span text:style-name="T3"> empHire;}</text:span></text:p>
      <text:p text:style-name="P21"><text:s text:c="4"/></text:p>
      <text:p text:style-name="P21">};</text:p>
      <text:p text:style-name="P21"/>
      <text:p text:style-name="P51"><text:span text:style-name="T2">#endif</text:span><text:span text:style-name="T3"><text:tab/></text:span><text:span text:style-name="T1">/* EMPLOYEE_H */</text:span></text:p>
      <text:p text:style-name="P21"/>
      <text:p text:style-name="P21"/>
      <text:p text:style-name="P1">/* </text:p>
      <text:p text:style-name="P1"><text:s/>* File: <text:s text:c="2"/>employee.h</text:p>
      <text:p text:style-name="P1"><text:s/>* Author: Abdul-Hakim</text:p>
      <text:p text:style-name="P1"><text:s/>*</text:p>
      <text:p text:style-name="P1"><text:s/>* Created on September 28, 2015, 7:11 PM</text:p>
      <text:p text:style-name="P1"><text:s/>*/</text:p>
      <text:p text:style-name="P21"/>
      <text:p text:style-name="P51"><text:span text:style-name="T2">#ifndef</text:span><text:span text:style-name="T3"> EMPLOYEE_H</text:span></text:p>
      <text:p text:style-name="P51"><text:span text:style-name="T2">#define</text:span><text:span text:style-name="T3"><text:tab/>EMPLOYEE_H</text:span>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string&gt;</text:span></text:p>
      <text:p text:style-name="P51"><text:soft-page-break/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21"/>
      <text:p text:style-name="P51"><text:span text:style-name="T8">class</text:span><text:span text:style-name="T3"> Employee{</text:span></text:p>
      <text:p text:style-name="P51"><text:span text:style-name="T8">protected</text:span><text:span text:style-name="T3">:</text:span></text:p>
      <text:p text:style-name="P51"><text:span text:style-name="T3"><text:s text:c="4"/>string empName; </text:span><text:span text:style-name="T1">//Employee Name</text:span></text:p>
      <text:p text:style-name="P51"><text:span text:style-name="T3"><text:s text:c="4"/></text:span><text:span text:style-name="T8">int</text:span><text:span text:style-name="T3"> empNum; <text:s text:c="4"/></text:span><text:span text:style-name="T1">//Employee Number</text:span></text:p>
      <text:p text:style-name="P51"><text:span text:style-name="T3"><text:s text:c="4"/>string empHire; </text:span><text:span text:style-name="T1">//Employee Hire Date</text:span></text:p>
      <text:p text:style-name="P21"><text:s text:c="4"/></text:p>
      <text:p text:style-name="P51"><text:span text:style-name="T8">public</text:span><text:span text:style-name="T3">:</text:span></text:p>
      <text:p text:style-name="P21"><text:s text:c="4"/>Employee(){</text:p>
      <text:p text:style-name="P51"><text:span text:style-name="T3"><text:s text:c="8"/>empName=</text:span><text:span text:style-name="T7">""</text:span><text:span text:style-name="T3">;</text:span></text:p>
      <text:p text:style-name="P21"><text:s text:c="8"/>empNum=0;</text:p>
      <text:p text:style-name="P51"><text:span text:style-name="T3"><text:s text:c="8"/>empHire=</text:span><text:span text:style-name="T7">""</text:span><text:span text:style-name="T3">;</text:span></text:p>
      <text:p text:style-name="P21"><text:s text:c="4"/>}</text:p>
      <text:p text:style-name="P21"><text:s text:c="4"/></text:p>
      <text:p text:style-name="P51"><text:span text:style-name="T3"><text:s text:c="4"/>Employee (string n, </text:span><text:span text:style-name="T8">int</text:span><text:span text:style-name="T3"> num, string h){</text:span></text:p>
      <text:p text:style-name="P21"><text:s text:c="8"/>empName=n;</text:p>
      <text:p text:style-name="P21"><text:s text:c="8"/>empNum=num;</text:p>
      <text:p text:style-name="P21"><text:s text:c="8"/>empHire=h;</text:p>
      <text:p text:style-name="P21"><text:s text:c="4"/>}</text:p>
      <text:p text:style-name="P21"><text:s text:c="4"/></text:p>
      <text:p text:style-name="P51"><text:span text:style-name="T3"><text:s text:c="4"/></text:span><text:span text:style-name="T8">void</text:span><text:span text:style-name="T3"> setName(string n)</text:span></text:p>
      <text:p text:style-name="P21"><text:s text:c="8"/>{empName=n;}</text:p>
      <text:p text:style-name="P51"><text:span text:style-name="T3"><text:s text:c="4"/></text:span><text:span text:style-name="T8">void</text:span><text:span text:style-name="T3"> setNum(</text:span><text:span text:style-name="T8">int</text:span><text:span text:style-name="T3"> num)</text:span></text:p>
      <text:p text:style-name="P21"><text:s text:c="8"/>{empNum=num;}</text:p>
      <text:p text:style-name="P51"><text:span text:style-name="T3"><text:s text:c="4"/></text:span><text:span text:style-name="T8">void</text:span><text:span text:style-name="T3"> setHire(string h)</text:span></text:p>
      <text:p text:style-name="P21"><text:s text:c="8"/>{empHire=h;}</text:p>
      <text:p text:style-name="P21"><text:s text:c="4"/></text:p>
      <text:p text:style-name="P51"><text:span text:style-name="T3"><text:s text:c="4"/>string getName() </text:span><text:span text:style-name="T8">const</text:span></text:p>
      <text:p text:style-name="P51"><text:span text:style-name="T3"><text:s text:c="8"/>{</text:span><text:span text:style-name="T8">return</text:span><text:span text:style-name="T3"> empName;}</text:span></text:p>
      <text:p text:style-name="P51"><text:span text:style-name="T3"><text:s text:c="4"/></text:span><text:span text:style-name="T8">int</text:span><text:span text:style-name="T3"> getNum() </text:span><text:span text:style-name="T8">const</text:span></text:p>
      <text:p text:style-name="P51"><text:span text:style-name="T3"><text:s text:c="8"/>{</text:span><text:span text:style-name="T8">return</text:span><text:span text:style-name="T3"> empNum;}</text:span></text:p>
      <text:p text:style-name="P51"><text:span text:style-name="T3"><text:s text:c="4"/>string getHire() </text:span><text:span text:style-name="T8">const</text:span></text:p>
      <text:p text:style-name="P51"><text:span text:style-name="T3"><text:s text:c="8"/>{</text:span><text:span text:style-name="T8">return</text:span><text:span text:style-name="T3"> empHire;}</text:span></text:p>
      <text:p text:style-name="P21"><text:s text:c="4"/></text:p>
      <text:p text:style-name="P21">};</text:p>
      <text:p text:style-name="P21"/>
      <text:p text:style-name="P51"><text:span text:style-name="T2">#endif</text:span><text:span text:style-name="T3"><text:tab/></text:span><text:span text:style-name="T1">/* EMPLOYEE_H */</text:span></text:p>
      <text:p text:style-name="P21"/>
      <text:p text:style-name="P1">/* </text:p>
      <text:p text:style-name="P1"><text:s/>* File: <text:s text:c="2"/>employee.h</text:p>
      <text:p text:style-name="P1"><text:s/>* Author: Abdul-Hakim</text:p>
      <text:p text:style-name="P1"><text:s/>*</text:p>
      <text:p text:style-name="P1"><text:s/>* Created on September 28, 2015, 7:11 PM</text:p>
      <text:p text:style-name="P1"><text:s/>*/</text:p>
      <text:p text:style-name="P21"/>
      <text:p text:style-name="P51"><text:span text:style-name="T2">#ifndef</text:span><text:span text:style-name="T3"> EMPLOYEE_H</text:span></text:p>
      <text:p text:style-name="P51"><text:span text:style-name="T2">#define</text:span><text:span text:style-name="T3"><text:tab/>EMPLOYEE_H</text:span>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string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21"/>
      <text:p text:style-name="P51"><text:soft-page-break/><text:span text:style-name="T8">class</text:span><text:span text:style-name="T3"> Employee{</text:span></text:p>
      <text:p text:style-name="P51"><text:span text:style-name="T8">protected</text:span><text:span text:style-name="T3">:</text:span></text:p>
      <text:p text:style-name="P51"><text:span text:style-name="T3"><text:s text:c="4"/>string empName; </text:span><text:span text:style-name="T1">//Employee Name</text:span></text:p>
      <text:p text:style-name="P51"><text:span text:style-name="T3"><text:s text:c="4"/></text:span><text:span text:style-name="T8">int</text:span><text:span text:style-name="T3"> empNum; <text:s text:c="4"/></text:span><text:span text:style-name="T1">//Employee Number</text:span></text:p>
      <text:p text:style-name="P51"><text:span text:style-name="T3"><text:s text:c="4"/>string empHire; </text:span><text:span text:style-name="T1">//Employee Hire Date</text:span></text:p>
      <text:p text:style-name="P21"><text:s text:c="4"/></text:p>
      <text:p text:style-name="P51"><text:span text:style-name="T8">public</text:span><text:span text:style-name="T3">:</text:span></text:p>
      <text:p text:style-name="P21"><text:s text:c="4"/>Employee(){</text:p>
      <text:p text:style-name="P51"><text:span text:style-name="T3"><text:s text:c="8"/>empName=</text:span><text:span text:style-name="T7">""</text:span><text:span text:style-name="T3">;</text:span></text:p>
      <text:p text:style-name="P21"><text:s text:c="8"/>empNum=0;</text:p>
      <text:p text:style-name="P51"><text:span text:style-name="T3"><text:s text:c="8"/>empHire=</text:span><text:span text:style-name="T7">""</text:span><text:span text:style-name="T3">;</text:span></text:p>
      <text:p text:style-name="P21"><text:s text:c="4"/>}</text:p>
      <text:p text:style-name="P21"><text:s text:c="4"/></text:p>
      <text:p text:style-name="P51"><text:span text:style-name="T3"><text:s text:c="4"/>Employee (string n, </text:span><text:span text:style-name="T8">int</text:span><text:span text:style-name="T3"> num, string h){</text:span></text:p>
      <text:p text:style-name="P21"><text:s text:c="8"/>empName=n;</text:p>
      <text:p text:style-name="P21"><text:s text:c="8"/>empNum=num;</text:p>
      <text:p text:style-name="P21"><text:s text:c="8"/>empHire=h;</text:p>
      <text:p text:style-name="P21"><text:s text:c="4"/>}</text:p>
      <text:p text:style-name="P21"><text:s text:c="4"/></text:p>
      <text:p text:style-name="P51"><text:span text:style-name="T3"><text:s text:c="4"/></text:span><text:span text:style-name="T8">void</text:span><text:span text:style-name="T3"> setName(string n)</text:span></text:p>
      <text:p text:style-name="P21"><text:s text:c="8"/>{empName=n;}</text:p>
      <text:p text:style-name="P51"><text:span text:style-name="T3"><text:s text:c="4"/></text:span><text:span text:style-name="T8">void</text:span><text:span text:style-name="T3"> setNum(</text:span><text:span text:style-name="T8">int</text:span><text:span text:style-name="T3"> num)</text:span></text:p>
      <text:p text:style-name="P21"><text:s text:c="8"/>{empNum=num;}</text:p>
      <text:p text:style-name="P51"><text:span text:style-name="T3"><text:s text:c="4"/></text:span><text:span text:style-name="T8">void</text:span><text:span text:style-name="T3"> setHire(string h)</text:span></text:p>
      <text:p text:style-name="P21"><text:s text:c="8"/>{empHire=h;}</text:p>
      <text:p text:style-name="P21"><text:s text:c="4"/></text:p>
      <text:p text:style-name="P51"><text:span text:style-name="T3"><text:s text:c="4"/>string getName() </text:span><text:span text:style-name="T8">const</text:span></text:p>
      <text:p text:style-name="P51"><text:span text:style-name="T3"><text:s text:c="8"/>{</text:span><text:span text:style-name="T8">return</text:span><text:span text:style-name="T3"> empName;}</text:span></text:p>
      <text:p text:style-name="P51"><text:span text:style-name="T3"><text:s text:c="4"/></text:span><text:span text:style-name="T8">int</text:span><text:span text:style-name="T3"> getNum() </text:span><text:span text:style-name="T8">const</text:span></text:p>
      <text:p text:style-name="P51"><text:span text:style-name="T3"><text:s text:c="8"/>{</text:span><text:span text:style-name="T8">return</text:span><text:span text:style-name="T3"> empNum;}</text:span></text:p>
      <text:p text:style-name="P51"><text:span text:style-name="T3"><text:s text:c="4"/>string getHire() </text:span><text:span text:style-name="T8">const</text:span></text:p>
      <text:p text:style-name="P51"><text:span text:style-name="T3"><text:s text:c="8"/>{</text:span><text:span text:style-name="T8">return</text:span><text:span text:style-name="T3"> empHire;}</text:span></text:p>
      <text:p text:style-name="P21"><text:s text:c="4"/></text:p>
      <text:p text:style-name="P21">};</text:p>
      <text:p text:style-name="P21"/>
      <text:p text:style-name="P51"><text:span text:style-name="T2">#endif</text:span><text:span text:style-name="T3"><text:tab/></text:span><text:span text:style-name="T1">/* EMPLOYEE_H */</text:span></text:p>
      <text:p text:style-name="P21"/>
      <text:p text:style-name="P1">/* </text:p>
      <text:p text:style-name="P1"><text:s/>* File: <text:s text:c="2"/>employee.h</text:p>
      <text:p text:style-name="P1"><text:s/>* Author: Abdul-Hakim</text:p>
      <text:p text:style-name="P1"><text:s/>*</text:p>
      <text:p text:style-name="P1"><text:s/>* Created on September 28, 2015, 7:11 PM</text:p>
      <text:p text:style-name="P1"><text:s/>*/</text:p>
      <text:p text:style-name="P21"/>
      <text:p text:style-name="P51"><text:span text:style-name="T2">#ifndef</text:span><text:span text:style-name="T3"> EMPLOYEE_H</text:span></text:p>
      <text:p text:style-name="P51"><text:span text:style-name="T2">#define</text:span><text:span text:style-name="T3"><text:tab/>EMPLOYEE_H</text:span>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string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21"/>
      <text:p text:style-name="P51"><text:span text:style-name="T8">class</text:span><text:span text:style-name="T3"> Employee{</text:span></text:p>
      <text:p text:style-name="P51"><text:span text:style-name="T8">protected</text:span><text:span text:style-name="T3">:</text:span></text:p>
      <text:p text:style-name="P51"><text:span text:style-name="T3"><text:s text:c="4"/>string empName; </text:span><text:span text:style-name="T1">//Employee Name</text:span></text:p>
      <text:p text:style-name="P51"><text:span text:style-name="T3"><text:s text:c="4"/></text:span><text:span text:style-name="T8">int</text:span><text:span text:style-name="T3"> empNum; <text:s text:c="4"/></text:span><text:span text:style-name="T1">//Employee Number</text:span></text:p>
      <text:p text:style-name="P51"><text:soft-page-break/><text:span text:style-name="T3"><text:s text:c="4"/>string empHire; </text:span><text:span text:style-name="T1">//Employee Hire Date</text:span></text:p>
      <text:p text:style-name="P21"><text:s text:c="4"/></text:p>
      <text:p text:style-name="P51"><text:span text:style-name="T8">public</text:span><text:span text:style-name="T3">:</text:span></text:p>
      <text:p text:style-name="P21"><text:s text:c="4"/>Employee(){</text:p>
      <text:p text:style-name="P51"><text:span text:style-name="T3"><text:s text:c="8"/>empName=</text:span><text:span text:style-name="T7">""</text:span><text:span text:style-name="T3">;</text:span></text:p>
      <text:p text:style-name="P21"><text:s text:c="8"/>empNum=0;</text:p>
      <text:p text:style-name="P51"><text:span text:style-name="T3"><text:s text:c="8"/>empHire=</text:span><text:span text:style-name="T7">""</text:span><text:span text:style-name="T3">;</text:span></text:p>
      <text:p text:style-name="P21"><text:s text:c="4"/>}</text:p>
      <text:p text:style-name="P21"><text:s text:c="4"/></text:p>
      <text:p text:style-name="P51"><text:span text:style-name="T3"><text:s text:c="4"/>Employee (string n, </text:span><text:span text:style-name="T8">int</text:span><text:span text:style-name="T3"> num, string h){</text:span></text:p>
      <text:p text:style-name="P21"><text:s text:c="8"/>empName=n;</text:p>
      <text:p text:style-name="P21"><text:s text:c="8"/>empNum=num;</text:p>
      <text:p text:style-name="P21"><text:s text:c="8"/>empHire=h;</text:p>
      <text:p text:style-name="P21"><text:s text:c="4"/>}</text:p>
      <text:p text:style-name="P21"><text:s text:c="4"/></text:p>
      <text:p text:style-name="P51"><text:span text:style-name="T3"><text:s text:c="4"/></text:span><text:span text:style-name="T8">void</text:span><text:span text:style-name="T3"> setName(string n)</text:span></text:p>
      <text:p text:style-name="P21"><text:s text:c="8"/>{empName=n;}</text:p>
      <text:p text:style-name="P51"><text:span text:style-name="T3"><text:s text:c="4"/></text:span><text:span text:style-name="T8">void</text:span><text:span text:style-name="T3"> setNum(</text:span><text:span text:style-name="T8">int</text:span><text:span text:style-name="T3"> num)</text:span></text:p>
      <text:p text:style-name="P21"><text:s text:c="8"/>{empNum=num;}</text:p>
      <text:p text:style-name="P51"><text:span text:style-name="T3"><text:s text:c="4"/></text:span><text:span text:style-name="T8">void</text:span><text:span text:style-name="T3"> setHire(string h)</text:span></text:p>
      <text:p text:style-name="P21"><text:s text:c="8"/>{empHire=h;}</text:p>
      <text:p text:style-name="P21"><text:s text:c="4"/></text:p>
      <text:p text:style-name="P51"><text:span text:style-name="T3"><text:s text:c="4"/>string getName() </text:span><text:span text:style-name="T8">const</text:span></text:p>
      <text:p text:style-name="P51"><text:span text:style-name="T3"><text:s text:c="8"/>{</text:span><text:span text:style-name="T8">return</text:span><text:span text:style-name="T3"> empName;}</text:span></text:p>
      <text:p text:style-name="P51"><text:span text:style-name="T3"><text:s text:c="4"/></text:span><text:span text:style-name="T8">int</text:span><text:span text:style-name="T3"> getNum() </text:span><text:span text:style-name="T8">const</text:span></text:p>
      <text:p text:style-name="P51"><text:span text:style-name="T3"><text:s text:c="8"/>{</text:span><text:span text:style-name="T8">return</text:span><text:span text:style-name="T3"> empNum;}</text:span></text:p>
      <text:p text:style-name="P51"><text:span text:style-name="T3"><text:s text:c="4"/>string getHire() </text:span><text:span text:style-name="T8">const</text:span></text:p>
      <text:p text:style-name="P51"><text:span text:style-name="T3"><text:s text:c="8"/>{</text:span><text:span text:style-name="T8">return</text:span><text:span text:style-name="T3"> empHire;}</text:span></text:p>
      <text:p text:style-name="P21"><text:s text:c="4"/></text:p>
      <text:p text:style-name="P21">};</text:p>
      <text:p text:style-name="P21"/>
      <text:p text:style-name="P51"><text:span text:style-name="T2">#endif</text:span><text:span text:style-name="T3"><text:tab/></text:span><text:span text:style-name="T1">/* EMPLOYEE_H */</text:span></text:p>
      <text:p text:style-name="P21"/>
      <text:p text:style-name="P1">/* </text:p>
      <text:p text:style-name="P1"><text:s/>* File: <text:s text:c="2"/>employee.h</text:p>
      <text:p text:style-name="P1"><text:s/>* Author: Abdul-Hakim</text:p>
      <text:p text:style-name="P1"><text:s/>*</text:p>
      <text:p text:style-name="P1"><text:s/>* Created on September 28, 2015, 7:11 PM</text:p>
      <text:p text:style-name="P1"><text:s/>*/</text:p>
      <text:p text:style-name="P21"/>
      <text:p text:style-name="P51"><text:span text:style-name="T2">#ifndef</text:span><text:span text:style-name="T3"> EMPLOYEE_H</text:span></text:p>
      <text:p text:style-name="P51"><text:span text:style-name="T2">#define</text:span><text:span text:style-name="T3"><text:tab/>EMPLOYEE_H</text:span>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string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21"/>
      <text:p text:style-name="P51"><text:span text:style-name="T8">class</text:span><text:span text:style-name="T3"> Employee{</text:span></text:p>
      <text:p text:style-name="P51"><text:span text:style-name="T8">protected</text:span><text:span text:style-name="T3">:</text:span></text:p>
      <text:p text:style-name="P51"><text:span text:style-name="T3"><text:s text:c="4"/>string empName; </text:span><text:span text:style-name="T1">//Employee Name</text:span></text:p>
      <text:p text:style-name="P51"><text:span text:style-name="T3"><text:s text:c="4"/></text:span><text:span text:style-name="T8">int</text:span><text:span text:style-name="T3"> empNum; <text:s text:c="4"/></text:span><text:span text:style-name="T1">//Employee Number</text:span></text:p>
      <text:p text:style-name="P51"><text:span text:style-name="T3"><text:s text:c="4"/>string empHire; </text:span><text:span text:style-name="T1">//Employee Hire Date</text:span></text:p>
      <text:p text:style-name="P21"><text:s text:c="4"/></text:p>
      <text:p text:style-name="P51"><text:span text:style-name="T8">public</text:span><text:span text:style-name="T3">:</text:span></text:p>
      <text:p text:style-name="P21"><text:s text:c="4"/>Employee(){</text:p>
      <text:p text:style-name="P51"><text:soft-page-break/><text:span text:style-name="T3"><text:s text:c="8"/>empName=</text:span><text:span text:style-name="T7">""</text:span><text:span text:style-name="T3">;</text:span></text:p>
      <text:p text:style-name="P21"><text:s text:c="8"/>empNum=0;</text:p>
      <text:p text:style-name="P51"><text:span text:style-name="T3"><text:s text:c="8"/>empHire=</text:span><text:span text:style-name="T7">""</text:span><text:span text:style-name="T3">;</text:span></text:p>
      <text:p text:style-name="P21"><text:s text:c="4"/>}</text:p>
      <text:p text:style-name="P21"><text:s text:c="4"/></text:p>
      <text:p text:style-name="P51"><text:span text:style-name="T3"><text:s text:c="4"/>Employee (string n, </text:span><text:span text:style-name="T8">int</text:span><text:span text:style-name="T3"> num, string h){</text:span></text:p>
      <text:p text:style-name="P21"><text:s text:c="8"/>empName=n;</text:p>
      <text:p text:style-name="P21"><text:s text:c="8"/>empNum=num;</text:p>
      <text:p text:style-name="P21"><text:s text:c="8"/>empHire=h;</text:p>
      <text:p text:style-name="P21"><text:s text:c="4"/>}</text:p>
      <text:p text:style-name="P21"><text:s text:c="4"/></text:p>
      <text:p text:style-name="P51"><text:span text:style-name="T3"><text:s text:c="4"/></text:span><text:span text:style-name="T8">void</text:span><text:span text:style-name="T3"> setName(string n)</text:span></text:p>
      <text:p text:style-name="P21"><text:s text:c="8"/>{empName=n;}</text:p>
      <text:p text:style-name="P51"><text:span text:style-name="T3"><text:s text:c="4"/></text:span><text:span text:style-name="T8">void</text:span><text:span text:style-name="T3"> setNum(</text:span><text:span text:style-name="T8">int</text:span><text:span text:style-name="T3"> num)</text:span></text:p>
      <text:p text:style-name="P21"><text:s text:c="8"/>{empNum=num;}</text:p>
      <text:p text:style-name="P51"><text:span text:style-name="T3"><text:s text:c="4"/></text:span><text:span text:style-name="T8">void</text:span><text:span text:style-name="T3"> setHire(string h)</text:span></text:p>
      <text:p text:style-name="P21"><text:s text:c="8"/>{empHire=h;}</text:p>
      <text:p text:style-name="P21"><text:s text:c="4"/></text:p>
      <text:p text:style-name="P51"><text:span text:style-name="T3"><text:s text:c="4"/>string getName() </text:span><text:span text:style-name="T8">const</text:span></text:p>
      <text:p text:style-name="P51"><text:span text:style-name="T3"><text:s text:c="8"/>{</text:span><text:span text:style-name="T8">return</text:span><text:span text:style-name="T3"> empName;}</text:span></text:p>
      <text:p text:style-name="P51"><text:span text:style-name="T3"><text:s text:c="4"/></text:span><text:span text:style-name="T8">int</text:span><text:span text:style-name="T3"> getNum() </text:span><text:span text:style-name="T8">const</text:span></text:p>
      <text:p text:style-name="P51"><text:span text:style-name="T3"><text:s text:c="8"/>{</text:span><text:span text:style-name="T8">return</text:span><text:span text:style-name="T3"> empNum;}</text:span></text:p>
      <text:p text:style-name="P51"><text:span text:style-name="T3"><text:s text:c="4"/>string getHire() </text:span><text:span text:style-name="T8">const</text:span></text:p>
      <text:p text:style-name="P51"><text:span text:style-name="T3"><text:s text:c="8"/>{</text:span><text:span text:style-name="T8">return</text:span><text:span text:style-name="T3"> empHire;}</text:span></text:p>
      <text:p text:style-name="P21"><text:s text:c="4"/></text:p>
      <text:p text:style-name="P21">};</text:p>
      <text:p text:style-name="P21"/>
      <text:p text:style-name="P51"><text:span text:style-name="T2">#endif</text:span><text:span text:style-name="T3"><text:tab/></text:span><text:span text:style-name="T1">/* EMPLOYEE_H */</text:span></text:p>
      <text:p text:style-name="P21"/>
      <text:p text:style-name="P21"/>
      <text:p text:style-name="P61">/* </text:p>
      <text:p text:style-name="P1"><text:s/>* File: <text:s text:c="2"/>employee.h</text:p>
      <text:p text:style-name="P1"><text:s/>* Author: Abdul-Hakim</text:p>
      <text:p text:style-name="P1"><text:s/>*</text:p>
      <text:p text:style-name="P1"><text:s/>* Created on September 28, 2015, 7:11 PM</text:p>
      <text:p text:style-name="P1"><text:s/>*/</text:p>
      <text:p text:style-name="P21"/>
      <text:p text:style-name="P51"><text:span text:style-name="T2">#ifndef</text:span><text:span text:style-name="T3"> EMPLOYEE_H</text:span></text:p>
      <text:p text:style-name="P51"><text:span text:style-name="T2">#define</text:span><text:span text:style-name="T3"><text:tab/>EMPLOYEE_H</text:span>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string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21"/>
      <text:p text:style-name="P51"><text:span text:style-name="T8">class</text:span><text:span text:style-name="T3"> Employee{</text:span></text:p>
      <text:p text:style-name="P51"><text:span text:style-name="T8">protected</text:span><text:span text:style-name="T3">:</text:span></text:p>
      <text:p text:style-name="P51"><text:span text:style-name="T3"><text:s text:c="4"/>string empName; </text:span><text:span text:style-name="T1">//Employee Name</text:span></text:p>
      <text:p text:style-name="P51"><text:span text:style-name="T3"><text:s text:c="4"/></text:span><text:span text:style-name="T8">int</text:span><text:span text:style-name="T3"> empNum; <text:s text:c="4"/></text:span><text:span text:style-name="T1">//Employee Number</text:span></text:p>
      <text:p text:style-name="P51"><text:span text:style-name="T3"><text:s text:c="4"/>string empHire; </text:span><text:span text:style-name="T1">//Employee Hire Date</text:span></text:p>
      <text:p text:style-name="P21"><text:s text:c="4"/></text:p>
      <text:p text:style-name="P51"><text:span text:style-name="T8">public</text:span><text:span text:style-name="T3">:</text:span></text:p>
      <text:p text:style-name="P21"><text:s text:c="4"/>Employee(){</text:p>
      <text:p text:style-name="P51"><text:span text:style-name="T3"><text:s text:c="8"/>empName=</text:span><text:span text:style-name="T7">""</text:span><text:span text:style-name="T3">;</text:span></text:p>
      <text:p text:style-name="P21"><text:s text:c="8"/>empNum=0;</text:p>
      <text:p text:style-name="P51"><text:span text:style-name="T3"><text:s text:c="8"/>empHire=</text:span><text:span text:style-name="T7">""</text:span><text:span text:style-name="T3">;</text:span></text:p>
      <text:p text:style-name="P21"><text:soft-page-break/><text:s text:c="4"/>}</text:p>
      <text:p text:style-name="P21"><text:s text:c="4"/></text:p>
      <text:p text:style-name="P51"><text:span text:style-name="T3"><text:s text:c="4"/>Employee (string n, </text:span><text:span text:style-name="T8">int</text:span><text:span text:style-name="T3"> num, string h){</text:span></text:p>
      <text:p text:style-name="P21"><text:s text:c="8"/>empName=n;</text:p>
      <text:p text:style-name="P21"><text:s text:c="8"/>empNum=num;</text:p>
      <text:p text:style-name="P21"><text:s text:c="8"/>empHire=h;</text:p>
      <text:p text:style-name="P21"><text:s text:c="4"/>}</text:p>
      <text:p text:style-name="P21"><text:s text:c="4"/></text:p>
      <text:p text:style-name="P51"><text:span text:style-name="T3"><text:s text:c="4"/></text:span><text:span text:style-name="T8">void</text:span><text:span text:style-name="T3"> setName(string n)</text:span></text:p>
      <text:p text:style-name="P21"><text:s text:c="8"/>{empName=n;}</text:p>
      <text:p text:style-name="P51"><text:span text:style-name="T3"><text:s text:c="4"/></text:span><text:span text:style-name="T8">void</text:span><text:span text:style-name="T3"> setNum(</text:span><text:span text:style-name="T8">int</text:span><text:span text:style-name="T3"> num)</text:span></text:p>
      <text:p text:style-name="P21"><text:s text:c="8"/>{empNum=num;}</text:p>
      <text:p text:style-name="P51"><text:span text:style-name="T3"><text:s text:c="4"/></text:span><text:span text:style-name="T8">void</text:span><text:span text:style-name="T3"> setHire(string h)</text:span></text:p>
      <text:p text:style-name="P21"><text:s text:c="8"/>{empHire=h;}</text:p>
      <text:p text:style-name="P21"><text:s text:c="4"/></text:p>
      <text:p text:style-name="P51"><text:span text:style-name="T3"><text:s text:c="4"/>string getName() </text:span><text:span text:style-name="T8">const</text:span></text:p>
      <text:p text:style-name="P51"><text:span text:style-name="T3"><text:s text:c="8"/>{</text:span><text:span text:style-name="T8">return</text:span><text:span text:style-name="T3"> empName;}</text:span></text:p>
      <text:p text:style-name="P51"><text:span text:style-name="T3"><text:s text:c="4"/></text:span><text:span text:style-name="T8">int</text:span><text:span text:style-name="T3"> getNum() </text:span><text:span text:style-name="T8">const</text:span></text:p>
      <text:p text:style-name="P51"><text:span text:style-name="T3"><text:s text:c="8"/>{</text:span><text:span text:style-name="T8">return</text:span><text:span text:style-name="T3"> empNum;}</text:span></text:p>
      <text:p text:style-name="P51"><text:span text:style-name="T3"><text:s text:c="4"/>string getHire() </text:span><text:span text:style-name="T8">const</text:span></text:p>
      <text:p text:style-name="P51"><text:span text:style-name="T3"><text:s text:c="8"/>{</text:span><text:span text:style-name="T8">return</text:span><text:span text:style-name="T3"> empHire;}</text:span></text:p>
      <text:p text:style-name="P21"><text:s text:c="4"/></text:p>
      <text:p text:style-name="P21">};</text:p>
      <text:p text:style-name="P21"/>
      <text:p text:style-name="P51"><text:span text:style-name="T2">#endif</text:span><text:span text:style-name="T3"><text:tab/></text:span><text:span text:style-name="T1">/* EMPLOYEE_H */</text:span></text:p>
      <text:p text:style-name="P21"/>
      <text:p text:style-name="P63"/>
      <text:p text:style-name="P61">/* </text:p>
      <text:p text:style-name="P1"><text:s/>* File: <text:s text:c="2"/>shiftsup.h</text:p>
      <text:p text:style-name="P1"><text:s/>* Author: Abdul-Hakim</text:p>
      <text:p text:style-name="P1"><text:s/>*</text:p>
      <text:p text:style-name="P1"><text:s/>* Created on September 28, 2015, 7:13 PM</text:p>
      <text:p text:style-name="P1"><text:s/>*/</text:p>
      <text:p text:style-name="P21"/>
      <text:p text:style-name="P51"><text:span text:style-name="T2">#ifndef</text:span><text:span text:style-name="T3"> SHIFTSUP_H</text:span></text:p>
      <text:p text:style-name="P51"><text:span text:style-name="T2">#define</text:span><text:span text:style-name="T3"><text:tab/>SHIFTSUP_H</text:span>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string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51"><text:span text:style-name="T2">#include</text:span><text:span text:style-name="T3"> </text:span><text:span text:style-name="T7">"employee.h"</text:span></text:p>
      <text:p text:style-name="P21"/>
      <text:p text:style-name="P51"><text:span text:style-name="T8">class</text:span><text:span text:style-name="T3"> ShiftSupervisor : </text:span><text:span text:style-name="T8">public</text:span><text:span text:style-name="T3"> Employee{</text:span></text:p>
      <text:p text:style-name="P51"><text:span text:style-name="T3"><text:s text:c="4"/></text:span><text:span text:style-name="T8">private</text:span><text:span text:style-name="T3">:</text:span></text:p>
      <text:p text:style-name="P51"><text:span text:style-name="T3"><text:s text:c="8"/></text:span><text:span text:style-name="T8">float</text:span><text:span text:style-name="T3"> anSalry;</text:span></text:p>
      <text:p text:style-name="P51"><text:span text:style-name="T3"><text:s text:c="8"/></text:span><text:span text:style-name="T8">float</text:span><text:span text:style-name="T3"> anBonus;</text:span></text:p>
      <text:p text:style-name="P21"><text:s text:c="8"/></text:p>
      <text:p text:style-name="P51"><text:span text:style-name="T3"><text:s text:c="4"/></text:span><text:span text:style-name="T8">public</text:span><text:span text:style-name="T3">:</text:span></text:p>
      <text:p text:style-name="P21"><text:s text:c="8"/>ShiftSupervisor() : Employee(){</text:p>
      <text:p text:style-name="P21"><text:s text:c="12"/>anSalry=0.0;</text:p>
      <text:p text:style-name="P21"><text:s text:c="12"/>anBonus=0.0;</text:p>
      <text:p text:style-name="P21"><text:s text:c="8"/>}</text:p>
      <text:p text:style-name="P21"><text:s text:c="8"/></text:p>
      <text:p text:style-name="P51"><text:span text:style-name="T3"><text:s text:c="8"/>ShiftSupervisor(string name, </text:span><text:span text:style-name="T8">int</text:span><text:span text:style-name="T3"> num, string hire, </text:span></text:p>
      <text:p text:style-name="P51"><text:span text:style-name="T3"><text:s text:c="8"/></text:span><text:span text:style-name="T8">float</text:span><text:span text:style-name="T3"> annualS, </text:span><text:span text:style-name="T8">float</text:span><text:span text:style-name="T3"> annualB) : Employee(name, num, hire){</text:span></text:p>
      <text:p text:style-name="P21"><text:soft-page-break/><text:s text:c="12"/>anSalry=annualS;</text:p>
      <text:p text:style-name="P21"><text:s text:c="12"/>anBonus=annualB;</text:p>
      <text:p text:style-name="P21"><text:s text:c="8"/>}</text:p>
      <text:p text:style-name="P21"><text:s text:c="8"/></text:p>
      <text:p text:style-name="P51"><text:span text:style-name="T3"><text:s text:c="8"/></text:span><text:span text:style-name="T8">float</text:span><text:span text:style-name="T3"> getAnnualS()</text:span></text:p>
      <text:p text:style-name="P51"><text:span text:style-name="T3"><text:s text:c="12"/>{</text:span><text:span text:style-name="T8">return</text:span><text:span text:style-name="T3"> anSalry;}</text:span></text:p>
      <text:p text:style-name="P51"><text:span text:style-name="T3"><text:s text:c="8"/></text:span><text:span text:style-name="T8">float</text:span><text:span text:style-name="T3"> getAnnualB()</text:span></text:p>
      <text:p text:style-name="P51"><text:span text:style-name="T3"><text:s text:c="12"/>{</text:span><text:span text:style-name="T8">return</text:span><text:span text:style-name="T3"> anBonus;}</text:span></text:p>
      <text:p text:style-name="P21"><text:s text:c="8"/></text:p>
      <text:p text:style-name="P21">};</text:p>
      <text:p text:style-name="P21"/>
      <text:p text:style-name="P21"/>
      <text:p text:style-name="P51"><text:span text:style-name="T2">#endif</text:span><text:span text:style-name="T3"><text:tab/></text:span><text:span text:style-name="T1">/* SHIFTSUP_H */</text:span></text:p>
      <text:p text:style-name="P21"/>
      <text:p text:style-name="P61">/* </text:p>
      <text:p text:style-name="P1"><text:s/>* File: <text:s text:c="2"/>productionworker.h</text:p>
      <text:p text:style-name="P1"><text:s/>* Author: Abdul-Hakim</text:p>
      <text:p text:style-name="P1"><text:s/>*</text:p>
      <text:p text:style-name="P1"><text:s/>* Created on September 28, 2015, 7:12 PM</text:p>
      <text:p text:style-name="P1"><text:s/>*/</text:p>
      <text:p text:style-name="P21"/>
      <text:p text:style-name="P21"/>
      <text:p text:style-name="P51"><text:span text:style-name="T2">#ifndef</text:span><text:span text:style-name="T3"> PRODUCTIONWORKER_H</text:span></text:p>
      <text:p text:style-name="P51"><text:span text:style-name="T2">#define</text:span><text:span text:style-name="T3"><text:tab/>PRODUCTIONWORKER_H</text:span>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string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51"><text:span text:style-name="T2">#include</text:span><text:span text:style-name="T3"> </text:span><text:span text:style-name="T7">"employee.h"</text:span></text:p>
      <text:p text:style-name="P21"/>
      <text:p text:style-name="P51"><text:span text:style-name="T8">class</text:span><text:span text:style-name="T3"> ProductionWorker : </text:span><text:span text:style-name="T8">public</text:span><text:span text:style-name="T3"> Employee{</text:span></text:p>
      <text:p text:style-name="P51"><text:span text:style-name="T3"><text:s text:c="4"/></text:span><text:span text:style-name="T8">private</text:span><text:span text:style-name="T3">:</text:span></text:p>
      <text:p text:style-name="P51"><text:span text:style-name="T3"><text:s text:c="8"/></text:span><text:span text:style-name="T8">int</text:span><text:span text:style-name="T3"> shift;</text:span></text:p>
      <text:p text:style-name="P51"><text:span text:style-name="T3"><text:s text:c="8"/></text:span><text:span text:style-name="T8">float</text:span><text:span text:style-name="T3"> payRate;</text:span></text:p>
      <text:p text:style-name="P21"><text:s text:c="8"/></text:p>
      <text:p text:style-name="P51"><text:span text:style-name="T3"><text:s text:c="4"/></text:span><text:span text:style-name="T8">public</text:span><text:span text:style-name="T3">:</text:span></text:p>
      <text:p text:style-name="P21"><text:s text:c="8"/>ProductionWorker():Employee(){</text:p>
      <text:p text:style-name="P21"><text:s text:c="12"/>shift=0;</text:p>
      <text:p text:style-name="P21"><text:s text:c="12"/>payRate=0.0;</text:p>
      <text:p text:style-name="P21"><text:s text:c="8"/>}</text:p>
      <text:p text:style-name="P21"><text:s text:c="8"/></text:p>
      <text:p text:style-name="P51"><text:span text:style-name="T3"><text:s text:c="8"/>ProductionWorker(string name, </text:span><text:span text:style-name="T8">int</text:span><text:span text:style-name="T3"> num, string hire, </text:span></text:p>
      <text:p text:style-name="P51"><text:span text:style-name="T3"><text:s text:c="16"/></text:span><text:span text:style-name="T8">int</text:span><text:span text:style-name="T3"> s, </text:span><text:span text:style-name="T8">float</text:span><text:span text:style-name="T3"> pay) : Employee(name, num, hire){</text:span></text:p>
      <text:p text:style-name="P21"><text:s text:c="12"/></text:p>
      <text:p text:style-name="P21"><text:s text:c="12"/>shift=s;</text:p>
      <text:p text:style-name="P21"><text:s text:c="12"/>payRate=pay;</text:p>
      <text:p text:style-name="P21"><text:s text:c="8"/>}</text:p>
      <text:p text:style-name="P21"><text:s text:c="8"/></text:p>
      <text:p text:style-name="P51"><text:span text:style-name="T3"><text:s text:c="8"/></text:span><text:span text:style-name="T8">int</text:span><text:span text:style-name="T3"> getShift()</text:span></text:p>
      <text:p text:style-name="P51"><text:span text:style-name="T3"><text:s text:c="12"/>{</text:span><text:span text:style-name="T8">return</text:span><text:span text:style-name="T3"> shift;}</text:span></text:p>
      <text:p text:style-name="P51"><text:span text:style-name="T3"><text:s text:c="8"/></text:span><text:span text:style-name="T8">float</text:span><text:span text:style-name="T3"> getPayRate()</text:span></text:p>
      <text:p text:style-name="P51"><text:span text:style-name="T3"><text:s text:c="12"/>{</text:span><text:span text:style-name="T8">return</text:span><text:span text:style-name="T3"> payRate;}</text:span></text:p>
      <text:p text:style-name="P21">};</text:p>
      <text:p text:style-name="P21"/>
      <text:p text:style-name="P51"><text:span text:style-name="T2">#endif</text:span><text:span text:style-name="T3"><text:tab/></text:span><text:span text:style-name="T1">/* PRODUCTIONWORKER_H */</text:span></text:p>
      <text:p text:style-name="P21"><text:soft-page-break/></text:p>
      <text:p text:style-name="P61">/* </text:p>
      <text:p text:style-name="P1"><text:s/>* File: <text:s text:c="2"/>main.cpp</text:p>
      <text:p text:style-name="P1"><text:s/>* Author: Abdul-Hakim</text:p>
      <text:p text:style-name="P1"><text:s/>* Purpose: Chapter_15_Prob_2 </text:p>
      <text:p text:style-name="P1"><text:s/>* Created on September 28, 2015, 7:02 P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1">//User libraries</text:p>
      <text:p text:style-name="P51"><text:span text:style-name="T2">#include</text:span><text:span text:style-name="T3"> </text:span><text:span text:style-name="T7">"employee.h"</text:span></text:p>
      <text:p text:style-name="P51"><text:span text:style-name="T2">#include</text:span><text:span text:style-name="T3"> </text:span><text:span text:style-name="T7">"productionworker.h"</text:span></text:p>
      <text:p text:style-name="P51"><text:span text:style-name="T2">#include</text:span><text:span text:style-name="T3"> </text:span><text:span text:style-name="T7">"shiftsup.h"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Global constants</text:p>
      <text:p text:style-name="P1">//Function Prototypes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/></text:span><text:span text:style-name="T1">//Variable Declaration</text:span></text:p>
      <text:p text:style-name="P21"><text:s text:c="4"/></text:p>
      <text:p text:style-name="P51"><text:span text:style-name="T3"><text:s text:c="4"/></text:span><text:span text:style-name="T1">//Create Employee</text:span></text:p>
      <text:p text:style-name="P51"><text:span text:style-name="T3"><text:s text:c="4"/>ProductionWorker worker(</text:span><text:span text:style-name="T7">"Hector Mendoza"</text:span><text:span text:style-name="T3">, 101707, </text:span><text:span text:style-name="T7">"09/16/13"</text:span><text:span text:style-name="T3">, 2, 25.80);</text:span></text:p>
      <text:p text:style-name="P21"><text:s text:c="4"/></text:p>
      <text:p text:style-name="P51"><text:span text:style-name="T3"><text:s text:c="4"/></text:span><text:span text:style-name="T1">//Display Employee Information</text:span></text:p>
      <text:p text:style-name="P21"><text:s text:c="4"/>cout&lt;&lt;setprecision(2)&lt;&lt;fixed&lt;&lt;showpoint;</text:p>
      <text:p text:style-name="P51"><text:span text:style-name="T3"><text:s text:c="4"/>cout&lt;&lt;</text:span><text:span text:style-name="T7">"Employee Name: <text:s text:c="8"/>"</text:span><text:span text:style-name="T3">&lt;&lt;worker.getName()&lt;&lt;endl;</text:span></text:p>
      <text:p text:style-name="P51"><text:span text:style-name="T3"><text:s text:c="4"/>cout&lt;&lt;</text:span><text:span text:style-name="T7">"Employee Number: <text:s text:c="6"/>"</text:span><text:span text:style-name="T3">&lt;&lt;worker.getNum()&lt;&lt;endl;</text:span></text:p>
      <text:p text:style-name="P51"><text:span text:style-name="T3"><text:s text:c="4"/>cout&lt;&lt;</text:span><text:span text:style-name="T7">"Employee's Hire Date: <text:s/>"</text:span><text:span text:style-name="T3">&lt;&lt;worker.getHire()&lt;&lt;endl;</text:span></text:p>
      <text:p text:style-name="P51"><text:span text:style-name="T3"><text:s text:c="4"/>cout&lt;&lt;</text:span><text:span text:style-name="T7">"Employee's Shift: <text:s text:c="5"/>"</text:span><text:span text:style-name="T3">&lt;&lt;worker.getShift()&lt;&lt;endl;</text:span></text:p>
      <text:p text:style-name="P51"><text:span text:style-name="T3"><text:s text:c="4"/>cout&lt;&lt;</text:span><text:span text:style-name="T7">"Employee's Pay Rate: <text:s text:c="2"/>$"</text:span><text:span text:style-name="T3">&lt;&lt;worker.getPayRate()&lt;&lt;endl;</text:span></text:p>
      <text:p text:style-name="P21"><text:s text:c="4"/>cout&lt;&lt;endl&lt;&lt;endl;</text:p>
      <text:p text:style-name="P21"><text:s text:c="4"/></text:p>
      <text:p text:style-name="P51"><text:span text:style-name="T3"><text:s text:c="4"/></text:span><text:span text:style-name="T1">//Create Shift Sup</text:span></text:p>
      <text:p text:style-name="P51"><text:span text:style-name="T3"><text:s text:c="4"/>ShiftSupervisor sup(</text:span><text:span text:style-name="T7">"Mickey Mouse"</text:span><text:span text:style-name="T3">, 12345, </text:span><text:span text:style-name="T7">"11/18/28"</text:span><text:span text:style-name="T3">, 100000, 2000);</text:span></text:p>
      <text:p text:style-name="P21"><text:s text:c="4"/></text:p>
      <text:p text:style-name="P51"><text:span text:style-name="T3"><text:s text:c="4"/></text:span><text:span text:style-name="T1">//Display Sup's Information</text:span></text:p>
      <text:p text:style-name="P51"><text:span text:style-name="T3"><text:s text:c="4"/>cout&lt;&lt;</text:span><text:span text:style-name="T7">"---&gt;Shift Supervisor&lt;---"</text:span><text:span text:style-name="T3">&lt;&lt;endl;</text:span></text:p>
      <text:p text:style-name="P21"><text:s text:c="4"/>cout&lt;&lt;setprecision(2)&lt;&lt;showpoint&lt;&lt;fixed;</text:p>
      <text:p text:style-name="P51"><text:span text:style-name="T3"><text:s text:c="4"/>cout&lt;&lt;</text:span><text:span text:style-name="T7">"Employee's Name: <text:s text:c="5"/>"</text:span><text:span text:style-name="T3">&lt;&lt;sup.getName()&lt;&lt;endl;</text:span></text:p>
      <text:p text:style-name="P51"><text:span text:style-name="T3"><text:s text:c="4"/>cout&lt;&lt;</text:span><text:span text:style-name="T7">"Employee's Number: <text:s text:c="3"/>"</text:span><text:span text:style-name="T3">&lt;&lt;sup.getNum()&lt;&lt;endl;</text:span></text:p>
      <text:p text:style-name="P51"><text:span text:style-name="T3"><text:s text:c="4"/>cout&lt;&lt;</text:span><text:span text:style-name="T7">"Employee's Hire Date: "</text:span><text:span text:style-name="T3">&lt;&lt;sup.getHire()&lt;&lt;endl;</text:span></text:p>
      <text:p text:style-name="P51"><text:span text:style-name="T3"><text:s text:c="4"/>cout&lt;&lt;</text:span><text:span text:style-name="T7">"Annual Salary: <text:s text:c="7"/>$"</text:span><text:span text:style-name="T3">&lt;&lt;sup.getAnnualS()&lt;&lt;endl;</text:span></text:p>
      <text:p text:style-name="P51"><text:span text:style-name="T3"><text:s text:c="4"/>cout&lt;&lt;</text:span><text:span text:style-name="T7">"Annual Bonus: <text:s text:c="8"/>$"</text:span><text:span text:style-name="T3">&lt;&lt;sup.getAnnualB()&lt;&lt;endl;</text:span></text:p>
      <text:p text:style-name="P21"><text:s text:c="4"/></text:p>
      <text:p text:style-name="P51"><text:span text:style-name="T3"><text:s text:c="4"/></text:span><text:span text:style-name="T1">//Exit Stage Right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21"/>
      <text:p text:style-name="P61">/* </text:p>
      <text:p text:style-name="P1"><text:s/>* File: <text:s text:c="2"/>employee.h</text:p>
      <text:p text:style-name="P1"><text:s/>* Author: Abdul-Hakim</text:p>
      <text:p text:style-name="P1"><text:s/>*</text:p>
      <text:p text:style-name="P1"><text:s/>* Created on September 28, 2015, 11:04 AM</text:p>
      <text:p text:style-name="P1"><text:s/>*/</text:p>
      <text:p text:style-name="P21"/>
      <text:p text:style-name="P51"><text:soft-page-break/><text:span text:style-name="T2">#ifndef</text:span><text:span text:style-name="T3"> EMPLOYEE_H</text:span></text:p>
      <text:p text:style-name="P51"><text:span text:style-name="T2">#define</text:span><text:span text:style-name="T3"><text:tab/>EMPLOYEE_H</text:span>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string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21"/>
      <text:p text:style-name="P51"><text:span text:style-name="T8">class</text:span><text:span text:style-name="T3"> Employee{</text:span></text:p>
      <text:p text:style-name="P51"><text:span text:style-name="T8">protected</text:span><text:span text:style-name="T3">:</text:span></text:p>
      <text:p text:style-name="P51"><text:span text:style-name="T3"><text:s text:c="4"/>string empName; </text:span><text:span text:style-name="T1">//Employee Name</text:span></text:p>
      <text:p text:style-name="P51"><text:span text:style-name="T3"><text:s text:c="4"/></text:span><text:span text:style-name="T8">int</text:span><text:span text:style-name="T3"> empNum; <text:s text:c="4"/></text:span><text:span text:style-name="T1">//Employee Number</text:span></text:p>
      <text:p text:style-name="P51"><text:span text:style-name="T3"><text:s text:c="4"/>string empHire; </text:span><text:span text:style-name="T1">//Employee Hire Date</text:span></text:p>
      <text:p text:style-name="P21"><text:s text:c="4"/></text:p>
      <text:p text:style-name="P51"><text:span text:style-name="T8">public</text:span><text:span text:style-name="T3">:</text:span></text:p>
      <text:p text:style-name="P21"><text:s text:c="4"/>Employee(){</text:p>
      <text:p text:style-name="P51"><text:span text:style-name="T3"><text:s text:c="8"/>empName=</text:span><text:span text:style-name="T7">""</text:span><text:span text:style-name="T3">;</text:span></text:p>
      <text:p text:style-name="P21"><text:s text:c="8"/>empNum=0;</text:p>
      <text:p text:style-name="P51"><text:span text:style-name="T3"><text:s text:c="8"/>empHire=</text:span><text:span text:style-name="T7">""</text:span><text:span text:style-name="T3">;</text:span></text:p>
      <text:p text:style-name="P21"><text:s text:c="4"/>}</text:p>
      <text:p text:style-name="P21"><text:s text:c="4"/></text:p>
      <text:p text:style-name="P51"><text:span text:style-name="T3"><text:s text:c="4"/>Employee (string n, </text:span><text:span text:style-name="T8">int</text:span><text:span text:style-name="T3"> num, string h){</text:span></text:p>
      <text:p text:style-name="P21"><text:s text:c="8"/>empName=n;</text:p>
      <text:p text:style-name="P21"><text:s text:c="8"/>empNum=num;</text:p>
      <text:p text:style-name="P21"><text:s text:c="8"/>empHire=h;</text:p>
      <text:p text:style-name="P21"><text:s text:c="4"/>}</text:p>
      <text:p text:style-name="P21"><text:s text:c="4"/></text:p>
      <text:p text:style-name="P51"><text:span text:style-name="T3"><text:s text:c="4"/></text:span><text:span text:style-name="T8">void</text:span><text:span text:style-name="T3"> setName(string n)</text:span></text:p>
      <text:p text:style-name="P21"><text:s text:c="8"/>{empName=n;}</text:p>
      <text:p text:style-name="P51"><text:span text:style-name="T3"><text:s text:c="4"/></text:span><text:span text:style-name="T8">void</text:span><text:span text:style-name="T3"> setNum(</text:span><text:span text:style-name="T8">int</text:span><text:span text:style-name="T3"> num)</text:span></text:p>
      <text:p text:style-name="P21"><text:s text:c="8"/>{empNum=num;}</text:p>
      <text:p text:style-name="P51"><text:span text:style-name="T3"><text:s text:c="4"/></text:span><text:span text:style-name="T8">void</text:span><text:span text:style-name="T3"> setHire(string h)</text:span></text:p>
      <text:p text:style-name="P21"><text:s text:c="8"/>{empHire=h;}</text:p>
      <text:p text:style-name="P21"><text:s text:c="4"/></text:p>
      <text:p text:style-name="P51"><text:span text:style-name="T3"><text:s text:c="4"/>string getName() </text:span><text:span text:style-name="T8">const</text:span></text:p>
      <text:p text:style-name="P51"><text:span text:style-name="T3"><text:s text:c="8"/>{</text:span><text:span text:style-name="T8">return</text:span><text:span text:style-name="T3"> empName;}</text:span></text:p>
      <text:p text:style-name="P51"><text:span text:style-name="T3"><text:s text:c="4"/></text:span><text:span text:style-name="T8">int</text:span><text:span text:style-name="T3"> getNum() </text:span><text:span text:style-name="T8">const</text:span></text:p>
      <text:p text:style-name="P51"><text:span text:style-name="T3"><text:s text:c="8"/>{</text:span><text:span text:style-name="T8">return</text:span><text:span text:style-name="T3"> empNum;}</text:span></text:p>
      <text:p text:style-name="P51"><text:span text:style-name="T3"><text:s text:c="4"/>string getHire() </text:span><text:span text:style-name="T8">const</text:span></text:p>
      <text:p text:style-name="P51"><text:span text:style-name="T3"><text:s text:c="8"/>{</text:span><text:span text:style-name="T8">return</text:span><text:span text:style-name="T3"> empHire;}</text:span></text:p>
      <text:p text:style-name="P21"><text:s text:c="4"/></text:p>
      <text:p text:style-name="P21">};</text:p>
      <text:p text:style-name="P21"/>
      <text:p text:style-name="P51"><text:span text:style-name="T2">#endif</text:span><text:span text:style-name="T3"><text:tab/></text:span><text:span text:style-name="T1">/* EMPLOYEE_H */</text:span></text:p>
      <text:p text:style-name="P21"/>
      <text:p text:style-name="P61">/* </text:p>
      <text:p text:style-name="P1"><text:s/>* File: <text:s text:c="2"/>main.cpp</text:p>
      <text:p text:style-name="P1"><text:s/>* Author: Abdul-Hakim</text:p>
      <text:p text:style-name="P1"><text:s/>*</text:p>
      <text:p text:style-name="P1"><text:s/>* Created on September 28, 2015, 11:01 AM</text:p>
      <text:p text:style-name="P1"><text:s/>*/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1"><text:soft-page-break/>//User Libraries</text:p>
      <text:p text:style-name="P51"><text:span text:style-name="T2">#include</text:span><text:span text:style-name="T3"> </text:span><text:span text:style-name="T7">"employee.h"</text:span></text:p>
      <text:p text:style-name="P51"><text:span text:style-name="T2">#include</text:span><text:span text:style-name="T3"> </text:span><text:span text:style-name="T7">"productionworker.h"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Global Constants</text:p>
      <text:p text:style-name="P21"/>
      <text:p text:style-name="P1">//Function Prototypes</text:p>
      <text:p text:style-name="P21"/>
      <text:p text:style-name="P1">//Execution Starts Here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51"><text:span text:style-name="T3"><text:s text:c="4"/></text:span><text:span text:style-name="T1">//Variable Declaration</text:span></text:p>
      <text:p text:style-name="P21"><text:s text:c="4"/></text:p>
      <text:p text:style-name="P51"><text:span text:style-name="T3"><text:s text:c="4"/></text:span><text:span text:style-name="T1">//Create Employee</text:span></text:p>
      <text:p text:style-name="P51"><text:span text:style-name="T3"><text:s text:c="4"/>ProductionWorker worker(</text:span><text:span text:style-name="T7">"Hector Vice"</text:span><text:span text:style-name="T3">, 101707, </text:span><text:span text:style-name="T7">"09/16/13"</text:span><text:span text:style-name="T3">, 2, 28.50);</text:span></text:p>
      <text:p text:style-name="P21"><text:s text:c="4"/></text:p>
      <text:p text:style-name="P51"><text:span text:style-name="T3"><text:s text:c="4"/></text:span><text:span text:style-name="T1">//Display Employee Information</text:span></text:p>
      <text:p text:style-name="P21"><text:s text:c="4"/>cout&lt;&lt;setprecision(4)&lt;&lt;showpoint;</text:p>
      <text:p text:style-name="P51"><text:span text:style-name="T3"><text:s text:c="4"/>cout&lt;&lt;</text:span><text:span text:style-name="T7">"Employee Name: <text:s text:c="8"/>"</text:span><text:span text:style-name="T3">&lt;&lt;worker.getName()&lt;&lt;endl;</text:span></text:p>
      <text:p text:style-name="P51"><text:span text:style-name="T3"><text:s text:c="4"/>cout&lt;&lt;</text:span><text:span text:style-name="T7">"Employee Number: <text:s text:c="6"/>"</text:span><text:span text:style-name="T3">&lt;&lt;worker.getNum()&lt;&lt;endl;</text:span></text:p>
      <text:p text:style-name="P51"><text:span text:style-name="T3"><text:s text:c="4"/>cout&lt;&lt;</text:span><text:span text:style-name="T7">"Employee's Hire Date: <text:s/>"</text:span><text:span text:style-name="T3">&lt;&lt;worker.getHire()&lt;&lt;endl;</text:span></text:p>
      <text:p text:style-name="P51"><text:span text:style-name="T3"><text:s text:c="4"/>cout&lt;&lt;</text:span><text:span text:style-name="T7">"Employee's Shift: <text:s text:c="5"/>"</text:span><text:span text:style-name="T3">&lt;&lt;worker.getShift()&lt;&lt;endl;</text:span></text:p>
      <text:p text:style-name="P51"><text:span text:style-name="T3"><text:s text:c="4"/>cout&lt;&lt;</text:span><text:span text:style-name="T7">"Employee's Pay Rate: <text:s text:c="2"/>$"</text:span><text:span text:style-name="T3">&lt;&lt;worker.getPayRate()&lt;&lt;endl;</text:span></text:p>
      <text:p text:style-name="P21"><text:s text:c="4"/></text:p>
      <text:p text:style-name="P51"><text:span text:style-name="T3"><text:s text:c="4"/></text:span><text:span text:style-name="T1">//Exit Stage Right</text:span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21"/>
      <text:p text:style-name="P61">/* </text:p>
      <text:p text:style-name="P1"><text:s/>* File: <text:s text:c="2"/>productionworker.h</text:p>
      <text:p text:style-name="P1"><text:s/>* Author: Abdul-Hakim</text:p>
      <text:p text:style-name="P1"><text:s/>*</text:p>
      <text:p text:style-name="P1"><text:s/>* Created on September 28, 2015, 11:04 AM</text:p>
      <text:p text:style-name="P1"><text:s/>*/</text:p>
      <text:p text:style-name="P21"/>
      <text:p text:style-name="P51"><text:span text:style-name="T2">#ifndef</text:span><text:span text:style-name="T3"> PRODUCTIONWORKER_H</text:span></text:p>
      <text:p text:style-name="P51"><text:span text:style-name="T2">#define</text:span><text:span text:style-name="T3"><text:tab/>PRODUCTIONWORKER_H</text:span></text:p>
      <text:p text:style-name="P21"/>
      <text:p text:style-name="P1">//System Libraries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string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1">//User Libraries</text:p>
      <text:p text:style-name="P51"><text:span text:style-name="T2">#include</text:span><text:span text:style-name="T3"> </text:span><text:span text:style-name="T7">"employee.h"</text:span></text:p>
      <text:p text:style-name="P21"/>
      <text:p text:style-name="P51"><text:span text:style-name="T8">class</text:span><text:span text:style-name="T3"> ProductionWorker : </text:span><text:span text:style-name="T8">public</text:span><text:span text:style-name="T3"> Employee{</text:span></text:p>
      <text:p text:style-name="P51"><text:span text:style-name="T3"><text:s text:c="4"/></text:span><text:span text:style-name="T8">private</text:span><text:span text:style-name="T3">:</text:span></text:p>
      <text:p text:style-name="P51"><text:span text:style-name="T3"><text:s text:c="8"/></text:span><text:span text:style-name="T8">int</text:span><text:span text:style-name="T3"> shift;</text:span></text:p>
      <text:p text:style-name="P51"><text:span text:style-name="T3"><text:s text:c="8"/></text:span><text:span text:style-name="T8">float</text:span><text:span text:style-name="T3"> payRate;</text:span></text:p>
      <text:p text:style-name="P21"><text:s text:c="8"/></text:p>
      <text:p text:style-name="P51"><text:span text:style-name="T3"><text:s text:c="4"/></text:span><text:span text:style-name="T8">public</text:span><text:span text:style-name="T3">:</text:span></text:p>
      <text:p text:style-name="P21"><text:s text:c="8"/>ProductionWorker():Employee(){</text:p>
      <text:p text:style-name="P21"><text:s text:c="12"/>shift=0;</text:p>
      <text:p text:style-name="P21"><text:s text:c="12"/>payRate=0.0;</text:p>
      <text:p text:style-name="P21"><text:s text:c="8"/>}</text:p>
      <text:p text:style-name="P21"><text:s text:c="8"/></text:p>
      <text:p text:style-name="P51"><text:span text:style-name="T3"><text:s text:c="8"/>ProductionWorker(string name, </text:span><text:span text:style-name="T8">int</text:span><text:span text:style-name="T3"> num, string hire, </text:span></text:p>
      <text:p text:style-name="P51"><text:soft-page-break/><text:span text:style-name="T3"><text:s text:c="16"/></text:span><text:span text:style-name="T8">int</text:span><text:span text:style-name="T3"> s, </text:span><text:span text:style-name="T8">float</text:span><text:span text:style-name="T3"> pay) : Employee(name, num, hire){</text:span></text:p>
      <text:p text:style-name="P21"><text:s text:c="12"/></text:p>
      <text:p text:style-name="P21"><text:s text:c="12"/>shift=s;</text:p>
      <text:p text:style-name="P21"><text:s text:c="12"/>payRate=pay;</text:p>
      <text:p text:style-name="P21"><text:s text:c="8"/>}</text:p>
      <text:p text:style-name="P21"><text:s text:c="8"/></text:p>
      <text:p text:style-name="P51"><text:span text:style-name="T3"><text:s text:c="8"/></text:span><text:span text:style-name="T8">int</text:span><text:span text:style-name="T3"> getShift()</text:span></text:p>
      <text:p text:style-name="P51"><text:span text:style-name="T3"><text:s text:c="12"/>{</text:span><text:span text:style-name="T8">return</text:span><text:span text:style-name="T3"> shift;}</text:span></text:p>
      <text:p text:style-name="P21"><text:s text:c="8"/></text:p>
      <text:p text:style-name="P51"><text:span text:style-name="T3"><text:s text:c="8"/></text:span><text:span text:style-name="T8">float</text:span><text:span text:style-name="T3"> getPayRate()</text:span></text:p>
      <text:p text:style-name="P51"><text:span text:style-name="T3"><text:s text:c="12"/>{</text:span><text:span text:style-name="T8">return</text:span><text:span text:style-name="T3"> payRate;}</text:span></text:p>
      <text:p text:style-name="P21">};</text:p>
      <text:p text:style-name="P21"/>
      <text:p text:style-name="P51"><text:span text:style-name="T2">#endif</text:span><text:span text:style-name="T3"><text:tab/></text:span><text:span text:style-name="T1">/* PRODUCTIONWORKER_H */</text:span></text:p>
      <text:p text:style-name="P21"/>
      <text:p text:style-name="P61">/* </text:p>
      <text:p text:style-name="P1"><text:s/>* File: <text:s text:c="2"/>Bank.h</text:p>
      <text:p text:style-name="P1"><text:s/>* Author: Abdul-Hakim</text:p>
      <text:p text:style-name="P1"><text:s/>* Created on October 30, 2015, 1:26 AM</text:p>
      <text:p text:style-name="P1"><text:s/>*/</text:p>
      <text:p text:style-name="P21"/>
      <text:p text:style-name="P51"><text:span text:style-name="T2">#ifndef</text:span><text:span text:style-name="T3"> BANK_H </text:span></text:p>
      <text:p text:style-name="P51"><text:span text:style-name="T2">#define</text:span><text:span text:style-name="T3"><text:tab/>BANK_H</text:span></text:p>
      <text:p text:style-name="P21"/>
      <text:p text:style-name="P51"><text:span text:style-name="T8">struct</text:span><text:span text:style-name="T3"> Customer{</text:span></text:p>
      <text:p text:style-name="P51"><text:span text:style-name="T3"><text:s text:c="4"/></text:span><text:span text:style-name="T8">int</text:span><text:span text:style-name="T3"> account; </text:span><text:span text:style-name="T1">//holds account number</text:span></text:p>
      <text:p text:style-name="P51"><text:span text:style-name="T3"><text:s text:c="4"/></text:span><text:span text:style-name="T8">int</text:span><text:span text:style-name="T3"> start; </text:span><text:span text:style-name="T1">//holds balance at beginning of month</text:span></text:p>
      <text:p text:style-name="P51"><text:span text:style-name="T3"><text:s text:c="4"/></text:span><text:span text:style-name="T8">int</text:span><text:span text:style-name="T3"> checks; </text:span><text:span text:style-name="T1">//total of all checks written this month</text:span></text:p>
      <text:p text:style-name="P51"><text:span text:style-name="T3"><text:s text:c="4"/></text:span><text:span text:style-name="T8">int</text:span><text:span text:style-name="T3"> deposits; </text:span><text:span text:style-name="T1">//total of all deposits credited this month</text:span></text:p>
      <text:p text:style-name="P21">};</text:p>
      <text:p text:style-name="P21"/>
      <text:p text:style-name="P51"><text:span text:style-name="T2">#endif</text:span><text:span text:style-name="T3"><text:tab/></text:span><text:span text:style-name="T1">/* BANK_H */</text:span></text:p>
      <text:p text:style-name="P21"/>
      <text:p text:style-name="P61">/* </text:p>
      <text:p text:style-name="P1"><text:s/>* File: <text:s text:c="2"/>main.cpp</text:p>
      <text:p text:style-name="P1"><text:s/>* Author: Abdul Hakim Abbas</text:p>
      <text:p text:style-name="P1"><text:s/>* Purpose: Midterm CSC 17 A</text:p>
      <text:p text:style-name="P1"><text:s/>* Course Code: 48983 </text:p>
      <text:p text:style-name="P1"><text:s/>* Created on October 28, 2015, 8:06 AM</text:p>
      <text:p text:style-name="P1"><text:s/>*/</text:p>
      <text:p text:style-name="P21"/>
      <text:p text:style-name="P1">//System libraries</text:p>
      <text:p text:style-name="P21"/>
      <text:p text:style-name="P51"><text:span text:style-name="T2">#include</text:span><text:span text:style-name="T3"> </text:span><text:span text:style-name="T7">&lt;algorithm&gt;</text:span><text:span text:style-name="T3"> </text:span><text:span text:style-name="T1">//for sort function 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string&gt;</text:span></text:p>
      <text:p text:style-name="P51"><text:span text:style-name="T2">#include</text:span><text:span text:style-name="T3"> </text:span><text:span text:style-name="T7">&lt;iomanip&gt;</text:span></text:p>
      <text:p text:style-name="P21"/>
      <text:p text:style-name="P1">//User libraries</text:p>
      <text:p text:style-name="P51"><text:span text:style-name="T2">#include</text:span><text:span text:style-name="T7">"Bank.h"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*</text:p>
      <text:p text:style-name="P1"><text:s/>* Structures go here</text:p>
      <text:p text:style-name="P1">*/</text:p>
      <text:p text:style-name="P21"/>
      <text:p text:style-name="P51"><text:span text:style-name="T8">struct</text:span><text:span text:style-name="T3"> Employee {</text:span></text:p>
      <text:p text:style-name="P21"><text:s text:c="4"/>string name;</text:p>
      <text:p text:style-name="P51"><text:span text:style-name="T3"><text:s text:c="4"/></text:span><text:span text:style-name="T8">int</text:span><text:span text:style-name="T3"> hours;</text:span></text:p>
      <text:p text:style-name="P51"><text:soft-page-break/><text:span text:style-name="T3"><text:s text:c="4"/></text:span><text:span text:style-name="T8">int</text:span><text:span text:style-name="T3"> rate;</text:span></text:p>
      <text:p text:style-name="P21">};</text:p>
      <text:p text:style-name="P21"/>
      <text:p text:style-name="P51"><text:span text:style-name="T8">struct</text:span><text:span text:style-name="T3"> statsResult {</text:span></text:p>
      <text:p text:style-name="P51"><text:span text:style-name="T3"><text:s text:c="4"/></text:span><text:span text:style-name="T8">float</text:span><text:span text:style-name="T3"> avg;</text:span></text:p>
      <text:p text:style-name="P51"><text:span text:style-name="T3"><text:s text:c="4"/></text:span><text:span text:style-name="T8">float</text:span><text:span text:style-name="T3"> median;</text:span></text:p>
      <text:p text:style-name="P51"><text:span text:style-name="T3"><text:s text:c="4"/></text:span><text:span text:style-name="T8">int</text:span><text:span text:style-name="T3"> *mode; <text:s text:c="2"/></text:span><text:span text:style-name="T1">//array containing the modes</text:span></text:p>
      <text:p text:style-name="P51"><text:span text:style-name="T3"><text:s text:c="4"/></text:span><text:span text:style-name="T8">int</text:span><text:span text:style-name="T3"> nModes; <text:s/></text:span><text:span text:style-name="T1">//number of modes in the array</text:span></text:p>
      <text:p text:style-name="P51"><text:span text:style-name="T3"><text:s text:c="4"/></text:span><text:span text:style-name="T8">int</text:span><text:span text:style-name="T3"> maxFreq; </text:span><text:span text:style-name="T1">//max frequency of modes</text:span></text:p>
      <text:p text:style-name="P21">};</text:p>
      <text:p text:style-name="P21"/>
      <text:p text:style-name="P51"><text:span text:style-name="T8">void</text:span><text:span text:style-name="T3"> print(</text:span><text:span text:style-name="T8">int</text:span><text:span text:style-name="T3">*, </text:span><text:span text:style-name="T8">int</text:span><text:span text:style-name="T3">, string =</text:span><text:span text:style-name="T7">""</text:span><text:span text:style-name="T3">);</text:span></text:p>
      <text:p text:style-name="P21"/>
      <text:p text:style-name="P1">/*</text:p>
      <text:p text:style-name="P1"><text:s/>* <text:s/>Menu and problem prototypes</text:p>
      <text:p text:style-name="P1"><text:s/>*/</text:p>
      <text:p text:style-name="P51"><text:span text:style-name="T8">void</text:span><text:span text:style-name="T3"> Menu();</text:span></text:p>
      <text:p text:style-name="P51"><text:span text:style-name="T8">int</text:span><text:span text:style-name="T3"> getN();</text:span></text:p>
      <text:p text:style-name="P51"><text:span text:style-name="T8">void</text:span><text:span text:style-name="T3"> def(</text:span><text:span text:style-name="T8">int</text:span><text:span text:style-name="T3">);</text:span></text:p>
      <text:p text:style-name="P21"/>
      <text:p text:style-name="P51"><text:span text:style-name="T8">void</text:span><text:span text:style-name="T3"> problem1();</text:span></text:p>
      <text:p text:style-name="P51"><text:span text:style-name="T8">void</text:span><text:span text:style-name="T3"> problem2();</text:span></text:p>
      <text:p text:style-name="P51"><text:span text:style-name="T8">void</text:span><text:span text:style-name="T3"> problem3();</text:span></text:p>
      <text:p text:style-name="P51"><text:span text:style-name="T8">void</text:span><text:span text:style-name="T3"> problem4();</text:span></text:p>
      <text:p text:style-name="P51"><text:span text:style-name="T8">void</text:span><text:span text:style-name="T3"> problem5();</text:span></text:p>
      <text:p text:style-name="P51"><text:span text:style-name="T8">void</text:span><text:span text:style-name="T3"> problem6();</text:span></text:p>
      <text:p text:style-name="P21"/>
      <text:p text:style-name="P1">//Function Prototypes</text:p>
      <text:p text:style-name="P1">/*</text:p>
      <text:p text:style-name="P1"><text:s/>* Functions for problem 2</text:p>
      <text:p text:style-name="P1"><text:s/>*/</text:p>
      <text:p text:style-name="P51"><text:span text:style-name="T8">int</text:span><text:span text:style-name="T3"> pay(Employee*);</text:span></text:p>
      <text:p text:style-name="P51"><text:span text:style-name="T8">void</text:span><text:span text:style-name="T3"> getEmpInfo(Employee*);</text:span></text:p>
      <text:p text:style-name="P51"><text:span text:style-name="T8">void</text:span><text:span text:style-name="T3"> formatCheck(Employee*, string);</text:span></text:p>
      <text:p text:style-name="P51"><text:span text:style-name="T8">bool</text:span><text:span text:style-name="T3"> validEmp(Employee *);</text:span></text:p>
      <text:p text:style-name="P21"/>
      <text:p text:style-name="P1">/*</text:p>
      <text:p text:style-name="P1"><text:s/>* Functions for problem 3</text:p>
      <text:p text:style-name="P1"><text:s/>*/</text:p>
      <text:p text:style-name="P51"><text:span text:style-name="T3">statsResult *avgMedMode(</text:span><text:span text:style-name="T8">int</text:span><text:span text:style-name="T3"> *,</text:span><text:span text:style-name="T8">int</text:span><text:span text:style-name="T3">);</text:span></text:p>
      <text:p text:style-name="P51"><text:span text:style-name="T8">void</text:span><text:span text:style-name="T3"> mode(statsResult*, </text:span><text:span text:style-name="T8">int</text:span><text:span text:style-name="T3"> *,</text:span><text:span text:style-name="T8">int</text:span><text:span text:style-name="T3"> );</text:span></text:p>
      <text:p text:style-name="P51"><text:span text:style-name="T8">void</text:span><text:span text:style-name="T3"> printSR(statsResult *);</text:span></text:p>
      <text:p text:style-name="P21"/>
      <text:p text:style-name="P1">/*</text:p>
      <text:p text:style-name="P1"><text:s/>* Functions for problem 4</text:p>
      <text:p text:style-name="P1"><text:s/>*/</text:p>
      <text:p text:style-name="P51"><text:span text:style-name="T8">int</text:span><text:span text:style-name="T3"> *intArray(</text:span><text:span text:style-name="T8">int</text:span><text:span text:style-name="T3">, </text:span><text:span text:style-name="T8">int</text:span><text:span text:style-name="T3">=4);</text:span></text:p>
      <text:p text:style-name="P51"><text:span text:style-name="T8">int</text:span><text:span text:style-name="T3"> *encrypt(</text:span><text:span text:style-name="T8">int</text:span><text:span text:style-name="T3"> *, </text:span><text:span text:style-name="T8">int</text:span><text:span text:style-name="T3">=4);</text:span></text:p>
      <text:p text:style-name="P51"><text:span text:style-name="T8">int</text:span><text:span text:style-name="T3"> *decrypt(</text:span><text:span text:style-name="T8">int</text:span><text:span text:style-name="T3"> *, </text:span><text:span text:style-name="T8">int</text:span><text:span text:style-name="T3">=4);</text:span></text:p>
      <text:p text:style-name="P51"><text:span text:style-name="T8">void</text:span><text:span text:style-name="T3"> swap(</text:span><text:span text:style-name="T8">int</text:span><text:span text:style-name="T3"> &amp;a, </text:span><text:span text:style-name="T8">int</text:span><text:span text:style-name="T3"> &amp;);</text:span></text:p>
      <text:p text:style-name="P51"><text:span text:style-name="T8">bool</text:span><text:span text:style-name="T3"> isValid(</text:span><text:span text:style-name="T8">int</text:span><text:span text:style-name="T3">*, </text:span><text:span text:style-name="T8">int</text:span><text:span text:style-name="T3"> =4);</text:span></text:p>
      <text:p text:style-name="P21"/>
      <text:p text:style-name="P1">/*</text:p>
      <text:p text:style-name="P1"><text:s/>* Functions for problem 5</text:p>
      <text:p text:style-name="P1"><text:s/>*/</text:p>
      <text:p text:style-name="P51"><text:span text:style-name="T8">template</text:span><text:span text:style-name="T3">&lt;</text:span><text:span text:style-name="T8">class</text:span><text:span text:style-name="T3"> T&gt;</text:span></text:p>
      <text:p text:style-name="P21">T factorial(T);</text:p>
      <text:p text:style-name="P21"/>
      <text:p text:style-name="P51"><text:span text:style-name="T8">template</text:span><text:span text:style-name="T3">&lt;</text:span><text:span text:style-name="T8">class</text:span><text:span text:style-name="T3"> T&gt;</text:span></text:p>
      <text:p text:style-name="P21"><text:soft-page-break/>T maxFac(T);</text:p>
      <text:p text:style-name="P21"/>
      <text:p text:style-name="P21"/>
      <text:p text:style-name="P1">/****************************************</text:p>
      <text:p text:style-name="P1"><text:s/>*</text:p>
      <text:p text:style-name="P1"><text:s/>* <text:s text:c="17"/>Main</text:p>
      <text:p text:style-name="P1"><text:s/>*</text:p>
      <text:p text:style-name="P1">****************************************/</text:p>
      <text:p text:style-name="P51"><text:span text:style-name="T8">int</text:span><text:span text:style-name="T3"> main(</text:span><text:span text:style-name="T8">int</text:span><text:span text:style-name="T3"> argc, </text:span><text:span text:style-name="T8">const</text:span><text:span text:style-name="T3"> </text:span><text:span text:style-name="T8">char</text:span><text:span text:style-name="T3"> * argv[]) {</text:span></text:p>
      <text:p text:style-name="P51"><text:span text:style-name="T3"><text:s text:c="4"/></text:span><text:span text:style-name="T8">int</text:span><text:span text:style-name="T3"> inN;</text:span></text:p>
      <text:p text:style-name="P51"><text:span text:style-name="T3"><text:s text:c="4"/></text:span><text:span text:style-name="T8">do</text:span><text:span text:style-name="T3">{</text:span></text:p>
      <text:p text:style-name="P21"><text:s text:c="8"/>Menu();</text:p>
      <text:p text:style-name="P21"><text:s text:c="8"/>inN=getN();</text:p>
      <text:p text:style-name="P51"><text:span text:style-name="T3"><text:s text:c="8"/></text:span><text:span text:style-name="T8">switch</text:span><text:span text:style-name="T3">(inN){</text:span></text:p>
      <text:p text:style-name="P51"><text:span text:style-name="T3"><text:s text:c="12"/></text:span><text:span text:style-name="T8">case</text:span><text:span text:style-name="T3"> 1: <text:s text:c="3"/>problem1();</text:span><text:span text:style-name="T8">break</text:span><text:span text:style-name="T3">;</text:span></text:p>
      <text:p text:style-name="P51"><text:span text:style-name="T3"><text:s text:c="12"/></text:span><text:span text:style-name="T8">case</text:span><text:span text:style-name="T3"> 2: <text:s text:c="3"/>problem2();</text:span><text:span text:style-name="T8">break</text:span><text:span text:style-name="T3">;</text:span></text:p>
      <text:p text:style-name="P51"><text:span text:style-name="T3"><text:s text:c="12"/></text:span><text:span text:style-name="T8">case</text:span><text:span text:style-name="T3"> 3: <text:s text:c="3"/>problem3();</text:span><text:span text:style-name="T8">break</text:span><text:span text:style-name="T3">;</text:span></text:p>
      <text:p text:style-name="P51"><text:span text:style-name="T3"><text:s text:c="12"/></text:span><text:span text:style-name="T8">case</text:span><text:span text:style-name="T3"> 4: <text:s text:c="3"/>problem4();</text:span><text:span text:style-name="T8">break</text:span><text:span text:style-name="T3">;</text:span></text:p>
      <text:p text:style-name="P51"><text:span text:style-name="T3"><text:s text:c="12"/></text:span><text:span text:style-name="T8">case</text:span><text:span text:style-name="T3"> 5: <text:s text:c="3"/>problem5();</text:span><text:span text:style-name="T8">break</text:span><text:span text:style-name="T3">;</text:span></text:p>
      <text:p text:style-name="P51"><text:span text:style-name="T3"><text:s text:c="12"/></text:span><text:span text:style-name="T8">case</text:span><text:span text:style-name="T3"> 6: <text:s text:c="3"/>problem6();</text:span><text:span text:style-name="T8">break</text:span><text:span text:style-name="T3">;</text:span></text:p>
      <text:p text:style-name="P51"><text:span text:style-name="T3"><text:s text:c="12"/></text:span><text:span text:style-name="T8">default</text:span><text:span text:style-name="T3">: <text:s text:c="2"/>def(inN);}</text:span></text:p>
      <text:p text:style-name="P21"><text:s text:c="8"/>cout &lt;&lt; endl;</text:p>
      <text:p text:style-name="P51"><text:span text:style-name="T3"><text:s text:c="4"/>}</text:span><text:span text:style-name="T8">while</text:span><text:span text:style-name="T3">(inN&gt;=1&amp;&amp;inN&lt;=6);</text:span></text:p>
      <text:p text:style-name="P21"/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1">/*</text:p>
      <text:p text:style-name="P1"><text:s/>*</text:p>
      <text:p text:style-name="P1"><text:s/>*</text:p>
      <text:p text:style-name="P1">*/</text:p>
      <text:p text:style-name="P21"/>
      <text:p text:style-name="P51"><text:span text:style-name="T8">void</text:span><text:span text:style-name="T3"> Menu(){</text:span></text:p>
      <text:p text:style-name="P51"><text:span text:style-name="T3"><text:s text:c="4"/>cout&lt;&lt;</text:span><text:span text:style-name="T7">"Menu for the Midterm"</text:span><text:span text:style-name="T3">&lt;&lt;endl;</text:span></text:p>
      <text:p text:style-name="P51"><text:span text:style-name="T3"><text:s text:c="4"/>cout&lt;&lt;</text:span><text:span text:style-name="T7">"Type 1 for problem 1"</text:span><text:span text:style-name="T3">&lt;&lt;endl;</text:span></text:p>
      <text:p text:style-name="P51"><text:span text:style-name="T3"><text:s text:c="4"/>cout&lt;&lt;</text:span><text:span text:style-name="T7">"Type 2 for problem 2"</text:span><text:span text:style-name="T3">&lt;&lt;endl;</text:span></text:p>
      <text:p text:style-name="P51"><text:span text:style-name="T3"><text:s text:c="4"/>cout&lt;&lt;</text:span><text:span text:style-name="T7">"Type 3 for problem 3"</text:span><text:span text:style-name="T3">&lt;&lt;endl;</text:span></text:p>
      <text:p text:style-name="P51"><text:span text:style-name="T3"><text:s text:c="4"/>cout&lt;&lt;</text:span><text:span text:style-name="T7">"Type 4 for problem 4"</text:span><text:span text:style-name="T3">&lt;&lt;endl;</text:span></text:p>
      <text:p text:style-name="P51"><text:span text:style-name="T3"><text:s text:c="4"/>cout&lt;&lt;</text:span><text:span text:style-name="T7">"Type 5 for problem 5"</text:span><text:span text:style-name="T3">&lt;&lt;endl;</text:span></text:p>
      <text:p text:style-name="P51"><text:span text:style-name="T3"><text:s text:c="4"/>cout&lt;&lt;</text:span><text:span text:style-name="T7">"Type 6 for problem 6"</text:span><text:span text:style-name="T3">&lt;&lt;endl;</text:span></text:p>
      <text:p text:style-name="P51"><text:span text:style-name="T3"><text:s text:c="4"/>cout&lt;&lt;</text:span><text:span text:style-name="T7">"Type anything else to exit \n"</text:span><text:span text:style-name="T3">&lt;&lt;endl;</text:span></text:p>
      <text:p text:style-name="P21">}</text:p>
      <text:p text:style-name="P21"/>
      <text:p text:style-name="P51"><text:span text:style-name="T8">int</text:span><text:span text:style-name="T3"> getN(){</text:span></text:p>
      <text:p text:style-name="P51"><text:span text:style-name="T3"><text:s text:c="4"/></text:span><text:span text:style-name="T8">int</text:span><text:span text:style-name="T3"> inN;</text:span></text:p>
      <text:p text:style-name="P21"><text:s text:c="4"/>cin&gt;&gt;inN;</text:p>
      <text:p text:style-name="P51"><text:span text:style-name="T3"><text:s text:c="4"/></text:span><text:span text:style-name="T8">return</text:span><text:span text:style-name="T3"> inN;</text:span></text:p>
      <text:p text:style-name="P21">}</text:p>
      <text:p text:style-name="P21"/>
      <text:p text:style-name="P21"/>
      <text:p text:style-name="P51"><text:span text:style-name="T8">void</text:span><text:span text:style-name="T3"> problem1(){</text:span></text:p>
      <text:p text:style-name="P51"><text:span text:style-name="T3"><text:s text:c="8"/>cout&lt;&lt;</text:span><text:span text:style-name="T7">"In problem # 1"</text:span><text:span text:style-name="T3">&lt;&lt;endl&lt;&lt;endl;</text:span></text:p>
      <text:p text:style-name="P1">//1) <text:s/>Develop an application using structures for a customer</text:p>
      <text:p text:style-name="P1">//that will determine if he/she has exceeded his/her checking </text:p>
      <text:p text:style-name="P1">//account balance. For each customer, the following </text:p>
      <text:p text:style-name="P1">//facts are available:</text:p>
      <text:p text:style-name="P1">//</text:p>
      <text:p text:style-name="P1">//a. Account number (Five digits only, i.e. test for this)</text:p>
      <text:p text:style-name="P1">//b. Balance at the beginning of the month </text:p>
      <text:p text:style-name="P1">//c. Total of all checks written by this customer this month </text:p>
      <text:p text:style-name="P1"><text:soft-page-break/>// <text:s text:c="4"/>Loop until customer is through entering checks.</text:p>
      <text:p text:style-name="P1">//d. Total of all deposits credited to this customer's account this </text:p>
      <text:p text:style-name="P1">// <text:s text:c="4"/>month. <text:s/>Loop until customer is through entering deposits.</text:p>
      <text:p text:style-name="P1">//</text:p>
      <text:p text:style-name="P1">//The program should input each of these facts from input dialogs as </text:p>
      <text:p text:style-name="P1">//integers, store in a structure, calculate the new balance, </text:p>
      <text:p text:style-name="P1">//display the new balance and debit the account $15 if overdrawn. </text:p>
      <text:p text:style-name="P1">//Also, if overdrawn, tell the customer the additional $15 fee </text:p>
      <text:p text:style-name="P1">//has been accessed and what the balance would be with this fee included.</text:p>
      <text:p text:style-name="P21"><text:s text:c="8"/></text:p>
      <text:p text:style-name="P21"><text:s text:c="8"/>Customer c;</text:p>
      <text:p text:style-name="P51"><text:span text:style-name="T3"><text:s text:c="8"/></text:span><text:span text:style-name="T8">int</text:span><text:span text:style-name="T3"> nCheck;</text:span></text:p>
      <text:p text:style-name="P51"><text:span text:style-name="T3"><text:s text:c="8"/></text:span><text:span text:style-name="T8">int</text:span><text:span text:style-name="T3"> temp;</text:span></text:p>
      <text:p text:style-name="P51"><text:span text:style-name="T3"><text:s text:c="8"/></text:span><text:span text:style-name="T8">int</text:span><text:span text:style-name="T3"> len=0;</text:span><text:span text:style-name="T1">//length of our account number</text:span></text:p>
      <text:p text:style-name="P51"><text:span text:style-name="T3"><text:s text:c="8"/></text:span><text:span text:style-name="T8">do</text:span><text:span text:style-name="T3">{</text:span></text:p>
      <text:p text:style-name="P51"><text:span text:style-name="T3"><text:s text:c="12"/>cout&lt;&lt;</text:span><text:span text:style-name="T7">"Input your account number (Five Digits ONLY!)\n"</text:span><text:span text:style-name="T3">;</text:span></text:p>
      <text:p text:style-name="P21"><text:s text:c="12"/>cin&gt;&gt;c.account;</text:p>
      <text:p text:style-name="P21"><text:s text:c="12"/>temp=c.account;</text:p>
      <text:p text:style-name="P51"><text:span text:style-name="T3"><text:s text:c="12"/></text:span><text:span text:style-name="T8">for</text:span><text:span text:style-name="T3">(len=0;temp&gt;0;len++) {</text:span></text:p>
      <text:p text:style-name="P21"><text:s text:c="16"/>temp=temp/10;</text:p>
      <text:p text:style-name="P21"><text:s text:c="12"/>}</text:p>
      <text:p text:style-name="P51"><text:span text:style-name="T3"><text:s text:c="12"/></text:span><text:span text:style-name="T8">if</text:span><text:span text:style-name="T3">(len&gt;5||len&lt;5){</text:span></text:p>
      <text:p text:style-name="P51"><text:span text:style-name="T3"><text:tab/> <text:s text:c="7"/>cout&lt;&lt;</text:span><text:span text:style-name="T7">"Invalid Account number\n"</text:span><text:span text:style-name="T3">;</text:span></text:p>
      <text:p text:style-name="P21"><text:s text:c="12"/>}</text:p>
      <text:p text:style-name="P51"><text:span text:style-name="T3"><text:s text:c="8"/>}</text:span><text:span text:style-name="T8">while</text:span><text:span text:style-name="T3">(len&gt;5||len&lt;5);</text:span></text:p>
      <text:p text:style-name="P21"><text:s text:c="8"/></text:p>
      <text:p text:style-name="P51"><text:span text:style-name="T3"><text:s text:c="8"/>cout&lt;&lt;</text:span><text:span text:style-name="T7">"Input the starting balance at the beginning of the month\n"</text:span><text:span text:style-name="T3">;</text:span></text:p>
      <text:p text:style-name="P21"><text:s text:c="8"/>cin&gt;&gt;c.start;</text:p>
      <text:p text:style-name="P51"><text:span text:style-name="T3"><text:s text:c="8"/>cout&lt;&lt;</text:span><text:span text:style-name="T7">"How many checks do you wish to write?\n"</text:span><text:span text:style-name="T3">;</text:span></text:p>
      <text:p text:style-name="P21"><text:s text:c="8"/>cin&gt;&gt;nCheck;</text:p>
      <text:p text:style-name="P51"><text:span text:style-name="T3"><text:s text:c="8"/></text:span><text:span text:style-name="T8">for</text:span><text:span text:style-name="T3">(</text:span><text:span text:style-name="T8">int</text:span><text:span text:style-name="T3"> i=1;i&lt;=nCheck;i++){</text:span></text:p>
      <text:p text:style-name="P51"><text:span text:style-name="T3"><text:s text:c="12"/>cout&lt;&lt;</text:span><text:span text:style-name="T7">"Input the total amount for check #"</text:span><text:span text:style-name="T3">&lt;&lt;i&lt;&lt;endl;</text:span></text:p>
      <text:p text:style-name="P21"><text:s text:c="12"/>cin&gt;&gt;c.checks;</text:p>
      <text:p text:style-name="P21"><text:s text:c="12"/>c.start-=c.checks;</text:p>
      <text:p text:style-name="P21"><text:s text:c="8"/>}</text:p>
      <text:p text:style-name="P51"><text:span text:style-name="T3"><text:s text:c="8"/>cout&lt;&lt;</text:span><text:span text:style-name="T7">"How many checks do you wish to deposit?\n"</text:span><text:span text:style-name="T3">;</text:span></text:p>
      <text:p text:style-name="P21"><text:s text:c="8"/>cin&gt;&gt;nCheck;</text:p>
      <text:p text:style-name="P51"><text:span text:style-name="T3"><text:s text:c="8"/></text:span><text:span text:style-name="T8">for</text:span><text:span text:style-name="T3">(</text:span><text:span text:style-name="T8">int</text:span><text:span text:style-name="T3"> i=1;i&lt;=nCheck;i++){</text:span></text:p>
      <text:p text:style-name="P51"><text:span text:style-name="T3"><text:s text:c="12"/>cout&lt;&lt;</text:span><text:span text:style-name="T7">"Input the total amount deposited for check #"</text:span><text:span text:style-name="T3">&lt;&lt;i&lt;&lt;endl;</text:span></text:p>
      <text:p text:style-name="P21"><text:s text:c="12"/>cin&gt;&gt;c.deposits;</text:p>
      <text:p text:style-name="P21"><text:s text:c="12"/>c.start+=c.deposits;</text:p>
      <text:p text:style-name="P21"><text:s text:c="8"/>}</text:p>
      <text:p text:style-name="P51"><text:span text:style-name="T3"><text:s text:c="8"/>cout&lt;&lt;</text:span><text:span text:style-name="T7">"Account number #"</text:span><text:span text:style-name="T3">&lt;&lt;c.account&lt;&lt;endl;</text:span></text:p>
      <text:p text:style-name="P51"><text:span text:style-name="T3"><text:s text:c="8"/>cout&lt;&lt;</text:span><text:span text:style-name="T7">"Your balance is $"</text:span><text:span text:style-name="T3">&lt;&lt;c.start&lt;&lt;endl;</text:span></text:p>
      <text:p text:style-name="P51"><text:span text:style-name="T3"><text:s text:c="8"/></text:span><text:span text:style-name="T8">if</text:span><text:span text:style-name="T3">(c.start&lt;=0){</text:span></text:p>
      <text:p text:style-name="P51"><text:span text:style-name="T3"><text:s text:c="12"/>cout&lt;&lt;</text:span><text:span text:style-name="T7">"You have overdrafted from your account, we are going to charge $15 to your account\n"</text:span><text:span text:style-name="T3">;</text:span></text:p>
      <text:p text:style-name="P21"><text:s text:c="20"/>c.start-=15;</text:p>
      <text:p text:style-name="P51"><text:span text:style-name="T3"><text:s text:c="20"/>cout&lt;&lt;</text:span><text:span text:style-name="T7">"Your account balance including the overdraft is $"</text:span><text:span text:style-name="T3">&lt;&lt;c.start&lt;&lt;endl;</text:span></text:p>
      <text:p text:style-name="P21"><text:s text:c="8"/>}</text:p>
      <text:p text:style-name="P21"><text:s text:c="8"/>cout&lt;&lt;endl;</text:p>
      <text:p text:style-name="P21">}</text:p>
      <text:p text:style-name="P21"/>
      <text:p text:style-name="P21"/>
      <text:p text:style-name="P1">//Employee pay </text:p>
      <text:p text:style-name="P1">//Problem # 2 </text:p>
      <text:p text:style-name="P51"><text:span text:style-name="T8">void</text:span><text:span text:style-name="T3"> problem2() {</text:span></text:p>
      <text:p text:style-name="P51"><text:span text:style-name="T3"><text:s text:c="4"/>cout &lt;&lt; </text:span><text:span text:style-name="T7">"In problem 2\n\n"</text:span><text:span text:style-name="T3">;</text:span></text:p>
      <text:p text:style-name="P51"><text:span text:style-name="T3"><text:s text:c="4"/></text:span><text:span text:style-name="T1">//create an array to hold employees</text:span></text:p>
      <text:p text:style-name="P51"><text:span text:style-name="T3"><text:s text:c="4"/></text:span><text:span text:style-name="T1">//let user input the # of employees they want to input</text:span></text:p>
      <text:p text:style-name="P51"><text:soft-page-break/><text:span text:style-name="T3"><text:s text:c="4"/></text:span><text:span text:style-name="T8">int</text:span><text:span text:style-name="T3"> nEmp;</text:span></text:p>
      <text:p text:style-name="P21"><text:s text:c="4"/></text:p>
      <text:p text:style-name="P51"><text:span text:style-name="T3"><text:s text:c="4"/>cout&lt;&lt;</text:span><text:span text:style-name="T7">"Enter the amount of employees that you would like to input?\n"</text:span><text:span text:style-name="T3">;</text:span></text:p>
      <text:p text:style-name="P21"><text:s text:c="4"/>cin&gt;&gt;nEmp;</text:p>
      <text:p text:style-name="P21"><text:s text:c="4"/></text:p>
      <text:p text:style-name="P51"><text:span text:style-name="T3"><text:s text:c="4"/>Employee **eArray = </text:span><text:span text:style-name="T8">new</text:span><text:span text:style-name="T3"> Employee *[nEmp];</text:span></text:p>
      <text:p text:style-name="P51"><text:span text:style-name="T3"><text:s text:c="4"/></text:span><text:span text:style-name="T8">for</text:span><text:span text:style-name="T3"> (</text:span><text:span text:style-name="T8">int</text:span><text:span text:style-name="T3"> i = 0; i != nEmp; i++)</text:span></text:p>
      <text:p text:style-name="P51"><text:span text:style-name="T3"><text:s text:c="8"/>*(eArray+i) = </text:span><text:span text:style-name="T8">new</text:span><text:span text:style-name="T3"> Employee;</text:span></text:p>
      <text:p text:style-name="P21"><text:s text:c="4"/></text:p>
      <text:p text:style-name="P51"><text:span text:style-name="T3"><text:s text:c="4"/>cout &lt;&lt; </text:span><text:span text:style-name="T7">"Enter the date: "</text:span><text:span text:style-name="T3">;</text:span></text:p>
      <text:p text:style-name="P21"><text:s text:c="4"/>string date;</text:p>
      <text:p text:style-name="P21"><text:s text:c="4"/>cin &gt;&gt; date;</text:p>
      <text:p text:style-name="P21"><text:s text:c="4"/>cout &lt;&lt; endl;</text:p>
      <text:p text:style-name="P51"><text:span text:style-name="T3"><text:s text:c="4"/></text:span><text:span text:style-name="T8">int</text:span><text:span text:style-name="T3"> count = 0; <text:s text:c="9"/></text:span></text:p>
      <text:p text:style-name="P51"><text:span text:style-name="T3"><text:s text:c="4"/></text:span><text:span text:style-name="T1">// the number of employees entered </text:span></text:p>
      <text:p text:style-name="P51"><text:span text:style-name="T3"><text:s text:c="4"/></text:span><text:span text:style-name="T1">// get employee info</text:span></text:p>
      <text:p text:style-name="P51"><text:span text:style-name="T3"><text:s text:c="4"/></text:span><text:span text:style-name="T1">// and print check while employee info is valid</text:span></text:p>
      <text:p text:style-name="P51"><text:span text:style-name="T3"><text:s text:c="4"/></text:span><text:span text:style-name="T8">do</text:span><text:span text:style-name="T3"> {</text:span></text:p>
      <text:p text:style-name="P21"><text:s text:c="8"/>count++;</text:p>
      <text:p text:style-name="P21"><text:s text:c="8"/>getEmpInfo(*(eArray+count));</text:p>
      <text:p text:style-name="P51"><text:span text:style-name="T3"><text:s text:c="8"/></text:span><text:span text:style-name="T8">if</text:span><text:span text:style-name="T3">(validEmp(*(eArray+count)))</text:span></text:p>
      <text:p text:style-name="P21"><text:s text:c="12"/>formatCheck(*(eArray + count), date);</text:p>
      <text:p text:style-name="P51"><text:span text:style-name="T3"><text:s text:c="8"/></text:span><text:span text:style-name="T8">else</text:span></text:p>
      <text:p text:style-name="P51"><text:span text:style-name="T3"><text:s text:c="12"/>cout &lt;&lt; </text:span><text:span text:style-name="T7">"\nInvalid info. Goodbye\n"</text:span><text:span text:style-name="T3">;</text:span></text:p>
      <text:p text:style-name="P51"><text:span text:style-name="T3"><text:s text:c="4"/>} </text:span><text:span text:style-name="T8">while</text:span><text:span text:style-name="T3"> (validEmp(*(eArray+count)) &amp;&amp; count != nEmp);</text:span></text:p>
      <text:p text:style-name="P21"/>
      <text:p text:style-name="P51"><text:span text:style-name="T3"><text:s text:c="4"/></text:span><text:span text:style-name="T8">for</text:span><text:span text:style-name="T3"> (</text:span><text:span text:style-name="T8">int</text:span><text:span text:style-name="T3"> i = 0; i != nEmp; i++) {</text:span></text:p>
      <text:p text:style-name="P51"><text:span text:style-name="T3"><text:s text:c="8"/></text:span><text:span text:style-name="T8">delete</text:span><text:span text:style-name="T3"> *(eArray+i);</text:span></text:p>
      <text:p text:style-name="P21"><text:s text:c="4"/>}</text:p>
      <text:p text:style-name="P51"><text:span text:style-name="T3"><text:s text:c="4"/></text:span><text:span text:style-name="T8">delete</text:span><text:span text:style-name="T3"> []eArray;</text:span></text:p>
      <text:p text:style-name="P21">}</text:p>
      <text:p text:style-name="P21"/>
      <text:p text:style-name="P1">// Mode problem</text:p>
      <text:p text:style-name="P1">//Problem # 3 </text:p>
      <text:p text:style-name="P51"><text:span text:style-name="T8">void</text:span><text:span text:style-name="T3"> problem3() {</text:span></text:p>
      <text:p text:style-name="P51"><text:span text:style-name="T3"><text:s text:c="4"/>cout &lt;&lt; </text:span><text:span text:style-name="T7">"In problem 3\n\n"</text:span><text:span text:style-name="T3">;</text:span></text:p>
      <text:p text:style-name="P51"><text:span text:style-name="T3"><text:s text:c="4"/></text:span><text:span text:style-name="T8">int</text:span><text:span text:style-name="T3"> size;</text:span></text:p>
      <text:p text:style-name="P51"><text:span text:style-name="T3"><text:s text:c="4"/>cout &lt;&lt; </text:span><text:span text:style-name="T7">"How many elements will you enter: "</text:span><text:span text:style-name="T3">;</text:span></text:p>
      <text:p text:style-name="P21"><text:s text:c="4"/>cin &gt;&gt; size;</text:p>
      <text:p text:style-name="P21"><text:s text:c="4"/></text:p>
      <text:p text:style-name="P51"><text:span text:style-name="T3"><text:s text:c="4"/></text:span><text:span text:style-name="T1">// create new array and fill with user supplied elements</text:span></text:p>
      <text:p text:style-name="P51"><text:span text:style-name="T3"><text:s text:c="4"/></text:span><text:span text:style-name="T8">int</text:span><text:span text:style-name="T3"> *a = </text:span><text:span text:style-name="T8">new</text:span><text:span text:style-name="T3"> </text:span><text:span text:style-name="T8">int</text:span><text:span text:style-name="T3"> [size];</text:span></text:p>
      <text:p text:style-name="P51"><text:span text:style-name="T3"><text:s text:c="8"/></text:span><text:span text:style-name="T8">for</text:span><text:span text:style-name="T3">(</text:span><text:span text:style-name="T8">int</text:span><text:span text:style-name="T3"> i=0;i&lt;size;i++){</text:span></text:p>
      <text:p text:style-name="P51"><text:span text:style-name="T3"><text:s text:c="12"/>cout &lt;&lt; </text:span><text:span text:style-name="T7">"Enter element "</text:span><text:span text:style-name="T3"> &lt;&lt; i &lt;&lt; </text:span><text:span text:style-name="T7">": "</text:span><text:span text:style-name="T3">;</text:span></text:p>
      <text:p text:style-name="P51"><text:span text:style-name="T3"><text:s text:c="12"/></text:span><text:span text:style-name="T8">int</text:span><text:span text:style-name="T3"> elem;</text:span></text:p>
      <text:p text:style-name="P21"><text:s text:c="12"/>cin &gt;&gt; elem;</text:p>
      <text:p text:style-name="P21"><text:s text:c="12"/>a[i] = elem;</text:p>
      <text:p text:style-name="P21"><text:s text:c="8"/>}</text:p>
      <text:p text:style-name="P21"><text:s text:c="4"/>cout &lt;&lt; endl;</text:p>
      <text:p text:style-name="P51"><text:span text:style-name="T3"><text:s text:c="4"/></text:span><text:span text:style-name="T1">// print what user entered </text:span></text:p>
      <text:p text:style-name="P51"><text:span text:style-name="T3"><text:s text:c="4"/>cout &lt;&lt; </text:span><text:span text:style-name="T7">"You entered:\n"</text:span><text:span text:style-name="T3">;</text:span></text:p>
      <text:p text:style-name="P51"><text:span text:style-name="T3"><text:s text:c="4"/>print(a, size, </text:span><text:span text:style-name="T7">" "</text:span><text:span text:style-name="T3">);</text:span></text:p>
      <text:p text:style-name="P21"><text:s text:c="4"/>cout &lt;&lt; endl;</text:p>
      <text:p text:style-name="P21"><text:s text:c="4"/>cout &lt;&lt; endl;</text:p>
      <text:p text:style-name="P21"><text:s text:c="4"/>statsResult *sr = avgMedMode(a,size);</text:p>
      <text:p text:style-name="P21"><text:s text:c="4"/></text:p>
      <text:p text:style-name="P51"><text:span text:style-name="T3"><text:s text:c="4"/></text:span><text:span text:style-name="T1">// calculate average </text:span></text:p>
      <text:p text:style-name="P51"><text:span text:style-name="T3"><text:s text:c="4"/></text:span><text:span text:style-name="T8">int</text:span><text:span text:style-name="T3"> total = 0;</text:span></text:p>
      <text:p text:style-name="P51"><text:span text:style-name="T3"><text:s text:c="4"/></text:span><text:span text:style-name="T8">for</text:span><text:span text:style-name="T3"> (</text:span><text:span text:style-name="T8">int</text:span><text:span text:style-name="T3"> i = 0; i != size; ++i)</text:span></text:p>
      <text:p text:style-name="P21"><text:soft-page-break/><text:s text:c="8"/>total += *(a+i);</text:p>
      <text:p text:style-name="P21"><text:s text:c="4"/>sr-&gt;avg=total / size;</text:p>
      <text:p text:style-name="P21"><text:s text:c="4"/></text:p>
      <text:p text:style-name="P21"><text:s text:c="4"/>printSR(sr);</text:p>
      <text:p text:style-name="P21"><text:s text:c="4"/></text:p>
      <text:p text:style-name="P51"><text:span text:style-name="T3"><text:s text:c="4"/></text:span><text:span text:style-name="T1">// clean up</text:span></text:p>
      <text:p text:style-name="P51"><text:span text:style-name="T3"><text:s text:c="4"/></text:span><text:span text:style-name="T8">delete</text:span><text:span text:style-name="T3"> []a;</text:span></text:p>
      <text:p text:style-name="P51"><text:span text:style-name="T3"><text:s text:c="4"/></text:span><text:span text:style-name="T8">delete</text:span><text:span text:style-name="T3"> []sr-&gt;mode;</text:span></text:p>
      <text:p text:style-name="P51"><text:span text:style-name="T3"><text:s text:c="4"/></text:span><text:span text:style-name="T8">delete</text:span><text:span text:style-name="T3"> sr;</text:span></text:p>
      <text:p text:style-name="P21"/>
      <text:p text:style-name="P21">}</text:p>
      <text:p text:style-name="P21"/>
      <text:p text:style-name="P21"/>
      <text:p text:style-name="P1">// Enter a number. Encrypt it or decrypt it.</text:p>
      <text:p text:style-name="P51"><text:span text:style-name="T8">void</text:span><text:span text:style-name="T3"> problem4() {</text:span></text:p>
      <text:p text:style-name="P51"><text:span text:style-name="T3"><text:s text:c="4"/>cout &lt;&lt; </text:span><text:span text:style-name="T7">"In problem 4\n\n"</text:span><text:span text:style-name="T3">;</text:span></text:p>
      <text:p text:style-name="P51"><text:span text:style-name="T3"><text:s text:c="4"/></text:span><text:span text:style-name="T8">const</text:span><text:span text:style-name="T3"> </text:span><text:span text:style-name="T8">int</text:span><text:span text:style-name="T3"> nDigit=4; </text:span><text:span text:style-name="T1">// user is expected to enter a 4 digit number</text:span></text:p>
      <text:p text:style-name="P51"><text:span text:style-name="T3"><text:s text:c="4"/></text:span><text:span text:style-name="T8">int</text:span><text:span text:style-name="T3"> num;</text:span></text:p>
      <text:p text:style-name="P51"><text:span text:style-name="T3"><text:s text:c="4"/></text:span><text:span text:style-name="T8">do</text:span><text:span text:style-name="T3">{</text:span></text:p>
      <text:p text:style-name="P51"><text:span text:style-name="T3"><text:s text:c="4"/>cout &lt;&lt; </text:span><text:span text:style-name="T7">"Enter a four digit number: "</text:span><text:span text:style-name="T3">;</text:span></text:p>
      <text:p text:style-name="P21"><text:s text:c="4"/>cin &gt;&gt; num;</text:p>
      <text:p text:style-name="P51"><text:span text:style-name="T3"><text:s text:c="4"/>}</text:span><text:span text:style-name="T8">while</text:span><text:span text:style-name="T3">(num&lt;1000||num&gt;7777);</text:span></text:p>
      <text:p text:style-name="P51"><text:span text:style-name="T3"><text:s text:c="4"/></text:span><text:span text:style-name="T8">int</text:span><text:span text:style-name="T3"> *numArray = intArray(num);</text:span></text:p>
      <text:p text:style-name="P51"><text:span text:style-name="T3"><text:s text:c="4"/></text:span><text:span text:style-name="T1">// check if number is valid. No 8s or 9s</text:span></text:p>
      <text:p text:style-name="P51"><text:span text:style-name="T3"><text:s text:c="4"/></text:span><text:span text:style-name="T8">if</text:span><text:span text:style-name="T3"> (isValid(numArray)) {</text:span></text:p>
      <text:p text:style-name="P51"><text:span text:style-name="T3"><text:s text:c="8"/></text:span><text:span text:style-name="T10">/// Ask user what to do with number</text:span></text:p>
      <text:p text:style-name="P51"><text:span text:style-name="T3"><text:s text:c="8"/>cout &lt;&lt; </text:span><text:span text:style-name="T7">"Do you want your number encrypted or decrypted.\n"</text:span></text:p>
      <text:p text:style-name="P51"><text:span text:style-name="T3"><text:s text:c="16"/></text:span><text:span text:style-name="T7">"Enter 1 to encrypt\n"</text:span></text:p>
      <text:p text:style-name="P51"><text:span text:style-name="T3"><text:s text:c="16"/></text:span><text:span text:style-name="T7">"Enter 2 to decrypt\n"</text:span><text:span text:style-name="T3">;</text:span></text:p>
      <text:p text:style-name="P51"><text:span text:style-name="T3"><text:s text:c="8"/></text:span><text:span text:style-name="T8">int</text:span><text:span text:style-name="T3"> ans;</text:span></text:p>
      <text:p text:style-name="P21"><text:s text:c="8"/>cin &gt;&gt; ans;</text:p>
      <text:p text:style-name="P51"><text:span text:style-name="T3"><text:s text:c="8"/></text:span><text:span text:style-name="T1">// user want to encrypt number</text:span></text:p>
      <text:p text:style-name="P51"><text:span text:style-name="T3"><text:s text:c="8"/></text:span><text:span text:style-name="T8">if</text:span><text:span text:style-name="T3"> (ans == 1) {</text:span></text:p>
      <text:p text:style-name="P21"><text:s text:c="12"/>numArray = encrypt(numArray);</text:p>
      <text:p text:style-name="P51"><text:span text:style-name="T3"><text:s text:c="12"/>cout &lt;&lt; </text:span><text:span text:style-name="T7">"Your encrypted number is: "</text:span><text:span text:style-name="T3">;</text:span></text:p>
      <text:p text:style-name="P21"><text:s text:c="12"/>print(numArray, nDigit);</text:p>
      <text:p text:style-name="P21"><text:s text:c="8"/>}</text:p>
      <text:p text:style-name="P51"><text:span text:style-name="T3"><text:s text:c="8"/></text:span><text:span text:style-name="T1">// user wants to decrypt number</text:span></text:p>
      <text:p text:style-name="P51"><text:span text:style-name="T3"><text:s text:c="8"/></text:span><text:span text:style-name="T8">else</text:span><text:span text:style-name="T3"> </text:span><text:span text:style-name="T8">if</text:span><text:span text:style-name="T3"> (ans == 2) {</text:span></text:p>
      <text:p text:style-name="P21"><text:s text:c="12"/>numArray= decrypt(numArray);</text:p>
      <text:p text:style-name="P51"><text:span text:style-name="T3"><text:s text:c="12"/>cout &lt;&lt; </text:span><text:span text:style-name="T7">"Your decrypted number is: "</text:span><text:span text:style-name="T3">;</text:span></text:p>
      <text:p text:style-name="P21"><text:s text:c="12"/>print(numArray, nDigit);</text:p>
      <text:p text:style-name="P21"><text:s text:c="8"/>}</text:p>
      <text:p text:style-name="P51"><text:span text:style-name="T3"><text:s text:c="8"/></text:span><text:span text:style-name="T8">else</text:span></text:p>
      <text:p text:style-name="P51"><text:span text:style-name="T3"><text:s text:c="12"/>cout &lt;&lt; </text:span><text:span text:style-name="T7">"Invalid choice: "</text:span><text:span text:style-name="T3">;</text:span></text:p>
      <text:p text:style-name="P21"><text:s text:c="4"/>}</text:p>
      <text:p text:style-name="P51"><text:span text:style-name="T3"><text:s text:c="4"/></text:span><text:span text:style-name="T1">// number was not valid</text:span></text:p>
      <text:p text:style-name="P51"><text:span text:style-name="T3"><text:s text:c="4"/></text:span><text:span text:style-name="T8">else</text:span><text:span text:style-name="T3"> {</text:span></text:p>
      <text:p text:style-name="P21"><text:s text:c="8"/>print(numArray, nDigit);</text:p>
      <text:p text:style-name="P51"><text:span text:style-name="T3"><text:s text:c="8"/>cout &lt;&lt; </text:span><text:span text:style-name="T7">" is not valid.\n"</text:span><text:span text:style-name="T3">;</text:span></text:p>
      <text:p text:style-name="P21"><text:s text:c="4"/>}</text:p>
      <text:p text:style-name="P21"><text:s text:c="4"/></text:p>
      <text:p text:style-name="P51"><text:span text:style-name="T3"><text:s text:c="4"/></text:span><text:span text:style-name="T8">delete</text:span><text:span text:style-name="T3"> []numArray;</text:span></text:p>
      <text:p text:style-name="P21"><text:s text:c="4"/>cout &lt;&lt; endl;</text:p>
      <text:p text:style-name="P21">}</text:p>
      <text:p text:style-name="P21"/>
      <text:p text:style-name="P1">// Function outputs the converions that were given</text:p>
      <text:p text:style-name="P51"><text:span text:style-name="T8">void</text:span><text:span text:style-name="T3"> problem6() {</text:span></text:p>
      <text:p text:style-name="P51"><text:span text:style-name="T3"><text:s text:c="4"/>cout &lt;&lt; </text:span><text:span text:style-name="T7">"In problem 6\n"</text:span><text:span text:style-name="T3">;</text:span></text:p>
      <text:p text:style-name="P21"><text:soft-page-break/><text:s text:c="4"/></text:p>
      <text:p text:style-name="P51"><text:span text:style-name="T3"><text:s text:c="4"/>cout &lt;&lt; </text:span><text:span text:style-name="T7">"a)\n"</text:span><text:span text:style-name="T3">;</text:span></text:p>
      <text:p text:style-name="P51"><text:span text:style-name="T3"><text:s text:c="4"/></text:span><text:span text:style-name="T1">// 2.125 -&gt; hex, binary, octal</text:span></text:p>
      <text:p text:style-name="P51"><text:span text:style-name="T3"><text:s text:c="4"/>cout &lt;&lt; </text:span><text:span text:style-name="T7">"base: "</text:span><text:span text:style-name="T3"> &lt;&lt; setw(6) &lt;&lt; </text:span><text:span text:style-name="T7">"10"</text:span><text:span text:style-name="T3">&lt;&lt;</text:span></text:p>
      <text:p text:style-name="P51"><text:span text:style-name="T3"><text:s text:c="8"/>setw(6) &lt;&lt; </text:span><text:span text:style-name="T7">"16"</text:span><text:span text:style-name="T3">&lt;&lt; <text:s/>setw(8) &lt;&lt; </text:span><text:span text:style-name="T7">"2"</text:span><text:span text:style-name="T3">&lt;&lt; setw(6) &lt;&lt; </text:span><text:span text:style-name="T7">"8"</text:span><text:span text:style-name="T3">&lt;&lt; endl;</text:span></text:p>
      <text:p text:style-name="P51"><text:span text:style-name="T3"><text:s text:c="4"/>cout &lt;&lt; setw(12) &lt;&lt; </text:span><text:span text:style-name="T7">"2.125"</text:span><text:span text:style-name="T3">&lt;&lt;</text:span></text:p>
      <text:p text:style-name="P51"><text:span text:style-name="T3"><text:s text:c="4"/>setw(6) &lt;&lt; </text:span><text:span text:style-name="T7">"2.2"</text:span><text:span text:style-name="T3">&lt;&lt; <text:s/>setw(8) &lt;&lt; </text:span><text:span text:style-name="T7">"10.001"</text:span><text:span text:style-name="T3">&lt;&lt; setw(6) &lt;&lt; </text:span><text:span text:style-name="T7">"2.1"</text:span></text:p>
      <text:p text:style-name="P21"><text:s text:c="4"/>&lt;&lt; endl;</text:p>
      <text:p text:style-name="P51"><text:span text:style-name="T3"><text:s text:c="4"/></text:span><text:span text:style-name="T1">// -2.125 -&gt; hex, binary, octal</text:span></text:p>
      <text:p text:style-name="P51"><text:span text:style-name="T3"><text:s text:c="4"/>cout &lt;&lt; setw(12) &lt;&lt; </text:span><text:span text:style-name="T7">"-2.125"</text:span><text:span text:style-name="T3">&lt;&lt;</text:span></text:p>
      <text:p text:style-name="P51"><text:span text:style-name="T3"><text:s text:c="4"/>setw(6) &lt;&lt; </text:span><text:span text:style-name="T7">"5.C"</text:span><text:span text:style-name="T3">&lt;&lt; <text:s/>setw(8) &lt;&lt; </text:span><text:span text:style-name="T7">"101.11"</text:span><text:span text:style-name="T3">&lt;&lt; setw(6) &lt;&lt; </text:span><text:span text:style-name="T7">"5.6"</text:span></text:p>
      <text:p text:style-name="P21"><text:s text:c="4"/>&lt;&lt; endl;</text:p>
      <text:p text:style-name="P21"><text:s text:c="4"/></text:p>
      <text:p text:style-name="P51"><text:span text:style-name="T3"><text:s text:c="4"/>cout &lt;&lt; </text:span><text:span text:style-name="T7">"b)\n"</text:span><text:span text:style-name="T3">;</text:span></text:p>
      <text:p text:style-name="P51"><text:span text:style-name="T3"><text:s text:c="4"/>cout &lt;&lt; </text:span><text:span text:style-name="T7">"46666601 = 1.09999991"</text:span><text:span text:style-name="T3"> &lt;&lt; endl;</text:span></text:p>
      <text:p text:style-name="P51"><text:span text:style-name="T3"><text:s text:c="4"/>cout &lt;&lt; </text:span><text:span text:style-name="T7">"46666602 = 2.19999981"</text:span><text:span text:style-name="T3"> &lt;&lt; endl;</text:span></text:p>
      <text:p text:style-name="P51"><text:span text:style-name="T3"><text:s text:c="4"/>cout &lt;&lt; </text:span><text:span text:style-name="T7">"B9999AFE = -0.58750045"</text:span><text:span text:style-name="T3"> &lt;&lt; endl;</text:span></text:p>
      <text:p text:style-name="P21"><text:s text:c="4"/></text:p>
      <text:p text:style-name="P21">}</text:p>
      <text:p text:style-name="P21"/>
      <text:p text:style-name="P1">// Function puts the n digits of a number into an array</text:p>
      <text:p text:style-name="P1">// Uses default value of 4 as the input should be a 4 digit number</text:p>
      <text:p text:style-name="P51"><text:span text:style-name="T8">int</text:span><text:span text:style-name="T3"> *intArray(</text:span><text:span text:style-name="T8">int</text:span><text:span text:style-name="T3"> num, </text:span><text:span text:style-name="T8">int</text:span><text:span text:style-name="T3"> size) {</text:span></text:p>
      <text:p text:style-name="P51"><text:span text:style-name="T3"><text:s text:c="4"/></text:span><text:span text:style-name="T1">// create the array to hold the numbers</text:span></text:p>
      <text:p text:style-name="P51"><text:span text:style-name="T3"><text:s text:c="4"/></text:span><text:span text:style-name="T8">int</text:span><text:span text:style-name="T3"> *ret = </text:span><text:span text:style-name="T8">new</text:span><text:span text:style-name="T3"> </text:span><text:span text:style-name="T8">int</text:span><text:span text:style-name="T3"> [size];</text:span></text:p>
      <text:p text:style-name="P51"><text:span text:style-name="T3"><text:s text:c="4"/></text:span><text:span text:style-name="T8">for</text:span><text:span text:style-name="T3"> (</text:span><text:span text:style-name="T8">int</text:span><text:span text:style-name="T3"> i = size-1; i &gt;= 0; --i) {</text:span></text:p>
      <text:p text:style-name="P21"><text:s text:c="8"/>ret[i] = num % 10;</text:p>
      <text:p text:style-name="P21"><text:s text:c="8"/>num /= 10;</text:p>
      <text:p text:style-name="P21"><text:s text:c="4"/>}</text:p>
      <text:p text:style-name="P51"><text:span text:style-name="T3"><text:s text:c="4"/></text:span><text:span text:style-name="T8">return</text:span><text:span text:style-name="T3"> ret;</text:span></text:p>
      <text:p text:style-name="P21">}</text:p>
      <text:p text:style-name="P21"/>
      <text:p text:style-name="P1">// For problem # 4 </text:p>
      <text:p text:style-name="P1">// Function checks if the value supplied by the user is valid</text:p>
      <text:p text:style-name="P51"><text:span text:style-name="T8">bool</text:span><text:span text:style-name="T3"> isValid(</text:span><text:span text:style-name="T8">int</text:span><text:span text:style-name="T3">*</text:span><text:span text:style-name="T8">array</text:span><text:span text:style-name="T3">, </text:span><text:span text:style-name="T8">int</text:span><text:span text:style-name="T3"> size) {</text:span></text:p>
      <text:p text:style-name="P51"><text:span text:style-name="T3"><text:s text:c="4"/></text:span><text:span text:style-name="T8">for</text:span><text:span text:style-name="T3"> (</text:span><text:span text:style-name="T8">int</text:span><text:span text:style-name="T3"> i = 0; i != size; ++i)</text:span></text:p>
      <text:p text:style-name="P51"><text:span text:style-name="T3"><text:s text:c="8"/></text:span><text:span text:style-name="T1">// only 0 to 7 are allowed</text:span></text:p>
      <text:p text:style-name="P51"><text:span text:style-name="T3"><text:s text:c="8"/></text:span><text:span text:style-name="T8">if</text:span><text:span text:style-name="T3"> (*(</text:span><text:span text:style-name="T8">array</text:span><text:span text:style-name="T3">+i) &gt;7)</text:span></text:p>
      <text:p text:style-name="P51"><text:span text:style-name="T3"><text:s text:c="12"/></text:span><text:span text:style-name="T8">return</text:span><text:span text:style-name="T3"> </text:span><text:span text:style-name="T8">false</text:span><text:span text:style-name="T3">;</text:span></text:p>
      <text:p text:style-name="P51"><text:span text:style-name="T3"><text:s text:c="4"/></text:span><text:span text:style-name="T8">return</text:span><text:span text:style-name="T3"> </text:span><text:span text:style-name="T8">true</text:span><text:span text:style-name="T3">;</text:span></text:p>
      <text:p text:style-name="P21">}</text:p>
      <text:p text:style-name="P21"/>
      <text:p text:style-name="P1">// Function encrypts an array of integers</text:p>
      <text:p text:style-name="P1">// used for problem 4</text:p>
      <text:p text:style-name="P51"><text:span text:style-name="T8">int</text:span><text:span text:style-name="T3"> *encrypt(</text:span><text:span text:style-name="T8">int</text:span><text:span text:style-name="T3"> *</text:span><text:span text:style-name="T8">array</text:span><text:span text:style-name="T3">, </text:span><text:span text:style-name="T8">int</text:span><text:span text:style-name="T3"> size) {</text:span></text:p>
      <text:p text:style-name="P51"><text:span text:style-name="T3"><text:s text:c="4"/></text:span><text:span text:style-name="T8">for</text:span><text:span text:style-name="T3"> (</text:span><text:span text:style-name="T8">int</text:span><text:span text:style-name="T3"> i = 0; i != size; ++i){</text:span></text:p>
      <text:p text:style-name="P51"><text:span text:style-name="T3"><text:s text:c="8"/></text:span><text:span text:style-name="T1">// first add three to each digit</text:span></text:p>
      <text:p text:style-name="P51"><text:span text:style-name="T3"><text:s text:c="8"/>*(</text:span><text:span text:style-name="T8">array</text:span><text:span text:style-name="T3">+i) += 5;</text:span></text:p>
      <text:p text:style-name="P51"><text:span text:style-name="T3"><text:s text:c="8"/></text:span><text:span text:style-name="T1">// then mod it by 8</text:span></text:p>
      <text:p text:style-name="P51"><text:span text:style-name="T3"><text:s text:c="8"/>*(</text:span><text:span text:style-name="T8">array</text:span><text:span text:style-name="T3">+i) %= 8;</text:span></text:p>
      <text:p text:style-name="P21"><text:s text:c="4"/>}</text:p>
      <text:p text:style-name="P21"><text:s text:c="4"/></text:p>
      <text:p text:style-name="P51"><text:span text:style-name="T3"><text:s text:c="4"/></text:span><text:span text:style-name="T1">// swap elements 1,2 and 3,4</text:span></text:p>
      <text:p text:style-name="P51"><text:span text:style-name="T3"><text:s text:c="4"/>swap(*(</text:span><text:span text:style-name="T8">array</text:span><text:span text:style-name="T3">), *(</text:span><text:span text:style-name="T8">array</text:span><text:span text:style-name="T3">+1));</text:span></text:p>
      <text:p text:style-name="P51"><text:span text:style-name="T3"><text:s text:c="4"/>swap(*(</text:span><text:span text:style-name="T8">array</text:span><text:span text:style-name="T3">+2), *(</text:span><text:span text:style-name="T8">array</text:span><text:span text:style-name="T3">+3));</text:span></text:p>
      <text:p text:style-name="P21"/>
      <text:p text:style-name="P51"><text:span text:style-name="T3"><text:s text:c="4"/></text:span><text:span text:style-name="T8">return</text:span><text:span text:style-name="T3"> </text:span><text:span text:style-name="T8">array</text:span><text:span text:style-name="T3">;</text:span></text:p>
      <text:p text:style-name="P21">}</text:p>
      <text:p text:style-name="P21"/>
      <text:p text:style-name="P1"><text:soft-page-break/>// For problem 4</text:p>
      <text:p text:style-name="P1">// Function decrypt a number supplied by the users</text:p>
      <text:p text:style-name="P51"><text:span text:style-name="T8">int</text:span><text:span text:style-name="T3"> *decrypt(</text:span><text:span text:style-name="T8">int</text:span><text:span text:style-name="T3"> *</text:span><text:span text:style-name="T8">array</text:span><text:span text:style-name="T3">, </text:span><text:span text:style-name="T8">int</text:span><text:span text:style-name="T3"> size) {</text:span></text:p>
      <text:p text:style-name="P51"><text:span text:style-name="T3"><text:s text:c="4"/></text:span><text:span text:style-name="T1">// swap back elements 1,2 and 3,4</text:span></text:p>
      <text:p text:style-name="P51"><text:span text:style-name="T3"><text:s text:c="4"/>swap(*(</text:span><text:span text:style-name="T8">array</text:span><text:span text:style-name="T3">), *(</text:span><text:span text:style-name="T8">array</text:span><text:span text:style-name="T3">+1));</text:span></text:p>
      <text:p text:style-name="P51"><text:span text:style-name="T3"><text:s text:c="4"/>swap(*(</text:span><text:span text:style-name="T8">array</text:span><text:span text:style-name="T3">+2), *(</text:span><text:span text:style-name="T8">array</text:span><text:span text:style-name="T3">+3));</text:span></text:p>
      <text:p text:style-name="P21"><text:s text:c="4"/></text:p>
      <text:p text:style-name="P51"><text:span text:style-name="T3"><text:s text:c="4"/></text:span><text:span text:style-name="T1">// unmod the numbers</text:span></text:p>
      <text:p text:style-name="P51"><text:span text:style-name="T3"><text:s text:c="4"/></text:span><text:span text:style-name="T8">for</text:span><text:span text:style-name="T3"> (</text:span><text:span text:style-name="T8">int</text:span><text:span text:style-name="T3"> i = 0; i != size; ++i){</text:span></text:p>
      <text:p text:style-name="P51"><text:span text:style-name="T3"><text:s text:c="8"/></text:span><text:span text:style-name="T8">if</text:span><text:span text:style-name="T3"> (*(</text:span><text:span text:style-name="T8">array</text:span><text:span text:style-name="T3">+i) &lt;3)</text:span></text:p>
      <text:p text:style-name="P51"><text:span text:style-name="T3"><text:s text:c="12"/>*(</text:span><text:span text:style-name="T8">array</text:span><text:span text:style-name="T3">+i) = 8 + *(</text:span><text:span text:style-name="T8">array</text:span><text:span text:style-name="T3">+i);</text:span></text:p>
      <text:p text:style-name="P51"><text:span text:style-name="T3"><text:s text:c="8"/></text:span><text:span text:style-name="T8">else</text:span></text:p>
      <text:p text:style-name="P51"><text:span text:style-name="T3"><text:s text:c="12"/>*(</text:span><text:span text:style-name="T8">array</text:span><text:span text:style-name="T3">+i) = *(</text:span><text:span text:style-name="T8">array</text:span><text:span text:style-name="T3">+i);</text:span></text:p>
      <text:p text:style-name="P51"><text:span text:style-name="T3"><text:s text:c="8"/></text:span><text:span text:style-name="T1">// undo the addition</text:span></text:p>
      <text:p text:style-name="P51"><text:span text:style-name="T3"><text:s text:c="8"/>*(</text:span><text:span text:style-name="T8">array</text:span><text:span text:style-name="T3">+i) -= 5;</text:span></text:p>
      <text:p text:style-name="P21"><text:s text:c="4"/>}</text:p>
      <text:p text:style-name="P51"><text:span text:style-name="T3"><text:s text:c="4"/></text:span><text:span text:style-name="T8">return</text:span><text:span text:style-name="T3"> </text:span><text:span text:style-name="T8">array</text:span><text:span text:style-name="T3">;</text:span></text:p>
      <text:p text:style-name="P21">}</text:p>
      <text:p text:style-name="P21"/>
      <text:p text:style-name="P1">// For problem 2</text:p>
      <text:p text:style-name="P1">// Function get employee information</text:p>
      <text:p text:style-name="P51"><text:span text:style-name="T8">void</text:span><text:span text:style-name="T3"> getEmpInfo(Employee *e) {</text:span></text:p>
      <text:p text:style-name="P51"><text:span text:style-name="T3"><text:s text:c="4"/>cout &lt;&lt; <text:s/></text:span><text:span text:style-name="T7">"Enter the employee name: "</text:span><text:span text:style-name="T3">;</text:span></text:p>
      <text:p text:style-name="P21"><text:s text:c="4"/>cin.ignore();</text:p>
      <text:p text:style-name="P21"><text:s text:c="4"/>getline(cin,e-&gt;name);</text:p>
      <text:p text:style-name="P51"><text:span text:style-name="T3"><text:s text:c="4"/>cout &lt;&lt; </text:span><text:span text:style-name="T7">"Enter the pay rate: "</text:span><text:span text:style-name="T3">;</text:span></text:p>
      <text:p text:style-name="P21"><text:s text:c="4"/>cin &gt;&gt; e-&gt;rate;</text:p>
      <text:p text:style-name="P51"><text:span text:style-name="T3"><text:s text:c="4"/>cout &lt;&lt; </text:span><text:span text:style-name="T7">"Enter the hours worked: "</text:span><text:span text:style-name="T3">;</text:span></text:p>
      <text:p text:style-name="P21"><text:s text:c="4"/>cin &gt;&gt; e-&gt;hours;</text:p>
      <text:p text:style-name="P21">}</text:p>
      <text:p text:style-name="P21"/>
      <text:p text:style-name="P1">// For problem 2</text:p>
      <text:p text:style-name="P1">// Function return true is employee rate and hours are greater than zero</text:p>
      <text:p text:style-name="P51"><text:span text:style-name="T8">bool</text:span><text:span text:style-name="T3"> validEmp(Employee *e) {</text:span></text:p>
      <text:p text:style-name="P51"><text:span text:style-name="T3"><text:s text:c="4"/></text:span><text:span text:style-name="T8">if</text:span><text:span text:style-name="T3"> ( e-&gt;rate &lt; 0 || e-&gt;hours &lt; 0)</text:span></text:p>
      <text:p text:style-name="P51"><text:span text:style-name="T3"><text:s text:c="8"/></text:span><text:span text:style-name="T8">return</text:span><text:span text:style-name="T3"> </text:span><text:span text:style-name="T8">false</text:span><text:span text:style-name="T3">;</text:span></text:p>
      <text:p text:style-name="P51"><text:span text:style-name="T3"><text:s text:c="4"/></text:span><text:span text:style-name="T8">return</text:span><text:span text:style-name="T3"> </text:span><text:span text:style-name="T8">true</text:span><text:span text:style-name="T3">;</text:span></text:p>
      <text:p text:style-name="P21">}</text:p>
      <text:p text:style-name="P21"/>
      <text:p text:style-name="P1">// For problem 2</text:p>
      <text:p text:style-name="P1">// Function calculates the pay for an employee</text:p>
      <text:p text:style-name="P51"><text:span text:style-name="T8">int</text:span><text:span text:style-name="T3"> pay(Employee* e) {</text:span></text:p>
      <text:p text:style-name="P51"><text:span text:style-name="T3"><text:s text:c="4"/></text:span><text:span text:style-name="T8">int</text:span><text:span text:style-name="T3"> r0=0; <text:s text:c="12"/></text:span><text:span text:style-name="T1">// total pay</text:span></text:p>
      <text:p text:style-name="P51"><text:span text:style-name="T3"><text:s text:c="4"/></text:span><text:span text:style-name="T8">int</text:span><text:span text:style-name="T3"> r1 = e-&gt;rate; <text:s text:c="4"/></text:span><text:span text:style-name="T1">// r1 holds pay rate</text:span></text:p>
      <text:p text:style-name="P51"><text:span text:style-name="T3"><text:s text:c="4"/></text:span><text:span text:style-name="T8">int</text:span><text:span text:style-name="T3"> r2 = e-&gt;hours; <text:s text:c="3"/></text:span><text:span text:style-name="T1">// r2 holds hours worked</text:span></text:p>
      <text:p text:style-name="P51"><text:span text:style-name="T3"><text:s text:c="4"/></text:span><text:span text:style-name="T8">int</text:span><text:span text:style-name="T3"> r3; <text:s text:c="14"/></text:span><text:span text:style-name="T1">// temp</text:span></text:p>
      <text:p text:style-name="P51"><text:span text:style-name="T3"><text:s text:c="4"/></text:span><text:span text:style-name="T8">int</text:span><text:span text:style-name="T3"> r4; <text:s text:c="14"/></text:span><text:span text:style-name="T1">// holds the hours &gt; than pay differential</text:span></text:p>
      <text:p text:style-name="P21"/>
      <text:p text:style-name="P51"><text:span text:style-name="T3"><text:s text:c="4"/></text:span><text:span text:style-name="T1">// check if triple time applies</text:span></text:p>
      <text:p text:style-name="P51"><text:span text:style-name="T3"><text:s text:c="4"/></text:span><text:span text:style-name="T8">if</text:span><text:span text:style-name="T3"> ( r2 &gt; 40) {</text:span></text:p>
      <text:p text:style-name="P51"><text:span text:style-name="T3"><text:s text:c="8"/>r4 = r2 - 40; <text:s text:c="10"/></text:span><text:span text:style-name="T1">// r4 holds hours &gt; 40 worked</text:span></text:p>
      <text:p text:style-name="P51"><text:span text:style-name="T3"><text:s text:c="8"/>r3 = r1 * 3; <text:s text:c="11"/></text:span><text:span text:style-name="T1">// triple time pay</text:span></text:p>
      <text:p text:style-name="P51"><text:span text:style-name="T3"><text:s text:c="8"/>r3 = r3 * r4; <text:s text:c="10"/></text:span><text:span text:style-name="T1">// r3 holds that amount of triple time pay</text:span></text:p>
      <text:p text:style-name="P51"><text:span text:style-name="T3"><text:s text:c="8"/>r2 = r2 - r4; <text:s text:c="10"/></text:span><text:span text:style-name="T1">// move hours into double time</text:span></text:p>
      <text:p text:style-name="P51"><text:span text:style-name="T3"><text:s text:c="8"/>r0 = r0 + r3; <text:s text:c="10"/></text:span><text:span text:style-name="T1">// add to total pay</text:span></text:p>
      <text:p text:style-name="P21"><text:s text:c="4"/>}</text:p>
      <text:p text:style-name="P21"/>
      <text:p text:style-name="P51"><text:span text:style-name="T3"><text:s text:c="4"/></text:span><text:span text:style-name="T1">// check if double time applies</text:span></text:p>
      <text:p text:style-name="P51"><text:span text:style-name="T3"><text:s text:c="4"/></text:span><text:span text:style-name="T8">if</text:span><text:span text:style-name="T3"> ( r2 &gt; 20) {</text:span></text:p>
      <text:p text:style-name="P51"><text:soft-page-break/><text:span text:style-name="T3"><text:s text:c="8"/>r4 = r2 - 20; <text:s text:c="10"/></text:span><text:span text:style-name="T1">// r4 holds hours &gt; 20 worked</text:span></text:p>
      <text:p text:style-name="P51"><text:span text:style-name="T3"><text:s text:c="8"/>r3 = r1 * 2; <text:s text:c="11"/></text:span><text:span text:style-name="T1">// double time pay</text:span></text:p>
      <text:p text:style-name="P51"><text:span text:style-name="T3"><text:s text:c="8"/>r3 = r3 * r4; <text:s text:c="10"/></text:span><text:span text:style-name="T1">// r3 holds that amount of double time pay</text:span></text:p>
      <text:p text:style-name="P51"><text:span text:style-name="T3"><text:s text:c="8"/>r2 = r2 - r4; <text:s text:c="10"/></text:span><text:span text:style-name="T1">// move hours into straight time</text:span></text:p>
      <text:p text:style-name="P51"><text:span text:style-name="T3"><text:s text:c="8"/>r0 = r0 + r3; <text:s text:c="10"/></text:span><text:span text:style-name="T1">// add to total pay</text:span></text:p>
      <text:p text:style-name="P21"><text:s text:c="4"/>}</text:p>
      <text:p text:style-name="P21"/>
      <text:p text:style-name="P51"><text:span text:style-name="T3"><text:s text:c="4"/></text:span><text:span text:style-name="T1">// check if straight time applies</text:span></text:p>
      <text:p text:style-name="P51"><text:span text:style-name="T3"><text:s text:c="4"/></text:span><text:span text:style-name="T8">if</text:span><text:span text:style-name="T3"> ( r1 &gt; 0) {</text:span></text:p>
      <text:p text:style-name="P21"><text:s text:c="8"/>r3 = r1 * r2;</text:p>
      <text:p text:style-name="P21"><text:s text:c="8"/>r0 = r0 + r3;</text:p>
      <text:p text:style-name="P21"><text:s text:c="4"/>}</text:p>
      <text:p text:style-name="P51"><text:span text:style-name="T3"><text:s text:c="4"/></text:span><text:span text:style-name="T8">return</text:span><text:span text:style-name="T3"> r0;</text:span></text:p>
      <text:p text:style-name="P21">}</text:p>
      <text:p text:style-name="P21"/>
      <text:p text:style-name="P21"/>
      <text:p text:style-name="P1">// For problem # 2 </text:p>
      <text:p text:style-name="P1">// Function prints a "check" for employee</text:p>
      <text:p text:style-name="P51"><text:span text:style-name="T8">void</text:span><text:span text:style-name="T3"> formatCheck(Employee *e, string date) {</text:span></text:p>
      <text:p text:style-name="P21"><text:s text:c="4"/>cout &lt;&lt; setw(50) &lt;&lt; right &lt;&lt; date &lt;&lt; endl &lt;&lt; endl</text:p>
      <text:p text:style-name="P51"><text:span text:style-name="T3"><text:s text:c="4"/>&lt;&lt; left &lt;&lt; </text:span><text:span text:style-name="T7">"Pay to the order of: "</text:span><text:span text:style-name="T3"> &lt;&lt; e-&gt;name</text:span></text:p>
      <text:p text:style-name="P51"><text:span text:style-name="T3"><text:s text:c="4"/>&lt;&lt; setw(25 - (e-&gt;name).size()) &lt;&lt; right <text:s/>&lt;&lt; </text:span><text:span text:style-name="T7">"$ "</text:span><text:span text:style-name="T3"> &lt;&lt; pay(e) &lt;&lt; endl;</text:span></text:p>
      <text:p text:style-name="P21"><text:s text:c="4"/></text:p>
      <text:p text:style-name="P21"><text:s text:c="4"/>cout &lt;&lt; endl;</text:p>
      <text:p text:style-name="P21">}</text:p>
      <text:p text:style-name="P21"/>
      <text:p text:style-name="P1">//Problem # 5 </text:p>
      <text:p text:style-name="P1">// Function outputs largest factorial for various data types</text:p>
      <text:p text:style-name="P51"><text:span text:style-name="T8">void</text:span><text:span text:style-name="T3"> problem5() {</text:span></text:p>
      <text:p text:style-name="P51"><text:span text:style-name="T3"><text:s text:c="4"/>cout &lt;&lt; </text:span><text:span text:style-name="T7">"In problem 5\n\n"</text:span><text:span text:style-name="T3">;</text:span></text:p>
      <text:p text:style-name="P51"><text:span text:style-name="T3"><text:s text:c="4"/></text:span><text:span text:style-name="T8">unsigned</text:span><text:span text:style-name="T3"> </text:span><text:span text:style-name="T8">short</text:span><text:span text:style-name="T3"> uS;</text:span></text:p>
      <text:p text:style-name="P51"><text:span text:style-name="T3"><text:s text:c="4"/>cout &lt;&lt; </text:span><text:span text:style-name="T7">"Largest unsigned short factorial is: "</text:span><text:span text:style-name="T3"> &lt;&lt; maxFac(uS) &lt;&lt; endl;</text:span></text:p>
      <text:p text:style-name="P51"><text:span text:style-name="T3"><text:s text:c="4"/></text:span><text:span text:style-name="T8">signed</text:span><text:span text:style-name="T3"> </text:span><text:span text:style-name="T8">short</text:span><text:span text:style-name="T3"> sS;</text:span></text:p>
      <text:p text:style-name="P51"><text:span text:style-name="T3"><text:s text:c="4"/>cout &lt;&lt; </text:span><text:span text:style-name="T7">"Largest signed short factorial is: "</text:span><text:span text:style-name="T3"> &lt;&lt; maxFac(sS) &lt;&lt; endl;</text:span></text:p>
      <text:p text:style-name="P51"><text:span text:style-name="T3"><text:s text:c="4"/></text:span><text:span text:style-name="T8">unsigned</text:span><text:span text:style-name="T3"> </text:span><text:span text:style-name="T8">int</text:span><text:span text:style-name="T3"> uI;</text:span></text:p>
      <text:p text:style-name="P51"><text:span text:style-name="T3"><text:s text:c="4"/>cout &lt;&lt; </text:span><text:span text:style-name="T7">"Largest unsigned int factorial is: "</text:span><text:span text:style-name="T3"> &lt;&lt; maxFac(uI) &lt;&lt; endl;</text:span></text:p>
      <text:p text:style-name="P51"><text:span text:style-name="T3"><text:s text:c="4"/></text:span><text:span text:style-name="T8">signed</text:span><text:span text:style-name="T3"> </text:span><text:span text:style-name="T8">int</text:span><text:span text:style-name="T3"> sI;</text:span></text:p>
      <text:p text:style-name="P51"><text:span text:style-name="T3"><text:s text:c="4"/>cout &lt;&lt; </text:span><text:span text:style-name="T7">"Largest signed int factorial is: "</text:span><text:span text:style-name="T3"> &lt;&lt; maxFac(sI) &lt;&lt; endl;</text:span></text:p>
      <text:p text:style-name="P51"><text:span text:style-name="T3"><text:s text:c="4"/></text:span><text:span text:style-name="T8">float</text:span><text:span text:style-name="T3"> fl;</text:span></text:p>
      <text:p text:style-name="P51"><text:span text:style-name="T3"><text:s text:c="4"/>cout &lt;&lt; </text:span><text:span text:style-name="T7">"Largest float factorial is: "</text:span><text:span text:style-name="T3"> &lt;&lt; maxFac(fl) &lt;&lt; endl; <text:s/></text:span></text:p>
      <text:p text:style-name="P51"><text:span text:style-name="T3"><text:s text:c="4"/></text:span><text:span text:style-name="T8">double</text:span><text:span text:style-name="T3"> dl;</text:span></text:p>
      <text:p text:style-name="P51"><text:span text:style-name="T3"><text:s text:c="4"/>cout &lt;&lt; </text:span><text:span text:style-name="T7">"Largest double factorial is: "</text:span><text:span text:style-name="T3"> &lt;&lt; maxFac(dl) &lt;&lt; endl;</text:span></text:p>
      <text:p text:style-name="P51"><text:span text:style-name="T3"><text:s text:c="4"/></text:span><text:span text:style-name="T8">long</text:span><text:span text:style-name="T3"> lr;</text:span></text:p>
      <text:p text:style-name="P51"><text:span text:style-name="T3"><text:s text:c="4"/>cout &lt;&lt; </text:span><text:span text:style-name="T7">"Largest long factorial is: "</text:span><text:span text:style-name="T3"> &lt;&lt; maxFac(lr) &lt;&lt; endl;</text:span></text:p>
      <text:p text:style-name="P51"><text:span text:style-name="T3"><text:s text:c="4"/></text:span><text:span text:style-name="T8">signed</text:span><text:span text:style-name="T3"> </text:span><text:span text:style-name="T8">long</text:span><text:span text:style-name="T3"> sLr;</text:span></text:p>
      <text:p text:style-name="P51"><text:span text:style-name="T3"><text:s text:c="4"/>cout &lt;&lt; </text:span><text:span text:style-name="T7">"Largest signed long factorial is: "</text:span><text:span text:style-name="T3"> &lt;&lt; maxFac(sLr) &lt;&lt; endl;</text:span></text:p>
      <text:p text:style-name="P51"><text:span text:style-name="T3"><text:s text:c="4"/></text:span><text:span text:style-name="T8">unsigned</text:span><text:span text:style-name="T3"> </text:span><text:span text:style-name="T8">long</text:span><text:span text:style-name="T3"> uLr;</text:span></text:p>
      <text:p text:style-name="P51"><text:span text:style-name="T3"><text:s text:c="4"/>cout &lt;&lt; </text:span><text:span text:style-name="T7">"Largest unsigned long factorial is: "</text:span><text:span text:style-name="T3"> &lt;&lt; maxFac(uLr) &lt;&lt; endl;</text:span></text:p>
      <text:p text:style-name="P21"><text:s text:c="6"/></text:p>
      <text:p text:style-name="P21">}</text:p>
      <text:p text:style-name="P21"/>
      <text:p text:style-name="P21"/>
      <text:p text:style-name="P1">// Function calculates factorials</text:p>
      <text:p text:style-name="P51"><text:span text:style-name="T8">template</text:span><text:span text:style-name="T3">&lt;</text:span><text:span text:style-name="T8">class</text:span><text:span text:style-name="T3"> T&gt;</text:span></text:p>
      <text:p text:style-name="P21">T factorial(T n) {</text:p>
      <text:p text:style-name="P51"><text:span text:style-name="T3"><text:s text:c="4"/></text:span><text:span text:style-name="T8">if</text:span><text:span text:style-name="T3"> (n==0)</text:span></text:p>
      <text:p text:style-name="P51"><text:span text:style-name="T3"><text:s text:c="8"/></text:span><text:span text:style-name="T8">return</text:span><text:span text:style-name="T3"> 1;</text:span></text:p>
      <text:p text:style-name="P51"><text:span text:style-name="T3"><text:s text:c="4"/></text:span><text:span text:style-name="T8">return</text:span><text:span text:style-name="T3"> n*factorial(n-1);</text:span></text:p>
      <text:p text:style-name="P21">}</text:p>
      <text:p text:style-name="P21"><text:soft-page-break/></text:p>
      <text:p text:style-name="P1">// Function calculates largest factorial for various data types</text:p>
      <text:p text:style-name="P51"><text:span text:style-name="T8">template</text:span><text:span text:style-name="T3">&lt;</text:span><text:span text:style-name="T8">class</text:span><text:span text:style-name="T3"> T&gt;</text:span></text:p>
      <text:p text:style-name="P21">T maxFac(T) {</text:p>
      <text:p text:style-name="P51"><text:span text:style-name="T3"><text:s text:c="4"/>T n=2; </text:span><text:span text:style-name="T1">// can't use 1, factorial(1) == factorial(0)</text:span></text:p>
      <text:p text:style-name="P51"><text:span text:style-name="T3"><text:s text:c="4"/></text:span><text:span text:style-name="T8">while</text:span><text:span text:style-name="T3"> (factorial(n-1) &lt; factorial(n)) {</text:span></text:p>
      <text:p text:style-name="P21"><text:s text:c="8"/>++n;</text:p>
      <text:p text:style-name="P21"><text:s text:c="4"/>}</text:p>
      <text:p text:style-name="P51"><text:span text:style-name="T3"><text:s text:c="4"/></text:span><text:span text:style-name="T1">// current n overflows go back one</text:span></text:p>
      <text:p text:style-name="P51"><text:span text:style-name="T3"><text:s text:c="4"/></text:span><text:span text:style-name="T8">return</text:span><text:span text:style-name="T3"> --n;</text:span></text:p>
      <text:p text:style-name="P21">}</text:p>
      <text:p text:style-name="P21"/>
      <text:p text:style-name="P21"/>
      <text:p text:style-name="P21"/>
      <text:p text:style-name="P1">//Problem # 3 </text:p>
      <text:p text:style-name="P51"><text:span text:style-name="T3">statsResult *avgMedMode(</text:span><text:span text:style-name="T8">int</text:span><text:span text:style-name="T3"> *</text:span><text:span text:style-name="T8">array</text:span><text:span text:style-name="T3">, </text:span><text:span text:style-name="T8">int</text:span><text:span text:style-name="T3"> size) {</text:span></text:p>
      <text:p text:style-name="P51"><text:span text:style-name="T3"><text:s text:c="4"/>statsResult *result = </text:span><text:span text:style-name="T8">new</text:span><text:span text:style-name="T3"> statsResult;</text:span></text:p>
      <text:p text:style-name="P21"><text:s text:c="4"/></text:p>
      <text:p text:style-name="P51"><text:span text:style-name="T3"><text:s text:c="4"/>mode(result, </text:span><text:span text:style-name="T8">array</text:span><text:span text:style-name="T3">,size);</text:span></text:p>
      <text:p text:style-name="P21"/>
      <text:p text:style-name="P51"><text:span text:style-name="T3"><text:s text:c="4"/></text:span><text:span text:style-name="T8">return</text:span><text:span text:style-name="T3"> result;</text:span></text:p>
      <text:p text:style-name="P21"><text:s text:c="4"/></text:p>
      <text:p text:style-name="P21">}</text:p>
      <text:p text:style-name="P1">//Problem # 3</text:p>
      <text:p text:style-name="P51"><text:span text:style-name="T8">void</text:span><text:span text:style-name="T3"> mode(statsResult* s, </text:span><text:span text:style-name="T8">int</text:span><text:span text:style-name="T3"> *a,</text:span><text:span text:style-name="T8">int</text:span><text:span text:style-name="T3"> n){</text:span></text:p>
      <text:p text:style-name="P51"><text:span text:style-name="T3"><text:s text:c="4"/></text:span><text:span text:style-name="T1">//Create a parallel array to sort</text:span></text:p>
      <text:p text:style-name="P51"><text:span text:style-name="T3"><text:s text:c="4"/></text:span><text:span text:style-name="T8">int</text:span><text:span text:style-name="T3"> *b=</text:span><text:span text:style-name="T8">new</text:span><text:span text:style-name="T3"> </text:span><text:span text:style-name="T8">int</text:span><text:span text:style-name="T3"> [n];</text:span></text:p>
      <text:p text:style-name="P21"><text:s text:c="4"/></text:p>
      <text:p text:style-name="P51"><text:span text:style-name="T3"><text:s text:c="4"/></text:span><text:span text:style-name="T8">for</text:span><text:span text:style-name="T3"> (</text:span><text:span text:style-name="T8">int</text:span><text:span text:style-name="T3"> i=0; i !=n; ++i)</text:span></text:p>
      <text:p text:style-name="P21"><text:s text:c="8"/>b[i] = a[i];</text:p>
      <text:p text:style-name="P51"><text:span text:style-name="T3"><text:s text:c="4"/></text:span><text:span text:style-name="T1">// sort the array</text:span></text:p>
      <text:p text:style-name="P21"><text:s text:c="4"/>sort(b, b+n);</text:p>
      <text:p text:style-name="P21"><text:s text:c="4"/></text:p>
      <text:p text:style-name="P51"><text:span text:style-name="T3"><text:s text:c="4"/></text:span><text:span text:style-name="T1">// for calculating median</text:span></text:p>
      <text:p text:style-name="P51"><text:span text:style-name="T3"><text:s text:c="4"/></text:span><text:span text:style-name="T8">int</text:span><text:span text:style-name="T3"> mid = n /2;</text:span></text:p>
      <text:p text:style-name="P51"><text:span text:style-name="T3"><text:s text:c="4"/></text:span><text:span text:style-name="T8">if</text:span><text:span text:style-name="T3"> ( n % 2 == 1)</text:span></text:p>
      <text:p text:style-name="P21"><text:s text:c="8"/>s-&gt;median = b[mid];</text:p>
      <text:p text:style-name="P51"><text:span text:style-name="T3"><text:s text:c="4"/></text:span><text:span text:style-name="T8">else</text:span></text:p>
      <text:p text:style-name="P21"><text:s text:c="8"/>s-&gt;median = (b[mid] + b[mid-1])/2;</text:p>
      <text:p text:style-name="P21"/>
      <text:p text:style-name="P51"><text:span text:style-name="T3"><text:s text:c="4"/></text:span><text:span text:style-name="T1">//Count to max frequency</text:span></text:p>
      <text:p text:style-name="P51"><text:span text:style-name="T3"><text:s text:c="4"/></text:span><text:span text:style-name="T8">int</text:span><text:span text:style-name="T3"> count=0,maxFreq=0;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1;i&lt;n;i++){</text:span></text:p>
      <text:p text:style-name="P51"><text:span text:style-name="T3"><text:s text:c="8"/></text:span><text:span text:style-name="T8">if</text:span><text:span text:style-name="T3">(b[i]==b[i-1]){</text:span></text:p>
      <text:p text:style-name="P21"><text:s text:c="12"/>count++;</text:p>
      <text:p text:style-name="P51"><text:span text:style-name="T3"><text:s text:c="12"/></text:span><text:span text:style-name="T8">if</text:span><text:span text:style-name="T3">(maxFreq&lt;count)maxFreq=count;</text:span></text:p>
      <text:p text:style-name="P51"><text:span text:style-name="T3"><text:s text:c="8"/>}</text:span><text:span text:style-name="T8">else</text:span><text:span text:style-name="T3">{</text:span></text:p>
      <text:p text:style-name="P21"><text:s text:c="12"/>count=0;</text:p>
      <text:p text:style-name="P21"><text:s text:c="8"/>}</text:p>
      <text:p text:style-name="P21"><text:s text:c="4"/>}</text:p>
      <text:p text:style-name="P21"><text:s text:c="4"/>s-&gt;maxFreq=maxFreq+1;</text:p>
      <text:p text:style-name="P21"><text:s text:c="4"/></text:p>
      <text:p text:style-name="P51"><text:span text:style-name="T3"><text:s text:c="4"/></text:span><text:span text:style-name="T1">//cout&lt;&lt;"Max Freq = "&lt;&lt;maxFreq+1&lt;&lt;endl;</text:span></text:p>
      <text:p text:style-name="P51"><text:span text:style-name="T3"><text:s text:c="4"/></text:span><text:span text:style-name="T1">//Count number of modes</text:span></text:p>
      <text:p text:style-name="P21"><text:s text:c="4"/>count=0;</text:p>
      <text:p text:style-name="P51"><text:span text:style-name="T3"><text:s text:c="4"/></text:span><text:span text:style-name="T8">int</text:span><text:span text:style-name="T3"> nmodes=0;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1;i&lt;n;i++){</text:span></text:p>
      <text:p text:style-name="P51"><text:span text:style-name="T3"><text:s text:c="8"/></text:span><text:span text:style-name="T8">if</text:span><text:span text:style-name="T3">(b[i]==b[i-1]){</text:span></text:p>
      <text:p text:style-name="P21"><text:s text:c="12"/>count++;</text:p>
      <text:p text:style-name="P51"><text:soft-page-break/><text:span text:style-name="T3"><text:s text:c="12"/></text:span><text:span text:style-name="T8">if</text:span><text:span text:style-name="T3">(maxFreq==count)nmodes++;</text:span></text:p>
      <text:p text:style-name="P51"><text:span text:style-name="T3"><text:s text:c="8"/>}</text:span><text:span text:style-name="T8">else</text:span><text:span text:style-name="T3">{</text:span></text:p>
      <text:p text:style-name="P21"><text:s text:c="12"/>count=0;</text:p>
      <text:p text:style-name="P21"><text:s text:c="8"/>}</text:p>
      <text:p text:style-name="P21"><text:s text:c="4"/>}</text:p>
      <text:p text:style-name="P21"><text:s text:c="4"/>s-&gt;nModes=nmodes;</text:p>
      <text:p text:style-name="P51"><text:span text:style-name="T3"><text:s text:c="4"/></text:span><text:span text:style-name="T1">//cout&lt;&lt;"Number of Modes = "&lt;&lt;nmodes&lt;&lt;endl;</text:span></text:p>
      <text:p text:style-name="P51"><text:span text:style-name="T3"><text:s text:c="4"/></text:span><text:span text:style-name="T1">//Declare and fill the mode array</text:span></text:p>
      <text:p text:style-name="P51"><text:span text:style-name="T3"><text:s text:c="4"/>s-&gt;mode =</text:span><text:span text:style-name="T8">new</text:span><text:span text:style-name="T3"> </text:span><text:span text:style-name="T8">int</text:span><text:span text:style-name="T3">[nmodes];</text:span></text:p>
      <text:p text:style-name="P21"><text:s text:c="4"/>nmodes=0;</text:p>
      <text:p text:style-name="P21"><text:s text:c="4"/>count=0;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1;i&lt;n;i++){</text:span></text:p>
      <text:p text:style-name="P51"><text:span text:style-name="T3"><text:s text:c="8"/></text:span><text:span text:style-name="T8">if</text:span><text:span text:style-name="T3">(b[i]==b[i-1]){</text:span></text:p>
      <text:p text:style-name="P21"><text:s text:c="12"/>count++;</text:p>
      <text:p text:style-name="P51"><text:span text:style-name="T3"><text:s text:c="12"/></text:span><text:span text:style-name="T8">if</text:span><text:span text:style-name="T3">(maxFreq==count)</text:span></text:p>
      <text:p text:style-name="P21"><text:s text:c="16"/>s-&gt;mode[nmodes++]=b[i];</text:p>
      <text:p text:style-name="P51"><text:span text:style-name="T3"><text:s text:c="8"/>}</text:span><text:span text:style-name="T8">else</text:span><text:span text:style-name="T3">{</text:span></text:p>
      <text:p text:style-name="P21"><text:s text:c="12"/>count=0;</text:p>
      <text:p text:style-name="P21"><text:s text:c="8"/>}</text:p>
      <text:p text:style-name="P21"><text:s text:c="4"/>}</text:p>
      <text:p text:style-name="P21"><text:s text:c="4"/></text:p>
      <text:p text:style-name="P51"><text:span text:style-name="T3"><text:s text:c="4"/></text:span><text:span text:style-name="T1">//Clean up and return</text:span></text:p>
      <text:p text:style-name="P51"><text:span text:style-name="T3"><text:s text:c="4"/></text:span><text:span text:style-name="T8">delete</text:span><text:span text:style-name="T3"> []b;</text:span></text:p>
      <text:p text:style-name="P21">}</text:p>
      <text:p text:style-name="P21"/>
      <text:p text:style-name="P1">// For problem # 3 </text:p>
      <text:p text:style-name="P1">// Function prints the statsResult structure</text:p>
      <text:p text:style-name="P51"><text:span text:style-name="T8">void</text:span><text:span text:style-name="T3"> printSR(statsResult* sr) {</text:span></text:p>
      <text:p text:style-name="P51"><text:span text:style-name="T3"><text:s text:c="4"/>cout &lt;&lt; </text:span><text:span text:style-name="T7">"Median is : "</text:span><text:span text:style-name="T3"> &lt;&lt; sr-&gt;median &lt;&lt; endl;</text:span></text:p>
      <text:p text:style-name="P51"><text:span text:style-name="T3"><text:s text:c="4"/>cout &lt;&lt; </text:span><text:span text:style-name="T7">"Average is : "</text:span><text:span text:style-name="T3"> &lt;&lt; sr-&gt;avg &lt;&lt; endl;</text:span></text:p>
      <text:p text:style-name="P51"><text:span text:style-name="T3"><text:s text:c="4"/>cout&lt;&lt;</text:span><text:span text:style-name="T7">"Number of modes = "</text:span><text:span text:style-name="T3">&lt;&lt;sr-&gt;nModes&lt;&lt;endl;</text:span></text:p>
      <text:p text:style-name="P51"><text:span text:style-name="T3"><text:s text:c="4"/>cout&lt;&lt;</text:span><text:span text:style-name="T7">"The frequency of the modes = "</text:span><text:span text:style-name="T3">&lt;&lt;sr-&gt;maxFreq&lt;&lt;endl;</text:span></text:p>
      <text:p text:style-name="P51"><text:span text:style-name="T3"><text:s text:c="4"/></text:span><text:span text:style-name="T8">if</text:span><text:span text:style-name="T3">(sr-&gt;nModes==0){</text:span></text:p>
      <text:p text:style-name="P51"><text:span text:style-name="T3"><text:s text:c="8"/>cout&lt;&lt;</text:span><text:span text:style-name="T7">"The mode set = {0}"</text:span><text:span text:style-name="T3">&lt;&lt;endl;</text:span></text:p>
      <text:p text:style-name="P51"><text:span text:style-name="T3"><text:s text:c="4"/>}</text:span><text:span text:style-name="T8">else</text:span><text:span text:style-name="T3">{</text:span></text:p>
      <text:p text:style-name="P51"><text:span text:style-name="T3"><text:s text:c="8"/>cout&lt;&lt;</text:span><text:span text:style-name="T7">"The mode set = {"</text:span><text:span text:style-name="T3">;</text:span></text:p>
      <text:p text:style-name="P51"><text:span text:style-name="T3"><text:s text:c="8"/>print(sr-&gt;mode, sr-&gt;nModes-1, </text:span><text:span text:style-name="T7">","</text:span><text:span text:style-name="T3">);</text:span></text:p>
      <text:p text:style-name="P51"><text:span text:style-name="T3"><text:s text:c="8"/></text:span><text:span text:style-name="T1">// cout&lt;&lt;*(sr-&gt;mode+i)&lt;&lt;",";</text:span></text:p>
      <text:p text:style-name="P51"><text:span text:style-name="T3"><text:s text:c="8"/>cout&lt;&lt;*(sr-&gt;mode + (sr-&gt;nModes-1))&lt;&lt;</text:span><text:span text:style-name="T7">"}"</text:span><text:span text:style-name="T3">&lt;&lt;endl;</text:span></text:p>
      <text:p text:style-name="P21"><text:s text:c="4"/>}</text:p>
      <text:p text:style-name="P21">}</text:p>
      <text:p text:style-name="P21"/>
      <text:p text:style-name="P1">// Function swaps two values</text:p>
      <text:p text:style-name="P51"><text:span text:style-name="T8">void</text:span><text:span text:style-name="T3"> swap(</text:span><text:span text:style-name="T8">int</text:span><text:span text:style-name="T3"> &amp;a, </text:span><text:span text:style-name="T8">int</text:span><text:span text:style-name="T3"> &amp;b) {</text:span></text:p>
      <text:p text:style-name="P51"><text:span text:style-name="T3"><text:s text:c="4"/></text:span><text:span text:style-name="T8">int</text:span><text:span text:style-name="T3"> temp;</text:span></text:p>
      <text:p text:style-name="P21"><text:s text:c="4"/>temp = a;</text:p>
      <text:p text:style-name="P21"><text:s text:c="4"/>a = b;</text:p>
      <text:p text:style-name="P21"><text:s text:c="4"/>b = temp;</text:p>
      <text:p text:style-name="P21">}</text:p>
      <text:p text:style-name="P21"/>
      <text:p text:style-name="P1">// Function prints out values of array </text:p>
      <text:p text:style-name="P51"><text:span text:style-name="T8">void</text:span><text:span text:style-name="T3"> print(</text:span><text:span text:style-name="T8">int</text:span><text:span text:style-name="T3"> *</text:span><text:span text:style-name="T8">array</text:span><text:span text:style-name="T3">, </text:span><text:span text:style-name="T8">int</text:span><text:span text:style-name="T3"> size, string sep) {</text:span></text:p>
      <text:p text:style-name="P51"><text:span text:style-name="T3"><text:s text:c="4"/></text:span><text:span text:style-name="T8">for</text:span><text:span text:style-name="T3"> (</text:span><text:span text:style-name="T8">int</text:span><text:span text:style-name="T3"> i = 0; i != size; ++i) {</text:span></text:p>
      <text:p text:style-name="P51"><text:span text:style-name="T3"><text:s text:c="8"/>cout &lt;&lt; </text:span><text:span text:style-name="T8">array</text:span><text:span text:style-name="T3">[i] &lt;&lt; sep;</text:span></text:p>
      <text:p text:style-name="P21"><text:s text:c="4"/>}</text:p>
      <text:p text:style-name="P21">}</text:p>
      <text:p text:style-name="P21"/>
      <text:p text:style-name="P51"><text:span text:style-name="T8">void</text:span><text:span text:style-name="T3"> def(</text:span><text:span text:style-name="T8">int</text:span><text:span text:style-name="T3"> inN){</text:span></text:p>
      <text:p text:style-name="P51"><text:span text:style-name="T3"><text:s text:c="4"/>cout&lt;&lt;</text:span><text:span text:style-name="T7">"You typed "</text:span><text:span text:style-name="T3">&lt;&lt;inN&lt;&lt;</text:span><text:span text:style-name="T7">" to exit the program"</text:span><text:span text:style-name="T3">&lt;&lt;endl;</text:span></text:p>
      <text:p text:style-name="P21"><text:soft-page-break/>}</text:p>
      <text:p text:style-name="P21"/>
      <text:p text:style-name="P21"/>
      <text:p text:style-name="P21"/>
      <text:p text:style-name="P1">/*</text:p>
      <text:p text:style-name="P1"><text:s/>* Spring Midterm 2015 CSC17A</text:p>
      <text:p text:style-name="P1">Points for each question</text:p>
      <text:p text:style-name="P1">1 <text:s text:c="3"/>15</text:p>
      <text:p text:style-name="P1">2 <text:s text:c="3"/>15</text:p>
      <text:p text:style-name="P1">3 <text:s text:c="3"/>20</text:p>
      <text:p text:style-name="P1">4 <text:s text:c="3"/>20</text:p>
      <text:p text:style-name="P1">5 <text:s text:c="3"/>10</text:p>
      <text:p text:style-name="P1">6 <text:s text:c="3"/>20</text:p>
      <text:p text:style-name="P1">7 <text:s text:c="3"/>10 ==&gt; extra credit</text:p>
      <text:p text:style-name="P21"/>
      <text:p text:style-name="P1">Note: Submit the Midterm to my RCC email account mark.lehr@rcc.edu</text:p>
      <text:p text:style-name="P1">with the following subject: <text:s/>LastName,FirstName - Midterm - 48983</text:p>
      <text:p text:style-name="P21"/>
      <text:p text:style-name="P1">Submit the solutions/program in a zipped folder. <text:s/></text:p>
      <text:p text:style-name="P1">Do the best you can and turn in as much as you can. <text:s/></text:p>
      <text:p text:style-name="P21"/>
      <text:p text:style-name="P1">Note: <text:s/>I just want one program for the solution to all the problems </text:p>
      <text:p text:style-name="P1">that follow. The program should prompt the user for which problem </text:p>
      <text:p text:style-name="P1">solution to display. Use a do-while and switch construct somewhat</text:p>
      <text:p text:style-name="P1">like the following for the display of the menu and the selection of</text:p>
      <text:p text:style-name="P1">which problem to run</text:p>
      <text:p text:style-name="P21"/>
      <text:p text:style-name="P1"><text:tab/>int inN;</text:p>
      <text:p text:style-name="P1"><text:s text:c="8"/>do{</text:p>
      <text:p text:style-name="P1"><text:s text:c="9"/>Menu();</text:p>
      <text:p text:style-name="P1"><text:s text:c="9"/>inN=getN();</text:p>
      <text:p text:style-name="P1"><text:s text:c="9"/>switch(inN){</text:p>
      <text:p text:style-name="P1"><text:s text:c="10"/>case 1: <text:s text:c="3"/>problem1();break;</text:p>
      <text:p text:style-name="P1"><text:s text:c="10"/>case 2: <text:s text:c="3"/>problem2();break;</text:p>
      <text:p text:style-name="P1"><text:s text:c="10"/>case 3: <text:s text:c="3"/>problem3();break;</text:p>
      <text:p text:style-name="P1"><text:s text:c="10"/>case 4: <text:s text:c="3"/>problem4();break;</text:p>
      <text:p text:style-name="P1"><text:s text:c="10"/>case 5: <text:s text:c="3"/>problem5();break;</text:p>
      <text:p text:style-name="P1"><text:s text:c="10"/>case 6: <text:s text:c="3"/>problem6();break;</text:p>
      <text:p text:style-name="P1"><text:s text:c="10"/>case 7: <text:s text:c="3"/>problem7();break;</text:p>
      <text:p text:style-name="P1"><text:s text:c="10"/>default: <text:s text:c="2"/>def(inN);}</text:p>
      <text:p text:style-name="P1"><text:s text:c="8"/>}while(inN&lt;8);</text:p>
      <text:p text:style-name="P21"/>
      <text:p text:style-name="P1">Note: <text:s/>I have provided a program that implements this format.</text:p>
      <text:p text:style-name="P1">All of your homework should use a similar structure.</text:p>
      <text:p text:style-name="P21"/>
      <text:p text:style-name="P21"/>
      <text:p text:style-name="P1">1) <text:s/>Develop an application using structures for a customer</text:p>
      <text:p text:style-name="P1">that will determine if he/she has exceeded his/her checking </text:p>
      <text:p text:style-name="P1">account balance. For each customer, the following </text:p>
      <text:p text:style-name="P1">facts are available:</text:p>
      <text:p text:style-name="P21"/>
      <text:p text:style-name="P1">a. Account number (Five digits only, i.e. test for this)</text:p>
      <text:p text:style-name="P1">b. Balance at the beginning of the month </text:p>
      <text:p text:style-name="P1">c. Total of all checks written by this customer this month </text:p>
      <text:p text:style-name="P1"><text:s text:c="5"/>Loop until customer is through entering checks.</text:p>
      <text:p text:style-name="P1">d. Total of all deposits credited to this customer's account this </text:p>
      <text:p text:style-name="P1"><text:s text:c="5"/>month. <text:s/>Loop until customer is through entering deposits.</text:p>
      <text:p text:style-name="P21"/>
      <text:p text:style-name="P1">The program should input each of these facts from input dialogs as </text:p>
      <text:p text:style-name="P1"><text:soft-page-break/>integers, store in a structure, calculate the new balance, </text:p>
      <text:p text:style-name="P1">display the new balance and debit the account $15 if overdrawn. </text:p>
      <text:p text:style-name="P1">Also, if overdrawn, tell the customer the additional $15 fee </text:p>
      <text:p text:style-name="P1">has been accessed and what the balance would be with this fee included.</text:p>
      <text:p text:style-name="P21"/>
      <text:p text:style-name="P21"/>
      <text:p text:style-name="P1">2) <text:s/>Develop an application using an array of structures that will </text:p>
      <text:p text:style-name="P1">determine the gross pay for any number of employees input. The company pays </text:p>
      <text:p text:style-name="P1">"straight-time" for the first 40 hours worked, double time for </text:p>
      <text:p text:style-name="P1">all hours worked in excess of 40 hours but less than 50 hours, </text:p>
      <text:p text:style-name="P1">and triple time for any hours worked over 50 hours.</text:p>
      <text:p text:style-name="P21"/>
      <text:p text:style-name="P1">The program should be able to loop and input the employee's name, </text:p>
      <text:p text:style-name="P1">hours worked, and the rate of pay. <text:s/>Once this has been done then </text:p>
      <text:p text:style-name="P1">the gross pay should be calculated. <text:s/>Output all the pertinent information</text:p>
      <text:p text:style-name="P1">with respect to the employee as a check and the process starts all over </text:p>
      <text:p text:style-name="P1">again until you input an invalid rate of pay or hours worked. <text:s/>This</text:p>
      <text:p text:style-name="P1">means a negative rate of pay or negative number of hours worked is</text:p>
      <text:p text:style-name="P1">not acceptable.</text:p>
      <text:p text:style-name="P21"/>
      <text:p text:style-name="P21"/>
      <text:p text:style-name="P1">3) Write a function using the following structure and prototype.</text:p>
      <text:p text:style-name="P21"/>
      <text:p text:style-name="P1">struct statsResult</text:p>
      <text:p text:style-name="P1">{</text:p>
      <text:p text:style-name="P1"><text:s text:c="4"/>float avg;</text:p>
      <text:p text:style-name="P1"><text:s text:c="4"/>float median;</text:p>
      <text:p text:style-name="P1"><text:s text:c="4"/>int *mode; <text:s text:c="2"/>//array containing the modes</text:p>
      <text:p text:style-name="P1"><text:s text:c="4"/>int nModes; <text:s/>//number of modes in the array</text:p>
      <text:p text:style-name="P1"><text:s text:c="4"/>int maxFreq; //max frequency of modes</text:p>
      <text:p text:style-name="P1">};</text:p>
      <text:p text:style-name="P21"/>
      <text:p text:style-name="P1">statsResult *avgMedMode(int *,int); </text:p>
      <text:p text:style-name="P21"/>
      <text:p text:style-name="P1">The function takes in an integer array and the size of the array.</text:p>
      <text:p text:style-name="P1">Then returns a pointer to a structure containing the average, median</text:p>
      <text:p text:style-name="P1">and mode. <text:s/>You will then write a printStat() function that will print</text:p>
      <text:p text:style-name="P1">the results contained in the stats structure. <text:s/>I will input a small </text:p>
      <text:p text:style-name="P1">array to test this out so ask for how many inputs to fill the array, </text:p>
      <text:p text:style-name="P1">then the values to place into the array. <text:s/>Make sure you delete the </text:p>
      <text:p text:style-name="P1">dynamic array creation for the mode when you exit the problem.</text:p>
      <text:p text:style-name="P21"/>
      <text:p text:style-name="P21"/>
      <text:p text:style-name="P21"/>
      <text:p text:style-name="P21"/>
      <text:p text:style-name="P1">4) A company wants to transmit data over the telephone, but they are </text:p>
      <text:p text:style-name="P1">concerned that their phones may be tapped. All of their data is </text:p>
      <text:p text:style-name="P1">transmitted as four-digit integers. However, they utilize the digits </text:p>
      <text:p text:style-name="P1">0,1,2,3,4,5,6,7 only. They have asked you to write a program that </text:p>
      <text:p text:style-name="P1">will encrypt their data so that it may be transmitted more securely.</text:p>
      <text:p text:style-name="P1">Your application should read a four-digit integer with the numbers </text:p>
      <text:p text:style-name="P1">0 to 7 entered by the user in an input dialog and encrypt it as </text:p>
      <text:p text:style-name="P1">follows: Replace each digit by (the sum of that digit plus 5) modulus 8. </text:p>
      <text:p text:style-name="P1">Then swap the first digit with the second, and swap the third digit </text:p>
      <text:p text:style-name="P1">with the fourth. Then print the encrypted integer. Write a separate </text:p>
      <text:p text:style-name="P1">application that inputs an encrypted four-digit integer and decrypts </text:p>
      <text:p text:style-name="P1">it to form the original number.</text:p>
      <text:p text:style-name="P1">Note: <text:s/>sometimes errors occur and the digits 8, and 9 might appear. <text:s/></text:p>
      <text:p text:style-name="P1">Detect this condition and flag the error. <text:s/>Can't read in numbers </text:p>
      <text:p text:style-name="P1"><text:soft-page-break/>individually. <text:s/>All the digits must be read with one cin statement.</text:p>
      <text:p text:style-name="P21"/>
      <text:p text:style-name="P1">6) a) <text:s/>Convert the following 2 numbers to binary, octal and hex.</text:p>
      <text:p text:style-name="P1"><text:tab/>2.125, 0.06640625</text:p>
      <text:p text:style-name="P1"><text:s text:c="7"/>When done, convert the following to a float representation. <text:s/></text:p>
      <text:p text:style-name="P1"><text:tab/>-2.125, 0.06640625. <text:s/>In other words, I want an 8 digit hex </text:p>
      <text:p text:style-name="P1"><text:tab/>number representation using the 4 byte float specification.</text:p>
      <text:p text:style-name="P1"><text:s text:c="3"/>b) <text:s/>Convert the float representations of the following into </text:p>
      <text:p text:style-name="P1"><text:tab/>the decimal number.</text:p>
      <text:p text:style-name="P1"><text:tab/>46666601, 46666602, B9999AFE</text:p>
      <text:p text:style-name="P21"/>
      <text:p text:style-name="P1">Note: <text:s/>This doesn't require a program, however, I want you to write a </text:p>
      <text:p text:style-name="P1">simple function that outputs the answers you did by hand with "cout".</text:p>
      <text:p text:style-name="P21"/>
      <text:p text:style-name="P1">7) Factor an input integer into it's prime numbers. <text:s/>Create a </text:p>
      <text:p text:style-name="P1">structure to hold the array of prime numbers. <text:s/>Any number between</text:p>
      <text:p text:style-name="P1">[2,10000] where n is not a prime &gt; 100 will be a valid number to</text:p>
      <text:p text:style-name="P1">check for prime factors.</text:p>
      <text:p text:style-name="P21"/>
      <text:p text:style-name="P1">struct Prime{</text:p>
      <text:p text:style-name="P1"><text:tab/>unsigned char prime;</text:p>
      <text:p text:style-name="P1"><text:tab/>unsigned char power;</text:p>
      <text:p text:style-name="P1">};</text:p>
      <text:p text:style-name="P1">struct Primes{</text:p>
      <text:p text:style-name="P1"><text:tab/>Prime *prime;</text:p>
      <text:p text:style-name="P1"><text:tab/>unsigned char nPrimes;</text:p>
      <text:p text:style-name="P1">};</text:p>
      <text:p text:style-name="P1">Output the number and it's primes -&gt; 120 = 2^3*3^1*5^1</text:p>
      <text:p text:style-name="P1">So create a function </text:p>
      <text:p text:style-name="P1">Primes *factor(int);-&gt; Input an integer, return all prime factors</text:p>
      <text:p text:style-name="P1">void prntPrm(Primes *); -&gt; Output all prime factors</text:p>
      <text:p text:style-name="P1"><text:s/>*/</text:p>
      <text:p text:style-name="P45">HowToPlay.txt → During user turn, the user repeatedly rolls a die until either a 1 is rolled or the player holds and scores the sum of the rolls (i.e. the turn total). </text:p>
      <text:p text:style-name="P45">At any time during a user turn, the user is faced with two options:* roll * If the user rolls a* 1: the user scores nothing and computer turn begins. </text:p>
      <text:p text:style-name="P45">2,3,4,5,6: the number is added to the user turn total and the user turn continues.* hold * The turn total is added to the user score and computer turn begins. </text:p>
      <text:p text:style-name="P45">Once computer turn begins all the user has to do is press [enter] to see the outcome of the computer turn.</text:p>
      <text:p text:style-name="P45">The first to score 100 or more points wins.EXAMPLE: the first player begins a turn with a roll of 5. </text:p>
      <text:p text:style-name="P45">They could hold and score 5 points, but choose to roll again. </text:p>
      <text:p text:style-name="P45">They roll a 2, and can hold with a turn total of 7 points, but choose to roll again. </text:p>
      <text:p text:style-name="P45">They roll a 1, and must end their turn without scoring. </text:p>
      <text:p text:style-name="P45">The next player rolls the sequence 4-5-3-5-5, after which they choose to hold, and adds their turn total of 22 points to their score.</text:p>
      <text:p text:style-name="P45">Receipt.txt → Is empty, but may look like.</text:p>
      <text:p text:style-name="P45">Game: 1 <text:s text:c="6"/>Money won: $ <text:s text:c="5"/>244<text:line-break/> <text:s text:c="23"/>------------<text:line-break/> <text:s text:c="31"/>244</text:p>
      <text:p text:style-name="P45">test.txt → Empty.</text:p>
      <text:p text:style-name="P47"/>
      <text:p text:style-name="P61">/* </text:p>
      <text:p text:style-name="P1"><text:s/>* File: <text:s text:c="2"/>main.cpp</text:p>
      <text:p text:style-name="P1"><text:s/>* Author: Abdul-Hakim</text:p>
      <text:p text:style-name="P1"><text:s/>* Purpose: Project One </text:p>
      <text:p text:style-name="P1"><text:s/>* PIG DICE GAME_V1</text:p>
      <text:p text:style-name="P1"><text:s/>* Created on October 14, 2015, 1:09 PM </text:p>
      <text:p text:style-name="P1"><text:s/>*/</text:p>
      <text:p text:style-name="P21"/>
      <text:p text:style-name="P1"><text:soft-page-break/>//System Level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ctime&gt;</text:span></text:p>
      <text:p text:style-name="P51"><text:span text:style-name="T2">#include</text:span><text:span text:style-name="T3"> </text:span><text:span text:style-name="T7">&lt;fstream&gt;</text:span></text:p>
      <text:p text:style-name="P51"><text:span text:style-name="T2">#include</text:span><text:span text:style-name="T3"> </text:span><text:span text:style-name="T7">&lt;cctype&gt;</text:span></text:p>
      <text:p text:style-name="P51"><text:span text:style-name="T2">#include</text:span><text:span text:style-name="T3"> </text:span><text:span text:style-name="T7">&lt;cstring&gt;</text:span></text:p>
      <text:p text:style-name="P51"><text:span text:style-name="T2">#include</text:span><text:span text:style-name="T3"> </text:span><text:span text:style-name="T7">&lt;string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evel Libraries</text:p>
      <text:p text:style-name="P1">//Global Constants</text:p>
      <text:p text:style-name="P51"><text:span text:style-name="T8">const</text:span><text:span text:style-name="T3"> </text:span><text:span text:style-name="T8">int</text:span><text:span text:style-name="T3"> COLS = 2;</text:span></text:p>
      <text:p text:style-name="P51"><text:span text:style-name="T8">const</text:span><text:span text:style-name="T3"> </text:span><text:span text:style-name="T8">float</text:span><text:span text:style-name="T3"> initbet = 0.0;</text:span></text:p>
      <text:p text:style-name="P1">//Function Prototype</text:p>
      <text:p text:style-name="P51"><text:span text:style-name="T8">void</text:span><text:span text:style-name="T3"> rolling();</text:span></text:p>
      <text:p text:style-name="P51"><text:span text:style-name="T8">void</text:span><text:span text:style-name="T3"> diceArt1();</text:span></text:p>
      <text:p text:style-name="P51"><text:span text:style-name="T8">void</text:span><text:span text:style-name="T3"> diceArt2();</text:span></text:p>
      <text:p text:style-name="P51"><text:span text:style-name="T8">void</text:span><text:span text:style-name="T3"> diceArt3();</text:span></text:p>
      <text:p text:style-name="P51"><text:span text:style-name="T8">void</text:span><text:span text:style-name="T3"> diceArt4();</text:span></text:p>
      <text:p text:style-name="P51"><text:span text:style-name="T8">void</text:span><text:span text:style-name="T3"> diceArt5();</text:span></text:p>
      <text:p text:style-name="P51"><text:span text:style-name="T8">void</text:span><text:span text:style-name="T3"> diceArt6();</text:span></text:p>
      <text:p text:style-name="P51"><text:span text:style-name="T8">void</text:span><text:span text:style-name="T3"> holding();</text:span></text:p>
      <text:p text:style-name="P51"><text:span text:style-name="T8">struct</text:span><text:span text:style-name="T3"> ThrowResults {</text:span></text:p>
      <text:p text:style-name="P51"><text:span text:style-name="T3"><text:s text:c="4"/></text:span><text:span text:style-name="T8">float</text:span><text:span text:style-name="T3"> avg;</text:span></text:p>
      <text:p text:style-name="P51"><text:span text:style-name="T3"><text:s text:c="4"/></text:span><text:span text:style-name="T8">float</text:span><text:span text:style-name="T3"> median;</text:span></text:p>
      <text:p text:style-name="P51"><text:span text:style-name="T3"><text:s text:c="4"/></text:span><text:span text:style-name="T8">int</text:span><text:span text:style-name="T3"> *mode; <text:s text:c="2"/></text:span><text:span text:style-name="T1">//array containing the modes</text:span></text:p>
      <text:p text:style-name="P51"><text:span text:style-name="T3"><text:s text:c="4"/></text:span><text:span text:style-name="T8">int</text:span><text:span text:style-name="T3"> nModes; <text:s/></text:span><text:span text:style-name="T1">//number of modes in the array</text:span></text:p>
      <text:p text:style-name="P51"><text:span text:style-name="T3"><text:s text:c="4"/></text:span><text:span text:style-name="T8">int</text:span><text:span text:style-name="T3"> maxFreq; </text:span><text:span text:style-name="T1">//max frequency of modes</text:span></text:p>
      <text:p text:style-name="P21">};</text:p>
      <text:p text:style-name="P51"><text:span text:style-name="T3">ThrowResults *avgMedMode(</text:span><text:span text:style-name="T8">int</text:span><text:span text:style-name="T3"> *,</text:span><text:span text:style-name="T8">int</text:span><text:span text:style-name="T3">);</text:span></text:p>
      <text:p text:style-name="P51"><text:span text:style-name="T8">int</text:span><text:span text:style-name="T3"> *fillArray(</text:span><text:span text:style-name="T8">int</text:span><text:span text:style-name="T3">, </text:span><text:span text:style-name="T8">int</text:span><text:span text:style-name="T3">);</text:span></text:p>
      <text:p text:style-name="P51"><text:span text:style-name="T8">int</text:span><text:span text:style-name="T3"> *sortArray(</text:span><text:span text:style-name="T8">int</text:span><text:span text:style-name="T3"> *, </text:span><text:span text:style-name="T8">int</text:span><text:span text:style-name="T3">);</text:span></text:p>
      <text:p text:style-name="P51"><text:span text:style-name="T8">void</text:span><text:span text:style-name="T3"> printStat(ThrowResults);</text:span></text:p>
      <text:p text:style-name="P51"><text:span text:style-name="T8">enum</text:span><text:span text:style-name="T3"> Day {FRIDAY, SATURDAY, SUNDAY, THURSDAY, WEDNESDAY, TUEDSAY, MONDAY};</text:span></text:p>
      <text:p text:style-name="P51"><text:span text:style-name="T8">struct</text:span><text:span text:style-name="T3"> User {</text:span></text:p>
      <text:p text:style-name="P21"><text:s text:c="4"/>string name;</text:p>
      <text:p text:style-name="P51"><text:span text:style-name="T3"><text:s text:c="4"/></text:span><text:span text:style-name="T8">int</text:span><text:span text:style-name="T3"> age;</text:span></text:p>
      <text:p text:style-name="P21"><text:s text:c="4"/>string race;</text:p>
      <text:p text:style-name="P21"><text:s text:c="4"/>string gender;</text:p>
      <text:p text:style-name="P21"><text:s text:c="4"/>Day favoriteDay;</text:p>
      <text:p text:style-name="P51"><text:span text:style-name="T3"><text:s text:c="4"/></text:span><text:span text:style-name="T8">bool</text:span><text:span text:style-name="T3"> pass;</text:span></text:p>
      <text:p text:style-name="P21">};</text:p>
      <text:p text:style-name="P51"><text:span text:style-name="T8">bool</text:span><text:span text:style-name="T3"> checkWin(</text:span><text:span text:style-name="T8">const</text:span><text:span text:style-name="T3"> </text:span><text:span text:style-name="T8">int</text:span><text:span text:style-name="T3">, </text:span><text:span text:style-name="T8">int</text:span><text:span text:style-name="T3">, </text:span><text:span text:style-name="T8">int</text:span><text:span text:style-name="T3">, </text:span><text:span text:style-name="T8">bool</text:span><text:span text:style-name="T3">&amp;, </text:span><text:span text:style-name="T8">float</text:span><text:span text:style-name="T3"> = initbet);</text:span></text:p>
      <text:p text:style-name="P51"><text:span text:style-name="T8">bool</text:span><text:span text:style-name="T3"> checkLoss(</text:span><text:span text:style-name="T8">const</text:span><text:span text:style-name="T3"> </text:span><text:span text:style-name="T8">int</text:span><text:span text:style-name="T3">, </text:span><text:span text:style-name="T8">int</text:span><text:span text:style-name="T3">, </text:span><text:span text:style-name="T8">int</text:span><text:span text:style-name="T3">, </text:span><text:span text:style-name="T8">bool</text:span><text:span text:style-name="T3">&amp;, </text:span><text:span text:style-name="T8">float</text:span><text:span text:style-name="T3"> = initbet);</text:span></text:p>
      <text:p text:style-name="P51"><text:span text:style-name="T8">void</text:span><text:span text:style-name="T3"> scoreBoard(</text:span><text:span text:style-name="T8">int</text:span><text:span text:style-name="T3">, </text:span><text:span text:style-name="T8">int</text:span><text:span text:style-name="T3">);</text:span></text:p>
      <text:p text:style-name="P51"><text:span text:style-name="T8">void</text:span><text:span text:style-name="T3"> compScoreBoard(</text:span><text:span text:style-name="T8">int</text:span><text:span text:style-name="T3">,</text:span><text:span text:style-name="T8">int</text:span><text:span text:style-name="T3">);</text:span></text:p>
      <text:p text:style-name="P51"><text:span text:style-name="T8">void</text:span><text:span text:style-name="T3"> clearScreen(</text:span><text:span text:style-name="T8">int</text:span><text:span text:style-name="T3">, </text:span><text:span text:style-name="T8">int</text:span><text:span text:style-name="T3">, </text:span><text:span text:style-name="T8">int</text:span><text:span text:style-name="T3">);</text:span></text:p>
      <text:p text:style-name="P51"><text:span text:style-name="T8">void</text:span><text:span text:style-name="T3"> compClearScreen(</text:span><text:span text:style-name="T8">int</text:span><text:span text:style-name="T3">,</text:span><text:span text:style-name="T8">int</text:span><text:span text:style-name="T3">, </text:span><text:span text:style-name="T8">int</text:span><text:span text:style-name="T3">);</text:span></text:p>
      <text:p text:style-name="P51"><text:span text:style-name="T8">float</text:span><text:span text:style-name="T3"> earnings(</text:span><text:span text:style-name="T8">bool</text:span><text:span text:style-name="T3">, </text:span><text:span text:style-name="T8">float</text:span><text:span text:style-name="T3">);</text:span></text:p>
      <text:p text:style-name="P51"><text:span text:style-name="T8">void</text:span><text:span text:style-name="T3"> sortArray(</text:span><text:span text:style-name="T8">char</text:span><text:span text:style-name="T3"> [][COLS], </text:span><text:span text:style-name="T8">int</text:span><text:span text:style-name="T3">);</text:span>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21"><text:s text:c="4"/></text:p>
      <text:p text:style-name="P51"><text:span text:style-name="T3"><text:s text:c="4"/></text:span><text:span text:style-name="T1">//declare main menu variables</text:span></text:p>
      <text:p text:style-name="P51"><text:span text:style-name="T3"><text:s text:c="4"/></text:span><text:span text:style-name="T8">int</text:span><text:span text:style-name="T3"> choice;</text:span></text:p>
      <text:p text:style-name="P21"><text:s text:c="4"/></text:p>
      <text:p text:style-name="P51"><text:span text:style-name="T3"><text:s text:c="4"/></text:span><text:span text:style-name="T1">//main menu output</text:span></text:p>
      <text:p text:style-name="P51"><text:soft-page-break/><text:span text:style-name="T3"><text:s text:c="4"/>cout &lt;&lt; </text:span><text:span text:style-name="T7">" ========================="</text:span><text:span text:style-name="T3"> &lt;&lt; endl;</text:span></text:p>
      <text:p text:style-name="P51"><text:span text:style-name="T3"><text:s text:c="4"/>cout &lt;&lt; </text:span><text:span text:style-name="T7">"|| <text:s text:c="2"/>PIG: THE DICE GAME <text:s/>||"</text:span><text:span text:style-name="T3"> &lt;&lt; endl;</text:span></text:p>
      <text:p text:style-name="P51"><text:span text:style-name="T3"><text:s text:c="4"/>cout &lt;&lt; </text:span><text:span text:style-name="T7">"|| <text:s text:c="8"/>PROGRAM <text:s text:c="6"/>||"</text:span><text:span text:style-name="T3"> &lt;&lt; endl;</text:span></text:p>
      <text:p text:style-name="P51"><text:span text:style-name="T3"><text:s text:c="4"/>cout &lt;&lt; </text:span><text:span text:style-name="T7">" ========================="</text:span><text:span text:style-name="T3"> &lt;&lt; endl &lt;&lt; endl &lt;&lt; endl;</text:span></text:p>
      <text:p text:style-name="P51"><text:span text:style-name="T3"><text:s text:c="4"/>cout &lt;&lt; </text:span><text:span text:style-name="T7">"1. Play Pig"</text:span><text:span text:style-name="T3"> &lt;&lt; endl;</text:span></text:p>
      <text:p text:style-name="P51"><text:span text:style-name="T3"><text:s text:c="4"/>cout &lt;&lt; </text:span><text:span text:style-name="T7">"2. How to Play"</text:span><text:span text:style-name="T3"> &lt;&lt; endl;</text:span></text:p>
      <text:p text:style-name="P51"><text:span text:style-name="T3"><text:s text:c="4"/>cout &lt;&lt; </text:span><text:span text:style-name="T7">"3. Dice Probability Checker"</text:span><text:span text:style-name="T3"> &lt;&lt; endl;</text:span></text:p>
      <text:p text:style-name="P51"><text:span text:style-name="T3"><text:s text:c="4"/>cout &lt;&lt; </text:span><text:span text:style-name="T7">"4. Are You Competant Enough to Run This Program? <text:s/>Found Out! "</text:span><text:span text:style-name="T3"> &lt;&lt; endl;</text:span></text:p>
      <text:p text:style-name="P51"><text:span text:style-name="T3"><text:s text:c="4"/>cout &lt;&lt; </text:span><text:span text:style-name="T7">"5. Quit Program"</text:span><text:span text:style-name="T3"> &lt;&lt; endl &lt;&lt; endl &lt;&lt; endl;</text:span></text:p>
      <text:p text:style-name="P21"><text:s text:c="4"/></text:p>
      <text:p text:style-name="P51"><text:span text:style-name="T3"><text:s text:c="4"/>cout &lt;&lt; </text:span><text:span text:style-name="T7">"Enter choice number and press [enter]."</text:span><text:span text:style-name="T3">;</text:span></text:p>
      <text:p text:style-name="P21"><text:s text:c="4"/>cin &gt;&gt; choice;</text:p>
      <text:p text:style-name="P21"><text:s text:c="4"/></text:p>
      <text:p text:style-name="P51"><text:span text:style-name="T3"><text:s text:c="4"/></text:span><text:span text:style-name="T1">//main menu w/ input validation</text:span></text:p>
      <text:p text:style-name="P51"><text:span text:style-name="T3"><text:s text:c="4"/></text:span><text:span text:style-name="T8">switch</text:span><text:span text:style-name="T3"> (choice) {</text:span></text:p>
      <text:p text:style-name="P51"><text:span text:style-name="T3"><text:s text:c="12"/></text:span><text:span text:style-name="T1">//Play the game</text:span></text:p>
      <text:p text:style-name="P51"><text:span text:style-name="T3"><text:s text:c="8"/></text:span><text:span text:style-name="T8">case</text:span><text:span text:style-name="T3"> 1: {</text:span></text:p>
      <text:p text:style-name="P51"><text:span text:style-name="T3"><text:s text:c="12"/></text:span><text:span text:style-name="T8">char</text:span><text:span text:style-name="T3"> playAgain; </text:span><text:span text:style-name="T1">//for multiple games</text:span></text:p>
      <text:p text:style-name="P51"><text:span text:style-name="T3"><text:s text:c="12"/></text:span><text:span text:style-name="T8">float</text:span><text:span text:style-name="T3"> moneyWon; </text:span><text:span text:style-name="T1">//will be either positive/negative if win/lose</text:span></text:p>
      <text:p text:style-name="P51"><text:span text:style-name="T3"><text:s text:c="12"/></text:span><text:span text:style-name="T8">int</text:span><text:span text:style-name="T3"> gamesPlayed = 0; <text:s text:c="3"/></text:span><text:span text:style-name="T1">//keeps track of total games played</text:span></text:p>
      <text:p text:style-name="P51"><text:span text:style-name="T3"><text:s text:c="12"/></text:span><text:span text:style-name="T8">float</text:span><text:span text:style-name="T3"> betHistory[10]; <text:s text:c="2"/></text:span><text:span text:style-name="T1">//holds all moneyWon values across games</text:span></text:p>
      <text:p text:style-name="P51"><text:span text:style-name="T3"><text:s text:c="12"/></text:span><text:span text:style-name="T8">const</text:span><text:span text:style-name="T3"> </text:span><text:span text:style-name="T8">int</text:span><text:span text:style-name="T3"> ROWS = 50; <text:s text:c="3"/></text:span><text:span text:style-name="T1">//number of user turns (most likely will not exceed 50)</text:span></text:p>
      <text:p text:style-name="P51"><text:span text:style-name="T3"><text:s text:c="12"/></text:span><text:span text:style-name="T8">char</text:span><text:span text:style-name="T3"> rollHistory[ROWS][COLS]; <text:s text:c="2"/></text:span><text:span text:style-name="T1">//array for displaying action ('R' or 'H') and dice value (1-6)</text:span></text:p>
      <text:p text:style-name="P51"><text:span text:style-name="T3"><text:s text:c="12"/></text:span><text:span text:style-name="T8">int</text:span><text:span text:style-name="T3"> i = 0; <text:s/></text:span><text:span text:style-name="T1">//counter for betHistory</text:span></text:p>
      <text:p text:style-name="P51"><text:span text:style-name="T3"><text:s text:c="12"/></text:span><text:span text:style-name="T8">float</text:span><text:span text:style-name="T3"> total; <text:s text:c="3"/></text:span><text:span text:style-name="T1">//will calculate sum of all moneyWon across games</text:span></text:p>
      <text:p text:style-name="P51"><text:span text:style-name="T3"><text:s text:c="12"/></text:span><text:span text:style-name="T8">do</text:span><text:span text:style-name="T3"> {</text:span></text:p>
      <text:p text:style-name="P51"><text:span text:style-name="T3"><text:s text:c="16"/></text:span><text:span text:style-name="T1">//declare variables</text:span></text:p>
      <text:p text:style-name="P51"><text:span text:style-name="T3"><text:s text:c="16"/></text:span><text:span text:style-name="T8">float</text:span><text:span text:style-name="T3"> bet; <text:s/></text:span><text:span text:style-name="T1">//will be positive value if user wins, negative if lose</text:span></text:p>
      <text:p text:style-name="P51"><text:span text:style-name="T3"><text:s text:c="16"/></text:span><text:span text:style-name="T8">int</text:span><text:span text:style-name="T3"> dice; <text:s text:c="6"/></text:span><text:span text:style-name="T1">//6-sided die</text:span></text:p>
      <text:p text:style-name="P51"><text:span text:style-name="T3"><text:s text:c="16"/></text:span><text:span text:style-name="T8">short</text:span><text:span text:style-name="T3"> action; <text:s text:c="4"/></text:span><text:span text:style-name="T1">//variable for roll or hold</text:span></text:p>
      <text:p text:style-name="P51"><text:span text:style-name="T3"><text:s text:c="16"/></text:span><text:span text:style-name="T8">bool</text:span><text:span text:style-name="T3"> userTurn = </text:span><text:span text:style-name="T8">true</text:span><text:span text:style-name="T3">; <text:s text:c="2"/></text:span><text:span text:style-name="T1">//user always gets first turn</text:span></text:p>
      <text:p text:style-name="P51"><text:span text:style-name="T3"><text:s text:c="16"/></text:span><text:span text:style-name="T8">int</text:span><text:span text:style-name="T3"> compScore = 0; <text:s text:c="5"/></text:span><text:span text:style-name="T1">//score of computer</text:span></text:p>
      <text:p text:style-name="P51"><text:span text:style-name="T3"><text:s text:c="16"/></text:span><text:span text:style-name="T8">int</text:span><text:span text:style-name="T3"> userScore = 0; <text:s text:c="5"/></text:span><text:span text:style-name="T1">//score of user</text:span></text:p>
      <text:p text:style-name="P51"><text:span text:style-name="T3"><text:s text:c="16"/></text:span><text:span text:style-name="T8">const</text:span><text:span text:style-name="T3"> </text:span><text:span text:style-name="T8">int</text:span><text:span text:style-name="T3"> GOAL = 5; <text:s text:c="2"/></text:span><text:span text:style-name="T1">//whoever surpasses this score wins</text:span></text:p>
      <text:p text:style-name="P51"><text:span text:style-name="T3"><text:s text:c="16"/></text:span><text:span text:style-name="T8">bool</text:span><text:span text:style-name="T3"> win = </text:span><text:span text:style-name="T8">false</text:span><text:span text:style-name="T3">; <text:s/></text:span><text:span text:style-name="T1">//if true user won, game ends</text:span></text:p>
      <text:p text:style-name="P51"><text:span text:style-name="T3"><text:s text:c="16"/></text:span><text:span text:style-name="T8">bool</text:span><text:span text:style-name="T3"> loss = </text:span><text:span text:style-name="T8">false</text:span><text:span text:style-name="T3">; <text:s/></text:span><text:span text:style-name="T1">//if true user lost, game ends</text:span></text:p>
      <text:p text:style-name="P51"><text:span text:style-name="T3"><text:s text:c="16"/>srand(</text:span><text:span text:style-name="T8">static_cast</text:span><text:span text:style-name="T3">&lt;</text:span><text:span text:style-name="T8">unsigned</text:span><text:span text:style-name="T3"> </text:span><text:span text:style-name="T8">int</text:span><text:span text:style-name="T3">&gt;(time(0))); <text:s/></text:span><text:span text:style-name="T1">//set rand() seed</text:span></text:p>
      <text:p text:style-name="P51"><text:span text:style-name="T3"><text:s text:c="16"/></text:span><text:span text:style-name="T8">unsigned</text:span><text:span text:style-name="T3"> </text:span><text:span text:style-name="T8">int</text:span><text:span text:style-name="T3"> sleep(</text:span><text:span text:style-name="T8">unsigned</text:span><text:span text:style-name="T3"> </text:span><text:span text:style-name="T8">int</text:span><text:span text:style-name="T3"> seconds); <text:s text:c="2"/></text:span><text:span text:style-name="T1">//sleep() function setup</text:span></text:p>
      <text:p text:style-name="P51"><text:span text:style-name="T3"><text:s text:c="16"/></text:span><text:span text:style-name="T8">int</text:span><text:span text:style-name="T3"> j = 0; <text:s/></text:span><text:span text:style-name="T1">//counter for rollHistory</text:span></text:p>
      <text:p text:style-name="P21"><text:s text:c="16"/></text:p>
      <text:p text:style-name="P51"><text:span text:style-name="T3"><text:s text:c="16"/></text:span><text:span text:style-name="T1">//gamble</text:span></text:p>
      <text:p text:style-name="P51"><text:span text:style-name="T3"><text:s text:c="16"/>cout &lt;&lt; </text:span><text:span text:style-name="T7">"Type how much money you want to bet: $"</text:span><text:span text:style-name="T3">;</text:span></text:p>
      <text:p text:style-name="P21"><text:s text:c="16"/>cin &gt;&gt; bet;</text:p>
      <text:p text:style-name="P51"><text:span text:style-name="T3"><text:s text:c="16"/></text:span><text:span text:style-name="T1">//Game begins and turns proceed until game has ended</text:span></text:p>
      <text:p text:style-name="P51"><text:span text:style-name="T3"><text:s text:c="16"/></text:span><text:span text:style-name="T8">while</text:span><text:span text:style-name="T3"> (win == </text:span><text:span text:style-name="T8">false</text:span><text:span text:style-name="T3"> &amp;&amp; loss == </text:span><text:span text:style-name="T8">false</text:span><text:span text:style-name="T3">) {</text:span></text:p>
      <text:p text:style-name="P51"><text:span text:style-name="T3"><text:s text:c="20"/></text:span><text:span text:style-name="T1">//when userTurn == true, it is user's turn to roll or hold</text:span></text:p>
      <text:p text:style-name="P51"><text:span text:style-name="T3"><text:s text:c="20"/></text:span><text:span text:style-name="T8">if</text:span><text:span text:style-name="T3"> (userTurn == </text:span><text:span text:style-name="T8">true</text:span><text:span text:style-name="T3">) {</text:span></text:p>
      <text:p text:style-name="P51"><text:span text:style-name="T3"><text:s text:c="24"/></text:span><text:span text:style-name="T1">//must reset turn total</text:span></text:p>
      <text:p text:style-name="P51"><text:span text:style-name="T3"><text:s text:c="24"/></text:span><text:span text:style-name="T8">int</text:span><text:span text:style-name="T3"> turnTotal = 0;</text:span></text:p>
      <text:p text:style-name="P51"><text:span text:style-name="T3"><text:s text:c="24"/></text:span><text:span text:style-name="T1">//must reset roll number</text:span></text:p>
      <text:p text:style-name="P51"><text:span text:style-name="T3"><text:s text:c="24"/></text:span><text:span text:style-name="T8">bool</text:span><text:span text:style-name="T3"> rolled = </text:span><text:span text:style-name="T8">false</text:span><text:span text:style-name="T3">; <text:s text:c="3"/></text:span><text:span text:style-name="T1">//sees if user rolled at least one time (only used for "hold" input validation)</text:span></text:p>
      <text:p text:style-name="P21"><text:s text:c="24"/></text:p>
      <text:p text:style-name="P51"><text:span text:style-name="T3"><text:s text:c="24"/></text:span><text:span text:style-name="T8">do</text:span><text:span text:style-name="T3"> {</text:span></text:p>
      <text:p text:style-name="P51"><text:span text:style-name="T3"><text:s text:c="28"/>dice = rand() % 6 + 1; <text:s/></text:span><text:span text:style-name="T1">//[1,6]</text:span></text:p>
      <text:p text:style-name="P21"><text:s text:c="28"/>cout &lt;&lt; endl;</text:p>
      <text:p text:style-name="P51"><text:span text:style-name="T3"><text:s text:c="28"/>cout &lt;&lt; </text:span><text:span text:style-name="T7">"Your turn: Type \"1\" to roll and \"2\" to hold: "</text:span><text:span text:style-name="T3">;</text:span></text:p>
      <text:p text:style-name="P21"><text:s text:c="28"/>cin &gt;&gt; action;</text:p>
      <text:p text:style-name="P21"><text:s text:c="28"/>scoreBoard(turnTotal, userScore);</text:p>
      <text:p text:style-name="P51"><text:span text:style-name="T3"><text:s text:c="28"/></text:span><text:span text:style-name="T1">//if user picks "roll"</text:span></text:p>
      <text:p text:style-name="P51"><text:soft-page-break/><text:span text:style-name="T3"><text:s text:c="28"/></text:span><text:span text:style-name="T8">if</text:span><text:span text:style-name="T3"> (action == 1) {</text:span></text:p>
      <text:p text:style-name="P21"><text:s text:c="32"/>rolling();</text:p>
      <text:p text:style-name="P51"><text:span text:style-name="T3"><text:s text:c="32"/></text:span><text:span text:style-name="T1">//if dice lands on 1, no value is banked and userTurn becomes false, meaning computer's turn starts</text:span></text:p>
      <text:p text:style-name="P51"><text:span text:style-name="T3"><text:s text:c="32"/></text:span><text:span text:style-name="T8">if</text:span><text:span text:style-name="T3"> (dice == 1){</text:span></text:p>
      <text:p text:style-name="P51"><text:span text:style-name="T3"><text:s text:c="36"/>cout &lt;&lt; string( 15, </text:span><text:span text:style-name="T7">'\n'</text:span><text:span text:style-name="T3"> );</text:span></text:p>
      <text:p text:style-name="P51"><text:span text:style-name="T3"><text:s text:c="36"/>cout &lt;&lt; </text:span><text:span text:style-name="T7">" <text:s text:c="19"/>|User|"</text:span><text:span text:style-name="T3"> &lt;&lt; endl &lt;&lt; endl;</text:span></text:p>
      <text:p text:style-name="P51"><text:span text:style-name="T3"><text:s text:c="36"/>cout &lt;&lt; </text:span><text:span text:style-name="T7">"Turn Total: 0 <text:s text:c="24"/>Score: "</text:span><text:span text:style-name="T3"> &lt;&lt; userScore &lt;&lt; endl;</text:span></text:p>
      <text:p text:style-name="P21"><text:s text:c="36"/>diceArt1();</text:p>
      <text:p text:style-name="P51"><text:span text:style-name="T3"><text:s text:c="36"/>userTurn = </text:span><text:span text:style-name="T8">false</text:span><text:span text:style-name="T3">;</text:span></text:p>
      <text:p text:style-name="P21"><text:s text:c="36"/>cout &lt;&lt; endl;</text:p>
      <text:p text:style-name="P21"><text:s text:c="32"/>}</text:p>
      <text:p text:style-name="P51"><text:span text:style-name="T3"><text:s text:c="32"/></text:span><text:span text:style-name="T1">//if dice lands on value other than 1, that value is added to turn total</text:span></text:p>
      <text:p text:style-name="P51"><text:span text:style-name="T3"><text:s text:c="32"/></text:span><text:span text:style-name="T8">else</text:span><text:span text:style-name="T3"> </text:span><text:span text:style-name="T8">if</text:span><text:span text:style-name="T3"> (dice == 2) {</text:span></text:p>
      <text:p text:style-name="P21"><text:s text:c="36"/>clearScreen(turnTotal, dice, userScore);</text:p>
      <text:p text:style-name="P21"><text:s text:c="36"/>diceArt2();</text:p>
      <text:p text:style-name="P21"><text:s text:c="36"/>turnTotal += dice;</text:p>
      <text:p text:style-name="P21"><text:s text:c="36"/></text:p>
      <text:p text:style-name="P21"><text:s text:c="32"/>}</text:p>
      <text:p text:style-name="P51"><text:span text:style-name="T3"><text:s text:c="32"/></text:span><text:span text:style-name="T8">else</text:span><text:span text:style-name="T3"> </text:span><text:span text:style-name="T8">if</text:span><text:span text:style-name="T3"> (dice == 3) {</text:span></text:p>
      <text:p text:style-name="P21"><text:s text:c="36"/>clearScreen(turnTotal, dice, userScore);</text:p>
      <text:p text:style-name="P21"><text:s text:c="36"/>diceArt3();</text:p>
      <text:p text:style-name="P21"><text:s text:c="36"/>turnTotal += dice;</text:p>
      <text:p text:style-name="P21"><text:s text:c="36"/></text:p>
      <text:p text:style-name="P21"><text:s text:c="32"/>}</text:p>
      <text:p text:style-name="P51"><text:span text:style-name="T3"><text:s text:c="32"/></text:span><text:span text:style-name="T8">else</text:span><text:span text:style-name="T3"> </text:span><text:span text:style-name="T8">if</text:span><text:span text:style-name="T3"> (dice == 4) {</text:span></text:p>
      <text:p text:style-name="P21"><text:s text:c="36"/>clearScreen(turnTotal, dice, userScore);</text:p>
      <text:p text:style-name="P21"><text:s text:c="36"/>diceArt4();</text:p>
      <text:p text:style-name="P21"><text:s text:c="36"/>turnTotal += dice;</text:p>
      <text:p text:style-name="P21"><text:s text:c="36"/></text:p>
      <text:p text:style-name="P21"><text:s text:c="32"/>}</text:p>
      <text:p text:style-name="P51"><text:span text:style-name="T3"><text:s text:c="32"/></text:span><text:span text:style-name="T8">else</text:span><text:span text:style-name="T3"> </text:span><text:span text:style-name="T8">if</text:span><text:span text:style-name="T3"> (dice == 5) {</text:span></text:p>
      <text:p text:style-name="P21"><text:s text:c="36"/>clearScreen(turnTotal, dice, userScore);</text:p>
      <text:p text:style-name="P21"><text:s text:c="36"/>diceArt5();</text:p>
      <text:p text:style-name="P21"><text:s text:c="36"/>turnTotal += dice;</text:p>
      <text:p text:style-name="P21"><text:s text:c="36"/></text:p>
      <text:p text:style-name="P21"><text:s text:c="32"/>}</text:p>
      <text:p text:style-name="P51"><text:span text:style-name="T3"><text:s text:c="32"/></text:span><text:span text:style-name="T8">else</text:span><text:span text:style-name="T3"> </text:span><text:span text:style-name="T8">if</text:span><text:span text:style-name="T3"> (dice == 6) {</text:span></text:p>
      <text:p text:style-name="P21"><text:s text:c="36"/>clearScreen(turnTotal, dice, userScore);</text:p>
      <text:p text:style-name="P21"><text:s text:c="36"/>diceArt6();</text:p>
      <text:p text:style-name="P21"><text:s text:c="36"/>turnTotal += dice;</text:p>
      <text:p text:style-name="P21"><text:s text:c="36"/></text:p>
      <text:p text:style-name="P21"><text:s text:c="32"/>}</text:p>
      <text:p text:style-name="P21"><text:s text:c="32"/>checkWin(GOAL, turnTotal, userScore, win, bet);</text:p>
      <text:p text:style-name="P51"><text:span text:style-name="T3"><text:s text:c="32"/>rolled = </text:span><text:span text:style-name="T8">true</text:span><text:span text:style-name="T3">;</text:span></text:p>
      <text:p text:style-name="P51"><text:span text:style-name="T3"><text:s text:c="32"/>rollHistory[j][0] = </text:span><text:span text:style-name="T7">'R'</text:span><text:span text:style-name="T3">;</text:span></text:p>
      <text:p text:style-name="P21"><text:s text:c="32"/>rollHistory[j][1] = dice + 48;</text:p>
      <text:p text:style-name="P21"><text:s text:c="32"/>j++;</text:p>
      <text:p text:style-name="P21"><text:s text:c="28"/>}</text:p>
      <text:p text:style-name="P51"><text:span text:style-name="T3"><text:s text:c="28"/></text:span><text:span text:style-name="T1">//if user picks "2"</text:span></text:p>
      <text:p text:style-name="P51"><text:span text:style-name="T3"><text:s text:c="28"/></text:span><text:span text:style-name="T8">else</text:span><text:span text:style-name="T3"> </text:span><text:span text:style-name="T8">if</text:span><text:span text:style-name="T3"> (action == 2) {</text:span></text:p>
      <text:p text:style-name="P51"><text:span text:style-name="T3"><text:s text:c="32"/></text:span><text:span text:style-name="T1">//player must have rolled once before "hold" banks the turn total</text:span></text:p>
      <text:p text:style-name="P51"><text:span text:style-name="T3"><text:s text:c="32"/></text:span><text:span text:style-name="T8">if</text:span><text:span text:style-name="T3"> (rolled == </text:span><text:span text:style-name="T8">true</text:span><text:span text:style-name="T3">) {</text:span></text:p>
      <text:p text:style-name="P21"><text:s text:c="36"/>holding();</text:p>
      <text:p text:style-name="P51"><text:span text:style-name="T3"><text:s text:c="36"/></text:span><text:span text:style-name="T1">//turn total is banked and added to the overall score of user</text:span></text:p>
      <text:p text:style-name="P21"><text:s text:c="36"/>userScore += turnTotal;</text:p>
      <text:p text:style-name="P21"><text:s text:c="36"/>turnTotal = 0;</text:p>
      <text:p text:style-name="P21"><text:s text:c="36"/>scoreBoard(turnTotal, userScore);</text:p>
      <text:p text:style-name="P51"><text:span text:style-name="T3"><text:s text:c="36"/>userTurn = </text:span><text:span text:style-name="T8">false</text:span><text:span text:style-name="T3">;</text:span></text:p>
      <text:p text:style-name="P51"><text:soft-page-break/><text:span text:style-name="T3"><text:s text:c="36"/>cout &lt;&lt; </text:span><text:span text:style-name="T7">"Banked your total. <text:s/>"</text:span><text:span text:style-name="T3"> &lt;&lt; endl;</text:span></text:p>
      <text:p text:style-name="P21"><text:s text:c="32"/>}</text:p>
      <text:p text:style-name="P51"><text:span text:style-name="T3"><text:s text:c="32"/></text:span><text:span text:style-name="T1">//if player has not rolled once before selecting "hold," the program automatically rolls and similar if else statements from above activate</text:span></text:p>
      <text:p text:style-name="P51"><text:span text:style-name="T3"><text:s text:c="32"/></text:span><text:span text:style-name="T8">else</text:span><text:span text:style-name="T3"> </text:span><text:span text:style-name="T8">if</text:span><text:span text:style-name="T3"> (rolled == </text:span><text:span text:style-name="T8">false</text:span><text:span text:style-name="T3">) {</text:span></text:p>
      <text:p text:style-name="P51"><text:span text:style-name="T3"><text:s text:c="36"/>cout &lt;&lt; </text:span><text:span text:style-name="T7">"Cannot hold yet."</text:span><text:span text:style-name="T3"> &lt;&lt; endl;</text:span></text:p>
      <text:p text:style-name="P21"><text:s text:c="32"/>}</text:p>
      <text:p text:style-name="P51"><text:span text:style-name="T3"><text:s text:c="32"/>rollHistory[j][0] = </text:span><text:span text:style-name="T7">'H'</text:span><text:span text:style-name="T3">;</text:span></text:p>
      <text:p text:style-name="P51"><text:span text:style-name="T3"><text:s text:c="32"/>rollHistory[j][1] = </text:span><text:span text:style-name="T7">'-'</text:span><text:span text:style-name="T3">;</text:span></text:p>
      <text:p text:style-name="P21"><text:s text:c="32"/>j++;</text:p>
      <text:p text:style-name="P21"><text:s text:c="28"/>}</text:p>
      <text:p text:style-name="P51"><text:span text:style-name="T3"><text:s text:c="28"/></text:span><text:span text:style-name="T8">else</text:span><text:span text:style-name="T3"> {</text:span></text:p>
      <text:p text:style-name="P51"><text:span text:style-name="T3"><text:s text:c="32"/>cout &lt;&lt; </text:span><text:span text:style-name="T7">"Please type a valid action of \"1\" or \"2.\""</text:span><text:span text:style-name="T3"> &lt;&lt; endl;</text:span></text:p>
      <text:p text:style-name="P21"><text:s text:c="28"/>}</text:p>
      <text:p text:style-name="P51"><text:span text:style-name="T3"><text:s text:c="28"/></text:span><text:span text:style-name="T1">//user must have picked valid action, it must be the users turn, and the game must still be active (userScore &lt; GOAL)</text:span></text:p>
      <text:p text:style-name="P51"><text:span text:style-name="T3"><text:s text:c="24"/>} </text:span><text:span text:style-name="T8">while</text:span><text:span text:style-name="T3"> ((action == 1 || action == 2) &amp;&amp; userTurn == </text:span><text:span text:style-name="T8">true</text:span><text:span text:style-name="T3"> &amp;&amp; win == </text:span><text:span text:style-name="T8">false</text:span><text:span text:style-name="T3"> &amp;&amp; loss == </text:span><text:span text:style-name="T8">false</text:span><text:span text:style-name="T3">);</text:span></text:p>
      <text:p text:style-name="P21"><text:s text:c="20"/>}</text:p>
      <text:p text:style-name="P51"><text:span text:style-name="T3"><text:s text:c="20"/></text:span><text:span text:style-name="T1">//computer's turn (only input user does is pressing [enter])</text:span></text:p>
      <text:p text:style-name="P51"><text:span text:style-name="T3"><text:s text:c="20"/></text:span><text:span text:style-name="T8">else</text:span><text:span text:style-name="T3"> </text:span><text:span text:style-name="T8">if</text:span><text:span text:style-name="T3"> (userTurn == </text:span><text:span text:style-name="T8">false</text:span><text:span text:style-name="T3">) {</text:span></text:p>
      <text:p text:style-name="P21"><text:s text:c="24"/></text:p>
      <text:p text:style-name="P51"><text:span text:style-name="T3"><text:s text:c="24"/></text:span><text:span text:style-name="T8">int</text:span><text:span text:style-name="T3"> turnTotal = 0; <text:s/></text:span><text:span text:style-name="T1">//turnTotal is reset for computer</text:span></text:p>
      <text:p text:style-name="P51"><text:span text:style-name="T3"><text:s text:c="24"/></text:span><text:span text:style-name="T8">bool</text:span><text:span text:style-name="T3"> rolled = </text:span><text:span text:style-name="T8">false</text:span><text:span text:style-name="T3">; <text:s text:c="2"/></text:span><text:span text:style-name="T1">//reset roll number</text:span></text:p>
      <text:p text:style-name="P21"><text:s text:c="24"/></text:p>
      <text:p text:style-name="P51"><text:span text:style-name="T3"><text:s text:c="24"/>cout &lt;&lt; </text:span><text:span text:style-name="T7">"Hit [enter] once to progress through the computer's turn."</text:span><text:span text:style-name="T3">;</text:span></text:p>
      <text:p text:style-name="P21"><text:s text:c="24"/>cin.ignore(2);</text:p>
      <text:p text:style-name="P21"><text:s text:c="24"/></text:p>
      <text:p text:style-name="P51"><text:span text:style-name="T3"><text:s text:c="24"/></text:span><text:span text:style-name="T8">do</text:span><text:span text:style-name="T3"> {</text:span></text:p>
      <text:p text:style-name="P51"><text:span text:style-name="T3"><text:s text:c="28"/>dice = rand() % 6 + 1; <text:s text:c="3"/></text:span><text:span text:style-name="T1">//same dice and probability as user</text:span></text:p>
      <text:p text:style-name="P51"><text:span text:style-name="T3"><text:s text:c="28"/></text:span><text:span text:style-name="T8">int</text:span><text:span text:style-name="T3"> compAction = rand() % 4 + 1; </text:span><text:span text:style-name="T1">//computer will roll 3 out of 4 times</text:span></text:p>
      <text:p text:style-name="P21"><text:s text:c="28"/>compScoreBoard(turnTotal, compScore);</text:p>
      <text:p text:style-name="P51"><text:span text:style-name="T3"><text:s text:c="28"/></text:span><text:span text:style-name="T1">//roll action should happen 3 out of 4 times</text:span></text:p>
      <text:p text:style-name="P51"><text:span text:style-name="T3"><text:s text:c="28"/></text:span><text:span text:style-name="T8">if</text:span><text:span text:style-name="T3"> (compAction == 1 || compAction == 2 || compAction == 3) {</text:span></text:p>
      <text:p text:style-name="P21"><text:s text:c="32"/>rolling();</text:p>
      <text:p text:style-name="P51"><text:span text:style-name="T3"><text:s text:c="32"/></text:span><text:span text:style-name="T8">if</text:span><text:span text:style-name="T3"> (dice == 1){</text:span></text:p>
      <text:p text:style-name="P51"><text:span text:style-name="T3"><text:s text:c="36"/>cout &lt;&lt; string( 15, </text:span><text:span text:style-name="T7">'\n'</text:span><text:span text:style-name="T3"> );</text:span></text:p>
      <text:p text:style-name="P51"><text:span text:style-name="T3"><text:s text:c="36"/>cout &lt;&lt; </text:span><text:span text:style-name="T7">" <text:s text:c="17"/>|Computer|"</text:span><text:span text:style-name="T3"> &lt;&lt; endl &lt;&lt; endl;</text:span></text:p>
      <text:p text:style-name="P51"><text:span text:style-name="T3"><text:s text:c="36"/>cout &lt;&lt; </text:span><text:span text:style-name="T7">"Turn Total: 0 <text:s text:c="24"/>Score: "</text:span><text:span text:style-name="T3"> &lt;&lt; compScore &lt;&lt; endl;</text:span></text:p>
      <text:p text:style-name="P21"><text:s text:c="36"/>diceArt1();</text:p>
      <text:p text:style-name="P51"><text:span text:style-name="T3"><text:s text:c="36"/>userTurn = </text:span><text:span text:style-name="T8">true</text:span><text:span text:style-name="T3">;</text:span></text:p>
      <text:p text:style-name="P21"><text:s text:c="36"/>cout &lt;&lt; endl;</text:p>
      <text:p text:style-name="P21"><text:s text:c="36"/></text:p>
      <text:p text:style-name="P21"><text:s text:c="32"/>}</text:p>
      <text:p text:style-name="P51"><text:span text:style-name="T3"><text:s text:c="32"/></text:span><text:span text:style-name="T8">else</text:span><text:span text:style-name="T3"> </text:span><text:span text:style-name="T8">if</text:span><text:span text:style-name="T3"> (dice == 2) {</text:span></text:p>
      <text:p text:style-name="P21"><text:s text:c="36"/>compClearScreen(turnTotal, dice, compScore);</text:p>
      <text:p text:style-name="P21"><text:s text:c="36"/>diceArt2();</text:p>
      <text:p text:style-name="P21"><text:s text:c="36"/>turnTotal += dice;</text:p>
      <text:p text:style-name="P21"><text:s text:c="36"/>cout &lt;&lt; endl;</text:p>
      <text:p text:style-name="P21"><text:s text:c="36"/></text:p>
      <text:p text:style-name="P21"><text:s text:c="32"/>}</text:p>
      <text:p text:style-name="P51"><text:span text:style-name="T3"><text:s text:c="32"/></text:span><text:span text:style-name="T8">else</text:span><text:span text:style-name="T3"> </text:span><text:span text:style-name="T8">if</text:span><text:span text:style-name="T3"> (dice == 3) {</text:span></text:p>
      <text:p text:style-name="P21"><text:s text:c="36"/>compClearScreen(turnTotal, dice, compScore);</text:p>
      <text:p text:style-name="P21"><text:s text:c="36"/>diceArt3();</text:p>
      <text:p text:style-name="P21"><text:s text:c="36"/>turnTotal += dice;</text:p>
      <text:p text:style-name="P21"><text:s text:c="36"/>cout &lt;&lt; endl;</text:p>
      <text:p text:style-name="P21"><text:s text:c="32"/>}</text:p>
      <text:p text:style-name="P51"><text:span text:style-name="T3"><text:s text:c="32"/></text:span><text:span text:style-name="T8">else</text:span><text:span text:style-name="T3"> </text:span><text:span text:style-name="T8">if</text:span><text:span text:style-name="T3"> (dice == 4) {</text:span></text:p>
      <text:p text:style-name="P21"><text:s text:c="36"/>compClearScreen(turnTotal, dice, compScore);</text:p>
      <text:p text:style-name="P21"><text:s text:c="36"/>diceArt4();</text:p>
      <text:p text:style-name="P21"><text:soft-page-break/><text:s text:c="36"/>turnTotal += dice;</text:p>
      <text:p text:style-name="P21"><text:s text:c="36"/>cout &lt;&lt; endl;</text:p>
      <text:p text:style-name="P21"><text:s text:c="32"/>}</text:p>
      <text:p text:style-name="P51"><text:span text:style-name="T3"><text:s text:c="32"/></text:span><text:span text:style-name="T8">else</text:span><text:span text:style-name="T3"> </text:span><text:span text:style-name="T8">if</text:span><text:span text:style-name="T3"> (dice == 5) {</text:span></text:p>
      <text:p text:style-name="P21"><text:s text:c="36"/>compClearScreen(turnTotal, dice, compScore);</text:p>
      <text:p text:style-name="P21"><text:s text:c="36"/>diceArt5();</text:p>
      <text:p text:style-name="P21"><text:s text:c="36"/>turnTotal += dice;</text:p>
      <text:p text:style-name="P21"><text:s text:c="36"/>cout &lt;&lt; endl;</text:p>
      <text:p text:style-name="P21"><text:s text:c="32"/>}</text:p>
      <text:p text:style-name="P51"><text:span text:style-name="T3"><text:s text:c="32"/></text:span><text:span text:style-name="T8">else</text:span><text:span text:style-name="T3"> </text:span><text:span text:style-name="T8">if</text:span><text:span text:style-name="T3"> (dice == 6) {</text:span></text:p>
      <text:p text:style-name="P21"><text:s text:c="36"/>compClearScreen(turnTotal, dice, compScore);</text:p>
      <text:p text:style-name="P21"><text:s text:c="36"/>diceArt6();</text:p>
      <text:p text:style-name="P21"><text:s text:c="36"/>turnTotal += dice;</text:p>
      <text:p text:style-name="P21"><text:s text:c="36"/>cout &lt;&lt; endl;</text:p>
      <text:p text:style-name="P21"><text:s text:c="32"/>}</text:p>
      <text:p text:style-name="P21"><text:s text:c="32"/>checkLoss(GOAL, turnTotal, compScore, loss, bet);</text:p>
      <text:p text:style-name="P51"><text:span text:style-name="T3"><text:s text:c="32"/>rolled = </text:span><text:span text:style-name="T8">true</text:span><text:span text:style-name="T3">;</text:span></text:p>
      <text:p text:style-name="P21"><text:s text:c="28"/>}</text:p>
      <text:p text:style-name="P51"><text:span text:style-name="T3"><text:s text:c="28"/></text:span><text:span text:style-name="T1">//hold action should happen 1 out of 4 times</text:span></text:p>
      <text:p text:style-name="P51"><text:span text:style-name="T3"><text:s text:c="28"/></text:span><text:span text:style-name="T8">else</text:span><text:span text:style-name="T3"> </text:span><text:span text:style-name="T8">if</text:span><text:span text:style-name="T3"> (compAction == 4) {</text:span></text:p>
      <text:p text:style-name="P51"><text:span text:style-name="T3"><text:s text:c="32"/></text:span><text:span text:style-name="T8">if</text:span><text:span text:style-name="T3"> (rolled == </text:span><text:span text:style-name="T8">true</text:span><text:span text:style-name="T3">) {</text:span></text:p>
      <text:p text:style-name="P21"><text:s text:c="36"/>holding();</text:p>
      <text:p text:style-name="P21"><text:s text:c="36"/>compScore += turnTotal;</text:p>
      <text:p text:style-name="P21"><text:s text:c="36"/>turnTotal = 0;</text:p>
      <text:p text:style-name="P21"><text:s text:c="36"/>compScoreBoard(turnTotal, compScore);</text:p>
      <text:p text:style-name="P51"><text:span text:style-name="T3"><text:s text:c="36"/>cout &lt;&lt; </text:span><text:span text:style-name="T7">"The computer has banked its turn total."</text:span><text:span text:style-name="T3"> &lt;&lt; endl;</text:span></text:p>
      <text:p text:style-name="P51"><text:span text:style-name="T3"><text:s text:c="36"/>userTurn = </text:span><text:span text:style-name="T8">true</text:span><text:span text:style-name="T3">;</text:span></text:p>
      <text:p text:style-name="P21"><text:s text:c="32"/>}</text:p>
      <text:p text:style-name="P51"><text:span text:style-name="T3"><text:s text:c="32"/></text:span><text:span text:style-name="T8">else</text:span><text:span text:style-name="T3"> </text:span><text:span text:style-name="T8">if</text:span><text:span text:style-name="T3"> (rolled == </text:span><text:span text:style-name="T8">false</text:span><text:span text:style-name="T3">) {</text:span></text:p>
      <text:p text:style-name="P21"><text:s text:c="36"/>rolling();</text:p>
      <text:p text:style-name="P51"><text:span text:style-name="T3"><text:s text:c="36"/></text:span><text:span text:style-name="T1">//roll will happen automatically</text:span></text:p>
      <text:p text:style-name="P51"><text:span text:style-name="T3"><text:s text:c="36"/></text:span><text:span text:style-name="T8">if</text:span><text:span text:style-name="T3"> (dice == 1){</text:span></text:p>
      <text:p text:style-name="P51"><text:span text:style-name="T3"><text:s text:c="40"/>cout &lt;&lt; string( 15, </text:span><text:span text:style-name="T7">'\n'</text:span><text:span text:style-name="T3"> );</text:span></text:p>
      <text:p text:style-name="P51"><text:span text:style-name="T3"><text:s text:c="40"/>cout &lt;&lt; </text:span><text:span text:style-name="T7">" <text:s text:c="17"/>|Computer|"</text:span><text:span text:style-name="T3"> &lt;&lt; endl &lt;&lt; endl;</text:span></text:p>
      <text:p text:style-name="P51"><text:span text:style-name="T3"><text:s text:c="40"/>cout &lt;&lt; </text:span><text:span text:style-name="T7">"Turn Total: 0 <text:s text:c="24"/>Score: "</text:span><text:span text:style-name="T3"> &lt;&lt; compScore &lt;&lt; endl;</text:span></text:p>
      <text:p text:style-name="P21"><text:s text:c="40"/>diceArt1();</text:p>
      <text:p text:style-name="P51"><text:span text:style-name="T3"><text:s text:c="40"/>userTurn = </text:span><text:span text:style-name="T8">true</text:span><text:span text:style-name="T3">;</text:span></text:p>
      <text:p text:style-name="P21"><text:s text:c="40"/>cout &lt;&lt; endl;</text:p>
      <text:p text:style-name="P21"><text:s text:c="40"/></text:p>
      <text:p text:style-name="P21"><text:s text:c="36"/>}</text:p>
      <text:p text:style-name="P51"><text:span text:style-name="T3"><text:s text:c="36"/></text:span><text:span text:style-name="T8">else</text:span><text:span text:style-name="T3"> </text:span><text:span text:style-name="T8">if</text:span><text:span text:style-name="T3"> (dice == 2) {</text:span></text:p>
      <text:p text:style-name="P21"><text:s text:c="40"/>compClearScreen(turnTotal, dice, compScore);</text:p>
      <text:p text:style-name="P21"><text:s text:c="40"/>diceArt2();</text:p>
      <text:p text:style-name="P21"><text:s text:c="40"/>turnTotal += dice;</text:p>
      <text:p text:style-name="P21"><text:s text:c="40"/>cout &lt;&lt; endl;</text:p>
      <text:p text:style-name="P21"><text:s text:c="36"/>}</text:p>
      <text:p text:style-name="P51"><text:span text:style-name="T3"><text:s text:c="36"/></text:span><text:span text:style-name="T8">else</text:span><text:span text:style-name="T3"> </text:span><text:span text:style-name="T8">if</text:span><text:span text:style-name="T3"> (dice == 3) {</text:span></text:p>
      <text:p text:style-name="P21"><text:s text:c="40"/>compClearScreen(turnTotal, dice, compScore);</text:p>
      <text:p text:style-name="P21"><text:s text:c="40"/>diceArt3();</text:p>
      <text:p text:style-name="P21"><text:s text:c="40"/>turnTotal += dice;</text:p>
      <text:p text:style-name="P21"><text:s text:c="40"/>cout &lt;&lt; endl;</text:p>
      <text:p text:style-name="P21"><text:s text:c="36"/>}</text:p>
      <text:p text:style-name="P51"><text:span text:style-name="T3"><text:s text:c="36"/></text:span><text:span text:style-name="T8">else</text:span><text:span text:style-name="T3"> </text:span><text:span text:style-name="T8">if</text:span><text:span text:style-name="T3"> (dice == 4) {</text:span></text:p>
      <text:p text:style-name="P21"><text:s text:c="40"/>compClearScreen(turnTotal, dice, compScore);</text:p>
      <text:p text:style-name="P21"><text:s text:c="40"/>diceArt4();</text:p>
      <text:p text:style-name="P21"><text:s text:c="40"/>turnTotal += dice;</text:p>
      <text:p text:style-name="P21"><text:s text:c="40"/>cout &lt;&lt; endl;</text:p>
      <text:p text:style-name="P21"><text:s text:c="36"/>}</text:p>
      <text:p text:style-name="P51"><text:span text:style-name="T3"><text:s text:c="36"/></text:span><text:span text:style-name="T8">else</text:span><text:span text:style-name="T3"> </text:span><text:span text:style-name="T8">if</text:span><text:span text:style-name="T3"> (dice == 5) {</text:span></text:p>
      <text:p text:style-name="P21"><text:soft-page-break/><text:s text:c="40"/>compClearScreen(turnTotal, dice, compScore);</text:p>
      <text:p text:style-name="P21"><text:s text:c="40"/>diceArt5();</text:p>
      <text:p text:style-name="P21"><text:s text:c="40"/>turnTotal += dice;</text:p>
      <text:p text:style-name="P21"><text:s text:c="40"/>cout &lt;&lt; endl;</text:p>
      <text:p text:style-name="P21"><text:s text:c="36"/>}</text:p>
      <text:p text:style-name="P51"><text:span text:style-name="T3"><text:s text:c="36"/></text:span><text:span text:style-name="T8">else</text:span><text:span text:style-name="T3"> </text:span><text:span text:style-name="T8">if</text:span><text:span text:style-name="T3"> (dice == 6) {</text:span></text:p>
      <text:p text:style-name="P21"><text:s text:c="40"/>compClearScreen(turnTotal, dice, compScore);</text:p>
      <text:p text:style-name="P21"><text:s text:c="40"/>diceArt6();</text:p>
      <text:p text:style-name="P21"><text:s text:c="40"/>turnTotal += dice;</text:p>
      <text:p text:style-name="P21"><text:s text:c="40"/>cout &lt;&lt; endl;</text:p>
      <text:p text:style-name="P21"><text:s text:c="36"/>}</text:p>
      <text:p text:style-name="P21"><text:s text:c="36"/>checkLoss(GOAL, turnTotal, compScore, loss, bet);</text:p>
      <text:p text:style-name="P51"><text:span text:style-name="T3"><text:s text:c="36"/>rolled = </text:span><text:span text:style-name="T8">true</text:span><text:span text:style-name="T3">;</text:span></text:p>
      <text:p text:style-name="P21"><text:s text:c="32"/>}</text:p>
      <text:p text:style-name="P51"><text:span text:style-name="T3"><text:s text:c="32"/></text:span><text:span text:style-name="T8">else</text:span><text:span text:style-name="T3"> {</text:span></text:p>
      <text:p text:style-name="P51"><text:span text:style-name="T3"><text:s text:c="36"/>cout &lt;&lt; </text:span><text:span text:style-name="T7">"If you are seeing this, then something horribly wrong has happened."</text:span><text:span text:style-name="T3">;</text:span></text:p>
      <text:p text:style-name="P21"><text:s text:c="32"/>}</text:p>
      <text:p text:style-name="P21"><text:s text:c="32"/></text:p>
      <text:p text:style-name="P21"><text:s text:c="28"/>}</text:p>
      <text:p text:style-name="P51"><text:span text:style-name="T3"><text:s text:c="28"/></text:span><text:span text:style-name="T8">else</text:span><text:span text:style-name="T3"> {</text:span></text:p>
      <text:p text:style-name="P51"><text:span text:style-name="T3"><text:s text:c="32"/>cout &lt;&lt; </text:span><text:span text:style-name="T7">"If you are seeing this, then something horribly wrong has happened."</text:span><text:span text:style-name="T3"> &lt;&lt; endl;</text:span></text:p>
      <text:p text:style-name="P21"><text:s text:c="28"/>}</text:p>
      <text:p text:style-name="P51"><text:span text:style-name="T3"><text:s text:c="28"/></text:span><text:span text:style-name="T1">//computer delay between turns</text:span></text:p>
      <text:p text:style-name="P51"><text:span text:style-name="T3"><text:s text:c="28"/></text:span><text:span text:style-name="T8">for</text:span><text:span text:style-name="T3"> (</text:span><text:span text:style-name="T8">int</text:span><text:span text:style-name="T3"> x = 0; x &lt; 2; x++) {</text:span></text:p>
      <text:p text:style-name="P21"><text:s text:c="32"/>time_t t1, t2;</text:p>
      <text:p text:style-name="P21"><text:s text:c="32"/>t1 = time(0);</text:p>
      <text:p text:style-name="P51"><text:span text:style-name="T3"><text:s text:c="32"/></text:span><text:span text:style-name="T8">do</text:span><text:span text:style-name="T3"> {</text:span></text:p>
      <text:p text:style-name="P21"><text:s text:c="36"/>t2 = time(0);</text:p>
      <text:p text:style-name="P51"><text:span text:style-name="T3"><text:s text:c="32"/>} </text:span><text:span text:style-name="T8">while</text:span><text:span text:style-name="T3"> (difftime (t2, t1) &lt; 1);</text:span></text:p>
      <text:p text:style-name="P21"><text:s text:c="28"/>}</text:p>
      <text:p text:style-name="P51"><text:span text:style-name="T3"><text:s text:c="24"/>} </text:span><text:span text:style-name="T8">while</text:span><text:span text:style-name="T3"> (userTurn == </text:span><text:span text:style-name="T8">false</text:span><text:span text:style-name="T3"> &amp;&amp; win == </text:span><text:span text:style-name="T8">false</text:span><text:span text:style-name="T3"> &amp;&amp; loss == </text:span><text:span text:style-name="T8">false</text:span><text:span text:style-name="T3">);</text:span></text:p>
      <text:p text:style-name="P21"><text:s text:c="20"/>}</text:p>
      <text:p text:style-name="P21"><text:s text:c="16"/>}</text:p>
      <text:p text:style-name="P21"><text:s text:c="16"/>gamesPlayed++;</text:p>
      <text:p text:style-name="P21"><text:s text:c="16"/></text:p>
      <text:p text:style-name="P51"><text:span text:style-name="T3"><text:s text:c="16"/>cout &lt;&lt; endl &lt;&lt; </text:span><text:span text:style-name="T7">"Rolls Stats:"</text:span><text:span text:style-name="T3"> &lt;&lt; endl;</text:span></text:p>
      <text:p text:style-name="P21"><text:s text:c="16"/>cout &lt;&lt; endl;</text:p>
      <text:p text:style-name="P21"><text:s text:c="16"/>sortArray(rollHistory, j);</text:p>
      <text:p text:style-name="P21"><text:s text:c="16"/>moneyWon = earnings(win, bet);</text:p>
      <text:p text:style-name="P21"><text:s text:c="16"/>betHistory[i] = moneyWon;</text:p>
      <text:p text:style-name="P21"><text:s text:c="16"/>i++;</text:p>
      <text:p text:style-name="P21"><text:s text:c="16"/></text:p>
      <text:p text:style-name="P51"><text:span text:style-name="T3"><text:s text:c="16"/>cout &lt;&lt; </text:span><text:span text:style-name="T7">"Play again?"</text:span><text:span text:style-name="T3">;</text:span></text:p>
      <text:p text:style-name="P21"><text:s text:c="16"/>cin &gt;&gt; playAgain;</text:p>
      <text:p text:style-name="P51"><text:span text:style-name="T3"><text:s text:c="12"/>} </text:span><text:span text:style-name="T8">while</text:span><text:span text:style-name="T3"> (toupper(playAgain) == </text:span><text:span text:style-name="T7">'Y'</text:span><text:span text:style-name="T3">);</text:span></text:p>
      <text:p text:style-name="P51"><text:span text:style-name="T3"><text:s text:c="12"/></text:span><text:span text:style-name="T1">//writing all the money won and lost and total across games</text:span></text:p>
      <text:p text:style-name="P51"><text:span text:style-name="T3"><text:s text:c="12"/>cout &lt;&lt; </text:span><text:span text:style-name="T7">"Gambling receipt has been printed to a file."</text:span><text:span text:style-name="T3">;</text:span></text:p>
      <text:p text:style-name="P21"><text:s text:c="12"/>ofstream outputFile;</text:p>
      <text:p text:style-name="P51"><text:span text:style-name="T3"><text:s text:c="12"/>outputFile.open(</text:span><text:span text:style-name="T7">"receipt.txt"</text:span><text:span text:style-name="T3">);</text:span></text:p>
      <text:p text:style-name="P51"><text:span text:style-name="T3"><text:s text:c="12"/></text:span><text:span text:style-name="T8">for</text:span><text:span text:style-name="T3"> (</text:span><text:span text:style-name="T8">int</text:span><text:span text:style-name="T3"> j = 0; j &lt; gamesPlayed; j++) {</text:span></text:p>
      <text:p text:style-name="P51"><text:span text:style-name="T3"><text:s text:c="16"/>outputFile &lt;&lt; </text:span><text:span text:style-name="T7">"Game: "</text:span><text:span text:style-name="T3"> &lt;&lt; j + 1 &lt;&lt; </text:span><text:span text:style-name="T7">" <text:s text:c="6"/>Money won: $ "</text:span><text:span text:style-name="T3"> &lt;&lt; setw(8) &lt;&lt; betHistory[j] &lt;&lt; endl;</text:span></text:p>
      <text:p text:style-name="P21"><text:s text:c="16"/>total += betHistory[j];</text:p>
      <text:p text:style-name="P21"><text:s text:c="12"/>}</text:p>
      <text:p text:style-name="P51"><text:span text:style-name="T3"><text:s text:c="12"/>outputFile &lt;&lt; </text:span><text:span text:style-name="T7">" <text:s text:c="23"/>------------"</text:span><text:span text:style-name="T3"> &lt;&lt; endl;</text:span></text:p>
      <text:p text:style-name="P51"><text:span text:style-name="T3"><text:s text:c="12"/>outputFile &lt;&lt; </text:span><text:span text:style-name="T7">" <text:s text:c="25"/>"</text:span><text:span text:style-name="T3"> &lt;&lt; setw(9) &lt;&lt; total;</text:span></text:p>
      <text:p text:style-name="P21"><text:s text:c="12"/>outputFile.close();</text:p>
      <text:p text:style-name="P21"><text:s text:c="8"/>}</text:p>
      <text:p text:style-name="P51"><text:span text:style-name="T3"><text:s text:c="12"/></text:span><text:span text:style-name="T8">break</text:span><text:span text:style-name="T3">;</text:span></text:p>
      <text:p text:style-name="P21"><text:s text:c="12"/></text:p>
      <text:p text:style-name="P51"><text:soft-page-break/><text:span text:style-name="T3"><text:s text:c="8"/></text:span><text:span text:style-name="T1">//How to play</text:span></text:p>
      <text:p text:style-name="P51"><text:span text:style-name="T3"><text:s text:c="8"/></text:span><text:span text:style-name="T8">case</text:span><text:span text:style-name="T3"> 2: {</text:span></text:p>
      <text:p text:style-name="P51"><text:span text:style-name="T3"><text:s text:c="12"/></text:span><text:span text:style-name="T1">//Declare file to be read from</text:span></text:p>
      <text:p text:style-name="P21"><text:s text:c="12"/>fstream inFile;</text:p>
      <text:p text:style-name="P21"><text:s text:c="12"/>string word;</text:p>
      <text:p text:style-name="P51"><text:span text:style-name="T3"><text:s text:c="12"/>cout &lt;&lt; </text:span><text:span text:style-name="T7">"=============================================================================="</text:span><text:span text:style-name="T3"> &lt;&lt; endl;</text:span></text:p>
      <text:p text:style-name="P51"><text:span text:style-name="T3"><text:s text:c="12"/>inFile.open(</text:span><text:span text:style-name="T7">"HowToPlay.txt"</text:span><text:span text:style-name="T3">, ios::in);</text:span></text:p>
      <text:p text:style-name="P51"><text:span text:style-name="T3"><text:s text:c="12"/></text:span><text:span text:style-name="T8">if</text:span><text:span text:style-name="T3"> (inFile) {</text:span></text:p>
      <text:p text:style-name="P21"><text:s text:c="16"/>getline(inFile, word);</text:p>
      <text:p text:style-name="P51"><text:span text:style-name="T3"><text:s text:c="16"/></text:span><text:span text:style-name="T8">while</text:span><text:span text:style-name="T3">(inFile){</text:span></text:p>
      <text:p text:style-name="P21"><text:s text:c="20"/>cout &lt;&lt; word;</text:p>
      <text:p text:style-name="P21"><text:s text:c="20"/>getline(inFile, word);</text:p>
      <text:p text:style-name="P21"><text:s text:c="16"/>}</text:p>
      <text:p text:style-name="P21"><text:s text:c="16"/>inFile.close();</text:p>
      <text:p text:style-name="P21"><text:s text:c="12"/>}</text:p>
      <text:p text:style-name="P51"><text:span text:style-name="T3"><text:s text:c="12"/></text:span><text:span text:style-name="T8">else</text:span><text:span text:style-name="T3"> {</text:span></text:p>
      <text:p text:style-name="P51"><text:span text:style-name="T3"><text:s text:c="16"/>cout &lt;&lt; </text:span><text:span text:style-name="T7">"error"</text:span><text:span text:style-name="T3">;</text:span></text:p>
      <text:p text:style-name="P21"><text:s text:c="12"/>}</text:p>
      <text:p text:style-name="P51"><text:span text:style-name="T3"><text:s text:c="12"/>cout &lt;&lt; endl &lt;&lt; </text:span><text:span text:style-name="T7">"======================================="</text:span><text:span text:style-name="T3"> &lt;&lt; endl;</text:span></text:p>
      <text:p text:style-name="P21"><text:s text:c="12"/>cout &lt;&lt; endl;</text:p>
      <text:p text:style-name="P21"><text:s text:c="8"/>}</text:p>
      <text:p text:style-name="P21"><text:s text:c="12"/></text:p>
      <text:p text:style-name="P51"><text:span text:style-name="T3"><text:s text:c="12"/></text:span><text:span text:style-name="T8">break</text:span><text:span text:style-name="T3">;</text:span></text:p>
      <text:p text:style-name="P21"><text:s text:c="12"/></text:p>
      <text:p text:style-name="P51"><text:span text:style-name="T3"><text:s text:c="8"/></text:span><text:span text:style-name="T1">//Dice throw checker (for users who are unsure of the probability of computer dice)</text:span></text:p>
      <text:p text:style-name="P51"><text:span text:style-name="T3"><text:s text:c="8"/></text:span><text:span text:style-name="T8">case</text:span><text:span text:style-name="T3"> 3: {</text:span></text:p>
      <text:p text:style-name="P21"><text:s text:c="12"/>cout &lt;&lt; endl;</text:p>
      <text:p text:style-name="P21"><text:s text:c="12"/></text:p>
      <text:p text:style-name="P51"><text:span text:style-name="T3"><text:s text:c="12"/></text:span><text:span text:style-name="T1">//Declare Variables</text:span></text:p>
      <text:p text:style-name="P51"><text:span text:style-name="T3"><text:s text:c="12"/></text:span><text:span text:style-name="T8">char</text:span><text:span text:style-name="T3"> dice;</text:span></text:p>
      <text:p text:style-name="P51"><text:span text:style-name="T3"><text:s text:c="12"/></text:span><text:span text:style-name="T8">int</text:span><text:span text:style-name="T3"> throws;</text:span></text:p>
      <text:p text:style-name="P51"><text:span text:style-name="T3"><text:s text:c="12"/></text:span><text:span text:style-name="T8">char</text:span><text:span text:style-name="T3"> throwAgain;</text:span></text:p>
      <text:p text:style-name="P51"><text:span text:style-name="T3"><text:s text:c="12"/></text:span><text:span text:style-name="T8">char</text:span><text:span text:style-name="T3"> throwAgain2;</text:span></text:p>
      <text:p text:style-name="P21"><text:s text:c="12"/>fstream binaryFile;</text:p>
      <text:p text:style-name="P21"><text:s text:c="12"/></text:p>
      <text:p text:style-name="P51"><text:span text:style-name="T3"><text:s text:c="12"/></text:span><text:span text:style-name="T1">//Set our random number seed</text:span></text:p>
      <text:p text:style-name="P51"><text:span text:style-name="T3"><text:s text:c="12"/>srand(</text:span><text:span text:style-name="T8">static_cast</text:span><text:span text:style-name="T3">&lt;</text:span><text:span text:style-name="T8">unsigned</text:span><text:span text:style-name="T3"> </text:span><text:span text:style-name="T8">int</text:span><text:span text:style-name="T3">&gt;(time(0)));</text:span></text:p>
      <text:p text:style-name="P21"><text:s text:c="12"/></text:p>
      <text:p text:style-name="P51"><text:span text:style-name="T3"><text:s text:c="12"/></text:span><text:span text:style-name="T1">//Repeat program?</text:span></text:p>
      <text:p text:style-name="P51"><text:span text:style-name="T3"><text:s text:c="12"/></text:span><text:span text:style-name="T8">do</text:span><text:span text:style-name="T3"> {</text:span></text:p>
      <text:p text:style-name="P51"><text:span text:style-name="T3"><text:s text:c="16"/></text:span><text:span text:style-name="T1">//Initialize each outcome</text:span></text:p>
      <text:p text:style-name="P51"><text:span text:style-name="T3"><text:s text:c="16"/></text:span><text:span text:style-name="T8">int</text:span><text:span text:style-name="T3"> c[6] = {0,0,0,0,0,0};</text:span></text:p>
      <text:p text:style-name="P21"><text:s text:c="16"/></text:p>
      <text:p text:style-name="P51"><text:span text:style-name="T3"><text:s text:c="16"/></text:span><text:span text:style-name="T1">//Input the number of throws</text:span></text:p>
      <text:p text:style-name="P51"><text:span text:style-name="T3"><text:s text:c="16"/></text:span><text:span text:style-name="T8">do</text:span><text:span text:style-name="T3"> {</text:span></text:p>
      <text:p text:style-name="P51"><text:span text:style-name="T3"><text:s text:c="20"/>cout &lt;&lt; </text:span><text:span text:style-name="T7">"How many times do you want to throw the 6-sides dice? "</text:span><text:span text:style-name="T3">;</text:span></text:p>
      <text:p text:style-name="P21"><text:s text:c="20"/>cin &gt;&gt; throws;</text:p>
      <text:p text:style-name="P21"><text:s text:c="20"/></text:p>
      <text:p text:style-name="P51"><text:span text:style-name="T3"><text:s text:c="16"/>} </text:span><text:span text:style-name="T8">while</text:span><text:span text:style-name="T3"> (!(throws &gt; 0 &amp;&amp; throws &lt; 1e9));</text:span></text:p>
      <text:p text:style-name="P21"><text:s text:c="16"/></text:p>
      <text:p text:style-name="P51"><text:span text:style-name="T3"><text:s text:c="16"/></text:span><text:span text:style-name="T1">//Loop the number of times to throw the dice</text:span></text:p>
      <text:p text:style-name="P51"><text:span text:style-name="T3"><text:s text:c="16"/></text:span><text:span text:style-name="T8">for</text:span><text:span text:style-name="T3">(</text:span><text:span text:style-name="T8">int</text:span><text:span text:style-name="T3"> roll = 1; roll &lt;= throws; roll++) {</text:span></text:p>
      <text:p text:style-name="P51"><text:span text:style-name="T3"><text:s text:c="20"/></text:span><text:span text:style-name="T1">//Roll the dice</text:span></text:p>
      <text:p text:style-name="P51"><text:span text:style-name="T3"><text:s text:c="20"/>dice = rand() % 6 + 1; <text:s text:c="3"/></text:span><text:span text:style-name="T1">//[1,6]</text:span></text:p>
      <text:p text:style-name="P21"><text:s text:c="20"/></text:p>
      <text:p text:style-name="P51"><text:span text:style-name="T3"><text:s text:c="20"/></text:span><text:span text:style-name="T1">//Determine occurrence of each throw</text:span></text:p>
      <text:p text:style-name="P21"><text:s text:c="20"/>c[dice - 1]++;</text:p>
      <text:p text:style-name="P21"><text:soft-page-break/><text:s text:c="16"/>}</text:p>
      <text:p text:style-name="P51"><text:span text:style-name="T3"><text:s text:c="16"/></text:span><text:span text:style-name="T1">//Write and Read to Binary File</text:span></text:p>
      <text:p text:style-name="P51"><text:span text:style-name="T3"><text:s text:c="16"/>binaryFile.open(</text:span><text:span text:style-name="T7">"test.txt"</text:span><text:span text:style-name="T3">, ios::out | ios::binary);</text:span></text:p>
      <text:p text:style-name="P51"><text:span text:style-name="T3"><text:s text:c="16"/>binaryFile.write(</text:span><text:span text:style-name="T8">reinterpret_cast</text:span><text:span text:style-name="T3">&lt;</text:span><text:span text:style-name="T8">char</text:span><text:span text:style-name="T3"> *&gt;(c), </text:span><text:span text:style-name="T8">sizeof</text:span><text:span text:style-name="T3">(c));</text:span></text:p>
      <text:p text:style-name="P21"><text:s text:c="16"/>binaryFile.close();</text:p>
      <text:p text:style-name="P51"><text:span text:style-name="T3"><text:s text:c="16"/>binaryFile.open(</text:span><text:span text:style-name="T7">"test.txt"</text:span><text:span text:style-name="T3">, ios::in | ios::binary);</text:span></text:p>
      <text:p text:style-name="P51"><text:span text:style-name="T3"><text:s text:c="16"/>binaryFile.read(</text:span><text:span text:style-name="T8">reinterpret_cast</text:span><text:span text:style-name="T3">&lt;</text:span><text:span text:style-name="T8">char</text:span><text:span text:style-name="T3"> *&gt;(c), </text:span><text:span text:style-name="T8">sizeof</text:span><text:span text:style-name="T3">(c));</text:span></text:p>
      <text:p text:style-name="P21"><text:s text:c="16"/>binaryFile.close();</text:p>
      <text:p text:style-name="P51"><text:span text:style-name="T3"><text:s text:c="16"/></text:span><text:span text:style-name="T1">//Output the results</text:span></text:p>
      <text:p text:style-name="P51"><text:span text:style-name="T3"><text:s text:c="16"/></text:span><text:span text:style-name="T8">for</text:span><text:span text:style-name="T3"> (</text:span><text:span text:style-name="T8">int</text:span><text:span text:style-name="T3"> j = 0; j &lt;= 5; j++) {</text:span></text:p>
      <text:p text:style-name="P51"><text:span text:style-name="T3"><text:s text:c="20"/>cout &lt;&lt; j + 1 &lt;&lt; </text:span><text:span text:style-name="T7">" occurred "</text:span><text:span text:style-name="T3"> &lt;&lt; c[j] &lt;&lt; </text:span><text:span text:style-name="T7">" times."</text:span><text:span text:style-name="T3"> &lt;&lt; endl;</text:span></text:p>
      <text:p text:style-name="P21"><text:s text:c="16"/>}</text:p>
      <text:p text:style-name="P51"><text:span text:style-name="T3"><text:s text:c="16"/>cout &lt;&lt; </text:span><text:span text:style-name="T7">"Would you like to roll again? "</text:span><text:span text:style-name="T3">;</text:span></text:p>
      <text:p text:style-name="P51"><text:span text:style-name="T3"><text:s text:c="16"/>cout &lt;&lt; </text:span><text:span text:style-name="T7">"Type Y for yes or N for no"</text:span><text:span text:style-name="T3"> &lt;&lt; endl;</text:span></text:p>
      <text:p text:style-name="P21"><text:s text:c="16"/>cin &gt;&gt; throwAgain;</text:p>
      <text:p text:style-name="P51"><text:span text:style-name="T3"><text:s text:c="12"/>} </text:span><text:span text:style-name="T8">while</text:span><text:span text:style-name="T3"> (toupper(throwAgain) == </text:span><text:span text:style-name="T7">'Y'</text:span><text:span text:style-name="T3">);</text:span></text:p>
      <text:p text:style-name="P21"><text:s text:c="12"/></text:p>
      <text:p text:style-name="P51"><text:span text:style-name="T3"><text:s text:c="12"/></text:span><text:span text:style-name="T8">do</text:span><text:span text:style-name="T3"> {</text:span></text:p>
      <text:p text:style-name="P51"><text:span text:style-name="T3"><text:s text:c="16"/></text:span><text:span text:style-name="T8">int</text:span><text:span text:style-name="T3"> sides;</text:span></text:p>
      <text:p text:style-name="P51"><text:span text:style-name="T3"><text:s text:c="16"/></text:span><text:span text:style-name="T8">int</text:span><text:span text:style-name="T3"> throws = 0;</text:span></text:p>
      <text:p text:style-name="P51"><text:span text:style-name="T3"><text:s text:c="16"/>cout &lt;&lt; </text:span><text:span text:style-name="T7">"Input number of sides on the randomly-sided dice: "</text:span><text:span text:style-name="T3">;</text:span></text:p>
      <text:p text:style-name="P21"><text:s text:c="16"/>cin &gt;&gt; sides;</text:p>
      <text:p text:style-name="P51"><text:span text:style-name="T3"><text:s text:c="16"/></text:span><text:span text:style-name="T8">do</text:span><text:span text:style-name="T3"> {</text:span></text:p>
      <text:p text:style-name="P51"><text:span text:style-name="T3"><text:s text:c="20"/>cout &lt;&lt; </text:span><text:span text:style-name="T7">"How many times do you want to throw the randomly-sided dice? "</text:span><text:span text:style-name="T3">;</text:span></text:p>
      <text:p text:style-name="P21"><text:s text:c="20"/>cin &gt;&gt; throws;</text:p>
      <text:p text:style-name="P21"><text:s text:c="20"/></text:p>
      <text:p text:style-name="P51"><text:span text:style-name="T3"><text:s text:c="16"/>} </text:span><text:span text:style-name="T8">while</text:span><text:span text:style-name="T3"> (!(throws &gt; 0 &amp;&amp; throws &lt; 1e9));</text:span></text:p>
      <text:p text:style-name="P21"><text:s text:c="16"/></text:p>
      <text:p text:style-name="P21"><text:s text:c="16"/></text:p>
      <text:p text:style-name="P51"><text:span text:style-name="T3"><text:s text:c="16"/></text:span><text:span text:style-name="T8">int</text:span><text:span text:style-name="T3"> *a = fillArray(throws, sides);</text:span></text:p>
      <text:p text:style-name="P21"><text:s text:c="16"/>ThrowResults *pointer = avgMedMode(a, throws);</text:p>
      <text:p text:style-name="P21"><text:s text:c="16"/>ThrowResults throwResults = *pointer;</text:p>
      <text:p text:style-name="P21"><text:s text:c="16"/>printStat(throwResults);</text:p>
      <text:p text:style-name="P51"><text:span text:style-name="T3"><text:s text:c="16"/></text:span><text:span text:style-name="T8">delete</text:span><text:span text:style-name="T3"> []a;</text:span></text:p>
      <text:p text:style-name="P51"><text:span text:style-name="T3"><text:s text:c="16"/>cout &lt;&lt; </text:span><text:span text:style-name="T7">"Would you like to roll again? "</text:span><text:span text:style-name="T3">;</text:span></text:p>
      <text:p text:style-name="P51"><text:span text:style-name="T3"><text:s text:c="16"/>cout &lt;&lt; </text:span><text:span text:style-name="T7">"Type Y for yes or N for no"</text:span><text:span text:style-name="T3"> &lt;&lt; endl;</text:span></text:p>
      <text:p text:style-name="P21"><text:s text:c="16"/>cin &gt;&gt; throwAgain2;</text:p>
      <text:p text:style-name="P51"><text:span text:style-name="T3"><text:s text:c="12"/>} </text:span><text:span text:style-name="T8">while</text:span><text:span text:style-name="T3"> (toupper(throwAgain2) == </text:span><text:span text:style-name="T7">'Y'</text:span><text:span text:style-name="T3">);</text:span></text:p>
      <text:p text:style-name="P21"><text:s text:c="12"/></text:p>
      <text:p text:style-name="P51"><text:span text:style-name="T3"><text:s text:c="12"/></text:span><text:span text:style-name="T8">break</text:span><text:span text:style-name="T3">;</text:span></text:p>
      <text:p text:style-name="P21"><text:s text:c="8"/>}</text:p>
      <text:p text:style-name="P51"><text:span text:style-name="T3"><text:s text:c="8"/></text:span><text:span text:style-name="T1">//Competence tester</text:span></text:p>
      <text:p text:style-name="P51"><text:span text:style-name="T3"><text:s text:c="8"/></text:span><text:span text:style-name="T8">case</text:span><text:span text:style-name="T3"> 4: {</text:span></text:p>
      <text:p text:style-name="P51"><text:span text:style-name="T3"><text:s text:c="12"/></text:span><text:span text:style-name="T8">int</text:span><text:span text:style-name="T3"> numUsers;</text:span></text:p>
      <text:p text:style-name="P51"><text:span text:style-name="T3"><text:s text:c="12"/></text:span><text:span text:style-name="T8">const</text:span><text:span text:style-name="T3"> </text:span><text:span text:style-name="T8">int</text:span><text:span text:style-name="T3"> SERIES_SIZE = 3;</text:span></text:p>
      <text:p text:style-name="P51"><text:span text:style-name="T3"><text:s text:c="12"/></text:span><text:span text:style-name="T8">char</text:span><text:span text:style-name="T3"> series[SERIES_SIZE];</text:span></text:p>
      <text:p text:style-name="P51"><text:span text:style-name="T3"><text:s text:c="12"/>cout &lt;&lt; </text:span><text:span text:style-name="T7">"How many users will be particpating? :"</text:span><text:span text:style-name="T3">;</text:span></text:p>
      <text:p text:style-name="P21"><text:s text:c="12"/>cin &gt;&gt; numUsers;</text:p>
      <text:p text:style-name="P21"><text:s text:c="12"/>User *user;</text:p>
      <text:p text:style-name="P51"><text:span text:style-name="T3"><text:s text:c="12"/>user = </text:span><text:span text:style-name="T8">new</text:span><text:span text:style-name="T3"> User[numUsers];</text:span></text:p>
      <text:p text:style-name="P51"><text:span text:style-name="T3"><text:s text:c="12"/></text:span><text:span text:style-name="T8">for</text:span><text:span text:style-name="T3"> (</text:span><text:span text:style-name="T8">int</text:span><text:span text:style-name="T3"> i = 0; i &lt; numUsers; i++) {</text:span></text:p>
      <text:p text:style-name="P51"><text:span text:style-name="T3"><text:s text:c="16"/></text:span><text:span text:style-name="T8">bool</text:span><text:span text:style-name="T3"> competent = </text:span><text:span text:style-name="T8">true</text:span><text:span text:style-name="T3">;</text:span></text:p>
      <text:p text:style-name="P51"><text:span text:style-name="T3"><text:s text:c="16"/></text:span><text:span text:style-name="T8">bool</text:span><text:span text:style-name="T3"> next = </text:span><text:span text:style-name="T8">false</text:span><text:span text:style-name="T3">;</text:span></text:p>
      <text:p text:style-name="P21"><text:s text:c="16"/>cin.ignore();</text:p>
      <text:p text:style-name="P51"><text:span text:style-name="T3"><text:s text:c="16"/>cout &lt;&lt; </text:span><text:span text:style-name="T7">"Test for user "</text:span><text:span text:style-name="T3"> &lt;&lt; i + 1 &lt;&lt; </text:span><text:span text:style-name="T7">": "</text:span><text:span text:style-name="T3"> &lt;&lt; endl;</text:span></text:p>
      <text:p text:style-name="P51"><text:span text:style-name="T3"><text:s text:c="16"/>cout &lt;&lt; </text:span><text:span text:style-name="T7">"Input your name: "</text:span><text:span text:style-name="T3">;</text:span></text:p>
      <text:p text:style-name="P21"><text:s text:c="16"/>getline(cin, user[i].name);</text:p>
      <text:p text:style-name="P51"><text:span text:style-name="T3"><text:s text:c="16"/>cout &lt;&lt; </text:span><text:span text:style-name="T7">"Input your age: "</text:span><text:span text:style-name="T3">;</text:span></text:p>
      <text:p text:style-name="P21"><text:s text:c="16"/>cin &gt;&gt; user[i].age;</text:p>
      <text:p text:style-name="P21"><text:soft-page-break/><text:s text:c="16"/>cin.ignore();</text:p>
      <text:p text:style-name="P51"><text:span text:style-name="T3"><text:s text:c="16"/>cout &lt;&lt; </text:span><text:span text:style-name="T7">"Input your race: "</text:span><text:span text:style-name="T3">;</text:span></text:p>
      <text:p text:style-name="P21"><text:s text:c="16"/>getline(cin, user[i].race);</text:p>
      <text:p text:style-name="P51"><text:span text:style-name="T3"><text:s text:c="16"/>cout &lt;&lt; </text:span><text:span text:style-name="T7">"Input your gender: "</text:span><text:span text:style-name="T3">;</text:span></text:p>
      <text:p text:style-name="P21"><text:s text:c="16"/>cin &gt;&gt; user[i].gender;</text:p>
      <text:p text:style-name="P51"><text:span text:style-name="T3"><text:s text:c="16"/>cout &lt;&lt; </text:span><text:span text:style-name="T7">"Thank you. Now to start."</text:span><text:span text:style-name="T3"> &lt;&lt; endl;</text:span></text:p>
      <text:p text:style-name="P51"><text:span text:style-name="T3"><text:s text:c="16"/>cout &lt;&lt; </text:span><text:span text:style-name="T7">"If you can follow simple instructions than you should be able to run this program. <text:s/>Let's give you a little test."</text:span><text:span text:style-name="T3"> &lt;&lt; endl;</text:span></text:p>
      <text:p text:style-name="P51"><text:span text:style-name="T3"><text:s text:c="16"/></text:span><text:span text:style-name="T8">while</text:span><text:span text:style-name="T3"> (competent == </text:span><text:span text:style-name="T8">true</text:span><text:span text:style-name="T3"> &amp;&amp; next == </text:span><text:span text:style-name="T8">false</text:span><text:span text:style-name="T3">) {</text:span></text:p>
      <text:p text:style-name="P51"><text:span text:style-name="T3"><text:s text:c="20"/>cout &lt;&lt; </text:span><text:span text:style-name="T7">"The first test is a simple question: What is your favorite day? <text:s/>(Enter number)"</text:span><text:span text:style-name="T3"> &lt;&lt; endl;</text:span></text:p>
      <text:p text:style-name="P51"><text:span text:style-name="T3"><text:s text:c="20"/>cout &lt;&lt; </text:span><text:span text:style-name="T7">"1)FRIDAY 2)SATURDAY 3)SUNDAY 4)THURSDAY 5)WEDNESDAY 6)TUEDSAY 7)MONDAY"</text:span><text:span text:style-name="T3">;</text:span></text:p>
      <text:p text:style-name="P51"><text:span text:style-name="T3"><text:s text:c="20"/></text:span><text:span text:style-name="T8">int</text:span><text:span text:style-name="T3"> x;</text:span></text:p>
      <text:p text:style-name="P21"><text:s text:c="20"/>cin &gt;&gt; x;</text:p>
      <text:p text:style-name="P51"><text:span text:style-name="T3"><text:s text:c="20"/>user[i].favoriteDay = </text:span><text:span text:style-name="T8">static_cast</text:span><text:span text:style-name="T3">&lt;Day&gt;(x);</text:span></text:p>
      <text:p text:style-name="P51"><text:span text:style-name="T3"><text:s text:c="20"/></text:span><text:span text:style-name="T8">if</text:span><text:span text:style-name="T3"> (x &gt; THURSDAY) {</text:span></text:p>
      <text:p text:style-name="P51"><text:span text:style-name="T3"><text:s text:c="24"/>competent = </text:span><text:span text:style-name="T8">false</text:span><text:span text:style-name="T3">;</text:span></text:p>
      <text:p text:style-name="P51"><text:span text:style-name="T3"><text:s text:c="24"/>cout &lt;&lt; </text:span><text:span text:style-name="T7">"No person likes weekdays over the weekend. You have failed."</text:span><text:span text:style-name="T3"> &lt;&lt; endl;</text:span></text:p>
      <text:p text:style-name="P51"><text:span text:style-name="T3"><text:s text:c="24"/></text:span><text:span text:style-name="T8">break</text:span><text:span text:style-name="T3">;</text:span></text:p>
      <text:p text:style-name="P21"><text:s text:c="20"/>}</text:p>
      <text:p text:style-name="P51"><text:span text:style-name="T3"><text:s text:c="20"/></text:span><text:span text:style-name="T8">else</text:span><text:span text:style-name="T3"> {</text:span></text:p>
      <text:p text:style-name="P51"><text:span text:style-name="T3"><text:s text:c="24"/>cout &lt;&lt; </text:span><text:span text:style-name="T7">"Good. Now type a series without spaces. Type a symbol, followed by a digit, followed by an upper-case letter: "</text:span><text:span text:style-name="T3">;</text:span></text:p>
      <text:p text:style-name="P21"><text:s text:c="24"/>cin &gt;&gt; series;</text:p>
      <text:p text:style-name="P21"><text:s text:c="24"/>cin.getline(series, SERIES_SIZE);</text:p>
      <text:p text:style-name="P21"><text:s text:c="24"/>cout &lt;&lt; endl;</text:p>
      <text:p text:style-name="P51"><text:span text:style-name="T3"><text:s text:c="24"/></text:span><text:span text:style-name="T8">if</text:span><text:span text:style-name="T3">(!ispunct(series[0]) &amp;&amp; !isdigit(series[1]) &amp;&amp; !isupper(series[2])) {</text:span></text:p>
      <text:p text:style-name="P51"><text:span text:style-name="T3"><text:s text:c="28"/>competent = </text:span><text:span text:style-name="T8">false</text:span><text:span text:style-name="T3">;</text:span></text:p>
      <text:p text:style-name="P51"><text:span text:style-name="T3"><text:s text:c="28"/>cout &lt;&lt; </text:span><text:span text:style-name="T7">"You have failed"</text:span><text:span text:style-name="T3"> &lt;&lt; endl;</text:span></text:p>
      <text:p text:style-name="P51"><text:span text:style-name="T3"><text:s text:c="28"/></text:span><text:span text:style-name="T8">break</text:span><text:span text:style-name="T3">;</text:span></text:p>
      <text:p text:style-name="P21"><text:s text:c="24"/>}</text:p>
      <text:p text:style-name="P51"><text:span text:style-name="T3"><text:s text:c="24"/></text:span><text:span text:style-name="T8">else</text:span><text:span text:style-name="T3"> {</text:span></text:p>
      <text:p text:style-name="P51"><text:span text:style-name="T3"><text:s text:c="28"/>user[i].pass = </text:span><text:span text:style-name="T8">true</text:span><text:span text:style-name="T3">;</text:span></text:p>
      <text:p text:style-name="P51"><text:span text:style-name="T3"><text:s text:c="28"/>cout &lt;&lt; </text:span><text:span text:style-name="T7">"Congratulations you have passed the test, you may move onto the program."</text:span><text:span text:style-name="T3"> &lt;&lt; endl;</text:span></text:p>
      <text:p text:style-name="P51"><text:span text:style-name="T3"><text:s text:c="28"/>cout &lt;&lt; </text:span><text:span text:style-name="T7">" ===================================="</text:span><text:span text:style-name="T3"> &lt;&lt; endl;</text:span></text:p>
      <text:p text:style-name="P51"><text:span text:style-name="T3"><text:s text:c="28"/>cout &lt;&lt; </text:span><text:span text:style-name="T7">"| <text:s text:c="6"/>Certificate of Competence <text:s text:c="3"/>|"</text:span><text:span text:style-name="T3"> &lt;&lt; endl;</text:span></text:p>
      <text:p text:style-name="P51"><text:span text:style-name="T3"><text:s text:c="28"/>cout &lt;&lt; </text:span><text:span text:style-name="T7">"| <text:s text:c="9"/>"</text:span><text:span text:style-name="T3"> &lt;&lt; user[i].name &lt;&lt; endl;</text:span></text:p>
      <text:p text:style-name="P51"><text:span text:style-name="T3"><text:s text:c="28"/>cout &lt;&lt; </text:span><text:span text:style-name="T7">"| <text:s text:c="13"/>Great Job! <text:s text:c="11"/>|"</text:span><text:span text:style-name="T3"> &lt;&lt; endl;</text:span></text:p>
      <text:p text:style-name="P51"><text:span text:style-name="T3"><text:s text:c="28"/>cout &lt;&lt; </text:span><text:span text:style-name="T7">" ===================================="</text:span><text:span text:style-name="T3"> &lt;&lt; endl;</text:span></text:p>
      <text:p text:style-name="P51"><text:span text:style-name="T3"><text:s text:c="28"/>next = </text:span><text:span text:style-name="T8">true</text:span><text:span text:style-name="T3">;</text:span></text:p>
      <text:p text:style-name="P21"><text:s text:c="24"/>}</text:p>
      <text:p text:style-name="P21"><text:s text:c="20"/>}</text:p>
      <text:p text:style-name="P21"><text:s text:c="20"/></text:p>
      <text:p text:style-name="P21"><text:s text:c="16"/>}</text:p>
      <text:p text:style-name="P21"><text:s text:c="12"/>}</text:p>
      <text:p text:style-name="P51"><text:span text:style-name="T3"><text:s text:c="12"/></text:span><text:span text:style-name="T8">break</text:span><text:span text:style-name="T3">;</text:span></text:p>
      <text:p text:style-name="P21"><text:s text:c="8"/>}</text:p>
      <text:p text:style-name="P51"><text:span text:style-name="T3"><text:s text:c="8"/></text:span><text:span text:style-name="T1">//Quit program</text:span></text:p>
      <text:p text:style-name="P51"><text:span text:style-name="T3"><text:s text:c="8"/></text:span><text:span text:style-name="T8">case</text:span><text:span text:style-name="T3"> 5: {</text:span></text:p>
      <text:p text:style-name="P21"><text:s text:c="12"/>cout &lt;&lt; endl;</text:p>
      <text:p text:style-name="P51"><text:span text:style-name="T3"><text:s text:c="12"/>cout &lt;&lt; </text:span><text:span text:style-name="T7">"Program ending."</text:span><text:span text:style-name="T3"> &lt;&lt; endl;</text:span></text:p>
      <text:p text:style-name="P21"><text:s text:c="8"/>}</text:p>
      <text:p text:style-name="P51"><text:span text:style-name="T3"><text:s text:c="12"/></text:span><text:span text:style-name="T8">break</text:span><text:span text:style-name="T3">;</text:span></text:p>
      <text:p text:style-name="P21"><text:s text:c="12"/></text:p>
      <text:p text:style-name="P51"><text:span text:style-name="T3"><text:s text:c="8"/></text:span><text:span text:style-name="T1">//Input re-entry</text:span></text:p>
      <text:p text:style-name="P51"><text:span text:style-name="T3"><text:s text:c="8"/></text:span><text:span text:style-name="T8">default</text:span><text:span text:style-name="T3">: {</text:span></text:p>
      <text:p text:style-name="P21"><text:s text:c="12"/>cout &lt;&lt; endl;</text:p>
      <text:p text:style-name="P51"><text:span text:style-name="T3"><text:s text:c="12"/>cout &lt;&lt; </text:span><text:span text:style-name="T7">"Invalid entry. Restart program and enter (1-4)."</text:span><text:span text:style-name="T3"> &lt;&lt; endl;</text:span></text:p>
      <text:p text:style-name="P21"><text:s text:c="12"/></text:p>
      <text:p text:style-name="P21"><text:soft-page-break/><text:s text:c="8"/>}</text:p>
      <text:p text:style-name="P21"><text:s text:c="4"/>}</text:p>
      <text:p text:style-name="P21"><text:s text:c="4"/>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1">//delay in between rolls</text:p>
      <text:p text:style-name="P51"><text:span text:style-name="T8">void</text:span><text:span text:style-name="T3"> rolling() {</text:span></text:p>
      <text:p text:style-name="P21"><text:s text:c="4"/>time_t t1, t2;</text:p>
      <text:p text:style-name="P51"><text:span text:style-name="T3"><text:s text:c="4"/>cout &lt;&lt; endl &lt;&lt; </text:span><text:span text:style-name="T7">"rolling."</text:span><text:span text:style-name="T3"> &lt;&lt; flush;</text:span></text:p>
      <text:p text:style-name="P51"><text:span text:style-name="T3"><text:s text:c="4"/></text:span><text:span text:style-name="T8">for</text:span><text:span text:style-name="T3"> (</text:span><text:span text:style-name="T8">int</text:span><text:span text:style-name="T3"> x = 0; x &lt; 3; x++) {</text:span></text:p>
      <text:p text:style-name="P21"><text:s text:c="8"/>t1 = time(0);</text:p>
      <text:p text:style-name="P51"><text:span text:style-name="T3"><text:s text:c="8"/></text:span><text:span text:style-name="T8">do</text:span><text:span text:style-name="T3"> {</text:span></text:p>
      <text:p text:style-name="P21"><text:s text:c="12"/>t2 = time(0);</text:p>
      <text:p text:style-name="P51"><text:span text:style-name="T3"><text:s text:c="8"/>} </text:span><text:span text:style-name="T8">while</text:span><text:span text:style-name="T3"> (difftime (t2, t1) &lt; 1);</text:span></text:p>
      <text:p text:style-name="P51"><text:span text:style-name="T3"><text:s text:c="8"/>cout &lt;&lt; </text:span><text:span text:style-name="T7">"."</text:span><text:span text:style-name="T3"> &lt;&lt; flush;</text:span></text:p>
      <text:p text:style-name="P21"><text:s text:c="4"/>}</text:p>
      <text:p text:style-name="P21">}</text:p>
      <text:p text:style-name="P21"/>
      <text:p text:style-name="P51"><text:span text:style-name="T8">void</text:span><text:span text:style-name="T3"> diceArt1() {</text:span></text:p>
      <text:p text:style-name="P51"><text:span text:style-name="T3"><text:s text:c="4"/>cout &lt;&lt; </text:span><text:span text:style-name="T7">" <text:s text:c="19"/>------- "</text:span><text:span text:style-name="T3"> &lt;&lt;endl;</text:span></text:p>
      <text:p text:style-name="P51"><text:span text:style-name="T3"><text:s text:c="4"/>cout &lt;&lt; </text:span><text:span text:style-name="T7">" <text:s text:c="18"/>| <text:s text:c="6"/>|"</text:span><text:span text:style-name="T3"> &lt;&lt;endl;</text:span></text:p>
      <text:p text:style-name="P51"><text:span text:style-name="T3"><text:s text:c="4"/>cout &lt;&lt; </text:span><text:span text:style-name="T7">" <text:s text:c="18"/>| <text:s text:c="2"/>@ <text:s text:c="2"/>|"</text:span><text:span text:style-name="T3"> &lt;&lt;endl;</text:span></text:p>
      <text:p text:style-name="P51"><text:span text:style-name="T3"><text:s text:c="4"/>cout &lt;&lt; </text:span><text:span text:style-name="T7">" <text:s text:c="18"/>| <text:s text:c="6"/>|"</text:span><text:span text:style-name="T3"> &lt;&lt;endl;</text:span></text:p>
      <text:p text:style-name="P51"><text:span text:style-name="T3"><text:s text:c="4"/>cout &lt;&lt; </text:span><text:span text:style-name="T7">" <text:s text:c="19"/>------- "</text:span><text:span text:style-name="T3"> &lt;&lt;endl &lt;&lt; endl;</text:span></text:p>
      <text:p text:style-name="P51"><text:span text:style-name="T3"><text:s text:c="4"/>cout &lt;&lt; string( 20, </text:span><text:span text:style-name="T7">'\n'</text:span><text:span text:style-name="T3"> );</text:span></text:p>
      <text:p text:style-name="P21">}</text:p>
      <text:p text:style-name="P51"><text:span text:style-name="T8">void</text:span><text:span text:style-name="T3"> diceArt2() {</text:span></text:p>
      <text:p text:style-name="P51"><text:span text:style-name="T3"><text:s text:c="4"/>cout &lt;&lt; </text:span><text:span text:style-name="T7">" <text:s text:c="19"/>------- "</text:span><text:span text:style-name="T3"> &lt;&lt;endl;</text:span></text:p>
      <text:p text:style-name="P51"><text:span text:style-name="T3"><text:s text:c="4"/>cout &lt;&lt; </text:span><text:span text:style-name="T7">" <text:s text:c="18"/>| <text:s text:c="6"/>|"</text:span><text:span text:style-name="T3"> &lt;&lt;endl;</text:span></text:p>
      <text:p text:style-name="P51"><text:span text:style-name="T3"><text:s text:c="4"/>cout &lt;&lt; </text:span><text:span text:style-name="T7">" <text:s text:c="18"/>| @ <text:s text:c="2"/>@ |"</text:span><text:span text:style-name="T3"> &lt;&lt;endl;</text:span></text:p>
      <text:p text:style-name="P51"><text:span text:style-name="T3"><text:s text:c="4"/>cout &lt;&lt; </text:span><text:span text:style-name="T7">" <text:s text:c="18"/>| <text:s text:c="6"/>|"</text:span><text:span text:style-name="T3"> &lt;&lt;endl;</text:span></text:p>
      <text:p text:style-name="P51"><text:span text:style-name="T3"><text:s text:c="4"/>cout &lt;&lt; </text:span><text:span text:style-name="T7">" <text:s text:c="19"/>------- "</text:span><text:span text:style-name="T3"> &lt;&lt;endl &lt;&lt; endl;</text:span></text:p>
      <text:p text:style-name="P51"><text:span text:style-name="T3"><text:s text:c="4"/>cout &lt;&lt; string( 20, </text:span><text:span text:style-name="T7">'\n'</text:span><text:span text:style-name="T3"> );</text:span></text:p>
      <text:p text:style-name="P21">}</text:p>
      <text:p text:style-name="P51"><text:span text:style-name="T8">void</text:span><text:span text:style-name="T3"> diceArt3() {</text:span></text:p>
      <text:p text:style-name="P51"><text:span text:style-name="T3"><text:s text:c="4"/>cout &lt;&lt; </text:span><text:span text:style-name="T7">" <text:s text:c="19"/>------- "</text:span><text:span text:style-name="T3"> &lt;&lt;endl;</text:span></text:p>
      <text:p text:style-name="P51"><text:span text:style-name="T3"><text:s text:c="4"/>cout &lt;&lt; </text:span><text:span text:style-name="T7">" <text:s text:c="18"/>| <text:s text:c="4"/>@ |"</text:span><text:span text:style-name="T3"> &lt;&lt;endl;</text:span></text:p>
      <text:p text:style-name="P51"><text:span text:style-name="T3"><text:s text:c="4"/>cout &lt;&lt; </text:span><text:span text:style-name="T7">" <text:s text:c="18"/>| <text:s text:c="2"/>@ <text:s text:c="2"/>|"</text:span><text:span text:style-name="T3"> &lt;&lt;endl;</text:span></text:p>
      <text:p text:style-name="P51"><text:span text:style-name="T3"><text:s text:c="4"/>cout &lt;&lt; </text:span><text:span text:style-name="T7">" <text:s text:c="18"/>| @ <text:s text:c="4"/>|"</text:span><text:span text:style-name="T3"> &lt;&lt;endl;</text:span></text:p>
      <text:p text:style-name="P51"><text:span text:style-name="T3"><text:s text:c="4"/>cout &lt;&lt; </text:span><text:span text:style-name="T7">" <text:s text:c="19"/>------- "</text:span><text:span text:style-name="T3"> &lt;&lt;endl &lt;&lt; endl;</text:span></text:p>
      <text:p text:style-name="P51"><text:span text:style-name="T3"><text:s text:c="4"/>cout &lt;&lt; string( 20, </text:span><text:span text:style-name="T7">'\n'</text:span><text:span text:style-name="T3"> );</text:span></text:p>
      <text:p text:style-name="P21">}</text:p>
      <text:p text:style-name="P51"><text:span text:style-name="T8">void</text:span><text:span text:style-name="T3"> diceArt4() {</text:span></text:p>
      <text:p text:style-name="P51"><text:span text:style-name="T3"><text:s text:c="4"/>cout &lt;&lt; </text:span><text:span text:style-name="T7">" <text:s text:c="19"/>------- "</text:span><text:span text:style-name="T3"> &lt;&lt;endl;</text:span></text:p>
      <text:p text:style-name="P51"><text:span text:style-name="T3"><text:s text:c="4"/>cout &lt;&lt; </text:span><text:span text:style-name="T7">" <text:s text:c="18"/>| @ <text:s text:c="2"/>@ |"</text:span><text:span text:style-name="T3"> &lt;&lt;endl;</text:span></text:p>
      <text:p text:style-name="P51"><text:span text:style-name="T3"><text:s text:c="4"/>cout &lt;&lt; </text:span><text:span text:style-name="T7">" <text:s text:c="18"/>| <text:s text:c="6"/>|"</text:span><text:span text:style-name="T3"> &lt;&lt;endl;</text:span></text:p>
      <text:p text:style-name="P51"><text:span text:style-name="T3"><text:s text:c="4"/>cout &lt;&lt; </text:span><text:span text:style-name="T7">" <text:s text:c="18"/>| @ <text:s text:c="2"/>@ |"</text:span><text:span text:style-name="T3"> &lt;&lt;endl;</text:span></text:p>
      <text:p text:style-name="P51"><text:span text:style-name="T3"><text:s text:c="4"/>cout &lt;&lt; </text:span><text:span text:style-name="T7">" <text:s text:c="19"/>------- "</text:span><text:span text:style-name="T3"> &lt;&lt;endl &lt;&lt; endl;</text:span></text:p>
      <text:p text:style-name="P51"><text:span text:style-name="T3"><text:s text:c="4"/>cout &lt;&lt; string( 20, </text:span><text:span text:style-name="T7">'\n'</text:span><text:span text:style-name="T3"> );</text:span></text:p>
      <text:p text:style-name="P21"><text:s text:c="4"/></text:p>
      <text:p text:style-name="P21">}</text:p>
      <text:p text:style-name="P51"><text:span text:style-name="T8">void</text:span><text:span text:style-name="T3"> diceArt5() {</text:span></text:p>
      <text:p text:style-name="P51"><text:span text:style-name="T3"><text:s text:c="4"/>cout &lt;&lt; </text:span><text:span text:style-name="T7">" <text:s text:c="19"/>------- "</text:span><text:span text:style-name="T3"> &lt;&lt;endl;</text:span></text:p>
      <text:p text:style-name="P51"><text:span text:style-name="T3"><text:s text:c="4"/>cout &lt;&lt; </text:span><text:span text:style-name="T7">" <text:s text:c="18"/>| @ <text:s text:c="2"/>@ |"</text:span><text:span text:style-name="T3"> &lt;&lt;endl;</text:span></text:p>
      <text:p text:style-name="P51"><text:span text:style-name="T3"><text:s text:c="4"/>cout &lt;&lt; </text:span><text:span text:style-name="T7">" <text:s text:c="18"/>| <text:s text:c="2"/>@ <text:s text:c="2"/>|"</text:span><text:span text:style-name="T3"> &lt;&lt;endl;</text:span></text:p>
      <text:p text:style-name="P51"><text:span text:style-name="T3"><text:s text:c="4"/>cout &lt;&lt; </text:span><text:span text:style-name="T7">" <text:s text:c="18"/>| @ <text:s text:c="2"/>@ |"</text:span><text:span text:style-name="T3"> &lt;&lt;endl;</text:span></text:p>
      <text:p text:style-name="P51"><text:span text:style-name="T3"><text:s text:c="4"/>cout &lt;&lt; </text:span><text:span text:style-name="T7">" <text:s text:c="19"/>------- "</text:span><text:span text:style-name="T3"> &lt;&lt;endl &lt;&lt; endl;</text:span></text:p>
      <text:p text:style-name="P51"><text:span text:style-name="T3"><text:s text:c="4"/>cout &lt;&lt; string( 20, </text:span><text:span text:style-name="T7">'\n'</text:span><text:span text:style-name="T3"> );</text:span></text:p>
      <text:p text:style-name="P21">}</text:p>
      <text:p text:style-name="P51"><text:soft-page-break/><text:span text:style-name="T8">void</text:span><text:span text:style-name="T3"> diceArt6() {</text:span></text:p>
      <text:p text:style-name="P51"><text:span text:style-name="T3"><text:s text:c="4"/>cout &lt;&lt; </text:span><text:span text:style-name="T7">" <text:s text:c="19"/>------- "</text:span><text:span text:style-name="T3"> &lt;&lt;endl;</text:span></text:p>
      <text:p text:style-name="P51"><text:span text:style-name="T3"><text:s text:c="4"/>cout &lt;&lt; </text:span><text:span text:style-name="T7">" <text:s text:c="18"/>| @ <text:s text:c="2"/>@ |"</text:span><text:span text:style-name="T3"> &lt;&lt;endl;</text:span></text:p>
      <text:p text:style-name="P51"><text:span text:style-name="T3"><text:s text:c="4"/>cout &lt;&lt; </text:span><text:span text:style-name="T7">" <text:s text:c="18"/>| @ <text:s text:c="2"/>@ |"</text:span><text:span text:style-name="T3"> &lt;&lt;endl;</text:span></text:p>
      <text:p text:style-name="P51"><text:span text:style-name="T3"><text:s text:c="4"/>cout &lt;&lt; </text:span><text:span text:style-name="T7">" <text:s text:c="18"/>| @ <text:s text:c="2"/>@ |"</text:span><text:span text:style-name="T3"> &lt;&lt;endl;</text:span></text:p>
      <text:p text:style-name="P51"><text:span text:style-name="T3"><text:s text:c="4"/>cout &lt;&lt; </text:span><text:span text:style-name="T7">" <text:s text:c="19"/>------- "</text:span><text:span text:style-name="T3"> &lt;&lt;endl &lt;&lt; endl;</text:span></text:p>
      <text:p text:style-name="P51"><text:span text:style-name="T3"><text:s text:c="4"/>cout &lt;&lt; string( 20, </text:span><text:span text:style-name="T7">'\n'</text:span><text:span text:style-name="T3"> );</text:span></text:p>
      <text:p text:style-name="P21">}</text:p>
      <text:p text:style-name="P1">//just like "rolling" delay</text:p>
      <text:p text:style-name="P51"><text:span text:style-name="T8">void</text:span><text:span text:style-name="T3"> holding() {</text:span></text:p>
      <text:p text:style-name="P21"><text:s text:c="4"/>time_t t1, t2;</text:p>
      <text:p text:style-name="P51"><text:span text:style-name="T3"><text:s text:c="4"/>cout &lt;&lt; endl &lt;&lt; </text:span><text:span text:style-name="T7">"holding."</text:span><text:span text:style-name="T3"> &lt;&lt; flush;</text:span></text:p>
      <text:p text:style-name="P51"><text:span text:style-name="T3"><text:s text:c="4"/></text:span><text:span text:style-name="T8">for</text:span><text:span text:style-name="T3"> (</text:span><text:span text:style-name="T8">int</text:span><text:span text:style-name="T3"> x = 0; x &lt; 3; x++) {</text:span></text:p>
      <text:p text:style-name="P21"><text:s text:c="8"/>t1 = time(0);</text:p>
      <text:p text:style-name="P51"><text:span text:style-name="T3"><text:s text:c="8"/></text:span><text:span text:style-name="T8">do</text:span><text:span text:style-name="T3"> {</text:span></text:p>
      <text:p text:style-name="P21"><text:s text:c="12"/>t2 = time(0);</text:p>
      <text:p text:style-name="P51"><text:span text:style-name="T3"><text:s text:c="8"/>} </text:span><text:span text:style-name="T8">while</text:span><text:span text:style-name="T3"> (difftime (t2, t1) &lt; 1);</text:span></text:p>
      <text:p text:style-name="P51"><text:span text:style-name="T3"><text:s text:c="8"/>cout &lt;&lt; </text:span><text:span text:style-name="T7">"."</text:span><text:span text:style-name="T3"> &lt;&lt; flush;</text:span></text:p>
      <text:p text:style-name="P21"><text:s text:c="4"/>}</text:p>
      <text:p text:style-name="P21">}</text:p>
      <text:p text:style-name="P51"><text:span text:style-name="T8">bool</text:span><text:span text:style-name="T3"> checkWin(</text:span><text:span text:style-name="T8">const</text:span><text:span text:style-name="T3"> </text:span><text:span text:style-name="T8">int</text:span><text:span text:style-name="T3"> pointCap, </text:span><text:span text:style-name="T8">int</text:span><text:span text:style-name="T3"> potentialScore, </text:span><text:span text:style-name="T8">int</text:span><text:span text:style-name="T3"> overallScore, </text:span><text:span text:style-name="T8">bool</text:span><text:span text:style-name="T3">&amp; win, </text:span><text:span text:style-name="T8">float</text:span><text:span text:style-name="T3"> wager) {</text:span></text:p>
      <text:p text:style-name="P51"><text:span text:style-name="T3"><text:s text:c="4"/></text:span><text:span text:style-name="T8">if</text:span><text:span text:style-name="T3"> (potentialScore + overallScore &gt; pointCap) {</text:span></text:p>
      <text:p text:style-name="P51"><text:span text:style-name="T3"><text:s text:c="8"/></text:span><text:span text:style-name="T1">//set display for monetary value</text:span></text:p>
      <text:p text:style-name="P21"><text:s text:c="8"/>cout &lt;&lt; setprecision(2) &lt;&lt; fixed &lt;&lt; showpoint;</text:p>
      <text:p text:style-name="P51"><text:span text:style-name="T3"><text:s text:c="8"/>cout &lt;&lt; </text:span><text:span text:style-name="T7">"You win! You take the pot and walk with $"</text:span><text:span text:style-name="T3"> &lt;&lt; wager * 2 &lt;&lt; </text:span><text:span text:style-name="T7">" dollars."</text:span><text:span text:style-name="T3"> &lt;&lt; endl;</text:span></text:p>
      <text:p text:style-name="P51"><text:span text:style-name="T3"><text:s text:c="8"/>win = </text:span><text:span text:style-name="T8">true</text:span><text:span text:style-name="T3">;</text:span></text:p>
      <text:p text:style-name="P51"><text:span text:style-name="T3"><text:s text:c="8"/></text:span><text:span text:style-name="T8">return</text:span><text:span text:style-name="T3"> win;</text:span></text:p>
      <text:p text:style-name="P21"><text:s text:c="4"/>}</text:p>
      <text:p text:style-name="P51"><text:span text:style-name="T3"><text:s text:c="4"/></text:span><text:span text:style-name="T8">else</text:span><text:span text:style-name="T3"> {</text:span></text:p>
      <text:p text:style-name="P51"><text:span text:style-name="T3"><text:s text:c="8"/>win = </text:span><text:span text:style-name="T8">false</text:span><text:span text:style-name="T3">;</text:span></text:p>
      <text:p text:style-name="P51"><text:span text:style-name="T3"><text:s text:c="8"/></text:span><text:span text:style-name="T8">return</text:span><text:span text:style-name="T3"> win;</text:span></text:p>
      <text:p text:style-name="P21"><text:s text:c="4"/>}</text:p>
      <text:p text:style-name="P21">}</text:p>
      <text:p text:style-name="P51"><text:span text:style-name="T8">bool</text:span><text:span text:style-name="T3"> checkLoss(</text:span><text:span text:style-name="T8">const</text:span><text:span text:style-name="T3"> </text:span><text:span text:style-name="T8">int</text:span><text:span text:style-name="T3"> pointCap, </text:span><text:span text:style-name="T8">int</text:span><text:span text:style-name="T3"> potentialScore, </text:span><text:span text:style-name="T8">int</text:span><text:span text:style-name="T3"> overallScore, </text:span><text:span text:style-name="T8">bool</text:span><text:span text:style-name="T3">&amp; loss, </text:span><text:span text:style-name="T8">float</text:span><text:span text:style-name="T3"> wager) {</text:span></text:p>
      <text:p text:style-name="P51"><text:span text:style-name="T3"><text:s text:c="4"/></text:span><text:span text:style-name="T8">if</text:span><text:span text:style-name="T3"> (potentialScore + overallScore &gt; pointCap) {</text:span></text:p>
      <text:p text:style-name="P51"><text:span text:style-name="T3"><text:s text:c="8"/></text:span><text:span text:style-name="T1">//set display for monetary value</text:span></text:p>
      <text:p text:style-name="P21"><text:s text:c="8"/>cout &lt;&lt; setprecision(2) &lt;&lt; fixed &lt;&lt; showpoint;</text:p>
      <text:p text:style-name="P51"><text:span text:style-name="T3"><text:s text:c="8"/>cout &lt;&lt; </text:span><text:span text:style-name="T7">"The computer beat you! <text:s/>You lose $"</text:span><text:span text:style-name="T3"> &lt;&lt; wager &lt;&lt; </text:span><text:span text:style-name="T7">" dollars."</text:span><text:span text:style-name="T3"> &lt;&lt; endl;</text:span></text:p>
      <text:p text:style-name="P51"><text:span text:style-name="T3"><text:s text:c="8"/>loss = </text:span><text:span text:style-name="T8">true</text:span><text:span text:style-name="T3">;</text:span></text:p>
      <text:p text:style-name="P51"><text:span text:style-name="T3"><text:s text:c="8"/></text:span><text:span text:style-name="T8">return</text:span><text:span text:style-name="T3"> loss;</text:span></text:p>
      <text:p text:style-name="P21"><text:s text:c="4"/>}</text:p>
      <text:p text:style-name="P51"><text:span text:style-name="T3"><text:s text:c="4"/></text:span><text:span text:style-name="T8">else</text:span><text:span text:style-name="T3"> {</text:span></text:p>
      <text:p text:style-name="P51"><text:span text:style-name="T3"><text:s text:c="8"/>loss = </text:span><text:span text:style-name="T8">false</text:span><text:span text:style-name="T3">;</text:span></text:p>
      <text:p text:style-name="P51"><text:span text:style-name="T3"><text:s text:c="8"/></text:span><text:span text:style-name="T8">return</text:span><text:span text:style-name="T3"> loss;</text:span></text:p>
      <text:p text:style-name="P21"><text:s text:c="4"/>}</text:p>
      <text:p text:style-name="P21">}</text:p>
      <text:p text:style-name="P1">//scoreBoard, compScoreBoard, clearScreen, compclearScreen and the diceArts all make sure</text:p>
      <text:p text:style-name="P1">//screen is new and updated for each turn</text:p>
      <text:p text:style-name="P51"><text:span text:style-name="T8">void</text:span><text:span text:style-name="T3"> scoreBoard(</text:span><text:span text:style-name="T8">int</text:span><text:span text:style-name="T3"> potentialScore, </text:span><text:span text:style-name="T8">int</text:span><text:span text:style-name="T3"> overallScore) {</text:span></text:p>
      <text:p text:style-name="P51"><text:span text:style-name="T3"><text:s text:c="4"/>cout &lt;&lt; string( 32, </text:span><text:span text:style-name="T7">'\n'</text:span><text:span text:style-name="T3"> );</text:span></text:p>
      <text:p text:style-name="P51"><text:span text:style-name="T3"><text:s text:c="4"/>cout &lt;&lt; </text:span><text:span text:style-name="T7">" <text:s text:c="19"/>|User|"</text:span><text:span text:style-name="T3"> &lt;&lt; endl &lt;&lt; endl;</text:span></text:p>
      <text:p text:style-name="P51"><text:span text:style-name="T3"><text:s text:c="4"/>cout &lt;&lt; </text:span><text:span text:style-name="T7">"Turn Total: "</text:span><text:span text:style-name="T3"> &lt;&lt; potentialScore &lt;&lt; </text:span><text:span text:style-name="T7">" <text:s text:c="24"/>Score: "</text:span><text:span text:style-name="T3"> &lt;&lt; overallScore &lt;&lt; endl;</text:span></text:p>
      <text:p text:style-name="P51"><text:span text:style-name="T3"><text:s text:c="4"/>cout &lt;&lt; string( 26, </text:span><text:span text:style-name="T7">'\n'</text:span><text:span text:style-name="T3"> );</text:span></text:p>
      <text:p text:style-name="P21">}</text:p>
      <text:p text:style-name="P51"><text:span text:style-name="T8">void</text:span><text:span text:style-name="T3"> compScoreBoard(</text:span><text:span text:style-name="T8">int</text:span><text:span text:style-name="T3"> potentialScore, </text:span><text:span text:style-name="T8">int</text:span><text:span text:style-name="T3"> compOverallScore) {</text:span></text:p>
      <text:p text:style-name="P51"><text:span text:style-name="T3"><text:s text:c="4"/>cout &lt;&lt; string( 32, </text:span><text:span text:style-name="T7">'\n'</text:span><text:span text:style-name="T3"> );</text:span></text:p>
      <text:p text:style-name="P51"><text:span text:style-name="T3"><text:s text:c="4"/>cout &lt;&lt; </text:span><text:span text:style-name="T7">" <text:s text:c="17"/>|Computer|"</text:span><text:span text:style-name="T3"> &lt;&lt; endl &lt;&lt; endl;</text:span></text:p>
      <text:p text:style-name="P51"><text:span text:style-name="T3"><text:s text:c="4"/>cout &lt;&lt; </text:span><text:span text:style-name="T7">"Turn Total: "</text:span><text:span text:style-name="T3"> &lt;&lt; potentialScore &lt;&lt; </text:span><text:span text:style-name="T7">" <text:s text:c="24"/>Score: "</text:span><text:span text:style-name="T3"> &lt;&lt; compOverallScore &lt;&lt; endl;</text:span></text:p>
      <text:p text:style-name="P51"><text:span text:style-name="T3"><text:s text:c="4"/>cout &lt;&lt; string( 26, </text:span><text:span text:style-name="T7">'\n'</text:span><text:span text:style-name="T3"> );</text:span></text:p>
      <text:p text:style-name="P21"><text:soft-page-break/>}</text:p>
      <text:p text:style-name="P51"><text:span text:style-name="T8">void</text:span><text:span text:style-name="T3"> clearScreen(</text:span><text:span text:style-name="T8">int</text:span><text:span text:style-name="T3"> potenitalScore, </text:span><text:span text:style-name="T8">int</text:span><text:span text:style-name="T3"> diceScore, </text:span><text:span text:style-name="T8">int</text:span><text:span text:style-name="T3"> overallScore) {</text:span></text:p>
      <text:p text:style-name="P51"><text:span text:style-name="T3"><text:s text:c="4"/>cout &lt;&lt; string( 15, </text:span><text:span text:style-name="T7">'\n'</text:span><text:span text:style-name="T3"> );</text:span></text:p>
      <text:p text:style-name="P51"><text:span text:style-name="T3"><text:s text:c="4"/>cout &lt;&lt; </text:span><text:span text:style-name="T7">" <text:s text:c="19"/>|User|"</text:span><text:span text:style-name="T3"> &lt;&lt; endl &lt;&lt; endl;</text:span></text:p>
      <text:p text:style-name="P51"><text:span text:style-name="T3"><text:s text:c="4"/>cout &lt;&lt; </text:span><text:span text:style-name="T7">"Turn Total: "</text:span><text:span text:style-name="T3"> &lt;&lt; potenitalScore + diceScore &lt;&lt; </text:span><text:span text:style-name="T7">" <text:s text:c="24"/>Score: "</text:span><text:span text:style-name="T3"> &lt;&lt; overallScore &lt;&lt; endl;</text:span></text:p>
      <text:p text:style-name="P21">}</text:p>
      <text:p text:style-name="P51"><text:span text:style-name="T8">void</text:span><text:span text:style-name="T3"> compClearScreen(</text:span><text:span text:style-name="T8">int</text:span><text:span text:style-name="T3"> potenitalScore, </text:span><text:span text:style-name="T8">int</text:span><text:span text:style-name="T3"> diceScore, </text:span><text:span text:style-name="T8">int</text:span><text:span text:style-name="T3"> compOverallScore){</text:span></text:p>
      <text:p text:style-name="P51"><text:span text:style-name="T3"><text:s text:c="4"/>cout &lt;&lt; string( 15, </text:span><text:span text:style-name="T7">'\n'</text:span><text:span text:style-name="T3"> );</text:span></text:p>
      <text:p text:style-name="P51"><text:span text:style-name="T3"><text:s text:c="4"/>cout &lt;&lt; </text:span><text:span text:style-name="T7">" <text:s text:c="17"/>|Computer|"</text:span><text:span text:style-name="T3"> &lt;&lt; endl &lt;&lt; endl;</text:span></text:p>
      <text:p text:style-name="P51"><text:span text:style-name="T3"><text:s text:c="4"/>cout &lt;&lt; </text:span><text:span text:style-name="T7">"Turn Total: "</text:span><text:span text:style-name="T3"> &lt;&lt; potenitalScore + diceScore &lt;&lt; </text:span><text:span text:style-name="T7">" <text:s text:c="24"/>Score: "</text:span><text:span text:style-name="T3"> &lt;&lt; compOverallScore &lt;&lt; endl;</text:span></text:p>
      <text:p text:style-name="P21">}</text:p>
      <text:p text:style-name="P51"><text:span text:style-name="T8">float</text:span><text:span text:style-name="T3"> earnings(</text:span><text:span text:style-name="T8">bool</text:span><text:span text:style-name="T3"> win, </text:span><text:span text:style-name="T8">float</text:span><text:span text:style-name="T3"> initialBet) {</text:span></text:p>
      <text:p text:style-name="P51"><text:span text:style-name="T3"><text:s text:c="4"/></text:span><text:span text:style-name="T8">float</text:span><text:span text:style-name="T3"> moneyWon;</text:span></text:p>
      <text:p text:style-name="P51"><text:span text:style-name="T3"><text:s text:c="4"/></text:span><text:span text:style-name="T8">if</text:span><text:span text:style-name="T3"> (win) {</text:span></text:p>
      <text:p text:style-name="P21"><text:s text:c="8"/>moneyWon = initialBet;</text:p>
      <text:p text:style-name="P21"><text:s text:c="4"/>}</text:p>
      <text:p text:style-name="P51"><text:span text:style-name="T3"><text:s text:c="4"/></text:span><text:span text:style-name="T8">else</text:span><text:span text:style-name="T3"> {</text:span></text:p>
      <text:p text:style-name="P21"><text:s text:c="8"/>moneyWon = (-initialBet);</text:p>
      <text:p text:style-name="P21"><text:s text:c="4"/>}</text:p>
      <text:p text:style-name="P51"><text:span text:style-name="T3"><text:s text:c="4"/></text:span><text:span text:style-name="T8">return</text:span><text:span text:style-name="T3"> moneyWon;</text:span></text:p>
      <text:p text:style-name="P21">}</text:p>
      <text:p text:style-name="P1">//sorts the 2D array, descending order '6' -&gt; '-' and 'R' -&gt; 'H'</text:p>
      <text:p text:style-name="P51"><text:span text:style-name="T8">void</text:span><text:span text:style-name="T3"> sortArray(</text:span><text:span text:style-name="T8">char</text:span><text:span text:style-name="T3"> rollHistory[][COLS], </text:span><text:span text:style-name="T8">int</text:span><text:span text:style-name="T3"> turns) {</text:span></text:p>
      <text:p text:style-name="P51"><text:span text:style-name="T3"><text:s text:c="4"/></text:span><text:span text:style-name="T8">bool</text:span><text:span text:style-name="T3"> swap;</text:span></text:p>
      <text:p text:style-name="P51"><text:span text:style-name="T3"><text:s text:c="4"/></text:span><text:span text:style-name="T8">int</text:span><text:span text:style-name="T3"> temp;</text:span></text:p>
      <text:p text:style-name="P51"><text:span text:style-name="T3"><text:s text:c="4"/></text:span><text:span text:style-name="T8">do</text:span><text:span text:style-name="T3"> {</text:span></text:p>
      <text:p text:style-name="P51"><text:span text:style-name="T3"><text:s text:c="8"/>swap = </text:span><text:span text:style-name="T8">false</text:span><text:span text:style-name="T3">;</text:span></text:p>
      <text:p text:style-name="P51"><text:span text:style-name="T3"><text:s text:c="8"/></text:span><text:span text:style-name="T8">for</text:span><text:span text:style-name="T3"> (</text:span><text:span text:style-name="T8">int</text:span><text:span text:style-name="T3"> i = 0; i &lt; turns; i++) {</text:span></text:p>
      <text:p text:style-name="P51"><text:span text:style-name="T3"><text:s text:c="12"/></text:span><text:span text:style-name="T8">if</text:span><text:span text:style-name="T3"> (rollHistory[i][0] &lt; rollHistory[i + 1][0]) {</text:span></text:p>
      <text:p text:style-name="P21"><text:s text:c="16"/>temp = rollHistory[i][0];</text:p>
      <text:p text:style-name="P21"><text:s text:c="16"/>rollHistory[i][0] = rollHistory[i + 1][0];</text:p>
      <text:p text:style-name="P21"><text:s text:c="16"/>rollHistory[i + 1][0] = temp;</text:p>
      <text:p text:style-name="P51"><text:span text:style-name="T3"><text:s text:c="16"/>swap = </text:span><text:span text:style-name="T8">true</text:span><text:span text:style-name="T3">;</text:span></text:p>
      <text:p text:style-name="P21"><text:s text:c="12"/>}</text:p>
      <text:p text:style-name="P21"><text:s text:c="8"/>}</text:p>
      <text:p text:style-name="P51"><text:span text:style-name="T3"><text:s text:c="4"/>} </text:span><text:span text:style-name="T8">while</text:span><text:span text:style-name="T3"> (swap);</text:span></text:p>
      <text:p text:style-name="P51"><text:span text:style-name="T3"><text:s text:c="4"/></text:span><text:span text:style-name="T8">do</text:span><text:span text:style-name="T3"> {</text:span></text:p>
      <text:p text:style-name="P51"><text:span text:style-name="T3"><text:s text:c="8"/>swap = </text:span><text:span text:style-name="T8">false</text:span><text:span text:style-name="T3">;</text:span></text:p>
      <text:p text:style-name="P51"><text:span text:style-name="T3"><text:s text:c="8"/></text:span><text:span text:style-name="T8">for</text:span><text:span text:style-name="T3"> (</text:span><text:span text:style-name="T8">int</text:span><text:span text:style-name="T3"> i = 0; i &lt; turns; i++) {</text:span></text:p>
      <text:p text:style-name="P51"><text:span text:style-name="T3"><text:s text:c="12"/></text:span><text:span text:style-name="T8">if</text:span><text:span text:style-name="T3"> (rollHistory[i][1] &lt; rollHistory[i + 1][1]) {</text:span></text:p>
      <text:p text:style-name="P21"><text:s text:c="16"/>temp = rollHistory[i][1];</text:p>
      <text:p text:style-name="P21"><text:s text:c="16"/>rollHistory[i][1] = rollHistory[i + 1][1];</text:p>
      <text:p text:style-name="P21"><text:s text:c="16"/>rollHistory[i + 1][1] = temp;</text:p>
      <text:p text:style-name="P51"><text:span text:style-name="T3"><text:s text:c="16"/>swap = </text:span><text:span text:style-name="T8">true</text:span><text:span text:style-name="T3">;</text:span></text:p>
      <text:p text:style-name="P21"><text:s text:c="12"/>}</text:p>
      <text:p text:style-name="P21"><text:s text:c="8"/>}</text:p>
      <text:p text:style-name="P51"><text:span text:style-name="T3"><text:s text:c="4"/>} </text:span><text:span text:style-name="T8">while</text:span><text:span text:style-name="T3"> (swap);</text:span></text:p>
      <text:p text:style-name="P51"><text:span text:style-name="T3"><text:s text:c="4"/>cout &lt;&lt; </text:span><text:span text:style-name="T7">"Action <text:s text:c="8"/>Roll"</text:span><text:span text:style-name="T3"> &lt;&lt; endl;</text:span></text:p>
      <text:p text:style-name="P51"><text:span text:style-name="T3"><text:s text:c="4"/></text:span><text:span text:style-name="T8">for</text:span><text:span text:style-name="T3"> (</text:span><text:span text:style-name="T8">int</text:span><text:span text:style-name="T3"> k = 0; k &lt;= turns; k++) {</text:span></text:p>
      <text:p text:style-name="P51"><text:span text:style-name="T3"><text:s text:c="8"/>cout &lt;&lt; </text:span><text:span text:style-name="T7">" <text:s/>"</text:span><text:span text:style-name="T3"> &lt;&lt; rollHistory[k][0] &lt;&lt; </text:span><text:span text:style-name="T7">" <text:s text:c="12"/>"</text:span><text:span text:style-name="T3"> &lt;&lt; rollHistory[k][1] &lt;&lt; endl;</text:span></text:p>
      <text:p text:style-name="P21"><text:s text:c="8"/></text:p>
      <text:p text:style-name="P21"><text:s text:c="4"/>} </text:p>
      <text:p text:style-name="P21">}</text:p>
      <text:p text:style-name="P21"/>
      <text:p text:style-name="P51"><text:span text:style-name="T8">int</text:span><text:span text:style-name="T3"> *fillArray(</text:span><text:span text:style-name="T8">int</text:span><text:span text:style-name="T3"> throws, </text:span><text:span text:style-name="T8">int</text:span><text:span text:style-name="T3"> sides) {</text:span></text:p>
      <text:p text:style-name="P51"><text:span text:style-name="T3"><text:s text:c="4"/></text:span><text:span text:style-name="T8">int</text:span><text:span text:style-name="T3"> *d = </text:span><text:span text:style-name="T8">new</text:span><text:span text:style-name="T3"> </text:span><text:span text:style-name="T8">int</text:span><text:span text:style-name="T3">[throws];</text:span></text:p>
      <text:p text:style-name="P51"><text:span text:style-name="T3"><text:s text:c="4"/></text:span><text:span text:style-name="T1">//Loop the number of times to throw the dice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roll = 0; roll &lt; throws; roll++) {</text:span></text:p>
      <text:p text:style-name="P21"><text:soft-page-break/><text:s text:c="8"/>*(d + roll) = rand() % sides + 1;</text:p>
      <text:p text:style-name="P21"><text:s text:c="4"/>}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roll = 0; roll &lt; throws; roll++) {</text:span></text:p>
      <text:p text:style-name="P21"><text:s text:c="8"/>cout &lt;&lt; *(d + roll) &lt;&lt; endl;</text:p>
      <text:p text:style-name="P21"><text:s text:c="4"/>}</text:p>
      <text:p text:style-name="P51"><text:span text:style-name="T3"><text:s text:c="4"/></text:span><text:span text:style-name="T8">return</text:span><text:span text:style-name="T3"> d;</text:span></text:p>
      <text:p text:style-name="P21">}</text:p>
      <text:p text:style-name="P51"><text:span text:style-name="T8">int</text:span><text:span text:style-name="T3"> *sortArray(</text:span><text:span text:style-name="T8">int</text:span><text:span text:style-name="T3"> *</text:span><text:span text:style-name="T8">array</text:span><text:span text:style-name="T3">, </text:span><text:span text:style-name="T8">int</text:span><text:span text:style-name="T3"> size) {</text:span></text:p>
      <text:p text:style-name="P51"><text:span text:style-name="T3"><text:s text:c="4"/></text:span><text:span text:style-name="T1">//Allocate a sortable array</text:span></text:p>
      <text:p text:style-name="P51"><text:span text:style-name="T3"><text:s text:c="4"/></text:span><text:span text:style-name="T8">int</text:span><text:span text:style-name="T3"> *b = </text:span><text:span text:style-name="T8">new</text:span><text:span text:style-name="T3"> </text:span><text:span text:style-name="T8">int</text:span><text:span text:style-name="T3">[size];</text:span></text:p>
      <text:p text:style-name="P51"><text:span text:style-name="T3"><text:s text:c="4"/></text:span><text:span text:style-name="T1">//Copy the array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 = 0; i &lt; size; i++){</text:span></text:p>
      <text:p text:style-name="P51"><text:span text:style-name="T3"><text:s text:c="8"/>b[i] = <text:s/></text:span><text:span text:style-name="T8">array</text:span><text:span text:style-name="T3">[i];</text:span></text:p>
      <text:p text:style-name="P21"><text:s text:c="4"/>}</text:p>
      <text:p text:style-name="P51"><text:span text:style-name="T3"><text:s text:c="4"/></text:span><text:span text:style-name="T1">//Sort the array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 = 0;i &lt; size - 1; i++){</text:span></text:p>
      <text:p text:style-name="P51"><text:span text:style-name="T3"><text:s text:c="8"/></text:span><text:span text:style-name="T8">for</text:span><text:span text:style-name="T3">(</text:span><text:span text:style-name="T8">int</text:span><text:span text:style-name="T3"> j = i + 1;j &lt; size; j++){</text:span></text:p>
      <text:p text:style-name="P51"><text:span text:style-name="T3"><text:s text:c="12"/></text:span><text:span text:style-name="T8">if</text:span><text:span text:style-name="T3">(b[i] &gt; b[j]){</text:span></text:p>
      <text:p text:style-name="P21"><text:s text:c="16"/>b[i] = b[i]^b[j];</text:p>
      <text:p text:style-name="P21"><text:s text:c="16"/>b[j] = b[i]^b[j];</text:p>
      <text:p text:style-name="P21"><text:s text:c="16"/>b[i] = b[i]^b[j];</text:p>
      <text:p text:style-name="P21"><text:s text:c="12"/>}</text:p>
      <text:p text:style-name="P21"><text:s text:c="8"/>}</text:p>
      <text:p text:style-name="P21"><text:s text:c="4"/>}</text:p>
      <text:p text:style-name="P51"><text:span text:style-name="T3"><text:s text:c="4"/>cout &lt;&lt; </text:span><text:span text:style-name="T7">"Sorted Array: "</text:span><text:span text:style-name="T3"> &lt;&lt; endl;</text:span></text:p>
      <text:p text:style-name="P51"><text:span text:style-name="T3"><text:s text:c="4"/></text:span><text:span text:style-name="T8">for</text:span><text:span text:style-name="T3"> (</text:span><text:span text:style-name="T8">int</text:span><text:span text:style-name="T3"> j = 0; j &lt; size; j++) {</text:span></text:p>
      <text:p text:style-name="P51"><text:span text:style-name="T3"><text:s text:c="8"/>cout &lt;&lt; b[j] &lt;&lt; </text:span><text:span text:style-name="T7">" "</text:span><text:span text:style-name="T3">;</text:span></text:p>
      <text:p text:style-name="P21"><text:s text:c="4"/>}</text:p>
      <text:p text:style-name="P21"><text:s text:c="4"/>cout &lt;&lt; endl;</text:p>
      <text:p text:style-name="P51"><text:span text:style-name="T3"><text:s text:c="4"/></text:span><text:span text:style-name="T8">return</text:span><text:span text:style-name="T3"> b;</text:span></text:p>
      <text:p text:style-name="P21">}</text:p>
      <text:p text:style-name="P51"><text:span text:style-name="T3">ThrowResults *avgMedMode(</text:span><text:span text:style-name="T8">int</text:span><text:span text:style-name="T3"> *a,</text:span><text:span text:style-name="T8">int</text:span><text:span text:style-name="T3"> n) {</text:span></text:p>
      <text:p text:style-name="P21"><text:s text:c="4"/>ThrowResults temp;</text:p>
      <text:p text:style-name="P51"><text:span text:style-name="T3"><text:s text:c="4"/></text:span><text:span text:style-name="T1">//Create a parallel array to sort</text:span></text:p>
      <text:p text:style-name="P51"><text:span text:style-name="T3"><text:s text:c="4"/></text:span><text:span text:style-name="T8">int</text:span><text:span text:style-name="T3"> *b=sortArray(a,n);</text:span></text:p>
      <text:p text:style-name="P51"><text:span text:style-name="T3"><text:s text:c="4"/></text:span><text:span text:style-name="T1">//Count to max frequency</text:span></text:p>
      <text:p text:style-name="P51"><text:span text:style-name="T3"><text:s text:c="4"/></text:span><text:span text:style-name="T8">int</text:span><text:span text:style-name="T3"> count=0,maxFreq=0;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1;i&lt;n;i++){</text:span></text:p>
      <text:p text:style-name="P51"><text:span text:style-name="T3"><text:s text:c="8"/></text:span><text:span text:style-name="T8">if</text:span><text:span text:style-name="T3">(b[i]==b[i-1]){</text:span></text:p>
      <text:p text:style-name="P21"><text:s text:c="12"/>count++;</text:p>
      <text:p text:style-name="P51"><text:span text:style-name="T3"><text:s text:c="12"/></text:span><text:span text:style-name="T8">if</text:span><text:span text:style-name="T3">(maxFreq&lt;count)maxFreq=count;</text:span></text:p>
      <text:p text:style-name="P51"><text:span text:style-name="T3"><text:s text:c="8"/>}</text:span><text:span text:style-name="T8">else</text:span><text:span text:style-name="T3">{</text:span></text:p>
      <text:p text:style-name="P21"><text:s text:c="12"/>count=0;</text:p>
      <text:p text:style-name="P21"><text:s text:c="8"/>}</text:p>
      <text:p text:style-name="P21"><text:s text:c="4"/>}</text:p>
      <text:p text:style-name="P21"><text:s text:c="4"/>temp.maxFreq = maxFreq+1;</text:p>
      <text:p text:style-name="P51"><text:span text:style-name="T3"><text:s text:c="4"/></text:span><text:span text:style-name="T1">//Count number of modes</text:span></text:p>
      <text:p text:style-name="P21"><text:s text:c="4"/>count=0;</text:p>
      <text:p text:style-name="P51"><text:span text:style-name="T3"><text:s text:c="4"/></text:span><text:span text:style-name="T8">int</text:span><text:span text:style-name="T3"> nmodes=0;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1;i&lt;n;i++){</text:span></text:p>
      <text:p text:style-name="P51"><text:span text:style-name="T3"><text:s text:c="8"/></text:span><text:span text:style-name="T8">if</text:span><text:span text:style-name="T3">(b[i]==b[i-1]){</text:span></text:p>
      <text:p text:style-name="P21"><text:s text:c="12"/>count++;</text:p>
      <text:p text:style-name="P51"><text:span text:style-name="T3"><text:s text:c="12"/></text:span><text:span text:style-name="T8">if</text:span><text:span text:style-name="T3">(maxFreq==count)nmodes++;</text:span></text:p>
      <text:p text:style-name="P51"><text:span text:style-name="T3"><text:s text:c="8"/>}</text:span><text:span text:style-name="T8">else</text:span><text:span text:style-name="T3">{</text:span></text:p>
      <text:p text:style-name="P21"><text:s text:c="12"/>count=0;</text:p>
      <text:p text:style-name="P21"><text:s text:c="8"/>}</text:p>
      <text:p text:style-name="P21"><text:s text:c="4"/>}</text:p>
      <text:p text:style-name="P21"><text:s text:c="4"/>temp.nModes = nmodes;</text:p>
      <text:p text:style-name="P51"><text:span text:style-name="T3"><text:s text:c="4"/></text:span><text:span text:style-name="T1">//Declare and fill the mode array</text:span></text:p>
      <text:p text:style-name="P51"><text:soft-page-break/><text:span text:style-name="T3"><text:s text:c="4"/></text:span><text:span text:style-name="T8">int</text:span><text:span text:style-name="T3"> *mode=</text:span><text:span text:style-name="T8">new</text:span><text:span text:style-name="T3"> </text:span><text:span text:style-name="T8">int</text:span><text:span text:style-name="T3">[nmodes];</text:span></text:p>
      <text:p text:style-name="P21"><text:s text:c="4"/>nmodes=0;</text:p>
      <text:p text:style-name="P21"><text:s text:c="4"/>count=0;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1;i&lt;n;i++){</text:span></text:p>
      <text:p text:style-name="P51"><text:span text:style-name="T3"><text:s text:c="8"/></text:span><text:span text:style-name="T8">if</text:span><text:span text:style-name="T3">(b[i]==b[i-1]){</text:span></text:p>
      <text:p text:style-name="P21"><text:s text:c="12"/>count++;</text:p>
      <text:p text:style-name="P51"><text:span text:style-name="T3"><text:s text:c="12"/></text:span><text:span text:style-name="T8">if</text:span><text:span text:style-name="T3">(maxFreq==count)mode[nmodes++]=b[i];</text:span></text:p>
      <text:p text:style-name="P51"><text:span text:style-name="T3"><text:s text:c="8"/>}</text:span><text:span text:style-name="T8">else</text:span><text:span text:style-name="T3">{</text:span></text:p>
      <text:p text:style-name="P21"><text:s text:c="12"/>count=0;</text:p>
      <text:p text:style-name="P21"><text:s text:c="8"/>}</text:p>
      <text:p text:style-name="P21"><text:s text:c="4"/>}</text:p>
      <text:p text:style-name="P21"><text:s text:c="4"/>temp.mode = mode;</text:p>
      <text:p text:style-name="P51"><text:span text:style-name="T3"><text:s text:c="4"/></text:span><text:span text:style-name="T1">//avg</text:span></text:p>
      <text:p text:style-name="P51"><text:span text:style-name="T3"><text:s text:c="4"/></text:span><text:span text:style-name="T8">int</text:span><text:span text:style-name="T3"> total = 0;</text:span></text:p>
      <text:p text:style-name="P51"><text:span text:style-name="T3"><text:s text:c="4"/></text:span><text:span text:style-name="T8">for</text:span><text:span text:style-name="T3"> (</text:span><text:span text:style-name="T8">int</text:span><text:span text:style-name="T3"> i = 0; i &lt; n; i++) {</text:span></text:p>
      <text:p text:style-name="P21"><text:s text:c="8"/>total += b[i];</text:p>
      <text:p text:style-name="P21"><text:s text:c="4"/>}</text:p>
      <text:p text:style-name="P51"><text:span text:style-name="T3"><text:s text:c="4"/>temp.avg = </text:span><text:span text:style-name="T8">static_cast</text:span><text:span text:style-name="T3">&lt;</text:span><text:span text:style-name="T8">float</text:span><text:span text:style-name="T3">&gt;(total)/</text:span><text:span text:style-name="T8">static_cast</text:span><text:span text:style-name="T3">&lt;</text:span><text:span text:style-name="T8">float</text:span><text:span text:style-name="T3">&gt;(n);</text:span></text:p>
      <text:p text:style-name="P51"><text:span text:style-name="T3"><text:s text:c="4"/></text:span><text:span text:style-name="T1">//median</text:span></text:p>
      <text:p text:style-name="P51"><text:span text:style-name="T3"><text:s text:c="4"/></text:span><text:span text:style-name="T8">if</text:span><text:span text:style-name="T3"> ((n % 2) != 0) {</text:span></text:p>
      <text:p text:style-name="P21"><text:s text:c="8"/>temp.median = b[((n - 1) / 2)];</text:p>
      <text:p text:style-name="P21"><text:s text:c="4"/>}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 ((n % 2) == 0) {</text:span></text:p>
      <text:p text:style-name="P51"><text:span text:style-name="T3"><text:s text:c="8"/>temp.median = (</text:span><text:span text:style-name="T8">static_cast</text:span><text:span text:style-name="T3">&lt;</text:span><text:span text:style-name="T8">float</text:span><text:span text:style-name="T3">&gt;(b[(n/2) - 1]) + </text:span><text:span text:style-name="T8">static_cast</text:span><text:span text:style-name="T3">&lt;</text:span><text:span text:style-name="T8">float</text:span><text:span text:style-name="T3">&gt;(b[(n / 2)]))/2.0;</text:span></text:p>
      <text:p text:style-name="P21"><text:s text:c="4"/>}</text:p>
      <text:p text:style-name="P51"><text:span text:style-name="T3"><text:s text:c="4"/></text:span><text:span text:style-name="T1">//Clean up and return</text:span></text:p>
      <text:p text:style-name="P51"><text:span text:style-name="T3"><text:s text:c="4"/></text:span><text:span text:style-name="T8">delete</text:span><text:span text:style-name="T3"> []b;</text:span></text:p>
      <text:p text:style-name="P21"><text:s text:c="4"/>ThrowResults *pointer = &amp;temp;</text:p>
      <text:p text:style-name="P51"><text:span text:style-name="T3"><text:s text:c="4"/></text:span><text:span text:style-name="T8">return</text:span><text:span text:style-name="T3"> pointer;</text:span></text:p>
      <text:p text:style-name="P21">}</text:p>
      <text:p text:style-name="P51"><text:span text:style-name="T8">void</text:span><text:span text:style-name="T3"> printStat(ThrowResults throwResults) {</text:span></text:p>
      <text:p text:style-name="P51"><text:span text:style-name="T3"><text:s text:c="4"/>cout &lt;&lt; </text:span><text:span text:style-name="T7">"Average: "</text:span><text:span text:style-name="T3"> &lt;&lt; throwResults.avg &lt;&lt; endl;</text:span></text:p>
      <text:p text:style-name="P51"><text:span text:style-name="T3"><text:s text:c="4"/>cout &lt;&lt; </text:span><text:span text:style-name="T7">"Median: "</text:span><text:span text:style-name="T3"> &lt;&lt; throwResults.median &lt;&lt; endl;</text:span></text:p>
      <text:p text:style-name="P51"><text:span text:style-name="T3"><text:s text:c="4"/>cout &lt;&lt; </text:span><text:span text:style-name="T7">"Number of Modes: "</text:span><text:span text:style-name="T3"> &lt;&lt; throwResults.nModes &lt;&lt; endl;</text:span></text:p>
      <text:p text:style-name="P51"><text:span text:style-name="T3"><text:s text:c="4"/>cout &lt;&lt; </text:span><text:span text:style-name="T7">"Maximum Frequency: "</text:span><text:span text:style-name="T3"> &lt;&lt; throwResults.maxFreq &lt;&lt; endl;</text:span></text:p>
      <text:p text:style-name="P51"><text:span text:style-name="T3"><text:s text:c="4"/></text:span><text:span text:style-name="T8">for</text:span><text:span text:style-name="T3"> (</text:span><text:span text:style-name="T8">int</text:span><text:span text:style-name="T3"> i = 0; i &lt; throwResults.nModes; i++){</text:span></text:p>
      <text:p text:style-name="P51"><text:span text:style-name="T3"><text:s text:c="5"/>cout &lt;&lt; </text:span><text:span text:style-name="T7">"Mode: "</text:span><text:span text:style-name="T3"> &lt;&lt; throwResults.mode[i] &lt;&lt; </text:span><text:span text:style-name="T7">" "</text:span><text:span text:style-name="T3">;</text:span></text:p>
      <text:p text:style-name="P21"><text:s text:c="4"/>}</text:p>
      <text:p text:style-name="P21"><text:s text:c="4"/>cout &lt;&lt; endl;</text:p>
      <text:p text:style-name="P63">}</text:p>
      <text:p text:style-name="P63"/>
      <text:p text:style-name="P64">HowToPlay.txt, receipt.txt , test.txt → Are the same as Project1.</text:p>
      <text:p text:style-name="P64"/>
      <text:p text:style-name="P62">/* </text:p>
      <text:p text:style-name="P1"><text:s/>* File: <text:s text:c="2"/>main.cpp</text:p>
      <text:p text:style-name="P1"><text:s/>* Author: Abdul-Hakim</text:p>
      <text:p text:style-name="P1"><text:s/>* Purpose: Project Two </text:p>
      <text:p text:style-name="P1"><text:s/>* PIG DICE GAME</text:p>
      <text:p text:style-name="P1"><text:s/>* 3rd Edition</text:p>
      <text:p text:style-name="P1"><text:s/>* Created on October 14, 2015, 1:09 PM</text:p>
      <text:p text:style-name="P1"><text:s/>*/</text:p>
      <text:p text:style-name="P51"><text:span text:style-name="T2">#include</text:span><text:span text:style-name="T3"> </text:span><text:span text:style-name="T7">"Dice.h"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ctime&gt;</text:span></text:p>
      <text:p text:style-name="P51"><text:span text:style-name="T2">#include</text:span><text:span text:style-name="T3"> </text:span><text:span text:style-name="T7">&lt;fstream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51"><text:span text:style-name="T8">void</text:span><text:span text:style-name="T3"> Dice::rolling() {</text:span></text:p>
      <text:p text:style-name="P21"><text:soft-page-break/><text:s text:c="4"/>time_t t1, t2;</text:p>
      <text:p text:style-name="P51"><text:span text:style-name="T3"><text:s text:c="4"/>cout &lt;&lt; endl &lt;&lt; </text:span><text:span text:style-name="T7">"rolling."</text:span><text:span text:style-name="T3"> &lt;&lt; flush;</text:span></text:p>
      <text:p text:style-name="P51"><text:span text:style-name="T3"><text:s text:c="4"/></text:span><text:span text:style-name="T8">for</text:span><text:span text:style-name="T3"> (</text:span><text:span text:style-name="T8">int</text:span><text:span text:style-name="T3"> x = 0; x &lt; 3; x++) {</text:span></text:p>
      <text:p text:style-name="P21"><text:s text:c="8"/>t1 = time(0);</text:p>
      <text:p text:style-name="P51"><text:span text:style-name="T3"><text:s text:c="8"/></text:span><text:span text:style-name="T8">do</text:span><text:span text:style-name="T3"> {</text:span></text:p>
      <text:p text:style-name="P21"><text:s text:c="12"/>t2 = time(0);</text:p>
      <text:p text:style-name="P51"><text:span text:style-name="T3"><text:s text:c="8"/>} </text:span><text:span text:style-name="T8">while</text:span><text:span text:style-name="T3"> (difftime (t2, t1) &lt; 1);</text:span></text:p>
      <text:p text:style-name="P51"><text:span text:style-name="T3"><text:s text:c="8"/>cout &lt;&lt; </text:span><text:span text:style-name="T7">"."</text:span><text:span text:style-name="T3"> &lt;&lt; flush;</text:span></text:p>
      <text:p text:style-name="P21"><text:s text:c="4"/>}</text:p>
      <text:p text:style-name="P21">}</text:p>
      <text:p text:style-name="P51"><text:span text:style-name="T8">void</text:span><text:span text:style-name="T3"> Dice::holding() {</text:span></text:p>
      <text:p text:style-name="P21"><text:s text:c="4"/>time_t t1, t2;</text:p>
      <text:p text:style-name="P51"><text:span text:style-name="T3"><text:s text:c="4"/>cout &lt;&lt; endl &lt;&lt; </text:span><text:span text:style-name="T7">"holding."</text:span><text:span text:style-name="T3"> &lt;&lt; flush;</text:span></text:p>
      <text:p text:style-name="P51"><text:span text:style-name="T3"><text:s text:c="4"/></text:span><text:span text:style-name="T8">for</text:span><text:span text:style-name="T3"> (</text:span><text:span text:style-name="T8">int</text:span><text:span text:style-name="T3"> x = 0; x &lt; 3; x++) {</text:span></text:p>
      <text:p text:style-name="P21"><text:s text:c="8"/>t1 = time(0);</text:p>
      <text:p text:style-name="P51"><text:span text:style-name="T3"><text:s text:c="8"/></text:span><text:span text:style-name="T8">do</text:span><text:span text:style-name="T3"> {</text:span></text:p>
      <text:p text:style-name="P21"><text:s text:c="12"/>t2 = time(0);</text:p>
      <text:p text:style-name="P51"><text:span text:style-name="T3"><text:s text:c="8"/>} </text:span><text:span text:style-name="T8">while</text:span><text:span text:style-name="T3"> (difftime (t2, t1) &lt; 1);</text:span></text:p>
      <text:p text:style-name="P51"><text:span text:style-name="T3"><text:s text:c="8"/>cout &lt;&lt; </text:span><text:span text:style-name="T7">"."</text:span><text:span text:style-name="T3"> &lt;&lt; flush;</text:span></text:p>
      <text:p text:style-name="P21"><text:s text:c="4"/>}</text:p>
      <text:p text:style-name="P21">}</text:p>
      <text:p text:style-name="P51"><text:span text:style-name="T8">void</text:span><text:span text:style-name="T3"> FancyDice::face1() {</text:span></text:p>
      <text:p text:style-name="P51"><text:span text:style-name="T3"><text:s text:c="4"/>cout &lt;&lt; </text:span><text:span text:style-name="T7">" <text:s text:c="19"/>------- "</text:span><text:span text:style-name="T3"> &lt;&lt;endl;</text:span></text:p>
      <text:p text:style-name="P51"><text:span text:style-name="T3"><text:s text:c="4"/>cout &lt;&lt; </text:span><text:span text:style-name="T7">" <text:s text:c="18"/>| <text:s text:c="6"/>|"</text:span><text:span text:style-name="T3"> &lt;&lt;endl;</text:span></text:p>
      <text:p text:style-name="P51"><text:span text:style-name="T3"><text:s text:c="4"/>cout &lt;&lt; </text:span><text:span text:style-name="T7">" <text:s text:c="18"/>| <text:s text:c="2"/>@ <text:s text:c="2"/>|"</text:span><text:span text:style-name="T3"> &lt;&lt;endl;</text:span></text:p>
      <text:p text:style-name="P51"><text:span text:style-name="T3"><text:s text:c="4"/>cout &lt;&lt; </text:span><text:span text:style-name="T7">" <text:s text:c="18"/>| <text:s text:c="6"/>|"</text:span><text:span text:style-name="T3"> &lt;&lt;endl;</text:span></text:p>
      <text:p text:style-name="P51"><text:span text:style-name="T3"><text:s text:c="4"/>cout &lt;&lt; </text:span><text:span text:style-name="T7">" <text:s text:c="19"/>------- "</text:span><text:span text:style-name="T3"> &lt;&lt;endl &lt;&lt; endl;</text:span></text:p>
      <text:p text:style-name="P51"><text:span text:style-name="T3"><text:s text:c="4"/>cout &lt;&lt; string( 20, </text:span><text:span text:style-name="T7">'\n'</text:span><text:span text:style-name="T3"> );</text:span></text:p>
      <text:p text:style-name="P21">}</text:p>
      <text:p text:style-name="P51"><text:span text:style-name="T8">void</text:span><text:span text:style-name="T3"> FancyDice::face2() {</text:span></text:p>
      <text:p text:style-name="P51"><text:span text:style-name="T3"><text:s text:c="4"/>cout &lt;&lt; </text:span><text:span text:style-name="T7">" <text:s text:c="19"/>------- "</text:span><text:span text:style-name="T3"> &lt;&lt;endl;</text:span></text:p>
      <text:p text:style-name="P51"><text:span text:style-name="T3"><text:s text:c="4"/>cout &lt;&lt; </text:span><text:span text:style-name="T7">" <text:s text:c="18"/>| <text:s text:c="6"/>|"</text:span><text:span text:style-name="T3"> &lt;&lt;endl;</text:span></text:p>
      <text:p text:style-name="P51"><text:span text:style-name="T3"><text:s text:c="4"/>cout &lt;&lt; </text:span><text:span text:style-name="T7">" <text:s text:c="18"/>| @ <text:s text:c="2"/>@ |"</text:span><text:span text:style-name="T3"> &lt;&lt;endl;</text:span></text:p>
      <text:p text:style-name="P51"><text:span text:style-name="T3"><text:s text:c="4"/>cout &lt;&lt; </text:span><text:span text:style-name="T7">" <text:s text:c="18"/>| <text:s text:c="6"/>|"</text:span><text:span text:style-name="T3"> &lt;&lt;endl;</text:span></text:p>
      <text:p text:style-name="P51"><text:span text:style-name="T3"><text:s text:c="4"/>cout &lt;&lt; </text:span><text:span text:style-name="T7">" <text:s text:c="19"/>------- "</text:span><text:span text:style-name="T3"> &lt;&lt;endl &lt;&lt; endl;</text:span></text:p>
      <text:p text:style-name="P51"><text:span text:style-name="T3"><text:s text:c="4"/>cout &lt;&lt; string( 20, </text:span><text:span text:style-name="T7">'\n'</text:span><text:span text:style-name="T3"> );</text:span></text:p>
      <text:p text:style-name="P21">}</text:p>
      <text:p text:style-name="P51"><text:span text:style-name="T8">void</text:span><text:span text:style-name="T3"> FancyDice::face3() {</text:span></text:p>
      <text:p text:style-name="P51"><text:span text:style-name="T3"><text:s text:c="4"/>cout &lt;&lt; </text:span><text:span text:style-name="T7">" <text:s text:c="19"/>------- "</text:span><text:span text:style-name="T3"> &lt;&lt;endl;</text:span></text:p>
      <text:p text:style-name="P51"><text:span text:style-name="T3"><text:s text:c="4"/>cout &lt;&lt; </text:span><text:span text:style-name="T7">" <text:s text:c="18"/>| <text:s text:c="4"/>@ |"</text:span><text:span text:style-name="T3"> &lt;&lt;endl;</text:span></text:p>
      <text:p text:style-name="P51"><text:span text:style-name="T3"><text:s text:c="4"/>cout &lt;&lt; </text:span><text:span text:style-name="T7">" <text:s text:c="18"/>| <text:s text:c="2"/>@ <text:s text:c="2"/>|"</text:span><text:span text:style-name="T3"> &lt;&lt;endl;</text:span></text:p>
      <text:p text:style-name="P51"><text:span text:style-name="T3"><text:s text:c="4"/>cout &lt;&lt; </text:span><text:span text:style-name="T7">" <text:s text:c="18"/>| @ <text:s text:c="4"/>|"</text:span><text:span text:style-name="T3"> &lt;&lt;endl;</text:span></text:p>
      <text:p text:style-name="P51"><text:span text:style-name="T3"><text:s text:c="4"/>cout &lt;&lt; </text:span><text:span text:style-name="T7">" <text:s text:c="19"/>------- "</text:span><text:span text:style-name="T3"> &lt;&lt;endl &lt;&lt; endl;</text:span></text:p>
      <text:p text:style-name="P51"><text:span text:style-name="T3"><text:s text:c="4"/>cout &lt;&lt; string( 20, </text:span><text:span text:style-name="T7">'\n'</text:span><text:span text:style-name="T3"> );</text:span></text:p>
      <text:p text:style-name="P21">}</text:p>
      <text:p text:style-name="P51"><text:span text:style-name="T8">void</text:span><text:span text:style-name="T3"> FancyDice::face4() {</text:span></text:p>
      <text:p text:style-name="P51"><text:span text:style-name="T3"><text:s text:c="4"/>cout &lt;&lt; </text:span><text:span text:style-name="T7">" <text:s text:c="19"/>------- "</text:span><text:span text:style-name="T3"> &lt;&lt;endl;</text:span></text:p>
      <text:p text:style-name="P51"><text:span text:style-name="T3"><text:s text:c="4"/>cout &lt;&lt; </text:span><text:span text:style-name="T7">" <text:s text:c="18"/>| @ <text:s text:c="2"/>@ |"</text:span><text:span text:style-name="T3"> &lt;&lt;endl;</text:span></text:p>
      <text:p text:style-name="P51"><text:span text:style-name="T3"><text:s text:c="4"/>cout &lt;&lt; </text:span><text:span text:style-name="T7">" <text:s text:c="18"/>| <text:s text:c="6"/>|"</text:span><text:span text:style-name="T3"> &lt;&lt;endl;</text:span></text:p>
      <text:p text:style-name="P51"><text:span text:style-name="T3"><text:s text:c="4"/>cout &lt;&lt; </text:span><text:span text:style-name="T7">" <text:s text:c="18"/>| @ <text:s text:c="2"/>@ |"</text:span><text:span text:style-name="T3"> &lt;&lt;endl;</text:span></text:p>
      <text:p text:style-name="P51"><text:span text:style-name="T3"><text:s text:c="4"/>cout &lt;&lt; </text:span><text:span text:style-name="T7">" <text:s text:c="19"/>------- "</text:span><text:span text:style-name="T3"> &lt;&lt;endl &lt;&lt; endl;</text:span></text:p>
      <text:p text:style-name="P51"><text:span text:style-name="T3"><text:s text:c="4"/>cout &lt;&lt; string( 20, </text:span><text:span text:style-name="T7">'\n'</text:span><text:span text:style-name="T3"> );</text:span></text:p>
      <text:p text:style-name="P21">}</text:p>
      <text:p text:style-name="P51"><text:span text:style-name="T8">void</text:span><text:span text:style-name="T3"> FancyDice::face5() {</text:span></text:p>
      <text:p text:style-name="P51"><text:span text:style-name="T3"><text:s text:c="4"/>cout &lt;&lt; </text:span><text:span text:style-name="T7">" <text:s text:c="19"/>------- "</text:span><text:span text:style-name="T3"> &lt;&lt;endl;</text:span></text:p>
      <text:p text:style-name="P51"><text:span text:style-name="T3"><text:s text:c="4"/>cout &lt;&lt; </text:span><text:span text:style-name="T7">" <text:s text:c="18"/>| @ <text:s text:c="2"/>@ |"</text:span><text:span text:style-name="T3"> &lt;&lt;endl;</text:span></text:p>
      <text:p text:style-name="P51"><text:span text:style-name="T3"><text:s text:c="4"/>cout &lt;&lt; </text:span><text:span text:style-name="T7">" <text:s text:c="18"/>| <text:s text:c="2"/>@ <text:s text:c="2"/>|"</text:span><text:span text:style-name="T3"> &lt;&lt;endl;</text:span></text:p>
      <text:p text:style-name="P51"><text:span text:style-name="T3"><text:s text:c="4"/>cout &lt;&lt; </text:span><text:span text:style-name="T7">" <text:s text:c="18"/>| @ <text:s text:c="2"/>@ |"</text:span><text:span text:style-name="T3"> &lt;&lt;endl;</text:span></text:p>
      <text:p text:style-name="P51"><text:span text:style-name="T3"><text:s text:c="4"/>cout &lt;&lt; </text:span><text:span text:style-name="T7">" <text:s text:c="19"/>------- "</text:span><text:span text:style-name="T3"> &lt;&lt;endl &lt;&lt; endl;</text:span></text:p>
      <text:p text:style-name="P51"><text:soft-page-break/><text:span text:style-name="T3"><text:s text:c="4"/>cout &lt;&lt; string( 20, </text:span><text:span text:style-name="T7">'\n'</text:span><text:span text:style-name="T3"> );</text:span></text:p>
      <text:p text:style-name="P21">}</text:p>
      <text:p text:style-name="P51"><text:span text:style-name="T8">void</text:span><text:span text:style-name="T3"> FancyDice::face6() {</text:span></text:p>
      <text:p text:style-name="P51"><text:span text:style-name="T3"><text:s text:c="4"/>cout &lt;&lt; </text:span><text:span text:style-name="T7">" <text:s text:c="19"/>------- "</text:span><text:span text:style-name="T3"> &lt;&lt;endl;</text:span></text:p>
      <text:p text:style-name="P51"><text:span text:style-name="T3"><text:s text:c="4"/>cout &lt;&lt; </text:span><text:span text:style-name="T7">" <text:s text:c="18"/>| @ <text:s text:c="2"/>@ |"</text:span><text:span text:style-name="T3"> &lt;&lt;endl;</text:span></text:p>
      <text:p text:style-name="P51"><text:span text:style-name="T3"><text:s text:c="4"/>cout &lt;&lt; </text:span><text:span text:style-name="T7">" <text:s text:c="18"/>| @ <text:s text:c="2"/>@ |"</text:span><text:span text:style-name="T3"> &lt;&lt;endl;</text:span></text:p>
      <text:p text:style-name="P51"><text:span text:style-name="T3"><text:s text:c="4"/>cout &lt;&lt; </text:span><text:span text:style-name="T7">" <text:s text:c="18"/>| @ <text:s text:c="2"/>@ |"</text:span><text:span text:style-name="T3"> &lt;&lt;endl;</text:span></text:p>
      <text:p text:style-name="P51"><text:span text:style-name="T3"><text:s text:c="4"/>cout &lt;&lt; </text:span><text:span text:style-name="T7">" <text:s text:c="19"/>------- "</text:span><text:span text:style-name="T3"> &lt;&lt;endl &lt;&lt; endl;</text:span></text:p>
      <text:p text:style-name="P51"><text:span text:style-name="T3"><text:s text:c="4"/>cout &lt;&lt; string( 20, </text:span><text:span text:style-name="T7">'\n'</text:span><text:span text:style-name="T3"> );</text:span></text:p>
      <text:p text:style-name="P21">}</text:p>
      <text:p text:style-name="P64"/>
      <text:p text:style-name="P62">/* </text:p>
      <text:p text:style-name="P1"><text:s/>* File: <text:s text:c="2"/>Dice.h</text:p>
      <text:p text:style-name="P1"><text:s/>* Author: Abdul-Hakim</text:p>
      <text:p text:style-name="P1"><text:s/>* Created on October 16, 2015, 10:51 AM</text:p>
      <text:p text:style-name="P1"><text:s/>*/</text:p>
      <text:p text:style-name="P21"/>
      <text:p text:style-name="P51"><text:span text:style-name="T2">#ifndef</text:span><text:span text:style-name="T3"> DICE_H</text:span></text:p>
      <text:p text:style-name="P51"><text:span text:style-name="T2">#define</text:span><text:span text:style-name="T3"><text:tab/>DICE_H</text:span></text:p>
      <text:p text:style-name="P51"><text:span text:style-name="T8">class</text:span><text:span text:style-name="T3"> Dice {</text:span></text:p>
      <text:p text:style-name="P51"><text:span text:style-name="T8">public</text:span><text:span text:style-name="T3">:</text:span></text:p>
      <text:p text:style-name="P51"><text:span text:style-name="T3"><text:s text:c="4"/></text:span><text:span text:style-name="T8">void</text:span><text:span text:style-name="T3"> rolling();</text:span></text:p>
      <text:p text:style-name="P51"><text:span text:style-name="T3"><text:s text:c="4"/></text:span><text:span text:style-name="T8">void</text:span><text:span text:style-name="T3"> holding();</text:span></text:p>
      <text:p text:style-name="P21">};</text:p>
      <text:p text:style-name="P51"><text:span text:style-name="T8">class</text:span><text:span text:style-name="T3"> FancyDice: </text:span><text:span text:style-name="T8">public</text:span><text:span text:style-name="T3"> Dice{</text:span></text:p>
      <text:p text:style-name="P51"><text:span text:style-name="T8">public</text:span><text:span text:style-name="T3">:</text:span></text:p>
      <text:p text:style-name="P51"><text:span text:style-name="T3"><text:s text:c="4"/></text:span><text:span text:style-name="T8">void</text:span><text:span text:style-name="T3"> face1();</text:span></text:p>
      <text:p text:style-name="P51"><text:span text:style-name="T3"><text:s text:c="4"/></text:span><text:span text:style-name="T8">void</text:span><text:span text:style-name="T3"> face2();</text:span></text:p>
      <text:p text:style-name="P51"><text:span text:style-name="T3"><text:s text:c="4"/></text:span><text:span text:style-name="T8">void</text:span><text:span text:style-name="T3"> face3();</text:span></text:p>
      <text:p text:style-name="P51"><text:span text:style-name="T3"><text:s text:c="4"/></text:span><text:span text:style-name="T8">void</text:span><text:span text:style-name="T3"> face4();</text:span></text:p>
      <text:p text:style-name="P51"><text:span text:style-name="T3"><text:s text:c="4"/></text:span><text:span text:style-name="T8">void</text:span><text:span text:style-name="T3"> face5();</text:span></text:p>
      <text:p text:style-name="P51"><text:span text:style-name="T3"><text:s text:c="4"/></text:span><text:span text:style-name="T8">void</text:span><text:span text:style-name="T3"> face6();</text:span></text:p>
      <text:p text:style-name="P21">};</text:p>
      <text:p text:style-name="P21"/>
      <text:p text:style-name="P51"><text:span text:style-name="T2">#endif</text:span><text:span text:style-name="T3"><text:tab/></text:span><text:span text:style-name="T1">/* DICE_H */</text:span></text:p>
      <text:p text:style-name="P21"/>
      <text:p text:style-name="P1">/* </text:p>
      <text:p text:style-name="P1"><text:s/>* File: <text:s text:c="2"/>main.cpp</text:p>
      <text:p text:style-name="P1"><text:s/>* Author: Abdul-Hakim</text:p>
      <text:p text:style-name="P1"><text:s/>* Purpose: Project Two </text:p>
      <text:p text:style-name="P1"><text:s/>* PIG DICE GAME</text:p>
      <text:p text:style-name="P1"><text:s/>* 3rd Edition</text:p>
      <text:p text:style-name="P1"><text:s/>* Created on October 14, 2015, 1:09 PM</text:p>
      <text:p text:style-name="P1"><text:s/>*/</text:p>
      <text:p text:style-name="P51"><text:span text:style-name="T2">#include</text:span><text:span text:style-name="T3"> </text:span><text:span text:style-name="T7">"Score.h"</text:span>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cstdlib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51"><text:span text:style-name="T8">void</text:span><text:span text:style-name="T3"> Score::scoreBoard(</text:span><text:span text:style-name="T8">int</text:span><text:span text:style-name="T3"> ps, </text:span><text:span text:style-name="T8">int</text:span><text:span text:style-name="T3"> os) {</text:span></text:p>
      <text:p text:style-name="P21"><text:s text:c="4"/>potentialScore = ps;</text:p>
      <text:p text:style-name="P21"><text:s text:c="4"/>overallScore = os;</text:p>
      <text:p text:style-name="P51"><text:span text:style-name="T3"><text:s text:c="4"/>cout &lt;&lt; string( 32, </text:span><text:span text:style-name="T7">'\n'</text:span><text:span text:style-name="T3"> );</text:span></text:p>
      <text:p text:style-name="P51"><text:span text:style-name="T3"><text:s text:c="4"/>cout &lt;&lt; </text:span><text:span text:style-name="T7">" <text:s text:c="19"/>|User|"</text:span><text:span text:style-name="T3"> &lt;&lt; endl &lt;&lt; endl;</text:span></text:p>
      <text:p text:style-name="P51"><text:span text:style-name="T3"><text:s text:c="4"/>cout &lt;&lt; </text:span><text:span text:style-name="T7">"Turn Total: "</text:span><text:span text:style-name="T3"> &lt;&lt; potentialScore &lt;&lt; </text:span><text:span text:style-name="T7">" Score: "</text:span><text:span text:style-name="T3"> &lt;&lt; overallScore &lt;&lt; endl;</text:span></text:p>
      <text:p text:style-name="P51"><text:span text:style-name="T3"><text:s text:c="4"/>cout &lt;&lt; string( 26, </text:span><text:span text:style-name="T7">'\n'</text:span><text:span text:style-name="T3"> );</text:span></text:p>
      <text:p text:style-name="P21">}</text:p>
      <text:p text:style-name="P51"><text:span text:style-name="T8">void</text:span><text:span text:style-name="T3"> Score::compScoreBoard(</text:span><text:span text:style-name="T8">int</text:span><text:span text:style-name="T3"> ps, </text:span><text:span text:style-name="T8">int</text:span><text:span text:style-name="T3"> cos) {</text:span></text:p>
      <text:p text:style-name="P21"><text:s text:c="4"/>potentialScore = ps;</text:p>
      <text:p text:style-name="P21"><text:soft-page-break/><text:s text:c="4"/>compOverallScore = cos;</text:p>
      <text:p text:style-name="P51"><text:span text:style-name="T3"><text:s text:c="4"/>cout &lt;&lt; string( 32, </text:span><text:span text:style-name="T7">'\n'</text:span><text:span text:style-name="T3"> );</text:span></text:p>
      <text:p text:style-name="P51"><text:span text:style-name="T3"><text:s text:c="4"/>cout &lt;&lt; </text:span><text:span text:style-name="T7">" <text:s text:c="17"/>|Computer|"</text:span><text:span text:style-name="T3"> &lt;&lt; endl &lt;&lt; endl;</text:span></text:p>
      <text:p text:style-name="P51"><text:span text:style-name="T3"><text:s text:c="4"/>cout &lt;&lt; </text:span><text:span text:style-name="T7">"Turn Total: "</text:span><text:span text:style-name="T3"> &lt;&lt; potentialScore &lt;&lt; </text:span><text:span text:style-name="T7">" Score: "</text:span><text:span text:style-name="T3"> &lt;&lt; compOverallScore &lt;&lt; endl;</text:span></text:p>
      <text:p text:style-name="P51"><text:span text:style-name="T3"><text:s text:c="4"/>cout &lt;&lt; string( 26, </text:span><text:span text:style-name="T7">'\n'</text:span><text:span text:style-name="T3"> );</text:span></text:p>
      <text:p text:style-name="P21">}</text:p>
      <text:p text:style-name="P51"><text:span text:style-name="T8">void</text:span><text:span text:style-name="T3"> Score::clearScreen(</text:span><text:span text:style-name="T8">int</text:span><text:span text:style-name="T3"> ps, </text:span><text:span text:style-name="T8">int</text:span><text:span text:style-name="T3"> ds, </text:span><text:span text:style-name="T8">int</text:span><text:span text:style-name="T3"> os) {</text:span></text:p>
      <text:p text:style-name="P21"><text:s text:c="4"/>potentialScore = ps;</text:p>
      <text:p text:style-name="P21"><text:s text:c="4"/>diceScore = ds;</text:p>
      <text:p text:style-name="P21"><text:s text:c="4"/>overallScore = os;</text:p>
      <text:p text:style-name="P51"><text:span text:style-name="T3"><text:s text:c="4"/>cout &lt;&lt; string( 15, </text:span><text:span text:style-name="T7">'\n'</text:span><text:span text:style-name="T3"> );</text:span></text:p>
      <text:p text:style-name="P51"><text:span text:style-name="T3"><text:s text:c="4"/>cout &lt;&lt; </text:span><text:span text:style-name="T7">" <text:s text:c="19"/>|User|"</text:span><text:span text:style-name="T3"> &lt;&lt; endl &lt;&lt; endl;</text:span></text:p>
      <text:p text:style-name="P51"><text:span text:style-name="T3"><text:s text:c="4"/>cout &lt;&lt; </text:span><text:span text:style-name="T7">"Turn Total: "</text:span><text:span text:style-name="T3"> &lt;&lt; potentialScore + diceScore &lt;&lt; </text:span><text:span text:style-name="T7">" Score: "</text:span><text:span text:style-name="T3"> &lt;&lt; overallScore &lt;&lt; endl;</text:span></text:p>
      <text:p text:style-name="P21">}</text:p>
      <text:p text:style-name="P51"><text:span text:style-name="T8">void</text:span><text:span text:style-name="T3"> Score::compClearScreen(</text:span><text:span text:style-name="T8">int</text:span><text:span text:style-name="T3"> ps, </text:span><text:span text:style-name="T8">int</text:span><text:span text:style-name="T3"> ds, </text:span><text:span text:style-name="T8">int</text:span><text:span text:style-name="T3"> cos) {</text:span></text:p>
      <text:p text:style-name="P21"><text:s text:c="4"/>potentialScore = ps;</text:p>
      <text:p text:style-name="P21"><text:s text:c="4"/>diceScore = ds;</text:p>
      <text:p text:style-name="P21"><text:s text:c="4"/>compOverallScore = cos;</text:p>
      <text:p text:style-name="P51"><text:span text:style-name="T3"><text:s text:c="4"/>cout &lt;&lt; string( 15, </text:span><text:span text:style-name="T7">'\n'</text:span><text:span text:style-name="T3"> );</text:span></text:p>
      <text:p text:style-name="P51"><text:span text:style-name="T3"><text:s text:c="4"/>cout &lt;&lt; </text:span><text:span text:style-name="T7">" <text:s text:c="17"/>|Computer|"</text:span><text:span text:style-name="T3"> &lt;&lt; endl &lt;&lt; endl;</text:span></text:p>
      <text:p text:style-name="P51"><text:span text:style-name="T3"><text:s text:c="4"/>cout &lt;&lt; </text:span><text:span text:style-name="T7">"Turn Total: "</text:span><text:span text:style-name="T3"> &lt;&lt; potentialScore + diceScore &lt;&lt; </text:span><text:span text:style-name="T7">" Score: "</text:span><text:span text:style-name="T3"> &lt;&lt; compOverallScore &lt;&lt; endl;</text:span></text:p>
      <text:p text:style-name="P21">}</text:p>
      <text:p text:style-name="P21"/>
      <text:p text:style-name="P1">/* </text:p>
      <text:p text:style-name="P1"><text:s/>* File: <text:s text:c="2"/>Score.h</text:p>
      <text:p text:style-name="P1"><text:s/>* Author: Abdul-Hakim</text:p>
      <text:p text:style-name="P1"><text:s/>* Created on October 16, 2015, 10:53 AM</text:p>
      <text:p text:style-name="P1"><text:s/>*/</text:p>
      <text:p text:style-name="P21"/>
      <text:p text:style-name="P51"><text:span text:style-name="T2">#ifndef</text:span><text:span text:style-name="T3"> SCORE_H</text:span></text:p>
      <text:p text:style-name="P51"><text:span text:style-name="T2">#define</text:span><text:span text:style-name="T3"><text:tab/>SCORE_H</text:span></text:p>
      <text:p text:style-name="P51"><text:span text:style-name="T8">class</text:span><text:span text:style-name="T3"> VirtualScore {</text:span></text:p>
      <text:p text:style-name="P51"><text:span text:style-name="T3"><text:s text:c="4"/></text:span><text:span text:style-name="T8">virtual</text:span><text:span text:style-name="T3"> </text:span><text:span text:style-name="T8">void</text:span><text:span text:style-name="T3"> scoreBoard(</text:span><text:span text:style-name="T8">int</text:span><text:span text:style-name="T3"> potentialScore, </text:span><text:span text:style-name="T8">int</text:span><text:span text:style-name="T3"> overAllScore) = 0;</text:span></text:p>
      <text:p text:style-name="P51"><text:span text:style-name="T3"><text:s text:c="4"/></text:span><text:span text:style-name="T8">virtual</text:span><text:span text:style-name="T3"> </text:span><text:span text:style-name="T8">void</text:span><text:span text:style-name="T3"> compScoreBoard(</text:span><text:span text:style-name="T8">int</text:span><text:span text:style-name="T3"> potenitalScore, </text:span><text:span text:style-name="T8">int</text:span><text:span text:style-name="T3"> compOverallScore) = 0;</text:span></text:p>
      <text:p text:style-name="P51"><text:span text:style-name="T3"><text:s text:c="4"/></text:span><text:span text:style-name="T8">virtual</text:span><text:span text:style-name="T3"> </text:span><text:span text:style-name="T8">void</text:span><text:span text:style-name="T3"> clearScreen(</text:span><text:span text:style-name="T8">int</text:span><text:span text:style-name="T3"> potenitalScore, </text:span><text:span text:style-name="T8">int</text:span><text:span text:style-name="T3"> diceScore, </text:span><text:span text:style-name="T8">int</text:span><text:span text:style-name="T3"> overAllScore) = 0;</text:span></text:p>
      <text:p text:style-name="P51"><text:span text:style-name="T3"><text:s text:c="4"/></text:span><text:span text:style-name="T8">virtual</text:span><text:span text:style-name="T3"> </text:span><text:span text:style-name="T8">void</text:span><text:span text:style-name="T3"> compClearScreen(</text:span><text:span text:style-name="T8">int</text:span><text:span text:style-name="T3"> potentialScore, </text:span><text:span text:style-name="T8">int</text:span><text:span text:style-name="T3"> diceScore, </text:span><text:span text:style-name="T8">int</text:span><text:span text:style-name="T3"> compOverallScore) = 0;</text:span></text:p>
      <text:p text:style-name="P21">};</text:p>
      <text:p text:style-name="P51"><text:span text:style-name="T8">class</text:span><text:span text:style-name="T3"> Score : </text:span><text:span text:style-name="T8">public</text:span><text:span text:style-name="T3"> VirtualScore {</text:span></text:p>
      <text:p text:style-name="P51"><text:span text:style-name="T8">private</text:span><text:span text:style-name="T3">:</text:span></text:p>
      <text:p text:style-name="P51"><text:span text:style-name="T3"><text:s text:c="4"/></text:span><text:span text:style-name="T8">int</text:span><text:span text:style-name="T3"> potentialScore;</text:span></text:p>
      <text:p text:style-name="P51"><text:span text:style-name="T3"><text:s text:c="4"/></text:span><text:span text:style-name="T8">int</text:span><text:span text:style-name="T3"> overallScore;</text:span></text:p>
      <text:p text:style-name="P51"><text:span text:style-name="T3"><text:s text:c="4"/></text:span><text:span text:style-name="T8">int</text:span><text:span text:style-name="T3"> diceScore;</text:span></text:p>
      <text:p text:style-name="P51"><text:span text:style-name="T3"><text:s text:c="4"/></text:span><text:span text:style-name="T8">int</text:span><text:span text:style-name="T3"> compOverallScore;</text:span></text:p>
      <text:p text:style-name="P51"><text:span text:style-name="T8">public</text:span><text:span text:style-name="T3">:</text:span></text:p>
      <text:p text:style-name="P51"><text:span text:style-name="T3"><text:s text:c="4"/></text:span><text:span text:style-name="T8">void</text:span><text:span text:style-name="T3"> scoreBoard(</text:span><text:span text:style-name="T8">int</text:span><text:span text:style-name="T3"> potentialScore, </text:span><text:span text:style-name="T8">int</text:span><text:span text:style-name="T3"> overAllScore);</text:span></text:p>
      <text:p text:style-name="P51"><text:span text:style-name="T3"><text:s text:c="4"/></text:span><text:span text:style-name="T8">void</text:span><text:span text:style-name="T3"> compScoreBoard(</text:span><text:span text:style-name="T8">int</text:span><text:span text:style-name="T3"> potenitalScore, </text:span><text:span text:style-name="T8">int</text:span><text:span text:style-name="T3"> compOverallScore);</text:span></text:p>
      <text:p text:style-name="P51"><text:span text:style-name="T3"><text:s text:c="4"/></text:span><text:span text:style-name="T8">void</text:span><text:span text:style-name="T3"> clearScreen(</text:span><text:span text:style-name="T8">int</text:span><text:span text:style-name="T3"> potenitalScore, </text:span><text:span text:style-name="T8">int</text:span><text:span text:style-name="T3"> diceScore, </text:span><text:span text:style-name="T8">int</text:span><text:span text:style-name="T3"> overAllScore);</text:span></text:p>
      <text:p text:style-name="P51"><text:span text:style-name="T3"><text:s text:c="4"/></text:span><text:span text:style-name="T8">void</text:span><text:span text:style-name="T3"> compClearScreen(</text:span><text:span text:style-name="T8">int</text:span><text:span text:style-name="T3"> potentialScore, </text:span><text:span text:style-name="T8">int</text:span><text:span text:style-name="T3"> diceScore, </text:span><text:span text:style-name="T8">int</text:span><text:span text:style-name="T3"> compOverallScore);</text:span></text:p>
      <text:p text:style-name="P21">};</text:p>
      <text:p text:style-name="P21"/>
      <text:p text:style-name="P51"><text:span text:style-name="T2">#endif</text:span><text:span text:style-name="T3"><text:tab/></text:span><text:span text:style-name="T1">/* SCORE_H */</text:span></text:p>
      <text:p text:style-name="P21"/>
      <text:p text:style-name="P21"/>
      <text:p text:style-name="P1">/* </text:p>
      <text:p text:style-name="P1"><text:s/>* File: <text:s text:c="2"/>main.cpp</text:p>
      <text:p text:style-name="P1"><text:s/>* Author: Abdul-Hakim</text:p>
      <text:p text:style-name="P1"><text:s/>* Purpose: Project Two</text:p>
      <text:p text:style-name="P1"><text:s/>* PIG DICE GAME_V2 </text:p>
      <text:p text:style-name="P1"><text:s/>* Created on October 14, 2015, 4:09 PM </text:p>
      <text:p text:style-name="P1"><text:soft-page-break/><text:s/>*/</text:p>
      <text:p text:style-name="P1">//System Level Libraries</text:p>
      <text:p text:style-name="P51"><text:span text:style-name="T2">#include</text:span><text:span text:style-name="T3"> </text:span><text:span text:style-name="T7">&lt;iostream&gt;</text:span></text:p>
      <text:p text:style-name="P51"><text:span text:style-name="T2">#include</text:span><text:span text:style-name="T3"> </text:span><text:span text:style-name="T7">&lt;iomanip&gt;</text:span></text:p>
      <text:p text:style-name="P51"><text:span text:style-name="T2">#include</text:span><text:span text:style-name="T3"> </text:span><text:span text:style-name="T7">&lt;cstdlib&gt;</text:span></text:p>
      <text:p text:style-name="P51"><text:span text:style-name="T2">#include</text:span><text:span text:style-name="T3"> </text:span><text:span text:style-name="T7">&lt;ctime&gt;</text:span></text:p>
      <text:p text:style-name="P51"><text:span text:style-name="T2">#include</text:span><text:span text:style-name="T3"> </text:span><text:span text:style-name="T7">&lt;fstream&gt;</text:span></text:p>
      <text:p text:style-name="P51"><text:span text:style-name="T2">#include</text:span><text:span text:style-name="T3"> </text:span><text:span text:style-name="T7">&lt;cctype&gt;</text:span></text:p>
      <text:p text:style-name="P51"><text:span text:style-name="T2">#include</text:span><text:span text:style-name="T3"> </text:span><text:span text:style-name="T7">&lt;cstring&gt;</text:span></text:p>
      <text:p text:style-name="P51"><text:span text:style-name="T2">#include</text:span><text:span text:style-name="T3"> </text:span><text:span text:style-name="T7">&lt;string&gt;</text:span></text:p>
      <text:p text:style-name="P51"><text:span text:style-name="T8">using</text:span><text:span text:style-name="T3"> </text:span><text:span text:style-name="T8">namespace</text:span><text:span text:style-name="T3"> std;</text:span></text:p>
      <text:p text:style-name="P21"/>
      <text:p text:style-name="P1">//User Level Libraries</text:p>
      <text:p text:style-name="P51"><text:span text:style-name="T2">#include</text:span><text:span text:style-name="T3"> </text:span><text:span text:style-name="T7">"Dice.h"</text:span></text:p>
      <text:p text:style-name="P51"><text:span text:style-name="T2">#include</text:span><text:span text:style-name="T3"> </text:span><text:span text:style-name="T7">"Score.h"</text:span></text:p>
      <text:p text:style-name="P1">//Global Constants</text:p>
      <text:p text:style-name="P51"><text:span text:style-name="T8">const</text:span><text:span text:style-name="T3"> </text:span><text:span text:style-name="T8">int</text:span><text:span text:style-name="T3"> COLS = 2;</text:span></text:p>
      <text:p text:style-name="P51"><text:span text:style-name="T8">const</text:span><text:span text:style-name="T3"> </text:span><text:span text:style-name="T8">float</text:span><text:span text:style-name="T3"> initbet = 0.0;</text:span></text:p>
      <text:p text:style-name="P1">//Function Prototype</text:p>
      <text:p text:style-name="P51"><text:span text:style-name="T8">void</text:span><text:span text:style-name="T3"> rolling();</text:span></text:p>
      <text:p text:style-name="P51"><text:span text:style-name="T8">void</text:span><text:span text:style-name="T3"> diceArt1();</text:span></text:p>
      <text:p text:style-name="P51"><text:span text:style-name="T8">void</text:span><text:span text:style-name="T3"> diceArt2();</text:span></text:p>
      <text:p text:style-name="P51"><text:span text:style-name="T8">void</text:span><text:span text:style-name="T3"> diceArt3();</text:span></text:p>
      <text:p text:style-name="P51"><text:span text:style-name="T8">void</text:span><text:span text:style-name="T3"> diceArt4();</text:span></text:p>
      <text:p text:style-name="P51"><text:span text:style-name="T8">void</text:span><text:span text:style-name="T3"> diceArt5();</text:span></text:p>
      <text:p text:style-name="P51"><text:span text:style-name="T8">void</text:span><text:span text:style-name="T3"> diceArt6();</text:span></text:p>
      <text:p text:style-name="P51"><text:span text:style-name="T8">void</text:span><text:span text:style-name="T3"> holding();</text:span></text:p>
      <text:p text:style-name="P51"><text:span text:style-name="T8">struct</text:span><text:span text:style-name="T3"> ThrowResults {</text:span></text:p>
      <text:p text:style-name="P51"><text:span text:style-name="T3"><text:s text:c="4"/></text:span><text:span text:style-name="T8">float</text:span><text:span text:style-name="T3"> avg;</text:span></text:p>
      <text:p text:style-name="P51"><text:span text:style-name="T3"><text:s text:c="4"/></text:span><text:span text:style-name="T8">float</text:span><text:span text:style-name="T3"> median;</text:span></text:p>
      <text:p text:style-name="P51"><text:span text:style-name="T3"><text:s text:c="4"/></text:span><text:span text:style-name="T8">int</text:span><text:span text:style-name="T3"> *mode; <text:s text:c="2"/></text:span><text:span text:style-name="T1">//array containing the modes</text:span></text:p>
      <text:p text:style-name="P51"><text:span text:style-name="T3"><text:s text:c="4"/></text:span><text:span text:style-name="T8">int</text:span><text:span text:style-name="T3"> nModes; <text:s/></text:span><text:span text:style-name="T1">//number of modes in the array</text:span></text:p>
      <text:p text:style-name="P51"><text:span text:style-name="T3"><text:s text:c="4"/></text:span><text:span text:style-name="T8">int</text:span><text:span text:style-name="T3"> maxFreq; </text:span><text:span text:style-name="T1">//max frequency of modes</text:span></text:p>
      <text:p text:style-name="P21">};</text:p>
      <text:p text:style-name="P51"><text:span text:style-name="T3">ThrowResults *avgMedMode(</text:span><text:span text:style-name="T8">int</text:span><text:span text:style-name="T3"> *,</text:span><text:span text:style-name="T8">int</text:span><text:span text:style-name="T3">);</text:span></text:p>
      <text:p text:style-name="P51"><text:span text:style-name="T8">int</text:span><text:span text:style-name="T3"> *fillArray(</text:span><text:span text:style-name="T8">int</text:span><text:span text:style-name="T3">, </text:span><text:span text:style-name="T8">int</text:span><text:span text:style-name="T3">);</text:span></text:p>
      <text:p text:style-name="P51"><text:span text:style-name="T8">int</text:span><text:span text:style-name="T3"> *sortArray(</text:span><text:span text:style-name="T8">int</text:span><text:span text:style-name="T3"> *, </text:span><text:span text:style-name="T8">int</text:span><text:span text:style-name="T3">);</text:span></text:p>
      <text:p text:style-name="P51"><text:span text:style-name="T8">void</text:span><text:span text:style-name="T3"> printStat(ThrowResults);</text:span></text:p>
      <text:p text:style-name="P51"><text:span text:style-name="T8">enum</text:span><text:span text:style-name="T3"> Day {FRIDAY, SATURDAY, SUNDAY, THURSDAY, WEDNESDAY, TUEDSAY, MONDAY};</text:span></text:p>
      <text:p text:style-name="P51"><text:span text:style-name="T8">struct</text:span><text:span text:style-name="T3"> User {</text:span></text:p>
      <text:p text:style-name="P21"><text:s text:c="4"/>string name;</text:p>
      <text:p text:style-name="P51"><text:span text:style-name="T3"><text:s text:c="4"/></text:span><text:span text:style-name="T8">int</text:span><text:span text:style-name="T3"> age;</text:span></text:p>
      <text:p text:style-name="P21"><text:s text:c="4"/>string race;</text:p>
      <text:p text:style-name="P21"><text:s text:c="4"/>string gender;</text:p>
      <text:p text:style-name="P21"><text:s text:c="4"/>Day favoriteDay;</text:p>
      <text:p text:style-name="P51"><text:span text:style-name="T3"><text:s text:c="4"/></text:span><text:span text:style-name="T8">bool</text:span><text:span text:style-name="T3"> pass;</text:span></text:p>
      <text:p text:style-name="P21">};</text:p>
      <text:p text:style-name="P51"><text:span text:style-name="T8">bool</text:span><text:span text:style-name="T3"> checkWin(</text:span><text:span text:style-name="T8">const</text:span><text:span text:style-name="T3"> </text:span><text:span text:style-name="T8">int</text:span><text:span text:style-name="T3">, </text:span><text:span text:style-name="T8">int</text:span><text:span text:style-name="T3">, </text:span><text:span text:style-name="T8">int</text:span><text:span text:style-name="T3">, </text:span><text:span text:style-name="T8">bool</text:span><text:span text:style-name="T3">&amp;, </text:span><text:span text:style-name="T8">float</text:span><text:span text:style-name="T3"> = initbet);</text:span></text:p>
      <text:p text:style-name="P51"><text:span text:style-name="T8">bool</text:span><text:span text:style-name="T3"> checkLoss(</text:span><text:span text:style-name="T8">const</text:span><text:span text:style-name="T3"> </text:span><text:span text:style-name="T8">int</text:span><text:span text:style-name="T3">, </text:span><text:span text:style-name="T8">int</text:span><text:span text:style-name="T3">, </text:span><text:span text:style-name="T8">int</text:span><text:span text:style-name="T3">, </text:span><text:span text:style-name="T8">bool</text:span><text:span text:style-name="T3">&amp;, </text:span><text:span text:style-name="T8">float</text:span><text:span text:style-name="T3"> = initbet);</text:span></text:p>
      <text:p text:style-name="P51"><text:span text:style-name="T8">void</text:span><text:span text:style-name="T3"> scoreBoard(</text:span><text:span text:style-name="T8">int</text:span><text:span text:style-name="T3">, </text:span><text:span text:style-name="T8">int</text:span><text:span text:style-name="T3">);</text:span></text:p>
      <text:p text:style-name="P51"><text:span text:style-name="T8">void</text:span><text:span text:style-name="T3"> compScoreBoard(</text:span><text:span text:style-name="T8">int</text:span><text:span text:style-name="T3">,</text:span><text:span text:style-name="T8">int</text:span><text:span text:style-name="T3">);</text:span></text:p>
      <text:p text:style-name="P51"><text:span text:style-name="T8">void</text:span><text:span text:style-name="T3"> clearScreen(</text:span><text:span text:style-name="T8">int</text:span><text:span text:style-name="T3">, </text:span><text:span text:style-name="T8">int</text:span><text:span text:style-name="T3">, </text:span><text:span text:style-name="T8">int</text:span><text:span text:style-name="T3">);</text:span></text:p>
      <text:p text:style-name="P51"><text:span text:style-name="T8">void</text:span><text:span text:style-name="T3"> compClearScreen(</text:span><text:span text:style-name="T8">int</text:span><text:span text:style-name="T3">,</text:span><text:span text:style-name="T8">int</text:span><text:span text:style-name="T3">, </text:span><text:span text:style-name="T8">int</text:span><text:span text:style-name="T3">);</text:span></text:p>
      <text:p text:style-name="P51"><text:span text:style-name="T8">float</text:span><text:span text:style-name="T3"> earnings(</text:span><text:span text:style-name="T8">bool</text:span><text:span text:style-name="T3">, </text:span><text:span text:style-name="T8">float</text:span><text:span text:style-name="T3">);</text:span></text:p>
      <text:p text:style-name="P51"><text:span text:style-name="T8">void</text:span><text:span text:style-name="T3"> sortArray(</text:span><text:span text:style-name="T8">char</text:span><text:span text:style-name="T3"> [][COLS], </text:span><text:span text:style-name="T8">int</text:span><text:span text:style-name="T3">);</text:span></text:p>
      <text:p text:style-name="P21"/>
      <text:p text:style-name="P51"><text:span text:style-name="T8">template</text:span><text:span text:style-name="T3"> &lt;</text:span><text:span text:style-name="T8">class</text:span><text:span text:style-name="T3"> T&gt;</text:span></text:p>
      <text:p text:style-name="P51"><text:span text:style-name="T8">void</text:span><text:span text:style-name="T3"> totale(T num, T &amp;ttl){</text:span></text:p>
      <text:p text:style-name="P21"><text:s text:c="4"/>ttl += num;</text:p>
      <text:p text:style-name="P21"><text:soft-page-break/>}</text:p>
      <text:p text:style-name="P1">//Execution Begins Here!</text:p>
      <text:p text:style-name="P51"><text:span text:style-name="T8">int</text:span><text:span text:style-name="T3"> main(</text:span><text:span text:style-name="T8">int</text:span><text:span text:style-name="T3"> argc, </text:span><text:span text:style-name="T8">char</text:span><text:span text:style-name="T3">** argv) {</text:span></text:p>
      <text:p text:style-name="P21"><text:s text:c="4"/></text:p>
      <text:p text:style-name="P51"><text:span text:style-name="T3"><text:s text:c="4"/></text:span><text:span text:style-name="T1">//declare main menu variables</text:span></text:p>
      <text:p text:style-name="P51"><text:span text:style-name="T3"><text:s text:c="4"/></text:span><text:span text:style-name="T8">int</text:span><text:span text:style-name="T3"> choice;</text:span></text:p>
      <text:p text:style-name="P21"><text:s text:c="4"/>FancyDice diceIs;</text:p>
      <text:p text:style-name="P21"><text:s text:c="4"/>Score print;</text:p>
      <text:p text:style-name="P51"><text:span text:style-name="T3"><text:s text:c="4"/></text:span><text:span text:style-name="T1">//main menu output</text:span></text:p>
      <text:p text:style-name="P51"><text:span text:style-name="T3"><text:s text:c="4"/>cout &lt;&lt; </text:span><text:span text:style-name="T7">" ========================="</text:span><text:span text:style-name="T3"> &lt;&lt; endl;</text:span></text:p>
      <text:p text:style-name="P51"><text:span text:style-name="T3"><text:s text:c="4"/>cout &lt;&lt; </text:span><text:span text:style-name="T7">"|| <text:s text:c="2"/>PIG: THE DICE GAME <text:s/>||"</text:span><text:span text:style-name="T3"> &lt;&lt; endl;</text:span></text:p>
      <text:p text:style-name="P51"><text:span text:style-name="T3"><text:s text:c="4"/>cout &lt;&lt; </text:span><text:span text:style-name="T7">"|| <text:s text:c="8"/>PROGRAM <text:s text:c="6"/>||"</text:span><text:span text:style-name="T3"> &lt;&lt; endl;</text:span></text:p>
      <text:p text:style-name="P51"><text:span text:style-name="T3"><text:s text:c="4"/>cout &lt;&lt; </text:span><text:span text:style-name="T7">" ========================="</text:span><text:span text:style-name="T3"> &lt;&lt; endl &lt;&lt; endl &lt;&lt; endl;</text:span></text:p>
      <text:p text:style-name="P51"><text:span text:style-name="T3"><text:s text:c="4"/>cout &lt;&lt; </text:span><text:span text:style-name="T7">"1. Play Pig"</text:span><text:span text:style-name="T3"> &lt;&lt; endl;</text:span></text:p>
      <text:p text:style-name="P51"><text:span text:style-name="T3"><text:s text:c="4"/>cout &lt;&lt; </text:span><text:span text:style-name="T7">"2. How to Play"</text:span><text:span text:style-name="T3"> &lt;&lt; endl;</text:span></text:p>
      <text:p text:style-name="P51"><text:span text:style-name="T3"><text:s text:c="4"/>cout &lt;&lt; </text:span><text:span text:style-name="T7">"3. Dice Probability Checker"</text:span><text:span text:style-name="T3"> &lt;&lt; endl;</text:span></text:p>
      <text:p text:style-name="P51"><text:span text:style-name="T3"><text:s text:c="4"/>cout &lt;&lt; </text:span><text:span text:style-name="T7">"4. Are You Competant Enough to Run This Program? <text:s/>Found Out! "</text:span><text:span text:style-name="T3"> &lt;&lt; endl;</text:span></text:p>
      <text:p text:style-name="P51"><text:span text:style-name="T3"><text:s text:c="4"/>cout &lt;&lt; </text:span><text:span text:style-name="T7">"5. Quit Program"</text:span><text:span text:style-name="T3"> &lt;&lt; endl &lt;&lt; endl &lt;&lt; endl;</text:span></text:p>
      <text:p text:style-name="P21"><text:s text:c="4"/></text:p>
      <text:p text:style-name="P51"><text:span text:style-name="T3"><text:s text:c="4"/>cout &lt;&lt; </text:span><text:span text:style-name="T7">"Enter choice number and press [enter]."</text:span><text:span text:style-name="T3">;</text:span></text:p>
      <text:p text:style-name="P21"><text:s text:c="4"/>cin &gt;&gt; choice;</text:p>
      <text:p text:style-name="P21"><text:s text:c="4"/></text:p>
      <text:p text:style-name="P51"><text:span text:style-name="T3"><text:s text:c="4"/></text:span><text:span text:style-name="T1">//main menu w/ input validation</text:span></text:p>
      <text:p text:style-name="P51"><text:span text:style-name="T3"><text:s text:c="4"/></text:span><text:span text:style-name="T8">switch</text:span><text:span text:style-name="T3"> (choice) {</text:span></text:p>
      <text:p text:style-name="P51"><text:span text:style-name="T3"><text:s text:c="12"/></text:span><text:span text:style-name="T1">//Play the game</text:span></text:p>
      <text:p text:style-name="P51"><text:span text:style-name="T3"><text:s text:c="8"/></text:span><text:span text:style-name="T8">case</text:span><text:span text:style-name="T3"> 1: {</text:span></text:p>
      <text:p text:style-name="P51"><text:span text:style-name="T3"><text:s text:c="12"/></text:span><text:span text:style-name="T8">char</text:span><text:span text:style-name="T3"> playAgain; </text:span><text:span text:style-name="T1">//for multiple games</text:span></text:p>
      <text:p text:style-name="P51"><text:span text:style-name="T3"><text:s text:c="12"/></text:span><text:span text:style-name="T8">float</text:span><text:span text:style-name="T3"> moneyWon; </text:span><text:span text:style-name="T1">//will be either positive/negative if win/lose</text:span></text:p>
      <text:p text:style-name="P51"><text:span text:style-name="T3"><text:s text:c="12"/></text:span><text:span text:style-name="T8">int</text:span><text:span text:style-name="T3"> gamesPlayed = 0; <text:s text:c="3"/></text:span><text:span text:style-name="T1">//keeps track of total games played</text:span></text:p>
      <text:p text:style-name="P51"><text:span text:style-name="T3"><text:s text:c="12"/></text:span><text:span text:style-name="T8">float</text:span><text:span text:style-name="T3"> betHistory[10]; <text:s text:c="2"/></text:span><text:span text:style-name="T1">//holds all moneyWon values across games</text:span></text:p>
      <text:p text:style-name="P51"><text:span text:style-name="T3"><text:s text:c="12"/></text:span><text:span text:style-name="T8">const</text:span><text:span text:style-name="T3"> </text:span><text:span text:style-name="T8">int</text:span><text:span text:style-name="T3"> ROWS = 50; <text:s text:c="3"/></text:span><text:span text:style-name="T1">//number of user turns (most likely will not exceed 50)</text:span></text:p>
      <text:p text:style-name="P51"><text:span text:style-name="T3"><text:s text:c="12"/></text:span><text:span text:style-name="T8">char</text:span><text:span text:style-name="T3"> rollHistory[ROWS][COLS]; <text:s text:c="2"/></text:span><text:span text:style-name="T1">//array for displaying action ('R' or 'H') and dice value (1-6)</text:span></text:p>
      <text:p text:style-name="P51"><text:span text:style-name="T3"><text:s text:c="12"/></text:span><text:span text:style-name="T8">int</text:span><text:span text:style-name="T3"> i = 0; <text:s/></text:span><text:span text:style-name="T1">//counter for betHistory</text:span></text:p>
      <text:p text:style-name="P51"><text:span text:style-name="T3"><text:s text:c="12"/></text:span><text:span text:style-name="T8">float</text:span><text:span text:style-name="T3"> total; <text:s text:c="3"/></text:span><text:span text:style-name="T1">//will calculate sum of all moneyWon across games</text:span></text:p>
      <text:p text:style-name="P51"><text:span text:style-name="T3"><text:s text:c="12"/></text:span><text:span text:style-name="T8">do</text:span><text:span text:style-name="T3"> {</text:span></text:p>
      <text:p text:style-name="P51"><text:span text:style-name="T3"><text:s text:c="16"/></text:span><text:span text:style-name="T1">//declare variables</text:span></text:p>
      <text:p text:style-name="P51"><text:span text:style-name="T3"><text:s text:c="16"/></text:span><text:span text:style-name="T8">float</text:span><text:span text:style-name="T3"> bet; <text:s/></text:span><text:span text:style-name="T1">//will be positive value if user wins, negative if lose</text:span></text:p>
      <text:p text:style-name="P51"><text:span text:style-name="T3"><text:s text:c="16"/></text:span><text:span text:style-name="T8">int</text:span><text:span text:style-name="T3"> dice; <text:s text:c="6"/></text:span><text:span text:style-name="T1">//6-sided die</text:span></text:p>
      <text:p text:style-name="P51"><text:span text:style-name="T3"><text:s text:c="16"/></text:span><text:span text:style-name="T8">short</text:span><text:span text:style-name="T3"> action; <text:s text:c="4"/></text:span><text:span text:style-name="T1">//variable for roll or hold</text:span></text:p>
      <text:p text:style-name="P51"><text:span text:style-name="T3"><text:s text:c="16"/></text:span><text:span text:style-name="T8">bool</text:span><text:span text:style-name="T3"> userTurn = </text:span><text:span text:style-name="T8">true</text:span><text:span text:style-name="T3">; <text:s text:c="2"/></text:span><text:span text:style-name="T1">//user always gets first turn</text:span></text:p>
      <text:p text:style-name="P51"><text:span text:style-name="T3"><text:s text:c="16"/></text:span><text:span text:style-name="T8">int</text:span><text:span text:style-name="T3"> compScore = 0; <text:s text:c="5"/></text:span><text:span text:style-name="T1">//score of computer</text:span></text:p>
      <text:p text:style-name="P51"><text:span text:style-name="T3"><text:s text:c="16"/></text:span><text:span text:style-name="T8">int</text:span><text:span text:style-name="T3"> userScore = 0; <text:s text:c="5"/></text:span><text:span text:style-name="T1">//score of user</text:span></text:p>
      <text:p text:style-name="P51"><text:span text:style-name="T3"><text:s text:c="16"/></text:span><text:span text:style-name="T8">const</text:span><text:span text:style-name="T3"> </text:span><text:span text:style-name="T8">int</text:span><text:span text:style-name="T3"> GOAL = 5; <text:s text:c="2"/></text:span><text:span text:style-name="T1">//whoever surpasses this score wins</text:span></text:p>
      <text:p text:style-name="P51"><text:span text:style-name="T3"><text:s text:c="16"/></text:span><text:span text:style-name="T8">bool</text:span><text:span text:style-name="T3"> win = </text:span><text:span text:style-name="T8">false</text:span><text:span text:style-name="T3">; <text:s/></text:span><text:span text:style-name="T1">//if true user won, game ends</text:span></text:p>
      <text:p text:style-name="P51"><text:span text:style-name="T3"><text:s text:c="16"/></text:span><text:span text:style-name="T8">bool</text:span><text:span text:style-name="T3"> loss = </text:span><text:span text:style-name="T8">false</text:span><text:span text:style-name="T3">; <text:s/></text:span><text:span text:style-name="T1">//if true user lost, game ends</text:span></text:p>
      <text:p text:style-name="P51"><text:span text:style-name="T3"><text:s text:c="16"/>srand(</text:span><text:span text:style-name="T8">static_cast</text:span><text:span text:style-name="T3">&lt;</text:span><text:span text:style-name="T8">unsigned</text:span><text:span text:style-name="T3"> </text:span><text:span text:style-name="T8">int</text:span><text:span text:style-name="T3">&gt;(time(0))); <text:s/></text:span><text:span text:style-name="T1">//set rand() seed</text:span></text:p>
      <text:p text:style-name="P51"><text:span text:style-name="T3"><text:s text:c="16"/></text:span><text:span text:style-name="T8">unsigned</text:span><text:span text:style-name="T3"> </text:span><text:span text:style-name="T8">int</text:span><text:span text:style-name="T3"> sleep(</text:span><text:span text:style-name="T8">unsigned</text:span><text:span text:style-name="T3"> </text:span><text:span text:style-name="T8">int</text:span><text:span text:style-name="T3"> seconds); <text:s text:c="2"/></text:span><text:span text:style-name="T1">//sleep() function setup</text:span></text:p>
      <text:p text:style-name="P51"><text:span text:style-name="T3"><text:s text:c="16"/></text:span><text:span text:style-name="T8">int</text:span><text:span text:style-name="T3"> j = 0; <text:s/></text:span><text:span text:style-name="T1">//counter for rollHistory</text:span></text:p>
      <text:p text:style-name="P21"><text:s text:c="16"/></text:p>
      <text:p text:style-name="P51"><text:span text:style-name="T3"><text:s text:c="16"/></text:span><text:span text:style-name="T1">//gamble</text:span></text:p>
      <text:p text:style-name="P51"><text:span text:style-name="T3"><text:s text:c="16"/>cout &lt;&lt; </text:span><text:span text:style-name="T7">"Type how much money you want to bet: $"</text:span><text:span text:style-name="T3">;</text:span></text:p>
      <text:p text:style-name="P21"><text:s text:c="16"/>cin &gt;&gt; bet;</text:p>
      <text:p text:style-name="P21"><text:s text:c="16"/></text:p>
      <text:p text:style-name="P21"><text:s text:c="16"/></text:p>
      <text:p text:style-name="P51"><text:span text:style-name="T3"><text:s text:c="16"/></text:span><text:span text:style-name="T8">try</text:span><text:span text:style-name="T3"> {</text:span></text:p>
      <text:p text:style-name="P51"><text:span text:style-name="T3"><text:s text:c="20"/></text:span><text:span text:style-name="T8">if</text:span><text:span text:style-name="T3">(bet &lt; 0){</text:span></text:p>
      <text:p text:style-name="P51"><text:span text:style-name="T3"><text:s text:c="24"/></text:span><text:span text:style-name="T8">throw</text:span><text:span text:style-name="T3"> 1;</text:span></text:p>
      <text:p text:style-name="P21"><text:s text:c="20"/>}</text:p>
      <text:p text:style-name="P21"><text:s text:c="16"/>}</text:p>
      <text:p text:style-name="P21"><text:soft-page-break/><text:s text:c="16"/></text:p>
      <text:p text:style-name="P21"><text:s text:c="16"/></text:p>
      <text:p text:style-name="P51"><text:span text:style-name="T3"><text:s text:c="16"/></text:span><text:span text:style-name="T8">catch</text:span><text:span text:style-name="T3"> (</text:span><text:span text:style-name="T8">int</text:span><text:span text:style-name="T3"> e) {</text:span></text:p>
      <text:p text:style-name="P51"><text:span text:style-name="T3"><text:s text:c="20"/>cout &lt;&lt; </text:span><text:span text:style-name="T7">"Error number: "</text:span><text:span text:style-name="T3"> &lt;&lt; e &lt;&lt; endl;</text:span></text:p>
      <text:p text:style-name="P21"><text:s text:c="16"/>}</text:p>
      <text:p text:style-name="P21"><text:s text:c="16"/></text:p>
      <text:p text:style-name="P21"><text:s text:c="16"/></text:p>
      <text:p text:style-name="P51"><text:span text:style-name="T3"><text:s text:c="16"/></text:span><text:span text:style-name="T1">//Game begins and turns proceed until game has ended</text:span></text:p>
      <text:p text:style-name="P51"><text:span text:style-name="T3"><text:s text:c="16"/></text:span><text:span text:style-name="T8">while</text:span><text:span text:style-name="T3"> (win == </text:span><text:span text:style-name="T8">false</text:span><text:span text:style-name="T3"> &amp;&amp; loss == </text:span><text:span text:style-name="T8">false</text:span><text:span text:style-name="T3">) {</text:span></text:p>
      <text:p text:style-name="P51"><text:span text:style-name="T3"><text:s text:c="20"/></text:span><text:span text:style-name="T1">//when userTurn == true, it is user's turn to roll or hold</text:span></text:p>
      <text:p text:style-name="P51"><text:span text:style-name="T3"><text:s text:c="20"/></text:span><text:span text:style-name="T8">if</text:span><text:span text:style-name="T3"> (userTurn == </text:span><text:span text:style-name="T8">true</text:span><text:span text:style-name="T3">) {</text:span></text:p>
      <text:p text:style-name="P51"><text:span text:style-name="T3"><text:s text:c="24"/></text:span><text:span text:style-name="T1">//must reset turn total</text:span></text:p>
      <text:p text:style-name="P51"><text:span text:style-name="T3"><text:s text:c="24"/></text:span><text:span text:style-name="T8">int</text:span><text:span text:style-name="T3"> turnTotal = 0;</text:span></text:p>
      <text:p text:style-name="P51"><text:span text:style-name="T3"><text:s text:c="24"/></text:span><text:span text:style-name="T1">//must reset roll number</text:span></text:p>
      <text:p text:style-name="P51"><text:span text:style-name="T3"><text:s text:c="24"/></text:span><text:span text:style-name="T8">bool</text:span><text:span text:style-name="T3"> rolled = </text:span><text:span text:style-name="T8">false</text:span><text:span text:style-name="T3">; <text:s text:c="3"/></text:span><text:span text:style-name="T1">//sees if user rolled at least one time (only used for "hold" input validation)</text:span></text:p>
      <text:p text:style-name="P21"><text:s text:c="24"/></text:p>
      <text:p text:style-name="P51"><text:span text:style-name="T3"><text:s text:c="24"/></text:span><text:span text:style-name="T8">do</text:span><text:span text:style-name="T3"> {</text:span></text:p>
      <text:p text:style-name="P51"><text:span text:style-name="T3"><text:s text:c="28"/>dice = rand() % 6 + 1; <text:s/></text:span><text:span text:style-name="T1">//[1,6]</text:span></text:p>
      <text:p text:style-name="P21"><text:s text:c="28"/>cout &lt;&lt; endl;</text:p>
      <text:p text:style-name="P51"><text:span text:style-name="T3"><text:s text:c="28"/>cout &lt;&lt; </text:span><text:span text:style-name="T7">"Your turn: Type \"1\" to roll and \"2\" to hold: "</text:span><text:span text:style-name="T3">;</text:span></text:p>
      <text:p text:style-name="P21"><text:s text:c="28"/>cin &gt;&gt; action;</text:p>
      <text:p text:style-name="P21"><text:s text:c="28"/></text:p>
      <text:p text:style-name="P21"><text:s text:c="28"/></text:p>
      <text:p text:style-name="P51"><text:span text:style-name="T3"><text:s text:c="28"/></text:span><text:span text:style-name="T8">try</text:span><text:span text:style-name="T3"> {</text:span></text:p>
      <text:p text:style-name="P51"><text:span text:style-name="T3"><text:s text:c="32"/></text:span><text:span text:style-name="T8">if</text:span><text:span text:style-name="T3">(action &lt; 0){</text:span></text:p>
      <text:p text:style-name="P51"><text:span text:style-name="T3"><text:s text:c="36"/></text:span><text:span text:style-name="T8">throw</text:span><text:span text:style-name="T3"> 2;</text:span></text:p>
      <text:p text:style-name="P21"><text:s text:c="32"/>}</text:p>
      <text:p text:style-name="P21"><text:s text:c="28"/>}</text:p>
      <text:p text:style-name="P21"><text:s text:c="28"/></text:p>
      <text:p text:style-name="P51"><text:span text:style-name="T3"><text:s text:c="28"/></text:span><text:span text:style-name="T8">catch</text:span><text:span text:style-name="T3"> (</text:span><text:span text:style-name="T8">int</text:span><text:span text:style-name="T3"> e) {</text:span></text:p>
      <text:p text:style-name="P51"><text:span text:style-name="T3"><text:s text:c="32"/>cout &lt;&lt; </text:span><text:span text:style-name="T7">"Error number: "</text:span><text:span text:style-name="T3"> &lt;&lt; e &lt;&lt; endl;</text:span></text:p>
      <text:p text:style-name="P21"><text:s text:c="28"/>}</text:p>
      <text:p text:style-name="P21"><text:s text:c="28"/></text:p>
      <text:p text:style-name="P21"><text:s text:c="28"/></text:p>
      <text:p text:style-name="P21"><text:s text:c="28"/>print.scoreBoard(turnTotal, userScore);</text:p>
      <text:p text:style-name="P51"><text:span text:style-name="T3"><text:s text:c="28"/></text:span><text:span text:style-name="T1">//if user picks "roll"</text:span></text:p>
      <text:p text:style-name="P51"><text:span text:style-name="T3"><text:s text:c="28"/></text:span><text:span text:style-name="T8">if</text:span><text:span text:style-name="T3"> (action == 1) {</text:span></text:p>
      <text:p text:style-name="P51"><text:span text:style-name="T3"><text:s text:c="32"/>diceIs.rolling();</text:span><text:span text:style-name="T1">//rolling();</text:span></text:p>
      <text:p text:style-name="P51"><text:span text:style-name="T3"><text:s text:c="32"/></text:span><text:span text:style-name="T1">//if dice lands on 1, no value is banked and userTurn becomes false, meaning computer's turn starts</text:span></text:p>
      <text:p text:style-name="P51"><text:span text:style-name="T3"><text:s text:c="32"/></text:span><text:span text:style-name="T8">if</text:span><text:span text:style-name="T3"> (dice == 1){</text:span></text:p>
      <text:p text:style-name="P51"><text:span text:style-name="T3"><text:s text:c="36"/>cout &lt;&lt; string( 15, </text:span><text:span text:style-name="T7">'\n'</text:span><text:span text:style-name="T3"> );</text:span></text:p>
      <text:p text:style-name="P51"><text:span text:style-name="T3"><text:s text:c="36"/>cout &lt;&lt; </text:span><text:span text:style-name="T7">" <text:s text:c="19"/>|User|"</text:span><text:span text:style-name="T3"> &lt;&lt; endl &lt;&lt; endl;</text:span></text:p>
      <text:p text:style-name="P51"><text:span text:style-name="T3"><text:s text:c="36"/>cout &lt;&lt; </text:span><text:span text:style-name="T7">"Turn Total: 0 <text:s text:c="24"/>Score: "</text:span><text:span text:style-name="T3"> &lt;&lt; userScore &lt;&lt; endl;</text:span></text:p>
      <text:p text:style-name="P51"><text:span text:style-name="T3"><text:s text:c="36"/>diceIs.face1();</text:span><text:span text:style-name="T1">//diceArt1();</text:span></text:p>
      <text:p text:style-name="P51"><text:span text:style-name="T3"><text:s text:c="36"/>userTurn = </text:span><text:span text:style-name="T8">false</text:span><text:span text:style-name="T3">;</text:span></text:p>
      <text:p text:style-name="P21"><text:s text:c="36"/>cout &lt;&lt; endl;</text:p>
      <text:p text:style-name="P21"><text:s text:c="32"/>}</text:p>
      <text:p text:style-name="P51"><text:span text:style-name="T3"><text:s text:c="32"/></text:span><text:span text:style-name="T1">//if dice lands on value other than 1, that value is added to turn total</text:span></text:p>
      <text:p text:style-name="P51"><text:span text:style-name="T3"><text:s text:c="32"/></text:span><text:span text:style-name="T8">else</text:span><text:span text:style-name="T3"> </text:span><text:span text:style-name="T8">if</text:span><text:span text:style-name="T3"> (dice == 2) {</text:span></text:p>
      <text:p text:style-name="P21"><text:s text:c="36"/>print.clearScreen(turnTotal, dice, userScore);</text:p>
      <text:p text:style-name="P51"><text:span text:style-name="T3"><text:s text:c="36"/>diceIs.face2();</text:span><text:span text:style-name="T1">//diceArt2();</text:span></text:p>
      <text:p text:style-name="P51"><text:span text:style-name="T3"><text:s text:c="36"/></text:span><text:span text:style-name="T1">//turnTotal += dice;</text:span></text:p>
      <text:p text:style-name="P21"><text:s text:c="36"/>totale(dice, turnTotal);</text:p>
      <text:p text:style-name="P21"><text:s text:c="32"/>}</text:p>
      <text:p text:style-name="P51"><text:span text:style-name="T3"><text:s text:c="32"/></text:span><text:span text:style-name="T8">else</text:span><text:span text:style-name="T3"> </text:span><text:span text:style-name="T8">if</text:span><text:span text:style-name="T3"> (dice == 3) {</text:span></text:p>
      <text:p text:style-name="P21"><text:s text:c="36"/>print.clearScreen(turnTotal, dice, userScore);</text:p>
      <text:p text:style-name="P51"><text:span text:style-name="T3"><text:s text:c="36"/>diceIs.face3();</text:span><text:span text:style-name="T1">//diceArt3();</text:span></text:p>
      <text:p text:style-name="P21"><text:s text:c="36"/>totale(dice, turnTotal);</text:p>
      <text:p text:style-name="P21"><text:soft-page-break/><text:s text:c="36"/></text:p>
      <text:p text:style-name="P21"><text:s text:c="32"/>}</text:p>
      <text:p text:style-name="P51"><text:span text:style-name="T3"><text:s text:c="32"/></text:span><text:span text:style-name="T8">else</text:span><text:span text:style-name="T3"> </text:span><text:span text:style-name="T8">if</text:span><text:span text:style-name="T3"> (dice == 4) {</text:span></text:p>
      <text:p text:style-name="P21"><text:s text:c="36"/>print.clearScreen(turnTotal, dice, userScore);</text:p>
      <text:p text:style-name="P51"><text:span text:style-name="T3"><text:s text:c="36"/>diceIs.face4();</text:span><text:span text:style-name="T1">//diceArt4();</text:span></text:p>
      <text:p text:style-name="P21"><text:s text:c="36"/>totale(dice, turnTotal);</text:p>
      <text:p text:style-name="P21"><text:s text:c="36"/></text:p>
      <text:p text:style-name="P21"><text:s text:c="32"/>}</text:p>
      <text:p text:style-name="P51"><text:span text:style-name="T3"><text:s text:c="32"/></text:span><text:span text:style-name="T8">else</text:span><text:span text:style-name="T3"> </text:span><text:span text:style-name="T8">if</text:span><text:span text:style-name="T3"> (dice == 5) {</text:span></text:p>
      <text:p text:style-name="P21"><text:s text:c="36"/>print.clearScreen(turnTotal, dice, userScore);</text:p>
      <text:p text:style-name="P51"><text:span text:style-name="T3"><text:s text:c="36"/>diceIs.face5();</text:span><text:span text:style-name="T1">//diceArt5();</text:span></text:p>
      <text:p text:style-name="P21"><text:s text:c="36"/>totale(dice, turnTotal);</text:p>
      <text:p text:style-name="P21"><text:s text:c="36"/></text:p>
      <text:p text:style-name="P21"><text:s text:c="32"/>}</text:p>
      <text:p text:style-name="P51"><text:span text:style-name="T3"><text:s text:c="32"/></text:span><text:span text:style-name="T8">else</text:span><text:span text:style-name="T3"> </text:span><text:span text:style-name="T8">if</text:span><text:span text:style-name="T3"> (dice == 6) {</text:span></text:p>
      <text:p text:style-name="P21"><text:s text:c="36"/>print.clearScreen(turnTotal, dice, userScore);</text:p>
      <text:p text:style-name="P51"><text:span text:style-name="T3"><text:s text:c="36"/>diceIs.face6();</text:span><text:span text:style-name="T1">//diceArt6();</text:span></text:p>
      <text:p text:style-name="P21"><text:s text:c="36"/>totale(dice, turnTotal);</text:p>
      <text:p text:style-name="P21"><text:s text:c="36"/></text:p>
      <text:p text:style-name="P21"><text:s text:c="32"/>}</text:p>
      <text:p text:style-name="P21"><text:s text:c="32"/>checkWin(GOAL, turnTotal, userScore, win, bet);</text:p>
      <text:p text:style-name="P51"><text:span text:style-name="T3"><text:s text:c="32"/>rolled = </text:span><text:span text:style-name="T8">true</text:span><text:span text:style-name="T3">;</text:span></text:p>
      <text:p text:style-name="P51"><text:span text:style-name="T3"><text:s text:c="32"/>rollHistory[j][0] = </text:span><text:span text:style-name="T7">'R'</text:span><text:span text:style-name="T3">;</text:span></text:p>
      <text:p text:style-name="P21"><text:s text:c="32"/>rollHistory[j][1] = dice + 48;</text:p>
      <text:p text:style-name="P21"><text:s text:c="32"/>j++;</text:p>
      <text:p text:style-name="P21"><text:s text:c="28"/>}</text:p>
      <text:p text:style-name="P51"><text:span text:style-name="T3"><text:s text:c="28"/></text:span><text:span text:style-name="T1">//if user picks "2"</text:span></text:p>
      <text:p text:style-name="P51"><text:span text:style-name="T3"><text:s text:c="28"/></text:span><text:span text:style-name="T8">else</text:span><text:span text:style-name="T3"> </text:span><text:span text:style-name="T8">if</text:span><text:span text:style-name="T3"> (action == 2) {</text:span></text:p>
      <text:p text:style-name="P51"><text:span text:style-name="T3"><text:s text:c="32"/></text:span><text:span text:style-name="T1">//player must have rolled once before "hold" banks the turn total</text:span></text:p>
      <text:p text:style-name="P51"><text:span text:style-name="T3"><text:s text:c="32"/></text:span><text:span text:style-name="T8">if</text:span><text:span text:style-name="T3"> (rolled == </text:span><text:span text:style-name="T8">true</text:span><text:span text:style-name="T3">) {</text:span></text:p>
      <text:p text:style-name="P51"><text:span text:style-name="T3"><text:s text:c="36"/>diceIs.holding();</text:span><text:span text:style-name="T1">//holding();</text:span></text:p>
      <text:p text:style-name="P51"><text:span text:style-name="T3"><text:s text:c="36"/></text:span><text:span text:style-name="T1">//turn total is banked and added to the overall score of user</text:span></text:p>
      <text:p text:style-name="P21"><text:s text:c="36"/>userScore += turnTotal;</text:p>
      <text:p text:style-name="P21"><text:s text:c="36"/>turnTotal = 0;</text:p>
      <text:p text:style-name="P21"><text:s text:c="36"/>print.scoreBoard(turnTotal, userScore);</text:p>
      <text:p text:style-name="P51"><text:span text:style-name="T3"><text:s text:c="36"/>userTurn = </text:span><text:span text:style-name="T8">false</text:span><text:span text:style-name="T3">;</text:span></text:p>
      <text:p text:style-name="P51"><text:span text:style-name="T3"><text:s text:c="36"/>cout &lt;&lt; </text:span><text:span text:style-name="T7">"Banked your total. <text:s/>"</text:span><text:span text:style-name="T3"> &lt;&lt; endl;</text:span></text:p>
      <text:p text:style-name="P21"><text:s text:c="32"/>}</text:p>
      <text:p text:style-name="P51"><text:span text:style-name="T3"><text:s text:c="32"/></text:span><text:span text:style-name="T1">//if player has not rolled once before selecting "hold," the program automatically rolls and similar if else statements from above activate</text:span></text:p>
      <text:p text:style-name="P51"><text:span text:style-name="T3"><text:s text:c="32"/></text:span><text:span text:style-name="T8">else</text:span><text:span text:style-name="T3"> </text:span><text:span text:style-name="T8">if</text:span><text:span text:style-name="T3"> (rolled == </text:span><text:span text:style-name="T8">false</text:span><text:span text:style-name="T3">) {</text:span></text:p>
      <text:p text:style-name="P51"><text:span text:style-name="T3"><text:s text:c="36"/>cout &lt;&lt; </text:span><text:span text:style-name="T7">"Cannot hold yet."</text:span><text:span text:style-name="T3"> &lt;&lt; endl;</text:span></text:p>
      <text:p text:style-name="P21"><text:s text:c="32"/>}</text:p>
      <text:p text:style-name="P51"><text:span text:style-name="T3"><text:s text:c="32"/>rollHistory[j][0] = </text:span><text:span text:style-name="T7">'H'</text:span><text:span text:style-name="T3">;</text:span></text:p>
      <text:p text:style-name="P51"><text:span text:style-name="T3"><text:s text:c="32"/>rollHistory[j][1] = </text:span><text:span text:style-name="T7">'-'</text:span><text:span text:style-name="T3">;</text:span></text:p>
      <text:p text:style-name="P21"><text:s text:c="32"/>j++;</text:p>
      <text:p text:style-name="P21"><text:s text:c="28"/>}</text:p>
      <text:p text:style-name="P51"><text:span text:style-name="T3"><text:s text:c="28"/></text:span><text:span text:style-name="T8">else</text:span><text:span text:style-name="T3"> {</text:span></text:p>
      <text:p text:style-name="P51"><text:span text:style-name="T3"><text:s text:c="32"/>cout &lt;&lt; </text:span><text:span text:style-name="T7">"Please type a valid action of \"1\" or \"2.\""</text:span><text:span text:style-name="T3"> &lt;&lt; endl;</text:span></text:p>
      <text:p text:style-name="P21"><text:s text:c="28"/>}</text:p>
      <text:p text:style-name="P51"><text:span text:style-name="T3"><text:s text:c="28"/></text:span><text:span text:style-name="T1">//user must have picked valid action, it must be the users turn, and the game must still be active (userScore &lt; GOAL)</text:span></text:p>
      <text:p text:style-name="P51"><text:span text:style-name="T3"><text:s text:c="24"/>} </text:span><text:span text:style-name="T8">while</text:span><text:span text:style-name="T3"> ((action == 1 || action == 2) &amp;&amp; userTurn == </text:span><text:span text:style-name="T8">true</text:span><text:span text:style-name="T3"> &amp;&amp; win == </text:span><text:span text:style-name="T8">false</text:span><text:span text:style-name="T3"> &amp;&amp; loss == </text:span><text:span text:style-name="T8">false</text:span><text:span text:style-name="T3">);</text:span></text:p>
      <text:p text:style-name="P21"><text:s text:c="20"/>}</text:p>
      <text:p text:style-name="P51"><text:span text:style-name="T3"><text:s text:c="20"/></text:span><text:span text:style-name="T1">//computer's turn (only input user does is pressing [enter])</text:span></text:p>
      <text:p text:style-name="P51"><text:span text:style-name="T3"><text:s text:c="20"/></text:span><text:span text:style-name="T8">else</text:span><text:span text:style-name="T3"> </text:span><text:span text:style-name="T8">if</text:span><text:span text:style-name="T3"> (userTurn == </text:span><text:span text:style-name="T8">false</text:span><text:span text:style-name="T3">) {</text:span></text:p>
      <text:p text:style-name="P21"><text:s text:c="24"/></text:p>
      <text:p text:style-name="P51"><text:span text:style-name="T3"><text:s text:c="24"/></text:span><text:span text:style-name="T8">int</text:span><text:span text:style-name="T3"> turnTotal = 0; <text:s/></text:span><text:span text:style-name="T1">//turnTotal is reset for computer</text:span></text:p>
      <text:p text:style-name="P51"><text:span text:style-name="T3"><text:s text:c="24"/></text:span><text:span text:style-name="T8">bool</text:span><text:span text:style-name="T3"> rolled = </text:span><text:span text:style-name="T8">false</text:span><text:span text:style-name="T3">; <text:s text:c="2"/></text:span><text:span text:style-name="T1">//reset roll number</text:span></text:p>
      <text:p text:style-name="P21"><text:soft-page-break/><text:s text:c="24"/></text:p>
      <text:p text:style-name="P51"><text:span text:style-name="T3"><text:s text:c="24"/>cout &lt;&lt; </text:span><text:span text:style-name="T7">"Hit [enter] once to progress through the computer's turn."</text:span><text:span text:style-name="T3">;</text:span></text:p>
      <text:p text:style-name="P21"><text:s text:c="24"/>cin.ignore(2);</text:p>
      <text:p text:style-name="P21"><text:s text:c="24"/></text:p>
      <text:p text:style-name="P51"><text:span text:style-name="T3"><text:s text:c="24"/></text:span><text:span text:style-name="T8">do</text:span><text:span text:style-name="T3"> {</text:span></text:p>
      <text:p text:style-name="P51"><text:span text:style-name="T3"><text:s text:c="28"/>dice = rand() % 6 + 1; <text:s text:c="3"/></text:span><text:span text:style-name="T1">//same dice and probability as user</text:span></text:p>
      <text:p text:style-name="P51"><text:span text:style-name="T3"><text:s text:c="28"/></text:span><text:span text:style-name="T8">int</text:span><text:span text:style-name="T3"> compAction = rand() % 4 + 1; </text:span><text:span text:style-name="T1">//computer will roll 3 out of 4 times</text:span></text:p>
      <text:p text:style-name="P21"><text:s text:c="28"/>print.compScoreBoard(turnTotal, compScore);</text:p>
      <text:p text:style-name="P51"><text:span text:style-name="T3"><text:s text:c="28"/></text:span><text:span text:style-name="T1">//roll action should happen 3 out of 4 times</text:span></text:p>
      <text:p text:style-name="P51"><text:span text:style-name="T3"><text:s text:c="28"/></text:span><text:span text:style-name="T8">if</text:span><text:span text:style-name="T3"> (compAction == 1 || compAction == 2 || compAction == 3) {</text:span></text:p>
      <text:p text:style-name="P51"><text:span text:style-name="T3"><text:s text:c="32"/>diceIs.rolling();</text:span><text:span text:style-name="T1">//rolling();</text:span></text:p>
      <text:p text:style-name="P51"><text:span text:style-name="T3"><text:s text:c="32"/></text:span><text:span text:style-name="T8">if</text:span><text:span text:style-name="T3"> (dice == 1){</text:span></text:p>
      <text:p text:style-name="P51"><text:span text:style-name="T3"><text:s text:c="36"/>cout &lt;&lt; string( 15, </text:span><text:span text:style-name="T7">'\n'</text:span><text:span text:style-name="T3"> );</text:span></text:p>
      <text:p text:style-name="P51"><text:span text:style-name="T3"><text:s text:c="36"/>cout &lt;&lt; </text:span><text:span text:style-name="T7">" <text:s text:c="17"/>|Computer|"</text:span><text:span text:style-name="T3"> &lt;&lt; endl &lt;&lt; endl;</text:span></text:p>
      <text:p text:style-name="P51"><text:span text:style-name="T3"><text:s text:c="36"/>cout &lt;&lt; </text:span><text:span text:style-name="T7">"Turn Total: 0 <text:s text:c="24"/>Score: "</text:span><text:span text:style-name="T3"> &lt;&lt; compScore &lt;&lt; endl;</text:span></text:p>
      <text:p text:style-name="P51"><text:span text:style-name="T3"><text:s text:c="36"/>diceIs.face1();</text:span><text:span text:style-name="T1">//diceArt1();</text:span></text:p>
      <text:p text:style-name="P51"><text:span text:style-name="T3"><text:s text:c="36"/>userTurn = </text:span><text:span text:style-name="T8">true</text:span><text:span text:style-name="T3">;</text:span></text:p>
      <text:p text:style-name="P21"><text:s text:c="36"/>cout &lt;&lt; endl;</text:p>
      <text:p text:style-name="P21"><text:s text:c="36"/></text:p>
      <text:p text:style-name="P21"><text:s text:c="32"/>}</text:p>
      <text:p text:style-name="P51"><text:span text:style-name="T3"><text:s text:c="32"/></text:span><text:span text:style-name="T8">else</text:span><text:span text:style-name="T3"> </text:span><text:span text:style-name="T8">if</text:span><text:span text:style-name="T3"> (dice == 2) {</text:span></text:p>
      <text:p text:style-name="P21"><text:s text:c="36"/>print.compClearScreen(turnTotal, dice, compScore);</text:p>
      <text:p text:style-name="P51"><text:span text:style-name="T3"><text:s text:c="36"/>diceIs.face3();</text:span><text:span text:style-name="T1">//diceArt2();</text:span></text:p>
      <text:p text:style-name="P21"><text:s text:c="36"/>turnTotal += dice;</text:p>
      <text:p text:style-name="P21"><text:s text:c="36"/>cout &lt;&lt; endl;</text:p>
      <text:p text:style-name="P21"><text:s text:c="36"/></text:p>
      <text:p text:style-name="P21"><text:s text:c="32"/>}</text:p>
      <text:p text:style-name="P51"><text:span text:style-name="T3"><text:s text:c="32"/></text:span><text:span text:style-name="T8">else</text:span><text:span text:style-name="T3"> </text:span><text:span text:style-name="T8">if</text:span><text:span text:style-name="T3"> (dice == 3) {</text:span></text:p>
      <text:p text:style-name="P21"><text:s text:c="36"/>print.compClearScreen(turnTotal, dice, compScore);</text:p>
      <text:p text:style-name="P51"><text:span text:style-name="T3"><text:s text:c="36"/>diceIs.face3();</text:span><text:span text:style-name="T1">//diceArt3();</text:span></text:p>
      <text:p text:style-name="P21"><text:s text:c="36"/>turnTotal += dice;</text:p>
      <text:p text:style-name="P21"><text:s text:c="36"/>cout &lt;&lt; endl;</text:p>
      <text:p text:style-name="P21"><text:s text:c="32"/>}</text:p>
      <text:p text:style-name="P51"><text:span text:style-name="T3"><text:s text:c="32"/></text:span><text:span text:style-name="T8">else</text:span><text:span text:style-name="T3"> </text:span><text:span text:style-name="T8">if</text:span><text:span text:style-name="T3"> (dice == 4) {</text:span></text:p>
      <text:p text:style-name="P21"><text:s text:c="36"/>print.compClearScreen(turnTotal, dice, compScore);</text:p>
      <text:p text:style-name="P51"><text:span text:style-name="T3"><text:s text:c="36"/>diceIs.face4();</text:span><text:span text:style-name="T1">//diceArt4();</text:span></text:p>
      <text:p text:style-name="P21"><text:s text:c="36"/>turnTotal += dice;</text:p>
      <text:p text:style-name="P21"><text:s text:c="36"/>cout &lt;&lt; endl;</text:p>
      <text:p text:style-name="P21"><text:s text:c="32"/>}</text:p>
      <text:p text:style-name="P51"><text:span text:style-name="T3"><text:s text:c="32"/></text:span><text:span text:style-name="T8">else</text:span><text:span text:style-name="T3"> </text:span><text:span text:style-name="T8">if</text:span><text:span text:style-name="T3"> (dice == 5) {</text:span></text:p>
      <text:p text:style-name="P21"><text:s text:c="36"/>print.compClearScreen(turnTotal, dice, compScore);</text:p>
      <text:p text:style-name="P51"><text:span text:style-name="T3"><text:s text:c="36"/>diceIs.face5();</text:span><text:span text:style-name="T1">//diceArt5();</text:span></text:p>
      <text:p text:style-name="P21"><text:s text:c="36"/>turnTotal += dice;</text:p>
      <text:p text:style-name="P21"><text:s text:c="36"/>cout &lt;&lt; endl;</text:p>
      <text:p text:style-name="P21"><text:s text:c="32"/>}</text:p>
      <text:p text:style-name="P51"><text:span text:style-name="T3"><text:s text:c="32"/></text:span><text:span text:style-name="T8">else</text:span><text:span text:style-name="T3"> </text:span><text:span text:style-name="T8">if</text:span><text:span text:style-name="T3"> (dice == 6) {</text:span></text:p>
      <text:p text:style-name="P21"><text:s text:c="36"/>print.compClearScreen(turnTotal, dice, compScore);</text:p>
      <text:p text:style-name="P51"><text:span text:style-name="T3"><text:s text:c="36"/>diceIs.face6();</text:span><text:span text:style-name="T1">//diceArt6();</text:span></text:p>
      <text:p text:style-name="P21"><text:s text:c="36"/>turnTotal += dice;</text:p>
      <text:p text:style-name="P21"><text:s text:c="36"/>cout &lt;&lt; endl;</text:p>
      <text:p text:style-name="P21"><text:s text:c="32"/>}</text:p>
      <text:p text:style-name="P21"><text:s text:c="32"/>checkLoss(GOAL, turnTotal, compScore, loss, bet);</text:p>
      <text:p text:style-name="P51"><text:span text:style-name="T3"><text:s text:c="32"/>rolled = </text:span><text:span text:style-name="T8">true</text:span><text:span text:style-name="T3">;</text:span></text:p>
      <text:p text:style-name="P21"><text:s text:c="28"/>}</text:p>
      <text:p text:style-name="P51"><text:span text:style-name="T3"><text:s text:c="28"/></text:span><text:span text:style-name="T1">//hold action should happen 1 out of 4 times</text:span></text:p>
      <text:p text:style-name="P51"><text:span text:style-name="T3"><text:s text:c="28"/></text:span><text:span text:style-name="T8">else</text:span><text:span text:style-name="T3"> </text:span><text:span text:style-name="T8">if</text:span><text:span text:style-name="T3"> (compAction == 4) {</text:span></text:p>
      <text:p text:style-name="P51"><text:span text:style-name="T3"><text:s text:c="32"/></text:span><text:span text:style-name="T8">if</text:span><text:span text:style-name="T3"> (rolled == </text:span><text:span text:style-name="T8">true</text:span><text:span text:style-name="T3">) {</text:span></text:p>
      <text:p text:style-name="P51"><text:span text:style-name="T3"><text:s text:c="36"/>diceIs.holding();</text:span><text:span text:style-name="T1">//holding();</text:span></text:p>
      <text:p text:style-name="P21"><text:s text:c="36"/>compScore += turnTotal;</text:p>
      <text:p text:style-name="P21"><text:soft-page-break/><text:s text:c="36"/>turnTotal = 0;</text:p>
      <text:p text:style-name="P21"><text:s text:c="36"/>print.compScoreBoard(turnTotal, compScore);</text:p>
      <text:p text:style-name="P51"><text:span text:style-name="T3"><text:s text:c="36"/>cout &lt;&lt; </text:span><text:span text:style-name="T7">"The computer has banked its turn total."</text:span><text:span text:style-name="T3"> &lt;&lt; endl;</text:span></text:p>
      <text:p text:style-name="P51"><text:span text:style-name="T3"><text:s text:c="36"/>userTurn = </text:span><text:span text:style-name="T8">true</text:span><text:span text:style-name="T3">;</text:span></text:p>
      <text:p text:style-name="P21"><text:s text:c="32"/>}</text:p>
      <text:p text:style-name="P51"><text:span text:style-name="T3"><text:s text:c="32"/></text:span><text:span text:style-name="T8">else</text:span><text:span text:style-name="T3"> </text:span><text:span text:style-name="T8">if</text:span><text:span text:style-name="T3"> (rolled == </text:span><text:span text:style-name="T8">false</text:span><text:span text:style-name="T3">) {</text:span></text:p>
      <text:p text:style-name="P51"><text:span text:style-name="T3"><text:s text:c="36"/>diceIs.rolling();</text:span><text:span text:style-name="T1">//rolling();</text:span></text:p>
      <text:p text:style-name="P51"><text:span text:style-name="T3"><text:s text:c="36"/></text:span><text:span text:style-name="T1">//roll will happen automatically</text:span></text:p>
      <text:p text:style-name="P51"><text:span text:style-name="T3"><text:s text:c="36"/></text:span><text:span text:style-name="T8">if</text:span><text:span text:style-name="T3"> (dice == 1){</text:span></text:p>
      <text:p text:style-name="P51"><text:span text:style-name="T3"><text:s text:c="40"/>cout &lt;&lt; string( 15, </text:span><text:span text:style-name="T7">'\n'</text:span><text:span text:style-name="T3"> );</text:span></text:p>
      <text:p text:style-name="P51"><text:span text:style-name="T3"><text:s text:c="40"/>cout &lt;&lt; </text:span><text:span text:style-name="T7">" <text:s text:c="17"/>|Computer|"</text:span><text:span text:style-name="T3"> &lt;&lt; endl &lt;&lt; endl;</text:span></text:p>
      <text:p text:style-name="P51"><text:span text:style-name="T3"><text:s text:c="40"/>cout &lt;&lt; </text:span><text:span text:style-name="T7">"Turn Total: 0 <text:s text:c="24"/>Score: "</text:span><text:span text:style-name="T3"> &lt;&lt; compScore &lt;&lt; endl;</text:span></text:p>
      <text:p text:style-name="P51"><text:span text:style-name="T3"><text:s text:c="40"/>diceIs.face1();</text:span><text:span text:style-name="T1">//diceArt1();</text:span></text:p>
      <text:p text:style-name="P51"><text:span text:style-name="T3"><text:s text:c="40"/>userTurn = </text:span><text:span text:style-name="T8">true</text:span><text:span text:style-name="T3">;</text:span></text:p>
      <text:p text:style-name="P21"><text:s text:c="40"/>cout &lt;&lt; endl;</text:p>
      <text:p text:style-name="P21"><text:s text:c="40"/></text:p>
      <text:p text:style-name="P21"><text:s text:c="36"/>}</text:p>
      <text:p text:style-name="P51"><text:span text:style-name="T3"><text:s text:c="36"/></text:span><text:span text:style-name="T8">else</text:span><text:span text:style-name="T3"> </text:span><text:span text:style-name="T8">if</text:span><text:span text:style-name="T3"> (dice == 2) {</text:span></text:p>
      <text:p text:style-name="P21"><text:s text:c="40"/>print.compClearScreen(turnTotal, dice, compScore);</text:p>
      <text:p text:style-name="P51"><text:span text:style-name="T3"><text:s text:c="40"/>diceIs.face2();</text:span><text:span text:style-name="T1">//diceArt2();</text:span></text:p>
      <text:p text:style-name="P21"><text:s text:c="40"/>turnTotal += dice;</text:p>
      <text:p text:style-name="P21"><text:s text:c="40"/>cout &lt;&lt; endl;</text:p>
      <text:p text:style-name="P21"><text:s text:c="36"/>}</text:p>
      <text:p text:style-name="P51"><text:span text:style-name="T3"><text:s text:c="36"/></text:span><text:span text:style-name="T8">else</text:span><text:span text:style-name="T3"> </text:span><text:span text:style-name="T8">if</text:span><text:span text:style-name="T3"> (dice == 3) {</text:span></text:p>
      <text:p text:style-name="P21"><text:s text:c="40"/>print.compClearScreen(turnTotal, dice, compScore);</text:p>
      <text:p text:style-name="P51"><text:span text:style-name="T3"><text:s text:c="40"/>diceIs.face3();</text:span><text:span text:style-name="T1">//diceArt3();</text:span></text:p>
      <text:p text:style-name="P21"><text:s text:c="40"/>turnTotal += dice;</text:p>
      <text:p text:style-name="P21"><text:s text:c="40"/>cout &lt;&lt; endl;</text:p>
      <text:p text:style-name="P21"><text:s text:c="36"/>}</text:p>
      <text:p text:style-name="P51"><text:span text:style-name="T3"><text:s text:c="36"/></text:span><text:span text:style-name="T8">else</text:span><text:span text:style-name="T3"> </text:span><text:span text:style-name="T8">if</text:span><text:span text:style-name="T3"> (dice == 4) {</text:span></text:p>
      <text:p text:style-name="P21"><text:s text:c="40"/>print.compClearScreen(turnTotal, dice, compScore);</text:p>
      <text:p text:style-name="P51"><text:span text:style-name="T3"><text:s text:c="40"/>diceIs.face4();</text:span><text:span text:style-name="T1">//diceArt4();</text:span></text:p>
      <text:p text:style-name="P21"><text:s text:c="40"/>turnTotal += dice;</text:p>
      <text:p text:style-name="P21"><text:s text:c="40"/>cout &lt;&lt; endl;</text:p>
      <text:p text:style-name="P21"><text:s text:c="36"/>}</text:p>
      <text:p text:style-name="P51"><text:span text:style-name="T3"><text:s text:c="36"/></text:span><text:span text:style-name="T8">else</text:span><text:span text:style-name="T3"> </text:span><text:span text:style-name="T8">if</text:span><text:span text:style-name="T3"> (dice == 5) {</text:span></text:p>
      <text:p text:style-name="P21"><text:s text:c="40"/>print.compClearScreen(turnTotal, dice, compScore);</text:p>
      <text:p text:style-name="P51"><text:span text:style-name="T3"><text:s text:c="40"/>diceIs.face5();</text:span><text:span text:style-name="T1">//diceArt5();</text:span></text:p>
      <text:p text:style-name="P21"><text:s text:c="40"/>turnTotal += dice;</text:p>
      <text:p text:style-name="P21"><text:s text:c="40"/>cout &lt;&lt; endl;</text:p>
      <text:p text:style-name="P21"><text:s text:c="36"/>}</text:p>
      <text:p text:style-name="P51"><text:span text:style-name="T3"><text:s text:c="36"/></text:span><text:span text:style-name="T8">else</text:span><text:span text:style-name="T3"> </text:span><text:span text:style-name="T8">if</text:span><text:span text:style-name="T3"> (dice == 6) {</text:span></text:p>
      <text:p text:style-name="P21"><text:s text:c="40"/>print.compClearScreen(turnTotal, dice, compScore);</text:p>
      <text:p text:style-name="P51"><text:span text:style-name="T3"><text:s text:c="40"/>diceIs.face6();</text:span><text:span text:style-name="T1">//diceArt6();</text:span></text:p>
      <text:p text:style-name="P21"><text:s text:c="40"/>turnTotal += dice;</text:p>
      <text:p text:style-name="P21"><text:s text:c="40"/>cout &lt;&lt; endl;</text:p>
      <text:p text:style-name="P21"><text:s text:c="36"/>}</text:p>
      <text:p text:style-name="P21"><text:s text:c="36"/>checkLoss(GOAL, turnTotal, compScore, loss, bet);</text:p>
      <text:p text:style-name="P51"><text:span text:style-name="T3"><text:s text:c="36"/>rolled = </text:span><text:span text:style-name="T8">true</text:span><text:span text:style-name="T3">;</text:span></text:p>
      <text:p text:style-name="P21"><text:s text:c="32"/>}</text:p>
      <text:p text:style-name="P51"><text:span text:style-name="T3"><text:s text:c="32"/></text:span><text:span text:style-name="T8">else</text:span><text:span text:style-name="T3"> {</text:span></text:p>
      <text:p text:style-name="P51"><text:span text:style-name="T3"><text:s text:c="36"/>cout &lt;&lt; </text:span><text:span text:style-name="T7">"If you are seeing this, then something horribly wrong has happened."</text:span><text:span text:style-name="T3">;</text:span></text:p>
      <text:p text:style-name="P21"><text:s text:c="32"/>}</text:p>
      <text:p text:style-name="P21"><text:s text:c="32"/></text:p>
      <text:p text:style-name="P21"><text:s text:c="28"/>}</text:p>
      <text:p text:style-name="P51"><text:span text:style-name="T3"><text:s text:c="28"/></text:span><text:span text:style-name="T8">else</text:span><text:span text:style-name="T3"> {</text:span></text:p>
      <text:p text:style-name="P51"><text:span text:style-name="T3"><text:s text:c="32"/>cout &lt;&lt; </text:span><text:span text:style-name="T7">"If you are seeing this, then something horribly wrong has happened."</text:span><text:span text:style-name="T3"> &lt;&lt; endl;</text:span></text:p>
      <text:p text:style-name="P21"><text:s text:c="28"/>}</text:p>
      <text:p text:style-name="P51"><text:span text:style-name="T3"><text:s text:c="28"/></text:span><text:span text:style-name="T1">//computer delay between turns</text:span></text:p>
      <text:p text:style-name="P51"><text:soft-page-break/><text:span text:style-name="T3"><text:s text:c="28"/></text:span><text:span text:style-name="T8">for</text:span><text:span text:style-name="T3"> (</text:span><text:span text:style-name="T8">int</text:span><text:span text:style-name="T3"> x = 0; x &lt; 2; x++) {</text:span></text:p>
      <text:p text:style-name="P21"><text:s text:c="32"/>time_t t1, t2;</text:p>
      <text:p text:style-name="P21"><text:s text:c="32"/>t1 = time(0);</text:p>
      <text:p text:style-name="P51"><text:span text:style-name="T3"><text:s text:c="32"/></text:span><text:span text:style-name="T8">do</text:span><text:span text:style-name="T3"> {</text:span></text:p>
      <text:p text:style-name="P21"><text:s text:c="36"/>t2 = time(0);</text:p>
      <text:p text:style-name="P51"><text:span text:style-name="T3"><text:s text:c="32"/>} </text:span><text:span text:style-name="T8">while</text:span><text:span text:style-name="T3"> (difftime (t2, t1) &lt; 1);</text:span></text:p>
      <text:p text:style-name="P21"><text:s text:c="28"/>}</text:p>
      <text:p text:style-name="P51"><text:span text:style-name="T3"><text:s text:c="24"/>} </text:span><text:span text:style-name="T8">while</text:span><text:span text:style-name="T3"> (userTurn == </text:span><text:span text:style-name="T8">false</text:span><text:span text:style-name="T3"> &amp;&amp; win == </text:span><text:span text:style-name="T8">false</text:span><text:span text:style-name="T3"> &amp;&amp; loss == </text:span><text:span text:style-name="T8">false</text:span><text:span text:style-name="T3">);</text:span></text:p>
      <text:p text:style-name="P21"><text:s text:c="20"/>}</text:p>
      <text:p text:style-name="P21"><text:s text:c="16"/>}</text:p>
      <text:p text:style-name="P21"><text:s text:c="16"/>gamesPlayed++;</text:p>
      <text:p text:style-name="P21"><text:s text:c="16"/></text:p>
      <text:p text:style-name="P51"><text:span text:style-name="T3"><text:s text:c="16"/>cout &lt;&lt; endl &lt;&lt; </text:span><text:span text:style-name="T7">"Rolls Stats:"</text:span><text:span text:style-name="T3"> &lt;&lt; endl;</text:span></text:p>
      <text:p text:style-name="P21"><text:s text:c="16"/>cout &lt;&lt; endl;</text:p>
      <text:p text:style-name="P21"><text:s text:c="16"/>sortArray(rollHistory, j);</text:p>
      <text:p text:style-name="P21"><text:s text:c="16"/>moneyWon = earnings(win, bet);</text:p>
      <text:p text:style-name="P21"><text:s text:c="16"/>betHistory[i] = moneyWon;</text:p>
      <text:p text:style-name="P21"><text:s text:c="16"/>i++;</text:p>
      <text:p text:style-name="P21"><text:s text:c="16"/></text:p>
      <text:p text:style-name="P51"><text:span text:style-name="T3"><text:s text:c="16"/>cout &lt;&lt; </text:span><text:span text:style-name="T7">"Play again?"</text:span><text:span text:style-name="T3">;</text:span></text:p>
      <text:p text:style-name="P21"><text:s text:c="16"/>cin &gt;&gt; playAgain;</text:p>
      <text:p text:style-name="P21"><text:s text:c="16"/></text:p>
      <text:p text:style-name="P21"><text:s text:c="16"/></text:p>
      <text:p text:style-name="P51"><text:span text:style-name="T3"><text:s text:c="16"/></text:span><text:span text:style-name="T8">try</text:span><text:span text:style-name="T3"> {</text:span></text:p>
      <text:p text:style-name="P51"><text:span text:style-name="T3"><text:s text:c="20"/></text:span><text:span text:style-name="T8">if</text:span><text:span text:style-name="T3">(playAgain != </text:span><text:span text:style-name="T7">'y'</text:span><text:span text:style-name="T3"> || playAgain != </text:span><text:span text:style-name="T7">'n'</text:span><text:span text:style-name="T3">){</text:span></text:p>
      <text:p text:style-name="P51"><text:span text:style-name="T3"><text:s text:c="24"/></text:span><text:span text:style-name="T8">throw</text:span><text:span text:style-name="T3"> 3;</text:span></text:p>
      <text:p text:style-name="P21"><text:s text:c="20"/>}</text:p>
      <text:p text:style-name="P21"><text:s text:c="16"/>}</text:p>
      <text:p text:style-name="P21"><text:s text:c="16"/></text:p>
      <text:p text:style-name="P21"><text:s text:c="16"/></text:p>
      <text:p text:style-name="P51"><text:span text:style-name="T3"><text:s text:c="16"/></text:span><text:span text:style-name="T8">catch</text:span><text:span text:style-name="T3"> (</text:span><text:span text:style-name="T8">int</text:span><text:span text:style-name="T3"> e) {</text:span></text:p>
      <text:p text:style-name="P51"><text:span text:style-name="T3"><text:s text:c="20"/>cout &lt;&lt; </text:span><text:span text:style-name="T7">"Error number: "</text:span><text:span text:style-name="T3"> &lt;&lt; e &lt;&lt; endl;</text:span></text:p>
      <text:p text:style-name="P21"><text:s text:c="16"/>}</text:p>
      <text:p text:style-name="P21"><text:s text:c="16"/></text:p>
      <text:p text:style-name="P21"><text:s text:c="16"/></text:p>
      <text:p text:style-name="P51"><text:span text:style-name="T3"><text:s text:c="12"/>} </text:span><text:span text:style-name="T8">while</text:span><text:span text:style-name="T3"> (toupper(playAgain) == </text:span><text:span text:style-name="T7">'Y'</text:span><text:span text:style-name="T3">);</text:span></text:p>
      <text:p text:style-name="P51"><text:span text:style-name="T3"><text:s text:c="12"/></text:span><text:span text:style-name="T1">//writing all the money won and lost and total across games</text:span></text:p>
      <text:p text:style-name="P51"><text:span text:style-name="T3"><text:s text:c="12"/>cout &lt;&lt; </text:span><text:span text:style-name="T7">"Gambling receipt has been printed to a file."</text:span><text:span text:style-name="T3">;</text:span></text:p>
      <text:p text:style-name="P21"><text:s text:c="12"/>ofstream outputFile;</text:p>
      <text:p text:style-name="P51"><text:span text:style-name="T3"><text:s text:c="12"/>outputFile.open(</text:span><text:span text:style-name="T7">"receipt.txt"</text:span><text:span text:style-name="T3">);</text:span></text:p>
      <text:p text:style-name="P51"><text:span text:style-name="T3"><text:s text:c="12"/></text:span><text:span text:style-name="T8">for</text:span><text:span text:style-name="T3"> (</text:span><text:span text:style-name="T8">int</text:span><text:span text:style-name="T3"> j = 0; j &lt; gamesPlayed; j++) {</text:span></text:p>
      <text:p text:style-name="P51"><text:span text:style-name="T3"><text:s text:c="16"/>outputFile &lt;&lt; </text:span><text:span text:style-name="T7">"Game: "</text:span><text:span text:style-name="T3"> &lt;&lt; j + 1 &lt;&lt; </text:span><text:span text:style-name="T7">" <text:s text:c="6"/>Money won: $ "</text:span><text:span text:style-name="T3"> &lt;&lt; setw(8) &lt;&lt; betHistory[j] &lt;&lt; endl;</text:span></text:p>
      <text:p text:style-name="P21"><text:s text:c="16"/>total += betHistory[j];</text:p>
      <text:p text:style-name="P21"><text:s text:c="12"/>}</text:p>
      <text:p text:style-name="P51"><text:span text:style-name="T3"><text:s text:c="12"/>outputFile &lt;&lt; </text:span><text:span text:style-name="T7">" <text:s text:c="23"/>------------"</text:span><text:span text:style-name="T3"> &lt;&lt; endl;</text:span></text:p>
      <text:p text:style-name="P51"><text:span text:style-name="T3"><text:s text:c="12"/>outputFile &lt;&lt; </text:span><text:span text:style-name="T7">" <text:s text:c="25"/>"</text:span><text:span text:style-name="T3"> &lt;&lt; setw(9) &lt;&lt; total;</text:span></text:p>
      <text:p text:style-name="P21"><text:s text:c="12"/>outputFile.close();</text:p>
      <text:p text:style-name="P21"><text:s text:c="8"/>}</text:p>
      <text:p text:style-name="P51"><text:span text:style-name="T3"><text:s text:c="12"/></text:span><text:span text:style-name="T8">break</text:span><text:span text:style-name="T3">;</text:span></text:p>
      <text:p text:style-name="P21"><text:s text:c="12"/></text:p>
      <text:p text:style-name="P51"><text:span text:style-name="T3"><text:s text:c="12"/></text:span><text:span text:style-name="T1">//How to play</text:span></text:p>
      <text:p text:style-name="P51"><text:span text:style-name="T3"><text:s text:c="8"/></text:span><text:span text:style-name="T8">case</text:span><text:span text:style-name="T3"> 2: {</text:span></text:p>
      <text:p text:style-name="P51"><text:span text:style-name="T3"><text:s text:c="12"/></text:span><text:span text:style-name="T1">//Declare file to be read from</text:span></text:p>
      <text:p text:style-name="P21"><text:s text:c="12"/>fstream inFile;</text:p>
      <text:p text:style-name="P21"><text:s text:c="12"/>string word;</text:p>
      <text:p text:style-name="P51"><text:span text:style-name="T3"><text:s text:c="12"/>cout &lt;&lt; </text:span><text:span text:style-name="T7">"=============================================================================="</text:span><text:span text:style-name="T3"> &lt;&lt; endl;</text:span></text:p>
      <text:p text:style-name="P51"><text:span text:style-name="T3"><text:s text:c="12"/>inFile.open(</text:span><text:span text:style-name="T7">"HowToPlay.txt"</text:span><text:span text:style-name="T3">, ios::in);</text:span></text:p>
      <text:p text:style-name="P51"><text:soft-page-break/><text:span text:style-name="T3"><text:s text:c="12"/></text:span><text:span text:style-name="T8">if</text:span><text:span text:style-name="T3"> (inFile) {</text:span></text:p>
      <text:p text:style-name="P21"><text:s text:c="16"/>getline(inFile, word);</text:p>
      <text:p text:style-name="P51"><text:span text:style-name="T3"><text:s text:c="16"/></text:span><text:span text:style-name="T8">while</text:span><text:span text:style-name="T3">(inFile){</text:span></text:p>
      <text:p text:style-name="P21"><text:s text:c="20"/>cout &lt;&lt; word;</text:p>
      <text:p text:style-name="P21"><text:s text:c="20"/>getline(inFile, word);</text:p>
      <text:p text:style-name="P21"><text:s text:c="16"/>}</text:p>
      <text:p text:style-name="P21"><text:s text:c="16"/>inFile.close();</text:p>
      <text:p text:style-name="P21"><text:s text:c="12"/>}</text:p>
      <text:p text:style-name="P51"><text:span text:style-name="T3"><text:s text:c="12"/></text:span><text:span text:style-name="T8">else</text:span><text:span text:style-name="T3"> {</text:span></text:p>
      <text:p text:style-name="P51"><text:span text:style-name="T3"><text:s text:c="16"/>cout &lt;&lt; </text:span><text:span text:style-name="T7">"error"</text:span><text:span text:style-name="T3">;</text:span></text:p>
      <text:p text:style-name="P21"><text:s text:c="12"/>}</text:p>
      <text:p text:style-name="P51"><text:span text:style-name="T3"><text:s text:c="12"/>cout &lt;&lt; endl &lt;&lt; </text:span><text:span text:style-name="T7">"=============================================================================="</text:span><text:span text:style-name="T3"> &lt;&lt; endl;</text:span></text:p>
      <text:p text:style-name="P21"><text:s text:c="12"/>cout &lt;&lt; endl;</text:p>
      <text:p text:style-name="P21"><text:s text:c="8"/>}</text:p>
      <text:p text:style-name="P21"><text:s text:c="12"/></text:p>
      <text:p text:style-name="P51"><text:span text:style-name="T3"><text:s text:c="12"/></text:span><text:span text:style-name="T8">break</text:span><text:span text:style-name="T3">;</text:span></text:p>
      <text:p text:style-name="P21"><text:s text:c="12"/></text:p>
      <text:p text:style-name="P51"><text:span text:style-name="T3"><text:s text:c="12"/></text:span><text:span text:style-name="T1">//Dice throw checker (for users who are unsure of the probability of computer dice)</text:span></text:p>
      <text:p text:style-name="P51"><text:span text:style-name="T3"><text:s text:c="8"/></text:span><text:span text:style-name="T8">case</text:span><text:span text:style-name="T3"> 3: {</text:span></text:p>
      <text:p text:style-name="P21"><text:s text:c="12"/>cout &lt;&lt; endl;</text:p>
      <text:p text:style-name="P21"><text:s text:c="12"/></text:p>
      <text:p text:style-name="P51"><text:span text:style-name="T3"><text:s text:c="12"/></text:span><text:span text:style-name="T1">//Declare Variables</text:span></text:p>
      <text:p text:style-name="P51"><text:span text:style-name="T3"><text:s text:c="12"/></text:span><text:span text:style-name="T8">char</text:span><text:span text:style-name="T3"> dice;</text:span></text:p>
      <text:p text:style-name="P51"><text:span text:style-name="T3"><text:s text:c="12"/></text:span><text:span text:style-name="T8">int</text:span><text:span text:style-name="T3"> throws;</text:span></text:p>
      <text:p text:style-name="P51"><text:span text:style-name="T3"><text:s text:c="12"/></text:span><text:span text:style-name="T8">char</text:span><text:span text:style-name="T3"> throwAgain;</text:span></text:p>
      <text:p text:style-name="P51"><text:span text:style-name="T3"><text:s text:c="12"/></text:span><text:span text:style-name="T8">char</text:span><text:span text:style-name="T3"> throwAgain2;</text:span></text:p>
      <text:p text:style-name="P21"><text:s text:c="12"/>fstream binaryFile;</text:p>
      <text:p text:style-name="P21"><text:s text:c="12"/></text:p>
      <text:p text:style-name="P51"><text:span text:style-name="T3"><text:s text:c="12"/></text:span><text:span text:style-name="T1">//Set our random number seed</text:span></text:p>
      <text:p text:style-name="P51"><text:span text:style-name="T3"><text:s text:c="12"/>srand(</text:span><text:span text:style-name="T8">static_cast</text:span><text:span text:style-name="T3">&lt;</text:span><text:span text:style-name="T8">unsigned</text:span><text:span text:style-name="T3"> </text:span><text:span text:style-name="T8">int</text:span><text:span text:style-name="T3">&gt;(time(0)));</text:span></text:p>
      <text:p text:style-name="P21"><text:s text:c="12"/></text:p>
      <text:p text:style-name="P51"><text:span text:style-name="T3"><text:s text:c="12"/></text:span><text:span text:style-name="T1">//Repeat program?</text:span></text:p>
      <text:p text:style-name="P51"><text:span text:style-name="T3"><text:s text:c="12"/></text:span><text:span text:style-name="T8">do</text:span><text:span text:style-name="T3"> {</text:span></text:p>
      <text:p text:style-name="P51"><text:span text:style-name="T3"><text:s text:c="16"/></text:span><text:span text:style-name="T1">//Initialize each outcome</text:span></text:p>
      <text:p text:style-name="P51"><text:span text:style-name="T3"><text:s text:c="16"/></text:span><text:span text:style-name="T8">int</text:span><text:span text:style-name="T3"> c[6] = {0,0,0,0,0,0};</text:span></text:p>
      <text:p text:style-name="P21"><text:s text:c="16"/></text:p>
      <text:p text:style-name="P51"><text:span text:style-name="T3"><text:s text:c="16"/></text:span><text:span text:style-name="T1">//Input the number of throws</text:span></text:p>
      <text:p text:style-name="P51"><text:span text:style-name="T3"><text:s text:c="16"/></text:span><text:span text:style-name="T8">do</text:span><text:span text:style-name="T3"> {</text:span></text:p>
      <text:p text:style-name="P51"><text:span text:style-name="T3"><text:s text:c="20"/>cout &lt;&lt; </text:span><text:span text:style-name="T7">"How many times do you want to throw the 6-sides dice? "</text:span><text:span text:style-name="T3">;</text:span></text:p>
      <text:p text:style-name="P21"><text:s text:c="20"/>cin &gt;&gt; throws;</text:p>
      <text:p text:style-name="P21"><text:s text:c="20"/></text:p>
      <text:p text:style-name="P51"><text:span text:style-name="T3"><text:s text:c="16"/>} </text:span><text:span text:style-name="T8">while</text:span><text:span text:style-name="T3"> (!(throws &gt; 0 &amp;&amp; throws &lt; 1e9));</text:span></text:p>
      <text:p text:style-name="P21"><text:s text:c="16"/></text:p>
      <text:p text:style-name="P51"><text:span text:style-name="T3"><text:s text:c="16"/></text:span><text:span text:style-name="T1">//Loop the number of times to throw the dice</text:span></text:p>
      <text:p text:style-name="P51"><text:span text:style-name="T3"><text:s text:c="16"/></text:span><text:span text:style-name="T8">for</text:span><text:span text:style-name="T3">(</text:span><text:span text:style-name="T8">int</text:span><text:span text:style-name="T3"> roll = 1; roll &lt;= throws; roll++) {</text:span></text:p>
      <text:p text:style-name="P51"><text:span text:style-name="T3"><text:s text:c="20"/></text:span><text:span text:style-name="T1">//Roll the dice</text:span></text:p>
      <text:p text:style-name="P51"><text:span text:style-name="T3"><text:s text:c="20"/>dice = rand() % 6 + 1; <text:s text:c="3"/></text:span><text:span text:style-name="T1">//[1,6]</text:span></text:p>
      <text:p text:style-name="P21"><text:s text:c="20"/></text:p>
      <text:p text:style-name="P51"><text:span text:style-name="T3"><text:s text:c="20"/></text:span><text:span text:style-name="T1">//Determine occurrence of each throw</text:span></text:p>
      <text:p text:style-name="P21"><text:s text:c="20"/>c[dice - 1]++;</text:p>
      <text:p text:style-name="P21"><text:s text:c="16"/>}</text:p>
      <text:p text:style-name="P51"><text:span text:style-name="T3"><text:s text:c="16"/></text:span><text:span text:style-name="T1">//Write and Read to Binary File</text:span></text:p>
      <text:p text:style-name="P51"><text:span text:style-name="T3"><text:s text:c="16"/>binaryFile.open(</text:span><text:span text:style-name="T7">"test.txt"</text:span><text:span text:style-name="T3">, ios::out | ios::binary);</text:span></text:p>
      <text:p text:style-name="P51"><text:span text:style-name="T3"><text:s text:c="16"/>binaryFile.write(</text:span><text:span text:style-name="T8">reinterpret_cast</text:span><text:span text:style-name="T3">&lt;</text:span><text:span text:style-name="T8">char</text:span><text:span text:style-name="T3"> *&gt;(c), </text:span><text:span text:style-name="T8">sizeof</text:span><text:span text:style-name="T3">(c));</text:span></text:p>
      <text:p text:style-name="P21"><text:s text:c="16"/>binaryFile.close();</text:p>
      <text:p text:style-name="P51"><text:span text:style-name="T3"><text:s text:c="16"/>binaryFile.open(</text:span><text:span text:style-name="T7">"test.txt"</text:span><text:span text:style-name="T3">, ios::in | ios::binary);</text:span></text:p>
      <text:p text:style-name="P51"><text:span text:style-name="T3"><text:s text:c="16"/>binaryFile.read(</text:span><text:span text:style-name="T8">reinterpret_cast</text:span><text:span text:style-name="T3">&lt;</text:span><text:span text:style-name="T8">char</text:span><text:span text:style-name="T3"> *&gt;(c), </text:span><text:span text:style-name="T8">sizeof</text:span><text:span text:style-name="T3">(c));</text:span></text:p>
      <text:p text:style-name="P21"><text:soft-page-break/><text:s text:c="16"/>binaryFile.close();</text:p>
      <text:p text:style-name="P51"><text:span text:style-name="T3"><text:s text:c="16"/></text:span><text:span text:style-name="T1">//Output the results</text:span></text:p>
      <text:p text:style-name="P51"><text:span text:style-name="T3"><text:s text:c="16"/></text:span><text:span text:style-name="T8">for</text:span><text:span text:style-name="T3"> (</text:span><text:span text:style-name="T8">int</text:span><text:span text:style-name="T3"> j = 0; j &lt;= 5; j++) {</text:span></text:p>
      <text:p text:style-name="P51"><text:span text:style-name="T3"><text:s text:c="20"/>cout &lt;&lt; j + 1 &lt;&lt; </text:span><text:span text:style-name="T7">" occurred "</text:span><text:span text:style-name="T3"> &lt;&lt; c[j] &lt;&lt; </text:span><text:span text:style-name="T7">" times."</text:span><text:span text:style-name="T3"> &lt;&lt; endl;</text:span></text:p>
      <text:p text:style-name="P21"><text:s text:c="16"/>}</text:p>
      <text:p text:style-name="P51"><text:span text:style-name="T3"><text:s text:c="16"/>cout &lt;&lt; </text:span><text:span text:style-name="T7">"Would you like to roll again? "</text:span><text:span text:style-name="T3">;</text:span></text:p>
      <text:p text:style-name="P51"><text:span text:style-name="T3"><text:s text:c="16"/>cout &lt;&lt; </text:span><text:span text:style-name="T7">"Type Y for yes or N for no"</text:span><text:span text:style-name="T3"> &lt;&lt; endl;</text:span></text:p>
      <text:p text:style-name="P21"><text:s text:c="16"/>cin &gt;&gt; throwAgain;</text:p>
      <text:p text:style-name="P51"><text:span text:style-name="T3"><text:s text:c="12"/>} </text:span><text:span text:style-name="T8">while</text:span><text:span text:style-name="T3"> (toupper(throwAgain) == </text:span><text:span text:style-name="T7">'Y'</text:span><text:span text:style-name="T3">);</text:span></text:p>
      <text:p text:style-name="P21"><text:s text:c="12"/></text:p>
      <text:p text:style-name="P51"><text:span text:style-name="T3"><text:s text:c="12"/></text:span><text:span text:style-name="T8">do</text:span><text:span text:style-name="T3"> {</text:span></text:p>
      <text:p text:style-name="P51"><text:span text:style-name="T3"><text:s text:c="16"/></text:span><text:span text:style-name="T8">int</text:span><text:span text:style-name="T3"> sides;</text:span></text:p>
      <text:p text:style-name="P51"><text:span text:style-name="T3"><text:s text:c="16"/></text:span><text:span text:style-name="T8">int</text:span><text:span text:style-name="T3"> throws = 0;</text:span></text:p>
      <text:p text:style-name="P51"><text:span text:style-name="T3"><text:s text:c="16"/>cout &lt;&lt; </text:span><text:span text:style-name="T7">"Input number of sides on the randomly-sided dice: "</text:span><text:span text:style-name="T3">;</text:span></text:p>
      <text:p text:style-name="P21"><text:s text:c="16"/>cin &gt;&gt; sides;</text:p>
      <text:p text:style-name="P51"><text:span text:style-name="T3"><text:s text:c="16"/></text:span><text:span text:style-name="T8">do</text:span><text:span text:style-name="T3"> {</text:span></text:p>
      <text:p text:style-name="P51"><text:span text:style-name="T3"><text:s text:c="20"/>cout &lt;&lt; </text:span><text:span text:style-name="T7">"How many times do you want to throw the randomly-sided dice? "</text:span><text:span text:style-name="T3">;</text:span></text:p>
      <text:p text:style-name="P21"><text:s text:c="20"/>cin &gt;&gt; throws;</text:p>
      <text:p text:style-name="P21"><text:s text:c="20"/></text:p>
      <text:p text:style-name="P51"><text:span text:style-name="T3"><text:s text:c="16"/>} </text:span><text:span text:style-name="T8">while</text:span><text:span text:style-name="T3"> (!(throws &gt; 0 &amp;&amp; throws &lt; 1e9));</text:span></text:p>
      <text:p text:style-name="P21"><text:s text:c="16"/></text:p>
      <text:p text:style-name="P21"><text:s text:c="16"/></text:p>
      <text:p text:style-name="P51"><text:span text:style-name="T3"><text:s text:c="16"/></text:span><text:span text:style-name="T8">int</text:span><text:span text:style-name="T3"> *a = fillArray(throws, sides);</text:span></text:p>
      <text:p text:style-name="P21"><text:s text:c="16"/>ThrowResults *pointer = avgMedMode(a, throws);</text:p>
      <text:p text:style-name="P21"><text:s text:c="16"/>ThrowResults throwResults = *pointer;</text:p>
      <text:p text:style-name="P21"><text:s text:c="16"/>printStat(throwResults);</text:p>
      <text:p text:style-name="P51"><text:span text:style-name="T3"><text:s text:c="16"/></text:span><text:span text:style-name="T8">delete</text:span><text:span text:style-name="T3"> []a;</text:span></text:p>
      <text:p text:style-name="P51"><text:span text:style-name="T3"><text:s text:c="16"/>cout &lt;&lt; </text:span><text:span text:style-name="T7">"Would you like to roll again? "</text:span><text:span text:style-name="T3">;</text:span></text:p>
      <text:p text:style-name="P51"><text:span text:style-name="T3"><text:s text:c="16"/>cout &lt;&lt; </text:span><text:span text:style-name="T7">"Type Y for yes or N for no"</text:span><text:span text:style-name="T3"> &lt;&lt; endl;</text:span></text:p>
      <text:p text:style-name="P21"><text:s text:c="16"/>cin &gt;&gt; throwAgain2;</text:p>
      <text:p text:style-name="P51"><text:span text:style-name="T3"><text:s text:c="12"/>} </text:span><text:span text:style-name="T8">while</text:span><text:span text:style-name="T3"> (toupper(throwAgain2) == </text:span><text:span text:style-name="T7">'Y'</text:span><text:span text:style-name="T3">);</text:span></text:p>
      <text:p text:style-name="P21"><text:s text:c="12"/></text:p>
      <text:p text:style-name="P51"><text:span text:style-name="T3"><text:s text:c="12"/></text:span><text:span text:style-name="T8">break</text:span><text:span text:style-name="T3">;</text:span></text:p>
      <text:p text:style-name="P21"><text:s text:c="8"/>}</text:p>
      <text:p text:style-name="P51"><text:span text:style-name="T3"><text:s text:c="12"/></text:span><text:span text:style-name="T1">//Competence tester</text:span></text:p>
      <text:p text:style-name="P51"><text:span text:style-name="T3"><text:s text:c="8"/></text:span><text:span text:style-name="T8">case</text:span><text:span text:style-name="T3"> 4: {</text:span></text:p>
      <text:p text:style-name="P51"><text:span text:style-name="T3"><text:s text:c="12"/></text:span><text:span text:style-name="T8">int</text:span><text:span text:style-name="T3"> numUsers;</text:span></text:p>
      <text:p text:style-name="P51"><text:span text:style-name="T3"><text:s text:c="12"/></text:span><text:span text:style-name="T8">const</text:span><text:span text:style-name="T3"> </text:span><text:span text:style-name="T8">int</text:span><text:span text:style-name="T3"> SERIES_SIZE = 3;</text:span></text:p>
      <text:p text:style-name="P51"><text:span text:style-name="T3"><text:s text:c="12"/></text:span><text:span text:style-name="T8">char</text:span><text:span text:style-name="T3"> series[SERIES_SIZE];</text:span></text:p>
      <text:p text:style-name="P51"><text:span text:style-name="T3"><text:s text:c="12"/>cout &lt;&lt; </text:span><text:span text:style-name="T7">"How many users will be particpating? :"</text:span><text:span text:style-name="T3">;</text:span></text:p>
      <text:p text:style-name="P21"><text:s text:c="12"/>cin &gt;&gt; numUsers;</text:p>
      <text:p text:style-name="P21"><text:s text:c="12"/>User *user;</text:p>
      <text:p text:style-name="P51"><text:span text:style-name="T3"><text:s text:c="12"/>user = </text:span><text:span text:style-name="T8">new</text:span><text:span text:style-name="T3"> User[numUsers];</text:span></text:p>
      <text:p text:style-name="P51"><text:span text:style-name="T3"><text:s text:c="12"/></text:span><text:span text:style-name="T8">for</text:span><text:span text:style-name="T3"> (</text:span><text:span text:style-name="T8">int</text:span><text:span text:style-name="T3"> i = 0; i &lt; numUsers; i++) {</text:span></text:p>
      <text:p text:style-name="P51"><text:span text:style-name="T3"><text:s text:c="16"/></text:span><text:span text:style-name="T8">bool</text:span><text:span text:style-name="T3"> competent = </text:span><text:span text:style-name="T8">true</text:span><text:span text:style-name="T3">;</text:span></text:p>
      <text:p text:style-name="P51"><text:span text:style-name="T3"><text:s text:c="16"/></text:span><text:span text:style-name="T8">bool</text:span><text:span text:style-name="T3"> next = </text:span><text:span text:style-name="T8">false</text:span><text:span text:style-name="T3">;</text:span></text:p>
      <text:p text:style-name="P21"><text:s text:c="16"/>cin.ignore();</text:p>
      <text:p text:style-name="P51"><text:span text:style-name="T3"><text:s text:c="16"/>cout &lt;&lt; </text:span><text:span text:style-name="T7">"Test for user "</text:span><text:span text:style-name="T3"> &lt;&lt; i + 1 &lt;&lt; </text:span><text:span text:style-name="T7">": "</text:span><text:span text:style-name="T3"> &lt;&lt; endl;</text:span></text:p>
      <text:p text:style-name="P51"><text:span text:style-name="T3"><text:s text:c="16"/>cout &lt;&lt; </text:span><text:span text:style-name="T7">"Input your name: "</text:span><text:span text:style-name="T3">;</text:span></text:p>
      <text:p text:style-name="P21"><text:s text:c="16"/>getline(cin, user[i].name);</text:p>
      <text:p text:style-name="P51"><text:span text:style-name="T3"><text:s text:c="16"/>cout &lt;&lt; </text:span><text:span text:style-name="T7">"Input your age: "</text:span><text:span text:style-name="T3">;</text:span></text:p>
      <text:p text:style-name="P21"><text:s text:c="16"/>cin &gt;&gt; user[i].age;</text:p>
      <text:p text:style-name="P21"><text:s text:c="16"/>cin.ignore();</text:p>
      <text:p text:style-name="P51"><text:span text:style-name="T3"><text:s text:c="16"/>cout &lt;&lt; </text:span><text:span text:style-name="T7">"Input your race: "</text:span><text:span text:style-name="T3">;</text:span></text:p>
      <text:p text:style-name="P21"><text:s text:c="16"/>getline(cin, user[i].race);</text:p>
      <text:p text:style-name="P51"><text:span text:style-name="T3"><text:s text:c="16"/>cout &lt;&lt; </text:span><text:span text:style-name="T7">"Input your gender: "</text:span><text:span text:style-name="T3">;</text:span></text:p>
      <text:p text:style-name="P21"><text:s text:c="16"/>cin &gt;&gt; user[i].gender;</text:p>
      <text:p text:style-name="P51"><text:span text:style-name="T3"><text:s text:c="16"/>cout &lt;&lt; </text:span><text:span text:style-name="T7">"Thank you. Now to start."</text:span><text:span text:style-name="T3"> &lt;&lt; endl;</text:span></text:p>
      <text:p text:style-name="P51"><text:span text:style-name="T3"><text:s text:c="16"/>cout &lt;&lt; </text:span><text:span text:style-name="T7">"If you can follow simple instructions than you should be able to run this program. <text:s/>Let's give </text:span><text:soft-page-break/><text:span text:style-name="T7">you a little test."</text:span><text:span text:style-name="T3"> &lt;&lt; endl;</text:span></text:p>
      <text:p text:style-name="P51"><text:span text:style-name="T3"><text:s text:c="16"/></text:span><text:span text:style-name="T8">while</text:span><text:span text:style-name="T3"> (competent == </text:span><text:span text:style-name="T8">true</text:span><text:span text:style-name="T3"> &amp;&amp; next == </text:span><text:span text:style-name="T8">false</text:span><text:span text:style-name="T3">) {</text:span></text:p>
      <text:p text:style-name="P51"><text:span text:style-name="T3"><text:s text:c="20"/>cout &lt;&lt; </text:span><text:span text:style-name="T7">"The first test is a simple question: What is your favorite day? <text:s/>(Enter number)"</text:span><text:span text:style-name="T3"> &lt;&lt; endl;</text:span></text:p>
      <text:p text:style-name="P51"><text:span text:style-name="T3"><text:s text:c="20"/>cout &lt;&lt; </text:span><text:span text:style-name="T7">"1)FRIDAY 2)SATURDAY 3)SUNDAY 4)THURSDAY 5)WEDNESDAY 6)TUEDSAY 7)MONDAY"</text:span><text:span text:style-name="T3">;</text:span></text:p>
      <text:p text:style-name="P51"><text:span text:style-name="T3"><text:s text:c="20"/></text:span><text:span text:style-name="T8">int</text:span><text:span text:style-name="T3"> x;</text:span></text:p>
      <text:p text:style-name="P21"><text:s text:c="20"/>cin &gt;&gt; x;</text:p>
      <text:p text:style-name="P51"><text:span text:style-name="T3"><text:s text:c="20"/>user[i].favoriteDay = </text:span><text:span text:style-name="T8">static_cast</text:span><text:span text:style-name="T3">&lt;Day&gt;(x);</text:span></text:p>
      <text:p text:style-name="P51"><text:span text:style-name="T3"><text:s text:c="20"/></text:span><text:span text:style-name="T8">if</text:span><text:span text:style-name="T3"> (x &gt; THURSDAY) {</text:span></text:p>
      <text:p text:style-name="P51"><text:span text:style-name="T3"><text:s text:c="24"/>competent = </text:span><text:span text:style-name="T8">false</text:span><text:span text:style-name="T3">;</text:span></text:p>
      <text:p text:style-name="P51"><text:span text:style-name="T3"><text:s text:c="24"/>cout &lt;&lt; </text:span><text:span text:style-name="T7">"No person likes weekdays over the weekend. You have failed."</text:span><text:span text:style-name="T3"> &lt;&lt; endl;</text:span></text:p>
      <text:p text:style-name="P51"><text:span text:style-name="T3"><text:s text:c="24"/></text:span><text:span text:style-name="T8">break</text:span><text:span text:style-name="T3">;</text:span></text:p>
      <text:p text:style-name="P21"><text:s text:c="20"/>}</text:p>
      <text:p text:style-name="P51"><text:span text:style-name="T3"><text:s text:c="20"/></text:span><text:span text:style-name="T8">else</text:span><text:span text:style-name="T3"> {</text:span></text:p>
      <text:p text:style-name="P51"><text:span text:style-name="T3"><text:s text:c="24"/>cout &lt;&lt; </text:span><text:span text:style-name="T7">"Good. Now type a series without spaces. Type a symbol, followed by a digit, followed by an upper-case letter: "</text:span><text:span text:style-name="T3">;</text:span></text:p>
      <text:p text:style-name="P21"><text:s text:c="24"/>cin &gt;&gt; series;</text:p>
      <text:p text:style-name="P21"><text:s text:c="24"/>cin.getline(series, SERIES_SIZE);</text:p>
      <text:p text:style-name="P21"><text:s text:c="24"/>cout &lt;&lt; endl;</text:p>
      <text:p text:style-name="P51"><text:span text:style-name="T3"><text:s text:c="24"/></text:span><text:span text:style-name="T8">if</text:span><text:span text:style-name="T3">(!ispunct(series[0]) &amp;&amp; !isdigit(series[1]) &amp;&amp; !isupper(series[2])) {</text:span></text:p>
      <text:p text:style-name="P51"><text:span text:style-name="T3"><text:s text:c="28"/>competent = </text:span><text:span text:style-name="T8">false</text:span><text:span text:style-name="T3">;</text:span></text:p>
      <text:p text:style-name="P51"><text:span text:style-name="T3"><text:s text:c="28"/>cout &lt;&lt; </text:span><text:span text:style-name="T7">"You have failed"</text:span><text:span text:style-name="T3"> &lt;&lt; endl;</text:span></text:p>
      <text:p text:style-name="P51"><text:span text:style-name="T3"><text:s text:c="28"/></text:span><text:span text:style-name="T8">break</text:span><text:span text:style-name="T3">;</text:span></text:p>
      <text:p text:style-name="P21"><text:s text:c="24"/>}</text:p>
      <text:p text:style-name="P51"><text:span text:style-name="T3"><text:s text:c="24"/></text:span><text:span text:style-name="T8">else</text:span><text:span text:style-name="T3"> {</text:span></text:p>
      <text:p text:style-name="P51"><text:span text:style-name="T3"><text:s text:c="28"/>user[i].pass = </text:span><text:span text:style-name="T8">true</text:span><text:span text:style-name="T3">;</text:span></text:p>
      <text:p text:style-name="P51"><text:span text:style-name="T3"><text:s text:c="28"/>cout &lt;&lt; </text:span><text:span text:style-name="T7">"Congratulations you have passed the test, you may move onto the program."</text:span><text:span text:style-name="T3"> &lt;&lt; endl;</text:span></text:p>
      <text:p text:style-name="P51"><text:span text:style-name="T3"><text:s text:c="28"/>cout &lt;&lt; </text:span><text:span text:style-name="T7">" ===================================="</text:span><text:span text:style-name="T3"> &lt;&lt; endl;</text:span></text:p>
      <text:p text:style-name="P51"><text:span text:style-name="T3"><text:s text:c="28"/>cout &lt;&lt; </text:span><text:span text:style-name="T7">"| <text:s text:c="6"/>Certificate of Competence <text:s text:c="3"/>|"</text:span><text:span text:style-name="T3"> &lt;&lt; endl;</text:span></text:p>
      <text:p text:style-name="P51"><text:span text:style-name="T3"><text:s text:c="28"/>cout &lt;&lt; </text:span><text:span text:style-name="T7">"| <text:s text:c="9"/>"</text:span><text:span text:style-name="T3"> &lt;&lt; user[i].name &lt;&lt; endl;</text:span></text:p>
      <text:p text:style-name="P51"><text:span text:style-name="T3"><text:s text:c="28"/>cout &lt;&lt; </text:span><text:span text:style-name="T7">"| <text:s text:c="13"/>Great Job! <text:s text:c="11"/>|"</text:span><text:span text:style-name="T3"> &lt;&lt; endl;</text:span></text:p>
      <text:p text:style-name="P51"><text:span text:style-name="T3"><text:s text:c="28"/>cout &lt;&lt; </text:span><text:span text:style-name="T7">" ===================================="</text:span><text:span text:style-name="T3"> &lt;&lt; endl;</text:span></text:p>
      <text:p text:style-name="P51"><text:span text:style-name="T3"><text:s text:c="28"/>next = </text:span><text:span text:style-name="T8">true</text:span><text:span text:style-name="T3">;</text:span></text:p>
      <text:p text:style-name="P21"><text:s text:c="24"/>}</text:p>
      <text:p text:style-name="P21"><text:s text:c="20"/>}</text:p>
      <text:p text:style-name="P21"><text:s text:c="20"/></text:p>
      <text:p text:style-name="P21"><text:s text:c="16"/>}</text:p>
      <text:p text:style-name="P21"><text:s text:c="12"/>}</text:p>
      <text:p text:style-name="P51"><text:span text:style-name="T3"><text:s text:c="12"/></text:span><text:span text:style-name="T8">break</text:span><text:span text:style-name="T3">;</text:span></text:p>
      <text:p text:style-name="P21"><text:s text:c="8"/>}</text:p>
      <text:p text:style-name="P51"><text:span text:style-name="T3"><text:s text:c="12"/></text:span><text:span text:style-name="T1">//Quit program</text:span></text:p>
      <text:p text:style-name="P51"><text:span text:style-name="T3"><text:s text:c="8"/></text:span><text:span text:style-name="T8">case</text:span><text:span text:style-name="T3"> 5: {</text:span></text:p>
      <text:p text:style-name="P21"><text:s text:c="12"/>cout &lt;&lt; endl;</text:p>
      <text:p text:style-name="P51"><text:span text:style-name="T3"><text:s text:c="12"/>cout &lt;&lt; </text:span><text:span text:style-name="T7">"Program ending."</text:span><text:span text:style-name="T3"> &lt;&lt; endl;</text:span></text:p>
      <text:p text:style-name="P21"><text:s text:c="8"/>}</text:p>
      <text:p text:style-name="P51"><text:span text:style-name="T3"><text:s text:c="12"/></text:span><text:span text:style-name="T8">break</text:span><text:span text:style-name="T3">;</text:span></text:p>
      <text:p text:style-name="P21"><text:s text:c="12"/></text:p>
      <text:p text:style-name="P51"><text:span text:style-name="T3"><text:s text:c="12"/></text:span><text:span text:style-name="T1">//Input re-entry</text:span></text:p>
      <text:p text:style-name="P51"><text:span text:style-name="T3"><text:s text:c="8"/></text:span><text:span text:style-name="T8">default</text:span><text:span text:style-name="T3">: {</text:span></text:p>
      <text:p text:style-name="P21"><text:s text:c="12"/>cout &lt;&lt; endl;</text:p>
      <text:p text:style-name="P51"><text:span text:style-name="T3"><text:s text:c="12"/>cout &lt;&lt; </text:span><text:span text:style-name="T7">"Invalid entry. Restart program and enter (1-4)."</text:span><text:span text:style-name="T3"> &lt;&lt; endl;</text:span></text:p>
      <text:p text:style-name="P21"><text:s text:c="12"/></text:p>
      <text:p text:style-name="P21"><text:s text:c="8"/>}</text:p>
      <text:p text:style-name="P21"><text:s text:c="4"/>}</text:p>
      <text:p text:style-name="P51"><text:span text:style-name="T3"><text:s text:c="4"/></text:span><text:span text:style-name="T8">return</text:span><text:span text:style-name="T3"> 0;</text:span></text:p>
      <text:p text:style-name="P21">}</text:p>
      <text:p text:style-name="P1">//delay in between rolls</text:p>
      <text:p text:style-name="P51"><text:span text:style-name="T8">void</text:span><text:span text:style-name="T3"> rolling() {</text:span></text:p>
      <text:p text:style-name="P21"><text:s text:c="4"/>time_t t1, t2;</text:p>
      <text:p text:style-name="P51"><text:soft-page-break/><text:span text:style-name="T3"><text:s text:c="4"/>cout &lt;&lt; endl &lt;&lt; </text:span><text:span text:style-name="T7">"rolling."</text:span><text:span text:style-name="T3"> &lt;&lt; flush;</text:span></text:p>
      <text:p text:style-name="P51"><text:span text:style-name="T3"><text:s text:c="4"/></text:span><text:span text:style-name="T8">for</text:span><text:span text:style-name="T3"> (</text:span><text:span text:style-name="T8">int</text:span><text:span text:style-name="T3"> x = 0; x &lt; 3; x++) {</text:span></text:p>
      <text:p text:style-name="P21"><text:s text:c="8"/>t1 = time(0);</text:p>
      <text:p text:style-name="P51"><text:span text:style-name="T3"><text:s text:c="8"/></text:span><text:span text:style-name="T8">do</text:span><text:span text:style-name="T3"> {</text:span></text:p>
      <text:p text:style-name="P21"><text:s text:c="12"/>t2 = time(0);</text:p>
      <text:p text:style-name="P51"><text:span text:style-name="T3"><text:s text:c="8"/>} </text:span><text:span text:style-name="T8">while</text:span><text:span text:style-name="T3"> (difftime (t2, t1) &lt; 1);</text:span></text:p>
      <text:p text:style-name="P51"><text:span text:style-name="T3"><text:s text:c="8"/>cout &lt;&lt; </text:span><text:span text:style-name="T7">"."</text:span><text:span text:style-name="T3"> &lt;&lt; flush;</text:span></text:p>
      <text:p text:style-name="P21"><text:s text:c="4"/>}</text:p>
      <text:p text:style-name="P21">}</text:p>
      <text:p text:style-name="P21"/>
      <text:p text:style-name="P51"><text:span text:style-name="T8">void</text:span><text:span text:style-name="T3"> diceArt1() {</text:span></text:p>
      <text:p text:style-name="P51"><text:span text:style-name="T3"><text:s text:c="4"/>cout &lt;&lt; </text:span><text:span text:style-name="T7">" <text:s text:c="19"/>------- "</text:span><text:span text:style-name="T3"> &lt;&lt;endl;</text:span></text:p>
      <text:p text:style-name="P51"><text:span text:style-name="T3"><text:s text:c="4"/>cout &lt;&lt; </text:span><text:span text:style-name="T7">" <text:s text:c="18"/>| <text:s text:c="6"/>|"</text:span><text:span text:style-name="T3"> &lt;&lt;endl;</text:span></text:p>
      <text:p text:style-name="P51"><text:span text:style-name="T3"><text:s text:c="4"/>cout &lt;&lt; </text:span><text:span text:style-name="T7">" <text:s text:c="18"/>| <text:s text:c="2"/>@ <text:s text:c="2"/>|"</text:span><text:span text:style-name="T3"> &lt;&lt;endl;</text:span></text:p>
      <text:p text:style-name="P51"><text:span text:style-name="T3"><text:s text:c="4"/>cout &lt;&lt; </text:span><text:span text:style-name="T7">" <text:s text:c="18"/>| <text:s text:c="6"/>|"</text:span><text:span text:style-name="T3"> &lt;&lt;endl;</text:span></text:p>
      <text:p text:style-name="P51"><text:span text:style-name="T3"><text:s text:c="4"/>cout &lt;&lt; </text:span><text:span text:style-name="T7">" <text:s text:c="19"/>------- "</text:span><text:span text:style-name="T3"> &lt;&lt;endl &lt;&lt; endl;</text:span></text:p>
      <text:p text:style-name="P51"><text:span text:style-name="T3"><text:s text:c="4"/>cout &lt;&lt; string( 20, </text:span><text:span text:style-name="T7">'\n'</text:span><text:span text:style-name="T3"> );</text:span></text:p>
      <text:p text:style-name="P21">}</text:p>
      <text:p text:style-name="P51"><text:span text:style-name="T8">void</text:span><text:span text:style-name="T3"> diceArt2() {</text:span></text:p>
      <text:p text:style-name="P51"><text:span text:style-name="T3"><text:s text:c="4"/>cout &lt;&lt; </text:span><text:span text:style-name="T7">" <text:s text:c="19"/>------- "</text:span><text:span text:style-name="T3"> &lt;&lt;endl;</text:span></text:p>
      <text:p text:style-name="P51"><text:span text:style-name="T3"><text:s text:c="4"/>cout &lt;&lt; </text:span><text:span text:style-name="T7">" <text:s text:c="18"/>| <text:s text:c="6"/>|"</text:span><text:span text:style-name="T3"> &lt;&lt;endl;</text:span></text:p>
      <text:p text:style-name="P51"><text:span text:style-name="T3"><text:s text:c="4"/>cout &lt;&lt; </text:span><text:span text:style-name="T7">" <text:s text:c="18"/>| @ <text:s text:c="2"/>@ |"</text:span><text:span text:style-name="T3"> &lt;&lt;endl;</text:span></text:p>
      <text:p text:style-name="P51"><text:span text:style-name="T3"><text:s text:c="4"/>cout &lt;&lt; </text:span><text:span text:style-name="T7">" <text:s text:c="18"/>| <text:s text:c="6"/>|"</text:span><text:span text:style-name="T3"> &lt;&lt;endl;</text:span></text:p>
      <text:p text:style-name="P51"><text:span text:style-name="T3"><text:s text:c="4"/>cout &lt;&lt; </text:span><text:span text:style-name="T7">" <text:s text:c="19"/>------- "</text:span><text:span text:style-name="T3"> &lt;&lt;endl &lt;&lt; endl;</text:span></text:p>
      <text:p text:style-name="P51"><text:span text:style-name="T3"><text:s text:c="4"/>cout &lt;&lt; string( 20, </text:span><text:span text:style-name="T7">'\n'</text:span><text:span text:style-name="T3"> );</text:span></text:p>
      <text:p text:style-name="P21">}</text:p>
      <text:p text:style-name="P51"><text:span text:style-name="T8">void</text:span><text:span text:style-name="T3"> diceArt3() {</text:span></text:p>
      <text:p text:style-name="P51"><text:span text:style-name="T3"><text:s text:c="4"/>cout &lt;&lt; </text:span><text:span text:style-name="T7">" <text:s text:c="19"/>------- "</text:span><text:span text:style-name="T3"> &lt;&lt;endl;</text:span></text:p>
      <text:p text:style-name="P51"><text:span text:style-name="T3"><text:s text:c="4"/>cout &lt;&lt; </text:span><text:span text:style-name="T7">" <text:s text:c="18"/>| <text:s text:c="4"/>@ |"</text:span><text:span text:style-name="T3"> &lt;&lt;endl;</text:span></text:p>
      <text:p text:style-name="P51"><text:span text:style-name="T3"><text:s text:c="4"/>cout &lt;&lt; </text:span><text:span text:style-name="T7">" <text:s text:c="18"/>| <text:s text:c="2"/>@ <text:s text:c="2"/>|"</text:span><text:span text:style-name="T3"> &lt;&lt;endl;</text:span></text:p>
      <text:p text:style-name="P51"><text:span text:style-name="T3"><text:s text:c="4"/>cout &lt;&lt; </text:span><text:span text:style-name="T7">" <text:s text:c="18"/>| @ <text:s text:c="4"/>|"</text:span><text:span text:style-name="T3"> &lt;&lt;endl;</text:span></text:p>
      <text:p text:style-name="P51"><text:span text:style-name="T3"><text:s text:c="4"/>cout &lt;&lt; </text:span><text:span text:style-name="T7">" <text:s text:c="19"/>------- "</text:span><text:span text:style-name="T3"> &lt;&lt;endl &lt;&lt; endl;</text:span></text:p>
      <text:p text:style-name="P51"><text:span text:style-name="T3"><text:s text:c="4"/>cout &lt;&lt; string( 20, </text:span><text:span text:style-name="T7">'\n'</text:span><text:span text:style-name="T3"> );</text:span></text:p>
      <text:p text:style-name="P21">}</text:p>
      <text:p text:style-name="P51"><text:span text:style-name="T8">void</text:span><text:span text:style-name="T3"> diceArt4() {</text:span></text:p>
      <text:p text:style-name="P51"><text:span text:style-name="T3"><text:s text:c="4"/>cout &lt;&lt; </text:span><text:span text:style-name="T7">" <text:s text:c="19"/>------- "</text:span><text:span text:style-name="T3"> &lt;&lt;endl;</text:span></text:p>
      <text:p text:style-name="P51"><text:span text:style-name="T3"><text:s text:c="4"/>cout &lt;&lt; </text:span><text:span text:style-name="T7">" <text:s text:c="18"/>| @ <text:s text:c="2"/>@ |"</text:span><text:span text:style-name="T3"> &lt;&lt;endl;</text:span></text:p>
      <text:p text:style-name="P51"><text:span text:style-name="T3"><text:s text:c="4"/>cout &lt;&lt; </text:span><text:span text:style-name="T7">" <text:s text:c="18"/>| <text:s text:c="6"/>|"</text:span><text:span text:style-name="T3"> &lt;&lt;endl;</text:span></text:p>
      <text:p text:style-name="P51"><text:span text:style-name="T3"><text:s text:c="4"/>cout &lt;&lt; </text:span><text:span text:style-name="T7">" <text:s text:c="18"/>| @ <text:s text:c="2"/>@ |"</text:span><text:span text:style-name="T3"> &lt;&lt;endl;</text:span></text:p>
      <text:p text:style-name="P51"><text:span text:style-name="T3"><text:s text:c="4"/>cout &lt;&lt; </text:span><text:span text:style-name="T7">" <text:s text:c="19"/>------- "</text:span><text:span text:style-name="T3"> &lt;&lt;endl &lt;&lt; endl;</text:span></text:p>
      <text:p text:style-name="P51"><text:span text:style-name="T3"><text:s text:c="4"/>cout &lt;&lt; string( 20, </text:span><text:span text:style-name="T7">'\n'</text:span><text:span text:style-name="T3"> );</text:span></text:p>
      <text:p text:style-name="P21"><text:s text:c="4"/></text:p>
      <text:p text:style-name="P21">}</text:p>
      <text:p text:style-name="P51"><text:span text:style-name="T8">void</text:span><text:span text:style-name="T3"> diceArt5() {</text:span></text:p>
      <text:p text:style-name="P51"><text:span text:style-name="T3"><text:s text:c="4"/>cout &lt;&lt; </text:span><text:span text:style-name="T7">" <text:s text:c="19"/>------- "</text:span><text:span text:style-name="T3"> &lt;&lt;endl;</text:span></text:p>
      <text:p text:style-name="P51"><text:span text:style-name="T3"><text:s text:c="4"/>cout &lt;&lt; </text:span><text:span text:style-name="T7">" <text:s text:c="18"/>| @ <text:s text:c="2"/>@ |"</text:span><text:span text:style-name="T3"> &lt;&lt;endl;</text:span></text:p>
      <text:p text:style-name="P51"><text:span text:style-name="T3"><text:s text:c="4"/>cout &lt;&lt; </text:span><text:span text:style-name="T7">" <text:s text:c="18"/>| <text:s text:c="2"/>@ <text:s text:c="2"/>|"</text:span><text:span text:style-name="T3"> &lt;&lt;endl;</text:span></text:p>
      <text:p text:style-name="P51"><text:span text:style-name="T3"><text:s text:c="4"/>cout &lt;&lt; </text:span><text:span text:style-name="T7">" <text:s text:c="18"/>| @ <text:s text:c="2"/>@ |"</text:span><text:span text:style-name="T3"> &lt;&lt;endl;</text:span></text:p>
      <text:p text:style-name="P51"><text:span text:style-name="T3"><text:s text:c="4"/>cout &lt;&lt; </text:span><text:span text:style-name="T7">" <text:s text:c="19"/>------- "</text:span><text:span text:style-name="T3"> &lt;&lt;endl &lt;&lt; endl;</text:span></text:p>
      <text:p text:style-name="P51"><text:span text:style-name="T3"><text:s text:c="4"/>cout &lt;&lt; string( 20, </text:span><text:span text:style-name="T7">'\n'</text:span><text:span text:style-name="T3"> );</text:span></text:p>
      <text:p text:style-name="P21">}</text:p>
      <text:p text:style-name="P51"><text:span text:style-name="T8">void</text:span><text:span text:style-name="T3"> diceArt6() {</text:span></text:p>
      <text:p text:style-name="P51"><text:span text:style-name="T3"><text:s text:c="4"/>cout &lt;&lt; </text:span><text:span text:style-name="T7">" <text:s text:c="19"/>------- "</text:span><text:span text:style-name="T3"> &lt;&lt;endl;</text:span></text:p>
      <text:p text:style-name="P51"><text:span text:style-name="T3"><text:s text:c="4"/>cout &lt;&lt; </text:span><text:span text:style-name="T7">" <text:s text:c="18"/>| @ <text:s text:c="2"/>@ |"</text:span><text:span text:style-name="T3"> &lt;&lt;endl;</text:span></text:p>
      <text:p text:style-name="P51"><text:span text:style-name="T3"><text:s text:c="4"/>cout &lt;&lt; </text:span><text:span text:style-name="T7">" <text:s text:c="18"/>| @ <text:s text:c="2"/>@ |"</text:span><text:span text:style-name="T3"> &lt;&lt;endl;</text:span></text:p>
      <text:p text:style-name="P51"><text:span text:style-name="T3"><text:s text:c="4"/>cout &lt;&lt; </text:span><text:span text:style-name="T7">" <text:s text:c="18"/>| @ <text:s text:c="2"/>@ |"</text:span><text:span text:style-name="T3"> &lt;&lt;endl;</text:span></text:p>
      <text:p text:style-name="P51"><text:span text:style-name="T3"><text:s text:c="4"/>cout &lt;&lt; </text:span><text:span text:style-name="T7">" <text:s text:c="19"/>------- "</text:span><text:span text:style-name="T3"> &lt;&lt;endl &lt;&lt; endl;</text:span></text:p>
      <text:p text:style-name="P51"><text:span text:style-name="T3"><text:s text:c="4"/>cout &lt;&lt; string( 20, </text:span><text:span text:style-name="T7">'\n'</text:span><text:span text:style-name="T3"> );</text:span></text:p>
      <text:p text:style-name="P21">}</text:p>
      <text:p text:style-name="P1"><text:soft-page-break/>//just like "rolling" delay</text:p>
      <text:p text:style-name="P51"><text:span text:style-name="T8">void</text:span><text:span text:style-name="T3"> holding() {</text:span></text:p>
      <text:p text:style-name="P21"><text:s text:c="4"/>time_t t1, t2;</text:p>
      <text:p text:style-name="P51"><text:span text:style-name="T3"><text:s text:c="4"/>cout &lt;&lt; endl &lt;&lt; </text:span><text:span text:style-name="T7">"holding."</text:span><text:span text:style-name="T3"> &lt;&lt; flush;</text:span></text:p>
      <text:p text:style-name="P51"><text:span text:style-name="T3"><text:s text:c="4"/></text:span><text:span text:style-name="T8">for</text:span><text:span text:style-name="T3"> (</text:span><text:span text:style-name="T8">int</text:span><text:span text:style-name="T3"> x = 0; x &lt; 3; x++) {</text:span></text:p>
      <text:p text:style-name="P21"><text:s text:c="8"/>t1 = time(0);</text:p>
      <text:p text:style-name="P51"><text:span text:style-name="T3"><text:s text:c="8"/></text:span><text:span text:style-name="T8">do</text:span><text:span text:style-name="T3"> {</text:span></text:p>
      <text:p text:style-name="P21"><text:s text:c="12"/>t2 = time(0);</text:p>
      <text:p text:style-name="P51"><text:span text:style-name="T3"><text:s text:c="8"/>} </text:span><text:span text:style-name="T8">while</text:span><text:span text:style-name="T3"> (difftime (t2, t1) &lt; 1);</text:span></text:p>
      <text:p text:style-name="P51"><text:span text:style-name="T3"><text:s text:c="8"/>cout &lt;&lt; </text:span><text:span text:style-name="T7">"."</text:span><text:span text:style-name="T3"> &lt;&lt; flush;</text:span></text:p>
      <text:p text:style-name="P21"><text:s text:c="4"/>}</text:p>
      <text:p text:style-name="P21">}</text:p>
      <text:p text:style-name="P51"><text:span text:style-name="T8">bool</text:span><text:span text:style-name="T3"> checkWin(</text:span><text:span text:style-name="T8">const</text:span><text:span text:style-name="T3"> </text:span><text:span text:style-name="T8">int</text:span><text:span text:style-name="T3"> pointCap, </text:span><text:span text:style-name="T8">int</text:span><text:span text:style-name="T3"> potentialScore, </text:span><text:span text:style-name="T8">int</text:span><text:span text:style-name="T3"> overallScore, </text:span><text:span text:style-name="T8">bool</text:span><text:span text:style-name="T3">&amp; win, </text:span><text:span text:style-name="T8">float</text:span><text:span text:style-name="T3"> wager) {</text:span></text:p>
      <text:p text:style-name="P51"><text:span text:style-name="T3"><text:s text:c="4"/></text:span><text:span text:style-name="T8">if</text:span><text:span text:style-name="T3"> (potentialScore + overallScore &gt; pointCap) {</text:span></text:p>
      <text:p text:style-name="P51"><text:span text:style-name="T3"><text:s text:c="8"/></text:span><text:span text:style-name="T1">//set display for monetary value</text:span></text:p>
      <text:p text:style-name="P21"><text:s text:c="8"/>cout &lt;&lt; setprecision(2) &lt;&lt; fixed &lt;&lt; showpoint;</text:p>
      <text:p text:style-name="P51"><text:span text:style-name="T3"><text:s text:c="8"/>cout &lt;&lt; </text:span><text:span text:style-name="T7">"You win! You take the pot and walk with $"</text:span><text:span text:style-name="T3"> &lt;&lt; wager * 2 &lt;&lt; </text:span><text:span text:style-name="T7">" dollars."</text:span><text:span text:style-name="T3"> &lt;&lt; endl;</text:span></text:p>
      <text:p text:style-name="P51"><text:span text:style-name="T3"><text:s text:c="8"/>win = </text:span><text:span text:style-name="T8">true</text:span><text:span text:style-name="T3">;</text:span></text:p>
      <text:p text:style-name="P51"><text:span text:style-name="T3"><text:s text:c="8"/></text:span><text:span text:style-name="T8">return</text:span><text:span text:style-name="T3"> win;</text:span></text:p>
      <text:p text:style-name="P21"><text:s text:c="4"/>}</text:p>
      <text:p text:style-name="P51"><text:span text:style-name="T3"><text:s text:c="4"/></text:span><text:span text:style-name="T8">else</text:span><text:span text:style-name="T3"> {</text:span></text:p>
      <text:p text:style-name="P51"><text:span text:style-name="T3"><text:s text:c="8"/>win = </text:span><text:span text:style-name="T8">false</text:span><text:span text:style-name="T3">;</text:span></text:p>
      <text:p text:style-name="P51"><text:span text:style-name="T3"><text:s text:c="8"/></text:span><text:span text:style-name="T8">return</text:span><text:span text:style-name="T3"> win;</text:span></text:p>
      <text:p text:style-name="P21"><text:s text:c="4"/>}</text:p>
      <text:p text:style-name="P21">}</text:p>
      <text:p text:style-name="P51"><text:span text:style-name="T8">bool</text:span><text:span text:style-name="T3"> checkLoss(</text:span><text:span text:style-name="T8">const</text:span><text:span text:style-name="T3"> </text:span><text:span text:style-name="T8">int</text:span><text:span text:style-name="T3"> pointCap, </text:span><text:span text:style-name="T8">int</text:span><text:span text:style-name="T3"> potentialScore, </text:span><text:span text:style-name="T8">int</text:span><text:span text:style-name="T3"> overallScore, </text:span><text:span text:style-name="T8">bool</text:span><text:span text:style-name="T3">&amp; loss, </text:span><text:span text:style-name="T8">float</text:span><text:span text:style-name="T3"> wager) {</text:span></text:p>
      <text:p text:style-name="P51"><text:span text:style-name="T3"><text:s text:c="4"/></text:span><text:span text:style-name="T8">if</text:span><text:span text:style-name="T3"> (potentialScore + overallScore &gt; pointCap) {</text:span></text:p>
      <text:p text:style-name="P51"><text:span text:style-name="T3"><text:s text:c="8"/></text:span><text:span text:style-name="T1">//set display for monetary value</text:span></text:p>
      <text:p text:style-name="P21"><text:s text:c="8"/>cout &lt;&lt; setprecision(2) &lt;&lt; fixed &lt;&lt; showpoint;</text:p>
      <text:p text:style-name="P51"><text:span text:style-name="T3"><text:s text:c="8"/>cout &lt;&lt; </text:span><text:span text:style-name="T7">"The computer beat you! <text:s/>You lose $"</text:span><text:span text:style-name="T3"> &lt;&lt; wager &lt;&lt; </text:span><text:span text:style-name="T7">" dollars."</text:span><text:span text:style-name="T3"> &lt;&lt; endl;</text:span></text:p>
      <text:p text:style-name="P51"><text:span text:style-name="T3"><text:s text:c="8"/>loss = </text:span><text:span text:style-name="T8">true</text:span><text:span text:style-name="T3">;</text:span></text:p>
      <text:p text:style-name="P51"><text:span text:style-name="T3"><text:s text:c="8"/></text:span><text:span text:style-name="T8">return</text:span><text:span text:style-name="T3"> loss;</text:span></text:p>
      <text:p text:style-name="P21"><text:s text:c="4"/>}</text:p>
      <text:p text:style-name="P51"><text:span text:style-name="T3"><text:s text:c="4"/></text:span><text:span text:style-name="T8">else</text:span><text:span text:style-name="T3"> {</text:span></text:p>
      <text:p text:style-name="P51"><text:span text:style-name="T3"><text:s text:c="8"/>loss = </text:span><text:span text:style-name="T8">false</text:span><text:span text:style-name="T3">;</text:span></text:p>
      <text:p text:style-name="P51"><text:span text:style-name="T3"><text:s text:c="8"/></text:span><text:span text:style-name="T8">return</text:span><text:span text:style-name="T3"> loss;</text:span></text:p>
      <text:p text:style-name="P21"><text:s text:c="4"/>}</text:p>
      <text:p text:style-name="P21">}</text:p>
      <text:p text:style-name="P1">//scoreBoard, compScoreBoard, clearScreen, compclearScreen and the diceArts all make sure</text:p>
      <text:p text:style-name="P1">//screen is new and updated for each turn</text:p>
      <text:p text:style-name="P51"><text:span text:style-name="T8">void</text:span><text:span text:style-name="T3"> scoreBoard(</text:span><text:span text:style-name="T8">int</text:span><text:span text:style-name="T3"> potentialScore, </text:span><text:span text:style-name="T8">int</text:span><text:span text:style-name="T3"> overallScore) {</text:span></text:p>
      <text:p text:style-name="P51"><text:span text:style-name="T3"><text:s text:c="4"/>cout &lt;&lt; string( 32, </text:span><text:span text:style-name="T7">'\n'</text:span><text:span text:style-name="T3"> );</text:span></text:p>
      <text:p text:style-name="P51"><text:span text:style-name="T3"><text:s text:c="4"/>cout &lt;&lt; </text:span><text:span text:style-name="T7">" <text:s text:c="19"/>|User|"</text:span><text:span text:style-name="T3"> &lt;&lt; endl &lt;&lt; endl;</text:span></text:p>
      <text:p text:style-name="P51"><text:span text:style-name="T3"><text:s text:c="4"/>cout &lt;&lt; </text:span><text:span text:style-name="T7">"Turn Total: "</text:span><text:span text:style-name="T3"> &lt;&lt; potentialScore &lt;&lt; </text:span><text:span text:style-name="T7">" <text:s text:c="24"/>Score: "</text:span><text:span text:style-name="T3"> &lt;&lt; overallScore &lt;&lt; endl;</text:span></text:p>
      <text:p text:style-name="P51"><text:span text:style-name="T3"><text:s text:c="4"/>cout &lt;&lt; string( 26, </text:span><text:span text:style-name="T7">'\n'</text:span><text:span text:style-name="T3"> );</text:span></text:p>
      <text:p text:style-name="P21">}</text:p>
      <text:p text:style-name="P51"><text:span text:style-name="T8">void</text:span><text:span text:style-name="T3"> compScoreBoard(</text:span><text:span text:style-name="T8">int</text:span><text:span text:style-name="T3"> potentialScore, </text:span><text:span text:style-name="T8">int</text:span><text:span text:style-name="T3"> compOverallScore) {</text:span></text:p>
      <text:p text:style-name="P51"><text:span text:style-name="T3"><text:s text:c="4"/>cout &lt;&lt; string( 32, </text:span><text:span text:style-name="T7">'\n'</text:span><text:span text:style-name="T3"> );</text:span></text:p>
      <text:p text:style-name="P51"><text:span text:style-name="T3"><text:s text:c="4"/>cout &lt;&lt; </text:span><text:span text:style-name="T7">" <text:s text:c="17"/>|Computer|"</text:span><text:span text:style-name="T3"> &lt;&lt; endl &lt;&lt; endl;</text:span></text:p>
      <text:p text:style-name="P51"><text:span text:style-name="T3"><text:s text:c="4"/>cout &lt;&lt; </text:span><text:span text:style-name="T7">"Turn Total: "</text:span><text:span text:style-name="T3"> &lt;&lt; potentialScore &lt;&lt; </text:span><text:span text:style-name="T7">" <text:s text:c="24"/>Score: "</text:span><text:span text:style-name="T3"> &lt;&lt; compOverallScore &lt;&lt; endl;</text:span></text:p>
      <text:p text:style-name="P51"><text:span text:style-name="T3"><text:s text:c="4"/>cout &lt;&lt; string( 26, </text:span><text:span text:style-name="T7">'\n'</text:span><text:span text:style-name="T3"> );</text:span></text:p>
      <text:p text:style-name="P21">}</text:p>
      <text:p text:style-name="P51"><text:span text:style-name="T8">void</text:span><text:span text:style-name="T3"> clearScreen(</text:span><text:span text:style-name="T8">int</text:span><text:span text:style-name="T3"> potenitalScore, </text:span><text:span text:style-name="T8">int</text:span><text:span text:style-name="T3"> diceScore, </text:span><text:span text:style-name="T8">int</text:span><text:span text:style-name="T3"> overallScore) {</text:span></text:p>
      <text:p text:style-name="P51"><text:span text:style-name="T3"><text:s text:c="4"/>cout &lt;&lt; string( 15, </text:span><text:span text:style-name="T7">'\n'</text:span><text:span text:style-name="T3"> );</text:span></text:p>
      <text:p text:style-name="P51"><text:span text:style-name="T3"><text:s text:c="4"/>cout &lt;&lt; </text:span><text:span text:style-name="T7">" <text:s text:c="19"/>|User|"</text:span><text:span text:style-name="T3"> &lt;&lt; endl &lt;&lt; endl;</text:span></text:p>
      <text:p text:style-name="P51"><text:span text:style-name="T3"><text:s text:c="4"/>cout &lt;&lt; </text:span><text:span text:style-name="T7">"Turn Total: "</text:span><text:span text:style-name="T3"> &lt;&lt; potenitalScore + diceScore &lt;&lt; </text:span><text:span text:style-name="T7">" <text:s text:c="24"/>Score: "</text:span><text:span text:style-name="T3"> &lt;&lt; overallScore &lt;&lt; endl;</text:span></text:p>
      <text:p text:style-name="P21">}</text:p>
      <text:p text:style-name="P51"><text:span text:style-name="T8">void</text:span><text:span text:style-name="T3"> compClearScreen(</text:span><text:span text:style-name="T8">int</text:span><text:span text:style-name="T3"> potenitalScore, </text:span><text:span text:style-name="T8">int</text:span><text:span text:style-name="T3"> diceScore, </text:span><text:span text:style-name="T8">int</text:span><text:span text:style-name="T3"> compOverallScore){</text:span></text:p>
      <text:p text:style-name="P51"><text:span text:style-name="T3"><text:s text:c="4"/>cout &lt;&lt; string( 15, </text:span><text:span text:style-name="T7">'\n'</text:span><text:span text:style-name="T3"> );</text:span></text:p>
      <text:p text:style-name="P51"><text:soft-page-break/><text:span text:style-name="T3"><text:s text:c="4"/>cout &lt;&lt; </text:span><text:span text:style-name="T7">" <text:s text:c="17"/>|Computer|"</text:span><text:span text:style-name="T3"> &lt;&lt; endl &lt;&lt; endl;</text:span></text:p>
      <text:p text:style-name="P51"><text:span text:style-name="T3"><text:s text:c="4"/>cout &lt;&lt; </text:span><text:span text:style-name="T7">"Turn Total: "</text:span><text:span text:style-name="T3"> &lt;&lt; potenitalScore + diceScore &lt;&lt; </text:span><text:span text:style-name="T7">" <text:s text:c="24"/>Score: "</text:span><text:span text:style-name="T3"> &lt;&lt; compOverallScore &lt;&lt; endl;</text:span></text:p>
      <text:p text:style-name="P21">}</text:p>
      <text:p text:style-name="P51"><text:span text:style-name="T8">float</text:span><text:span text:style-name="T3"> earnings(</text:span><text:span text:style-name="T8">bool</text:span><text:span text:style-name="T3"> win, </text:span><text:span text:style-name="T8">float</text:span><text:span text:style-name="T3"> initialBet) {</text:span></text:p>
      <text:p text:style-name="P51"><text:span text:style-name="T3"><text:s text:c="4"/></text:span><text:span text:style-name="T8">float</text:span><text:span text:style-name="T3"> moneyWon;</text:span></text:p>
      <text:p text:style-name="P51"><text:span text:style-name="T3"><text:s text:c="4"/></text:span><text:span text:style-name="T8">if</text:span><text:span text:style-name="T3"> (win) {</text:span></text:p>
      <text:p text:style-name="P21"><text:s text:c="8"/>moneyWon = initialBet;</text:p>
      <text:p text:style-name="P21"><text:s text:c="4"/>}</text:p>
      <text:p text:style-name="P51"><text:span text:style-name="T3"><text:s text:c="4"/></text:span><text:span text:style-name="T8">else</text:span><text:span text:style-name="T3"> {</text:span></text:p>
      <text:p text:style-name="P21"><text:s text:c="8"/>moneyWon = (-initialBet);</text:p>
      <text:p text:style-name="P21"><text:s text:c="4"/>}</text:p>
      <text:p text:style-name="P51"><text:span text:style-name="T3"><text:s text:c="4"/></text:span><text:span text:style-name="T8">return</text:span><text:span text:style-name="T3"> moneyWon;</text:span></text:p>
      <text:p text:style-name="P21">}</text:p>
      <text:p text:style-name="P1">//sorts the 2D array, descending order '6' -&gt; '-' and 'R' -&gt; 'H'</text:p>
      <text:p text:style-name="P51"><text:span text:style-name="T8">void</text:span><text:span text:style-name="T3"> sortArray(</text:span><text:span text:style-name="T8">char</text:span><text:span text:style-name="T3"> rollHistory[][COLS], </text:span><text:span text:style-name="T8">int</text:span><text:span text:style-name="T3"> turns) {</text:span></text:p>
      <text:p text:style-name="P51"><text:span text:style-name="T3"><text:s text:c="4"/></text:span><text:span text:style-name="T8">bool</text:span><text:span text:style-name="T3"> swap;</text:span></text:p>
      <text:p text:style-name="P51"><text:span text:style-name="T3"><text:s text:c="4"/></text:span><text:span text:style-name="T8">int</text:span><text:span text:style-name="T3"> temp;</text:span></text:p>
      <text:p text:style-name="P51"><text:span text:style-name="T3"><text:s text:c="4"/></text:span><text:span text:style-name="T8">do</text:span><text:span text:style-name="T3"> {</text:span></text:p>
      <text:p text:style-name="P51"><text:span text:style-name="T3"><text:s text:c="8"/>swap = </text:span><text:span text:style-name="T8">false</text:span><text:span text:style-name="T3">;</text:span></text:p>
      <text:p text:style-name="P51"><text:span text:style-name="T3"><text:s text:c="8"/></text:span><text:span text:style-name="T8">for</text:span><text:span text:style-name="T3"> (</text:span><text:span text:style-name="T8">int</text:span><text:span text:style-name="T3"> i = 0; i &lt; turns; i++) {</text:span></text:p>
      <text:p text:style-name="P51"><text:span text:style-name="T3"><text:s text:c="12"/></text:span><text:span text:style-name="T8">if</text:span><text:span text:style-name="T3"> (rollHistory[i][0] &lt; rollHistory[i + 1][0]) {</text:span></text:p>
      <text:p text:style-name="P21"><text:s text:c="16"/>temp = rollHistory[i][0];</text:p>
      <text:p text:style-name="P21"><text:s text:c="16"/>rollHistory[i][0] = rollHistory[i + 1][0];</text:p>
      <text:p text:style-name="P21"><text:s text:c="16"/>rollHistory[i + 1][0] = temp;</text:p>
      <text:p text:style-name="P51"><text:span text:style-name="T3"><text:s text:c="16"/>swap = </text:span><text:span text:style-name="T8">true</text:span><text:span text:style-name="T3">;</text:span></text:p>
      <text:p text:style-name="P21"><text:s text:c="12"/>}</text:p>
      <text:p text:style-name="P21"><text:s text:c="8"/>}</text:p>
      <text:p text:style-name="P51"><text:span text:style-name="T3"><text:s text:c="4"/>} </text:span><text:span text:style-name="T8">while</text:span><text:span text:style-name="T3"> (swap);</text:span></text:p>
      <text:p text:style-name="P51"><text:span text:style-name="T3"><text:s text:c="4"/></text:span><text:span text:style-name="T8">do</text:span><text:span text:style-name="T3"> {</text:span></text:p>
      <text:p text:style-name="P51"><text:span text:style-name="T3"><text:s text:c="8"/>swap = </text:span><text:span text:style-name="T8">false</text:span><text:span text:style-name="T3">;</text:span></text:p>
      <text:p text:style-name="P51"><text:span text:style-name="T3"><text:s text:c="8"/></text:span><text:span text:style-name="T8">for</text:span><text:span text:style-name="T3"> (</text:span><text:span text:style-name="T8">int</text:span><text:span text:style-name="T3"> i = 0; i &lt; turns; i++) {</text:span></text:p>
      <text:p text:style-name="P51"><text:span text:style-name="T3"><text:s text:c="12"/></text:span><text:span text:style-name="T8">if</text:span><text:span text:style-name="T3"> (rollHistory[i][1] &lt; rollHistory[i + 1][1]) {</text:span></text:p>
      <text:p text:style-name="P21"><text:s text:c="16"/>temp = rollHistory[i][1];</text:p>
      <text:p text:style-name="P21"><text:s text:c="16"/>rollHistory[i][1] = rollHistory[i + 1][1];</text:p>
      <text:p text:style-name="P21"><text:s text:c="16"/>rollHistory[i + 1][1] = temp;</text:p>
      <text:p text:style-name="P51"><text:span text:style-name="T3"><text:s text:c="16"/>swap = </text:span><text:span text:style-name="T8">true</text:span><text:span text:style-name="T3">;</text:span></text:p>
      <text:p text:style-name="P21"><text:s text:c="12"/>}</text:p>
      <text:p text:style-name="P21"><text:s text:c="8"/>}</text:p>
      <text:p text:style-name="P51"><text:span text:style-name="T3"><text:s text:c="4"/>} </text:span><text:span text:style-name="T8">while</text:span><text:span text:style-name="T3"> (swap);</text:span></text:p>
      <text:p text:style-name="P51"><text:span text:style-name="T3"><text:s text:c="4"/>cout &lt;&lt; </text:span><text:span text:style-name="T7">"Action <text:s text:c="8"/>Roll"</text:span><text:span text:style-name="T3"> &lt;&lt; endl;</text:span></text:p>
      <text:p text:style-name="P51"><text:span text:style-name="T3"><text:s text:c="4"/></text:span><text:span text:style-name="T8">for</text:span><text:span text:style-name="T3"> (</text:span><text:span text:style-name="T8">int</text:span><text:span text:style-name="T3"> k = 0; k &lt;= turns; k++) {</text:span></text:p>
      <text:p text:style-name="P51"><text:span text:style-name="T3"><text:s text:c="8"/>cout &lt;&lt; </text:span><text:span text:style-name="T7">" <text:s/>"</text:span><text:span text:style-name="T3"> &lt;&lt; rollHistory[k][0] &lt;&lt; </text:span><text:span text:style-name="T7">" <text:s text:c="12"/>"</text:span><text:span text:style-name="T3"> &lt;&lt; rollHistory[k][1] &lt;&lt; endl;</text:span></text:p>
      <text:p text:style-name="P21"><text:s text:c="8"/></text:p>
      <text:p text:style-name="P21"><text:s text:c="4"/>}</text:p>
      <text:p text:style-name="P21">}</text:p>
      <text:p text:style-name="P21"/>
      <text:p text:style-name="P51"><text:span text:style-name="T8">int</text:span><text:span text:style-name="T3"> *fillArray(</text:span><text:span text:style-name="T8">int</text:span><text:span text:style-name="T3"> throws, </text:span><text:span text:style-name="T8">int</text:span><text:span text:style-name="T3"> sides) {</text:span></text:p>
      <text:p text:style-name="P51"><text:span text:style-name="T3"><text:s text:c="4"/></text:span><text:span text:style-name="T8">int</text:span><text:span text:style-name="T3"> *d = </text:span><text:span text:style-name="T8">new</text:span><text:span text:style-name="T3"> </text:span><text:span text:style-name="T8">int</text:span><text:span text:style-name="T3">[throws];</text:span></text:p>
      <text:p text:style-name="P51"><text:span text:style-name="T3"><text:s text:c="4"/></text:span><text:span text:style-name="T1">//Loop the number of times to throw the dice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roll = 0; roll &lt; throws; roll++) {</text:span></text:p>
      <text:p text:style-name="P21"><text:s text:c="8"/>*(d + roll) = rand() % sides + 1;</text:p>
      <text:p text:style-name="P21"><text:s text:c="4"/>}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roll = 0; roll &lt; throws; roll++) {</text:span></text:p>
      <text:p text:style-name="P21"><text:s text:c="8"/>cout &lt;&lt; *(d + roll) &lt;&lt; endl;</text:p>
      <text:p text:style-name="P21"><text:s text:c="4"/>}</text:p>
      <text:p text:style-name="P51"><text:span text:style-name="T3"><text:s text:c="4"/></text:span><text:span text:style-name="T8">return</text:span><text:span text:style-name="T3"> d;</text:span></text:p>
      <text:p text:style-name="P21">}</text:p>
      <text:p text:style-name="P51"><text:span text:style-name="T8">int</text:span><text:span text:style-name="T3"> *sortArray(</text:span><text:span text:style-name="T8">int</text:span><text:span text:style-name="T3"> *</text:span><text:span text:style-name="T8">array</text:span><text:span text:style-name="T3">, </text:span><text:span text:style-name="T8">int</text:span><text:span text:style-name="T3"> size) {</text:span></text:p>
      <text:p text:style-name="P51"><text:soft-page-break/><text:span text:style-name="T3"><text:s text:c="4"/></text:span><text:span text:style-name="T1">//Allocate a sortable array</text:span></text:p>
      <text:p text:style-name="P51"><text:span text:style-name="T3"><text:s text:c="4"/></text:span><text:span text:style-name="T8">int</text:span><text:span text:style-name="T3"> *b = </text:span><text:span text:style-name="T8">new</text:span><text:span text:style-name="T3"> </text:span><text:span text:style-name="T8">int</text:span><text:span text:style-name="T3">[size];</text:span></text:p>
      <text:p text:style-name="P51"><text:span text:style-name="T3"><text:s text:c="4"/></text:span><text:span text:style-name="T1">//Copy the array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 = 0; i &lt; size; i++){</text:span></text:p>
      <text:p text:style-name="P51"><text:span text:style-name="T3"><text:s text:c="8"/>b[i] = <text:s/></text:span><text:span text:style-name="T8">array</text:span><text:span text:style-name="T3">[i];</text:span></text:p>
      <text:p text:style-name="P21"><text:s text:c="4"/>}</text:p>
      <text:p text:style-name="P51"><text:span text:style-name="T3"><text:s text:c="4"/></text:span><text:span text:style-name="T1">//Sort the array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 = 0;i &lt; size - 1; i++){</text:span></text:p>
      <text:p text:style-name="P51"><text:span text:style-name="T3"><text:s text:c="8"/></text:span><text:span text:style-name="T8">for</text:span><text:span text:style-name="T3">(</text:span><text:span text:style-name="T8">int</text:span><text:span text:style-name="T3"> j = i + 1;j &lt; size; j++){</text:span></text:p>
      <text:p text:style-name="P51"><text:span text:style-name="T3"><text:s text:c="12"/></text:span><text:span text:style-name="T8">if</text:span><text:span text:style-name="T3">(b[i] &gt; b[j]){</text:span></text:p>
      <text:p text:style-name="P21"><text:s text:c="16"/>b[i] = b[i]^b[j];</text:p>
      <text:p text:style-name="P21"><text:s text:c="16"/>b[j] = b[i]^b[j];</text:p>
      <text:p text:style-name="P21"><text:s text:c="16"/>b[i] = b[i]^b[j];</text:p>
      <text:p text:style-name="P21"><text:s text:c="12"/>}</text:p>
      <text:p text:style-name="P21"><text:s text:c="8"/>}</text:p>
      <text:p text:style-name="P21"><text:s text:c="4"/>}</text:p>
      <text:p text:style-name="P51"><text:span text:style-name="T3"><text:s text:c="4"/>cout &lt;&lt; </text:span><text:span text:style-name="T7">"Sorted Array: "</text:span><text:span text:style-name="T3"> &lt;&lt; endl;</text:span></text:p>
      <text:p text:style-name="P51"><text:span text:style-name="T3"><text:s text:c="4"/></text:span><text:span text:style-name="T8">for</text:span><text:span text:style-name="T3"> (</text:span><text:span text:style-name="T8">int</text:span><text:span text:style-name="T3"> j = 0; j &lt; size; j++) {</text:span></text:p>
      <text:p text:style-name="P51"><text:span text:style-name="T3"><text:s text:c="8"/>cout &lt;&lt; b[j] &lt;&lt; </text:span><text:span text:style-name="T7">" "</text:span><text:span text:style-name="T3">;</text:span></text:p>
      <text:p text:style-name="P21"><text:s text:c="4"/>}</text:p>
      <text:p text:style-name="P21"><text:s text:c="4"/>cout &lt;&lt; endl;</text:p>
      <text:p text:style-name="P51"><text:span text:style-name="T3"><text:s text:c="4"/></text:span><text:span text:style-name="T8">return</text:span><text:span text:style-name="T3"> b;</text:span></text:p>
      <text:p text:style-name="P21">}</text:p>
      <text:p text:style-name="P51"><text:span text:style-name="T3">ThrowResults *avgMedMode(</text:span><text:span text:style-name="T8">int</text:span><text:span text:style-name="T3"> *a,</text:span><text:span text:style-name="T8">int</text:span><text:span text:style-name="T3"> n) {</text:span></text:p>
      <text:p text:style-name="P21"><text:s text:c="4"/>ThrowResults temp;</text:p>
      <text:p text:style-name="P51"><text:span text:style-name="T3"><text:s text:c="4"/></text:span><text:span text:style-name="T1">//Create a parallel array to sort</text:span></text:p>
      <text:p text:style-name="P51"><text:span text:style-name="T3"><text:s text:c="4"/></text:span><text:span text:style-name="T8">int</text:span><text:span text:style-name="T3"> *b=sortArray(a,n);</text:span></text:p>
      <text:p text:style-name="P51"><text:span text:style-name="T3"><text:s text:c="4"/></text:span><text:span text:style-name="T1">//Count to max frequency</text:span></text:p>
      <text:p text:style-name="P51"><text:span text:style-name="T3"><text:s text:c="4"/></text:span><text:span text:style-name="T8">int</text:span><text:span text:style-name="T3"> count=0,maxFreq=0;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1;i&lt;n;i++){</text:span></text:p>
      <text:p text:style-name="P51"><text:span text:style-name="T3"><text:s text:c="8"/></text:span><text:span text:style-name="T8">if</text:span><text:span text:style-name="T3">(b[i]==b[i-1]){</text:span></text:p>
      <text:p text:style-name="P21"><text:s text:c="12"/>count++;</text:p>
      <text:p text:style-name="P51"><text:span text:style-name="T3"><text:s text:c="12"/></text:span><text:span text:style-name="T8">if</text:span><text:span text:style-name="T3">(maxFreq&lt;count)maxFreq=count;</text:span></text:p>
      <text:p text:style-name="P51"><text:span text:style-name="T3"><text:s text:c="8"/>}</text:span><text:span text:style-name="T8">else</text:span><text:span text:style-name="T3">{</text:span></text:p>
      <text:p text:style-name="P21"><text:s text:c="12"/>count=0;</text:p>
      <text:p text:style-name="P21"><text:s text:c="8"/>}</text:p>
      <text:p text:style-name="P21"><text:s text:c="4"/>}</text:p>
      <text:p text:style-name="P21"><text:s text:c="4"/>temp.maxFreq = maxFreq+1;</text:p>
      <text:p text:style-name="P51"><text:span text:style-name="T3"><text:s text:c="4"/></text:span><text:span text:style-name="T1">//Count number of modes</text:span></text:p>
      <text:p text:style-name="P21"><text:s text:c="4"/>count=0;</text:p>
      <text:p text:style-name="P51"><text:span text:style-name="T3"><text:s text:c="4"/></text:span><text:span text:style-name="T8">int</text:span><text:span text:style-name="T3"> nmodes=0;</text:span>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1;i&lt;n;i++){</text:span></text:p>
      <text:p text:style-name="P51"><text:span text:style-name="T3"><text:s text:c="8"/></text:span><text:span text:style-name="T8">if</text:span><text:span text:style-name="T3">(b[i]==b[i-1]){</text:span></text:p>
      <text:p text:style-name="P21"><text:s text:c="12"/>count++;</text:p>
      <text:p text:style-name="P51"><text:span text:style-name="T3"><text:s text:c="12"/></text:span><text:span text:style-name="T8">if</text:span><text:span text:style-name="T3">(maxFreq==count)nmodes++;</text:span></text:p>
      <text:p text:style-name="P51"><text:span text:style-name="T3"><text:s text:c="8"/>}</text:span><text:span text:style-name="T8">else</text:span><text:span text:style-name="T3">{</text:span></text:p>
      <text:p text:style-name="P21"><text:s text:c="12"/>count=0;</text:p>
      <text:p text:style-name="P21"><text:s text:c="8"/>}</text:p>
      <text:p text:style-name="P21"><text:s text:c="4"/>}</text:p>
      <text:p text:style-name="P21"><text:s text:c="4"/>temp.nModes = nmodes;</text:p>
      <text:p text:style-name="P51"><text:span text:style-name="T3"><text:s text:c="4"/></text:span><text:span text:style-name="T1">//Declare and fill the mode array</text:span></text:p>
      <text:p text:style-name="P51"><text:span text:style-name="T3"><text:s text:c="4"/></text:span><text:span text:style-name="T8">int</text:span><text:span text:style-name="T3"> *mode=</text:span><text:span text:style-name="T8">new</text:span><text:span text:style-name="T3"> </text:span><text:span text:style-name="T8">int</text:span><text:span text:style-name="T3">[nmodes];</text:span></text:p>
      <text:p text:style-name="P21"><text:s text:c="4"/>nmodes=0;</text:p>
      <text:p text:style-name="P21"><text:s text:c="4"/>count=0;</text:p>
      <text:p text:style-name="P51"><text:span text:style-name="T3"><text:s text:c="4"/></text:span><text:span text:style-name="T8">for</text:span><text:span text:style-name="T3">(</text:span><text:span text:style-name="T8">int</text:span><text:span text:style-name="T3"> i=1;i&lt;n;i++){</text:span></text:p>
      <text:p text:style-name="P51"><text:span text:style-name="T3"><text:s text:c="8"/></text:span><text:span text:style-name="T8">if</text:span><text:span text:style-name="T3">(b[i]==b[i-1]){</text:span></text:p>
      <text:p text:style-name="P21"><text:s text:c="12"/>count++;</text:p>
      <text:p text:style-name="P51"><text:span text:style-name="T3"><text:s text:c="12"/></text:span><text:span text:style-name="T8">if</text:span><text:span text:style-name="T3">(maxFreq==count)mode[nmodes++]=b[i];</text:span></text:p>
      <text:p text:style-name="P51"><text:span text:style-name="T3"><text:s text:c="8"/>}</text:span><text:span text:style-name="T8">else</text:span><text:span text:style-name="T3">{</text:span></text:p>
      <text:p text:style-name="P21"><text:soft-page-break/><text:s text:c="12"/>count=0;</text:p>
      <text:p text:style-name="P21"><text:s text:c="8"/>}</text:p>
      <text:p text:style-name="P21"><text:s text:c="4"/>}</text:p>
      <text:p text:style-name="P21"><text:s text:c="4"/>temp.mode = mode;</text:p>
      <text:p text:style-name="P51"><text:span text:style-name="T3"><text:s text:c="4"/></text:span><text:span text:style-name="T1">//avg</text:span></text:p>
      <text:p text:style-name="P51"><text:span text:style-name="T3"><text:s text:c="4"/></text:span><text:span text:style-name="T8">int</text:span><text:span text:style-name="T3"> total = 0;</text:span></text:p>
      <text:p text:style-name="P51"><text:span text:style-name="T3"><text:s text:c="4"/></text:span><text:span text:style-name="T8">for</text:span><text:span text:style-name="T3"> (</text:span><text:span text:style-name="T8">int</text:span><text:span text:style-name="T3"> i = 0; i &lt; n; i++) {</text:span></text:p>
      <text:p text:style-name="P21"><text:s text:c="8"/>total += b[i];</text:p>
      <text:p text:style-name="P21"><text:s text:c="4"/>}</text:p>
      <text:p text:style-name="P51"><text:span text:style-name="T3"><text:s text:c="4"/>temp.avg = </text:span><text:span text:style-name="T8">static_cast</text:span><text:span text:style-name="T3">&lt;</text:span><text:span text:style-name="T8">float</text:span><text:span text:style-name="T3">&gt;(total)/</text:span><text:span text:style-name="T8">static_cast</text:span><text:span text:style-name="T3">&lt;</text:span><text:span text:style-name="T8">float</text:span><text:span text:style-name="T3">&gt;(n);</text:span></text:p>
      <text:p text:style-name="P51"><text:span text:style-name="T3"><text:s text:c="4"/></text:span><text:span text:style-name="T1">//median</text:span></text:p>
      <text:p text:style-name="P51"><text:span text:style-name="T3"><text:s text:c="4"/></text:span><text:span text:style-name="T8">if</text:span><text:span text:style-name="T3"> ((n % 2) != 0) {</text:span></text:p>
      <text:p text:style-name="P21"><text:s text:c="8"/>temp.median = b[((n - 1) / 2)];</text:p>
      <text:p text:style-name="P21"><text:s text:c="4"/>}</text:p>
      <text:p text:style-name="P51"><text:span text:style-name="T3"><text:s text:c="4"/></text:span><text:span text:style-name="T8">else</text:span><text:span text:style-name="T3"> </text:span><text:span text:style-name="T8">if</text:span><text:span text:style-name="T3"> ((n % 2) == 0) {</text:span></text:p>
      <text:p text:style-name="P51"><text:span text:style-name="T3"><text:s text:c="8"/>temp.median = (</text:span><text:span text:style-name="T8">static_cast</text:span><text:span text:style-name="T3">&lt;</text:span><text:span text:style-name="T8">float</text:span><text:span text:style-name="T3">&gt;(b[(n/2) - 1]) + </text:span><text:span text:style-name="T8">static_cast</text:span><text:span text:style-name="T3">&lt;</text:span><text:span text:style-name="T8">float</text:span><text:span text:style-name="T3">&gt;(b[(n / 2)]))/2.0;</text:span></text:p>
      <text:p text:style-name="P21"><text:s text:c="4"/>}</text:p>
      <text:p text:style-name="P51"><text:span text:style-name="T3"><text:s text:c="4"/></text:span><text:span text:style-name="T1">//Clean up and return</text:span></text:p>
      <text:p text:style-name="P51"><text:span text:style-name="T3"><text:s text:c="4"/></text:span><text:span text:style-name="T8">delete</text:span><text:span text:style-name="T3"> []b;</text:span></text:p>
      <text:p text:style-name="P21"><text:s text:c="4"/>ThrowResults *pointer = &amp;temp;</text:p>
      <text:p text:style-name="P51"><text:span text:style-name="T3"><text:s text:c="4"/></text:span><text:span text:style-name="T8">return</text:span><text:span text:style-name="T3"> pointer;</text:span></text:p>
      <text:p text:style-name="P21">}</text:p>
      <text:p text:style-name="P51"><text:span text:style-name="T8">void</text:span><text:span text:style-name="T3"> printStat(ThrowResults throwResults) {</text:span></text:p>
      <text:p text:style-name="P51"><text:span text:style-name="T3"><text:s text:c="4"/>cout &lt;&lt; </text:span><text:span text:style-name="T7">"Average: "</text:span><text:span text:style-name="T3"> &lt;&lt; throwResults.avg &lt;&lt; endl;</text:span></text:p>
      <text:p text:style-name="P51"><text:span text:style-name="T3"><text:s text:c="4"/>cout &lt;&lt; </text:span><text:span text:style-name="T7">"Median: "</text:span><text:span text:style-name="T3"> &lt;&lt; throwResults.median &lt;&lt; endl;</text:span></text:p>
      <text:p text:style-name="P51"><text:span text:style-name="T3"><text:s text:c="4"/>cout &lt;&lt; </text:span><text:span text:style-name="T7">"Number of Modes: "</text:span><text:span text:style-name="T3"> &lt;&lt; throwResults.nModes &lt;&lt; endl;</text:span></text:p>
      <text:p text:style-name="P51"><text:span text:style-name="T3"><text:s text:c="4"/>cout &lt;&lt; </text:span><text:span text:style-name="T7">"Maximum Frequency: "</text:span><text:span text:style-name="T3"> &lt;&lt; throwResults.maxFreq &lt;&lt; endl;</text:span></text:p>
      <text:p text:style-name="P51"><text:span text:style-name="T3"><text:s text:c="4"/></text:span><text:span text:style-name="T8">for</text:span><text:span text:style-name="T3"> (</text:span><text:span text:style-name="T8">int</text:span><text:span text:style-name="T3"> i = 0; i &lt; throwResults.nModes; i++){</text:span></text:p>
      <text:p text:style-name="P51"><text:span text:style-name="T3"><text:s text:c="8"/>cout &lt;&lt; </text:span><text:span text:style-name="T7">"Mode: "</text:span><text:span text:style-name="T3"> &lt;&lt; throwResults.mode[i] &lt;&lt; </text:span><text:span text:style-name="T7">" "</text:span><text:span text:style-name="T3">;</text:span></text:p>
      <text:p text:style-name="P21"><text:s text:c="4"/>}</text:p>
      <text:p text:style-name="P21"><text:s text:c="4"/>cout &lt;&lt; endl;</text:p>
      <text:p text:style-name="P21">}</text:p>
      <text:p text:style-name="P21"/>
      <text:p text:style-name="P21"/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21:21:33.633000000</meta:creation-date>
    <meta:generator>LibreOffice/5.0.0.5$Windows_x86 LibreOffice_project/1b1a90865e348b492231e1c451437d7a15bb262b</meta:generator>
    <dc:date>2015-11-12T13:23:23.255000000</dc:date>
    <meta:editing-duration>PT6H34M39S</meta:editing-duration>
    <meta:editing-cycles>87</meta:editing-cycles>
    <meta:document-statistic meta:table-count="0" meta:image-count="0" meta:object-count="0" meta:page-count="350" meta:paragraph-count="18966" meta:word-count="64449" meta:character-count="530020" meta:non-whitespace-character-count="381774"/>
  </office:meta>
</office:document-meta>
</file>